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20.041cm"/>
    </style:style>
    <style:style style:name="co2" style:family="table-column">
      <style:table-column-properties fo:break-before="auto" style:column-width="1.235cm"/>
    </style:style>
    <style:style style:name="co3" style:family="table-column">
      <style:table-column-properties fo:break-before="auto" style:column-width="17.466cm"/>
    </style:style>
    <style:style style:name="co4" style:family="table-column">
      <style:table-column-properties fo:break-before="auto" style:column-width="1.976cm"/>
    </style:style>
    <style:style style:name="co5" style:family="table-column">
      <style:table-column-properties fo:break-before="auto" style:column-width="3.104cm"/>
    </style:style>
    <style:style style:name="co6" style:family="table-column">
      <style:table-column-properties fo:break-before="auto" style:column-width="2.399cm"/>
    </style:style>
    <style:style style:name="co7" style:family="table-column">
      <style:table-column-properties fo:break-before="auto" style:column-width="2.108cm"/>
    </style:style>
    <style:style style:name="co8" style:family="table-column">
      <style:table-column-properties fo:break-before="auto" style:column-width="2.646cm"/>
    </style:style>
    <style:style style:name="co9" style:family="table-column">
      <style:table-column-properties fo:break-before="auto" style:column-width="2.046cm"/>
    </style:style>
    <style:style style:name="co10" style:family="table-column">
      <style:table-column-properties fo:break-before="auto" style:column-width="8.856cm"/>
    </style:style>
    <style:style style:name="co11" style:family="table-column">
      <style:table-column-properties fo:break-before="auto" style:column-width="6.951cm"/>
    </style:style>
    <style:style style:name="co12" style:family="table-column">
      <style:table-column-properties fo:break-before="auto" style:column-width="3.845cm"/>
    </style:style>
    <style:style style:name="co13" style:family="table-column">
      <style:table-column-properties fo:break-before="auto" style:column-width="2.928cm"/>
    </style:style>
    <style:style style:name="co14" style:family="table-column">
      <style:table-column-properties fo:break-before="auto" style:column-width="3.457cm"/>
    </style:style>
    <style:style style:name="co15" style:family="table-column">
      <style:table-column-properties fo:break-before="auto" style:column-width="11.857cm"/>
    </style:style>
    <style:style style:name="co16" style:family="table-column">
      <style:table-column-properties fo:break-before="auto" style:column-width="1.764cm"/>
    </style:style>
    <style:style style:name="co17" style:family="table-column">
      <style:table-column-properties fo:break-before="auto" style:column-width="10.409cm"/>
    </style:style>
    <style:style style:name="co18" style:family="table-column">
      <style:table-column-properties fo:break-before="auto" style:column-width="12.808cm"/>
    </style:style>
    <style:style style:name="co19" style:family="table-column">
      <style:table-column-properties fo:break-before="auto" style:column-width="16.831cm"/>
    </style:style>
    <style:style style:name="co20" style:family="table-column">
      <style:table-column-properties fo:break-before="auto" style:column-width="10.338cm"/>
    </style:style>
    <style:style style:name="co21" style:family="table-column">
      <style:table-column-properties fo:break-before="auto" style:column-width="4.727cm"/>
    </style:style>
    <style:style style:name="co22" style:family="table-column">
      <style:table-column-properties fo:break-before="auto" style:column-width="3.986cm"/>
    </style:style>
    <style:style style:name="co23" style:family="table-column">
      <style:table-column-properties fo:break-before="auto" style:column-width="2.963cm"/>
    </style:style>
    <style:style style:name="co24" style:family="table-column">
      <style:table-column-properties fo:break-before="auto" style:column-width="1.905cm"/>
    </style:style>
    <style:style style:name="co25" style:family="table-column">
      <style:table-column-properties fo:break-before="auto" style:column-width="7.198cm"/>
    </style:style>
    <style:style style:name="co26" style:family="table-column">
      <style:table-column-properties fo:break-before="auto" style:column-width="9.703cm"/>
    </style:style>
    <style:style style:name="co27" style:family="table-column">
      <style:table-column-properties fo:break-before="auto" style:column-width="4.2cm"/>
    </style:style>
    <style:style style:name="co28" style:family="table-column">
      <style:table-column-properties fo:break-before="auto" style:column-width="4.48cm"/>
    </style:style>
    <style:style style:name="ro1" style:family="table-row">
      <style:table-row-properties style:row-height="0.529cm" fo:break-before="auto" style:use-optimal-row-height="true"/>
    </style:style>
    <style:style style:name="ta1" style:family="table" style:master-page-name="PageStyle_5f_Plan1">
      <style:table-properties table:display="true" style:writing-mode="lr-tb"/>
    </style:style>
    <number:number-style style:name="N3">
      <number:number number:decimal-places="0" number:min-integer-digits="1" number:grouping="true"/>
    </number:number-style>
    <style:style style:name="ce1" style:family="table-cell" style:parent-style-name="Default" style:data-style-name="N10112">
      <style:table-cell-properties style:rotation-align="none"/>
    </style:style>
    <style:style style:name="ce2" style:family="table-cell" style:parent-style-name="Default" style:data-style-name="N3">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6"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7" table:default-cell-style-name="Default"/>
        <table:table-column table:style-name="co23"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16" table:default-cell-style-name="Default"/>
        <table:table-column table:style-name="co28" table:default-cell-style-name="Default"/>
        <table:table-column table:style-name="co7" table:number-columns-repeated="983" table:default-cell-style-name="Default"/>
        <table:table-row table:style-name="ro1">
          <table:table-cell office:value-type="string" calcext:value-type="string">
            <text:p>Authors</text:p>
          </table:table-cell>
          <table:table-cell office:value-type="string" calcext:value-type="string">
            <text:p>Title</text:p>
          </table:table-cell>
          <table:table-cell office:value-type="string" calcext:value-type="string">
            <text:p>Year</text:p>
          </table:table-cell>
          <table:table-cell office:value-type="string" calcext:value-type="string">
            <text:p>Source title</text:p>
          </table:table-cell>
          <table:table-cell office:value-type="string" calcext:value-type="string">
            <text:p>Volume</text:p>
          </table:table-cell>
          <table:table-cell office:value-type="string" calcext:value-type="string">
            <text:p>Issue</text:p>
          </table:table-cell>
          <table:table-cell office:value-type="string" calcext:value-type="string">
            <text:p>Art. No.</text:p>
          </table:table-cell>
          <table:table-cell office:value-type="string" calcext:value-type="string">
            <text:p>Page start</text:p>
          </table:table-cell>
          <table:table-cell office:value-type="string" calcext:value-type="string">
            <text:p>Page end</text:p>
          </table:table-cell>
          <table:table-cell office:value-type="string" calcext:value-type="string">
            <text:p>Page count</text:p>
          </table:table-cell>
          <table:table-cell office:value-type="string" calcext:value-type="string">
            <text:p>Cited by</text:p>
          </table:table-cell>
          <table:table-cell office:value-type="string" calcext:value-type="string">
            <text:p>DOI</text:p>
          </table:table-cell>
          <table:table-cell office:value-type="string" calcext:value-type="string">
            <text:p>Link</text:p>
          </table:table-cell>
          <table:table-cell office:value-type="string" calcext:value-type="string">
            <text:p>Affiliations</text:p>
          </table:table-cell>
          <table:table-cell office:value-type="string" calcext:value-type="string">
            <text:p>Authors with affiliations</text:p>
          </table:table-cell>
          <table:table-cell office:value-type="string" calcext:value-type="string">
            <text:p>Abstract</text:p>
          </table:table-cell>
          <table:table-cell office:value-type="string" calcext:value-type="string">
            <text:p>Author Keywords</text:p>
          </table:table-cell>
          <table:table-cell office:value-type="string" calcext:value-type="string">
            <text:p>Index Keywords</text:p>
          </table:table-cell>
          <table:table-cell office:value-type="string" calcext:value-type="string">
            <text:p>Molecular Sequence Numbers</text:p>
          </table:table-cell>
          <table:table-cell office:value-type="string" calcext:value-type="string">
            <text:p>Chemicals/CAS</text:p>
          </table:table-cell>
          <table:table-cell office:value-type="string" calcext:value-type="string">
            <text:p>Tradenames</text:p>
          </table:table-cell>
          <table:table-cell office:value-type="string" calcext:value-type="string">
            <text:p>Manufacturers</text:p>
          </table:table-cell>
          <table:table-cell office:value-type="string" calcext:value-type="string">
            <text:p>Funding Details</text:p>
          </table:table-cell>
          <table:table-cell office:value-type="string" calcext:value-type="string">
            <text:p>References</text:p>
          </table:table-cell>
          <table:table-cell office:value-type="string" calcext:value-type="string">
            <text:p>Correspondence Address</text:p>
          </table:table-cell>
          <table:table-cell office:value-type="string" calcext:value-type="string">
            <text:p>Editors</text:p>
          </table:table-cell>
          <table:table-cell office:value-type="string" calcext:value-type="string">
            <text:p>Sponsors</text:p>
          </table:table-cell>
          <table:table-cell office:value-type="string" calcext:value-type="string">
            <text:p>Publisher</text:p>
          </table:table-cell>
          <table:table-cell office:value-type="string" calcext:value-type="string">
            <text:p>Conference name</text:p>
          </table:table-cell>
          <table:table-cell office:value-type="string" calcext:value-type="string">
            <text:p>Conference date</text:p>
          </table:table-cell>
          <table:table-cell office:value-type="string" calcext:value-type="string">
            <text:p>Conference location</text:p>
          </table:table-cell>
          <table:table-cell office:value-type="string" calcext:value-type="string">
            <text:p>Conference code</text:p>
          </table:table-cell>
          <table:table-cell office:value-type="string" calcext:value-type="string">
            <text:p>ISSN</text:p>
          </table:table-cell>
          <table:table-cell office:value-type="string" calcext:value-type="string">
            <text:p>ISBN</text:p>
          </table:table-cell>
          <table:table-cell office:value-type="string" calcext:value-type="string">
            <text:p>CODEN</text:p>
          </table:table-cell>
          <table:table-cell office:value-type="string" calcext:value-type="string">
            <text:p>PubMed ID</text:p>
          </table:table-cell>
          <table:table-cell office:value-type="string" calcext:value-type="string">
            <text:p>Language of Original Document</text:p>
          </table:table-cell>
          <table:table-cell office:value-type="string" calcext:value-type="string">
            <text:p>Abbreviated Source Title</text:p>
          </table:table-cell>
          <table:table-cell office:value-type="string" calcext:value-type="string">
            <text:p>Document Type</text:p>
          </table:table-cell>
          <table:table-cell office:value-type="string" calcext:value-type="string">
            <text:p>Source</text:p>
          </table:table-cell>
          <table:table-cell office:value-type="string" calcext:value-type="string">
            <text:p>EID</text:p>
          </table:table-cell>
          <table:table-cell table:number-columns-repeated="983"/>
        </table:table-row>
        <table:table-row table:style-name="ro1">
          <table:table-cell office:value-type="string" calcext:value-type="string">
            <text:p>Moraes P.C.D., Franco D.C., Pellizari V.H., Sumida P.Y.G.</text:p>
          </table:table-cell>
          <table:table-cell office:value-type="string" calcext:value-type="string">
            <text:p>Effect of plankton-derived organic matter on the microbial community of coastal marine sediments</text:p>
          </table:table-cell>
          <table:table-cell office:value-type="float" office:value="2014" calcext:value-type="float">
            <text:p>2014</text:p>
          </table:table-cell>
          <table:table-cell office:value-type="string" calcext:value-type="string">
            <text:p>Journal of Experimental Marine Biology and Ecology</text:p>
          </table:table-cell>
          <table:table-cell office:value-type="float" office:value="461" calcext:value-type="float">
            <text:p>461</text:p>
          </table:table-cell>
          <table:table-cell table:number-columns-repeated="2"/>
          <table:table-cell office:value-type="float" office:value="257" calcext:value-type="float">
            <text:p>257</text:p>
          </table:table-cell>
          <table:table-cell office:value-type="float" office:value="266" calcext:value-type="float">
            <text:p>266</text:p>
          </table:table-cell>
          <table:table-cell table:number-columns-repeated="2"/>
          <table:table-cell office:value-type="string" calcext:value-type="string">
            <text:p>10.1016/j.jembe.2014.08.017</text:p>
          </table:table-cell>
          <table:table-cell office:value-type="string" calcext:value-type="string">
            <text:p>http://www.scopus.com/inward/record.url?eid=2-s2.0-84907086886&amp;partnerID=40&amp;md5=7e1b4a18a1fd219ecc5d8d4155e0d198</text:p>
          </table:table-cell>
          <table:table-cell office:value-type="string" calcext:value-type="string">
            <text:p>Instituto Oceanogra´fico, Universidade de São Paulo, Prac¸a do Oceanogra´fico, 191, Cidade Universita´ria, São Paulo, SP, Brazil</text:p>
          </table:table-cell>
          <table:table-cell office:value-type="string" calcext:value-type="string">
            <text:p>Moraes, P.C.D., Instituto Oceanogra´fico, Universidade de São Paulo, Prac¸a do Oceanogra´fico, 191, Cidade Universita´ria, São Paulo, SP, Brazil; Franco, D.C., Instituto Oceanogra´fico, Universidade de São Paulo, Prac¸a do Oceanogra´fico, 191, Cidade Universita´ria, São Paulo, SP, Brazil; Pellizari, V.H., Instituto Oceanogra´fico, Universidade de São Paulo, Prac¸a do Oceanogra´fico, 191, Cidade Universita´ria, São Paulo, SP, Brazil; Sumida, P.Y.G., Instituto Oceanogra´fico, Universidade de São Paulo, Prac¸a do Oceanogra´fico, 191, Cidade Universita´ria, São Paulo, SP, Brazil</text:p>
          </table:table-cell>
          <table:table-cell office:value-type="string" calcext:value-type="string">
            <text:p>An experimental study was carried out to observe the microbial response to two different plankton-derived organic matter inputs in a coastal sedimentary community of Ubatuba, São Paulo, SE Brazil. The organic enrichment experiment was conducted in order to test experimentally the stimulus of the sediment prokaryotic community after the input of labile material simulating an algal bloom reaching the sea floor. A total of 57 corers (two treatments: the diatom Phaeodactylum tricornutun and the phytoflagelate Tetraselmis sp. and a control) were maintained for a total of 30. days in constant temperature, circulation and oxygenation. After the addition of algae an increase in oxygen consumption was observed, accompanied by an increase of prokaryotic total and live density, showing an immediate response from the community to the input of labile material in the sediment. Analyses of molecular fingerprints of bacterial communities by denaturing gel gradient electrophoresis (DGGE) showed differences in bacterial community composition between both treatments and control just after algae addition. This was well evidenced after bacteria genomic libraries analyses that showed differences in diversity and dominance between treatments. In general, Gammaproteobacteria was the most diverse and abundant group in the sediment samples. However, the addition of phytoflagellates led to a shift in dominance in favor of Alphaproteobacteria while diatom input led to a greater bacterial diversity. © 2014 Elsevier B.V.</text:p>
          </table:table-cell>
          <table:table-cell office:value-type="string" calcext:value-type="string">
            <text:p>Bacterial diversity; DGGE; Marine sediment; Plankton-derived OM</text:p>
          </table:table-cell>
          <table:table-cell office:value-type="string" calcext:value-type="string">
            <text:p>algal bloom; circulation; community composition; diatom; dominance; electrokinesis; experimental study; marine sediment; microbial community; organic matter; oxygen consumption; oxygenation; seafloor; Brazil; Brazil; Sao Paulo [Brazil]; Ubatuba; Bacteria (microorganisms)</text:p>
          </table:table-cell>
          <table:table-cell table:number-columns-repeated="5"/>
          <table:table-cell office:value-type="string" calcext:value-type="string">
            <text:p>Abell, G.C.J., Bowman, J.P., Colonization and community dynamics of class Flavobacteria on diatom detritus in experimental mesocosms based on Southern Ocean seawater (2005) FEMS Microbiol. Ecol., 53, pp. 379-391; Ahn, J.H., Kim, M.C., Shin, H.C., Choi, M.K., Yoon, S.S., Kim, T., Song, H.G., Ka, J.O., Improvement of PCR amplification bias for community structure analysis of soil bacteria by denaturing gradient gel electrophoresis (2006) J. Microbiol. Biotechnol., 16, pp. 1561-1569; Aidar, E., Gaeta, S.A., Gianesella-Galvão, S.M.F., Kutner, M.B.B., Teixeira, C., Ecossistema costeiro subtropical: nutrientes dissolvidos, fitoplaˆncton e clorofila-a e suas relac¸ões com as condic¸ões oceanogra´ficas na região de Ubatuba, SP (1993) Pub. Esp. Inst. Oceanogr. São Paulo, 10, pp. 9-43; Bissett, A., Burke, C., Cook, P.L.M., Bowman, J.P., Bacterial community shifts in organically perturbed sediments (2007) Environ. Microbiol., 9, pp. 46-60; Bordalo, A.A., Effects of salinity on bacterioplankton, field and microcosm experiments (1993) J. Appl. Bacteriol., 75, pp. 393-398; Byers, S.C., Mills, E.L., Stewart, P.L., A comparison of methods to determining organic carbon in marine sediments, with suggestion for a standard method (1978) Hydrobiology, 58, pp. 43-47; Canfield, D.E., Thamdrup, B., Kristensen, E., (2005) Aquatic Geomicrobiology, p. 656. , Elsevier; Castro-Filho, B.M., Miranda, L.B., Miyao, S.Y., Condic¸ões hidrogra´ficas na plataforma continental ao largo de Ubatuba: variac¸ões sazonais e em me´dia escala (1987) Bolm. Inst. Oceanogr São Paulo, 35 (2), pp. 135-151; Chipman, L., Podgorski, D., Green, S., Kostka, J., Cooper, W., Huettel, M., Decomposition of plankton-derived dissolved organic matter in permeable coastal sediments (2010) Limnol. Oceanogr., 55 (2), pp. 867-871; Cook, P.L.M., Veuger, B., Bo¨er, S., Middelburg, J.J., Effect of nutrient availability on carbon and nitrogen incorporation and flows through benthic algae and bacteria in near-shore sandy sediment (2007) Aquat. Microb. Ecol., 49, pp. 165-180; Danovaro, R., Marrale, D., Della Croce, N., Parodi, P., Fabiano, M., Biochemical composition of sedimentary organic matter and bacterial distribution in the Aegean Sea: trophic state and pelagic-benthic coupling (1999) J. Sea Res., 42, pp. 117-129; DelGiorgio, P.A., Cole, J.J., Bacterial growth efficiency in natural aquatic systems (1998) Annu. Rev. Ecol. Syst., 29, pp. 503-541; Devereux, R., Kane, M.D., Winfrey, J., Stahl, D.A., Genus- and group-specific hybridization probes for determinative and environmental studies of sulfate-reducing bacteria (1992) Syst. Appl. Microbiol., 15, pp. 601-609; Du, J., Xiao, K., Huang, Y., Li, H., Tan, H., Cao, L., Lu, Y., Zhou, S., Seasonal and spatial diversity of microbial communities in marine sediments of the South China Sea (2011) Antonie Van Leeuwenhoek, 100, pp. 317-331; Duarte, C.M., Middelburg, J.J., Caraco, N., Major role of marine vegetation on the oceanic carbon cycle (2004) Biogeosciences, 2, pp. 1-8; Elsabe´, J.M., Bru¨chert, V., Fuchs, B.M., Vertical shifts in the microbial community structure of organic-rich Namibian shelf sediments (2012) Afr. J. Microbiol. Res., 6 (17), pp. 3887-3897; Enocksson, V., Nutrient recycling by coastal sediments: effects of added algal material (1993) Mar. Ecol. Prog. Ser., 22, pp. 245-254; Fandino, L.B., Riemann, L., Steward, G.F., Long, R.A., Azam, F., Variations in bacterial community structure during a dinoflagellate bloom analyzed by DGGE and 16S rDNA sequencing (2001) Aquat. Microb. Ecol., 23, pp. 119-130; Feng, B.W., Li, X.R., Wang, J.H., Hu, Z.Y., Meng, H., Xiang, L.Y., Bacterial diversity of water and sediment in the Changjiang estuary and coastal area of the East China Sea (2009) FEMS Microbiol. Ecol., 70, pp. 80-92; Franco, M.A., Mesel, I.D., Demba Diallo, M., Van der Gucht, K., Van Gansbeke, D., van Drijsvwijh, P., Costa, M.J., Vanaverbeke, J., Effect of phytoplankton bloom deposition on benthic bacterial communities in two contrasting sediments in the southern North Sea (2007) Aquat. Microb. Ecol., 48, pp. 241-254; Gaeta, S.A., Ribeiro, S.M.S., Metzler, P.M., Francos, M.S., Abe, D.S., Environmental forcing on phytoplankton biomass and primary productivity of the coastal ecosystem in Ubatuba region, southern Brazil (1999) Rev. Bras. Oceanogr., 47, pp. 11-27; Gaudette, H.E., Flight, W.R., Toner, L., Folger, D.W., An inexpensive titration method for the determination of organic carbon in recent sediments (1974) J. Sed. Petrol., 44, pp. 249-253; Ghosh, A., Dey, N., Bera, A., Tiwari, A., Sathyaniranjan, K.B., Chakrabarti, K., Chattopadhyay, D., Culture independent molecular analysis of bacterial communities in the mangrove sediment of Sundarban, India (2010) Saline Syst., 6, pp. 1-11; Gihring, T.M., Humphrys, M., Mills, H.J., Huettel, M., Kostka, J.E., Identification of phytodetritus-degrading microbial communities in sublittoral Gulf of Mexico sands (2009) Limnol. Oceanogr., 54, pp. 1073-1083; Godo´i, A.C., (2013) Remineralizac¸ão da mate´ria orgaˆnica sedimentar em resposta a` simulac¸ão de processos oceanogra´ficos, p. 92. , (Dissertac¸ão de Mestrado), Universidade de São Paulo, Instituto Oceanogra´fico; Graf, G., Benthic-pelagic coupling-a benthic view (1992) Oceanogr. Mar. Biol., 30, pp. 149-190; Grossart, H.P., Levold, F., Allgaier, M., Simon, M., Brinkhoff, T., Marine diatom species harbour distinct bacterial communities (2005) Environ. Microbiol., 7, pp. 860-873; Hansen, J.L.S., Josefson, A.B., Accumulation of algal pigments and live planktonic diatoms in aphotic sediments during the spring bloom in the transition zone of the North and Baltic Seas (2003) Mar. Ecol. Prog. Ser., 248, pp. 41-54; Haugland, R.P., Assays for cell viability, proliferation and function (1996) Handbook of Fluorescent Probes and Research Chemicals, pp. 365-398. , Molecular Probes, Eugene, OR, M.T.Z. Spence (Ed.); Henrichs, S.M., Early diagenesis of organic matter in marine sediments: progress and perplexity (1992) Mar. Chem., 39, pp. 119-149; Ikenaga, M., Guevara, R., Dean, A.L., Pisani, C., Boyer, J.N., Changes in community structure of sediment bacteria along the Florida coastal everglades marsh-mangrove-seagrass salinity gradient (2010) Microb. Ecol., 59, pp. 284-295; Kirchman, D.L., Malmstrom, R.R., Cottrell, M.T., Control of bacterial growth by temperature and organic matter in the Western Arctic (2005) Deep-Sea Res. II, 52, pp. 3386-3395; Klammer, S., Knapp, B., Insam, H., Dell'Abate, M.T., Ros, M., Bacterial community patterns and thermal analyses of composts of various origins (2008) Waste Manag. Res., 26, pp. 173-187; Kristensen, E., Holmer, M., Decomposition of plant materials in marine sediment exposed to different electron accepters (O2, NO3-, and SO4 2-), with emphasis on substrate origin, degradation Kinetics, and the role of bioturbation (2001) Geochim. Cosmochim. Acta, 65, pp. 419-433; Lai, X., Zeng, X., Fang, S., Huang, Y., Cao, L., Zhou, S., Denaturing gradient gel electrophoresis (DGGE) analysis of bacterial community composition in deep-sea sediments of the South China Sea (2006) World J. Microbiol. Biotechnol., 22, pp. 1337-1345; Lebaron, P., Servais, P., Troussellier, M., Courties, C., Vives-Rego, J., Muyzer, G., Bernard, L., Stackebrandt, E., Changes in bacterial community structure in seawater mesocosms differing in their nutrient status (1999) Aquat. Microb. Ecol., 19, pp. 255-267; Lo´pez-Garci´a, P., Duperron, S., Philippot, P., Foriel, J., Susini, J., Moreira, D., Bacterial diversity in hydrothermal sediment and epsilonproteobacterial dominance in experimental microcolonizers at the Mid-Atlantic Ridge (2003) Environ. Microbiol., 5, pp. 961-976; Lorenzen, C.J., Determination of chlorophyll and phaeopigments: spectrophotometric equations (1967) Limnol. Oceanogr., 12, pp. 343-346; Mahiques, M.M., Tessler, M.G., Ciotti, A.M., Silveira, I.C., Sousa, S.H.M., Figueira, R.C.L., Tassinari, C.C.G., Passos, R.F., Hydrodynamically driven patterns of recent sedimentation in the shelf and upper slope off Southeast Brazil (2004) Cont. Shelf Res., 24, pp. 1685-1697; Metzler, P.M., Glibert, P.M., Gaeta, S.A., Ludlam, J.M., New and regenerated production in the South Atlantic off Brazil (1997) Deep-Sea Res., 44, pp. 363-384; Mills, H.J., Hunter, E., Humphrys, M., Kerkhof, L., Mcguinness, L., Huettel, M., Kostka, J.E., Characterization of nitrifying, denitrifying, and overall bacterial communities in permeable marine sediments of the northeastern Gulf of Mexico (2008) Appl. Environ. Microbiol., 74, pp. 4440-4453; Pachiadaki, M.G., Lykousis, V., Stefanou, E.G., Kormas, K.A., Prokaryotic community structure and diversity in the sediments of an active submarine mud volcano (Kazan mud volcano, East Mediterranean Sea) (2010) FEMS Microbiol. Ecol., 72, pp. 429-444; Pete, R., Davidson, K., Hart, M., Gutierrez, T., Miller, A.E.J., Diatom derived dissolved organic matter as a driver of bacterial productivity: the role of nutrient limitation (2010) J. Exp. Mar. Biol. Ecol., 391, pp. 20-26; Pfannkuche, O., Sommer, S., Ka¨hler, A., Coupling between phytodetritus deposition and the small-sized benthic biota in the dep Arabian Sea: analyses of biogenic sediment compounds (2000) Deep-Sea Res. II, 47, pp. 2805-2833; Piza, F.F., Prado, P.I., Manfio, G.P., Investigation of bacterial diversity in Brazilian tropical estuarine sediments reveals high actinobacterial diversity (2004) Antonie van Leeuwenhoek., 86, pp. 317-328; Plante-Cuny, M.R., Pigments photosynthe´tiques et production primaire des fonds meubles ne´ritiques d'une re´gion tropicale (Nosy-Be´, Madagascar) (1978) Trav. Doc. ORSTOM 96, pp. 1-359; Polymenakou, P.N., Lampadariou, N., Mandalakis, M., Tselepides, A., Phylogenetic diversity of sediment bacteria from the southern Cretan margin, Eastern Mediterranean Sea (2009) Syst. Appl. Microbiol., 32, pp. 17-26; Powell, S.M., Bowman, J.P., Snape, I., Satark, J.S., Microbial community variation in pristine and polluted nearshore Antarctic sediments (2003) FEMS Microbiol. Ecol., 45, pp. 135-145; Puddu, A., Zoppini, A., Fazi, S., Rosati, M., Amalfitano, S., Magaletti, E., Bacterial uptake of DOM released from P-limited phytoplankton (2003) FEMS Microbiol. Ecol., 46, pp. 257-268; Que´ric, N.V., Softwede, T., Arntz, W.E., Application of a rapid direct viable count method to deep-sea sediment bacteria (2004) J. Microbiol. Methods, 57, pp. 351-367; Ravenschlag, K., Sahm, K., Knoblauch, C., Jorgensen, B.B., Amann, R., Community structure, cellular rRNA content, and activity of sulfate-reducing bacteria in marine arctic sediments (2000) Appl. Environ. Microbiol., 66, pp. 3592-3602; Ravenschlag, K., Sahm, K., Amann, R., Quantitative molecular analysis of the microbial community in marine Arctic sediments (Svalbard) (2001) Appl. Environ. Microbiol., 67, pp. 387-395; Riemann, L., Steward, G.F., Azam, F., Dynamics of bacterial community composition and activity during a mesocosm diatom bloom (2000) Appl. Environ. Microbiol., 66 (2), pp. 578-587; Rink, B., Seeberger, S., Martens, T., Duerselen, C., Simon, M., Brinkhoff, T., Effects of phytoplankton bloom in a coastal ecosystem on the composition of bacterial communities (2007) Aquat. Microb. Ecol., 48, pp. 47-60; Rusch, A., Huettel, M., Reimers, C.E., Taghon, G.L., Fuller, C.M., Activity and distribution of bacterial populations in Middle Atlantic Bight shelf sands (2003) Microb. Ecol., 44, pp. 89-100; Sahm, K., Knoblauch, C., Amann, R., Phylogenetic affiliation and quantification of psychrophilic sulfate reducing isolates in marine arctic sediments (1999) Appl. Environ. Microbiol., 65, pp. 3976-3981; Sanguinetti, C.J., Dias Neto, E., Simpson, A.J.G., Rapid silver staining and recovery of PCR products separated on polyacrylamide gels (1994) Biotechniques, 17, pp. 915-919; Sass, H., Cypionka, H., Babenzien, H.-D., Vertical distribution of sulfate-reducing bacteria at the oxic-anoxic interface in sediments of the oligotrophic Lake Stechlin (1997) FEMS Microbiol. Ecol., 22, pp. 245-255; Scha¨fer, H., Abbas, B., Witte, H., Muyzer, G., Genetic diversity of 'satellite' bacteria present in cultures of marine diatoms (2002) FEMS Microbiol. Ecol., 42, pp. 25-35; Schloss, P.D., Introducing mothur: open source, platform independent, community-supported software for describing and comparing microbial communities (2009) Appl. Environ. Microbiol., 75, pp. 7537-7541; Smith, K.L., Baldwin, R.J., Karl, D.M., Boetius, A., Benthic community responses to pulses in pelagic food supply: North Pacific Subtropical Gyre (2002) Deep-Sea Res. I, 49, pp. 971-990; Stach, J.E., Bull, A.T., Estimating and comparing the diversity of marine actinobacteria (2005) Antonie Van Leeuwenhoek., 87 (1), pp. 3-9; Stevens, H., Brinkhoff, T., Simon, M., Composition of free-living, aggregate-associated and sediment surface-associated bacterial communities in the German Wadden Sea (2005) Aquat. Microb. Ecol., 38, pp. 15-30; Strickland, J.D.H., Parsons, T.R., A practical handbook of seawater analysis (1972) Fish. Res. Board Can. Bull., Canada; Ter Braak, C.J.F., Smilauer, P., (2000) CANOCO Reference Manual and CanoDraw for Windows User's guide: Software for Canonical Community Ordination (version 4.5), , Microcomputer Power, Ithaca NY; Tesson, B., Gaillard, C., Martin-Je´ze´quel, V., Insights into the polymorphism of the diatom Phaeodactylum tricornutum Bohlin (2009) Bot. Mar., 52, pp. 1-13; Ward, A.C., Bora, N., Diversity and biogeography of marine Actinobacteria (2006) Curr. Opin. Microbiol., 9, pp. 279-286; Wobus, A., Bleul, C., Maassen, S., Scheerer, C., Schuppler, M., Jacobs, E., Roske, I., Microbial diversity and functional characterization of sediments from reservoirs of different trophic state (2003) FEMS Microbiol. Ecol., 46, pp. 331-347; Wollast, R., Continental margins-review of geochemical settings (2002) Ocean Margin Systems, , Springer, G. Wefer, D. Billett, D. Hebbeln, B.B. Jørgensen, M. Schlu¨ter, T.C.E. van Weering (Eds.); Wright, E.S., Yilmaz, L.S., Noguera, D.R., DECIPHER, a search-based approach to chimera identification for 16S rRNA sequences (2011) Appl. Environ. Microbiol., 78 (3), pp. 3717-3725; Yoshinaga, M.Y., Sumida, P.Y.G., Wakeham, S., Lipids biomarkers in surface sediments from unusual coastal upwelling area from the SW Atlantic Ocean (2008) Org. Geochem., 39, pp. 1385-1399; Zeng, R., Zhao, J., Zhang, R., Lin, N., Bacterial community in sediment from the western Pacific Warm Pool and its relationship to environment (2005) China Environ. Sci., 48, pp. 282-290</text:p>
          </table:table-cell>
          <table:table-cell office:value-type="string" calcext:value-type="string">
            <text:p>Moraes, P.C.D.; Instituto Oceanogra´fico, Universidade de São Paulo, Prac¸a do Oceanogra´fico, 191, Cidade Universita´ria, Brazil</text:p>
          </table:table-cell>
          <table:table-cell table:number-columns-repeated="2"/>
          <table:table-cell office:value-type="string" calcext:value-type="string">
            <text:p>Elsevier</text:p>
          </table:table-cell>
          <table:table-cell table:number-columns-repeated="4"/>
          <table:table-cell office:value-type="float" office:value="220981" calcext:value-type="float">
            <text:p>220981</text:p>
          </table:table-cell>
          <table:table-cell/>
          <table:table-cell office:value-type="string" calcext:value-type="string">
            <text:p>JEMBA</text:p>
          </table:table-cell>
          <table:table-cell/>
          <table:table-cell office:value-type="string" calcext:value-type="string">
            <text:p>English</text:p>
          </table:table-cell>
          <table:table-cell office:value-type="string" calcext:value-type="string">
            <text:p>J. Exp. Mar. Biol. Ecol.</text:p>
          </table:table-cell>
          <table:table-cell office:value-type="string" calcext:value-type="string">
            <text:p>Article</text:p>
          </table:table-cell>
          <table:table-cell office:value-type="string" calcext:value-type="string">
            <text:p>Scopus</text:p>
          </table:table-cell>
          <table:table-cell office:value-type="string" calcext:value-type="string">
            <text:p>2-s2.0-84907086886</text:p>
          </table:table-cell>
          <table:table-cell table:number-columns-repeated="983"/>
        </table:table-row>
        <table:table-row table:style-name="ro1">
          <table:table-cell office:value-type="string" calcext:value-type="string">
            <text:p>Castro B.M.</text:p>
          </table:table-cell>
          <table:table-cell office:value-type="string" calcext:value-type="string">
            <text:p>Summer/winter stratification variability in the central part of the South Brazil Bight</text:p>
          </table:table-cell>
          <table:table-cell office:value-type="float" office:value="2014" calcext:value-type="float">
            <text:p>2014</text:p>
          </table:table-cell>
          <table:table-cell office:value-type="string" calcext:value-type="string">
            <text:p>Continental Shelf Research</text:p>
          </table:table-cell>
          <table:table-cell office:value-type="float" office:value="89" calcext:value-type="float">
            <text:p>89</text:p>
          </table:table-cell>
          <table:table-cell table:number-columns-repeated="2"/>
          <table:table-cell office:value-type="float" office:value="15" calcext:value-type="float">
            <text:p>15</text:p>
          </table:table-cell>
          <table:table-cell office:value-type="float" office:value="23" calcext:value-type="float">
            <text:p>23</text:p>
          </table:table-cell>
          <table:table-cell/>
          <table:table-cell office:value-type="float" office:value="2" calcext:value-type="float">
            <text:p>2</text:p>
          </table:table-cell>
          <table:table-cell office:value-type="string" calcext:value-type="string">
            <text:p>10.1016/j.csr.2013.12.002</text:p>
          </table:table-cell>
          <table:table-cell office:value-type="string" calcext:value-type="string">
            <text:p>http://www.scopus.com/inward/record.url?eid=2-s2.0-84908355360&amp;partnerID=40&amp;md5=625f7ff1d8eef41a6ec4b175e5242750</text:p>
          </table:table-cell>
          <table:table-cell office:value-type="string" calcext:value-type="string">
            <text:p>Oceanographic Institute, University of Sao Paulo, Praca do Oceanografico, Sao Paulo, SP, Brazil</text:p>
          </table:table-cell>
          <table:table-cell office:value-type="string" calcext:value-type="string">
            <text:p>Castro, B.M., Oceanographic Institute, University of Sao Paulo, Praca do Oceanografico, Sao Paulo, SP, Brazil</text:p>
          </table:table-cell>
          <table:table-cell office:value-type="string" calcext:value-type="string">
            <text:p>Analysis of the hydrographic data collected during seven consecutive high resolution summer/winter cruises in the central part of the South Brazil Bight off the coastal city of Ubatuba confirmed an observable summer/winter stratification variability of the shelf waters. The maximum bulk stratification occurred at mean distances of 85.6. km and 39.1. km from the coast in the austral winter and summer cruises, respectively. Estimates of the equivalent mixing power of the physical processes that increase or decrease the stratification in the inner and middle shelves showed that both shelf regions would be vertically well mixed were it not for buoyancy advection. In the inner shelf, buoyancy advection was associated with the along-shelf transport of low salinity waters originating from river runoff. In the middle shelf, buoyancy advection was due to the oceanic South Atlantic Central Water intrusions toward the coast. © 2013 Elsevier Ltd.</text:p>
          </table:table-cell>
          <table:table-cell office:value-type="string" calcext:value-type="string">
            <text:p>Hydrography; Physical processes; South Atlantic Central Water; South Brazil Bight; Stratification; Summer/winter variability</text:p>
          </table:table-cell>
          <table:table-cell office:value-type="string" calcext:value-type="string">
            <text:p>advection; buoyancy; hydrography; runoff; salinity; spatial resolution; stratification; Brazil; Sao Paulo [Brazil]; Ubatuba</text:p>
          </table:table-cell>
          <table:table-cell table:number-columns-repeated="5"/>
          <table:table-cell office:value-type="string" calcext:value-type="string">
            <text:p>Atkinson, L.P., Blanton, J.O., Processes that affect stratification in shelf waters (1986) Baroclinic Processes on Continental Shelves, pp. 117-130. , American Geophysical Union, Washington, DC, C.N.K. Mooers (Ed.); Atkinson, L.P., Lee, T.N., Blanton, J.O., Chandler, W.S., Climatology of the Southeastern United States continental shelf waters (1983) J. Geophys. Res., 88, pp. 4705-4718; Bisagni, J.J., Differences in the annual stratification cycle over short spatial scales on southern Georges Bank (1992) Cont. Shelf Res., 12 (2-3), pp. 415-435; Blanton, J.O., Atkinson, L.P., Transport and fate of river discharge on the continental shelf of the Southeastern United States (1983) J. Geophys. Res., 88 (C9), pp. 4730-4738; Brandini, F.P., Nogueira, M., Simião, M., Codina, J.C., Noernberg, A., Deep chlorophyll maximum and plankton community response to oceanic bottom intrusions on the continental shelf in the South Brazilian Bight (2013) Cont. Shelf Res.; Campos, E.J.D., Lorenzzetti, J.A., Stevenson, M.R., Stech, J.L., Souza, R.B., Penetration of waters from the Brazil-Malvinas confluence region along the South American continental shelf up to 23°S (1996) An. Acad. Bras. Cienc., 68, pp. 49-58; Castro, B.M., (1996) Correntes e massas de água da Plataforma Continental Norte de São Paulo, p. 248. , Thesis of Livre Docência, Oceanographic Institute, University of Sao Paulo; Castro, B.M., Miranda, L.B., Physical Oceanography of the Western Atlantic continental shelf located between 4°S and 34°S (1998) The Sea, 11, pp. 210-251. , John Wiley &amp; Sons, Inc., New York, NY; Castro, B.M., Lorenzzetti, J.A., Silveira, I.C.A., Miranda, L.B., Estrutura termohalina e circulação na região entre o Cabo de São Tomé (RJ) e o Chuí (RS) (2006) O ambiente oceanográfico da plataforma continental e do talude na região sudeste-sul do Brasil, pp. 11-120. , Editora da Universidade de São Paulo, São Paulo, SP, C.L.D.B. Rossi-Wongtschowski, L.S.P. Madureira (Eds.); Castro, B.M., Miranda, L.B., Silva, L.S., Fontes, R.F.C., Pereira, A.F., Coelho, A.L., Processos físicos: hidrografia, circulação e transporte (2008) Oceanografia de um ecosistema subtropical: plataforma de São Sebastião, SP, pp. 59-121. , Editora da Universidade de São Paulo, São Paulo, SP, A.M.S. Pires-Vanin (Ed.); Cerda, C., Castro, B.M., Hydrographic climatology of South Brazil Bight shelf waters between Sao Sebastiao (24°S) and Cabo Sao Tome (21°S) (2014) Cont. Shelf Res, 89, pp. 5-14; Coachman, L.K., Circulation, water masses and fluxes on the Southeastern Bering Sea Shelf (1986) Cont. Shelf Res., 5, pp. 23-108; Dottori, M., Castro, B.M., The response of the Sao Paulo continental shelf, Brazil, to synoptic winds (2009) Ocean Dyn., 59, pp. 603-614; Emilsson, I., The shelf and coastal waters of Southern Brazil (1961) Bol. Inst. Oceanogr., 7 (2), pp. 101-112; Fearnhead, P.G., On the formation of fronts by tidal mixing around the British Isles (1975) Deep-Sea Res., 22, pp. 311-321; Gill, A.E., (1982) Atmoshere-Ocean Dynamics, p. 662. , Academic Press, New York, NY; Kourafalou, V.H., Lee, T.N., Oey, L.Y., Wang, J.D., The fate of river discharge in the continental shelf. 1. Modelling the river plume and their inner shelf coastal current (1996) J. Geophys. Res., 101, pp. 3415-3434; Large, W.G., Pond, S., Open ocean momentum flux measurements in moderate to strong winds (1981) J. Phys. Oceanogr., 11, pp. 324-336; Lentini, C.A.D., Podestá, G.G., Campos, E.J.D., Olson, D.B., Sea surface temperature anomalies on the Western South Atlantic from 1982 to 1994 (2001) Cont. Shelf Res., 21 (1), pp. 89-112; Loder, J.W., Boicourt, W.C., Simpson, J.H., Western ocean boundary shelves coastal segment (W) (1998) The Sea, 11, pp. 3-27. , John Wiley &amp; Sons, Inc., New York, NY; Mascarenhas, A.S., Miranda, L.B., Rock, N.J., A study of the oceanographic conditions in the region of Cabo Frio (1971) Fertility of the Sea, pp. 285-308. , Gordon &amp; Breach, New York, NY, J.D. Costlow (Ed.); Miranda, L.B., Katsuragawa, M., Estrutura térmica na região sudeste do Brasil (outubro/novembro de 1988) (1991) Publ. Espec. Inst. Oceanogr., S Paulo, 8, pp. 1-14; Moller, O.O., Piola, A.R., Freitas, A.C., Campos, E.J.D., The effects of river discharge and seasonal winds on the shelf off southeastern South America (2008) Cont. Shelf Res., 28, pp. 1607-1624; Nogueira, M., Brandini, F.P., Codina, J.C., Distribution and abundance of planktonic cnidarians in response to South Atlantic Central Water bottom intrusion in the shelf of Santa Catarina (South Brazilian Bight) and potential predatory impact of siphonophores (2013) Cont. Shelf Res.; Pickard, G.L., Emery, W.J., (1990) Descriptive Physical Oceanography, p. 320. , Pergamon Press, Oxford; Pingree, R.D., Griffiths, D.K., The bottom mixed layer on the continental shelf (1977) Estuar. Coast. Mar. Sci., 5, pp. 399-413; Piola, A., Campos, E.J.D., Moller, O.O., Charo, M., Martinez, C., Subtropical shelf front off Eastern South America (2000) J. Geophys. Res., 105 (3 C), pp. 6565-6578; Piola, A.R., Matano, R.P., Palma, E.D., Moller, O.O., Campos, E.J.D., The influence of the Plata River discharge on the western South Atlantic shelf (2005) Geophys. Res. Lett., 32, p. L01603; Rivas, A.L., Piola, A.R., Vertical stratification at the shelf off Northern Patagonia (2002) Cont. Shelf. Res., 22, pp. 1549-1558; (2006) Plano estadual de recursos hídricos: 2004-2007, , Conselho Estadual de Recursos Hídricos, DAEE, São Paulo; Silva, J.F., Dados climatológicos de Cananéia e Ubatuba (Estado de São Paulo) (1989) Bol. Climatol. Inst. Oceanogr., S Paulo, 6, pp. 1-21; Silveira, I.C.A., Schmidt, A.C.K., Campos, E.J.D., Godoi, S.S., Ikeda, Y., A corrente do Brasil ao largo da costa leste brasileira (2000) Rev. Bras. Oceanogr., 48 (2), pp. 171-183; Simpson, J.H., Hunter, J.R., Fronts in the Irish Sea (1974) Nature, 250, pp. 404-406; Simpson, J.H., Hughes, D., Morris, N.C.G., The relation of seasonal stratification to tidal mixing on the continental shelf, Deep-Sea Res (1977) Deacon Birthday Vol., pp. 327-340; Stevenson, M.R., Brito-Dias, D., Stech, J.L., Kampel, M., How do cold water biota arrive in a tropical bay near Rio de Janeiro, Brazil? (1998) Cont. Shelf Res., 18, pp. 1595-1612. , (Unesco Tech. Pap. in Mar. Sci., 28, 35 pp); (1978) Eighth Report of the Joint Panel on Oceanographic Tables and Standards, , Woods Hole, March 1977; Valentin, J.L., Andre, D.L., Jacob, S.A., Hydrobiology in the Cabo Frio (Brazil) upwelling: two-dimensional structure and variability during a wind cycle (1987) Cont. Shelf Res., 7 (1), pp. 77-88</text:p>
          </table:table-cell>
          <table:table-cell office:value-type="string" calcext:value-type="string">
            <text:p>Castro, B.M.; Oceanographic Institute, University of Sao Paulo, Praca do Oceanografico, Brazil</text:p>
          </table:table-cell>
          <table:table-cell table:number-columns-repeated="2"/>
          <table:table-cell office:value-type="string" calcext:value-type="string">
            <text:p>Elsevier Ltd</text:p>
          </table:table-cell>
          <table:table-cell table:number-columns-repeated="4"/>
          <table:table-cell office:value-type="float" office:value="2784343" calcext:value-type="float">
            <text:p>2784343</text:p>
          </table:table-cell>
          <table:table-cell/>
          <table:table-cell office:value-type="string" calcext:value-type="string">
            <text:p>CSHRD</text:p>
          </table:table-cell>
          <table:table-cell/>
          <table:table-cell office:value-type="string" calcext:value-type="string">
            <text:p>English</text:p>
          </table:table-cell>
          <table:table-cell office:value-type="string" calcext:value-type="string">
            <text:p>Cont. Shelf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908355360</text:p>
          </table:table-cell>
          <table:table-cell table:number-columns-repeated="983"/>
        </table:table-row>
        <table:table-row table:style-name="ro1">
          <table:table-cell office:value-type="string" calcext:value-type="string">
            <text:p>Cerda C., Castro B.M.</text:p>
          </table:table-cell>
          <table:table-cell office:value-type="string" calcext:value-type="string">
            <text:p>Hydrographic climatology of South Brazil Bight shelf waters between Sao Sebastiao (24°S) and Cabo Sao Tome (22°S)</text:p>
          </table:table-cell>
          <table:table-cell office:value-type="float" office:value="2014" calcext:value-type="float">
            <text:p>2014</text:p>
          </table:table-cell>
          <table:table-cell office:value-type="string" calcext:value-type="string">
            <text:p>Continental Shelf Research</text:p>
          </table:table-cell>
          <table:table-cell office:value-type="float" office:value="89" calcext:value-type="float">
            <text:p>89</text:p>
          </table:table-cell>
          <table:table-cell table:number-columns-repeated="2"/>
          <table:table-cell office:value-type="float" office:value="5" calcext:value-type="float">
            <text:p>5</text:p>
          </table:table-cell>
          <table:table-cell office:value-type="float" office:value="14" calcext:value-type="float">
            <text:p>14</text:p>
          </table:table-cell>
          <table:table-cell/>
          <table:table-cell office:value-type="float" office:value="2" calcext:value-type="float">
            <text:p>2</text:p>
          </table:table-cell>
          <table:table-cell office:value-type="string" calcext:value-type="string">
            <text:p>10.1016/j.csr.2013.11.003</text:p>
          </table:table-cell>
          <table:table-cell office:value-type="string" calcext:value-type="string">
            <text:p>http://www.scopus.com/inward/record.url?eid=2-s2.0-84908207178&amp;partnerID=40&amp;md5=d5f4e8b45d125bb4caea3601f4972063</text:p>
          </table:table-cell>
          <table:table-cell office:value-type="string" calcext:value-type="string">
            <text:p>Oceanographic Institute, University of Sao Paulo, Praca do Oceanografico 191, Sao Paulo, Brazil</text:p>
          </table:table-cell>
          <table:table-cell office:value-type="string" calcext:value-type="string">
            <text:p>Cerda, C., Oceanographic Institute, University of Sao Paulo, Praca do Oceanografico 191, Sao Paulo, Brazil; Castro, B.M., Oceanographic Institute, University of Sao Paulo, Praca do Oceanografico 191, Sao Paulo, Brazil</text:p>
          </table:table-cell>
          <table:table-cell office:value-type="string" calcext:value-type="string">
            <text:p>A hydrographic climatology was created with the goal of establishing the mean hydrographic conditions and oceanic waters intrusion mechanisms in the central and northern parts of the South Brazil Bight on a seasonal timescale. The climatology was constructed by applying objective analysis to a historical temperature and salinity database, by season and depth, considering the anisotropy and coastal and oceanic boundary conditions. The dominance of South Atlantic Central Water (SACW) in the bottom layer, the presence of Tropical Water in the surface layer, the seasonal onshore-offshore displacement of those water masses, and the along-shore remote southward advection of SACW from Cabo Frio (23°S) are well-defined features in the analyzed and derived fields. The inshore displacement increases the volume of SACW in the shelf by approximately 780km3 from winter to spring; the offshore displacement decreases the volume of SACW by approximately 840km3 from summer to autumn. The remote advection is linked to southwestward, along-shelf transport of SACW with temperatures lower than 15°C from Cabo Frio during summer, winter, and spring. In association with the remote advection, a primary intrusion pathway of SACW is identified off Cabo Frio during those same three seasons. In spring, a secondary SACW intrusion pathway is also detected off Ubatuba (23.5°S). The existence of those two SACW intrusion pathways is promoted by the combined effect of three factors: outer shelf deepening, upwelling-favorable winds, and Brazil Current mesoscale variability. Minimum volumes of SACW and maximum volumes of Tropical Water occur in autumn, when wind activity is minimal and the minimum bottom temperature on the shelf is approximately 1°C warmer than in the other seasons (colder than 16°C). © 2013 Elsevier Ltd.</text:p>
          </table:table-cell>
          <table:table-cell office:value-type="string" calcext:value-type="string">
            <text:p>Climatology; Hydrography; Local and remote intrusion; Seasonal timescale; South Atlantic Central Water; South Brazil Bight</text:p>
          </table:table-cell>
          <table:table-cell office:value-type="string" calcext:value-type="string">
            <text:p>climatology; continental shelf; hydrography; marine atmosphere; mesoscale meteorology; saline intrusion; seasonality; Atlantic Ocean; Brazil; Cabo Frio; Cape Sao Tome; Rio de Janeiro [Brazil]; Sao Paulo [Brazil]; Sao Sebastiao; South Brazil Bight; Ubatuba</text:p>
          </table:table-cell>
          <table:table-cell table:number-columns-repeated="5"/>
          <table:table-cell office:value-type="string" calcext:value-type="string">
            <text:p>Antonov, J.I., Levitus, S., Boyer, T.P., Conkright, M.E., O'Brien, T.D., Stephens, C., (1998) World Ocean Atlas 1998 Vol. 1: Temperature of the Atlantic Ocean. NOAA Atlas NESDIS 27, , U.S. Gov. Printing Office, Washington D.C; Boyer, T.P., Levitus, S., Antonov, J.I., Conkright, M.E., O'Brien, T.D., Stephens, C., (1998) World Ocean Atlas 1998 Vol. 4: Salinity of the Atlantic Ocean. NOAA Atlas NESDIS 30, , U.S. Gov. Printing Office, Washington D.C; Bretherton, F.P., Davis, R.E., Fandry, C.B., A technique for objective analysis and design of oceanographic experiments applied to MODE-73 (1976) Deep-Sea Res., 23, pp. 559-582; Calado, L., Silveira, I.C.A., da Gangopadhyay, A., Castro, B.M., Eddy-induced upwelling off Cape Sao Tome (22°S, Brazil) (2010) Cont. Shelf Res., 30, pp. 1181-1188; Campos, E.J.D., Gonçalves, J.E., Ikeda, Y., Water mass characteristics and geostrophic circulation in the South Brazil Bight: Summer of 1991 (1995) J. Geophys. Res., 100 (9), pp. 18537-18550; Campos, E.J.D., Lorenzzetti, J.A., Stevenson, M.R., Stech, J.L., Souza, R.B., Penetration of waters from the Brazil-Malvinas Confluence Region along the South American Continental Shelf up to 23°S (1996) An. Acad. Bras. Cienc., 68, pp. 49-58; Castelao, R.M., Barth, J.A., Upwelling around Cabo Frio, Brazil: the importance of wind stress curl (2006) Geophys. Res. Lett., 33, p. L03602; Castro, B.M., Correntes e Massas de água da Plataforma Continental Norte de São Paulo (Thesis de Livre Docência) (1996), Instituto Oceanográfico da Universidade de São Paulo, São Paulo, SP, BrazilCastro, B.M., Summer/winter stratification variability in the central part of the South Brazil Bight. (2014) Cont. Shelf Res., 89, pp. 15-23; Castro, B.M., Miranda, L.B., (1998) Physical oceanography of the western Atlantic continental shelf located between 4°N and 34°S. The Sea, 11. , Wiley, New York; Castro, B.M., Lorenzzetti, J.A., Silveira, I.C.A., Miranda, L.B., Estrutura termohalina e circulação na região entre o Cabo de São Tomé (RJ) e o Chuí (RS) (2006) O ambiente oceanográfico da plataforma continental e do talude na região sudeste-sul do Brasil, pp. 11-120. , Editora da Universidade de São Paulo, São Paulo, SP, C.L.D.B. Rossi-Wongtschowski, L.S.P. Madureira (Eds.); Cerda-Amor, C., Intrusões da Água Central do Atlântico Sul sobre a Plataforma Continental situada entre a Ilha de São Sebastião (SP) e o Cabo de São Tomé (2004), (RJ) (Doctoral thesis) Instituto Oceanográfico da Universidade de São Paulo, São Paulo, SP, BrazilDa Silva, A., Young, C., Levitus, S., (1994) Atlas of surface marine data 1994 Vol. 3: Anomalies of Fluxes of Heat and Momentum. NOAA Atlas NESDIS, 8. , U.S. Gov. Printing Office, Washington, D.C; Dottori, M., Castro, B.M., The response of the Sao Paulo continental shelf, Brazil, to synoptic winds (2009) Ocean Dyn., 59, pp. 603-614; Emery, W.J., Thomson, R.E., (1998) Data analysis methods in physical oceanography, , Pergamon Press, Amsterdam; Emilsson, I., The shelf and coastal waters of Southern Brazil (1961) Bol. Inst. Oceanogr., 7 (2), pp. 101-112; Franchito, S.H., Oda, T.O., Rao, V.B., Kayano, M.T., Interaction between coastal upwelling and coastal winds at Cabo Frio, Brazil: an observational study (2008) J. Appl. Meteorol. Climatol., 47, pp. 1590-1598; Gandin, L.S., Objective Analysis of Meteorological Fields (1965), Gidrometeoizdat, Leningrad. Translated by Israel Program for Scientific Translations, JerusalemGarfield, N., (1990) The Brazil Current at Subtropical Latitudes. A Dissertation Submitted in Partial Fulfillment of the Requirements for the Degree of Doctor of Philosophy, , University of Rhode Island, Kingston, Rhode Island; Lentini, C.A.D., Podestá, G.G., Campos, E.J.D., Olson, D.B., Sea surface temperature anomalies on the Western South Atlantic from 1982 to 1994 (2001) Cont. Shelf Res., 21 (1), pp. 89-112; Lorenzzetti, J.A., Gaeta, S.A., The Cape Frio upwelling effect over the South Brazil Bight northern sector shelf waters: a study using AVHRR images (1996), XVIII International Society of Photogrametry and Remote Sensing, ISPRS, Congress. Archives, ViennaMascarenhas, A.S., Miranda, L.B., Rock, N.J., A study of the oceanographic conditions in the region of Cabo Frio (1971) Fertility of the Sea, pp. 285-308. , Gordon &amp; Breach, New York, NY, J.D. Costlow (Ed.); Matsuura, Y., Contribuição ao estudo da estrutura oceanográfica da região sudeste entre Cabo Frio (RJ) e Cabo de Santa Marta Grande (SC) (1985) Ciênc. Cultura, 38 (8), pp. 1439-1450; Miranda, L.B., Análise de massas de água da plataforma continental e da região oceânica adjacente: Cabo de São Tomé (1982), (RJ) a Ilha de São Sebastião (thesis de Livre Docência). Instituto Oceanográfico da Universidade de São Paulo, São Paulo, SP, BrazilMoller, O.O., Piola, A.R., Freitas, A.C., Campos, E.J.D., The effects of river discharge and seasonal winds on the shelf off southeastern South America (2008) Cont. Shelf Res., 28, pp. 1607-1624; Oke, P.R., Middleton, J.H., Topographically induced upwelling off Eastern Australia (2000) J. Phys. Oceanogr., 30 (3), pp. 512-531; Palma, E.D., Matano, R.P., Disentangling the upwelling mechanisms of the South Brazil Bight (2009) Cont. Shelf Res., 29, pp. 1525-1534; Piola, A., Campos, E.J.D., Moller, O.O., Charo, M., Martinez, C., Subtropical shelf front off Eastern South America (2000) J. Geophys. Res., 105 (C3), pp. 6565-6578; Piola, A.R., Matano, R.P., Palma, E.D., Moller, O.O., Campos, E.J.D., The influence of the Plata River discharge on the western South Atlantic shelf (2005) Geophys. Res. Lett., 32, p. L01603; Rodrigues, R.R., Lorenzzetti, J.A., A numerical study of the effects of bottom topography and coastline geometry on the southeast Brazilian coastal upwelling (2001) Cont. Shelf Res., 21, pp. 371-394; Silveira, I.C.A., Schmidt, A.C.S., Campos, E.J.D., de Godoi, S.S., Ikeda, Y., A Corrente do Brasil ao largo da costa leste brasileira (2000) Rev. Bras. Oceanogr., 48 (2), pp. 171-183; Stevenson, M.R., Brito-Dias, D., Stech, J.L., Kampel, M., How do cold water biota arrive in a tropical bay near Rio de Janeiro, Brazil? (1998) Cont. Shelf Res., 18, pp. 1595-1612; Valentin, J.L., Andre, D.L., Jacob, S.A., Hydrobiology in the Cabo Frio (Brazil) upwelling: two-dimensional structure and variability during a wind cycle (1987) Cont. Shelf Res., 7 (1), pp. 77-88</text:p>
          </table:table-cell>
          <table:table-cell office:value-type="string" calcext:value-type="string">
            <text:p>Castro, B.M.; Oceanographic Institute, University of Sao Paulo, Praca do Oceanografico 191, Brazil</text:p>
          </table:table-cell>
          <table:table-cell table:number-columns-repeated="2"/>
          <table:table-cell office:value-type="string" calcext:value-type="string">
            <text:p>Elsevier Ltd</text:p>
          </table:table-cell>
          <table:table-cell table:number-columns-repeated="4"/>
          <table:table-cell office:value-type="float" office:value="2784343" calcext:value-type="float">
            <text:p>2784343</text:p>
          </table:table-cell>
          <table:table-cell/>
          <table:table-cell office:value-type="string" calcext:value-type="string">
            <text:p>CSHRD</text:p>
          </table:table-cell>
          <table:table-cell/>
          <table:table-cell office:value-type="string" calcext:value-type="string">
            <text:p>English</text:p>
          </table:table-cell>
          <table:table-cell office:value-type="string" calcext:value-type="string">
            <text:p>Cont. Shelf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908207178</text:p>
          </table:table-cell>
          <table:table-cell table:number-columns-repeated="983"/>
        </table:table-row>
        <table:table-row table:style-name="ro1">
          <table:table-cell office:value-type="string" calcext:value-type="string">
            <text:p>Martins B., Pereira R., Fransozo V., Teixeira G., Furlan M., Fransozo A.</text:p>
          </table:table-cell>
          <table:table-cell office:value-type="string" calcext:value-type="string">
            <text:p>Environmental factors modulating the abundance and distribution of Callinectes danae (Decapoda: Portunidae) from two areas of the southeastern coast of Brazil</text:p>
          </table:table-cell>
          <table:table-cell office:value-type="float" office:value="2014" calcext:value-type="float">
            <text:p>2014</text:p>
          </table:table-cell>
          <table:table-cell office:value-type="string" calcext:value-type="string">
            <text:p>Biologia (Poland)</text:p>
          </table:table-cell>
          <table:table-cell office:value-type="float" office:value="69" calcext:value-type="float">
            <text:p>69</text:p>
          </table:table-cell>
          <table:table-cell office:value-type="float" office:value="10" calcext:value-type="float">
            <text:p>10</text:p>
          </table:table-cell>
          <table:table-cell/>
          <table:table-cell office:value-type="float" office:value="1356" calcext:value-type="float">
            <text:p>1356</text:p>
          </table:table-cell>
          <table:table-cell office:value-type="float" office:value="1364" calcext:value-type="float">
            <text:p>1364</text:p>
          </table:table-cell>
          <table:table-cell table:number-columns-repeated="2"/>
          <table:table-cell office:value-type="string" calcext:value-type="string">
            <text:p>10.2478/s11756-014-0440-2</text:p>
          </table:table-cell>
          <table:table-cell office:value-type="string" calcext:value-type="string">
            <text:p>http://www.scopus.com/inward/record.url?eid=2-s2.0-84934275370&amp;partnerID=40&amp;md5=972042d8efc8d6571fe57942151dfe71</text:p>
          </table:table-cell>
          <table:table-cell office:value-type="string" calcext:value-type="string">
            <text:p>Departamento de Zoologia, Instituto de Biocięncias, Universidade Estadual Paulista Júlio de Mesquita Filho, Botucatu, São Paulo, Brazil; Universidade Estadual Do Sudoeste da Bahia, Campus de Vitória da Conquista, Vitória da Conquista, Bahia, Brazil; Departamento de Biologia Animal e Vegetal, Universidade Estadual de Londrina, Londrina, Paraná, Brazil</text:p>
          </table:table-cell>
          <table:table-cell office:value-type="string" calcext:value-type="string">
            <text:p>Martins, B., Departamento de Zoologia, Instituto de Biocięncias, Universidade Estadual Paulista Júlio de Mesquita Filho, Botucatu, São Paulo, Brazil; Pereira, R., Departamento de Zoologia, Instituto de Biocięncias, Universidade Estadual Paulista Júlio de Mesquita Filho, Botucatu, São Paulo, Brazil; Fransozo, V., Universidade Estadual Do Sudoeste da Bahia, Campus de Vitória da Conquista, Vitória da Conquista, Bahia, Brazil; Teixeira, G., Departamento de Biologia Animal e Vegetal, Universidade Estadual de Londrina, Londrina, Paraná, Brazil; Furlan, M., Departamento de Zoologia, Instituto de Biocięncias, Universidade Estadual Paulista Júlio de Mesquita Filho, Botucatu, São Paulo, Brazil; Fransozo, A., Departamento de Zoologia, Instituto de Biocięncias, Universidade Estadual Paulista Júlio de Mesquita Filho, Botucatu, São Paulo, Brazil</text:p>
          </table:table-cell>
          <table:table-cell office:value-type="string" calcext:value-type="string">
            <text:p>The distribution and abundance of marine organisms are directly or indirectly a function of biotic and abiotic features such as sediment and water properties. In this study we analyzed the spatial and temporal distribution of Callinectes danae in two distinct littoral areas of the northern coast of the State of São Paulo, Brazil and associated them with local geomorphologic features and environmental factors. We collected specimens on a monthly basis, from July 2001 to June 2003, using a fishing boat equipped with double-rig net, in two locations: Ubatuba (UBA) and Caraguatatuba (CAR). Collecting was carried out in seven transects with different depths, which were further subdivided into two regions: bay region (5, 10, 15 and 20 m deep); and inner shelf region (25, 30 and 35 m deep). Samples from different periods and transects differed significantly in abundance. A positive correlation was found between the abundance of C. danae and the following parameters: temperature at the bottom, organic matter content and Phi (grain diameter). By contrast, a negative correlation was established between specimen abundance and salinity at the bottom. The total abundance was highest in 5 m deep transects in both regions. Summer was the season when individuals were least abundant in both areas. We concluded that the spatial and temporal distribution of C. danae are determined by a set of environmental factors and not just by one single factor. © 2014 Slovak Academy of Sciences 2014.</text:p>
          </table:table-cell>
          <table:table-cell office:value-type="string" calcext:value-type="string">
            <text:p>Brachyura; salinity; spatial and seasonal distribution; temperature</text:p>
          </table:table-cell>
          <table:table-cell table:number-columns-repeated="6"/>
          <table:table-cell office:value-type="string" calcext:value-type="string">
            <text:p>Aschan, M., Changes in softbottom macrofauna communities along environmental gradients (1990) Ann. Zool. Fenn., 27, pp. 329-336; Atrill, M.J., Power, M., Thomas, R.M., Modeling estuar-ine Crustacea population fluctuations in response to physic-chemical trends (1999) Marine Ecology Progress Series, 178, pp. 89-99; Baptista-Metri, C., Pinheiro, M.A.A., Blankensteyn, A., Bor-Zone, C.A., Biologia populacional e reprodutiva de Call-inectes danae Smith (Crustacea, Portunidae), no Balneário Shangri-lá, Pontal do Paraná, Paraná (2005) Brasil. Rev. Bras. Zool., 22 (2), pp. 446-453. , http://dx.doi.org/10.1590/S0101-81752005000200022; Barreto, A.V., Matos, L., Batista-Leite, A., Aguiar, M.C.A., Maturidade sexual das f?emeas de Callinectes danae (Crustacea, Decapoda, Portunidae) nos estuários dos rios Botafogo e Carrapicho, Itamaracá, PE, Brasil (2006) Iheringia, Ser. Zool., 96 (2), pp. 141-146; Bellwood, O., The occurrence, mechanics and significance of burying behavior in crabs (Crustacea: Brachyura) (2002) J. Nat. Hist., 36 (10), pp. 1223-1223; Bertini, G., Fransozo, A., Bathymetric distribution of brachyuran crab (Crustacea, Decapoda) communities on coastal soft bottoms off southeastern Brazil (2004) Mar. Ecol. Progr. Ser., 279, pp. 193-193; Bertini, G., Fransozo, A., Costa, R.C., Ecological distribution of three species of Persephona (Brachyura: Leucosiidae) in the Ubatuba region, Sao Paulo, Brazil (2001) Nauplius, 9 (1), pp. 31-42; Branco, J.O., Ciclo e ritmo alimentar de Callinectes danae Smith, 1869 (Decapoda, Portunidae) na Lagoa da Conceição, Florianópolis, SC (1996) Arq. Biol. Tecnol., Curitiba, 39 (4), pp. 987-998; Branco, J.O., Masunari, S., Crescimento de Callinectes danae Smith (Decapoda, Portunidae) da Lagoa da Conceição, Florianópolis, Santa Catarina, Brazil (1992) Rev. Bras. Zool., 9 (1-2), pp. 53-66. , http://dx.doi.org/10.1590/S0101-81751992000100008; Branco, J.O., Verani, J.R., Dinâmica da alimentącão natural de Callinectes danae Smith (Decapoda, Portunidae) na Lagoa da Conceição, Florianópolis, Santa Catarina, Brasil (1997) Rev. Bras. Zool., 14 (4), pp. 1003-1018; Buchanan, B.A., Stoner, A.W., Distributional Patterns of blue crabs (Callinectes sp.) in a Tropical Estuarine Lagoon (1988) Estuaries, 11 (4), pp. 231-231; Carvalho, F.L., Carvalho, E.A.S., Couto, E.C.G., Comparative analysis of the distribution and morphological sexual maturity of Persephona lichtensteinii e P. Punctata (Brachyura, Leucosiidae) in Ilhéus, BA, Brazil (2010) Nauplius, 18 (2), pp. 109-115; Carvalho, F.L., Couto, E.C.G., Environmental variables influencing the Callinectes (Crustacea: Brachyura: Portunidae) species distribution in a tropical estuary-Cachoeira River (Bahia, Brazil) (2010) J. Mar. Biol. Ass. U. K., 91 (4), pp. 793-800. , http://dx.doi.org/10.1017/S0025315410001700; Castro-Filho, B.M., Miranda, L.B., Miyao, S.Y., Condiç?oes hidrográficas na plataforma continental ao largo de Ubatuba: Var i a ç?oes sazonais e em média escala (1987) Bol. Inst. Oceanogr., 35 (2), pp. 135-151. , http://dx.doi.org/10.1590/S0373-55241987000200004; Chacur, M.M., Negreiros-Fransozo, M.L., Spatial and seasonal distributions of Callinectes danae (Decapoda, Por-tunidae) in Ubatuba bay, Sao Paulo, Brazil (2001) J. Crustac. Biol., 21 (2), pp. 414-425. , http://dx.doi.org/10.1651/0278-0372(2001)021[0414:SASDOC]2.0.CO;2; Costa, T.M., Negreiros-Fransozo, M.L., The reproductive cycle of Callinectes danae Smith, 1869 (Decapoda, Portu-nidae) in the Ubatuba region, Brazil (1998) Crustaceana, 71 (6), pp. 615-615; Fantucci, M.Z., Biagi, R., Meireles, A.L., Mantelatto, F.L.M., Influence of biological and environmental factors on the spatial and temporal distribution of the hermit crab Isocheles sawayai Forest &amp; Saint-Laurent, 1968 (Anomura, Diogenidae) (2009) Nauplius, 17 (1), pp. 37-47; Fransozo, A., Bertini, G., Braga, A.A., Negreiros-Fransozo, M.L., Ecological aspects of hermit crabs (Crustacea, Anomura, Paguroidea) off the northern coast of São Paulo State, Brazil (2007) Aquat. Ecol., 42 (3), pp. 437-437; Hakanson, L., Jansson, M., (1983) Principles of Lake Sed-imentology, 315. , Springer-Verlag, Germany ISBN-10: 1930665547, ISBN-13: 978-1930665545; Hines, A.H., Lipicius, R.N., Haddon, A.M., Population dynamics and habitat partitioning by size, sex, and molt stage of blue crabs Callinectes sapidus in a subestuary of central Chesapeake Bay (1987) Mar. Ecol. Progr. Ser., 36, pp. 55-64; Hiroki, K.A.N., Fransozo, A., Costa, R.C., Castilho, A.L., Shimizu, R.M., Almeida, A.C., Furlan, M., Bathymetric distribution of the shrimp Rimapenaeus constrictus (Stimpson, 1874) (Decapoda, Penaeidae) in two locations off the southeastern Brazilian coast (2011) Mar. Biol. Res., 7 (2), pp. 176-176; Hsueh, P.W., McClintock, J.B., Hopkins, T.S., Population dynamics and life history characteristics of the blue crabs Callinectes similis and C. Sapidus in Bay environments of the northern Gulf of Mexico (1993) Mar. Ecol., 14 (3), pp. 239-239; Keunecke, K.A., D'Incao, F., Moreira, F.N., Silva, D.R., Verani, J.R., Idade e crescimento de Callinectes danae e C. Or-natus (Crustacea, Decapoda) na Baía de Guanabara, Rio de Janeiro, Brasil (2008) Iheringia, Ser. Zool., 98 (2), pp. 231-235. , http://dx.doi.org/10.1590/S0073-47212008000200011; Lipicus, R.N., Van Engel, W.A., Blue crab population dynamics in Chesapeake Bay: Variation in abundance (York River, 1972-1988) and stock-recruit functions (1990) B. Mar. Sci., 46 (1), pp. 180-194; Magliocca, A., Kutner, A.S., Sedimentos de fundo da En-seada do Flamengo, Ubatuba, SP (1965) Contrib. Avulsas Inst. Oceanogr., 198, pp. 1-15; Mantelatto, F.L.M., Allocation of the portunid crab Call-inectes ornatus (Decapoda: Brachyura) in the Ubatuba Bay, northern coast of Sao Paulo State, Brazil, 431-443 (2000) The Biodiversity Crisis and Crustacea, Proceedings of the Fourth International Crustacean Congress Amsterdam, p. 2. , von Vaupel Klein C.J. (ed.) Netherlands; Mantelatto, F.L.M., Fransozo, A., Negreiros-Fransozo, M.L., Distribuição do caranguejo Hepatus pudibundus (Herbst, 1785) (Crustacea, Decapoda, Brachyura) na Enseada da Fortaleza, Ubatuba, SP, Brasil (1995) Bol. Inst. Oceanogr. Sao Paulo, 43 (1), pp. 51-61. , http://dx.doi.org/10.1590/S0373-55241995000100005; Martínez, G., Scarabino, F., Delgado, E., New records of the brachyuran crabs Hepatus pudibundus (Aethridae) and Persephona mediterranea (Leucosiidae) in their southernmost Western Atlantic distribution (2009) Pan Am. J. Aquat. Sci., 4 (3), pp. 279-282; Medeiros, M.F.S.T., Oshiro, L.M.Y., Aspectos reprodutivos de Callinectes danae Smith, 1869 (Crustacea, Decapoda, Por-tunidae), na baía de Sepetiba-RJ. In: II Simpósio de ecossis-temas da costa sul e sudeste brasileira. Estrutura, fuņcão e manejo, 6 a 11 de abril de 1990, Aguas de Lindóia. Publ (1990) ACIESP, 4 (71), pp. 150-159; Melo, G.A.S., (1996) Manual de Identificącão Dos Brachyura (Caranguejos e Siris) Do Litoral Brasileiro, , Pl?eiade/FAPESP, Sao Paulo; Nevis, A.B., Martinelli, J.M., Carvalho, A.S.S., Nahum, V.J.I., Abundance and spatial-temporal distribution of the Family Portunidae (Crustacea, Decapoda) in the Curųcá Estuary on the northern coast of Brazil (2009) Braz. J. Aquat. Sci. Techn., 13 (1), pp. 71-79. , http://dx.doi.org/10.14210/bjast.v13n1.p71-79; Pereira, M.J., Branco, J.O., Christoffersen, M.L., Junior, F.F., Fracasso, H.A.A., Pinheiro, T.C., Population biology of Callinectes danae and Callinectes sapidus (Crustacea: Brachyura: Portunidae) in the south-western Atlantic (2009) J. Mar. Biol. Assoc. UK, 89 (7), pp. 1341-1351. , http://dx.doi.org/10.1017/S0025315409000605; Pinheiro, M.A.A., Fransozo, A., Negreiros-Fransozo, M.L., Distribution patterns of Arenaeus cribarius (Lamarck, 1818) (Crustacea, Portunidae) in Fortaleza Bay, Ubatuba (SP), Brazil (1996) Rev. Bras. Biol., 56 (4), pp. 705-716; Pires, A.M.S., Structure and dynamics of benthic megafauna on the continental shelf offshore of Ubatuba, southeastern Brazil (1992) Mar. Ecol. Prog. Ser., 86, pp. 63-76; Pires-Vanin, A.M.S., Matsuura, Y., Estrutura e fuņcão do ecossistema de plataforma continental da regĩao de Ubatuba, Estado de Sao Paulo: Uma Introdųcão (1993) Pubļcão Esp. Inst. Oceanogr., S. Paulo, 10, pp. 1-8; Pita, J.B., Rodrigues, E.S., Grąca-Lopes, R., Coelho, J.A.P., Observącões bioecológicas sobre o siri Callinectes danae Smith 1869 (Crustacea, Portunidae), no Complexo Baía-Estuário de Santos, Sao Paulo, Brasil (1985) Bol. Inst. Pesca, 12 (4), pp. 35-43; Santos, S., Negreiros-Fransozo, M.L., Fransozo, A., The distribution of the swimming crab Portunus spinimanus La-treille, 1819 (Crustacea, Brachyura, Portunidae) in Fortaleza Bay, Ubatuba, SP, Brazil (1994) Atlântica, 16 (1), pp. 125-141; Sforza, R., Nalesso, R.C., Joyeux, J.C., Distribution and population structure of Callinectes danae (Decapoda: Portu-nidae) in a tropical Brazilian estuary (2010) J. Crustac. Biol., 30 (4), pp. 597-606. , http://dx.doi.org/10.1651/09-3223.1; Shumway, S.E., Oxygen consumption and salinity tolerance in four Brazilian crabs (1983) Crustaceana, 44 (1), pp. 76-82; Teixeira, R.L., Sá, H.S., Abundância de macrocrustáceos decápodas nas áreas rasas do complexo lagunar Mundaú/Manguaba, AL (1998) Rev. Bras. Biol., 58 (3), pp. 393-404. , http://dx.doi.org/10.1590/S0034-71081998000300005; Tucker, M., (1988) Techniques in Sedimentology, , Blackwell Scientific Publications, Oxford, London, Edinburgh, Boston, Palo Alto, Melbourne ISBN: 0632013613; Vernberg, F.J., Vernberg, W.B., Lethal limits and the zoogeography of the faunal assemblages of coastal Carolina waters (1970) Mar. Biol., 6 (1), pp. 26-26; Zar, J.H., (2010) Biostatistical Analysis. 5th Ed, p. 960. , Prentice-Hall, Upper. Saddle. River, New Jersey ISBN-13: 978-0321656865</text:p>
          </table:table-cell>
          <table:table-cell table:number-columns-repeated="3"/>
          <table:table-cell office:value-type="string" calcext:value-type="string">
            <text:p>De Gruyter Open Ltd</text:p>
          </table:table-cell>
          <table:table-cell table:number-columns-repeated="4"/>
          <table:table-cell office:value-type="float" office:value="63088" calcext:value-type="float">
            <text:p>63088</text:p>
          </table:table-cell>
          <table:table-cell table:number-columns-repeated="3"/>
          <table:table-cell office:value-type="string" calcext:value-type="string">
            <text:p>English</text:p>
          </table:table-cell>
          <table:table-cell office:value-type="string" calcext:value-type="string">
            <text:p>Biologia</text:p>
          </table:table-cell>
          <table:table-cell office:value-type="string" calcext:value-type="string">
            <text:p>Article</text:p>
          </table:table-cell>
          <table:table-cell office:value-type="string" calcext:value-type="string">
            <text:p>Scopus</text:p>
          </table:table-cell>
          <table:table-cell office:value-type="string" calcext:value-type="string">
            <text:p>2-s2.0-84934275370</text:p>
          </table:table-cell>
          <table:table-cell table:number-columns-repeated="983"/>
        </table:table-row>
        <table:table-row table:style-name="ro1">
          <table:table-cell office:value-type="string" calcext:value-type="string">
            <text:p>Rodrigues Alves B.G., Ziggiatti Guth A., Caruso Bicego M., Airton Gaeta S., Gomes Sumida P.Y.</text:p>
          </table:table-cell>
          <table:table-cell office:value-type="string" calcext:value-type="string">
            <text:p>Benthic community structure and organic matter variation in response to oceanographic events on the Brazilian SE inner shelf</text:p>
          </table:table-cell>
          <table:table-cell office:value-type="float" office:value="2014" calcext:value-type="float">
            <text:p>2014</text:p>
          </table:table-cell>
          <table:table-cell office:value-type="string" calcext:value-type="string">
            <text:p>Continental Shelf Research</text:p>
          </table:table-cell>
          <table:table-cell office:value-type="float" office:value="85" calcext:value-type="float">
            <text:p>85</text:p>
          </table:table-cell>
          <table:table-cell table:number-columns-repeated="2"/>
          <table:table-cell office:value-type="float" office:value="106" calcext:value-type="float">
            <text:p>106</text:p>
          </table:table-cell>
          <table:table-cell office:value-type="float" office:value="116" calcext:value-type="float">
            <text:p>116</text:p>
          </table:table-cell>
          <table:table-cell/>
          <table:table-cell office:value-type="float" office:value="1" calcext:value-type="float">
            <text:p>1</text:p>
          </table:table-cell>
          <table:table-cell office:value-type="string" calcext:value-type="string">
            <text:p>10.1016/j.csr.2014.06.008</text:p>
          </table:table-cell>
          <table:table-cell office:value-type="string" calcext:value-type="string">
            <text:p>http://www.scopus.com/inward/record.url?eid=2-s2.0-84905661257&amp;partnerID=40&amp;md5=7b4cc28557019a820d1cff78315d473f</text:p>
          </table:table-cell>
          <table:table-cell office:value-type="string" calcext:value-type="string">
            <text:p>Universidade de São Paulo, Instituto Oceanográfico, Departamento de Oceanografia Biológica Cidade Universitária, Praça do Oceanográfico 191, São Paulo 05508-120, Brazil</text:p>
          </table:table-cell>
          <table:table-cell office:value-type="string" calcext:value-type="string">
            <text:p>Rodrigues Alves, B.G., Universidade de São Paulo, Instituto Oceanográfico, Departamento de Oceanografia Biológica Cidade Universitária, Praça do Oceanográfico 191, São Paulo 05508-120, Brazil; Ziggiatti Güth, A., Universidade de São Paulo, Instituto Oceanográfico, Departamento de Oceanografia Biológica Cidade Universitária, Praça do Oceanográfico 191, São Paulo 05508-120, Brazil; Caruso Bícego, M., Universidade de São Paulo, Instituto Oceanográfico, Departamento de Oceanografia Biológica Cidade Universitária, Praça do Oceanográfico 191, São Paulo 05508-120, Brazil; Airton Gaeta, S., Universidade de São Paulo, Instituto Oceanográfico, Departamento de Oceanografia Biológica Cidade Universitária, Praça do Oceanográfico 191, São Paulo 05508-120, Brazil; Gomes Sumida, P.Y., Universidade de São Paulo, Instituto Oceanográfico, Departamento de Oceanografia Biológica Cidade Universitária, Praça do Oceanográfico 191, São Paulo 05508-120, Brazil</text:p>
          </table:table-cell>
          <table:table-cell office:value-type="string" calcext:value-type="string">
            <text:p>For 13 months, this study monitored the sedimentary organic matter composition, benthic bacteria and macrofauna at a permanent sampling station on the inner shelf (~ 40. m depth) near Ubatuba in SE Brazil. The sedimentary organic matter compounds were evaluated for total organic matter content, lipid biomarkers and phytopigments. The organic matter content varied significantly over time but no clear seasonal trend was evident. Lipid biomarker composition revealed that particulate organic matter was primarily derived from autochthonous sources, such as diatoms, other microalgae, zooplankton, sediment bacteria and benthic metazoan fauna. Phytopigment results revealed that the majority of the organic matter in the sediments was refractory as opposed to labile, suggesting that the labile portion is rapidly consumed. The benthic dynamics off the coast of Ubatuba is highly influenced by the intrusion of the South Atlantic Central Water (SACW) onto the shelf, which brings nutrients up to the euphotic zone and stimulates new phytoplanktonic production. This enhances the flux of organic matter to the bottom and increases benthic biota density, mainly bacteria. These results suggest a strong and complex benthic-pelagic coupling that is influenced by both mesoscale oceanographic events (i.e., intrusion of SACW) and local events (cold fronts) through remobilization of the sediments. © 2014 Elsevier Ltd.</text:p>
          </table:table-cell>
          <table:table-cell office:value-type="string" calcext:value-type="string">
            <text:p>Benthic communities; Inner continental shelf; Organic matter; Temporal variation</text:p>
          </table:table-cell>
          <table:table-cell office:value-type="string" calcext:value-type="string">
            <text:p>autochthon; bacterium; benthic-pelagic coupling; benthos; biomarker; community structure; continental shelf; euphotic zone; lipid; metazoan; microalga; oceanography; particulate organic matter; phytoplankton; remobilization; sediment chemistry; temporal variation; zooplankton; Brazil; Sao Paulo [Brazil]; Ubatuba</text:p>
          </table:table-cell>
          <table:table-cell table:number-columns-repeated="5"/>
          <table:table-cell office:value-type="string" calcext:value-type="string">
            <text:p>Aidar, E., Gaeta, S.A., Gianesella-Galvão, S.M.F., Kutner, M.B.B., Teixeira, C., Ecossistema costeiro tropical: nutrientes dissolvidos, fitoplâncton e clorofila-a, e suas relações com as condições oceanográficas na região de Ubatuba (1993) Publ. Espec. Inst. Oceanogr., 10, pp. 9-43; Albertelli, G., Covazzi-Harriague, A., Danovaro, R., Fabiano, M., Fraschetti, S., Pusceddu, A., Differential responses of bacteria, meiofauna and macrofauna in a shelf area (Ligurian Sea, NW Mediterranean): role of food availability (1999) J. Sea Res., 42, pp. 11-26; Børsheim, K.Y., Bratbak, G., Heldal, M., Enumeration and biomass estimation of planktonic bacteria and viruses by transmission electron microscopy (1990) Appl. Environ. Microbiol., 56, pp. 352-356; Bouillon, S., Boschker, H.T.S., Bacterial carbon sources in coastal sediments: a cross-system analysis based on stable isotope data of biomarkers (2006) Biogeosciences, 3, pp. 175-185; Boschker, H.T.S., De Graaf, W., Köster, M., Meyer-Reil, L.A., Cappenberg, T.E., Bacterial populations and processes involved in acetate and propionate consumption in anoxic brackish sediment (2001) Microbiol. Ecol., 35, pp. 97-103; Bratbak, G., Biovolume and biomass estimations (1985) Appl. Environ. Microbiol., 49 (6), pp. 1488-1493; Buchanan, J.B., Kain, J.M., (1971) Measurement of the Physical and Chemical Environment, , Blackwell Science Publications, Oxford; Byers, S.C., Mills, E.L., Stewart, P.L., A comparison of methods to determining organic carbon in marine sediments, with suggestion for a standard method (1978) Hidrobiologia, 58, pp. 37-43; Cassel, E.A., Rapid graphical method for estimating the precision of direct microscopic counting data (1965) Appl. Environ. Microbiol., 13 (3), pp. 293-296; Castro, B.M., Miranda, L.B., Physical oceanography of the Western Atlantic Continental Shelf located between 44°N and 34°S (1998), 11, pp. 209-251. , In: Wiley, J. (Ed.), The Sea. New York, USA: John Wiley &amp; Sons, IncChapman, M.G., Tolhurst, T.J., Relationships between benthic macrofauna and biogeochemical properties of sediments at different spatial scales and among different habitats in mangrove forests (2007) J. Exp. Mar. Biol. Ecol., 343, pp. 96-109; Danovaro, R., Dell'Anno, A., Della Croce, N., Fabiano, M., Bioavailabilllity of organic matter in sediments of the Porcupine Abyssal Plain, northeastern Atlantic (2001) Mar. Ecol. Prog. Ser., 220, pp. 25-32; Danovaro, R., Dinet, A., Duineveld, G.C.A., Tselepides, A., Benthic response to particulate fluxes in different trophic environments: a comparison between the Gulf of Lions-Catalan Sea (western-Mediterranean) and the Cretan Sea (eastern-Meditterranean) (1999) Prog. Oceanogr., 44, pp. 287-312; Danovaro, R., Marrale, D., Dela Croce, N., Dell'Ano, A., Fabiano, M., Heterotrophic nanoflagellates, bacteria and labile compounds in continental shelf and deep-sea sediments of the eastern Mediterranean (1998) Microb. Ecol., 35, pp. 244-255; Danovaro, R., Detritus-bacteria-meiofauna interactions in a seagrass bed (Posidonia oceanica) of the NW Mediterranean (1996) Mar. Biol., 127, pp. 1-13; Dauwe, B., Middelburg, J.J., Amino acids and hexoamines as indicators of organic matter degradation state in North Sea sediments (1998) Limnol. Oceanogr., 43, pp. 782-798; Dauwe, B., Herman, P.M.J., Heip, C.H.R., Community structure and bioturbation potential of macrofauna at four North Sea stations with contrasting food supply (1998) Mar. Ecol. Prog. Ser., 173, pp. 67-83; Dauby, P., Scailteur, Y., De Broyer, C., Trophic diversity within the eastern Weddell Sea amphipod community (2001) Hydrobiologia, 443, pp. 69-86; Dell'Anno, A., Mei, M.L., Pusceddu, A., Danovaro, R., Assessing the trophic state and eutrophication of coastal marine systems: a new approach based on the biochemical composition of sediment organic matter (2002) Mar. Pollut. Bull., 44, pp. 611-622; De Léo, F.C., Pires-Vanin, A.M.S., Benthic megafauna communities under the influence of the South Atlantic Central Water intrusion onto the Brazilian SE shelf: A comparison between an upwelling and a non-upwelling ecosystem (2006) J. Mar. Syst., 60, pp. 268-284; Emerson, C.W., Wind stress limitation of benthic secondary production in shallow, soft-sediment communities (1989) Mar. Ecol. Prog. Ser., 53, pp. 65-77; Fabiano, M., Danovaro, R., Composition of organic matter in sediments facing a river estuary (Tyrrhenian Sea): relationship with bacteria and microphytobenthic biomass (1994) Hydrobiologia, 277, pp. 71-84; Fabiano, M., Danovaro, R., Fraschetti, S., A three-year time series of elemental and biochemical composition of organic matter in subtidal sandy sediments of the Ligurian Sea (northwestern Mediterranean) (1995) Cont. Shelf Res., 15 (11-12), pp. 1453-1469; Fabiano, M., Marin, V., Misic, C., Moreno, M., Salvo, V.S., Vezzulli, L., Sedimentary organic matter and bacterial community in microtidal mixed beaches of the Ligurian sea (NW Mediterranean) (2004) Chem. Ecol., 20, pp. 423-435; Flach, E., Muthumbi, A., Heip, C., Meiofauna and macrofauna community structure in relation to sediment composition at the Iberian margin compared to the Goban Spur (NE Atlantic) (2002) Prog. Oceanogr., 52, pp. 433-457; Gaeta, S.A., Ribeiro, S.M.S., Metzler, P.M., Francos, M.S., Abe, D.S., Environmental forcing on phytoplankton biomass and primary productivity of the coastal ecosystem in Ubatuba region, southern Brazil (1999) Rev. Bras. Oceanogr., 47, pp. 11-27; Gaeta, S.A., Abe, D.S., Metzler, P.M., Teixeira, C., Photosynthetic parameters of coastal marine phytoplankton, from the Ubatuba region, Brazil (1995) Publ. Espec. Inst. Oceanogr., 11, pp. 163-169; Galéron, J., Sibuet, M., Mahaut, M.L., Dinet, A., Variation in structure and biomass of the benthic communities at three contrasting sites in tropical Northeast Atlantic (2000) Mar. Ecol. Prog. Ser., 197, pp. 121-137; Gallardo, V.A., Palma, M., Carrasco, F.D., Gutiérrez, L.A., Levin, L.A., Cañete, J.I., Macrobenthic zonation caused by the oxygen minimum zone in the shelf and slope of Central Chile (1995) Deep-Sea Res. II, 51, pp. 2475-2490; Galluci, F., Netto, S.A., Effects of passage of colds fronts over a coastal site: an ecosystem approach (2004) Mar. Ecol. Prog. Ser., 281, pp. 79-92; Graf, G., Benthic-pelagic coupling in a deep-seabenthic community (1989) Nature, 341, pp. 437-439; Gooday, A.J., Turley, C.M., Responses by benthic organisms to inputs of organic material to the ocean floor: a review (1990) Philos. Trans. R. Soc. Lond., 33, pp. 119-138; Harvey, H.R., Sources and cycling of organic matter in the marine water column (2006) The Handbook of Environmental Chemistry, pp. 1-26. , Springer-Verlag, Berlin, O. Hutzinger (Ed.); Hedges, M.L., Keil, R.G., Sedimentary organic matter preservation: an assessment and speculative synthesis (1995) Mar. Chem., 49, pp. 81-115; Heip, C.H.R., Duineveld, G., Flach, E., Graf, G., Helder, W., Herman, P.M.J., Lavaleye, M., de Wilde, P., The role of the benthic biota in sedimentary metabolism and sediment-water exchange process in the Goban Spur area (NE Atlantic) (2001) Deep-Sea Res. II, 48, pp. 3223-3243; Hermand, R., Salen-Picard, C., Alliot, E., Degiovanni, D., Marofaunal density, biomass and composition of estuarine sediments and theier relationship to the river plume of the Rhone River (NW Mediterranean) (2008) Estuar. Coast. Shelf Sci., 79, pp. 367-376; Hernández-Arana, H.A., Rowden, A.A., Attrill, M., Warwick, R.M., Gold-Bouchot, G., Large-scale environmental influences on the benthic macroinfauna of the southern Gulf of Mexico (2003) Estuar. Coast. Shelf Sci., 58, pp. 825-841; Josefson, A.B., Forber, T.L., Rosenberg, R., Fate of phytodetritus in marine sediments: functional importance of macrofaunal community (2002) Mar. Ecol. Prog. Ser., 230, pp. 71-85; Kaneda, T., Iso and anteiso-fatty acids in bacteria: Biosynthesis, function and taxonomic significance (1991) Microbiol. Rev., 55, pp. 288-302; Katsuragawa, M., Matsuura, Y., Suzuki, K., Dias, J.F., Spach, H.L., O ictioplâncton ao largo de Ubatuba (SP): composição, distribuição e ocorrência sazonal (1985-1988) (1993) Publ. Espec. Inst. Oceanogr., 10, pp. 86-121; Kröncke, I., Stoeck, T., Wieking, G., Palojärvi, A., Relationship between structural and functional aspects of microbial and macrofaunal communities in different areas of the North Sea (2004) Mar. Ecol. Prog. Ser., 282, pp. 13-31; Lorenzen, C.J., Determination of chlorophyll and pheopigments: Spectrophotometric equations (1967) Limnol. Oceanogr., 12, pp. 343-346; Mahiques, M.M., Tessler, M.G., Furtado, V.V., Characterization of energy gradient in enclosed bays of Ubatuba region, southeastern, Brazil (1998) Estuar. Coast. Shelf Sci., 47, pp. 431-446; Mahiques, M.M., Tessler, M.G., Ciotti, A.M., Silveira, I.C.A., Sousa, S.H.M., Figueira, R.C.L., Tassinari, C.C.G., Passos, R.F., Hydrodynamically driven patterns of recent sedimentation in the shelf and upper slope off Southeast Brazil (2004) Cont. Shelf Res., 24, pp. 1685-1697; Matsuura, Y., Wada, E., Carbon and nitrogen stable isotope ratios in marine organic matters of the coastal ecosystem in Ubatuba, southern Brazil (1994) Ciênc. Cult., 46, pp. 141-146; Metzler, P.M., Gilbert, P.M., Gaeta, S.A., Ludlam, J.M., New and regenerate production in South Atlantic off Brazil (1997) Deep-Sea Res., 44, pp. 363-384; Meyer-Reil, L.A., Benthic response to sedimentation events during autumn to spring at shallow water station in the Western Kiel Bight. II. Analysis of benthic bacterial populations (1983) Mar. Biol., 77, pp. 247-256; Montserrat, F., Van Colen, C., Degraer, S., Ysebaert, T., Herman, P.M.J., (2008) Benthic community-mediated sediment dynamics. Mar. Ecol. Prog. Ser., 43, pp. 43-59; Muniz, P., Pires, A.M.S., Trophic structure of polychaetes in the São Sebastião Channel (southeastern Brazil) (1999) Mar. Biol., 134, pp. 517-528; Muniz, P.M., Sumida, P.Y.G., Pires-Vanin, A.M.S., Trophic structure of polychaetes in two bays of the southeastern Brazilian coast (Mar Virado and Fortaleza, Ubatuba, São Paulo) (1998) Oebalia, 24, pp. 39-53; Pires-Vanin, A.M.S., Structure and dynamics of benthic megafauna on the continental shelf offshore of Ubatuba, Southeastern Brazil (1992) Mar. Ecol. Prog. Ser., 86, pp. 63-76; Pires-Vanin, A.M.S., A macrofauna bêntica da plataforma continental ao largo de Ubatuba, São Paulo, Brasil (1993) Publ. Espec. Inst. Oceanogr., 10, pp. 137-158; Plante-Cuny, M.R., Pigments photosynthétiques et production primaire des fonds meubles néritiques d'une région tropicale (Nosy-Bé, Madagascar) (1978) Trav. Doc. ORSTOM, 96, pp. 1-359; Polymenakou, P.N., Fragkioudaki, G., Tselepides, A., Bacterial and organic matter distribution in the sediments of the Thracian Sea (NE Aegean Sea) (2007) Cont. Shelf Res., 27, pp. 2187-2197; Quijón, P.A., Kelly, M.C., Snelgrove, P.V.R., The role of sinking phytodetritus in structuring shallow-water benthic community (2008) J. Exp. Mar. Biol. Ecol., 366, pp. 134-145; Quintana, C.O., Yoshinaga, M.Y., Sumida, P.Y.G., Benthic responses to organic matter variation in a subtropical coastal area off Brazil (2010) Mar. Ecol., pp. 1-16; Rocha, G., Gasalla, M., Rossi-Wongtschowsky, C., Soares, L., Pires-Vanin, A., Mutto, E., Cergole, R., Jarre-Teichmann, A., Quantitative model of trophic interactions in the Ubatuba shelf system (Southeastern Brazil) (1998) Naga, pp. 25-32; Rocha, G.R.A., Rossi-Wongtschowski, C.L.D.B., Pires-Vanin, A.M.S., Teichmann, A.J., Seasonal budgets of organic matter in the Ubatuba shelf system, SE Brazil. I. Planktonic and benthic components (2003) Oceanol. Acta, 26, pp. 487-495; Saldanha-Corrêa, F.M.P., Gianesella, S.M.F., A microcosm approach on the potential effects of the vertical mixing of water masses over the primary productivity and phytoplankton biomass in the southern brazilian coastal region (2004) Braz. J. Oceanogr., 52, pp. 167-182; Santos, M.F.L., Pires-Vanin, A.M.S., Structure and dynamics of the macrobenthic communities of Ubatuba BAy, southeastern Brazilian coast (2004) Braz. J. Oceanogr., 52, pp. 59-73; Sargent, J.R., The structure, function and metabolism of lipids in marine organisms (1976) Biochemical and Biophysycal Perspectives in Marine Biology, vol. 3, pp. 149-212. , Academic Press, New York, D.C. Malins, J.R. Sargent (Eds.); Silveira, I.C.A., Schmidt, A.C.K., Campos, E.J.D., Godoi, S.S., Ikeda, Y., A Corrente do Brasil ao largo da costa leste brasileira (2000) Rev. Bras. Oceanogr., 48 (2), pp. 171-183; Soltwedel, T., Temporal variabilities in benthic activity and biomass on the western European continental margin (1997) Oceanol. Acta, 20, pp. 871-879; Stephens, M.P., Kadko, D.C., Smith, C.R., Latasa, M., Chlorophyll-a and phaeopigments as tracers of labile organic carbon at the German Bight, Oyster Ground and Dogger Bank (North Sea) (1997) Estuar. Coast. Shelf Sci., 52, pp. 783-795; Stoeck, T., Kröncke, T., Influence of particle mixing on vertical profiles of chlorophyll a and bacterial biomass in sediments of the German Bight, Oyster Ground and Dogger Bank (North Sea) (2001) Estuar. Coast. Shelf Sci., 52, pp. 783-795; Strickland, J.D.H., Parsons, T.R., A practical handbook of seawater analysis (1968) Bull. Fish. Res. Board Canada, 167, pp. 1-311; Sumida, P.Y.G., Pires-Vanin, A.M.S., Benthic associations of the shelfbreak and upper slope off Ubatuba - SP, South - eastern Brazil (1997) Estuar. Coast. Shelf Sci., 44, pp. 779-784; Sumida, P.Y.G., Yoshinaga, M.Y., Ciotti, A.M., Gaeta, S.A., Benthic response to upwelling events off the SE Brazilian coast (2005) Mar. Ecol. Prog. Ser., 291, pp. 35-42; Sun, M., Aller, R.C., Lee, C., Spatial and temporal distributions of sedimentary chloropigments as indicatorsof benthic process in Long Island Sound (1994) J. Mar. Res., 52, pp. 149-176; Sünback, K., Microphytobenthos on Sand in Shallow Brackish Water, Öresund Sweden. Primary Production (1983), p. 209. , Chlorophyll a Content and Species Composition (Diatoms) in Relation to Some Ecological Factors (Ph.D. Thesis). University of Lund, SwedenSusini-Ribeiro, S.M.M., Biomass distribution of pico-, nano- and microplankton on the continental shelf of Abrolhos, East Brazil (1999) Arch. Fish. Mar. Res., 47, pp. 271-284; Tselepides, A., Polychronaki, T., Marrale, D., Akoumianaki, I., DellD́Anno, A., Pusceddu, A., Danovaro, R., Organic matter composition of the continental shelf and bathyal sediments of the Cretan Sea (NE Mediterranean) (2000) Prog. Oceanogr., 46, pp. 311-344; ter Braak, C.J.F., Smilauer, P., (2000) CANOCO reference manual and CanoDraw for Windows User's guide: Software for Canonical Community Ordination (version 4.5), , Microcomputer Power, Ithaca, New York; Valentin, J.L., André, D.L., Jacob, S.A., Hydrobiology in the Cabo Frio (Brazil) upwelling: two dimensional structure and variability during a wind cycle (1987) Cont. Shelf Res., 7, pp. 77-88; Venturini, N., Pires-Vanin, A.M.S., Sahli, M., Bessonart, M., Muniz, P., Polychaete response to fresh food supply at organically enriched coastal sites: repercussion on bioturbation potential and trophic (2011) J. Mar. Syst., 88 (4), pp. 526-541; Venturini, N., Salhi, M., Bessonart, M., Pires-Vanin, A.M.S., Fatty acids biomarkers of organic matter sources and early diagenetic signatures in sediments from a coastal upwelling area (South-eastern Brazil) (2012) Chem. Ecol.; Villac, M.C., Cabral-Noronha, V.A.P., Pinto, T.O., The phytoplankton biodiversity of the coast of the state of São Paulo, Brazil (2008) Biota Neotrop., 8 (3), pp. 151-175; Volkman, J.K., A review of sterol markers for marine and terrigenous organic matter (1986) Org. Geochem., 9, pp. 83-99; Volkman, J.K., Lipid biomarkers for marine organic matter (2006) Reactions and Processes, 2, pp. 27-70. , Hutzinger, O. (Ed). the Handbook of Environmental Chemistry, In: Volkamn, J.K. (Ed), Part N: Marine Organic Matter: Biomarkers, Isotopes and DNA. Springer, Berlin; Wainright, S.C., Hopkinson, C.S., Effects of sediment resuspension on organic matter processing in coastal environments: a simulation model (1997) J. Mar. Syst., 11, pp. 353-368; Wakeham, S.G., Lee, C., Hedges, J.L., Hernes, P.J., Peterson, M.L., Molecular indicators of diagenetic status in marine organic matter (1997) Geochim. Cosmochim. Acta, 61, pp. 5363-5369; Wieking, G., Kröncke, I., Is benthic structure affected by food quality? The Dogger Bank example (2005) Mar. Biol., 146, pp. 387-400; Witte, U., Vertical distribution of metazoan macrofauna within the sediment at four sites with contrasting food supply in the deep Arabian Sea (2000) Deep-Sea Res., 47, pp. 2979-2997; Woodin, S.A., Refuges, disturbance, and community structure: a marine soft-bottom example (1978) Ecology, 59 (2), pp. 274-284; Yoshinaga, M.Y., Sumida, P.Y.G., Wakeham, S., Lipids biomarkers in surface sediments from unusual coastal upwelling area from the SW Atlantic Ocean (2008) Org. Geochem., 39, pp. 1385-1399; Zajac, R.N., Whitlatch, R.B., Thrush, S.F., Recolonization and succession in soft sediment infaunal communities: the spatial scale of controlling factors (1998) Hydrobiologia, 376, pp. 227-240; Zar, J.H., (1999) Biostatistical Analysis, , Prentice-Hall, Inc., Upper Saddle River, NJ</text:p>
          </table:table-cell>
          <table:table-cell office:value-type="string" calcext:value-type="string">
            <text:p>Rodrigues Alves, B.G.; Universidade de São Paulo, Instituto Oceanográfico, Departamento de Oceanografia Biológica Cidade Universitária, Praça do Oceanográfico 191, São Paulo 05508-120, Brazil; email: begralves@gmail.com</text:p>
          </table:table-cell>
          <table:table-cell table:number-columns-repeated="2"/>
          <table:table-cell office:value-type="string" calcext:value-type="string">
            <text:p>Elsevier Ltd</text:p>
          </table:table-cell>
          <table:table-cell table:number-columns-repeated="4"/>
          <table:table-cell office:value-type="float" office:value="2784343" calcext:value-type="float">
            <text:p>2784343</text:p>
          </table:table-cell>
          <table:table-cell/>
          <table:table-cell office:value-type="string" calcext:value-type="string">
            <text:p>CSHRD</text:p>
          </table:table-cell>
          <table:table-cell/>
          <table:table-cell office:value-type="string" calcext:value-type="string">
            <text:p>English</text:p>
          </table:table-cell>
          <table:table-cell office:value-type="string" calcext:value-type="string">
            <text:p>Cont. Shelf Res.</text:p>
          </table:table-cell>
          <table:table-cell office:value-type="string" calcext:value-type="string">
            <text:p>Review</text:p>
          </table:table-cell>
          <table:table-cell office:value-type="string" calcext:value-type="string">
            <text:p>Scopus</text:p>
          </table:table-cell>
          <table:table-cell office:value-type="string" calcext:value-type="string">
            <text:p>2-s2.0-84905661257</text:p>
          </table:table-cell>
          <table:table-cell table:number-columns-repeated="983"/>
        </table:table-row>
        <table:table-row table:style-name="ro1">
          <table:table-cell office:value-type="string" calcext:value-type="string">
            <text:p>de Andrade L.S., Frameschi I.F., Castilho A.L., da Costa R.C., Fransozo A.</text:p>
          </table:table-cell>
          <table:table-cell office:value-type="string" calcext:value-type="string">
            <text:p>Can the pattern of juvenile recruitment and population structure of the speckled swimming crab Arenaeus cribrarius (Decapoda: Brachyura) be determined by geographical variations?</text:p>
          </table:table-cell>
          <table:table-cell office:value-type="float" office:value="2014" calcext:value-type="float">
            <text:p>2014</text:p>
          </table:table-cell>
          <table:table-cell office:value-type="string" calcext:value-type="string">
            <text:p>Marine Ecology</text:p>
          </table:table-cell>
          <table:table-cell table:number-columns-repeated="7"/>
          <table:table-cell office:value-type="string" calcext:value-type="string">
            <text:p>10.1111/maec.12188</text:p>
          </table:table-cell>
          <table:table-cell office:value-type="string" calcext:value-type="string">
            <text:p>http://www.scopus.com/inward/record.url?eid=2-s2.0-84904528256&amp;partnerID=40&amp;md5=7b151c9e101cfdabab27ac23730a385f</text:p>
          </table:table-cell>
          <table:table-cell office:value-type="string" calcext:value-type="string">
            <text:p>NEBECC - Crustacean Biology, Ecology and Culture Study Group Departamento de Zoologia Instituto de Biociências UNESP Botucatu, SP Brazil; Departamento de Ciências Biológicas Faculdade de Ciências UNESP Bauru, SP Brazil</text:p>
          </table:table-cell>
          <table:table-cell office:value-type="string" calcext:value-type="string">
            <text:p>de Andrade, L.S., NEBECC - Crustacean Biology, Ecology and Culture Study Group Departamento de Zoologia Instituto de Biociências UNESP Botucatu, SP Brazil; Frameschi, I.F., NEBECC - Crustacean Biology, Ecology and Culture Study Group Departamento de Zoologia Instituto de Biociências UNESP Botucatu, SP Brazil; Castilho, A.L., NEBECC - Crustacean Biology, Ecology and Culture Study Group Departamento de Zoologia Instituto de Biociências UNESP Botucatu, SP Brazil; da Costa, R.C., Departamento de Ciências Biológicas Faculdade de Ciências UNESP Bauru, SP Brazil; Fransozo, A., NEBECC - Crustacean Biology, Ecology and Culture Study Group Departamento de Zoologia Instituto de Biociências UNESP Botucatu, SP Brazil</text:p>
          </table:table-cell>
          <table:table-cell office:value-type="string" calcext:value-type="string">
            <text:p>This study evaluated the effect of environmental stimuli and selective pressures in different geographical areas along a latitudinal gradient, on the juvenile recruitment, population structure, and sex ratio of the speckled swimming crab Arenaeus cribrarius. Samples were collected monthly during 1 year in three locations along the Brazilian coast: Macaé, state of Rio de Janeiro (MAC, 22°47' S, 41°45' W); Ubatuba, São Paulo (UBA, 23°27' S, 44°58' W); and São Francisco do Sul, Santa Catarina (SFS, 26°08' S, 48°34' W). The specimens of A. cribrarius were identified, counted, sexed, and measured for maximum carapace width (CW). The largest juvenile found was in UBA (47.7 ± 1.36 mm); and the largest adult females and males in MAC (74.26 ± 0.93 and 77.04 ± 0.79 mm, respectively). Recruitment in MAC was continuous, whereas in UBA and SFS, recruitment showed seasonal characteristics. The sex ratio was skewed toward females only in UBA; in MAC and SFS, males and females were present in equal proportions. These results indicate that geographical variations can cause differences in the recruitment and population structure of A. cribrarius. These regional differences call attention to the necessity for improved management plans and control of shrimp fishing, which can affect population patterns such as juvenile recruitment, population structure and life history of the target species and species that are caught in bycatch from shrimping, such as the swimming crab © 2014 Blackwell Verlag GmbH.</text:p>
          </table:table-cell>
          <table:table-cell office:value-type="string" calcext:value-type="string">
            <text:p>Arenaeus cribrarius; Crustacea; Latitudinal trends; Population patterns; Portunid; Size rate</text:p>
          </table:table-cell>
          <table:table-cell table:number-columns-repeated="7"/>
          <table:table-cell office:value-type="string" calcext:value-type="string">
            <text:p>de Andrade, L.S.; Departamento de Zoologia, Instituto de Biociências, Universidade Estadual Paulista 'Júlemail: andradels.nebecc@gmail.com</text:p>
          </table:table-cell>
          <table:table-cell table:number-columns-repeated="7"/>
          <table:table-cell office:value-type="float" office:value="1739565" calcext:value-type="float">
            <text:p>1739565</text:p>
          </table:table-cell>
          <table:table-cell table:number-columns-repeated="3"/>
          <table:table-cell office:value-type="string" calcext:value-type="string">
            <text:p>English</text:p>
          </table:table-cell>
          <table:table-cell office:value-type="string" calcext:value-type="string">
            <text:p>Mar. Ecol.</text:p>
          </table:table-cell>
          <table:table-cell office:value-type="string" calcext:value-type="string">
            <text:p>Article in Press</text:p>
          </table:table-cell>
          <table:table-cell office:value-type="string" calcext:value-type="string">
            <text:p>Scopus</text:p>
          </table:table-cell>
          <table:table-cell office:value-type="string" calcext:value-type="string">
            <text:p>2-s2.0-84904528256</text:p>
          </table:table-cell>
          <table:table-cell table:number-columns-repeated="983"/>
        </table:table-row>
        <table:table-row table:style-name="ro1">
          <table:table-cell office:value-type="string" calcext:value-type="string">
            <text:p>Bolla E.A., Fransozo V., Negreiros-Fransozo M.L.</text:p>
          </table:table-cell>
          <table:table-cell office:value-type="string" calcext:value-type="string">
            <text:p>Juvenile development of Callinectes danae Smith, 1869 (Crustacea, Decapoda, Brachyura, Portunidae) under laboratory conditions</text:p>
          </table:table-cell>
          <table:table-cell office:value-type="float" office:value="2014" calcext:value-type="float">
            <text:p>2014</text:p>
          </table:table-cell>
          <table:table-cell office:value-type="string" calcext:value-type="string">
            <text:p>Anais da Academia Brasileira de Ciencias</text:p>
          </table:table-cell>
          <table:table-cell office:value-type="float" office:value="86" calcext:value-type="float">
            <text:p>86</text:p>
          </table:table-cell>
          <table:table-cell office:value-type="float" office:value="1" calcext:value-type="float">
            <text:p>1</text:p>
          </table:table-cell>
          <table:table-cell/>
          <table:table-cell office:value-type="float" office:value="211" calcext:value-type="float">
            <text:p>211</text:p>
          </table:table-cell>
          <table:table-cell office:value-type="float" office:value="228" calcext:value-type="float">
            <text:p>228</text:p>
          </table:table-cell>
          <table:table-cell table:number-columns-repeated="2"/>
          <table:table-cell office:value-type="string" calcext:value-type="string">
            <text:p>10.1590/0001-37652014118912</text:p>
          </table:table-cell>
          <table:table-cell office:value-type="string" calcext:value-type="string">
            <text:p>http://www.scopus.com/inward/record.url?eid=2-s2.0-84897869345&amp;partnerID=40&amp;md5=9b01915646ddda6f6deea6a4fe7ac354</text:p>
          </table:table-cell>
          <table:table-cell office:value-type="string" calcext:value-type="string">
            <text:p>NEBECC, Departamento de Zoologia, Instituto de Biociências de Botucatu, Universidade Estadual Paulista/ UNESP, Distrito de Rubião Júnior, s/n, Caixa Postal 510, 18618-970 Botucatu, SP, Brazil; Departamento de Ciências Naturais - Zoologia, Universidade Estadual do Sudoeste da Bahia/ UESB, Estrada do Bem Querer, Bairro Universidade, Campus de Vitoria da Conquista, Caixa Postal 95, 45031-900 Vitoria da Conquista, BA, Brazil</text:p>
          </table:table-cell>
          <table:table-cell office:value-type="string" calcext:value-type="string">
            <text:p>Bolla, E.A., NEBECC, Departamento de Zoologia, Instituto de Biociências de Botucatu, Universidade Estadual Paulista/ UNESP, Distrito de Rubião Júnior, s/n, Caixa Postal 510, 18618-970 Botucatu, SP, Brazil; Fransozo, V., Departamento de Ciências Naturais - Zoologia, Universidade Estadual do Sudoeste da Bahia/ UESB, Estrada do Bem Querer, Bairro Universidade, Campus de Vitoria da Conquista, Caixa Postal 95, 45031-900 Vitoria da Conquista, BA, Brazil; Negreiros-Fransozo, M.L., NEBECC, Departamento de Zoologia, Instituto de Biociências de Botucatu, Universidade Estadual Paulista/ UNESP, Distrito de Rubião Júnior, s/n, Caixa Postal 510, 18618-970 Botucatu, SP, Brazil</text:p>
          </table:table-cell>
          <table:table-cell office:value-type="string" calcext:value-type="string">
            <text:p>The juvenile development of Callinectes danae was investigated from megalopae obtained in neuston samples at Ubatuba, São Paulo, Brazil. The individuals were raised in the laboratory under constant temperature (25 ± 1°C), filtered sea water from the collection location (35‰), and natural photoperiod. Newly hatched Artemia sp. nauplii were offered as food on a daily basis and ornamental-fish food was also provided for the juveniles from the 4th stage on. Twelve stages of the juvenile phase were obtained. The main morphological features that allowed recognition of the first juvenile stage were drawn and described. All the subsequent stages obtained were examined and measured, and the main changes in relation to the first stage were recorded. Sexual dimorphism becomes apparent from the fourth juvenile stage onwards. Some appendages and morphological features proved to be of great importance in the identification of species, including the number of segments of the antennal flagellum and the number of setae on the maxilla and on the 1st, 2nd and 3rd maxillipeds. These can probably be used for future comparisons and species identifications.</text:p>
          </table:table-cell>
          <table:table-cell office:value-type="string" calcext:value-type="string">
            <text:p>Juvenile stages; Morphology; Portunid; Post-larval; Swimming crab</text:p>
          </table:table-cell>
          <table:table-cell office:value-type="string" calcext:value-type="string">
            <text:p>animal; article; Brachyura; classification; experimental animal; female; growth, development and aging; histology; male; sexual development; Animals; Animals, Laboratory; Brachyura; Female; Male; Sex Characteristics</text:p>
          </table:table-cell>
          <table:table-cell table:number-columns-repeated="5"/>
          <table:table-cell office:value-type="string" calcext:value-type="string">
            <text:p>Anger, K., (2001) The Biology of Decapod Crustacean Larvae (Crustacean Issues 14), p. 419. , Lisse: A. A. Balkema Publishers; Barutot, R.A., Vieira, R.R.R., Rieger, P.J., Desenvolvimento juvenil de Callinectes sapidus Rathbun, 1896 (Crustacea: Decapoda: Portunidae), em laboratório, a partir de megalopas coletadas no plâncton. Comun Mus Cienc Tecnol PUCRS (2001) Ser Zool, 14, pp. 23-42; Bolla, E.A., Negreiros-Fransozo, M.L., Fransozo, A., Juvenile development of Callinectes ornatus Ordway, 1863 (Crustacea: Decapoda: Portunidae), from megalopae obtained from neuston samples (2008) Zootaxa, 1788, pp. 1-20; Calado, T.C.S., Registro de Charybdis hellerii (Milne Edwards, 1867) em águas de litoral brasileiro (Decapoda: Portunidae) (1996) Bol Estud Cienc Mar, 9, pp. 175-180; Carqueija, C.R.G., Gouvêa, E.P., A ocorrência, na costa brasileira, de um Portunidae (Crustacea, Decapoda) originário do Indo-Pacífico e Mediterrâneo (1996) Nauplius, 4, pp. 165-168; Clark, P.F., Calazans, D.D., Pohle, G.W., Accuracy and standardization of brachyuran larval descriptions (1998) Invertebr Reprod Dev, 33, pp. 127-144; Dineen, J.F., Clark, P.F., Hines, A.H., Reed, S.A., Walton, H.P., Life history, larval description, and natural history of Charybdis hellerii (Decapoda, Brachyura, Portunidae), an invasive crab in the Western Atlantic (2001) J Crust Biol, 21, pp. 774-805; Felder, D.L., Martin, J.W., Goy, J.W., Patterns in early post-larval development of decapods (1985) Larval Growth, 2, pp. 163-225. , WENNER AM (Ed), Crustacean Issues, Rotterdam: Balkema Press, Rotterdam, Netherlands; Flores, A.A.V., Marques, F.P.L., Negreiros-Fransozo, M.L., Postlarval stages and growth patterns of the spider crab Pyromaia tuberculata (Brachyura, Majidae) from laboratory-reared material (2002) J Crust Biol, 22, pp. 314-327; Flores, A.A.V., Negreiros-Fransozo, M.L., Fransozo, A., The megalopa and juvenile development of Pachygrapsus transversus (Gibbes, 1850) (Decapoda, Brachyura), compared with other grapsid crabs (1998) Crustaceana, 71, pp. 197-222; Fransozo, A., Desenvolvimento dos estágios juvenis de Sesarma (Holometopus) rectum Randall, 1840 (Decapoda, Grapsidae) obtidos em laboratório Naturalia, 12, pp. 77-87; Fransozo, A., Negreiros-Fransozo, M.L., Morfologia dos primeiros estágios juvenis de Eriphia gonagra (Fabricius, 1781) e Eurypanopeus abbreviatus (Stimpson, 1860) (Crustacea, Decapoda, Xanthidae), obtidos em laboratório (1987) Pap Avulsos Zool, 36, pp. 257-277; Fransozo, A., Negreiros-Fransozo, M.L., Hiyodo, C.M., Développement juvénile de Menippe nodifrons Stimpson, 1859 (Crustacea, Decapoda, Xanthidae) au laboratoire (1988) Rev Hydrobiol Trop, 21, pp. 297-308; Garm, A., Revising the definition of the crustacean seta and setal classification systems based on examinations of the mouthpart setae of seven species of decapods (2004) Zool J Linn Soc, 142, pp. 233-252; Guimarães, F.J., Negreiros-Fransozo, M.L., Juvenile development and growth patterns in the mud crab Eurytium limosum (Say, 1818) (Decapoda, Brachyura, Xanthidae) under laboratory conditions (2005) J Nat Hist, 39, pp. 2145-2161; Guinot, D., Bouchard, J.-M., Evolution of the abdominal holding systems of brachyuran crabs (Crustacea, Decapoda, Brachyura) (1998) Zoosystema, 20, pp. 613-694; Hartnoll, R.G., Growth (1982) The Biology of Crustacea: Embryology, Morphology and Genetics, 2, pp. 111-185. , BLISS DE, New York: Academic Press Inc, New York, USA; Hebling, N.J., Fransozo, A., Negreiros-Fransozo, M.L., Desenvolvimento dos primeiros estágios juvenis de Panopeus herbstii H. Milne-Edwards. 1834 (Crustacea, Decapoda, Xanthidae), criadas em laboratório (1982) Naturalia, 7, pp. 177-188; Hebling, N.J., Rieger, P.J., Desenvolvimento juvenile de Hepatus pudibundus (Herbst) (Crustacea, Decapoda, Calappidae), em laboratório (2003) Rev Bras Zool, 20, pp. 531-539; Hirose, G.L., Bolla, E.A., Negreiros-Fransozo, M.L., Post-larval morphology, growth, and development of Uca cumulanta Crane, 1943 (Crustacea, Decapoda, Ocypodidae) under laboratory conditions (2010) Invertebr Reprod Dev, 54, pp. 95-109; Ingle, R.W., The larval and post-larval development of the scorpion spider crab, Inachus dorsettensis (Pennant) (Family: Majidae), reared in the laboratory (1977) Bull Br Mus Nat Hist Zool, 3, pp. 331-348; Kurata, H., Studies on the age and growth of Crustacea (1962) Bull Hokkaido Reg Fish Res Lab, 24, pp. 1-115; Kurata, H., Larvae of Decapoda Brachyura of Arasaki, Sagami Bay-V. The swimming crabs of subfamily Portuninae (1975) Bull Nansei Reg Fish Res Lab, 8, pp. 39-65; Lebour, M.V., Larval Crabs from Bermuda (1944) Zoologica, 29, pp. 113-128; Martin, J.W., Felder, D.L., Truesdale, F.M., A comparative study of morphology and ontogeny in juvenile stages of four western Atlantic xanthoid crabs (Crustacea: Decapoda: Brachyura) (1984) Phil Trans R Soc Lond B, 303, pp. 537-604; Melo, G.A.S., (1996) Manual De Identificação Dos Brachyura (Caranguejos E Siris) Do Litoral Brasileiro, p. 603. , São Paulo: Plêiade/FAPESP; Negreiros-Fransozo, M.L., Fernandes, C.S., Silva, S.M.J., Fransozo, A., Early juvenile development of Armases rubripes (Rathbun 1897) (Crustacea, Brachyura) (2011) Invertebr Reprod Dev, pp. 1-12; Negreiros-Fransozo, M.L., Fransozo, V., Morphometric study of the mud crab, Panopeus austrobesus Williams, 1983 (Decapoda, Brachyura) from a subtropical mangrove in South America (2003) Crustaceana, 76, pp. 281-294; Negreiros-Fransozo, M.L., Wenner, E.L., Knott, D., Fransozo, A., The megalopa and early juvenile stages of Calappa tortugae Rathbun, 1933 (Crustacea, Brachyura) reared in laboratory from neuston samples (2007) Proc Biol Soc Wash, 120, pp. 469-485; Ng, P.K.L., Guinot, D., Davie, P.J.F., Systema Brachyurorum: Part I. An annotated checklist of extant brachyuran crabs of the world (2008) Raffles Bull Zool, 17, pp. 1-286; Ogburn, M.B., Stuck, K.C., Heard, R.W., Wang, S.Y., Forward, R.B., Seasonal variability in morphology of blue crab, Callinectes sapidus, megalopae and early juvenile stage crabs, and distinguishing characteristics among co-occurring Portunidae (2011) J Crust Biol, 31, pp. 106-113; Paula, J., Hartnoll, R.G., The larval and post-larval development of Percnon gibbesi (Crustacea, Brachyura, Grapsidae) and the identity of the larval genus luteocaris (1989) J Zool, 218, pp. 17-37; Pohle, G., Structure, function, and development of setae on gill-grooming appendages and associated mouthparts of pinnotherid crabs (Decapoda: Brachyura) (1989) Can J Zool, 67, pp. 1690-1707; Pohle, G., Mantelatto, F.L.M., Negreiros-Fransozo, M.L., Fransozo, A., Decapod larvae (1999) South Atlantic Zooplankton, 2, pp. 1281-1351. , BOLTOVSKOY D (Ed), Rotterdam: Balkema Books, Rotterdam, Netherlands; Rieger, P.J., Beltrão, R., Desenvolvimento juvenile de Cyrtograpsus angulatus Dana (Crustacea, Decapoda, Grapsidae), em laboratório (2000) Rev Bras Zool, 17, pp. 405-420; Rieger, P.J., Nakagawa, C., Desenvolvimento juvenile de Chasmagnathus granulata Dana, 1851 (Crustacea, Decapoda, Grapsidae) em laboratório (1995) Nauplius, 3, pp. 59-74; Shen, C.J., An Investigation of the Post-Larval Development of the Shore-Crab Carcinus maenas, with Special Reference to the External Secondary Sexual Characters (1935) Proc Zool Soc Lond, pp. 1-33; Stuck, K.C., Truesdale, F.M., Larval development of the speckled swimming crab, Arenaeus cribrarius (Decapoda: Brachyura: Portunidae) reared in the laboratory (1988) Bull Mar Sci, 42, pp. 101-132; Tavares, M., Mendonça, J.B., Charybdis hellerii (A. Milne Edwards, 1867) (Brachyura: Portunidae), eighth nonindigenous marine decapod recorded from Brazil (1996) Crustaceana Res, 25, pp. 151-207; Vieira, R.R.R., Pinho, G.L.L., Rieger, P.J., Juvenile development of Uca (Minuca) burgersi Holthuis, 1967 (Crustacea, Brachyura, Ocypodidae) in the laboratory (2010) Atlântica, 32, pp. 59-70; Yatsuzuka, K., Sakai, K., The larvae and juvenile crabs of Japanese Portunidae (Crustacea, Brachyura). I Portunus (Portunus) pelagicus (Linné) (1980) Rep Usa Mar Biol Inst Kochi Univ, 2, pp. 25-41</text:p>
          </table:table-cell>
          <table:table-cell office:value-type="string" calcext:value-type="string">
            <text:p>Bolla, E. A.; NEBECC, Departamento de Zoologia, Instituto de Biociências de Botucatu, Universidade Estadual Paulista/ UNESP, Distrito de Rubião Júnior, s/n, Caixa Postal 510, 18618-970 Botucatu, SP, Brazil; email: bollajr@ibb.unesp.br</text:p>
          </table:table-cell>
          <table:table-cell table:number-columns-repeated="7"/>
          <table:table-cell office:value-type="float" office:value="13765" calcext:value-type="float">
            <text:p>13765</text:p>
          </table:table-cell>
          <table:table-cell table:number-columns-repeated="2"/>
          <table:table-cell office:value-type="float" office:value="24676164" calcext:value-type="float">
            <text:p>24676164</text:p>
          </table:table-cell>
          <table:table-cell office:value-type="string" calcext:value-type="string">
            <text:p>English</text:p>
          </table:table-cell>
          <table:table-cell office:value-type="string" calcext:value-type="string">
            <text:p>Anais Acad. Bras. Cienc.</text:p>
          </table:table-cell>
          <table:table-cell office:value-type="string" calcext:value-type="string">
            <text:p>Article</text:p>
          </table:table-cell>
          <table:table-cell office:value-type="string" calcext:value-type="string">
            <text:p>Scopus</text:p>
          </table:table-cell>
          <table:table-cell office:value-type="string" calcext:value-type="string">
            <text:p>2-s2.0-84897869345</text:p>
          </table:table-cell>
          <table:table-cell table:number-columns-repeated="983"/>
        </table:table-row>
        <table:table-row table:style-name="ro1">
          <table:table-cell office:value-type="string" calcext:value-type="string">
            <text:p>Clarkson B., Ferreira-Jr N.</text:p>
          </table:table-cell>
          <table:table-cell office:value-type="string" calcext:value-type="string">
            <text:p>Four new species and first nominal record of chasmogenus sharp, 1882 (coleoptera: Hydrophilidae) from brazil</text:p>
          </table:table-cell>
          <table:table-cell office:value-type="float" office:value="2014" calcext:value-type="float">
            <text:p>2014</text:p>
          </table:table-cell>
          <table:table-cell office:value-type="string" calcext:value-type="string">
            <text:p>Zootaxa</text:p>
          </table:table-cell>
          <table:table-cell office:value-type="float" office:value="3765" calcext:value-type="float">
            <text:p>3765</text:p>
          </table:table-cell>
          <table:table-cell office:value-type="float" office:value="5" calcext:value-type="float">
            <text:p>5</text:p>
          </table:table-cell>
          <table:table-cell/>
          <table:table-cell office:value-type="float" office:value="481" calcext:value-type="float">
            <text:p>481</text:p>
          </table:table-cell>
          <table:table-cell office:value-type="float" office:value="494" calcext:value-type="float">
            <text:p>494</text:p>
          </table:table-cell>
          <table:table-cell table:number-columns-repeated="2"/>
          <table:table-cell office:value-type="string" calcext:value-type="string">
            <text:p>10.11646/zootaxa.3765.5.6</text:p>
          </table:table-cell>
          <table:table-cell office:value-type="string" calcext:value-type="string">
            <text:p>http://www.scopus.com/inward/record.url?eid=2-s2.0-84894485785&amp;partnerID=40&amp;md5=a93b55bf16620af0d0f47acf5b4d678f</text:p>
          </table:table-cell>
          <table:table-cell office:value-type="string" calcext:value-type="string">
            <text:p>Laboratório de Entomologia, Departamento de Zoologia, Universidade Federal Do Rio de Janeiro, Caixa Postal 68044, 21941-971, Rio de Janeiro, RJ, Brazil</text:p>
          </table:table-cell>
          <table:table-cell office:value-type="string" calcext:value-type="string">
            <text:p>Clarkson, B., Laboratório de Entomologia, Departamento de Zoologia, Universidade Federal Do Rio de Janeiro, Caixa Postal 68044, 21941-971, Rio de Janeiro, RJ, Brazil; Ferreira-Jr, N., Laboratório de Entomologia, Departamento de Zoologia, Universidade Federal Do Rio de Janeiro, Caixa Postal 68044, 21941-971, Rio de Janeiro, RJ, Brazil</text:p>
          </table:table-cell>
          <table:table-cell office:value-type="string" calcext:value-type="string">
            <text:p>The genus Chasmogenus Sharp, 1882 (Hydrophilidae: Acidocerinae) is recorded from Brazil for the first time. Four new species are described and illustrated from the Southeastern Region of the country: C. fluminensis sp. nov. (Rio de Janeiro State), C. lilianae sp. nov. (Rio de Janeiro State), C. itatiaia sp. nov. (Minas Gerais and Rio de Janeiro States), and C. ubatuba sp. nov. (São Paulo State). Chasmogenus sapucay Fernández, 1986 is recorded for the first time from Northern and Southeastern Brazil. Notes on morphology and an updated key for the South American species are provided. ©2014 Magnolia Press.</text:p>
          </table:table-cell>
          <table:table-cell office:value-type="string" calcext:value-type="string">
            <text:p>Acidocerinae; Description; Hydrophilinae; Identification key; Neotropics; New records</text:p>
          </table:table-cell>
          <table:table-cell office:value-type="string" calcext:value-type="string">
            <text:p>animal; article; beetle; Brazil; classification; demography; histology; male; physiology; species difference; Animals; Beetles; Brazil; Demography; Male; Species Specificity</text:p>
          </table:table-cell>
          <table:table-cell table:number-columns-repeated="5"/>
          <table:table-cell office:value-type="string" calcext:value-type="string">
            <text:p>Fernández, L.A., Consideraciones sobre el género Chasmogenus Sharp y description de Chasmogenus sapucay sp. nov.(Coleoptera: Hydrophilidae) (1986) Neotropica, 32, pp. 189-193; Ferreira Jr., N., Mendonça, E.C., Dorvillé, L.F.M., Ribeiro, J.R.I., Levantamento preliminar e distribuição de besouros aquáticos (Coleoptera) na Restinga de Maricá, Maricá - RJ. (1998) Oecologia Brasiliensis, 5, pp. 129-140. , In:Nessimian, J.L. &amp; Carvalho, A.L. (Eds.), Ecologia de insetos aquáticos; Fikáček, M., Sphaerocetum gen. N., A new genus of the protosternini from peninsular malaysia (Coleoptera: Hydrophilidae: Sphaeridiinae) (2010) Zootaxa, 2601, pp. 28-36; García, M., Cuatro nuevas especies de chasmogenus sharp, 1882 (coleoptera: hydrophilidae: hydrophilinae) de venezuela (2000) Boletin Del Centro de Investigaciones Biologicas Universidad Del Zulia, (34), pp. 45-58; Hansen, M., The hydrophiloid beetles: Phylogeny, classification and a revision of the genera (Coleoptera, Hydro-philoidea) (1991) Biologiske Skrifter, Det Kongelike Danske Videnskabernes Selskab, 40, pp. 1-367; Hansen, M., (1999) World Catalogue of Insects 2: Hydrophiloidea (S. Str.) (Coleoptera), p. 416. , Apollo Books,Amsterdam; Hebauer, F., The species of the genus chasmogenus sharp,1882 (coleoptera: Hydrophilidae) (1992) Acta Coleopterologica, 8 (2), pp. 61-92; Knisch, A., Neue neotropische palpicornier (1924) Wiener Entomologische Zeitung, 41, pp. 114-140. , (Col. Hydrophilidae. - Op. 16.); Komarek, A., Taxonomic revision of anacaena thomson,1859 (2004) Koleopterologische Rundschau, (74), pp. 303-349. , I. Afrotropical Species (Coleoptera: Hydrophilidae); Kuwert, A., Bestimmungs-Tabellen der europäisehen Coleopteren.19 Heft. Hydrophilidae (1890) Verhandlungen des Naturforschenden Vereins in Brünn, 28, pp. 1-121. , I. Abteilung: Hydrophilini; Oliva, A., El género Berosus Leach (Coleoptera: Hydrophilidae) en la América del Sur. (1989) Revista de Museo Argentino de Ciencias Naturales Bernardino Rivadavia, 6 (4), pp. 57-236; Orchymont, A.D'., Contribution a l'étude des sous-familles des Sphaeridiinae et des Hydrophilinae (Col. Hydrphilidae) (1919) Annales de Société Entomologique de France, 88, pp. 105-168; Orchymont, A.D., Revision des espèces du sous-genre Crephelocharesd' Helochares (1939) Bulletinet Annales de la Société Entomologique de Belgique, 79, pp. 154-166; Santos, A.D., Clarkson, B., Ferreira Jr., N., Hydrophilidae (Insecta, Coleoptera) do Estado do Rio de Janeiro - Brasil: Lista de espécies e novos registros (2010) Arquivos Do Museu Nacional, 67 (3-4), pp. 329-336; Sharp, D., (1882) Biologia Centrali-Americana (16), 1, pp. 1-15. , Insecta Coleoptera,Part 2. In: Godman, F.D. &amp; Salvin, O. (Eds.),[ 1-144 issued in 1882], pls 1-824; Short, A.E.Z., A review of the subtribe acidocerina with special reference to costa rica (coleoptera: Hydrophilidae) (2005) Koleopterologische Rundschau, 75, pp. 191-226; Short, A.E.Z., Fikáček, M., World catalogue of the hydrophiloidea (coleoptera): Additions and corrections ii(2006- 2010) (2011) Acta Entomologica Musei Nationalis Pragae, 51 (1), pp. 83-122; Short, A.E.Z., Hebauer, F., World catalogue of hydrophiloidea - Additions and corrections1 (1999-2005)(Coleoptera) (2006) Koleopterologische Rundschau, 76, pp. 315-359</text:p>
          </table:table-cell>
          <table:table-cell office:value-type="string" calcext:value-type="string">
            <text:p>Clarkson, B.; Laboratório de Entomologia, Departamento de Zoologia, Universidade Federal Do Rio de Janeiro, Caixa Postal 68044, 21941-971, Rio de Janeiro, RJ, Brazil; email: brclarkson@gmail.com</text:p>
          </table:table-cell>
          <table:table-cell table:number-columns-repeated="7"/>
          <table:table-cell office:value-type="float" office:value="11755326" calcext:value-type="float">
            <text:p>11755326</text:p>
          </table:table-cell>
          <table:table-cell table:number-columns-repeated="2"/>
          <table:table-cell office:value-type="float" office:value="24870916" calcext:value-type="float">
            <text:p>24870916</text:p>
          </table:table-cell>
          <table:table-cell office:value-type="string" calcext:value-type="string">
            <text:p>English</text:p>
          </table:table-cell>
          <table:table-cell office:value-type="string" calcext:value-type="string">
            <text:p>Zootaxa</text:p>
          </table:table-cell>
          <table:table-cell office:value-type="string" calcext:value-type="string">
            <text:p>Article</text:p>
          </table:table-cell>
          <table:table-cell office:value-type="string" calcext:value-type="string">
            <text:p>Scopus</text:p>
          </table:table-cell>
          <table:table-cell office:value-type="string" calcext:value-type="string">
            <text:p>2-s2.0-84894485785</text:p>
          </table:table-cell>
          <table:table-cell table:number-columns-repeated="983"/>
        </table:table-row>
        <table:table-row table:style-name="ro1">
          <table:table-cell office:value-type="string" calcext:value-type="string">
            <text:p>Rocha-Filho L.C., Garofalo C.A.</text:p>
          </table:table-cell>
          <table:table-cell office:value-type="string" calcext:value-type="string">
            <text:p>Phenological Patterns and Preferences for Aromatic Compounds by Male Euglossine Bees (Hymenoptera, Apidae) in Two Coastal Ecosystems of the Brazilian Atlantic Forest</text:p>
          </table:table-cell>
          <table:table-cell office:value-type="float" office:value="2014" calcext:value-type="float">
            <text:p>2014</text:p>
          </table:table-cell>
          <table:table-cell office:value-type="string" calcext:value-type="string">
            <text:p>Neotropical Entomology</text:p>
          </table:table-cell>
          <table:table-cell office:value-type="float" office:value="43" calcext:value-type="float">
            <text:p>43</text:p>
          </table:table-cell>
          <table:table-cell office:value-type="float" office:value="1" calcext:value-type="float">
            <text:p>1</text:p>
          </table:table-cell>
          <table:table-cell/>
          <table:table-cell office:value-type="float" office:value="9" calcext:value-type="float">
            <text:p>9</text:p>
          </table:table-cell>
          <table:table-cell office:value-type="float" office:value="20" calcext:value-type="float">
            <text:p>20</text:p>
          </table:table-cell>
          <table:table-cell table:number-columns-repeated="2"/>
          <table:table-cell office:value-type="string" calcext:value-type="string">
            <text:p>10.1007/s13744-013-0173-x</text:p>
          </table:table-cell>
          <table:table-cell office:value-type="string" calcext:value-type="string">
            <text:p>http://www.scopus.com/inward/record.url?eid=2-s2.0-84893411225&amp;partnerID=40&amp;md5=80a51e2a830f30ec42abdef9b10812fc</text:p>
          </table:table-cell>
          <table:table-cell office:value-type="string" calcext:value-type="string">
            <text:p>Depto de Biologia, Fac de Filosofia, Ciências e Letras de Ribeirão Preto-FFCLRP, Univ de São Paulo-USP, Av. Bandeirantes 3900, 14040-901 Ribeirão Preto, SP, Brazil</text:p>
          </table:table-cell>
          <table:table-cell office:value-type="string" calcext:value-type="string">
            <text:p>Rocha-Filho, L.C., Depto de Biologia, Fac de Filosofia, Ciências e Letras de Ribeirão Preto-FFCLRP, Univ de São Paulo-USP, Av. Bandeirantes 3900, 14040-901 Ribeirão Preto, SP, Brazil; Garófalo, C.A., Depto de Biologia, Fac de Filosofia, Ciências e Letras de Ribeirão Preto-FFCLRP, Univ de São Paulo-USP, Av. Bandeirantes 3900, 14040-901 Ribeirão Preto, SP, Brazil</text:p>
          </table:table-cell>
          <table:table-cell office:value-type="string" calcext:value-type="string">
            <text:p>In order to investigate phenological patterns and seasonal and geographic variations in the preference for fragrances of Euglossini males, monthly sampling was carried out from August 2007 to July 2009 in two coastal areas of Atlantic Forest in Ubatuba, northern coast of the state of São Paulo. Fourteen aromatic baits were used, 3 of them in the first year (August 2007 to July 2008) and the other 11 in the second year (August 2008 to July 2009). A total of 1,475 individuals from 22 species were collected. The highest frequency of the individuals of the majority of the sampled species occurred in the hot/super-humid season. However, Eulaema cingulata (Fabricius) showed peaks of abundance in the cold/less-humid season on Anchieta Island. Seasonal variation in fragrance choice by males was not registered. Males of El. cingulata showed preference for β-ionone on Anchieta Island and for benzyl acetate in the Picinguaba region, characterizing the single example of geographic variation in preference for scent baits we recorded. © 2013 Sociedade Entomológica do Brasil.</text:p>
          </table:table-cell>
          <table:table-cell office:value-type="string" calcext:value-type="string">
            <text:p>Atlantic forest; Eulaema cingulata; fragrances; phenology</text:p>
          </table:table-cell>
          <table:table-cell table:number-columns-repeated="6"/>
          <table:table-cell office:value-type="string" calcext:value-type="string">
            <text:p>Abrahamczyk, S., Gottleuber, P., Kessler, M., Seasonal changes in odour preferences by male euglossine bees (Hymenoptera: Apidae) and their ecological implications (2011) Apidologie, 43, pp. 212-217; Abrahamczyk, S., Gottleuber, P., Matauschek, C., Kessler, M., Latitudinal trends in diversity and community composition of Euglossine bee assemblages (Hymenoptera: Apidae) in western Amazonia (2011) Biodivers Conserv, 20, pp. 2981-3001; Ackerman, J.D., Diversity and seasonality of male euglossine bees (Hymenoptera: Apidae) in central Panama (1983) Ecology, 64, pp. 274-283; Ackerman, J.D., Geographic and seasonal variation in fragrance choice and preferences of male euglossine bees (1989) Biotropica, 21, pp. 340-347; Aguiar, W.M., Gaglianone, M.C., Comunidade de Abelhas Euglossina (Hymenoptera: Apidae) em Remanescentes de Mata Estacional Semidecidual sobre Tabuleiro no Estado do Rio de Janeiro (2008) Neotrop Entomol, 37, pp. 118-125; Aguiar, W.M., Gaglianone, M.C., Euglossine bee communities in small forest fragments of the Atlantic Forest, Rio de Janeiro state, southeastern Brazil (Hymenoptera, Apidae) (2012) Rev Bras Entomol, 56, pp. 210-219; (2011) Resenha Agrometeorológica, , http://www.ciiagro.sp.gov/, Ciiagro, Accessed 5 March 2011; Cruz-Landim, C., Stort, A.C., Costa-Cruz, M.A., Katajima, E.W., Órgão tibial dos machos de Euglossini: estudo ao microscópio óptico e electrônico (1965) Rev Bras Biol, 25, pp. 323-341; Dodson, C.H., Frymire, C.P., Preliminary studies in the genus Stanhopea (1961) Ann Missouri Bot Gard, 58, pp. 137-172; Dodson, C.H., Dressler, H.G., Hills, R.M., Adams, R.M., Williams, N.H., Biologically active compounds in orchid fragrances (1969) Science, 164, pp. 1243-1249; Dressler, R.L., Biology of the orchid bees (Euglossini) (1982) Annu Rev Ecol Evol Syst, 13, pp. 373-394; Eltz, T., Sager, A., Lunau, K., Juggling with volatiles: exposure of perfumes by displaying male orchid bees (2005) J Comp Physiol A, 191, pp. 575-581; Farias, R.C.A.P., Madeira-Da-Silva, M.C., Pereira-Peixoto, M.H., Martins, C.F., Horário de atividade de machos de Euglossina (Hymenoptera: Apidae) e preferência por fragrâncias artificiais em mata e dunas na Área de Proteção Ambiental da Barra do Rio Mamanguape, Rio Tinto, PB (2007) Neotrop Entomol, 36, pp. 863-867; Guillaumon, J.R., Marcondes, M.A.P., Negreiros, O.C., Mota, I.S., Emmerich, W., Barbosa, A.F., Branco, I.H.D.C., Melo-Neto, J.E., (1989) Plano de Manejo do Parque Estadual da Ilha Anchieta. I. F. - Série Registros. São Paulo, p. 103. , Instituto Florestal; Janzen, D.H., Devries, P.J., Higgins, M.L., Kimsey, L.S., Seasonal and site variation in Costa Rica euglossine bees at chemical baits in lowland deciduous and evergreen forest (1982) Ecology, 63, pp. 66-74; Kimsey, L.S., The behaviour of male orchid bees (Apidae, Hymenoptera, Insecta) and the question of leks (1980) Anim Behav, 28, pp. 996-1004; Kovach, W.L., (2011) Oriana: Circular Statistics for Windows (version 4. 0), , Pentraeth, Kovach Computer Services; May, M.L., Casey, T.M., Thermoregulation and heat exchange in euglossine bees (1983) Physiol Zool, 56, pp. 541-551; Morellato, L.P.C., Talora, D.C., Takahasi, A., Bencke, C.C., Romera, E.C., Zipparro, V.B., Phenology of Atlantic Rain Forest trees: a comparative study (2000) Biotropica, 32, pp. 811-823; Nemésio, A., Silveira, F.A., Edge effects on the orchid-bee fauna (Hymenoptera: Apidae) at a large remnant of Atlantic Rain Forest in southeastern Brazil (2006) Neotrop Entomol, 35, pp. 313-323; Oliveira, M.L., (2000) O gênero Eulaema Lepeletier, 1841 (Hymenoptera, Apidae, Euglossini): Filogenia, biogeografia e relações com as Orchidaceae, , PhD. Thesis, Faculdade de Filosofia, Ciências e Letras de Ribeirão Preto; Parra-H, A., Nates-Parra, G., Variación de la comunidad de abejas de las orquídeas (Hymenoptera: Apidae) en tres ambientes perturbados del piedemonte llanero colombiano (2007) Rev Biol Trop, 55, pp. 931-941; Pearson, D.L., Dressler, R.L., Two-year study of male orchid bee (Hymenoptera: Apidae: Euglossini) attraction to chemical baits in lowland south-eastern Peru (1985) J Trop Ecol, 1, pp. 37-54; Ramírez, S.R., Eltz, T., Fritzsch, F., Pemberton, R., Pringle, E.G., Tsutsui, N.D., Intraspecific geographic variation of fragrances acquired by orchid bees in native introduced populations (2010) J Chem Ecol, 36, pp. 873-884; Rebêlo, J.M.M., Garófalo, C.A., Diversidade e sazonalidade de machos de Euglossini (Hymenoptera, Apidae) e preferência por iscas-odores em um fragmento de floresta no sudeste do Brasil (1991) Rev Bras Biol, 51, pp. 787-799; Rebêlo, J.M.M., Garófalo, C.A., Comunidades de machos de Euglossini (Hymenoptera: Apidae) em matas semidecíduas do nordeste do Estado de São Paulo (1997) An Soc Entomol Bras, 26, pp. 243-255; Ribeiro, J.E.L.S., Garcia, J.P.M., Monteiro, R., Distribuição das espécies de orquídeas na planície litorânea (restinga) da Praia da Fazenda, Município de Ubatuba, SP (1994) Arq Biol Tecnol, 37, pp. 515-526; Rocha-Filho, L.C., Cerântola, N.C.M., Garófalo, C.A., Imperatriz-Fonseca, V.L., Del Lama, M.C., Genetic differentiation of the Euglossini (Hymenoptera, Apidae) populations on a mainland coastal plain and an island in southeastern Brazil (2013) Genetica (Dordrecht. Online), 141, pp. 65-74; Roubik, D.W., Ackerman, J.D., Long-term ecology of euglossine orchid-bees (Apidae: Euglossini) in Panama (1987) Oecologia, 73, pp. 321-333; Sakagami, S.F., Über den Bau der männlichen Hinterschiene von Eulaema nigrita Lepeletier (Hymenoptera, Apidae) (1965) Zool Anz, 175, pp. 347-354; Sanchez, M., Pedroni, F., Leitão-Filho, H.F., Cesar, O., Composição Florística de um trecho de floresta ripária na Mata Atlântica em Picinguaba, Ubatuba, SP (1999) Rev Bras Bot, 22, pp. 31-42; Stern, D.L., Male territoriality and alternative male behaviors in the euglossine bee, Eulaema meriana (Hymenoptera: Apidae) (1991) J Kansas Entomol Soc, 64, pp. 421-437; (2008) SigmaPlot for Windows (version 11. 0), , San Jose, Systat Software, Inc, Systat Software, Inc; Talora, D.C., Morellato, P.C., Fenologia de espécies arbóreas em floresta de planície litorânea do sudeste do Brasil (2000) Rev Bras Bot, 23, pp. 13-26; Tonhasca, A., Blackmer, J.L., Albuquerque, G.S., Abundance and diversity of euglossine bees in the fragmented landscape of the Brazilian Atlantic forest (2002) Biotropica, 34, pp. 416-422; Vogel, S., Parfümsammelnde Bienen als bestäuber von orchidaceen und Gloxinia (1966) Oessterr Bot Z, 113, pp. 302-361; Whitmore, T.C., (1984) The Tropical Rain Forests of the Far East (2nd Edition), p. 352. , Oxford: Oxford University Press; Whitten, W.N., Young, A.M., Williams, N.H., Function of glandular secretions in fragrance collection by male euglossine bees (1989) J Chem Ecol, 19, pp. 3017-3027; Wittmann, D., Radtke, R., Hoffmann, M., Blochtein, B., Seasonality and seasonal changes in preferences for scent baits in Euplusia violacea in Rio Grande do Sul/ Brazil (Hymenoptera: Apidae: Euglossini) (1989) Entomol Gen, 14, pp. 217-221; Zar, J.H., (1996) Biostatistical analysis, p. 662. , Prentice-Hall, Upper Saddle River, New Jersey; Zimmerman, J.K., Madriñán, S.R., Age structure of male Euglossa imperialis (Hymenoptera: Apidae: Euglossini) at nectar and chemical sources (1988) J Trop Ecol, 4, pp. 303-306; Zimmermann, Y., Roubik, D.W., Eltz, T., Species-specific attraction to pheromonal analogues in orchid bees (2006) Behav Ecol Sociobiol, 60, pp. 833-843; Zimmermann, Y., Ramírez, S.R., Eltz, T., Chemical niche differentiation among sympatric species of orchid bees (2009) Ecology, 90, pp. 2994-3008</text:p>
          </table:table-cell>
          <table:table-cell office:value-type="string" calcext:value-type="string">
            <text:p>Rocha-Filho, L. C.; Depto de Biologia, Fac de Filosofia, Ciências e Letras de Ribeirão Preto-FFCLRP, Univ de São Paulo-USP, Av. Bandeirantes 3900, 14040-901 Ribeirão Preto, SP, Brazil; email: correiadarocha@yahoo.com.br</text:p>
          </table:table-cell>
          <table:table-cell table:number-columns-repeated="7"/>
          <table:table-cell office:value-type="string" calcext:value-type="string">
            <text:p>1519566X</text:p>
          </table:table-cell>
          <table:table-cell table:number-columns-repeated="3"/>
          <table:table-cell office:value-type="string" calcext:value-type="string">
            <text:p>English</text:p>
          </table:table-cell>
          <table:table-cell office:value-type="string" calcext:value-type="string">
            <text:p>Neotrop. Entomol.</text:p>
          </table:table-cell>
          <table:table-cell office:value-type="string" calcext:value-type="string">
            <text:p>Article</text:p>
          </table:table-cell>
          <table:table-cell office:value-type="string" calcext:value-type="string">
            <text:p>Scopus</text:p>
          </table:table-cell>
          <table:table-cell office:value-type="string" calcext:value-type="string">
            <text:p>2-s2.0-84893411225</text:p>
          </table:table-cell>
          <table:table-cell table:number-columns-repeated="983"/>
        </table:table-row>
        <table:table-row table:style-name="ro1">
          <table:table-cell office:value-type="string" calcext:value-type="string">
            <text:p>Togni O.C., Locher G.A., Giannotti E., Silveira O.T.</text:p>
          </table:table-cell>
          <table:table-cell office:value-type="string" calcext:value-type="string">
            <text:p>The social wasp community (Hymenoptera, Vespidae) in an area of Atlantic Forest, Ubatuba, Brazil</text:p>
          </table:table-cell>
          <table:table-cell office:value-type="float" office:value="2014" calcext:value-type="float">
            <text:p>2014</text:p>
          </table:table-cell>
          <table:table-cell office:value-type="string" calcext:value-type="string">
            <text:p>Check List</text:p>
          </table:table-cell>
          <table:table-cell office:value-type="float" office:value="10" calcext:value-type="float">
            <text:p>10</text:p>
          </table:table-cell>
          <table:table-cell office:value-type="float" office:value="1" calcext:value-type="float">
            <text:p>1</text:p>
          </table:table-cell>
          <table:table-cell/>
          <table:table-cell office:value-type="float" office:value="10" calcext:value-type="float">
            <text:p>10</text:p>
          </table:table-cell>
          <table:table-cell office:value-type="float" office:value="17" calcext:value-type="float">
            <text:p>17</text:p>
          </table:table-cell>
          <table:table-cell/>
          <table:table-cell office:value-type="float" office:value="3" calcext:value-type="float">
            <text:p>3</text:p>
          </table:table-cell>
          <table:table-cell/>
          <table:table-cell office:value-type="string" calcext:value-type="string">
            <text:p>http://www.scopus.com/inward/record.url?eid=2-s2.0-84897629379&amp;partnerID=40&amp;md5=5b6a6cd37376374b8ccd345cf166698b</text:p>
          </table:table-cell>
          <table:table-cell office:value-type="string" calcext:value-type="string">
            <text:p>Universidade Estadual Paulista, Instituto de Biociências, Departamento de Zoologia, CEP 13506-900, Rio Claro, SP, Brazil; Museu Paraense Emílio Goeldi, Departamento de Zoologia, Campus de Pesquisas, CEP 66040-170, Belém, PA, Brazil</text:p>
          </table:table-cell>
          <table:table-cell office:value-type="string" calcext:value-type="string">
            <text:p>Togni, O.C., Universidade Estadual Paulista, Instituto de Biociências, Departamento de Zoologia, CEP 13506-900, Rio Claro, SP, Brazil; Locher, G.A., Universidade Estadual Paulista, Instituto de Biociências, Departamento de Zoologia, CEP 13506-900, Rio Claro, SP, Brazil; Giannotti, E., Universidade Estadual Paulista, Instituto de Biociências, Departamento de Zoologia, CEP 13506-900, Rio Claro, SP, Brazil; Silveira, O.T., Museu Paraense Emílio Goeldi, Departamento de Zoologia, Campus de Pesquisas, CEP 66040-170, Belém, PA, Brazil</text:p>
          </table:table-cell>
          <table:table-cell office:value-type="string" calcext:value-type="string">
            <text:p>The Brazilian Atlantic Forest is of great relevance to biological conservation, and is among the areas in South America with the highest levels of diversity and endemism. The aim of this study was to survey the social wasp species in the subfamily Polistinae in Ubatuba, São Paulo state, in southwestern Brazil. Collecting work was conducted from May 2007 to May 2008 using attractive PET bottle traps and active searching. Twenty-one species belonging to eight genera were found, among which some may be considered rare in southeastern Brazil such as Mischocyttarus parallelogrammus and Polybia catillifex. The most abundant species were Agelaia angulata (64.31%), Agelaia nr. centralis (10.08%) and Angiopolybia pallens (8.49%). A correlation between species richness and relative humidity (r = 0.6435; p = 0.0176) was observed. Values of species richness were a little higher in the super humid (Sm = 11) than in the less humid (Sm = 9) season. This suggests that this season may have more favorable environmental conditions for a greater richness of species to found colonies. Despite not having a very high species richness compared with other surveys, the collected species in this study can be considered rare in southeastern Brazil, emphasizing the complexity of the Atlantic Forest biome and its relation to the diversity of wasps. © 2014 Check List and Authors.</text:p>
          </table:table-cell>
          <table:table-cell table:number-columns-repeated="7"/>
          <table:table-cell office:value-type="string" calcext:value-type="string">
            <text:p>Aguiar, C.M.L., Santos, G.M.D.M., Compartilhamento de recursos florais por vespas sociais (Hymenoptera: Vespidae) e abelhas (Hymenoptera: Apoidea) em uma área de caatinga (2007) Neotropical Entomology, 36, pp. 836-842; Alvarenga, R.D., De Castro, M.M., Santos-Prezoto, H.H., Prezoto, F., Nesting of social wasps (Hymenoptera, Vespidae) in urban gardens in Southeastern Brazil (2010) Sociobiology, 55 (2), pp. 445-452; Andrade, F.R., Prezoto, F., Horários de atividade forrageadora e material coletado por Polistes ferreri Saussure, 1853 (Hymenoptera, Vespidae), nas diferentes fases de seu ciclo biológico (2001) Revista Brasileira de Zoociências, 3, pp. 117-128; Auad, A.M., Carvalho, C.A., Clemente, M.A., Prezoto, F., Diversity of social wasps (Hymenoptera) in a silvipastoral system (2010) Sociobiology, 55 (2), pp. 627-636; Ayres, M., Ayres Jr., M., Ayres, D.L., Santos, A.A., (2007) BioEstat-Aplicações estatísticas nas áreas das ciências bio-médicas, p. 364. , Belém, PA: Ong Mamiraua; Bencke, S.C.C., Morellato, L.P.C., Estudo comparativo da fenologia de nove espécies arbóreas em três tipos de floresta atlântica no sudeste do Brasil (2002) Revista Brasileira de Botânica, 25, pp. 237-248; Carpenter, J.M., Marques, O.M., (2001) Contribuição ao estudo dos vespídeos do Brasil (Insecta, Hymenoptera, Vespoidae), p. 147. , Cruz das Almas: Universidade Federal da Bahia; Clemente, M.A., (2009) Vespas sociais (Hymenoptera, Vespidae) do Parque Estadual do Ibitipoca-MG: Estrutura, composição e visitação floral, p. 79. , M. Sc. Dissertation. Juiz de Fora: Universidade Federal de Juiz de Fora; Cooper, M., The subgenus Megacanthopus Ducke of Mischocyttarus de Saussure (Hym., Vespidae), with a key and three new species (1997) Entomologist's Monthly Magazine, 133, pp. 217-223; Diniz, I.R., Kitayama, K., Colony densities and preferences for nest habitats of some social wasps in Mato Grosso State, Brazil (Hymenoptera, Vespidae) (1994) Journal of Hymenoptera Research, 3, pp. 133-143; Elpino-Campos, Á., Del-Claro, K., Prezoto, F., Diversity of social wasps (Hymenoptera: Vespidae) in Cerrado fragments of Uberlândia, Minas Gerais State, Brazil (2007) Neotropical Entomology, 36 (5), pp. 685-692; Gadagkar, R., Belonogaster, Mischocyttarus, Parapolybia, and Independent-founding Ropalidia (1991) The social biology of wasps, pp. 149-190. , in: K.G. Ross and R.W. Mathews (ed.), Ithaca: Comstock; Giannotti, E., The colony cycle of the social wasp, Mischocyttarus cerberus styx Richards, 1940 (Hymenoptera, Vespidae) (1998) Revista Brasileira de Entomologia, 41, pp. 217-224; Giannotti, E., McHado, V.L.L., The seasonal variation of brood stages duration of Polistes lanio (Fabricius, 1775) (Hymenoptera, Vespidae) (1994) Naturalia, 19, pp. 97-102; Giannotti, E., Prezoto, F., McHado, V.L.L., Foraging activity of Polistes lanio lanio (Fabri.) (Hymenoptera: Vespidae) (1995) Anais da Sociedade Entomologica Brasileira, 24, pp. 455-463; Gobbi, N., Contribuição ao estudo do ciclo básico de espécies do gênero Polybia, com especial referência à Polybia (Myrapetra) paulista (Ihering, 1896), e Polybia occidentalis occidentalis (Olivier, 1791) (Hymenoptera, Vespidae) (1984) Revista Brasileira de Entomologia, 28, pp. 451-457; Gobbi, N., Zucchi, R., On the ecology of Polistes versicolor versicolor (Olivier) in Southern Brazil (Hymenoptera, Vespidae, Polistini). I. Phenological account (1980) Naturalia, 5, pp. 97-104; Gobbi, N., Simões, D., Contribuição ao entendimento do ciclo básico de colônias de Mischocyttarus (Monocyttarus) cassununga Von Ihering, 1903 (Hymenoptera, Vespidae) (1988) Anais da Sociedade Entomologica Brasileira, 17, pp. 421-436; Gomes, B., Noll, F.B., Diversity of social wasps (Hymenoptera, Vespidae, Polistinae) in three fragments of semideciduous seasonal forest in the northwest of São Paulo State, Brazil (2009) Revista Brasileira de Entomologia, 53, pp. 428-431; Henrique-Simões, M., Cuozzo, M.D., Frieiro-Costa, F.A., Social wasps of Unilavras/Boqueirão Biological Reserve, Ingaí, state of Minas Gerais, Brazil (2011) Check List-Journal of species list and distribution, 7 (5), pp. 656-667; Hermes, M.G., Köhler, A., The flower-visiting social wasps (Hymenoptera, Vespidae, Polistinae) in two areas of Rio Grande do Sul State, southern Brazil (2006) Revista Brasileira de Entomologia, 50 (2), pp. 268-274; Jeanne, R.L., The adaptiveness of social wasp nest architecture (1975) The Quarterly Review of Biology, 50 (3), pp. 267-287; Jeanne, R.L., The swarm-founding Polistinae (1991) The social biology of wasps, pp. 191-231. , in: K.G. Ross and R.W. Matthews (ed.)., New York: Cornell University; Köppen, W., (1948) Climatologia: Con un estudio de los climas de la tierra, p. 479. , México: Fondo de Cultura Económica; Lima, A.C.O., (2008) Sobre a diversidade de vespas sociais (Vespidae: Polistinae) em fragmentos florestais remanescentes do noroeste e do nordeste do Estado de São Paulo, e o seu possível uso como indicadores de conservação da biodiversidade, p. 59. , M. Sc. Dissertation. Ribeirão Preto: Faculdade de Filosofia, Ciências e Letras de Ribeirão da USP; Lima, A.C.O., Castilho-Noll, M.S.M., Gomes, B., Noll, F.B., Social wasp diversity (Vespidae, Polistinae) in a forest fragment in the northeast of São Paulo state sampled with different methodologies (2010) Sociobiology, 55 (2), pp. 613-623; Lima, M.A.P., Lima, J.R., Prezoto, F., Levantamento dos gêneros, flutuação das colônias e hábitos de nidificação de vespas sociais (Hymenoptera, Vespidae) no Campus da UFJF, Juiz de Fora, MG (2000) Revista Brasileira de Zoociências, 2 (1), pp. 69-80; Locher, G.A., (2012) Estudo comparativo da diversidade de vespas sociais (Hymenoptera, Vespidae) em mata ciliar e cultura de cana-de-açúcar na região de Ipeúna, SP, p. 73. , M. Sc. Dissertation. Rio Claro: Instituto de Biociências, Universidade Estadual Paulista Júlio de Mesquita Filho; McHado, A.B.M., Fonseca, G.A.B., McHado, R.B., Aguiar, L.M.S., Lins, L.V., (1998) Livro vermelho das espécies ameaçadas de extinção da fauna de Minas Gerais, p. 605. , Belo Horizonte: Biodiversitas; Marques, O.M., (1989) Vespas sociais (Hymenoptera, Vespidae) em Cruz das Almas-Bahia: Identificação taxonômica, hábitos alimentares e de nidificação, p. 62. , M. Sc. Dissertation. Crus das Almas: Universidade Federal da Bahia; Marques, O.M., Carvalho, C.A.L., Costa, J.M., Fenologia de Polistes canadensis canadensis (L., 1758) (Hymenoptera, Vespidae) em Cruz das Almas-Bahia (1992) Insecta, 1, pp. 1-8; Marques, O.M., Carvalho, C.A.L., Costa, J.M., Levantamento das espécies de vespas sociais (Hymenoptera, Vespidae) no município de Cruz das Almas-Estado da Bahia (1993) Insecta, 2 (1), pp. 1-9; Marques, O.M., Santos, P.A., Vinhas, A.F., Souza, A.L.V., Carvalho, C.A.L., Meira, J.L., Social wasps (Hymenoptera: Vespidae) visitors of nectaries of Vigna unguiculata (L.) Walp. in the region of Recôncavo of Bahia (2005) Magistra, 17 (2), pp. 64-68; Mechi, M.R., (1996) Levantamento da fauna de vespas aculeata na vegetação de duas áreas de cerrado, p. 237. , M. Sc. Dissertation. São Carlos: Universidade Federal de São Carlos; Mechi, M.R., Comunidade de vespas Aculeata (Hymenoptera) e suas fontes florais (2005) O cerrado Pé-de-Gigante: Ecologia e conservação-Parque Estadual de Vassununga, pp. 256-266. , in: V.R. Pivello and E.M. Varanda (ed.)., São Paulo: SMA; Melo, A.C., Santos, G.M.M., Cruz, J.D., Marques, O.M., Vespas Sociais (Vespidae) (2005) Biodiversidade e conservação da Chapada Diamantina, pp. 244-257. , in: F.A. Juncá, L. Funch and W. Rocha (ed.)., Brasília: Ministério do Meio Ambiente; Melo, L.A.S., Moreira, A.N., Silva, F.A.N., Armadilha para monitoramento de insetos (2001) Comunicado Técnico da Embrapa Meio Ambiente, 7, pp. 1-4; Morato, E.F., Amarante, S.T., Silveira, O.T., Avaliação ecológica rápida da fauna de vespas (Hymenoptera, Aculeata) do Parque Nacional da Serra do Divisor, Acre, Brasil (2008) Acta Amazonica, 38 (4), pp. 789-798; Pereira, M.G.C., Antonialli Jr., W.F., Social wasps in riparian forest in Batayporã, Mato Grosso do Sul State, Brazil (2011) Sociobiology, 57 (1), pp. 153-163; Pickett, K.M., Wenzel, J.W., Revision and cladistic analysis of the nocturnal social wasp genus, Apoica Lepeletier (Hymenoptera: Vespidae; Polistinae, Epiponini) (2007) American Museum Novitates, 3562, pp. 1-30; Prezoto, F., Clemente, M.A., Vespas sociais do Parque Estadual do Ibitipoca, Minas Gerais, Brasil (2010) MG Biota, 3 (4), pp. 22-32; Raveret-Richter, M., Social wasps (Hymenoptera: Vespidae) foraging behavior (2000) Annual Review of Entomology, 45, pp. 121-150; Raw, A., Avian predation on individual neotropical social wasps (Hymenoptera, Vespidae) outside their nests (1997) Ornitologia Neotropical, 8, pp. 89-92; Raw, A., Population densities and biomass of neotropical social wasps (Hymenoptera, Vespidae) related to colony size, hunting range and wasps size (1998) Revista Brasileira de Zoologia, 15 (3), pp. 815-822; Reeve, H.K., Polistes (1991) The social biology of wasps, pp. 99-148. , in: K.G. Ross and R.W. Mathews (ed.), Ithaca: Comstock; Resende, J.J., Santos, G.M.M., Bichara-Filho, C.C., Gimenes, M., Atividade diária de busca de recursos pela vespa social Polybia occidentalis (Olivier, 1791) (Hymenoptera, Vespidae) (2001) Revista Brasileira de Zoociências, 3, pp. 105-115; Ribeiro Jr., C., (2008) Levantamento de vespas sociais (Hymenoptera: Vespidae) em uma eucaliptocultura, p. 65. , M. Sc. Dissertation. Juiz de Fora: Universidade de Juiz de Fora; Richards, O.W., (1978) The social wasps of the Americas excluding the Vespinae, p. 580. , London: British Museum (Natural History); Rodrigues, V.M., McHado, V.L.L., Vespídeos sociais: Espécies do Horto Florestal "Navarro de Andrade" de Rio Claro, SP (1982) Naturalia, 7, pp. 173-175; Santos, B.B., Ocorrência de vespídeos sociais (Hymenoptera, Vespidae) em pomar em Goiânia, Goiás, Brasil (1996) Revista do Setor Ciências Agrárias, 15 (1), pp. 43-46; Santos, G.M.M., Presley, S.J., Niche overlap and temporal activity patterns of social wasps (Hymenoptera: Vespidae) in a brazilian cashew orchard (2010) Sociobiology, 56 (1), pp. 121-131; Santos, G.M.M., Aguiar, C.M.L., Gobbi, N., Characterization of the social wasp guild (Hymenoptera: Vespidae) visiting flowers in the caatinga (Itatim, Bahia, Brazil) (2006) Sociobiology, 47 (2), pp. 1-12; Santos, G.M.M., Bispo, P.C., Aguiar, C.M.L., Fluctuations in richness and abundance of social wasps during the dry and wet seasons in three phyto-physiognomies at the tropical dry forest of Brazil (2009) Environmental Entomology, 38 (6), pp. 1613-1617; Santos, G.M.M., Cruz, J.D., Marques, O.M., Gobbi, N., Diversidade de vespas sociais (Hymenoptera: Vespidae) em áreas de cerrado na Bahia (2009) Neotropical Entomology, 38 (3), pp. 317-320; Santos, G.M.M., Bichara Filho, C.C., Resende, J.J., Cruz, J.D., Marques, O.M., Diversity and community structure of social wasps (Hymenoptera: Vespidae) in three ecosystems in Itaparica island, Bahia State, Brazil (2007) Neotropical Entomology, 36 (2), pp. 180-185; Silva-Pereira, V., Santos, G.M.M., Diversity in bee (Hymenoptera: Apoidea) and social wasp (Hymenoptera: Vespidae, Polistinae) community in "Campos Rupestres", Bahia, Brazil (2006) Neotropical Entomology, 35 (2), pp. 165-174; Silva, S.S., Silveira, O.T., Vespas sociais (Hymenoptera, Vespidae, Polistinae) de floresta pluvial Amazônica de terra firme em Caxiuanã, Melgaço, Pará (2009) Iheringia, Série Zoologia, 99 (3), pp. 317-323; Silveira-Netto, S., Nakano, O., Barbin, D., Nova, N.A.V., (1976) Manual de entomologia dos insetos, p. 419. , São Paulo: Editora Agronômica Ceres; Silveira, O.T., Surveying Neotropical social wasps: An evaluation of methods in the "Ferreira Penna" Research Station (ECFPn), in Caxiuanã, PA, Brazil (Hymenoptera, Vespidae, Polistinae) (2002) Papéis Avulsos de Zoologia, 42, pp. 299-323; Silveira, O.T., Costa Neto, S.V., Silveira, O.F.M., Social wasps of two wetland ecosystems in brazilian Amazonia (Hymenoptera, Vespidae, Polistinae) (2008) Acta Amazonica, 38 (2), pp. 333-344; Silveira, O.T., Esposito, M.C., Dos Santos, J.N., Gemaque, F.E., Social wasps and bees captured in carrion traps in a rainforest in Brazil (2005) Entomological Science, 8 (1), pp. 33-39; Simões, D., Mecchi, M.R., Estudo sobre a fenologia de Polybia (Myrapetra) paulista Ihering, 1896 (Hymenoptera, Vespidae) (1983) Naturalia, 8, pp. 185-191; Simões, D., Gobbi, N., Batarce, B.R., Mudanças sazonais na estrutura populacional em colônias de 3 espécies do gênero Mischocyttarus (1985) Naturalia, 10, pp. 89-105; Souza, A.R., Venâncio, D.F.A., Zanuncio, J.C., Prezoto, F., Sampling methods for assessing social wasps species diversity in a eucalyptus plantation (2011) Journal of Economic Entomology, 104 (3), pp. 1120-1123; Souza, M.M., Prezoto, F., Diversity of social wasps (Hymenoptera: Vespidae) in Semideciduous forest and cerrrado (savanna) regions in Brazil (2006) Sociobiology, 47 (1), pp. 135-147; Souza, M.M., Silva, M.J., Silva, M.A., Assis, N.R.G., A capital dos marimbondos-vespas sociais Hymenoptera, Vespidae do município de Barroso, Minas Gerais (2008) MG Biota, 1 (3), pp. 24-38; Souza, M.M., Louzada, J., Serrão, J.E., Zanuncio, J.C., Social wasps (Hymenoptera: Vespidae) as indicators of conservation degree of riparian forests in southeast Brazil (2010) Sociobiology, 56 (2), pp. 387-396; Spradbery, J.P., (1973) Wasps: An accoun of the biology and natural history of solitary and social wasps, p. 408. , Seattle: University of Washington Press; Suzuki, T., Area, eficience and time of foraging in Polistes chinensis antennalis Pérez (Hymenoptera: Vespidae) (1978) Journal of the Kansas Entomological Society, 28, pp. 179-189; Tanaka Jr., G.M., Noll, F.B., Diversity of social wasps on Semideciduous Seasonal Forest fragments with different surrounding matrix in Brazil (2011) Psyche, 2011, pp. 1-8; Veloso, H.P., Rangel-Filho, A.L.R., Lima, J.C.A., (1991) Classificação da vegetação brasileira, adaptada a um sistema universal, p. 133. , Rio de Janeiro: Instituto Brasileiro de Geografia e Estatística; Zucchi, R., Sakagami, S.F., Noll, F.B., Mechi, M.R., Mateus, S., Baio, M.V., Shima, S.N., Agelaia vicina, a swarm-founding Polistine with the largest colony size among wasps and bees (Hymenoptera: Vespidae) (1995) Journal of the New York Entomological Society, 103 (2), pp. 129-137</text:p>
          </table:table-cell>
          <table:table-cell office:value-type="string" calcext:value-type="string">
            <text:p>Togni, O. C.; Universidade Estadual Paulista, Instituto de Biociências, Departamento de Zoologia, CEP 13506-900, Rio Claro, SP, Brazil; email: olgatogni@yahoo.com.br</text:p>
          </table:table-cell>
          <table:table-cell table:number-columns-repeated="7"/>
          <table:table-cell office:value-type="string" calcext:value-type="string">
            <text:p>1809127X</text:p>
          </table:table-cell>
          <table:table-cell table:number-columns-repeated="3"/>
          <table:table-cell office:value-type="string" calcext:value-type="string">
            <text:p>English</text:p>
          </table:table-cell>
          <table:table-cell office:value-type="string" calcext:value-type="string">
            <text:p>Check List</text:p>
          </table:table-cell>
          <table:table-cell office:value-type="string" calcext:value-type="string">
            <text:p>Article</text:p>
          </table:table-cell>
          <table:table-cell office:value-type="string" calcext:value-type="string">
            <text:p>Scopus</text:p>
          </table:table-cell>
          <table:table-cell office:value-type="string" calcext:value-type="string">
            <text:p>2-s2.0-84897629379</text:p>
          </table:table-cell>
          <table:table-cell table:number-columns-repeated="983"/>
        </table:table-row>
        <table:table-row table:style-name="ro1">
          <table:table-cell office:value-type="string" calcext:value-type="string">
            <text:p>Bueno G.B.F., de Aguiar J.C.C., dos Santos S.M.C.</text:p>
          </table:table-cell>
          <table:table-cell office:value-type="string" calcext:value-type="string">
            <text:p>Community structure of metazoan parasites of Trichiurus lepturus (Perciformes, Trichiuridae) from Ubatuba, Southwestern Atlantic Ocean, Brazil [Estrutura da comunidade de parasitos metazoários de Trichiurus lepturus (Perciformes, Trichiuridae) de Ubatuba, Oceano Atlântico Sudoeste, Brasil]</text:p>
          </table:table-cell>
          <table:table-cell office:value-type="float" office:value="2014" calcext:value-type="float">
            <text:p>2014</text:p>
          </table:table-cell>
          <table:table-cell office:value-type="string" calcext:value-type="string">
            <text:p>Acta Scientiarum - Biological Sciences</text:p>
          </table:table-cell>
          <table:table-cell office:value-type="float" office:value="36" calcext:value-type="float">
            <text:p>36</text:p>
          </table:table-cell>
          <table:table-cell office:value-type="float" office:value="3" calcext:value-type="float">
            <text:p>3</text:p>
          </table:table-cell>
          <table:table-cell/>
          <table:table-cell office:value-type="float" office:value="357" calcext:value-type="float">
            <text:p>357</text:p>
          </table:table-cell>
          <table:table-cell office:value-type="float" office:value="364" calcext:value-type="float">
            <text:p>364</text:p>
          </table:table-cell>
          <table:table-cell table:number-columns-repeated="2"/>
          <table:table-cell office:value-type="string" calcext:value-type="string">
            <text:p>10.4025/actascibiolsci.v36i3.21908</text:p>
          </table:table-cell>
          <table:table-cell office:value-type="string" calcext:value-type="string">
            <text:p>http://www.scopus.com/inward/record.url?eid=2-s2.0-84907321741&amp;partnerID=40&amp;md5=9c758ffd1ac8acb89337fb37c5a06ca5</text:p>
          </table:table-cell>
          <table:table-cell office:value-type="string" calcext:value-type="string">
            <text:p>Laboratório de Parasitologia, Universidade de Taubaté, Taubaté, São Paulo, Brazil; Centro Nacional de Pesquisa da Conservação de Peixes Continentais, Instituto Chico Mendespara Conservação da Biodiversidade, Rod. Pref. Euberto Nemesio Pereira de Godoy, Km 6,5, 13630-970, Pirassununga, São Paulo, Brazil; Departamento de Parasitologia, Universidade Estadual de Campinas, Cx. Postal 6109, 13083-970, Campinas, São Paulo, Brazil</text:p>
          </table:table-cell>
          <table:table-cell office:value-type="string" calcext:value-type="string">
            <text:p>Bueno, G.B.F., Laboratório de Parasitologia, Universidade de Taubaté, Taubaté, São Paulo, Brazil; de Aguiar, J.C.C., Centro Nacional de Pesquisa da Conservação de Peixes Continentais, Instituto Chico Mendespara Conservação da Biodiversidade, Rod. Pref. Euberto Nemesio Pereira de Godoy, Km 6,5, 13630-970, Pirassununga, São Paulo, Brazil, Departamento de Parasitologia, Universidade Estadual de Campinas, Cx. Postal 6109, 13083-970, Campinas, São Paulo, Brazil; dos Santos, S.M.C., Laboratório de Parasitologia, Universidade de Taubaté, Taubaté, São Paulo, Brazil</text:p>
          </table:table-cell>
          <table:table-cell office:value-type="string" calcext:value-type="string">
            <text:p>This study aimed to evaluate the community structure of metazoan parasites of Trichiurus lepturus from Ubatuba, Brazil. Fifty fish were collected in February 2008. Our statistical approach consisted in evidencing the most interesting infrapopulations, in order to try to understand the relationship between the variables regulating them. This analysis was based on a Poisson generalized linear model (GLM) developed with selection of variables using the corrected Akaike Information Criterion (AICc) and AIC weight. Larvae of Anisakidae and Lecithochirium microstomum seems to play an important role on this hostparasite system and their abundances were influenced by the ontogenetic shift in feeding of the hosts. Changes in characteristics of hosts included a negative relationship between increased abundance of anisakids' larvae and reduction in host weight. Gender biases were statistically consistent, but further long-term research is required to confirm them. Finally, we show the challenges that may be addressed in future research.</text:p>
          </table:table-cell>
          <table:table-cell office:value-type="string" calcext:value-type="string">
            <text:p>Marine; Parasite ecology; South America</text:p>
          </table:table-cell>
          <table:table-cell office:value-type="string" calcext:value-type="string">
            <text:p>Acanthocephala; animal experiment; Anisakidae; article; body height; body weight; Brazil; cestode; community structure; copepod; correlational study; cyst (resting stage); Digenea; ecological niche; feeding behavior; female; fish; host parasite interaction; larva; Lecithochirium microstomum; male; Monogenea; nematode; nonhuman; parasite; parasite identification; parasite prevalence; parasitism; population abundance; sex difference; Trichiurus lepturus; weight reduction</text:p>
          </table:table-cell>
          <table:table-cell table:number-columns-repeated="5"/>
          <table:table-cell office:value-type="string" calcext:value-type="string">
            <text:p>Amato, J.F.R., Boeger, W.A., Amato, S.B., (1991) Protocolos para laboratório de parasitos de pescado, , Seropédica: Imprensa Universitária UFRRJ; Barros, G.C., Amato, J.F.R., Larvas de anisakídeos de peixe-espada, Trichiurus lepturus L., da costa do Estado do Rio de Janeiro, Brasil (1993) Revista Brasileira de Biologia, 53 (2), pp. 241-245; Binning, S.A., Roche, D.G., Layton, C., Ectoparasites increase swimming costs in a coral reef fish (2013) Biology Letters, 9 (1), pp. 1-4; Bittar, V.T., Di Beneditto, A.P.M., Diet and potential feeding overlap between Trichiurus lepturus (Osteichthyes, Perciformes) and Potoporia blainvillei (Mammalia, Ceatacea) in northern Rio de Janeiro, Brazil (2009) Zoologia, 26 (2), pp. 374-378; Bolker, B.M., De Castro, F., Storfer, A., Mech, S., Harvey, E., Collins, J.P., Disease as a selective force precluding widespread cannibalism: A case study of an iridovirus of tiger salamanders, Ambystoma tigrinum (2008) Evolutionary Ecology Research, 10, pp. 105-128; Borges, J.N., Cunha, L.F.G., Santos, H.L.C., Monteiro-Neto, C., Santos, C.P., Morphological and molecular diagnosis of Anisakid nematode larvae from cutlassfish (Trichiurus lepturus) off the coast of Rio de Janeiro, Brazil (2012) PLoS ONE, 7 (7), pp. 1-14; Booth, D.T., Clayton, D.H., Block, B.A., Experimental demonstration of the energetic cost of parasitism in free-ranging hosts (1993) Proceedings of the Royal Society of Londom B, 253 (1337), pp. 125-129; Boxshall, G., Montú, M., Copepods parasitic on Brazilian coastal fishes: A hand book (1997) Nauplius, 5 (1), pp. 1-225; Bush, A.O., Aho, J.M., Kennedy, C.R., Ecological versus phylogenetic determinants of helminth parasite community richness (1990) Evolutionary Ecology, 4 (1), pp. 1-20; Bush, J.O., Lafferty, K.D., Lotz, J.M., Shostak, A.W., Parasitology meets ecology on its own terms: Margolis et al. revisited (1997) Journal of Parasitology, 83 (4), pp. 575-583; Careau, V., Thomas, D.W., Humphries, M.M., Energetic cost of bot fly parasitism in free-ranging eastern chipmunks (2010) Oecologia, 162 (2), pp. 303-312; Carvalho, A.R., Luque, J.L., Ocorrência de Neobenedenia melleni (Monogenea, Capsalidae) em Trichiurus lepturus (Perciformes, Trichiuridae), naturalmente infestados, no litoral do Rio de Janeiro, Brasil (2009) Revista Brasileira de Parasitologia Veterinária, 18 (1), pp. 74-76; Carvalho, A.R., Luque, J.L., Seasonal variation in metazoan parasites of Trichiurus lepturus (Perciformes, Trichiuridae) of Rio de Janeiro, Brazil (2011) Brazilian Journal of Biology, 71 (3), pp. 771-782; Carvalho, A.R., Luque, J.L., Three new species of monogeneans parasitic on Atlantic cutlassfish Trichiurus lepturus (Perciformes, Trichiuridae) from Southeastern Brazil (2012) Acta Scientiarum. Biological Sciences, 34 (3), pp. 359-365; Carvalho, J.P., Notas sobre alguns copépodos parasitos de peixes marítimos da costa do Estado de São Paulo (1951) Boletim do Instituto Oceanográfico, 2 (2), pp. 135-144; Cavalcanti, E.T.S., Takemoto, R.M., Alves, L.C., Chellapa, S., First report of metazoan fish parasites with zoonotic potential in Scomberomorus brasiliensis and Trichiurus lepturus from the coastal waters of Rio Grande do Norte, Brazil (2012) Marine Biodiversity Records, 5 (E40), pp. 1-4; Cergole, M.C., Ávila-Da-Silva, A.O., Rossiwongtschowski, C.L.B., (2005) Análise das principais pescarias comerciais da região Sudeste-Sul do Brasil: Dinâmica populacional das espécies em explotação, , São Paulo: Instituto Oceanográfico/USP; Di Beneditto, A.P.M., Rocha-Campos, C.C., Danilewicz, D.S., Secchi, E.R., Moreno, I.B., Hassel, L.B., Tavares, M., Alves, V.C., (2010) Plano de ação nacional para conservação do Pequeno Cetáceo Toninha, , Pontoporia blainvillei. Brasília: Instituto Chico Mendes de Conservação da Biodiversidade, ICMBio; Duneau, D., Luijckx, P., Ruder, L.F., Ebert, D., Sex-specific effects of a parasite evolving in a femalebiased host population (2012) Biomed Central Biology, 10 (104), pp. 1-10; (2005) Review of the state of world marine fishery resources, , FAO-Food and Agriculture Organization of the United Nations., Rome: FAO/Fisheries Technical Papers; (2012) The state of world fisheries and aquaculture, , FAO-Food and Agriculture Organization of the United Nations., Rome: FAO/Fisheries and Aquaculture Department; Faraway, J.J., (2006) Extending the linear model with R-generalized linear, mixed effects and nonparametric regression models, , New York: Chapman and Hall/CRC Taylor and Francis Group; Fernandes, B.M.M., Arci, A.D.N., Cohen, S.C., New data on some species of Monogenea and Digenea parasites of marine fish from the coast of the State of Rio de Janeiro, Brazil (2009) Revista Brasileira de Parasitologia Veterinária, 18 (2), pp. 13-18; Ferrari, N., Rosa, R., Pugliese, A., Hudson, P.J., The role of sex in parasite dynamics: Model simulations on transmission of Heligmosomoides polygyrus in populations of yellow-necked mice, Apodemus flavicollis (2007) International Journal for Parasitology, 37 (3-4), pp. 341-349; Figueiredo, J.L., Menezes, N.A., (2000) Manual de peixes marinhos do Brasil, , VI. Teleostei. São Paulo: Museu de Zoologia/USP; Freitas, J.F.T., Gomes, D.C., Sobre uma nova espécie do gênero Lecithochirium Luhe, 1901 (Trematoda, Hemiuroidea) (1971) Memórias do Instituto Oswaldo Cruz, 69 (1), pp. 107-113; Freitas, J.F.T., Santos, E., Novo trematódeo parasito de peixe marinho (1971) Memórias do Instituto Oswaldo Cruz, 69 (1), pp. 79-81; Froese, R., Pauly, D., FishBase, version 04/2013, , http://www.fishbase.org, Available from, Access on: May 15, 2013; Fuller, C.A., Blaustein, A.R., Effects of the parasite Eimeria arizonensis on survival of deer mice (Peromyscus maniculatus) (1996) Ecology, 77 (7), pp. 2196-2202; Godin, J.G.J., Sproul, C.D., Risk taking in parasitized sticklebacks under threat of predation: Effects of energetic need and food availability (1988) Canadian Journal of Zoology, 66 (11), pp. 2360-2367; Grear, D.A., Luong, L.T., Hudson, P.J., Sexbiased transmission of a complex life-cycle parasite: Why males matter (2012) Oikos, 121 (9), pp. 1446-1453; Haimovici, M., (1997) Recursos pesqueiros demersais da região sul, , Rio de Janeiro: Femar; Haimovici, M., Rossi-Wongtschowski, C.L.B., Bernardes, R.A., Fischer, L.G., Vooren, C.M., Santos, R.A., Rodrigues, A.R., Santos, S., (2008) Prospecção pesqueira de espécies demersais com rede de arrasto-de-fundo na Região Sudeste-Sul do Brasil, , São Paulo: Instituto Oceanográfico/USP; Ho, J.S., Lin, C.L., New Species of Metacaligus (Caligidae, Copepoda) Parasitic on the Cutlassfish (Trichiurus lepturus) of Taiwan, with a Cladistic Analysis of the Family Caligidae (2002) Zoological Science, 19 (12), pp. 1363-1375; Jakob, E., Palm, H.W., Parasites of commercially important fish species from the southern Java coast, Indonesia, including the distribution pattern of trypanorhynch cestodes (2006) Verhandlungen der Gesellschaft für Ichthyologie, 5, pp. 165-191; Kohn, A., Cohen, S.C., (2007) South American trematodes parasites of fishes, , Rio de Janeiro: Imprinta Express Ltda; Lafferty, K.D., Shaw, J.C., Comparing mechanisms of host manipulation across host and parasite taxa (2013) The Journal of Experimental Biology, 216, pp. 56-66; Luque, J.L., Aguiar, J.C., Vieira, F.M., Gibson, D.I., Santos, C.P., Checklist of Nematoda associated with the fishes of Brazil (2011) Zootaxa, 3082, pp. 1-88; Luque, J.L., Chaves, N.D., Cezar, A.D., Novos registros de copépodes caligóideos parasitos de peixes marinhos do Brasil (1998) Nauplius, 6 (1), pp. 9-16; Martins, A.S., Haimovici, M., Reproduction of the cutlassfish Trichiurus lepturus in the southern Brazil subtropical convergence ecosystem (2000) Scientia Marina, 64 (1), pp. 97-105; Martins, A.S., Haimovici, M., Palacios, R., Diet and feeding of the cutlassfish Trichiurus lepturus in the Subtropical Convergence Ecosystem of southern Brazil (2005) Journal of the Marine Biological Association of the United Kingdom, 85 (5), pp. 1223-1229; Mazerolle, M.J., Package 'AICcmodavg', model selection and multimodel inference based on (Q)AIC(c), version 1. 32, , http://www.cran.r-project.org, Available from, Access on: Aug. 10, 2013; McClelland, G., Nematoda (roundworms) (2005) Marine Parasitology, pp. 104-115. , In: ROHDE, K. (Ed.)., Australia: Csiro Publishing; Nakatani, K., Matsuura, Y., Sato, G., Estudo do ciclo de vida do peixe-espada Trichiurus lepturus (1980) Boletim do Instituto Oceanográfico, 29 (2), pp. 255-259; Poulin, R., Morand, S., (2004) Parasite biodiversity, , Washington, D.C.: Smithsonian Institution; R: A language and environment for statistical computing. Vienna: R Foundation for Statistical Computing, , http://www.R-project.org, R CORE TEAM, Available from, Access on: Aug. 20, 2012; Reimchen, T.E., Nosil, P., Ecological causes of sexbiased parasitism in threespine stickleback (2001) Biological Journal of the Linnean Society, 73 (1), pp. 51-63; Rohde, K.C., Hayward, Heap, M., Aspects of the ecology of metazoan ectoparasites of marine fishes (1995) International Journal for Parasitology, 25 (8), pp. 945-970; Sanches, E.G., Controle de Neobenedenia melleni (Maccallum, 1927) (Monogenea, Capsalidae) em garoupa verdadeira, Epinephelus marginatus (Lowe, 1834), cultivada em tanques-rede (2008) Revista Brasileira de Parasitologia Veterinária, 17 (3), pp. 145-149; Santos, C.P., Mourão, E.D., Cárdenas, M.Q., Pseudempleurosoma gibsoni n. sp., a New Ancyrocephalid Monogenean from Paralonchurus brasiliensis (Sciaenidae) from off the Southeastern Coast of Brazil (2001) Memórias do Instituto Oswaldo Cruz, 96 (2), pp. 215-219; São Clemente, S.C., Marques, M.C., Freire, N.M.S., Lucena, F.P., Análise do parasitismo de Peixe Espada Trichiurus lepturus (L.) do litoral do Rio de Janeiro (1995) Parasitologia al Día, 19 (3-4), pp. 146-149; Schmid-Hempel, P., (2011) Evolutionary parasitology: The integrated study of infections, immunology, ecology, and genetics, , Oxford: Oxford University Press; Silva, L.O., Luque, J.L., Alves, D.R., Paraguassu, A.R., Ecologia da comunidade de metazoários parasitos do peixe-espada Trichiurus lepturus Linnaeus (Osteichyes, Trichiuridae), do litoral do estado do Rio de Janeiro, Brasil (2000) Revista Brasileira de Zoociências, 2 (2), pp. 115-133; Timi, J.T., Parasites of Argentine anchovy in the southwest Atlantic: Latitudinal patterns and their use for discrimination of populations (2003) Journal of Fish Biology, 63 (1), pp. 90-107; Vazzoler, A.E.A.M., (1996) Biologia da reprodução de peixes teleósteos: Teoria e prática, , Maringá: Eduem; Vicente, J.J., Santos, E., Alguns helmintos de peixes do litoral norte Fluminense-II (1974) Memórias do Instituto Oswaldo Cruz, 72 (3-4), pp. 173-180; Wallet, M., Kohn, A., Trématodes parasites de poissons marins du littoral de Rio de Janeiro, Brésil (1987) Memórias do Instituto Oswaldo Cruz, 82 (1), pp. 21-27; Wood, C.L., Micheli, F., Fernández, M., Gelcich, S., Castilla, J.C., Carvajal, J., Marine protected areas facilitate parasite populations among four fished host species of central Chile (2013) Journal of Animal Ecology, 82 (6), pp. 1276-1287; Zar, J.H., (1999) Biostatistical analysis, , New Jersey: Prentice-Hall, Inc</text:p>
          </table:table-cell>
          <table:table-cell office:value-type="string" calcext:value-type="string">
            <text:p>de Aguiar, J. C. C.; Centro Nacional de Pesquisa da Conservação de Peixes Continentais, Instituto Chico Mendespara Conservação da Biodiversidade, Rod. Pref. Euberto Nemesio Pereira de Godoy, Km 6,5, 13630-970, Pirassununga, São Paulo, Brazil; email: julio_aguiar@msn.com</text:p>
          </table:table-cell>
          <table:table-cell table:number-columns-repeated="2"/>
          <table:table-cell office:value-type="string" calcext:value-type="string">
            <text:p>Eduem - Editora da Universidade Estadual de Maringa</text:p>
          </table:table-cell>
          <table:table-cell table:number-columns-repeated="4"/>
          <table:table-cell office:value-type="float" office:value="16799283" calcext:value-type="float">
            <text:p>16799283</text:p>
          </table:table-cell>
          <table:table-cell table:number-columns-repeated="3"/>
          <table:table-cell office:value-type="string" calcext:value-type="string">
            <text:p>English; Portuguese</text:p>
          </table:table-cell>
          <table:table-cell office:value-type="string" calcext:value-type="string">
            <text:p>Acta Sci. Biol. Sci.</text:p>
          </table:table-cell>
          <table:table-cell office:value-type="string" calcext:value-type="string">
            <text:p>Article</text:p>
          </table:table-cell>
          <table:table-cell office:value-type="string" calcext:value-type="string">
            <text:p>Scopus</text:p>
          </table:table-cell>
          <table:table-cell office:value-type="string" calcext:value-type="string">
            <text:p>2-s2.0-84907321741</text:p>
          </table:table-cell>
          <table:table-cell table:number-columns-repeated="983"/>
        </table:table-row>
        <table:table-row table:style-name="ro1">
          <table:table-cell office:value-type="string" calcext:value-type="string">
            <text:p>Lopes M., Fransozo A., Castilho A.L., da Costa R.C.</text:p>
          </table:table-cell>
          <table:table-cell office:value-type="string" calcext:value-type="string">
            <text:p>Diel variation in abundance and size of the south american red shrimp pleoticus muelleri (Spence bate, 1888) (Decapoda, solenoceridae) in the Ubatuba region, southeastern Brazil</text:p>
          </table:table-cell>
          <table:table-cell office:value-type="float" office:value="2014" calcext:value-type="float">
            <text:p>2014</text:p>
          </table:table-cell>
          <table:table-cell office:value-type="string" calcext:value-type="string">
            <text:p>Brazilian Journal of Oceanography</text:p>
          </table:table-cell>
          <table:table-cell office:value-type="float" office:value="62" calcext:value-type="float">
            <text:p>62</text:p>
          </table:table-cell>
          <table:table-cell office:value-type="float" office:value="3" calcext:value-type="float">
            <text:p>3</text:p>
          </table:table-cell>
          <table:table-cell/>
          <table:table-cell office:value-type="float" office:value="225" calcext:value-type="float">
            <text:p>225</text:p>
          </table:table-cell>
          <table:table-cell office:value-type="float" office:value="234" calcext:value-type="float">
            <text:p>234</text:p>
          </table:table-cell>
          <table:table-cell table:number-columns-repeated="2"/>
          <table:table-cell office:value-type="string" calcext:value-type="string">
            <text:p>10.1590/S1679-87592014067806203</text:p>
          </table:table-cell>
          <table:table-cell office:value-type="string" calcext:value-type="string">
            <text:p>http://www.scopus.com/inward/record.url?eid=2-s2.0-84908084395&amp;partnerID=40&amp;md5=ea6e2bf2e5d9d667144eaddc4ecbed70</text:p>
          </table:table-cell>
          <table:table-cell office:value-type="string" calcext:value-type="string">
            <text:p>Universidade Estadual Paulista ‘Julio de Mesquita Filho’ (UNESP), Departamento de Ciências Biológicas, UNESP, Campus de Bauru Laboratório de Biologia de Camarões Marinhos e de Água Doce, Av. Eng. Luiz Edmundo Carrijo Coube, 14-01, Bauru, SP, Brazil; Universidade Estadual Paulista ‘Julio de Mesquita Filho’ (UNESP), Instituto de Biociências, Departamento de Zoologia, UNESP, Campus de Botucatu, Distrito de Rubião Júnior, S/N, Botucatu, SP, Brazil; Universidade de São Paulo (USP), Ciências e Letras de Ribeirão Preto (FFCLRP)-Departamento de Biologia, Laboratório de Bioecologia e Sistemática de Crustáceos, Av. Bandeirantes, 3900, Ribeirão Preto, SP, Brazil</text:p>
          </table:table-cell>
          <table:table-cell office:value-type="string" calcext:value-type="string">
            <text:p>Lopes, M., Universidade Estadual Paulista ‘Julio de Mesquita Filho’ (UNESP), Departamento de Ciências Biológicas, UNESP, Campus de Bauru Laboratório de Biologia de Camarões Marinhos e de Água Doce, Av. Eng. Luiz Edmundo Carrijo Coube, 14-01, Bauru, SP, Brazil, Universidade Estadual Paulista ‘Julio de Mesquita Filho’ (UNESP), Instituto de Biociências, Departamento de Zoologia, UNESP, Campus de Botucatu, Distrito de Rubião Júnior, S/N, Botucatu, SP, Brazil, Universidade de São Paulo (USP), Ciências e Letras de Ribeirão Preto (FFCLRP)-Departamento de Biologia, Laboratório de Bioecologia e Sistemática de Crustáceos, Av. Bandeirantes, 3900, Ribeirão Preto, SP, Brazil; Fransozo, A., Universidade Estadual Paulista ‘Julio de Mesquita Filho’ (UNESP), Instituto de Biociências, Departamento de Zoologia, UNESP, Campus de Botucatu, Distrito de Rubião Júnior, S/N, Botucatu, SP, Brazil; Castilho, A.L., Universidade Estadual Paulista ‘Julio de Mesquita Filho’ (UNESP), Instituto de Biociências, Departamento de Zoologia, UNESP, Campus de Botucatu, Distrito de Rubião Júnior, S/N, Botucatu, SP, Brazil; da Costa, R.C., Universidade Estadual Paulista ‘Julio de Mesquita Filho’ (UNESP), Departamento de Ciências Biológicas, UNESP, Campus de Bauru Laboratório de Biologia de Camarões Marinhos e de Água Doce, Av. Eng. Luiz Edmundo Carrijo Coube, 14-01, Bauru, SP, Brazil</text:p>
          </table:table-cell>
          <table:table-cell office:value-type="string" calcext:value-type="string">
            <text:p>Diel variation in the abundance and size of Pleoticus muelleri in the Ubatuba region was investigated during 2000. During each season of the year, sampling was conducted during the day and at night at 8 depths, from 5 to 40 m. The estimated number of shrimp was 955 individuals, 272 collected during the day and 683 at night. There was a difference in the abundance of P. muelleri between day and night (χ², p=2.33E-40). The abundance during the day and at night differed by season with the exception of the spring (χ², p=0.06). The abundance during both periods also differed by depth, except at 15 and 30 m, where it was not significant (χ², p=0.84 and 0.06, respectively). The shrimp caught at night were generally smaller than those caught during the day (Kolmogorov-Smirnov, p&lt;0.01). Pleoticus muelleri juveniles were found primarily at night. This tendency could have influenced the lower mean size for this period. The sediment type and the bottom temperature appear to influence the behavior of this species and consequently the catch rate during the periods analyzed. © 2014, Universidade de Sao Paulo. All rights reserved.</text:p>
          </table:table-cell>
          <table:table-cell table:number-columns-repeated="7"/>
          <table:table-cell office:value-type="string" calcext:value-type="string">
            <text:p>Bauer, R.T., Penaeoid shrimp fauna from tropical seagrass meadows: Species composition, diurnal, and seasonal variation in abundance (1985) Proc. Biol. Soc. Wash, 98, pp. 177-190; Bauer, R.T., Rivera-Vega, L.W., Pattern of reproduction and recruitment in two sicyoniid shrimps species (Decapoda: Penaeoidea) from a tropical seagrass habitat (1992) J. Exp. Mar. Biol. Ecol, 161, pp. 223-240; Bertini, G., Fransozo, A., Costa, R.C., Ecological distribution of three species of Persephona (Brachyura: Leucosiidae) in the Ubatuba region, São Paulo, Brazil (2001) Nauplius, 9, pp. 31-42; Bertuche, D., Fischbach, C., Roux, A., Fernández, M., Piñero, R., Langostino (Pleoticus muelleri) (2000) Síntesis del Estado de las Pesquerías Marítimas Argentinas y de la Cuenca del Plata, pp. 179-190. , S. Bezzi, R. Akselman y E. Boschi (eds.), Años 1997-1998 com uma actualización de 1999. Instituto Nacional de Investigación y Desarollo Pesquero, Mar del Plata; Bishop, J.M., Ye, Y., Alsaffar, A.H., Al-Foudari, H.M., Al-Jazzaf, S., Diurnal and nocturnal catchability of Kuwait's commercial shrimps (2008) Fish. Res, 94, pp. 58-72; Boschi, E.E., Biología pesquera del langostino del litoral patagónico de Argentina (Pleoticus muelleri) (1989) Contribuciones INIDEP, 646, pp. 1-71; Boschi, E.E., Las pesquerías de crustáceos decápodos en el litoral de la República Argentina (1997) Invest. Mar., Valparaíso, 25, pp. 19-40; Boschi, E.E., Angelescu, V., Descripción de la morfología externa e interna del langostino con algunas aplicaciones de índole taxonómica y biológica (1962) Bol. Inst. Biol. Mar, 1, pp. 1-73; Boschi, E.E., Mistakidis, M., Resultados preliminares de las campañas de pesca exploratoria del langostino y el camarón en Rawson (1966) CARPAS Doc. Téc, 6, pp. 1-15; Castilho, A.L., Costa, R.C., Fransozo, A., Boschi, E.E., Reproductive pattern of the South American endemic shrimp Artemesia longinaris (Decapoda: Penaeoidea), off São Paulo State, Brazil (2007) Rev. Biol. Trop, 55 (1), pp. 39-48; Castilho, A.L., Gavio, M.A., Costa, R.C., Boschi, E.E., Bauer, R.T., Fransozo, A., Latitudinal variation in population structure and reproductive pattern of the endemic South American shrimp Artemesia longinaris (Decapoda: Penaeoidea) (2007) J. Crust. Biol, 27 (4), pp. 548-552; Castilho, A.L., Costa, R.C., Fransozo, A., Negreiros-Fransozo, M.L., Reproduction and recruitment of the South American red shrimp Pleoticus muelleri (Crustacea: Solenoceridae), from the southeastern coast of Brazil (2008) Mar. Biol. Res, 4, pp. 361-368; Castilho, A.L., Pie, M.R., Fransozo, A., Pinheiro, A.P., Costa, R.C., The relationship between environmental variation and species abundance in shrimp community (Crustacea: Decapoda: Penaeoidea) in south-eastern Brazil (2008) J. Mar. Biol. Assoc. U.K, 88 (1), pp. 119-123; Castilho, A.L., Furlan, M., Costa, R.C., Fransozo, V., Reproductive biology of the rock shrimp Sicyonia dorsalis (Decapoda: Penaeoidea) from the southeastern coast of Brazil (2008) Invert. Reprod. Develop, 52 (1-2), pp. 59-68; Castro, R.H., Costa, R.C., Fransozo, A., Mantelatto, F.L.M., Population structure of the seabob shrimp Xiphopenaeus kroyeri (Heller, 1862) (Crustacea: Penaeoidea) on the littoral of São Paulo, Brazil (2005) Sci. Mar, 69 (1), pp. 105-112; Castro-Filho, B.M., Miranda, L.B., Myao, S.Y., Condições hidrográficas na plataforma continental ao largo de Ubatuba: Variações sazonais e em média escala (1987) Bol. Inst. Ocean, 35 (2), pp. 135-151; Clark, K.L., Ruiz, G.M., Hines, A.H., Diel variation in predator abundance, predation risk and prey distribution in shallow-water estuarine habitats (2003) J. Exp. Mar. Biol. Ecol, 287 (1), pp. 37-55; Coelho, P.A., Ramos, A.A., constituição e a distribuição da fauna de decápodos no litoral leste da América do Sul, entre as latitudes de 5°N e 39°S. Trabalhos do Instituto Oceanográfico (1972) Universidade Federal de Pernambuco, 13, pp. 133-236; Costa, R.C., Fransozo, A., Mantelatto, F.L.M., Castro, R.H., Occurrence of shrimp species (Crustacea: Decapoda: Natantia: Penaeidea and Caridea) in Ubatuba Bay, Ubatuba, SP (2000) Brazil. Proc. Biol. Soc. Wash, 113 (3), pp. 776-781; Costa, R.C., Fransozo, A., Pinheiro, A.P., Ecological distribution of the shrimp Pleoticus muelleri (Bate, 1888) (Decapoda: Penaeoidea) in southeastern Brazil (2004) Hydrobiologia, 529, pp. 195-203; Dincao, F., Valentini, H., Rodrigues, L.F., Avaliação da pesca de camarões nas regiões Sudeste e Sul do Brasil. 1965-1999 (2002) Atlantica, 24 (2), pp. 103-116; Dall, W., Hill, B.J., Rothilsberg, P.C., Staples, D.J., The biology of the Penaeidae (1990) Advances in Marine Biology, 27, p. 489. , BLAXTER, J. H. S.; SOUTHWARD, A. J. (Ed.), San Diego, Academic Press; Díaz, A.C., Petriella, A.M., Fenucci, J.L., Ciclo de muda y reproducción de la población del langostino Pleoticus muelleri (Crustacea, Penaeoidea) de Mar del Plata (2003) Cienc. Mar, 29 (3), pp. 343-355; Hughes, D.A., Factors controlling the emergence of pink shrimp (Penaeus duorarum) from the substrate (1968) Biol. Bull, 134, pp. 48-59; Iorio, M.I., Macchi, G.J., Fischbach, C.E., Christiansen, H.E., Estudios sobre la dinámica reproductiva del langostino Pleoticus muelleri en el área de Bahía Blanca (Provincia de Buenos Aires, República Argentina) (1996) Frente marit, 16 (A), pp. 111-118; Lakshmi, G.J., Venkataramiah, A., Gunter, G., Effects of salinity and photoperiod on the burying behavior of brown shrimp Penaeus aztecus Ives (1976) Aquaculture, 8 (4), pp. 327-336; Mallo, J.C., Ensayo sobre alimentación de postlarvas del langostino argentino (Pleoticus muelleri, Bate) utilizando alimento vivo y diferentes dietas microencapsuladas (2005) Rev. AquaTIC, 22, pp. 26-38; Mallo, J., Cervellini, P., Distribution and abundance of larvae and postlarvae of Artemesia longinaris, Pleoticus muelleri and Peisos petrunkevitchi (Crustacea, Decapoda, Penaeidea) in the coastal waters of the Blanca Bay, Argentina (1988) J. Aqua. Trop, 3, pp. 1-9; Mantelatto, F.L.M., Fransozo, A., Reproductive biology and moulting cycle of the crab Callinectes ornatus (Decapoda: Portunidae) from the Ubatuba region, São Paulo, Brazil (1999) Crustaceana, 72, pp. 63-76; Moctezuma, M.A., Blake, B.F., Burrowing activity in Penaeus vannamei Boone from the Caimanero-Huizache Lagoon system on the Pacific Coast of Mexico (1981) Bull. Mar. Sci, 31 (2), pp. 312-317; Penn, J.W., The behavior and catchability of some commercially exploited penaeids and their relationship to stock and recruitment (1984) Penaeid Shrimps-The Biology and Management, pp. 173-186. , GULLAND JA AND RPTHSCHIID BJ (Eds), Fishing News Books Limited, Farnham; Pontes, C.S., Padrão de deslocamento do camarão marinho Litopenaeus vannamei (Boone) (Crustacea, Decapoda, Penaeidae) nas fases clara e escura ao longo de 24 horas (2006) Rev. Bras. Zool, 23 (1), pp. 223-227; Pontes, C.S., Arruda, M.F., Comportamento de Litopenaeus vannmei (Boone) (Crustacea, Decapoda, Penaeidae) em função da oferta do alimento artificial nas fases clara e escura do período de 24 horas (2005) Rev. Bras. Zool, 22 (3), pp. 648-652; Scelzo, M.A., Day and night abundance and density of juvenile pink shrimps Farfantepenaeus notialis (Pérez-farfante) and Farfantepenaeus brasiliensis (Latreille) in La Restinga lagoon, Margarita Island, Venezuela (Decapoda, Penaeidae) (2003) Nauplius, 1, pp. 1-13; Simões, S.M., Costa, R.C., Fransozo, A., Castilho, A.L., Diel variation in abundance and size of the seabob shrimp Xiphopenaeus kroyeri (Crustacea, Penaeoidea) in the Ubatuba region, southeastern Brazil (2010) An. Acad. Bras. Cienc, 82 (2), pp. 369-378; Sokal, R.R., Rohlf, F.J., Biometry, W.H., (1995) Freeman and Company, p. 887. , New York; Stoner, A.W., Diel Variation in the Catch of Fishes and Penaeid Shrimps in a Tropical Estuary (1991) Estuar. Coast. Shelf Sci, 33, pp. 57-69; Trott, T.J., On the sex ratio of the painted ghost crab Ocypode gaudichaudii H. Milne Edwards &amp; Lucas, 1843 (Brachyura, Ocypodidae) (1998) Crustaceana, 71 (1), pp. 47-56; Tucker, M., (1988) Techniques in sedimentology, p. 394. , Boston, US and Oxford, UK: Blackwell Scientific Publications; Vance, D.J., Activity patterns of juvenile penaeid prawns in response to artificial tidal and day-night cycles: A comparison of three species (1992) Mar. Ecol. Prog. Ser, 87, pp. 215-226; Zar, J.H., (1999) Biostatistical analysis, p. 663. , Prentice Hall, New Jersey</text:p>
          </table:table-cell>
          <table:table-cell office:value-type="string" calcext:value-type="string">
            <text:p>Lopes, M.; Universidade Estadual Paulista ‘Julio de Mesquita Filho’ (UNESP), Departamento de Ciências Biológicas, UNESP, Campus de Bauru Laboratório de Biologia de Camarões Marinhos e de Água Doce, Av. Eng. Luiz Edmundo Carrijo Coube, 14-01, Brazil</text:p>
          </table:table-cell>
          <table:table-cell table:number-columns-repeated="2"/>
          <table:table-cell office:value-type="string" calcext:value-type="string">
            <text:p>Universidade de Sao Paulo</text:p>
          </table:table-cell>
          <table:table-cell table:number-columns-repeated="4"/>
          <table:table-cell office:value-type="float" office:value="16798759" calcext:value-type="float">
            <text:p>16798759</text:p>
          </table:table-cell>
          <table:table-cell table:number-columns-repeated="3"/>
          <table:table-cell office:value-type="string" calcext:value-type="string">
            <text:p>English</text:p>
          </table:table-cell>
          <table:table-cell office:value-type="string" calcext:value-type="string">
            <text:p>Braz. J. Oceanogr.</text:p>
          </table:table-cell>
          <table:table-cell office:value-type="string" calcext:value-type="string">
            <text:p>Article</text:p>
          </table:table-cell>
          <table:table-cell office:value-type="string" calcext:value-type="string">
            <text:p>Scopus</text:p>
          </table:table-cell>
          <table:table-cell office:value-type="string" calcext:value-type="string">
            <text:p>2-s2.0-84908084395</text:p>
          </table:table-cell>
          <table:table-cell table:number-columns-repeated="983"/>
        </table:table-row>
        <table:table-row table:style-name="ro1">
          <table:table-cell office:value-type="string" calcext:value-type="string">
            <text:p>Frameschi I.F., Paula B.C., Fernandes-Goes L.C., Alencar C.E.R.D., Fransozo A., Freire F.A.M.</text:p>
          </table:table-cell>
          <table:table-cell office:value-type="string" calcext:value-type="string">
            <text:p>Gastropod shells used by Dardanus insignis (Decapoda, Anomura) near islands in the Ubatuba Region, São Paulo, Brazil [Conchas de gastrópodos utilizadas por Dardanus insignis (Decapoda, Anomura) próximas de ilhas de região de Ubatuba, São Paulo, Brasil]</text:p>
          </table:table-cell>
          <table:table-cell office:value-type="float" office:value="2014" calcext:value-type="float">
            <text:p>2014</text:p>
          </table:table-cell>
          <table:table-cell office:value-type="string" calcext:value-type="string">
            <text:p>Bioscience Journal</text:p>
          </table:table-cell>
          <table:table-cell office:value-type="float" office:value="30" calcext:value-type="float">
            <text:p>30</text:p>
          </table:table-cell>
          <table:table-cell office:value-type="float" office:value="5" calcext:value-type="float">
            <text:p>5</text:p>
          </table:table-cell>
          <table:table-cell/>
          <table:table-cell office:value-type="float" office:value="1563" calcext:value-type="float">
            <text:p>1563</text:p>
          </table:table-cell>
          <table:table-cell office:value-type="float" office:value="1572" calcext:value-type="float">
            <text:p>1572</text:p>
          </table:table-cell>
          <table:table-cell table:number-columns-repeated="3"/>
          <table:table-cell office:value-type="string" calcext:value-type="string">
            <text:p>http://www.scopus.com/inward/record.url?eid=2-s2.0-84906909600&amp;partnerID=40&amp;md5=aa117df270f2957bf688151e1bf946a7</text:p>
          </table:table-cell>
          <table:table-cell office:value-type="string" calcext:value-type="string">
            <text:p>Department of Zoology, Institute of Biosciences of Botucatu - IBB, Universidade Estadual Paulista Júlio de Mesquita Filho - UNESP, Botucatu, SP, Brazil; Universidade Federal do Rio Grande do Norte - UFRN, Natal, RN, Brazil; Department of Biology, Universidade Estadual do Piauí - UESPI, Parnaíba, PI, Brazil; Department of Botany, Ecology and Zoology, UFRN, Natal, RN, Brazil; Department of Zoology, IBB, UNESP, Botucatu, SP, Brazil</text:p>
          </table:table-cell>
          <table:table-cell office:value-type="string" calcext:value-type="string">
            <text:p>Frameschi, I.F., Department of Zoology, Institute of Biosciences of Botucatu - IBB, Universidade Estadual Paulista Júlio de Mesquita Filho - UNESP, Botucatu, SP, Brazil; Paula, B.C., Universidade Federal do Rio Grande do Norte - UFRN, Natal, RN, Brazil; Fernandes-Góes, L.C., Department of Biology, Universidade Estadual do Piauí - UESPI, Parnaíba, PI, Brazil; Alencar, C.E.R.D., Department of Botany, Ecology and Zoology, UFRN, Natal, RN, Brazil; Fransozo, A., Department of Zoology, IBB, UNESP, Botucatu, SP, Brazil; Freire, F.A.M., Department of Botany, Ecology and Zoology, UFRN, Natal, RN, Brazil</text:p>
          </table:table-cell>
          <table:table-cell office:value-type="string" calcext:value-type="string">
            <text:p>The use of gastropod shells by hermit crabs is determined by the availability of shells in the environment or through selection for size and volume. This study analyzed patterns in the use of shells by Dardanus insignis (Saussure, 1858). From January 1998 to December 1999, 386 individuals were collected from two islands at Ubatuba, São Paulo. The crabs were measured for cephalothoracic shield length (CSL) and wet weight (CWW). The gastropod shells occupied by hermit crabs were identified, and the shell aperture width (SAW), dry weight (SDW) and internal volume (SIV) were measured. The relationships between the dimensions of the gastropod shell and the hermit crabs were evaluated by linear regression analysis. Among the 11 species of gastropod shells used by D. insignis, the most often used was Olivancillaria urceus (31%), followed by Strombus pugilis (22%) and Siratus tenuivaricosus (18%). The shell of O. urceus was used most probably due to its high availability on Couves and Mar Virado islands. The most significant biometric parameter was shell aperture width (F=18.231; p&lt;0.0001), highlighting the importance of this variable for the shell choice by D. insignis at both sites.</text:p>
          </table:table-cell>
          <table:table-cell office:value-type="string" calcext:value-type="string">
            <text:p>Habitat selection; Hermit crab; Interspecific relationship; Mollusca; Morphometrics</text:p>
          </table:table-cell>
          <table:table-cell table:number-columns-repeated="6"/>
          <table:table-cell office:value-type="string" calcext:value-type="string">
            <text:p>Abrams, P.A., Sexual difference in resource use in hermit crabs: Consequences and causes (1988) Behavioral adaptations to intertidal life, pp. 283-296. , In: Chelazzi, G.; Vannini, M. (Eds.). New York, Ed. Plenum; Asakura, A., Sexual differences in life history and resource utilization by the hermit crab (1995) Ecology, 76 (7), pp. 2295-2313. , Washington; Ayres-Peres, L., Quadros, A.F., Mantelatto, F.L., Comparative analysis of shell occupation by two southern populations of the hermit crab Loxopagurus loxochelis (Decapoda, Diogenidae) (2012) Brazilian Journal of Oceanography, 60 (3), pp. 299-310. , São Paulo; Ayres-Peres, L., Sokolowicz, C.C., Kotzian, C.B., Rieger, P.J., Santos, S., Ocupação de conchas de gastrópodes por ermitões (Decapoda, Anomura) no litoral de Rio Grande, Rio Grande do Sul, Brasil (2008) Iheringia, 98 (2), pp. 218-224. , Porto Alegre; Bertini, G., Fransozo, A., Patterns of utilization in Petrochirus diogenes (Decapoda, Anomura, Diogenidae) in the Ubatuba region, São Paulo, Brazil (2000) Journal Crustacean Biology, 20 (3), pp. 468-473. , New Braunfels; Bertness, M.D., The influence of shell-type on hermit crab growth rate and clutch size (1981) Crustaceana, 40, pp. 197-205. , Leiden; Branco, J.O., Turra, A., Souto, F.X., Population biology and growth of the hermit crab Dardanus insignis at Armação do Itapocoroy, southern Brazil (2002) Journal of the Marine Biological Association of the United Kingdom, 82, pp. 597-603. , London; Conover, M.R., The importance of various Shell characteristics to the shell-selection behaviour of the hermit crabs (1978) Journal of Experimental Marine Biology and Ecology, 32, pp. 131-142. , Amsterdam; Costa, R.C., Fransozo, A., Freire, F.A.M., Abundance and ecological distribution of the "setebarbas" shrimp Xiphopenaeus kroyeri (Heller, 1862) (Decapoda: Penaeoidea) in three bays of the Ubatuba region, South-eastern Brazil (2007) Gulf and Caribbean Research, 19, pp. 33-41. , Ocean Springs; (2013) A language and environment for statistical computing., , http://www.R-project.org, DEVELOPMENT CORE TEAM. R: Austria, R Foundation for Statistical Computing, Vienna. Available at; Fantucci, M.Z., Biagi, R., Mantelatto, F.L., Shell occupation by the endemic western Atlantic hermit crab Isocheles sawayai (Diogenidae) from Caraguatatuba, Brazil (2008) Brazilian Journal of Biology, 68 (4), pp. 859-867. , São Carlos; Fernandes-Goés, L.C., Fransozo, A., Goés, J.M., Population dynamics of Dardanus insignis (Saussure, 1858) (Crustacea, Anomura, Diogenidae) in the Ubatuba region, São Paulo, Brazil (2005) Nauplius, 13 (2), pp. 191-196. , Porto Alegre; Fotheringham, N., Hermit crab shells as a limiting resource (Decapoda, Paguridea) (1976) Crustaceana, 32 (2), pp. 193-199. , Leiden; Fransozo, A., Bertini, G., Braga, A.A., Negreiros-Fransozo, M.L., Ecological aspects of hermit crabs (Crustacea, Anomura, Paguroidea) off the northern coast of Sao Paulo State, Brazil (2008) Aquatic Ecology, 42, pp. 437-448. , Amsterdam; Fransozo, A., Fernandes-Góes, L.C., Fransozo, V., Góes, J.M., Cobo, V.J., Teixeira, G.M., Gregati, R.A., Marine anomurans (Decapoda) from the non-consolidated sublittoral bottom at the Southeastern of Brazil (2011) Crustaceana, 84 (4), pp. 435-450. , Leiden; Fransozo, A., Furlan, M., Fransozo, V., Bertini, G., Costa, R.C., Fernandes-Góes, L.C., Diversity of decapod crustaceans at the interface of unconsolidated seabed areas and rocky shores in tropical/subtropical Brazil (2012) African Journal of Marine Science, 34 (3), pp. 361-371; Furlan, M., Castilho, A.L., Fernandes-Góes, L.C., Fransozo, V.N., Bertini, G., Costa, R.C., Effect of environmental factors on the abundance of decapod crustaceans from soft bottoms off southeastern Brazil (2013) Anais da Academia Brasileira de Ciências, 85, pp. 83-92; Goodman, L.A., Simultaneous confidence intervals for contrasts among multinomial populations (1964) The Annals of Mathematical Statistics, 35 (2), pp. 716-725. , Beachwood; Grant, W.C., Ulmer, K.M., Shell selection and aggressive behavior in two sympatric species of hermit crabs (1974) The Biological Bulletin, 146, pp. 32-43. , Woods Hole; Hahn, D.R., Hermit crab shell use patterns: Response to previous shell experience and to water flow (1998) Journal of Experimental Marine Biology and Ecology, 228, pp. 35-51. , Amsterdam; Hazlett, B.A., The behavioral ecology of hermit crab (1981) Annual Review of Ecology and Systematics, 12, pp. 1-22. , Palo Alto; Mantelatto, F.L., Biagi, L., Meireles, A.L., Scelzo, M.A., Shell preference of the hermit crab Pagurus exilis (Anomura: Paguridae) from Brazil and Argentina: A comparative study (2007) Revista de Biología Tropical, 55 (1), pp. 153-162. , San José; Mantelatto, F.L.M., Dominciano, L.C.C., Pattern of shell utilization by the hermit crab Paguristes tortugae (Diogenidae) from Anchieta Island, southern Brazil (2002) Scientia Marina, 66 (3), pp. 265-272. , Barcelona; Martinelli, J.M., Mantelatto, F.L.M., Shell utilization by the hermit crab Loxopagurus loxochelis (Diogenidae) in the Ubatuba Bay, Brazil (1999) Crustaceans and the Biodiversity Crisis, 1, pp. 719-731. , In: Schram, F. R.; Vanpel-Klein, J. C. (Eds.). Leiden, Ed. Brill; McLaughlin, P.A., Lemaitre, R., Sorhannus, U., Hermit crab phylogeny: A reappraisal and its "fallout" (2007) Journal Crustacean Biology, 27, pp. 97-115. , New Braunfels; McLean, R., Gastropod shells: A dynamic resource that helps shape benthic community structure (1983) Journal of Experimental Marine Biology and Ecology, 69, pp. 151-174. , Amsterdam; Meireles, A.L., Biagi, R., Mantelatto, F.L., Gastropod shell availability as a potential resource for the hermit crab infralittoral fauna of Anchieta Island (SP), Brazil (2003) Nauplius, 2, pp. 99-105. , p. 11; Meireles, A.L., Mantelatto, F.L., Biological features of a puzzling symbiotic association between the hermit crab Dardanus insignis and the porcellanid crab Porcellana Sayana (Crustacea) (2008) Journal of Experimental Marine Biology and Ecology, 362, pp. 38-42. , Amsterdam; Melo, G.A.S., (1999) Manual de identificação dos Crustacea Decapoda do litoral brasileiro: Anomura, Thalassinidea, Palinuridea e Astacidea, p. 551. , Plêiade, São Paulo, Brasil; Miranda, I., Meireles, A.L., Biagi, R., Mantelatto, F.L., Is the abundance of the red brocade hermit crab Dardanus insignis (Decapoda: Anomura: Diogenidae) in the infralittoral region of southern Brazil determined by reproductive potential? (2006) Crustacean Research, 6, pp. 45-55. , Tokyo; Nenadic, O., Greenacre, M.J., Correspondence Analysis in R, with Two and Three Dimensional Graphics: The ca Package (2007) Journal of Statistical Software, 20 (3), pp. 1-13. , Alexandria; Nucci, P.R., Melo, G.A.S., Hermit crabs from Brazil. Family Paguridae (Crustacea: Decapoda: Paguroidea): Genus Pagurus (2007) Zootaxa, 1406, pp. 47-59. , London; Pires, A.M.S., Structure and dynamics of benthic megafauna on the continental shelf offshore of Ubatuba, Southeastern Brazil (1992) Marine Ecology Progress Series, 86, pp. 63-76; Rieger, P.J., Os ermitões (Crustacea, Decapoda, Paraguridae, Diogenidae e Paguridae) do litoral do Brasil (1997) Nauplius, 5 (2), pp. 99-124. , Porto Alegre; Rios, E.C., (1994) Sea shells of Brazil, p. 368. , Fundação Cidade do Rio Grande, Instituto Acqua, Museu Oceanográfico de Rio Grande, Universidade de Rio Grande, Rio Grande do Sul; Samuelsen, T.J., The biology of six species of Anomura (Crustacea, Decapoda) from Raunefjorden, Western Norway (1970) Sarsia, 45, pp. 25-52. , Norway; Sato, Y., Seno, H.A., A mathematical consideration for the optimal shell change of hermit crab (2006) Journal of Theoretical Biology, 240, pp. 14-23. , Amsterdam; Schembri, P.J., Feeding behavior of fifteen species of hermit crabs (Crustacea: Decapoda: Anomura) from the Otago region, southeastern New Zealand (1982) Journal of Natural History, 16, pp. 859-878. , London; Scully, E.P., The effects of gastropod shell availability and habitat characteristics on shell utilization by the intertidal hermit crab Pagurus longicarpus Say (1979) Journal Experimental of Marine Biology and Ecology, 37, pp. 139-152. , Amsterdam; Shapiro, S.S., Wilk, M.B., An analysis of variance for normality (complete samples) (1965) Biometrika, 52, pp. 591-611. , London; Simone, L.R.L., Comparative Morphological Study of Representatives of the Three Families of Stromboidea and the Xenophoroidea (Mollusca, Caenogastropoda), with an Assessment of their Phylogeny (2005) Arquivos de Zoologia de São Paulo, 37 (2), pp. 141-267. , São Paulo; Sokal, R.R., Rohlf, F.J., (1995) Biometry. The principles and practice of biological research., p. 937. , Freeman, New York; Wada, S.H., Ohmori, S., Goshima, S., Shell size preference of hermit crabs depends on their growth rate (1997) Animal Behaviour, 54, pp. 1-8. , Amsterdam</text:p>
          </table:table-cell>
          <table:table-cell table:number-columns-repeated="3"/>
          <table:table-cell office:value-type="string" calcext:value-type="string">
            <text:p>Universidade Federal de Uberlandia</text:p>
          </table:table-cell>
          <table:table-cell table:number-columns-repeated="4"/>
          <table:table-cell office:value-type="float" office:value="15163725" calcext:value-type="float">
            <text:p>15163725</text:p>
          </table:table-cell>
          <table:table-cell table:number-columns-repeated="3"/>
          <table:table-cell office:value-type="string" calcext:value-type="string">
            <text:p>English; Portuguese</text:p>
          </table:table-cell>
          <table:table-cell office:value-type="string" calcext:value-type="string">
            <text:p>Biosci. J.</text:p>
          </table:table-cell>
          <table:table-cell office:value-type="string" calcext:value-type="string">
            <text:p>Article</text:p>
          </table:table-cell>
          <table:table-cell office:value-type="string" calcext:value-type="string">
            <text:p>Scopus</text:p>
          </table:table-cell>
          <table:table-cell office:value-type="string" calcext:value-type="string">
            <text:p>2-s2.0-84906909600</text:p>
          </table:table-cell>
          <table:table-cell table:number-columns-repeated="983"/>
        </table:table-row>
        <table:table-row table:style-name="ro1">
          <table:table-cell office:value-type="string" calcext:value-type="string">
            <text:p>De Oliveira K.F., Fisch S.T.V., De Souza Duarte J., Danelli M.F., Da Silva Martins L.F., Joly C.A.</text:p>
          </table:table-cell>
          <table:table-cell office:value-type="string" calcext:value-type="string">
            <text:p>Structure and spatial distribution of palm populations at different altitudes in Serra do Mar, Ubatuba, São Paulo, Brazil [Estrutura e distribuição espacial de populações de palmeiras em diferentes altitudes na Serra do Mar, Ubatuba, São Paulo, Brasil]</text:p>
          </table:table-cell>
          <table:table-cell office:value-type="float" office:value="2014" calcext:value-type="float">
            <text:p>2014</text:p>
          </table:table-cell>
          <table:table-cell office:value-type="string" calcext:value-type="string">
            <text:p>Rodriguesia</text:p>
          </table:table-cell>
          <table:table-cell office:value-type="float" office:value="65" calcext:value-type="float">
            <text:p>65</text:p>
          </table:table-cell>
          <table:table-cell office:value-type="float" office:value="4" calcext:value-type="float">
            <text:p>4</text:p>
          </table:table-cell>
          <table:table-cell/>
          <table:table-cell office:value-type="float" office:value="1043" calcext:value-type="float">
            <text:p>1043</text:p>
          </table:table-cell>
          <table:table-cell office:value-type="float" office:value="1055" calcext:value-type="float">
            <text:p>1055</text:p>
          </table:table-cell>
          <table:table-cell table:number-columns-repeated="2"/>
          <table:table-cell office:value-type="string" calcext:value-type="string">
            <text:p>10.1590/2175-7860201465414</text:p>
          </table:table-cell>
          <table:table-cell office:value-type="string" calcext:value-type="string">
            <text:p>http://www.scopus.com/inward/record.url?eid=2-s2.0-84918550046&amp;partnerID=40&amp;md5=35af0c0dcf21b440432114b4b9a5dc94</text:p>
          </table:table-cell>
          <table:table-cell office:value-type="string" calcext:value-type="string">
            <text:p>Universidade de Taubaté, UNITAU, Inst. Básico de Biociências, Av. Tiradentes, 500, Centro, Taubaté, SP, Brazil; Universidade Paulista, Rodovia Presidente Dutra, Km 157,5 Pista Sul, Bairro do Limoeiro, São José dos Campos, SP, Brazil; Universidade Estadual de Campinas, Inst. Biologia, Depto. Biologia Vegetal, IB/UNICAMP, C.P. 6109, Barão Geraldo, Campinas, SP, Brazil</text:p>
          </table:table-cell>
          <table:table-cell office:value-type="string" calcext:value-type="string">
            <text:p>De Oliveira, K.F., Universidade de Taubaté, UNITAU, Inst. Básico de Biociências, Av. Tiradentes, 500, Centro, Taubaté, SP, Brazil; Fisch, S.T.V., Universidade de Taubaté, UNITAU, Inst. Básico de Biociências, Av. Tiradentes, 500, Centro, Taubaté, SP, Brazil; De Souza Duarte, J., Universidade de Taubaté, UNITAU, Inst. Básico de Biociências, Av. Tiradentes, 500, Centro, Taubaté, SP, Brazil; Danelli, M.F., Universidade de Taubaté, UNITAU, Inst. Básico de Biociências, Av. Tiradentes, 500, Centro, Taubaté, SP, Brazil; Da Silva Martins, L.F., Universidade Paulista, Rodovia Presidente Dutra, Km 157,5 Pista Sul, Bairro do Limoeiro, São José dos Campos, SP, Brazil; Joly, C.A., Universidade Estadual de Campinas, Inst. Biologia, Depto. Biologia Vegetal, IB/UNICAMP, C.P. 6109, Barão Geraldo, Campinas, SP, Brazil</text:p>
          </table:table-cell>
          <table:table-cell office:value-type="string" calcext:value-type="string">
            <text:p>The ontogenetic and spatial structure of ten palm species that occur in the Serra do Mar, Ubatuba, São Paulo, Brazil, were analyzed for three vegetation physiognomies dense rain forest of lowland, lower montane and montane regions. At twelve 1-ha plots (four plots in each vegetation physiognomy) three transects, 10 × 100m each, divided into subplots of 10 ×10m, and 0.3 hectare in each plot was surveyed. All palms were identified and the biometrics of all palm species determined. Spatial distribution of populations was analyzed using the aggregation index (Ia) proposed by Perry. Changes in species richness and abundance were observed associated with elevation. Seedlings predominated in Astrocaryum aculeatissimum, Euterpe edulis, Geonoma gamiova, Geonoma pohliana and Syagrus pseudococos; juveniles had higher frequency in Attalea dubia, Bactris hatschbachii and Geonoma schottiana; Geonoma elegans had more adults and Bactris setosa had similar frequencies of seedlings and saplings. Most of the ontogenetic stages were not correlated with altitude and the aggregate pattern was predominant in palm species. Therefore, it was concluded that altitude did not influence the spatial distribution pattern of palm populations, but it affected the composition of the community in the dense rain forest in the Serra do Mar.</text:p>
          </table:table-cell>
          <table:table-cell office:value-type="string" calcext:value-type="string">
            <text:p>Arecaceae; Atlantic rainforest; Spatial pattern</text:p>
          </table:table-cell>
          <table:table-cell office:value-type="string" calcext:value-type="string">
            <text:p>Arecaceae; Astrocaryum; Attalea; Bactris; Euterpe edulis; Geonoma; Syagrus</text:p>
          </table:table-cell>
          <table:table-cell table:number-columns-repeated="4"/>
          <table:table-cell office:value-type="string" calcext:value-type="string">
            <text:p>03/12595-7, FAPESP, São Paulo Research Foundation</text:p>
          </table:table-cell>
          <table:table-cell office:value-type="string" calcext:value-type="string">
            <text:p>Alves, I., Fisch, S.T.V., Mendonça, C.B.G., Monteiro, E.A., Distribuição e padrão espacial da Palmeira Syagrus pseudococos (Raddi) Glassman (Arecaceae), em um trecho de encosta na Serra do Mar, Ubatuba-SP, Brasil (2011) Revista Biociências, 17, pp. 52-59; Andreazzi, C.S., Pires, A.S., Fernandez, F.A.S., Mamíferos e palmeiras neotropicais: Interações em paisagens fragmentadas (2009) Oecologia Brasiliensis, 13, pp. 554-574; Arasato, L.S., (2011) Contribuição da Modelagem Espacial para O Estudo de Palmeiras: A Euterpe Edulis Mart. Na Mata Atlântica e a Família Arecaceae No Brasil, 145p. , Dissertação de Mestrado. Instituto Nacional de Pesquisas Espaciais, São José dos Campos; Balslev, H., Kahn, F., Millan, B., Svenning, J.C., Kristiansen, T., Borchsenius, F., Pedersen, D., Eiserhardt, W.L., Species diversity and growth forms in tropical American palm communities (2011) The Botanical Review, 77, pp. 381-425; Bernacci, L.C., Martins, F.R., Santos, F.A.M., Estrutura de estádios ontogenéticos em população nativa da palmeira Syagrus romanzoffiana (Cham.) Glassman (Arecaceae) (2008) Acta Botanica Brasilica, 22, pp. 119-130; Bleher, B., Oberrath, R., Böhning-Gaese, K., Seed dispersal, breeding system, tree density and the spatial pattern of trees - A simulation approach (2002) Basic and Applied Ecology, 3, pp. 115-123; Cabrera, W.H., Wallace, R., Densidad y distribución espacial de palmeras arborescentes en un bosque preandino-amazónico de Bolivia (2007) Ecología en Bolivia, 42, pp. 121-135; Chain-Guadarrama, A., Finegan, B., Vilchez, S., Casanoves, F., Determinants of rain-forest floristic variation on an altitudinal gradient in southern Costa Rica (2012) Journal of Tropical Ecology, 28, pp. 463-481; Connell, J.H., On the role of natural enemies in preventing competitive exclusion in some marine animals and in rain forest trees (1971) Dynamics of Numbers in Populations, pp. 298-312. , den Boer, P.J. &amp; Gradwell, G.R. (eds.). Proceedings of the Advanced Study Institute, Pudoc, Wageningen; Cruden, R.W., Temporal dioecism: Systematic breadth, associated traits and temporal patterns (1988) Botanical Gazette, 149, pp. 1-15; Donatti, C.I., (2004) Consequências da Defaunação Na Dispersão e Predação de Sementes e No Recrutamento de Plântulas da Palmeira Brejaúva (Astrocaryum Aculeatissimum) Na Mata Atlântica, 89p. , Dissertação de Mestrado. Universidade de São Paulo, São Paulo; Eiserhardt, W.L., Svenning, J.C., Kissling, W.D., Balslev, H., Geographical ecology of the palms (Arecaceae): Determinants of diversity and distributions across spatial scales (2011) Annals of Botany, pp. 1-26; Fantini, A.C., Guries, R.P., Forest structure and productivity of palmiteiro (Euterpe edulis Martius) in the Brazilian Mata Atlântica (2007) Forest Ecology and Management, 242, pp. 185-194; Fenner, M., (2000) Seeds: The Ecology of Regeneration in Plant Communities, 410p. , 2nd ed. CABI Publishing, New York; Fisch, S.T.V., (1999) Dinâmica de Euterpe Edulis Mart. Na Floresta Ombrófila Densa Atlântica Em Pindamonhangaba-SP, 126p. , Tese de Doutorado. Universidade de São Paulo, São Paulo; Fisch, S.T.V., Nogueira, L.R., Jr., Mantovani, W., Fenologia reprodutiva de Euterpe edulis Mart. na Mata Atlântica (Reserva Ecológica do Trabiju, Pindamonhangaba-SP) (2000) Revista Biociências, 6, pp. 31-37; Freckleton, R.P., Silva Matos, D.M., Bovi, M.L.A., Watkinson, A.R., Predicting the impacts of harvesting using structured population models: The importance of density-dependence and timing of harvest for a tropical palm tree (2003) Journal of Applied Ecology, 40, pp. 846-858; Galetti, M., Donatti, C.I., Pires, A.M., Guimarães, P.R., Jr., Jordano, P., Seed survival and dispersal of an endemic Atlantic forest palm: The combined effects of defaunation and forest fragmentation (2006) Botanical Journal of the Linnean Society, 151, pp. 141-149; Galetti, M., Donatti, C.I., Steffler, C., Genini, J., Bovendorp, R.S., Fleury, M., The role of seed mass on the caching decision by agoutis, Dasyprocta leporine (Rodentia: Agoutidae) (2010) Zoologia, 27, pp. 472-476; Galetti, M., Zipparro, V.B., Morellato, P., Fruiting phenology and frugivory on the Palm Euterpe edulis in a lowland atlantic forest of Brazil (1999) Ecotropica, 5, pp. 115-122; Getzin, S., Wiegand, T., Wiegand, K., He, F., Heterogeneity influences spatial patterns and demographics in forest stands (2008) Journal of Ecology, 96, pp. 807-820; Hammer, O., Harper, D.A.T., Ryan, P.D., PAST: Paleontological statistics software package for education and data analysis (2001) Palaeontologia Electronica, 4, p. 9; Henderson, A., Galeano, G., Bernal, R., (1995) Field Guide to the Palms of the Americas, 354p. , Princeton University Press, New Jersey; Hubálek, Z., Measures of species diversity in ecology: An evaluation (2000) Folia Zoologica, 49, pp. 241-260; IBGE, (2012) Manual Técnico da Vegetação Brasileira, 275p. , IBGE, Rio de Janeiro; Janzen, D.H., Herbivores and the number of tree species in tropical forests (1970) The American Naturalist, 104, pp. 501-528; Joly, C.A., Assis, M.A., Bernacci, L.C., Tamashiro, J.Y., Campos, M.C.R., Gomes, J.A.M.A., Lacerda, M.S., Belinello, R., Florística e fitossociologia em parcelas permanentes da Mata Atlântica do sudeste do Brasil ao longo de um gradiente altitudinal (2012) Biota Neotropica, 12, pp. 1-23; Köppen, W., (1948) Climatologia: Con Un Estudio de Los Climas de la Tierra, 479p. , Fondo de Cultura Econômica, México; Krebs, C.J., (1998) Ecological Methodology, 620p. , 2a ed. Benjamin Cummings, Menlo Park; Leitman, P., Henderson, A., Noblick, L., Martins, R.C., Arecaceae (2012) Lista de Espécies da Flora do Brasil, , http://floradobrasil.jbrj.gov.br/2012/FB000053, Jardim Botânico do Rio de Janeiro. Acesso em 12 fevereiro 2012; Lima, E., Felfili, J.M., Marimon, B.S., Scariot, A., Diversidade, estrutura e distribuição espacial de palmeiras em um cerrado sensu stricto no Brasil Central - DF (2003) Revista Brasileira de Botânica, 26, pp. 361-370; Lorenzi, H., (2010) Flora Brasileira: Arecaceae (Palmeiras), 389p. , Plantarum, Nova Odessa; Melito, M.O., Faria, J.C., Amorim, A.M., Cazetta, E., Demographic structure of a threatened palm (Euterpe edulis Mart.) in a fragmented landscape of Atlantic Forest in northeastern Brazil (2014) Acta Botanica Brasilica, 28, pp. 249-258; Monteiro, E.A., Fisch, S.T.V., Estrutura e padrão espacial das populações de Bactris setosa Mart e B. hatschbachii Noblick Ex A. Hend (Arecaceae) em um gradiente altitudinal, Ubatuba (SP) (2005) Biota Neotropica, 5 (2). , http://www.biotaneotropica.org.br/v5n2/pt/abstract?article+BN00505022005, Acesso em 23 outubro 2011; Motulsky, H., (1999) Analyzing Data with Graphpad Prism: A Companion to Graphpad Prism Version 3, 379p. , GraphPad Software, Inc., San Diego; Myers, N., Mittermeier, R.A., Mittermeier, C.G., Fonseca, G.A.B., Kent, J., Biodiversity hotspots for conservation priorities (2000) Nature, 403, pp. 853-858; Oliveira-Filho, A.T., Fontes, M.A.L., Patterns of floristic differentiation among Atlantic forests in Southeastern Brazil and the Influence of Climate (2000) Biotropica, 32, pp. 793-810; Ostrorog, D.R.V., Barbosa, A.A.A., Biologia reprodutiva de Geonoma brevispatha Barb. Rodr. (Arecaceae) em mata de galeria inundável em Uberlândia, MG, Brasil (2009) Revista Brasileira de Botânica, 32, pp. 479-488; Perry, J.N., Winder, L., Holland, J.M., Alston, R.D., Red-blue plots for detecting clusters in count data (1999) Ecology Letters, 2, pp. 106-113; Reis, M.S., Fantini, A.C., Nodari, R.O., Reis, A., Guerra, M.P., Mantovani, A., Management and conservation of natural populations in Atlantic Rain Forest: The case study of palm heart (Euterpe edulis Martius) (2000) Biotropica, 32, pp. 894-902; Sanchez, M., Pedroni, F., Leitão-Filho, H.F., Cesar, O., Composição florística de um trecho de floresta ripária na Mata Atlântica em Picinguaba, Ubatuba, SP (1999) Revista Brasileira de Botânica, 22 (1); Scudeller, V.V., Martins, F.R., Shepherd, G.J., Distribution and abundance of arboreal species in the atlantic ombrophilous dense forest in Southeastern Brazil (2001) Plant Ecology, 152, pp. 185-199; Silva, M.G.C.P.C., Martini, A.M.Z., Araújo, Q.R., Estrutura populacional de Euterpe edulis Mart. no Sul da Bahia, Brasil (2009) Revista Brasileira de Botânica, 32, pp. 393-403; Silva, M.G., Tabarelli, M., Seed dispersal, plant recruitment and spatial distribution of Bactris acanthocarpa Martius (Arecaceae) in a remnant of Atlantic forest in northeast Brazil (2001) Acta Oecologica, 22, pp. 259-268; Silva Matos, D.M., Alves, L.F., Palm species distribution and soil moisture in a swampy area of the atlantic forest, south-eastern brazil (2008) Ecotropica, 14, pp. 69-74; Silva Matos, D.M., Bovi, M.L.A., Understanding the threats to biological diversity in Southeastern Brazil (2002) Biodiversity and Conservation, 11, pp. 1747-1758; Silva Matos, D.M., Freckleton, R.P., Watkinson, A.R., The role of density dependence in the population dynamics of a tropical palm (1999) Ecology, 80, pp. 2635-2650; Souza, A.F., Martins, F.R., Bernacci, L.C., Clonal growth and reproductive strategies of the understory tropical palm Geonoma brevispatha: An ontogenetic approach (2003) Canadian Journal of Botany, 81, pp. 101-112; Svenning, J.C., The effect of land-use on the local distribution of palm species in an Andean rain Forest fragment in northwestern Ecuador (1998) Biodiversity and Conservation, 7, pp. 1529-1537; Svenning, J.C., Environmental heterogeneity, recruitment limitation and the mesoscale distribution of palms in a tropical montane rain forest (Maquipucuna, Ecuador) (2001) Journal of Tropical Ecology, 17, pp. 97-113; Svenning, J.C., Harlev, D., Sorensen, M.M., Balslev, H., Topographic and spatial controls of palm species distributions in a montane rain forest, southern Ecuador (2009) Biodiversity and Conservation, 18, pp. 219-228; Toledo, M.C.B., Fisch, S.T.V., Bases cartográficas para armazenamento e análise espacial de dados da diversidade de palmeiras em um trecho de Mata Atlântica, Ubatuba-SP (2006) Biota Neotropica, 6 (1). , http://www.biotaneotropica.org.br/v6n1/pt/abstract?article+bn01806012006, Acesso em 26 março 2011; Tomlinson, P.B., (1990) The Structural Biology of Palms, 477p. , Clarendon Press Oxford, Oxford; Tomlinson, P.B., The uniqueness of palms (2006) Botanical Journal of the Linnean Society, 151, pp. 5-14; Vormisto, J., Tuomisto, H., Oksanen, J., Palm distribution patterns in Amazonian rainforests: What is the role of topographic variation? (2004) Journal of Vegetation Science, 15, pp. 485-494; Wyatt, J.L., Silman, M.R., Distance-dependence in two Amazonian palms: Effects of spatial and temporal variation in seed predator communities (2004) Oecologia, 140, pp. 26-35</text:p>
          </table:table-cell>
          <table:table-cell office:value-type="string" calcext:value-type="string">
            <text:p>Fisch, S.T.V.; Universidade de Taubaté, UNITAU, Inst. Básico de Biociências, Av. Tiradentes, 500, Centro, Brazil</text:p>
          </table:table-cell>
          <table:table-cell table:number-columns-repeated="2"/>
          <table:table-cell office:value-type="string" calcext:value-type="string">
            <text:p>Instituto de Pesquisas Jardim Botanico do Rio de Janeiro</text:p>
          </table:table-cell>
          <table:table-cell table:number-columns-repeated="4"/>
          <table:table-cell office:value-type="float" office:value="3706583" calcext:value-type="float">
            <text:p>3706583</text:p>
          </table:table-cell>
          <table:table-cell table:number-columns-repeated="3"/>
          <table:table-cell office:value-type="string" calcext:value-type="string">
            <text:p>Portuguese</text:p>
          </table:table-cell>
          <table:table-cell office:value-type="string" calcext:value-type="string">
            <text:p>Rodriguesia</text:p>
          </table:table-cell>
          <table:table-cell office:value-type="string" calcext:value-type="string">
            <text:p>Article</text:p>
          </table:table-cell>
          <table:table-cell office:value-type="string" calcext:value-type="string">
            <text:p>Scopus</text:p>
          </table:table-cell>
          <table:table-cell office:value-type="string" calcext:value-type="string">
            <text:p>2-s2.0-84918550046</text:p>
          </table:table-cell>
          <table:table-cell table:number-columns-repeated="983"/>
        </table:table-row>
        <table:table-row table:style-name="ro1">
          <table:table-cell office:value-type="string" calcext:value-type="string">
            <text:p>Bochini G.L., Fransozo A., Castilho A.L., Hirose G.L., Costa R.C.</text:p>
          </table:table-cell>
          <table:table-cell office:value-type="string" calcext:value-type="string">
            <text:p>Temporal and spatial distribution of the commercial shrimp Litopenaeus schmitti (Dendrobranchiata: Penaeidae) in the south-eastern Brazilian coast</text:p>
          </table:table-cell>
          <table:table-cell office:value-type="float" office:value="2014" calcext:value-type="float">
            <text:p>2014</text:p>
          </table:table-cell>
          <table:table-cell office:value-type="string" calcext:value-type="string">
            <text:p>Journal of the Marine Biological Association of the United Kingdom</text:p>
          </table:table-cell>
          <table:table-cell office:value-type="float" office:value="94" calcext:value-type="float">
            <text:p>94</text:p>
          </table:table-cell>
          <table:table-cell office:value-type="float" office:value="5" calcext:value-type="float">
            <text:p>5</text:p>
          </table:table-cell>
          <table:table-cell/>
          <table:table-cell office:value-type="float" office:value="1001" calcext:value-type="float">
            <text:p>1001</text:p>
          </table:table-cell>
          <table:table-cell office:value-type="float" office:value="1008" calcext:value-type="float">
            <text:p>1008</text:p>
          </table:table-cell>
          <table:table-cell table:number-columns-repeated="2"/>
          <table:table-cell office:value-type="string" calcext:value-type="string">
            <text:p>10.1017/S0025315414000265</text:p>
          </table:table-cell>
          <table:table-cell office:value-type="string" calcext:value-type="string">
            <text:p>http://www.scopus.com/inward/record.url?eid=2-s2.0-84903301649&amp;partnerID=40&amp;md5=5909e11ffa6893be15299310c4cf1e92</text:p>
          </table:table-cell>
          <table:table-cell office:value-type="string" calcext:value-type="string">
            <text:p>LABCAM (Laboratório de Biologia de Camarões Marinhos e de Água Doce), Departamento de Ciências Biológicas, Universidade Estadual Paulista (UNESP), 17033-360, Bauru, São Paulo, Brazil; Departamento de Zoologia, Instituto de Biociências, UNESP, 18618-000, Botucatu, São Paulo, SP, Brazil; Centro de Ciências Biológicas e da Saúde-CCBS, Universidade Federal de Sergipe-UFS, 49100-000, São Cristóvão, Sergipe, SE, Brazil; NEBECC (Núcleo de Estudos em Biologia, Ecologia e Cultivo de Crustáceos), Department Zoology, IB-UNESP-Lab carcinology, Botucatu, SP, Brazil</text:p>
          </table:table-cell>
          <table:table-cell office:value-type="string" calcext:value-type="string">
            <text:p>Bochini, G.L., LABCAM (Laboratório de Biologia de Camarões Marinhos e de Água Doce), Departamento de Ciências Biológicas, Universidade Estadual Paulista (UNESP), 17033-360, Bauru, São Paulo, Brazil, NEBECC (Núcleo de Estudos em Biologia, Ecologia e Cultivo de Crustáceos), Department Zoology, IB-UNESP-Lab carcinology, Botucatu, SP, Brazil; Fransozo, A., Departamento de Zoologia, Instituto de Biociências, UNESP, 18618-000, Botucatu, São Paulo, SP, Brazil, NEBECC (Núcleo de Estudos em Biologia, Ecologia e Cultivo de Crustáceos), Department Zoology, IB-UNESP-Lab carcinology, Botucatu, SP, Brazil; Castilho, A.L., Departamento de Zoologia, Instituto de Biociências, UNESP, 18618-000, Botucatu, São Paulo, SP, Brazil, NEBECC (Núcleo de Estudos em Biologia, Ecologia e Cultivo de Crustáceos), Department Zoology, IB-UNESP-Lab carcinology, Botucatu, SP, Brazil; Hirose, G.L., Centro de Ciências Biológicas e da Saúde-CCBS, Universidade Federal de Sergipe-UFS, 49100-000, São Cristóvão, Sergipe, SE, Brazil, NEBECC (Núcleo de Estudos em Biologia, Ecologia e Cultivo de Crustáceos), Department Zoology, IB-UNESP-Lab carcinology, Botucatu, SP, Brazil; Costa, R.C., LABCAM (Laboratório de Biologia de Camarões Marinhos e de Água Doce), Departamento de Ciências Biológicas, Universidade Estadual Paulista (UNESP), 17033-360, Bauru, São Paulo, Brazil, NEBECC (Núcleo de Estudos em Biologia, Ecologia e Cultivo de Crustáceos), Department Zoology, IB-UNESP-Lab carcinology, Botucatu, SP, Brazil</text:p>
          </table:table-cell>
          <table:table-cell office:value-type="string" calcext:value-type="string">
            <text:p>The goal of the present study was to assess the temporal and spatial distribution of L. schmitti in three bays of the northern coast of the State of São Paulo, Ubatumirim (UBM), Ubatuba (UBA) and Mar Virado (MV), over a period of two years (1998 and 1999). Abiotic factors were monitored to test their influence on the distribution of the species through redundancy analysis. The shrimp were captured using a commercial fishing boat equipped with double-rig trawling nets at six sampling points. A total of 5658 individuals were collected during the study (4437 and 1221 in the first and second years, respectively). The number of individuals differed between years, bays, seasons and sampling locations. The highest number of L. schmitti was collected in MV (N = 2747), followed by UBM (N = 1649) and UBA (N = 1262). Shrimp abundance correlated positively with organic matter content, salinity and temperature, with the highest number of individuals collected from sites with intermediate levels of organic content (4 and 6%) and increasing when the sediment had a higher proportion of fine and very fine sand + clay. Abundance was also associated negatively with rainfall, given that the analysed population showed a seasonal pattern, with an increase in capture rate in those months following the rainy season. Average rainfall was 222.47 ± 138.68 mm, with a maximum of 538 mm and a minimum of 22.4 mm. The results obtained in this study suggest that, in the region of Ubatuba, temperature, salinity, organic content and rainfall modulate the distribution of these animals. Copyright © Marine Biological Association of the United Kingdom 2014.</text:p>
          </table:table-cell>
          <table:table-cell office:value-type="string" calcext:value-type="string">
            <text:p>abiotic factor; abundance; Brazil; El Niño; Penaeoidea; Ubatuba</text:p>
          </table:table-cell>
          <table:table-cell office:value-type="string" calcext:value-type="string">
            <text:p>commercial species; crustacean; El Nino-Southern Oscillation; organic matter; rainfall; salinity; spatial distribution; spatiotemporal analysis; abundance; El Nino; environmental factor; individual variation; population distribution; seasonality; Brazil; Sao Paulo [Brazil]; Mar Virado Bay; Ubatuba; Ubatumirim Bay; Decapoda (Crustacea); Dendrobranchiata; Litopenaeus schmitti; Penaeidae; Penaeoidea</text:p>
          </table:table-cell>
          <table:table-cell table:number-columns-repeated="5"/>
          <table:table-cell office:value-type="string" calcext:value-type="string">
            <text:p>Ameeri, A.A., Cruz, E.M., Effect of sand substrate on growth and survival of Penaeus semisulcatus de Haan juveniles (1998) Journal of Aquaculture in the Tropics, 13, pp. 239-244; Barracco, M.A., Lorgeril, J., Gueguen, Y., Bachère, E., Molecular characterization of penaeidins from two Atlantic Brazilian shrimp species, Farfantepenaeus paulensis and Litopenaeus schmitti (2005) FEMS Microbiology Letters, 250, pp. 117-120; Berlato, M.A., Martins, E.J., Cordeiro, A.P.A., Oderich, E.H., Tendência observada da precipitação pluvial anual e estacional do estado do rio grande do sul e relação com a temperatura da superfície do mar do oceano pacífico (2007) XV Congresso Brasileiro de Agrometeorologia, p. 5. , Aracaju, Anais, CD-ROM: Sociedade Brasileira de Agrometeorologia/EMBRAPA Tabuleiros Costeiros; Britto, F.P., Barletta, R., Mendonça, M., Variabilidade Espacial e Temporal da Precipitação Pluvial no Rio Grande do Sul: Influência do Fenômeno El Niño Oscilação sul (2008) Revista Brasileira de Climatologia, 1, pp. 37-48; Capparelli, M.V., Kasten, P., Castilho, A.L., Costa, R.C., Ecological distribution of the shrimp Litopenaeus schmitti (Burkenroad, 1936) (Decapoda, Penaeoidea) in Ubatuba Bay, São Paulo, Brazil (2012) Invertebrate Reproduction and Development, 56, pp. 173-179; Carvalho-Batista, A., Lopes, M., Simões, S.M., Costa, R.C., Ecological distribution of the shrimp Pleoticus muelleri (Bate, 1888) and Artemesia longinaris Bate, 1888 (Decapoda, Penaeoidea) in the southeastern Brazilian littoral (2011) Nauplius, 20, pp. 135-143; Castilho, A.L., Pie, M.R., Fransozo, A., Pinheiro, A.P., Costa, R.C., The relationship between environmental variation and species abundance in shrimp community (Crustacea, Decapoda, Penaeoidea) in South-eastern Brazil (2008) Journal of the Marine Biological Association of the United Kingdom, 88, pp. 119-123; Castilho, A.L., Furlan, M., Costa, R.C., Fransozo, V., Reproductive biology of the rock shrimp Sicyonia dorsalis (Decapoda: Penaeoidea) from the southeastern coast of Brazil (2008) Invertebrate Reproduction and Development, 52, pp. 59-68; Castro, R.H., Costa, R.C., Fransozo, A., Mantelatto, F.L.M., Population structure of the seabob shrimp Xiphopenaeus kroyeri (Heller, 1862) (Crustacea: Penaeoidea) in the litoral of São Paulo, Brazil (2005) Scientia Marina, 69, pp. 105-112; Castro-Filho, B.M., Miranda, L.B., Myao, S.Y., Condições hidrográficas na plataforma continental ao largo de Ubatuba: Variações sazonais e em média escala (1987) Boletim Do Instituto de Oceanográfico, 35, pp. 135-151; Chagas-Soares, F., Seletividade em redes de emalhar utilizadas na captura de camarão branco, Penaeus schmitti Burkenroad, 1936, na região lagunar-estuarina de Cananéia, São Paulo (1979) Boletim Do Instituto de Pesca, São Paulo, 6, pp. 131-144; Chagas-Soares, F., Seletividade em redes de emalhar utilizadas na captura de camarões «rosa» Penaeus brasiliensis Latreille, 1817 e Penaeus paulensis Pèrez-Farfante, 1967, na região lagunar-estuarina de Cananéia, São Paulo (1985) Boletim Do Instituto de Pesca, São Paulo, 12, pp. 123-142; Chagas-Soares, F., Pereira, O.M., Santos, E.P., Contribuição ao ciclo biológico de Penaeus schmitti Burkenroad, 1936, Penaeus brasiliensis, Latreille, 1817 e Penaeus paulensis Perez-Farfante, 1967, na região lagunar-estuarina de Cananéia, São Paulo, Brasil (1995) Boletim Do Instituto de Pesca, São Paulo, 22, pp. 49-59; Coelho, P.A., Santos, M.C.F., Ciclo biológico de Penaeus schmitti Burkenroad, 1936 em Pernambuco (Crustacea, Decapoda, Penaeidae) (1994) Boletim Técnico Científico Do CEPENE, 2, pp. 35-50; Coelho, P.A., Santos, M.C.F., Resultados das amostragens biolo ́gicas na pesca de camarões marinhos ao largo de Ilhéus, BA (1995) Boletim Técnico Científico Do CEPENE, 3, pp. 111-121; Costa, R.C., (2002) Biologia e Distribuição Ecológica das Espécies de Camaro ̃es Dendrobranchiata (Crustacea, Decapoda) Na Região de Ubatuba (SP), , PhD thesis. Universidade Estadual Paulista, Brasil; Costa, R.C., Fransozo, A., Abundance and ecologic distribution of the shrimp Rimapenaeus constrictus (Crustacea: Penaeidae) in the northern coast of São Paulo State, Brazil (2004) Journal of Natural History, 38, pp. 901-912; Costa, R.C., Fransozo, A., Melo, G.A.S., Freire, F.A.M., An illustrated key for Dendrobranchiata shrimps from the northern coast of São Paulo state, Brazil (2003) Biota Neotropica, 3, pp. 1-12. , www.biotaneotropica.org.br/v3n1, (accessed 11 February 2014); Costa, R.C., Fransozo, A., Castilho, A.L., Fúlvio, A.M.F., Annual, seasonal and spatial variation of abundance of the shrimp Artemesia longinaris (Decapoda: Penaeoidea) in south-eastern Brazil (2005) Journal of the Marine Biological Association of the United Kingdom, 85, pp. 107-112; Costa, R.C., Fransozo, A., Negreiros-Fransozo, M.L., Ecology of the rock shrimp Sicyonia dorsalis kingsley, 1878 (Crustácea: Sicyoniidae) in a subtropical region of Brazil (2005) Gulf and Caribbean Research, 17, pp. 49-56; Costa, R.C., Fransozo, A., Freire, F.A.M., Castilho, A.L., Abundance and ecological distribution of the 'sete-barbas' shrimp Xiphopenaeus kroyeri (Heller, 1862) (Decapoda: Penaeoidea) in three bays of the Ubatuba region, Southeastern, Brazil (2007) Gulf and Caribbean Research, 19, pp. 33-41; Costa, R.C., Lopes, M., Castilho, A.L., Fransozo, A., Simões, S.M., Abundance and distribution of juveniles pink shrimps Farfantepenaeus spp. in a mangrove estuary and adjacent bay on the northern shore of São Paulo State, southeastern Brazil (2008) Invertebrate Reproduction and Development, 52, pp. 51-58; D'Incao, F., Valentini, H., Rodrigues, L.F., Avaliação da pesca de camarões nas regiões Sudeste e sul do Brasil (2002) Atlântica, 24, pp. 103-116; Dall, W., Hill, B.J., Rothlisberg, P.C., Staples, D.J., (1990) The Biology of the Penaeidae. Advances in Marine Biology, p. 489. , San Diego, CA: Academic Press; Filgueira, H.J.A., Neto, A.F.S., Barbosa, M.P., Impacto dos eventos ENOS (El Niño-Oscilação Sul) nas precipitações pluviométricas, nos recursos hídricos superficiais e na degradação do solo em região do semi-árido brasileiro (2007) Anais XIII Simpósio Brasileiro de Sensoriamento Remoto, pp. 3893-3898. , Florianópolis, Brasil. São José dos Campos: INPE; Fransozo, A., Costa, R.C., Mantelatto, F.L.M., Pinheiro, M.A.A., Santos, S., Composition and abundance of shrimp species (Penaeidea and Caridea) in Fortaleza Bay, Ubatuba, São Paulo, Brazil (2002) Modern Approaches to the Atudy of Crustacea, pp. 117-125. , Briones E.E. and Alvarez F. (eds), Dordrecht: Kluwer Academic Publishers; Garcia, A.M., Vieira, J.P., Winemiller, K.O., Grimm, A.M., Comparison of 1982-1983 and 1997-1998 El Niño effects on the shallow-water fish assemblage of the Patos Lagoon Estuary (Brazil) (2004) Estuaries, 27, pp. 905-914; Glantz, M.H., (2001) Currents of Change: Impacts of El Niño and la Niña on Climate and Society, p. 252. , Cambridge: Cambridge University Press; Gribble, N.A., Wassenberg, T.J., Burridge, C., Factors affecting the distribution of commercially exploited penaeid prawns (shrimp) (Decapod: Penaeidae) across the northern Great Barrier Reef, Australia (2007) Fisheries Research, 85, pp. 174-185; Hindley, J.P.R., The detection, location and recognition of food by juvenile banana prawns Penaeus merguiensis (1975) Marine Behaviour and Physiology, 3, pp. 193-210; Hiroki, K.A.N., Fransozo, A., Costa, R.C., Castilho, A.L., Shimizu, R.M., Almeida, A.C., Furlan, M., Bathymetric distribution of the shrimp Rimapenaeus constrictus (Stimpson, 1874) (Decapoda, Penaeidae) in two locations off the southeastern Brazilian coast (2011) Marine Biology Research, 7, pp. 176-185; Jaime-Ceballos, B.J., Hernández-Llamas, A., Garcia-Galano, T., Villarreal, H., Substitution of Chaetoceros muelleri by Spirulina platensis meal in diets for Litopenaeus schmitti larvae (2006) Aquaculture, 260, pp. 215-220; Maggioni, R., Rogers, A.D., MacLean, N., Population structure of Litopenaeus schmitti (Decapoda: Penaeidae) from the Brazilian coast identified using six polymorphic microsatellite loci (2003) Molecular Ecology, 12, pp. 3213-3217; Mantelatto, F.L.M., Fransozo, A., Characterization of the physical and chemical parameters of Ubatuba Bay, northern coast of São Paulo state, Brazil (1999) Revista Brasileira de Biologia, 59, pp. 23-31; Neiva, G.S., Santos, E.P., Jankauskis, V., Análise preliminar da população de camarão-legítimo Penaeus schmitti, Burkenroad, 1936, na Baía de Santos-Brasil (1971) Boletim Do Instituto de Pesca, São Paulo, 1, pp. 7-14; Pérez-Farfante, I., Kensley, B., (1997) Penaeoid and Segestoid Shrimps and Prawns of the World. Keys and Diagnoses for the Families and Genera, p. 233. , Paris: Éditions du Muséum National d'Histoire Naturalle; Ruello, N.V., Burrowing, feeding, and spatial distribution of the school prawn Metapenaeus macleayi (Haswell) in the Hunter River region, Australia (1973) Journal of Experimental Marine Biology and Ecology, 13, pp. 189-206; Santos, M.C.F., Freitas, A.E.T.S., Estrutura populacional e pesca do camarão-branco Penaeus schmitti Burkenroad (Crustacea, Decapoda, Penaeidea) na Lagoa Papari, Município de Nísia Floresta (Rio Grande do Norte-Brasil) (2004) Boletim Técnico Científico Do CEPENE, 12, pp. 23-42; Santos, J.L., Severino-Rodrigues, E., Vaz-Dos-Santos, A.M., Estrutura populacional do camarão-branco Litopenaeus schmitti nas regiões estuarina e marinha da Baixada Santista, São Paulo, Brasil (2008) Boletim Instituto da Pesca, São Paulo, 34, pp. 375-389; Silva, J.F., (2001) El Niño, O Fenômeno Climático Do Século, p. 135. , Brasilia: Thesaurus Editora; Simões, S.M., Costa, R.C., Fransozo, A., Castilho, A.L., Diel variation on the abundance and size of seabob shrimp Xiphopenaeus kroyeri (Heller, 1862) (Crustacea, Penaeoidea) in Ubatuba region, Southeastern of Brazil (2010) Anais da Academia Brasileira de Ciências, 82, pp. 369-378; Simões, S.M., Castilho, A.L., Fransozo, A., Negreiros-Fransozo, M.L., Costa, R.C., Ecological distribution of shrimps Acetes americanus and Peisos petrunkevitchi (Crustacea, Sergestoidea) in southeastern Brazilian littoral (2013) Journal of the Marine Biological Association of the United Kingdom, 93, pp. 753-759; Stoner, A.W., A nursery ground for four tropical Penaeus species: Laguna Joyuda, Puerto Rico (1988) Marine Ecology Progress Series, 42, pp. 133-141; Teodoro, S.S.A., Negreiros-Fransozo, M.L., Simões, S.M., Lopes, M., Costa, R.C., Population ecology of the planktonic shrimp Lucifer faxoni Borradaile, 1915 (Crustacea, Sergestoidea, Luciferidae) of the southeastern coast of Brazil (2012) Brazilian Journal of Oceanography, 60, pp. 247-255; Tucker, M., (1988) Techniques in Sedimentology, p. 394. , Oxford: Blackwell Scientific Publications; Wenthworth, C.K., A scale of grade and class terms for clastic sediments (1922) Journal of Geology, 30, pp. 377-392; Zar, J.H., (1999) Biostatistical Analysis, p. 662. , 4th edition Upper Saddle River, NJ: Prentice-Hall</text:p>
          </table:table-cell>
          <table:table-cell office:value-type="string" calcext:value-type="string">
            <text:p>Costa, R.C.; LABCAM (Laboratório de Biologia de Camarões Marinhos e de Água Doce), Departamento de Ciências Biológicas, Universidade Estadual Paulista (UNESP), 17033-360, Bauru, São Paulo, Brazil; email: rccosta@fc.unesp.br</text:p>
          </table:table-cell>
          <table:table-cell table:number-columns-repeated="2"/>
          <table:table-cell office:value-type="string" calcext:value-type="string">
            <text:p>Cambridge University Press</text:p>
          </table:table-cell>
          <table:table-cell table:number-columns-repeated="4"/>
          <table:table-cell office:value-type="float" office:value="253154" calcext:value-type="float">
            <text:p>253154</text:p>
          </table:table-cell>
          <table:table-cell/>
          <table:table-cell office:value-type="string" calcext:value-type="string">
            <text:p>JMBAA</text:p>
          </table:table-cell>
          <table:table-cell/>
          <table:table-cell office:value-type="string" calcext:value-type="string">
            <text:p>English</text:p>
          </table:table-cell>
          <table:table-cell office:value-type="string" calcext:value-type="string">
            <text:p>J. Mar. Biol. Assoc. U.K.</text:p>
          </table:table-cell>
          <table:table-cell office:value-type="string" calcext:value-type="string">
            <text:p>Article</text:p>
          </table:table-cell>
          <table:table-cell office:value-type="string" calcext:value-type="string">
            <text:p>Scopus</text:p>
          </table:table-cell>
          <table:table-cell office:value-type="string" calcext:value-type="string">
            <text:p>2-s2.0-84903301649</text:p>
          </table:table-cell>
          <table:table-cell table:number-columns-repeated="983"/>
        </table:table-row>
        <table:table-row table:style-name="ro1">
          <table:table-cell office:value-type="string" calcext:value-type="string">
            <text:p>Almeida A.O., Anker A., Mantelatto F.L.</text:p>
          </table:table-cell>
          <table:table-cell office:value-type="string" calcext:value-type="string">
            <text:p>A new snapping species of the shrimp genus Typton Costa, 1844 (Decapoda: Palaemonidae) from the coast of São Paulo, southeastern Brazil</text:p>
          </table:table-cell>
          <table:table-cell office:value-type="float" office:value="2014" calcext:value-type="float">
            <text:p>2014</text:p>
          </table:table-cell>
          <table:table-cell office:value-type="string" calcext:value-type="string">
            <text:p>Zootaxa</text:p>
          </table:table-cell>
          <table:table-cell office:value-type="float" office:value="3835" calcext:value-type="float">
            <text:p>3835</text:p>
          </table:table-cell>
          <table:table-cell office:value-type="float" office:value="1" calcext:value-type="float">
            <text:p>1</text:p>
          </table:table-cell>
          <table:table-cell/>
          <table:table-cell office:value-type="float" office:value="110" calcext:value-type="float">
            <text:p>110</text:p>
          </table:table-cell>
          <table:table-cell office:value-type="float" office:value="120" calcext:value-type="float">
            <text:p>120</text:p>
          </table:table-cell>
          <table:table-cell/>
          <table:table-cell office:value-type="float" office:value="3" calcext:value-type="float">
            <text:p>3</text:p>
          </table:table-cell>
          <table:table-cell office:value-type="string" calcext:value-type="string">
            <text:p>10.11646/zootaxa.3835.1.6</text:p>
          </table:table-cell>
          <table:table-cell office:value-type="string" calcext:value-type="string">
            <text:p>http://www.scopus.com/inward/record.url?eid=2-s2.0-84904366672&amp;partnerID=40&amp;md5=0084172d50f50d5677822e0c9a0e37eb</text:p>
          </table:table-cell>
          <table:table-cell office:value-type="string" calcext:value-type="string">
            <text:p>Department of Biological Sciences, State University of Santa Cruz (UESC), Rodovia Jorge Amado, km 16, 45662-900, Ilhéus, Bahia, Brazil; TMSI, National University of Singapore, 18 Kent Ridge Rd., 119227, Singapore, Singapore; Postgraduate Program in Comparative Biology, Faculty of Philosophy, Science and Letters at Ribeirão Preto (FFCLRP), University of São Paulo (USP), Av. Bandeirantes 3900, 14040-901, Ribeirão Preto (SP), Brazil</text:p>
          </table:table-cell>
          <table:table-cell office:value-type="string" calcext:value-type="string">
            <text:p>Almeida, A.O., Department of Biological Sciences, State University of Santa Cruz (UESC), Rodovia Jorge Amado, km 16, 45662-900, Ilhéus, Bahia, Brazil; Anker, A., TMSI, National University of Singapore, 18 Kent Ridge Rd., 119227, Singapore, Singapore; Mantelatto, F.L., Postgraduate Program in Comparative Biology, Faculty of Philosophy, Science and Letters at Ribeirão Preto (FFCLRP), University of São Paulo (USP), Av. Bandeirantes 3900, 14040-901, Ribeirão Preto (SP), Brazil</text:p>
          </table:table-cell>
          <table:table-cell office:value-type="string" calcext:value-type="string">
            <text:p>A new species of the palaemonid shrimp genus Typton Costa, 1844, Typton fapespae sp. nov., is described based on sev-eral specimens collected in Ubatuba and São Sebastião, northern coast of the state of São Paulo, Brazil. Most specimens were found in association with sponges, including Mycale (Zygomycale) angulosa (Duchassaing &amp; Michelotti, 1864) (Demospongiae: Mycalidae); however, one paratype from Ubatuba was extracted from a colony of the bryozoan Schizoporella errata (Waters, 1878) (Gymnolaemata: Schizoporellidae). In T. fapespae sp. nov., the posterodorsal margin of the sixth abdominal segment bears a strong median tooth, a feature shared with T. hephaestus Holthuis, 1951, T. holthusi De Grave, 2010 and T. spongicola Costa, 1844. However, the new species can be separated from each of these three spe-cies by at least two morphological features. Copyright © 2014 Magnolia Press.</text:p>
          </table:table-cell>
          <table:table-cell office:value-type="string" calcext:value-type="string">
            <text:p>Brazil; Caridea; Pontoniinae; South-West Atlantic; Sponge-dwelling shrimp; Symbiosis</text:p>
          </table:table-cell>
          <table:table-cell table:number-columns-repeated="5"/>
          <table:table-cell office:value-type="string" calcext:value-type="string">
            <text:p>DAAD, German Academic Exchange Service</text:p>
          </table:table-cell>
          <table:table-cell office:value-type="string" calcext:value-type="string">
            <text:p>Amaral, A.C.Z., Migotto, A.E., Turra, A., Schaeffer-Novelli, Y., Araçá: Biodiversidade, impactos e ameaças (2010) Biota Neotropica, 10, pp. 219-264. , http://dx.doi.org/10.1590/s1676-06032010000100022; Bauer, R.T., (2004) Remarkable Shrimps: Adaptations and Natural History of the Carideans, p. 282. , University of Oklahoma Press, Norman; Borradaile, L.A., Notes on carides (1915) The Annals and Magazine of Natural History, Series 8, 15, pp. 205-213; Bowerbank, J.S., Contributions to a general history of the Spongiadae. Part VII (1875) Proceedings of the Zoological Society of London, 1875, pp. 281-296; Bruce, A.J., Notes on some Indo-Pacific Pontoniinae, XXI. Typton bawii sp. Nov., the first occurrence of the genus Typton Costa in the Indian Ocean (Decapoda Natantia, Palaemonidae) (1972) Crustaceana, 23, pp. 243-254. , http://dx.doi.org/10.1163/156854072x00147; Bruce, A.J., Typton australis sp. Nov., a new pontoniid shrimp from the Great Barrier Reef, Australia (1973) Records of the Australian Museum, 28, pp. 253-263. , http://dx.doi.org/10.3853/j.0067-1975.28.1973; Bruce, A.J., Notes on some Indo-Pacific Pontoniinae, XXVIII. Typton wasini sp. Nov., from Wasin Island, Kenya (1977) Crustaceana, 32, pp. 272-285. , http://dx.doi.org/10.1163/156854077x00755; Bruce, A.J., Typton crosslandi sp. Nov., a new pontoniine shrimp, from the Galapagos Islands (1978) Crustaceana, 35, pp. 294-300. , http://dx.doi.org/10.1163/156854078x00448; Bruce, A.J., Typton manningi and T. Capricorniae, new species, new pontoniine shrimps from northern Queensland, with a review of the Indo-West Pacific species of Typton Costa (Decapoda: Palaemonidae) (2000) Journal of Crustacean Biology, 20 (2), pp. 87-100; Bruce, A.J., A re-description of Typton spongicola Costa, 1844, the type species of the genus Typton Costa, 1844 (Crustacea: Decapoda: Pontoniinae) (2009) Cahiers de Biologie Marine, 50, pp. 382-394; Chace Jr., F.A., The shrimps of the Smithsonian-Bredin Caribbean Expeditions with a summary of the West Indian shallow-water species (Crustacea: Decapoda: Natantia) (1972) Smithsonian Contributions to Zoology, 98, pp. 1-179. , http://dx.doi.org/10.5479/si.00810282.98; Claparède, E., Les Annélides Chétopodes du Golfe de Naples. Seconde partie. Annélides sédentaires (1870) Mémoires de la Société de Physique et d'Histoire Naturelle de Genève, 20, pp. 1-225; Coelho, P.A., Almeida, A.O., Souza-Filho, J.F., Bezerra, L.E.A., Giraldes, B.W., Diversity and distribution of the marine and estuarine shrimps (Dendobranchiata, Stenopodidea and Caridea) from North and Northeast Brazil (2006) Zootaxa, 1221, pp. 41-62; Costa, O.G., Su due nuovi generi di Crostacei decapodi macrouri (1844) Annali Delle Accademia Degli Aspiranti Naturalisti, Napoli, 2, pp. 285-292; De Grave, S., A new species of the genus Typton Costa (Decapoda, Palaemonidae, Pontoniinae) from Ascension Island (2010) Studies on Malacostraca: Lipke Bijdeley Holthuis Memorial Volume. Crustaceana Monographs, 14, pp. 209-218. , Fransen, C.H.J.M., De Grave, S. &amp; Ng, P.K.L. (Eds.), [Brill, Leiden]; De Grave, S., Fransen, C.H.J.M., Carideorum catalogus: The recent species of the dendrobranchiate, stenopodidean, procarididean and caridean shrimps (Crustacea: Decapoda) (2011) Zoologische Mededelingen, 85, pp. 195-589; Duarte, L.F.L., Nalesso, R.C., The Sponge Zygomycale parishii (Bowerbank) and its endobiotic fauna. Estuarine (1996) Coastal and Shelf Science, 42, pp. 139-151. , http://dx.doi.org/10.1006/ecss.1996.0011; Duchassaing De-Fonbressin, P., Michelotti, G., Spongiaires de la Mer Caraïbe (1864) Natuurkundige Verhandelingen Van de Hollandsche Maatschappij der Wetenschappen Te Haarlem, 21, pp. 1-124. , pls. I-XXV; Ďuriš, Z., Horká, I., Juračka, P.J., Petrusek, A., Sandford, F., These squatters are not innocent: The evidence of parasitism in sponge-inhabiting shrimps (2011) PLoS ONE, 6, pp. e21987. , http://dx.doi.org/10.1371/journal.pone.0021987; Holthuis, L.B., A general revision of the Palaemonidae (Crustacea Decapoda Natantia) of the Americas. I. The subfamilies euryrhynchidae and pontoniinae (1951) Allan Hancock Foundation Publications of the University of Southern California, Occasional Paper, 11, pp. 1-332; Johnston, T.F., (1946) Underwater Noise Caused by Snapping Shrimp, pp. 1-76. , University of California, Division of War Research at the U.S. Navy Electronics Laboratory. UCDWR U337; Manning, R.B., Chace Jr., F.A., Decapod and stomatopod Crustacea from Ascension Island, South Atlantic Ocean (1990) Smithsonian Contributions to Zoology, 503, pp. 1-91. , http://dx.doi.org/10.5479/si.00810282.503; McClendon, J.F., On adaptations in structure and habits of some marine animals of Tortugas, Florida (1911) Papers from the Tortugas Laboratory of the Carnegie Institution of Washington, 3, pp. 57-62. , pls. 1, 2; Nalesso, R.C., Duarte, L.F.L., Pierozzi Jr., I., Enumo, E.F., Tube epifauna of the polychaete Phyllochaetopterus socialis Claparède (1995) Estuarine, Coastal and Shelf Science, 41, pp. 91-100. , http://dx.doi.org/10.1006/ecss.1995.0055; Ramos-Porto, M., Coelho, P.A., Malacostraca. Eucarida. Caridea (Alpheoidea excluded) (1998) Catalogue of Crustacea of Brazil, pp. 325-350. , Young, P.S. (Ed.), Museu Nacional, Rio de Janeiro; Van Soest, R.W.M., Marine sponges from Curaçao and other Caribbean localities. Part III. Poecilosclerida (1984) Uitgaven Van de Natuurwetenschappelijke Studiekring voor Suriname en de Nederlandse Antillen. No. 112. Studies on the Fauna of Curaçao and Other Caribbean Islands, 66, pp. 1-173. , Hummelinck, P.W. &amp; van der Steen, L.J. (Eds.); Vieira, R.R.R., Ferreira, R.S., D'Incao, F., Pontoniinae (Crustacea: Decapoda: Caridea) from Brazil with taxonomic key (2012) Zootaxa, 3149, pp. 1-38; Waters, A.W., Bryozoa (Polyzoa) from the Pliocene of Bruccoli (Sicily) (1878) Transactions of the Manchester Geological Society, 14, pp. 465-488</text:p>
          </table:table-cell>
          <table:table-cell table:number-columns-repeated="3"/>
          <table:table-cell office:value-type="string" calcext:value-type="string">
            <text:p>Magnolia Press</text:p>
          </table:table-cell>
          <table:table-cell table:number-columns-repeated="4"/>
          <table:table-cell office:value-type="float" office:value="11755326" calcext:value-type="float">
            <text:p>11755326</text:p>
          </table:table-cell>
          <table:table-cell table:number-columns-repeated="3"/>
          <table:table-cell office:value-type="string" calcext:value-type="string">
            <text:p>English</text:p>
          </table:table-cell>
          <table:table-cell office:value-type="string" calcext:value-type="string">
            <text:p>Zootaxa</text:p>
          </table:table-cell>
          <table:table-cell office:value-type="string" calcext:value-type="string">
            <text:p>Article</text:p>
          </table:table-cell>
          <table:table-cell office:value-type="string" calcext:value-type="string">
            <text:p>Scopus</text:p>
          </table:table-cell>
          <table:table-cell office:value-type="string" calcext:value-type="string">
            <text:p>2-s2.0-84904366672</text:p>
          </table:table-cell>
          <table:table-cell table:number-columns-repeated="983"/>
        </table:table-row>
        <table:table-row table:style-name="ro1">
          <table:table-cell office:value-type="string" calcext:value-type="string">
            <text:p>Heckler G.S., Da Costa R.C., Fransozo A., Rosso S., Munehisa Shimizu R.</text:p>
          </table:table-cell>
          <table:table-cell office:value-type="string" calcext:value-type="string">
            <text:p>Long-term patterns of spatial and temporal distribution in the seabob shrimp xiphopenæus kroyeri (decapoda: Penæidæ) population in southeastern brazil</text:p>
          </table:table-cell>
          <table:table-cell office:value-type="float" office:value="2014" calcext:value-type="float">
            <text:p>2014</text:p>
          </table:table-cell>
          <table:table-cell office:value-type="string" calcext:value-type="string">
            <text:p>Journal of Crustacean Biology</text:p>
          </table:table-cell>
          <table:table-cell office:value-type="float" office:value="34" calcext:value-type="float">
            <text:p>34</text:p>
          </table:table-cell>
          <table:table-cell office:value-type="float" office:value="3" calcext:value-type="float">
            <text:p>3</text:p>
          </table:table-cell>
          <table:table-cell/>
          <table:table-cell office:value-type="float" office:value="326" calcext:value-type="float">
            <text:p>326</text:p>
          </table:table-cell>
          <table:table-cell office:value-type="float" office:value="333" calcext:value-type="float">
            <text:p>333</text:p>
          </table:table-cell>
          <table:table-cell/>
          <table:table-cell office:value-type="float" office:value="1" calcext:value-type="float">
            <text:p>1</text:p>
          </table:table-cell>
          <table:table-cell office:value-type="string" calcext:value-type="string">
            <text:p>10.1163/1937240X-00002231</text:p>
          </table:table-cell>
          <table:table-cell office:value-type="string" calcext:value-type="string">
            <text:p>http://www.scopus.com/inward/record.url?eid=2-s2.0-84900313199&amp;partnerID=40&amp;md5=269be3c0119b8f159b3c81684c7d87bf</text:p>
          </table:table-cell>
          <table:table-cell office:value-type="string" calcext:value-type="string">
            <text:p>Departamento de Ecologia, Instituto de Biociências, USP, CEP 05508-090, São Paulo, SP, Brazil; Departamento de Ciências Biológicas, Faculdade de Ciências, UNESP, CEP 17033-360, Bauru, SP, Brazil; Departamento de Zoologia, Instituto de Biociências, UNESP, CEP 18618-000, Botucatu, SP, Brazil</text:p>
          </table:table-cell>
          <table:table-cell office:value-type="string" calcext:value-type="string">
            <text:p>Heckler, G.S., Departamento de Ecologia, Instituto de Biociências, USP, CEP 05508-090, São Paulo, SP, Brazil; Da Costa, R.C., Departamento de Ciências Biológicas, Faculdade de Ciências, UNESP, CEP 17033-360, Bauru, SP, Brazil; Fransozo, A., Departamento de Zoologia, Instituto de Biociências, UNESP, CEP 18618-000, Botucatu, SP, Brazil; Rosso, S., Departamento de Ecologia, Instituto de Biociências, USP, CEP 05508-090, São Paulo, SP, Brazil; Munehisa Shimizu, R., Departamento de Ecologia, Instituto de Biociências, USP, CEP 05508-090, São Paulo, SP, Brazil</text:p>
          </table:table-cell>
          <table:table-cell office:value-type="string" calcext:value-type="string">
            <text:p>The effect of some environmental factors on the distribution and abundance of different demographic categories of Xiphopenæus kroyeri (Heller, 1862) was tested for three 12-month periods over 13 years in Ubatuba Bay, São Paulo State, southeastern Brazil. Four sites with different characteristics were sampled monthly from January to December 1998, July 2006 to June 2007 and September 2010 to August 2011. Bottom water temperature and salinity samples were taken monthly, and one sediment sample from each site was taken during each period. Although total abundance, as the number of adult males and non-reproductive females did not differ among periods, in 1998 the abundance of juveniles was greater and reproductive females was lower than the other two periods. The high abundance of juveniles in 1998 was associated with the high frequency of optimal temperatures for juvenile's metabolism and this environmental variable can influence the abundance of individuals among years. Adult shrimp can be established in sites with variations in sediment grain size composition, whereas juveniles are more abundant in sites with finer sand. We suggest that areas with high juvenile abundance in Ubatuba Bay must have controlled exploitation and that the fishery can be focused on the deepest areas, where adults are predominant. © Copyright 2014 by The Crustacean Society. Published by Brill NV, Leiden.</text:p>
          </table:table-cell>
          <table:table-cell office:value-type="string" calcext:value-type="string">
            <text:p>abundance; demographic categories; dendrobranchiata; environmental factors</text:p>
          </table:table-cell>
          <table:table-cell table:number-columns-repeated="6"/>
          <table:table-cell office:value-type="string" calcext:value-type="string">
            <text:p>Ávila-Da-Silva, A.O., Carneiro, M.H., Mendonça, J.T., Servo, G.J.M., Bastos, G.C.C., Batista, P.A., Produção pesqueira marinha do Estado de São Paulo no ano 2005 (2007) Série Relatórios Técnicos, 26, pp. 1-44; Cartes, J.E., Maynou, F., Fanelli, E., Papiol, V., Lloris, D., Long-term changes in the composition and diversity of deep-slope megabenthos and trophic webs off Catalonia (western Mediterranean): Are trends related to climatic oscillations? (2009) Progress in Oceanography, 82, pp. 32-46; Castilho, A.L., Furlan, M., Costa, R.C., Fransozo, V., Reproductive biology of the rock shrimp Sicyonia dorsalis (Decapoda: Penæoidea) from the southeastern coast of Brazil (2008) Invertebrate Reproduction and Development, 58, pp. 59-68; Castilho, A.L., Furlan, M., Costa, R.C., Fransozo, V., Pie, M.R., Fransozo, A., Pinheiro, A.P., Costa, R.C., The relationship between environmental variation and species abundance in shrimp community (Crustacea: Decapoda: Penæoidea) in south-eastern Brazil (2008) Journal of the Marine Biological Association of the United Kingdom, 88, pp. 119-123; Castro, R.H., Costa, R.C., Fransozo, A., Mantelatto, F.L.M., Population structure of the seabob shrimp Xiphopenæus kroyeri (Heller, 1862) (Crustacea, Penæoidea) in the littoral of São Paulo, Brazil (2005) Scientia Marina, 69, pp. 105-112; Castro-Filho, B.M., Miranda, L.B., Myao, S.Y., Condições hidrográficas na plataforma continental ao largo de Ubatuba: variações sazonais e em média escala (1987) Boletim Do Instituto Oceanográfico, 35, pp. 135-151; Costa, R.C., Fransozo, A., Freire, F.A.M., Castilho, A.L., Abundance and ecological distribution of the sete-barbas shrimp Xiphopenæus kroyeri (Heller, 1862) (Decapoda: Penæoidea) in three bays of the Ubatuba region, Southeastern, Brazil (2007) Gulf and Caribbean Research, 19, pp. 33-41; Costa, R.C., Fransozo, A., Freire, F.A.M., Castilho, A.L., Melo, G.A.S., Freire, F.A.M., (2003) An Illustrated Key for Dendrobranchiata Shrimps from the Northern Coast of São Paulo State, Brazil, , http://www.biotaneotropica.org.br/v3n1/pt/abstract?identification- key+BN01503012003, Biota Neotropica 3; Heckler, G.S., Simões, S.M., Lopes, M., Castilho, A.L., Seasonal variation and environmental influences on abundance of juveniles of the seabob shrimp Xiphopenæus kroyeri (Heller, 1862) in southeastern Brazil (2011) Monograph Series Atti di Convegni of the Ninth Colloquium Crustacea Mediterranea, Museo Regionale di Scienze Naturali (Regional Museum of Natural Sciences), pp. 47-58. , In, D. Pessani, T. Tirelli, and C. Froglia (eds.), di Torino. Torino, 2-8 September 2008. Grafica Ferrieri, Torino; Cripe, G.M., Induction of maturation and spawning of pink shrimp, Penæus duorarum, by changing water temperature, and survival and growth of young (1994) Aquaculture, 28, pp. 255-260; Dumont, L.F.C., D'incao, F., Estágios de desenvolvimento gonadal de fêmeas do camarão-barba-ruça (Artemesia longinaris -Decapoda: Penæidæ) (2004) Iheringia, 94, pp. 389-393; Fransozo, A., Costa, R.C., Mantelatto, F.L.M., Pinheiro, M.A.A., Santos, S., Composition and abundance of shrimp species (Penæidea and Caridea) in Fortaleza Bay, Ubatuba, São Paulo, Brazil (2002) Modern Approaches of the Study on Crustacea, pp. 117-123. , In, E. Escobar-Briones and F. Alvarez (eds.),. Kluwer Academic/Plenum, Dordrecht; Freire, F.A.M., Luchiari, A.C., Fransozo, V., Environmental substrate selection and daily habitual activity in Xiphopenæus kroyeri shrimp (Heller, 1862) (Crustacea: Penæioidea) (2011) Indian Journal of Geo-Marine Science, 40, pp. 325-330; Hammer, O., Harper, D.A.T., Ryan, P.D., PAST: Paleontological statistics software package for education and data analysis (2001) Palæontologia Electronica, 4, pp. 1-9; Heckler, G.S., Simões, S.M., Freitas, A.P.S., Fransozo, A., Costa, R.C., Population dynamics of the seabob shrimp Xiphopenæus kroyeri (Dendrobranchiata, Penæidæ) in a south-eastern region of Brazil (2013) African Journal of Marine Science, 35, pp. 17-24; Heller, C., Beiträge zur näheren Kenntnis der Macrouren (1862) Sitzundberichte der Mathematisch-Naturwissenschaftlichen Classe der Kaiserliche Academie der Wissenschaften, Wien, 45, pp. 389-426; (2012), http://www.pesca.sp.gov.br/estatistica/index.php, Instituto de Pesca (no date, online) Estatística pesqueira (accessed 18 JulyLeal-Gaxiola, A., López-Martínez, J., Chávez, E.A., Hernández-Vázquez, S., Méndez-Tenorio, F., Interannual variability of the reproductive period of the brown shrimp, Farfantepenæus californiensis (Holmes, 1900) (Decapoda, Natantia) (2001) Crustaceana, 74, pp. 839-851; Lopes, X.M., Santos, C.O.M., Silva, E., Bassoi, M., Santos, R.A., Feeding habitats of the atlantic spotten dolphin, Stenella frontalis, in southeastern Brazil (2012) Brazilian Journal of Oceanography, 60, pp. 189-198; Nakagaki, J.M., Negreiros-Fransozo, M.L., Population biology of Xiphopenæus kroyeri (Heller, 1862) (Decapoda: Penæidæ) from Ubatuba bay, São Paulo, Brazil (1998) Journal of Shellfish Research, 17, pp. 931-935; Nakagaki, J.M., Negreiros-Fransozo, M.L., Fransozo, A., Composição e abundância de camarões marinhos (Crustacea, Decapoda, Penæidea) na Enseada de Ubatuba (SP), Brasil (1995) Archives of Biology and Technology, 38, pp. 583-591; Naylor, E., Chronobiology: Implications for marine resource exploitation and management (2005) Scientia Marina, 69, pp. 157-167; Pires, A.M.S., Structure and dynamics of benthic megafauna on the continental shelf offshore of Ubatuba, southeastern Brazil (1992) Marine Ecology Progress Series, 86, pp. 63-76; Ruello, N.V., Burrowing, feeding, and spatial distribution of the school prawn Metapenæus macleayi (Haswell) in the Hunter River region, Australia (1973) Journal of Experimental Marine Biology and Ecology, 13, pp. 189-206; Schmiegelow, J.M.M., (2004) O Planeta Azul, , Editora Interciência, Rio de Janeiro; Simões, S.M., Costa, R.C., Fransozo, A., Castilho, A.L., Diel variation on the abundance and size of seabob shrimp Xiphopenæus kroyeri (Crustacea, Penæoidea) in Ubatuba region, Southeastern of Brazil (2010) Anais da Academia Brasileira de Ciências, 82, pp. 369-378; Sokal, R.R., Rohlf, F.J., (1995) Biometry: The Principles and Practices of Statistics in Biological Research, , 3rd Edition. W. H. Freeman, New York, NY; Souza, U.P., Costa, R.C., Martins, I.A., Fransozo, A., Associações entre as biomassas de peixes Sciænidæ (Teleostei: Perciformes) e de camarões Penæoidea (Decapoda: Dendrobranchiata) no litoral norte do Estado de São Paulo (2008) Biota Neotropica, 8, pp. 83-92; Stoner, A.W., A nursery ground for four tropical Penæus species: Laguna Joyuda, Puerto Rico (1988) Marine Ecology Progress Series, 42, pp. 133-141; Ter Braak, C.J.F., Smilauer, P., (2002) CANOCO Reference Manual and CanoDraw for Windows User's Guide: Software for Canonical Community Ordination (Version 4.5), , Microcomputer Power, Ithaca, NY; Tucker, M., (1988) Techniques in Sedimentology, , Blackwell, Oxford; Vance, D.J., Haywood, M.D.E., Heales, D.S., Kenyon, R.A., Loneragan, N.R., Seasonal and annual variation in abundance of postlarval and juvenile banana prawns Penæus merguiensis and environmental variation in two estuaries in tropical northeastern Australia: A six year study (1998) Marine Ecology Progress Series, 163, pp. 21-36; Wentworth, C.K., A scale of grade and terms of cladistic sediments (1922) The Journal of Geology, 30, pp. 377-392; Zar, J.H., (1996) Biostatistical Analysis, , 3rd Edition. Prentice Hall, Upper Saddle River, NJ</text:p>
          </table:table-cell>
          <table:table-cell office:value-type="string" calcext:value-type="string">
            <text:p>Munehisa Shimizu, R.; Departamento de Ecologia, Instituto de Biociências, USP, CEP 05508-090, São Paulo, SP, Brazil; email: heckler@usp.br</text:p>
          </table:table-cell>
          <table:table-cell table:number-columns-repeated="2"/>
          <table:table-cell office:value-type="string" calcext:value-type="string">
            <text:p>Crustacean Society</text:p>
          </table:table-cell>
          <table:table-cell table:number-columns-repeated="4"/>
          <table:table-cell office:value-type="float" office:value="2780372" calcext:value-type="float">
            <text:p>2780372</text:p>
          </table:table-cell>
          <table:table-cell/>
          <table:table-cell office:value-type="string" calcext:value-type="string">
            <text:p>JCBID</text:p>
          </table:table-cell>
          <table:table-cell/>
          <table:table-cell office:value-type="string" calcext:value-type="string">
            <text:p>English</text:p>
          </table:table-cell>
          <table:table-cell office:value-type="string" calcext:value-type="string">
            <text:p>J. Crustacean Biol.</text:p>
          </table:table-cell>
          <table:table-cell office:value-type="string" calcext:value-type="string">
            <text:p>Article</text:p>
          </table:table-cell>
          <table:table-cell office:value-type="string" calcext:value-type="string">
            <text:p>Scopus</text:p>
          </table:table-cell>
          <table:table-cell office:value-type="string" calcext:value-type="string">
            <text:p>2-s2.0-84900313199</text:p>
          </table:table-cell>
          <table:table-cell table:number-columns-repeated="983"/>
        </table:table-row>
        <table:table-row table:style-name="ro1">
          <table:table-cell office:value-type="string" calcext:value-type="string">
            <text:p>Pereira R.T., Teixeira G.M., Bertini G., De Lima P.A., Alencar C.E.R.D., Fransozo V.</text:p>
          </table:table-cell>
          <table:table-cell office:value-type="string" calcext:value-type="string">
            <text:p>Environmental factors influencing the distribution of three species within the genus Persephona Leach, 1817 (Crustacea, Decapoda, Leucosiidae) in two regions on the northern coast of São Paulo State, Brazil [Factores ambientales que influyen en la distribución de tres especies del género Persephona Leach, 1817 (Crustacea, Decapoda, Leucosiidae) en dos regiones de la costa norte del estado de São Paulo, Brasil]</text:p>
          </table:table-cell>
          <table:table-cell office:value-type="float" office:value="2014" calcext:value-type="float">
            <text:p>2014</text:p>
          </table:table-cell>
          <table:table-cell office:value-type="string" calcext:value-type="string">
            <text:p>Latin American Journal of Aquatic Research</text:p>
          </table:table-cell>
          <table:table-cell office:value-type="float" office:value="42" calcext:value-type="float">
            <text:p>42</text:p>
          </table:table-cell>
          <table:table-cell office:value-type="float" office:value="2" calcext:value-type="float">
            <text:p>2</text:p>
          </table:table-cell>
          <table:table-cell/>
          <table:table-cell office:value-type="float" office:value="307" calcext:value-type="float">
            <text:p>307</text:p>
          </table:table-cell>
          <table:table-cell office:value-type="float" office:value="321" calcext:value-type="float">
            <text:p>321</text:p>
          </table:table-cell>
          <table:table-cell table:number-columns-repeated="2"/>
          <table:table-cell office:value-type="string" calcext:value-type="string">
            <text:p>10.3856/vol42-issue2-fulltext-3</text:p>
          </table:table-cell>
          <table:table-cell office:value-type="string" calcext:value-type="string">
            <text:p>http://www.scopus.com/inward/record.url?eid=2-s2.0-84902247463&amp;partnerID=40&amp;md5=f6aeffb48b1d30682186d291c8273f6d</text:p>
          </table:table-cell>
          <table:table-cell office:value-type="string" calcext:value-type="string">
            <text:p>Núcleo de Estudos em Biologia, Ecologia e Cultivo de Crustáceos, NEBECC, Universidade Estadual Paulista Júlio de Mesquita Filho, Departamento de Zoologia Instituto de Biociências, Caixa Postal 510, CEP 18618-970, Botucatu, SP, Brazil; Universidade Estadual de Londrina, Departamento de Biologia Animal e Vegetal, CEP 86051-990, Londrina, PR, Brazil; Universidade Estadual Paulista Júlio de Mesquita Filho, CEP 11900-000, Registro, SP, Brazil; Grupo de Estudos em Ecologia e Fisiologia de Animais Aquáticos, GEEFAA, Universidade Federal do Rio Grande do Norte, Departamento de Botânica, Ecologia e Zoologia, Caixa Postal 1524, CEP 59072-970, Natal, RN, Brazil; Departamento de Ciências Naturais - Zoologia, Universidade Estadual do Sudoeste da Bahia, Caixa Postal 95, CEP 45031-900, Vitória da Conquista, BA, Brazil</text:p>
          </table:table-cell>
          <table:table-cell office:value-type="string" calcext:value-type="string">
            <text:p>Pereira, R.T., Núcleo de Estudos em Biologia, Ecologia e Cultivo de Crustáceos, NEBECC, Universidade Estadual Paulista Júlio de Mesquita Filho, Departamento de Zoologia Instituto de Biociências, Caixa Postal 510, CEP 18618-970, Botucatu, SP, Brazil; Teixeira, G.M., Universidade Estadual de Londrina, Departamento de Biologia Animal e Vegetal, CEP 86051-990, Londrina, PR, Brazil; Bertini, G., Universidade Estadual Paulista Júlio de Mesquita Filho, CEP 11900-000, Registro, SP, Brazil; De Lima, P.A., Núcleo de Estudos em Biologia, Ecologia e Cultivo de Crustáceos, NEBECC, Universidade Estadual Paulista Júlio de Mesquita Filho, Departamento de Zoologia Instituto de Biociências, Caixa Postal 510, CEP 18618-970, Botucatu, SP, Brazil; Alencar, C.E.R.D., Grupo de Estudos em Ecologia e Fisiologia de Animais Aquáticos, GEEFAA, Universidade Federal do Rio Grande do Norte, Departamento de Botânica, Ecologia e Zoologia, Caixa Postal 1524, CEP 59072-970, Natal, RN, Brazil; Fransozo, V., Departamento de Ciências Naturais - Zoologia, Universidade Estadual do Sudoeste da Bahia, Caixa Postal 95, CEP 45031-900, Vitória da Conquista, BA, Brazil</text:p>
          </table:table-cell>
          <table:table-cell office:value-type="string" calcext:value-type="string">
            <text:p>Patterns of spatio-temporal distribution of Brachyura are determined by the interaction among life history traits, inter and intraspecific relationships, as well as by the variation of abiotic factors. This study aimed to characterize patterns of spatio-temporal distribution of Persephona lichtensteinii, Persephona mediterranea and Persephona punctata in two regions of the northern coast of São Paulo State, southeastern region of Brazil. Collections were done monthly from July 2001 to June 2003 in Caraguatatuba and Ubatuba, using a shrimp fishery boat equipped with double-rig nets. The patterns of species distribution were tested by means of redundancy analysis (RDA) and generalized linear mixed models (GLMM) in relation to the recorded environmental factors (BT: bottom temperature, BS: bottom salinity, OM: organic matter and granulometry (Phi)). The most influent environmental factor over the species distribution was the Phi, and the ascendant order of influence was P. lichtensteinii, P. punctata and P. mediterranea. The greater abundance of P. mediterranea showed a conservative pattern of distribution for the genus in the sampled region. The greater occurrence of P. punctata and P. lichtensteinii, in distinct transects than those occupied by P. mediterranea, seems to be a strategy to avoid competition among congeneric species, which is related to the substratum specificity.</text:p>
          </table:table-cell>
          <table:table-cell office:value-type="string" calcext:value-type="string">
            <text:p>Brachyura; Brazil; Ecological distribution; Persephona lichtensteinii; Persephona mediterranea; Persephona punctata; Sediment</text:p>
          </table:table-cell>
          <table:table-cell table:number-columns-repeated="6"/>
          <table:table-cell office:value-type="string" calcext:value-type="string">
            <text:p>Ab'Saber, A.N., Contribuições à geomorfologia do litoral paulista (1955) Rev. Bras. Geogr, 17, pp. 3-37; Almeida, A.C., Hiyodo, C., Cobo, V.J., Bertini, G., Fransozo, V., Teixeira, G.M., Relative growth, sexual maturity, and breeding season of three species of the genus Persephona (Decapoda: Brachyura: Leucosiidae): A comparative study (2013) J. Mar. Biol. Assoc. U.K, 93 (6), pp. 1581-1591; Anderson, T.W., (1958) Introduction to Multivariate Statistical Analysis, p. 374. , John Wiley &amp; Sons, New York; Bellwood, O., The occurrence, mechanisms and significance of burying behavior in crabs (Crustacea: Brachyura) (2002) J. Nat. Hist, 36 (10), pp. 1223-1238; Bertini, G., Fransozo, A., (1999) Spatial and Seasonal Distribution of Petrochirus Diogenes (Anomura, Diogenidae) In the Ubatuba Bay, 86, pp. 145-150. , São Paulo, Brazil. Iheringia, Ser. Zool; Bertini, G., Fransozo, A., Costa, R.C., (2001) Ecological Distribution of Three Species of Persephona (Brachyura: Leucosiidae) In the Ubatuba Region, 9 (1), pp. 31-42. , São Paulo, Brazil. Nauplius; Bertini, G., Teixeira, G.M., Fransozo, V., Fransozo, A., Reproductive period and size at the onset of sexual maturity of mottled purse crab, Persephona mediterranea (Herbst, 1794) (Brachyura, Leucosioidea) on the southeastern Brazilian coast (2010) Invertebr. Reprod. Dev, 54 (1), pp. 7-17; Branco, J.O., Fracasso, H.A.A., Ocorrência e abundância da carcinofauna acompanhante na pesca do camarão sete-barbas, Xiphopenaeus kroyeri Heller (Crustacea, Decapoda), na Armação do Itapocoroy, Penha, Santa Catarina (2004) Brasil. Rev. Bras. Zool, 21 (2), pp. 295-301; Carvalho, F.L., Carvalho, E.A.S., Couto, E.C.G., (2010) Comparative Analysis of the Distribution and Morphological Sexual Maturity of Persephonalichten Steinii and P. Punctata (Brachyura, Leucosiidae) In Ilhéus, 18 (2), pp. 109-115. , BA, Brazil. Nauplius; Castro-Filho, B.M., Miranda, L.B., Myao, S.Y., Condições hidrográficas na plataforma continental ao largo de Ubatuba: Variações sazonais e em média escala (1987) Bol. Inst. Oceanogr, 35, pp. 135-151; Doornik, J.A., Hansen, H., (2008) An Omnibus Test For Univariate and Multivariate Normality, 70, pp. 927-939. , Oxford B. Econ. Stat; Fransozo, A., Negreiros-Fransozo, M.L., Mantelatto, F.L.M., Pinheiro, M.A.A., Santos, S., Composição e distribuição dos Brachyura (Crustacea, Decapoda) do sublitoral não consolidado na enseada da Fortaleza, Ubatuba (SP) (1992) Rev. Bras. Biol, 52, pp. 667-675; Hiroki, K.A.N., Fransozo, A., Costa, R.C., Castilho, A.L., Shimizu, R.M., Almeida, A.C., Furlan, M., Bathymetric distribution of the shrimp Rimapenaeus constrictus (Stimpson, 1874) (Decapoda, Penaeidae) in two locations off the southeastern Brazilian coast (2011) Mar. Biol. Res, 7, pp. 176-185; Jackman, S., (2012) Pscl: Classes and Methods For R Developed In the Political Science Computational Laboratory, , http://pscl.stanford.edu, Stanford University. Department of Political Science, Stanford University, Stanford. R package version 1.04.4. Reviewed: 18 April 2013; Léo, F., Pires-Vanin, A.M.S., Benthic megafauna communities under the influence of the South Atlantic Central Water intrusion onto the Brazilian SE shelf: A comparison between an upwelling and a non-upwelling ecosystem (2006) J. Mar. Syst, 60, pp. 268-284; Levene, H., Robust tests for equality of variances, in contributions to probability and statistics (1960) Contributions to Probability and Statistics, pp. 278-292. , In: I. Olkin (ed.), Stanford University Press, Palo Alto; Magliocca, A., Kutner, A.S., (1965) Sedimentos De Fundo Da Enseada Do Flamengo, Ubatuba, 198, pp. 1-15. , SP. Contrib. Avulsas Inst. Oceanogr; Mahiques, M.M., (1995) Dinâmica Sedimentar Atual Nas Enseadas Da Região De Ubatuba, 43, pp. 111-122. , Estado de São Paulo. Bol. Inst. Oceanogr; Mahiques, M.M., Tessler, M.G., Ciotti, A.M., Silveira, I.C.A., Sousa, S.H.M., Figueira, R.C.L., Tassinari, C.C.G., Passos, R.F., Hydrodynamically driven patterns of recent sedimentation in the shelf and upper slope off Southeast Brazil (2004) Cont. Shelf Res, 24, pp. 1685-1697; Mantelatto, F.L.M., Fransozo, A., Negreiros-, M.L., Fransozo, Distribuição do caranguejo Hepatus pudibundus (Herbst, 1785) (Crustacea, Decapoda, Brachyura) na Enseada da Fortaleza, Ubatuba (SP) (1995) Brasil. Bol. Inst. Oceanogr, 43 (1), pp. 51-61; Mantelatto, F.L.M., Fransozo, A., Characterization of the physical and chemical parameters of Ubatuba Bay, northern coast of São Paulo State (1999) Brazil. Rev. Bras. Biol, 59 (1), pp. 23-31; Mantelatto, F.L.M., (2000) Allocation of the Portunid Crab Callinectes Ornatus (Decapoda: Brachyura) In the Ubatuba Bay, Northern Coast of São Paulo State, 2, pp. 431-443. , Brazil. In: J.C.V.V. Klein &amp; F. Schram (eds.). The biodiversity crisis and Crustacea. Proceedings of the Fourth International Crustacean Congress. CRC Press, Amsterdam; Mantelatto, F.L.M., Fransozo, A., Brachyuran community in Ubatuba Bay, northern coast of São Paulo State, Brazil (2000) J. Shellfish Res, 19, pp. 701-709; Mardia, K.V., Measures of multivariate skewness and kurtosis with applications (1970) Biometrika, 57, pp. 519-530; Mardia, K.V., Tests of univariate and multivariate normality (1980) Handbook of Statistics, pp. 279-320. , In: P.R. Krishnaiah (ed.), Elsevier, North Holland; Melo, G.A.S., (1996) Manual De Identificação Dos Brachyura (caranguejos E Siris) Do Litoral Brasileiro, p. 604. , Plêiade/FAPESP, São Paulo; Negreiros-Fransozo, M.L., Fransozo, A., Hebling, N.J., Larval development of Persephona mediterranea (Herbst, 1794) (Brachyura, Leucosiidae) under laboratory conditions (1989) Crustaceana, 57 (2), pp. 177-193; Negreiros-Fransozo, M.L., Reigada, A.L.D., Fransozo, A., Braquiúros (Crustacea, Decapoda) dos sedimentos sublitorais da Praia da Enseada, Ubatuba (SP) (1992) Bol. Inst. Pesca, 19, pp. 17-22; Negreiros-Fransozo, M.L., Nakagaki, J.M., Reigada, A.L.D., Seasonal occurrence of decapods in shallow waters of a subtropical area (1999) The Biodiversity Crisis and Crustacea, pp. 351-361. , In: F.R. Schram &amp; J.C.V.V. Klein (eds.), Crustacean Issues Vol. 1. A.A. Balkema, Rotterdam; Oksanen, J., Blanchet, F.G., Kindt, R., Legendre, P., Minchin, P.R., O'Hara, R.B., Simpson, G.L., Wagner, H., (2012) Vegan: Community Ecology Package, , http://CRAN.R-project.org/package=vegan, R package version 2.0-5. Reviewed: 10 May 2013; Petti, M.A.V., Nonato, E.F., Paiva, P.C., Trophic relationships between polychaetes and brachyuran crabs on the southeastern Brazilian coast (1996) Rev. Bras. Oceanogr, 44 (1), pp. 61-67; Pinheiro, M.A.A., Fransozo, A., Negreiros-, M.L., Fransozo, Distribution patterns of Arenaeus cribrarius (Lamarck, 1818) (Crustacea, Portunidae) in Fortaleza Bay, Ubatuba (SP) (1996) Brazil. Rev. Bras. Biol, 56, pp. 705-716; Pires, A.M.S., Structure and dynamics of benthic megafauna on the continental shelf offshore of Ubatuba, southeastern (1992) Brazil. Mar. Ecol. Prog. Ser, 86, pp. 63-76; Santos, S., Negreiros-Fransozo, M.L., Fransozo, A., (1994) The Distribution of the Swimming Crab Portunus Spinimanus Latreille, 1819 (Crustacea, Brachyura, Portunidae) In Fortaleza Bay, 16, pp. 125-141. , Ubatuba, SP, Brazil. Atlântica; Shapiro, S.S., Wilk, M.B., An analysis of variance test for normality (complete samples) (1965) Biometrika, 52 (3-4), pp. 591-611; Tucker, M., (1988) Techniques In Sedimentology, p. 394. , Blackwell Scientific Publications, Oxford; Zar, J.H., (1999) Biostatistical Analysis, p. 663. , Prentice-Hall, Upper Saddle River; Zeileis, A., Hothorn, T., (2002) Diagnostic Checking In Regression Relationships, , http://CRAN.R-project.org/doc/Rnews, R. News, 2(3), 7-10. URL Reviewed: 15 May; Zembruscki, S.G., Geomorfologia da margem continental sul brasileira e das bacias oceânicas adjacentes (1979) Geomorfologia Da Margem Continental Brasileira E Áreas Oceânicas Adjacentes (relatório Final), pp. 129-177. , In: H.A.F. Chaves (ed.), PETROBRAS-DNPM-CPRM-DHN-CNPq, Rio de Janeiro; Zuur, A.F., Ieno, E.N., Walker, N.J., Saveliev, A.A., Smith, G.M., (2009) Mixed Effects Models and Extensions In Ecology With R, p. 574. , Springer, New York</text:p>
          </table:table-cell>
          <table:table-cell office:value-type="string" calcext:value-type="string">
            <text:p>Pereira, R. T.; Núcleo de Estudos em Biologia, Ecologia e Cultivo de Crustáceos, NEBECC, Universidade Estadual Paulista Júlio de Mesquita Filho, Departamento de Zoologia Instituto de Biociências, Caixa Postal 510, CEP 18618-970, Botucatu, SP, Brazil; email: rafaelatorrespereira@gmail.com</text:p>
          </table:table-cell>
          <table:table-cell/>
          <table:table-cell office:value-type="string" calcext:value-type="string">
            <text:p>CAPES;CFBio;CNPq;et al;FAPERJ;Sinc do Brasil</text:p>
          </table:table-cell>
          <table:table-cell office:value-type="string" calcext:value-type="string">
            <text:p>Escuela de Ciencias del Mar</text:p>
          </table:table-cell>
          <table:table-cell office:value-type="string" calcext:value-type="string">
            <text:p>4th Brazilian Congress of Marine Biology, CBBM 2013</text:p>
          </table:table-cell>
          <table:table-cell office:value-type="string" calcext:value-type="string">
            <text:p>19 May 2013 through 23 May 2013</text:p>
          </table:table-cell>
          <table:table-cell table:number-columns-repeated="2"/>
          <table:table-cell office:value-type="string" calcext:value-type="string">
            <text:p>0718560X</text:p>
          </table:table-cell>
          <table:table-cell table:number-columns-repeated="3"/>
          <table:table-cell office:value-type="string" calcext:value-type="string">
            <text:p>English; Spanish</text:p>
          </table:table-cell>
          <table:table-cell office:value-type="string" calcext:value-type="string">
            <text:p>Lat. Am. J. Aquatic Res.</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84902247463</text:p>
          </table:table-cell>
          <table:table-cell table:number-columns-repeated="983"/>
        </table:table-row>
        <table:table-row table:style-name="ro1">
          <table:table-cell office:value-type="string" calcext:value-type="string">
            <text:p>Garbini C.N., Zani-Teixeira M.L., Ohkawara M.H., Katsuragawa M.</text:p>
          </table:table-cell>
          <table:table-cell office:value-type="string" calcext:value-type="string">
            <text:p>Distribution and abundance of pleuronectiformes larvae off southeastern Brazil</text:p>
          </table:table-cell>
          <table:table-cell office:value-type="float" office:value="2014" calcext:value-type="float">
            <text:p>2014</text:p>
          </table:table-cell>
          <table:table-cell office:value-type="string" calcext:value-type="string">
            <text:p>Brazilian Journal of Oceanography</text:p>
          </table:table-cell>
          <table:table-cell office:value-type="float" office:value="62" calcext:value-type="float">
            <text:p>62</text:p>
          </table:table-cell>
          <table:table-cell office:value-type="float" office:value="1" calcext:value-type="float">
            <text:p>1</text:p>
          </table:table-cell>
          <table:table-cell/>
          <table:table-cell office:value-type="float" office:value="23" calcext:value-type="float">
            <text:p>23</text:p>
          </table:table-cell>
          <table:table-cell office:value-type="float" office:value="34" calcext:value-type="float">
            <text:p>34</text:p>
          </table:table-cell>
          <table:table-cell table:number-columns-repeated="2"/>
          <table:table-cell office:value-type="string" calcext:value-type="string">
            <text:p>10.1590/S1679-87592014051706201</text:p>
          </table:table-cell>
          <table:table-cell office:value-type="string" calcext:value-type="string">
            <text:p>http://www.scopus.com/inward/record.url?eid=2-s2.0-84901911513&amp;partnerID=40&amp;md5=09c748cdf739542bdc242739aaabad6c</text:p>
          </table:table-cell>
          <table:table-cell office:value-type="string" calcext:value-type="string">
            <text:p>Instituto Oceanográfico, Universidade de São Paulo, Praça do Oceanográfico, 191, 05508-120 São Paulo, SP, Brazil</text:p>
          </table:table-cell>
          <table:table-cell office:value-type="string" calcext:value-type="string">
            <text:p>Garbini, C.N., Instituto Oceanográfico, Universidade de São Paulo, Praça do Oceanográfico, 191, 05508-120 São Paulo, SP, Brazil; Zani-Teixeira, M.L., Instituto Oceanográfico, Universidade de São Paulo, Praça do Oceanográfico, 191, 05508-120 São Paulo, SP, Brazil; Ohkawara, M.H., Instituto Oceanográfico, Universidade de São Paulo, Praça do Oceanográfico, 191, 05508-120 São Paulo, SP, Brazil; Katsuragawa, M., Instituto Oceanográfico, Universidade de São Paulo, Praça do Oceanográfico, 191, 05508-120 São Paulo, SP, Brazil</text:p>
          </table:table-cell>
          <table:table-cell office:value-type="string" calcext:value-type="string">
            <text:p>The objective of this study was the description of the composition, abundance and density in horizontal and vertical distribution of Pleuronectiformes larvae on the southeastern Brazilian continental shelf. The samples were collected with bongo nets and a Multi Plankton Sampler (MPS), both in summer and winter 2002. A total of 352 flatfishes larvae were collected in summer and 343 in winter, representing three families and a total of 13 taxa: Paralichthyidae (Citharichthys cornutus, C. spilopterus, Citharichthys sp., Cyclopsetta chittendeni, Syacium spp., Etropus spp. and Paralichthys spp.), Bothidae (Bothus ocellatus and Monolene antillarum) and Cynoglossidae (Symphurus trewavasae, S. jenynsi, S. plagusia and S. ginsburgi). The most abundant taxa were Etropus spp., Syacium spp. and Bothus ocellatus. Etropus spp. occurred mainly as far out as the 200 m isobath and Syacium spp. from 100 m. B. ocellatus was present mainly in the oceanic zone between Ubatuba and Rio de Janeiro as from the 200 m isobath. The greatest average densities of these species occurred in the strata from 0 to 20 m depth in summer and between 20 and 40 m in winter.</text:p>
          </table:table-cell>
          <table:table-cell office:value-type="string" calcext:value-type="string">
            <text:p>Fish larvae; Flatfishes; Horizontal distribution; Temporal variation; Vertical distribution</text:p>
          </table:table-cell>
          <table:table-cell table:number-columns-repeated="6"/>
          <table:table-cell office:value-type="string" calcext:value-type="string">
            <text:p>Abreu, P.C., Robaldo, R.B., Sampaio, L.A., Bianchini, A., Odebrecht, C., Recurrent Amyloodiniosis on broodstock of the Brazilian flounder Paralichthys orbignyanus: Dinospore monitoring and prophylactic measures (2005) J. World Aquacult. Soc., 36 (1), pp. 42-50; Aceves-Medina, G., González, E.A., Saldierna, R.J., Larval development of Symphurus williamsi (Cynoglossidae: Pleuronectiformes) from the Gulf of California (1999) Fish. Bull., 97 (4), pp. 738-745; Aceves-Medina, G., Saldierna-Martínez, R.J., González, E.A., Distribution and abundance of Syacium ovale larvae (Pleuronectiformes: Paralichthyidae) in the Gulf of California (2003) Rev. Biol. Trop., 51 (2), pp. 561-570; Almeida, Z.S., Vasconcelos Filho, A.L., Contribuição ao conhecimento de peixes Pleuronectiformes da área de Itamaracá-PE (Brasil) (1997) Trab. Oceanogr., Univ. Fed. Pernambuco, 25, pp. 69-82; Araújo-Lima, C.A.R.M., Oliveira, E.C., Transport of larval fish in the Amazon (1998) J. Fish Biol., 53 (SUPPL. A), pp. 297-306; Azevedo, M.F.C., Oliveira, C., Martins, C., Wasko, A.P., Foresti, F., Isolation and characterization of a satellite DNA family in Achirus lineatus (Teleostei: Pleuronectiformes: Achiridae) (2005) Genetica, 125 (2-3), pp. 205-210; Azevedo, M.F.C., Oliveira, C., Pardo, B.G., Martinez, P., Foresti, F., Cytogenetic characterization of six species of flatfishes with comments to karyotype differentiation patterns in Pleuronectiformes (Teleostei) (2007) J. Fish Biol., 70 (SUPPL. A), pp. 1-15; Burke, J.S., Tanaka, M., Seikai, T., Influence of light and salinity on behaviour of larval Japanese flounder (Paralichthys olivaceus) and implications for inshore migration (1995) Neth. J. Sea Res., 34 (1-3), pp. 59-69; Campos, E.J.D., Gonçalves, J.E., Ikeda, Y., Water mass and characteristics geostrophic circulation in the South Brazil bight: Summer of 1991 (1995) J. Geophys. Res., C: Oceans Atmos., 100 (9), pp. 18537-18550; Cardenas, M.Q., Lanfredi, R.M., Further description of Procamallanus (Spirocamallanus) halitrophus Comb. N. (Nematoda: Camallanidae) from flounder off the Brazilian coast by light and scanning electron microscopy (2005) J. Parasitol., 91 (3), pp. 606-613; Castro, M.S.C., Bonecker, A.C.T., Valentin, J.L., Seasonal Variation in Fish Larvae at the Entrance of Guanabara Bay, Brazil (2005) Braz. Arch. Biol. Technol., 48 (1), pp. 121-128; Castro, B.M., Miranda, L.B., Physical oceanography of the western Atlantic continental shelf located between 4oN and 34oS coastal segment (4oW) (1998) The sea, pp. 209-251. , In: BRINK, K.H.; ROBINSON, A.R. (Eds.). New York: John Wiley; Chaves, P.T.C., Serenato, A., Diversidade de dietas na assembléia de linguados (Teleostei, Pleuronectiformes) do manguezal da Baia de Guaratuba, Paraná, Brasil (1998) Rev. Bras. Oceanogr., 46 (1), pp. 61-68; Chaves, P.T.C., Vendel, A.L., Indicadores reprodutivos das espécies de Citharichthys Bleeker (Teleostei, Pleuronectiformes) na Baia de Guaratuba, Paraná, Brasil (1997) Rev. Bras. Zool., 14 (1), pp. 73-79; Chen, Y.J., Zhang, Q.Q., Qi, J., Sun, Y.Y., Zhong, Q.W., Wang, X.B., Wang, Z.G., Li, C.M., Screening of eye-position related genes with DD-RTPCR and RDA in the hybrids between Japanese flounder (Paralichthys olivaceus) and stone flounder (Kareius bicoloratus) (2009) Chin. J. Oceanol. Limnol., 27 (1), pp. 92-99; Comyns, B.H., Lyczkowski-Shultz, J., Diel vertical distribution of Atlantic croaker, Micropogonias undulatus, larvae in the northcentral Gulf of Mexico with comparisons with red drum Sciaenops ocellatus (2004) Bull. Mar. Sci., 74 (1), pp. 69-80; Dias, J.F., Fiadi, C.B., Silbiger, H.L.N., Soares, L.S.H., Reproductive and population dynamics of the Bay whiff Citharichthys spilopterus Günther, 1862 (Pleuronectiformes: Paralichthyidae) in the Mamanguá Inlet, Rio de Janeiro, Brazil (2005) Neotrop. Ichthyol., 3 (3), pp. 411-419; Emílsson, I., The shelf and coastal waters off Southern Brazil (1961) Bol. Inst. Oceanogr., 11 (2), pp. 101-112; Figueiredo, J.L., Menezes, N.A., (2000) Manual de peixes marinhos do Sudeste do Brasil. V Teleostei (6), p. 116. , São Paulo: Museu de Zoologia, Universidade de São Paulo; Flores-Coto, C., Abundio-López, F., Zavalagarcía, F., Larval distribution and abundance of pleuronectiformes from the Southern Gulf of Mexico (1991) Estuarine, Coastal Shelf Sci., 32 (5), pp. 439-450; Futch, C.R., Hoff Jr., F.H., (1971) Larval development of Syacium papillosum (Bothidae) with notes on adult morphology, p. 22. , St. Petersburg: Marine Research laboratory, (Leaflet Series; v. 4, immature vertebrates, part 1, n. 20); Giannini, R., Paiva Filho, A.M., Análise comparativa da ictiofauna da zona de arrebentação de praias arenosas do Estado de São Paulo, Brasil (1995) Bol. Inst. Oceanogr., 43 (2), pp. 141-152; Guedes, A.P.P., Araújo, F.G., Azevedo, M.C.C., Estratégia trófica dos linguados Citharichthys spilopterus (Günther) e Symphurus tessellatus (Quoy; Gaimard) (Actinopterygii, Pleuronectiformes) na Baia de Sepetiba, Rio de Janeiro, Brasil (2004) Rev. Bras. Zool., 21 (4), pp. 857-864; Huang, W., Cao, L., Ye, Z.J., Yin, X.B., Dou, S.Z., Antioxidative responses and bioaccumulation in Japanese flounder larvae and juveniles under chronic mercury exposure (2010) Comp. Biochem. Physiol., Part C: Toxicol. Pharmacol., 152 (1), pp. 99-106; Ishibashi, Y., Kotaki, T., Yamada, Y., Ohta, H., Ontogenic changes in tolerance to hypoxia and energy metabolism of larval and juvenile Japanese flounder Paralichthys olivaceus (2007) J. Exp. Mar. Biol. Ecol., 352 (1), pp. 42-49; Katsuragawa, M., Dias, J.F., Distribuição do ictioplâncton na região de São Sebastião, SP (1997) Relat. Tec. Inst. Oceanogr., 41, pp. 15-28; Katsuragawa, M., Muelbert, J.H., Dias, J.F., O ictioplâncton na região entre o cabo de São Tomé (RJ) e o Chuí (RS) (2006) O ambiente oceanográfico de plataforma continental e do talude na região Sudeste-Sul do Brasil, 1, pp. 359-446. , In: ROSSI-WONGTSCHOWSKI, C.L.D.B.; MADUREIRA, L.S.P. (Orgs.). São Paulo: EDUSP: IMESP; Kurtz, F.W., Matsuura, Y., Early development of four tonguefishes of the genus Symphurus (Osteichthyes: Cynoglossidae) from the southern Brazil (1994) Jpn. J. Ichthyol., 41 (2), pp. 141-148; Lanes, C.F.C., Okamoto, M., Cavalcanti, P.V., Collares, T., Campos, V.F., Deschamps, J.C., Robaldo, R.B., Sampaio, L.A., Cryopreservation of Brazilian flounder (Paralichthys orbignyanus) sperm (2008) Aquaculture, 275 (1-4), pp. 361-365; Lema, T., Oliveira, M.F.T., A família Cynoglossidae no extremo-sul do Brasil e Rio da Prata (Pleuronectiformes, Soleoidei) (1977) Iheringia, Ser. Zool., 50, pp. 3-19; Lema, T., Oliveira, M.F.T., Lucena, C.A.S., Levantamento preliminar dos Pleuronectiformes do extremo sul do Brasil ao Rio de La Plata (Actinopterygii: Teleostei) (1980) Iheringia, Ser. Zool., 56, pp. 25-52; Lunardon-Branco, M.J., Branco, J.O., Alimentação natural de Etropus crossotus Jordan &amp; Gilbert (Teleostei, Pleuronectiformes, Paralichthyidae), na Armação do Itapocoroy, Penha, Santa Catarina, Brasil (2003) Rev. Bras. Zool., 20 (4), pp. 631-635; McEdo, A.P.S., Monteiro-Ribas, W.M., Pleuronectiformes (2006) Atlas de larvas de peixes da região central da zona econômica exclusiva brasileira, pp. 176-190. , In: BONECKER, A.C.T.; CASTRO, M.S. (Eds.). Rio de Janeiro: Museu Nacional, (Série Livros/Documentos REVIZEE SCORE Central; 19); Marques, J.F., Teixeira, C.M., Pinheiro, A., Peschke, K., Cabral, H.N., Análisis multivariado de la ecología alimenticia del lenguado anillado, Syacium micrurum (Pisces, Pleuronectiformes), en cabo Verde, Atlantico oriental (2009) Cienc. Mar., 35 (1), pp. 15-27; Mendonça, P., Araújo, F.G., Composição das populações de linguados (Osteichthyes, Pleuronectiformes) da Baia de Sepetiba, Rio de Janeiro, Brasil (2002) Rev. Bras. Zool., 19 (2), pp. 339-347; Menezes, N.A., Benvegnu, G.Q., On the species of the genus Symphurus from the Brazilian coast, with descriptions of two new species (Osteichthyes, Pleuronectiformes, Cynoglossidae) (1976) Pap. Avulsos Dep. Zool., Secr. Agric., Ind. Comer. São Paulo, 30 (11), pp. 137-170; Miranda, L.B., Forma de correlação T-S de massas de água das regiões costeiras e oceânicas entre o cabo de São Tomé (RJ) e a Ilha de São Sebastião (SP), Brasil (1985) Bol. Inst. Oceanogr., 33 (2), pp. 105-119; Munroe, T.A., Ross, S.W., Distribution and life history of two diminutive flatfishes, Citharichthys gymnorhinus and C. cornutus (Pleuronectiformes: Paralichthyidae), in the western North Atlantic (2010) Fish. Bull., 108 (3), pp. 323-345; Ohno, Y., Kawano, F., Hirazawa, N., Susceptibility by amberjack (Seriola dumerili), yellowtail (S. quinqueradiata) and Japanese flounder (Paralichthys olivaceus) to Neobenedenia girellae (Monogenea) infection and their acquired protection (2008) Aquaculture, 274 (1), pp. 30-35; Oliveira, E.C., Fávaro, L.F., Reproduction of the flatfish Achirus lineatus (Pleuronectiformes: Achiridae) in Paranagua Bay, state of Parana, a subtropical region of Brazil (2010) Zoologia, 27 (4), pp. 523-532; Oliveira, A.M.E., Peixes estuarinos do nordeste oriental brasileiro (1972) Arq. Cienc. Mar, 12 (1), pp. 35-41; Paiva, M.P., Monte, H.A.B., Moreira, L.H.A., Distribuição e abundância de linguados no estado do Rio de Janeiro (Brasil)-(Osteichthyes: Pleuronectiformes) (2001) Bol. Tecn. Cient. CEPENE, 9 (1), pp. 191-204; Paiva-Filho, A.M., Giannini, R., Ribeiro-Neto, F.B., Schmiegelow, J.M.M., Ictiofauna do complexo baia-estuário de Santos e São Vicente, SP, Brasil (1987) Rel. Interno Inst. Oceanogr., Univ. São Paulo, (17), pp. 1-10; Paiva-Filho, A.M., Schmiegelow, J.M.M., Giannini, R., Ribeiro-Neto, F.B., Contribuição ao conhecimento da ictiofauna da região da ilha de Alcatrazes (SP), Brasil (1989) Rel. Interno Inst. Oceanogr., Univ. São Paulo, (25), pp. 1-6; Potthoff, T., Clearing and staining techniques (1984) Ontogeny and systematics of fishes: Based on an international symposium dedicated to the memory of Elbert Halvor Ahlstrom., pp. 35-37+759. , In: MOSER, H.G.; RICHARDS, W.J.; COHEN, D.M.; FAHAY, M.P.; KENDALL Jr., A.W.; RICHARDSON, S.L. (Eds). Lawrence: American Society of Ichthyologists and Herpetologists, (Special Publication, n.1); Reichert, M.J.M., Etropus crossotus, an annual flatfish species; age and growth of the fringed flounder in South Carolina (1998) J. Sea Res., 40 (3-4), pp. 323-332; Robaldo, R., Pereira Jr., J., Sampaio, L.A., Kutter, V., Bianchini, A., Ovoposição e desenvolvimento inicial de Caligus sp. (Copepoda: Caligidae) parasita de juvenis do linguado Paralichthys orbignyanus (Teleostei: Paralichthyidae) em cativeiro (2002) Atlântica, 24 (2), pp. 85-88; Rocha, G.R.A., Rossi-Wongtschowski, C.L.D.B., Demersal fish community on the inner shelf of Ubatuba, southeastern Brazil (1998) Rev. Bras. Oceanogr., 46 (2), pp. 93-109; Rocha, M.L.C.F., Fernandez, W.S., Paiva Filho, A.M., Spatial and temporal distribution of fish in Palmas Bay, Ubatuba, Brazil (2010) Braz. J. Oceanogr., 58 (1), pp. 31-43; Rocha, L.A., Rosa, I.L., Rosa, R.S., Peixes recifais da costa da Paraíba, Brasil (1998) Rev. Bras. Zool, 15 (2), pp. 553-566; Saad, A.M., Fagundes-Netto, E., Aspectos da biologia reprodutiva de fêmeas de Etropus longimanus Norman, 1933 (Bothidae) da região de Cabo Frio, Rio de Janeiro. 1. Tamanho da primeira maturação, tipo e época de desova (1992) Bol. Inst. Oceanogr., 40 (1-2), pp. 1-13; Sabatés, A., Diel vertical distribution of fish larvae during the winter-mixing period in the Northwestern Mediterranean (2004) ICES J. Mar. Sci., 61 (8), pp. 1243-1252; Sakakura, Y., Larval fish behavior can be a predictable indicator for the quality of Japanese flounder seedlings for release (2006) Aquaculture, 257 (1-4), pp. 316-320; Saldierna-Martinez, R.J., Aceves-Medina, G., Gonzalez-Navarro, E.A., Larval development of the spotfin tonquefish (Symphurus oligomerus Mahadeva and Munroe, 1990) (Pleuronectiformes: Cynoglossidae) from the Gulf of California, Mexico (2010) Fish. Bull., 108 (1), pp. 45-55; Sampaio, L.A., Freitas, L.S., Okamoto, M.H., Louzada, L.R., Rodrigues, R.V., Robaldo, R.B., Effects of salinity on Brazilian flounder Paralichthys orbignyanus from fertilization to juvenile settlement (2007) Aquaculture, 262 (2-4), pp. 340-346; Sanvicente-Añorve, L., Flores-Coto, C., Sánchez-Velasco, L., Spatial and seasonal patterns of larval fish assemblages in Southern Gulf of Mexico (1998) Bull. Mar. Sci., 62 (1), pp. 17-30; Shimada, Y., Seikai, T., Delayed growth of albino in Japanese flounder larvae and juveniles (2008) Fish. Sci., 74 (2), pp. 455-457; Shimada, Y., Seikai, T., Surviving ability in albino newly hatched larvae of Japanese flounder determined by high salinity tolerance (2008) Fish. Sci., 74 (3), pp. 687-689; Shirozu, T., Shiraishi, E., Yoshinaga, N., Yamaguchi, T., Kitano, T., The mechanism of transcriptional regulation of Mullerian inhibiting substance in Japanese flounder (Paralichthys olivaceus) (2008) Cybium, 32 (2 SUPPL.), pp. 90-91; Silveira, I.C.A., Schmidt, A.C.K., Campos, E.J.D., Godoi, S.S., Ikeda, Y., A corrente do Brasil ao largo da costa leste brasileira (2000) Rev. Bras. Oceanogr., 48 (2), pp. 171-183. , [Review]; Smith, P.E., Richardson, S.L., (1977) Standard techniques for pelagic fish egg and larva surveys, p. 100. , Rome: FAO, (FAO Fisheries Technical Papers; v. 175); Souza, L.M., Chaves, P.T., Atividade reprodutiva de peixes (Teleostei) e o defeso da pesca de arrasto no litoral norte de Santa Catarina, Brasil (2007) Rev. Bras. Zool., 24 (4), pp. 1113-1121; Sun, P., You, F., Liu, M., Wu, Z., Wen, A., Li, J., Xu, Y., Zhang, P., Steroid sex hormone dynamics during estradiol-17β induced gonadal differentiation in Paralichthys olivaceus (Teleostei) (2010) Chin. J. Oceanol. Limnol., 28 (2), pp. 254-259; Sverdrup, H.U., Johnson, M.W., Fleming, R.H., (1942) The oceans, their physics, chemistry, and general biology, p. 1087. , New York: Prentice Hall; Tanaka, M., Goto, T., Tomiyama, M., Sudo, H., Azuma, M., Lunas-phased immigration and settlement of metamorphosing Japanese flounder larvae into the nearshore nursery ground (1989) Raap. P.-V. Reun.-Cons. Int. Explor. Mer, 191, pp. 303-310; Tanaka, Y., Yamaguchi, H., Gwak, W.S., Tominaga, O., Tsusaki, T., Tanaka, M., Influence of mass release of hatchery-reared Japanese flounder on the feeding and growth of wild juveniles in a nursery ground in the Japan Sea (2005) J. Exp. Mar. Biol. Ecol., 314 (2), pp. 137-147; Thatcher, V.E., Pereira Jr., J., Brasilochondria riograndensis gen. nov., sp. nov. (Copepoda, Chondracanthidae) a parasite of flounders of Rio Grande do Sul State, Brazil (2004) Rev. Bras. Zool., 21 (3), pp. 515-518; Tomiyama, T., Mizuno, T., Uenoyama, D., Enomoto, M., Sohtome, T., Offshore collection of larval Japanese flounder Paralichthys olivaceus: Implication for transport-induced mortality (2008) Fish. Sci., 74 (2), pp. 449-451; Velloso, A.L., Pereira Jr., J., Cousin, J.C.B., Therodamas fluviatilis (Copepoda: Ergasilidae), parasito de Paralichthys orbignyanus (Teleostei: Paralichthyidae) do estuário da Lagoa dos Patos e Costa Adjacente, RS, Brasil (2005) Bol. Inst. Pesca, 31 (1), pp. 65-71; Wakabara, Y., Rezende, E.K., Tararam, A.S., Amphipods as one of the main food components of three Pleuronectiformes from the continental shelf of South Brazil and North Uruguay (1982) Mar. Biol., 68 (1), pp. 67-70; Weinstein, M.P., Weiss, S.L., Hodson, R.G., Gerry, L.R., Retention of three taxa of postlarval fishes in an intensively flushed tidal estuary, Cape Fear River. North Carolina (1980) Fish. Bull., 78 (2), pp. 419-436; Yamaguchi, T., Kitano, T., The mechanism of transcriptional regulation of P450 aromatase gene by Foxl2 in Japanese flounder (Paralichthys olivaceus) (2008) Cybium, 32 (2 SUPPL.), pp. 74-76; Zar, J.H., (1999) Biostatistical analysis, p. 663. , 4. ed. Upper Saddle River: Prentice Hall</text:p>
          </table:table-cell>
          <table:table-cell office:value-type="string" calcext:value-type="string">
            <text:p>Garbini, C. N.; Instituto Oceanográfico, Universidade de São Paulo, Praça do Oceanográfico, 191, 05508-120 São Paulo, SP, Brazil; email: camillanunes1@gmail.com</text:p>
          </table:table-cell>
          <table:table-cell table:number-columns-repeated="2"/>
          <table:table-cell office:value-type="string" calcext:value-type="string">
            <text:p>Universidade de Sao Paulo</text:p>
          </table:table-cell>
          <table:table-cell table:number-columns-repeated="4"/>
          <table:table-cell office:value-type="float" office:value="16798759" calcext:value-type="float">
            <text:p>16798759</text:p>
          </table:table-cell>
          <table:table-cell table:number-columns-repeated="3"/>
          <table:table-cell office:value-type="string" calcext:value-type="string">
            <text:p>English</text:p>
          </table:table-cell>
          <table:table-cell office:value-type="string" calcext:value-type="string">
            <text:p>Braz. J. Oceanogr.</text:p>
          </table:table-cell>
          <table:table-cell office:value-type="string" calcext:value-type="string">
            <text:p>Article</text:p>
          </table:table-cell>
          <table:table-cell office:value-type="string" calcext:value-type="string">
            <text:p>Scopus</text:p>
          </table:table-cell>
          <table:table-cell office:value-type="string" calcext:value-type="string">
            <text:p>2-s2.0-84901911513</text:p>
          </table:table-cell>
          <table:table-cell table:number-columns-repeated="983"/>
        </table:table-row>
        <table:table-row table:style-name="ro1">
          <table:table-cell office:value-type="string" calcext:value-type="string">
            <text:p>Elias Silva T., Fumis P.B., Almeida A.C., Bertini G., Fransozo V.</text:p>
          </table:table-cell>
          <table:table-cell office:value-type="string" calcext:value-type="string">
            <text:p>Morphometric analysis of the mud crab Hexapanopeus paulensis Rathbun, 1930 (Decapoda, Xanthoidea) from the southeastern coast of Brazil [Análisis morfométrico del cangrejo de fango Hexapanopeus paulensis Rathbun, 1930 (Decapoda, Xanthoidea) del litoral sureste de Brasil]</text:p>
          </table:table-cell>
          <table:table-cell office:value-type="float" office:value="2014" calcext:value-type="float">
            <text:p>2014</text:p>
          </table:table-cell>
          <table:table-cell office:value-type="string" calcext:value-type="string">
            <text:p>Latin American Journal of Aquatic Research</text:p>
          </table:table-cell>
          <table:table-cell office:value-type="float" office:value="42" calcext:value-type="float">
            <text:p>42</text:p>
          </table:table-cell>
          <table:table-cell office:value-type="float" office:value="3" calcext:value-type="float">
            <text:p>3</text:p>
          </table:table-cell>
          <table:table-cell/>
          <table:table-cell office:value-type="float" office:value="588" calcext:value-type="float">
            <text:p>588</text:p>
          </table:table-cell>
          <table:table-cell office:value-type="float" office:value="597" calcext:value-type="float">
            <text:p>597</text:p>
          </table:table-cell>
          <table:table-cell table:number-columns-repeated="2"/>
          <table:table-cell office:value-type="string" calcext:value-type="string">
            <text:p>103856/vol42-issue3-fulltext-16</text:p>
          </table:table-cell>
          <table:table-cell office:value-type="string" calcext:value-type="string">
            <text:p>http://www.scopus.com/inward/record.url?eid=2-s2.0-84906893288&amp;partnerID=40&amp;md5=cc248316f32f1e03d4a56659cae6a9b3</text:p>
          </table:table-cell>
          <table:table-cell office:value-type="string" calcext:value-type="string">
            <text:p>Instituto de Biociências de Botucatu, Departamento de Zoologia, Distrito de Rubião Júnior s/n, CEP 18618-970, Botucatu, SP, Brazil; Instituto de Biologia, Universidade Federal de Uberlândia, Rua Ceará s/n, CEP 38400-902, Umuarama, MG, Brazil; Universidad Estatal Paulista, Campus Registro, Rua Nelson Bhihi Badur 430, CEP 11900-000, Registro, SP, Brazil; Departamento de Ciências Naturais-Zoologia, Universidade Estadual do Sudoeste da Bahia, Estrada do Bem Querer, km 04, CEP 45031-900, Vitória da Conquista, BA, Brazil</text:p>
          </table:table-cell>
          <table:table-cell office:value-type="string" calcext:value-type="string">
            <text:p>Elias Silva, T., Instituto de Biociências de Botucatu, Departamento de Zoologia, Distrito de Rubião Júnior s/n, CEP 18618-970, Botucatu, SP, Brazil; Fumis, P.B., Instituto de Biociências de Botucatu, Departamento de Zoologia, Distrito de Rubião Júnior s/n, CEP 18618-970, Botucatu, SP, Brazil; Almeida, A.C., Instituto de Biologia, Universidade Federal de Uberlândia, Rua Ceará s/n, CEP 38400-902, Umuarama, MG, Brazil; Bertini, G., Universidad Estatal Paulista, Campus Registro, Rua Nelson Bhihi Badur 430, CEP 11900-000, Registro, SP, Brazil; Fransozo, V., Departamento de Ciências Naturais-Zoologia, Universidade Estadual do Sudoeste da Bahia, Estrada do Bem Querer, km 04, CEP 45031-900, Vitória da Conquista, BA, Brazil</text:p>
          </table:table-cell>
          <table:table-cell office:value-type="string" calcext:value-type="string">
            <text:p>In this study, we estimated the size at onset of maturity (carapace width, CW50) and analyzed the relative growth of some body parts and the heterochely of the mud crab Hexapanopeus paulensis. A total of 800 crabs were collected, from January 1998 to December 1999, on the southeastern coast of Brazil. Each specimen was sexed and measured. CW50 was estimated to be 6.7 mm in males and 6.3 mm in females. Carapace length growth was negatively allometric in both sexes. Cheliped length and height was positively allometric for both males and females. Gonopod growth was isometric (b = 1) and negatively allometric (b &amp;lt; 1) in both juvenile and adult males, respectively. Abdomen relative growth was positively allometric (b &amp;gt; 1) for both juvenile and adult females. In males and females, the right cheliped was larger and higher than the left cheliped. Such heterochely may be related to the feeding habits of H. paulensis. Most xanthoid crabs, including the studied species, feed upon mollusks with dextral shells, which require complicated handling. In this sense, the heterochely in H. paulensis might facilitate the food manipulation.</text:p>
          </table:table-cell>
          <table:table-cell office:value-type="string" calcext:value-type="string">
            <text:p>Brazil; Bycatch; Hexapanopeus paulensis; Panopeidae; Sexual maturity; Sexual secondary characters; Southeastern; Ubatuba</text:p>
          </table:table-cell>
          <table:table-cell table:number-columns-repeated="6"/>
          <table:table-cell office:value-type="string" calcext:value-type="string">
            <text:p>Almeida, A.C., Hiyodo, C.M., Cobo, V.J., Bertini, G., Fransozo, V., Teixeira, G.M., Relative growth, sexual maturity, and breeding season of three species of the genus Persephona (Decapoda: Brachyura: Leucosiidae): A comparative study (2013) J. Mar. Biol. Assoc. UK, 93 (6), pp. 1581-1591; Alunno-Bruscia, M.B., Saint-Marie, B., Abdomen allometry, ovary development, and growth of female snow crab, Chionoecetes opilio (Brachyura, Majidae), in the northwestern Gulf of St (1998) Lawrence. Can. J. Fish. Aquat. Sci, 55, pp. 459-477; Bertini, G., Fransozo, A., Negreiros-Fransozo, M.L., Brachyuran soft-bottom assemblage from marine shallow waters in the southeastern Brazilian littoral (2010) Mar. Biodivers, 40, pp. 277-291; Bertini, G., Teixeira, G.M., Fransozo, V., Fransozo, A., Reproductive period and size at the onset of sexual maturity of mottled purse crab, Persephona mediterranea (Herbst, 1794) (Brachyura, Leucosioidea) on the southeastern Brazilian coast (2010) Invertebr. Reprod. Dev, 54 (1), pp. 7-17; Bertini, G., Braga, A.A., Fransozo, A., Corrêa, M.O.D.A., Freire, F.A.M., Relative growth and sexual maturity of the stone crab Menippe nodifrons Stimpson, 1859 (Brachyura, Xanthoidea) in southeastern Brazil (2007) Braz. Arch. Biol. Technol, 50 (2), pp. 259-267; Bloch, J.D., Rebach, S., Correlates of claw strength in the rock crab Cancer irroratus (Decapoda: Brachyura) (1998) Crustaceana, 71 (4), pp. 468-473; Branco, J.O., Fracasso, H.A.A., Ocorrência e abundância da carcinofauna acompanhante na pesca do camarão sete-barbas Xiphopenaeus kroyeri Heller (Crustacea, Decapoda), na Armação do Itapocoroy, Penha, Santa Catarina (2004) Brasil. Rev. Bras. Zool, 21 (2), pp. 295-301; Castiglioni, D.S., Negreiros-Fransozo, M.L., Comparative analysis of the relative growth of Uca rapax (Smith) (Crustacea, Ocypodidae) from two mangroves in São Paulo (2004) Brazil. Rev. Bras. Zol, 21 (1), pp. 137-144; Cobo, V.J., Fransozo, A., Relative growth of Goniopsis cruentata (Crustacea, Brachyura, Grapsidae) on the Ubatuba region, São Paulo, Brazil (1998) Iheringia Ser. Zool, 84, pp. 21-28; Costa, T.M., Negreiros-Fransozo, M.L., The reproductive cycle of Callinectes danae Smith, 1869 (Decapoda, Portunidae) in the Ubatuba region, Brazil (1998) Crustaceana, 71 (6), pp. 615-627; Fumis, P.B., Fransozo, A., Bertini, G., Braga, A.A., Morphometry of the crab Hexapanopeus schmitti (Decapoda: Xanthoidea) in the northern coast of the State of São Paulo, Brazil (2007) Rev. Biol. Trop, 55 (SUPPL. 1), pp. 163-170; Fransozo, A., Negreiros-Fransozo, M.L., Bertini, G., Morphometric studies of the ghost crab Ocypode quadrata (Fabricius, 1787) (Decapoda, Ocypodidae) from Ubatuba, São Paulo, Brazil (2002) Modern Approaches to The Study of Crustacea, pp. 189-195. , E. Escobar-Briones &amp; F. Alvarez (eds.), Kluwer Academic Publishers/Plenun Publishers, New York; Góes, J.M., Fransozo, A., Relative growth of Eriphia gonagra (Fabricius, 1781) (Crustacea, Decapoda, Xanthidae) in Ubatuba, State of São Paulo, Brazil (1997) Nauplius, 5 (2), pp. 85-98; Góes, J.M., Fransozo, A., Heterochely in Eriphia gonagra (Fabricius, 1781) (Crustacea, Decapoda, Xanthidae) of the rocky coast from Praia Grande, Ubatuba (SP), Brazil (1998) Biotemas, 11 (1), pp. 71-80; González-Gurriarán, E., Freire, J., Sexual maturity in the velvet swimming crab Necora puber (Say, 1818) (Brachyura, Portunidae): Morphometric and reproduc-tive analysis (1994) ICES J. Mar. Sci, 51 (2), pp. 133-145; Guimarães, F.J., Negreiros-Fransozo, M.L., Sexual maturity of Eurytium limosum (Say, 1818) from a subtropical mangrove in Brazil (2002) Modern Approaches to Study of Crustacea, pp. 157-161. , E. Escobar-Briones &amp; F. Alvarez (eds.), Kluwer Academic Publishers/Plenum Publishers, New York; Haefner, P.G., Morphometry and size at maturity of Callinectes ornatus (Brachyura, Portunidae) in Bermuda (1990) B. Mar. Sci, 46 (2), pp. 274-286; Hartnoll, R.G., Variation in growth pattern between some secondary sexual characters in crabs (Decapoda: Brachyura) (1974) Crustaceana, 27, pp. 131-136; Hartnoll, R.G., The determination of relative growth in Crustacea (1978) Crustaceana, 34, pp. 282-292; Hartnoll, R.G., Growth (1982) The Biology of Crustacea: Embryology, Morphology and Genetics, pp. 11-196. , D.E. Bliss (ed.), New York Academic, New York; Hartnoll, R.G., Reproductive investment in Brachyura (2006) Hydrobiologia, 557 (1), pp. 31-40; Hirose, G.L., Negreiros-Fransozo, M.L., Growth phases and differential growth between sexes of Uca maracoani Latreille, 1802-1803 (Crustacea, Brachyura, Ocypodidae) (2007) Gulf Carib. Res, 19, pp. 43-50; Hirose, G.L., Fransozo, V., Tropea, C., López-Greco, L.S., Negreiros-Fransozo, M.L., Comparison of body size, relative growth and size at onset sexual maturity of Uca uruguayensis (Crustacea: Decapoda: Ocypodidae) from different latitudes in the south-western Atlantic (2012) J. Mar. Biol. Assoc. UK, 93 (3), pp. 781-788; Huxley, J.S., Relative growth and form trans-formation (1950) Proc. R. Soc. London, 137 (B), pp. 465-469; Kaiser, M.J., Hughes, R.N., Reid, A.G., Chelal morphometry, prey-size selection and aggressive competition in green and red forms of Carcinus maenas (L.) (1990) J. Exp. Mar. Biol. Ecol, 140, pp. 121-134; Mantelatto, F.L.M., Fransozo, A., Crescimento relativo e dimorfismo sexual em Hepatus pudibundus (Herbst, 1785) (Decapoda, Brachyura) no litoral norte paulista (1994) Papéis Avulsos Zool, 39 (4), pp. 33-48; Mantelatto, F.L.M., Fransozo, A., Reproductive biology and moulting cycle of the crab Callinectes ornatus (Decapoda, Porunidae) from the Ubatuba region, São Paulo, Brazil (1999) Crustaceana, 72 (1), pp. 63-76; Mantelatto, F.L.M., Fransozo, A., Relative growth of the crab Sesarma rectum Randall, 1840 (Decapoda, Brachyura, Grapsidae) from Bertioga, São Paulo, Brazil (1999) Pak. J. Mar. Biol, 5 (1), pp. 11-21; Mantelatto, F.L.M., Fransozo, A., Brachyuran community in Ubatuba Bay northern coast of São Paulo State, Brazil (2000) J. Shellfish Res, 19 (2), pp. 701-709; Mantelatto, F.L.M., Fransozo, A., Negreiros-Fransozo, M.L., Population structure of Hepatus pudibundus (Decapoda: Callapidae) in Fortaleza Bay (1995) Brazil. Rev. Biol. Trop, 43 (1-3), pp. 265-270; Melo, G.A.S., (1996) Manual De Identificação Dos Brachyura (caranguejos E Siris) Do Litoral Brasileiro, p. 604. , Plêiade/FAPESP, São Paulo; Miranda, I., Mantelatto, F.L.M., Sexual maturity and relative growth of the porcellanid crab Petrolisthes armatus (Gibbes, 1850) from a remnant mangrove area, southern Brazil (2010) Nauplius, 18 (1), pp. 87-93; Negreiros-Fransozo, M.L., Fransozo, V., A morphometric study of the mud crab, Panopeus austrobesus Willians, 1983 (Decapoda, Brachyura) from a subtropical mangrove in South America (2003) Crustaceana, 76 (3), pp. 281-294; Negreiros-Fransozo, M.L., Colpo, K.D., Costa, T.M., Allometric growth in the fiddler crab Uca thayeri (Brachyura, Ocypodidae) from a subtropical mangrove (2003) J. Crustacean Biol, 23 (2), pp. 273-279; Pinheiro, M.A.A., Fransozo, A., Sexual maturity of the speckled swimming crab Arenaeus cribrarius (Lamarck, 1818) (Crustacea, Brachyura, Portunidae) in Ubatuba coast. State of São Paulo, Brazil (1998) Crustaceana, 71 (4), pp. 434-452; Pralon, B.G.N., Negreiros-Fransozo, M.L., Relative growth and morphological sexual maturity of Uca cumulanta (Crustacea: Decapoda: Ocypodidae) from a tropical Brazilian mangrove population (2008) J. Mar. Biol. Assoc. UK, 88 (3), pp. 569-574; Ruffino, M.L., Castello, J.P., Alterações na ictiofauna acompanhante da pesca do camarão-barba-ruça (Artemesia longinaris) nas imediações da Barra de Rio Grande, Rio Grande do Sul, Brasil (1992) Nerítica, 7 (1-2), pp. 43-55; Sampedro, M., González-Gurriarán, E., Freire, J., Muiño, R., Morphometry and sexual maturity in the spider crab Maja squinado (Decapoda: Majidae) in Galicia, Spain (1999) J. Crustacean Biol, 19 (3), pp. 578-592; Tsuchida, S., Fujikura, K., Heterochely, relative growth and gonopod morphology in the bythograeid crab, Austinograea williamsi (Decapoda, Brachyura) (2000) J. Crustacean Biol, 20 (2), pp. 407-414; Vazzoler, A.E.A.M., Biologia da reprodução de peixes teleósteos: Teorias e prática (1996) EDUEM, p. 169. , Maringá; Zar, J.H., (1999) Biostatistical Analysis, p. 915. , Prentice-Hall, New Jersey</text:p>
          </table:table-cell>
          <table:table-cell office:value-type="string" calcext:value-type="string">
            <text:p>Elias Silva, T.; Instituto de Biociências de Botucatu, Departamento de Zoologia, Distrito de Rubião Júnior s/n, CEP 18618-970, Botucatu, SP, Brazil; email: thiago.el.silva@gmail.com</text:p>
          </table:table-cell>
          <table:table-cell table:number-columns-repeated="2"/>
          <table:table-cell office:value-type="string" calcext:value-type="string">
            <text:p>Escuela de Ciencias del Mar</text:p>
          </table:table-cell>
          <table:table-cell table:number-columns-repeated="4"/>
          <table:table-cell office:value-type="string" calcext:value-type="string">
            <text:p>0718560X</text:p>
          </table:table-cell>
          <table:table-cell table:number-columns-repeated="3"/>
          <table:table-cell office:value-type="string" calcext:value-type="string">
            <text:p>English; Spanish</text:p>
          </table:table-cell>
          <table:table-cell office:value-type="string" calcext:value-type="string">
            <text:p>Lat. Am. J. Aquatic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906893288</text:p>
          </table:table-cell>
          <table:table-cell table:number-columns-repeated="983"/>
        </table:table-row>
        <table:table-row table:style-name="ro1">
          <table:table-cell office:value-type="string" calcext:value-type="string">
            <text:p>De Souza Alves Teodoro S., Pantaleao J.A.F., Negreiros-Fransozo M.L., Da Costa R.C.</text:p>
          </table:table-cell>
          <table:table-cell office:value-type="string" calcext:value-type="string">
            <text:p>Ecological aspects and sexual maturity of a southwestern Atlantic population of the planktonic shrimp Lucifer faxoni (Decapoda: Sergestoidea)</text:p>
          </table:table-cell>
          <table:table-cell office:value-type="float" office:value="2014" calcext:value-type="float">
            <text:p>2014</text:p>
          </table:table-cell>
          <table:table-cell office:value-type="string" calcext:value-type="string">
            <text:p>Journal of Crustacean Biology</text:p>
          </table:table-cell>
          <table:table-cell office:value-type="float" office:value="34" calcext:value-type="float">
            <text:p>34</text:p>
          </table:table-cell>
          <table:table-cell office:value-type="float" office:value="4" calcext:value-type="float">
            <text:p>4</text:p>
          </table:table-cell>
          <table:table-cell/>
          <table:table-cell office:value-type="float" office:value="422" calcext:value-type="float">
            <text:p>422</text:p>
          </table:table-cell>
          <table:table-cell office:value-type="float" office:value="430" calcext:value-type="float">
            <text:p>430</text:p>
          </table:table-cell>
          <table:table-cell table:number-columns-repeated="2"/>
          <table:table-cell office:value-type="string" calcext:value-type="string">
            <text:p>10.1163/1937240X-00002240</text:p>
          </table:table-cell>
          <table:table-cell office:value-type="string" calcext:value-type="string">
            <text:p>http://www.scopus.com/inward/record.url?eid=2-s2.0-84905220252&amp;partnerID=40&amp;md5=1cfbbb66851910150b84d7a38ad06351</text:p>
          </table:table-cell>
          <table:table-cell office:value-type="string" calcext:value-type="string">
            <text:p>LABCAM (Laboratório de Biologia de Camarões Marinhos e de água Doce), Departamento de Ciências Biológicas, UNESP, CEP 17033-360 Bauru, São Paulo, Brazil; Programa de Pós-Graduação em Zoologia, Instituto de Biociências, UNESP, Caixa Postal 510, CEP 18618-970, Botucatu, São Paulo, Brazil; NEBECC (Núcleo de Estudos em Biologia, Ecologia e Cultivo de Crustáceos), Departamento de Zoologia, UNESP, Caixa Postal 510, CEP 18618-970, Botucatu, São Paulo, Brazil; Departamento de Ciências Biológicas, Faculdade de Ciências, UNESP, CEP 17033-360, Bauru, São Paulo, Brazil</text:p>
          </table:table-cell>
          <table:table-cell office:value-type="string" calcext:value-type="string">
            <text:p>De Souza Alves Teodoro, S., LABCAM (Laboratório de Biologia de Camarões Marinhos e de água Doce), Departamento de Ciências Biológicas, UNESP, CEP 17033-360 Bauru, São Paulo, Brazil, Programa de Pós-Graduação em Zoologia, Instituto de Biociências, UNESP, Caixa Postal 510, CEP 18618-970, Botucatu, São Paulo, Brazil; Pantaleão, J.A.F., LABCAM (Laboratório de Biologia de Camarões Marinhos e de água Doce), Departamento de Ciências Biológicas, UNESP, CEP 17033-360 Bauru, São Paulo, Brazil, Programa de Pós-Graduação em Zoologia, Instituto de Biociências, UNESP, Caixa Postal 510, CEP 18618-970, Botucatu, São Paulo, Brazil; Negreiros-Fransozo, M.L., Programa de Pós-Graduação em Zoologia, Instituto de Biociências, UNESP, Caixa Postal 510, CEP 18618-970, Botucatu, São Paulo, Brazil, NEBECC (Núcleo de Estudos em Biologia, Ecologia e Cultivo de Crustáceos), Departamento de Zoologia, UNESP, Caixa Postal 510, CEP 18618-970, Botucatu, São Paulo, Brazil; Da Costa, R.C., LABCAM (Laboratório de Biologia de Camarões Marinhos e de água Doce), Departamento de Ciências Biológicas, UNESP, CEP 17033-360 Bauru, São Paulo, Brazil, Programa de Pós-Graduação em Zoologia, Instituto de Biociências, UNESP, Caixa Postal 510, CEP 18618-970, Botucatu, São Paulo, Brazil, Departamento de Ciências Biológicas, Faculdade de Ciências, UNESP, CEP 17033-360, Bauru, São Paulo, Brazil</text:p>
          </table:table-cell>
          <table:table-cell office:value-type="string" calcext:value-type="string">
            <text:p>The demographic structure and morphological sexual maturity of the shrimp Lucifer faxoni Borradaile, 1915 are described here. The studied specimens came from Ubatuba Bay, in the north littoral of São Paulo State, Brazil. In each month of capture, 14 stations, 7 offshore and 7 inshore, were sampled with neuston nets during high tide periods. Relative growth was analyzed by observing the change in growth patterns of certain parts of the body in relation to somite length and total length (TL). Lucifer faxoni was most abundant in offshore regions. The relationship that best showed the size at the onset of the sexual maturity was the length of the 6th somite of the abdomen vs. TL. The external morphology of the petasma evidenced three development stages and such characteristic was also used to estimate sexual maturity for males using the P50 technique. Our results show there is a preference of L. faxoni for offshore areas, probably explained by differences in abiotic factors. Both estimates of maturity (relative growth and petasma stage) were very similar. In this context, we propose the search for new structures for the analysis of the maturity of L. faxoni, thus promoting a wider study of what is related to the maturation of sergestoid shrimps. © Copyright 2014 by The Crustacean Society.</text:p>
          </table:table-cell>
          <table:table-cell office:value-type="string" calcext:value-type="string">
            <text:p>Brazilian coast; distribution; Luciferidae; neuston; tropical waters</text:p>
          </table:table-cell>
          <table:table-cell table:number-columns-repeated="6"/>
          <table:table-cell office:value-type="string" calcext:value-type="string">
            <text:p>Almeda, R., Wambaugh, Z., Wang, Z., Hyatt, C., Liu, Z., Buskey, E.J., Interactions between zooplankton and crude oil: Toxic effects and bioaccumulation of polycyclic aromatic hydrocarbons (2013) PloS One, 8 (6), pp. e67212; Borradaile, L.A., On the species of Lucifer and their distribution (1915) Annals and Magazine Natural History, 16, pp. 226-231; Bowman, T.E., McCain, J.C., Distribution of the planktonic shrimp Lucifer in the western North Atlantic (1967) Bulletin of Marine Science, 17, pp. 660-671; Castro, R.H., Costa, R.C., Fransozo, A., Mantelatto, F.L.M., Population structure of the seabob shrimp Xiphopenaeus kroyeri (Heller, 1962) (Crustacea: Penaeiodea) in the littoral of São Paulo, Brazil (2004) Scientia Marina, 69, pp. 105-112; Castro-Filho, B.M., Miranda, L.B., Myao, S.Y., Condições hidrográficas na plataforma continental ao largo de Ubatuba: Variações sazonais e em média escala (1987) Boletim Do Instituto Oceanográfico, 35, pp. 135-151; Chu, K.H., Sze, C.C., Wong, C.K., Swimming behavior during the larval development of the shrimp Metapenaeus ensis (De Haan, 1844) (Decapoda, Penaeidae) (1996) Crustaceana, 69, pp. 368-378; Cortés, M.L., Aspectos reproductivos del camaron Xiphopenaeus kroyeri (Heller) en Costa Verde, Cienaga (Caribe Colombiano) (1991) Caldasia, 16, pp. 513-517; Costa, R.C., Fransozo, A., A nursery ground for two tropical pink-shrimp Penaeus species: Ubatuba bay, northern coast of São Paulo, Brazil (1999) Nauplius, 7, pp. 73-81; Costa, R.C., Fransozo, A., Reproductive biology of the shrimp Rimapenaeus constrictus (Decapoda, Penaeidae) in the Ubatuba Region of Brazil (2004) Journal of Crustacean Biology, 24, pp. 274-281; Costa, R.C., Fransozo, A., Castilho, A.L., Freire, F.A.M., Annual, seasonal and spatial variation of abundance of the shrimp Artemesia longinaris (Decapoda; Penaeoidea) in south-eastern Brazil (2005) Journal of the Marine Biological Association of the United Kingdom, 85, pp. 107-112; Costa, R.C., Fransozo, A., Mantelatto, F.L.M., Castro, R.H., Occurrence of shrimp species (Natantia: Penaeidea: Caridea) in Ubatuba Bay, Ubatuba, SP, Brazil (2000) Proceedings of the Biological Society of Washington, 113, pp. 776-781; Costa, R.C., Fransozo, A., Negreiros-Fransozo, M.L., Ecology of the rock shrimp Sicyonia dorsalis Kingsley, 1878 (Crustacea: Sicyoniidae) in a subtropical region of Brazil (2005) Gulf of Caribbean Research, 17, pp. 49-56; Costa, R.C., Fransozo, A., Schmidt, G.A., Freire, F.A.M., Chave ilustrada para identificação dos camarões Dendrobranchiata do litoral norte do Estado de São Paulo (2003) Biota Neotrópica, 3 (1). , http://www.biotaneotropica.org.br/v3n1/pt/abstract?article+BN01503012003; Cowles, D.L., Swimming dynamics of the mesopelagic vertically migrating penaeid shrimp Sergestes similis: Modes and speeds of swimming (1994) Journal of Crustacean Biology, 14, pp. 247-257; Coyle, K.O., Pinchuk, A.I., Seasonal cross-shelf distribution of major zooplankton taxa on the northern Gulf of Alaska shelf relative to water mass properties, species depth preferences and vertical migration behavior (2005) Deep-Sea Research II, 52, pp. 217-245; D'Incao, F., The biology of pelagic shrimps in the ocean (1974) Advances in Marine Biology, 12, pp. 233-324; Fernandes, L.D.A., Bonecker, S.L.C., Valentin, J.L., Dynamic of decapod crustacean larvae on the entrance of Guanabara Bay (2002) Brazilian Archives of Biology and Technology, 45, pp. 491-498; Grave, S., Einav, R., Galil, B.S., Recent records of the Indo-Pacific species, Lucifer hanseni Nobili, 1905 (Crustacea; Decapoda; Luciferidae) from the Mediterranean coast of Israel (2012) BioInvasion Records, 1, pp. 105-108; Harper Jr., D.E., Distribution of Lucifer faxoni (Crustacea: Decapoda: Sergestidae) in neritic waters off the Texas Coast, with a note on the occurrence of Lucifer typus (1968) Contributions in Marine Science, 13, pp. 1-16; Heller, C., Beiträge zur näheren Kenntnis der Macrouren (1862) Sitzungsbereichte der Mathematisch-Naturwissenschaftlichen Classe der Kaiserliche Akademie der Wissenschaften, Wien, 45, pp. 389-426; Iwai, M., (1978) Desenvolvimento Larval e Pós-larval de Penaeus (Melicertus) Paulensis Pérez-Farfante, 1967 (Crustacea, Decapoda) e O Ciclo de Vida Dos Camarões Do Gênero Penaeus da Região Centro-sul Do Brasil, , Ph.D. Thesis, University of São Paulo, São Paulo; Koettker, A.G., Freire, S.A., Spatial and temporal distribution of decapod larvae in the subtropical waters of Arvoredo Archipelago, SC, Brazil (2006) Iheringia, Série Zoologia, 96, pp. 31-39; Lee, W.Y., Omori, M., Peck, R.W., Growth, reproduction and feeding behavior of the planktonic shrimp, Lucifer faxoni Borradaile, off the Texas Coast (1992) Journal of Plankton Research, 14, pp. 61-69; Linnaeus, C., Systema naturae per regna tria naturae, secundum classes, ordines, genera, species, cum characteribus, differentiis, synonymis, locis. Tomus I. Editio decima, reformata (1758) Systema Naturae, 1, p. 824. , edition X, Holmiae Salvii; López, M.T., Biología de Lucifer faxoni Borradaile, 1915 en Cananéia, Brasil (Crustacea, Decapoda, Luciferidae) (1966) Boletim Do Instituto Oceanográfico, 15, pp. 47-54; MacKas, D.L., Tsurumi, M., Galbraith, M.D., Yelland, D.R., Zooplankton distribution and dynamics in a North Pacific Eddy of coastal origin: II. Mechanisms of eddy colonization by and retention of offshore species (2005) Deep-Sea Research II, 52, pp. 1011-1035; Martins, A.S., Haimovici, M., Palacios, R., Diet and feeding of the cutlass fish Trichiurus lepturus in the Subtropical Convergence Ecosystem of southern Brazil (2005) Journal of the Marine Biological Association of the United Kingdom, 85, pp. 1223-1229; Milne Edwards, H., Histoire naturelle des Crustaces, comprenant I'anatomie, la physiologie et la classification de ces animaux. Vol. I. Lib. Roret, Paris. Memoire sur la Famille des Ocypodiens (1837) Annales des Sciences Naturelles, 3 (20), pp. 165-228; Moore, H.B., Bauer, J.C., An analysis of the relation of the vertical distribution of three copepods to environmental conditions (1960) Bulletin of Marine Science of Gulf and Caribbean, 10, pp. 430-443; Motta, P.J., Maslanka, M., Huetter, R.E., Davis, R.L., De La-Parra, R., Mulvany, S.L., Habegger, M.L., Zeigler, L.D., Feeding anatomy, filter-feeding rate, and diet of whale sharks Rhincodon typus during surface ram filter feeding off the Yucatan Peninsula, Mexico (2010) Zoology, 113, pp. 199-212; Omori, M., Distribution of warm water epiplanktonic shrimps of the genera Lucifer and Acetes (Macrura, Penaeidea, Sergestidae) (1977) Proceedings of the Symposium on Warm Water Zooplankton, pp. 1-12. , UNESCO/NIO, New York, NY; Omori, M., Occurrence of two species of Lucifer (Dendrobranchiata: Sergestoidea: Luciferidae) off the Pacific Coast of America (1992) Journal of Crustacean Biology, 12, pp. 104-110; Ortmann, A., (1893) Decapoden und Schizopoden. Ergebnisse der Plankton-Expedition der Humboldt Stifting, pp. 1-120. , 2Gb: 10 plates; Pascual, C.R., Wakabar, Y., Flynn, M.N., Composition, distribution and temporal variation of a suprabenthic community of Ribeira Bay, Angra dos Reis, Southeastern Brazil (2002) Oceánides, 17, pp. 41-56; Pérez-Farfante, I., Kensley, B., Penaeoid and segestoid shrimps and prawns of the world (1997) Keys and Diagnoses for the Families and Genera, , Éditions du Muséum national d'Histoire Naturelle, Paris; Radhakrishnan, E.V., Deshmukh, V.D., Maheswarudu, G., Josileen, J., Dineshbabu, A.P., Philipose, K.K., Sarada, P.T., Raju, B., Prawn fauna (Crustacea: Decapoda) of India - An annotated checklist of the Penaeoid, Sergestoid, Stenopodid and Caridean prawns (2012) Journal of Marine Biological Association of India, 54, pp. 50-72; Sampedro, M.P., Gonzalés-Gurriarán, E., Freire, J., Muiño, R., Morphometry and sexual maturity in the spider crab Maja squinado (Decapoda: Majidae) in Galicia, Spain (1999) Journal of Crustacean Biology, 19, pp. 578-592; Sankarankutty, C., Barca, F.E.N., Some observations on Lucifer faxoni Borradaile (Crustacea: Decapoda; Sergestidae) collected from a tidal estuary (2000) Journal of Marine Biological Association of India, 41, pp. 103-106; Simões, S.M., D'Incao, F., Fransozo, A., Castilho, A.L., Costa, R.C., Sex ratio, growth and recruitment of the pelagic shrimp Acetes americanus on the southeastern coast of Brazil (2013) Journal of Crustacean Biology, 33, pp. 1-9; Smith, A., Descriptions of new or imperfectly known objects of the animal kingdom, found in the south of Africa (1828) South African Communication and Advertising, 3 (145), p. 2; Sokal, R.R., Rohlf, F.J., (1995) Biometry the Principles of Practices of Statistics in Biological Research, , 3rd Edition.W. H. Freeman, New York, NY; Sturges, H.A., The choice of a class interval (1926) Journal of the American Statistical Association, 21, pp. 65-66; Teodoro, S.S.A., Negreiros-Fransozo, M.L., Simões, S.M., Lopes, M., Costa, R.C., Population ecology of the planktonic shrimp Lucifer faxoni Borradaile, 1915 (Crustacea, Sergestoidea, Luciferidae) from the Brazilian southeastern coast (2012) Brazilian Journal of Oceanography, 60, pp. 247-255; Thompson, J.V., On the luminosity of the ocean, with descriptions of some remarkable species of luminous animals (Pyrosoma pigmaea and Sapphirina indicator) and particularly of the four new genera, Nocticula, Cynthia, Lucifer and Podopsis, of the Shizopodae (1829) Zoological Researches, and Illustrations; Or, Natural History of Nondescript or Imperfectly Known Animals, in A Series of Memoirs, Illustrated by Numerous Figures, pp. 37-61. , plates V-VIII. J. V. Thompson (1828-1834); Troost, D.G., The sergestid shrimp Lucifer in the 1970 Cicar plankton samples taken by H. M. S. "Luymes", with notes on the Amazon River as a nutrient source (1975) Bulletin Zoologisch Museum, 24, pp. 201-211; Vazzoler, A.E.A., (1996) Biologia da Reprodução de Peixes Teleósteos: Teoria e Prática, , Editora da Universidade de Maringá, Maringá; Vega-Pérez, L.A., Estudo do zooplâncton da região de Ubatuba, Estado de São Paulo (1993) Publicação Especial Do Instituto Oceanográfico, 10, pp. 65-84; Vega-Pérez, L.A., Ara, K., Liang, T.H., Pedreira, M.M., Feeding of the planktonic shrimp Lucifer faxoni Borradaile, 1915 (Crustacea: Decapoda) in the laboratory (1996) Brazilian Journal of Oceanography, 44, pp. 1-8; Wenner, A.M., Sex ratio as a function of size in marine crustacean (1972) American Naturalist, 106, pp. 321-351; Woodmansee, R.A., Daily vertical migration of Lucifer. Planktonic numbers in relation to solar and tidal cycles (1966) Ecology, 47, pp. 847-850; Xu, Z.L., Determining optimal temperature and salinity of Lucifer (Dendrobranchiata: Sergestoidea: Luciferidae) based on field data from the East China Sea (2010) Plankton and Benthos Research, 5, pp. 136-143; Zar, J.H., (1996) Biostatistical Analysis, , Prentice-Hall, Upper Saddle River, NJ</text:p>
          </table:table-cell>
          <table:table-cell office:value-type="string" calcext:value-type="string">
            <text:p>Negreiros-Fransozo, M.L.; Programa de Pós-Graduação em Zoologia, Instituto de Biociências, UNESP, Caixa Postal 510, CEP 18618-970, Botucatu, São Paulo, Brazil; email: mlnf@ibb.unesp.br</text:p>
          </table:table-cell>
          <table:table-cell table:number-columns-repeated="2"/>
          <table:table-cell office:value-type="string" calcext:value-type="string">
            <text:p>Brill Academic Publishers</text:p>
          </table:table-cell>
          <table:table-cell table:number-columns-repeated="4"/>
          <table:table-cell office:value-type="float" office:value="2780372" calcext:value-type="float">
            <text:p>2780372</text:p>
          </table:table-cell>
          <table:table-cell/>
          <table:table-cell office:value-type="string" calcext:value-type="string">
            <text:p>JCBID</text:p>
          </table:table-cell>
          <table:table-cell/>
          <table:table-cell office:value-type="string" calcext:value-type="string">
            <text:p>English</text:p>
          </table:table-cell>
          <table:table-cell office:value-type="string" calcext:value-type="string">
            <text:p>J. Crustacean Biol.</text:p>
          </table:table-cell>
          <table:table-cell office:value-type="string" calcext:value-type="string">
            <text:p>Article</text:p>
          </table:table-cell>
          <table:table-cell office:value-type="string" calcext:value-type="string">
            <text:p>Scopus</text:p>
          </table:table-cell>
          <table:table-cell office:value-type="string" calcext:value-type="string">
            <text:p>2-s2.0-84905220252</text:p>
          </table:table-cell>
          <table:table-cell table:number-columns-repeated="983"/>
        </table:table-row>
        <table:table-row table:style-name="ro1">
          <table:table-cell office:value-type="string" calcext:value-type="string">
            <text:p>De Mattos Salgado M., Marandino M.</text:p>
          </table:table-cell>
          <table:table-cell office:value-type="string" calcext:value-type="string">
            <text:p>The sea in the museum: A perspective on education at aquariums [O mar no museu: Um olhar sobre a educação nos aquários]</text:p>
          </table:table-cell>
          <table:table-cell office:value-type="float" office:value="2014" calcext:value-type="float">
            <text:p>2014</text:p>
          </table:table-cell>
          <table:table-cell office:value-type="string" calcext:value-type="string">
            <text:p>Historia, Ciencias, Saude - Manguinhos</text:p>
          </table:table-cell>
          <table:table-cell office:value-type="float" office:value="21" calcext:value-type="float">
            <text:p>21</text:p>
          </table:table-cell>
          <table:table-cell office:value-type="float" office:value="3" calcext:value-type="float">
            <text:p>3</text:p>
          </table:table-cell>
          <table:table-cell/>
          <table:table-cell office:value-type="float" office:value="867" calcext:value-type="float">
            <text:p>867</text:p>
          </table:table-cell>
          <table:table-cell office:value-type="float" office:value="882" calcext:value-type="float">
            <text:p>882</text:p>
          </table:table-cell>
          <table:table-cell table:number-columns-repeated="2"/>
          <table:table-cell office:value-type="string" calcext:value-type="string">
            <text:p>10.1590/S0104-59702014000300005</text:p>
          </table:table-cell>
          <table:table-cell office:value-type="string" calcext:value-type="string">
            <text:p>http://www.scopus.com/inward/record.url?eid=2-s2.0-84907997192&amp;partnerID=40&amp;md5=f7b8211863b33ca2ff47c487ee72bca5</text:p>
          </table:table-cell>
          <table:table-cell office:value-type="string" calcext:value-type="string">
            <text:p>União das Instituições Educacionais do Estado de São Paulo, Rua Conselheiro Crispiniano 120/Coordenação de Estágios, São Paulo, SP, Brazil; Universidade de São Paulo, Av. da Universidade 308, São Paulo, SP, Brazil</text:p>
          </table:table-cell>
          <table:table-cell office:value-type="string" calcext:value-type="string">
            <text:p>De Mattos Salgado, M., União das Instituições Educacionais do Estado de São Paulo, Rua Conselheiro Crispiniano 120/Coordenação de Estágios, São Paulo, SP, Brazil; Marandino, M., Universidade de São Paulo, Av. da Universidade 308, São Paulo, SP, Brazil</text:p>
          </table:table-cell>
          <table:table-cell office:value-type="string" calcext:value-type="string">
            <text:p>The musealization of the sea, today spearheaded by aquariums and oceanariums, encapsulated man’s relationship with these environments and the techniques used to explore them and keep organisms alive in captivity. Recognizing the combined roles of research and entertainment at aquariums, some aspects of their constitution over time are analyzed, especially the education and communication dimensions they have focused on more in recent times. For this purpose, we investigate in detail a Brazilian institution, Ubatuba Aquarium, indicating how its musealization incorporates clear intentions to promote education and communication in subjects from the realms of zoology, ecology and conservation. © 2014, Fundacao Oswaldo Cruz, All right reserved.</text:p>
          </table:table-cell>
          <table:table-cell office:value-type="string" calcext:value-type="string">
            <text:p>Aquariums; Education; Musealization of the sea; Science communication</text:p>
          </table:table-cell>
          <table:table-cell table:number-columns-repeated="6"/>
          <table:table-cell office:value-type="string" calcext:value-type="string">
            <text:p>(2001) Aquário de Ubatuba, , http://www.aquariodeubatuba.com.br/index.htm, AQUÁRIO, Disponível em, Acesso em: 20 jun. 2013; (2011) Aquário Municipal de Santos, , http://www.vivasantos.com.br/aquario/historia/main.htm, AQUÁRIO, história. Disponível em, Acesso em: 20 jun. 2013; (2013) Aquários no Rio de Janeiro, , http://www.riodejaneiroaqui.com/pt/aquarios.html, AQUÁRIOS, Disponível em, Acesso em: 6 dez, s.d; Balon, E.K., Origin and domestication of the wild carp, Cyprinus carpio: From Roman gourmets to the swimming flowers (1995) Aquaculture, 129 (1), pp. 3-48; Boulenger, E.G., (1925) The aquarium book, , London: Duckworth; (2009) British Museum–general history, , http://www.britishmuseum.org/about_us/the_museums_story/general_history.aspx, BRITISH, Disponível em, Acesso em: 23 jun. 2013; Brunner, B., (2005) The ocean at home, , an illustrated history of the aquarium; Bruno, M.C.O., (1996) Museologia e comunicação, , Lisboa: Universidade Lusófona de Humanidades e Tecnologias; Chute, W.H., (1944) Guide to the John G. Shedd aquarium, , Chicago: The Aquarium; (2011) The world factbook, , https://www.cia.gov/library/publications/the-world-factbook/geos/br.html#Geo, CIA. Central Intelligence Agency, Disponível em, Acesso em: 25 jun. 2013; Crispino, L.C., Bastos, V., Toledo, P.M., (2006) As origens do Museu Paraense Emílio Goeldi, , aspectos históricos e iconográficos (1860-1921). Belém, Paka-Tatu; Gosse, P.H., (1874) The wonders of the great deep, , Philadelphia: J.P. Lippincott Company; Gosse, P.H., (1854) The aquarium, , an unveiling of the wonders of the deep sea, London: J. Van Voorst; (2010) Museum definition, , http://icom.museum/who-we-are/the-vision/museum-definition.html, ICOM. International Council of Museums, Disponível em, Acesso em: 20 jun, s.d; Kisling, J.R., Vernon, N., Old collections and menageries (2001) Zoo and aquarium history, pp. 1-48. , In: Kisling Jr., Vernon N. (Ed.), ancient animal collections to zoological gardens, Boca Raton: CRC Press; Marandino, M., (2001) O conhecimento biológico nos museus de ciências, , análise do processo de construção do discurso expositivo. Tese, Doutorado em Educação) – Universidade de São Paulo, São Paulo; Massarani, L., FERREIRA, José Ribamar, , BRITO, Fátima. Guia de centros e museus de ciência do Brasil 2009, Rio de Janeiro: ABCMC; Casa da Ciência/UFRJ; Museu da Vida/Fiocruz, 2009; OceanÁRio De, L.I.S.B.O.A., (2010) Quem somos, , http://www.oceanario.pt/cms/12/, Disponível em, Acesso em: 15 jun, s.d; Ogilvie, B.W., (2008) The science of describing natural history in Renaissance Europe, , Chicago: The University of Chicago Press; Penning, M., (2009) Cambiando la marea, , una estrategia global de acuarios para la conservación y sostenibilidad, Switzerland: IUCN Conservation Centre; MauríCio De Mattos, S., (2013) A transposição museográfica da biodiversidade no aquário de Ubatuba, , http://www.teses.usp.br/teses/disponiveis/81/81133/tde-25072011-135504/, estudo através de mapas conceituais. Dissertação (Mestrado em Ensino de Ciências) – Universidade de São Paulo, São Paulo. Disponível em, Acesso em: 4 jul, 2011; ZSL London Zoo (2013) Aquarium, , http://www.zsl.org/zsl-london-zoo/exhibits/aquarium/, ZSL, Disponível em, Acesso em: 24 jun, s.d</text:p>
          </table:table-cell>
          <table:table-cell office:value-type="string" calcext:value-type="string">
            <text:p>De Mattos Salgado, M.; União das Instituições Educacionais do Estado de São Paulo, Rua Conselheiro Crispiniano, 120/Coordenação de Estágios, Brazil</text:p>
          </table:table-cell>
          <table:table-cell table:number-columns-repeated="2"/>
          <table:table-cell office:value-type="string" calcext:value-type="string">
            <text:p>Fundacao Oswaldo Cruz</text:p>
          </table:table-cell>
          <table:table-cell table:number-columns-repeated="4"/>
          <table:table-cell office:value-type="float" office:value="1045970" calcext:value-type="float">
            <text:p>1045970</text:p>
          </table:table-cell>
          <table:table-cell table:number-columns-repeated="3"/>
          <table:table-cell office:value-type="string" calcext:value-type="string">
            <text:p>Portuguese</text:p>
          </table:table-cell>
          <table:table-cell office:value-type="string" calcext:value-type="string">
            <text:p>Hist. Cienc. Saude Manguhos</text:p>
          </table:table-cell>
          <table:table-cell office:value-type="string" calcext:value-type="string">
            <text:p>Article</text:p>
          </table:table-cell>
          <table:table-cell office:value-type="string" calcext:value-type="string">
            <text:p>Scopus</text:p>
          </table:table-cell>
          <table:table-cell office:value-type="string" calcext:value-type="string">
            <text:p>2-s2.0-84907997192</text:p>
          </table:table-cell>
          <table:table-cell table:number-columns-repeated="983"/>
        </table:table-row>
        <table:table-row table:style-name="ro1">
          <table:table-cell office:value-type="string" calcext:value-type="string">
            <text:p>de Lima P.A., Fransozo V., de Andrade L.S., Almeida A.C., Furlan M., Fransozo A.</text:p>
          </table:table-cell>
          <table:table-cell office:value-type="string" calcext:value-type="string">
            <text:p>Distribution and population structure of the flecked box crab Hepatus pudibundus (Decapoda, Brachyura) in the western South Atlantic</text:p>
          </table:table-cell>
          <table:table-cell office:value-type="float" office:value="2014" calcext:value-type="float">
            <text:p>2014</text:p>
          </table:table-cell>
          <table:table-cell office:value-type="string" calcext:value-type="string">
            <text:p>Marine Biology Research</text:p>
          </table:table-cell>
          <table:table-cell office:value-type="float" office:value="10" calcext:value-type="float">
            <text:p>10</text:p>
          </table:table-cell>
          <table:table-cell office:value-type="float" office:value="6" calcext:value-type="float">
            <text:p>6</text:p>
          </table:table-cell>
          <table:table-cell/>
          <table:table-cell office:value-type="float" office:value="589" calcext:value-type="float">
            <text:p>589</text:p>
          </table:table-cell>
          <table:table-cell office:value-type="float" office:value="600" calcext:value-type="float">
            <text:p>600</text:p>
          </table:table-cell>
          <table:table-cell table:number-columns-repeated="2"/>
          <table:table-cell office:value-type="string" calcext:value-type="string">
            <text:p>10.1080/17451000.2013.841940</text:p>
          </table:table-cell>
          <table:table-cell office:value-type="string" calcext:value-type="string">
            <text:p>http://www.scopus.com/inward/record.url?eid=2-s2.0-84895540141&amp;partnerID=40&amp;md5=c2aa43b331bfd45f3e7709198281982e</text:p>
          </table:table-cell>
          <table:table-cell office:value-type="string" calcext:value-type="string">
            <text:p>Departamento de Zoologia, Instituto de Biociências, Universidade Estadual Paulista, Distrito de Rubião Junior, Botucatu, São Paulo, Brazil; Universidade Estadual do Sudoeste da Bahia, Vitória da Conquista, Bahia, Brazil; Universidade Federal de Uberlândia, Instituto de Biologia, Campus Umuarama, Uberlândia, Minas Gerais, Brazil</text:p>
          </table:table-cell>
          <table:table-cell office:value-type="string" calcext:value-type="string">
            <text:p>de Lima, P.A., Departamento de Zoologia, Instituto de Biociências, Universidade Estadual Paulista, Distrito de Rubião Junior, Botucatu, São Paulo, Brazil; Fransozo, V., Universidade Estadual do Sudoeste da Bahia, Vitória da Conquista, Bahia, Brazil; de Andrade, L.S., Departamento de Zoologia, Instituto de Biociências, Universidade Estadual Paulista, Distrito de Rubião Junior, Botucatu, São Paulo, Brazil; Almeida, A.C., Universidade Federal de Uberlândia, Instituto de Biologia, Campus Umuarama, Uberlândia, Minas Gerais, Brazil; Furlan, M., Departamento de Zoologia, Instituto de Biociências, Universidade Estadual Paulista, Distrito de Rubião Junior, Botucatu, São Paulo, Brazil; Fransozo, A., Departamento de Zoologia, Instituto de Biociências, Universidade Estadual Paulista, Distrito de Rubião Junior, Botucatu, São Paulo, Brazil</text:p>
          </table:table-cell>
          <table:table-cell office:value-type="string" calcext:value-type="string">
            <text:p>The crab Hepatus pudibundus is an abundant species, part of the crustacean fauna caught as by-catch in the shrimp fishery off the Brazilian coast. This study investigated its distribution and population structure relative to measured environmental factors, sex ratio and juvenile recruitment of the species in sheltered and exposed areas in each of three bays on the northern coast of the State of São Paulo, Brazil. The crabs, along with water and sediment samples, were collected monthly from January 1998 through December 1999. A total of 8674 individuals were captured, 33.2% from Ubatumirim, 31.1% from Ubatuba and 35.7% from Mar Virado. Individuals were more numerous in the exposed areas and during the summer months. Only some of the environmental factors analysed showed any significant influence on the abundance of crabs. Of the total of crabs collected, 6239 were females (490 juveniles, 5031 adult females and 718 ovigerous females) and 2435 males (343 juveniles and 2092 adults). Females were smaller than males and more abundant in all areas. Although non-normal, the distribution of H. pudibundus can be considered stable in all three bays, as juveniles (indicating continuous recruitment) and adults of both sexes were present in most months and transects sampled. © 2014 Taylor &amp; Francis.</text:p>
          </table:table-cell>
          <table:table-cell office:value-type="string" calcext:value-type="string">
            <text:p>By-catch; Crustacea; ecological distribution</text:p>
          </table:table-cell>
          <table:table-cell office:value-type="string" calcext:value-type="string">
            <text:p>abundance; bycatch; crab; juvenile; population distribution; population structure; recruitment (population dynamics); sex ratio; Atlantic Ocean; Atlantic Ocean (South); Brazil; Sao Paulo [Brazil]</text:p>
          </table:table-cell>
          <table:table-cell table:number-columns-repeated="5"/>
          <table:table-cell office:value-type="string" calcext:value-type="string">
            <text:p>Ab'Saber, A.N., Contribuições à geomorfologia do litoral paulista (1955) Revista Brasileira de Geografia, 17, pp. 3-37; Ahmed, M., A study of the normal and aberrant sexual types of the Venezuelan fiddler, Uca cumulanta and Uca rapax (1976) Bulletin of Marine Science, 26, pp. 499-505; Aidar, E., Gaeta, S.A., Gianesella-Galvão, S., Kutner, M.B.B., Teixeira, C., Ecossistema costeiro subtropical: Nutrientes dissolvidos, fitoplâncton e clorofila-a e suas relações com as condições oceanográficas na região de Ubatuba, SP (1993) Publicações Especiais Instituto Oceanográfico, 10, pp. 9-43; Almeida, A.C., Fransozo, A., Teixeira, G.M., Hiroki, K.A.N., Furlan, M., Bertini, G., Ecological distribution of the shrimp Nematopalaemon schmitti (Crustacea: Decapoda: Caridea) in three bays on the south-eastern coast of Brazil (2012) African Journal of Marine Science, 34, pp. 93-102; Alverson, D.L., Freeberg, M.H., Pope, J.G., Murawisk, S.A., (1994) A global assessment of fisheries bycatch and discards, 339, p. 233. , Rome,: FAO Fisheries, Technical Paper; Ávila-da-Silva, A.O., Carneiro, M.H., Mendonça, J.T., Servo, G.J.M., Bastos, G.C.C., Batista, P.A., Produção pesqueira marinha do Estado de São Paulo no ano 2005 (2007) Série Relatórios Técnicos, 26, pp. 1-44; Bertini, G., Fransozo, A., Spatial and seasonal distribution of Petrochirus diogenes (Anomura, Diogenidae) in the Ubatuba Bay, São Paulo, Brazil (1999) Iheringia, 86, pp. 145-150; Bertini, G., Fransozo, A., de Melo, G.A.S., Biodiversity of brachyuran crabs (Crustacea: Decapoda) from non-consolidated sublittoral bottom on the northern coast of São Paulo State, Brazil (2004) Biodiversity and Conservation, 13, pp. 2185-2207; Bertini, G., Fransozo, A., Costa, R.C., Ecological distribution of three species of Persephona (Brachyura, Leucosiidae) in the Ubatuba region, São Paulo, Brazil (2001) Nauplius, 9, pp. 31-42; Bertini, G., Fransozo, A., Negreiros-Fransozo, M.L., Brachyuran soft-bottom assemblage from marine shallow waters in the southeastern Brazilian littoral (2010) Marine Biodiversity, 40, pp. 277-291; Braga, A.A., Fransozo, A., Bertini, G., Fumis, P.B., Composition and abundance of the crabs (Decapoda, Brachyura) off Ubatuba and Caraguatatuba, northern coast of São Paulo, Brazil (2005) Biota Neotropica, 5, pp. 1-34; Braga, A.A., Fransozo, A., Bertini, G., Fumis, P.B., Bathymetric distribution and recruitment of the spider crab Libinia spinosa H. Milne Edwards 1834 in the Ubatuba and Caraguatatuba regions, northern coast of São Paulo, Brazil (Crustacea, Brachyura, Majoidea, Pisidae) (2007) Senckenbergiana Biologica, 87, pp. 7-16; Branco, J.O., Biologia do Xiphopenaeus kroyeri (Heller, 1862) (Decapoda Penaeidae), análise da fauna acompanhante e das aves marinhas relacionadas a sua pesca, na região de Penha, SC, Brasil (1999), p. 147. , Doctoral Thesis, Universidade Federal de São Carlos, SPCastro-Filho, B.M., Miranda, L.B., Myao, S.Y., Condições hidrográficas na plataforma continental ao largo de Ubatuba: Variações sazonais e em média escala (1987) Boletim do Instituto Oceanográfico, 35, pp. 135-151; Chacur, M.M., Negreiros-Fransozo, M.L., Spatial and seasonal distribution of Callinectes danae (Decapoda, Portunidae) in Ubatuba Bay, São Paulo, Brazil (2001) Journal of Crustacean Biology, 21, pp. 414-425; Chacur, M.M., Mansur, C.B., Negreiros-Fransozo, M.L., Distributional patterns, seasonal abundance and moult cycle of Callinectes danae Smith, 1869 in the Ubatuba region, Brazil (2000) Nauplius, 8, pp. 215-226; Costa, R.C., Fransozo, A., Castilho, A.L., Freire, F.A.M., Annual, seasonal and spatial variation of abundance of the shrimp Artemesia longinaris (Decapoda: Penaeoidea) in south-eastern Brazil (2005) Journal of the Marine Biological Association of the United Kingdom, 85, pp. 107-112; Díaz, H., Conde, J.E., Population dynamics and life history of the mangrove crab Aratus pisonii (Brachyura, Grapsidae) in a marine environment (1989) Bulletin of Marine Science, 45, pp. 148-163; Fracasso, H.A.A., Branco, J.O., Estrutura populacional de Hepatus pudibundus (Herbst) (Crustacea, Decapoda) na Armação do Itapocoroy, Penha, Santa Catarina, Brasil (2005) Revista Brasileira de Zoologia, 22, pp. 342-348; Fransozo, A., Negreiros-Fransozo, M.L., Mantelatto, F.L.M., Pinheiro, M.A.A., Santos, S., Composição e distribuição dos Brachyura (Crustacea, Decapoda) do sublitoral não consolidado na Enseada da Fortaleza, Ubatuba (SP) (1992) Revista Brasileira de Biologia, 52, pp. 667-675; Gibbs, P.E., Notes on Uca burgesi Holthuis (Decapoda, Ocypodidae) from Barbuda, Leewards Islands (1974) Crustaceana, 27, pp. 84-91; Hails, A.J., Yaziz, S., Abundance, breeding and growth of the ocypodid crab Dotilla myctiroides (Milne Edwards) on a West Malaysian beach (1982) Estuarine, Coastal and Shelf Science, 15, pp. 229-239; Hartnoll, R.G., Growth, sexual maturity and reproductive output (1985) Crustacean Issues 3: Factors in Adult Growth, pp. 101-128. , In: AM Wenner, editors Leiden,: A.A. Balkema; Hebling, N.J., Mantelatto, F.L.M., Negreiros-Fransozo, M.L., Fransozo, A., Levantamento e distribuição de braquiúros e anomuros (Crustacea: Decapoda) dos sedimentos sublitorais da região da Ilha Anchieta, Ubatuba (SP) (1994) Boletim do Instituto de Pesca, 21, pp. 1-9; Hiroki, K.A.N., Fransozo, A., Costa, R.C., Castilho, A.L., Shimizu, R.M., Almeida, A.C., Bathymetric distribution of the shrimp Rimapenaeus constrictus (Stimpson, 1874) (Decapoda, Penaeidae) in two locations off the southeastern Brazilian coast (2011) Marine Biology Research, 7, pp. 176-185; Ishikawa, K., Relationship between bottom characteristics and benthic organisms in the shallow water of Oppa Bay, Miyagi (1989) Marine Biology, 102, pp. 265-273; Keunecke, K.J.A., D'Incao, F., Fonseca, D.B., Growth and mortality of Hepatus pudibundus (Crustacea: Calappidae) in south-western Brazil (2007) Journal of the Marine Biological Association of the United Kingdom, 87, pp. 885-891; Klôh, A.S., Di Beneditto, A.P.M., Estrutura populacional do siri-baú, Hepatus pudibundus (Herbst 1785) no Norte do Estado do Rio de Janeiro, Sudeste do Brasil (2010) Biota Neotropica, 10, pp. 463-467; Leigh, E.G., Sex-ratio and different mortality between the sexes (1970) The American Naturalist, 104, pp. 205-210; Magliocca, A., Kutner, A.S., Sedimentos de fundo da Enseada do Flamengo, Ubatuba, SP (1965) Contribuições do Instituto Oceanográfico, 198, pp. 1-15; Mahiques, M.M., Dinâmica sedimentar atual nas enseadas da região de Ubatuba, Estado de São Paulo (1995) Boletim do Instituto Oceanográfico, 43, pp. 111-122; Mahiques, M.M., Tessler, M.G., Furtado, V.V., Characterization of energy gradient in enclosed bays of Ubatuba region, south-eastern Brazil (1998) Estuarine, Coastal and Shelf Science, 47, pp. 431-446; Mantelatto, F.L.M., Christofoletti, R.A., Natural feeding activity of the crab Callinectes ornatus (Portunidae) in Ubatuba Bay (São Paulo, Brazil): Influence of season, sex, size and molt stage (2001) Marine Biology, 138, pp. 585-594; Mantelatto, F.L.M., Fransozo, A., Size at sexual maturity in Callinectes ornatus (Brachyura, Portunidae) from the Ubatuba region (SP), Brazil (1996) Nauplius, 4, pp. 29-38; Mantelatto, F.L.M., Fransozo, A., Characterization of the physical and chemical parameters of Ubatuba Bay, northern coast of São Paulo State, Brazil (1999) Revista Brasileira de Biologia, 59, pp. 23-31; Mantelatto, F.L.M., Petracco, M., Natural diet of the crab Hepatus pudibundus (Brachyura: Calappidae) in Fortaleza Bay, Ubatuba (SP), Brazil (1997) Journal of Crustacean Biology, 17, pp. 440-446; Mantelatto, F.L.M., Fransozo, A., Negreiros-Fransozo, M.L., Distribuição do caranguejo Hepatus pudibundus (Herbst, 1785) (Crustacea, Decapoda, Brachyura) na Enseada de Fortaleza, Ubatuba (SP), Brasil (1995) Boletim do Instituto Oceanográfico, 43, pp. 51-61; Mantelatto, F.L.M., Fransozo, A., Negreiros-Fransozo, M.L., Population structure of Hepatus pudibundus (Herbst, 1785) (Decapoda, Brachyura, Calappidae) in Fortaleza Bay, Ubatuba (SP), Brazil (1995) Revista de Biología Tropical, 43, pp. 259-264; Melo, G.A.S., A presença, no litoral sudeste brasileiro, de espécies de Brachyura (Crustacea: Decapoda) originárias das regiões biogeográficas Magelânica e Argentina do Atlântico Sul (1990) Atlântica, 12, pp. 71-83; Melo, G.A.S., Manual de Identificação dos Brachyura (Caranguejos e Siris) do Litoral Brasileiro (1996) São Paulo: Plêiade/FAPESP, p. 604; Negreiros-Fransozo, M.L., Fransozo, A., Pinheiro, M.A.A., Mantelatto, F.L.M., Santos, S., Caracterização física e química da Enseada da Fortaleza, Ubatuba, SP (1991) Revista Brasileira de Geociências, 21, pp. 114-120; Ng, P.K.L., Guinot, D., Davie, P.J.F., Systema Brachyurorum: Part I. An annotated checklist of extant brachyuran crabs of the world (2008) The Raffles Bulletin of Zoology, 17, pp. 1-286; Odebrecht, C., Castello, J.P., The convergence ecosystem in the southwest Atlantic (2001) Coastal Marine Ecosystems of Latin America, pp. 147-165. , In: Seeliger U, Kerjve B, editors Berlin,: Springer; Oksanen, J., Blanchet, F.G., Kindt, R., Legendre, P., Minchin, P.R., O'Hara, R.B., (2012) Vegan: Community Ecology Package, , http://CRAN.R-project.org/package=vegan, R package version 2.0-5. (accessed, 29 August 2013; Perez, J.A.A., Pezzuto, P.R., Rodrigues, L.F., Valentine, H., Vooren, C.M., Relatório da reunião técnica de ordenamento da pesca de arrasto nas regiões sudeste e sul do Brasil (2001) Notas Tecnicas da FACIMAR, Itajaí, 5, pp. 1-34; Pile, A.J., Lipcius, R.N., Van Montfrans, J., Orth, R.J., Density-dependent settler-recruit-juvenile relationship in blue crabs (1996) Ecological Monographs, 66, pp. 277-300; Pinheiro, M.A.A., Fransozo, A., Negreiros-Fransozo, M.L., Distribution patterns of Arenaeus cribrarius (Lamarck, 1818) (Crustacea, Portunidae) in Fortaleza Bay, Ubatuba (SP), Brazil (1996) Revista Brasileira de Biologia, 56, pp. 705-716; Pires, A.M.S., Structure and dynamics of benthic megafauna on the continental shelf offshore of Ubatuba, southeastern Brazil (1992) Marine Ecology Progress Series, 86, pp. 63-76; (2012) R: A language and environment for statistical computing, , http://www.R-project.org/, R Development Core Team, Vienna,: R Foundation for Statistical Computing, (accessed, August 2012; Reigada, A.L.D., Negreiros-Fransozo, M.L., Reproductive cycle of Hepatus pudibundus (Herbst, 1785) (Crustacea, Decapoda, Calapidae) in Ubatuba, SP, Brazil (2000) Revista Brasileira de Biologia, 60, pp. 483-491; Ricklefs, R.E., Miller, G.L., (1999) Ecology, p. 822. , 4th edition, New York,: WH Freeman and Company; Rothschild, B.J., Gulland, J.A., (1982) Interim report of the workshop on the scientific basis for the management of penaeid shrimp, p. 98. , NOAA, Technical Memorandum, NMFS-SEFC; Sanders, H.L., Benthic studies in Buzzards Bay. 3. The structure of the soft-bottom community (1960) Limnology and Oceanography, 5, pp. 138-153; Santos, S., Negreiros-Fransozo, M.L., Fransozo, A., The distribution of the swimming crab Portunus spinimanus Latreille, 1819 (Crustacea, Brachyura, Portunidae) in Fortaleza Bay, Ubatuba, SP, Brazil (1994) Atlântica, 16, pp. 125-141; Sastry, A.N., Ecological aspects of reproduction (1983) The Biology of the Crustacea: Environmental Adaptations, pp. 179-270. , In: Vernberg FJ, Vernberg WB, editors New York,: Academic Press; Soares-Gomes, A., Figueiredo, A.G., O ambiente marinho (2009) Biologia Marinha, pp. 1-34. , In: Pereira RC, Soares-Gomes A, editors 2nd edition, Rio de Janeiro,: Intercie^ncia; Taissoun, E.N., Las especies de cangrejos del genero 'Callinectes' (Brachyura) em el golfo de Venezuela y Lago Maracaibo (1969) Boletín del Centro de Investigaciones Biológicas, 2, pp. 1-112; Warton, D.I., Duursma, R.A., Falster, D.S., Taskinen, S., smart 3 - An R package for estimation and inference about allometric lines (2012) Methods in Ecology and Evolution, 3, pp. 257-259; Wenner, A.M., Sex ratio as a function of size in marine Crustacea (1972) The American Naturalist, 106, pp. 321-350; Wilson, K., Hard, I.C.W., Statistical analysis of sex ratios: An introduction (2002) Sex Ratios: Concepts and Research Methods, pp. 48-92. , In: Hardy ICW, editors Cambridge,: Cambridge University Press; Zar, J.H., (2010) Biostatistical Analysis, p. 944. , 5th edition, Upper Saddle River, NJ,: Pearson Prentice-Hall</text:p>
          </table:table-cell>
          <table:table-cell office:value-type="string" calcext:value-type="string">
            <text:p>de Lima, P. A.; Departamento de Zoologia, Instituto de Biociências, Universidade Estadual Paulista, Distrito de Rubião Junior, Botucatu, São Paulo, Brazil; email: palima@ibb.unesp.br</text:p>
          </table:table-cell>
          <table:table-cell table:number-columns-repeated="2"/>
          <table:table-cell office:value-type="string" calcext:value-type="string">
            <text:p>Taylor and Francis Ltd.</text:p>
          </table:table-cell>
          <table:table-cell table:number-columns-repeated="4"/>
          <table:table-cell office:value-type="float" office:value="17451000" calcext:value-type="float">
            <text:p>17451000</text:p>
          </table:table-cell>
          <table:table-cell table:number-columns-repeated="3"/>
          <table:table-cell office:value-type="string" calcext:value-type="string">
            <text:p>English</text:p>
          </table:table-cell>
          <table:table-cell office:value-type="string" calcext:value-type="string">
            <text:p>Mar. Biol.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895540141</text:p>
          </table:table-cell>
          <table:table-cell table:number-columns-repeated="983"/>
        </table:table-row>
        <table:table-row table:style-name="ro1">
          <table:table-cell office:value-type="string" calcext:value-type="string">
            <text:p>Clarkson B., Ferreira-Jr N.</text:p>
          </table:table-cell>
          <table:table-cell office:value-type="string" calcext:value-type="string">
            <text:p>A new species and records of Helochares (Insecta: Coleoptera: Hydrophilidae) from Southeastern Brazil</text:p>
          </table:table-cell>
          <table:table-cell office:value-type="float" office:value="2014" calcext:value-type="float">
            <text:p>2014</text:p>
          </table:table-cell>
          <table:table-cell office:value-type="string" calcext:value-type="string">
            <text:p>Zoologia</text:p>
          </table:table-cell>
          <table:table-cell office:value-type="float" office:value="31" calcext:value-type="float">
            <text:p>31</text:p>
          </table:table-cell>
          <table:table-cell office:value-type="float" office:value="4" calcext:value-type="float">
            <text:p>4</text:p>
          </table:table-cell>
          <table:table-cell/>
          <table:table-cell office:value-type="float" office:value="400" calcext:value-type="float">
            <text:p>400</text:p>
          </table:table-cell>
          <table:table-cell office:value-type="float" office:value="404" calcext:value-type="float">
            <text:p>404</text:p>
          </table:table-cell>
          <table:table-cell table:number-columns-repeated="2"/>
          <table:table-cell office:value-type="string" calcext:value-type="string">
            <text:p>10.1590/S1984-46702014000400012</text:p>
          </table:table-cell>
          <table:table-cell office:value-type="string" calcext:value-type="string">
            <text:p>http://www.scopus.com/inward/record.url?eid=2-s2.0-84907798265&amp;partnerID=40&amp;md5=3f875a9389c5272872e93739710ef143</text:p>
          </table:table-cell>
          <table:table-cell office:value-type="string" calcext:value-type="string">
            <text:p>Laboratório de Entomologia, Departamento de Zoologia, Instituto de Biologia, Universidade Federal do Rio de Janeiro, Caixa Postal 68044, Rio de Janeiro, RJ, Brazil; Museu Nacional, Universidade Federal do Rio de Janeiro, Quinta da Boa Vista, São Cristóvão, Rio de Janeiro, RJ, Brazil</text:p>
          </table:table-cell>
          <table:table-cell office:value-type="string" calcext:value-type="string">
            <text:p>Clarkson, B., Laboratório de Entomologia, Departamento de Zoologia, Instituto de Biologia, Universidade Federal do Rio de Janeiro, Caixa Postal 68044, Rio de Janeiro, RJ, Brazil, Museu Nacional, Universidade Federal do Rio de Janeiro, Quinta da Boa Vista, São Cristóvão, Rio de Janeiro, RJ, Brazil; Ferreira-Jr, N., Laboratório de Entomologia, Departamento de Zoologia, Instituto de Biologia, Universidade Federal do Rio de Janeiro, Caixa Postal 68044, Rio de Janeiro, RJ, Brazil</text:p>
          </table:table-cell>
          <table:table-cell office:value-type="string" calcext:value-type="string">
            <text:p>A new species of Helochares Mulsant, 1844 (Hydrophilidae: Acidocerinae) from Brazil is described and illustrated. Helochares (s. str.) atlanticus sp. nov. is distinct mainly by characteristics of the aedeagus whose phalobase is short, narrowed on basal third; parameres are thick, constricted on apical quarter, with small tooth-like projection on outer margin near apex; dorsal lobe longer than ventral lobe, shorter than parameres, very wide at base, abruptly narrowing toward apex until about half of its length where it dilates and divides into two long and narrow projections apart from each other at base, but turned inward at apex; ventral lobe acuminate and symmetrical. The rounded emargination on anteromedial margin of labrum bearing small tooth-like projections and the convex and slightly elevated mesoventral process, without high-elevated carina, also helps in identifying the species. Specimens of the new species were collected in the mountain region of the state of Rio de Janeiro (municipality of Teresópolis) and in the north coast of the state of São Paulo (municipality of Ubatuba), both localities in Southeastern Brazil. Helochares (s. str.) oculatus Sharp, 1882 and Helochares (Sindolus) femoratus (Brullé, 1841) are recorded for the first time from the state of Rio de Janeiro. © 2014 Sociedade Brasileira de Zoologia. All rights reserved.</text:p>
          </table:table-cell>
          <table:table-cell office:value-type="string" calcext:value-type="string">
            <text:p>Acidocerinae; Description; Neotropics; New records; Taxonomy</text:p>
          </table:table-cell>
          <table:table-cell office:value-type="string" calcext:value-type="string">
            <text:p>Coleoptera; Helochares; Hydrophilidae; Insecta</text:p>
          </table:table-cell>
          <table:table-cell table:number-columns-repeated="5"/>
          <table:table-cell office:value-type="string" calcext:value-type="string">
            <text:p>Balfour-Browne, F., Contribution on the study of the Palpicornia - Part III (1939) Annals and Magazine of Natural History, 11 (4), pp. 289-310; Dahl, G., Coleoptera und Lepidoptera (1823) Ein Systematisches Verzeichniss, Mit Beygesetzten Preisen der Vorräthe, 105p. , Wien, J.E. Akkermann; Fernández, L.A., Dos especies nuevas del género Helochares (Coleoptera: Hydrophilidae) (1981) Revista de la Sociedad Entomológica Argentina, 39 (3-4), pp. 271-277; Fernández, L.A., Notas sobre el género Helochares (Insecta, Coleoptera: Hydrophilidae) (1982) Neotropica, 8 (79), pp. 31-40; Fernández, L.A., Cinco especies nuevas del género Helochares (Coleoptera: Hydrophilidae) (1982) Physis (Buenos Aires), Secc. B, 40 (99), pp. 85-90; Fernández, L.A., Helochares (Sindolus) talarum sp. nov., y redescripción de Helochares (Helochares) pallipes (Brullé), con descripción de los estados preimaginales (Coleoptera: Hydrophilidae) (1983) Limnobios, 2 (6), pp. 439-449; Fernández, L.A., Notas sobre el género Helochares. II (Coleoptera: Hydrophilidae). Descripción de dos especies nuevas neotropicales. Clave para determinar las especies argentinas y de áreas vecinas (1989) Revista de la Sociedad Entomológica Argentina, 45 (1-4), pp. 145-151; Ferreira, N., Jr., Mendonça, E.C., Dorvillé, L.F.M., Ribeiro, J.R.I., Levantamento preliminar e distribuição de besouros aquáticos (Coleoptera) na Restinga de Maricá, Maricá - RJ (1998) Ecologia de Insetos Aquáticos. Oecologia Brasiliensis, pp. 129-140. , J.L. Nessimian &amp; A.L. Carvalho (Eds)., Rio de Janeiro, PPGE-UFRJ, vol. 5; Hansen, M., Hydrophiloidea (s. str.) (Coleoptera) (1999) World Catalogue of Insects 2, 416p. , Stenstrup, Apollo Books; Enhydrus Laporte, 1834 (Insecta, Coleoptera): Validated under the plenary powers (1964) Bulletin of Zoological Nomenclature, 21, pp. 242-245. , Opinion 710; Komarek, A., Taxonomic revision of Anacaena Thomson, 1859. I. Afrotropical species (Coleoptera: Hydrophilidae) (2004) Koleopterologische Rundschau, 74, pp. 303-349; McLeay, W., (1825) Annulosa Javanica or An Attempt to Illustrate the Natural Affinities and Analogies of the Insects Collected in Java by Thomas Horsfield, M.D. F.L. &amp; G.S. and Deposited by Him in the Museum of the Honourable East-India Company, 50p. , London, Kingsbury, Parbury, and Allen; Mulsant, E., (1844) Histoire Naturelle des Coléoptères de France. Palpicornies. L, pp. 7+1961. , (errata et addenda: 197) L. Maison, Paris, Ch. Savy Jeune, Lyon; Oliva, A., El género Berosus (Coleoptera: Hydrophilidae) en América del Sur (1989) Revista del Museo Argentino de Ciencias Naturales "Bernardino Rivadavia", Entomología, 6 (4), pp. 57-236; Orchymont, A.D., Contribution à l'étude des Hydrophilides VI (1926) Bulletin et Annales de la Société Entomologique de Belgique, 66, pp. 201-248; Orchymont, A.D., Notes sur quelques Palpicornia de la Republique Argentine (1939) Revista de la Sociedad Entomológica Argentina, 10 (2), pp. 253-264; Orchymont, A.D., Faune du nord-est Brésilien (1943) Mémoires du Musée Royal D'Histoire Naturelle de Belgique, 10 (28), pp. 1-85; Santos, A.D., Clarkson, B., Ferreira, N., Jr., Hydrophilidae (Insecta, Coleoptera) do Estado do Rio de Janeiro - Brasil: Lista de espécies e novos registros (2009) Arquivos do Museu Nacional, 67 (3-4), pp. 329-336. , [2010]; Short, A.E.Z., A review of the subtribe Acidocerina with special reference to Costa Rica (Coleoptera: Hydrophilidae) (2005) Koleopterologische Rundschau, 75, pp. 191-226; Short, A.E.Z., Hebauer, F., World catalogue of Hydrophiloidea (Coleoptera) - additions and corrections, I (1999-2005) (2006) Koleopterologische Rundschau, 76, pp. 315-359; Short, A.E.Z., Fikácek, M., World catalogue of the Hydrophiloidea (Coleoptera): Additions and corrections II (2006-2010) (2011) Acta Entomologica Musei Nationalis Pragae, 51 (1), pp. 83-122; Thomson, C.G., (1859) Skandinaviens Coleoptera, 1, 290p. , Lund, Berlingska Boktryckeriet</text:p>
          </table:table-cell>
          <table:table-cell office:value-type="string" calcext:value-type="string">
            <text:p>Clarkson, B.; Laboratório de Entomologia, Departamento de Zoologia, Instituto de Biologia, Universidade Federal do Rio de Janeiro, Caixa Postal 68044, Brazil</text:p>
          </table:table-cell>
          <table:table-cell table:number-columns-repeated="2"/>
          <table:table-cell office:value-type="string" calcext:value-type="string">
            <text:p>Sociedade Brasileira de Zoologia</text:p>
          </table:table-cell>
          <table:table-cell table:number-columns-repeated="4"/>
          <table:table-cell office:value-type="float" office:value="19844670" calcext:value-type="float">
            <text:p>19844670</text:p>
          </table:table-cell>
          <table:table-cell table:number-columns-repeated="3"/>
          <table:table-cell office:value-type="string" calcext:value-type="string">
            <text:p>English</text:p>
          </table:table-cell>
          <table:table-cell office:value-type="string" calcext:value-type="string">
            <text:p>Zool.</text:p>
          </table:table-cell>
          <table:table-cell office:value-type="string" calcext:value-type="string">
            <text:p>Article</text:p>
          </table:table-cell>
          <table:table-cell office:value-type="string" calcext:value-type="string">
            <text:p>Scopus</text:p>
          </table:table-cell>
          <table:table-cell office:value-type="string" calcext:value-type="string">
            <text:p>2-s2.0-84907798265</text:p>
          </table:table-cell>
          <table:table-cell table:number-columns-repeated="983"/>
        </table:table-row>
        <table:table-row table:style-name="ro1">
          <table:table-cell office:value-type="string" calcext:value-type="string">
            <text:p>Andrade L.S., Goes J.M., Fransozo V., Alves D.F.R., Teixeira G.M., Fransozo A.</text:p>
          </table:table-cell>
          <table:table-cell office:value-type="string" calcext:value-type="string">
            <text:p>Differential habitat use by demographic groups of the redfinger rubble crab Eriphia gonagra (Fabricius, 1781) [Ocupação diferencial do habitat por grupos demográficos do caranguejo de dedos vermelhos Eriphia gonagra (Fabricius, 1781)]</text:p>
          </table:table-cell>
          <table:table-cell office:value-type="float" office:value="2014" calcext:value-type="float">
            <text:p>2014</text:p>
          </table:table-cell>
          <table:table-cell office:value-type="string" calcext:value-type="string">
            <text:p>Brazilian Journal of Biology</text:p>
          </table:table-cell>
          <table:table-cell office:value-type="float" office:value="74" calcext:value-type="float">
            <text:p>74</text:p>
          </table:table-cell>
          <table:table-cell office:value-type="float" office:value="3" calcext:value-type="float">
            <text:p>3</text:p>
          </table:table-cell>
          <table:table-cell/>
          <table:table-cell office:value-type="float" office:value="597" calcext:value-type="float">
            <text:p>597</text:p>
          </table:table-cell>
          <table:table-cell office:value-type="float" office:value="606" calcext:value-type="float">
            <text:p>606</text:p>
          </table:table-cell>
          <table:table-cell table:number-columns-repeated="2"/>
          <table:table-cell office:value-type="string" calcext:value-type="string">
            <text:p>10.1590/bjb.2014.0090</text:p>
          </table:table-cell>
          <table:table-cell office:value-type="string" calcext:value-type="string">
            <text:p>http://www.scopus.com/inward/record.url?eid=2-s2.0-84925031955&amp;partnerID=40&amp;md5=0c8943b2bb577bf79fb3bf6d9edd95aa</text:p>
          </table:table-cell>
          <table:table-cell office:value-type="string" calcext:value-type="string">
            <text:p>Núcleo de Estudos em Biologia, Ecologia e Cultivo de Crustáceos – NEBECC, Departamento de Zoologia, Instituto de Biociências, Universidade Estadual Paulista - UNESP, Campus de Botucatu, Distrito de Rubião Junior s/n, Botucatu, SP, Brazil; Laboratório de Zoologia, Universidade Federal do Piauí – UFPI, Campus Ministro Reis Velloso, Av. São Sebastião, Parnaíba, PI, Brazil; Departamento de Ciências Naturais, Universidade Estadual do Sudoeste da Bahia – UESB, Estrada do Bem Querer Km 04, Vitória da Conquista, BA, Brazil; Departamento de Biologia Animal e Vegetal, Universidade Estadual de Londrina – UEL, Rodovia Celso Garcia Cid PR 445 Km 380, Londrina, PR, Brazil</text:p>
          </table:table-cell>
          <table:table-cell office:value-type="string" calcext:value-type="string">
            <text:p>Andrade, L.S., Núcleo de Estudos em Biologia, Ecologia e Cultivo de Crustáceos – NEBECC, Departamento de Zoologia, Instituto de Biociências, Universidade Estadual Paulista - UNESP, Campus de Botucatu, Distrito de Rubião Junior s/n, Botucatu, SP, Brazil; Goés, J.M., Laboratório de Zoologia, Universidade Federal do Piauí – UFPI, Campus Ministro Reis Velloso, Av. São Sebastião, Parnaíba, PI, Brazil; Fransozo, V., Departamento de Ciências Naturais, Universidade Estadual do Sudoeste da Bahia – UESB, Estrada do Bem Querer Km 04, Vitória da Conquista, BA, Brazil; Alves, D.F.R., Núcleo de Estudos em Biologia, Ecologia e Cultivo de Crustáceos – NEBECC, Departamento de Zoologia, Instituto de Biociências, Universidade Estadual Paulista - UNESP, Campus de Botucatu, Distrito de Rubião Junior s/n, Botucatu, SP, Brazil; Teixeira, G.M., Departamento de Biologia Animal e Vegetal, Universidade Estadual de Londrina – UEL, Rodovia Celso Garcia Cid PR 445 Km 380, Londrina, PR, Brazil; Fransozo, A., Núcleo de Estudos em Biologia, Ecologia e Cultivo de Crustáceos – NEBECC, Departamento de Zoologia, Instituto de Biociências, Universidade Estadual Paulista - UNESP, Campus de Botucatu, Distrito de Rubião Junior s/n, Botucatu, SP, Brazil</text:p>
          </table:table-cell>
          <table:table-cell office:value-type="string" calcext:value-type="string">
            <text:p>The structurally diverse rocky shores along the northern coast of the state of São Paulo, Brazil, support a varied fauna and provide refuges for many organisms. Some of these environments allow for extensive microhabitats, among them the sand reefs formed by the polychaete Phragmatopoma lapidosa, which occupy much of this area. The beauty of the landscape attracts large numbers of tourists, who contribute to the damage to the sand reef colonies, causing an imbalance in the patterns of population distribution and of this ecosystem. We describe the structure and population biology of the redfinger rubble crab Eriphia gonagra, and investigated the differential occupation of the habitat by each demographic category of this species. Crabs were sampled monthly for two consecutive years on the rocky coast of Grande Beach, Ubatuba, São Paulo, during spring low tides. Sampling was carried out over an area of approximately 1200 m2, during two hours on the rock surface and another two hours on the sand reefs. A total of 1407 crabs were collected; 776 on the sand reef (SR) and 631 on the rocky shore (RO). The majority of juvenile crabs inhabited the SR, while adult crabs were equally distributed in both microhabitats. This study showed that the SR is a natural nursery ground for the establishment of the early juvenile stages of E. gonagra, which use the reefs as a refuge and food resource. Many other organisms (mollusks, echinoderms, polychaetes etc.) settle on the reefs, and these areas may be among the most important in maintaining benthic diversity in the region. © 2014, Instituto Internacional de Ecologia. All rights reserved.</text:p>
          </table:table-cell>
          <table:table-cell office:value-type="string" calcext:value-type="string">
            <text:p>Coastal structures; Crab nursery; Ecological zonation; Ontogenetic habitat shift; Xanthoidea</text:p>
          </table:table-cell>
          <table:table-cell office:value-type="string" calcext:value-type="string">
            <text:p>Decapoda (Crustacea); Echinodermata; Eriphia gonagra; Mollusca; Phragmatopoma lapidosa; Polychaeta; Xanthoidea; animal; Brachyura; Brazil; classification; ecosystem; female; male; physiology; population density; population dynamics; season; sex ratio; Animals; Brachyura; Brazil; Ecosystem; Female; Male; Population Density; Population Dynamics; Seasons; Sex Ratio</text:p>
          </table:table-cell>
          <table:table-cell table:number-columns-repeated="5"/>
          <table:table-cell office:value-type="string" calcext:value-type="string">
            <text:p>Adjers, K., Appelberg, M., Eschbaum, R., Lappalainen, A., Minde, A., Repecka, R., Thoresson, G., Trends in coastal fish stocks of the Baltic Sea (2006) Boreal Environmental Research, 11, pp. 13-25; Almaça, C., Structure and interactions in the crab community inhabiting Sabellariid worm colonies at Praia de Ribeira d'Ilhas (Ericeira, Portugal). Arquivos do Museu Bocage (1990) Nova Série, 1 (37), pp. 505-519; Anger, K., Contributions of larval biology to crustacean research: A review (2006) Invertebrate Reproduction &amp; Development, 49 (3), pp. 175-205. , http://dx.doi.org/10.1080/07924259.2006.9652207; Berrill, M., The life cycle of the green crab Carcinus maenas at the Northern end of its range (1982) Journal of Crustacean Biology, 2 (1), pp. 31-39. , http://dx.doi.org/10.2307/1548108; Bosa, C.R., Masunari, S., Crustáceos decápodos associados aos bancos de Phragmatopoma caudata (Kröyer) (Polychaeta, Sabellariidae) na Praia de Caiobá, Matinhos, Paraná (2002) Revista Brasileira de Zoologia, 19, pp. 117-133. , http://dx.doi.org/10.1590/S0101-81752002000500006; Braga, A.A., Fransozo, A., Bertini, G., Fumis, P.B., Composição e abundância dos caranguejos (Decapoda, Brachyura) nas regiões de Ubatuba e Caraguatatuba, litoral norte paulista, Brasil (2005) Biota Neotropica, 5 (2), pp. 45-78. , http://dx.doi.org/10.1590/S1676-06032005000300004; Brown, P.J., Taylor, R.B., Effects of trampling by humans on animals inhabiting coralline algal turf in the rocky intertidal (1999) Journal of Experimental Marine Biology and Ecology, 235 (1), pp. 45-53. , http://dx.doi.org/10.1016/S0022-0981(98)00186-5; Burone, L., Pires-Vanin, A.M.S., Foraminiferal assemblages in the Ubatuba Bay, south-eastern Brazilian Coast (2006) Scientia Marina, 70, pp. 203-217; Carefoot, T.H., Studies on the growth, reproduction, and life cycle of the supralittoral isopod Ligia pallasii (1973) Marine Biology, 18, pp. 302-311; Coull, B.C., Bell, S.S., Biotic assemblages: Populations and communities (1983) Behavior and Ecology, pp. 283-319. , VERNBERG, FJ. and VERNBERG, WB., New York: Academic Press; Darnell, R.M., Sex ratios: Aquatic animals (1962) Growth, pp. 439-442. , ALTMAN, PL. and DITTMNER, DS., Washington: Federation of American Societies for Experimental Biology; Díaz, H., Conde, J.E., Populations dynamics and life history of the mangrove crab Aratus pisonii (Brachyura, Grapsidae) in a marine environment (1989) Bulletin of Marine Science, 45, pp. 148-163; Duran, L.R., Castilla, J.C., Variation and persistence of the middle rocky intertidal community of central Chile with and without human harvesting (1989) Marine Biology, 103 (4), pp. 555-562. , http://dx.doi.org/10.1007/BF00399588; Eckelbarger, K.E., Larval development and population aspects of the reef-building polychaete, Phragmatopoma lapidosa (Polychaeta, Sabellariidae) (1976) Bulletin of Marine Science, 26, pp. 117-132; Fairweather, P.G., Sewage and the biota on seashores: Assessment of impact in relation to natural variability (1990) Environmental Monitoring and Assessment, 14 (2-3), pp. 197-210. , http://dx.doi.org/10.1007/BF00677916, PMid: 24243323; Fisher, R.A., (1930) The Genetical Theory of Natural Selection, 272p. , Oxford, England: Clarendon Press; Flores, A.A.V., Negreiros-Fransozo, M.L., External factors determining seasonal breeding in a subtropical population of the shore crab Pachygrapsus transversus (Gibbes, 1850) (Brachyura, Grapsidae) (1998) Invertebrate Reproduction &amp; Development, 34 (2-3), pp. 149-155. , http://dx.doi.org/10.1080/07924259.1998.9652647; Flores, A.A.V., Cruz, J., Paula, J., Temporal and spatial patterns of settlement of brachyuran crab megalopae at a rocky coast in Central Portugal (2002) Marine Ecology Progress Series, 229, pp. 207-220. , http://dx.doi.org/10.3354/meps229207; Fransozo, A., Mantelatto, L.F.M., Population structure and reproductive period of the tropical hermit crab Calcinus tibicen (Decapoda: Diogenidae) in the region of Ubatuba, São Paulo, Brazil (1998) Journal of Crustacean Biology, 18 (4), pp. 738-745. , http://dx.doi.org/10.2307/1549150; Fukui, Y., Comparative studies on the life history of the grapsid crabs (Crustacea, Brachyura) inhabiting intertidal cobble and boulder shores (1988) Publications of the Seto Marine Biological Laboratory, 33, pp. 121-162; Giesel, J.T., Sex-ratio rate of evolution and environmental heterogeneity (1972) American Naturalist, 106 (949), pp. 380-387. , http://dx.doi.org/10.1086/282777; Giménez, L., Anger, K., Torres, G., Linking life history traits in successive phases of a complex life cycle: Effects of larval biomass on early juvenile development in an estuarine crab, Chasmagnathus granulata (2004) Oikos, 104 (3), pp. 570-580. , http://dx.doi.org/10.1111/j.0030-1299.2004.12957.x; Góes, J.M., Fransozo, A., Sex ratio analyses in Eriphia gonagra (Crustacea, Decapoda, Xanthidae) (2000) Iheringia. Zoologia, 88, pp. 151-157; Góes, J.M., (1995) Biologia populacional de Eriphia gonagra (Fabricius, 1781) (Crustacea, Decapoda, Xanthidae) na região de Ubatuba, SP, 175p. , Botucatu: Universidade Estadual Paulista Júlio Mesquita Filho. Dissertação de mestrado em Zoologia; Gore, R.H., Scolto, L.E., Becker, L.J., Community composition, stability, and trophic partitioning in decapod crustaceans inhabiting some subtropical sabellariid worm reefs (1978) Bulletin of Marine Science, 28, pp. 221-248; Guimarães, F.J., Negreiros-Fransozo, M.L., Juvenile development and growth patterns in the mud crab Eurytium limosum (Say, 1818) (Decapoda, Brachyura, Xanthidae) under laboratory conditions (2005) Journal of Natural History, 39 (23), pp. 2145-2161. , http://dx.doi.org/10.1080/00222930500061254; Hall, S.J., Basford, D.J., Robertson, M.R., Raffaelli, D.G., Tuck, I., Patterns of recolonisation and the importance of pit-digging by the crab Cancer pagurus in a subtidal sand habitat (1991) Marine Ecology Progress Series, 72, pp. 93-102. , http://dx.doi.org/10.3354/meps072093; Heck, K.L., Hambrook, J.A., Intraspecific interactions and risk of predation for Dyspanopeus sayi (Decapoda: Xanthidae) living on polychaete (Filograna implexa, Serpulidae) colonies (1991) Marine Ecology (Berlin), 12 (3), pp. 243-250. , http://dx.doi.org/10.1111/j.1439-0485.1991.tb00256.x; Hines, H.A., Coexistence in a Kelp forest: Size, population dynamics, and resource partitioning in a guild of spider crabs (Brachyura, Majidae) (1982) Ecological Monographs, 52 (2), pp. 179-198. , http://dx.doi.org/10.2307/1942610; Johnson, R.G., Variations in diversity within benthic marine communities (1970) American Naturalist, 104 (937), pp. 285-300. , http://dx.doi.org/10.1086/282662; Kennelly, S.J., Distributions, abundances and current status of exploited populations of spanner crabs Ranina ranina off the east coast of Australia (1992) Marine Ecology Progress Series, 85, pp. 227-235. , http://dx.doi.org/10.3354/meps085227; Knowlton, N., Keller, B.D., Two more sibling species of alpheid shrimps associated with the Caribbean Sea anemones Bartholomea annulata and Heteractis lucida (1985) Bulletin of Marine Science, 37, pp. 893-904; Logan Koch, R.K., Patterns of abundance variation in reef fishes near an artificial reef at Guam (1982) Environmental Biology of Fishes, 7 (2), pp. 121-136. , http://dx.doi.org/10.1007/BF00001782; Levitan, D.R., Influence of body size and population density on fertilization success and reproductive output in a freespawning invertebrate (1991) The Biological Bulletin, 181 (2), pp. 261-268. , http://dx.doi.org/10.2307/1542097; Lopes, C.F., Milanelli, J.C., Johnscher-Fornasaro, G., Programa de biomonitoramento de costões rochosos sujeitos a impactos por petróleo (1994) Simpósio sobre Ecossistemas da Costa Brasileira: Subsídios a um Gerenciamento Ambiental, 1994, 87, pp. 293-300. , São Paulo. São Paulo: Publicação ACIESP; Lopes, C.F., Milanelli, J.C., Prosperi, V.A., Zanardi, E., Truzzi, A.C., Coastal Monitoring Program of São Sebastião Channel: Assessing the effects of 'Tebar V' Oil Spill on Rocky Shore Populations (1997) Marine Pollution Bulletin, 34 (11), pp. 923-927. , http://dx.doi.org/10.1016/S0025-326X(97)00079-9; Mantelatto, F.L.M., Souza-Carey, M.M., Brachyura (Crustacea, Decapoda) associated to Schizoporella unicornis (Bryozoa, Gymnolaemata) in Ubatuba Bay (SP), Brazil (1998) Brazilian Archives of Biology and Technology, 41, pp. 1-6; Melo, G.A.S., (1996) Manual de Identificação dos Brachyura (Caranguejos e Siris) do Litoral Brasileiro, 604p. , São Paulo: FAPESP; Morgan, S.G., Christy, J.H., Adaptive significance of the timing of larval release by crabs (1995) American Naturalist, 145 (3), pp. 457-479. , http://dx.doi.org/10.1086/285749; Negreiros-Fransozo, M.L., Fransozo, A., Reigada, A.L.D., Biologia populacional de Epialtus brasiliensis Dana, 1852 (Crustacea, Majidae) (1994) Revista Brasileira de Biologia, 54, pp. 173-180; Oliva, D., Castilla, J.C., The effect of human exclusion on the population structure of keyhole limpets Fisurella crassa and Fissurella limbata on the coast of central Chile (1986) Marine Ecology (Berlin), 7 (3), pp. 201-217. , http://dx.doi.org/10.1111/j.1439-0485.1986.tb00158.x; Oshiro, L.M.Y., Aspectos reprodutivos do caranguejo guaia, Menippe nodifrons Stimpson (Crustacea, Decapoda, Xanthidae) da Baía de Sepetiba, Rio de Janeiro, Brasil (1999) Revista Brasileira de Zoologia, 16 (3), pp. 827-834. , http://dx.doi.org/10.1590/S0101-81751999000300019; Petti, M.A., Nonato, E.F., Paiva, P.C., Trophic relationships between polychaetes and brachyuran crabs on the southeastern Brazilian coast (1996) Revista Brasileira de Oceanografia, 44 (1), pp. 61-67. , http://dx.doi.org/10.1590/S1413-77391996000100007; Reynoldson, T.B., Interactions between sediment contaminants and benthic organisms (1987) Hydrobiologia, 149 (1), pp. 53-66. , http://dx.doi.org/10.1007/BF00048646; Sanchez-Cabeza, J.A., Druffel, E.R., Environmental records of anthropogenic impacts on coastal ecosystems: An introduction (2009) Marine Pollution Bulletin, 59 (4-7), pp. 87-90. , http://dx.doi.org/10.1016/j.marpolbul.2009.06.002, PMid: 19560789; Sastry, A.N., Ecological aspects of reproduction (1983) The Biology of Crustacea, pp. 179-270. , VERNBERG, FJ. and VERNBERG, WB., New York: Academic Press; Schiel, D.R., Taylor, D.I., Effects of trampling on a rocky intertidal algal assemblage in southern New Zealand (1999) Journal of Experimental Marine Biology and Ecology, 235 (2), pp. 213-235. , http://dx.doi.org/10.1016/S0022-0981(98)00170-1; Seminoff, J.A., Jones, T.T., Resendiz, A., Nichols, W.J., Chaloupka, M.Y., Monitoring green turtles (Chelonia mydas) at a coastal foraging area in Baja California, Mexico: Multiple indices to describe population status (2003) Journal of the Marine Biological Association of the United Kingdom, 83 (6), pp. 1355-1362. , http://dx.doi.org/10.1017/S0025315403008816; Shulman, M.J., Resource limitation and recruitment patterns in a coral reef fish assemblage (1984) Marine Biology and Ecology, 74 (1), pp. 85-109. , http://dx.doi.org/10.1016/0022-0981(84)90039-X; Smith, J.R., Fong, P., Ambrose, R.F., The impacts of human visitation on mussel bed communities along the California coast: Are regulatory marine reserves effective in protecting these communities? (2008) Environmental Management, 41 (4), pp. 599-612. , http://dx.doi.org/10.1007/s00267-007-9066-2, PMid: 18185953; Soltan, D., Verlaque, M., François Boudouresque, C., Francour, P., Changes in macroalgal communities in the vicinity of a Mediterranean sewage outfall after the setting up of a treatment plant (2001) Marine Pollution Bulletin, 42 (1), pp. 59-70. , http://dx.doi.org/10.1016/S0025-326X(00)00116-8, PMid: 11382985; Spivak, E., Anger, K., Luppi, T., Bass, C., Ismael, D., Distribution and habitat preferences of two grapsid crab species in Mar Chiquita Lagoon (Province of Buenos Aires, Argentina) (1994) Helgolaender Meeresuntersuchungen, 48 (1), pp. 59-78. , http://dx.doi.org/10.1007/BF02366202; Teixeira, G.M., Fransozo, V., Cobo, V.J., Hiyodo, C.M., Population features of the spider crab Acanthonyx scutiformis (Dana 1851) (Crustacea, Majoidea, Epialtidae) associated with rocky-shore algae from southeastern Brazil (2009) Pan-American Journal of Aquatic Sciences, 4, pp. 87-95; Watanabe, J.T., Young, C.M., Feeding habits and phenotypic changes in proboscis length in the southern oyster drill, Stramonita haemastoma (Gastropoda: Muricidae), on Florida sabellariid worm reefs (2006) Marine Biology, 148 (5), pp. 1021-1029. , http://dx.doi.org/10.1007/s00227-005-0152-9; Wenner, A.M., Sex ratio as a function of size in marine Crustacea (1972) American Naturalist, 106 (949), pp. 321-350. , http://dx.doi.org/10.1086/282774; Wilson, K., Hardy, I.C.W., Statistical analysis of sex ratios: An introduction (2002) Sex Ratios: Concepts and Research Methods, pp. 48-92. , HARDY, ICW., Cambridge: University Press; Wilson, W.H., Community structure and species diversity of the sedimentary reefs constructed by Petaloproctus socialis (Polychaeta: Maldanidae) (1979) Marine Research, 37, pp. 623-641; Wirtz, P., Diesel, R., The social structure of Inachus phalangium, a spider crab associated with the sea anemone Anemonia sulcata (1983) Zeitschrift für Tierpsychologie, 62 (3), pp. 209-234. , http://dx.doi.org/10.1111/j.1439-0310.1983.tb02152.x; Zar, J.H., (1996) Biostatistical Analysis, 718p. , 3rd ed. New Jersey: Prentice-Hall</text:p>
          </table:table-cell>
          <table:table-cell table:number-columns-repeated="3"/>
          <table:table-cell office:value-type="string" calcext:value-type="string">
            <text:p>Instituto Internacional de Ecologia</text:p>
          </table:table-cell>
          <table:table-cell table:number-columns-repeated="4"/>
          <table:table-cell office:value-type="float" office:value="15196984" calcext:value-type="float">
            <text:p>15196984</text:p>
          </table:table-cell>
          <table:table-cell table:number-columns-repeated="2"/>
          <table:table-cell office:value-type="float" office:value="25296208" calcext:value-type="float">
            <text:p>25296208</text:p>
          </table:table-cell>
          <table:table-cell office:value-type="string" calcext:value-type="string">
            <text:p>English</text:p>
          </table:table-cell>
          <table:table-cell office:value-type="string" calcext:value-type="string">
            <text:p>Braz. J. Biol.</text:p>
          </table:table-cell>
          <table:table-cell office:value-type="string" calcext:value-type="string">
            <text:p>Article</text:p>
          </table:table-cell>
          <table:table-cell office:value-type="string" calcext:value-type="string">
            <text:p>Scopus</text:p>
          </table:table-cell>
          <table:table-cell office:value-type="string" calcext:value-type="string">
            <text:p>2-s2.0-84925031955</text:p>
          </table:table-cell>
          <table:table-cell table:number-columns-repeated="983"/>
        </table:table-row>
        <table:table-row table:style-name="ro1">
          <table:table-cell office:value-type="string" calcext:value-type="string">
            <text:p>Segura de Andrade L., Fransozo V., Cobo V.J., Leao Castilho A., Bertini G., Fransozo A.</text:p>
          </table:table-cell>
          <table:table-cell office:value-type="string" calcext:value-type="string">
            <text:p>Ontogenetic distribution of Callinectes ornatus (Decapoda, Portunoidea) in southeastern Brazil [Distribución ontogenética de Callinectes ornatus (Decapoda, Portunoidea) en el sureste de Brasil]</text:p>
          </table:table-cell>
          <table:table-cell office:value-type="float" office:value="2013" calcext:value-type="float">
            <text:p>2013</text:p>
          </table:table-cell>
          <table:table-cell office:value-type="string" calcext:value-type="string">
            <text:p>Ciencias Marinas</text:p>
          </table:table-cell>
          <table:table-cell office:value-type="float" office:value="39" calcext:value-type="float">
            <text:p>39</text:p>
          </table:table-cell>
          <table:table-cell office:value-type="float" office:value="4" calcext:value-type="float">
            <text:p>4</text:p>
          </table:table-cell>
          <table:table-cell/>
          <table:table-cell office:value-type="float" office:value="371" calcext:value-type="float">
            <text:p>371</text:p>
          </table:table-cell>
          <table:table-cell office:value-type="float" office:value="385" calcext:value-type="float">
            <text:p>385</text:p>
          </table:table-cell>
          <table:table-cell table:number-columns-repeated="2"/>
          <table:table-cell office:value-type="string" calcext:value-type="string">
            <text:p>10.7773/cm.v39i4.2280</text:p>
          </table:table-cell>
          <table:table-cell office:value-type="string" calcext:value-type="string">
            <text:p>http://www.scopus.com/inward/record.url?eid=2-s2.0-84890733667&amp;partnerID=40&amp;md5=a9b6bae652cee49ee002838fad704876</text:p>
          </table:table-cell>
          <table:table-cell office:value-type="string" calcext:value-type="string">
            <text:p>Departamento de Zoologia, Instituto de Biociências, NEBECC (Crustacean Biology, Ecology and Culture Study Group), Universidade Estadual Paulista, Campus de Botucatu, Distrito de Rubião Junior, s/n, 18618- 000, Botucatu, SP, Brazil; Departamento de Ciências Naturais, Universidade Estadual do Sudoeste da Bahia, Estrada do Bem Querer, 45031-900, Vitória da Conquista, BA, Brazil; Laboratório de Zoologia, Departamento de Biologia, Universidade de Taubaté, Praça Marcelino Monteiro 63, 12030-010, Taubaté, São Paulo, Brazil; Universidade Estadual Paulista, Campus Experimental de Registro,Rua Nelson Brihi Badur, 430, 11900-000, Registro, SP, Brazil</text:p>
          </table:table-cell>
          <table:table-cell office:value-type="string" calcext:value-type="string">
            <text:p>Segura de Andrade, L., Departamento de Zoologia, Instituto de Biociências, NEBECC (Crustacean Biology, Ecology and Culture Study Group), Universidade Estadual Paulista, Campus de Botucatu, Distrito de Rubião Junior, s/n, 18618- 000, Botucatu, SP, Brazil; Fransozo, V., Departamento de Ciências Naturais, Universidade Estadual do Sudoeste da Bahia, Estrada do Bem Querer, 45031-900, Vitória da Conquista, BA, Brazil; Cobo, V.J., Laboratório de Zoologia, Departamento de Biologia, Universidade de Taubaté, Praça Marcelino Monteiro 63, 12030-010, Taubaté, São Paulo, Brazil; Leão Castilho, A., Departamento de Zoologia, Instituto de Biociências, NEBECC (Crustacean Biology, Ecology and Culture Study Group), Universidade Estadual Paulista, Campus de Botucatu, Distrito de Rubião Junior, s/n, 18618- 000, Botucatu, SP, Brazil; Bertini, G., Universidade Estadual Paulista, Campus Experimental de Registro,Rua Nelson Brihi Badur, 430, 11900-000, Registro, SP, Brazil; Fransozo, A., Departamento de Zoologia, Instituto de Biociências, NEBECC (Crustacean Biology, Ecology and Culture Study Group), Universidade Estadual Paulista, Campus de Botucatu, Distrito de Rubião Junior, s/n, 18618- 000, Botucatu, SP, Brazil</text:p>
          </table:table-cell>
          <table:table-cell office:value-type="string" calcext:value-type="string">
            <text:p>The spatial and seasonal distribution of different demographic groups of the swimming crab Callinectes ornatus was analyzed with respect to its population biology in three bays (Ubatumirim, Ubatuba, and Mar Virado) in southeastern Brazil. In each bay, monthly sampling was performed during two years along six transects, established at 5, 10, 15, and 20 m depth (parallel to the beach line), in a wave-sheltered area (7.5 m depth), and at an exposed site (10 m depth). Total abundance of crabs was similar among the bays. The presence of immature individuals, adult females, and breeding females was positively correlated with the bottom and surface temperatures, whereas adult males showed an opposite trend with respect to these factors. Immature and smaller individuals were most abundant along the sheltered and shallower transects. Males were more abundant along the shallower transects, and females at 15 and 20 m. This study revealed that different demographic groups occupy the habitat in different ways, according to local features. In general, southeastern Brazil offers a range of conditions that favor reproduction and consequently the maintenance and growth of the local population of C. ornatus, contributing to the relatively high abundance of the species in this coastal area.</text:p>
          </table:table-cell>
          <table:table-cell office:value-type="string" calcext:value-type="string">
            <text:p>Coastal monitoring; Differential habitat occupation; Ontogeny; Predatory fishing; Swimming crabs</text:p>
          </table:table-cell>
          <table:table-cell office:value-type="string" calcext:value-type="string">
            <text:p>abundance; biomonitoring; coastal water; crab; demography; fishing; ontogeny; population growth; predator; Brazil</text:p>
          </table:table-cell>
          <table:table-cell table:number-columns-repeated="5"/>
          <table:table-cell office:value-type="string" calcext:value-type="string">
            <text:p>Aguilar, R., Hines, A.H., Wolcott, T.G., Wolcott, D.L., Kramer, M.A., Lipcius, R.N., The timing and route of movement and migration of post-copulatory female blue crabs, Callinectes sapidus Rathbun, from the upper Chesapeake Bay (2005) J. Exp. Mar. Biol. Ecol, 319, pp. 117-128. , http://dx.doi.org/10.1016/j.jembe.2004.08.030; Bertini, G., Fransozo, A., Costa, R.C., Ecological distribution of three species of Persephona (Brachyura, Leucosiidae) in the Ubatuba region, São Paulo, Brazil (2001) Nauplius, 9, pp. 31-41; Bertini, G., Fransozo, A., Bathymetric distribution of brachyuran crab (Crustacea, Decapoda) communities on coastal soft bottoms off southeastern Brazil (2004) Mar. Ecol. Prog. Ser, 279, pp. 193-200; Branco, J.O., Masunari, S., Crescimento de Callinectes danae Smith (Decapoda, Portunidae) da Lagoa da Conceição, Florianópolis, Santa Catarina, Brasil (1992) Rev. Bras. Zool, 9, pp. 53-66; Buchanan, B.A., Stoner, A.W., Distributional patterns of blue crabs (Callinectes sp.) in a tropical estuarine lagoon (1988) Estuaries, 11, pp. 231-239; Carvalho, F.L., Couto, E.C.G., Environmental variables influencing the Callinectes (Crustacea: Brachyura: Portunidae) species distribution in a tropical estuary-Cachoeira River (Bahia, Brazil) (2011) J. Mar. Biol. Assoc. UK, 91, pp. 793-800. , http://dx.doi.org/10.1017/S0025315410001700; Castro-Filho, B.M., Miranda, L.B., Miyao, S.Y., Condições hidrográficas na Plataforma Continental ao largo de Ubatuba: Variações sazonais e em média escala (1987) Bol. Inst. Oceanogr, 35, pp. 135-151; Chacur, M.M., Negreiros-Fransozo, M.L., Spatial and seasonal distributions of Callinectes danae (Decapoda, Portunidae) in Ubatuba Bay, São Paulo, Brazil (2001) J. Crust. Biol, 21, pp. 414-425. , http://dx.doi.org/10.1651/0278-0372(2001)021[0414:SASDOC]2.0.CO;2; Cobo, V.J., Population biology of the spider crab, Mithraculus forceps (A Milne-Edwards 1875) (Majidae, Mithracinae) on the southeastern Brazilian coast (2005) Crustaceana, 78, pp. 1079-1087; Guillory, V., Perry, H., Steele, P., Wagner, T., Keithly, W., Pellegrin, B., Petterson, J., Moss, C., (2001) The Blue Crab Fishery of the Gulf of Mexico, United States: A Regional Management Plan, p. 301. , Gulf States Marine Fisheries Commission, Ocean Springs, MS; Heck Jr., K.L., Coen, L.D., Morgan, S.G., Pre-and post-settlement factors as determinants of juvenile blue crab Callinectes sapidus abundance: Results from the north-central Gulf of Mexico (2001) Mar. Ecol. Prog. Ser, 222, pp. 163-176; Hines, A.H., Lipicus, R.N., Haddon, A.M., Population dynamics and habitat partitioning by size, sex and molt stage of blue crabs Callinectes sapidus in a subestuary of central Chesapeake Bay (1987) Mar. Ecol. Prog. Ser, 36, pp. 55-64; Johnson, D.R., Perry, H.M., Blue crab larval dispersion and retention in the Mississippi Bight (1999) Bull. Mar. Sci, 65, pp. 129-149; Johnson, P.T., (1980) Histology of the blue crab Callinectes sapidus: A model for the Decapoda, p. 440. , Praeger Scientific Publishing, New York; Keunecke, K.A., D'Incao, F., Verani, J.R., Vianna, M., Reproductive strategies of two sympatric swimming crabs Callinectes danae and Callinectes ornatus (Crustacea: Portunidae) in an estuarine system, south-eastern Brazil (2012) J. Mar. Biol. Assoc. UK, 92, pp. 343-347. , http://dx.doi.org/10.1017/S0025315411000397; Mantelatto, F.L.M., Allocation of the portunid crab Callinectes ornatus (Decapoda: Brachyura) in the Ubatuba Bay, northern coast of São Paulo State, Brazil (2000) Crustacean Issues, The Biodiversity Crisis and Crustacea, 12, pp. 431-443. , In: Klein JCVV, Schram FR (orgs.), AA Balkema, Rotterdam, 1st ed; Mantelatto, F.L.M., Fransozo, A., Characterization of the physical and chemical parameters of Ubatuba Bay, Northern coast of São Paulo State, Brazil (1999) Rev. Bras. Biol, 59, pp. 23-31. , http://dx.doi.org/10.1590/S0034-71081999000100004; Mascaró, M., Castillo, A.M., Simoes, N., Chiappa-Carrara, X., Variations in the feeding habits of Callinectes rathbunae in Las Palmas lagoon (southern Gulf of Mexico) on three temporal scales (2007) Crustaceana, 80, pp. 139-160; McCune, B., Grace, J.B., (2002) Analysis of Ecological Communities, p. 300. , MJM Software Design, Gleneden Beach, Oregon; Melo, G.A.S., (1996) Manual de Identificação dos Brachyura (Caranguejos e Siris) do Litoral Brasileiro, p. 604. , São Paulo, Pleiade/FAPESP; Negreiros-Fransozo, M.L., Mantelatto, F.L.M., Fransozo, A., Population biology of Callinectes ornatus Ordway, 1863 (Decapoda, Portunidae) from Ubatuba (SP), Brazil (1999) Sci. Mar, 63, pp. 157-163. , http://dx.doi.org/10.3989/scimar.1999.63n2157; Norse, E.A., Aspects of the zoogeographic distribution of Callinectes (Brachyura: Portunidae) (1977) Bull. Mar. Sci, 27, pp. 440-447; Odebrecht, C., Castello, J.P., (2001) The convergence ecosystem in the southwest Atlantic, pp. 147-166. , In: Seeliger U, Kjerfve B (eds.), Ecological Studies: Coastal Marine Ecosystems of Latin America. Vol. 144. Springer Verlag, Berlin; Pires, A.M.S., Structure and dynamics of benthic megafauna on the continental shelf offshore of Ubatuba, southeastern Brazil (1992) Mar. Ecol. Prog. Ser, 86, pp. 63-76; Pita, J.B., Rodrigues, E.S., Graça-Lopes, R., Coelho, J.A.P., Observações bioecológicas sobre o siri Callinectes danae Smith, 1869 (Crustacea, Portunidae) no complexo baía-estuário de Santos, Estado de São Paulo, Brasil (1985) Bol. Inst. Pesca, 12, pp. 35-43; Rakocinski, C.F., Lyczkowski-Shultz, J., Richardson, S.L., Ichthyoplankton assemblage structure in Mississippi Sound as revealed by canonical correspondence analysis (1996) Estuar. Coast. Shelf Sci, 43, pp. 237-257. , http://dx.doi.org/10.1006/ecss.1996.0067; Ripoli, L.V., Fernandes, J.M., Rosa, D.M., Araujo, C.C.V., Dinâmica populacional de Portunus spinimanus Latreille 1819 (Crustacea, Portunidae) em um trecho litorâneo da Ilha do Frade, Vitória, ES (2007) Bol. Inst. Pesca, 33, pp. 205-212; Santos, S., Influência dos fatores ambientais na abundância de Portunus spinimanus Latreille 1819 (Crustacea, Brachyura, Portunidae) na Região de Ubatuba (SP) (2000) Ciênc. Nat, 22, pp. 129-144; Santos, S., Negreiros-Fransozo, M.L., Fransozo, A., Estructura poblacional de Portunus spinimanus Latreille 1819 (Decapoda, Brachyura, Portunidae) en la Enseada de la Fortaleza, Ubatuba (SP), Brasil (1995) Rev. Invest. Mar, 16, pp. 37-42; Sforza, R., Nalesso, R.C., Joyeux, J.C., Distribution and population structure of Callinectes danae (Decapoda: Portunidae) in a tropical Brazilian estuary (2010) J. Crust. Biol, 30, pp. 597-606. , http://dx.doi.org/10.1651/09-3223.1; Wentworth, C.K., A scale of grade and class terms for clastic sediments (1922) J. Geol, 30, pp. 377-392; Wilson, K., Hardy, I.C.W., (2002) Statistical analysis of sex ratios: An introduction, pp. 48-92. , In: Hardy ICW (ed.), Sex Ratios: Concepts and Research Methods. Cambridge, University Press, 1st ed; Zar, J.H., (1996) Biostatistical Analysis, p. 918. , 3rd ed. Prentice-Hall, New Jersey</text:p>
          </table:table-cell>
          <table:table-cell office:value-type="string" calcext:value-type="string">
            <text:p>Segura de Andrade, L.; Departamento de Zoologia, Instituto de Biociências, NEBECC (Crustacean Biology, Ecology and Culture Study Group), Universidade Estadual Paulista, Campus de Botucatu, Distrito de Rubião Junior, s/n, 18618- 000, Botucatu, SP, Brazil; email: andradels@ibb.unesp.br</text:p>
          </table:table-cell>
          <table:table-cell table:number-columns-repeated="7"/>
          <table:table-cell office:value-type="float" office:value="1853880" calcext:value-type="float">
            <text:p>1853880</text:p>
          </table:table-cell>
          <table:table-cell table:number-columns-repeated="3"/>
          <table:table-cell office:value-type="string" calcext:value-type="string">
            <text:p>English; Spanish</text:p>
          </table:table-cell>
          <table:table-cell office:value-type="string" calcext:value-type="string">
            <text:p>Cienc. Mar.</text:p>
          </table:table-cell>
          <table:table-cell office:value-type="string" calcext:value-type="string">
            <text:p>Article</text:p>
          </table:table-cell>
          <table:table-cell office:value-type="string" calcext:value-type="string">
            <text:p>Scopus</text:p>
          </table:table-cell>
          <table:table-cell office:value-type="string" calcext:value-type="string">
            <text:p>2-s2.0-84890733667</text:p>
          </table:table-cell>
          <table:table-cell table:number-columns-repeated="983"/>
        </table:table-row>
        <table:table-row table:style-name="ro1">
          <table:table-cell office:value-type="string" calcext:value-type="string">
            <text:p>Mathis W.N., Zatwarnicki T.</text:p>
          </table:table-cell>
          <table:table-cell office:value-type="string" calcext:value-type="string">
            <text:p>A revision of the shore-fly genus Hydrochasma Hendel (Diptera, Ephydridae)</text:p>
          </table:table-cell>
          <table:table-cell office:value-type="float" office:value="2013" calcext:value-type="float">
            <text:p>2013</text:p>
          </table:table-cell>
          <table:table-cell office:value-type="string" calcext:value-type="string">
            <text:p>ZooKeys</text:p>
          </table:table-cell>
          <table:table-cell office:value-type="float" office:value="363" calcext:value-type="float">
            <text:p>363</text:p>
          </table:table-cell>
          <table:table-cell office:value-type="string" calcext:value-type="string">
            <text:p>SPEC.ISS.</text:p>
          </table:table-cell>
          <table:table-cell/>
          <table:table-cell office:value-type="float" office:value="1" calcext:value-type="float">
            <text:p>1</text:p>
          </table:table-cell>
          <table:table-cell office:value-type="float" office:value="161" calcext:value-type="float">
            <text:p>161</text:p>
          </table:table-cell>
          <table:table-cell table:number-columns-repeated="2"/>
          <table:table-cell office:value-type="string" calcext:value-type="string">
            <text:p>10.3897/zookeys.363.6482</text:p>
          </table:table-cell>
          <table:table-cell office:value-type="string" calcext:value-type="string">
            <text:p>http://www.scopus.com/inward/record.url?eid=2-s2.0-84890507363&amp;partnerID=40&amp;md5=e8217d8bf564cc2b18418de7b189fac0</text:p>
          </table:table-cell>
          <table:table-cell office:value-type="string" calcext:value-type="string">
            <text:p>Department of Entomology, NHB 169, Smithsonian Institution, PO Box 37012, Washington, DC 20013- 7012, United States; Department of Biosystematics, Opole University, ul. Oleska 22, 45-052 Opole, Poland</text:p>
          </table:table-cell>
          <table:table-cell office:value-type="string" calcext:value-type="string">
            <text:p>Mathis, W.N., Department of Entomology, NHB 169, Smithsonian Institution, PO Box 37012, Washington, DC 20013- 7012, United States; Zatwarnicki, T., Department of Biosystematics, Opole University, ul. Oleska 22, 45-052 Opole, Poland</text:p>
          </table:table-cell>
          <table:table-cell office:value-type="string" calcext:value-type="string">
            <text:p>A revision of the shore-fly genus Hydrochasma Hendel. The species of the genus Hydrochasma Hendel are revised, including 27 new species (type locality in parenthesis): H. andeum (Ecuador. Guayas: Boliche (02°07.7'S, 79°35.5'W)), H. annae (United States. Utah. Grand: Swasey Beach (15.3 km N Green River; 39°07'N, 110°06.6'W; Green River; 1255 m)), H. capsum (Ecuador. Orellana: RíoTiputini (0°38.2'S, 76°8.9'W)), H. castilloi (Ecuador. Loja: Catamayo (03°59'S, 79°21'W)), H. crenulum (Peru. Cuzco: Paucartambo, Atalaya (Río Alto Madre de Dios; 12°53.3'S, 71°21.6'W; 600 m)), H. denticum (Ecuador. Orellana: Río Tiputini (0°38.2'S, 76°8.9'W)), H. digitatum (Peru. Madre de Dios: Diamante (Río Alto Madre de Dios; 12°19.9'S, 70°57.5'W; 400 m)), H. distinctum (Costa Rica. Limón: Parque Nacional Barbilla, Sector Casas Negras, (10°0.8'N, 83°28.1'W; 300 m)), H. dolabrutum (Dominican Republic. Barahona: Barahona (18°12'N, 71°5.3'W)), H. edmistoni (Dominican Republic. Azua: near Pueblo Viejo (18°24.8'N, 70°44.7'W)), H. falcatum (Peru. Madre de Dios: Río Manu, Erika (near Salvación; 12°50.7'S, 71°23.3'W; 550 m)), H. glochium (Dominican Republic. Peravia: San José Ocoa (10 km NE; 18°35'N, 70°25.6'W)), H. kaieteur (Guyana. Kaieteur Falls (05°10.5'N, 59°26.9'W)), H. lineatum (Trinidad and Tobago. Trinidad. St. George: Filette (1 km SE; 10°47'N, 61°21'W)), H. miguelito (Honduras. Cortés: San Pedro Sula (8 km S; 15°25.7'N, 88°01.4'W)), H. octogonum (Ecuador. Manabí: Pichincha (01°02.7'S, 79°49.2'W)), H. parallelum (Trinidad and Tobago. Trinidad. St. Andrew: Lower Manzanilla (16 km S; 10°22'N, 61°01'W)), H. peniculum (Dominican Republic. Pedernales: Pedernales (18°01.8'N, 71°44.7'W)), H. rictum (Honduras. Cortés: San Pedro Sula (8 km S; 15°25.7'N, 88°01.4'W)), H. ro- bustum (Brazil. São Paulo. Ubatuba, Praia Puruba (23°21'S, 44°55.6'W; beach)), H. sagittarium (Trinidad and Tobago. Tobago: St. John: Parlatuvier (creek; 11°17.9'N, 60°35'W)), H. simplicum (Costa Rica. Limón: Parque Nacional Barbilla, Sector Casas Negras, (10°01.2'N, 83°26.2'W; 300 m)), H. sinuatum (Belize. Stann Creek: Mullins Creek (17 km N Dangriga; 17°06.2'N, 88°17.8'W)), H. spinosum (Costa Rica. Limón: Westfalia (4 km S; 09°54.5'N, 82°59'W; beach)), H. urnulum (Dominican Republic. Puerto Plata: Río Camu (14 km E Puerto Plata; 19°41.9'N, 70°37.5'W)), H. viridum (Guyana. Karanambo, Rupununi River (ox bow; 03°45.1'N, 59°18.6'W)), H. williamsae (Belize. Stann Creek: Mullins River (17 km N Dangriga; 17°06.2'N, 88°17.8'W)). All known species are described with an emphasis on structures of the male terminalia, which are fully illustrated. Detailed locality data and distribution maps for all species are provided. A lectotype is designated for Discocerina incisum Coquillett and Hydrochasma zernyi Hendel. For perspective and to facilitate genus-group and species-group recognition, the tribe Discocerinini is diagnosed and a key to included genera in the New World is provided. © W.N. Mathis, T. Zatwarnicki.</text:p>
          </table:table-cell>
          <table:table-cell office:value-type="string" calcext:value-type="string">
            <text:p>Diptera; Ephydridae; Hydrochasma sp.n.; New World</text:p>
          </table:table-cell>
          <table:table-cell table:number-columns-repeated="6"/>
          <table:table-cell office:value-type="string" calcext:value-type="string">
            <text:p>Aldrich, J.M., A catalogue of North American Diptera (or two-winged flies) (1905) Smithsonian Institution, Smithsonian Miscellaneous Collections, 46 (1444), pp. 1-680; Clausen, P.J., Cook, E.F., A revision of the Nearctic species of the tribe Parydrini (Diptera: Ephydridae) (1971) Memoirs of the American Entomological Society, 27, pp. 1-150; Cole, F.R., (1969) The flies of western North America, pp. 693+xi. , (with the collaboration of Schlinger EI), University of California Press, Berkeley, Los Angeles, and London; Coquillett, D.W., New Acalyptratae Diptera from North America (1902) Journal of the New York Entomological Society, 10 (4), pp. 177-191; Cresson Jr., E.T., Costa Rican Diptera collected by Philip P. Calvert, Ph.D., 1909-1910. Paper 3. A report on the Ephydridae (1918) Transactions of the American Entomological Society, 44, pp. 39-68. , 1 plate; Cresson Jr., E.T., Studies in the dipterous family Ephydridae, excluding the North and South American faunas (1925) Transactions of the American Entomological Society, 51, pp. 227-258; Cresson Jr., E.T., Descriptions of new genera and species of the dipterous family Ephydridae. Paper VIII (1930) Entomological News, 41 (3), pp. 76-81; Cresson Jr., E.T., Notes on, and descriptions of, some Neotropical Ephydridae (Dipt.) (1938) Revista de Entomologia, 8 (1-2), pp. 24-40; Cresson Jr., E.T., Synopses of North American Ephydridae (Diptera) I. The subfamily Psilopinae, with descriptions of new species (1942) Transactions of the American Entomological Society, 68, pp. 101-128; Cresson Jr., E.T., A systematic annotated arrangement of the genera and species of the Neotropical Ephydridae (Diptera) I. The subfamily Psilopinae (1946) Transactions of the American Entomological Society, 71, pp. 129-163; Deonier, D.L., Keys to the shore flies of Iowa (Diptera, Ephydridae) (1964) Iowa State Journal of Science, 39 (2), pp. 103-126; Deonier, D.L., Ecological observations on Iowa shore flies (Diptera, Ephydridae) (1965) Iowa Academy of Science, 71, pp. 496-510; Grimaldi, D.A., Phylogenetics and taxonomy of Zygothrica (1987) Bulletin of the American Museum of Natural History, 186, pp. 103-268; Hendel, F., Die Ausbeute der deutschen Chaco-Expedition 1925/26. Diptera. XIX. Ephydridae (1930) Konowia, 9 (2), pp. 127-155; Hendel, F., Ergebnisse einer zoologischen Sammelreise nach Brasilien, insbesondere in das Amazonasgebiet, ausgeführt von Dr. H. Zerny. X. Teil. Diptera: Muscidae acalyptratae (excl. Chloropidae) (1936) Annalen des Naturhistorischen Museums in Wien, 47, pp. 61-106; Jones, B.J., Catalogue of the Ephydridae, with bibliography and description of new species (1906) University of California Publications in Entomology, 1 (2), pp. 153-198; Loew, H., Diptera Americae septentrionalis indigena. Centuria prima (1861) Berliner Entomologische Zeitschrift, 5, pp. 307-359; Macquart, M.J., Diptères. Histoire Naturelle des Insectes (1835) Collection des suites à Buffon, Formant avec les oeuvres de cet auteur un cours complet d'histoire naturelle, 2, p. 703. , In: Roret NE (Ed). Tome deuxième. Pourrat Frères, Paris; Mathis, W.N., Studies of Psilopinae (Diptera: Ephydridae), I: A revision of the shore fly genus Placopsidella Kertész (1986) Smithsonian Contributions to Zoology, 430, pp. 30+iv; Mathis, W.N., The shore flies of the Belizean Cays (Diptera: Ephydridae) (1997) Smithsonian Contributions to Zoology, 592, pp. vi+1-77; Mathis, W.N., Edmiston, J.F., S. W. Williston's species of Ephydridae (Diptera) from St. Vincent (West Indies) (1991) Proceedings of the Biological Society of Washington, 104 (4), pp. 816-839; Mathis, W.N., Mathis, D., Shore flies (Diptera: Ephydridae) of Plummers Island (2008) The Invertebrate fauna of Plummers Island, Maryland. Contribution XXX to the Natural History of Plummers Island, Maryland. Bulletin of the Biological Society of Washington, 15, pp. iv+173-191. , In: Brown JW (Ed); Mathis, W.N., Zatwarnicki, T., A revision of the Western Palearctic species of Athyroglossa (Diptera: Ephydridae) (1990) Transactions of the American Entomological Society, 116 (1), pp. 103-133; Mathis, W.N., Zatwarnicki, T., Taxonomic notes on Ephydridae (Diptera) (1990) Proceedings of the Biological Society of Washington, 103 (4), pp. 891-906; Mathis, W.N., Zatwarnicki, T., A world catalog of the shore flies (Diptera: Ephydridae) (1995) Memoirs on Entomology, International, 4, pp. vi+423; Mathis, W.N., Zatwarnicki, T., New species and other taxonomic modifications for shore flies from the Delmarva States (Diptera: Ephydridae) (2010) Proceedings of the Entomological Society of Washington, 112, pp. 97-128. , doi: 10.4289/0013-8797-112.197; Mathis, W.N., Zatwarnicki, T., A revision of the New World species of Polytrichophora Cresson and Facitrichophora, new genus (Diptera: Ephydridae) (2012) ZooKeys, 231, pp. 1-116+123. , figs. doi: 10.3897/zookeys.2313687; Mathis, W.N., Zatwarnicki, T., A revision of the New World species of Gymnoclasiopa Hendel (Diptera, Ephydridae) (2012) ZooKeys, 248, pp. 1-69. , 58 figs. doi: 10.3897/zookeys.2484106; Mathis, W.N., Zuyin, J., A review of the shore-fly genus Polytrichophora Cresson from Asia (Diptera: Ephydridae) (1989) Proceedings of the Biological Society of Washington, 102 (2), pp. 434-446; McAlpine, J.F., Morphology and terminology-adults (1981) Manual of Nearctic Diptera, 1, pp. 9-63. , In: McAlpine JF, Peterson BV, Shewell GE, Teskey HJ, Vockeroth JR, Wood DM (Eds)., Research Branch Agriculture Canada, Monograph no. 27; Stuckenberg, B.R., Antennal evolution in the Brachycera (Diptera), with a reassessment of terminology relating to the flagellum (1999) Studia Dipterologica, 6, pp. 33-48; Williston, S.W., On the Diptera of St. Vincent (West Indies) (1896) The Transactions of the Entomological Society of London, 1896, pp. 253-446; Wirth, W.W., Ephydridae (1965) A Catalog of the Diptera of America North of Mexico. Handbook 276: 1696, 276, pp. 734-759. , In: Stone A, Sabrosky CW, Wirth WW, Foote RH, Coulson JR (Eds), U.S. Department of Agriculture, Washington, D. C; Wirth, W.W., Family Ephydridae (1968) A Catalogue of the Diptera of the Americas South of the United States, pp. 1-43. , In: Papavero N (Ed). Departamento de Zoologia, Secretaria da Agricultura. São Paulo; Wirth, W.W., Stone, A., Chapter 14. Aquatic Diptera (1956) Aquatic Insects of California, pp. 372-482. , In: Usinger RL (Ed). University of California Press, Berkeley; Zatwarnicki, T., A new reconstruction of the origin of eremoneuran hypopygium and its classification implications (Insecta: Diptera) (1996) Genus, 7 (1), pp. 103-175; Zatwarnicki, T., Mathis, W.N., A generic classification of the tribe Discocerinini (Diptera: Ephydridae) (2001) Annales Zoologici, 51 (1), pp. 5-51</text:p>
          </table:table-cell>
          <table:table-cell office:value-type="string" calcext:value-type="string">
            <text:p>Mathis, W. N.; Department of Entomology, NHB 169, Smithsonian Institution, PO Box 37012, Washington, DC 20013- 7012, United States; email: mathisw@si.edu</text:p>
          </table:table-cell>
          <table:table-cell table:number-columns-repeated="7"/>
          <table:table-cell office:value-type="float" office:value="13132989" calcext:value-type="float">
            <text:p>13132989</text:p>
          </table:table-cell>
          <table:table-cell table:number-columns-repeated="3"/>
          <table:table-cell office:value-type="string" calcext:value-type="string">
            <text:p>English</text:p>
          </table:table-cell>
          <table:table-cell office:value-type="string" calcext:value-type="string">
            <text:p>ZooKeys</text:p>
          </table:table-cell>
          <table:table-cell office:value-type="string" calcext:value-type="string">
            <text:p>Article</text:p>
          </table:table-cell>
          <table:table-cell office:value-type="string" calcext:value-type="string">
            <text:p>Scopus</text:p>
          </table:table-cell>
          <table:table-cell office:value-type="string" calcext:value-type="string">
            <text:p>2-s2.0-84890507363</text:p>
          </table:table-cell>
          <table:table-cell table:number-columns-repeated="983"/>
        </table:table-row>
        <table:table-row table:style-name="ro1">
          <table:table-cell office:value-type="string" calcext:value-type="string">
            <text:p>Furlan M., Castilho A.L., Fernandes-Goes L.C., Fransozo V., Bertini G., da Costa R.C.</text:p>
          </table:table-cell>
          <table:table-cell office:value-type="string" calcext:value-type="string">
            <text:p>Effect of environmental factors on the abundance of decapod crustaceans from soft bottoms off southeastern Brazil</text:p>
          </table:table-cell>
          <table:table-cell office:value-type="float" office:value="2013" calcext:value-type="float">
            <text:p>2013</text:p>
          </table:table-cell>
          <table:table-cell office:value-type="string" calcext:value-type="string">
            <text:p>Anais da Academia Brasileira de Ciencias</text:p>
          </table:table-cell>
          <table:table-cell office:value-type="float" office:value="85" calcext:value-type="float">
            <text:p>85</text:p>
          </table:table-cell>
          <table:table-cell office:value-type="float" office:value="4" calcext:value-type="float">
            <text:p>4</text:p>
          </table:table-cell>
          <table:table-cell/>
          <table:table-cell office:value-type="float" office:value="1345" calcext:value-type="float">
            <text:p>1345</text:p>
          </table:table-cell>
          <table:table-cell office:value-type="float" office:value="1356" calcext:value-type="float">
            <text:p>1356</text:p>
          </table:table-cell>
          <table:table-cell/>
          <table:table-cell office:value-type="float" office:value="1" calcext:value-type="float">
            <text:p>1</text:p>
          </table:table-cell>
          <table:table-cell office:value-type="string" calcext:value-type="string">
            <text:p>10.1590/0001-3765201394812</text:p>
          </table:table-cell>
          <table:table-cell office:value-type="string" calcext:value-type="string">
            <text:p>http://www.scopus.com/inward/record.url?eid=2-s2.0-84890280753&amp;partnerID=40&amp;md5=a788eecdf488efdf25c6bf5f28474384</text:p>
          </table:table-cell>
          <table:table-cell office:value-type="string" calcext:value-type="string">
            <text:p>Departamento de Zoologia, Instituto de Biociências, Universidade Estadual Paulista/UNESP, Distrito de Rubião Junior, s/n, 18618-000 Botucatu, SP, Brazil; Universidade Estadual do Piauí/UESPI, Av. Nossa Senhora de Fátima,s/n, 64202-220 Parnaíba, PI, Brazil; Departamento de Ciências Naturais, Universidade Estadual do Sudoeste da Bahia/UESB, Estrada do Bem Querer, 45031-900 Vitória da Conquista, BA, Brazil; Universidade Estadual Paulista/UNESP, Unidade de Registro, Rua Nelson Brihi Badur,430, 11900-000 Registro, SP, Brazil; Departamento de Ciências Biológicas, Universidade Estadual Paulista/UNESP, Av. Luiz Edmundo Carrijo Coube, 14-01, 17033-360 Bauru, SP, Brazil</text:p>
          </table:table-cell>
          <table:table-cell office:value-type="string" calcext:value-type="string">
            <text:p>Furlan, M., Departamento de Zoologia, Instituto de Biociências, Universidade Estadual Paulista/UNESP, Distrito de Rubião Junior, s/n, 18618-000 Botucatu, SP, Brazil; Castilho, A.L., Departamento de Zoologia, Instituto de Biociências, Universidade Estadual Paulista/UNESP, Distrito de Rubião Junior, s/n, 18618-000 Botucatu, SP, Brazil; Fernandes-Góes, L.C., Universidade Estadual do Piauí/UESPI, Av. Nossa Senhora de Fátima,s/n, 64202-220 Parnaíba, PI, Brazil; Fransozo, V., Departamento de Ciências Naturais, Universidade Estadual do Sudoeste da Bahia/UESB, Estrada do Bem Querer, 45031-900 Vitória da Conquista, BA, Brazil; Bertini, G., Universidade Estadual Paulista/UNESP, Unidade de Registro, Rua Nelson Brihi Badur,430, 11900-000 Registro, SP, Brazil; da Costa, R.C., Departamento de Ciências Biológicas, Universidade Estadual Paulista/UNESP, Av. Luiz Edmundo Carrijo Coube, 14-01, 17033-360 Bauru, SP, Brazil</text:p>
          </table:table-cell>
          <table:table-cell office:value-type="string" calcext:value-type="string">
            <text:p>This study investigated the importance of variations in environmental factors affecting the abundance patterns of decapods on the southeastern Brazilian coast. Sampling was carried out monthly from January 1998 through December 1999 in Ubatumirim and Mar Virado, Ubatuba region, using a commercial shrimp fishing boat equipped with double-rig nets. Six areas adjacent to rocky shores were chosen. Bottom-water samples were collected using a Nansen bottle, to measure the temperature and salinity. Sediment samples were also obtained by means of a Van Veen grab, for determination of texture and organic-matter content. The association of environmental factors with species abundance was evaluated by Canonical Correspondence Analysis (α = 0.05). Forty-one species of Decapoda were used in the multivariate analysis. The analysis indicated that sediment texture (phi) and bottom temperature were the main factors correlated (p &lt; 0.05) with the spatial and temporal abundance of the species. Considering the study region as faunal transition zone, including a mixture of species of both tropical and subantarctic origin, the species responded differently to environmental factors, mainly temperature. It is conceivable that the decapods adjust their distribution according to their intrinsic physiological limitations, possibly as a result of the available resources.</text:p>
          </table:table-cell>
          <table:table-cell office:value-type="string" calcext:value-type="string">
            <text:p>Benthic species; Decapod crustaceans; Environmental factors; Habitat selection</text:p>
          </table:table-cell>
          <table:table-cell office:value-type="string" calcext:value-type="string">
            <text:p>animal; article; Brazil; classification; Decapoda (Crustacea); ecosystem; environmental monitoring; multivariate analysis; population density; population dynamics; salinity; sediment; temperature; Animals; Brazil; Decapoda (Crustacea); Ecosystem; Environmental Monitoring; Geologic Sediments; Multivariate Analysis; Population Density; Population Dynamics; Salinity; Temperature</text:p>
          </table:table-cell>
          <table:table-cell table:number-columns-repeated="5"/>
          <table:table-cell office:value-type="string" calcext:value-type="string">
            <text:p>Abele, L.G., Species diversity of decapod crustaceans in marine habitats (1974) Ecology, 55, pp. 156-161; Alverson, D.L., Freberg, M.H., Pope, J.G., Murawski, J.A., A global assessment of fisheries bycatch and discards (1994) FAO Fish Tech Pap, 339, pp. 1-233; Bertini, G., Fransozo, A., Bathymetric distribution of brachyuran crab (Crustacea, Decapoda) communities on coastal soft bottoms off southeastern Brazil (2004) Mar Ecol Prog Ser, 279, pp. 193-200; Bertini, G., Fransozo, A., Costa, R.C., Ecological distribution of three species of Persephona (Brachyura: Leucosiidae) in the Ubatuba region, São Paulo, Brazil (2001) Nauplius, 9 (1), pp. 31-42; Bertini, G., Fransozo, A., Melo, G.A.S., Biodiversity of brachyuran crabs (Crustacea: Decapoda) from nonconsolidated sublittoral bottom on the northern coast of São Paulo State, Brazil (2004) Biodivers Conserv, 13, pp. 2185-2207; Bertini, G., Fransozo, A., Negreiros-Fransozo, M.L., Brachyuran soft-bottom assemblage from marine shallow waters in the southeastern Brazilian littoral (2010) Mar Biodiv, 40, pp. 277-291; Boschi, E.E., Los camarones comerciales de la família Penaeidae de la costa Atlántica de America del Sur (1963) Bol Inst Biol Mar, 3, pp. 1-39; Boschi, E.E., Biología pesquera del langostino del litoral Patagónico de Argentina (Pleoticus muelleri) (1989) Contrib INIDEP, 646, pp. 1-71; Boschi, E.E., Species of decapod crustaceans and their distribution in the American marine zoogeographic provinces (2000) Rev Invest Desarr Pesq, 13, pp. 7-136; Castilho, A.L., Costa, R.C., Fransozo, A., Boschi, E.E., Reproductive pattern of the South American endemic shrimp Artemesia longinaris (Decapoda, Penaeidae), off the coast of São Paulo state, Brazil (2007) Rev Biol Trop, 55 (1), pp. 39-48; Castilho, A.L., Pie, M.R., Fransozo, A., Pinheiro, A.P., Costa, R.C., The relationship between environmental variation and species abundance in shrimp community (Crustacea: Decapoda: Penaeoidea) in south-eastern Brazil (2008) J Mar Biol Assoc UK, 88 (1), pp. 119-123; Castro, R.H., Costa, R.C., Fransozo, A., Mantelatto, F.L.M., Population structure of seabob shrimp Xiphopenaeus kroyeri (Heller, 1862) (Crustacea: Penaeoidea) in the littoral of São Paulo, Brazil (2005) Sci Mar, 69, pp. 105-112; Castro-Filho, B.M., Miranda, L.B., Myao, S.Y., Condições hidrográficas na plataforma continental ao largo de Ubatuba: Variações sazonais e em média escala (1987) Bol Inst Oceanogr, 35 (2), pp. 135-151; Chacur, M.M., Mansur, C.B., Negreiros-Fransozo, M.L., Distributional patterns, seasonal abundance and moult cycle of Callinectes danae Smith, 1869 in the Ubatuba region, Brazil (2000) Nauplius, 8 (2), pp. 215-226; Chacur, M.M., Negreiros-Fransozo, M.L., Spatial and seasonal distributions of Callinectes danae (Decapoda, Portunidae) in Ubatuba Bay, São Paulo, Brazil (2001) J Crustacean Biol, 21 (2), pp. 414-425; Coloca, F., Cardinale, M., Belucio, A., Pattern of distribution and diversity of demersal assemblages in the central Mediterranean Sea (2003) Estuar Coast Shelf Sci, 56, pp. 469-480; Costa, R.C., Fransozo, A., Abundance and ecologic distribution of the shrimp Rimapenaeus constrictus (Crustacea: Penaeidae) on the northern coast of São Paulo State, Brazil (2004) J Nat Hist, 38, pp. 901-912; Costa, R.C., Fransozo, A., Freire, F.A.M., Castilho, A.L., Abundance and ecological distribution of the "setebarbas" shrimp Xiphopenaeus kroyeri (Heller, 1862) (Decapoda: Penaeoidea) in three bays of the Ubatuba region, South-eastern Brazil (2007) Gulf Caribb Res, 19, pp. 33-41; Costa, R.C., Fransozo, A., Melo, G.A.S., Freire, F.A.M., An illustrated key for Dendrobranchiata shrimps from the northern coast of São Paulo State, Brazil (2003) Biota Neotropica, 3 (1). , http://www.biotaneotropica.org.br/v3n1/pt/abstract?identification-key+BN01503012003; Costa, R.C., Fransozo, A., Negreiros-Fransozo, M.L., Ecology of the rock shrimp Sicyonia dorsalis Kingsley, 1878 (Crustacea: Sicyoniidae) in a subtropical region of Brazil (2005) Gulf Caribb Res, 17, pp. 49-56; Costa, R.C., Fransozo, A., Pinheiro, A.P., Ecological distribution of the shrimp Pleoticus muelleri (Bate, 1888) (Decapoda: Penaeoidea) in southeastern Brazil (2004) Hydrobiologia, 529, pp. 195-203; Costa, R.C., Lopes, M., Castilho, A.L., Fransozo, A., Simões, S.M., Abundance and distribution of juvenile pink shrimps Farfantepenaeus spp in a mangrove estuary and adjacent bay on the northern shore of São Paulo State, southeastern Brazil (2008) Invertebr Reprod Dev, 52 (1-2), pp. 51-58; D'Incao, F., Pesca e biologia de Penaeus paulensis na Lagoa dos Patos, RS (1991) Atlântica, 13, pp. 159-169; Dal, W., Hil, B.J., Rothlisberg, P.C., Sharples, D.J., The biology of the Penaeidae (1990) Advances in Marine Biology, p. 489. , In: Blaxter JHS and Southward AJ (Eds), San Diego: Academic Press, USA; De Grave, S., A classification of living and fossil genera of decapod crustaceans (2009) Raffles B Zool, 21, pp. 1-109; De Léo, F.C., Pires-Vanin, A.M.S., Benthic megafauna communities under the influence of the South Atlantic Central Water intrusion onto the Brazilian SE shelf: A comparison between an upwelling and a non-upwelling ecosystem (2006) J Marine Syst, 60, pp. 268-284; Dumont, L.F.C., D'Incao, F., Distribution and abundance of the Argentinean (Artemesia longinaris) and red (Pleoticus muelleri) prawns (Decapoda-Penaeoidea) in Southern Brazil during the commercial double rig trawl fishery season (2008) Nauplius, 16 (2), pp. 83-94; Escobar-Briones, E.G., Gaytán-Cabalero, A., Legendre, P., Epibenthic megacrustaceans from the continental margin, slope and abyssal plain of the Southeastern Gulf of Mexico: Factors responsible for variability in species composition and diversity (2008) Deep-Sea Res Pt II, 55, pp. 2667-2678; Fereira, R.S., Vieira, R.R.R., D'Incao, F., The marine and estuarine shrimps of the Palaemoninae (Crustacea: Decapoda: Caridea) from Brazil (2010) Zootaxa, 2606, pp. 1-24; Fransozo, A., Bertini, G., Braga, A.A., Negreiros-Fransozo, M.L., Ecological aspects of hermit crabs (Crustacea, Anomura, Paguroidea) off the northern coast of São Paulo State, Brazil (2008) Aquat Ecol, 42, pp. 437-448; Fransozo, A., Costa, R.C., Mantelatto, F.L.M., Pinheiro, M.A.A., Santos, S., Composition and abundance of shrimp species (Penaeidea and Caridea) in Fortaleza Bay, Ubatuba, São Paulo, Brazil (2002) Modern Approaches to the Study of Crustacea, pp. 117-123. , New York: Kluwer Academic/Plenum Publishers, USA, In: Escobar-Briones E and Alvarez F (Eds); Fransozo, A., Fernandes-Góes, L.C., Fransozo, V., Góes, J.M., Cobo, V.J., Teixeira, G.M., Gregati, R.A., Marine anomurans (Decapoda) from the non-consolidated sublittoral bottom at the southeastern coast of Brazil (2011) Crustaceana, 84, pp. 435-450; Fransozo, A., Mantelatto, F.L.M., Bertini, G., Fernandes-Góes, L.C., Martinelli, J.M., Distribution and assemblages of anomuran crustaceans in Ubatuba Bay, North coast of São Paulo State, Brazil (1998) Acta Biol Venez, 18 (4), pp. 17-25; Fransozo, A., Negreiros-Fransozo, M.L., Mantelatto, F.L.M., Pinheiro, M.A.A., Santos, S., Composição e distribuição dos Brachyura (Crustacea, Decapoda) do sublitoral não consolidado na Enseada da Fortaleza, Ubatuba (SP) (1992) Rev Bras Biol, 52, pp. 667-675; Fransozo, V., Castilho, A.L., Freire, F.A.M., Furlan, M., Almeida, A.C., Teixeira, G.M., Baeza, J.A., Spatial and temporal distribution of the shrimp Nematopalaemon schmitti (Decapoda: Caridea: Palaemonidae) at a subtropical enclosed bay in South America (2009) J Mar Biol Assoc UK, 89 (8), pp. 1581-1587; Fransozo, V., Costa, R.C., Bertini, G., Cobo, V.J., Population biology of spine shrimp Exhippolysmata oplophoroides (Holthuis) (Caridea, Hippolytidae) in a subtropical region, São Paulo, Brazil (2005) Rev Bras Zool, 22 (4), pp. 1078-1084; Garcia, S., Le Reste, L., Life cycles, dynamics, exploitation, and management of coastal penaeid shrimp stocks (1981) FAO Fish Tech Pap, 203, pp. 1-215; Holthuis, L.B., The recent genera of the caridean and stenopodidean shrimps (Crustacea, Decapoda), with an appendix on the Order Amphionidacea (1993) Leiden: Nationaal Natuurhistorisch Museum, p. 328. , In: Fransen CHJM and Van Achterberg C (Eds), Netherlands; Kelog, C.W., Gastropod shells: A potentially limiting resource for hermit crabs (1976) J Exp Mar Biol Ecol, 22, pp. 101-111; Lui, K.K.Y., Ng, J.S.S., Leung, K.M.Y., Spatio-temporal variations in the diversity and abundance of commercially important Decapoda and Stomatopoda in subtropical Hong Kong Waters (2007) Estuar Coast Shelf Sci, 72, pp. 635-647; Mantelatto, F.L.M., Fransozo, A., Brachyuran community in Ubatuba Bay, Northern Coast of São Paulo State, Brazil (2000) J Shellfish Res, 19, pp. 701-709; Mantelatto, F.L.M., Martineli, J.M., Fransozo, A., Temporal-spatial distribution of the hermit crab Loxopagurus loxochelis (Decapoda: Diogenidae) from Ubatuba Bay, São Paulo State, Brazil (2004) Rev Biol Trop, 52 (1), pp. 47-55; Meireles, A.L., Terosi, M., Biagi, R., Mantelatto, F.L., Spatial and seasonal distribution of the hermit crab Pagurus exilis (Benedict, 1892) (Decapoda: Paguridae) in the southwestern coast of Brazil (2006) Rev Biol Mar Oceanogr, 41 (1), pp. 87-95; Melo, G.A.S., (1996) Manual de identificação dos Brachyura (caranguejos e siris) do litoral brasileiro, p. 604. , São Paulo: Plêiade/FAPESP, Brasil; Melo, G.A.S., (1999) Manual de identificação dos Crustacea Decapoda do litoral brasileiro: Anomura, Thalassinidea e Astacidea, p. 551. , São Paulo: Plêiade/FAPESP, Brasil; Negreiros-Fransozo, M.L., Fransozo, A., On the distribution of Callinectes ornatus Ordway, 1863 and Callinectes danae Smith, 1869 (Brachyura, Portunidae) in the Fortaleza Bay, Ubatuba, Brazil (1995) Iheringia Ser Zool, 79, pp. 13-25; Negreiros-Fransozo, M.L., Fransozo, A., Mantelatto, F.L.M., Pinheiro, M.A.A., Santos, S., Anomuran species (Crustacea, Decapoda) and their ecological distribution at Fortaleza Bay sublittoral, Ubatuba, São Paulo, Brazil (1997) Iheringia, Ser Zool, 83, pp. 187-194; Negreiros-Fransozo, M.L., Mantelatto, F.L.M., Fransozo, A., Population biology of Callinectes ornatus Ordway, 1863 (Decapoda, Portunidae) from Ubatuba (SP), Brazil (1999) Sci Mar, 63 (2), pp. 157-163; Pauly, D., Christensen, V., Guénete, S., Pitcher, T.J., Sumaila, U.R., Walters, C.J., Watson, R., Zeler, D., Towards sustainability in world fisheries (2002) Nature, 418, pp. 689-695; Pérez Farfante, I., Kensley, B., (1997) Penaeoid and Sergestoid shrimps and prawns of the world, p. 233. , Keys and diagnoses for the families and genera. Paris: Éditions du Muséum National d'Histoire Naturelle, France; Pinheiro, M.A.A., Fransozo, A., Negreiros-Fransozo, M.L., Distribution patterns of Arenaeus cribrarius (Lamarck, 1818) (Crustacea, Portunidae) in Fortaleza Bay, Ubatuba (SP), Brazil (1996) Rev Bras Biol, 56 (4), pp. 705-716; Pinheiro, M.A.A., Fransozo, A., Negreiros-Fransozo, M.L., Dimensionamento e sobreposição de nichos dos portunídeos (Decapoda, Brachyura), na Enseada da Fortaleza, Ubatuba, São Paulo, Brasil (1997) Rev Bras Zool, 14 (2), pp. 371-378; Pires, A.M.S., Structure and dynamics of benthic megafauna on the continental shelf offshore of Ubatuba, southeastern Brazil (1992) Mar Ecol Prog Ser, 86, pp. 63-76; Pires-Vanin, A.M.S., Rosi-Wongtschowski, C.L.B., Aidar, E., Mesquita, S.L., Soares, L.S.H., Katsuragawa, M., Matsuura, Y., Estrutura e função do ecossistema de plataforma continental do Atlântico Sul brasileiro: Síntese e dos resultados (1993) Publ Esp Inst Oceanogr, 10, pp. 217-231; Rhyne, A.L., Lin, J., A western Atlantic peppermint shrimp complex: Redescription of Lysmata wurdemanni, description of four new species, and remarks on Lysmata rathbunae (Crustacea: Decapoda: Hippolytidae) (2006) B Mar Sci, 70 (1), pp. 165-204; Scelzo, M.A., Martínez Arca, J., Lucero, N.M., Diversidad, densidad y biomasa de la macrofauna componente de los fondos de pesca 'camarón-langostino', frente a Mar del Plata, Argentina (1998-1999) (2002) Rev Invest Desarr Pesq, 15, pp. 43-65; Suguio, K., (1973) Introdução à Sedimentologia, p. 317. , São Paulo: Edgard Blucher/EDUSP, Brasil; Sumida, P.Y.G., Pires-Vanin, A.M.S., Benthic associations of the shelf break and upper slope off Ubatuba-SP, South-eastern Brazil (1997) Estuar Coast Shelf Sci, 44, pp. 779-784; Tucker, M., (1988) Techniques in Sedimentology, p. 394. , Boston: Blackwell Scientific Publications, USA; Wentworth, C.K., A scale of grade and terms for clastic sediments (1922) J Geol, 30, pp. 377-392; Wiliams, A.B., Substrates as a factor in shrimp distributions (1958) Limnol Oceanogr, 3 (3), pp. 283-290; Zar, J.H., (1999) Biostatistical Analysis, p. 663. , New Jersey: Prentice-Hall, Englewood Cliffs, USA</text:p>
          </table:table-cell>
          <table:table-cell office:value-type="string" calcext:value-type="string">
            <text:p>Furlan, M.; Departamento de Zoologia, Instituto de Biociências, Universidade Estadual Paulista/UNESP, Distrito de Rubião Junior, s/n, 18618-000 Botucatu, SP, Brazil; email: mfurlan@ibb.unesp.br</text:p>
          </table:table-cell>
          <table:table-cell table:number-columns-repeated="7"/>
          <table:table-cell office:value-type="float" office:value="13765" calcext:value-type="float">
            <text:p>13765</text:p>
          </table:table-cell>
          <table:table-cell table:number-columns-repeated="2"/>
          <table:table-cell office:value-type="float" office:value="24141416" calcext:value-type="float">
            <text:p>24141416</text:p>
          </table:table-cell>
          <table:table-cell office:value-type="string" calcext:value-type="string">
            <text:p>English</text:p>
          </table:table-cell>
          <table:table-cell office:value-type="string" calcext:value-type="string">
            <text:p>Anais Acad. Bras. Cienc.</text:p>
          </table:table-cell>
          <table:table-cell office:value-type="string" calcext:value-type="string">
            <text:p>Article</text:p>
          </table:table-cell>
          <table:table-cell office:value-type="string" calcext:value-type="string">
            <text:p>Scopus</text:p>
          </table:table-cell>
          <table:table-cell office:value-type="string" calcext:value-type="string">
            <text:p>2-s2.0-84890280753</text:p>
          </table:table-cell>
          <table:table-cell table:number-columns-repeated="983"/>
        </table:table-row>
        <table:table-row table:style-name="ro1">
          <table:table-cell office:value-type="string" calcext:value-type="string">
            <text:p>Nascimento W.F., Rodrigues J.F., Koehler S., Gepts P., Veasey E.A.</text:p>
          </table:table-cell>
          <table:table-cell office:value-type="string" calcext:value-type="string">
            <text:p>Spatially structured genetic diversity of the Amerindian yam (Dioscorea trifida L.) assessed by SSR and ISSR markers in Southern Brazil</text:p>
          </table:table-cell>
          <table:table-cell office:value-type="float" office:value="2013" calcext:value-type="float">
            <text:p>2013</text:p>
          </table:table-cell>
          <table:table-cell office:value-type="string" calcext:value-type="string">
            <text:p>Genetic Resources and Crop Evolution</text:p>
          </table:table-cell>
          <table:table-cell office:value-type="float" office:value="60" calcext:value-type="float">
            <text:p>60</text:p>
          </table:table-cell>
          <table:table-cell office:value-type="float" office:value="8" calcext:value-type="float">
            <text:p>8</text:p>
          </table:table-cell>
          <table:table-cell/>
          <table:table-cell office:value-type="float" office:value="2405" calcext:value-type="float">
            <text:p>2405</text:p>
          </table:table-cell>
          <table:table-cell office:value-type="float" office:value="2420" calcext:value-type="float">
            <text:p>2420</text:p>
          </table:table-cell>
          <table:table-cell/>
          <table:table-cell office:value-type="float" office:value="1" calcext:value-type="float">
            <text:p>1</text:p>
          </table:table-cell>
          <table:table-cell office:value-type="string" calcext:value-type="string">
            <text:p>10.1007/s10722-013-0008-y</text:p>
          </table:table-cell>
          <table:table-cell office:value-type="string" calcext:value-type="string">
            <text:p>http://www.scopus.com/inward/record.url?eid=2-s2.0-84890166302&amp;partnerID=40&amp;md5=a8444e9b445007dba594f85e328398e3</text:p>
          </table:table-cell>
          <table:table-cell office:value-type="string" calcext:value-type="string">
            <text:p>Department of Genetics, Luiz de Queiroz College of Agriculture, University of São Paulo, Av. Pádua Dias 11, CP 83, Piracicaba, São Paulo, 13400-970, Brazil; Department of Biological Sciences, Federal University of São Paulo, Rua Professor Artur Riedel 275, Diadema, São Paulo, 09972-270, Brazil; Department of Plant Sciences/MS1, Section of Crop and Ecosystem Sciences, University of California, 1 Shields Avenue, Davis, CA, 95616-8780, United States</text:p>
          </table:table-cell>
          <table:table-cell office:value-type="string" calcext:value-type="string">
            <text:p>Nascimento, W.F., Department of Genetics, Luiz de Queiroz College of Agriculture, University of São Paulo, Av. Pádua Dias 11, CP 83, Piracicaba, São Paulo, 13400-970, Brazil; Rodrigues, J.F., Department of Genetics, Luiz de Queiroz College of Agriculture, University of São Paulo, Av. Pádua Dias 11, CP 83, Piracicaba, São Paulo, 13400-970, Brazil; Koehler, S., Department of Biological Sciences, Federal University of São Paulo, Rua Professor Artur Riedel 275, Diadema, São Paulo, 09972-270, Brazil; Gepts, P., Department of Plant Sciences/MS1, Section of Crop and Ecosystem Sciences, University of California, 1 Shields Avenue, Davis, CA, 95616-8780, United States; Veasey, E.A., Department of Genetics, Luiz de Queiroz College of Agriculture, University of São Paulo, Av. Pádua Dias 11, CP 83, Piracicaba, São Paulo, 13400-970, Brazil</text:p>
          </table:table-cell>
          <table:table-cell office:value-type="string" calcext:value-type="string">
            <text:p>Dioscorea trifida L. (Dioscoreaceae) is among the economically most important cultivated Amerindian yam species, whose origin and domestication are still unresolved issues. In order to estimate the genetic diversity maintained by traditional farmers in Brazil, 53 accessions of D. trifida from 11 municipalities in the states of São Paulo, Santa Catarina, Mato Grosso and Amazonas were characterized on the basis of eight Simple Sequence Repeats (SSR) and 16 Inter Simple Sequence Repeats (ISSR) markers. The level of polymorphism among the accessions was high, 95 % for SSR and 75.8 % for ISSR. The SSR marker showed higher discrimination power among accessions compared to ISSR, with D parameter values of 0.79 and 0.44, respectively. Although SSR and ISSR markers led to dendrograms with different topologies, both separated the accessions into three main groups: I-Ubatuba-SP; II-Iguape-SP and Santa Catarina; and III-Mato Grosso. The accessions from Amazonas State were classified in group II with SSR and in a separate group with ISSR. Bayesian and principal coordinate analyzes conducted with both molecular markers corroborated the classification into three main groups. Higher variation was found within groups in the AMOVA analysis for both markers (66.5 and 60.6 % for ISSR and SSR, respectively), and higher Shannon diversity index was found for group II with SSR. Significant but low correlations were found between genetic and geographic distances (r = 0.08; p = 0.0007 for SSR and r = 0.16; p = 0.0002 for ISSR). Therefore, results from both markers showed a slight spatially structured genetic diversity in D. trifida accessions maintained by small traditional farmers in Brazil. © 2013 Springer Science+Business Media Dordrecht.</text:p>
          </table:table-cell>
          <table:table-cell office:value-type="string" calcext:value-type="string">
            <text:p>Dioscorea trifida; Genetic diversity; Genetic structure; Molecular markers; Traditional agriculture; Yams</text:p>
          </table:table-cell>
          <table:table-cell office:value-type="string" calcext:value-type="string">
            <text:p>biomarker; cultivar; diversity index; domestication; genetic marker; genetic structure; genetic variation; polymorphism; traditional agriculture; yam; Brazil; Dioscorea alata; Dioscorea trifida; Dioscoreaceae</text:p>
          </table:table-cell>
          <table:table-cell table:number-columns-repeated="5"/>
          <table:table-cell office:value-type="string" calcext:value-type="string">
            <text:p>Arruda, R., Populações tradicionais e a proteção dos recursos naturais em unidades de conservação (1999) Ambient Soc, 5, pp. 79-252; Ayensu, E.S., Coursey, D.G., Guinea yams: the botany, ethnobotany, use and possible future of yams in West Africa (1972) Econ Bot, 26, pp. 301-318; Badfar-Chaleshtori, S., Shiran, B., Kohgard, M., Mommeni, H., Hafizi, A., Khodambashi, M., Mirakhorli, N., Sorkheh, K., Assessment of genetic diversity and structure of Imperial Crown (Fritillaria imperialis L.) populations in the Zagros region of Iran using AFLP, ISSR and RAPD markers and implications for its conservation (2012) Biochem Syst Ecol, 42, pp. 35-48; Belaj, A., Satovic, Z., Cipriani, G., Baldoni, L., Testolin, R., Rallo, L., Trujillo, I., Comparative study of the discriminating capacity of RAPD, AFLP and SSR markers and their effectiveness in establishing genetic relationships in olive (2003) Theor Appl Genet, 107, pp. 736-744; Biswas, M.K., Xu, Q., Deng, X., Utility of RAPD, ISSR, IRAP and REMAP markers for the genetic analysis of Citrus spp (2010) Sci Hortic, 124, pp. 254-261; Bousalem, M., Amau, G., Hochu, I., Amolin, R., Viader, V., Santoni, S., David, J., Microsatellite segregation analysis and cytogenetic evidence for tetrasomic inheritance in the American yam Dioscorea trifida and a new basic chromosome number in the Dioscoreae (2006) Theor Appl Genet, 113, pp. 439-451; Bousalem, M., Viader, V., Mariac, C., Gomez, R., Hochu, I., Santoni, S., David, J., Evidence of diploidy in the wild Amerindian yam, a putative progenitor of the endangered species Dioscorea trifida (Dioscoreaceae) (2010) Genome, 53, pp. 371-383; Bressan, E.A., Veasey, E.A., Peroni, N., Felipim, A.P., Santos, K.M.P., Collecting yam (Dioscorea spp.) and sweet potato (Ipomoea batatas) germplasm in traditional agriculture small-holdings in the Vale do Ribeira, São Paulo, Brazil (2005) Plant Genet Resour Newsl, 144, pp. 8-13; Bressan, E.A., Briner Neto, T., Zucchi, M.I., Rabello, R.J., Veasey, E.A., Morphological variation and isozyme diversity in Dioscorea alata L. landraces from Vale do Ribeira, Brazil (2011) Sci Agric, 68, pp. 494-502; Clement, C.R., 1492 and the loss of Amazonian crop genetic resources. II. Crop biogeography at contact (1999) Econ Bot, 53, pp. 203-216; Clement, C.R., Cristo-Araújo, M., D'Eeckenbrugge, G.C., Pereira, A.A., Picanço-Rodrigues, D., Origin and domestication of native Amazonian crops (2010) Diversity, 2, pp. 72-106; Coursey, D.G., The origin and domestication of yams in Africa (1976) Origin of African Plant Domestication, pp. 383-408. , J. R. Harlan, J. M. J. WetDe, and A. B. L. Stemler (Eds.), Netherlands: Mouton Hague; Creste, S., Tulmann, N.A., Figueira, A., Detection of single sequence repeat polymorphisms in denaturing polyacrylamide sequencing gels by silver staining (2001) Plant Mol Biol Rep, 19, pp. 299-306; Degras, L., (1993) The Yam: A Tropical Root Crop, , London: Macmillan Press; Dickau, R., Ranere, A.J., Cooke, R.G., Starch grain evidence for the preceramic dispersals of maize and root crops into tropical dry and humid forests of Panama (2007) Proc Natl Acad Sci, 104, pp. 3651-3656; Doyle, J.J., Doyle, J.L., Isolation of plant DNA from fresh tissue (1990) Focus, 12, pp. 13-15; Evanno, G., Regnaut, S., Goudet, J., Detecting the number of clusters of individuals using the software STRUCTURE: a simulation study (2005) Mol Ecol, 14, pp. 2611-2620; Falush, D., Stephens, M., Pritchard, J.K., Inference of population structure using multilocus genotype data: dominant markers and null alleles (2007) Mol Ecol Notes, 7, pp. 574-578; Francisco-Ortega, J., Santos-Guerra, A., Kim, S.C., Crawford, D.J., Plant genetic diversity in the Canary Islands: a conservation perspective (2000) Am J Bot, 87, pp. 909-919; Gaudeul, M., Taberlet, P., Till-Bottraud, I., Genetic diversity in an endangered alpine plant, Eryngium alpinum L. (Apiaceae), inferred from amplified fragment length polymorphism markers (2000) Mol Ecol, 9, pp. 1625-1637; Hamrick, J.L., Godt, M.J.W., Allozyme diversity in plant species (1989) Plant Population Genetics, Breeding and Genetic Resources, pp. 43-46. , A. H. D. Brown, M. T. Clegg, A. L. Kahler, and B. S. Weir (Eds.), Massachusetts: Sinauer Associates; Hamrick, J.L., Godt, M.J.W., Conservation genetics of endemic plant species (1996) Conservation Genetics: Case Histories from Nature, pp. 281-304. , J. C. Avise and J. L. Hamrick (Eds.), New York: Chapman and Hall; Hamrick, J.L., Godt, M.J., Murawski, D.A., Loveless, M.D., Correlations between species and allozyme diversity: implications for conservation biology (1991) Genetics and Conservation of Rare Plants, pp. 75-86. , D. A. Falk and K. E. Holsinger (Eds.), New York: Oxford University Press; Hochu, I., Santoni, S., Bousalem, M., Isolation, characterization and cross-species amplification of microsatellite DNA loci in the tropical American yam Dioscorea trifida (2006) Mol Ecol, 6, pp. 137-140; Huang, J.C., Sun, M., Fluorescein PAGE analysis of microsatellite-primed PCR: a fast and efficient approach for genomic fingerprinting (2000) Biotechniques, 28, pp. 1069-1072; Ladeira, M.I., (1992) "O Caminhar Sob a Luz"-O território Mbyá à Beira Do Oceano, , Dissertation: Pontifícia Universidade Católica de São Paulo; Lebot, V., (2009) Tropical Root and Tuber Crops: Cassava, Sweet Potato, Yams and Aroids, , London: CABI; Mantel, N., The detection of disease clustering and a generalized regression approach (1967) Cancer Res, 27, pp. 202-209; Mattioni, C., Casasoli, M., Gonzalez, M., Comparison of ISSR and RAPD markers to characterize three Chilean Nothofagus species (2002) Theor Appl Gent, 104, pp. 1064-1070; McGregor, C.E., Lambert, C.A., Greyling, M.M., Louw, J.H., Warnich, L., A comparative assessment of DNA fingerprinting techniques (RAPD, ISSR, AFLP and SSR) in tetraploid potato (Solanum tuberosum L.) germplasm (2000) Euphytica, 113, pp. 135-144; Mengesha, W.A., Demissew, S., Fay, M.F., Smith, R.J., Nordal, I., Wilkin, P., Genetic diversity and population structure of Guinea yams and their wild relatives in South and South West Ethiopia as revealed by microsatellite markers (2013) Genet Resour Crop Evol, 60, pp. 529-541; Mignouna, H.D., Abang, M.M., Fagbemi, S.A., A comparative assessment of molecular marker assays (AFLP, RAPD and SSR) for white yam (Dioscorea rotundata) germplasm characterization (2003) Ann Appl Biol, 142, pp. 269-276; Montaldo, A., (1991) Cultivo De raíces Y tubérculos Tropicales, , Lima: Instituto Interamericano de Cie^ncias Agrícolas de la OEA; Odu, B.O., Asiedu, R., Hughes, J.A., Shoyinka, S.A., Oladiran, O.A., Identification of resistance to yam mosaic vírus (YMV), genus Potyvirus in white Guinea yam (Dioscorea rotundata Poir.) (2004) Field Crop Res, 89, pp. 97-195; Oliveira, E.J., Pádua, J.G., Zucchi, M.I., Vencovsky, R., Vieira, L.C., Origin, evolution and genome distribution of microsatellites (2006) Genet Mol Biol, 29, pp. 294-307; Olsen, K.M., SNPs, SSRs and inferences on cassava's origin (2004) Plant Mol Biol, 56, pp. 517-526; Pedralli, G., (1998) Revisão taxonômica das espécies de Dioscoreaceae (R. Br.) Lindley da Cadeia do Espinhaço, , Minas Gerais e Bahia, Brasil. Dissertation, University of São Paulo; Perrier, X., Jacquemoud-Collet, J.P., (2006) DARwin software, , http://darwin.cirad.fr/darwin, Accessed 20 Nov 2011; Piperno, D.R., Ranere, A.J., Holst, I., Hansell, P., Starch grains reveal early root crop horticulture in the Panamanian tropical forest (2000) Nature, 407, pp. 894-897; Prevost, A., Wilkinson, M.J., A new system of comparing PCR primers applied to ISSR fingerprinting of potato cultivars (1999) Theor Appl Genet, 98, pp. 107-112; Pritchard, J.K., Donnelly, P., Case-control studies of association in structured or admixed populations (2001) Theor Popul Biol, 60, pp. 227-237; Pritchard, J.K., Stephens, M., Donnelly, P., Inference of population structure using multilocus genotype data (2000) Genetics, 155, pp. 945-959; Ramos-Escudero, F., Santos-Buelga, C., Pérez-Alonso, J.J., Yáñes, J.A., Dueñas, M., HPLC-DAD-ESI/MS identification of anthocyanins in Dioscorea trifida L, yam tuber (purple sachapapa) (2010) Eur Food Res Technol, 230, pp. 745-752; Reddy, M.P., Sarla, N., Reddy, E.A., Inter simple sequence repeat (ISSR) polymorphism and application plant breeding (2002) Euphytica, 128, pp. 9-17; Rogstad, S.H., Saturated NaCl-CTAB solution as a means of field preservation of leaves for DNA analyses (1992) Taxon, 41, pp. 701-708; Rohlf, F.J., (1992) NTSYS-pc: Numerical taxonomy and multivariate analysis system, , version 1. 70 (software). Stony Brook, New York; Schmitz, P.I., Gazzaneo, M., O que comia o Guarani pré-colonial (1991) Rev Arqueol, 6, pp. 89-105; Schneider, S., Roessli, D., Excoffier, L., (2000) Arlequin: Software for Population Data Analysis (Software), , Geneva: Genetic and Biometry laboratory of University of Geneva; Siqueira, M.V.B.M., Yam: a neglected and underutilized crop in Brazil (2011) Hort Brasil, 29, pp. 6-20; Siqueira, M.V.B.M., Queiroz-Silva, J.R., Bressan, E.A., Borges, A., Pereira, K.J.C., Pinto, J.G., Veasey, E.A., Genetic characterization of cassava (Manihot esculenta) landraces in Brazil assessed with simple sequence repeats (2009) Genet Mol Biol, 32, pp. 104-110; Siqueira, M.V.B.M., Dequigiovanni, G., Corazon-Guivin, M., Feltran, J., Veasey, E.A., DNA fingerprinting of water yam (Dioscorea alata) cultivars in Brazil based on microsatellite markers (2012) Hort Brasil, 30, pp. 653-659; Stephens, J.M., (2009) Cushcush - Dioscorea trifida L, , http://edis.ifas.ufl.edu/mv057, Accessed 27 Dec 2009; Tessier, C., David, J., This, P., Boursiquot, J., Charrier, A., Optimizations of the choice of molecular markers for varietal identification in Vitis vinifera L (1999) Theor Appl Genet, 98, pp. 171-177; Tostain, S., Scarcelli, N., Brottier, P., Marchand, J.L., Pham, J.L., Noyer, J.L., Development of DNA microsatellite markers in tropical yam (Dioscorea sp.) (2006) Mol Ecol, 6, pp. 173-175; Veasey, E.A., Borges, A., Rosa, M.S., Queiroz-Silva, J.R., Bressan, E.A., Peroni, N., Genetic diversity in Brazilian sweetpotato (Ipomoea batatas (L.) Lam.) landraces assessed with microsatellites (2008) Genet Mol Biol, 31, pp. 725-733; Veasey, E.A., Monteiro, M.V.B., Gomes, L.R., Nascimento, W.F., Ferreira, A.B., Silva, M.S., Silva, E.F., Santos, A.H., Ocorrência e diversidade de espécies cultivadas do gênero Dioscorea em diversos agroecossistemas brasileiros (2010) Agrobiodiversidade No Brasil: Experiências E Caminhos Da Pesquisa, pp. 45-74. , 1st edn., L. C. Ming, M. C. M. Amorozo, and C. W. Kffuri (Eds.), Recife: NUPEEA; Veasey, E.A., Bressan, E.A., Siqueira, M.V.B.M., Borges, A., Queiroz-Silva, J.R., Pereira, K.J.C., Recchia, G.H., Ming, L.C., Genetic characterization of cassava (Manihot esculenta Crantz) and yam (Dioscorea trifida L.) landraces in swidden agriculture systems in Brazil (2012) Biodiversity in agriculture: Domestication, evolution, and sustainability, pp. 344-360. , In: Gepts P, Famula TR, Bettinger RL, Brush SB, Damania AB, McGuire PE, Qualset CO (eds), Cambridge Univ. Press, New York; Velez, G.A., The chagra: collective patrimony of the indigenous Amazonian communities (1998) Beyond Law, 6, pp. 121-142; Vogel, J.M., Rafalski, A., Powell, W., Morgante, M., Andre, C., Hanafey, M., Tingey, S.V., Application of genetic diagnostics to plant genome analysis and plant breeding (1996) HortScience, 31, pp. 1107-1108; Wolfe, A.D., (2000) ISSR protocols, , http://www.biosci.ohio-state.edu/~awolfe/ISSR/protocols.ISSR.html, Accessed 18 May 2009; Wolfe, A.D., ISSR techniques for evolutionary biology (2005) Methods Enzymol, 395, pp. 134-144; Wu, Z., Leng, C., Tao, Z., Wei, Y., Jiang, C., Genetic diversity of Dioscorea alata on ISSR analysis (2009) Zhongguo Zhong Yao Za Zhi, 34, pp. 3017-3020; Yeh, F.C., Yang, R.C., Boyle, T.B.J., Ye, Z.H., Mao, J.X., (1997) POPGENE, the User-Friendly Shareware for Population Genetic Analysis, , Edmonton: Mol Biol Biotechnol Centre, Canadian; Zhou, Y., Zhou, C., Yao, H., Liu, Y., Tu, R., Amplification of ISSR markers in detection of genetic variation among Chinese yam (Dioscorea opposita Thunb.) cultivars (2008) Life Sci J, 5, pp. 6-12; Zietkiewicz, E., Rafalski, A., Labuda, D., Genome fingerprinting by simple sequence repeat (SSR)-anchored polymerase chain reaction amplification (1994) Genomics, 20, pp. 176-183</text:p>
          </table:table-cell>
          <table:table-cell office:value-type="string" calcext:value-type="string">
            <text:p>Veasey, E. A.; Department of Genetics, Luiz de Queiroz College of Agriculture, University of São Paulo, Av. Pádua Dias 11, CP 83, Piracicaba, São Paulo, 13400-970, Brazil; email: eaveasey@usp.br</text:p>
          </table:table-cell>
          <table:table-cell table:number-columns-repeated="7"/>
          <table:table-cell office:value-type="float" office:value="9259864" calcext:value-type="float">
            <text:p>9259864</text:p>
          </table:table-cell>
          <table:table-cell/>
          <table:table-cell office:value-type="string" calcext:value-type="string">
            <text:p>GRCEE</text:p>
          </table:table-cell>
          <table:table-cell/>
          <table:table-cell office:value-type="string" calcext:value-type="string">
            <text:p>English</text:p>
          </table:table-cell>
          <table:table-cell office:value-type="string" calcext:value-type="string">
            <text:p>Genet. Resour. Crop. Evol.</text:p>
          </table:table-cell>
          <table:table-cell office:value-type="string" calcext:value-type="string">
            <text:p>Article</text:p>
          </table:table-cell>
          <table:table-cell office:value-type="string" calcext:value-type="string">
            <text:p>Scopus</text:p>
          </table:table-cell>
          <table:table-cell office:value-type="string" calcext:value-type="string">
            <text:p>2-s2.0-84890166302</text:p>
          </table:table-cell>
          <table:table-cell table:number-columns-repeated="983"/>
        </table:table-row>
        <table:table-row table:style-name="ro1">
          <table:table-cell office:value-type="string" calcext:value-type="string">
            <text:p>do Valle G.E., Lourencao A.L., Zucchi M.I., Pinheiro J.B., de Abreu A.G.</text:p>
          </table:table-cell>
          <table:table-cell office:value-type="string" calcext:value-type="string">
            <text:p>Population variability of Bemisia tabaci (Genn.) in different hosts</text:p>
          </table:table-cell>
          <table:table-cell office:value-type="float" office:value="2013" calcext:value-type="float">
            <text:p>2013</text:p>
          </table:table-cell>
          <table:table-cell office:value-type="string" calcext:value-type="string">
            <text:p>Genetics and Molecular Research</text:p>
          </table:table-cell>
          <table:table-cell office:value-type="float" office:value="12" calcext:value-type="float">
            <text:p>12</text:p>
          </table:table-cell>
          <table:table-cell office:value-type="float" office:value="4" calcext:value-type="float">
            <text:p>4</text:p>
          </table:table-cell>
          <table:table-cell/>
          <table:table-cell office:value-type="float" office:value="4615" calcext:value-type="float">
            <text:p>4615</text:p>
          </table:table-cell>
          <table:table-cell office:value-type="float" office:value="4624" calcext:value-type="float">
            <text:p>4624</text:p>
          </table:table-cell>
          <table:table-cell table:number-columns-repeated="2"/>
          <table:table-cell office:value-type="string" calcext:value-type="string">
            <text:p>10.4238/2013.October.17.4</text:p>
          </table:table-cell>
          <table:table-cell office:value-type="string" calcext:value-type="string">
            <text:p>http://www.scopus.com/inward/record.url?eid=2-s2.0-84886872072&amp;partnerID=40&amp;md5=2c52b5740feeae9c4097acab6485c2a0</text:p>
          </table:table-cell>
          <table:table-cell office:value-type="string" calcext:value-type="string">
            <text:p>Centro de Fitossanidade, Instituto Agronômico de Campinas, Campinas, SP, Brazil; Agência Paulista de Tecnologia dos Agronegócios, Piracicaba, SP, Brazil; Departamento de Genética, Escola Superior de Agricultura 'Luiz de Queiroz', Universidade de São Paulo, Piracicaba, SP, Brazil; Embrapa Arroz e Feijão, Santo Antônio de Goiás, GO, Brazil</text:p>
          </table:table-cell>
          <table:table-cell office:value-type="string" calcext:value-type="string">
            <text:p>do Valle, G.E., Centro de Fitossanidade, Instituto Agronômico de Campinas, Campinas, SP, Brazil; Lourenção, A.L., Centro de Fitossanidade, Instituto Agronômico de Campinas, Campinas, SP, Brazil; Zucchi, M.I., Agência Paulista de Tecnologia dos Agronegócios, Piracicaba, SP, Brazil; Pinheiro, J.B., Departamento de Genética, Escola Superior de Agricultura 'Luiz de Queiroz', Universidade de São Paulo, Piracicaba, SP, Brazil; de Abreu, A.G., Embrapa Arroz e Feijão, Santo Antônio de Goiás, GO, Brazil</text:p>
          </table:table-cell>
          <table:table-cell office:value-type="string" calcext:value-type="string">
            <text:p>The silverleaf whitefly, Bemisia tabaci (Genn.) (Hemiptera: Aleyrodidae), is a cryptic species complex that contains some of the most damaging pests in tropical and subtropical regions. Recent studies have indicated that this complex is composed of at least 24 distinct and morphologically indistinguishable species that mainly differ in their ability to transmit phytoviruses, adapt to hosts, and induce physiological changes in certain hosts. The importance of this species has been increasing worldwide, because it serves as a phytovirus vector, particularly for geminiviruses, in economically important crops. Here, we aimed to examine the population variability of B. tabaci populations inhabiting 6 agricultural crops grown in 5 regions of Brazil and 1 region of the USA; BRrep [Brasília (DF, Brazil) - cabbage], ILsoj [Urbana (IL/USA) - soybean], BJabo [Bom Jesus da Lapa (BA, Brazil) - pumpkin], CPsoj [Campinas (SP, Brazil) - soybean], UBman [Ubatuba (SP, Brazil) - cassava], and PEmel [Petrolina (PE, Brazil) - melon]. Thirteen polymorphic loci with 50 alleles were observed, with an average of 2.37 (range: 2.00-2.91) alleles per population. The UBman and PEmel B. tabaci populations were the most differentiated, which was probably caused by insect adaptation to the host plant and the use of insecticides. A 33.87% interpopulation variation was observed, indicating that microsatellites may be used to measure differentiation among these B. tabaci populations. Based on the comparison of microsatellites in the current study, only the Middle East-Asia Minor 1 population of B. tabaci was found in the six populations. © FUNPEC-RP.</text:p>
          </table:table-cell>
          <table:table-cell office:value-type="string" calcext:value-type="string">
            <text:p>Genetic variability; Molecular marker; Population variability; Silverleaf whitefly</text:p>
          </table:table-cell>
          <table:table-cell office:value-type="string" calcext:value-type="string">
            <text:p>adaptation; article; Brazil; genetic polymorphism; genetic variability; microsatellite marker; nonhuman; population differentiation; sweet potato whitefly; United States; allele; animal; Bayes theorem; biological model; disease carrier; gene; genetic marker; genetic polymorphism; genetics; Hemiptera; host range; parasitology; phylogeny; plant disease; population genetics; virology; Aleyrodidae; Bemisia argentifolii; Bemisia tabaci; Brassica oleracea var. capitata; Cucumis; Glycine max; Hemiptera; Hexapoda; Manihot esculenta; genetic marker; microsatellite DNA; Alleles; Animals; Bayes Theorem; Brazil; Genes, Insect; Genetic Markers; Genetics, Population; Hemiptera; Host Specificity; Insect Vectors; Microsatellite Repeats; Models, Genetic; Phylogeny; Plant Diseases; Polymorphism, Genetic; United States</text:p>
          </table:table-cell>
          <table:table-cell/>
          <table:table-cell office:value-type="string" calcext:value-type="string">
            <text:p>Genetic Markers</text:p>
          </table:table-cell>
          <table:table-cell table:number-columns-repeated="3"/>
          <table:table-cell office:value-type="string" calcext:value-type="string">
            <text:p>Arruda, G.P., Warumby, J.F., Lyra Netto, A.M.C., De França, G.E., (1998) Survey of the Whitefly Bemisia argentifolii (Homoptera: Aleyrodidae) Occurrence in the State of Pernambuco, , Congresso Brasileiro de Entomologia, Rio de Janeiro; Belkhir, K., Borsa, P., Chikhi, L., Raufaste, N., Bonhomme, F., (2002) GENETIX 4.04, Logiciel sous Windows TM pour la Génétique des Populations, , http://www.univ-montp2.fr/Egenetix/genetix/genetix.htm, Laboratoire Génome, Populations, Interactions: CNRS UMR 5000, Université de Montpellier II, Montpellier. Available at. Accessed January 2010; Berry, S.D., Fondong, V.N., Rey, C., Rogan, D., Molecular evidence for five distinct Bemisia tabaci (Homoptera: Aleyrodidae) geographic haplotypes associated with cassava plants in Sub-Saharan Africa (2004) An. Entomol. Soc. Am., 97, pp. 852-859; Brown, J.K., Frohlich, D.R., Rosell, R.C., The sweetpotato or silverleaf whiteflies: Biotypes of Bemisia tabaci or a species complex? (1995) Annu. Rev. Entomol, 40, pp. 511-534; Brown, J.K., Phylogenetic biology of the Bemisia tabaci Sibling Species Group (2010) Bemisia: Bionomics and Management of a Global Pest, pp. 31-67. , In: (Stansly PA and Naranjo SE, eds.). Springer, New York; Byrne, D.N., Bellows Jr., T.S., Parella, M.P., Whiteflies in Agricultural Systems (1990) Whiteflies: Their Bionomics, Pest Status, and Management, pp. 227-261. , In: (Gerling D, ed.). UK: Intercept Ltd, Andover; Creste, S., Tulmann Neto, A., Figueira, A., Detection of single repeat polymorphism in denaturing polyacrylamide sequencing gels by silver staining (2001) Plant Mol. Biol. Rep., 19, pp. 299-306; Dalmon, A., Halkett, F., Granier, M., Delatte, H., Genetic structure of the invasive pest Bemisia tabaci: Evidence of limited but persistent genetic differentiation in glasshouse populations (2008) Heredity, 100, pp. 316-325. , (Edinb.); De Barro, P.J., Scott, K.D., Graham, G.C., Lange, C.L., Isolation and characterization of microsatellite loci in of Bemisia tabaci (2003) Mol. Ecol. Notes, 3, pp. 40-43; De Barro, P.J., Trueman, J.W., Frohlich, D.R., Bemisia argentifolii is a race of B. tabaci (Hemiptera: Aleyrodidae): The molecular genetic differentiation of B. tabaci populations around the world (2005) Bull. Entomol. Res., 95, pp. 193-203; De Barro, P.J., Liu, S.S., Boykin, L.M., Dinsdale, A.B., Bemisia tabaci: A statement of species status (2011) Annu. Rev. Entomol., 56, pp. 1-19; Delatte, H., David, P., Granier, M., Lett, J.M., Microsatellites reveal extensive geographical, ecological and genetic contacts between invasive and indigenous whitefly biotypes in an insular environment (2006) Genet. Res., 87, pp. 109-124; do Valle, G.E., Zucchi, M.I., Stabellini, N.S., Lourenção, A.L., Population genetic structure of Bemisia tabaci (Hemiptera: Aleyrodidae) utilizing microsatellite markers (2011) Neotrop. Entomol., 40, pp. 204-211; Evanno, G., Regnaut, S., Goudet, J., Detecting the number of clusters of individuals using the software STRUCTURE: A simulation study (2005) Mol. Ecol., 14, pp. 2611-2620; Felseinstein, J., PHYLIP-Phylogeny Inference Package (version 3.2) (1989) Cladistics, 5, pp. 164-166; Fontes, F., Colombo, C.A., Lourenção, A.L., Molecular characterization and genetic divergence of Bemisia tabaci (Genn.) (Hemiptera: Aleyrodidae) on different crops and growing areas (2010) Neotrop. Entomol., 39, pp. 221-226; Gauthier, N., Dalleau-Clouet, C., Bouvret, M.E., Twelve new polymorphic microsatellite loci and PCR multiplexing in the whitefly, Bemisia tabaci (2008) Mol. Ecol. Resour., 8, pp. 1004-1007; Goudet, J., (2001) FSTAT, A Program to Estimate and Test Gene Diversities and Fixation Indices, , http://www2.unil.ch/popgen/softwares/fstat.htm, (Version 2.9.3). Available at. Accessed January, 2010, Updated from Goudet (1995); Jones, D.R., Plant viruses transmitted by whiteflies (2003) Eur. J. Plant Pathol., 109, pp. 195-219; Lima, L.H.C., Campos, L., Moretzsohn, M.C., Návia, D., Genetic diversity of Bemisia tabaci (Genn.) populations in Brazil revealed by RAPD markers (2002) Gen. Mol. Biol., 25, pp. 217-223; Lourenção, A.L., Nagai, H., Outbreaks of Bemisia tabaci population in the State of São Paulo, Brazil (1994) Bragantia, 53, pp. 53-59; Lourenção, A.L., Miranda, M.A.C., Alves, S.B., Epizootic occurrence of Verticillium lecanii on Bemisia tabaci B biotype (Hemiptera: Aleyrodidae) in the State of Maranhão, Brazil (2001) Neotrop. Entomol., 30, pp. 183-185; Martin, J.H., Mound, L.A., An annotated check list of the world's whiteflies (Insecta: Hemiptera: Aleyrodidae) (2007) Zootaxa, 1492, pp. 1-84; Mound, L.A., Host-correlated variation in Bemisia tabaci (Gennadius) (Homoptera: Aleyrodidae) (1963) Proc. Roy. Entomol. Soc. Lond. A Gen. Entomol., 38, pp. 171-180; Moya, A., Guirao, P., Cifuentes, D., Beitia, F., Genetic diversity of Iberian populations of Bemisia tabaci (Hemiptera: Aleyrodidae) based on random amplified polymorphic DNA-polymerase chain reaction (2001) Mol. Ecol., 10, pp. 891-897; Nei, M., Estimation of average heterozygosity and genetic distance from a small number of individuals (1978) Genetics, 89, pp. 583-590; Perring, T.M., The Bemisia tabaci species complex (2001) Crop Prot., 20, pp. 725-737; Silva, P.R.Q., (2006) Molecular Characterization and Development of Specific Markers for the Detection of Bemisia tabaci biotypes, , Doctoral thesis. Universidade de Brasília, Brasília; Simón, B., Cenis, J.L., De La Rúa, P., Distribution patterns of the Q and B biotypes of Bemisia tabaci in the Mediterranean Basin based on microsatellite variation (2007) Entomol. Exp. Appl., 124, pp. 327-336; Sosa-Goméz, D.R., Moscardi, F., Santos, M., (1997) Bemisia spp. na Cultura de Soja: Ocorrência, Controle Quimíco e Incidência do Fungo Entomopatogênico Paecilomyces spp. Congresso Brasileiro de Entomologia, p. 144. , Salvador; Sun, D.B., Xu, J., Luan, J.B., Liu, S.S., Reproductive incompatibility between the B and Q biotypes of the whitefly Bemisia tabaci in China: Genetic and behavioural evidence (2011) Bull. Entomol. Res., 101, pp. 211-220; Tamai, M.A., Martins, M.C., Lopes, P.V.L., Oliveira, A.C.B., (2006) Loss of Productivity in Soybean Caused by Whitefly in the State of Bahia, Brazil, p. 20. , Comunicado Técnico, Fundação BA, Barreiras; Tsagkarakou, A., Roditakis, N., Isolation and characterization of microsatellite loci in Bemisia tabaci (Hemiptera: Aleyrodidae) (2003) Mol. Ecol. Notes, 3, pp. 196-198; Tsagkarakou, A., Tsigenopoulos, C.S., Gorman, K., Lagnel, J., Biotype status and genetic polymorphism of the whitefly Bemisia tabaci (Hemiptera: Aleyrodidae) in Greece: Mitochondrial DNA and microsatellites (2007) Bull. Entomol. Res., 97, pp. 29-40; Villas Bôas, G.L., França, F.H., Ávila, A.C., Bezerra, I.C., Manejo Integrado da Mosca Branca Bemisia argentifolii (1997) Circular Técnica, p. 9. , Embrapa-CNPH, Brasília; Wang, P., Ruan, Y.M., Liu, S.S., Crossing experiments and behavioral observations reveal reproductive incompatibility among three putative species of the whitefly Bemisia tabaci (2010) Insect Sci., 17, pp. 508-516; Weir, B.S., Cockerham, C.C., Estimating F-statistics for the analysis of population structure (1984) Evolution, 38, pp. 1358-1370; Xu, J., De Barro, P.J., Liu, S.S., Reproductive incompatibility among genetic groups of Bemisia tabaci supports the proposition that the whitefly is a cryptic species complex (2010) Bull. Entomol. Res., 100, pp. 359-366; Yuki, V.A., Novaes, Q.S., São José, A.R., Rezende, J.A.M., Colonização de Bemisia tabaci(Genn) (Hemiptera: Aleyrodidae) em Maracujazeiro (Passiflora edulis f. flavicarpa) e Transmissão de um Geminivírus (2002), p. 316. , Congresso Brasileiro de Entomologia, Manaus</text:p>
          </table:table-cell>
          <table:table-cell office:value-type="string" calcext:value-type="string">
            <text:p>Lourenção, A. L.; Centro de Fitossanidade, Instituto Agronômico de Campinas, Campinas, SP, Brazil; email: andre@iac.sp.gov.br</text:p>
          </table:table-cell>
          <table:table-cell table:number-columns-repeated="2"/>
          <table:table-cell office:value-type="string" calcext:value-type="string">
            <text:p>Fundacao de Pesquisas Cientificas de Ribeirao Preto</text:p>
          </table:table-cell>
          <table:table-cell table:number-columns-repeated="4"/>
          <table:table-cell office:value-type="float" office:value="16765680" calcext:value-type="float">
            <text:p>16765680</text:p>
          </table:table-cell>
          <table:table-cell table:number-columns-repeated="2"/>
          <table:table-cell office:value-type="float" office:value="24222237" calcext:value-type="float">
            <text:p>24222237</text:p>
          </table:table-cell>
          <table:table-cell office:value-type="string" calcext:value-type="string">
            <text:p>English</text:p>
          </table:table-cell>
          <table:table-cell office:value-type="string" calcext:value-type="string">
            <text:p>Genet. Mol.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886872072</text:p>
          </table:table-cell>
          <table:table-cell table:number-columns-repeated="983"/>
        </table:table-row>
        <table:table-row table:style-name="ro1">
          <table:table-cell office:value-type="string" calcext:value-type="string">
            <text:p>Poltronieri T.P.S., de Azevedo L.A.S., da Silva D.E.M.</text:p>
          </table:table-cell>
          <table:table-cell office:value-type="string" calcext:value-type="string">
            <text:p>Effect of temperature on mycelial growth and conidial production and germination for Colletotrichum gloeosporioides isolated from juçara palm fruits (Euterpe edulis Mart) [Efeito da temperatura no crescimento micelial, produção e germinação de conídios de Colletotrichum gloeosporioides, isolados de frutos de palmeira juçara (Euterpe edulis Mart)]</text:p>
          </table:table-cell>
          <table:table-cell office:value-type="float" office:value="2013" calcext:value-type="float">
            <text:p>2013</text:p>
          </table:table-cell>
          <table:table-cell office:value-type="string" calcext:value-type="string">
            <text:p>Summa Phytopathologica</text:p>
          </table:table-cell>
          <table:table-cell office:value-type="float" office:value="39" calcext:value-type="float">
            <text:p>39</text:p>
          </table:table-cell>
          <table:table-cell office:value-type="float" office:value="4" calcext:value-type="float">
            <text:p>4</text:p>
          </table:table-cell>
          <table:table-cell/>
          <table:table-cell office:value-type="float" office:value="281" calcext:value-type="float">
            <text:p>281</text:p>
          </table:table-cell>
          <table:table-cell office:value-type="float" office:value="285" calcext:value-type="float">
            <text:p>285</text:p>
          </table:table-cell>
          <table:table-cell table:number-columns-repeated="2"/>
          <table:table-cell office:value-type="string" calcext:value-type="string">
            <text:p>10.1590/S0100-54052013000400009</text:p>
          </table:table-cell>
          <table:table-cell office:value-type="string" calcext:value-type="string">
            <text:p>http://www.scopus.com/inward/record.url?eid=2-s2.0-84892961597&amp;partnerID=40&amp;md5=a21500f71ec5593e79421854bcefc436</text:p>
          </table:table-cell>
          <table:table-cell office:value-type="string" calcext:value-type="string">
            <text:p>Departamento de Fitopatologia e Entomologia, Instituto de Biologia, Universidade Federal Rural do Rio de Janeiro, CEP 23890-000, Rio de Janeirom, Seropedica, RJ. 2012, Brazil</text:p>
          </table:table-cell>
          <table:table-cell office:value-type="string" calcext:value-type="string">
            <text:p>Poltronieri, T.P.S., Departamento de Fitopatologia e Entomologia, Instituto de Biologia, Universidade Federal Rural do Rio de Janeiro, CEP 23890-000, Rio de Janeirom, Seropedica, RJ. 2012, Brazil; de Azevedo, L.A.S., Departamento de Fitopatologia e Entomologia, Instituto de Biologia, Universidade Federal Rural do Rio de Janeiro, CEP 23890-000, Rio de Janeirom, Seropedica, RJ. 2012, Brazil; da Silva, D.E.M., Departamento de Fitopatologia e Entomologia, Instituto de Biologia, Universidade Federal Rural do Rio de Janeiro, CEP 23890-000, Rio de Janeirom, Seropedica, RJ. 2012, Brazil</text:p>
          </table:table-cell>
          <table:table-cell office:value-type="string" calcext:value-type="string">
            <text:p>Juçara palm tree (Euterpe edulis) is one of the most important species in the Atlantic Forest. E. edulis is in the list of endangered forest species. Anthracnose, caused by C. gloeosporioides, is the major disease of juçara fruit. This pathogen affects seed germination and can cause total loss of fruit pulp production. The aim of this study was to evaluate the influence of temperature on the development of four Colletotrichum gloeosporioides isolates from juçara fruits. The isolates were obtained from diseased fruits from the region of Paraty-Rio de Janeiro State and Ubatuba-São Paulo State, Brazil. From C. gloeosporioides monosporic isolates, 7mm-diameter mycelial discs were transferred to Petri dishes containing PDA medium and subjected to the temperatures of 20°25°, 28°, 32° and 35°C for seven days at 12-h photoperiod in a BOD chamber. The following variables were evaluated: mycelial growth by daily measuring the orthogonal plate, conidial production and germination at seven days of age (inoculation). The highest C. gloeosporioides mycelial growth rate occurred at 28°C, followed by 25°C. Conidial production was higher at 28°C, then at 30°C. Conidial germination was higher at 28°C, reaching 84% to 87%. It was concluded that the mycelial growth and the conidial production and germination for C. gloeosporioides isolates is high at the temperature of 28°C.</text:p>
          </table:table-cell>
          <table:table-cell office:value-type="string" calcext:value-type="string">
            <text:p>Acai palm; Anthracnose; Atlantic forest; Heart of palm; In vitro multiplication</text:p>
          </table:table-cell>
          <table:table-cell table:number-columns-repeated="6"/>
          <table:table-cell office:value-type="string" calcext:value-type="string">
            <text:p>da Batista, D.C., (2012) Cultivo da mangueira: Doenças., , http://sistemasdeproducao.cnptia.embrapa.br/FontesHTML/Manga/CultivodaMangueira_2ed/doencas.htm, 2. ed. Embrapa Semiárido (Sistemas de Produção, 2) Disponível em:. Acesso em 13. Jun; Benato, E.A., Controle de doenças pós-colheita em frutas tropicais (1999) Summa Phytopathologica, 25 (1), pp. 90-93. , Piracicaba; Benato, E.A., Cia, P., Souza, N.L., Manejo de doenças de frutos pós-colheita (2001) Revisão anual de patologia de plantas, 9, pp. 403-440. , Passo Fundo; Cardoso, L.M.C., Leite, J.P.V., Palmeira juçara: A esxploração dos frutos é mais ecológica e rentável do que a do Palmito (2009) Espaço do Produtor, , https://www2.cead.ufv.br/espacoProdutor/scripts/verArtigo.php?codigo=19&amp;acao=exibir, Universidade Federal de Viçosa, Disponível em: Acesso em: 20 mai. 2012; (2012) Média climática no município de Ubatuba, , http://www.cpa.unicamp.br/outrasinformacoes/clima_muni_624.html, Centro de Pesquisas Meteorológicas e Climáticas Aplicadas a Agricultura, Campinas, Disponivel em:. Acesso em: 16. mar. 2012; Média climática no município de Paraty, , http://clima1.cptec.inpe.br/, Centro de Previsão de Tempo e Estudos Climáticos. Disponível em:. Acesso em: 16. mai. 2012; Costa, E.A.D., Corbellini, L.M., Reis, C.S., Santos, A.S., Cheraulti, V.J., Silva, M.B.M., (2006) Produção de polpa e sementes dos frutos de Euterpe edulis-Uma alternativa de geração de renda e uso sustentável da mata Atlântica, , Ubatuba, Instituto de Permacultura e Ecovilas da Mata Atlântica, São Paulo; Cox, M.L., Irwin, J.A.G., Conidium and apressorium variation in Australian isolates of the Colletotrichum gloeosporioides group and closely related species (1988) Australian Systematic Botany, 1, pp. 139-144. , Collingwood; Denner, F.D.N., Kotzé, J.M., Putterill, J.F., The effect of temperature on spore germination, growth and appressorium formation of Colletotrichum gloeosporioides and Dothiorella aromatica (1986) South African Avocado Growers Association Yearbook, 9, pp. 19-22; Dias, M.D., Pozza, E.A., de Abreu, M.S., Miranda, E.O., Efeito da temperatura no crescimento micelial, produção e germinação de conídios de Colletotrichum spp. isolados de Coffea arabica L (2005) Ciência e Agrotecnologia, 29 (3), pp. 545-552. , Lavras; Goos, R.D., Tschirsch, M., Effect of environmental factors on spore germination, spore survival, and growth of Gloeosporium musarum (1962) Mycologia, Lawrence, 54, pp. 353-367; Maia, F.G.M., Armesto, C., Zancan, W.L.A., Maia, J.B., Abreu, M.S., Efeito da temperatura no crescimento micelial, produção e germinação de conídios de Colletotrichum spp. isolados de mangueira com sintomas de antracnose (2011) Bioscience Journal, 27 (2), pp. 205-210. , Uberlândia; Oliveira, J.A., (1991) Efeito do tombamento fungicida em sementes no controle de tombamento de plântulas de pepino (Cucumis sativas L.) e pimentão (Capsicum annanum L.)., , 111 f. Dissertação (Mestrado em Fitossanidade)-Escola Superior de Agricultura de Lavras, Lavras; Reis, D.C., Azevedo, L.A.S., Manejo dos frutos da palmeira juçara (Euterpe edulis) para obtenção de polpa como uma alternativa de renda para comunidades caiçaras no município de Ubatuba, SP (2010) Simpósio de Pesquisa em Mata Atlântica, Engenheiro Paulo de Frontin, p. 33. , In: 1., 2010, Rio de Janeiro. Resumos Rio de Janeiro: Instituto Zoobotânico de Morro Azul; de Rollemberg, C.L., (2008) Mancha das folhas da macieira: Caracterização fisiológica dos agentes causais, controle biológico com bactérias residentes de filoplano e sensibilidade dos antagonistas a fungicidas e inseticidas., , 124f. Dissertação (Mestrado em Agronomia)-Universidade Federal do Paraná, Curitiba; Silva, M.G.C.P.C., Barretto, W.S., Serôdio, M.H., (2004) Comparação nutricional da polpa dos frutos de juçara e de açaí, , http://www.ceplac.gov.br/index.asp, Ilhéus: Centro de Pasquisa do Cacau, Ministério da Agricultura, Agropecuária e Abastecimento, Disponível em:. Acesso em: 25. maio. 2012; Soares, A.R., Lourenço, S.A., Amorim, L., Infecção de goiabas por Colletotrichum gloeosporioides e Colletotrichum acutatum sob diferentes temperturas e periodo de molhamento (2008) Tropical Plant Patology, 33 (4), pp. 265-272. , Brasília; Tozze Jr., H.J., Mello, B.A., Massola Jr., N.S., Caracterização morfológica e fisiológica de isolados de Colletotrichum sp. causadores de antracnose em solanaceas (2006) Summa Phytopathologica, 32 (1), pp. 77-79. , Botucatu; Vinnere, O., Aproaches to species delineation in anamorphic (mitosporic) fungi: A study on two extreme cases (2004) Comprehensive Summaries of Uppsala Dissertations from the Faculty of Science ad Technology, 917, p. 72. , Uppsala; Wilson, L.L., Madden, L.V., Ellis, M.A., Influence of temperature and wetness duration on infection of immature and mature strawberry fruit by Colletotrichum acutatum (1990) Phytopathology, 80, pp. 111-116. , St. Paul</text:p>
          </table:table-cell>
          <table:table-cell office:value-type="string" calcext:value-type="string">
            <text:p>Poltronieri, T. P. S.; Departamento de Fitopatologia e Entomologia, Instituto de Biologia, Universidade Federal Rural do Rio de Janeiro, CEP 23890-000, Rio de Janeirom, Seropedica, RJ. 2012, Brazil; email: tathianne_pastana@hotmail.com</text:p>
          </table:table-cell>
          <table:table-cell table:number-columns-repeated="7"/>
          <table:table-cell office:value-type="float" office:value="1005405" calcext:value-type="float">
            <text:p>1005405</text:p>
          </table:table-cell>
          <table:table-cell table:number-columns-repeated="3"/>
          <table:table-cell office:value-type="string" calcext:value-type="string">
            <text:p>English; Portuguese</text:p>
          </table:table-cell>
          <table:table-cell office:value-type="string" calcext:value-type="string">
            <text:p>Summa Phytopathologica</text:p>
          </table:table-cell>
          <table:table-cell office:value-type="string" calcext:value-type="string">
            <text:p>Note</text:p>
          </table:table-cell>
          <table:table-cell office:value-type="string" calcext:value-type="string">
            <text:p>Scopus</text:p>
          </table:table-cell>
          <table:table-cell office:value-type="string" calcext:value-type="string">
            <text:p>2-s2.0-84892961597</text:p>
          </table:table-cell>
          <table:table-cell table:number-columns-repeated="983"/>
        </table:table-row>
        <table:table-row table:style-name="ro1">
          <table:table-cell office:value-type="string" calcext:value-type="string">
            <text:p>Fransozo V., da Silva T.E., Fumis P.B., Bertini G., de Lima P.A.</text:p>
          </table:table-cell>
          <table:table-cell office:value-type="string" calcext:value-type="string">
            <text:p>Ecological distribution and population structure of Acantholobulus schmitti (Rathbun, 1930) (Crustacea, Decapoda, Xanthoidea) on the southeastern Brazilian coast</text:p>
          </table:table-cell>
          <table:table-cell office:value-type="float" office:value="2013" calcext:value-type="float">
            <text:p>2013</text:p>
          </table:table-cell>
          <table:table-cell office:value-type="string" calcext:value-type="string">
            <text:p>Brazilian Journal of Oceanography</text:p>
          </table:table-cell>
          <table:table-cell office:value-type="float" office:value="61" calcext:value-type="float">
            <text:p>61</text:p>
          </table:table-cell>
          <table:table-cell office:value-type="float" office:value="4" calcext:value-type="float">
            <text:p>4</text:p>
          </table:table-cell>
          <table:table-cell/>
          <table:table-cell office:value-type="float" office:value="277" calcext:value-type="float">
            <text:p>277</text:p>
          </table:table-cell>
          <table:table-cell office:value-type="float" office:value="287" calcext:value-type="float">
            <text:p>287</text:p>
          </table:table-cell>
          <table:table-cell table:number-columns-repeated="2"/>
          <table:table-cell office:value-type="string" calcext:value-type="string">
            <text:p>10.1590/S1679-87592013000400008</text:p>
          </table:table-cell>
          <table:table-cell office:value-type="string" calcext:value-type="string">
            <text:p>http://www.scopus.com/inward/record.url?eid=2-s2.0-84892838417&amp;partnerID=40&amp;md5=c8ca8b37fcdbbaaa6bf66c643f1e210c</text:p>
          </table:table-cell>
          <table:table-cell office:value-type="string" calcext:value-type="string">
            <text:p>Universidade Estadual do Sudoeste da Bahia, UESB, Departamento de Ciências Naturais, Campus de Vitória da Conquista, 45031-900 Vitória da Conquista, BA, Brazil; Universidade Estadual Paulista 'Julio de Mesquita Filho' - UNESP, Instituto de Biociências de Botucatu, Departamento de Zoologia, Distrito de Rubião Júnior S/N, 18618-970 Botucatu, SP, Brazil; Universidade Estadual Paulista 'Julio de Mesquita Filho', UNESP, Campus Registro, Rua Nelson Brihi Badur 430, 11900-000 Registro, SP, Brazil</text:p>
          </table:table-cell>
          <table:table-cell office:value-type="string" calcext:value-type="string">
            <text:p>Fransozo, V., Universidade Estadual do Sudoeste da Bahia, UESB, Departamento de Ciências Naturais, Campus de Vitória da Conquista, 45031-900 Vitória da Conquista, BA, Brazil; da Silva, T.E., Universidade Estadual Paulista 'Julio de Mesquita Filho' - UNESP, Instituto de Biociências de Botucatu, Departamento de Zoologia, Distrito de Rubião Júnior S/N, 18618-970 Botucatu, SP, Brazil; Fumis, P.B., Universidade Estadual Paulista 'Julio de Mesquita Filho' - UNESP, Instituto de Biociências de Botucatu, Departamento de Zoologia, Distrito de Rubião Júnior S/N, 18618-970 Botucatu, SP, Brazil; Bertini, G., Universidade Estadual Paulista 'Julio de Mesquita Filho', UNESP, Campus Registro, Rua Nelson Brihi Badur 430, 11900-000 Registro, SP, Brazil; de Lima, P.A., Universidade Estadual Paulista 'Julio de Mesquita Filho' - UNESP, Instituto de Biociências de Botucatu, Departamento de Zoologia, Distrito de Rubião Júnior S/N, 18618-970 Botucatu, SP, Brazil</text:p>
          </table:table-cell>
          <table:table-cell office:value-type="string" calcext:value-type="string">
            <text:p>This investigation analyzed the ecological distribution and population structure of A. schmitti on the southeastern coast of Brazil. Crabs were sampled monthly from January 1998 to December 1999 at the following bays: Ubatumirim (UBM), Ubatuba (UBA) and Mar Virado (MV). Water and sediment samples were also collected from all sampling sites for an analysis of environmental factors. Acantholobus schmitti was most abundant at UBM (224), followed by UBA (154) and MV (23) but its abundance showed no association with the environmental factors analyzed. The low abundance of these crabs in MV may be due to the high wave action that moved biodetritic material accumulated on the bottom and frequently removed small crabs from their sheltered positions among the shell fragments. The individuals captured included 269 males and 132 females, of which only 4 specimens were brooding females. Juvenile recruitment occurred throughout the year, but was less intense in the spring. The major abundance of individuals as well as of ovigerous females occurred during 1999, when the entrance of the South Atlantic Central Waters (SACW) was stronger than in previous year. This environmental influence could be the main factor modulating this population.</text:p>
          </table:table-cell>
          <table:table-cell office:value-type="string" calcext:value-type="string">
            <text:p>Abundance; Environmental factors; Panopeidae; Water mass</text:p>
          </table:table-cell>
          <table:table-cell table:number-columns-repeated="6"/>
          <table:table-cell office:value-type="string" calcext:value-type="string">
            <text:p>Ab'Saber, A.N., Contribuição à geomorfologia do litoral paulista (1955) Rev. Bras. Geogr., 17 (1), pp. 3-48; Alunno-Bruscia, M.B., Saint-Marine, B., Abdomen allometry, ovary development, and growth of female snow crab, Chionoecetes opilio (Brachyura, Majidae), in the northwestern Gulf of St. Lawrence (1998) Can. J. Fish. Aquat. Sci., 55 (2), pp. 459-477; Alves, D.F.R., Barros-Alves, S.P., Cobo, V.J., Lima, D.J.M., Fransozo, A., Checklist of the brachyuran crabs (Crustacea: Decapoda) in the rocky subtidal zone of Vitória Archipelago, southeast coast of Brazil (2012) Check List, 8 (5), pp. 940-950; Baeza, J.A., Braga, A.A., López-Greco, L.S., Perez, E., Negreiros-Fransozo, M.L., Fransozo, A., Population dynamics, sex ratio and size at sex change in a protandric simultaneous hermaphrodite, the spiny shrimp Exhippolysmata oplophoroides (2010) Mar. Biol., 157 (12), pp. 2643-2653; Benetti, A.S., Negreiros-Fransozo, M.L., Relative growth of Uca burgersi (Crustacea, Ocypodidae) from two mangroves in the southeastern Brazilian coast (2004) Iheringia, Ser. Zool., 94 (1), pp. 67-72; Bertini, G., Fransozo, A., Bathymetric distribution of brachyuran crab (Crustacea, Decapoda) communities on coastal soft bottom off southeastern Brazil (2004) Mar. Ecol.: Prog. Ser., 279, pp. 193-200; Bertini, G., Fransozo, A., Costa, R.C., Ecological distribution of three species of Persephona (Brachyura, Leucosiidae) in the Ubatuba region, São Paulo, Brazil (2001) Nauplius, 9 (1), pp. 31-42; Bertini, G., Fransozo, A., Melo, G.A.S., Biodiversity of brachyuran crabs (Crustacea: Decapoda) from non-consolidaded sublitoral bottom on the northern coast of São Paulo State, Brazil. Brazil (2004) Biodiversity Conserv., 13 (12), pp. 2185-2207; Bertini, G., Fransozo, A., Negreiros-Fransozo, M.L., Brachyuran soft-bottom assemblage from marine shallow waters in the southeastern Brazilian littoral (2010) Mar. Biodiversity, 40 (4), pp. 277-291; Braga, A.A., Fransozo, A., Bertini, G., Fumis, P.B., Bathymetric distribution and recruitment of the spider crab Libinia spinosa H. Milne Edwards 1834 in the Ubatuba and Caraguatatuba regions, northern coast of São Paulo, Brazil (Crustacea, Brachyura, Majoidea, Pisidae) (2007) Senckenbergiana Biol., 87 (1), pp. 7-16; Braga, A.A., Fransozo, A., Bertini, G., Fumis, P.B., Composition and abundance of the crabs (Decapoda, Brachyura) off Ubatuba and Caraguatatuba, northern coast of São Paulo, Brazil (2005) Biota Neotrop., 5 (2); Branco, J.O., Fracasso, H.A.A., Ocorrência e abundância da carcinofauna acompanhante na pesca do camarão sete-barbas Xiphopenaeus kroyeri Heller (Crustacea, Decapoda), na Armação do Itapocoroy, Penha, Santa Catarina, Brasil (2004) Rev. Bras. Zool., 21 (2), pp. 295-301; Brockerhoff, A.M., McLay, C.L., Mating behaviour, female receptivity and male-male competition in the intertidal crab Hemigrapsus sexdentatus (Brachyura: Grapsidae) (2005) Mar. Ecol.: Prog. Ser., 290, pp. 179-191; Buchanan, B.A., Stoner, A.W., Distributional patterns of blue crabs (Callinectes spp) in tropical estuarine lagoon (1988) Estuaries, 11 (4), pp. 231-239; Castiglioni, D.S., Negreiros-Fransozo, M.L., Comparative population biology of Uca rapax (Smith, 1870) (Brachyura, Ocypodidae) from two subtropical mangrove habitats on the Brazilian coast (2005) J. Nat. Hist., 39 (19), pp. 1627-1640; Castro-Filho, B.M., Miranda, L.B., Miyao, S.Y., Condições hidrográficas na plataforma continental ao largo de Ubatuba: Variações sazonais e em média escala (1987) Bol. Inst. Oceanogr., 35 (2), pp. 135-151; Coelho, P.A., Coelho-Filho, P.A., Taxonomia e distribuição dos Eucratopsinae pertencentes aos gêneros Eurytium, Cyrtoplax e Eurypanopeus (Crustacea, Decapoda, Xanthidae) do litoral brasileiro (1994) Rev. Nord. Zool., 1 (1), pp. 101-124; Costa, R.C., Fransozo, A., Abundance and ecological distribution of the shrimp Rimapenaeus constrictus (Crustacea, Penaeidae) on the northern coast of São Paulo, Brazil (2004) J. Nat. Hist., 38 (7), pp. 901-912; Costa, R.C., Fransozo, A., Castilho, A.L., Freire, F.A.M., Annual, seasonal and spatial variation of abundance of the shrimp Artemesia longinaris (Decapoda: Penaeoidea) in south-eastern Brazil (2005) J. Mar. Biol. Assoc. U K., 85 (1), pp. 107-112; Costa, R.C., Fransozo, A., Freire, F.A.M., Castilho, A.L., Abundance and ecological distribution of the "sete barbas" shrimp Xiphopenaeus kroyeri (Heller, 1862) (Decapoda: Penaeoidea) in three bays of the Ubatuba region, southeastern Brazil (2007) Gulf Carib. Res., 19 (1), pp. 33-41; Costa, R.C., Fransozo, A., Mantelatto, F.L.M., Castro, R.H., Occurrence of shrimp species (Crustacea: Decapoda: Natantia: Penaeidea and Caridea) in Ubatuba Bay, Ubatuba, SP, Brazil (2000) Proc. Biol. Soc. Washington, 113 (3), pp. 776-781; De Léo, F.C., Pires-Vanin, A.M.S., Benthic megafauna communities under the influence of the South Atlantic Central Water intrusion onto the Brazilian SE shelf: A comparison between an upwelling and a non-upwelling ecosystem (2006) J. Mar. Syst., 60 (3-4), pp. 268-284; Díaz, H., Conde, J.E., Population dynamics and life history of the mangrove crab Aratus pisonii (Brachyura, Grapsidae) in a marine environment (1989) Bull. Mar. Sci., 45 (1), pp. 148-163; Fransozo, A., Mantelatto, F.L.M., Bertini, G., Fernandes-Góes, L.C., Martinelli, J.M., Distribution and assemblages of anomuran crustaceans in Ubatuba Bay, north coast of São Paulo State, Brazil (1998) Acta Biol. Venez., 18 (4), pp. 17-25; Fransozo, A., Negreiros-Fransozo, M.L., Mantelatto, F.L.M., Pinheiro, M.A.A., Santos, S., Composição e distribuição dos Brachyura (Crustacea, Decapoda) do sublitoral não consolidado na Enseada da Fortaleza, Ubatuba (SP) (1992) Rev. Bras. Biol., 52 (4), pp. 667-675; Fumis, P.B., Fransozo, A., Bertini, G., Braga, A.A., Morphometry of the crab Hexapanopeus schmitti (Decapoda: Xanthoidea) on the northern coast of the state of São Paulo, Brazil (2007) Rev. Biol. Trop., 55 (SUPPL. 1), pp. 163-169; Håkanson, L., Jansson, M., (1983) Principles of lake sedimentology, p. 315. , Berlin: New York: Springer-Verlag; Haley, S.R., Sex ratio as a function of size in Hippa pacifica Dana (Crustacea, Anomura, Hippidae): A test of the sex reversal and differential growth rate hypotheses (1979) Am. Nat., 113 (3), pp. 391-397; Hartnoll, R.G., Growth (1982) The biology of crustacea: Embryology, morphology and genetics., pp. 11-196. , In: BLISS, D. E. (Ed.). 2. ed. New York: Academic Press; Hartnoll, R.G., Mating in the Brachyura (1969) Crustaceana, 16 (2), pp. 161-181; Hebling, N.J., Mantelatto, F.L.M., Negreiros-Fransozo, M.L., Fransozo, A., Levantamento e distribuição de braquiúros e anomuros (Crustacea, Decapoda) dos sedimentos sublitorais da região da Ilha Anchieta, Ubatuba (SP) (1994) Bol. Inst. Pesca, 21, pp. 1-9; Lavrado, H.P., Falcão, A.P.C., Carvalho-Cunha, P., Silva, S.H.G., Composition and distribution of Decapoda from Guanabara Bay, RJ (2000) Nauplius, 8 (1), pp. 15-23; Mahiques, M.M., Dinâmica sedimentar atual nas enseadas da região de Ubatuba, estado de São Paulo (1995) Bol. Inst. Oceanogr., 43 (2), pp. 111-122; Mahiques, M.M., Tessler, M.G., Furtado, V.V., Characterization of energy gradient in enclosed bays of Ubatuba region, south-eastern Brazil (1998) Estuarine, Coastal Shelf Sci., 47 (4), pp. 431-446; Mantelatto, F.M.L., Fransozo, A., Brachyuran community in Ubatuba Bay, northern coast of São Paulo State, Brazil (2000) J. Shellfish Res., 19 (2), pp. 701-709; Mantelatto, F.L.M., Fransozo, A., Characterization of the physical and chemical parameters of Ubatuba Bay, northern coast of São Paulo State, Brazil (1999) Rev. Bras. Biol., 59 (1), pp. 23-31; Mantelatto, F.L.M., Fransozo, A., Reproductive biology and moulting cycle of the crab Callinectes ornatus (Decapoda, Porunidae) from the Ubatuba region, São Paulo, Brazil (1999) Crustaceana, 72 (1), pp. 63-76; Mantelatto, F.L.M., Fransozo, A., Negreiros-Fransozo, M.L., Distribuição do caranguejo Hepatus pudibundus (Herbst, 1785) (Crustacea, Decapoda, Brachyura) na Enseada de Fortaleza, Ubatuba (SP), Brasil (1995) Bol. Inst. Oceanogr., 43 (1), pp. 51-61; Mantelatto, F.L.M., Fransozo, A., Negreiros-Fransozo, M.L., Population-structure of Hepatus-pudibundus (Decapoda, Calappidae) in Forataleza Bay, Brazil (1995) Rev. Biol. Trop., 43 (1-3), pp. 265-270; Melo, G.A.S., (1996) Manual de identificação dos Brachyura (caranguejos e siris) do litoral brasileiro, p. 604. , São Paulo: Plêiade: FAPESP; Negreiros-Fransozo, M.L., Fransozo, A., Pinheiro, M.A.A., Mentelatto, F.L.M., Santos, S., Caracterização física e química da Enseada de Fortaleza, Ubatuba, SP (1991) Rev. Bras. Geocienc., 21 (2), pp. 114-120; Negreiros-Fransozo, M.L., Fransozo, A., Mantelatto, F.L.M., Pinheiro, M.A.A., Santos, S., Anomura species (Crustacea, Decapoda) and their ecological distribution at Fortaleza Bay sublitoral, Ubatuba, São Paulo, Brazil (1997) Iheringia, Ser. Zool., 83, pp. 187-194; Negreiros-Fransozo, M.L., Nakagaki, J.M., Differential benthic occupation by crabs in the Ubatuba Bay, São Paulo, Brazil (1998) J. Shellfish Res., 17 (1), pp. 293-297; Negreiros-Fransozo, M.L., Nakagaki, J.M., Reigada, A.L.D., Seasonal occurrence of decapods in shallow waters of a subtropical area (1999) The biodiversity crisis and crustácea, pp. 351-361. , In: KLEIN, J. C. V. V.; SCHRAM, F. R. (Eds.). Rotterdam: A. A. Balkema, (Crustacean Issues; 12) [Proceedings of the Fourth International Crustacean Congress, Amsterdam, Netherlands, 20-24 July 1998]; Negreiros-Fransozo, M.L., Reigada, A.L.D., Fransozo, A., Braquiúros (Crustacea, Decapoda) dos sedimentos sublitorais da Praia da Enseada, Ubatuba (SP) (1992) Bol. Inst. Pesca, 19, pp. 17-22; Odebrecht, C., Castello, J.P., The convergence ecosystem in the southwest Atlantic (2001) Coastal marine ecosystem of Latin America, 144, p. 360. , In: SEELIGER, U.; KJERFVE, B. (Eds.). Berlin: Heidelberg: Springer-Verlag, (Ecological Studies); Pinheiro, M.A.A., Comportamento copulatório de Panopeus rugosus A. M. Edwards, 1880 (Crustacea, Brachyura, Xanthidae) em cativeiro (1993) Biotemas, 6 (1), pp. 115-120; Pires-Vanin, A.M.S., Structure and dynamics of benthic megafauna on the continental shelf offshore of Ubatuba, Southeastern Brazil (1992) Mar. Ecol.: Prog. Ser., 86, pp. 63-76; Pires-Vanin, A.M.S., Matsuura, Y., Estrutura e função do ecossistema de plataforma continental da região de Ubatuba, Estado de São Paulo: Uma introdução (1993) Publ. Espec. Inst. Oceanogr., 10, pp. 1-8; Ruffino, M.L., Castello, J.P., Alterações na ictiofauna acompanhante da pesca do camarão-barba-ruça (Artemesia longinaris) nas imediações da Barra de Rio Grande, Rio Grande do Sul-Brasil (1992) Nerítica, 7 (1-2). , 43-55/1993; Shirley, M.A., Hines, A.H., Wolcott, T.G., Adaptive significance of habitat selection by molting adult blue crabs Callinectes sapidus (Rathbun) within a subestuary of central Chesapeake Bay (1990) J. Exp. Mar. Biol. Ecol., 140 (1-2), pp. 107-119; Suguio, K., (1973) Introdução a sedimentologia, p. 317. , São Paulo: Edgard Blucher; Sumida, P.Y.G., Pires-Vanin, A.M.S., Benthic associations of the shelfbreak and upper slope off Ubatuba-SP, South-eastern Brazil (1997) Estuarine, Coastal Shelf Sci., 44 (6), pp. 779-784; Tucker, M., (1988) Techniques in sedimentology., p. 394. , (Ed.). Oxford: Boston: Blackwell Scientific Publications; Wenner, A.M., Sex ratio as a function of size in marine crustacea (1972) Am. Nat., 106 (948), pp. 321-350; Wentworth, C.K., A scale of grade and class terms for clastic sediments (1922) J. Geol., 30 (5), pp. 377-392; Wilson, K., Hardy, I.C.W., Statistical analysis of sex ratios: An introduction (2002) Sex ratios: Concepts and research methods., pp. 48-92. , In: HARDY, I. C. W. (Ed.). Cambridge: Cambridge University Press; Winget, R.R., Maurer, D., Seymour, H., Occurrence, size composition and sex ratio of the rock crab, Cancer irroratus say and the spider crab, Libinia emarginata Leach in Delaware Bay (1974) J. Nat. Hist., 8 (2), pp. 199-205; Zar, J.H., (1996) Biostatistical analysis, p. 918. , 3. ed. Upper Saddle River: Prentice-Hall</text:p>
          </table:table-cell>
          <table:table-cell office:value-type="string" calcext:value-type="string">
            <text:p>da Silva, T. E.; Universidade Estadual Paulista 'Julio de Mesquita Filho' - UNESP, Instituto de Biociências de Botucatu, Departamento de Zoologia, Distrito de Rubião Júnior S/N, 18618-970 Botucatu, SP, Brazil; email: thiago.el.silva@gmail.com</text:p>
          </table:table-cell>
          <table:table-cell table:number-columns-repeated="7"/>
          <table:table-cell office:value-type="float" office:value="16798759" calcext:value-type="float">
            <text:p>16798759</text:p>
          </table:table-cell>
          <table:table-cell table:number-columns-repeated="3"/>
          <table:table-cell office:value-type="string" calcext:value-type="string">
            <text:p>English</text:p>
          </table:table-cell>
          <table:table-cell office:value-type="string" calcext:value-type="string">
            <text:p>Braz. J. Oceanogr.</text:p>
          </table:table-cell>
          <table:table-cell office:value-type="string" calcext:value-type="string">
            <text:p>Article</text:p>
          </table:table-cell>
          <table:table-cell office:value-type="string" calcext:value-type="string">
            <text:p>Scopus</text:p>
          </table:table-cell>
          <table:table-cell office:value-type="string" calcext:value-type="string">
            <text:p>2-s2.0-84892838417</text:p>
          </table:table-cell>
          <table:table-cell table:number-columns-repeated="983"/>
        </table:table-row>
        <table:table-row table:style-name="ro1">
          <table:table-cell office:value-type="string" calcext:value-type="string">
            <text:p>De Melo Junior M., Miyashita L.K., Silva N.J., Gaeta S.A., Lopes R.M.</text:p>
          </table:table-cell>
          <table:table-cell office:value-type="string" calcext:value-type="string">
            <text:p>Reproductive traits of Euterpina acutifrons in a coastal area of Southeastern Brazil</text:p>
          </table:table-cell>
          <table:table-cell office:value-type="float" office:value="2013" calcext:value-type="float">
            <text:p>2013</text:p>
          </table:table-cell>
          <table:table-cell office:value-type="string" calcext:value-type="string">
            <text:p>Marine Ecology</text:p>
          </table:table-cell>
          <table:table-cell office:value-type="float" office:value="34" calcext:value-type="float">
            <text:p>34</text:p>
          </table:table-cell>
          <table:table-cell office:value-type="float" office:value="3" calcext:value-type="float">
            <text:p>3</text:p>
          </table:table-cell>
          <table:table-cell/>
          <table:table-cell office:value-type="float" office:value="363" calcext:value-type="float">
            <text:p>363</text:p>
          </table:table-cell>
          <table:table-cell office:value-type="float" office:value="372" calcext:value-type="float">
            <text:p>372</text:p>
          </table:table-cell>
          <table:table-cell/>
          <table:table-cell office:value-type="float" office:value="1" calcext:value-type="float">
            <text:p>1</text:p>
          </table:table-cell>
          <table:table-cell office:value-type="string" calcext:value-type="string">
            <text:p>10.1111/maec.12041</text:p>
          </table:table-cell>
          <table:table-cell office:value-type="string" calcext:value-type="string">
            <text:p>http://www.scopus.com/inward/record.url?eid=2-s2.0-84882818121&amp;partnerID=40&amp;md5=73b6aa92fb8b6a06012f8761f7e1abac</text:p>
          </table:table-cell>
          <table:table-cell office:value-type="string" calcext:value-type="string">
            <text:p>Department of Biological Oceanography, Oceanographic Institute, University of São Paulo, São Paulo, Brazil</text:p>
          </table:table-cell>
          <table:table-cell office:value-type="string" calcext:value-type="string">
            <text:p>De Melo Júnior, M., Department of Biological Oceanography, Oceanographic Institute, University of São Paulo, São Paulo, Brazil; Miyashita, L.K., Department of Biological Oceanography, Oceanographic Institute, University of São Paulo, São Paulo, Brazil; Silva, N.J., Department of Biological Oceanography, Oceanographic Institute, University of São Paulo, São Paulo, Brazil; Gaeta, S.A., Department of Biological Oceanography, Oceanographic Institute, University of São Paulo, São Paulo, Brazil; Lopes, R.M., Department of Biological Oceanography, Oceanographic Institute, University of São Paulo, São Paulo, Brazil</text:p>
          </table:table-cell>
          <table:table-cell office:value-type="string" calcext:value-type="string">
            <text:p>We investigated the reproductive biology of the planktonic harpacticoid copepod Euterpina acutifrons, including morphometric data, egg production rates (EPR) and viability, and weight-specific egg production. Experiments were carried out during 1 year in an inner-shelf area off Ubatuba (SE Brazil), a site seasonally influenced by bottom intrusions of the relatively cold and nutrient-rich South Atlantic Central Water (SACW). We hypothesized that E. acutifrons attain higher reproductive rates when SACW penetrates in this region. Live females were incubated individually in cell culture plates during two periods of 24 h each, under controlled temperature and light conditions. Euterpina acutifrons carried on average 16.9 ± 6.9 eggs·sac-1, ranging between 10.8 ± 5.7 and 30.8 ± 7.4 eggs·sac-1. Estimated EPRs ranged from 6.3 ± 3.4 to 13.6 ± 4.2 eggs·female-1·day-1, with mean weight-specific egg production rates of 0.06 ± 0.04 and 0.17 ± 0.08 per day. Euterpina acutifrons was not directly influenced by SACW intrusions, but body length and clutch size were positively related to temperature and chlorophyll content. Egg hatching time was clearly dependent on water temperature, as a 2 °C increase resulted in a decrease of 15 h in egg hatching time. This shows that even a small variation in temperature may considerably affect E. acutifrons population dynamics. Reproductive traits of this pelagic harpacticoid seem, therefore, to be controlled by the trade-offs between increased food supply and the metabolic demands at low temperatures associated with SACW bottom intrusions toward this coastal area. © 2013 Blackwell Verlag GmbH.</text:p>
          </table:table-cell>
          <table:table-cell office:value-type="string" calcext:value-type="string">
            <text:p>Egg production; Harpacticoida; Southwest Atlantic; Weight-specific egg production; Zooplankton</text:p>
          </table:table-cell>
          <table:table-cell office:value-type="string" calcext:value-type="string">
            <text:p>body size; clutch size; coastal water; crustacean; egg; hatching; incubation; plankton; reproductive biology; temperature effect; zooplankton; Atlantic Ocean; Atlantic Ocean (South); Atlantic Ocean (Southwest); Brazil; Sao Paulo [Brazil]; Ubatuba; Copepoda; Euterpina acutifrons; Harpacticoida</text:p>
          </table:table-cell>
          <table:table-cell table:number-columns-repeated="5"/>
          <table:table-cell office:value-type="string" calcext:value-type="string">
            <text:p>Ara, K., Temporal variability and production of Euterpina acutifrons (Copepoda: Harpacticoida) in the Cananéia Lagoon estuarine system, São Paulo, Brazil (2001) Hydrobiologia, 453, pp. 177-187; Ara, K., Length-weight relationships and chemical content of the planktonic copepods in the Cananéia Lagoon estuarine system, São Paulo, Brazil (2001) Plankton Biology and Ecology, 48, pp. 121-127; Ara, K., Temporal variability and production of the planktonic copepod community in the Cananéia Lagoon estuarine system, São Paulo, Brazil (2004) Zoological Studies, 43, pp. 179-186; Böttger-Schnack, R., Schnack, D., Hagen, W., Microcopepod community structure in the Gulf of Aqaba and northern Red Sea, with special reference to Oncaeidae (2008) Journal of Plankton Research, 30, pp. 529-550; Bunker, A.J., Hirst, A.G., Fecundity of marine planktonic copepods: global rates and patterns in relation to chlorophyll a, temperature and body weight (2004) Marine Ecology Progress Series, 279, pp. 161-181; Castro, B.M., Miranda, L.B., Physical oceanography of the western Atlantic continental shelf located between 4oN and 34oS coastal segment (4,W) (1998) The Sea, pp. 209-251. , In: Robinson A.R., Brink K.H. (Eds), John Wiley &amp; Sons, New York; Castro, B.M., Lorenzzetti, J.A., Silveira, I.C.A., Miranda, L.B., Estrutura termohalina e circulação na região entre o Cabo de São Tomé (RJ) e o Chuí (RS) (2006) O Ambiente Oceanográfico da Plataforma Continental e do Talude na Região Sudeste-Sul do Brasil, pp. 11-120. , In: Rossi-Wongtschowski C.L.D.B., Madureira L.S.P. (Eds), Edusp, São Paulo; D'Apolito, L.M., Stancyk, S.E., Population dynamics of Euterpina acutifrons (Copepoda: Harpacticoida) from North Inlet, South Carolina, with reference to dimorphic males (1979) Marine Biology, 54, pp. 251-260; Díaz, E., Cotano, U., Villate, F., Reproductive response of Euterpina acutifrons in two estuaries of the Basque Country (Bay of Biscay) with contrasting nutritional environment (2003) Journal of Experimental Marine Biology and Ecology, 292, pp. 213-230; Eskinazi-Sant'Anna, E.M., Björnberg, T.K.S., Seasonal dynamics of mesozooplankton in Brazilian coastal waters (2006) Hydrobiologia, 563, pp. 253-268; Gaeta, S.A., Ribeiro, S.M.S., Metzler, P.M., Francos, M.S., Abe, D.S., Environmental forcing on phytoplankton biomass and primary productivity of the coastal ecosystem in Ubatuba region, southern Brazil (1999) Brazilian Journal of Oceanography, 47, pp. 11-27; Gallienne, C.P., Robins, D.B., Is Oithona the most important copepod in the world's oceans? (2001) Journal of Plankton Research, 23, pp. 1421-1432; Guisande, C., Sánchez, J., Maneiro, I., Miranda, A., Trade-off between offspring number and offspring size in the marine copepod Euterpina acutifrons at different food concentrations (1996) Marine Ecology Progress Series, 143, pp. 37-44; Guisande, C., Riveiro, I., Maneiro, I., Comparisons among the amino acid composition of females, eggs and food to determine the relative importance of food quantity and food quality to copepod reproduction (2000) Marine Ecology Progress Series, 202, pp. 135-142; Guisande, C., Maneiro, I., Riveiro, I., Barreiro, A., Pazos, Y., Estimation of copepod trophic niche in the field using amino acids and marker pigments (2002) Marine Ecology Progress Series, 239, pp. 147-156; Haq, S.M., Breeding of Euterpina acutifrons, a harpacticid copepod, with special reference to dimorphic males (1972) Marine Biology, 15, pp. 221-235; Hirst, A.G., Bunker, A.J., Growth of marine planktonic copepods: global rates and patterns in relation to chlorophyll a, temperature, and body weight (2003) Limnology and Oceanography, 48, pp. 1988-2010; Hirst, A.G., McKinnon, A.D., Does egg production represent adult female copepod growth? A call to account for body weight changes (2001) Marine Ecology Progress Series, 223, pp. 179-199; Hopcroft, R.R., Roff, J.C., Zooplankton growth rates: diel egg production in the copepods Oithona, Euterpina and Corycaeus from tropical waters (1996) Journal of Plankton Research, 18, pp. 789-803; Hopcroft, R.R., Roff, J.C., Zooplankton growth rates: the influence of female size and resources on egg production of tropical marine copepods (1998) Marine Biology, 132, pp. 79-86; Kiørboe, T., Sabatini, M., Scaling of fecundity, growth and development in marine planktonic copepods (1995) Marine Ecology Progress Series, 120, pp. 285-298; Matsuura, Y., Spach, H.L., Katsuragawa, M., Comparison of spawning patterns of the Brazilian sardine (Sardinella brasiliensis) and anchoita (Engraulis anchoita) in Ubatuba region, southern Brazil during 1985 through 1988 (1992) Brazilian Journal of Oceanography, 40, pp. 101-115; Melo Júnior, M., (2009) Produção secundária e aspectos reprodutivos de copépodes pelágicos ao largo de Ubatuba (SP, Brasil), p. 186. , PhD thesis, University of São Paulo, Brazil: pp; Miyashita, L.K., Lopes, R.M., Larvacean (Chordata, Tunicata) abundance and inferred secondary production off Southeastern Brazil (2011) Estuarine, Coastal and Shelf Science, 92, pp. 367-375; Miyashita, L.K., Melo Júnior, M., Lopes, R.M., Estuarine and oceanic influences on copepod abundance and production of a subtropical coastal area (2009) Journal of Plankton Research, 31, pp. 815-826; Moreira, G.S., Jillett, J.B., Vernberg, W.B., Weinrich, M., The combined effects of temperature and salinity on the survival of Euterpina acutifrons (Dana) (Copepoda, Harpacticoida) from the New Zealand and Brazilian coasts (1982) Journal of Plankton Research, 4, pp. 85-91; Moreira, G.S., Yamashita, C., McNamara, J.C., Seasonal variation in abundance of the developmental stages of Euterpina acutifrons (Copepoda: Harpacticoida) from the São Sebastião Channel, southern Brazil (1983) Marine Biology, 74, pp. 111-114; Roff, J.C., Hopcroft, R.R., High-precision microcomputer based measuring system for ecological research (1986) Canadian Journal of Fisheries and Aquatic Sciences, 43, pp. 2044-2048; Runge, J.A., Roff, J.C., The measurement of growth and reproductive rates (2000) Zooplankton Methodology Manual, pp. 401-454. , In: Harris R.P., Wiebe P.H., Lenz J., Skjoldal H.R., Huntley M. (Eds), Academic Press, San Diego; Sabatini, M., Kiørboe, T., Egg production, growth and development of the cyclopoid copepod Oithona similis (1994) Journal of Plankton Research, 16, pp. 1329-1351; Satapoomin, S., Nielsen, T.G., Hansen, P.J., Andaman Sea copepods: spatio-temporal variations in biomass and production, and role in the pelagic food web (2004) Marine Ecology Progress Series, 274, pp. 99-122; Sautour, B., Castel, J., Feeding behaviour of the coastal copepod Euterpina acutifrons on small particles (1993) Cahiers de Biologie Marine, 34, pp. 239-251; Sautour, B., Castel, J., Spring zooplankton distribution and production of the copepod Euterpina acutifrons in Marennes-Oléron Bay (France) (1995) Hydrobiologia, 310, pp. 163-175; Tang, K.M., Turk, V., Grossart, H.-P., Linkage between crustacean zooplankton and aquatic bacteria (2010) Aquatic Microbial Ecology, 61, pp. 261-277; Uye, S., Sano, K., Seasonal reproductive biology of the small cyclopoid copepod Oithona davisae in a temperate eutrophic inlet (1995) Marine Ecology Progress Series, 118, pp. 121-128; Uye, S.I., Aoto, I., Onbé, T., Seasonal population dynamics and production of Microsetella norvegica, a widely distributed but little-studied marine planktonic harpacticoid copepod (2002) Journal of Plankton Research, 24, pp. 143-153; Vernberg, W.B., Moreira, G.S., Metabolic-temperature responses of the copepod Euterpina acutifrons (Dana) from Brazil (1974) Comparative Biochemistry and Physiology, 49 A, pp. 757-761; Viñas, M.D., Gaudy, R., Annual cycle of Euterpina acutifrons (Copepoda: Harpacticoida) in the Gulf of San Matíaz (Argentina) and in the Gulf of Marseilles (France) (1996) Scientia Marina, 60, pp. 307-318; Welschmeyer, N.A., Fluorometric analysis of chlorophyll a in the presence of chlorophyll b and pheopigments (1994) Limnology and Oceanography, 39, pp. 1985-1992; Yamashita, C., Moreira, G.S., Variação anual em tamanho de Euterpina acutifrons (Copepoda: Harpacticoida) do Canal de São Sebastião e da região de Santos, Brasil (1981) Boletim de Fisiologia Animal da Universidade de São Paulo, 5, pp. 29-43; Zurlini, G., Ferrari, I., Nassogne, A., Reproduction and growth of Euterpina acutifrons (Copepoda: Harpacticoida) under experimental conditions (1978) Marine Biology, 46, pp. 59-64</text:p>
          </table:table-cell>
          <table:table-cell office:value-type="string" calcext:value-type="string">
            <text:p>De Melo Júnior, M.; Federal Rural University of Pernambuco, UAST, PO Box: 063, Serra Talhada, Pernambuco 56900-000, Brazil; email: mmelojunior@gmail.com</text:p>
          </table:table-cell>
          <table:table-cell table:number-columns-repeated="7"/>
          <table:table-cell office:value-type="float" office:value="1739565" calcext:value-type="float">
            <text:p>1739565</text:p>
          </table:table-cell>
          <table:table-cell table:number-columns-repeated="3"/>
          <table:table-cell office:value-type="string" calcext:value-type="string">
            <text:p>English</text:p>
          </table:table-cell>
          <table:table-cell office:value-type="string" calcext:value-type="string">
            <text:p>Mar. Ecol.</text:p>
          </table:table-cell>
          <table:table-cell office:value-type="string" calcext:value-type="string">
            <text:p>Article</text:p>
          </table:table-cell>
          <table:table-cell office:value-type="string" calcext:value-type="string">
            <text:p>Scopus</text:p>
          </table:table-cell>
          <table:table-cell office:value-type="string" calcext:value-type="string">
            <text:p>2-s2.0-84882818121</text:p>
          </table:table-cell>
          <table:table-cell table:number-columns-repeated="983"/>
        </table:table-row>
        <table:table-row table:style-name="ro1">
          <table:table-cell office:value-type="string" calcext:value-type="string">
            <text:p>Almeida A.C., Hiyodo C.M., Cobo V.J., Bertini G., Fransozo V., Teixeira G.M.</text:p>
          </table:table-cell>
          <table:table-cell office:value-type="string" calcext:value-type="string">
            <text:p>Relative growth, sexual maturity, and breeding season of three species of the genus Persephona (Decapoda: Brachyura: Leucosiidae): A comparative study</text:p>
          </table:table-cell>
          <table:table-cell office:value-type="float" office:value="2013" calcext:value-type="float">
            <text:p>2013</text:p>
          </table:table-cell>
          <table:table-cell office:value-type="string" calcext:value-type="string">
            <text:p>Journal of the Marine Biological Association of the United Kingdom</text:p>
          </table:table-cell>
          <table:table-cell office:value-type="float" office:value="93" calcext:value-type="float">
            <text:p>93</text:p>
          </table:table-cell>
          <table:table-cell office:value-type="float" office:value="6" calcext:value-type="float">
            <text:p>6</text:p>
          </table:table-cell>
          <table:table-cell/>
          <table:table-cell office:value-type="float" office:value="1581" calcext:value-type="float">
            <text:p>1581</text:p>
          </table:table-cell>
          <table:table-cell office:value-type="float" office:value="1591" calcext:value-type="float">
            <text:p>1591</text:p>
          </table:table-cell>
          <table:table-cell/>
          <table:table-cell office:value-type="float" office:value="2" calcext:value-type="float">
            <text:p>2</text:p>
          </table:table-cell>
          <table:table-cell office:value-type="string" calcext:value-type="string">
            <text:p>10.1017/S002531541200197X</text:p>
          </table:table-cell>
          <table:table-cell office:value-type="string" calcext:value-type="string">
            <text:p>http://www.scopus.com/inward/record.url?eid=2-s2.0-84881493229&amp;partnerID=40&amp;md5=13849982287983777853838ce0bf7317</text:p>
          </table:table-cell>
          <table:table-cell office:value-type="string" calcext:value-type="string">
            <text:p>NEBECC (Crustacean Biology, Ecology and Culture Study Group), Brazil; Universidade Federal de Uberlândia, Instituto de Biologia, Campus Umuarama, Rua Ceará, s/n, 38400-902, Uberlândia, MG, Brazil; Universidade de Taubaté, Laboratório de Biologia Marinha, Instituto de Biociências, Avenida Tiradentes, 500, 12030-180, Taubaté, SP, Brazil; Universidade Estadual Paulista, Campus Experimental de Registro, Rua Nelson Brihi Badur, 430, 11900-000, Registro, SP, Brazil; Instituto Federal de Educação, Ciência e Tecnologia Baiano, BR 420, Km 2.5, 45320-000, Santa Inês, BA, Brazil; Universidade Estadual de Londrina, Departamento de Biologia Animal e Vegetal, PR 445, Km 380, 86051-990, Londrina, PR, Brazil</text:p>
          </table:table-cell>
          <table:table-cell office:value-type="string" calcext:value-type="string">
            <text:p>Almeida, A.C., NEBECC (Crustacean Biology, Ecology and Culture Study Group), Brazil, Universidade Federal de Uberlândia, Instituto de Biologia, Campus Umuarama, Rua Ceará, s/n, 38400-902, Uberlândia, MG, Brazil; Hiyodo, C.M., NEBECC (Crustacean Biology, Ecology and Culture Study Group), Brazil; Cobo, V.J., NEBECC (Crustacean Biology, Ecology and Culture Study Group), Brazil, Universidade de Taubaté, Laboratório de Biologia Marinha, Instituto de Biociências, Avenida Tiradentes, 500, 12030-180, Taubaté, SP, Brazil; Bertini, G., NEBECC (Crustacean Biology, Ecology and Culture Study Group), Brazil, Universidade Estadual Paulista, Campus Experimental de Registro, Rua Nelson Brihi Badur, 430, 11900-000, Registro, SP, Brazil; Fransozo, V., NEBECC (Crustacean Biology, Ecology and Culture Study Group), Brazil, Instituto Federal de Educação, Ciência e Tecnologia Baiano, BR 420, Km 2.5, 45320-000, Santa Inês, BA, Brazil; Teixeira, G.M., NEBECC (Crustacean Biology, Ecology and Culture Study Group), Brazil, Universidade Estadual de Londrina, Departamento de Biologia Animal e Vegetal, PR 445, Km 380, 86051-990, Londrina, PR, Brazil</text:p>
          </table:table-cell>
          <table:table-cell office:value-type="string" calcext:value-type="string">
            <text:p>The relative growths of Persephona lichtensteinii, P. mediterranea, and P. punctata were investigated on the south-eastern Brazilian coast, focusing on differences in the growth rates between immature and mature phases, the onset of morphological sexual maturity, and the breeding seasons of these species. Crabs were collected every two months from January 1991 through to November 1992, from a shrimp fishing boat equipped with two otter-trawl nets. Significant differences in the patterns of body growth were observed between immature and mature phases of all three species. Changes in the growth rates of the chelipeds (males) and abdomen (females) observed for P. lichtensteinii, P. mediterranea, and P. punctata, seem to be related to the puberty moult for both sexes. Males of P. mediterranea and P. punctata reached larger mean sizes of carapace width than females, whereas no difference was recorded for P. lichtensteinii. The body size at which 50% of males attained sexual maturity was also larger in P. mediterranea and P. punctata, and smaller in P. lichtensteinii. The absence of a pronounced sexual dimorphism and the size at the onset of sexual maturity observed only for P. lichtensteinii might be explained by distinct reproductive strategies of males. The presence of ovigerous females during the entire sampling period suggests that all three species have a continuous reproduction pattern at the Ubatuba region. Future studies on the population structure, functional maturity, and mating system should improve the understanding of factors driving the biology and ecology of these species at a subtropical region. © Marine Biological Association of the United Kingdom 2013.</text:p>
          </table:table-cell>
          <table:table-cell office:value-type="string" calcext:value-type="string">
            <text:p>morphometry; sexual dimorphism; sexual maturity; south-eastern Brazilian coast; spawning</text:p>
          </table:table-cell>
          <table:table-cell office:value-type="string" calcext:value-type="string">
            <text:p>body size; breeding season; comparative study; crab; growth rate; molt; morphology; morphometry; sexual maturity; spawning; subtropical region; Brazil</text:p>
          </table:table-cell>
          <table:table-cell table:number-columns-repeated="5"/>
          <table:table-cell office:value-type="string" calcext:value-type="string">
            <text:p>Aidar, E., Gaeta, S.A., Gianesenella-Galvão, S.M.F., Kutner, M.B.B., Teixeira, C., Ecossistema costeiro subtropical: Nutrientes dissolvidos, fitoplâncton e clorofila-a e suas relaçóes com as condiçóes oceanogra ́ficas na região de Ubatuba, SP. (1993) Publicação Especial do Instituto Oceanográfico, 10, pp. 9-43; Amaral, A.C.Z., Jablonski, S., Conservação da biodiversidade marinha e costeira no Brasil (2005) Megadiversidade, 1, pp. 43-51; Arau'jo, M.S.L.C., Negromonte, A.O., Barreto, A.V., Castiglioni, D.S., Sexual maturity of the swimming crab Callinectes danae (Crustacea: Portunidae) at the Santa Cruz Channel, a tropical coastal environment (2012) Journal of the Marine Biological Association of the United Kingdom, 92, pp. 287-293; Bertini, G., Braga, A.A., Fransozo, A., Corrêa, M.O.D.A., Freire, F.A.M., Relative growth and sexual maturity of the stone crab Menippe nodifrons Stimpson 1859 (Brachyura, Xanthoidea) in southeastern Brazil (2007) Brazilian Archives of Biology and Technology, 50, pp. 259-267; Bertini, G., Fransozo, A., Costa, R.C., Ecological distribution of three species of Persephona (Brachyura: Leucosiidae) in Ubatuba region, São Paulo, Brazil (2001) Nauplius, 9, pp. 31-42; Bertini, G., Fransozo, A., Melo, G.A.S., Biodiversity of brachyuran crabs (Crustacea: Decapoda) from non-consolidated sublittoral bottom on the northern coast of São Paulo State, Brazil (2004) Biodiversity and Conservation, 13, pp. 2185-2207; Bertini, G., Teixeira, G.M., Fransozo, V., Fransozo, A., Reproductive period and size at the onset of sexual maturity of mottled purse crab Persephona mediterranea (Herbst, 1794) (Brachyura, Leucosioidea) on the southeastern Brazilian coast (2010) Invertebrate Reproduction and Development, 54, pp. 7-17; Carvalho, F.L., Carvalho, E.A.S., Couto, E.C.G., Comparative analysis of the distribution and morphological sexual maturity of Persephona lichtensteinii and P. punctata (Brachyura, Leucosiidae) in Ilhéus, BA, Brazil (2010) Nauplius, 18, pp. 109-115; Cobo, V.J., Alves, D.F.R., Relative growth and sexual maturity of the spider crab, Mithrax tortugae Rathbun, 1920 (Brachyura, Mithracidae) on a continental island off the southeastern Brazilian coast (2009) Crustaceana, 82, pp. 1265-1273; Corgos, A., Freire, J., Morphometric and gonad maturity in the spider crab Maja brachydactyla: A comparison of methods for estimating size at maturity in species with determinate growth (2006) ICES Journal of Marine Science, 63, pp. 851-859; Costa, T.M., Negreiros-Fransozo, M.L., The reproductive cycle of Callinectes danae Smith 1869 (Decapoda, Portunidae) in the Ubatuba region (1998) Crustaceana, 71, pp. 615-627; Doi, W., Yokota, M., Strüssmann, C.A., Watanabe, S., Growth and reproduction of the portunid crab Charybdis bimaculata (Decapoda: Brachyura) in Tokyo Bay (2008) Journal of Crustacean Biology, 28, pp. 641-651; Fernández-Vergaz, V., López Abellán, L.J., Balguerías, E., Morphometric, functional and sexual maturity of the deep-sea red crab Chaceon affinis inhabiting Canary Island waters: Chronology of maturation (2000) Marine Ecology Progress Series, 204, pp. 169-178; Flores, A.A.V., Negreiros-Fransozo, M.L., External factors determining seasonal breeding in a subtropical population of the shore crab Pachygrapsus transversus (Gibbes 1850 Brachyura, Grapsidae (1998) Invertebrate, Reproduction and Development, 34, pp. 149-155; Gerhart, S., Bert, T.M., Life-history aspects of stone crabs (Gennus Menippe): Size at maturity, growth and age (2008) Journal of Crustacean Biology, 28, pp. 252-261; Haefner Jr., P.A., Morphometry, reproduction, diet, and epizoites of Ovalipes stephensoni Williams, 1976 (Decapoda, Brachyura) (1985) Journal of Crustacean Biology, 5, pp. 658-672; Hartnoll, R.G., Mating in the brachyura (1969) Crustaceana, 16, pp. 161-181; Hartnoll, R.G., The determination of relative growth in Crustacea (1978) Crustaceana, 34, pp. 281-293; Hartnoll, R.G., Growth (1982) Biology of Crustacea: Embryology, Morphology And Genetics, pp. 111-185. , In Bliss D.E. and Abele L.G. (eds) New York: Academic Press; Hartnoll, R.G., Growth, sexual maturity and reproductive output (1985) Factors in adult growth. Rotterdam: A.A. Balkema, pp. 101-128. , In Wenner A .M. (ed.); Hartnoll, R.G., Reproductive investment in Brachyura (2006) Hydrobiologia, 557, pp. 31-40; Hartnoll, R.G., Baine, M.S.P., Grandas, Y., James, J., Atkin, H., Population biology of the black land crab, Gecarcinus ruricola, in the San Andres Archipelago, western Caribbean (2006) Journal of Crustacean Biology, 26, pp. 316-325; Hirose, G.L., Negreiros-Fransozo, M.L., Growth phases and differential growth between sexes of Uca maracoani Latreille 1802- 1803 (Crustacea, Brachyura, Ocypodidae) (2007) Gulf and Caribbean Research, 19, pp. 43-50; Hirose, G.L., Negreiros-Fransozo, M.L., Population biology of Uca maracoani Latreille, 1802-1803 (Crustacea, Brachyura, Ocypodidae) on the south-eastern coast of Brazil (2008) Pan-American Journal of Aquatic Sciences, 3, pp. 373-383; Huxley, J.S., Relative growth and form transformation (1950) Proceedings of the Royal Society of London B: Biological Sciences, 137, pp. 465-469; Jivoff, P., A review of male mating success in the blue crab, Callinectes sapidus, in reference to the potential for fisheries-induced sperm limitation (2003) Bulletin of Marine Science, 72, pp. 273-286; Litulo, C., Population and reproductive biology of the fiddler crab Uca chlorophthalmus (Brachyura: Ocypodidae) from Inhaca Island, southern Mozambique (2006) Journal of the Marine Biological Association of the United Kingdom, 86, pp. 737-742; Mantelatto, F.M.L., Fransozo, A., Size at sexual maturity in Callinectes ornatus (Brachyura, Portunidae) from the Ubatuba region (SP), Brazil (1996) Nauplius, 4, pp. 29-38; Mantelatto, F.L.M., Fransozo, A., Relative growth of the crab Sesarma rectum Randall, 1840 (Decapoda, Brachyura, Grapsidae) from Bertioga, São Paulo, Brazil (1999) Pakistan Journal of Marine Biology, 5, pp. 11-21; Mantelatto, F.L.M., Fransozo, A., Reproductive biology and moulting cycle of the crab Callinectes ornatus (Crustacea, Portunidae) in the Ubatuba Region, São Paulo, Brazil (1999) Crustaceana, 72, pp. 63-76; Mantelatto, F.L.M., Fransozo, A., Brachyuran community in Ubatuba Bay, northern coast of São Paulo State, Brazil (2000) Journal of Shellfish Research, 19, pp. 701-709; Mantelatto, F.L.M., Fransozo, A., Negreiros-Fransozo, M.L., Population structure of Hepatus pudibundus (Decapoda: Calappidae) in Fortaleza Bay (1995) Brazil. Revista de Biologia Tropical, 43, pp. 265-270; Mantelatto, F.L.M., Martinelli, J.M., Carapace width-weight relationships of Callinectes ornatus (Brachyura, Portunidae) from Ubatuba Bay, Brazil (1999) Iheringia, Série Zoologia, 87, pp. 111-116; Mclay, C.L., Van Den Brink, A.M., Relative growth and size at sexual maturity in Halicarcinus cookii (Brachyura: Hymenosomatidae): Why are some crabs precocious moulters? (2009) Journal of theMarine Biological Association of the United Kingdom, 89, pp. 743-752; Melo, G.A.S., (1996) Manual De IdentificaçÃO Dos Brachyura (Caranguejos E Siris) Do Litoral Brasileiro, , 1st edition. São Paulo: Editora Plêiade; Mura, M., Orrù, F., Cau, A., Size at sexual maturity of the spider crab Anamathia rissoana (Decapoda: Majoidea) from the Sardinian Sea (2005) Journal of Crustacean Biology, 25, pp. 110-115; Negreiros-Fransozo, M.L., Fransozo, A., Hebling, N.J., Larval development of Persephona mediterranea (Herbst, 1794) (Brachyura, Leucosiidae) under laboratory conditions (1989) Crustaceana, 57, pp. 177-193; Negreiros-Fransozo, M.L., Colpo, K.D., Costa, T.M., Allometric growth in the fiddler crab Uca thayeri (Brachyura, Ocypodidae) from a subtropical mangrove (2003) Journal of Crustacean Biology, 23, pp. 273-279; Odebrecht, C., Castello, J.P., The convergence ecosystem in the Southwest Atlantic (2001) Ecological Studies, 144, pp. 147-165; Pereira, M.J., Branco, J.O., Christoffersen, M.L., Junior, F.F., Fracasso, H.A.A., Pinheiro, T.C., Population biology of Callinectes danae and Callinectes sapidus (Crustacea: Brachyura: Portunidae) in the south-western Atlantic (2009) Journal of the Marine Biological Association of the United Kingdom, 89, pp. 1341-1351; Pinheiro, M.A.A., Fransozo, A., Relative growth of the speckled swimming crab arenaeus cribrarius (lamarck 1818 brachyura, portunidae), near ubatuba, state of são paulo, Brazil (1993) Crustaceana, 65, pp. 377-389; Pinheiro, M.A.A., Fransozo, A., Sexual Maturity Of The Speckled Swimming Crab Arenaeus Cribrarius (Lamarck 1818 Decapoda, Brachyura, Portunidae) (1998) Ubatuba littoral São Paulo State, Brazil Crustaceana, 71, pp. 434-452; Pires, A.M.S., Structure and dynamics of benthic megafauna on the continental shelf offshore of Ubatuba, southeastern, Brazil (1992) Marine Ecology Progress Series, 86, pp. 63-76; Pires-Vanin, A.M.S., Matsuura, Y., Estrutura e função do ecossistema de plataforma continental da região de Ubatuba (1993) Estado de São Paulo: Uma introdução. Boletim do Instituto Oceanográfico, 10, pp. 1-8; Powell, G.C., James, K.E., Hurd, C.L., Ability of male king crab, Paralithodes camtschaticus, to mate repeatedly (1974) Kodiak, Alaska 1973. Fishery Bulletin, 72, pp. 171-179; Rasheed, S., Mustaquim, J., Size at sexual maturity, breeding season and fecundity of three-spot swimming crab Portunus sanguinolentus (Herbst, 1783) (Decapoda, Brachyura, Portunidae) occurring in the coastal waters of Karachi, Pakistan (2010) Fisheries Research, 103, pp. 56-62; Reigada, A.L.D., Negreiros-Fransozo, M.L., Maturidade sexual em Hepatus pudibundus (Decapoda, Brachyura, Calappidae) (1999) Iheringia Série Zoologia, 86, pp. 159-164; Reigada, A.L.D., Negreiros-Fransozo, M.L., Reproductive cycle of Hepatus pudibundus (Herbst, 1785) (Crustacea, Decapoda, Calappidae) in Ubatuba, SP, Brazil (2000) Revista Brasileira de Biologia, 60, pp. 483-491; Sal Moyano, M.P., Gavio, M.A., Maggi, M.D., Morphometric and gonad maturity of the spider crab Libinia spinosa (Crustacea: Brachyura: Majoidea: Epialtidae) in Argentina (2011) Journal of the Marine Biological Association of the United Kingdom, 91, pp. 837-844; Sampedro, M.P., González-Gurriarán, E., Freire, J., Muiño, R., Morphometry and sexual maturity in the spider crab Maja squinado (Decapoda: Majidae) in Galicia, Spain (1999) Journal of Crustacean Biology, 19, pp. 578-592; Santos, S., Negreiros-Fransozo, M.L., Maturidade morfológica em Portunus spinimanus Latreille, 1819 (Crustacea, Brachyura, Portunidae) na região de Ubatuba, SP. (1996) Papéis Avulsos de Zoologia, 39, pp. 365-377; Santos, S., Negreiros-Fransozo, M.L., Fransozo, A., Morphometric relationships and maturation in Portunus spinimanus Latreille, 1819 (Crustacea, Brachyura, Portunidae) (1995) Revista Brasileira de Biologia, 55, pp. 545-553; Sastry, A.N., Ecological aspects of reproduction (1983) Biology of the Crustacea: Environmental Adaptations, pp. 179-270. , In Vernberg F.J. and Vernberg W.B. (eds) New York Academic Press; Teixeira, G.M., Fransozo, V., Cobo, V.J., Hiyodo, C.M., Population features of the spider crab Acanthonyx scutiformis (Dana 1851 Crustacea, Majoidea, Epialtidae) associated with rockyshore algae from southeastern Brazil (2009) Pan-American Journal of Aquatic Sciences, 4, pp. 87-95; Varisco, M., Vinuesa, J., Reproductive biology of the spider crab Leucippa pentagona (Decapoda: Epialtidae), in Bustamante Bay, Argentina (2011) Latin American Journal of Aquatic Research, 39, pp. 471-480; Zar, J.H., (1999) Biostatistical Analysis, , 4th edition. Upper Saddle River NJ: Prentice-Hall</text:p>
          </table:table-cell>
          <table:table-cell office:value-type="string" calcext:value-type="string">
            <text:p>Almeida, A.C.; Universidade Federal de Uberlândia, Instituto de Biologia, Campus Umuarama, Rua Ceará, s/n, 38400-902, Uberlândia, MG, Brazil; email: ariadinealmeida@inbio.ufu.br</text:p>
          </table:table-cell>
          <table:table-cell table:number-columns-repeated="7"/>
          <table:table-cell office:value-type="float" office:value="253154" calcext:value-type="float">
            <text:p>253154</text:p>
          </table:table-cell>
          <table:table-cell/>
          <table:table-cell office:value-type="string" calcext:value-type="string">
            <text:p>JMBAA</text:p>
          </table:table-cell>
          <table:table-cell/>
          <table:table-cell office:value-type="string" calcext:value-type="string">
            <text:p>English</text:p>
          </table:table-cell>
          <table:table-cell office:value-type="string" calcext:value-type="string">
            <text:p>J. Mar. Biol. Assoc. U.K.</text:p>
          </table:table-cell>
          <table:table-cell office:value-type="string" calcext:value-type="string">
            <text:p>Article</text:p>
          </table:table-cell>
          <table:table-cell office:value-type="string" calcext:value-type="string">
            <text:p>Scopus</text:p>
          </table:table-cell>
          <table:table-cell office:value-type="string" calcext:value-type="string">
            <text:p>2-s2.0-84881493229</text:p>
          </table:table-cell>
          <table:table-cell table:number-columns-repeated="983"/>
        </table:table-row>
        <table:table-row table:style-name="ro1">
          <table:table-cell office:value-type="string" calcext:value-type="string">
            <text:p>Leite M.C.F., Gasalla M.A.</text:p>
          </table:table-cell>
          <table:table-cell office:value-type="string" calcext:value-type="string">
            <text:p>A method for assessing fishers' ecological knowledge as a practical tool for ecosystem-based fisheries management: Seeking consensus in Southeastern Brazil</text:p>
          </table:table-cell>
          <table:table-cell office:value-type="float" office:value="2013" calcext:value-type="float">
            <text:p>2013</text:p>
          </table:table-cell>
          <table:table-cell office:value-type="string" calcext:value-type="string">
            <text:p>Fisheries Research</text:p>
          </table:table-cell>
          <table:table-cell office:value-type="float" office:value="145" calcext:value-type="float">
            <text:p>145</text:p>
          </table:table-cell>
          <table:table-cell table:number-columns-repeated="2"/>
          <table:table-cell office:value-type="float" office:value="43" calcext:value-type="float">
            <text:p>43</text:p>
          </table:table-cell>
          <table:table-cell office:value-type="float" office:value="53" calcext:value-type="float">
            <text:p>53</text:p>
          </table:table-cell>
          <table:table-cell/>
          <table:table-cell office:value-type="float" office:value="5" calcext:value-type="float">
            <text:p>5</text:p>
          </table:table-cell>
          <table:table-cell office:value-type="string" calcext:value-type="string">
            <text:p>10.1016/j.fishres.2013.02.013</text:p>
          </table:table-cell>
          <table:table-cell office:value-type="string" calcext:value-type="string">
            <text:p>http://www.scopus.com/inward/record.url?eid=2-s2.0-84877113979&amp;partnerID=40&amp;md5=4259b6a14cb6b432c7b66365f7af6480</text:p>
          </table:table-cell>
          <table:table-cell office:value-type="string" calcext:value-type="string">
            <text:p>Fisheries Ecosystems Laboratory, Instituto Oceanográfico, University of São Paulo, Cidade Universitária, Praça do Oceanográfico 191, 055080-900 São Paulo, SP, Brazil; Natural Resources Institute, University of Manitoba, 303-70 Dysart Road, Winnipeg, MB, R3T 2M6, Canada</text:p>
          </table:table-cell>
          <table:table-cell office:value-type="string" calcext:value-type="string">
            <text:p>Leite, M.C.F., Fisheries Ecosystems Laboratory, Instituto Oceanográfico, University of São Paulo, Cidade Universitária, Praça do Oceanográfico 191, 055080-900 São Paulo, SP, Brazil, Natural Resources Institute, University of Manitoba, 303-70 Dysart Road, Winnipeg, MB, R3T 2M6, Canada; Gasalla, M.A., Fisheries Ecosystems Laboratory, Instituto Oceanográfico, University of São Paulo, Cidade Universitária, Praça do Oceanográfico 191, 055080-900 São Paulo, SP, Brazil</text:p>
          </table:table-cell>
          <table:table-cell office:value-type="string" calcext:value-type="string">
            <text:p>Studies on fishers' ecological knowledge (FEK) and local ecological knowledge (LEK) have rarely been undertaken for practical application in a management context. Here, we describe a methodology to access FEK that was designed under an ecosystem-based fisheries management framework. The procedure was adapted from the Delphi technique, which seeks experts' consensus, and focused on several spatial and temporal issues related to the small-scale fisheries of the northern coast of São Paulo, Brazil (particularly, in Ubatuba, between 23°20' S and 23°35' S). Experienced fishers, considered as experts, were selected during a pilot phase to participate in two sequential rounds of semi-structured interviews at 3 main landing sites and 12 coastal fishing communities. The issues addressed were: (1) spatial and seasonal occurrence of mature females and juveniles of the main commercial species, (2) fishing grounds and bycatch species for each type of fishing gear, and (3) fishers' suggestions for local fisheries management (e.g. mesh and size of gillnets, closure seasons, gear restrictions by fishing area). It was possible to identify consensus rates on the spatial and temporal issues, as well as on fishers' management suggestions. The former allowed the construction of maps representing fishing grounds and the local spatial distribution of different fishery stocks strata. We illustrate the output by focusing on five fishery stocks: the seabob-shrimp Xiphopenaeus kroyeri, the whitemouth croaker Micropogonias furnieri, the inshore squid Loligo spp, the white shrimp Litopenaeus schimitti and the blue runner Caranx crysos. Overall, the results provided new guidelines for future local fisheries management and conservation initiatives. The methodology proved to be useful for the definition of essential fish habitats (EFHs), suggesting their potential application in other locations. © 2013 Elsevier B.V.</text:p>
          </table:table-cell>
          <table:table-cell office:value-type="string" calcext:value-type="string">
            <text:p>Bycatch species; Essential fish habitats; Fishers' ecological knowledge; Fishing grounds; Marine resources temporal occurrence</text:p>
          </table:table-cell>
          <table:table-cell office:value-type="string" calcext:value-type="string">
            <text:p>Argyrosomus macrophthalmus; Caranx crysos; Cephalopoda; Decapoda (Crustacea); Litopenaeus; Loligo; Micropogonias furnieri; Xiphopenaeus kroyeri</text:p>
          </table:table-cell>
          <table:table-cell table:number-columns-repeated="5"/>
          <table:table-cell office:value-type="string" calcext:value-type="string">
            <text:p>Agardy, T., Global marine conservation policy versus site-level implementation: the mismatch of scale and its implications (2005) Mar. Ecol. Prog. Ser., 300, pp. 242-248; Allison, E.H., Should states and international organizations adopt a human rights approach to fisheries policy (2011) MAST, 10 (2), pp. 95-116; Allison, E.H., Ratner, B.D., Asgard, B., Willmann, R., Pomeroy, R., Kurien, J., Rights-based fisheries governance: from fishing rights to human rights (2012) Fish Fish., 13 (1), pp. 14-29; Allison, E.H., Badjeck, M.C., Livelihoods, local knowledge and the integration of economic development and conservation concerns in the Lower Tana River Basin (2004) Hydrobiology, 527 (1), pp. 19-23; Begossi, A., Local knowledge and training towards management (2008) Environ. Dev. Sustain., 10 (5), pp. 591-603; Begossi, A., Figueiredo, J.L., Ethnoichthyology of southern coastal fi{ligature}sherm cases from Búzios Island Sepetiba Bay (Brazil) (1995) Bull. Mar. Sci., 56, pp. 710-717; Bergmann, Hinz, M., Blyth, H., Kaiser, R.E.M.J., Using knowledge from fishers and fisheries scientists to identify possible groundfish 'essential fish habitats' (2004) Fish. Res., 66, pp. 373-379; Bergmann, M., Hinz, H., Blyth, R.E., Kaiser, M.J., Combining scientific and fisher's knowledge to identify possible roundfish essential fish habitats (2005) Am. Fish. Soc. Symp., 41, pp. 265-276; Berkes, F., Mahon, R., Mcconney, P., Pollnac, R., Pomeroy, R., (2001) Managing Small-Scale Fisheries: Alternative Directions and Methods, , International Research Development Centre, Ottawa, Ontario, Canada; Berkes, F., Shifting perspectives on resource management: resilience and the reconceptualization of 'natural resources' and 'management' (2010) MAST, 9 (1), pp. 11-38; Berkes, F., Implementing ecosystem-based management: evolution or revolution? (2011) Fish Fish., , doi:10.1111/j.1467-2979.2011.00452.x; Bernardes, R.A., Figueiredo, J.L., Rodrigues, A.R., Ficher, L.G., Vooren, C.M., Haimovoci, M., Rossi-Wongtschowski, C.L.D.B., (2005) Peixes da Zona Econômica Exclusiva da região sul-sudeste do Brasil: levantamentos com armadilhas pargueiras e rede de arrasto de fundo, , EDUSP, São Paulo, p. 295; Barrett, P.J., Estimating devils hole pupfish lifestage rations using the Delphi Method (2009) Fish. Am. Fish. Soc., 34 (2), pp. 73-79; Brook, R.K., McLachlan, On using expert-based science to " test" local ecological knowledge (2005) Ecol. Soc., 10 (2), pp. r3. , http://www.ecologyandsociety.org/vol110/iss2/resp3/, (online); Bundy, A., Chuenpagdee, R., Jentoff, S., Mahon, R., If science is not the answer, what is? An alternative governance model for the world's fisheries (2008) Front. Ecol. Environ., 6 (3), pp. 152-155; Conover, D.O., Coleman, F.C., Essential fish habitat and marine reserves: an introduction to the second mote symposium in fisheries ecology (2000) Bull. Mar. Sci., 66 (3), pp. 527-534; Campos, E.J.D., Gonçalves, J.E., Ikeda, Y., Water mass characteristics and geotrophic circulation in the South Brazil Bight: summer of 1991 (2005) J. Geophys. Res., 100 (C9), pp. 18537-18550; Carneiro, M.H., Castro, P.M.G., Tutui, S.L.S., Bastos, G.C.C., Microponias furnieri (Desmarest, 1823) (2005) Análise das principais pescarias comerciais da região Sudeste do Brasil: dinâmica populacional das espécies em exploração, pp. 94-100. , IOUSP, São Paulo, M.A. Cergole, A.O. ávila-da-Silva, C.L. Rossi-Wongtschowski (Eds.); Carneiro, M.H., (2007), p. 110. , Diagnóstico dos recursos pesqueiros marinhos, Cynoscion jamaicensis, Macrodon ancylodon e Micropogonias furnieri (Perciformes, Sciaenidae) da região sudeste-sul do Brasil, entre as latitudes 23° e 28°40' S. Ph.D. Thesis, Universidade Federal de São CarlosCastilho, A.L., Teixeira, G.M., Costa, R.C., Fransozo, A., Distribuição batimétrica dos camarões marinhos (Decapoda: Penaeoidea) no Litoral Norte do Estado de São Paulo (2007) Congresso de Ecologia do Brasil, Caxambu. Proceedings; Castro, B.M., Miranda, L.B., Physical oceanography of the western Atlantic continental shelf located between 48N and 348S (1998) The Sea, pp. 209-251. , John Wiley, New York, A.R. Robinson, K.H. Brink (Eds.); Castro, R.H., Costa, R.C., Fransozo, A., Mantellato, F.L.M., Population structure of the seabob shrimp Xiphopenaeus kroyeri (Heller 1862) (Crustacea: Penaeoidea) in the litoral of São Paulo, Brazil (2005) Sci. Mar., 69 (1), pp. 105-112; Chagas-Soares, F., Pereira, O.M., Santos, E.P., Contribuição ao ciclo biológico de Penaeus schmitti Burkenroad, 1936, Penaeus brasiliensis Latreille, 1817 e Penaeus paulensis Pérez-Farfante, 1967, na região Lagunar-Estuarina de Cananéia, São Paulo, Brasil (1995) Bol. Inst. Pesca, 22, pp. 49-59; Costa, M.R., Araújo, F.G., Use of a tropical bay in Southeastern Brazil by juvenile and subadult Micropogonias furnieri (Perciformes, Sciaenidae) (2003) ICES J. Mar. Sci., 60, pp. 268-277; Costa, R.C., Biologia e distribuição ecológica das espécies de camarões Dendrobranchiata (Crustácea: Decapoda) na região de Ubatuba (SP) (2002), p. 178. , Ph.D. Thesis, Instituto de Biociências, Universidade Estadual Paulista, BotucatuCosta, R.C., Fransozo, A., Castilho, A.L., Período de recrutamento juvenil do camarão-branco Litopenaeus schmitti (Burkenroad, 1936) (Dendrobranchiata, Penaeidae), em áreas de berçários do Litoral Norte Paulista (2007) Congresso de Ecologia do Brasil, Caxambu. Proceedings; Degnbol, P., Gislason, H., Hanna, S., Jentoft, S., Raakjaer, N., Sverdrup-Jensen, S., Wilson, D.C., Painting the floor with a hammer: technical fixes in fisheries management (2006) Mar. Policy, 30, pp. 534-543; Davis, A., Wagner, J.R., Who knows? On the importance of identifying " experts" when researching local ecological knowledge (2003) Hum. Ecol., 31 (3), pp. 463-489; Diegues, A.C., (1974) A Pesca em Ubatuba: Estudo Socioeconômico, , Sudelpa, São Paulo; Drew, J.A., Use of traditional ecological knowledge in marine conservation (2005) Conserv. Biol., 19 (4), pp. 1286-1293; The ecosystem approach to fisheries: issues, terminology, principles, institutional foundations, implementation and outlook (2003) FAO Fish. Tech. Paper, 443, pp. 1-71. , FAO Fisheries Department; Francis, R.C., Hixon, M.A., Clarke, M.E., Murawski, S.A., Ralston, S., Ten commandments for ecosystem-based fisheries scientists (2007) Fish, 32 (5), pp. 217-233; Fransozo, A., Pinheiro, R.C., Santos, M.A.A., Mantelatto, F.L.M., Juvenile recruitment of seabob Xiphopenaeus kroyeri (Heller, 1862) (Decapoda, Penaeidae) in the Fortaleza Bay, Ubatuba, SP, Brazil (2000) Naupl., 8 (2), pp. 179-184; Freire, F.A.M., Distribuição ecológica e biologia populacional de Xiphopenaeus Kroyeri (Heller, 1862) (Crustacea, Decapoda, Penaeidae) no litoral do estado de São Paulo. (2005), p. 309. , Ph.D. Thesis, Instituto de Biociências, Universidade Estadual Paulista, BotucatuFriesinger, S., Bernatchez, P., Perceptions of Gulf of St. Lawrence coastal communities confronting environmental change: hazards and adaptation, Québec, Canada (2010) Ocean Coast. Manage., 53, pp. 669-678; Garcia, S.M., Charles, A.T., Fishery systems and linkages: implications for science and governance (2008) Ocean Coast. Manage., 51, pp. 505-527; Gasalla, M.A., Impactos da pesca industrial no ecossistema da plataforma continental interna do Sudeste do Brasil: a abordagem ecossistêmica e a integração do conhecimento (2004), p. 276. , Ph.D. Thesis, Instituto Oceanográfico, Universidade de São Paulo, São Paulo, SP, BrazilGasalla, M.A., Mares de alimento: desafios globais do manejo da pesca (2009) Scientific. American. Brasil, v. special, 2, pp. 28-35; Gasalla, M.A., Do all answers lie within (the community)? Fishing rights and marine conservation (2011) World Small-Scale Fisheries Contemporary Visions., , Eburon Academic Publishers, Delft, Netherlands, R. Chuengpagdee (Ed.); Gasalla, M.A., Tutui, S.L.S., " Fishing for responses" : a local experts consultation approach on the Brazilian sardine fishery sustainability (2006) J. Coast. Res., 39, pp. 1294-1298; Gasalla, M.A., Rodrigues, A.R., Postuma, F.A., The trophic role os the squid Loligo plei as a keystone species in the South Brazil Bigth ecosystem (2010) ICES J. Mar. Sci., 67 (7), pp. 1413-1424; Gasalla, M.A., Diegues, A.C., People's seas: " ethno-oceanography" as a means to approach marine ecosystem change (2011) World Fisheries: A Social-Ecological Analysis, , Wiley-Blackwell, Oxford, UK, R.E. Ommer, R.I. Perry, K. Cochrane, P. Cury (Eds.); Gonçalves, S.M., Santos, J.L., Rodrigues, E.S., Estágios de desenvolvimento gonadal de fêmeas do camarão-branco Litopenaeus Schmitti (Burkenroad 1936), capturadas na região marinha da Baixada Santista, São Paulo (2009) Rev. Ceciliana., 1 (2), pp. 96-100; Hill, N.A.O., Michael, K.P., Frazer, A., Leslie, S., The utility and risk of local ecological knowledge in developing stakeholder driven fisheries management: the Foveaux Strait dredge oyster fishery, New Zealand (2010) Ocean Coast. Manage., 53, pp. 659-668; Himes, A.H., Small-scale Sicilian fisheries: opinions of artisanal fishers and sociocultural effects in two MPA case studies (2003) Coast. Manage., 31 (4), pp. 389-408; Huntington, H.P., Observations on the utility of the semi-directive interview for documenting traditional ecological knowledge (1998) Arctic, 51 (3), pp. 237-242; Huntington, H.P., Using traditional ecological knowledge in science: methods and applications (2000) Ecol. Appl., 10 (5), pp. 1270-1274; (2008), http://www.pesca.sp.gov.br/, Instituto de Pesca,. available at: - Inst. Pesca: 20_serreltec - 2004 (accessed June 2008)Johannes, R., The case for data-less marine resource management: examples from tropical near shore fin fisheries (1998) Trends Ecol. Evol., 13 (6), pp. 243-246; Johannes, R.E., Freeman, M.M.R., Hamilton, R.J., Ignore fishers' knowledge and miss the boat (2000) Fish Fish., 1, pp. 257-271; (2005) Fish for Life: Interactive Governance for Fisheries. MARE Publication Series No. 3, , Amsterdam University Press, Amsterdam, Netherlands, J. Kooiman, M. Bavinck, S. Jentoft, R. Pullin (Eds.); Lam, M.E., Borch, T., Cultural valuing of fishery resources by the Norwegian Saami (2011) Globalisation and Ecological Integrity in Science and International Law, pp. 361-376. , Cambridge Scholars Publishing, Cambridge, UK, L. Westra, K. Bosselmann, C. Soskolne (Eds.); Lam, M.E., Pauly, D., Who is right to fish? Evolving a social contract for ethical fisheries (2010) Ecol. Soc., 15 (3), p. 16. , http://www.ecologyandsociety.org/vol15/iss3/art16/, (online); Lawson, P.W., Ciannelli, L., Ireland, B., Spatial patterns in fisheries: new techniques new opportunities for ecosystem-based management (2008) Ocean Sciences Meeting: From the Watershed of the Global Ocean, pp. 2-7; Leak, J.C., Distribution and abundance of carangid fish larvae in the eastern Gulf of Mexico 1971-1974 (1981) Biol. Oceanogr., 1 (1), pp. 1-28; Link, J.S., What does ecosystem-based fisheries management mean? (2002) Fish. Manage., 27, pp. 18-21; Linstone, H.A., Turoff, M., (1975) The Delphi Method. Techniques and Applications, , Addison-Wesley, Boston, USA, p. 620; MacMillan, D.C., Marshall, K., The Delphi process: an expert-based approach to ecological modeling in data-poor environments (2006) Anim. Conserv., 9, pp. 11-19; Menezes, N.A., Figueiredo, J.L., (1980) Manual de Peixes Marinhos do Sudeste do Brasil: v. 4 Teleostei 3, , Museu de Zoologia, USP, São Paulo; Martins, R.S., Perez, J.A.A., Cephalopods and fish attracted by night light in coastal shallow-waters, off southern Brazil, with the description of squid and fish behavior (2006) Rev. Etol., 8 (1), pp. 27-34; Mascia, M.B., The human dimension of coral reef marine protected areas: recent social science research and its policy implications (2003) Conserv. Biol., 17 (2), pp. 630-632; Miller, K., Charles, A., Barange, M., Brander, K., Gallucci, V.F., Gasalla, M.A., Khan, A., Perry, R., Climate change, uncertainty, and resillient fisheries: institutional responses through integrative science (2010) Prog. Oceanogr., 87, pp. 338-346; Moreno, G., Dagorn, L., Sancho, G., Itano, D., Fish behavior from fisher's knowledge: the case study of tropical tuna around drifting fish aggregating devices (DFADs) (2007) Can. J. Fish. Aquat. Sci., 64 (11), pp. 1517-1528; Murawski, S.A., Definitions of overfishing from an ecosystem perspective (2000) ICES J. Mar. Sci., 57, pp. 649-658; Nakagaki, J.M., Negreiros-Fransozo, M.L., Population biology of Xiphopenaeus kroyeri (Heller, 1862) (Decapoda: Penaeidae) from Ubatuba Bay, São Paulo, Brazil (1998) J. Shellfish Res., 17 (4), pp. 931-935; Neis, B., Felt, L., Haedrich, R.L., Schneider, D.C., An interdisciplinary method for collecting and integrating fishers' local knowledge into resource management (1999) Fishing Places, Fishing People, , University of Toronto Press, Toronto, D. Newell, R.E. Ommer (Eds.); Paz, V.A., Begossi, A., Ethnoichthyology of Gamboa fisheries (Sepetiba Bay Brazil) (1996) J. Ethnobiol., 16 (2), pp. 157-168; Perez, J.A.A., Aguiar, D.C., Oliveira, U.C., Biology and population dynamics of the long-finned squid Loligo plei (Cephalopoda: Loliginidae) in southern Brazilian waters (2002) Fish. Res., 58 (3), pp. 267-279; Perez, J.A.A., Gasalla, M.A., Aguiar, D.C., Oliveira, U.C., Marques, C.A., Tomás, A.R.G., Loligo plei (2005) Análise das principais pescarias comerciais da região Sudeste-Sul do Brasil: dinâmica populacional das espécies em explotação, pp. 62-68. , Instituto Oceanográfico da USP, São Paulo, M.C. Cergole, A.O. ávila-da-Silva, C.L.B. Rossi-Wongtschowski (Eds.); Pikitch, E.K., Santora, C., Babcock, E.A., Bakun, A., Bonfil, R., Conover, D.O., Dayton, P., Sainsbury, K.J., Ecosystem-based fishery management (2004) Science, 305, pp. 346-347; Pitcher, T.J., Lam, M.E., Fishful thinking: rhetoric, reality and the sea before us (2010) Ecol. Soc., 15 (2), p. 12; Pincinato, R.B.M., Corá, M.J., Oliveira, G.Q.D., Salaroli, A.B., Kuniyoshi, L.S., Gasalla, M.A., Contribuição à caracterização da atividade pesqueira em Ubatuba (SP), a partir de abordagem com pescadores locais (2006) Simpósio Brasileiro de Oceanografia, 3. São Paulo. Proceedings; Postuma, F.A., Gasalla, M.A., On the relationship between squid and the environment: artisanal jigging for Loligo plei at São Sebastião Island (24°S) southeastern Brazil (2010) ICES J. Mar. Sci., 67 (7), pp. 1353-1362; Robert, M.C., Chaves, P.T.C., Observações sobre o ciclo de vida da corvina, Micropogonias furnieri (Demarest) (Teleostei, Sciaenidae), no Litoral do Paraná, Brasil (2001) Ver. Bras. Zool., 8 (2), pp. 421-428; Rodrigues, A.R., Gasalla, M.A., Spatial and temporal patterns in size and maturation of Loligo plei and Loligo sanpaulensis (Cephalopoda: Loliginidae) in southeastern Brazilian waters, between 23°S and 27°S (2008) Sci. Mar., 72 (4), pp. 631-643; Rosenberg, A., Bigford, T.E., Leathery, S., Hill, R.H., Bickers, K., Ecosystem approaches to fishery management through essential fish habitat (2000) Bull. Mar. Sci., 66 (3), pp. 535-542; Scholz, A., Bonson, K., Fujita, R., Bemjamin, N., Woodling, N., Black, P., Steinback, C., Participatory socioeconomic analysis: drawing on fishermen's knowledge for marine protected areas planning in California (2004) Mar. Policy, 28 (4), pp. 335-349; Silvano, R.A.M., Begossi, A., Local knowledge on a cosmopolitan fish Ethnoecology of Pomatomus saltatrix (Pomatomidae) in Brazil and Australia (2005) Fish. Res., 71, pp. 43-59; Silvano, R.A.M., Begossi, A., What can be learned from fishers? An integrated survey of fishers' ecological knowledge and bluefish (Pomatomus saltatrix) biology on the Brazilian coast (2010) Hydrobiology, 637, pp. 3-18; Silvano, R.A.M., Gasalla, M.A., Pacheco, S., Applications of fisher's ecological knowledge to better understand and manage tropical fisheries (2008) Curr. Trends Hum. Ecol., , Cambridge Press, New Castle upon Tyne, UK, A. Begossi, P. MacCord (Eds.); Silvano, R.A.M., MacCord, P.F.L., Lima, R.V., Begossi, A., When does this fish spawn? Fishermen's local knowledge of migration and reproduction of Brazilian coastal fishes (2006) Environ. Biol. Fish., 76, pp. 371-386; Silvano, R.A.M., Valbo-Joergensen, J., Beyond fishermen's tales: contributions of fishers' local ecological knowledge to fish ecology and fisheries management (2008) Environ. Dev. Sustain., 10 (5), pp. 657-675; (2012), SMA, Secretaria do Meio Ambiente do Estado de São Paulo, Fundação Florestal. Internal DocumentVazzoler, A.E.A.M., Diversidade fisiológica e morfológica de Micropogonias furnieri (Desmarest 1822) ao sul de Cabo Frio, Brasil (1971) Bol. Inst. Oceanogr. (São Paulo), 20 (2), pp. 1-70; Vazzoler, A.E.A.M., Rocha, M.L.C.F., Soares, L.S.H., (1989) Aspectos reprodutivos dos Sciaenidae da costa sudeste do Brasil. Simpósio sobre Oceanografia, , Proceedings, São Paulo, p. 70; Vianna, M., Valentini, H., Observações sobre a frota pesqueira em Ubatuba, Litoral Norte do Estado de São Paulo, entre 1995 e 1996 (2004) Bol. Inst. Pesca (São Paulo), 30 (2), pp. 171-176; Wilson, D.C., Raakjaer, J., Degnbol, P., Local ecological knowledge and practical fisheries management in the tropics: a policy brief (2006) Mar. Policy, 30 (6), pp. 794-801; Zuboy, J.R., The Delphi technique: a potential methodology for evaluating recreational fisheries (1980) Technical Consultation on Allocation of Fishery Resources, 1980, Vichy, Proceedings, pp. 519-529</text:p>
          </table:table-cell>
          <table:table-cell office:value-type="string" calcext:value-type="string">
            <text:p>Leite, M.C.F.; Fisheries Ecosystems Laboratory, Instituto Oceanográfico, University of São Paulo, Cidade Universitária, Praça do Oceanográfico 191, 055080-900 São Paulo, SP, Brazil; email: martaleite20@gmail.com</text:p>
          </table:table-cell>
          <table:table-cell table:number-columns-repeated="7"/>
          <table:table-cell office:value-type="float" office:value="1657836" calcext:value-type="float">
            <text:p>1657836</text:p>
          </table:table-cell>
          <table:table-cell/>
          <table:table-cell office:value-type="string" calcext:value-type="string">
            <text:p>FISRD</text:p>
          </table:table-cell>
          <table:table-cell/>
          <table:table-cell office:value-type="string" calcext:value-type="string">
            <text:p>English</text:p>
          </table:table-cell>
          <table:table-cell office:value-type="string" calcext:value-type="string">
            <text:p>Fish.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877113979</text:p>
          </table:table-cell>
          <table:table-cell table:number-columns-repeated="983"/>
        </table:table-row>
        <table:table-row table:style-name="ro1">
          <table:table-cell office:value-type="string" calcext:value-type="string">
            <text:p>Valentim S.S., Bernardes M.E.C., Dottori M., Cortezi M.</text:p>
          </table:table-cell>
          <table:table-cell office:value-type="string" calcext:value-type="string">
            <text:p>Low-frequency physical variations in the coastal zone of Ubatuba, northern coast of São Paulo state, Brazil</text:p>
          </table:table-cell>
          <table:table-cell office:value-type="float" office:value="2013" calcext:value-type="float">
            <text:p>2013</text:p>
          </table:table-cell>
          <table:table-cell office:value-type="string" calcext:value-type="string">
            <text:p>Brazilian Journal of Oceanography</text:p>
          </table:table-cell>
          <table:table-cell office:value-type="float" office:value="61" calcext:value-type="float">
            <text:p>61</text:p>
          </table:table-cell>
          <table:table-cell office:value-type="float" office:value="3" calcext:value-type="float">
            <text:p>3</text:p>
          </table:table-cell>
          <table:table-cell/>
          <table:table-cell office:value-type="float" office:value="187" calcext:value-type="float">
            <text:p>187</text:p>
          </table:table-cell>
          <table:table-cell office:value-type="float" office:value="193" calcext:value-type="float">
            <text:p>193</text:p>
          </table:table-cell>
          <table:table-cell/>
          <table:table-cell office:value-type="float" office:value="1" calcext:value-type="float">
            <text:p>1</text:p>
          </table:table-cell>
          <table:table-cell office:value-type="string" calcext:value-type="string">
            <text:p>10.1590/S1679-87592013000300003</text:p>
          </table:table-cell>
          <table:table-cell office:value-type="string" calcext:value-type="string">
            <text:p>http://www.scopus.com/inward/record.url?eid=2-s2.0-84887885051&amp;partnerID=40&amp;md5=23728abdbc78f23920bdb0985c9ed24c</text:p>
          </table:table-cell>
          <table:table-cell office:value-type="string" calcext:value-type="string">
            <text:p>Universidade Federal do Ceará, Instituto de Ciências do Mar (Labomar-UFC), Avenida da Abolição, 3207, Meireles, 60165-081 Fortaleza, CE, Brazil; Instituto de Recursos Naturais, Universidade Federal de Itajubá (IRN-UNIFEI), Avenida BPS, 1303, Pinheirinho, 37500-903 Itajubá, MG, Brazil; Instituto Oceanográfico, Universidade de São Paulo, Praça do Oceanográfico, 191, 05508-120 São Paulo, SP, Brazil</text:p>
          </table:table-cell>
          <table:table-cell office:value-type="string" calcext:value-type="string">
            <text:p>Valentim, S.S., Universidade Federal do Ceará, Instituto de Ciências do Mar (Labomar-UFC), Avenida da Abolição, 3207, Meireles, 60165-081 Fortaleza, CE, Brazil; Bernardes, M.E.C., Instituto de Recursos Naturais, Universidade Federal de Itajubá (IRN-UNIFEI), Avenida BPS, 1303, Pinheirinho, 37500-903 Itajubá, MG, Brazil; Dottori, M., Instituto Oceanográfico, Universidade de São Paulo, Praça do Oceanográfico, 191, 05508-120 São Paulo, SP, Brazil; Cortezi, M., Instituto Oceanográfico, Universidade de São Paulo, Praça do Oceanográfico, 191, 05508-120 São Paulo, SP, Brazil</text:p>
          </table:table-cell>
          <table:table-cell office:value-type="string" calcext:value-type="string">
            <text:p>Sea level (SL), wind, air temperature (AT) and sea surface temperature (SST) variations in the coastal region of Ubatuba, northern coast of São Paulo, are assessed. A Lanczos-square cosine filter, with a 40-hour window, was applied over the SL time series between 1978 and 2000, except for the period comprising 1984 to 1986. In order to study subtidal effects on mean sea level (MSL), SL numerical filtering indicated that there was a virtually complete removal of semidiurnal and diurnal astronomical tidal components over the period of study. Results indicated an average raw SL rise of 2.3 mm/year, whereas average filtered MSL was of the order of 0.7 mm/year. Despite the overall positive MSL trend, the lunar nodal cycle of 18.6 years seemed to be the explanation for the SL series pattern. Correlations between MSL and parallel wind had a maximum correlation coefficient around 0.6, with 99% statistical confidence, while MSL and perpendicular wind correlations were not statistically significant. These results may be explained by Ekman dynamics. Data records of AT and SST between 1990 and 2003 showed positive trends for both variables. During this period, AT rose about 0.087 °C /year for the raw series and 0.085 °C /year for the monthly time series, and SST showed a rise of 0.047 °C /year and 0.046 °C/year, for the raw and monthly time series, respectively. The monthly climatology for both AT and SST showed higher values in February with 27.79 °C and 28.59 °C for AT and SST, respectively, and the lowest in July with 21.12 °C for AT and 21.91 °C for SST.</text:p>
          </table:table-cell>
          <table:table-cell table:number-columns-repeated="7"/>
          <table:table-cell office:value-type="string" calcext:value-type="string">
            <text:p>Andrade, K.M., Cavalcanti, I.F.A., Climatologia dos sistemas frontais e padrões de comportamento para o verão na América do Sul (2004) Congresso Brasileiro De Meteorologia, 13. , Fortaleza. Anais. Fortaleza: SBMet, 2004. 1 CD-ROM (INPE-12090-PRE/7436); Campos, E.J.D., Lentini, C.D., Miller, J.L., Piola, A.R., Interannual variability of the sea surface temperature in the South Brazil Bight (1999) Geophys. Res. Lett, 26 (14), pp. 2061-2064; Castro, B.M., Lee, T., Wind-forced sea level variability on the Southeast Brazilian shelf (2012) J. Geophys. Res, 100 (8), pp. 16045-16056; Castro, B.M., Lorenzzetti, J.A., Silveira, I.C.A., Miranda, L.B., Estrutura termohalina e circulação na região entre Cabo de São Tomé (RJ) e o Chuí (RS) (2006) O Ambiente Oceanográfico Da Plataforma Continental E Do Talude Na Região Sudeste-sul Do Brasil, pp. 11-120. , In: ROSSI WONGTSCHOWSKI, C. L. B.; MADUREIRA, L. S. P. (Orgs.), São Paulo: EDUSP; Csanady, G.T., Circulation induced by river inflow in well-mixed water over a sloping continental shelf (1984) J. Phys. Oceanogr, 14, pp. 1703-1711; Dean, R.G., Houston, J.R., Recent sea level trends and accelerations: Comparison of tide gauge and satellite results (2013) Coastal Eng, 75, pp. 4-9; Dennis, K.C., Schnack, E.J., Mouzo, F.H., Orona, C.R., Sea-level rise and Argentina: Potential impacts and consequences (1995) J. Coastal Res, 14, pp. 205-223; Dottori, M., Castro, B.M., The response of the São Paulo Continental Shelf, Brazil, to synoptic winds (2009) Ocean Dyn, 59 (4), pp. 603-614; Harari, J., França, C.A.S., Camargo, R., (2008) Variabilidade De Longo Termo De Componentes De Maré E Do Nível Médio Do Mar Na Costa Brasileira, , http://migre.me/3aOax, Disponível em, Acesso em: 10 jan. 2010; Heberger, M., Cooley, Herrera, P., Gleick, P.H., Moore, E., (2009) The Impacts of Sea-level Rise On the California Coast, p. 101. , http://www.pacinst.org/wpcontent/uploads/2013/02/report16.pdf, California: California Climate Change Center, Disponível em:, Acesso em: 01 jul. 2012; Kalnay, E., Kanamitsu, M., Kistler, R., Collins, W., Deaven, D., Gandin, L., Iredell, M., Joseph, D., The NCEP/NCAR 40-Year Reanalysis Project (1996) Bull. Am. Meteorol. Soc, 77 (3), pp. 437-477; Lanczos, C., (1956) Applied Analysis, p. 539. , Englewood Cliffs: Prentice-Hall; Lentini, C.A.D., Podestá, G.P., Campos, E.J.D., Olson, D.B., Sea surface temperature anomalies on the Western South Atlantic from 1982 to 1994 (2001) Cont. Shelf Res, 21 (1), pp. 89-112; Monteiro, C.A.F., (1973) A Dinâmica Climática E As Chuvas No Estado De São Paulo: Estudo Geográfico Sob a Forma De Atlas, p. 130. , São Paulo: Instituto de Geografia/USP; Neves, C.F., Muehe, D., Vulnerabilidade, impactos e adaptação a mudanças do clima: A zona costeira (2008) Parcerias Estratégicas, 27, pp. 217-297. , http://www.cgee.org.br/parcerias/p27.php, Mudança do clima no Brasil: vulnerabilidade, impactos e adaptação]. Disponível em, Acesso em: 01 jun; Sallenger, J.R.A.H., Doran, K.S., Howd, P.A., Hotspot of accelerated sea-level rise on the Atlantic coast of North America (2013) Nature Climate Change, 2, pp. 884-888. , http://www.nature.com/nclimate/journal/v2/n12/pdf/ncl_imate1597.pdf, Disponível em, Acesso em 03 mar; Sant'Anna, N.J.L., Ritmo climático e a gênese das chuvas na Zona Costeira Paulista Encuentro De Geógrafos De América Latina, 3, pp. 49-66. , Toluca, 1991. Memórias. Tolua: Universid Nacional Autónoma de Mexico (UNAM), 1991; Sant'Anna, N.J.L., Tipologia dos sistemas naturais costeiros do Estado de São Paulo (1993) Rev. Geogr, 12, pp. 47-86; Trenberth, K.E., Signal versus noise in the Southern Oscillation (1984) Mon. Weather Rev, 112 (2), pp. 326-332; Trenberth, K.E., El Nino definition (1996) CLIVARExch, 1 (3), pp. 6-8. , http://eprints.soton.ac.uk/19273/1/ex3.pdf, Disponível em, Acesso em: 01 jul. 2009; Trenberth, K.E., The definition of El Nino (1997) Bull. Am. Meteorol. Soc, 78, pp. 2771-2777</text:p>
          </table:table-cell>
          <table:table-cell office:value-type="string" calcext:value-type="string">
            <text:p>Valentim, S. S.; Universidade Federal do Ceará, Instituto de Ciências do Mar (Labomar-UFC), Avenida da Abolição, 3207, Meireles, 60165-081 Fortaleza, CE, Brazil; email: samuelvalen@yahoo.com.br</text:p>
          </table:table-cell>
          <table:table-cell table:number-columns-repeated="7"/>
          <table:table-cell office:value-type="float" office:value="16798759" calcext:value-type="float">
            <text:p>16798759</text:p>
          </table:table-cell>
          <table:table-cell table:number-columns-repeated="3"/>
          <table:table-cell office:value-type="string" calcext:value-type="string">
            <text:p>English</text:p>
          </table:table-cell>
          <table:table-cell office:value-type="string" calcext:value-type="string">
            <text:p>Braz. J. Oceanogr.</text:p>
          </table:table-cell>
          <table:table-cell office:value-type="string" calcext:value-type="string">
            <text:p>Article</text:p>
          </table:table-cell>
          <table:table-cell office:value-type="string" calcext:value-type="string">
            <text:p>Scopus</text:p>
          </table:table-cell>
          <table:table-cell office:value-type="string" calcext:value-type="string">
            <text:p>2-s2.0-84887885051</text:p>
          </table:table-cell>
          <table:table-cell table:number-columns-repeated="983"/>
        </table:table-row>
        <table:table-row table:style-name="ro1">
          <table:table-cell office:value-type="string" calcext:value-type="string">
            <text:p>Silva N.J., Tang K.W., Lopes R.M.</text:p>
          </table:table-cell>
          <table:table-cell office:value-type="string" calcext:value-type="string">
            <text:p>Effects of microalgal exudates and intact cells on subtropical marine zooplankton</text:p>
          </table:table-cell>
          <table:table-cell office:value-type="float" office:value="2013" calcext:value-type="float">
            <text:p>2013</text:p>
          </table:table-cell>
          <table:table-cell office:value-type="string" calcext:value-type="string">
            <text:p>Journal of Plankton Research</text:p>
          </table:table-cell>
          <table:table-cell office:value-type="float" office:value="35" calcext:value-type="float">
            <text:p>35</text:p>
          </table:table-cell>
          <table:table-cell office:value-type="float" office:value="4" calcext:value-type="float">
            <text:p>4</text:p>
          </table:table-cell>
          <table:table-cell/>
          <table:table-cell office:value-type="float" office:value="855" calcext:value-type="float">
            <text:p>855</text:p>
          </table:table-cell>
          <table:table-cell office:value-type="float" office:value="865" calcext:value-type="float">
            <text:p>865</text:p>
          </table:table-cell>
          <table:table-cell/>
          <table:table-cell office:value-type="float" office:value="2" calcext:value-type="float">
            <text:p>2</text:p>
          </table:table-cell>
          <table:table-cell office:value-type="string" calcext:value-type="string">
            <text:p>10.1093/plankt/fbt026</text:p>
          </table:table-cell>
          <table:table-cell office:value-type="string" calcext:value-type="string">
            <text:p>http://www.scopus.com/inward/record.url?eid=2-s2.0-84880357197&amp;partnerID=40&amp;md5=7bccd5739394a474d1db58a825959cee</text:p>
          </table:table-cell>
          <table:table-cell office:value-type="string" calcext:value-type="string">
            <text:p>Department of Biological Oceanography, University of Sáo Paulo, Oceanographic Institute, Praça do Oceanográfico 191, Sáo Paulo (SP) 05508-120, Brazil; Virginia Institute of Marine Science, College of William and Mary, Po Box 1346, Gloucester Point, VA 23062-1346, United States</text:p>
          </table:table-cell>
          <table:table-cell office:value-type="string" calcext:value-type="string">
            <text:p>Silva, N.J., Department of Biological Oceanography, University of Sáo Paulo, Oceanographic Institute, Praça do Oceanográfico 191, Sáo Paulo (SP) 05508-120, Brazil; Tang, K.W., Virginia Institute of Marine Science, College of William and Mary, Po Box 1346, Gloucester Point, VA 23062-1346, United States; Lopes, R.M., Department of Biological Oceanography, University of Sáo Paulo, Oceanographic Institute, Praça do Oceanográfico 191, Sáo Paulo (SP) 05508-120, Brazil</text:p>
          </table:table-cell>
          <table:table-cell office:value-type="string" calcext:value-type="string">
            <text:p>Harmful algal blooms (HABs) affect coastal waters worldwide and very often lead to the disruption of seafood harvesting and commercial activities, because of potential hazards to human health associated with the consumption of contaminated mussels, crustaceans and fish. HAB events are frequently caused by outbreaks of toxin-producing dinoflagellates, which are subject to top-down control by zooplankton. The aim of this study was to analyze the effects of dinoflagellate exudates and intact cells on the survivorship and mobility of zooplankton taxa from a subtropical location (Ubatuba, Brazil). Lethal effects were observed in five out of six taxa investigated, three of which (copepod nauplii, tintinnids and gastropod larvae) when exposed to dinoflagellate exudates and two (rotifers and brachyuran zoeae) when exposed to intact cells. In addition, gastropod larvae displayed mobility impairment during exposure to dinoflagellate exudates. Only polychaete larvae were not apparently affected during the course of the experiments. Zooplankton responses usually varied according to the dinoflagellate species tested. For instance, exudates from Alexandrium tamiyavanichii, Gonyaulax sp. and Gymnodinium sp. decreased survivorship of planktonic copepod nauplii but did not affect bottom-dwelling harpacticoid nauplii, which were in turn killed by exudates from Prorocentrum lima, a epibenthic dinoflagellate. These results suggest that HAB events do not cause indiscriminate zooplankton mortality, but may instead generate community shifts and complex cascading effects through the pelagic and benthic food web. Species-specific monitoring of zooplankton responses to HABs is therefore an important step to understand the ecological implications of dinoflagellate outbreaks in coastal waters, and their impact on marine farming activities. © 2013 The Author.</text:p>
          </table:table-cell>
          <table:table-cell office:value-type="string" calcext:value-type="string">
            <text:p>dinoflagellates; exudates; HABs; survivorship; zooplankton</text:p>
          </table:table-cell>
          <table:table-cell office:value-type="string" calcext:value-type="string">
            <text:p>algal bloom; bivalve; coastal water; commercial activity; crustacean; dinoflagellate; exudation; fish; food web; gastropod; larva; microalga; mortality; nature-society relations; polychaete; public health; subtropical region; survivorship; toxin; trophic cascade; zooplankton; Brazil; Sao Paulo [Brazil]; Ubatuba</text:p>
          </table:table-cell>
          <table:table-cell table:number-columns-repeated="5"/>
          <table:table-cell office:value-type="string" calcext:value-type="string">
            <text:p>Ajuzie, C.C., Palatability and fatality of the dinoflagellate Prorocentrum lima to Artemia salina (2007) J. Appl. Phycol., 19, pp. 513-519; Ajuzie, C.C., Houvenaghel, G.T., Prorocentrum lima (Microalgae: Dinoflagellata): killer food for zooplankton (2000) ICES Annual Science Conference Handbook, p. 9. , Brugge, Belgium; Almeda, R., Messmer, A.M., Sampedro, N., Feeding rates and abundance of marine invertebrate planktonic larvae under harmful algal bloom conditions off Vancouver Island (2011) Harmful Algae, 10, pp. 194-206; Bagøien, E., Miranda, A., Reguera, B., Effects of two paralytic shellfish toxin producing dinoflagellates on the pelagic harpac-ticoid copepod Euterpina acutifrons (1996) Mar. Biol., 126, pp. 361-369; Barreiro, A., Guisande, C., Maneiro, I., Zooplankton interactions with toxic phytoplankton: Some implications for food web studies and algal defense strategies of feeding selectivity behaviour, toxin dilution and phytoplankton population diversity (2007) Acta Oecol., 32, pp. 279-290; Bravo, I., Fernández, M.L., Ramilo, I., Toxin composition of the toxic dinoflagellate Prorocentrum lima isolated from different locations along the Galician coast (NW Spain) (2001) Toxicon, 39, pp. 1537-1545; Buskey, E.J., Stoecker, D.K., Behavioral responses of the marine tintinnid Favella sp. to phytoplankton: Influence of chemical mechanical and photic stimuli (1989) J. Exp. Mar. Biol. Ecol., 132, pp. 1-16; Edler, L., Recommendations on methods for marine biological studies in the Baltic Sea. Phytoplankton and chlorophyll (1979) Balt. Mar. Biol. Publ., 5, pp. 1-38; Foden, J., Purdie, D.A., Morris, S., Epiphytic abundance and toxicity of Prorocentrum lima populations in the Fleet Lagoon, UK (2005) Harmful Algae, 4, pp. 1063-1047; Frangópulos, A., Guisande, C., Maneiro, I., Shortterm and long-term effects of the toxic dinoflagellate Alexandrium minutu-mon the copepod Acartia clausi (2000) Mar. Ecol. Prog. Ser., 203, pp. 161-169; Fulco, V.K., Harmful effects of the toxic dinoflagellate Alexandrium tamarense on the tintinnids Favella taraikaensis and Eutintinnus sp (2007) J. Mar. Biol. Assoc. UK, 87, pp. 1085-1088; Garcia, R., Sulkin, S., Lopez, M., Effects on larval crabs of exposure to algal toxin via ingestion of heterotrophic prey (2011) Mar. Biol., 158, pp. 451-460; Garcia, V.M.T., Odebrecht, C., Rörig, L.R., Florações nocivas do fitoplâncton na costa brasileira (1994) Taller Regional de Planificación Científica Sobre Floraciones Algales Nocivas. Informes de Reuniones de Trabajo, 101, Anexo III: COI/UNESCO, pp. 9-14; Hallegraeff, G.M., Harmful algal blooms: A global overview (2003) Manual on Harmful Marine Microalgae, Paris, IOC-UNESCO, pp. 25-49. , Hallegraeff, G. M., Anderson, D. M. and Cembella, A. D. (eds; Hallegraeff, G.M., Ocean climate change, phytoplankton community responses, and harmful algal blooms: A formidable predictive challenge (2010) J. Phycol., 46, pp. 220-235; Hansen, P.J., The red tide dinoflagellate Alexandrium tamarense: Effects on behaviour and growth of a tintinnid ciliate (1989) Mar. Ecol. Prog. Ser., 53, pp. 105-116; Hansen, P.J., Cembella, A.D., Møestrup ø, The marine dinoflagellate Alexandrium ostenfeldii: Paralytic shellfish toxin concentration, composition, and toxicity to a tintinnid ciliate (1992) J. Phycol., 28, pp. 597-603; Hinz, S., Sulkin, S., Strom, S., Discrimination in ingestion of protistan prey by larval crabs (2001) Mar. Ecol. Prog. Ser., 222, pp. 155-162; Huntley, M.E., Ciminiello, P., Lopez, M.D.G., Importance of food quality in determining development and survival of Calanus pacificus (Copepoda: Calanoida) (1987) Mar. Biol., 95, pp. 103-113; Juhl, A.R., Martins, C.A., Anderson, D.M., Toxicity of Alexandrium lusitanicum to gastropod larvae is not caused by paralytic-shellfish-poisoning toxins (2008) Harmful Algae, 7, pp. 567-573; Kamiyama, T., Suzuki, T., Lack of accumulation of paralytic shellfish poisoning (PSP) toxins in the tintinnid ciliate Favella tarai-kaensis feeding on the toxic dinoflagellate Alexandrium tamarense (2006) Mar. Ecol. Prog. Ser., 317, pp. 57-65; Kozlowsky-Suzuki, B., Carlsson, P., Ruhl, A., Food selectivity and grazing impact on toxic Dinophysis spp. by copepods feeding on natural plankton assemblages (2006) Harmful Algae, 5, pp. 57-68; MacHado, P.A., Dinoflagellate bloom on the Brazilian South Atlantic coast (1979) Toxic Dinoflagellate Blooms, pp. 29-32. , Taylor D. L. and Seliger, H. H, Elsevier, New York; Méndez, S., Bivalve mortality on Southwest Atlantic shores (1995) Harmful Algae News, 10, p. 12; Menezes, M., Varela, D., Proença, L.A.O., Identification of the toxic alga Alexandrium tamiyavanichii (Dinophyceae) from northeastern Brazil: A combined morphological and rDNA sequence (partial LSU and ITS) approach (2010) J. Phycol., 46, pp. 1-13; Nascimento, S.M., Diniz, B.S., Guioti, A.A., First record of the ciguatera causing genus Gambier discus in Brazil (2012) Harmful Algal News, 45, pp. 8-9; Odebrecht, C., Azevedo, S.M.F.O., Garcia, V.M.T., Floraciones de microalgas nocivas en Brasil: estado del arte y proyectos en curso (2002) Floraciones Algales Nocivas en El Cono sur Americano Instituto Español de Oceanografia. Vigo, pp. 219-233. , Sar, E. A., Ferrario, M. E. and Reguera, B. (eds; Odebrecht, C., Méndez, S., Garcia, V.M.T., Oceanographic processes and harmful algae blooms in the Subtropical Southwestern Atlantic (288 368S) (1997) VIII International Conference on Harmful Algae. Abstracts, Vigo, p. 52; Omachi, C.Y., Tamanaha, M.S., Proença, L.A.O., Bloom of Alexandrium fraterculum in coastal waters off Itajaí, SC, southern Brazil (2007) Braz. J. Oceanogr., 55, pp. 57-61; Perez, M.F., Sulkin, S.D., Palatability of autotrophic dinoflagellates to newly hatched larval crabs (2005) Mar. Biol., 146, pp. 771-780; Proença, L.A.O., Schram, M.A., Tamanaha, M.S., Diarrhoetic shellfish poisoning (DSP) outbreak in Subtropical Southwest Atlantic (2007) Harmful Algal News, 33, pp. 19-20; Rhodes, L., McNabb, P., Salas, M., Yessotoxin production by Gonyaulax spinifera (2006) Harmful Algae, 5, pp. 148-155; Rines, J.E.B., McFarland, M.N., Donaghay, P.L., Thin layers and species-specific characterization of the phytoplankton community in Monterey Bay, California, USA (2010) Cont. Shelf Res., 30, pp. 66-80; Rosa, Z.J., Buselato, T.C., Sobre a ocorrência de floração de Gyrodinium aureolum Hulburt (Dinophyceae) no litoral sul do Estado do Rio Grande do SuI, Brasil (1981) Iheringia, 28, pp. 169-179; Santos, A.A., Novaes, A.L.T., Silva, F.M., (2010) EPAGRI. Sintese Informativa da Maricultura 2010, , http://cedap.epagri.sc.gov.br/index.php?option=com_docmanandtask= doc_viewandgid=357andtmpl=componentandformat=rawandItemid=173, Accessed 25 April 2012; Schultz, M., Kiørboe, T., Active prey selection in two pelagic copepods feeding on potentially toxic and non-toxic dinofla-gellates (2009) J. Plankton Res., 31, pp. 553-561; Souza, R.V., Novaes, A.L.T., Santos, A.A., Controle higiênico-sanitário de moluscos bivalves do Litoral de Santa Catarina (2009) Panorama da Aquicultura., 116, pp. 55-59; Sulkin, S., Hinz, S., Rodriguez, M., Effects of exposure to toxic and non-toxic dinoflagellates on oxygen consumption and locomotion in stage 1 larvae of the crabs Cancer oregonensis and C. magister (2003) Mar. Biol., 142, pp. 205-211; Sullivan, J.M., Holliday, D.V., McFarland, M., Layered organization in the coastal ocean: An introduction to planktonic thin layers and the LOCO project (2010) Cont. Shelf Res., 30, pp. 1-6; Thompson, P.A., Montagnes, D.J.S., Shaw, B.A., The influence of three algal filtrates on the grazing rate of larval oysters (Cassostrea gigas), determined by fluorescent microspheres (1994) Aquaculture, 119, pp. 237-247; Turner, J.T., Tester, P.A., Toxic marine phytoplankton, zooplank-ton grazers, and pelagic food webs (1997) Limnol. Oceanogr., 42, pp. 1203-1214; Wang, L., Yan, T., Yu, R., Experimental study on the impact of dinoflagellate Alexandrium species on populations of the rotifer Brachionus plicatilis (2005) Harmful Algae, 4, pp. 371-382; Wilson, D.P., An experimental search for phytoplanktonic algae producing external metabolites which condition natural seawaters (1981) J. Mar. Biol. Assoc. UK, 61, pp. 585-607</text:p>
          </table:table-cell>
          <table:table-cell office:value-type="string" calcext:value-type="string">
            <text:p>Lopes, R.M.; Department of Biological Oceanography, University of Sáo Paulo, Oceanographic Institute, Praça do Oceanográfico 191, Sáo Paulo (SP) 05508-120, Brazil; email: rubens@usp.br</text:p>
          </table:table-cell>
          <table:table-cell table:number-columns-repeated="7"/>
          <table:table-cell office:value-type="float" office:value="1427873" calcext:value-type="float">
            <text:p>1427873</text:p>
          </table:table-cell>
          <table:table-cell/>
          <table:table-cell office:value-type="string" calcext:value-type="string">
            <text:p>JPLRD</text:p>
          </table:table-cell>
          <table:table-cell/>
          <table:table-cell office:value-type="string" calcext:value-type="string">
            <text:p>English</text:p>
          </table:table-cell>
          <table:table-cell office:value-type="string" calcext:value-type="string">
            <text:p>J. Plankton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880357197</text:p>
          </table:table-cell>
          <table:table-cell table:number-columns-repeated="983"/>
        </table:table-row>
        <table:table-row table:style-name="ro1">
          <table:table-cell office:value-type="string" calcext:value-type="string">
            <text:p>Rodrigues-Alves D.F., Barros-Alves S.P., Fransozo V., Bertini G., Cobo V.J.</text:p>
          </table:table-cell>
          <table:table-cell office:value-type="string" calcext:value-type="string">
            <text:p>Importance of biogenic substrates for the stone crab Menippe nodifrons Stimpson, 1859 (Brachyura: Eriphioidea) [Importancia de los sustratos biogénicos para el cangrejo de piedra Menippe nodifrons Stimpson, 1859 (Brachyura: Eriphioidea)]</text:p>
          </table:table-cell>
          <table:table-cell office:value-type="float" office:value="2013" calcext:value-type="float">
            <text:p>2013</text:p>
          </table:table-cell>
          <table:table-cell office:value-type="string" calcext:value-type="string">
            <text:p>Latin American Journal of Aquatic Research</text:p>
          </table:table-cell>
          <table:table-cell office:value-type="float" office:value="41" calcext:value-type="float">
            <text:p>41</text:p>
          </table:table-cell>
          <table:table-cell office:value-type="float" office:value="3" calcext:value-type="float">
            <text:p>3</text:p>
          </table:table-cell>
          <table:table-cell/>
          <table:table-cell office:value-type="float" office:value="459" calcext:value-type="float">
            <text:p>459</text:p>
          </table:table-cell>
          <table:table-cell office:value-type="float" office:value="467" calcext:value-type="float">
            <text:p>467</text:p>
          </table:table-cell>
          <table:table-cell table:number-columns-repeated="2"/>
          <table:table-cell office:value-type="string" calcext:value-type="string">
            <text:p>103856/vol41-issue3-fulltext-9</text:p>
          </table:table-cell>
          <table:table-cell office:value-type="string" calcext:value-type="string">
            <text:p>http://www.scopus.com/inward/record.url?eid=2-s2.0-84884751338&amp;partnerID=40&amp;md5=b481b1b3e353a84aed0a4c7b23fce774</text:p>
          </table:table-cell>
          <table:table-cell office:value-type="string" calcext:value-type="string">
            <text:p>NEBECC (Crustacean Biology, Ecology and Culture Study Group), Departamento de Zoologia, Instituto de Biociências, Universidade Estadual Paulista, UNESP, 18618-970, Botucatu, SP, Brazil; Universidade Estadual do Sudoeste da Bahia-UESB, 45031-900 Vitória da Conquista, BA, Brazil; Universidade Estadual Paulista, UNESP, 11900-000, Registro, SP, Brazil; Laboratório de Biologia Marinha, LabBMar, Instituto de Biociências, Universidade de Taubaté, UNITAU, 12030-180 Taubaté, SP, Brazil</text:p>
          </table:table-cell>
          <table:table-cell office:value-type="string" calcext:value-type="string">
            <text:p>Rodrigues-Alves, D.F., NEBECC (Crustacean Biology, Ecology and Culture Study Group), Departamento de Zoologia, Instituto de Biociências, Universidade Estadual Paulista, UNESP, 18618-970, Botucatu, SP, Brazil; Barros-Alves, S.P., NEBECC (Crustacean Biology, Ecology and Culture Study Group), Departamento de Zoologia, Instituto de Biociências, Universidade Estadual Paulista, UNESP, 18618-970, Botucatu, SP, Brazil; Fransozo, V., NEBECC (Crustacean Biology, Ecology and Culture Study Group), Departamento de Zoologia, Instituto de Biociências, Universidade Estadual Paulista, UNESP, 18618-970, Botucatu, SP, Brazil, Universidade Estadual do Sudoeste da Bahia-UESB, 45031-900 Vitória da Conquista, BA, Brazil; Bertini, G., NEBECC (Crustacean Biology, Ecology and Culture Study Group), Departamento de Zoologia, Instituto de Biociências, Universidade Estadual Paulista, UNESP, 18618-970, Botucatu, SP, Brazil, Universidade Estadual Paulista, UNESP, 11900-000, Registro, SP, Brazil; Cobo, V.J., NEBECC (Crustacean Biology, Ecology and Culture Study Group), Departamento de Zoologia, Instituto de Biociências, Universidade Estadual Paulista, UNESP, 18618-970, Botucatu, SP, Brazil, Laboratório de Biologia Marinha, LabBMar, Instituto de Biociências, Universidade de Taubaté, UNITAU, 12030-180 Taubaté, SP, Brazil</text:p>
          </table:table-cell>
          <table:table-cell office:value-type="string" calcext:value-type="string">
            <text:p>In order to better understand the ecology of the different growth phases of the stone crab, Menippe nodifrons, and provide information for conservation of the natural stocks, this study describes the utilization of different biogenic substrates by this species in the intertidal zone. Sampling was carried out by hand at Ubatuba, State of São Paulo, Brazil. Crabs were captured among rocks or in association with three different biogenic substrates: Phragmatopoma lapidosa, Sargassum cymosum and Schizoporella unicornis. In the laboratory, the substrates were sorted and scanned for specimens of M. nodifrons, which were separated and measured at their maximum carapace width (CW), and classified as juvenile or adult specimens. Sex ratio and size distribution of crabs were analyzed for each of the substrate types. A total of 686 specimens of M. nodifrons were obtained during the sampling, ranging in size between 2.4 and 82.5 mm CW. Different mean sizes were recorded in the different substrates (P &lt; 0.05). The high prevalence of juveniles in the samples suggests that these microhabitats are fundamental for the juvenile development of M. nodifrons, as they provide refuge, protection and probably food for juveniles.</text:p>
          </table:table-cell>
          <table:table-cell office:value-type="string" calcext:value-type="string">
            <text:p>Intertidal; Life cycle; Menippe nodifrons; Recruitment; Spatial dynamic; Substrate</text:p>
          </table:table-cell>
          <table:table-cell table:number-columns-repeated="6"/>
          <table:table-cell office:value-type="string" calcext:value-type="string">
            <text:p>Abele, L.G., Species diversity of decapod crustaceans in marine habitats (1974) Ecology, 55, pp. 156-161; Alves, D.F.R., Barros-Alves, S.P., Lima, D.J.M., Cobo, V.J., Negreiros-Fransozo, M.L., Brachyuran and anomuran crabs associated with Schizoporella unicornis (Ectoprocta, Cheilostomata) from southeastern Brazil (2013) An. Acad. Bras. Ciênc., 85 (1), pp. 245-256; Amarasekare, P., Diversity-stability relationships in multitrophic systems: An empirical exploration (2003) J. Anim. Ecol., 72, pp. 713-724; Barros-Alves, S.P., (2009) Biodiversidade de caranguejos braquiuros (Crustacea, Decapoda) associada a bancos da alga Sargassum cymosum (C. Agardh, 1820) na região de Ubatuba, litoral norte paulista, p. 87. , Dissertação de Mestrado, Universidad Estadual Paulista, Sao Paulo; Beck, M.W., Size-specific shelter limitation in stone crabs: A test of demographic bottleneck hypothesis (1995) Ecology, 76, pp. 968-987; Bertini, G., Braga, A.A., Fransozo, A., Corrêa, M.O.D.A., Freire, F.A.M., Relative growth and sexual maturity of the stone crab Menippe nodifrons Stimpson, 1859 (Brachyura, Xanthoidea) in southeastern Brazil (2007) Braz. Arch. Biol. Techn., 50 (2), pp. 259-267; Chintiroglou, C.C., Damianidis, P., Antoniadou, C., Lantzouni, M., Vafidis, D., Macrofauna biodiversity of mussel bed assemblages in Thermaikos Gulf (northern Aegean Sea) (2004) Helgol. Mar. Res., 58, pp. 62-70; Corona, A., Soto, L.A., Sánchez, A.J., Epibenthic amphipod abundance and predation eficiency of the pink shrimp Farfantepenaeus duorarum (Burkenroad, 1939) in habitats with different physical complexity in a tropical estuarine system (2000) J. Exp. Mar. Biol. Ecol., 253, pp. 33-48; Díaz, D., Marí, M., Abelló, P., Demestre, M., Settlement and juvenile habitat of the European spiny lobster Palinurus elephas (Crustacea: Decapoda: Palinuridae) in the western Mediterranean Sea (2001) Sci. Mar., 65 (4), pp. 347-356; Dittel, A., Epifanio, C.E., Natunewicz, C., Predation on mud crab megalopae, Panopeus herbstii H. Milne Edwards: Effect of habitat complexity, predator species and postlarval densities (1996) J. Exp. Mar. Biol. Ecol., 198, pp. 191-202; Edgar, G.J., The ecology of south-east Tasmanian phytal animal communities. IV. Factors advecting the distribution of ampithoid amphipods among algae (1983) J. Exp. Mar. Ecol. Biol., 70, pp. 205-225; Fernández, M., Iribarne, O., Armstrong, D., Habitat selection by young-of-the-year dungeness crab Cancer magister and predation risk in intertidal habitats (1993) Mar. Ecol. Prog. Ser., 92, pp. 171-177; Flores, A.A.V., Negreiros-Fransozo, M.L., On the population biology of the mottled shore crab Pachygrapsus transversus (Gibbes, 1850) (Brachyura, Grapsidae) in a subtropical area (1999) Bull. Mar. Sci., 65 (1), pp. 59-73; Fransozo, A., Negreiros-Fransozo, M.L., Hiyodo, C.M., Développèment juvénile de Menippe nodifrons Stimpson, 1859 (Crustacea, Decapoda, Xanthidae) au laboratoire (1988) Rev. Hydrobiol. Trop., 21, pp. 297-308; Fransozo, A., Bertini, G., Corrêa, M.O.D., Population biology and habitat utilization of the stone crab Menippe nodifrons Stimpson, 1859 (Decapoda, Xanthidae) in Ubatuba region, Brazil (2000) The biodiversity crisis and Crustacea, pp. 275-281. , In: J.C. Vaupel-Klein J.C. &amp; F.R. Schram (eds.). Crustacean Issues, A.A. Balkema/Rotterdam; Gerhart, S.D., Bert, T.M., Life-history aspects of stone crabs (Genus Menippe): Size at maturity, growth, and age (2008) J. Crust. Biol., 28 (2), pp. 252-261; Guisande, C., Bartumeus, F., Ventura, M., Catalan, J., Role of food partitioning in structuring the zooplankton community in mountain lakes (2003) Oecologia, 136, pp. 627-634; Hedvall, O., Moksnes, P.O., Pihl, L., Active habitat selection by megalopae and juvenile shore crabs Carcinus maenas: A laboratory study in an annular flume (1998) Hydrobiologia, 375-376, pp. 89-100; Hjelm, J., Persson, L., Christensen, B., Growth, morphological variation and ontogenetic niche shifts in perch (Perca fluviatilis) in relation to resource availability (2000) Oecologia, 122, pp. 190-199; Jones, C.G., Lawton, J.H., Shachak, M., Organisms as ecosystem engineers (1994) Oikos, 69, pp. 373-386; Lepš, J., Šmilauer, P., (2003) Multivariate analysis of ecological data using CANOCO, p. 269. , Cambridge University Press, Cambridge; Lindberg, W.J., Frazer, T.K., Stanton, G.R., Population effects of refuge dispersion for adult stone crabs (Xanthidae, Menippe) (1990) Mar. Ecol. Prog. Ser., 66, pp. 239-249; McArthur, R.H., Levins, R., The limiting similarity, convergence, and divergence of coexisting species (1967) Am. Nat., 101, pp. 377-385; Madambashi, A.M., Christofoletti, R.A., Pinheiro, M.A.A., Natural diet of the crab Menippe nodifrons Stimpson, 1859 (Brachyura, Menippidae) in Paranapuã Beach, São Vicente (SP), Brasil (2005) Nauplius, 13 (1), pp. 77-82; Melo, G.A.S., Malacostraca-Eucarida. Brachyura. Oxyrhyncha and Brachyrhyncha (1998) Catalogue of Crustacea of Brazil, pp. 455-515. , In: P.S. Young (ed.). Museu Nacional (Série Livros No6) Rio de Janeiro; Micheletti-Flores, C.V., Negreiros-Fransozo, M.L., Porcellanid crabs (Crustacea, Decapoda) inhabiting sand reefs built by Phragmatopoma lapidosa (Polychaeta Sabellaridae) at Paranapuã Beach, São Vicenti, SP, Brazil (1999) Rev. Bras. Biol., 59 (1), pp. 63-73; Moksnes, P.O., Pihl, L., Van Montfrans, J., Predation on postlarvae and juveniles of the shore crab Carcinus maenas: Importance of shelter, size and cannibalism (1998) Mar. Ecol. Prog. Ser., 166, pp. 211-225; Moksnes, P.O., The relative importance of habitatspecific settlement, predation and juvenile dispersal for distribution and abundance of young juvenile shore crabs Carcinus maenas L (2002) J. Exp. Mar. Biol. Ecol., 271, pp. 41-73; Moksnes, P.O., Heck, K.L., Relative importance of habitat selection and predation for the distrinobution of blue crab megalopae and young juveniles (2006) Mar. Ecol. Prog. Ser., 308, pp. 165-181; Ng, P.K.L., Guinot, D., Davie, P.J.F., Systema brachyurorum: Part I. An annotated checklist of extant brachyuran crabs of the world (2008) Raffles Bull. Zool., 17, pp. 1-208; Oliveira, D.A.F., Hattori, G.Y., Pinheiro, M.A.A., Fecundity of Menippe nodifrons Stimpson, 1859 (Brachyura, Menippidae) in the Parnapuã Beach, SP, Bazil (2005) Nauplius, 13 (2), pp. 167-174; Olson, M.H., Ontogenetic niche shifts in largemouth bass: Variability and consequences for first-year growth (1996) Ecology, 77, pp. 179-190; Oshiro, L.M.Y., Aspectos reprodutivos do caranguejo guaiá, Menippe nodifrons Stimpson (Crustacea, Decapoda, Xanthidae) da Baía de Sepetiba, Rio de Janeiro, Brasil (1999) Rev. Bras. Zool., 16 (3), pp. 827-834; Pardo, L.M., Palma, A.T., Prieto, C., Sepulveda, P., Valdivia, I., Ojeda, P., Processes regulating early post-settlement habitat use in a subtidal assemblage of brachyuran decapods (2007) J. Exp. Mar. Biol. Ecol., 344, pp. 10-22; Santana, G.X., Filho, A.A.F., Bezerra, L.E.A., Matthews-Cascon, H., Comportamento predatório ex-situ do caranguejo Menippe nodifrons Stimpson, 1859 (Decapoda, Brachyura) sobre moluscos gastrópodes (2009) PanamJAS, 4 (3), pp. 326-338; Santelices, B., Castilla, J.C., Schmiede, P., Cancino, J., Comparative ecology of Lessonia nigrescens and Durvillaea antarctica (Phaeophyta) in Central Chile (1982) Mar. Biol., 59, pp. 119-132; Schoener, T.W., Field experiments on interspecific competition (1983) Am. Nat., 122, pp. 240-285; Scotto, L.E., Larval development of the Cuban stone crab, Menippe nodifrons (Brachyura, Xanthidae), under laboratory conditions with notes on the status of the Family Menippidae (1979) Fish. Bull., 77 (2), pp. 359-386; Smith, K.N., Herrnkind, W.F., Predation on early juvenile spiny lobster Panulirus argus (Latreille): Influence of size and shelter (1992) J. Exp. Biol. Ecol., 157, pp. 3-18; Webley, J.A.C., Connolly, R.M., Young, R.A., Habitat selectivity of megalopae and juvenile mud crabs (Scylla serrata): Implications for recruitment mechanism (2009) Mar. Biol., 166, pp. 891-899; Wenner, A.M., Sex ratio as a function of size in marine Crustacea (1972) Am. Nat., 106, pp. 321-350; Werner, E.E., Gilliam, J.F., The ontogenetic niche and species interactions in size-structured populations (1984) Annu. Rev. Ecol. Syst., 15, pp. 393-425; Wieters, E.A., Salles, E., Januario, S.M., Navarrete, S.A., Refuge utilization and preferences between competing intertidal crab species (2009) J. Exp. Mar. Biol. Ecol., 374, pp. 37-44; Williams, A.B., (1984) Shrimps, lobsters, and crabs of the Atlantic coast of the Eastern United States, Maine to Florida, p. 550. , Smithsonian Institution Press, Washington, XVIII+; Zar, J.H., (2010) Biostatistical analysis, p. 944. , Prentice-Hall, Upper Saddle River</text:p>
          </table:table-cell>
          <table:table-cell office:value-type="string" calcext:value-type="string">
            <text:p>Rodrigues-Alves, D. F.; NEBECC (Crustacean Biology, Ecology and Culture Study Group), Departamento de Zoologia, Instituto de Biociências, Universidade Estadual Paulista, UNESP, 18618-970, Botucatu, SP, Brazil; email: barros_samara@hotmail.com</text:p>
          </table:table-cell>
          <table:table-cell table:number-columns-repeated="7"/>
          <table:table-cell office:value-type="string" calcext:value-type="string">
            <text:p>0718560X</text:p>
          </table:table-cell>
          <table:table-cell table:number-columns-repeated="3"/>
          <table:table-cell office:value-type="string" calcext:value-type="string">
            <text:p>English; Spanish</text:p>
          </table:table-cell>
          <table:table-cell office:value-type="string" calcext:value-type="string">
            <text:p>Lat. Am. J. Aquatic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884751338</text:p>
          </table:table-cell>
          <table:table-cell table:number-columns-repeated="983"/>
        </table:table-row>
        <table:table-row table:style-name="ro1">
          <table:table-cell office:value-type="string" calcext:value-type="string">
            <text:p>Da Rocha-Filho L.C., Garofalo C.A.</text:p>
          </table:table-cell>
          <table:table-cell office:value-type="string" calcext:value-type="string">
            <text:p>Community ecology of euglossine bees in the coastal Atlantic Forest of São Paulo State, Brazil</text:p>
          </table:table-cell>
          <table:table-cell office:value-type="float" office:value="2013" calcext:value-type="float">
            <text:p>2013</text:p>
          </table:table-cell>
          <table:table-cell office:value-type="string" calcext:value-type="string">
            <text:p>Journal of Insect Science</text:p>
          </table:table-cell>
          <table:table-cell office:value-type="float" office:value="13" calcext:value-type="float">
            <text:p>13</text:p>
          </table:table-cell>
          <table:table-cell/>
          <table:table-cell office:value-type="float" office:value="23" calcext:value-type="float">
            <text:p>23</text:p>
          </table:table-cell>
          <table:table-cell table:number-columns-repeated="3"/>
          <table:table-cell office:value-type="float" office:value="1" calcext:value-type="float">
            <text:p>1</text:p>
          </table:table-cell>
          <table:table-cell/>
          <table:table-cell office:value-type="string" calcext:value-type="string">
            <text:p>http://www.scopus.com/inward/record.url?eid=2-s2.0-84879245502&amp;partnerID=40&amp;md5=10a4e60d9a78b8ec5ed4b9c3272edd97</text:p>
          </table:table-cell>
          <table:table-cell office:value-type="string" calcext:value-type="string">
            <text:p>Departamento de Biologia, Faculdade de Filosofia, Ciências e Letras de Ribeirão Preto-FFCLRP, Universidade de São Paulo-USP, Av. Bandeirantes 3900, CEP 14040-901, Ribeirão Preto, SP, Brazil</text:p>
          </table:table-cell>
          <table:table-cell office:value-type="string" calcext:value-type="string">
            <text:p>Da Rocha-Filho, L.C., Departamento de Biologia, Faculdade de Filosofia, Ciências e Letras de Ribeirão Preto-FFCLRP, Universidade de São Paulo-USP, Av. Bandeirantes 3900, CEP 14040-901, Ribeirão Preto, SP, Brazil; Garófalo, C.A., Departamento de Biologia, Faculdade de Filosofia, Ciências e Letras de Ribeirão Preto-FFCLRP, Universidade de São Paulo-USP, Av. Bandeirantes 3900, CEP 14040-901, Ribeirão Preto, SP, Brazil</text:p>
          </table:table-cell>
          <table:table-cell office:value-type="string" calcext:value-type="string">
            <text:p>The Atlantic Forest stretches along Brazil's Atlantic coast, from Rio Grande do Norte State in the north to Rio Grande do Sul State in the south, and inland as far as Paraguay and the Misiones Province of Argentina. This biome is one of the eight biodiversity hotspots in the world and is characterized by high species diversity. Euglossini bees are known as important pollinators in this biome, where their diversity is high. Due to the high impact of human activities in the Atlantic Forest, in the present study the community structure of Euglossini was assessed in a coastal lowland area, Parque Estadual da Serra do Mar-Núcleo Picinguaba (PESM), and in an island, Parque Estadual da Ilha Anchieta (PEIA), Ubatuba, São Paulo State, Brazil. Sampling was carried out monthly, from August 2007 to July 2009, using artificial baits with 14 aromatic compounds to attract males. Twenty-three species were recorded. On PEIA, Euglossa cordata (L.) (Hymenoptera: Apidae) represented almost two thirds of the total species collected (63.2%). Euglossa iopoecila (23.0%) was the most abundant species in PESM but was not recorded on the island, and Euglossa sapphirina (21.0%) was the second most frequent species in PESM but was represented by only nine individuals on PEIA. The results suggest that these two species may act as bioindicators of preserved environments, as suggested for other Euglossini species. Some authors showed that Eg. cordata is favored by disturbed environments, which could explain its high abundance on Anchieta Island. Similarly, as emphasized by other authors, the dominance of Eg. cordata on the island would be another factor indicative of environmental disturbance.</text:p>
          </table:table-cell>
          <table:table-cell office:value-type="string" calcext:value-type="string">
            <text:p>Bioindicators; Diversity; Euglossa cordata; Orchid bees</text:p>
          </table:table-cell>
          <table:table-cell office:value-type="string" calcext:value-type="string">
            <text:p>Apidae; Apoidea; Euglossa; Euglossa cordata; Euglossa sapphirina; Euglossini; Hymenoptera; animal; bee; biodiversity; Brazil; cluster analysis; comparative study; human; male; article; Animals; Bees; Biodiversity; Brazil; Cluster Analysis; Humans; Male; Animals; Bees; Biodiversity; Brazil; Cluster Analysis; Humans; Male</text:p>
          </table:table-cell>
          <table:table-cell table:number-columns-repeated="5"/>
          <table:table-cell office:value-type="string" calcext:value-type="string">
            <text:p>Aguiar, W.M., Gaglianone, M.C., The communities of euglossina bees (Hymenoptera: Apidae) in remnants of lowland forest on tertiary Tabuleiro in the Rio de Janeiro State (2008) Neotropical Entomology, 37 (2), pp. 118-125. , http://www.scielo.br/pdf/ne/v37n2/a02v37n2.pdf; Alvarez, A.D., Bovendorp, R.S., Fleury, M., Galet-Ti, M., Paraísos de exóticos (2008) Ciência Hoje, 41, pp. 69-71; Anjos-Silva, E.J., (2006) Fenologia das Abelhas Euglossini Latreille (Hymenoptera: Apidae) e A Variação Sazonal e Geográfica Na Escolha e Preferência Por Iscas-odores No Parque Na-cional de Chapada Dos Guimarães e Na Província Serrana de Mato Grosso, , PhD Thesis, FFCLRP-USP, Ribeirão Preto, Brazil; Becker, P., Moure, J.S., Peralta, F.J.A., More about euglossine bees in Amazonian Forest Fragments (1991) Biotropica, 23, pp. 340-591; Bezerra, C.P., Martins, C.F., Diversidade de Euglossinae (Hymenoptera, Apidae) em dois fragmentos de Mata Atlântica localizados na região urbana de João Pessoa, Paraíba, Brasil (2001) Revista Brasileira de Zoologia, 18, pp. 823-825; Bonilla-Gómez, M.A., (1999) Caracterização da Estrutura Espaço-temporal da Comunidade de Abelhas Euglossinas (Hymenoptera, Apidae) Na Hiléia Baiana, , (PhD Thesis). Universidade Estadual de Campinas Campinas, Brazil; Bonilla-Gomez, M.A., Nates-Parra, G., Euglossine bees of Colombia (Hymenoptera: Apidae). I. Illustrated key (1992) Caldasia, 17 (1), pp. 149-172; Bovendorp, R.S., Galetti, M., Density and population size of mammals introduced on a land-bridge island in southeastern Brazil (2007) Biological Invasions, 9 (3), pp. 353-357. , DOI 10.1007/s10530-006-9031-7; Bovendorp, R.S., Alvarez, A., Galetti, M., Density of the tegu lizard (Tupinambis mer-ianae) and its role as nest predator at Anchieta Island, Brazil (2008) Neotropical Biology and Conservation, 3, pp. 9-12; Braga, A.K., Garófalo, C.A., As espécies de Euglossini (Hymenoptera, Apidae) da Estação Ecológica de Paulo de Faria, SP (2000) Anais Do XXIII Congresso Brasileiro de Zoologia, 180; Brosi, B.J., The effects of forest fragmentation on euglossine bee communities (Hymenoptera: Apidae: Euglossini) (2009) Biological Conservation, 142, pp. 414-423; Brown, K.S., Conservation of Neotropical environments: Insects as indicators (1991) The Conservation of Insects and Their Habitats., pp. 349-404. , Collins NM, Thomas JA, Editors, Academic Press; Camillo, E., Garófalo, C.A., Serrano, J.C., Espécies de Euglossini da Reserva Biológica e Estação Experimental de Mogi-Guaçu, SP (2000) Anais Do IV Encontro Sobre Abelhas, 300; Cavalcanti, R.B., A experiência de workshops regionais e sistemas de informação geográfica para sintetizar informaçõ es (2001) Conservação da Biodiversidade em Ecossistemas Tropicais., pp. 190-196. , Garay I, Dias B, Editors, Editora Vozes; Courchamp, F., Chapuis, J.-L., Pascal, M., Mammal invaders on islands: Impact, control and control impact (2003) Biological Reviews of the Cambridge Philosophical Society, 78 (3), pp. 347-383. , DOI 10.1017/S1464793102006061; Dean, W., (1995) A Ferro e Fogo: A História e A Devastação da Mata Atlântica Brasileira, , Companhia das Letras; Dressler, R.L., Biology of the orchid bees (Euglossini) (1982) Annual Review of Ecology, Evolution, and Systematics, 13, pp. 373-394; Dressler, R.L., New species of Euglossa. III. The bursigera species group (Hymenop-tera: Apidae) (1982) Revista de Biología Tropical, 30, pp. 131-140; Emmel, C.T., (1976) Population Biology, , Chapman and Hall; Fadini, R.F., Fleury, M., Donatti, C.I., Galetti, M., Effects of frugivore impoverishment and seed predators on the recruitment of a keystone palm (2009) Acta Oecologica, 35, pp. 188-196; Faria Jr., L.R.R., Melo, G.A.R., Species of Euglossa (Glossura) in the Brazilian Atlantic forest, with taxonomic notes on Euglossa stellfeldi Moure (Hymenoptera, Apidae, Eu-glossina) (2007) Revista Brasileira de Entomologia, 51, pp. 275-284; Garófalo, C.A., Camillo, E., Augusto, S.C., Jesus, B.M.V., Serrano, J.C., Diversidade e abundância sazonal de Euglossini (Hymenop-tera, Apidae) na Serra do Japi, Jundiaí, SP (1998) Anais Do IV Simpósio de Ecossistemas Bra-sileiros, 3, pp. 72-79; Garófalo, C.A., Rozen, J.G., Parasitic behavior of Exaerete smaragdina with descriptions of its mature oocyte and larval instars (Hymenoptera: Apidae: Euglossini) (2001) American Museum Novitates, 3349, pp. 1-26; Giangarelli, D.C., Freiria, A.G., Colatreli, O.P., Suzuki, K.M., Sofia, S.H., Eufriesea violacea (Blanchard) (Hymenoptera: Apidae): An orchid bee apparently sensitive to size reduction in forest patches (2009) Neotropical Entomology, 38, pp. 610-615; Gonçalves, R.B., Brandão, C.R.F., Diversi-dade de abelhas (Hymenoptera, Apidae) ao longo de um gradiente latitudinal na Mata Atlântica (2008) Biota Neotropica, 8, pp. 51-61; Gotelli, N.J., Entsminger, G.L., (2004) EcoSim: Null Models Software for Ecology, Version 7.0, , http://garyentsminger.com/ecosim/index.htm, Acquired Intelligence Inc. and Kesey-Bear; Guillaumon, J.R., Marcondes, M.A.P., Negreiros, O.C., Mota, I.S., Emmerich, W., Barbosa, A.F., Ihdc, B., Melo-Neto, J.E., (1989) Plano de Manejo Do Parque Estadual da Ilha Anchieta, , I.F.-Série Registros, Instituto Florestal; Hutcheson, K., A test for comparing diversities based on the Shannon formula (1970) Journal of Theoretical Biology, 29, pp. 151-154; Jesus, B.M.V., Garófalo, C.A., Riqueza e abundância sazonal de Euglossini (Hymenop-tera, Apidae) na Mata da Virgínia, Matão, São Paulo (2000) Anais Do IV Encontro Sobre Abelhas, pp. 239-245; Jesus, B.M.V., Garófalo, C.A., The ecological diversity of Euglossini (Hymenoptera, Apidae) at a forest fragment in Ribeirão Preto (2004) Proceedings of the 8th International Conference on Tropical Bees and VI Encontro Sobre Abelhas, pp. 529-529; Jorge, L.A.B., Garcia, G.J., A study of habitat fragmentation in southeastern Brazil using remote sensing and geographic information systems (GIS) (1997) Forest Ecology and Management, 98, pp. 35-74; Kimsey, L.S., An illustrated key to the genus Exaerete with descriptions of male genitalia and biology (Hymenoptera: Eu-glossini, Apidae) (1979) Journal of the Kansas Entomological Society, 52, pp. 735-746; Kimsey, L.S., Systematics of bees of the genus Eufriesea (Hymenoptera, Apidae) (1982) University of California Publications in Entomology, 95, pp. 1-125; Kimsey, L.S., Generic relationships within the Euglossini (Hymenoptera: Apidae) (1987) Systematics Entomology, 12, pp. 63-72; Knoll, F.R.N., Bego, L.R., Imperatriz-Fonseca, V.L., Abelhas da Juréia (2004) Estação Ecológica Juréia-Itatins. Ambiente Físico, Flora e Fauna., pp. 222-229. , Marques OAV, Duleba W, Editors, Editora Holos; Leitão-Filho, H.F., Diversity of arboreal species in Atlantic rain forest (1994) Anais da Aca-demia Brasileira de Ciências, 66, pp. 91-96; Lewinsohn, T.M., Prado, P.I.K.L., Almeida, A.M., Inventários bióticos centrados em recur-sos: Insetos fitófagos e plantas hospedeiras (2001) Conservação da Biodiversidade em Ecossistemas Tropicais., pp. 174-189. , Garay I, Dias B, Editors, Editora Vozes; Lopes, A.V., MacHado, I.C., Aguiar, A.V., Rebêlo, J.M.M., A scientific note on the occurrence of Euglossini bees in the Caatinga, a Brazilian tropical dry forest (2007) Apidologie, 38, pp. 472-473; Lopez-Uribe, M.M., Del Lama, M.A., Molecular identification of species of the genus Euglossa Latreille (Hymenoptera: Apidae, Euglossini) (2007) Neotropical Entomology, 36 (5), pp. 712-720. , http://www.scielo.br/pdf/ne/v36n5/a12v36n5.pdf; Magurran, A.E., (1988) Ecological Diversity and Its Measurements, , Princeton University Press; Magurran, A.E., (2003) Measuring Biological Diversity, , Blackwell Publishing; (1998) Projeto de Museologia. Relatórios: Fase I, II, III e IV, Apresentados À, , Marcos Carrilho Arquitetos SC Ltda, Unidade Geren-ciadora do Projeto Ilha Anchieta. Convênio MMA/PNMA/PED 97 CV 047; Martins, C.F., Souza, A.K.P., Estratificação vertical de abelhas Euglossina (Hymenoptera: Apidae) em uma área de Mata Atlântica, Para-íba, Brasil (2005) Revista Brasileira de Zoologia, 22, pp. 913-918; Mateus, S., Garófalo, C.A., Rebêlo, J.M.M., Espécies de Euglossini (Hymenoptera, Api-dae) do Parque Estadual das Furnas do Bom Jesus, Pedregulho, SP (1993) Anais Do XIV Con-gresso Brasileiro de Entomologia, pp. 252-252; Mendes, F.N., Rêgo, M.M.C., Carvalho, C.C., Abelhas Euglossina (Hymenoptera, Apidae) coletadas em uma monocultura de eucalipto circundada por cerrado em Urbano Santos, Maranhão, Brasil (2008) Iheringia, Série Zoológica, 98, pp. 285-290; Milet-Pinheiro, P., Schlindwein, C., Do euglossine males (Apidae, Euglossini) leave tropical rainforest to collect fragrances in sugarcane monocultures? (2005) Revista Brasileira de Zoologia, 22, pp. 853-858; Minckley, R.L., Reyes, S.G., Capture of the orchid bee, Eulaema polychroma (Friese) (Apidae: Euglossini) in Arizona, with notes on northern distributions of other mesoamerican bees (1996) Journal of the Kansas Entomological Society, 69 (1), pp. 102-104; Morato, E.F., Campos, L.A.O., Moure, J.S., Abelhas Euglossini (Hymenoptera: Apidae) coletadas na Amazônia Central (1992) Revista Bra-sileira de Entomologia, 36, pp. 767-771; Morellato, L.P.C., Haddad, C.F.B., Introduction: The Brazilian atlantic forest (2001) Biotropica, 32 (4 B), pp. 786-792; Morisita, M., Measuring of interespecific association and similarity between communities (1959) Memoirs of the Faculty of Science, Kyushu University, Series e (Biology), 3, pp. 65-80; Moure, J.S., As espécies do gênero Eu-laema Lepeletier 1841 (Hymenoptera, Apidae, Euglossinae) (2000) Acta Biológica Paran-aense, 29, pp. 1-70; Moure, J.S., Melo, G.A.R., Faria Jr., L.R.R., Euglossini latreille, 1802 (2008) Catalogue of Bees (Hymenoptera, Apoidea) in the Neotropical Region, , http://www.moure.cria.org.br/catalogue, Moure JS, Urban D, Melo, GAR, Editors; Myers, J.G., Ethological observations on the citrus bee, Trigona silvestriana Vachal, and other neotropical bees (Hym., Apoidea) (1935) Transactions of the Royal Entomological Society of London, 83, pp. 131-142; Myers, J., Loveless, M.D., Nesting aggregations of the euglossine bee Euplusia surinamensis (Hymenoptera: Apidae): Individual interactions and the advantage of living together (1976) Canadian Entomologist, 108, pp. 1-6; Myers, N., Knoll, A.H., The biotic crises and the future of evolution (2001) Proceedings of the National Academy of Sciences of the United States of America, 98, pp. 5389-5392; Myers, N., Mittermeier, R.A., Mittermeier, C.G., Fonseca, G.A.B., Kent, J., Biodiversity hot-spots for conservation priorities (2000) Nature, 403, pp. 853-858; Nascimento, A.M., Augusto, S.C., Silva, C.I., Espécies de Euglossini (Hymenoptera, Api-dae) em um remanescente de floresta estacional semidecídua do Estado de São Paulo (2000) Anais Do IV Encontro Sobre Abelhas, pp. 302-302; Nemésio, A., Orchid bees (Hymenoptera: Apidae) of Ilha de Maracá, Roraima, Northern Brazil (2005) Lundiana, 6, pp. 117-119; Nemésio, A., Orchid bees (Hymenoptera: Apidae) of the Brazilian Atlantic Forest (2009) Zo-otaxa, 2041, pp. 1-242; Nemesio, A., Morato, E.F., The orchid-bee fauna (Hymenoptera: Apidae) of Acre state (northwestern Brazil) and a re-evaluation of euglossine bait-trapping (2006) Lundiana, 7 (1), pp. 59-64; Nemesio, A., Silveira, F.A., Edge effects on the orchid-bee fauna (Hymenoptera: Apidae) at a large remnant of atlantic rain forest in southeastern Brazil (2006) Neotropical Entomology, 35 (3), pp. 313-323. , http://www.scielo.br/pdf/ne/v35n3/30347.pdf; Nemesio, A., Silveira, F.A., First record of Eulaema helvola Moure (Hymenoptera: Apidae: Euglossina) for the state of Minas Gerais: Biogeographic and taxonomic implications (2006) Neotropical Entomology, 35 (3), pp. 418-420. , http://www.scielo.br/pdf/ne/v35n3/30364.pdf; Nemesio, A., Silveira, F.A., Orchid bee fauna (Hymenoptera: Apidae: Euglossina) of Atlantic Forest fragments inside an urban area in southeastern Brazil (2007) Neotropical Entomology, 36 (2), pp. 186-191. , http://www.scielo.br/pdf/ne/v36n2/a03v36n2.pdf; Nemesio, A., Silveira, F.A., Diversity and distribution of orchid bees (Hymenoptera: Apidae) with a revised checklist of species (2007) Neotropical Entomology, 36 (6), pp. 874-888. , http://www.scielo.br/pdf/ne/v36n6/08.pdf, DOI 10.1590/S1519-566X2007000600008; Neves, E.L., Viana, B.F., Inventário da fauna de Euglossinae (Hymenoptera, Apidae) do baixo sul da Bahia, Brasil (1997) Revista Brasileira de Zoologia, 14, pp. 831-837; Neves, E.L., Viana, B.F., Comunidade de machos de Euglossinae (Hymenoptera: Api-dae) das matas ciliares da margem esquerda do Médio Rio São Francisco, Bahia (1999) Anais da Sociedade Entomológica Do Brasil, 28, pp. 201-210; Oliveira, M.L., (2000) O Gênero Eulaema Lepe-letier, 1841 (Hymenoptera, Apidae, Euglossini): Filogenia, Biogeografia e Rela-ções Com As Orchidaceae, , PhD Thesis, FFCLRP-USP, Ribeirão Preto, Brazil; Oliveira, M.L., Três novas espécies de abelhas da Amazônia pertencentes ao gênero Eulaema (Hymenoptera: Apidae: Euglossini) (2006) Acta Amazônica, 36, pp. 121-128; Oliveira, M.L., Campos, L.A.O., Abundân-cia, riqueza e diversidade de abelhas Euglossinae (Hymenoptera: Apidae) em florestas contínuas de terra firme na Amazônia Central, Brasil (1995) Revista Brasileira de Zoologia, 12, pp. 547-556; Pearson, D.L., Dressler, R.L., Two-year study of male orchid bee ( Hymenoptera: Apidae: Euglossini) attraction to chemical baits in lowland south-eastern Peru (1985) Journal of Tropical Ecology, 1 (1), pp. 37-54; Peralta, D.F., (2005) Musgos (Bryophyta) Do Parque Estadual da Ilha Anchieta (PEIA), São Paulo, Brasil, , Master Thesis, Instituto de Botânica, Secretaria do Estado do Meio Am-biente, São Paulo, Brazil; Peruquetti, R.C., Campos, L.A.O., Coelho, C.D.P., Abrantes, C.V.M., Lisboa, L.C.O., Abelhas Euglossini (Apidae) de áreas de Mata Atlân-tica: abundância, riqueza e aspectos biológicos (1999) Revista Brasileira de Zoologia, 16, pp. 101-118; Pielou, E.C., (1966) An Introduction to Mathematical Ecology, , John Wiley and Sons; Powell, A.H., Powell, G.V.N., Population dynamics of male euglossine bees in Amazonian forest fragments (1987) Biotropica, 19, pp. 176-179; Ramalho, A.V., Gaglianone, M.C., Oliveira, M.L., Comunidades de abelhas Euglossina (Hymenoptera; Apidae) em fragmentos de Mata Atlântica no Sudeste do Brasil (2009) Revista Brasileira de Entomologia, 53, pp. 95-101; Ranta, P., Blom, T., Niemela, J., Joensuu, E., Siitonen, M., The fragmented Atlantic rain forest of Brazil: Size, shape and distribution of forest fragments (1998) Biodiversity and Conservation, 7 (3), pp. 385-403. , DOI 10.1023/A:1008885813543; Rasmussen, C., Diversity and abundance of orchid bees (Hymenoptera: Apidae, Eu-glossini) in a tropical rainforest succession (2009) Neotropical Entomology, 38, pp. 66-73; Rebêlo, J.M.M., Cabral, A.J.M., Abelhas Euglossinae de Barreirinhas, Zona do Litoral da Baixada Oriental Maranhense (1997) Acta Amazônica, 27, pp. 145-152; Rebêlo, J.M.M., Garófalo, C.A., Diversi-dade e sazonalidade de machos de Euglossini (Hymenoptera, Apidae) e preferência por is-cas-odores em um fragmento de floresta no sudeste do Brasil (1991) Revista Brasileira de Biolo-gia, 51, pp. 787-799; Rebêlo, J.M.M., Garófalo, C.A., Comuni-dades de machos de Euglossini (Hymenoptera: Apidae) em matas semi-decíduas do nordeste do Estado de São Paulo (1997) Anais da Sociedade Entomológica Do Brasil, 26, pp. 243-255; Rebêlo, J.M.M., Moure, J.S., As espécies de Euglossa Latreille do nordeste de São Paulo (Apidae, Euglossinae) (1996) Revista Brasileira de Zoologia, 51, pp. 787-799; Rebêlo, J.M.M., Silva, F.S., Distribuição das abelhas Euglossini (Hymenoptera, Apidae) no Estado do Maranhão, Brasil (1999) Anais da So-ciedade Entomológica Do Brasil, 26, pp. 379-391; Richardson, D.M., Pysek, P., Plant invasions: Merging the concepts of species invasiveness and community invasibility (2006) Progress in Physical Geography, 30 (3), pp. 409-431. , DOI 10.1191/0309133306pp490pr; Rizzini, C., (1977) Tratado de Fitogeografia Do Brasil, Second Edition, , Âmbito Cultural; Robim, M.J., (1999) Análise das Características Do Uso Recreativo Do Parque Estadual da Ilha Anchieta: Uma Contribuição Ao Manejo, , PhD Thesis, Universidade de São Carlos, São Carlos, Brazil; Rocha-Filho, L.C., Cerântola, N.C.M., Garófalo, C.A., Imperatriz-Fonseca, V.L., Del Lama, M.A., Genetic differentiation of the Euglossini (Hymenoptera, Apidae) populations on a mainland coastal plain and an island in southeastern Brazil (2013) Genetica, 141, pp. 65-74; Romesburg, H.C., (1984) Cluster Analysis for Researchers, , R.E. Krieger Publishing Company Inc; Roubik, D.W., Hanson, P.E., (2004) Orchid Bees of Tropical America: Biology and Field Guide, , Instituto Nacional de Biodiversidad; Serrano, J.C., Garófalo, C.A., Comunidade de Euglossini (Hymenoptera, Apidae) da Es-tação Ecológica dos Caetetus, Gália, SP (2008) Anais Do VIII Encontro Sobre Abelhas, pp. 630-630; Silva, F.S., Rebêlo, J.M.M., Population dynamics of Euglossinae bees (Hymenoptera, Apidae) in an early second-growth forest of Cajual Island, in the state of Maranhão, Brazil (2002) Brazilian Journal of Biology, 62, pp. 15-23; Silva, M.C., Lomônaco, C., Augusto, S.C., Kerr, W.E., Climatic and anthropic influence on size and fluctuating asymmetry of Eu-glossine bees (Hymenoptera, Apidae) in a semideciduous seasonal forest reserve (2009) Genetics and Molecular Research, 8, pp. 730-737; Singer, R.B., Sazima, M., Abelhas Eu-glossini como polinizadoras de orquídeas na região de Picinguaba, São Paulo, Brasil (2004) Orquidologia Sul-americana: Uma Compilação Científica., pp. 175-187. , Barros F, Kerbauy GB, Editors, Centro de Editoração da Secre; Sofia, S.H., Suzuki, K.M., Comunidades de machos de abelhas Euglossina (Hymenoptera: Apidae) em fragmentos florestais no sul do Brasil (2004) Neotropical Entomology, 33, pp. 693-702; Sofia, S.H., Santos, A.L., Silva, C.R.M., Eu-glossine bees (Hymenoptera, Apidae) in a remnant of Atlantic Forest in Paraná State, Brazil (2004) Iheringia, Série Zoológica, 94, pp. 217-222; Sørensen, T., A method of establishing group of equal amplitude in plant sociobiol-ogy based on similarity of species content and its application to analyses of the vegetation on Danish commons (1948) Biologiske Skrifter, 5, pp. 1-34; (1998) Evolução Dos Re-manescentes Florestais e Ecossistemas Associados Do Domínio Mata Atlântica No Período 1990-1995, , SOS Mata Atlântica, Fundação SOS Mata Atlântica/INPE; Tonhasca Jr., A., Blackmer, J.L., Albuquerque, G.S., Abundance and diversity of euglossine bees in the fragmented landscape of the Brazilian Atlantic Forest (2002) Biotropica, 34 (3), pp. 416-422; Tonhasca Jr., A., Albuquerque, G.S., Blackmer, J.L., Dispersal of euglossine bees between fragments of the Brazilian Atlantic Forest (2003) Journal of Tropical Ecology, 19 (1), pp. 99-102; Uehara-Prado, M., Garofalo, C.A., Small-scale elevational variation in the abundance of Eufriesea violacea (Blanchard) (Hymenoptera: Apidae) (2006) Neotropical Entomology, 35 (4), pp. 446-451. , http://www.scielo.br/pdf/ne/v35n4/31321.pdf; Wilms, W., (1995) Die Bienenfauna im Küsten-regenwald Brasiliens und Ihre Beziehungen zu Blütenpflanzen: Fallstudie Boracéia, São Paulo, , PhD Thesis, Fakultät für Biologie der Eberhard-Karls- Universität Tübingen, Tübin-gen, Germany; Wittmann, D., Hoffmann, M., Scholz, E., Southern distributional limits of euglossine bees in Brazil linked to habitats of the Atlantic-and Subtropical rain forest (Hymenoptera: Apidae: Euglossini) (1988) Entomologia Generalis, 14, pp. 53-60</text:p>
          </table:table-cell>
          <table:table-cell office:value-type="string" calcext:value-type="string">
            <text:p>Da Rocha-Filho, L.C.; Departamento de Biologia, Faculdade de Filosofia, Ciências e Letras de Ribeirão Preto-FFCLRP, Universidade de São Paulo-USP, Av. Bandeirantes 3900, CEP 14040-901, Ribeirão Preto, SP, Brazil; email: correiadarocha@yahoo.com.br</text:p>
          </table:table-cell>
          <table:table-cell table:number-columns-repeated="7"/>
          <table:table-cell office:value-type="float" office:value="15362442" calcext:value-type="float">
            <text:p>15362442</text:p>
          </table:table-cell>
          <table:table-cell table:number-columns-repeated="2"/>
          <table:table-cell office:value-type="float" office:value="23901873" calcext:value-type="float">
            <text:p>23901873</text:p>
          </table:table-cell>
          <table:table-cell office:value-type="string" calcext:value-type="string">
            <text:p>English</text:p>
          </table:table-cell>
          <table:table-cell office:value-type="string" calcext:value-type="string">
            <text:p>J. Insect Sci.</text:p>
          </table:table-cell>
          <table:table-cell office:value-type="string" calcext:value-type="string">
            <text:p>Article</text:p>
          </table:table-cell>
          <table:table-cell office:value-type="string" calcext:value-type="string">
            <text:p>Scopus</text:p>
          </table:table-cell>
          <table:table-cell office:value-type="string" calcext:value-type="string">
            <text:p>2-s2.0-84879245502</text:p>
          </table:table-cell>
          <table:table-cell table:number-columns-repeated="983"/>
        </table:table-row>
        <table:table-row table:style-name="ro1">
          <table:table-cell office:value-type="string" calcext:value-type="string">
            <text:p>Wiedenbrug S., Lamas C.E., Trivinho-Strixino S.</text:p>
          </table:table-cell>
          <table:table-cell office:value-type="string" calcext:value-type="string">
            <text:p>A review of neotropical species in Thienemanniella Kieffer (Diptera, Chironomidae)</text:p>
          </table:table-cell>
          <table:table-cell office:value-type="float" office:value="2013" calcext:value-type="float">
            <text:p>2013</text:p>
          </table:table-cell>
          <table:table-cell office:value-type="string" calcext:value-type="string">
            <text:p>Zootaxa</text:p>
          </table:table-cell>
          <table:table-cell office:value-type="float" office:value="3670" calcext:value-type="float">
            <text:p>3670</text:p>
          </table:table-cell>
          <table:table-cell office:value-type="float" office:value="2" calcext:value-type="float">
            <text:p>2</text:p>
          </table:table-cell>
          <table:table-cell/>
          <table:table-cell office:value-type="float" office:value="215" calcext:value-type="float">
            <text:p>215</text:p>
          </table:table-cell>
          <table:table-cell office:value-type="float" office:value="237" calcext:value-type="float">
            <text:p>237</text:p>
          </table:table-cell>
          <table:table-cell/>
          <table:table-cell office:value-type="float" office:value="2" calcext:value-type="float">
            <text:p>2</text:p>
          </table:table-cell>
          <table:table-cell office:value-type="string" calcext:value-type="string">
            <text:p>10.11646.zootaxa.3670.2.7</text:p>
          </table:table-cell>
          <table:table-cell office:value-type="string" calcext:value-type="string">
            <text:p>http://www.scopus.com/inward/record.url?eid=2-s2.0-84879113218&amp;partnerID=40&amp;md5=e7fc68ebc1fde8558eb90d562e6b03be</text:p>
          </table:table-cell>
          <table:table-cell office:value-type="string" calcext:value-type="string">
            <text:p>Museu de Zoologia da Universidade de São Paulo, Av. Nazaré, 48, 04263-000 Ipiranga, São Paulo, SP, Brazil; Laboratório de Ecologia de Insetos Aquáticos, Departamento de Hidrobiologia, Universidade Federal de São Carlos, C. P. 676, 13.565-905, São Carlos, SP, Brazil; Conselho Nacional de Desenvolvimento Científico e Tecnológico (CNPq), Brazil</text:p>
          </table:table-cell>
          <table:table-cell office:value-type="string" calcext:value-type="string">
            <text:p>Wiedenbrug, S., Museu de Zoologia da Universidade de São Paulo, Av. Nazaré, 48, 04263-000 Ipiranga, São Paulo, SP, Brazil; Lamas, C.E., Museu de Zoologia da Universidade de São Paulo, Av. Nazaré, 48, 04263-000 Ipiranga, São Paulo, SP, Brazil, Conselho Nacional de Desenvolvimento Científico e Tecnológico (CNPq), Brazil; Trivinho-Strixino, S., Laboratório de Ecologia de Insetos Aquáticos, Departamento de Hidrobiologia, Universidade Federal de São Carlos, C. P. 676, 13.565-905, São Carlos, SP, Brazil</text:p>
          </table:table-cell>
          <table:table-cell office:value-type="string" calcext:value-type="string">
            <text:p>Three species previously described from the neotropical region are revised and four new species are described: Thienemanniella biobio sp. n. and T. manihuales sp. n. as males and pupae from Chile, T. sancticaroli sp. n. and T. ubatuba sp. n. as males, females and immature stages from Brazil. The new Thienemanniella spreta species group is delimited consisting of T. spreta (Roback) sensu Sublette &amp; Sasa, T. sanctivincenta Saether, T. liae Paggi, T. sancticaroli sp. n. and T. ubatuba sp. n. Keys to the known Neotropical males, pupae and larvae are presented. Copyright © 2013 Magnolia Press.</text:p>
          </table:table-cell>
          <table:table-cell office:value-type="string" calcext:value-type="string">
            <text:p>Neotropics; New species; Orthocladiinae; Thienemanniella</text:p>
          </table:table-cell>
          <table:table-cell office:value-type="string" calcext:value-type="string">
            <text:p>Chironomidae; Diptera; Orthocladiinae; Sasa; Thienemanniella</text:p>
          </table:table-cell>
          <table:table-cell table:number-columns-repeated="5"/>
          <table:table-cell office:value-type="string" calcext:value-type="string">
            <text:p>Cranston, P.S., Oliver, D.R., Sæther, O.A., The adult males of Orthocladiinae (Diptera: Chironomidae) of the Holarctic region. - Keys and diagnoses (1989) Entomologica Scandinavica, Supplement, 34, pp. 165-352. , Chap. 9, Wiederholm, T. (Ed.), Chironomidae of the Holarctic region. - Keys and diagnoses. Part 3. Adult Males. 1-532; Fu, Y., Hestenes, T.C., Sæther, O.A., Review of Afrotropical Thienemanniella Kieffer (Diptera: Chironomidae: Orthocladiinae) (2010) Zootaxa, 2338, pp. 1-22; Fu, Y., Sæther, O.A., Wang, X., Thienemanniella Kieffer from East Asia, with a systematic review of the genus (Diptera: Chironomidae: Orthocladiinae) (2010) Zootaxa, 2431, pp. 1-42; Fu, Y., Sæther, O.A., Corynoneura winnertz and thienemanniella kieffer from the nearctic region (diptera: chironomidae: orthocladiinae) (2012) Zootaxa, 3536, pp. 1-61; Hestenes, T.C., Sæther, O.A., Three new Nearctic Thienemanniella Kieffer species with a review of the Nearctic species (2000) Late 20th Century Research on Chironomidae: An Anthology from the 13th International Symposium on Chironomidae, pp. 103-127. , Hoffrichter, O. (Ed.), Shaker Verlag, Aachen; Langton, P.H., Visser, H., (2003) Chironomidae Exuviae. A Key to Pupal Exuviae of the West Palaearctic Region, , World Biodiversity Database, CD-ROM series, ETI University of Amsterdam; Makarchenko, E.A., Makarchenko, M.A., Chironomids of the genera Corynoneura Winnertz, 1846 and Thienemanniella Kieffer, 1919 (Diptera, Chironomidae, Orthocladiinae) of the Russian Far East (2006) Euroasian Entomological Journal, 5 (2), pp. 151-162; Malloch, J.R., The Chironomidae or midges of Illinois, with particular reference to the species occurring in the Illinois river (1915) Bulletin of the Illinois State Laboratory of Natural History, 1, pp. 275-543. , http://dx.doi.org/10.5962/bhl.title.9255; Paggi, A.P., A Neotropical species of the genus Thienemanniella Kieffer, 1911 (Diptera: Chironomidae, Orthocladiinae) (2007) Contributions to the Systematics and Ecology of Aquatic Diptera - A Tribute to Ole A. Sæther, pp. 247-254. , Andersen, T. (Ed.). The Caddis Press; Roback, S.S., Some new tendipedidae from the canal zone (1962) Notulae Naturae, 355, pp. 1-10; Sæther, O.A., Glossary of chironomid morphology terminology (Diptera: Chironomidae) (1980) Entomologica Scandinavica, 14 (SUPPL.), pp. 1-51; Sæther, O.A., Orthocladiinae (Diptera: Chironomidae) from British West Indies, with descriptions of Antillocladius n. gen., Lipurometriocnemus n. gen., Compterosmittia n. gen. and Diplosmittia n. gen (1981) Entomologica Scandinavica, 16 (SUPPL.), pp. 1-46; Sæther, O.A., Ashe, P., Murray, D.A., Family chironomidae (2000) Contributions to A Manual of Palaearctic Diptera (With Special Reference to Flies of Economic Importance), pp. 113-334. , Papp, L. &amp; B. Darvas. (Eds). Science Herald, Budapest; Schlee, D., Vergleichende merkmalsanalyse zur morphologie und phylogenie der corynoneura-gruppe (diptera, chironomidae) (1968) Stuttgarter Beiträge Zur Naturkunde, 180, pp. 1-150; Spies, M., Reiss, F., Catalog and bibliography of Neotropical and Mexican Chironomidae. (Insecta, Diptera) (1996) Spixiana, Supplement, 22, pp. 61-119; Sublette, J.E., Sasa, M., Chironomidae collected in Onchocerciasis endemic areas of Guatemala (Insecta, Diptera) (1994) Spixiana, 20 (SUPPL.), pp. 1-60; Wiedenbrug, S., Trivinho-Strixino, S., Ubatubaneura, a new genus of the Corynoneura group (Diptera: Chironomidae: Orthocladiinae) from the Brazilian Atlantic Forest (2009) Zootaxa, 1993, pp. 41-52; Wiedenbrug, S., Trivinho-Strixino, S., New species of the genus Corynoneura Winnertz (Diptera, Chironomidae) from Brazil (2011) Zootaxa, 2822, pp. 1-40; Wiedenbrug, S., Lamas, C.E., Trivinho-Strixino, S., A review of the genus Corynoneura Winnertz (Diptera: Chironomidae) from the Neotropical region (2012) Zootaxa, 3574, pp. 1-61</text:p>
          </table:table-cell>
          <table:table-cell office:value-type="string" calcext:value-type="string">
            <text:p>Wiedenbrug, S.; Museu de Zoologia da Universidade de São Paulo, Av. Nazaré, 48, 04263-000 Ipiranga, São Paulo, SP, Brazil; email: sofia.wig@gmail.com</text:p>
          </table:table-cell>
          <table:table-cell table:number-columns-repeated="7"/>
          <table:table-cell office:value-type="float" office:value="11755326" calcext:value-type="float">
            <text:p>11755326</text:p>
          </table:table-cell>
          <table:table-cell table:number-columns-repeated="3"/>
          <table:table-cell office:value-type="string" calcext:value-type="string">
            <text:p>English</text:p>
          </table:table-cell>
          <table:table-cell office:value-type="string" calcext:value-type="string">
            <text:p>Zootaxa</text:p>
          </table:table-cell>
          <table:table-cell office:value-type="string" calcext:value-type="string">
            <text:p>Article</text:p>
          </table:table-cell>
          <table:table-cell office:value-type="string" calcext:value-type="string">
            <text:p>Scopus</text:p>
          </table:table-cell>
          <table:table-cell office:value-type="string" calcext:value-type="string">
            <text:p>2-s2.0-84879113218</text:p>
          </table:table-cell>
          <table:table-cell table:number-columns-repeated="983"/>
        </table:table-row>
        <table:table-row table:style-name="ro1">
          <table:table-cell office:value-type="string" calcext:value-type="string">
            <text:p>Ursi S., Costa V.L., Hayashi L., Pereira R.T.L., Paula E.J., Plastino E.M.</text:p>
          </table:table-cell>
          <table:table-cell office:value-type="string" calcext:value-type="string">
            <text:p>Intraspecific variation in Gracilaria birdiae (Gracilariales, Rhodophyta): Growth, and agar yield and quality of color strains under aquaculture</text:p>
          </table:table-cell>
          <table:table-cell office:value-type="float" office:value="2013" calcext:value-type="float">
            <text:p>2013</text:p>
          </table:table-cell>
          <table:table-cell office:value-type="string" calcext:value-type="string">
            <text:p>Botanica Marina</text:p>
          </table:table-cell>
          <table:table-cell office:value-type="float" office:value="56" calcext:value-type="float">
            <text:p>56</text:p>
          </table:table-cell>
          <table:table-cell office:value-type="float" office:value="3" calcext:value-type="float">
            <text:p>3</text:p>
          </table:table-cell>
          <table:table-cell/>
          <table:table-cell office:value-type="float" office:value="241" calcext:value-type="float">
            <text:p>241</text:p>
          </table:table-cell>
          <table:table-cell office:value-type="float" office:value="248" calcext:value-type="float">
            <text:p>248</text:p>
          </table:table-cell>
          <table:table-cell/>
          <table:table-cell office:value-type="float" office:value="3" calcext:value-type="float">
            <text:p>3</text:p>
          </table:table-cell>
          <table:table-cell office:value-type="string" calcext:value-type="string">
            <text:p>10.1515/bot-2012-0219</text:p>
          </table:table-cell>
          <table:table-cell office:value-type="string" calcext:value-type="string">
            <text:p>http://www.scopus.com/inward/record.url?eid=2-s2.0-84881490526&amp;partnerID=40&amp;md5=e26bf2941779699c13f52a0310eb8323</text:p>
          </table:table-cell>
          <table:table-cell office:value-type="string" calcext:value-type="string">
            <text:p>Departamento de Botânica, Instituto de Biociências, Universidade de São Paulo, Rua do Matão 277, Cidade Universitária, 05508-090 São Paulo, Brazil; Departamento de Aquicultura, Centro de Ciências Agrárias, Universidade Federal de Santa Catarina, Rodovia Admar Gonzaga 1346, 88034-00 Florianópolis, Santa Catarina, Brazil</text:p>
          </table:table-cell>
          <table:table-cell office:value-type="string" calcext:value-type="string">
            <text:p>Ursi, S., Departamento de Botânica, Instituto de Biociências, Universidade de São Paulo, Rua do Matão 277, Cidade Universitária, 05508-090 São Paulo, Brazil; Costa, V.L., Departamento de Botânica, Instituto de Biociências, Universidade de São Paulo, Rua do Matão 277, Cidade Universitária, 05508-090 São Paulo, Brazil; Hayashi, L., Departamento de Aquicultura, Centro de Ciências Agrárias, Universidade Federal de Santa Catarina, Rodovia Admar Gonzaga 1346, 88034-00 Florianópolis, Santa Catarina, Brazil; Pereira, R.T.L., Departamento de Botânica, Instituto de Biociências, Universidade de São Paulo, Rua do Matão 277, Cidade Universitária, 05508-090 São Paulo, Brazil; Paula, E.J., Departamento de Botânica, Instituto de Biociências, Universidade de São Paulo, Rua do Matão 277, Cidade Universitária, 05508-090 São Paulo, Brazil; Plastino, E.M., Departamento de Botânica, Instituto de Biociências, Universidade de São Paulo, Rua do Matão 277, Cidade Universitária, 05508-090 São Paulo, Brazil</text:p>
          </table:table-cell>
          <table:table-cell office:value-type="string" calcext:value-type="string">
            <text:p>Based on their distinct physiological characteristics, we postulated that different strains of Gracilaria birdiae (Gracilariales, Rhodophyta) would have distinct performances when grown in the sea. Samples from a northeastern Brazil population, including red (RD-CE), greenish-brown (GB-CE), and green (GR-CE) strains, and one red strain (RD-ES) from a southeastern population were cultivated in Ubatuba Bay, southeastern Brazil. We analyzed the survival ability, growth rate, and the agar yield and quality of these strains. The growth rates (GRs) and seawater temperatures were measured for 16 months. The northeastern population strains were in good condition during all the cultivation periods, while the RD-ES strain had a lower GR and died during some time periods. Overall, the GR ranged from 0.4% to 4.4% day-1, depending on the strain and the period of cultivation. The GRs of the RD-CE, GR-CE, and GB-CE strains were similar during all the cultivation periods. The increased GR in all the strains of G. birdiae seemed to be related to a slight rise in the seawater temperature. However, the GRs decreased in all the strains when the temperatures remained high for the protracted periods. In addition to their similar GRs, the RD-CE and GR-CE strains had similar yields and qualities as the polysaccharides. We concluded that these three strains are suitable for testing as the candidates for future commercial cultivation.</text:p>
          </table:table-cell>
          <table:table-cell office:value-type="string" calcext:value-type="string">
            <text:p>Agar; Color strains; Gracilaria; Rhodophyta; Sea cultivation</text:p>
          </table:table-cell>
          <table:table-cell office:value-type="string" calcext:value-type="string">
            <text:p>agar; algal culture; color; cultivation; growth rate; intraspecific variation; physiological response; polysaccharide; red alga; sampling; sea surface temperature; survival; Brazil; Sao Paulo [Brazil]; Ubatuba Bay</text:p>
          </table:table-cell>
          <table:table-cell table:number-columns-repeated="5"/>
          <table:table-cell office:value-type="string" calcext:value-type="string">
            <text:p>Accioly, M.C., (2004) Desenvolvimento Da Maricultura Artesanal de Macroalgas no Baixo-Sul Bahiano, p. 164. , PhD Thesis, Universidade de São Paulo, São Paulo; Anderson, R.J., Boothroyd, C.J.T., Kemp, F.A., Rothman, M.D., Open-water cultivation of gracilaria in South Africa: Saldanha bay or st helena bay? (2003) Proc. Int. Seaweed Symp., 17, pp. 35-40; Bixler, H.J., Porse, H., A decade of change in the seaweed hydrocolloids industry (2011) J. Appl. Phycol., 23, pp. 321-335; Buschmann, A.H., Kuschel, F.A., Vergara, P.A., Schulz, J., Intertidal gracilaria farming in southern Chile: Differences of algal proveniance (1992) Aquat. Bot., 42, pp. 327-337; Costa, V.L., Plastino, E.M., Histórico de vida de espécimens selvagens e variants cromáticas de Gracilaria sp. (Gracilariales, Rhodophyta) (2001) Rev. Brasil. Bot., 24, pp. 491-500; Costa, V.L., Plastino, E.M., Color inheritance and pigment characterization of red (wild-type), greenish-brown, and green strains of gracilaria birdiae (Gracilariales, rhodophyta) (2011) J. Appl. Phycol., 23, pp. 599-605; Craigie, J.S., Leigh, C., Carrageenans and agars (1978) Handbook of Phycological Methods: Physiological and Biochemical Methods, pp. 109-131. , (J.A. Hellebust and J.S. Craigie, eds.) Cambridge University Press, Cambridge; Dawes, C.J., Irradiance acclimation of the cultured philippine seaweeds, kappaphycus alvarezii and eucheuma denticulatum (1992) Bot. Mar., 35, pp. 189-195; Dawes, C.J., The effect of nutrient and photon fluence on the photosynthetic responses of red and green pigmented cultivars of eucheuma denticulatum (1995) Bot. Mar., 38, pp. 323-327; Espinoza-Avalos, J., Hernández-Garibay, E., Zertuche-González, J.A., Castillo, E.M., Agar from two coexisting species of gracilaria (Gracilariaceae) from the mexican caribbean (2003) Cien. Mar., 29, pp. 211-228; (2009) The State of World Fisheries and Aquaculture 2008, p. 176. , FAO FAO, Rome; Ferreira, L.B., Barufi, J.B., Plastino, E.M., Growth of red and green strains of the tropical agarophyte Gracilaria cornea J. Agardh (Gracilariales, rhodophyta) in laboratory (2006) Rev. Brasil. Bot., 29, pp. 187-192; Guimarães, M., (2000) Aspectos Fisiológicos de Gracilaria Domingensis (Gracilariales, Rhodophyta): Subsídios para a Manuten Ção do Polimorfismo Pigmentar, p. 88. , PhD Thesis, Universidade de São Paulo, São Paulo; Guimarães, M.A., Coutinho, R., Temporal and spatial variation of ulva spp. and water properties in the cabo frio upwelling region of Brazil (2000) Aquat. Bot., 66, pp. 101-114; Hansen, J.E., Strain selection and physiology in the development of Gracilaria mariculture (1984) Proc. Int. Seaweed Symp., 11, pp. 89-94; Hayashi, L., Hurtado, A.Q., Msuya, F.E., Bleicher-Lhonneur, G., Critchley, A.T., A review of K appaphycus farming: Prospects and constraints (2010) Seaweeds and their Role in Globally Changing Environments, pp. 251-283. , (A. Israel, R. Einav and J. Seckbach, eds.) Springer, London; Kain, J.M., Destombe, C., A review of life history, reproduction and phenology of gracilaria (1995) J. Appl. Phycol., 7, pp. 269-281; Lahaye, M., Rochas, C., Chemical structure and physico-chemical properties of agar (1991) Hydrobiologia, 221, pp. 137-148; Levy, I., Friedlander, M., Strain selection in gracilaria spp. 1. Growth, pigment, and carbohydrates of strains of G. conferta and G. verrucosa (Rhodophyta, gigartinales) (1990) Bot. Mar., 33, pp. 339-345; Lignell, A., Pedersén, M., Agar composition as a function of morphology and growth rate. Studies on some morphological strains of gracilaria secundata and gracilaria verrucosa (Rhodophyta) (1989) Bot. Mar., 32, pp. 219-227; Lobban, C.S., Harrison, P.J., (1997) Seaweed Ecology and Physiology, p. 366. , Cambridge University Press, Cambridge; Macchiavello, J., Saito, R., Garófalo, G., Oliveira, E.C., A comparative analysis of agarans from commercial species of gracilaria (Gracilariales, rhodophyta) grown in vitro (1999) Hydrobiologia, 398-399, pp. 397-400; Marinho-Soriano, E., Silva, T.S.F., Moreira, W.S.C., Seasonal variation in the biomass and agar yield from gracilaria cervicornis and hydropuntia cornea from Brazil (2001) Bioresour. Technol., 77, pp. 115-120; Matsuhiro, B., Aislamento y caracterización de ficocolóides (1995) Manual de Métodos Ficológicos, pp. 658-674. , (K. Alveal, M.E. Ferrario, E.C. Oliveira and E. Sar, eds.) Universidad de Concepción, Concepción; Miller, I.J., Enhanced value products from agaroids (2003) Proc. Int. Seaweed Symp., 17, pp. 213-220; Ohno, M., Largo, D.B., Ikumoto, T., Growth rate, carrageenan yield and gel properties on cultured kappa-carrageenan producing red alga kappaphycus alvarezii (Doty) doty in the subtropical waters of shikoku (1994) Jpn. J. Appl. Phycol., 6, pp. 1-5; Oliveira, E.C., A explora ção de algas marinhas no Brasil: situação atual e perspectivas futuras (1981) Phycol. Lat-Amer., 1, pp. 5-17; Oliveira, E.C., The rationale for seaweed cultivation in south America (1990) Cultivation of Seaweeds in Latin America, pp. 135-141. , (E.C Oliveira and N. Kautsky, eds.) Universidade de São Paulo/ International Foundation for Science, São Paulo; Oliveira, E.C., Miranda, G.E.C., Aspectos sociais e econômicos da explota ção de algas marinhas no Brasil (1998) Anais do IV Congresso Latinoamericano de Ficologia, II Reunião Ibero15 Americana, VII Reunião Brasileira de Ficologia, pp. 149-156. , (E.J. Paula, M. Cordeiro-Marino, D.P. Santos, E.M. Plastino, M.T. Fujii and N.S. Yokoya, eds.) Sociedade Ficológica da América Latina e Caribe. Sociedade Brasileira de Ficologia, São Paulo; Oliveira, E.C., Plastino, E.M., Gracilariaceae (1994) Biology of Economic Seaweeds, pp. 185-226. , (I. Akatsuka, ed.) SPB Academic Publishing, The Hague; Oliveira, E.C., Alveal, K., Anderson, R., Mariculture of agar-producing gracilarioid red algae (2000) Rev. Fish. Sci., 8, pp. 345-378; Oyieke, H.A., The yield, physical and chemical properties of agar gel from gracilaria species (Gracilariales, rhodophyta) of the Kenya coast (1993) Hydrobiologia, 260-261, pp. 613-620; Patwary, M.U., Van Der Meer, J.P., Genetics and breeding of cultivated seaweeds (1992) Korean J. Phycol., 7, pp. 281-318; Paula, E.J., Pereira, R.T.L., Ohno, M., Strain selection in kappaphycus alvarezii var. alvarezii (Solieriaceae, rhodophyta) using tetraspore progeny (1999) J. Appl. Phycol., 11, pp. 111-121; Paula, E.J., Pereira, R.T.L., Ohno, M., Growth rate of the carrageenophyte kappaphycus alvarezii (Rhodophyta, gigartinales) introduced in subtropical waters of são paulo state, Brazil (2002) Phycol. Res., 50, pp. 1-9; Pizarro, A.S., Santelices, B., Environmental variation and large-scale gracilaria production (1993) Hydrobiologia, 260-261, pp. 357-363; Plastino, E.M., Oliveira, E.C., Gracilaria birdiae (Gracilariales, rhodophyta), a new species from the tropical south American atlantic with a terete frond and deep spermatangial conceptacles (2002) Phycologia, 41, pp. 389-396; Plastino, E.M., Guimarães, M., Matioli, S.R., Oliveira, E.C., Codominant inheritance of polymorphic color variants of gracilaria domingensis (Gracilariales, rhodophyta) (1999) Gen. Mol. Biol., 22, pp. 105-108; Plastino, E.M., Ursi, S., Fujii, M.T., Color inheritance, pigment characterization, and growth of a rare light green strain of gracilaria birdiae (Gracilariales, rhodophyta) (2004) Phycol. Res., 52, pp. 45-52; Ramus, J., Van Der Meer, J.P., A physiological test of the theory of complementary chromatic adaptation. I. Color mutants of a red seaweed (1983) J. Phycol., 19, pp. 86-91; Rodrigues, R.R., Lorenzetti, J.A., A numerical study of the effects of bottom topography and coastline geometry on the southeast Brazilian coastal upwelling (2001) Cont. Shelf Res., 21, pp. 377-394; Santelices, B., Strain selection of clonal seaweeds (1992) Progress in Phycological Research, 8, pp. 85-116. , (F.E. Round and D.J. Chapman, eds.) Biopress, Bristol; Santelices, B., Implications of clonal and chimeric-type thallus organization on seaweed farming and harvesting (2001) J. Appl. Phycol., 13, pp. 153-160; Sijan, L., Ping, Z., The commercial cultivation of eucheuma in China (1984) Hydrobiologia, 116-117, pp. 243-245; Ursi, S., (2005) Diversidade Intraespecífica de Gracilaria Birdiae (Gracilariales, Rhodophyta): Crescimento, Fotossíntese, Pigmentos, Polissacarídeos e Genes Da Ficoeritrina de Linhagens Selvagens e Variantes, p. 121. , PhD Thesis, Universidade de São Paulo, São Paulo; Ursi, S., Plastino, E.M., Crescimento in vitro de linhagens de colora ção vermelha e verde-clara de Gracilaria sp. (Gracilariales, Rhodophyta) em dois meios de cultura: an álise de diferentes estádios reprodutivos (2001) Rev. Brasil. Bot., 24, pp. 587-594; Ursi, S., Plastino, E.M., Pedersen, M., Snoeijs, P., Intraspecific variation of photosynthesis, respiration and photoprotective carotenoids in gracilaria birdiae (Gracilariales, rhodophyta) (2003) Mar. Biol., 142, pp. 997-1107; Van Der Meer, J.P., Genetics (1990) Biology of the Red Algae, pp. 103-122. , (K. Cole and R. Sheath, eds.) Cambridge University Press, Cambridge; Vasconcellos, M., Gasalla, M.A., Fisheries catches and the carrying capacity of marine ecosystems in southern Brazil (2001) Fish. Res., 50, pp. 279-293; Wu, C.Y., Guangheng, L., Progress in the genetics and breeding of economic seaweeds in China (1987) Hydrobiologia, 151-152, pp. 57-61</text:p>
          </table:table-cell>
          <table:table-cell office:value-type="string" calcext:value-type="string">
            <text:p>Plastino, E.M.; Departamento de Botânica, Instituto de Biociências, Universidade de São Paulo, Rua do Matão 277, Cidade Universitária, 05508-090 São Paulo, Brazil; email: emplasti@usp.br</text:p>
          </table:table-cell>
          <table:table-cell table:number-columns-repeated="7"/>
          <table:table-cell office:value-type="float" office:value="68055" calcext:value-type="float">
            <text:p>68055</text:p>
          </table:table-cell>
          <table:table-cell/>
          <table:table-cell office:value-type="string" calcext:value-type="string">
            <text:p>BOTNA</text:p>
          </table:table-cell>
          <table:table-cell/>
          <table:table-cell office:value-type="string" calcext:value-type="string">
            <text:p>English</text:p>
          </table:table-cell>
          <table:table-cell office:value-type="string" calcext:value-type="string">
            <text:p>Bot. Mar.</text:p>
          </table:table-cell>
          <table:table-cell office:value-type="string" calcext:value-type="string">
            <text:p>Article</text:p>
          </table:table-cell>
          <table:table-cell office:value-type="string" calcext:value-type="string">
            <text:p>Scopus</text:p>
          </table:table-cell>
          <table:table-cell office:value-type="string" calcext:value-type="string">
            <text:p>2-s2.0-84881490526</text:p>
          </table:table-cell>
          <table:table-cell table:number-columns-repeated="983"/>
        </table:table-row>
        <table:table-row table:style-name="ro1">
          <table:table-cell office:value-type="string" calcext:value-type="string">
            <text:p>Muniz P., Pires-Vanin A.M.S., Venturini N.</text:p>
          </table:table-cell>
          <table:table-cell office:value-type="string" calcext:value-type="string">
            <text:p>Vertical distribution patterns of macrofauna in a subtropical near-shore coastal area affected by urban sewage</text:p>
          </table:table-cell>
          <table:table-cell office:value-type="float" office:value="2013" calcext:value-type="float">
            <text:p>2013</text:p>
          </table:table-cell>
          <table:table-cell office:value-type="string" calcext:value-type="string">
            <text:p>Marine Ecology</text:p>
          </table:table-cell>
          <table:table-cell office:value-type="float" office:value="34" calcext:value-type="float">
            <text:p>34</text:p>
          </table:table-cell>
          <table:table-cell office:value-type="float" office:value="2" calcext:value-type="float">
            <text:p>2</text:p>
          </table:table-cell>
          <table:table-cell/>
          <table:table-cell office:value-type="float" office:value="233" calcext:value-type="float">
            <text:p>233</text:p>
          </table:table-cell>
          <table:table-cell office:value-type="float" office:value="250" calcext:value-type="float">
            <text:p>250</text:p>
          </table:table-cell>
          <table:table-cell/>
          <table:table-cell office:value-type="float" office:value="1" calcext:value-type="float">
            <text:p>1</text:p>
          </table:table-cell>
          <table:table-cell office:value-type="string" calcext:value-type="string">
            <text:p>10.1111/maec.12010</text:p>
          </table:table-cell>
          <table:table-cell office:value-type="string" calcext:value-type="string">
            <text:p>http://www.scopus.com/inward/record.url?eid=2-s2.0-84878214611&amp;partnerID=40&amp;md5=4daf750907024e1fff22bdb5f4b6e7ab</text:p>
          </table:table-cell>
          <table:table-cell office:value-type="string" calcext:value-type="string">
            <text:p>Oceanografía y Ecología Marina, IECA, Facultad de Ciencias, Montevideo, Uruguay; Instituto Oceanográfico, Univ. de São Paulo (IOUSP), Cidade Universitária, São Paulo, Brazil</text:p>
          </table:table-cell>
          <table:table-cell office:value-type="string" calcext:value-type="string">
            <text:p>Muniz, P., Oceanografía y Ecología Marina, IECA, Facultad de Ciencias, Montevideo, Uruguay; Pires-Vanin, A.M.S., Instituto Oceanográfico, Univ. de São Paulo (IOUSP), Cidade Universitária, São Paulo, Brazil; Venturini, N., Oceanografía y Ecología Marina, IECA, Facultad de Ciencias, Montevideo, Uruguay</text:p>
          </table:table-cell>
          <table:table-cell office:value-type="string" calcext:value-type="string">
            <text:p>The vertical distribution of macrobenthic fauna, heavy metals, and other physico-chemical and biological characteristics of the sediments were studied in three sediment layers (0-7, 8-14, 15-21 cm) at seven stations in the Ubatuba region, north coast of São Paulo State, Brazil at several temporal and spatial scales. Six stations were located in the inner bay near the riverine run-off, and one was outside the bay, distant from the riverine influence. The samples were collected four times in 1 year, on a seasonal basis. Sediments were basis comprised predominantly of very fine sand and the vertical distribution of grain size was uniform to a depth of 21 cm in all stations. Higher values of total organic matter, organic carbon, sulphur, heavy metals and phaeopigments were recorded at the inner Ubatuba Bay stations, probably due to the riverine influence. C/N ratios indicated a mixed origin of organic matter with a major contribution of terrestrial material in the inner stations. The vertical distribution of heavy metals showed a slight decline with sediment depth in the inner stations, indicating the present contribution. Most of the macrofauna was found at the surface sediment layer. Biological data showed that in the inner stations of Ubatuba Bay, which are under the influence of urban sewage and are moderately polluted, the fauna was distributed more superficially within the substrate than in St. 7, which is located in the external portion of the bay distant from sewage inputs. The environmental quality of the sites studied varied little throughout the year, at least in relation to the variables considered here. Temporal variation in the vertical distribution of benthic fauna was not evident in the four sampling surveys analysed. Only minor changes in the vertical distribution of the total fauna were detected in the seasonal scale, with the organisms located less deep within the sediment column in summer, indicating some influence of the tourism impact and/or rainy season. © 2013 Blackwell Verlag GmbH.</text:p>
          </table:table-cell>
          <table:table-cell office:value-type="string" calcext:value-type="string">
            <text:p>Brazil; Heavy metals; Organic matter; Soft-bottom macrofauna; Ubatuba; Vertical distribution</text:p>
          </table:table-cell>
          <table:table-cell office:value-type="string" calcext:value-type="string">
            <text:p>anthropogenic effect; coastal zone; environmental impact; environmental quality; fauna; heavy metal; macrobenthos; nearshore environment; physicochemical property; sediment pollution; sewage; temporal variation; urban pollution; vertical distribution; Brazil; Sao Paulo [Brazil]; Ubatuba Bay</text:p>
          </table:table-cell>
          <table:table-cell table:number-columns-repeated="5"/>
          <table:table-cell office:value-type="string" calcext:value-type="string">
            <text:p>Aller, R.C., The effects of macrobenthos on chemical properties of marine sediments and overlying water (1982) Animal-Sediment Relations, pp. 53-102. , In: McCall P.L., Tevesz J.S. (Eds), Plenum Press, New York: -; Aller, R.C., Aller, J.Y., Kemp, P.F., Effects of particle and solute transport on rates and extent of remineralization in bioturbated sediments (2001) Organism-Sediment Interactions, pp. 315-333. , In: Aller J.Y, Woodin S.A., Aller R.C. (Eds), University of South Carolina Press, Columbia: -; (1990) Microwave Assisted acid Digestion of Aqueous Samples and Extracts. SW-846. Method 3015 and 3051. Test Methods for Evaluating Solid Waste, , Anonymous () US Environment Protection Agency (EPA), Washington, DC; (1997) Implementation Manual for Section 103 of Public Law 92-532: Marine Protection, Research and Sanctuaries Act of 1972, , Anonymous () U.S. Army Corps of Engineers, Environmental Effects Laboratory. Waterways Experiment Section, Vicksburg; (2000) Stressor Identification Guidance Document, , Anonymous () United States Environmental Agency, Washington, DC. EPA-822-B-00-025; Bald, J., Borja, A., Muxika, I., Franco, J., Valencia, V., Assessing reference conditions and physico-chemical status according to the European Water Framework Directive: a case-study from the Basque Country (Northern Spain) (2005) Marine Pollution Bulletin, 50, pp. 1508-1522; Barros, F., Hatje, V., Figueiredo, M.B., Magalhães, W.F., Dórea, H.S., Emídio, E.S., The structure of the benthic macrofaunal assemblages and sediment characteristics of the Paraguaçu estuarine system, NE, Brazil (2008) Estuarine, Coastal and Shelf Science, 78, pp. 753-762; Berner, R.A., Biogeochemical cycles of carbon and sulphur and their effect on atmospheric oxygen over Phanerozoic time (1989) Paleogeography, Paleoclimatology and Paleoecology, 75, pp. 97-122; Blair, N.E., Levin, L.A., DeMaster, D.J., Plaia, G., The short-term fate of fresh algal carbon in continental slope sediments (1996) Limnology and Oceanography, 41, pp. 1208-1219; Burone, L., Pires, A.M.S., Foraminiferal assemblages in Ubatuba Bay, south-eastern Brazilian coast (2006) Scientia Marina, 70, pp. 203-217; Burone, L., Muniz, P., Pires-Vanin, A.M.S., Rodrigues, M., Spatial distribution of organic matter in the surface sediments of Ubatuba Bay (Southeastern Brazil) (2003) Anais da Academia Brasileira de Ciências, 75, pp. 77-90; Clarke, K.R., Ainsworth, M., A method of linking multivariate community structure to environmental variables (1993) Marine Ecology Progress Series, 216, pp. 265-278; Clarke, K.R., Green, R.H., Statistical design and analysis for a 'biological effects' study (1988) Marine Ecology Progress Series, 46, pp. 213-226; Cruz-Motta, J.J., Collins, J., Impacts of dredged material disposal on a tropical soft-bottom benthic assemblage (2004) Marine Pollution Bulletin, 48, pp. 270-280; Dauer, D.M., Biological criteria, environmental health and estuarine macrobenthic community structure (1993) Marine Pollution Bulletin, 26, pp. 249-257; Dauvin, J.C., Bellan, G., Bellan-Santini, D., Benthic indicators: from subjectivity to objectivity - where is the line? (2010) Marine Pollution Bulletin, 60, pp. 947-953; Eganhouse, R.P., Sherblom, P.M., Anthropogenic organic contaminants in the effluent of a combined sewer overflow: impact on Boston Harbor (2001) Marine Environmental Research, 51, pp. 51-74; Emery, K.O., Uchupi, E., (1984) The Geology of the Atlantic Ocean, p. 1050. , Springer-Verlag, New York; Flach, E., Heip, C., Vertical distribution of macrozoobenthos within the sediment on the continental slope of the Goban Spur area (NE Atlantic) (1996) Marine Ecology Progress Series, 141, pp. 55-66; Flint, R.W., Kalke, R.D., Biological enhancement of estuarine benthic community structure (1986) Marine Ecology Progress Series, 31, pp. 23-33; Furtado, V.V., Bícego, M.C., Weber, R.R., Modelo de dispersão de óleo na região do Canal de São Sebastião (1987) Publicação ACIESP, 54, pp. 371-388; Gambi, M.C., Bussoti, S., Composition, abundance and stratification of soft-bottom macrobenthos from selected areas of the Ross Sea shelf (Antarctica) (1999) Polar Biology, 21, pp. 347-354; Gambi, M.C., Conti, G., Bremec, C., Polychaete diversity, distribution and seasonality related to seagrass cover in shallow soft bottoms off the Tyrrhenian Sea (Italy) (1998) Scientia Marina, 62, pp. 1-17; Granberg, M.E., Hansen, R., Selck, H., Relative importance of macrofaunal borrows for the microbial remineralization of pyrene in marine sediments: impact of macrofaunal species and organic matter quality (2005) Marine Ecology Progress Series, 288, pp. 59-74; Grebmeier, J.M., McRoy, C.P., Feder, H.M., Pelagic-benthic coupling on the shelf of the northern Bering and Chukchi Seas. I. Food supply source and benthic biomass (1988) Marine Ecology Progress Series, 48, pp. 57-67; Grizzle, R.E., Penniman, C.A., Effects of organic enrichment on estuarine macrofaunal benthos: a comparison of sediment profile imaging and traditional methods (1991) Marine Ecology Progress Series, 74, pp. 249-262; Hayashi, I., Vertical distribution of macrobenthic organisms in the sediment of Wakasa Bay, Sea of Japan (1991) Ophelia Supplement, 5, pp. 555-564; Heip, C., Eutrophication and zoobenthos dynamic (1995) Ophelia, 41, pp. 113-136; Jorcin, A., Distribuição do macrozoobentos na coluna vertical dos sedimentos da região estuarina de Cananéia (SP), Brasil (1999) Revista Brasileira de Oceanografia, 47, pp. 79-85; Kristensen, E., Holmer, M., Decomposition of plant materials in marine sediment exposed to different electron acceptors (O2, NO3- and SO4 2-), with emphasis on substrate origin, degradation kinetics, and the role of bioturbation (2001) Geochimica et Cosmochimica Acta, 65, pp. 419-433; Lenihan, H.S., Peterson, C.H., Kim, S.L., Conlan, K.E., Fairey, R., McDonald, C., Grabowski, J.H., Oliver, J.S., Variation in marine benthic community composition allows discrimination of multiple stressors (2003) Marine Ecology Progress Series, 261, pp. 63-73; Lorenzen, C.J., Determination of chlorophyll and pheopigments: spectophotometric equations (1967) Limnology and oceanography, 12, pp. 343-346; Lu, L., The relationship between soft-bottom macrobenthic communities sand environmental variables in Singaporean waters (2005) Marine Pollution Bulletin, 51, pp. 1034-1040; Mahiques, M.M., Sedimentary dynamics of the bays of Ubatuba, State of São Paulo (1995) Boletim do Instituto Oceanográfico, São Paulo, 43, pp. 111-122; Mahiques, M.M., Tessler, M.G., Furtado, V.V., Characterization of energy gradient in enclosed bays of Ubatuba region, south-eastern, Brazil (1998) Estuarine, Coastal and Shelf Science, 47, pp. 431-446; Morse, J.W., Berner, R.A., What determines sedimentary C/S ratios? (1995) Geochimica et Cosmochimica Acta, 59, pp. 1073-1077; Muniz, P., (2003), Comunidades macrobênticas como indicadoras da qualidade ambiental de ecossistemas costeiros rasos: estudo de caso - Enseada de Ubatuba (SP, Brasil). Ph.D. thesis, Universidade de São Paulo, Instituto Oceanográfico, São Paulo, 204 (in portuguese)Muniz, P., Danulat, E., Yannicelli, B., García-Alonso, J., Medina, G., Bícego, M., Assessment of contamination by hydrocarbons and heavy metals in sediments of Montevideo Harbour (Uruguay) (2004) Environment International, 29, pp. 1019-1028; Muniz, P., Venturini, N., Pires-Vanin, A.M.S., Tommasi, L.R., Borja, A., Testing the applicability of a Marine Biotic Index (AMBI) to assessing the ecological quality of soft-bottom benthic communities, in the South America Atlantic region (2005) Marine Pollution Bulletin, 50, pp. 624-637; Muniz, P., Pires-Vanin, A.M.S., Martins, C.M., Montone, R.C., Bícego, M.C., Trace metals and organic compounds in the benthic environment of a subtropical embayment (Ubatuba Bay, Brazil) (2006) Marine Pollution Bulletin, 52, pp. 1098-1105; Nixon, S.W., Coastal marine eutrophication: a definition, social causes, and future concerns (1995) Ophelia, 41, pp. 199-219; Pearson, T.H., Rosenberg, R., Macrobenthic successions in relation to organic enrichment and pollution of the marine environment (1978) Oceanography and Marine Biology: an Annual Review, 16, pp. 229-311; Pusceddu, A., Gambi, C., Manini, E., Danovaro, R., Trophic state, ecosystem efficiency and biodiversity of transitional aquatic ecosystems: analysis of environmental quality based on different benthic indicators (2007) Chemistry and Ecology, 23, pp. 505-515; Quijón, P.A., Nelly, M.C., Snelgrove, P.V.R., The role of sinking phytodetritus in structuring shallow-water benthic communities (2008) Journal of Experimental Marine Biology and Ecology, 366, pp. 134-145; Quintana, C.O., Yoshinaga, M.Y., Sumida, P.Y.G., Benthic responses to organic matter variation in a subtropical coastal area off SE Brazil (2010) Marine Ecology, , doi: 10.1111/j.1439-0485.2010.00362.x; Raiswell, R., Berner, R.A., Pyrite formation in euxinic and semi-euxinic sediments (1985) American Journal of Science, 285, pp. 710-724; Rhoads, D.C., Young, D.K., The influence of deposit-feeding organisms on sediment stability and community trophic structure (1970) Journal of Marine Research, 28, pp. 150-178; Ruiz, F., Trace metals in estuarine sediments form the Southwestern Spanish coast (2001) Marine Pollution Bulletin, 42, pp. 482-490; Shirayama, S., Horikoshi, M., Vertical distribution of smaller macrobenthos and larger meiobenthos in the sediment profile in the deep-sea system of Suruga Bay (Central, Japan) (1982) Journal of the Oceanographical Society of Japan, 38, pp. 273-280; Snelgrove, P.V.R., Butman, C.A., Animal-sediment relationships revisited: cause versus effect (1994) Oceanography and Marine Biology, 32, pp. 111-117; Soetaert, K., Herman, P.M.J., Middelburg, J.J., A model of early diagenetic processes from the shelf to abyssal depths (1996) Geochimica and Cosmochimica Acta, 60, pp. 1019-1040; Stein, R., (1991) Accumulation of Organic Carbon in Marine Sediments. Results from the Deep Sea Drilling Project/Oceano Drilling Program. Lecture Notes in Earth Sciences, 34, p. 217. , Vol. Springer-Verlag, Berlin; Stoeck, T., Kröncke, I., Influence of particle mixing on vertical profiles of chlorophyll a and bacterial biomass in sediments of the German Bight, Oyster Ground and Dogger Bank (North Sea) (2001) Estuarine, Coastal and Shelf Science, 52, pp. 783-795; Tyson, R.V., (1995) Sedimentary Organic Matter. Organic Facies and Palynofacies, p. 615. , Chapman and Hall, London; Venturini, N., Tommasi, L.R., Polycyclic aromatic hydrocarbons and changes in the trophic structure of polychaete assemblages in sediments of Todos os Santos Bay, Northeastern, Brazil (2004) Marine Pollution Bulletin, 48, pp. 97-107; Venturini, N., Tommasi, L.R., Bícego, M.C., Martins, C.C., Characterisation of the benthic environment of a coastal area adjacent to an oil refinery, Todos os Santos bay (NE-Brazil) (2004) Brazilian Journal of Oceanography, 52, pp. 123-134; Venturini, N., Pita, A.L., Brugnoli, E., García-Rodríguez, F., Burone, L., Kandratavicius, N., Hutton, M., Muniz, P., Benthic trophic status of sediments in a metropolitan area (Rio de la Plata estuary): linkages with natural and human pressures (2011) Estuarine Coastal and Shelf Science, 112, pp. 139-152; Venturini, N., Pires-Vanin, A.M.S., Salhi, M., Bessonart, M., Muniz, P., Polychaete response to fresh food supply at organically enriched coastal sites: repercussion on bioturbation potential and trophic structure (2011) Journal of Marine Systems, 88, pp. 526-541; Witte, U., Vertical distribution of metazoan macrofauna within the sediment at four sites with contrasting food supply in the deep Arabian Sea (2000) Deep-Sea Research II, 47, pp. 2979-2997; Zar, J.H., (1999) Biostatistical Analysis, p. 662. , Prentice Hall, Upper Saddle River, NJ</text:p>
          </table:table-cell>
          <table:table-cell office:value-type="string" calcext:value-type="string">
            <text:p>Muniz, P.; Oceanografía y Ecología Marina, IECA, Facultad de Ciencias, Iguá4225, 11.400, Montevideo, Uruguay; email: pmmaciel@fcien.edu.uy</text:p>
          </table:table-cell>
          <table:table-cell table:number-columns-repeated="7"/>
          <table:table-cell office:value-type="float" office:value="1739565" calcext:value-type="float">
            <text:p>1739565</text:p>
          </table:table-cell>
          <table:table-cell table:number-columns-repeated="3"/>
          <table:table-cell office:value-type="string" calcext:value-type="string">
            <text:p>English</text:p>
          </table:table-cell>
          <table:table-cell office:value-type="string" calcext:value-type="string">
            <text:p>Mar. Ecol.</text:p>
          </table:table-cell>
          <table:table-cell office:value-type="string" calcext:value-type="string">
            <text:p>Article</text:p>
          </table:table-cell>
          <table:table-cell office:value-type="string" calcext:value-type="string">
            <text:p>Scopus</text:p>
          </table:table-cell>
          <table:table-cell office:value-type="string" calcext:value-type="string">
            <text:p>2-s2.0-84878214611</text:p>
          </table:table-cell>
          <table:table-cell table:number-columns-repeated="983"/>
        </table:table-row>
        <table:table-row table:style-name="ro1">
          <table:table-cell office:value-type="string" calcext:value-type="string">
            <text:p>Simaes S.M., Castilho A.L., Fransozo A., Negreiros-Fransozo M.L., Da Costa R.C.</text:p>
          </table:table-cell>
          <table:table-cell office:value-type="string" calcext:value-type="string">
            <text:p>Distribution related to temperature and salinity of the shrimps Acetes americanus and Peisos petrunkevitchi (Crustacea: Sergestoidea) in the south-eastern Brazilian littoral zone</text:p>
          </table:table-cell>
          <table:table-cell office:value-type="float" office:value="2013" calcext:value-type="float">
            <text:p>2013</text:p>
          </table:table-cell>
          <table:table-cell office:value-type="string" calcext:value-type="string">
            <text:p>Journal of the Marine Biological Association of the United Kingdom</text:p>
          </table:table-cell>
          <table:table-cell office:value-type="float" office:value="93" calcext:value-type="float">
            <text:p>93</text:p>
          </table:table-cell>
          <table:table-cell office:value-type="float" office:value="3" calcext:value-type="float">
            <text:p>3</text:p>
          </table:table-cell>
          <table:table-cell/>
          <table:table-cell office:value-type="float" office:value="753" calcext:value-type="float">
            <text:p>753</text:p>
          </table:table-cell>
          <table:table-cell office:value-type="float" office:value="759" calcext:value-type="float">
            <text:p>759</text:p>
          </table:table-cell>
          <table:table-cell/>
          <table:table-cell office:value-type="float" office:value="1" calcext:value-type="float">
            <text:p>1</text:p>
          </table:table-cell>
          <table:table-cell office:value-type="string" calcext:value-type="string">
            <text:p>10.1017/S0025315412000902</text:p>
          </table:table-cell>
          <table:table-cell office:value-type="string" calcext:value-type="string">
            <text:p>http://www.scopus.com/inward/record.url?eid=2-s2.0-84876100868&amp;partnerID=40&amp;md5=12054725577e39d4a3585c81aa0232aa</text:p>
          </table:table-cell>
          <table:table-cell office:value-type="string" calcext:value-type="string">
            <text:p>LABCAM (Laboratório de Biologia de CamarÃes Marinhos e de Água Doce), Departamento de Ciências Biológicas, Faculdade de Ciências, 17033-360, Bauru, SP, Brazil; Departamento de Zoologia, Instituto de Biociências, UNESP, 18618-000, Botucatu, SP, Brazil</text:p>
          </table:table-cell>
          <table:table-cell office:value-type="string" calcext:value-type="string">
            <text:p>Simães, S.M., LABCAM (Laboratório de Biologia de CamarÃes Marinhos e de Água Doce), Departamento de Ciências Biológicas, Faculdade de Ciências, 17033-360, Bauru, SP, Brazil, Departamento de Zoologia, Instituto de Biociências, UNESP, 18618-000, Botucatu, SP, Brazil; Castilho, A.L., Departamento de Zoologia, Instituto de Biociências, UNESP, 18618-000, Botucatu, SP, Brazil; Fransozo, A., Departamento de Zoologia, Instituto de Biociências, UNESP, 18618-000, Botucatu, SP, Brazil; Negreiros-Fransozo, M.L., Departamento de Zoologia, Instituto de Biociências, UNESP, 18618-000, Botucatu, SP, Brazil; Da Costa, R.C., LABCAM (Laboratório de Biologia de CamarÃes Marinhos e de Água Doce), Departamento de Ciências Biológicas, Faculdade de Ciências, 17033-360, Bauru, SP, Brazil</text:p>
          </table:table-cell>
          <table:table-cell office:value-type="string" calcext:value-type="string">
            <text:p>The abundance and ecological distribution of Acetes americanus and Peisos petrunkevitchi were investigated from July 2006 to June 2007, in Ubatuba, Brazil. Eight transects were identified and sampled monthly: six of these transects were located in Ubatuba bay, with depths reaching 21 m, and the other two transects were in estuarine environments. A total of 33,888 A. americanus shrimp were captured, with the majority coming from the shallower transects (up to 10 m). Conversely, 6,173 of the P. petrunkevitchi shrimps were captured in deeper areas (from 9 to 21 m). No individuals from either species were found in the estuary. The highest abundances obtained for both species were sampled during the summer. Canonical correlation analysis resulted in a coefficient value of 0.68 (P = 0.00). The abundance of both species was strongly correlated with depth. Variations in temperature and salinity values were also informative in predicting the seasonal presence of P. petrunkevitchi in deeper areas and A. americanus in the shallower areas of the bay. It is conceivable that the shrimp adjust their ecological distribution according to their intrinsic physiological limitations. © 2012 Marine Biological Association of the United Kingdom.</text:p>
          </table:table-cell>
          <table:table-cell office:value-type="string" calcext:value-type="string">
            <text:p>abundance; pelagic shrimp; spatio-temporal distribution</text:p>
          </table:table-cell>
          <table:table-cell office:value-type="string" calcext:value-type="string">
            <text:p>abundance; canonical analysis; crustacean; estuarine environment; intertidal environment; pelagic environment; physiological response; salinity; spatial distribution; temperature effect; temporal variation; Brazil; Sao Paulo [Brazil]; Ubatuba; Acetes americanus; Crustacea; Decapoda (Crustacea); Peisos petrunkevitchi; Sergestoidea</text:p>
          </table:table-cell>
          <table:table-cell table:number-columns-repeated="5"/>
          <table:table-cell office:value-type="string" calcext:value-type="string">
            <text:p>Abessa, D.M.S., Burone, L., Toxicidade de sedimentos dos rios situados na Enseada de Ubatuba (SP, Brasil) (2003) O Mundo da Saúde, 27, pp. 564-569; Aidar, E., Gaeta, S.A., Gianesella-Galvão, S.M.F., Kutner, M.B.B., Teixeira, C., (1993) Ecossistema Costeiro Tropical: Nutrientes Dissolvidos, Fitoplâncton e Clorofila-a, e Suas Relações Com As Condições Oceanogra ́ficas Na Região de Ubatuba, 10, pp. 9-43. , Publicação especial do Instituto Oceanográfico; Boschi, E.E., Iorio, M.I., Fischbach, C., Distribución y abundance de los crustáceos decápodos capturados em lãs campañas de los B/I'Walther Herwing' y 'Shinkai Marú' em El Mar Argentino 1978-1979 (1981) Contribución Instituto Nacional Investigación Desarrollo Pesquero, 383, pp. 233-253; Burone, L., Pires-Vanin, A.M.S., Foraminiferal assemblages in Ubatuba Bay, south-eastern Brazilian coast (2006) Scientia Marina, 70, pp. 203-217; Calazans, D., Morphology, abundance and distribution of larval phases of two sergestids in the southern Brazilian coast (1994) Nauplius, 2, pp. 75-86; Calazans, D., Seasonal larval composition and abundance of shrimps in the surrounding area of the Patos Lagoon mouth (2002) Nauplius, 10, pp. 111-120; Campos, E.J.D., Gonçalves, J.E., Ikeda, Y., Water mass characteristics and geostrophic circulation in the South Brazil Bight-summer of 1991 (1995) Journal of Geophysical Research, 100, pp. 18537-18550; Castilho, A.L., Costa, R.C., Fransozo, A., Boschi, E.E., Reproductive pattern of the South American endemic shrimp Artemesia longinaris (Decapoda, Penaeidae) off São Paulo State, Brazil (2007) Revista de Bioloǵa Tropical, 55, pp. 39-48; Castilho, A.L., Pie, M.R., Fransozo, A., Pinheiro, A.P., Costa, R.C., The relationship between environmental variation and species abundance in shrimp community (Crustacea: Decapoda: Penaeoidea) in south-eastern Brazil (2008) Journal of the Marine Biological Association of the United Kingdom, 88, pp. 119-123; Castilho, A.L., Costa, R.C., Fransozo, A., Negreiros-Fransozo, M.L., Reproduction and recruitment of the South American red shrimp, Pleoticus muelleri (Crustacea: Solenoceridae), from the southeastern coast of Brazil (2008) Marine Biology Research, 4, pp. 361-368; Castro-Filho, B.M., Miranda, L.B., Myao, S.Y., Condições hidrográficas na plataforma continental ao largo de Ubatuba: variações sazonais e em média escala (1987) Boletim Do Instituto Oceanográfico, 35, pp. 135-151; Castro-Filho, B.M., Miranda, L.B., Physical oceanography of the western Atlantic continental shelf located between 48N and 348S coastal segment (48W) (1998) The Sea, 11, pp. 209-251; (1996) Relatório de Balneabilidade das Praias Paulistas-1995, , CETESB (Companhia de Tecnologia de Saneamento Ambiental) São Paulo: Secretaria do Meio Ambiente; (2000) Relatório de Balneabilidade das Praias Paulistas-1999, , CETESB Companhia de Tecnologia de Saneamento Ambiental São Paulo: Secretaria do Meio Ambiente; Chiou, W.D., Wu, C.C., Cheng, L.Z., Spatio-temporal distribution of sergestid shrimp Acetes intermedius in the coastal waters of southwestern Taiwan (2000) Fisheries Science, 66, pp. 1014-1025; Costa, R.C., Fransozo, A., Mantelatto, F.L.M., Castro, R.H., Occurrence of shrimp species (Crustacea: Decapoda: Natantia: Penaeidea and Caridea) in Ubatuba Bay, Ubatuba, SP, Brazil (2000) Proceedings of the Biological Society of Washington, 113, pp. 776-781; Costa, R.C., Fransozo, A., Melo, G.A.S., Freire, F.A.M., An illustrated key for Dendrobranchiata shrimps from the northern coast of São Paulo state, Brazil (2003) Biota Neotropica, 3, pp. 1-12. , http://www.biotaneotropica.org.br/v3n1, Available at accessed 30 April 2012; Costa, R.C., Fransozo, A., Pinheiro, A.P., Ecological distribution of the shrimp Pleoticus muelleri (Bate 1988)(Decapoda: Penaeoidea) in southeastern Brazil (2004) Hydrobiology, 529, pp. 195-203; Costa, R.C., Fransozo, A., Castilho, A.L., Freire, F.A.M., Annual, seasonal and spatial variation of abundance of the shrimp Artemesia longinaris (Decapoda: Penaeoidea) in south-eastern Brazil (2005) Journal of the Marine Biological Association of the United Kingdom, 85, pp. 107-112; Costa, R.C., Lopes, M., Castilho, A.L., Fransozo, A., Simões, S.M., Abundance and distribution of juvenile pink shrimps Farfantepenaeus spp. in a mangrove estuary and adjacent bay on the northern shore of São Paulo State, southeastern Brazil (2008) Invertebrate Reproduction and Development, 52, pp. 51-58; D'Incao, F., Martins, S.T.S., Brazilian species of the genus Acetes H. Milne Edwards, 1830 and Peisos Burkenroad, 1945 (Decapoda: Sergestidae) (2000) Journal of Crustacean Biology, 20, pp. 78-86; Dall, W., Hill, B.J., Rothilsberg, P.C., Staples, D.J., (1990) The Biology of the Penaeidae. Advances in Marine Biology, p. 489. , San Diego, CA: Academic Press; Fransozo, A., Costa, R.C., Castilho, A.L., Mantelatto, F.L.M., Ecological distribution of the shrimp 'camarão-serrinha' Artemesia longinaris (Decapoda: Penaeidae) in Fortaleza Bay, Ubatuba, Brazil, in relation to abiotic factors (2004) Revista de Investigación y Desarrollo Pesquero, 16, pp. 43-50; Fransozo, V., Castilho, A.L., Freire, F.A.M., Furlan, M., Almeida, A.C., Teixeira, G.M., Baeza, J.A., Spatial and temporal distribution of the shrimp Nematopalaemon schmitti (Decapoda: Caridea: Palaemonidae) at a subtropical enclosed bay in South America (2009) Journal of the Marine Biological Association of the United Kingdom, 89, pp. 1581-1587; MacIa, A., Juvenile penaeid shrimp density, spatial distribution and size composition in four adjacent habitats within a mangrove-fringed bay on Inhaca Island, Mozambique (2004) Western Indian Ocean Journal of Marine Science, 3, pp. 163-178; Mallo, J.C., Boschi, E.E., Contribución al conocimiento del ciclo vital del camarón Peisos petrunkevitchi de la región de Mar del Plata, Argentina (Crustacea, Decapoda, Sergestidae) (1982) Physis, 41, pp. 85-98; Nogueira Jr., M., Haddad, M.A., The diet of cubomedusae (Cnidaria, Cubozoa) in southern Brazil (2008) Brazilian Journal of Oceanography, 56, pp. 157-164; Omori, M., The biology of pelagic shrimps in the ocean (1974) Advances in Marine Biology, 12, pp. 233-324; Omori, M., The systematics, biogeography, and fishery of epipelagic shrimps of the genus Acetes (Crustacea, Decapoda, Sergestidae) (1975) Bulletin of the Ocean, 7, pp. 1-91. , Research Institute, University of Tokyo; Oshiro, L.M.Y., Omori, M., Larval development of Acetes americanus (Decapoda: Sergestidae) at Paranaguá and Laranjeiras bays, Brazil (1996) Journal of Crustacean Biology, 16, pp. 709-729; Primavera, J.H., Mangroves as nurseries: Shrimp populations in mangrove and non-mangrove habitats (1998) Estuarine, Coastal and Shelf Science, 46, pp. 457-464; Roux, A., Piñero, R., Moriondo, P., Fernández, M., Diet of the red shrimp Pleoticus muelleri (Bate 1888) in Patagonian fishing grounds, Argentina (2009) Revista de Bioloǵa Marina y Oceanograf́a, 44, pp. 775-781; Simões, S.M., Distribuição e Dinâmica Populacional dos camarões sergest́deos, Acetes americanus americanus Ortmann, 1893 e Peisos petrunkevitchi Burkenroad, 1945 (Dendrobranchiata, Sergestidae), na região de Ubatuba, Litoral Norte do Estado de São Paulo (2008) Dissertação de Mestrado, , Universidade Estadual Paulista, Botucatu, Brasil; Simões, S.M., Costa, R.C., Fransozo, A., Castilho, A.L., Diel variation in abundance and size of the seabob shrimp Xiphopenaeus kroyeri (Crustacea, Penaeoidea) in the Ubatuba region, southeastern Brazil (2010) Anais da Academia Brasileira de Ciências, 82, pp. 369-378; Valentin, J.L., Monteiro-Ribas, W.M., Zooplankton community structure on the east-southeast Brazilian continental shelf (18-238S latitude) (1993) Continental Shelf Research, 13, pp. 407-424; Williams, A.B., Marine decapod crustaceans of the Carolinas (1965) Fishery Bulletin of the U.S. Fish and Wildlife Service, 65, pp. 1-298; Xiao, Y., Greenwood, J.G., The biology of Acetes (Crustacea, Sergestidae) (1993) Oceanography and Marine Biology: An Annual Review, 31, pp. 259-444; Zar, J.H., (1999) Biostatistical Analysis. 4th Edition, p. 662. , Upper Saddle River, NJ: Prentice-Hall</text:p>
          </table:table-cell>
          <table:table-cell office:value-type="string" calcext:value-type="string">
            <text:p>Da Costa, R.C.; LABCAM (Laboratório de Biologia de CamarÃes Marinhos e de Água Doce), Departamento de Ciências Biológicas, Faculdade de Ciências, 17033-360, Bauru, SP, Brazil; email: rccosta@fc.unesp.br</text:p>
          </table:table-cell>
          <table:table-cell table:number-columns-repeated="7"/>
          <table:table-cell office:value-type="float" office:value="253154" calcext:value-type="float">
            <text:p>253154</text:p>
          </table:table-cell>
          <table:table-cell/>
          <table:table-cell office:value-type="string" calcext:value-type="string">
            <text:p>JMBAA</text:p>
          </table:table-cell>
          <table:table-cell/>
          <table:table-cell office:value-type="string" calcext:value-type="string">
            <text:p>English</text:p>
          </table:table-cell>
          <table:table-cell office:value-type="string" calcext:value-type="string">
            <text:p>J. Mar. Biol. Assoc. U.K.</text:p>
          </table:table-cell>
          <table:table-cell office:value-type="string" calcext:value-type="string">
            <text:p>Article</text:p>
          </table:table-cell>
          <table:table-cell office:value-type="string" calcext:value-type="string">
            <text:p>Scopus</text:p>
          </table:table-cell>
          <table:table-cell office:value-type="string" calcext:value-type="string">
            <text:p>2-s2.0-84876100868</text:p>
          </table:table-cell>
          <table:table-cell table:number-columns-repeated="983"/>
        </table:table-row>
        <table:table-row table:style-name="ro1">
          <table:table-cell office:value-type="string" calcext:value-type="string">
            <text:p>Braga Silva J., Duleba W.</text:p>
          </table:table-cell>
          <table:table-cell office:value-type="string" calcext:value-type="string">
            <text:p>Comparison between the taphonomic signatures Of sub-fossil foraminifera assemblages of Flamengo and Fortaleza bays, São Paulo, Brazil [Comparação entre as assinaturas tafonômicas de associações de foraminíferos subfósseis das enseadas do Flamengo e da Fortaleza, São Paulo, Brasil]</text:p>
          </table:table-cell>
          <table:table-cell office:value-type="float" office:value="2013" calcext:value-type="float">
            <text:p>2013</text:p>
          </table:table-cell>
          <table:table-cell office:value-type="string" calcext:value-type="string">
            <text:p>Revista Brasileira de Paleontologia</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263" calcext:value-type="float">
            <text:p>263</text:p>
          </table:table-cell>
          <table:table-cell office:value-type="float" office:value="282" calcext:value-type="float">
            <text:p>282</text:p>
          </table:table-cell>
          <table:table-cell table:number-columns-repeated="2"/>
          <table:table-cell office:value-type="string" calcext:value-type="string">
            <text:p>10.4072/rbp.2013.2.08</text:p>
          </table:table-cell>
          <table:table-cell office:value-type="string" calcext:value-type="string">
            <text:p>http://www.scopus.com/inward/record.url?eid=2-s2.0-84884368229&amp;partnerID=40&amp;md5=8fa9167d02537cf475b31d09ecb369bd</text:p>
          </table:table-cell>
          <table:table-cell office:value-type="string" calcext:value-type="string">
            <text:p>Instituto de Geociências, USP, Rua do Lago, 562, 05508-080, São Paulo, SP, Brazil; Escola de Artes, Ciências e Humanidades, USP, Av. Arlindo Bettio, 1000, 03828-000, São Paulo, SP, Brazil</text:p>
          </table:table-cell>
          <table:table-cell office:value-type="string" calcext:value-type="string">
            <text:p>Braga Silva, J., Instituto de Geociências, USP, Rua do Lago, 562, 05508-080, São Paulo, SP, Brazil; Duleba, W., Escola de Artes, Ciências e Humanidades, USP, Av. Arlindo Bettio, 1000, 03828-000, São Paulo, SP, Brazil</text:p>
          </table:table-cell>
          <table:table-cell office:value-type="string" calcext:value-type="string">
            <text:p>Taphonomic (color alteration, grade and type of fragmentation) and morphometric signatures were analyzed in sub-fossil benthic foraminiferal assemblages along two shallow sedimentary marine cores, UB1 (Saco da Ribeira) and UB3 (Praia do Lázaro), collected at Flamengo and Fortaleza bays, in the Ubatuba municipality, at the northern coast of São Paulo State. The results indicated that these assemblages were not completely changed during their permanence in the geologic record and are therefore able to indicate the paleoenvironmental changes of these shallow marine regions since 7,700 cal years BP. The comparison between the taphonomic aspects of benthic foraminiferal assemblages present along both cores still allowed the assessment of similarities and differences between the depositional sites, thus complementing the paleoenvironmental information already gathered by the characteristics of both assemblages. © 2013 by the Sociedade Brasileira de Paleontologia.</text:p>
          </table:table-cell>
          <table:table-cell office:value-type="string" calcext:value-type="string">
            <text:p>Foraminifera; Paleoenvironmental reconstruction; Taphonomy; Ubatuba</text:p>
          </table:table-cell>
          <table:table-cell table:number-columns-repeated="6"/>
          <table:table-cell office:value-type="string" calcext:value-type="string">
            <text:p>Allison, P.A., Bottjer, D.J., (2011) Taphonomy: Process and Bias Through Time, p. 599. , eds, 2° ed., Nova York, Springer, doi:10.1007/978-90-481-8643-3_1; Angulo, R.J., Lessa, G.C., de Souza, M.C., A critical review of midto late-Holocene sea-level fluctuations on the eastern Brazilian coastline (2006) Quaternary Science Reviews, 25, pp. 486-506. , doi:10.1016/j.quascirev.2005.03.008; Barbieri, R., Taphonomic implications of foraminiferal composition and abundance in intertidal mud flats, Colorado River Delta (Mexico) (2001) Micropaleontology, 47, pp. 73-86. , doi:10.2113/47.1.73; Behrensmeyer, A.K., Kidwell, S.M., Taphonomy's contributions to paleobiology (1985) Paleobiology, 11, pp. 105-119; Behrensmeyer, A.K., Kidwell, S.M., Gastaldo, R.A., Taphonomy and paleobiology (2000) Paleobiology, 26, pp. 103-144. , doi:10.1666/0094-8373(2000)26; Berkeley, A., Understanding the role of taphonomy and postdepositional processes on the intertidal stratigraphic record (2009) Palaios, 24, pp. 271-272. , doi:10.2110/palo.2009.S03; Berkeley, A., Perry, C.T., Smithers, S.G., Horton, B.P., Taylor, K.G., A review of the ecological and taphonomic controls on foraminiferal assemblage development in intertidal environments (2007) Earth-Science Reviews, 83, pp. 205-230. , doi:10.1016/j.earscirev.2007.04.003; Berkeley, A., Perry, C.T., Smithers, S.C., Taphonomic signatures and patterns of test degradation on tropical, intertidal benthic foraminifera (2009) Marine Micropaleontology, 73, pp. 148-163. , doi:10.1016/j.marmicro.2009.08.002; Berner, R.A., Sedimentary pyrite formation: An update (1984) Geochimica Et Cosmochimica Acta, 48, pp. 605-615. , doi:10.1016/0016-7037(84)90089-9; Berner, R.A., Sedimentary pyrite formation (1970) American Journal of Science, 268, pp. 1-23. , doi:10.2475/ajs.268.1.1; Bernhard, J.M., Characteristics assemblages and morphologies of benthic Foraminifera from anoxic, organic-rich deposits: Jurassic through Holocene (1986) Journal of Foraminiferal Research, 16, pp. 207-215. , doi:10.2113/gsjfr.16.3.207; Boltovskoy, E., Giussani, G., Watanabe, S., Wright, R., (1980) Atlas of Benthic Shelf Foraminifera of the Southwest Atlantic, p. 147. , The Hague, Dr. W. Junk; Boltovskoy, E., Wright, R., (1976) Recent Foraminifera, p. 515. , The Hague, Dr. W. Junk; Borrego, J., Lopez, M., Pendon, J.G., Morales, J.A., C/S ratios in estuarine sediments of the Odiel River-mouth, S.W. Spain (1998) Journal of Coastal Research, 14, pp. 1276-1283; Brett, C.E., Baird, G.C., Comparative taphonomy: A key to paleoenvironment interpretation based on fossil preservation (1986) Palaios, 1, pp. 207-227. , doi:10.2307/3514686; Buzas-Stephens, P., Buzas, M., Populations dynamics and dissolution of foraminifera in Nueces Bay, Texas (2005) Journal of Foraminiferal Research, 35, pp. 248-258. , doi:10.2113/35.3.248; Cardoso, M.N., Senra, M.C.E., Tafonomia de foraminíferos bentônicos em ambientes siliciclásticos e carbonáticos (2007) Anuário Do Instituto De Geociências/UFRJ, 30, pp. 101-108; Davies, D.J., Powell, E.N., Staton, R.J., Taphonomic signature as a function of environmental processes: Shells and shell beds in a hurricane-influenced inlet on Texas coast (1989) Palaeogeography, Palaeoclimatology, Palaeoecology, 72, pp. 317-356. , doi:10.1016/0031-0182(89)90150-8; Dias, G.T.M., Classificação de sedimentos marinhos: Proposta de representação em cartas sedimentológicas (1996) Congresso Brasileiro De Geologia, 39, pp. 423-426. , 1996. Anais, Salvador, SBG; Donovan, S.K., (1991) The Processes of Fossilization, p. 303. , New York, Columbia University Press; Duleba, W., (1993) Variações Nas Associações De Foraminíferos Ao Longo Da Coluna Sedimentar Da Enseada Do Flamengo, Ubatuba, SP, p. 210. , Programa de Pós-Graduação em Oceanografia Biológica, Universidade de São Paulo, M.Sc. thesis; Duleba, W., Interpretações paleoambientais obtidas a partir das variações na coloração das carapaças de foraminíferos da Enseada do Flamengo, SP (1994) Boletim Do Instituto Oceanográfico, 42, pp. 63-72. , doi:10.1590/S0373-55241994000100005; Duleba, W., Debenay, J.-P., Eichler, B.B., Mahiques, M.M., Holocene environmental and water circulation changes: Foraminifer morphogroups evidence in Flamengo Bay (SP, Brazil) (1999) Journal of Coastal Research, 15, pp. 554-571; Duleba, W., Petri, S., Coimbra, J.C.S., Foraminíferos, tecamebas e ostracodes sub-recentes e fósseis do Quaternário do Brasil (2003) Geologia USP, Publicação Especial, 2, pp. 1-24; Filippos, L.S., (2006) Caracterização Ambiental Da Enseada Da Fortaleza, Ubatuba, SP, Baseada Em Análises Sedimentológicas E Em Estudos Populacionais, Morfométricos E Tafonômicos De Foraminíferos, p. 74. , Curso de Graduação em Ciências Biológicas, Universidade Presbiteriana Mackenzie, Monografia de Formatura; Folk, R.L., Ward, W.C., Brazos river bar: Study of the significance of grain size parameters (1957) Journal of Sedimentary Petrology, 17, pp. 3-27; Gooday, A.J., Bernhard, J.M., Levin, L.A., Suhr, S.B., Foraminifera in the Arabian Sea oxygen minimum zone and other oxygen-deficient settings: Taxonomic composition, diversity, and relation to metazoan faunas (2000) Deep Sea Research II, 47, pp. 25-54. , doi:10.1016/s0967-0645(99)00099-5; Kaiho, K., Takeda, K., Petrizzo, M.R., Zachos, J.C., Anomalous shifts in tropical Pacific planktonic and benthic foraminiferal test size during the Paleocene-Eocene thermal maximum (2006) Palaeogeography, Palaeoclimatology, Palaeoecology, 237, pp. 456-464. , doi:10.1016/j.palaeo.2005.12.017; Kidwell, S.M., Flessa, K.W., The quality of the fossil record: Populations, species and communities (1995) Annual Review of Ecology and Systematics, 26, pp. 269-299. , doi:10.1146/annurev. es.26.110195.001413; Lançone, R.B., Duleba, W., Mahiques, M.M., Dinâmica de fundo da Enseada do Flamengo, Ubatuba, Brasil, inferida a partir da distribuição espacial, morfometria e tafonomia de foraminíferos (2005) Revista Brasileira De Paleontologia, 8, pp. 181-192; Larsounneur, C., La cartographie des dépôts meubles sur le plateau continental français: Mèthode mise au point et utilisée em Manche (1977) Journal De Recherche Océanographique, 2, pp. 34-39; Leão, Z.M.A.N., Machado, A.J., Variação de cor dos grãos carbonáticos de sedimentos marinhos atuais (1989) Revista Brasileira De Geociências, 19, pp. 87-91; Loeblich, A.R., Tappan, H., Protista (1964) Treatise On Invertebrate Paleontology, Part C, 2, p. 900. , In: R.C. Moore (ed.), The University Kansas Press; Loeblich, A.R., Tappan, H., (1988) Foraminiferal Genera and Their Classification, 1, p. 970. , New York, Van Nostrand, v. 2, 847 p; Mahiques, M.M., (1992) Variações Temporais Na Sedimentação Holocênica Dos Embaiamentos Da Região De Ubatuba (SP), p. 352. , Programa de Pós-Graduação em Oceanografia Biológica, Universidade de São Paulo, Ph.D. thesis; Martin, R.E., Taphonomy and temporal resolution of foraminiferal assemblages (1999) Modern Foraminifera, pp. 281-298. , In: B.K. Sen Gupta (ed.), Kluwer Academic Publishers; Martin, R.E., Liddell, W.D., The taphonomy of Foraminifera in modern carbonate environments: Implications for the formation of foraminiferal assemblages (1991) The Processes of Fossilization, pp. 170-193. , In: S.K. Donovan (ed.), Columbia University Press; Nagy, J., Hess, S., Alve, E., Environmental significance of foraminiferal assemblages dominated by small-sized Ammodiscus and Trochammina in Triassic and Jurassic delta-influenced deposits (2010) Earth-Science Reviews, 99, pp. 31-49. , doi:10.1016/j.earscirev.2010.02.002; Parsons, K.M., Brett, C.E., Taphonomic processes and biases in modern marine environments: An actualistic perspective on fossil assemblage preservation (1991) The Processes of Fossilization, Columbia University Press, pp. 22-65. , In: S.K. Donovan, (ed.); Patterson, R.T., Guilbault, J.-P., Clague, J.J., Taphonomy of tidal marsh Foraminifera: Implications of surface sample thickness for high-resolution sea-level studies (1999) Palaeogeography, Palaeoclimatology, Palaeoecology, 149, pp. 199-211. , doi:10.1016/S0031-0182(98)00201-6; Peebles, M.W., Lewis, R.D., Surface textures of benthic foraminifera from San Salvador, Bahamas (1991) Journal of Foraminiferal Research, 21, pp. 285-292. , doi:10.2113/gsjfr.21.4.285; Platon, E., Gupta, B.K.S., Benthic foraminiferal communities in oxygen-depleted environments of the Louisiana Continental Shelf (2001) Coastal Hypoxia: Consequences For Living Resources and Ecosystems, Coastal Estuarine Study, pp. 147-163. , In: N.N. Rabalais &amp; R.E. Turner (eds.), AGU; Raiswell, R., Pyrite texture, isotopic composition and the availability of iron (1982) American Journal of Science, 282, pp. 1244-1263. , doi:10.2475/ajs.282.8.1244; Raiswell, R., Berner, R.A., Pyrite formation in euxinic and semi-euxinic sediments (1985) American Journal of Science, 285, pp. 710-724. , doi:10.2475/ajs.285.8.710; Reimer, P.J., INTCAL09 and MARINE09 radiocarbon age calibration curves, 0-50,000 years cal BP (2009) Radiocarbon, 51, pp. 1111-1150. , doi:10289/3622; Sampei, Y., Massumoto, E., C/N ratios in a sediment core from Nakaumi Lagoon, soutwest Japan - usefulness as an organic source indicator (2001) Geochemical Journal, 35, pp. 189-205. , doi:10.2343/geochemj.35.189; Schröeder, C.J., Scott, D.B., Medioli, F.S., Can smaller benthic foraminifera be ignored in paleoenviromental analyses? (1987) Journal of Foraminiferal Research, 4, pp. 101-110. , doi:10.2113/gsjfr.17.2.101; Scott, D.B., Medioli, F.S., Schafer, C.T., (2001) Monitoring In Coastal Environments Using Foraminifera and Thecamoebian Indicators, p. 177. , Cambridge, Cambridge University Press; Sen, G.B.K., Machain-Castilho, M.L., Benthic foraminifera in oxygen-poor habitats (1993) Marine Micropaleontology, 20, pp. 183-201. , doi:10.1016/0377-8398(93)90032-; Shepard, F.P., Nomenclature based on sand-silt-clay ratios (1954) Journal Sedimentary Petrology, 24, pp. 151-158. , doi: 10.1306/D4269774-2B26-11D7-8648000102C1865D; Silveira, I.C.A., Schmidt, A.C.K., Campos, E.J.D., Godoi, S.S., Ikeda, Y., A Corrente do Brasil ao largo da costa leste brasileira (2000) Revista Brasileira De Oceanografia, 48, pp. 171-183. , doi:10.1590/S1413-77392000000200008; Smith, A.M., Nelson, C.S., Effects of early sea-floor processes on the taphonomy of temperate shelf skeletal carbonate deposits (2003) Earth-Science Reviews, 63, pp. 1-31. , doi:10.1016/S0012-8252(02)00164-2; Sonvesso, S.S., (2007) Variações Na Acumulação De Matéria Orgânica, Ao Longo Do Holoceno, Em Sedimentos Da Região Costeira De Ubatuba - São Paulo, p. 103. , Programa de Pós-Graduação em Oceanografia Física e Geológica, Universidade de São Paulo, M.Sc. thesis; Speyer, S.E., Brett, C.E., Trilobite taphonomy and Middle Devonian taphofacies (1986) Palaios, 1, pp. 312-327. , doi:10.2307/3514694; Suguio, K., Angulo, R.J., Carvalho, A.M., Corrêa, I.C.S., Tomazelli, L.J., Willwock, J.A., Vital, H., Paleoníveis do mar e paleolinhas de costa (2005) Quaternário do Brasil, pp. 114-127. , C.R.G Souza; K. Suguio; A.M.S. Oliveira &amp; P.E. Oliveira (eds.) Editora Holos; Távora, V.A., Coelho, J.R., Tafonomia de foraminíferos da Formação Pirabas (Mioceno Inferior), estado do Pará (2006) Geociências, 25, pp. 197-204; Ter, B.C.J.F., Smilauer, P., (2002) CANOCO Reference Manual and CanoDraw For Windows User's Guide: Software For Canonical Community Ordination (version 4.5), p. 500. , Ithaca, Microcomputer Power; Vilela, C.G., Taphonomy of benthic foraminiferal tests of the Amazon shelf (2003) Journal of Foraminiferal Research, 33, pp. 132-143. , doi:10.2113/0330132; Wentworth, C.R., A scale of grade and class terms for clastic sediments (1922) Journal of Geology, 30, pp. 377-392. , doi:10.1086/622910</text:p>
          </table:table-cell>
          <table:table-cell office:value-type="string" calcext:value-type="string">
            <text:p>Instituto de Geociências, USP, Rua do Lago, 562, 05508-080, São Paulo, SP, Brazil</text:p>
          </table:table-cell>
          <table:table-cell table:number-columns-repeated="7"/>
          <table:table-cell office:value-type="float" office:value="15197530" calcext:value-type="float">
            <text:p>15197530</text:p>
          </table:table-cell>
          <table:table-cell table:number-columns-repeated="3"/>
          <table:table-cell office:value-type="string" calcext:value-type="string">
            <text:p>English; Portuguese</text:p>
          </table:table-cell>
          <table:table-cell office:value-type="string" calcext:value-type="string">
            <text:p>Rev. Bras. Paleontol.</text:p>
          </table:table-cell>
          <table:table-cell office:value-type="string" calcext:value-type="string">
            <text:p>Article</text:p>
          </table:table-cell>
          <table:table-cell office:value-type="string" calcext:value-type="string">
            <text:p>Scopus</text:p>
          </table:table-cell>
          <table:table-cell office:value-type="string" calcext:value-type="string">
            <text:p>2-s2.0-84884368229</text:p>
          </table:table-cell>
          <table:table-cell table:number-columns-repeated="983"/>
        </table:table-row>
        <table:table-row table:style-name="ro1">
          <table:table-cell office:value-type="string" calcext:value-type="string">
            <text:p>Hirose G.L., Fransozo V., Tropea C., Lopez-Greco L.S., Negreiros-Fransozo M.L.</text:p>
          </table:table-cell>
          <table:table-cell office:value-type="string" calcext:value-type="string">
            <text:p>Comparison of body size, relative growth and size at onset sexual maturity of Uca uruguayensis (Crustacea: Decapoda: Ocypodidae) from different latitudes in the south-western Atlantic</text:p>
          </table:table-cell>
          <table:table-cell office:value-type="float" office:value="2013" calcext:value-type="float">
            <text:p>2013</text:p>
          </table:table-cell>
          <table:table-cell office:value-type="string" calcext:value-type="string">
            <text:p>Journal of the Marine Biological Association of the United Kingdom</text:p>
          </table:table-cell>
          <table:table-cell office:value-type="float" office:value="93" calcext:value-type="float">
            <text:p>93</text:p>
          </table:table-cell>
          <table:table-cell office:value-type="float" office:value="3" calcext:value-type="float">
            <text:p>3</text:p>
          </table:table-cell>
          <table:table-cell/>
          <table:table-cell office:value-type="float" office:value="781" calcext:value-type="float">
            <text:p>781</text:p>
          </table:table-cell>
          <table:table-cell office:value-type="float" office:value="788" calcext:value-type="float">
            <text:p>788</text:p>
          </table:table-cell>
          <table:table-cell/>
          <table:table-cell office:value-type="float" office:value="1" calcext:value-type="float">
            <text:p>1</text:p>
          </table:table-cell>
          <table:table-cell office:value-type="string" calcext:value-type="string">
            <text:p>10.1017/S0025315412001038</text:p>
          </table:table-cell>
          <table:table-cell office:value-type="string" calcext:value-type="string">
            <text:p>http://www.scopus.com/inward/record.url?eid=2-s2.0-84876155507&amp;partnerID=40&amp;md5=3ab2ea715e8e85c5d48afbbd07b77c9a</text:p>
          </table:table-cell>
          <table:table-cell office:value-type="string" calcext:value-type="string">
            <text:p>Departamento de Biologia, Universidade Federal de Sergipe, SE, Brazil; NEBECC, Departamento de Zoologia, IBB, UNESP, Botucatu, SP, Brazil; Instituto Federal Baiano, Campus de Santa Inês, Santa Inês, BA, Brazil; Biology of Reproduction and Growth in Crustaceans, Departamento de Biodiversidad y Biología Experimental, Universidad de Buenos Aires, Argentina; IBBEA-CONICET, Argentina</text:p>
          </table:table-cell>
          <table:table-cell office:value-type="string" calcext:value-type="string">
            <text:p>Hirose, G.L., Departamento de Biologia, Universidade Federal de Sergipe, SE, Brazil; Fransozo, V., Instituto Federal Baiano, Campus de Santa Inês, Santa Inês, BA, Brazil; Tropea, C., Biology of Reproduction and Growth in Crustaceans, Departamento de Biodiversidad y Biología Experimental, Universidad de Buenos Aires, Argentina, IBBEA-CONICET, Argentina; López-Greco, L.S., Biology of Reproduction and Growth in Crustaceans, Departamento de Biodiversidad y Biología Experimental, Universidad de Buenos Aires, Argentina, IBBEA-CONICET, Argentina; Negreiros-Fransozo, M.L., NEBECC, Departamento de Zoologia, IBB, UNESP, Botucatu, SP, Brazil</text:p>
          </table:table-cell>
          <table:table-cell office:value-type="string" calcext:value-type="string">
            <text:p>Some crustaceans show variations of their reproductive biology within their geographical distribution, and knowledge about such variations is important for the comprehension of their reproductive adaptations. This study compared two populations of the fiddler crab Uca uruguayensis from two locations on the south-western Atlantic coast: Ubatuba Bay, São Paulo, Brazil and Samborombón Bay, Buenos Aires, Argentina. The population features analysed were the body size variation (carapace width = CW) and the size at the onset of sexual maturity (SOM) in order to test the hypothesis that the size at SOM, should be the same in relative terms (RSOM), independently of the latitudinal position. In the Brazilian population the CW ranged from 4.18 to 11.60 mm for males and 3.90 to 9.80 mm for females, and in the Argentinean population from 3.60 to 14.10 mm for males and 2.85 to 12.00 mm for females. In the Brazilian population the SOM was 7.1 (RSOM = 0.58) and 5.9 mm CW (RSOM = 0.57) for males and females, respectively, and in the Argentinean population it was 7.0 (RSOM = 0.42) and 6.75 mm CW (RSOM = 0.53) for males and females, respectively. This fact is probably related to a great plasticity in the life history features of Uca uruguayensis under different environmental conditions. © 2012 Marine Biological Association of the United Kingdom.</text:p>
          </table:table-cell>
          <table:table-cell office:value-type="string" calcext:value-type="string">
            <text:p>allometry; Argentina; Brazil; crab size; fiddler crab; latitudinal; variation</text:p>
          </table:table-cell>
          <table:table-cell office:value-type="string" calcext:value-type="string">
            <text:p>allometry; body size; crab; environmental conditions; geographical distribution; growth rate; latitude; latitudinal gradient; reproductive biology; sexual maturity; Argentina; Atlantic Ocean; Atlantic Ocean (Southwest); Brazil; Buenos Aires [Argentina]; Samborombon Bay; Sao Paulo [Brazil]; Ubatuba Bay; Crustacea; Decapoda (Crustacea); Ocypodidae; Uca; Uca uruguayensis</text:p>
          </table:table-cell>
          <table:table-cell table:number-columns-repeated="5"/>
          <table:table-cell office:value-type="string" calcext:value-type="string">
            <text:p>Alunno-Bruscia, M.B., Sainte-Marie, B., Abdomen allometry, ovary development, and growth of female snow crab, Chionoecetes opilio (Brachyura, Majidae), in the northwestern Gulf of St Lawrence (1998) Canadian Journal Fisheries and Aquatic Sciences, 55, pp. 459-477; Anger, K., Moreira, G.S., Morphometric and reproductive traits of tropical caridean shrimps (1998) Journal of Crustacean Biology, 18, pp. 823-838; Atkinson, D., Sibly, R.M., Why are organisms usually bigger in colder environments Making sense of a life history puzzle (1997) Trends in Ecology and Evolution, 12, pp. 235-239; Backwell, P.R.Y., Christy, J.H., Telford, S.R., Jennions, M.D., Passmore, N.I., Dishonest signalling in a fiddler crab (2000) Proceedings of the Royal Society of London, Series B, 267, pp. 1-6; Baeza, J.A., Asorey, C., Testing the role of male-male competition in the evolution of sexual dimorphism: A comparison between two species of porcelain crabs (2012) Biological Journal of the Linnean Society, 105, pp. 548-558; Benetti, A.S., Negreiros-Fransozo, M.L., Madurez sexual morfolo ́gica Del cangrejo Uca burgersi Holthuis 1967 (Brachyura, Ocypodidae) de uma área de manglar subtropical de Brasil (2003) Revista Universidad y Ciencia, 19, pp. 9-16; Benetti, A.S., Negreiros-Fransozo, M.L., Relative growth of Uca burgersi (Crustacea, Ocypodidae) from two mangroves in the southeastern Brazilian coast (2004) Iheringia-Série Zoologia, 94, pp. 67-72; Blackburn, T.M., Gaston, K.J., Loder, N., Geographic gradients in body size: A clarification of Bergmann's rule (1999) Diversity and Distributions, 5, pp. 165-174; Blanckenhorn, W.U., Demont, M., Bergmann and converse Bergmann latitudinal cline in arthropods: Two ends of a continuum (2004) Integrative and Compartive Biology, 44, pp. 413-424; Boschi, E.E., Los crustáceos decápodos Brachyura del litoral bonaerense (R. Argentina). Bolet́n del Instituto de Bioloǵa Marina (1964) Mar Del Plata, Argentina, 6, pp. 3-99; Cardoso, R.C.F., Negreiros-Fransozo, M.L., A comparison of the allometric growth in Uca leptodactyla (Crustacea: Brachyura: Ocypodidae) from two subtropical estuaries (2004) Journal of the Marine Biological Association of the United Kingdom, 84, pp. 733-735; Da Castiglioni, D.S., Negreiros-Fransozo, M.L., Comparative analysis of the relative growth of Uca rapax (Smith 1870 Crustacea, Ocypodidae) from two mangroves in São Paulo, Brazil (2004) Revista Brasileira de Zoologia, 21, pp. 137-144; Castilho, A.L., Gavio, M.A., Da Costa, R.C., Boschi, E.E., Bauer, R.T., Fransozo, A., Latitudinal variation in population structure and reproductive pattern of the endemic South American shrimp Artemesia longinaris (Decapoda: Penaeoidea (2007) Journal of Crustacean Biology, 27, pp. 548-552; Charnov, E.L., Relative size at the onset of maturity (RSOM is an interesting number in crustacean growth (Decapoda, Pandalidae) (1990) Crustaceana, 59, pp. 108-109; Christy, J.H., Adaptive significance of reproductive cycles in fiddler crab Uca pugilator: A hypothesis (1978) Science, 199, pp. 453-455; Christy, J.H., Female choice in the resource-defense mating system of the sand fiddler crab Uca pugilator (1983) Behavioral Ecology and Sociobiology, 12, pp. 169-180; Christy, J.H., Salmon, M., Ecology and evolution of mating systems of fiddler crabs (Genus Uca (1984) Biological Reviews, 59, pp. 483-509; Colpo, K.D., Negreiros-Fransozo, M.L., Chacur, M.M., Guimarães, F.J., Subtropical Brazilian mangroves as a refuge of crab (Crustacea: Decapoda) diversity (2011) Biodiversity and Conservation, 20, pp. 3239-3250; Conde, J.E., D́az, H., Productividad del hábitat e historias de vida del cangrejo de mangle Aratus pisonii (H. Milne Edwards) (Brachyura: Grapsidae) (1989) Bolet́n Del Instituto Oceanográfico de la Universidad de Oriente, 28, pp. 113-120; Conde, J.E., D́az, H., Variations in intraspecific relative size at onset of sexual maturity (SOM) in Aratus pisonii (H. Milne Edwards 1837) (Crustacea, Decapoda, Grapsidae) (1992) Crustaceana, 62, pp. 214-216; Corgos, A., Freire, J., Morphometric and gonad maturity in the spider crab Maja brachydactyla: A comparison of methods for estimating size at maturity in species with determinate growth (2006) ICES Journal of Marine Science, 63, pp. 851-859; Costa, T.M., Silva, S.M.J., Negreiros-Fransozo, M.L., Reproductive pattern comparison of Uca thayeri Rathbun, 1900 and U. uruguayensis Nobili, 1901 (Crustacea, Decapoda, Ocypodidae (2006) Brazilian Archives of Biology and Technology, 49, pp. 117-123; Crane, J., Combat, display and ritualization in fiddler crabs (Ocypodidae, genus Uca (1966) Philosophical Transactions of the Royal Society B: Biological Sciences, 251, pp. 459-472; Crane, J., (1975) Fiddler Crabs of the World, p. 736. , Ocypodidae: Genus Uca. Princeton, NJ: Princeton University Press; D́az, H., Conde, J.E., On the food sources for the mangrove tree crab Aratus pisonii (Brachyura, Grapsidae) (1988) Biotropica, 20, pp. 348-350; D́az, H., Conde, J.E., Population dynamics and life history of the mangrove crab Aratus pisonii (Brachyura: Grapsidae) in a marine environment (1989) Bulletin of Marine Science, 45, pp. 148-163; Guerrero, R.A., Lasta, C.A., Acha, E.M., Mianzan, H.W., Framiñan, M.B., Atlas hidrográfico del Ŕo de La Plata (1997) Buenos Aires and Montevideo: Comisión Administradora Del Ŕo de la Plata, Instituto Nacional de Investigación y Desarrollo Pesquero, p. 109; Hartnoll, R.G., Mating in the Brachyura (1969) Crustaceana, 16, pp. 162-181; Hartnoll, R.G., The determination of relative growth in Crustacea (1978) Crustaceana, 34, pp. 281-292; Hartnoll, R.G., Growth (1982) The Biology of Crustacea: Embryology, Morphology and Genetics, pp. 111-196. , Abele L.G. (ed.) New York: Academic Press, Inc; Hartnoll, R.G., Reproductive investment in Brachyura (2006) Hydrobiologi, 55, pp. 31-40; Hines, A.H., Geographic variation in size at maturity in brachyuran crabs (1989) Bulletin of Marine Science, 45, pp. 356-168; Hirose, G.L., Negreiros-Fransozo, M.L., Population biology of Uca maracoani Latreille 1802-1803 (Crustacea, Brachyura, Ocypodidae) on the south-eastern coast of Brazil (2008) Pan-American Journal of Aquatic Sciences, 3, pp. 373-383; Huxley, J.S., Relative growth and form transformation (1950) Proceedings of the Royal Society of London, 137, pp. 465-469; Hyatt, G.W., Salmon, M., Combat in the fiddler crabs Uca pugilator and U. pugnax: A quantitative analysis (1978) Behaviour, 65, pp. 182-211; Johnson, P.T.J., Biased sex ratios in fiddler crabs (Brachyura, Ocypodidae): A review and evaluation of the influences of sampling method, size class, and sex specific mortality (2003) Crustaceana, 76, pp. 559-580; Jones, M.B., Simons, M.J., Latitudinal variation in reproductive characteristics of a mud crab Helice crassa (Grapsidae) (1983) Bulletin of Marine Science, 33, pp. 656-670; Jordá, M.T., Roccatagliata, D., Population dynamics of Leidya distorta (Isopoda: Bopyridae) infesting the fiddler crab Uca uruguayensis at the Ŕo de la Plata estuary, Argentina (2002) Journal of Crustacean Biology, 22, pp. 719-727; Lardies, M.A., Castilla, J.C., Latitudinal variation in the reproductive biology of the commensal crab Pinnaxodes chilensis (Decapoda: Pinnotherdae) along the Chilean coast (2001) Marine Biology, 139, pp. 1125-1133; Latruffe, C., MacGregor, P.K., Oliveira, R.F., Visual signalling and sexual selection in male fiddler crabs Uca tangeri (1999) Marine Ecology Progress Series, 189, pp. 233-240; Litulo, C., Breeding season of the hermit crab Dardanus deformis H. Milne Edwards, 1836 (Anomura, Diogenidae) in Maputo Bay, southern Mozambique (2005) Journal of Natural History, 39, pp. 2137-2144; Luppi, T.A., Spivak, E.D., Bas, C.C., Anger, K., Molt and growth of an estuarine crab, Chasmagnathus granulatus (Brachyura: Varunidae), in Mar Chiquita coastal lagoon, Argentina (2004) Journal of Applied Ichthyology, 20, pp. 333-344; McNab, B.K., On the ecological significance of Bergmann's rule (1971) Ecology, 52, pp. 845-854; Melo, G.A.S., (1996) Manual de Identificação Dos Brachyura (Caranguejos e Siris) Do Litoral Brasileiro, p. 603. , São Paulo: Plêiade/FAPESP Editora; Negreiros-Fransozo, M.L., Size variation in the grapsid crab Aratus pisonii (H. Milne-Edwards 1837) among populations of different subtropical mangroves (2002) Moddern Approaches to the Study of Crustacea, 1, pp. 183-188. , Escobar Briones E. and Alvarez F. (Orgs) New York: Kluwer Academic/Plenum Publishers; Negreiros-Fransozo, M.L., Colpo, K.D., Costa, T.M., Allometric growth in the fiddler crab Uca thayeri (Brachyura, Ocypodidae) from a subtropical mangrove (2003) Journal of Crustacean Biology, 23, pp. 273-279; Oliveira, R.F., Custódio, M.R., Claw size, waving display and female choice in the European fiddler crab, Uca tangeri (1998) Ethology Ecology &amp; Evolution, 10, pp. 241-251; Power, L.W., Bliss, D.E., Terrestrial adaptations (1983) The Biology of Crustacea: Environmental Adaptations, 8, pp. 271-333. , Bliss D.E. (ed) New York : Academic Press; Pralon, B.G.N., Negreiros-Fransozo, M.L., Relative growth and morphological sexual maturity of Uca cumulanta (Crustacea: Decapoda: Ocypodidae) from a tropical Brazilian mangrove population (2008) Journal of the Marine Biological Association of the United Kingdom, 88, pp. 569-574; Roccatagliata, D., Jordá, M.T., Infestation of the fiddler crab Uca uruguayensis by Leidya distorta (Isopoda, Bopyridae) from the Ŕo de la Plata estuary, Argentina (2002) Journal of Crustacean Biology, 22, pp. 69-82; Rodŕguez, G., Structure and production in Neotropical mangroves (1987) Trends in Ecology and Evolution, 2, pp. 264-267; Sampedro, M., González-Gurriarán, E., Freire, J., Muiño, R., Morphometry and sexual maturity in the spider crab Maja squinado (Decapoda: Majidae) in Galicia, Spain (1999) Journal of Crustacean Biology, 19, pp. 578-592; Spivak, E.D., Gavio, M.A., Navarro, C.E., Life history and structure of the world's southernmost Uca population: Uca uruguayensis (Crustacea, Brachyura in Mar Chiquita lagoon (Argentina) (1991) Bulletin of Marine Science, 48, pp. 679-688; Stillman, J.H., Somero, G.N., A comparative analysis of the upper thermal tolerance limits of eastern Pacific porcelain crabs, genus Petrolisthes: Influences of latitude, vertical zonation, acclimation and phylogeny (2000) Physiological and Biochemical Zoology, 73, pp. 200-2008; Vaninni, M., Gherardi, F., Studies on the pebble crab, Eriphia smithi MacLeay, 1838 (Xanthoidea, Menippidae): Patterns of relative growth and population structure (1988) Tropical Zoologist, 1, pp. 203-216; Yamaguchi, T., Studies on the handedness of the fiddler crab Uca lactea. Biological Bulletin. Marine Biological Laboratory (1977) Woods Hole, 152, pp. 424-236; Warner, G.F., The life history of the mangrove tree crab Aratus pisonii (1967) Journal of Zoology, 53, pp. 321-335; Zar, J.H., (2010) Biostatistical Analysis, p. 662. , 5th edition. Upper Saddle River, NJ Prentice-Hall</text:p>
          </table:table-cell>
          <table:table-cell office:value-type="string" calcext:value-type="string">
            <text:p>Negreiros-Fransozo, M.L.; NEBECC, Departamento de Zoologia, IBB, UNESP, Botucatu, SP, Brazil; email: mlnf@ibb.unesp.br</text:p>
          </table:table-cell>
          <table:table-cell table:number-columns-repeated="7"/>
          <table:table-cell office:value-type="float" office:value="253154" calcext:value-type="float">
            <text:p>253154</text:p>
          </table:table-cell>
          <table:table-cell/>
          <table:table-cell office:value-type="string" calcext:value-type="string">
            <text:p>JMBAA</text:p>
          </table:table-cell>
          <table:table-cell/>
          <table:table-cell office:value-type="string" calcext:value-type="string">
            <text:p>English</text:p>
          </table:table-cell>
          <table:table-cell office:value-type="string" calcext:value-type="string">
            <text:p>J. Mar. Biol. Assoc. U.K.</text:p>
          </table:table-cell>
          <table:table-cell office:value-type="string" calcext:value-type="string">
            <text:p>Article</text:p>
          </table:table-cell>
          <table:table-cell office:value-type="string" calcext:value-type="string">
            <text:p>Scopus</text:p>
          </table:table-cell>
          <table:table-cell office:value-type="string" calcext:value-type="string">
            <text:p>2-s2.0-84876155507</text:p>
          </table:table-cell>
          <table:table-cell table:number-columns-repeated="983"/>
        </table:table-row>
        <table:table-row table:style-name="ro1">
          <table:table-cell office:value-type="string" calcext:value-type="string">
            <text:p>Peiro D.F., Antonio Baeza J., Mantelatto F.L.</text:p>
          </table:table-cell>
          <table:table-cell office:value-type="string" calcext:value-type="string">
            <text:p>Host-use pattern and sexual dimorphism reveals the mating system of the symbiotic pea crab Austinixa aidae (Crustacea: Brachyura: Pinnotheridae)</text:p>
          </table:table-cell>
          <table:table-cell office:value-type="float" office:value="2013" calcext:value-type="float">
            <text:p>2013</text:p>
          </table:table-cell>
          <table:table-cell office:value-type="string" calcext:value-type="string">
            <text:p>Journal of the Marine Biological Association of the United Kingdom</text:p>
          </table:table-cell>
          <table:table-cell office:value-type="float" office:value="93" calcext:value-type="float">
            <text:p>93</text:p>
          </table:table-cell>
          <table:table-cell office:value-type="float" office:value="3" calcext:value-type="float">
            <text:p>3</text:p>
          </table:table-cell>
          <table:table-cell/>
          <table:table-cell office:value-type="float" office:value="715" calcext:value-type="float">
            <text:p>715</text:p>
          </table:table-cell>
          <table:table-cell office:value-type="float" office:value="723" calcext:value-type="float">
            <text:p>723</text:p>
          </table:table-cell>
          <table:table-cell/>
          <table:table-cell office:value-type="float" office:value="6" calcext:value-type="float">
            <text:p>6</text:p>
          </table:table-cell>
          <table:table-cell office:value-type="string" calcext:value-type="string">
            <text:p>10.1017/S0025315412000720</text:p>
          </table:table-cell>
          <table:table-cell office:value-type="string" calcext:value-type="string">
            <text:p>http://www.scopus.com/inward/record.url?eid=2-s2.0-84876125216&amp;partnerID=40&amp;md5=28200980a24aeefcd6338be0c859e56e</text:p>
          </table:table-cell>
          <table:table-cell office:value-type="string" calcext:value-type="string">
            <text:p>Department of Biology, Faculty of Philosophy, Science and Letters of Ribeirão Preto (FFCLRP), University of São Paulo (USP), Avenida Bandeirantes 3900, 14040-901, Ribeirão Preto (SP), Brazil; Smithsonian Marine Station at Fort Pierce, 701 Seaway Drive, Fort Pierce (FL), United States; Department of Biological Sciences Old Dominion University, Norfolk, VA 23435, United States; Departamento de Biología Marina, Facultad de Ciencias Del Mar, Universidad Católica Del Norte, Larrondo 1281, Coquimbo, Chile</text:p>
          </table:table-cell>
          <table:table-cell office:value-type="string" calcext:value-type="string">
            <text:p>Peiró, D.F., Department of Biology, Faculty of Philosophy, Science and Letters of Ribeirão Preto (FFCLRP), University of São Paulo (USP), Avenida Bandeirantes 3900, 14040-901, Ribeirão Preto (SP), Brazil; Antonio Baeza, J., Smithsonian Marine Station at Fort Pierce, 701 Seaway Drive, Fort Pierce (FL), United States, Department of Biological Sciences Old Dominion University, Norfolk, VA 23435, United States, Departamento de Biología Marina, Facultad de Ciencias Del Mar, Universidad Católica Del Norte, Larrondo 1281, Coquimbo, Chile; Mantelatto, F.L., Department of Biology, Faculty of Philosophy, Science and Letters of Ribeirão Preto (FFCLRP), University of São Paulo (USP), Avenida Bandeirantes 3900, 14040-901, Ribeirão Preto (SP), Brazil</text:p>
          </table:table-cell>
          <table:table-cell office:value-type="string" calcext:value-type="string">
            <text:p>Austinixa aidae inhabits burrows of the ghost shrimp Callichirus major at Perequê-açu beach, Ubatuba, Brazil. We described the host-use pattern and sexual dimorphism of A. aidae to test for monogamy given the generality of this mating system in the subfamily Pinnothereliinae (family Pinnotheridae) to which A. aidae belongs. Against expectations, A. aidae lives as solitary individuals within burrows more frequently than expected by chance alone. Additional observations suggested that A. aidae exhibits a polygynandrous mating system with males moving among burrows in search of receptive females. First, only 21% of the burrows harboured heterosexual pairs of crabs and the body size of paired crabs was poorly correlated. This suggests pair instability and frequent shifts among burrows by male and/or female crabs, as reported before for other symbiotic crustaceans in which the body size of paired crabs is poorly correlated. Second, males paired with females that were sexually receptive (without embryos) or that have been receptive recently (carrying early embryos) were found more frequently than expected by chance alone. The above agrees with that reported for species in which sexual pairing does not last long. Third, sexual dimorphism in terms of claw size and coloration was evident. Claws were larger in males than in females, a condition that argues in favour of male-male competition in A. aidae. In addition, the body coloration of males was more similar to the sand grains of the beach than that of females. This sex-specific coloration suggests that males are 'better adapted' than females to roam on the surface of the beach in search of burrows because their coloration should diminish the risk of detection by predators. Experiments are needed to reveal the details of the polygynandrous mating system herein inferred for A. aidae and to understand those conditions favouring particular reproductive strategies in symbiotic decapod crustaceans. © 2012 Marine Biological Association of the United Kingdom.</text:p>
          </table:table-cell>
          <table:table-cell office:value-type="string" calcext:value-type="string">
            <text:p>Axiidea; Callianassidae; mating system; pea crab; Pinnotheres; sexual dimorphism; symbiosis</text:p>
          </table:table-cell>
          <table:table-cell office:value-type="string" calcext:value-type="string">
            <text:p>body size; burrow; color; crab; crustacean; host use; monogamy; polygyny; reproductive strategy; sexual dimorphism; symbiont; symbiosis; Brazil; Sao Paulo [Brazil]; Ubatuba; Austinixa aidae; Brachyura; Callianassidae; Callichirus major; Crustacea; Decapoda (Crustacea); Pinnotheres; Pinnotheridae; Pisum sativum</text:p>
          </table:table-cell>
          <table:table-cell table:number-columns-repeated="5"/>
          <table:table-cell office:value-type="string" calcext:value-type="string">
            <text:p>Alves, E.S., Pezzuto, P.R., Population dynamics of Pinnixa patagoniensis Rathbun, 1918 (Brachyura: Pinnotheridae) a symbiotic crab of Sergio mirim (Thalassinidea: Callianassidae) in Cassino Beach, Southern Brazil (1998) Marine Ecology-Pubblicazioni della Stazione Zoologica di Napoli i, 19, pp. 37-51; Asakura, A., The evolution of mating systems in decapod crustaceans (2009) Decapod Crustacean Phylogenetics, pp. 121-182. , Martin J.W., Crandall K.A. and Felder D.L. (eds) Boca Raton, FL: Taylor &amp; Francis/CRC Press [Crustacean Issues 18.]; Atkins, D., The moulting stages of the pea-crab (Pinnotheres pisum) (1926) Journal of the Marine Biological Association of the United Kingdom, 14, pp. 475-492; Baeza, J.A., Indicators of monogamy in the commensal crab Pinnixa transversalis (Milne Edwards &amp; Lucas) (Decapoda: Brachyura: Pinnotheridae): Population distribution, male-female association and sexual dimorphism (1999) Revista de Biologia Marina y Oceanografia, 34, pp. 303-313; Baeza, J.A., Social monogamy in the shrimp Pontonia margarita, a symbiont of Pinctada mazatlanica, off the Pacific coast of Panama (2008) Marine Biology, 153, pp. 387-395; Baeza, J.A., The symbiotic lifestyle and its evolutionary consequences: Social monogamy and sex allocation in the hermaphroditic shrimp Lysmata pederseni (2010) Naturwissenschaften, 97, pp. 729-741; Baeza, J.A., Bolaños, J.A., Hernandez, J.E., Lira, C., López, R., Monogamy does not last long in Pontonia mexicana, a symbiotic shrimp of the Amber pen-shell Pinna carnea from the southeastern Caribbean Sea (2011) Journal of Experimental Marine Biology and Ecology, 407, pp. 41-47; Baeza, J.A., Piantoni, C., Sexual system, sex ratio, and group living in the shrimp Thor amboinensis (De Man): Relevance to resource-monopolization and sex-allocation theories (2010) Biological Bulletin, 219, pp. 151-165. , Marine Biological Laboratory, Woods Hole; Baeza, J.A., Thiel, M., Host use pattern and life history of Liopetrolisthes mitra, a crab associate of the black sea urchin Tetrapygus niger (2000) Journal of the Marine Biological Association of the United Kingdom, 80, pp. 639-645; Baeza, J.A., Thiel, M., Predicting territorial behavior in symbiotic crabs using host characteristics: A comparative study and proposal of a model (2003) Marine Biology, 142, pp. 93-100; Baeza, J.A., Thiel, M., The mating system of symbiotic crustaceans: A conceptual model based on optimality and ecological constraints (2007) Evolutionary Ecology of Social and Sexual Systems, pp. 249-267. , Duffy J.E. and Thiel, M. (eds) Crustaceans as model organisms. Oxford: Oxford University Press; Baeza, J.A., D́az-Valdés, M., The symbiotic shrimp Ascidonia flavomaculata lives solitarily in the tunicate Ascidia mentula; Implications for its mating system (2011) Invertebrate Biology, 130, pp. 351-361; Baeza, J.A., Thiel, M., Stotz, W.B., The life history of Allopetrolisthes spinifrons, a crab associate of the sea anemone Phymactis clematis (2001) Journal of the Marine Biological Association of the United Kingdom, 81, pp. 69-76; Bauer, R.T., (2004) Remarkable Shrimps, , Norman, OK: Oklahoma University Press; Becker, C., Türkay, M., Taxonomy and morphology of European pea crabs (Crustacea: Brachyura: Pinnotheridae) (2010) Journal of Natural History, 44, pp. 1555-1575; Biagi, R., Mantelatto, F.L., Relative growth and sexual maturity of the hermit crab Paguristes erythrops (Anomura, Diogenidae) from South Atlantic (2006) Hydrobiologia, 559, pp. 247-254; Bruyn, C., Rigaud, T., David, B., De Ridder, C., Symbiosis between the pea crab Dissodactylus primitivus and its echinoid host Meoma ventricosa: Potential consequences for the crab mating system (2009) Marine Ecology Progress Series, 375, pp. 173-183; Christensen, A.M., McDermott, J.J., Life-history and biology of the oyster crab, Pinnotheres ostreum Say (1958) Biological Bulletin, 114, pp. 146-179. , Marine Biological Laboratory, Woods Hole; Courtney, L.A., Couch, J.A., Aspects of the host-commensal relationship between a palaemonid shrimp (Pontonia domestica) and the pen shell (Atrina rigida) (1981) Northeast Gulf Science, 5, pp. 49-54; Diesel, R., Optimal mate searching strategy in the symbiotic spider crab Inachus phalangium (Decapoda) (1986) Ethology, 72, pp. 311-328; Diesel, R., Male-female association in the spider crab Inachus phalangium: The influence of female reproductive stage and size (1988) Journal of Crustacean Biology, 8, pp. 63-69; Elliott, J.M., (1983) Some Methods for the Statistical Analysis of Samples of Benthic Invertebrates. 3rd Edition, , Ambleside, UK: Freshwater Biological Association [Scientific Publication 25.]; Grant Jr., W.C., Ulmer, K.M., Shell selection and aggressive behavior in two sympatric species of hermit crabs (1974) Biological Bulletin, 146, pp. 32-43. , Marine Biological Laboratory Woods Hole; De Grave, S., Pentcheff, N.D., Ahyong, S.T., Chan, T.Y., Crandall, K.A., Dworschak, P.C., Felder, D.L., Wetzer, R., A classification of living and fossil genera of decapod crustaceans (2009) Raffles Bulletin of Zoology Supplement, 21, pp. 1-109; Grove, M.W., Woodin, S.A., Conspecific recognition and host choice in a pea crab, Pinnixa chaetopterana (Brachyura: Pinnotheridae) (1996) Biological Bulletin, 190, pp. 359-366. , Marine Biological Laboratory, Woods Hole; Hamel, J.F., Ng, P.K.L., Mercier, A., Life cycle of the pea crab Pinnotheres halingi sp. nov., an obligate symbiont of the sea cucumber Holothuria scabra Jaeger (1999) Ophelia, 50, pp. 149-175; Harrison, J.S., Evolution, biogeography, and the utility of mitochondrial 16s and COI genes in phylogenetic analysis of the grab genus Austinixa (Decapoda: Pinnotheridae) (2004) Molecular Phylogenetics and Evolution, 30, pp. 743-754; Harrison, J.S., Hanley, P.W., Austinixa aidae Righi, 1967 and A. hardyi Heard and Manning, 1997 (Decapoda: Brachyura: Pinnotheridae) synonymized, with comments on molecular and morphometric methods in crustacean taxonomy (2005) Journal of Natural History, 39, pp. 3649-3662; Hartnoll, R.G., Swimming in the hard stage of the pea crab, Pinnotheres pisum (L) (1972) Journal of Natural History, 6, pp. 475-480; Hartnoll, R.G., The determination of relative growth in Crustacea (1978) Crustaceana, 34, pp. 282-292; Hartnoll, R.G., Growth (1982) The Biology of Crustacea, Embryology, Morphology, and Genetics, pp. 11-196. , Bliss D.E. (ed.) New York: Academic Press Inc; Hazlett, B.A., Factors affecting the aggressive behavior of the hermit crab Calcinus tibicen (1966) Zeitschrift für Tierzuchtung und Zuchtungsbiologie-Journal of Animal Breeding and Genetics, 6, pp. 655-671; Knowlton, N., Sexual selection and dimorphism in two demes of a symbiotic, pair-bonding snapping shrimp (1980) Evolution, 34, pp. 161-173; Manning, R.B., Two methods for collecting decapods in shallow water (1975) Crustaceana, 29, pp. 317-319; Manning, R.B., Morton, B., Pinnotherids (Crustacea: Decapoda) and leptonaceans (Mollusca: Bivalvia) associated with sipunculan worms in Hong Kong (1987) Proceedings of the Biological Society of Washington, 100, pp. 543-551; Manning, R.B., Felder, D.L., The Pinnixa cristata complex in the Western Atlantic, with descriptions of two new species (Crustacea: Decapoda: Pinnotheridae) (1989) Smithsonian Contributions to Zoology, 473, pp. 1-26; McDermott, J.J., The biology of Austinixa gorei (Manning &amp; Felder, 1989) (Decapoda, Brachyura, Pinnotheridae) symbiotic in the burrows of intertidal ghost shrimp (Decapoda, Thalassinidea, Callianassidae) in Miami, Florida (2006) Crustaceana, 79, pp. 345-361; Ng, P.K.L., Guinot, D., Davie, P.J.F., Systema Brachyurorum: Part 1. An annotated checklist of extant brachyuran crabs of the world (2008) Raffles Bulletin of Zoology, 17, pp. 1-286; Orton, J.H., Mode of feeding and sex-phenomena in the pea-crab (Pinnotheres pisum) (1920) Nature, 106, pp. 533-534; Palacios-Theil, E., Cuesta, J.A., Campos, E., Felder, D.L., Molecular genetic re-examination of subfamilies and polyphyly in the Family Pinnotheridae (Crustacea: Decapoda) (2009) Decapod Crustacean Phylogenetics, pp. 423-442. , Martin J.W., Crandall K.A. and Felder D.L. (eds) Boca Raton, FL: Taylor &amp; Francis/CRC Press [Crustacean Issues 18]; Pearce, J.B., The biology of the mussel crab, Fabia subquadrata, from the waters of the San Juan Archipelago, Washington (1966) Pacific Science, 20, pp. 3-35; Peiró, D.F., Mantelatto, F.L., Population dynamics of the pea crab Austinixa aidae (Brachyura: Pinnotheridae): A symbiotic of the ghost shrimp Callichirus major (Thalassinidea: Callianassidae) from the southwestern Atlantic (2011) Iheringia, Série Zoologia, 101, pp. 5-14; Peiró, D.F., Pezzuto, P.R., Mantelatto, F.L., Relative growth and sexual dimorphism of Austinixa aidae (Brachyura: Pinnotheridae): A symbiont of the ghost shrimp Callichirus major from the southwestern Atlantic (2011) Latin American Journal of Aquatic Research, 39, pp. 261-270; Rahman, N., Dunham, D.W., Govind, C.K., Size-assortative pairing in the big-clawed snapping shrimp, Alpheus heterochelis (2002) Behaviour, 139, pp. 1433-1468; Rahman, N., Dunham, D.W., Govind, C.K., Social monogamy in the big-clawed snapping shrimp, Alpheus heterochelis (2003) Ethology, 109, pp. 457-473; Reeves, M.N., Brooks, W.R., Host selection, chemical detection, and protection of the symbiotic pinnotherid crabs Dissodactylus crinitichelis and Clypeasterophilus rugatus associated with echinoderms (2001) Symbiosis, 30, pp. 239-256; Rice, W.R., Analyzing tables of statistical tests (1989) Evolution, 43, pp. 223-225; Rodrigues, S.A., (1966) Estudos Sobre Callianassa: Sistemática, Biologia e Anatomia, , PhD thesis, Universidade de São Paulo, São Paulo, Brazil; Rodrigues, S.A., Shimizu, R.M., Autoecologia de Callichirus major (Say 1818) Ecologia de Praias Arenosas Do Litoral Brasileiro, 1997, pp. 155-170. , Absalão R.S. and Esteves A.M. (eds) [Oecologia Brasiliensis 3]; Schmitt, W.L., McCain, J.C., Davidson, E.S., Family pinnotheridae. Brachyura i (1973) Crustaceorum Catalogus, pp. 32-37. , Gruner H.E. and Holthuis L.B. (eds) The Hague, The Netherlands:W. Junk; Shimizu, R.M., Rosso, S., Influence of an oil spill on the abundance of Callichirus major (Say 1818) on a sand beach in southeastern Brazil (Crustacea: Decapoda: Thalassinidea) (2000) Nauplius, 8, pp. 63-72; Shuster, S.M., Wade, M.J., (2003) Mating Systems and Strategies, , Princeton: Princeton University Press; Sokal, R.R., Rohlf, F.J., (1981) Biometry. 2nd Edition, , San Francisco, CA: W.H. Freeman and Company; Thiel, M., Baeza, J.A., Factors affecting the social behaviour of symbiotic Crustacea: A modelling approach (2001) Symbiosis, 30, pp. 163-190; Thiel, M., Zander, A., Baeza, J.A., Movements of the symbiotic crab Liopetrolisthes mitra between its host sea urchin Tetrapygus niger (2003) Bulletin of Marine Science, 72, pp. 89-101; Van Der Meeren, G.I., Sex-and size-dependent mating tactics in a natural population of shore crabs Carcinus maenas (Crustacea: Brachyura) (1994) Journal of Animal Ecology, 63, pp. 307-314; Vermeij, G.J., Intimate associations and coevolution in the sea (1983) Coevolution, pp. 311-327. , Futuyma D.J. and Slatkin M. (eds) Sunderland, MA: Sinauer Associates; Wickler, W., Seibt, U., Monogamy: An ambiguous concept (1983) Mate Choice, pp. 33-50. , Bateson P.P.G. (ed.) Cambridge: Cambridge University Press</text:p>
          </table:table-cell>
          <table:table-cell office:value-type="string" calcext:value-type="string">
            <text:p>Mantelatto, F.L.; Department of Biology, Faculty of Philosophy, Science and Letters of Ribeirão Preto (FFCLRP), University of São Paulo (USP), Avenida Bandeirantes 3900, 14040-901, Ribeirão Preto (SP), Brazil; email: flmantel@usp.br</text:p>
          </table:table-cell>
          <table:table-cell table:number-columns-repeated="7"/>
          <table:table-cell office:value-type="float" office:value="253154" calcext:value-type="float">
            <text:p>253154</text:p>
          </table:table-cell>
          <table:table-cell/>
          <table:table-cell office:value-type="string" calcext:value-type="string">
            <text:p>JMBAA</text:p>
          </table:table-cell>
          <table:table-cell/>
          <table:table-cell office:value-type="string" calcext:value-type="string">
            <text:p>English</text:p>
          </table:table-cell>
          <table:table-cell office:value-type="string" calcext:value-type="string">
            <text:p>J. Mar. Biol. Assoc. U.K.</text:p>
          </table:table-cell>
          <table:table-cell office:value-type="string" calcext:value-type="string">
            <text:p>Article</text:p>
          </table:table-cell>
          <table:table-cell office:value-type="string" calcext:value-type="string">
            <text:p>Scopus</text:p>
          </table:table-cell>
          <table:table-cell office:value-type="string" calcext:value-type="string">
            <text:p>2-s2.0-84876125216</text:p>
          </table:table-cell>
          <table:table-cell table:number-columns-repeated="983"/>
        </table:table-row>
        <table:table-row table:style-name="ro1">
          <table:table-cell office:value-type="string" calcext:value-type="string">
            <text:p>De Paiva Barros-Alves S., Alves D.F.R., Cobo V.J.</text:p>
          </table:table-cell>
          <table:table-cell office:value-type="string" calcext:value-type="string">
            <text:p>Comparison of the population biology of Epialtus bituberculatus from two rocky shores with distinct hydrodynamic patterns</text:p>
          </table:table-cell>
          <table:table-cell office:value-type="float" office:value="2013" calcext:value-type="float">
            <text:p>2013</text:p>
          </table:table-cell>
          <table:table-cell office:value-type="string" calcext:value-type="string">
            <text:p>Journal of the Marine Biological Association of the United Kingdom</text:p>
          </table:table-cell>
          <table:table-cell office:value-type="float" office:value="93" calcext:value-type="float">
            <text:p>93</text:p>
          </table:table-cell>
          <table:table-cell office:value-type="float" office:value="3" calcext:value-type="float">
            <text:p>3</text:p>
          </table:table-cell>
          <table:table-cell/>
          <table:table-cell office:value-type="float" office:value="693" calcext:value-type="float">
            <text:p>693</text:p>
          </table:table-cell>
          <table:table-cell office:value-type="float" office:value="702" calcext:value-type="float">
            <text:p>702</text:p>
          </table:table-cell>
          <table:table-cell table:number-columns-repeated="2"/>
          <table:table-cell office:value-type="string" calcext:value-type="string">
            <text:p>10.1017/S0025315412000586</text:p>
          </table:table-cell>
          <table:table-cell office:value-type="string" calcext:value-type="string">
            <text:p>http://www.scopus.com/inward/record.url?eid=2-s2.0-84876127384&amp;partnerID=40&amp;md5=64be54a3c8f77e1e60be6bf5fa874d3f</text:p>
          </table:table-cell>
          <table:table-cell office:value-type="string" calcext:value-type="string">
            <text:p>Departamento de Zoologia, Instituto de Biociências, Universidade Estadual Paulista-UNESP, Distrito de Rubião Junior, s/n, CEP: 18618-970, Botucatu, São Paulo, Brazil; NEBECC Group of Studies on Crustacean Biology, Ecology and Culture, Brazil; Laboratório de Biologia Marinha-LabBMar, Instituto de Biociências, Universidade de Taubaté-UNITAU, Brazil</text:p>
          </table:table-cell>
          <table:table-cell office:value-type="string" calcext:value-type="string">
            <text:p>De Paiva Barros-Alves, S., Departamento de Zoologia, Instituto de Biociências, Universidade Estadual Paulista-UNESP, Distrito de Rubião Junior, s/n, CEP: 18618-970, Botucatu, São Paulo, Brazil, NEBECC Group of Studies on Crustacean Biology, Ecology and Culture, Brazil; Alves, D.F.R., Departamento de Zoologia, Instituto de Biociências, Universidade Estadual Paulista-UNESP, Distrito de Rubião Junior, s/n, CEP: 18618-970, Botucatu, São Paulo, Brazil, NEBECC Group of Studies on Crustacean Biology, Ecology and Culture, Brazil; Cobo, V.J., NEBECC Group of Studies on Crustacean Biology, Ecology and Culture, Brazil, Laboratório de Biologia Marinha-LabBMar, Instituto de Biociências, Universidade de Taubaté-UNITAU, Brazil</text:p>
          </table:table-cell>
          <table:table-cell office:value-type="string" calcext:value-type="string">
            <text:p>The population biology of Epialtus bituberculatus was compared between two different intertidal localities with differing levels of wave exposure. Sampling was conducted monthly between January and December, 2001 on seaweed banks of Sargassum cymosum in the intertidal zone of the rocky shores Grande (GR) (23°23′S-45°03′W) and Domingas Dias (DD) (23°29′S-45°08′W). Four hundred and twenty-eight crabs were captured at the GR site: 111 juvenile males, 106 adult males, 57 juvenile females, 17 adult females and 137 ovigerous females; while 455 specimens were obtained at the DD site: 76 juvenile males, 113 adult males, 37 juvenile females, 40 adult females and 189 ovigerous females. The population from GR showed a non-normal distribution and from DD a normal distribution. The sex-ratio (female/male) was 1:0.97 at GR (χ2 = 0.77, P = 0.084), whereas it was 1:1.41 at DD (χ2 = 13.03, P &amp;lt; 0.001). The largest individuals occurred at DD (U = 78249.0, P &amp;lt; 0.001). The estimated size at sexual maturity was 6.3 and 5.0 mm carapace width (CW) for males, and 5.4 and 5.2 mm CW for females, from GR and DD, respectively. The observed differences in E. bituberculatus between the studied localities might be explained by the different degrees of wave exposure between sites. However, other factors that might also explain the observed differences (e.g. temperature, salinity and food availability) cannot be discarded as relevant in influencing the population structure between sites herein studied. © 2012 Marine Biological Association of the United Kingdom.</text:p>
          </table:table-cell>
          <table:table-cell office:value-type="string" calcext:value-type="string">
            <text:p>Brachyura; Epialtinae; Epialtus bituberculatus; intertidal; population structure; waves</text:p>
          </table:table-cell>
          <table:table-cell office:value-type="string" calcext:value-type="string">
            <text:p>adult; brown alga; crab; female; food availability; hydrodynamics; juvenile; population distribution; population ecology; rocky shore; salinity; sampling; seaweed; wave force; Brazil; Sao Paulo [Brazil]; Ubatuba; Brachyura; Decapoda (Crustacea); Epialtus bituberculatus; Sargassum; Sargassum cymosum</text:p>
          </table:table-cell>
          <table:table-cell table:number-columns-repeated="5"/>
          <table:table-cell office:value-type="string" calcext:value-type="string">
            <text:p>Abrams, P.A., Sexual difference in resource use in hermit crabs: Consequences and causes (1988) Behavioral Adaptations to Intertidal Life, pp. 283-296. , Chelazzi G. and Vannini M. (eds) New York: Plenum; Amarasekare, P., Diversity-stability relationships in multitrophic systems: An empirical exploration (2003) Journal of Animal Ecology, 72, pp. 713-724; Baeza, J.A., Stotz, W.B., Host-use pattern and host-selection during ontogeny of the commensal crab Allopetrolisthes spinifrons (H. Milne Edwards 1837) (Decapoda: Anomura: Porcellanidae (2001) Journal of Natural History, 35, pp. 341-355; Baeza, J.A., Schubart, C.D., Zillner, P., Fuentes, S., Bauer, R.T., Molecular phylogeny of shrimps from the genus Lysmata (Caridea: Hippolytidae): The evolutionary origins of protandric simultaneous hermaphroditism and social monogamy (2009) Biological Journal of the Linnean Society, 96, pp. 415-424; Baeza, J.A., Bolaños, J.A., Fuentes, S., Hernandez, J.E., Lira, C., López, R., Molecular phylogeny of enigmatic Caribbean spider crabs from the Mithrax-Mithraculus species complex (Brachyura: Majidae: Mithracinae): Ecological diversity and a formal test of genera monophyly (2010) Journal of the Marine Biological Association of the United Kingdom, 90, pp. 851-858; Batista, J.B., Leonel, R.M.V., Costa, M.A.J., Caracteŕsticas populacionais de Microphrys bicornutus (Brachyura, Mithracidae) no fital Halimeda opuntia (Chlorophyta, Halimedaceae), em área recifal submetida à visitação humana, em João Pessoa, Parába (2009) Iheringia, Série Zoologia, 99, pp. 44-52; Bertini, G., Teixeira, G.M., Fransozo, V., Fransozo, A., Reproductive period and size at the onset of sexual maturity of mottled purse crab, Persephona mediterranea (Herbst, 1794) (Brachyura, Leucosioidea) on the southeastern Brazilian coast (2010) Invertebrate Reproduction and Development, 54, pp. 7-17; Botelho, E.R.O., Santos, M.C.F., Souza, J.R.B., Aspectos populacionais do Guaiamum, Cardisoma guanhumi Latreille, 1825, do estuário do Rio Una (Pernambuco-Brasil) (2001) Boletim Técnico Cient́fico Do CEPENE, 9, pp. 123-146; Castaño, N.C., Campos, N.H., Los cangrejos araña (Decapoda: Brachyura: Majoidea) del Caribe colombiano (2003) Biota Colombiana, 4, pp. 261-269; Christy, J.H., Salmon, M., Ecology and evolution of mating systems of fiddler crabs (genus Uca) (1984) Biological Reviews, 59, pp. 483-509; Cobo, V.J., Population biology of spider crab Mithraculus forceps (A. Milne-Edwards 1875) Majidae, Mithracinae (2006) Crustaceana, 78, pp. 1079-1087; Cobo, V.J., Barros, S.P., Reproductive output of the spider crab Epialtus bituberculatus (H. Milne Edwards 1834) (Crustacea, Decapoda, Brachyura) associated with beds of the algae Sargassum cymosum (C. Agardh 1820) on the southeastern Brazilian coast Invertebrate Reproduction and Development 53, 2009, pp. 53-58; Coelho-Santos, M.A., Coelho, P.A., Sazonalidade da ocorrência de crustáceos decápodos no litoral de Jaboatão dos Guararapes, Pernambuco-Brasil (1995) Boletim Técnico Cient́fico Do CEPENE, 3, pp. 81-110; Conde, J.E., D́az, H., The mangrove tree crab Aratus pisonii in a tropical estuarine coastal lagoon. Estuarine (1989) Coastal and Shelf Science, 28, pp. 639-650; Creasey, S., Rogers, A.D., Tyler, P., Young, C., Gage, J., The population biology and genetics of the deep-sea spider crab, Encephaloides armstrongi Wood-Mason 1891 (Decapoda: Majidae) (1997) Philosophical Transactions of the Royal Society B, 352, pp. 365-379; Denny, M.V., Daniel, T.L., Koehl, M.A.R., Mechanical limits to size in wave swept organisms (1985) Ecological Monographs, 55, pp. 69-102; Denny, M., Wethey, D., Physical processes that generate patterns in marine communities (2001) Marine Community Ecology, pp. 3-37. , Bertness M.D., Gainess S.D. and Hay M.E. (eds) Sunderland, MA: Sinauer Associates; Denny, M., Gaylord, B., The mechanics of wave-swept algae (2002) Journal of Experimental Biology, 205, pp. 1355-1362; Devries, M.C., Epifanio, C.E., Dittel, A.I., Reproductive periodicity of the tropical crab Callinectes arcuatus Ordway in Central America (1983) Estuarine, Coastal and Shelf Science, 17, pp. 709-716; D́az, H., Conde, J.E., Population dynamics and life of mangrove crab Aratus pisonii (Brachyura, Grapsidae) in a marine environment (1989) Bulletin of Marine Science, 45, pp. 148-163; Gable, M.F., Crooker, R.A., The salt marsh amphipod Gammarus palustris Bousfield, 1969 at the northern limit of its distribution. I. Ecology and life cycle (1977) Estuarine, Coastal and Shelf Science, 5, pp. 123-134; Gaylord, B., Biological implications of surf-zone flow complexity (2000) Limnology and Oceanography, 45, pp. 174-188; Gaylord, B., Blanchette, C.A., Denny, M.W., Mechanical consequences of size in wave-swept algae (1994) Ecological Monographs, 64, pp. 287-313; Gherardi, F., Micheli, F., Relative growth and population structure of the freshwater crab, Potamon potamios palestinensis, in the Dead Sea area (Israel) (1989) Israel Journal of Zoology, 36, p. 133145; Guarnieri, G., Terlizzi, A., Bevilacqua, S., Fraschetti, S., Local vs regional effects of substratum on early colonization stages of sessile assemblages (2009) Biofouling, 25, pp. 593-604; Haefner Jr., P.A., Morphometry and size at maturity of Callinectes ornatus (Brachyura, Portunidae) in Bermuda (1990) Bulletin of Marine Science, 46, pp. 274-286; Hartnoll, R.G., Growth (1982) The Biology of Crustacea, Embryology Morphology and Genetics, 2, pp. 111-195. , Abele L.G. (ed.) New York: Academic Press; Hartnoll, R.G., Bryant, A.D., Size-frequency distributions in decapod Crustacea - The quick, the dead, and the castoffs (1990) Journal of Crustacean Biology, 10, pp. 14-19; Jackson, A.C., Effects of topography on the environment (2010) Journal of the Marine Biological Association of the United Kingdom, 90, pp. 169-192; Jones, M.B., Simons, M.J., Latitudinal variation in reproductive characteristics of a mud crab, Helice crassa (Grapsidae) (1983) Bulletin of Marine Science, 33, pp. 656-669; Keunecke, K.A., D'Incao, F., Fonseca, D.B., Growth and mortality of Hepatus pudibundus (Crustacea: Calappidae) in southwestern Brazil (2007) Journal of the Marine Biological Association of the United Kingdom, 87, pp. 885-891; Litulo, C., Reproductive aspects of a tropical population of the fiddler crab Uca annulipes (H. Milne Edwards 1837) (Brachyura: Ocypodidae) at Costa do Sol Mangrove, Maputo Bay, southern Mozambique (2004) Hydrobiologia, 525, pp. 167-173; López-Greco, L.S., Hernández, J.E., Bolaños, J., Rodŕguez, E.M., Hernández, G., Population features of Microphrys bicornutus Latreille, 1825 (Brachyura, Majidae) from Isla Margarita, Venezuela (2000) Hydrobiologia, 439, pp. 151-159; Mantelatto, F.L.M., Faria, F.C.R., Garcia, R.B., Biological aspects of Mithraculus forceps (Brachyura: Mithracidae) from Anchieta Island, Ubatuba, Brazil (2003) Journal of the Marine Biological Association of the United Kingdom, 83, pp. 789-791; Melo, G.A.S., (1996) Manual de Identificação Dos Brachyura (Caranguejos e Siris) Do Litoral Brasileiro, , São Paulo: Plêiade/FAPESP; Melo, G.A.S., Malacostraca-eucarida. Brachyura. Oxyrhyncha and brachyrhyncha (1998) Catalogue of Crustacea of Brazil, pp. 455-515. , Young P.S. (ed.) Rio de Janeiro: Museu Nacional (Série Livros no. 6); Mura, M., Orru, F., Cau, A., Size at sexual maturity of the spider crab Anamathia rissoana (Decapoda: Majoidea) from the Sardinian Sea (2005) Journal of Crustacean Biology, 25, pp. 110-115; Negreiros-Fransozo, M.L., Fransozo, A., Reigada, A.L.D., Biologia populacional de Epialtus brasiliensis Dana, 1852 (Crustacea, Majidae) (1994) Revista Brasileira de Biologia, 54, pp. 173-180; Negreiros-Fransozo, M.L., Fransozo, A., Larval development of Epialtus bituberculatus H. Milne Edwards, 1834 (Crustacea: Decapoda: Brachyura: Majidae) with comments on majid larvae from the southwestern Atlantic (2001) Proceedings of the Biological Society of Washington, 114, pp. 120-138; Ng, P.K.L., Guinot, D., Davie, P.J.F., Systema brachyurorum: Part I. An annotated checklist of extant brachyuran crabs of the world (2008) Raffles Bulletin of Zoology, 17, pp. 1-208; Pimenta, A.M., Barutot, R.A., D'Incao, F., Fonseca, D.B., Growth of Armases rubripes (Rathbun 1897) in the estuary of the Lagoa dos Patos, Southern Brazil (2005) Nauplius, 13, pp. 183-189; Pinheiro, M.A.A., Fransozo, A., Reproduction of the speckled swimming crab Arenaeus cribrarius (Brachyura: Portunidae) on the Brazilian coast near 23830′S (2002) Journal of Crustacean Biology, 22, pp. 416-428; Sampedro, M.P., Gonzalez-Gurriaran, E., Freire, J., Muino, R., Morphometry and sexual maturity in the spider crab Maja squinado (Decapoda; Majidae) in Galicia, Spain (1999) Journal of Crustacean Biology, 19, pp. 578-593; Sanz-Brau, A., Ciclo biológico de Acanthonyx lunulatus (Risso 1816) (Crustacea: Decapoda: Majidae) en las costas del levante ibérico (Mediterráneo occidental) (1989) Scientia Marina, 53, pp. 857-861; Sokal, R.R., Rohlf, F.J., (1995) Biometry. 3rd Edition, , New York: W.H. Freeman &amp; Co; Széchy, M.T.M., Veloso, V.G., Paula, E.J., Brachyura (Decapoda, Crustacea) of phytobenthic communities of the sublittoral region of rocky shores of Rio de Janeiro and São Paulo, Brazil (2001) Tropical Ecology, 42, pp. 231-242; Stearns, S.C., (1992) The Evolution of Life History, , New York: Oxford University Press; Teixeira, G.M., Fransozo, V., Castilho, A.L., Costa, R.C., Freire, F.A.M., Size distribution end sex ratio in the spider crab Epialtus brasiliensis (Dana 1852) associated with seaweed on a rocky shore in southeastern Brazil (Crustacea, Decapoda, Brachyura, Majoidea, Epialtidae) (2008) Senckenbergiana Biologica, 88, pp. 169-176; Teixeira, G.M., Fransozo, V., Cobo, V.J., Hiyodo, C.M., Population features of the spider crab Acanthonyx scutiformis (Dana 1851) (Crustacea, Majoidea, Epialtidae) associated with rocky-shore algae from southeastern Brazil (2009) Pan-American Journal of Aquatic Sciences, 4, pp. 87-95; Villalejo-Fuerte, M., Ceballos-Vázquez, B.P., Arellano-Mart́nez, M., Garća-Doḿnguez, F., Contribution to the biology of the spider crabs Maiopsis panamensis Faxon 1893 and Stenocionops ovata (Bell 1835) (Decapoda: Majoidea) from the Gulf of California, Mexico (2001) Revista de Bioloǵa Marina y Oceanograf́a, 36, pp. 199-203; Warner, G.F., The life history of the mangrove tree crab Aratus pisonii (1967) Journal of Zoology, 153, pp. 321-335; Wenner, A.M., Sex ratio as a function of size in marine Crustacea (1972) American Naturalist, 106, pp. 321-350; Wieters, E.A., Salles, E., Januario, S.M., Navarrete, S.A., Refuge utilization and preferences between competing intertidal crab species (2009) Journal of Experimental Marine Biology and Ecology, 374, pp. 37-44; Zar, J.H., (2010) Biostatistical Analysis. 5th Edition, , Upper Saddle River, NJ: Prentice-Hall</text:p>
          </table:table-cell>
          <table:table-cell office:value-type="string" calcext:value-type="string">
            <text:p>De Paiva Barros-Alves, S.; Departamento de Zoologia, Instituto de Biociências, Universidade Estadual Paulista-UNESP, Distrito de Rubião Junior, s/n, CEP: 18618-970, Botucatu, São Paulo, Brazil; email: barros_samara@hotmail.com</text:p>
          </table:table-cell>
          <table:table-cell table:number-columns-repeated="7"/>
          <table:table-cell office:value-type="float" office:value="253154" calcext:value-type="float">
            <text:p>253154</text:p>
          </table:table-cell>
          <table:table-cell/>
          <table:table-cell office:value-type="string" calcext:value-type="string">
            <text:p>JMBAA</text:p>
          </table:table-cell>
          <table:table-cell/>
          <table:table-cell office:value-type="string" calcext:value-type="string">
            <text:p>English</text:p>
          </table:table-cell>
          <table:table-cell office:value-type="string" calcext:value-type="string">
            <text:p>J. Mar. Biol. Assoc. U.K.</text:p>
          </table:table-cell>
          <table:table-cell office:value-type="string" calcext:value-type="string">
            <text:p>Article</text:p>
          </table:table-cell>
          <table:table-cell office:value-type="string" calcext:value-type="string">
            <text:p>Scopus</text:p>
          </table:table-cell>
          <table:table-cell office:value-type="string" calcext:value-type="string">
            <text:p>2-s2.0-84876127384</text:p>
          </table:table-cell>
          <table:table-cell table:number-columns-repeated="983"/>
        </table:table-row>
        <table:table-row table:style-name="ro1">
          <table:table-cell office:value-type="string" calcext:value-type="string">
            <text:p>Valle J.S., Fonseca B.K.D., Nakamura S.S., Linde G.A., Mattana R.S., Ming L.C., Colauto N.B.</text:p>
          </table:table-cell>
          <table:table-cell office:value-type="string" calcext:value-type="string">
            <text:p>Genetic diversity of natural populations of pariparoba [Pothomorphe umbellata (L.) Miq.] according to RAPD analysis [Diversidade genética de populações naturais de pariparoba [Pothomorphe umbellata (L.) Miq.] por RAPD]</text:p>
          </table:table-cell>
          <table:table-cell office:value-type="float" office:value="2013" calcext:value-type="float">
            <text:p>2013</text:p>
          </table:table-cell>
          <table:table-cell office:value-type="string" calcext:value-type="string">
            <text:p>Revista Brasileira de Plantas Medicinais</text:p>
          </table:table-cell>
          <table:table-cell office:value-type="float" office:value="15" calcext:value-type="float">
            <text:p>15</text:p>
          </table:table-cell>
          <table:table-cell office:value-type="float" office:value="1" calcext:value-type="float">
            <text:p>1</text:p>
          </table:table-cell>
          <table:table-cell/>
          <table:table-cell office:value-type="float" office:value="47" calcext:value-type="float">
            <text:p>47</text:p>
          </table:table-cell>
          <table:table-cell office:value-type="float" office:value="53" calcext:value-type="float">
            <text:p>53</text:p>
          </table:table-cell>
          <table:table-cell/>
          <table:table-cell office:value-type="float" office:value="1" calcext:value-type="float">
            <text:p>1</text:p>
          </table:table-cell>
          <table:table-cell office:value-type="string" calcext:value-type="string">
            <text:p>10.1590/S1516-05722013000100006</text:p>
          </table:table-cell>
          <table:table-cell office:value-type="string" calcext:value-type="string">
            <text:p>http://www.scopus.com/inward/record.url?eid=2-s2.0-84876005852&amp;partnerID=40&amp;md5=fd5c0076a2ae9b247590613cf77c331b</text:p>
          </table:table-cell>
          <table:table-cell office:value-type="string" calcext:value-type="string">
            <text:p>Mestrado em Biotecnologia Aplicada à Agricultura, Universidade Paranaense-UNIPAR, Praça Mascarenhas de Moraes, 4282, CEP: 87502-210, Umuarama, Brazil; Curso de Farmácia, Universidade Paranaense, UNIPAR, Brazil; Faculdade de Ciências Agronômicas, UNESP, Fazenda Experimental Lageado, Brazil</text:p>
          </table:table-cell>
          <table:table-cell office:value-type="string" calcext:value-type="string">
            <text:p>Valle, J.S., Mestrado em Biotecnologia Aplicada à Agricultura, Universidade Paranaense-UNIPAR, Praça Mascarenhas de Moraes, 4282, CEP: 87502-210, Umuarama, Brazil; Fonseca, B.K.D., Curso de Farmácia, Universidade Paranaense, UNIPAR, Brazil; Nakamura, S.S., Curso de Farmácia, Universidade Paranaense, UNIPAR, Brazil; Linde, G.A., Mestrado em Biotecnologia Aplicada à Agricultura, Universidade Paranaense-UNIPAR, Praça Mascarenhas de Moraes, 4282, CEP: 87502-210, Umuarama, Brazil; Mattana, R.S., Faculdade de Ciências Agronômicas, UNESP, Fazenda Experimental Lageado, Brazil; Ming, L.C., Faculdade de Ciências Agronômicas, UNESP, Fazenda Experimental Lageado, Brazil; Colauto, N.B., Mestrado em Biotecnologia Aplicada à Agricultura, Universidade Paranaense-UNIPAR, Praça Mascarenhas de Moraes, 4282, CEP: 87502-210, Umuarama, Brazil</text:p>
          </table:table-cell>
          <table:table-cell office:value-type="string" calcext:value-type="string">
            <text:p>The aim of this study was to analyze the genetic structure of populations of Pothomorphe umbellata (L.) Miq. based on RAPD molecular polymorphisms. Analysis included four natural populations from São Paulo State (Jacareí, Jundiaí, Piquete, Ubatuba) and one population from Paraná State (Adrianópolis). Twenty-five polymorphic loci (96.15%) were identified. There were high levels of genetic diversity within populations (Hs = 0.2220). Of the total genetic variability, 65.33% is within populations and 34.67% among populations (GST = 0.3467). Results suggest that these populations have high levels of genetic variability, which can be strongly impacted by human action.</text:p>
          </table:table-cell>
          <table:table-cell office:value-type="string" calcext:value-type="string">
            <text:p>'Caapeba'; 4-nerolidylcatechol; Genetic diversity; Medicinal plants; Pariparoba</text:p>
          </table:table-cell>
          <table:table-cell office:value-type="string" calcext:value-type="string">
            <text:p>article; genetic polymorphism; genetic variability; nonhuman; plant; Pothomorphe umbellata; random amplified polymorphic DNA; Lepianthes peltata</text:p>
          </table:table-cell>
          <table:table-cell table:number-columns-repeated="5"/>
          <table:table-cell office:value-type="string" calcext:value-type="string">
            <text:p>Arnous, A.H., Santos, A.S., Beinner, R.P.C., Plantas medicinais de uso caseiro-Conhecimento popular e interesse por cultivo comunitário (2005) Revista Espaço para a Saúde, 6 (2), pp. 1-6; Barros, S., Assessment of acute and subchronic oral toxicity of ethanolic extract of Pothomorphe umbellata L Miq (Pariparoba) (2005) Revista Brasileira de Ciências Farmacêuticas, 41 (1), pp. 53-61; Ministério da Saúde, Secretaria de Ciência, Tecnologia e Insumos Estratégicos, Departamento de Assistência Farmacêutica e Insumos Estratégicos (2009) Programa Nacional de Plantas Medicinais e Fitoterápicos, p. 135. , BRASIL, Brasília; Brohem, C.A., Apoptosis induction by 4-nerolidylcatechol in melanoma cell lines (2009) Toxicology in Vitro, 23, pp. 111-119; Colauto, N.B., Genetic characterization of isolates of basidiomycete Agaricus blazei by RAPD (2002) Brazilian Journal of Microbiology, 33, pp. 131-133; Culley, T.M., The evolution of wind pollination in angiosperms (2002) Trends in Ecology &amp; Evolution, 17 (8), pp. 361-369; Da Silva, V.V., Photoprotective effect of Pothomorphe umbellata on UVB radiation-induced biomarkers involved in carcinogenesis of hairless mouse epidermis (2009) Cutaneous and Ocular Toxicology, 28 (2), pp. 54-60; Doyle, J.J., Doyle, J.L., A rapid isolation procedure for small quantities of fresh leaf tissue (1987) Phytochemical Bulletin, 19, pp. 11-15; Ereno, D., Proteção para a pele: Extrato de pariparoba exerce ação antioxidante contra o sol e deve chegar ao mercado em breve (2010) Revista Pesquisa FAPESP, 104, pp. 1-2. , http://www.revistapesquisa.fapesp.br/?art=2621&amp;bd=1&amp;pg=1&amp;lg=, 2004. Disponível em, Acesso em: 19 jul; Falk, D.A., An introduction to restoration genetics (2001) Society for Ecological Restoration and Plant Conservation Alliance, p. 30. , http://www.nps.gov/plants/restore/pubs/restgene/restgene.pdf, Disponível em, Acesso em: 19 jul. 2010; Ferreira, M.E., Grattapaglia, D., (1995) Introdução ao uso de marcadores moleculares em análise genética, p. 220. , 2. ed. Brasília: Embrapa-Cenargem; Figueiredo, R.A., (1997) Fenologia e ecologia da polinização de espécies de Piperaceae em mata semidecídua do sudeste brasileiro, p. 145. , Tese (Doutorado em Ecologia)-Instituto de Biologia, Universidade Estadual de Campinas, Campinas; Figueiredo, R.A., Sazima, M., Pollination biology of Piperaceae species in southeastern Brazil (2000) Annals of Botany, 85, pp. 455-460; Friedman, J., Barrett, S.C.H., Wind of change: New insights on the ecology and evolution of pollination and mating in wind-pollinated plants (2009) Annals of Botany, 103, pp. 1515-1527; Futuyma, D.J., (2003) Biologia evolutiva, p. 631. , 2. ed. Ribeirão Preto: Funpec; Gaia, J.M.D., Similaridade genética de populações naturais de pimenta-de-macaco por análise RAPD (2004) Horticultura Brasileira, 22 (4), pp. 686-689; Kashima, S., Pietro, R.C.L., Ennes, G., Atividade do extrato de Pothomorphe umbellata frente às cepas de Mycobacterium tuberculosius (1998) Livro de Resumos, , In: SIMPÓSIO DE PLANTAS MEDICINAIS DO BRASIL, 15. 1998, Águas de Lindóia., Águas de Lindóia; Kijjoa, A., 4-Nerodyl-cathechol from Pothomorphe umbellata (1980) Planta Médica, 39, pp. 85-87; Mariot, A., Genetic diversity in natural populations of Piper cernuum (2002) The Journal of Heredity, 93 (5), pp. 365-369; Ming, L.C., Manejo e cultivo de plantas medicinais: Algumas reflexões sobre as perspectivas e necessidades no Brasil (2002) Resumos, , http://www.ufmt.br/etnoplan/artigos/index.html, In: SEMINÁRIO MATOGROSSENSE DE ETNOBIOLOGIA E ETNOECOLOGIA E SEMINÁRIO CENTRO-OESTE DE PLANTAS MEDICINAIS, 1., 2002, Cuiabá., Cuiabá: UFMT, Disponível em Acesso em: 21 out. 2009; Nadeau, J.H., Multilocus markers for mouse genome analysis: PCR amplification based on single primers of arbitrary nucleotide sequence (1992) Mammalian Genome, 3, pp. 55-64; Nei, M., Genetic distance between populations (1972) The American Naturalist, 106 (949), pp. 283-292; Nei, M., Analysis of gene diversity in subdivided populations (1973) Proceedings of the National Academy of Sciences of the United States of America, 70 (12), pp. 3321-3323; Noriega, P., Avaliação por análise fatorial das condições da extração do 4-nerolidilcatecol de Pothomorphe umbellata (L) Miq (2005) Revista Brasileira de Ciências Farmacêuticas, 41 (2), pp. 261-269; Pavan-Fruehauf, S., (2000) Plantas medicinais de Mata Atlântica: Manejo sustentado e amostragem, p. 216. , 1. ed, São Paulo: Annablume; Perazzo, F.F., Anti-inflammatory and analgesic properties of water-ethanolic extract from Pothomorphe umbellata (Piperaceae) aerial parts (2005) Journal of Ethnopharmacology, 99, pp. 215-220; Reisch, C., Genetic differentiation among populations of Sesleria albicans Kit. Ex Schultes (Poaceae) from ecologically different habitats in central Europe (2003) Heredity, 91, pp. 519-527; Riedel, O.O., Subsídios para o estudo farmacognóstico de Heckeria umbellata (L.) Kunth (1941) Tribuna Farmacêutica, 12 (9), pp. 269-283; Röpke, C.D., Pothomorphe umbellata Extract Prevents a-Tocopherol Depletion After UV-irradiation (2003) Photochemistry and Photobiology, 78 (5), pp. 436-439; Röpke, C.D., Photoprotective effect of Pothomorphe umbellata root extract against ultraviolet radiation induced chronic skin damage in the hairless mouse (2005) Clinical and Experimental Dermatology, 30, pp. 272-276; Sacoman, J.L., Cytotoxicity and antitumoral activity of dichloromethane extract and its fractions from Pothomorphe umbellata (2008) Brazilian Journal of Medical and Biological Research, 41, pp. 411-415; Soares, L.A., Leal, A.F.V.B., Rezende, K.R., Determinação da esterioquimica de estabilidade do complexo de inclusão do 4-nerolidilcatecol de Pothomorphe umbellata (Piperaceae) em 2-hidrozipropil-b-ciclodextrina (2007) Revista Eletrônica de Farmácia, 4 (2), pp. 68-71; Di Stasi, L.C., Caapeba-Pothomorphe umbellata (L.) Miq (Família Piperaceae): Brasileira de Respeito (2007) Revista Racine, 17 (99), pp. 78-82; Valadares, M.C., Protective effects of 4-nerolidylcatechol against genotoxicity induced by cyclophosphamide (2007) Food Chemistry and Toxicology, 45, pp. 1975-1978; Wadt, L.H.O., (2001) Estrutura genética de populações naturais de pimenta longa (Piper hispidinervum C. DC.) visando seu uso e conservação, p. 95. , Tese (Doutorado-Área de Concentração em Genética e Melhoramento de Plantas)-Escola Superior de Agricultura Luiz de Queiroz, Universidade de São Paulo, Piracicaba; Wadt, L.H.O., Kageyama, P.Y., Estrutura genética e sistema de acasalamento de Piper hispidinervum (2004) Pesquisa Agropecuária Brasileira, 39 (2), pp. 151-157; Yeh, F.C., (1997) POPGENE: The user-friendly shareware for population genetic analysis, , Molecular Biology and Biotechnology Centre, University of Alberta, Edmonton, Alberta, Canada</text:p>
          </table:table-cell>
          <table:table-cell office:value-type="string" calcext:value-type="string">
            <text:p>Valle, J. S.; Mestrado em Biotecnologia Aplicada à Agricultura, Universidade Paranaense-UNIPAR, Praça Mascarenhas de Moraes, 4282, CEP: 87502-210, Umuarama, Brazil; email: jsvalle@unipar.br</text:p>
          </table:table-cell>
          <table:table-cell table:number-columns-repeated="7"/>
          <table:table-cell office:value-type="float" office:value="15160572" calcext:value-type="float">
            <text:p>15160572</text:p>
          </table:table-cell>
          <table:table-cell/>
          <table:table-cell office:value-type="string" calcext:value-type="string">
            <text:p>RBPMF</text:p>
          </table:table-cell>
          <table:table-cell/>
          <table:table-cell office:value-type="string" calcext:value-type="string">
            <text:p>English; Portuguese</text:p>
          </table:table-cell>
          <table:table-cell office:value-type="string" calcext:value-type="string">
            <text:p>Rev. Bras. Plantas Med.</text:p>
          </table:table-cell>
          <table:table-cell office:value-type="string" calcext:value-type="string">
            <text:p>Article</text:p>
          </table:table-cell>
          <table:table-cell office:value-type="string" calcext:value-type="string">
            <text:p>Scopus</text:p>
          </table:table-cell>
          <table:table-cell office:value-type="string" calcext:value-type="string">
            <text:p>2-s2.0-84876005852</text:p>
          </table:table-cell>
          <table:table-cell table:number-columns-repeated="983"/>
        </table:table-row>
        <table:table-row table:style-name="ro1">
          <table:table-cell office:value-type="string" calcext:value-type="string">
            <text:p>Heckler G., Simoes S., Santos A., Fransozo A., Costa R.</text:p>
          </table:table-cell>
          <table:table-cell office:value-type="string" calcext:value-type="string">
            <text:p>Population dynamics of the seabob shrimp Xiphopenaeus kroyeri (Dendrobranchiata, Penaeidae) in south-eastern Brazil</text:p>
          </table:table-cell>
          <table:table-cell office:value-type="float" office:value="2013" calcext:value-type="float">
            <text:p>2013</text:p>
          </table:table-cell>
          <table:table-cell office:value-type="string" calcext:value-type="string">
            <text:p>African Journal of Marine Science</text:p>
          </table:table-cell>
          <table:table-cell office:value-type="float" office:value="35" calcext:value-type="float">
            <text:p>35</text:p>
          </table:table-cell>
          <table:table-cell office:value-type="float" office:value="1" calcext:value-type="float">
            <text:p>1</text:p>
          </table:table-cell>
          <table:table-cell/>
          <table:table-cell office:value-type="float" office:value="17" calcext:value-type="float">
            <text:p>17</text:p>
          </table:table-cell>
          <table:table-cell office:value-type="float" office:value="24" calcext:value-type="float">
            <text:p>24</text:p>
          </table:table-cell>
          <table:table-cell/>
          <table:table-cell office:value-type="float" office:value="6" calcext:value-type="float">
            <text:p>6</text:p>
          </table:table-cell>
          <table:table-cell office:value-type="string" calcext:value-type="string">
            <text:p>10.2989/1814232X.2013.769901</text:p>
          </table:table-cell>
          <table:table-cell office:value-type="string" calcext:value-type="string">
            <text:p>http://www.scopus.com/inward/record.url?eid=2-s2.0-84877852599&amp;partnerID=40&amp;md5=d873c6996b2f1dda2d31c53b4b284e65</text:p>
          </table:table-cell>
          <table:table-cell office:value-type="string" calcext:value-type="string">
            <text:p>Departamento de Ecologia, Instituto de Biociências, Universidade de São Paulo, Rua do Matao, Travessa 14, n 321, Cidade Universitaria, São Paulo, SP, CEP: 05508-090, Brazil; LABCAM (Laboratório de Biologia de Camarões Marinhos e de Água Doce), Departamento de Ciências Biológicas, Faculdade de Ciências, Universidade Estadual Paulista, Avenida Luiz Edmundo Carrijo Coube, 14-01, Bauru, São Paulo, 17033-360, Brazil; Departamento de Zoologia, Instituto de Biociências, Universidade Estadual Paulista, Distrito de Rubião Junior, s/n, Botucatu, São Paulo, 18618-000, Brazil</text:p>
          </table:table-cell>
          <table:table-cell office:value-type="string" calcext:value-type="string">
            <text:p>Heckler, G., Departamento de Ecologia, Instituto de Biociências, Universidade de São Paulo, Rua do Matao, Travessa 14, n 321, Cidade Universitaria, São Paulo, SP, CEP: 05508-090, Brazil; Simões, S., LABCAM (Laboratório de Biologia de Camarões Marinhos e de Água Doce), Departamento de Ciências Biológicas, Faculdade de Ciências, Universidade Estadual Paulista, Avenida Luiz Edmundo Carrijo Coube, 14-01, Bauru, São Paulo, 17033-360, Brazil; Santos, A., LABCAM (Laboratório de Biologia de Camarões Marinhos e de Água Doce), Departamento de Ciências Biológicas, Faculdade de Ciências, Universidade Estadual Paulista, Avenida Luiz Edmundo Carrijo Coube, 14-01, Bauru, São Paulo, 17033-360, Brazil; Fransozo, A., Departamento de Zoologia, Instituto de Biociências, Universidade Estadual Paulista, Distrito de Rubião Junior, s/n, Botucatu, São Paulo, 18618-000, Brazil; Costa, R., LABCAM (Laboratório de Biologia de Camarões Marinhos e de Água Doce), Departamento de Ciências Biológicas, Faculdade de Ciências, Universidade Estadual Paulista, Avenida Luiz Edmundo Carrijo Coube, 14-01, Bauru, São Paulo, 17033-360, Brazil</text:p>
          </table:table-cell>
          <table:table-cell office:value-type="string" calcext:value-type="string">
            <text:p>The population dynamics, including the sex ratio, reproductive period, individual growth and longevity, and population structure of the shrimp Xiphopenaeus kroyeri, are described. The shrimps were collected monthly from July 2005 to June 2007 at four sites in Ubatuba Bay, Brazil. The salinity, temperature, depth, organic matter content and sediment grain size were measured at each site. Specimens were quantified and sexed, their carapace length measured and their gonads were classified according to the stage of maturation. A von Bertalanffy model was used to estimate the individual growth, and longevity was calculated using its inverted formula. In total, 6 470 individuals were examined and the number of males and females differed significantly in favour of females. During some periods, the segregation could be related to the reproductive period. Reproductive females were captured throughout the sampled period, and there were biannual peaks that were followed by peaks of juveniles. Carapace growth was less for males than for females, which is likely related to oocyte production and the higher fecundity of the females. The higher probability of female capture can be related to their longer foraging to sustain the enhanced food requirement during the ovarian maturation period. © 2013 Copyright NISC (Pty) Ltd.</text:p>
          </table:table-cell>
          <table:table-cell office:value-type="string" calcext:value-type="string">
            <text:p>closed season; growth; longevity; recruitment; reproductive period; sex ratio</text:p>
          </table:table-cell>
          <table:table-cell office:value-type="string" calcext:value-type="string">
            <text:p>fecundity; grain size; growth; longevity; maturation; organic matter; population dynamics; population structure; recruitment (population dynamics); salinity; sediment; sex ratio; shrimp culture; temperature; Brazil; Sao Paulo [Brazil]; Ubatuba Bay</text:p>
          </table:table-cell>
          <table:table-cell table:number-columns-repeated="5"/>
          <table:table-cell office:value-type="string" calcext:value-type="string">
            <text:p>Aidar, E., Gaeta, S.A., Gianesella-Galvão, S., Kutner, M.B.B., Teixeira, C., Ecossistema costeiro subtropical: nutrientes dissolvidos, fitoplâncton e clorofila a e suas relações com as condições oceanográficas na região de Ubatuba, SP (1993) Publicação Especial do Instituto Oceanográfico, 10, pp. 9-43; Bauer, R.T., Lin, J., Temporal patterns of reproduction and recruitment in populations of the penaeid shrimps Trachypenaeus similis (Smith) and T. constrictus (Stimpson) (Crustacea: Decapoda) from the north-central gulf of México (1994) Journal of Experimental Marine Biology and Ecology, 182, pp. 205-222; Bertalanffy, L.V., A quantitative theory of organic growth (1938) Human Biology, 10, pp. 181-213; Bilgin, S., Ozen, O., Samsun, O., Sexual seasonal growth variation and reproduction biology of the rock pool prawn, Palaemon elegans (Decapoda: Palaemonidae) in the southern Black Sea (2009) Scientia Marina, 73, pp. 239-247; Boschi, E.E., Crecimiento, migracion y ecologia del camaron comercial Artemesia longinaris, Bate (1969) FAO Fisheries Report, 57, pp. 833-846; Branco, J.O., Lunardon-Branco, M.J., De-Finis, A., Crescimento de Xiphopenaeus kroyeri (Heller, 1862) (Crustacea: Natantia: Penaeidae) da região de Matinhos, Paraná, Brasil (1994) Brazilian Archives of Biology and Technology, 37, pp. 1-8; Branco, J.O., Lunardon-Branco, M.J., Souto, F.X., Guerra, C.R., Estrutura Populacional do camarão sete-barbas Xiphopenaeus kroyeri (Heller, 1862) na foz do Rio Itajaí-Açu, Itajaí, SC, Brasil (1999) Brazilian Archives of Biology and Technology, 42, pp. 115-126; Campos, B.R., Branco, J.O., D'Incao, Crescimento do camarão sete-barbas (Xiphopenaeus kroyeri (Heller, 1862)), na Baía de Tijucas, Tijucas, SC (Brasil) (2011) Atlântica, 33, pp. 201-208; Castilho, A.L., Pie, M.R., Fransozo, A., Pinheiro, A.P., Costa, R.C., The relationship between environmental variation and species abundance in shrimp community (Crustacea: Decapoda: Penaeoidea) in south-eastern Brazil (2008) Journal of the Marine Biological Association of the United Kingdom, 88, pp. 119-123; Castro, R.H., Costa, R.C., Fransozo, A., Mantelatto, F.L.M., Population structure of the seabob shrimp Xiphopenaeus kroyeri (Heller, 1862) (Crustacea, Penaeoidea) in the littoral of São Paulo, Brazil (2005) Scientia Marina, 69, pp. 105-112; Cerrato, R.M., Interpretable statistical tests for growth comparisons using parameters in the von Bertalanffy equation (1990) Canadian Journal of Fisheries and Aquatic Sciences, 47, pp. 1416-1426; Cha, H.K., Choi, J.H., Oh, C.W., Reproductive biology and growth of the shiba shrimp, Metapenaeus joyneri (Decapoda: Penaeidae), on the western coast of Korea (2004) Journal of Crustacean Biology, 24, pp. 93-100; Cha, H.K., Oh, C., Hong, S.Y., Park, K.Y., Reproduction and population dynamics of Penaeus chinensis (Decapoda, Penaeidae) on the western coast of Korea, Yellow Sea (2002) Fisheries Research, 56, pp. 25-36; Cházaro-Olvera, S., Growth, mortality, and fecundity of Palaemonetes pugio from a Lagoon system inlet in the Southwestern Gulf of Mexico (2009) Journal of Crustacean Biology, 29, pp. 201-207; Costa, R.C., Branco, J.O., Machado, I.F., Campos, B.R., Avila, M.G., Population biology of shrimp Artemesia longinaris (Crustacea: Decapoda: Penaeidae) from the southern coast of Brazil (2010) Journal of the Marine Biological Association of the United Kingdom, 90, pp. 663-669; Costa, R.C., Fransozo, A., Reproductive biology of the shrimp Rimapenaeus constrictus (Decapoda, Penaeidae) in the Ubatuba Region of Brazil (2004) Journal of Crustacean Biology, 24, pp. 274-281; Costa, R.C., Fransozo, A., Freire, F.A.M., Castilho, A.L., Abundance and ecological distribution of the "sete-barbas" shrimp Xiphopenaeus kroyeri (Heller, 1862) (Decapoda: Penaeoidea) in three bays of the Ubatuba region, south-eastern Brazil (2007) Gulf and Caribbean Research, 19, pp. 33-41; Costa, R.C., Fransozo, A., Mantelatto, F.L.M., Castro, R.H., Occurrence of shrimp species (Natantia: Penaeidea: Caridea) in Ubatuba Bay, Ubatuba, SP, Brazil (2000) Proceedings of the Biological Society of Washington, 113, pp. 776-781; Dall, W., Hill, B.J., Rothilsberg, P.C., Staples, D.J., (1990) The biology of the Penaeidae, , San Diego,: Academic Press; de Pauly, D., Ingles, J., Neal, R., Application to shrimp stocks of objective methods for the estimation of growth,mortality and recruitment-related parameters from length-frequency data (ELEFAN I and II) (1984) Penaeid shrimps: Their biology and management, pp. 220-234. , In: Gulland JA, Rothschild BJ, editors Farnham, Surrey,: Fishing News Books; D'Incao, F., Fonseca, D.B., Performance of the von Bertalanffy growth curve in penaeid shrimp: a critical approach (2000) The biodiversity crisis and Crustacea. Proceedings of the 4th International Crustacean Congress, 20-24 July 1998, Amsterdam, The Netherlands, 2, pp. 733-737. , In: Klein JCV, Schram FR, editors Rotterdam,: AA Balkema; D'Incao, F., Valentini, H., Rodrigues, L.F., Avaliação da pesca de camarões nas regiões Sudeste e Sul do Brasil; 1965-1999 (2002) Atlântica, 24, pp. 49-62; Fonseca, D.B., (1998) Kalliapseudes schubartii Mañe-Garzón, 1949 (Crustacea, Tanaidacea): Comparação entre metodologias de análise de crescimento e dinâmica populacional da espécie, , PhD thesis,: Universidade Federal do Rio Grande, Brazil; Freire, F.A.M., (2005) Distribuição ecológica e biologia populacional de Xiphopenaeus kroyeri (Heller, 1862) (Crustacea, Decapoda, Penaeidae) no litoral do estado de São Paulo, , PhD thesis,: Universidade Estadual Paulista, Brazil; Fransozo, A., Costa, R.C., Mantelatto, F.L.M., Pinheiro, M.A.A., Santos, S., Composition and abundance of shrimp species (Penaeidea and Caridea) in Fortaleza Bay, Ubatuba, São Paulo, Brazil (2002) Modern approaches of the study on Crustacea, p. 123. , In: Briones EE, Alvarez F, editors Dordrecht,: Kluwer Academic Publishers; Fransozo, A., Costa, R.C., Pinheiro, M.A.A., Santos, S., Mantelatto, F.L.M., Juvenile recruitment of the seabob Xiphopenaeus kroyeri (Heller, 1862) (Decapoda, Penaeidea) in the Fortaleza Bay, Ubatuba, SP, Brazil (2000) Nauplius, 8, pp. 179-184; Gab-Alla, A.A., Hartnoll, R.G., Ghobashy, A.F., Mohammed, S.Z., Biology of penaeid prawns in the Suez Canal lakes (1990) Marine Biology, 107, pp. 417-426; Garcia, S., Le Reste, L., Life cycles, dynamics, exploitation and management of coastal penaeid shrimp stocks (1981) FAO Fisheries Technical Paper, 203, pp. 1-215; Gusmão, J., Lazosji, C., Monteiro, F.A., Solé-Cava, A.M., Cryptic species and population structuring of the Atlantic and Pacific seabob shrimp species, Xiphopenaeus kroyeri and Xiphopenaeus riveti (2006) Marine Biology, 149, pp. 491-502; Kevrekidis, K., Thesalou-Legaki, M., Catch rates, size structure and sex ratio of Melicertus kerathurus (Decapoda: Penaeidae) from an Aegean Sea trawl fishery (2006) Fisheries Research, 80, pp. 270-279; Kim, S., Population structure, growth, mortality, and size at sexual maturity of Palaemon gravieri (Decapoda: Caridea: Palaemonidae) (2005) Journal of Crustacean Biology, 25, pp. 226-232; Leite, N.O., Petrere, M., Growth and mortalities of the pink shrimp Farfantepenaeus brasiliensis Latreille, 1970 and F. paulensis Pérez-Farfante, 1967 in Southeast Brazil (2006) Brazilian Journal of Biology, 66, pp. 523-536; López-Martínez, J., Rábago-Quiroz, C., Nevárez-Martínez, M.O., García-Juárez, A.R., Rivera-Parra, G., Chávez-Villalba, J., Growth, reproduction, and size at first maturity of blue shrimp, Litopenaeus stylirostris (Stimpson, 1874), along the east coast of the Gulf of California, Mexico (2005) Fisheries Research, 71, pp. 93-102; Nakagaki, J.M., Negreiros-Fransozo, M.L., Population biology of Xiphopenaeus kroyeri (Heller, 1862) (Decapoda: Penaeidae) from Ubatuba Bay, São Paulo, Brazil (1998) Journal of Shellfish Research, 17, pp. 931-935; Niamaimandi, N., Aziz, A., Siti Khalijah, D., Che Roos, S., Kiabi, B., Reproductive biology of the green tiger prawn (Penaeus semisulcatus) in coastal waters of Bushehr, Persian Gulf (2008) ICES Journal of Marine Science, 65, pp. 1593-1599; Ohtomi, J., Matsuoka, T., Reproduction and growth of jack-knife shrimp, Haliporoides sibogae, off south-western Kyushu, Japan (1998) Fisheries Research, 38, pp. 271-281; Pires, A.M.S., Structure and dynamics of benthic megafauna on the continental shelf offshore of Ubatuba, southeastern Brazil (1992) Marine Ecology Progress Series, 86, pp. 63-76; Pires-Vanin, A.M.S., Matsuura, T., Estrutura e função do ecossistema da plataforma continental da região de Ubatuba, Estado de São Paulo: Uma introdução (1993) Publicação Especial do Instituto Oceanográfico, 1, pp. 1-8; Rodríguez, A., Biología del lagostino Penaeus kerathurus (Forskal, 1775) del Golfo de Cádiz. III. Biometría, edad y crecimiento (1987) Investigación Pesquera, 51, pp. 23-37; Sainte-Marie, B., Berube, I., Brillon, S., Hazel, F., Observations on the growth of the sculptured shrimp Sclerocrangon boreas (Decapoda: Caridea) (2006) Journal of Crustacean Biology, 26, pp. 55-62; Santos, M.C.F., Ivo, C.T., Pesca, biologia e dinâmica populacional do camarão sete-barbas, Xiphopenaeus kroyeri (Heller, 1862) (Crustacea: Penaeidae) capturados em frente ao município de Caravelas (Bahia-Brasil) (2000) Boletim Técnico Científico CEPENE, Tamandaré, 8, pp. 131-164; Sastry, A.N., Ecological aspects of reproduction (1983) The Biology of Crustacea, 8, pp. 179-270; Shih, N.T., Cai, Y.H., Ni, I.H., A concept to protect fisheries recruits by seasonal closure during spawning periods for commercial fishes off Taiwan and the East China Sea (2009) Journal of Applied Ichthyology, 25, pp. 676-685; Somers, I.F., Kirkwood, G.P., Population ecology of the grooved tiger prawn, Penaeus semisulcatus, in the North western Gulf of Carpentaria, Australia: growth, movement, age structure and infestation by the bopyrid parasite Epipenaeon ingens (1991) Marine and Freshwater Research, 42, pp. 349-367; Tucker, M., (1988) Techniques in sedimentology, , Boston and Oxford,: Blackwell Scientific Publications; Vega-Pérez, L.A., Estudo do zooplâncton da região de Ubatuba, Estado de São Paulo (1993) Publicação Especial do Instituto de Oceanografia, 10, pp. 65-84; Walford, L.A., A new graphic method of describing the growth of animals (1946) Biological Bulletin, 90, pp. 141-147; Wentworth, C.K., A scale of grade and terms of cladistic sediments (1922) The Journal of Geology, 30, pp. 377-392; Yamada, R., Kodama, K., Yamakawa, T., Horiguchi, T., Aoki, I., Growth and reproductive biology of the small penaeid shrimp Trachysalambria curvirostris in Tokyo Bay (2007) Marine Biology, 151, pp. 961-971</text:p>
          </table:table-cell>
          <table:table-cell office:value-type="string" calcext:value-type="string">
            <text:p>Heckler, G.; Departamento de Ecologia, Instituto de Biociências, Universidade de São Paulo, Rua do Matao, Travessa 14, n 321, Cidade Universitaria, São Paulo, SP, CEP: 05508-090, Brazil; email: heckler@usp.br</text:p>
          </table:table-cell>
          <table:table-cell table:number-columns-repeated="7"/>
          <table:table-cell office:value-type="string" calcext:value-type="string">
            <text:p>1814232X</text:p>
          </table:table-cell>
          <table:table-cell table:number-columns-repeated="3"/>
          <table:table-cell office:value-type="string" calcext:value-type="string">
            <text:p>English</text:p>
          </table:table-cell>
          <table:table-cell office:value-type="string" calcext:value-type="string">
            <text:p>Afr. J. Mar. Sci.</text:p>
          </table:table-cell>
          <table:table-cell office:value-type="string" calcext:value-type="string">
            <text:p>Article</text:p>
          </table:table-cell>
          <table:table-cell office:value-type="string" calcext:value-type="string">
            <text:p>Scopus</text:p>
          </table:table-cell>
          <table:table-cell office:value-type="string" calcext:value-type="string">
            <text:p>2-s2.0-84877852599</text:p>
          </table:table-cell>
          <table:table-cell table:number-columns-repeated="983"/>
        </table:table-row>
        <table:table-row table:style-name="ro1">
          <table:table-cell office:value-type="string" calcext:value-type="string">
            <text:p>Sonoda M.C., Rossi C.N., Laurenti M.D., Larsson C.E.</text:p>
          </table:table-cell>
          <table:table-cell office:value-type="string" calcext:value-type="string">
            <text:p>Retrospective study of canine cases of leishmaniasis attended in São Paulo, Brazil (1997-2007) [Estudo retrospectivo de casos caninos de leishmaniose atendidos na cidade de São Paulo, Brasil (1997-2007)]</text:p>
          </table:table-cell>
          <table:table-cell office:value-type="float" office:value="2013" calcext:value-type="float">
            <text:p>2013</text:p>
          </table:table-cell>
          <table:table-cell office:value-type="string" calcext:value-type="string">
            <text:p>Semina:Ciencias Agrarias</text:p>
          </table:table-cell>
          <table:table-cell office:value-type="float" office:value="34" calcext:value-type="float">
            <text:p>34</text:p>
          </table:table-cell>
          <table:table-cell office:value-type="float" office:value="2" calcext:value-type="float">
            <text:p>2</text:p>
          </table:table-cell>
          <table:table-cell/>
          <table:table-cell office:value-type="float" office:value="741" calcext:value-type="float">
            <text:p>741</text:p>
          </table:table-cell>
          <table:table-cell office:value-type="float" office:value="758" calcext:value-type="float">
            <text:p>758</text:p>
          </table:table-cell>
          <table:table-cell/>
          <table:table-cell office:value-type="float" office:value="1" calcext:value-type="float">
            <text:p>1</text:p>
          </table:table-cell>
          <table:table-cell office:value-type="string" calcext:value-type="string">
            <text:p>10.5433/1679-0359.2013v34n2p741</text:p>
          </table:table-cell>
          <table:table-cell office:value-type="string" calcext:value-type="string">
            <text:p>http://www.scopus.com/inward/record.url?eid=2-s2.0-84878291169&amp;partnerID=40&amp;md5=de987b108f6504c4ebe7e427f8adb645</text:p>
          </table:table-cell>
          <table:table-cell office:value-type="string" calcext:value-type="string">
            <text:p>Dept. de Clínica Médica, Faculdade de Medicina Veterinária e Zootecnia, Universidade de São Paulo, São Paulo, SP, Brazil; Dept. de Patologia, Faculdade de Medicina, Universidade de São Paulo, São Paulo, SP, Brazil; Dept. de Clínica Médica, Faculdade de Medicina Veterinária e Zootecnia, FMVZ/SP, São Paulo, Brazil</text:p>
          </table:table-cell>
          <table:table-cell office:value-type="string" calcext:value-type="string">
            <text:p>Sonoda, M.C., Dept. de Clínica Médica, Faculdade de Medicina Veterinária e Zootecnia, Universidade de São Paulo, São Paulo, SP, Brazil; Rossi, C.N., Dept. de Clínica Médica, Faculdade de Medicina Veterinária e Zootecnia, Universidade de São Paulo, São Paulo, SP, Brazil; Laurenti, M.D., Dept. de Patologia, Faculdade de Medicina, Universidade de São Paulo, São Paulo, SP, Brazil; Larsson, C.E., Dept. de Clínica Médica, Faculdade de Medicina Veterinária e Zootecnia, FMVZ/SP, São Paulo, Brazil</text:p>
          </table:table-cell>
          <table:table-cell office:value-type="string" calcext:value-type="string">
            <text:p>Leishmaniasis is zoonosis caused by pleomorphic protozoa of the genus Leishmania. The spread of the disease in Brazil lead to this retrospective survey of canine visceral leishmaniasis diagnosed at the Service of Dermatology and Medical Clinics of the Small Animal Hospital-USP. We evaluated the records of 36 dogs naturally infected with Leishmania sp, which diagnosis included disease characterization during anamnesis, physical and dermatologic examination, hematology, biochemistry, imaging, serology (Enzyme-Linked Immunosorbent Assay -ELISA and/or Indirect Fluorescent Reaction -RIFI), skin histopathology and/or agent isolation from aspiration biopsy samples of lymph nodes and/or bone marrow, and immunohistochemistry. All cases were allochtonous without gender predilection; 52.8% were 13 to 48 months old, with greater occurrence in pure breed dogs (66,7%), mostly Poodles and Labradors (20.8% each). Regarding origin: Campinas, Campo Limpo Paulista, Holambra, Ilha Bela, São Roque, Sorocaba, Ubatuba and Uberaba (one case / city). The remaining 28 cases from the State of São Paulo were located in cities with reported canine-human transmission (Araçatuba -three, Bauru -one), intra-canine transmission (Cotia -five, Embu -four) or cities under investigation (São Paulo -11, Mogi das Cruzes -one). Portugal (one) and Minas Gerais (Belo Horizonte -two) reported caninehuman transmission. Prior to the leishmaniasis development dogs remained for short or long periods in 14 cities in the State of São Paulo (Araçatuba, Birigui, Caraguatatuba, Cotia, Eldorado, Embu e Embu Guaçu, Guarujá, Ilha Bela, Itapecerica da Serra, Peruíbe, Presidente Prudente, São Roque and São Paulo) and five other Brazilian States (Maranhão, Minas Gerais, Paraná, Rio de Janeiro and Santa Catarina. Most animals were oligosymptomatic (50%), 47.2% symptomatic and 2.8% asymptomatic.</text:p>
          </table:table-cell>
          <table:table-cell office:value-type="string" calcext:value-type="string">
            <text:p>Clinical aspects; Dog; Epidemiology; Leishmaniasis</text:p>
          </table:table-cell>
          <table:table-cell table:number-columns-repeated="6"/>
          <table:table-cell office:value-type="string" calcext:value-type="string">
            <text:p>Abranches, P., Campino, L., Santos-Gomes, G.M., Leishmaniose canina: Novos conceitos de epidemiologia e imunopatologia e seus reflexos no controle da leishmaniose visceral humana (1998) Acta Médica Portuguesa, 11 (10), p. 871. , Lisboa; Abranches, P., Santos-Gomes, G., Rachamim, N., Campino, L., Schnur, L.F., Jaffe, C.L., An experimental model for canine visceral leishmaniasis (1991) Parasite Immunology, 13 (5), pp. 537-550. , Oxford; Almeida, M.A.O., Jerusa, E.E.V., Souzaatta, M.L.B., Alves, L.C., Bernne, M.E.A., Atta, A.M., Clinical and serological aspects of visceral leishmaniasis in northeast brazilian dogs naturally infected with leishmania chagasi (2005) Veterinary Parasitology, 127 (3-4), pp. 227-232. , Amsterdam; Alves, W.A., Bevilacqua, P.D., Reflexos sobre a qualidade do diagnóstico da leishmania visceral canina em inquéritos epidemiológicos: O caso da epidemia de belo horizonte, minas gerais, brasil, 1993-1997 (2004) Caderno de Saúde Pública, 20 (1), pp. 259-265. , Rio de Janeiro; Anosa, V.O., Idowu, A.L., The clinicohaematological features and pathology of leishmaniasis in a dog in nigeria (1983) Zentralblatt Veterinarmedizin. Reithe B, 30 (8), pp. 600-608. , Berlin; Badaró, R., Duarte, M.I.S., Leishmaniose visceral (calazar (1996) Tratado de Infectologia, pp. 1234-1259. , In: VERONESI, R.; FOCACCIA, R. São Paulo: Atheneu; Baneth, G., Leishmaniases (2006) Infectious Diseases of the Dog and Cat, pp. 685-698. , In: GREENE, C. E. (Ed.). Georgia: Saunders Elsivier; Blavier, A., Keroack, S., Denerolle, P., Goy-Thollot, I., Chabanne, L., Cadoré, J.L., Bourdoiseau, G., Atypical forms of canine leishmaniasis (2001) The Veterinary Journal, 162 (2), pp. 108-120. , London; Bourdoiseau, G., Bonnefont, C., Magnol, J.P., Saint-André, I., Chabanne, L., Lymphocyte subset abnormalities in canine leishmaniasis (1997) Veterinary Immunology And Immunopathology, 56 (3-4), pp. 345-351. , Amsterdam; (2006) Ministério Da Saúde. Secretaria de Vigilância em Saúde, 120p. , BRASIL. Departamento de Vigilância Epidemiológica. Manual de vigilância e controle da leishmaniose visceral. Brasília: Ministério da Saúde; Cabrera, M.A.A., Ciclo Enzoótico De Transmissão Da Leishmania (Leishmania Chagasi) (Cunha &amp; Chagas 1937) no Ecótopo Peridoméstico em Barra de Guaratiba, , Rio de Janeiro, RJ: estudo de possíveis variáveis preditoras. 1999. Tese (Mestrado em Saúde Pública) -Fundação Oswaldo Cruz. Escola Nacional de Saúde Pública, Rio de Janeiro; Ciaramella, P., Corona, M., Canine leishmaniasis: Clinical and diagnostic aspects (2003) Compendium On Continuing Education For The Practicing Veterinarian, 25 (5), pp. 358-368. , Los Angeles; Ciaramella, P., Oliva, G., De Luna, R., Gradoni, L., Ambrosio, R., Cortese, L., Scalone, A., Persechino, A., A retrospective clinical study of canine leishmaniasis in 150 dogs naturally infected by leishmania infantum (1997) Veterinary Record, 141 (21), pp. 539-543. , London; Colombo, F.A., Odorizzi, R.M.F.N., Laurenti, M.D., Galati, E.A.B., Canavez, F., Pereira-Choccola, V.L., Detection of leishmania (leishmania) infantum rna in fleas and ticks collected from naturally infected dogs (2011) Parasitology Research, 109 (2), pp. 267-274. , Berlin; Cowell, R.L., Tyler, R.D., Cytology of cutaneous lesions (1989) Veterinary Clinics Of North America: Small Animal Practice, 19 (4), pp. 769-794. , Philadelphia; Feitosa, M.M., Ikeda, F.A., Luvizotto, M.C.R., Perri, S.H.V., Aspectos clínicos de cães com leishmaniose visceral no município de araçatuba -São paulo (brasil (2000) Revista Clínica Veterinária, 5 (28), pp. 36-44. , São Paulo; Ferrer, L.M., Leishmaniasis (1992) Current Veterinary Therapy: Small Animal Practice, pp. 266-270. , Phildelphia: W.B. Saunders; Clinical aspects of canine leishmaniasis (1999) International Canine Leishmaniasis Forum, 1, pp. 6-10. , Barcelona. Proceedings.Barcelona: Hoechst Roussel Vet, 1999; Ferrer, L.M., Fondevila, D., Marco, A., Pumarola, M., Atypical nodular leishmaniasis in two dogs (1990) Veterinary Record, 126 (4), p. 90. , London; Ferrer, L.M., Rabanal, R., Domingo, M., Ramos, J.A., Fondevila, D., Identification of leishmania donovani amastigotas in canine tissues by immunoperoxidase staining (1988) Research In Veterinary Science, 44 (2), pp. 194-196. , Oxford; Ferrer, L.M., Rabanal, R., Fondevila, D., Ramos, J.A., Domingo, M., Skin lesions in canine leishmaniasis (1988) Journal of Small Animal Practice, 29, pp. 381-388. , Oxford; Genaro, O., (1993) Leishmaniose Canina Experimental., , Tese (Doutorado em Parasitologia) -Universidade Federal de Minas Gerais, Belo Horizonte; Gross, T.L., Ihrke, P.J., Walder, E.J., Affolter, V.K., Infectious nodular and diffuse granulomatous and pyogranulomatous diseases of the dermis (2005) Skin Diseases of the Dog and Cat -Clinical and Histopathologic Diagnosis, pp. 272-319. , In: GROSS, T. L. (Ed.). Rio de Janeiro: Blackwell Sciense; Ikeda, F.A., Ciarlini, P.C., Feitosa, M.M., Gonçalves, M.E., Luvizotto, M.C.R., Lima, V.M.F., Perfil hematológico de cães naturalmente infectados por leishmania chagasi no município de araçatuba -Sp: Um estudo restrospectivo de 191 casos (2003) Revista Clínica Veterinária, 8 (47), pp. 42-48. , São Paulo; Ikeda-Garcia, F.A., Feitosa, M.M., Métodos de diagnóstico da leishmaniose visceral canina (2006) Revista Clínica Veterinária, 11 (62), pp. 32-38. , São Paulo; Kontos, V.J., Koutinas, A.F., Old world canine leishmaniasis (1993) Compendium On Continuing Education For The Practicing Veterinarian, 15 (7), pp. 949-959. , Los Angeles; Koutinas, A.F., Saridomichelakis, M.N., Mylonakis, M.E., Leontides, L., Polizopoulou, Z., Billins, C., Argyriadis, D., Papadopoulos, O., A randomised, blinded, placebo-controlled clinical trial with allopurinol in canine leishmnaiosis (2001) Veterinary Parasitology, 98 (4), pp. 247-261. , Amsterdam; Lima, V.M.F., Gonçalves, M.E., Ikeda, F.A., Luvizotto, M.C.R., Feitosa, M.M., Antileishmania antibodies in cerebrospinal fluid dogs with visceral leishmaniasis (2003) Brazilian Journal of Medical and Biological Research, 36 (4), pp. 485-489. , Ribeirão Preto; Lopez, R., Lucena, R., Novales, M., Ginel, P.J., Martin, E., Molleda, M., Circulating immune complexes and renal function in canine leishmaniasis (1996) Zentralblatt Veterinarmedizin. Reithe B., 43 (8), pp. 469-474. , Berlin; Mancianti, F., Falcone, M.L., Giannelli, C., Poli, A., Comparison between an enzymelinked immunosorbent assay using a detergentesoluble leishmania infantum antigen and indirect immunofluorescence for the diagnosis of canine leishmaniosis (1995) Veterinary Parasitology, 59 (1), pp. 13-21. , Amsterdam; Mancianti, F., Gramiccia, M., Gradoni, L., Pieri, S., Studies on canine control. 1. Evolution of infection of different clinical forms of canine leishmaniasis following antimonial treatment (1988) Transactions of the Royal Society of Tropical Medicine and Hygiene, 82 (4), pp. 566-567. , London; Manolis, M., Saridomichelakis, M.N., Myolonakis, M.E., Leontides, L.S., Billinis, C., Diakou, A., Kontos, V.I., Periodic administration of allopurinol is not effective for the prevention of canine leishmaniasis (leishmania infantum) in the endemic areas (2005) Veterinary Parasitology, 130 (3-4), pp. 199-205. , Amsterdam; Marcondes, M., (2009) Envolvimento Do Sistema Nervoso Central Na Leishmaniose Visceral Canina, , Tese (Livre Docência) -Faculdade de Odontologia. Universidade Estadual Paulista Júlio de Mesquita Filho, Araçatuba; Leishmaniose (2013) Tratado de Medicina Externa, pp. 39-78. , LARSSON, C. E.; LUCAS, R. São Paulo: Interbook; Michalsky, E.M., Fortes-Dias, C.L., Pimenta, P.F.P., Secundino, N.F.C., Dias, E.S., Assessment of pcr in the detection of leishmania spp in experimentally infected individual phlebotomine sandflies (díptera: Psychodidae: Phlebotominae (2002) Revista do Instituto de Medicina Tropical de São Paulo, 44 (5), pp. 255-259. , São Paulo; Miller, W.H., Griffin, C.E., Campbell, K.L., Viral rickettsial and protozoal skin diseases (2013) Kirks Small Animal Dermatology, pp. 354-357. , In: MULLER, W. H.; GRIFFIN, C. E. 7th ed. Missouri: Elsevier; Moreira, M.A., Luvizotto, M.C., Garcia, J.F., Corbett, C.E., Laurenti, M.D., Comparison of parasitological, immunological and molecular methods of leishmaniasis in dogs with different clinical signs (2007) Veterinary Parasitology, 145 (3-4), pp. 245-252. , Amsterdam; Moreno, P., Lucena, R., Ginel, P.J., Evaluation of primary haemostasis in canine lesihmaniasis (1998) Veterinary Record, 142 (4), pp. 81-83. , London; Neogoy, A.B., Vouldoukis, I., Silva, A.O., Tselentis, Y., Lascombe, J.C., Segalen, T., Serodiagnosis and screening of canine visceral leishmaniasis iná endemic área of corsica: Applicability of a direct agglutination test and immunoblot analysis (1992) American Journal of the Tropical Medicine Hygiene, 47 (6), pp. 772-777. , Baltimore; Noli, C., Leishmaniosis canina (1999) Waltham Focus, 9 (2), pp. 16-24. , London; Pinelli, E., Rutten, V.P.M.G., Ruitemberg, E.J., Celular immune responses in canine leishmaniasis (1999) Proceedings Of The International Canine Leishmaniosis, 1, pp. 60-64. , Barcelona. Proceedings.Barcelona, Spain: Hoechst Roussel Vet, 1999; Santa Rosa, I.C.A., Oliveira, I.C.S., Leishmaniose visceral: Breve revisão sobre uma zoonose reemergente (1997) Revista Clínica Veterinária, 2 (11), pp. 24-28. , São Paulo; Silva, R.M., Laurenti, M.D., Gomes, A.C., Nogueira, Y.L., Tg-roc analysis of immunofluorescence assays in canine visceral leishmaniasis (2009) Revista De Saúde Pública, 43 (6), pp. 1-9. , São Paulo; Slappendel, R.J., Canine leishmaniasis. A review based on 95 cases in the netherlands (1988) Veterinary Quarterly, 10 (1), pp. 1-16. , London; Slappendel, R.L., Ferrer, L., Leishmaniasis (1998) Infectious Diseases of the Dog and Cat, pp. 450-458. , In: GREENE, C. E. 2. ed. Philadelphia: W.B. Saunders; Tafuri, W.G.L., Oliveira, M.R., Melo, M.N., Tafuri, W.L., Canine visceral leishmaniosis: A remarkable histopathologic picture of one case reported from brazil (2001) Veterinary Parasitology, 96 (3), pp. 203-212. , Amsterdam; Travi, B.L., Tabares, C.J., Cadena, H., Ferro, C., Osorio, Y., Canine visceral leishmaniasis in colômbia: Relationship between clinical and parasitologic status and infectivity for sand flies (2001) American Journal of Tropical Medicine and Hygiene, 64 (3-4), pp. 119-124. , Baltimore; Vilagran, J.C., Leishmaniasis canina (1997) Manual Clinico de Dermatología en el Perro y Gato, pp. 229-237. , In: MUR, E. S. Barcelona: Pulso Ediciones; (1990) WHO Expert Committee on the Control of the Leishmania, , WORLD HEALTH ORGANIZATION WHO. Geneva: WHO; Wolschrijn, C.F., Meyer, H.P., Hazewinkel, H.A.W., Wolvekamp W. Th., C., Destructive polyarthritis in a dog with leishmaniasis (1996) Journal of Small Animal Practice, 37 (12), pp. 601-603. , Oxford; Zanette, M.F., (2006) Comparação Entre os Métodos de ELISA, Imunofluorescência Indireta e Imunocromatografia Para o Diagnóstico da Leishmaniose Visceral Canina; Dissertação (Mestrado em Ciência Animal, , Curso de Medicina Veterinária da Universidade Estadual Paulista, Araçatuba</text:p>
          </table:table-cell>
          <table:table-cell office:value-type="string" calcext:value-type="string">
            <text:p>Larsson, C.E.; Dept. de Clínica Médica, Faculdade de Medicina Veterinária e Zootecnia, FMVZ/SP, São Paulo, Brazil; email: larsderm@usp.br</text:p>
          </table:table-cell>
          <table:table-cell table:number-columns-repeated="7"/>
          <table:table-cell office:value-type="string" calcext:value-type="string">
            <text:p>1676546X</text:p>
          </table:table-cell>
          <table:table-cell table:number-columns-repeated="3"/>
          <table:table-cell office:value-type="string" calcext:value-type="string">
            <text:p>Portuguese</text:p>
          </table:table-cell>
          <table:table-cell office:value-type="string" calcext:value-type="string">
            <text:p>Semin. Cienc. Agrar.</text:p>
          </table:table-cell>
          <table:table-cell office:value-type="string" calcext:value-type="string">
            <text:p>Article</text:p>
          </table:table-cell>
          <table:table-cell office:value-type="string" calcext:value-type="string">
            <text:p>Scopus</text:p>
          </table:table-cell>
          <table:table-cell office:value-type="string" calcext:value-type="string">
            <text:p>2-s2.0-84878291169</text:p>
          </table:table-cell>
          <table:table-cell table:number-columns-repeated="983"/>
        </table:table-row>
        <table:table-row table:style-name="ro1">
          <table:table-cell office:value-type="string" calcext:value-type="string">
            <text:p>da Rocha Filho L.C., de Campos Muradas Cerantola N., Garofalo C.A., Imperatriz-Fonseca V.L., Del Lama M.A.</text:p>
          </table:table-cell>
          <table:table-cell office:value-type="string" calcext:value-type="string">
            <text:p>Genetic differentiation of the Euglossini (Hymenoptera, Apidae) populations on a mainland coastal plain and an island in southeastern Brazil</text:p>
          </table:table-cell>
          <table:table-cell office:value-type="float" office:value="2013" calcext:value-type="float">
            <text:p>2013</text:p>
          </table:table-cell>
          <table:table-cell office:value-type="string" calcext:value-type="string">
            <text:p>Genetica</text:p>
          </table:table-cell>
          <table:table-cell office:value-type="float" office:value="141" calcext:value-type="float">
            <text:p>141</text:p>
          </table:table-cell>
          <table:table-cell table:style-name="ce1" office:value-type="date" office:date-value="2015-03-01" calcext:value-type="date">
            <text:p>1/mar</text:p>
          </table:table-cell>
          <table:table-cell/>
          <table:table-cell office:value-type="float" office:value="65" calcext:value-type="float">
            <text:p>65</text:p>
          </table:table-cell>
          <table:table-cell office:value-type="float" office:value="74" calcext:value-type="float">
            <text:p>74</text:p>
          </table:table-cell>
          <table:table-cell/>
          <table:table-cell office:value-type="float" office:value="7" calcext:value-type="float">
            <text:p>7</text:p>
          </table:table-cell>
          <table:table-cell office:value-type="string" calcext:value-type="string">
            <text:p>10.1007/s10709-013-9706-9</text:p>
          </table:table-cell>
          <table:table-cell office:value-type="string" calcext:value-type="string">
            <text:p>http://www.scopus.com/inward/record.url?eid=2-s2.0-84875671566&amp;partnerID=40&amp;md5=bcd71b6cc5581bcc8caabfd2d66f3e7d</text:p>
          </table:table-cell>
          <table:table-cell office:value-type="string" calcext:value-type="string">
            <text:p>Departamento de Biologia, Faculdade de Filosofia, Ciências e Letras de Ribeirão Preto-FFCLRP, Universidade de São Paulo-USP, Av. Bandeirantes 3900, Ribeirão Preto, SP, CEP 14040-901, Brazil; Departamento de Genética e Evolução, Universidade Federal de São Carlos-UFSCar, Rod. Washington Luiz, km 235, São Carlos, SP, CEP 13565-905, Brazil; Departamento de Ciências Animais, Universidade Federal Rural do Semiárido, Av. Francisco Mota 572, Mossoró, RN, CEP 59625-900, Brazil</text:p>
          </table:table-cell>
          <table:table-cell office:value-type="string" calcext:value-type="string">
            <text:p>da Rocha Filho, L.C., Departamento de Biologia, Faculdade de Filosofia, Ciências e Letras de Ribeirão Preto-FFCLRP, Universidade de São Paulo-USP, Av. Bandeirantes 3900, Ribeirão Preto, SP, CEP 14040-901, Brazil; de Campos Muradas Cerântola, N., Departamento de Genética e Evolução, Universidade Federal de São Carlos-UFSCar, Rod. Washington Luiz, km 235, São Carlos, SP, CEP 13565-905, Brazil; Garófalo, C.A., Departamento de Biologia, Faculdade de Filosofia, Ciências e Letras de Ribeirão Preto-FFCLRP, Universidade de São Paulo-USP, Av. Bandeirantes 3900, Ribeirão Preto, SP, CEP 14040-901, Brazil; Imperatriz-Fonseca, V.L., Departamento de Ciências Animais, Universidade Federal Rural do Semiárido, Av. Francisco Mota 572, Mossoró, RN, CEP 59625-900, Brazil; Del Lama, M.A., Departamento de Genética e Evolução, Universidade Federal de São Carlos-UFSCar, Rod. Washington Luiz, km 235, São Carlos, SP, CEP 13565-905, Brazil</text:p>
          </table:table-cell>
          <table:table-cell office:value-type="string" calcext:value-type="string">
            <text:p>Euglossini bees are among the main pollinators of plant species in tropical and subtropical forests in Central and South America. These bees are known as long-distance pollinators due to their exceptional flight performance. Here we assessed through microsatellite loci the gene variation and genetic differentiation between populations of four abundant Euglossini species populations sampled in two areas, Picinguaba (mainland) and Anchieta Island, Ubatuba, São Paulo State, southeastern Brazil. There was no significant genetic differentiation between the island and mainland samples of Euglossacordata (Fst = 0. 008, P = 0. 60), Eulaemacingulata (Fst = 0. 029, P = 0. 29) and Eulaema nigrita (Fst = 0. 062, P = 0. 38), but a significant gene differentiation between mainland and island samples of Euglossa stellfeldi (Fst = 0. 028, P = 0. 016) was detected. As expected, our results showed that the water body that separates the island from the mainland does not constitute a geographic barrier for these Euglossini bees. The absence of populational structuring of three out the four species studied corroborates previous reports on those bees, characterized by large populations, with high gene diversity and gene flow and very low levels of diploid males. But the Eg. stellfeldi results clearly point that dispersal ability is not similar to all euglossine bees, what requires the development of different conservationist strategies to the Euglossini species. © 2013 Springer Science+Business Media Dordrecht.</text:p>
          </table:table-cell>
          <table:table-cell office:value-type="string" calcext:value-type="string">
            <text:p>Dispersion; Euglossini; Gene flow; Microsatellites; Population Genetics</text:p>
          </table:table-cell>
          <table:table-cell office:value-type="string" calcext:value-type="string">
            <text:p>microsatellite DNA; animal; article; bee; Brazil; diploidy; ecosystem; gene flow; genetic polymorphism; genetics; island (geological); population; reproductive isolation; species differentiation; Animals; Bees; Brazil; Diploidy; Ecosystem; Gene Flow; Genetic Speciation; Islands; Microsatellite Repeats; Polymorphism, Genetic; Population; Reproductive Isolation; Apidae; Apoidea; Euglossa; Euglossini; Eulaema nigrita; Hymenoptera</text:p>
          </table:table-cell>
          <table:table-cell table:number-columns-repeated="5"/>
          <table:table-cell office:value-type="string" calcext:value-type="string">
            <text:p>Ackerman, J.D., Montalvo, A.M., Longevity of euglossine bees (1985) Biotropica, 17, pp. 79-81; Aguiar, W.M., Gaglianone, M.C., Comunidade de Abelhas Euglossina (Hymenoptera: Apidae) em Remanescentes de Mata Estacional Semidecidual sobre Tabuleiro no Estado do Rio de Janeiro (2008) Neotrop Entomol, 37, pp. 118-125; Archie, J.W., Statistical analysis of heterozygosity data: independent sample comparisons (1985) Evolution, 39, pp. 623-637; Augusto, S.C., Garófalo, C.A., Task allocation and interactions among females in Euglossa carolina nests (Hymenoptera, Apidae, Euglossi) (2011) Apidologie, 42, pp. 162-173; Becker, P., Moure, J.S., Peralta, F.J.A., More about euglossine bees in Amazonian forest fragments (1991) Biotropica, 23, pp. 340-591; Bembé, B., Functional morphology in male euglossine bees and their ability to spray fragrances (Hymenoptera, Apidae, Euglossini) (2004) Apidologie, 35, pp. 283-291; Bonilla-Gómez, M.A., (1999) Caracterização da estrutura espaço-temporal da comunidade de abelhas euglossinas (Hymenoptera, Apidae) na Hiléia Baiana, , PhD Thesis. Universidade Estadual de Campinas; Brosi, B.J., The effects of forest fragmentation on euglossine bee communities (Hymenoptera: Apidae: Euglossini) (2009) Biol Conserv, 142, pp. 414-423; Cameron, S.A., Ramírez, S., Nest architecture and nesting ecology of orchid bee Eulaema meriana (Hymenoptera: Apidae: Euglossini) (2001) J Kansas Entomol Soc, 74, pp. 142-165; Cerântola, N.C.M., Oi, C.A., Cervini, M., Del Lama, M.A., Genetic differentiation of urban populations of Euglossa cordata from the state of São Paulo, Brazil (2011) Apidologie, 42, pp. 214-222; Crawford, N.G., SMOGD: software for the measurement of genetic diversity (2010) Mol Ecol Resour, 10, pp. 556-557; Darvill, B., Ellis, J.S., Lye, G.C., Goulson, D., Population structure and inbreeding in a rare and declining bumblebee, Bombus muscorum (Hymenoptera: Apidae) (2006) Mol Ecol, 15, pp. 601-611; Dick, C.W., Roubik, D.W., Gruber, K.F., Bermingham, E., Long-distance gene flow and across-Andean dispersal of lowland rainforest bee (Apidae: Euglossini) revealed by comparative mitochondrial DNA phylogeography (2004) Mol Ecol, 13, pp. 3775-3785; Dodson, C.H., Hills, H.G., Gas chromatography of orchid fragrances (1966) Amer Orchid Soc Bull, 35, pp. 720-725; Dodson, C.H., Dressler, H.G., Hills, R.M., Adams, R.M., Williams, N.H., Biologically active compounds in orchid fragrances (1969) Science, 164, pp. 1243-1249; Dressler, R.L., Pollination by euglossine bees (1968) Evolution, 22, pp. 202-210; Dressler, R.L., Biology of the orchid bees (Euglossini) (1982) Annu Rev Ecol Syst, 13, pp. 373-394; Ellis, J.S., Knight, M.E., Darvill, B., Goulson, D., Extremely low effective population sizes, genetic structuring and reduced genetic diversity in a threatened bumblebee species, Bombus sylvarum (Hymenoptera: Apidae) (2006) Mol Ecol, 15, pp. 4375-4386; Eltz, T., Sager, A., Lunau, K., Juggling with volatiles: exposure of perfumes by displaying male orchid bees (2005) J Comp Physiol A, 191, pp. 575-581; Excoffier, L., Laval, G., Schneider, S., Arlequin ver. 3.1: an integrated software package for population genetics data analysis (2005) Evol Bioinform Online, 1, pp. 47-50; Faria Jr., L.R.R., Melo, G.A.R., Species of Euglossa (Glossura) in the Brazilian Atlantic forest, with taxonomic notes on Euglossa stellfeldi Moure (Hymenoptera, Apidae, Euglossina) (2007) Rev Bras Entomol, 51, pp. 275-284; Freiria, G.A., Ruim, J.B., Souza, R.F., Sofia, S.H., Population structure and genetic diversity of the orchid bee Eufriesea violacea (Hymenoptera, Apidae, Euglossini) from Atlantic Forest remnants in southern and southeastern Brazil (2011) Apidologie, 43, pp. 392-402; Garófalo, C.A., Social structure of Euglossa cordata nests (Hymenoptera: Apidae: Euglossini) (1985) Entomol Gen, 11, pp. 77-83; Gárofalo, C.A., Camillo, E., Serrano, J.C., Rebêlo, J.M.M., Utilization of trap nests by Euglossini species (Hymenoptera, Apidae) (1993) Rev Bras Biol, 52, pp. 177-187; Gerlach, G., Schill, R., Composition of orchid scents attracting euglossine bees (1991) Bot Acta, 104, pp. 379-391; Giangarelli, D.C., Freiria, G.A., Colatreli, O.P., Suzuki, K.M., Sofia, S.H., Eufriesea violacea (Blanchard) (Hymenoptera: Apidae): an orchid bee apparently sensitive to size reduction in forest patches (2009) Neotrop Entomol, 38, pp. 610-615; Goudet, J., FSTAT: a program to estimate and test gene diversity and fixation indices (version 2.9.3.2) [updated from Goudet J (1995) FSTAT (Version 1.2): a computer program to calculate F-statistics (2001) J Hered, 86, pp. 485-486; Guillaumon, J.R., Marcondes, M.A.P., Negreiros, O.C., Mota, I.S., Emmerich, W., Barbosa, A.F., Branco, I.H.D.C., Melo Neto, J.E., (1989) Plano De Manejo Do Parque Estadual Da Ilha Anchieta, , São Paulo: I.F.-Série Registros. Instituto Florestal; Hedrick, P.W., A standardized genetic differentiation measure (2005) Evolution, 59, pp. 1633-1638; Janzen, D.H., Euglossine bees as long-distance pollinators of tropical plants (1971) Science, 171, pp. 203-205; Janzen, D.H., Reduction in euglossine bees species richness on Isla del cano, a costa rican offshore island (1981) Biotropica, 13, pp. 238-240; Janzen, D.H., Devries, P.J., Higgins, M.L., Kimsey, L.S., Seasonal and site variation in costa rica euglossine bees at chemical baits in lowland deciduous and evergreen forest (1982) Ecology, 63, pp. 66-74; Jost, L., GST and its relatives do not measure differentiation (2008) Mol Ecol, 17, pp. 4015-4026; Kalinowski, S.T., Hp-rare 1.0: a computer program for performing rarefaction on measures of allelic richness (2005) Mol Ecol Notes, 5, pp. 187-189; Kimsey, L.S., The behaviour of male orchid bees (Apidae, Hymenoptera, Insecta) and the question of leks (1980) Anim Behav, 28, pp. 996-1004; Knoll, F.R.N., Bego, L.R., Imperatriz-Fonseca, V.L., Abelhas da Juréia (2004) Estação Ecológica Juréia-Itatins, pp. 222-229. , Ambiente físico, flora e fauna. Editora Holos, Ribeirão Preto; Kroodsma, D.E., Flight distances of male euglossine bees in orchid pollination (1975) Biotropica, 7, pp. 71-72; López-Uribe, M.M., (2006) Dinâmica E Estrutura genética Populacional De Abelhas Euglossini (Hymenoptera: Apidae) Visitantes Florais De Thevetia Peruviana Em áreas Urbanas, , Dissertation: Universidade Federal de São Carlos; López-Uribe, M.M., Oi, C.A., Del Lama, M.A., Nectar-foraging behavior of Euglossine bees (Hymenoptera: Apidae) in urban areas (2008) Apidologie, 39, pp. 410-418; Mattozo, V.C., Faria Jr., L.R.R., Melo, G.A.R., Orchid bees (Hymenoptera: Apidae) in the coastal forests of southern Brazil: diversity, efficiency of sampling methods and comparison with other Atlantic forest surveys (2011) Pap Avulsos Zool, 51, pp. 505-515; Milet-Pinheiro, P., Schlindwein, C., Do euglossine males (Apidae, Euglossini) leave tropical rainforest to collect fragrances in sugarcane monocultures? (2005) Rev Bras Zool, 22, pp. 853-858; Morato, E.F., Abundância e riqueza de machos de Euglossinae (Hymenoptera, Apidae) em mata de terra firme e áreas de derrubada nas vizinhanças de Manaus (Brasil) (1994) Bol Mus Para Emilio Goeldi. Ser Zool, 10, pp. 95-105; Moure, J.S., Melo, G.A.R., Faria Jr., L.R.R., (2008) Euglossini Latreille, 1802, , http://www.moure.cria.org.br/catalogue, Catalogue of Bees (Hymenoptera, Apoidea) in the Neotropical Region-online version, Accessed 15 March 2012; Murren, C.J., Effects of habitat fragmentation on pollination: Pollinators, pollinia viability and reproductive success (2002) J Ecol, 90, pp. 100-107; Nemésio, A., The orchid-bee fauna (Hymenoptera: Apidae) of a forest remnant in northeastern Brazil, with new geographic records and an identification key to the known species of the Atlantic Forest of northeastern Brazil (2010) Zootaxa, 2656, pp. 55-66; Nemésio, A., The orchid-bee fauna (Hymenoptera: Apidae) of a forest remnant in southern Bahia, Brazil, with new geographic records and an identification key to the known species of the area (2011) Zootaxa, 2821, pp. 47-54; Nemésio, A., Silveira, F.A., Edge effects on the orchid-bee fauna (Hymenoptera: Apidae) at a large remnant of Atlantic Rain Forest in southeastern Brazil (2006) Neotrop Entomol, 35, pp. 313-323; Neves, E.L., Viana, B.F., Inventário da fauna de Euglossinae (Hymenoptera, Apidae) do baixo sul da Bahia, Brasil (1997) Rev Bras Zool, 14, pp. 831-837; Paxton, R.J., Zobel, U.M., Steiner, J., Zillikens, A., Microsatellite loci for Euglossa annectans (Hymenoptera: Apidae) and their variability in other orchid bees (2009) Mol Ecol Resour, 9, pp. 1221-1223; Peakall, R., Smouse, P.E., GENALEX 6: genetic analysis in excel. population genetic software for teaching and research (2006) Mol Ecol, 6, pp. 288-295; Peruquetti, R.C., Campos, L.A.O., Coelho, C.D.P., Abrantes, C.V.M., Lisboa, L.C.O., Abelhas Euglossini (Apidae) de áreas de Mata Atlântica: abundância, riqueza e aspectos biológicos (1999) Rev Bras Zool, 16, pp. 101-118; Powell, A.H., Powell, G.V.N., Population dynamics of male euglossine bees in Amazonian forest fragments (1987) Biotropica, 19, pp. 176-179; Ramalho, A.V., Gaglianone, M.C., Oliveira, M.L., Comunidades de abelhas Euglossina (Hymenoptera; Apidae) em fragmentos de Mata Atlântica no Sudeste do Brasil (2009) Rev Bras Entomol, 53, pp. 95-101; Raw, A., The dispersal of euglossine bees between isolated patches of eastern Brazilian wet forest (Hymenoptera, Apidae) (1989) Rev Bras Entomol, 33, pp. 103-107; Rocha-Filho, L.C., Garófalo, C.A., Community ecology of euglossine bees (Hymenoptera, Apidae) in the coastal Atlantic Forest of Sao Paulo State, Brazil J Insect Sci, , (in press); Roubik, D.W., (1989) Ecology and Natural History of Tropical Bees, , New York: Cambridge University Press; Roubik, D.W., Hanson, P.E., (2004) Orchid Bees of Tropical America: Biology and Field Guide, , Santo Domingo de Heredia: Instituto Nacional de Biodiversidad; Santos, M.L., Garófalo, C.A., Nesting biology and nest re-use of Eulaema nigrita (Hymenoptera, Apidae, Euglossini) (1994) Insectes Soc, 41, pp. 99-110; Sofia, S.H., Paula, F.M., Santos, A.M., Almeida, F.S., Sodré, L.M.K., Genetic structure analysis of Eufriesea violacea (Hymenoptera, Apidae) populations from southern Brazilian Atlantic rainforest remnants (2005) Genet Mol Biol, 28, pp. 479-484; Souza, R.O., Cervini, M., Del Lama, M.A., Paxton, R.J., Microsatellite loci for euglossine bees (Hymenoptera: Apidae) (2007) Mol Ecol Notes, 7, pp. 1352-1356; Souza, R.O., Del Lama, M.A., Cervini, M., Mortari, N., Eltz, T., Zimmermann, Y., Bach, C., Paxton, R.J., Conservation genetics of neotropical pollinators revisited: microsatellite analysis suggests that diploid males are rare in orchid bees (2010) Evolution, 64, pp. 3318-3326; Steiner, J., Zillikens, A., Kamke, R., Feja, E.P., Falkenberg, D.B., Bees and melittophilous plants of secondary Atlantic forest habitats at Santa Catarina Island, southern Brazil (2010) Oecol Aust, 14, pp. 16-39; Suni, S.S., Brosi, B.J., Population genetics of orchid bees in a fragmented tropical landscape (2012) Conserv Genet, 13, pp. 323-332; Takahashi, J., Ayabe, T., Mitsuhata, M., Shimizu, I., Ono, M., Diploid male production in a rare and locally distributed bumblebee, Bombus florilegus (Hymenoptera, Apidae) (2008) Insectes Soc, 55, pp. 43-50; Tonhasca, A., Blackmer, J.L., Albuquerque, G.S., Abundance and diversity of euglossine bees in the fragmented landscape of the Brazilian Atlantic forest (2002) Biotropica, 34, pp. 416-422; Tonhasca, A., Albuquerque, G.S., Blackmer, J.L., Dispersal of euglossine bees between fragments of the Brazilian Atlantic Forest (2003) J Trop Ecol, 19, pp. 99-102; Walsh, P.S., Metzger, D.A., Higuchi, R., Chelex® 100 as a medium of simple extraction of DNA for PCR-based typing from forensic material (1991) Biotechniques, 10, pp. 506-513; Whitten, W.N., Young, A.M., Williams, N.H., Function of glandular secretions in fragrance collection by male euglossine bees (1989) J Chem Ecol, 19, pp. 3017-3027; Wikelski, M., Moxley, J., Eaton-Mordas, A., López-Uribe, M.M., Holland, R., Moskowitz, D., Roubik, D.W., Kays, R., Large-range movements of neotropical orchid bees observed via radio telemetry (2010) PLoS ONE, 5, pp. 1-6; Wilson, A., Arecase, P., Keller, L.F., Pruett, C.L., Winker, K., Patten, M.A., Chan, Y., The contribution of island populations to in situ genetic conservation (2009) Conserv Genet, 10, pp. 419-430; Zimmermann, Y., Roubik, D.W., Eltz, T., Species-specific attraction to pheromonal analogues in orchid bees (2006) Behav Ecol Sociobiol, 60, pp. 833-843; Zimmermann, Y., Schorkopf, D.L.P., Mortiz, R.F.A., Pemberton, R.W., Quezada-Euán, J.J.G., Eltz, T., Population genetic structure of orchid bees (Euglossini) in anthropogenically altered landscapes (2011) Conserv Genet, 12, pp. 1183-1194</text:p>
          </table:table-cell>
          <table:table-cell office:value-type="string" calcext:value-type="string">
            <text:p>da Rocha Filho, L. C.; Departamento de Biologia, Faculdade de Filosofia, Ciências e Letras de Ribeirão Preto-FFCLRP, Universidade de São Paulo-USP, Av. Bandeirantes 3900, Ribeirão Preto, SP, CEP 14040-901, Brazil; email: correiadarocha@yahoo.com.br</text:p>
          </table:table-cell>
          <table:table-cell table:number-columns-repeated="7"/>
          <table:table-cell office:value-type="float" office:value="166707" calcext:value-type="float">
            <text:p>166707</text:p>
          </table:table-cell>
          <table:table-cell/>
          <table:table-cell office:value-type="string" calcext:value-type="string">
            <text:p>GENEA</text:p>
          </table:table-cell>
          <table:table-cell office:value-type="float" office:value="23443762" calcext:value-type="float">
            <text:p>23443762</text:p>
          </table:table-cell>
          <table:table-cell office:value-type="string" calcext:value-type="string">
            <text:p>English</text:p>
          </table:table-cell>
          <table:table-cell office:value-type="string" calcext:value-type="string">
            <text:p>Genetica</text:p>
          </table:table-cell>
          <table:table-cell office:value-type="string" calcext:value-type="string">
            <text:p>Article</text:p>
          </table:table-cell>
          <table:table-cell office:value-type="string" calcext:value-type="string">
            <text:p>Scopus</text:p>
          </table:table-cell>
          <table:table-cell office:value-type="string" calcext:value-type="string">
            <text:p>2-s2.0-84875671566</text:p>
          </table:table-cell>
          <table:table-cell table:number-columns-repeated="983"/>
        </table:table-row>
        <table:table-row table:style-name="ro1">
          <table:table-cell office:value-type="string" calcext:value-type="string">
            <text:p>Roumbedakis K., Marchiori N.C., Paseto A., Goncalves E.L.T., Luque J.L., Cepeda P.B., Sanches E.G., Martins M.L.</text:p>
          </table:table-cell>
          <table:table-cell office:value-type="string" calcext:value-type="string">
            <text:p>Parasite fauna of wild and cultured dusky-grouper Epinephelus marginatus (Lowe, 1834) from Ubatuba, Southeastern Brazil [Fauna parasitária da garoupa selvagem e de cultivo Epinephelus marginatus (Lowe, 1834) em Ubatuba, sudeste do Brasil]</text:p>
          </table:table-cell>
          <table:table-cell office:value-type="float" office:value="2013" calcext:value-type="float">
            <text:p>2013</text:p>
          </table:table-cell>
          <table:table-cell office:value-type="string" calcext:value-type="string">
            <text:p>Brazilian Journal of Biology</text:p>
          </table:table-cell>
          <table:table-cell office:value-type="float" office:value="73" calcext:value-type="float">
            <text:p>73</text:p>
          </table:table-cell>
          <table:table-cell office:value-type="float" office:value="4" calcext:value-type="float">
            <text:p>4</text:p>
          </table:table-cell>
          <table:table-cell/>
          <table:table-cell office:value-type="float" office:value="871" calcext:value-type="float">
            <text:p>871</text:p>
          </table:table-cell>
          <table:table-cell office:value-type="float" office:value="878" calcext:value-type="float">
            <text:p>878</text:p>
          </table:table-cell>
          <table:table-cell/>
          <table:table-cell office:value-type="float" office:value="2" calcext:value-type="float">
            <text:p>2</text:p>
          </table:table-cell>
          <table:table-cell office:value-type="string" calcext:value-type="string">
            <text:p>10.1590/S1519-698420130004000025</text:p>
          </table:table-cell>
          <table:table-cell office:value-type="string" calcext:value-type="string">
            <text:p>http://www.scopus.com/inward/record.url?eid=2-s2.0-84899939843&amp;partnerID=40&amp;md5=3a9a1dedcb4d4118f2b3b11a6fca8fdd</text:p>
          </table:table-cell>
          <table:table-cell office:value-type="string" calcext:value-type="string">
            <text:p>AQUOS - Laboratory of Aquatic Organisms Health, Aquaculture Department, Federal University of Santa Catarina, Rod. Admar Gonzaga 1346, Florianópolis, SC, Brazil; Departamento de Parasitologia Animal, Curso de Pós-Graduação em Ciências Veterinárias, Universidade Federal Rural do Rio de Janeiro, Instituto de Veterinária, BR 465, CEP 23851-970 Seropédica, RJ, Brazil; Núcleo de Pesquisa e Desenvolvimento do Litoral Norte, Instituto de Pesca/APTA/SAA, Rua Joaquim Lauro Monte Claro Neto 2275, Ubatuba, SP, Brazil</text:p>
          </table:table-cell>
          <table:table-cell office:value-type="string" calcext:value-type="string">
            <text:p>Roumbedakis, K., AQUOS - Laboratory of Aquatic Organisms Health, Aquaculture Department, Federal University of Santa Catarina, Rod. Admar Gonzaga 1346, Florianópolis, SC, Brazil; Marchiori, N.C., AQUOS - Laboratory of Aquatic Organisms Health, Aquaculture Department, Federal University of Santa Catarina, Rod. Admar Gonzaga 1346, Florianópolis, SC, Brazil; Paseto, Á., AQUOS - Laboratory of Aquatic Organisms Health, Aquaculture Department, Federal University of Santa Catarina, Rod. Admar Gonzaga 1346, Florianópolis, SC, Brazil; Gonçalves, E.L.T., AQUOS - Laboratory of Aquatic Organisms Health, Aquaculture Department, Federal University of Santa Catarina, Rod. Admar Gonzaga 1346, Florianópolis, SC, Brazil; Luque, J.L., Departamento de Parasitologia Animal, Curso de Pós-Graduação em Ciências Veterinárias, Universidade Federal Rural do Rio de Janeiro, Instituto de Veterinária, BR 465, CEP 23851-970 Seropédica, RJ, Brazil; Cepeda, P.B., Departamento de Parasitologia Animal, Curso de Pós-Graduação em Ciências Veterinárias, Universidade Federal Rural do Rio de Janeiro, Instituto de Veterinária, BR 465, CEP 23851-970 Seropédica, RJ, Brazil; Sanches, E.G., Núcleo de Pesquisa e Desenvolvimento do Litoral Norte, Instituto de Pesca/APTA/SAA, Rua Joaquim Lauro Monte Claro Neto 2275, Ubatuba, SP, Brazil; Martins, M.L., AQUOS - Laboratory of Aquatic Organisms Health, Aquaculture Department, Federal University of Santa Catarina, Rod. Admar Gonzaga 1346, Florianópolis, SC, Brazil</text:p>
          </table:table-cell>
          <table:table-cell office:value-type="string" calcext:value-type="string">
            <text:p>This study aimed at identifying and quantifying the parasites of wild and cultured dusky grouper Epinephelus marginatus. During a year and thereby all four seasons, 20 wild and 20 cultured groupers were examined for the presence of parasites, except in the last season, in which 19 wild and 20 cultured fish were examined, totalling 159 groupers analysed from Ubatuba, southeastern Brazil. Prevalence, mean intensity of infection, mean abundance and mean relative dominance were calculated. Five species of parasites were identified in fish from both origins: Pseudorhabdosynochus beverleyburtonae (Monogenea), Neobenedenia melleni (Monogenea), Pseudempleurosoma sp. (Monogenea), Helicometrina nimia (Digenea) and larvae of Contracaecum sp. (Nematoda). The prevalence of ectoparasites, in most cases, was higher than endoparasites. The most abundant parasite was the monogenea Pseudorhabdosynochus beverleyburtonae in both wild and cultured fish, along all seasons. Neobenedenia melleni was observed in wild and cultured fish in all seasons, with a gradual increase in the number of parasites from the coldest to the hottest seasons, with the highest prevalence and mean intensity in the summer. Helicometrina nimia was found in all seasons in both wild and cultured fish, except for summer, where its presence was detected only in wild fish. Pseudempleurosoma sp. and larvae of Contracaecum sp. showed low prevalence occurring in wild and cultured fish in the autumn and spring, respectively. This study revealed high intensities of potentially pathogenic parasites that could favour disease outbreaks in culture conditions.</text:p>
          </table:table-cell>
          <table:table-cell office:value-type="string" calcext:value-type="string">
            <text:p>Helicometrina nimia; Neobenedenia melleni; Parasitology; Pseudorhabdosynochus beverleyburtonae; Seasonality; Serranidae</text:p>
          </table:table-cell>
          <table:table-cell office:value-type="string" calcext:value-type="string">
            <text:p>animal; article; Brazil; fish disease; parasitology; prevalence; season; Animals; Brazil; Fish Diseases; Prevalence; Seasons</text:p>
          </table:table-cell>
          <table:table-cell table:number-columns-repeated="5"/>
          <table:table-cell office:value-type="string" calcext:value-type="string">
            <text:p>Bilqees, F.M., (1981) Digenetic Trematodes Fishes of Karachi Coast, p. 207. , Karachi: Kifayat Academy; Bondad-Reantaso, M.G., Subasinghe, R.P., Arthur, J.R., Ogawa, K., Chinabut, S., Adlard, R., Tan, Z., Shariff, M., Diseases and health management in Asian aquaculture (2005) Veterinary Parasitology, 132 (3-4), pp. 249-272; Bullard, S.A., Goldstein, R.J., Hocking, R., Jewel, J., A new geographic locality and three new host records for Neobenedenia melleni (MacCallum) (Monogenea: Capsalidae) (2003) Gulf and Caribbean Research, 15 (1), pp. 1-4; Carvalho, A.R., Luque, J.L., Ocorrência de Neobenedenia melleni (Monogenea; Capsalidae) em Trichiurus lepturus (Perciformes; Trichiuridae), naturalmente infestados, no litoral do Rio de Janeiro, Brasil (2009) Brazilian Journal of Veterinary Parasitology, 18 (1), pp. 74-76; Cribb, T.H., Bray, R.A., Wright, T., Pichelin, S., The trematodes of groupers (Serranidae: Epinephelinae): Knowledge, nature and evolution (2002) Parasitology, 124, pp. 23-42; Deveney, M.R., Chisholm, L.A., Whittington, I.D., First published record of the pathogenic monogenean parasite Neobenedenia melleni (Capsalidae) from Australia (2001) Diseases of Aquatic Organisms, 46 (1), pp. 79-82; Dogiel, V.A., (1964) General Parasitology, p. 516. , Edinburgh: Oliver and Boyd; Eiras, J.C., Takemoto, R.M., Pavanelli, G.C., (2006) Métodos de estudo e técnicas laboratoriais em parasitologia de peixes, p. 199. , Maringá: Eduem; Euzet, L., Combes, C., The selection of habitats among the monogenea (1998) International Journal for Parasitology, 28 (10), pp. 1645-1652; Hafeezullah, M., A review on the validity of Helicometrina Linton, 1910 and Stenopera Manter, 1933 (Trematoda) (1971) Acta Parasitologica Polonica, 19, pp. 133-139; Hartwich, G., Keys to genera of the Ascaridoidea (1974) CIH keys to the nematode parasites of vertebrates, no, p. 15. , In ANDERSON, RC., CHABAUD, AG. and WILLMOTT, S. (Eds.), 2, London: Farnham Royal; Commonwealth Agricultural Bureaux; Heemstra, P.C., Randall, J.E., (1993) Groupers of the world (family Serranidae, subfamily Epinephelinae): An annotated and illustrated catalogue of the grouper, rockcod, hind, coral grouper and lyretail species known to date, 16, p. 382. , Rome: FAO. FAO species catalogue; Hirazawa, N., Takano, R., Hagiwara, H., Noguchi, M., Narita, M., The influence of different water temperatures on Neobenedenia girellae (Monogenea) infection, parasite growth, egg production and emerging second generation on amberjack Seriola dumerili (Carangidae) and the histopathological effect of this parasite on fish skin (2010) Aquaculture, 299 (1-4), pp. 2-7; Jahn, T.L., Kuhn, L.R., The life history of Epibdella melleni Maccallum, 1927, a monogenetic trematode parasitic on marine fishes (1932) Biological Bulletin, 62 (1), pp. 89-111; Jones, A., Bray, R.A., Gibson, D.I., (2005) Keys to the Trematoda, 2, p. 745. , (Eds), Wallingford: CAB International; Kerber, C.E., Sanches, E.G., Santiago, M., Luque, J.L., First record of Neobenedenia melleni (Monogenea: Capsalidae) in sea-farmed cobia (Rachycentron canadum) in Brazil (2011) Revista Brasileira de Parasitologia Veterinária, 20 (4), pp. 331-333; Kritsky, D.C., Boeger, W.A., Popazoglo, F., Neotropical Monogenoidea 22. Variation in Scleroductus species (Gyrodactylidea, Gyrodactylidae) from siluriform fishes of southeastern Brazil (1995) Journal of Helminthology, 62 (1), pp. 53-65; Leong, T.S., Control of parasites in cultured marine finfishes in Southeast Asia-an overview (1997) International Journal for Parasitology, 27 (10), pp. 177-184; Leong, T.S., Wong, S.Y., A comparative study of the parasite fauna of wild and cultured grouper (Epinephelus malabaricus Bloch and Schneider) in Malaysia (1988) Aquaculture, 68 (3), pp. 203-207; Linton, E., (1910) Helminth fauna of the Dry Tortugas II, 4, pp. 11-98. , Trematodes. Washington: Carnegie Institution. Papers from the Tortugas Laboratory of the Carnegie Institute; Luo, Y.F., Yang, T.B., Seasonal population dynamics of the monogeneans Pseudorhabdosynochus coioidesis and P serrani on wild vs. cultured groupers in Daya Bay, South China Sea (2010) Helminthologia, 47 (4), pp. 241-250; Luque, J.L., Poulin, R., Use of fish as intermediate hosts by helminth parasites (2004) Acta Parasitologica, 49 (4), pp. 353-361; Main, K.L., Rosenfeld, C., (1996) Aquaculture health management strategies for marine fishes: Proceedings of a workshop in Honolulu, pp. 9-13. , Hawaii, October 9-13, Waimanolo, USA.: Oceanic Institute 1995; Moravec, F., Vidal-Martínez, V.M., Vargas-Vázquez, J., Vivas-Rodríguez, C., González-Solís, D., Mendozafranco, E., Simá-Alvarez, R., Guemez-Ricalde, J., Helminth parasites of Epinephelus morio (Pisces: Serranidae) of the Yucatan Peninsula, southeastern Mexico (1997) Folia Parasitologica, 44 (4), pp. 255-266; Ogawa, K., Bondad-Reantaso, M.G., Fukudome, M., Wakabayashy, H., Neobenedenia girellae (Hargis, 1955) Yamaguti 1963 (Monogenea: Capsalidae) from cultured marine fishes of Japan (1995) Journal of Parasitology, 81 (2), pp. 223-227; Oliva, M.E., Muñoz, M.A., Helicometra fasciata (Rudolphi, 1819) y Helicometrina nimia Linton, 1910 (Trematoda: Opecoelidae) en peces marinos de la II Región, Chile (1985) Parasitología al Dia, 9, pp. 107-111; Reiczigel, J., Rózsa, L., (2005) Quantitative Parasitology 3, , http://www.zoologia.hu/qp/qp.html, Accessed in: 18 Jul. 2011., 0. Available from; Rohde, K., Hayward, C., Heap, M., Aspects of the ecology of metazoan ectoparasites of marine fishes (1995) International Journal for Parasitology, 25 (8), pp. 945-970; Rückert, S., Klimpel, S., Al-Quraishy, S., Mehlhorn, H., Palm, H.W., Transmission of fish parasites into grouper mariculture (Serranidae: Epinephelus coioides (Hamilton, 1822) in Lampung Bay, Indonesia (2009) Parasitology Research, 104 (3), pp. 523-532; Rückert, S., Klimpel, S., Palm, H.W., Parasites of cultured and wild brown-marbled grouper Epinephelus fuscoguttatus (Forsskål, 1775) in Lampung Bay, Indonesia (2010) Aquaculture Research, 41 (8), pp. 1158-1169; Sanches, E.G., Henriques, M.B., Fagundes, L., Viabilidade econômica do cultivo da garoupa-verdadeira Epinephelus marginatus em tanques-rede, região Sudeste do Brasil (2006) Informações econômicas, 36 (12), pp. 15-25; Sanches, E.G., Vianna, R.T., Ocorrência de Neobenedenia melleni (Monogenea: Capsalidae) em garoupa-verdadeira Epinephelus marginatus (Lowe, 1834) cultivada em tanques-rede (2007) Arquivos de Ciências do Mar, 40 (2), pp. 96-100; Santos, C.P., Buchmann, K., Gibson, D.I., Pseudorhabdosynochus spp (Monogenea: Diplectanidae) from the gills of Epinephelus spp. in Brazilian waters (2000) Systematic Parasitology, 45 (2), pp. 145-153; Santos, C.P., Mourão, E.D., Cardenas, M.Q., Pseudempleurosoma gibsoni n sp., a new Ancyrocephalid Monogenean from Paralonchurus brasiliensis (Sciaenidae) from off the Southeastern Coast of Brazil (2001) Memórias do Instituto Oswaldo Cruz, 96 (2), pp. 215-219; Scholz, T., Parasites in cultured and feral fish (1999) Veterinary Parasitology, 84 (3-4), pp. 317-335; Sikkel, P.C., Nemeth, D., McCammon, A., Williams Jr., E.H., Habitat and Species Differences in Prevalence and Intensity of Neobenedenia melleni (Monogenea: Capsalidae) on Sympatric Caribbean Surgeonfishes (Acanthuridae) (2009) Journal of Parasitology, 95 (1), pp. 63-68; Sogandares-Bernal, F., Digenetic trematodes of marine fishes from the Gulf of Panama and Bimini, British West Indies (1959) Tulane Studies in Zoology, 7 (3), pp. 71-117; Vicente, J.J., Pinto, R.M., Nematóides do Brasil (1999) Nematóides de peixes. Atualização: 1985-1998. Revista Brasileira de Zoologia, 16 (3), pp. 561-610; Whittington, I.D., Horton, M.A., A revision of Neobenedenia Yamaguti, 1963 (Monogenea: Capsalidae) including a redescription of N melleni (MacCallum, 1927) Yamaguti, 1963 (1996) Journal of Natural History, 30 (8), pp. 1113-1156; Yamaguti, S., New monogenetic trematodes from Hawaiian fishes, I (1965) Pacific Science, 19 (1), pp. 55-95</text:p>
          </table:table-cell>
          <table:table-cell table:number-columns-repeated="3"/>
          <table:table-cell office:value-type="string" calcext:value-type="string">
            <text:p>Instituto Internacional de Ecologia</text:p>
          </table:table-cell>
          <table:table-cell table:number-columns-repeated="4"/>
          <table:table-cell office:value-type="float" office:value="15196984" calcext:value-type="float">
            <text:p>15196984</text:p>
          </table:table-cell>
          <table:table-cell table:number-columns-repeated="2"/>
          <table:table-cell office:value-type="float" office:value="24789405" calcext:value-type="float">
            <text:p>24789405</text:p>
          </table:table-cell>
          <table:table-cell office:value-type="string" calcext:value-type="string">
            <text:p>English; Portuguese</text:p>
          </table:table-cell>
          <table:table-cell office:value-type="string" calcext:value-type="string">
            <text:p>Braz. J. Biol.</text:p>
          </table:table-cell>
          <table:table-cell office:value-type="string" calcext:value-type="string">
            <text:p>Article</text:p>
          </table:table-cell>
          <table:table-cell office:value-type="string" calcext:value-type="string">
            <text:p>Scopus</text:p>
          </table:table-cell>
          <table:table-cell office:value-type="string" calcext:value-type="string">
            <text:p>2-s2.0-84899939843</text:p>
          </table:table-cell>
          <table:table-cell table:number-columns-repeated="983"/>
        </table:table-row>
        <table:table-row table:style-name="ro1">
          <table:table-cell office:value-type="string" calcext:value-type="string">
            <text:p>Simoes S.M., D'Incao F., Fransozo A., Castilho A.L., Da Costa R.C.</text:p>
          </table:table-cell>
          <table:table-cell office:value-type="string" calcext:value-type="string">
            <text:p>Sex ratio, growth and recruitment of the pelagic shrimp Acetes americanus on the southeastern coast of Brazil</text:p>
          </table:table-cell>
          <table:table-cell office:value-type="float" office:value="2013" calcext:value-type="float">
            <text:p>2013</text:p>
          </table:table-cell>
          <table:table-cell office:value-type="string" calcext:value-type="string">
            <text:p>Journal of Crustacean Biology</text:p>
          </table:table-cell>
          <table:table-cell office:value-type="float" office:value="33" calcext:value-type="float">
            <text:p>33</text:p>
          </table:table-cell>
          <table:table-cell office:value-type="float" office:value="1" calcext:value-type="float">
            <text:p>1</text:p>
          </table:table-cell>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office:value-type="string" calcext:value-type="string">
            <text:p>10.1163/1937240X-00002108</text:p>
          </table:table-cell>
          <table:table-cell office:value-type="string" calcext:value-type="string">
            <text:p>http://www.scopus.com/inward/record.url?eid=2-s2.0-84881054404&amp;partnerID=40&amp;md5=272e1782d88702297916fb5e76f4c518</text:p>
          </table:table-cell>
          <table:table-cell office:value-type="string" calcext:value-type="string">
            <text:p>LABCAM (Laboratório de Biologia de Camarões Marinhos e de Água Doce), Departamento de Ciěncias Biológicas, Faculdade de Ciencias, UNESP, 17033-360, Baum, SP, Brazil; Pós-Graduação em Ciěncias Biológicas, A/C: Zoologia, IBB, UNESP, 18618-000, Botucatu, SP, Brazil; Laboratório de Crustáceos Decápodos, Departamento de Oceanografia, Universidade Federal do Rio Grande, FURG, 96201-900, Rio Grande, RS, Brazil; Departamento de Zoologia, Instituto de Biociěncias, UNESP, 18618-000, Botucatu, SP, Brazil</text:p>
          </table:table-cell>
          <table:table-cell office:value-type="string" calcext:value-type="string">
            <text:p>Simões, S.M., LABCAM (Laboratório de Biologia de Camarões Marinhos e de Água Doce), Departamento de Ciěncias Biológicas, Faculdade de Ciencias, UNESP, 17033-360, Baum, SP, Brazil, Pós-Graduação em Ciěncias Biológicas, A/C: Zoologia, IBB, UNESP, 18618-000, Botucatu, SP, Brazil; D'Incao, F., Laboratório de Crustáceos Decápodos, Departamento de Oceanografia, Universidade Federal do Rio Grande, FURG, 96201-900, Rio Grande, RS, Brazil; Fransozo, A., Departamento de Zoologia, Instituto de Biociěncias, UNESP, 18618-000, Botucatu, SP, Brazil; Castilho, A.L., Departamento de Zoologia, Instituto de Biociěncias, UNESP, 18618-000, Botucatu, SP, Brazil; Da Costa, R.C., LABCAM (Laboratório de Biologia de Camarões Marinhos e de Água Doce), Departamento de Ciěncias Biológicas, Faculdade de Ciencias, UNESP, 17033-360, Baum, SP, Brazil, Pós-Graduação em Ciěncias Biológicas, A/C: Zoologia, IBB, UNESP, 18618-000, Botucatu, SP, Brazil</text:p>
          </table:table-cell>
          <table:table-cell office:value-type="string" calcext:value-type="string">
            <text:p>We evaluated the population dynamics of Acetes americanus Ortmann, 1893 focusing on sex ratio, individual growth, longevity, and the juvenile recruitment period. Samples were collected monthly from January 2006 to June 2007 in the bay of Ubatuba, Brazil. Specimen growth was identified for each gender, and the chosen cohorts were fitted in a von Bertalanffy Growth Model (VBGM); longevity was estimated by the von Bertalanffy inverse equation, considering 99% of the asymptotic length. A total of 6881 individuals (2343 males and 4538 females) were captured. On average the body size (total length) was greater in females (14.64 ± 3.34 mm) than in males (12.27 ± 1.86 mm). The mean growth curves (obtained by grouping the cohorts for each sex), provided estimates of TL∞ = 19.33 mm, k = 0.02 and t0 = -0.12 days for females and TL∞ = 15.13 mm, k = 0.03 and to = -0.07 days for males, where TL∞ is the asymptotic length, k is coefficient of growth and to is the theorical age when the size is equal to 0. Longevity was estimated at 0.61 years for females and 0.50 years for males. The sex ratio tended to favor females, which corroborates with others studies of sergestids. Our finding that males of A. americanus have higher values of k and therefore achieve a smaller size relative to females has been observed in other penaeids. We concluded that this differential growth pattern between the sexes is found across Dendrobranchiata. The life cycles of penaeids have an average duration of approximately 1-2 years, but our results corroborate other studies that estimate a shorter longevity for Acetes, as species of this genus are typically smaller in size. We found continuous recruitment with two main peaks observed during the study period, corroborating previous studies of Acetes. © The Crustacean Society, 2013. Published by Brill NV, Leiden.</text:p>
          </table:table-cell>
          <table:table-cell office:value-type="string" calcext:value-type="string">
            <text:p>Acetes americanus; Dendrobranchiata; Longevity; Population dynamics; Sergestidae</text:p>
          </table:table-cell>
          <table:table-cell table:number-columns-repeated="6"/>
          <table:table-cell office:value-type="string" calcext:value-type="string">
            <text:p>Amin, S.M.N., Arshad, A., Bujang, J.S., Siraj, S.S., Growth, mortality and yield-per-recruit of sergestid shrimp, Aceies intermedius Omori, 1975 (Decapoda: Sergestidae) from length frequency analysis in the coastal waters of Malacca, Peninsular Malaysia. Pertanika (2008) Journal of Tropical Agricultural Science, 31, pp. 55-66; Amin, S.M.N., Arshad, A., Bujang, J.S., Siraj, S.S., Age structure, growth, mortality and yield-per-recruit of sergestid shrimp, Aceies indicus (Decapoda: Sergestidae) from the coastal waters of Malacca, Peninsular Malaysia (2009) Journal of Applied Sciences, 9, pp. 801-814; Siraj, S.S., Sidik, B.J., Population structure, growth, mortality and yield per recruit of sergestid shrimp, Aceies japonicus (Decapoda: Sergestidae) from the coastal waters of Malacca, Peninsular Malaysia (2009) Indian Journal of Marine Sciences, 38, pp. 57-68; Bujang, J.S., Siraj, S.S., Goddard, S., Reproductive biology of the sergestid shrimp Aceies indicus (Decapoda: Sergestidae) in Coastal Waters of Malacca, Peninsular Malaysia (2009) Zoological Studies, 48, pp. 753-760; Arculeo, M., Vitale, S., Cannizaro, L., Lo Brutto, S., Growth parameters and population structure of Arisieus cmteitnatus (Decapoda, Penaeidae) in the south Tyrrhenian Sea (Southern coast of Italy) (2011) Crustaceana, 84, pp. 1099-1109; Arshad, A., Amin, S.M.N., Yu, G.T., Oh, S.Y., Bujang, J.S., Ghaffar, M.A., Population characteristics, length-weight and length-length relationships of Aceies vulgaris (Decapoda: Sergestidae) in the Coastal waters of Pontian, Johor, Peninsular Malaysia (2008) Journal of Biological Sciences, 8, pp. 1298-1303; Bate, C.S., Report on the Crustacea Macrura collected by the H. M. S. Challenger during the years 1873-76 (1888) Report on the Scientific Results of the Voyage of H. M. S., p. 24. , Challenger during the years 1873-76, i-xc + 1-942, plates 1-150 in separate volume; Bauer, R.T., Testing generalizations about latitudinal variation in reproduction and patterns with sicyoniid and caridean shrimp species (1992) Invertebrate Reproduction and Development, 22, pp. 193-202; Lin, J., Temporal patterns of reproduction and recruitment in populations of the penaeid shrimps Trachypenaeus similis (Smith) and T. Consiricius (Stimpson) (Crustacea: Decapoda) form the north-central gulf of Mexico (1994) Journal of Experimental Marine Biology and Ecology, 182, pp. 205-222; Rivera Vega, L.W., Pattern of reproduction and recruitment in two sicyoniid shrimp species (Decapoda: Penaeoidea) from a tropical seagrass habitat (1992) Journal of Experimental of Marine Biology and Ecology, 161, pp. 223-240; Boschi, E.E., Crecimiento, migracion y ecologia del camaron comercial Artemesia longinaris, Bate (1969) FAO Fisheries Report, 57, pp. 833-846; Castilho, A.L., Costa, R.C., Fransozo, A., Boschi, E.E., Reproductive pattern of the South American endemic shrimp Artemesia longinaris (Decapoda, Penaeidae), off S3o Paulo State, Brazil (2007) Revista de Biología Tropical, 55, pp. 39-48; Furlan, M., Costa, R.C., Fransozo, V., Reproductive biology of the rock shrimp Sicyonia dorsalis (Decapoda: Penaeoidea) from the southeastern coast of Brazil (2008) Invertebrate Reproduction &amp; Development, 52, pp. 59-68; Castro, R.H., Costa, R.C., Fransozo, A., Mantelatto, F.L.M., Population structure of the seabob shrimp Xiphopenaeus kroyeri (Heller, 1862) (Crustacea: Penaeoidea) in the littoral of S3o Paulo, Brazil (2005) Scientia Marina, 69, pp. 105-112; Cerrato, R.M., Interpretable statistical tests for growth comparisons using parameters in the von Bertalanffy equation (1990) Canadian Journal of Fisheries and Aquatic Sciences, 47, pp. 1416-1426; Cha, H.K., Oh, C.S., Hong, Y., Park, K.Y., Reproduction and population dynamics of Penaeus chinensis (Decapoda, Penaeidae) on the western coast of Korea, Yellow Sea (2002) Fisheries Research, 56, pp. 25-36; Costa, R.C., Fransozo, A., Reproductive biology of the shrimp Rimapenaeus consiricius (Decapoda, Penaeidae) in the Ubatuba Region of Brazil (2004) Journal of Crustacean Biology, 24, pp. 274-281; Mantelatto, F.L.M., Castro, R.H., Occurrence of shrimp species (Natantia: Penaeidea: Caridea) in Ubatuba Bay, Ubatuba, SP, Brazil (2000) Proceedings of the Biological Society Washington, 113, pp. 776-781; Melo, G.A.S., Freire, F.A.M., An illustrated key for Dendrobranchiata shrimps from the northern coast of S3o Paulo state, Brazil (2003) Biota Neotropica, 3, pp. 1-12; Die, D.J., Tagging data distributions and the estimation of growth parameters in penaeids (1992) Bureau of Rural Resources Proceedings, 12, pp. 145-156; D'Incao, F., Fonseca, D.B., Performance of the von Bertalanffy growth curve in penaeid shrimp: A critical approach (1999) Proceedings of the Fourth International Crustacean Congress, p. 5. , Amsterdam, The Netherlands; Martins, S.T.S., Brazilian species of the genera Acetes H. Milne Edwards, 1830 and Peisos Burkenroad, 1945 (Decapoda: Sergestidae) (2000) Journal of Crustacean Biology, 20, pp. 78-86; Dumont, L.F.C., D'Incao, F., Growth and reproductive pattern of the caridean shrimp Palaeomonetes argentinus Nobili, 1901 (Decapoda, Palaemonidae) in the south of Rio Grande do Sul, Brazil (2004) Nauplius, 12, pp. 151-163; FISHSTAT Plus: Universal Software for Fisheries Statistical Time Series (2008) Food and Agriculture Organization of the United Nations (FAO), , FAO, Fisheries Information, Data and Statistics Unit; Fonseca, D.B., D'Incao, F., Gowth and reproductive parameters of Katliapseudes schubartii in the estuarine region of the Lagoa dos Patos (southern Brazil) (2003) Journal of the Marine Biological Association of the United Kingdom, 83, pp. 931-935; Gab-Alla, A.A.-F.A., Hartnoll, R.G., Ghobashy, A.-F., Mohammed, S.Z., Biology of penaeid prawns in the Suez Canallakes (1990) Marine Biology, 107, pp. 417-426; Gulland, J.A., Rothschild, B.J., (1981) Penaeid Shrimps: Their Biology and Management. Fishing News Books, p. 308. , Famham; Hansen, H.J., The sergestidae of the siboga expedition (1919) Siboga Expedition, Monograph, 38, pp. 1-65. , 5; Heller, C., Beiträge zur näheren Kenntnis der Macrouren (1862) Sitzungsberichte der Mathematisch Naturwissenschaftlichen Classe der Kaiserliche Akademmie der Wissenschaften, Wien, 45 (1), pp. 389-426; Keunecke, K.A., D'Incao, F., Fonseca, D.B., Growth and mortality of Hepalus pudibundus (Crustacea: Calappidae) in southwestern Brazil (2007) Journal of the Marine Biological Association of the United Kingdom, 87, pp. 885-891; Kishinouye, K., On a species of Acetes from Japan (1905) Annotationes Zoologicae Japonenses, 5, pp. 163-167; Kirkwood, G.P., Somers, I.F., Growth of two species of tiger prawn, Penaeus esculentus and P. Semisulcaius, in the western Gulf of Carpentaria (1984) Australian Journal of Marine and Freshwater Research, 35, pp. 703-712; Lindner, M.J., Anderson, W.W., Growth, migrations, spawning and size distribution of shrimp Penaeus setiferus (1956) Fishery Bulletin, 56, pp. 553-645; Lopes-Leitzke, E.R., Dumont, L.F.C., D'Incao, F., Growth of Ligia exotica (Isopoda: Oniscidea: Ligiidae) in two estuarine regions of Patos Lagoon, Rio Grande do Sul, Brazil (2009) Journal of the Marine Biological Association of the United Kingdom, 89, pp. 735-741; Milne Edwards, H., Description des genres Glaucothoe, Sicyonie, Sergeste et Acete, de l'ordre des Crustacfa Ddcapodes (1830) Annales des Sciences Naturalles, 19 (1), pp. 333-352; Nataraj, S., On some species of Acetes (Crustacea, Sergestidae) from Travancore (1947) Records of the Indian Museum, 45, pp. 139-147; Oh, C.W., Jeong, I.J., Reproduction and population dynamics of Acetes chinensis (Decapoda: Sergestidae) on the western coast of Korea, Yellow Sea (2003) Journal of Crustacean Biology, 23, pp. 827-835; Omori, M., The systematics, biogeography, and fishery of epipelagic shrimps of the genus Aceies (Crustacea, Decapoda, Sergestidae) (1975) Bulletin of the Ocean Research Institute University of Tokyo, 7, pp. 1-91; Omundsen, S.L., Sheaves, M.J., Molony, B.W., Temporal population dynamics of the swarming shrimp, Aceies sibogae australis, in a tropical near-shore system (2000) Marine and Freshwater Research, 51, pp. 249-253; Ortmann, A., Decapoden und Schizopoden (1893) Ergebnisse der Plankton-expedition der Humboldt-Stiftung, 2 D, pp. 1-120. , 10 plates; Perez-Castafieda, R., Defeo, O., Growth and mortality of transient shrimp populations (Farfantepenaeus spp.) in a coastal lagoon of Mexico: Role of the environment and density-dependence (2005) ICES Journal of Marine Science, 62, pp. 14-24; Pianka, E.R., On r-and k-selection (1970) American Society of Naturalists, 104, pp. 592-597; Pianka, E.R., (1983) Evolutionary Ecology. Benjamim/Cummings, p. 577. , San Francisco, CA; Rodrigues, E.S., Pita, J.B., Lopes, R.G., Coelho, J.A.P., Puzzi, A., Aspectos biológicos e pesqueiros do camarião sete-barbas (Xiphopenaeus kroyeri) capturado pela pesca artesanal no litoral do estado de S3o Paulo (1992) Boletim do Instituto de Pesca, 19, pp. 67-81; Rodrigues, M.A., D'Incao, F., Comparação do crescimentoentre Callinectes sapidus (Crustacea, Decapoda, Portunidae) coletados em campo e mantidos em condições controladas (2008) Iheringia. Série Zoologia, 98, pp. 372-378; Santos, M.C.F., Ivo, C.T., Pesca, biologia e dinamica populacional do camar3o sete-barbas, Xiphopenaeus kroyeri (Heller, 1862) (Crustacea: Penaeidae) capturados em frente ao munici'pio de caravelas (Bahia-Brasil) (2000) Boletim Ténico-científico do CEPENE, 8, pp. 131-164; Simões, S.M., Castilho, A.L., Fransozo, A., Negreiros-Fransozo, M.L., Costa, R.C., Ecological distribution of the shrimps Acetes americanus and Peisos petrunkevitchi (Crustacea, Sergestoidea) in the southeastern Brazilian littoral Journal of the Marine Biological Association of the United Kingdom, , press; Sokal, R.R., Rohlf, F.J., (1995) Biometry the Principles of Pratices of Statistics in Biological Research, p. 887. , 3rd Edition. W. H. Freeman and Co, New York; Stimpson, W., (1874) Notes on North American Crustacea, in the museum of the Smithsonian Institution. No. 3. Annals of the Lyceum of Natural History of New York, 10, pp. 119-163; Ung, E.H., Itoh, S., A comparison of nutritional characteristics between Antartic euphausiid meal (Euphasia superba) and tropical sergestid meal (Acetes sp.) (1989) The First International Marine Biotechnology Conference Tokyo, , Paper presented on Program of, Japan, 1989; Von Bertalanffy, L., A quantitative theory of organic growth (1938) Human Biology, 10, pp. 181-213; Wenner, A.M., Sex ratio as a function of size in marine crustacean (1972) American Nature, 106, pp. 321-351; Xiao, Y., Greenwood, J.G., The biology of Acetes (Crustacea, Sergestidae) (1993) Oceanography and Marine Biology: An Annual Review, 31, pp. 259-444; Yoshida, H., On the life history of Acetes japonicus Kishinouye (1949) Journal of the Shimonoseki College of Fisheries, 1, pp. 51-55; Zafar, M., Amin, S.M.N., Population dynamics of Acetes erythraeus in the Kutubdia channel of Bangladesh coastal water (2002) Journal of the Shimonoseki College of Fisheries, 49, pp. 141-146; Zar, J.H., (1999) Biostatistical Analysis. Prentice Hall, p. 662. , Upper Saddle River, NJ</text:p>
          </table:table-cell>
          <table:table-cell office:value-type="string" calcext:value-type="string">
            <text:p>Da Costa, R.C.; LABCAM (Laboratório de Biologia de Camarões Marinhos e de Água Doce), Departamento de Ciěncias Biológicas, Faculdade de Ciencias, UNESP, 17033-360, Baum, SP, Brazil; email: rccosta@fc.unesp.br</text:p>
          </table:table-cell>
          <table:table-cell table:number-columns-repeated="7"/>
          <table:table-cell office:value-type="float" office:value="2780372" calcext:value-type="float">
            <text:p>2780372</text:p>
          </table:table-cell>
          <table:table-cell/>
          <table:table-cell office:value-type="string" calcext:value-type="string">
            <text:p>JCBID</text:p>
          </table:table-cell>
          <table:table-cell/>
          <table:table-cell office:value-type="string" calcext:value-type="string">
            <text:p>English</text:p>
          </table:table-cell>
          <table:table-cell office:value-type="string" calcext:value-type="string">
            <text:p>J. Crustacean Biol.</text:p>
          </table:table-cell>
          <table:table-cell office:value-type="string" calcext:value-type="string">
            <text:p>Article</text:p>
          </table:table-cell>
          <table:table-cell office:value-type="string" calcext:value-type="string">
            <text:p>Scopus</text:p>
          </table:table-cell>
          <table:table-cell office:value-type="string" calcext:value-type="string">
            <text:p>2-s2.0-84881054404</text:p>
          </table:table-cell>
          <table:table-cell table:number-columns-repeated="983"/>
        </table:table-row>
        <table:table-row table:style-name="ro1">
          <table:table-cell office:value-type="string" calcext:value-type="string">
            <text:p>Batista E.F., Pessoa A.G.G., Guerra M.B.B., Miranda K., Pereira-Filho E.R.</text:p>
          </table:table-cell>
          <table:table-cell office:value-type="string" calcext:value-type="string">
            <text:p>Fast Sequential Determination of As and Sb, Bi and Pb by Continuous Flow Hydride Generation Atomic Absorption Spectrometry</text:p>
          </table:table-cell>
          <table:table-cell office:value-type="float" office:value="2013" calcext:value-type="float">
            <text:p>2013</text:p>
          </table:table-cell>
          <table:table-cell office:value-type="string" calcext:value-type="string">
            <text:p>Food Analytical Methods</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212" calcext:value-type="float">
            <text:p>1212</text:p>
          </table:table-cell>
          <table:table-cell office:value-type="float" office:value="1222" calcext:value-type="float">
            <text:p>1222</text:p>
          </table:table-cell>
          <table:table-cell table:number-columns-repeated="2"/>
          <table:table-cell office:value-type="string" calcext:value-type="string">
            <text:p>10.1007/s12161-012-9528-x</text:p>
          </table:table-cell>
          <table:table-cell office:value-type="string" calcext:value-type="string">
            <text:p>http://www.scopus.com/inward/record.url?eid=2-s2.0-84879800206&amp;partnerID=40&amp;md5=a15abe0dffb1f5a075077337a10d6461</text:p>
          </table:table-cell>
          <table:table-cell office:value-type="string" calcext:value-type="string">
            <text:p>Grupo de Análise Instrumental Aplicada-GAIA, Departamento de Química-DQ, Centro de Ciências Exatas e de Tecnologia-CCET, Universidade Federal de São Carlos-UFSCar, Rodovia Washington Luiz, km 235, P.O. Box 676, CEP 13565-905 São Carlos, São Paulo, Brazil</text:p>
          </table:table-cell>
          <table:table-cell office:value-type="string" calcext:value-type="string">
            <text:p>Batista, É.F., Grupo de Análise Instrumental Aplicada-GAIA, Departamento de Química-DQ, Centro de Ciências Exatas e de Tecnologia-CCET, Universidade Federal de São Carlos-UFSCar, Rodovia Washington Luiz, km 235, P.O. Box 676, CEP 13565-905 São Carlos, São Paulo, Brazil; Pessoa, A.G.G., Grupo de Análise Instrumental Aplicada-GAIA, Departamento de Química-DQ, Centro de Ciências Exatas e de Tecnologia-CCET, Universidade Federal de São Carlos-UFSCar, Rodovia Washington Luiz, km 235, P.O. Box 676, CEP 13565-905 São Carlos, São Paulo, Brazil; Guerra, M.B.B., Grupo de Análise Instrumental Aplicada-GAIA, Departamento de Química-DQ, Centro de Ciências Exatas e de Tecnologia-CCET, Universidade Federal de São Carlos-UFSCar, Rodovia Washington Luiz, km 235, P.O. Box 676, CEP 13565-905 São Carlos, São Paulo, Brazil; Miranda, K., Grupo de Análise Instrumental Aplicada-GAIA, Departamento de Química-DQ, Centro de Ciências Exatas e de Tecnologia-CCET, Universidade Federal de São Carlos-UFSCar, Rodovia Washington Luiz, km 235, P.O. Box 676, CEP 13565-905 São Carlos, São Paulo, Brazil; Pereira-Filho, E.R., Grupo de Análise Instrumental Aplicada-GAIA, Departamento de Química-DQ, Centro de Ciências Exatas e de Tecnologia-CCET, Universidade Federal de São Carlos-UFSCar, Rodovia Washington Luiz, km 235, P.O. Box 676, CEP 13565-905 São Carlos, São Paulo, Brazil</text:p>
          </table:table-cell>
          <table:table-cell office:value-type="string" calcext:value-type="string">
            <text:p>In this study, two methods were developed for the sequential determination of As and Sb, Bi and Pb using fast sequential continuous flow hydride generation atomic absorption spectrometry. Limits of detection obtained for As and Sb were 0.15 and 0.16 μg L-1 and for Bi and Pb were 0.60 and 0.77 μg L-1, respectively. Arsenic, Sb, and Bi were free from the influence of possible interferents in the levels investigated, but Pb showed a significant analytical signal decrease when Co, Cu, Fe, Ni, and HNO3 were presented in the solutions. The methods were applied to the analysis of water from the Tietê River (São Paulo State, Brazil), sea water from Praia Grande-Ubatuba (São Paulo State), chicken feed, trace elements in water (NIST 1643e), and trace metals in drinking water (HPS TMDW). The obtained recoveries varied from 88 (for As) to 116 % (for Bi). © 2012 Springer Science+Business Media New York.</text:p>
          </table:table-cell>
          <table:table-cell office:value-type="string" calcext:value-type="string">
            <text:p>Chicken feed; Fast sequential determination; Flame atomic absorption spectrometry; Hydride generation; River water; Sea water</text:p>
          </table:table-cell>
          <table:table-cell office:value-type="string" calcext:value-type="string">
            <text:p>Chicken feed; Flame atomic absorption spectrometry; Hydride generations; River water; Sequential determination; Animals; Antimony; Atomic absorption spectrometry; Hydrides; Lead; Seawater; Bismuth</text:p>
          </table:table-cell>
          <table:table-cell table:number-columns-repeated="5"/>
          <table:table-cell office:value-type="string" calcext:value-type="string">
            <text:p>Afonso, D.D., Baytak, S., Arslan, Z., (2010) J Anal At Spectrom, 25, p. 726; Ajtony, Z., Szoboszlai, N., Suskó, E.K., Mezei, P., Gyorgyc, K., Bencs, L., (2008) Talanta, 76, p. 627; Anderson, S.L., Pergantis, S.A., (2003) Talanta, 60, p. 821; Bakkali, K., Martos, N.R., Souhail, B., Ballesteros, E., (2009) Food Chem, 116, p. 590; Bazzi, A., Nriagu, J.O., Linder, A.M., Environ, J., (2008) Monit, 10, p. 1226; Becker, J.S., (2005) Trends Anal Chem, 2, p. 243; Bruns, R.E., Scarminio, I.S., de Barros Neto, B., (2006) Statistical Design-Chemometrics, Amsterdam, 25, pp. 201-248; Burguera, M., Burguera, J.L., (2007) Spectrochim Acta Part B, 62, p. 884; Burguera, J.L., Burguera, M., (2009) Spectrochim Acta Part B, 64, p. 451; Chen, S., Zhang, Z., Yu, H., Liu, W., Sun, M., (2002) Anal Chim Acta, 463, p. 177; Dedina, J., (2007) Spectrochim Acta Part B, 62, p. 846; Dessuy, M.B., Kratzer, J., Vale, M.G.R., Welz, B., Dedina, J., (2011) Talanta, 87, p. 255; Dionísio, A.G.G., Dantas de Jesus, A.M., Amais, R.S., (2011) Int J Spectrosc, 2011, p. 1; Dionísio, A.G.G., Gonzalez, M.H., Nóbrega, J.A., (2011) Quím Nova, 34, p. 49; Dos Passos, A.S., Néri, T.S., Macie, M.V., da Silva Romão, I.L., Lemos, V.A., (2012) Food Addit &amp; Contam Part A, 29, p. 1689; D'Ulivo, A., Onor, M., Spiniello, R., Pitzalis, E., (2008) Spectrochim Acta Part B, 63, p. 835; Elci, L., Arslan, Z., Tyson, J.F., (2009) J Hazard Mater, 162, p. 880; ErtaŞ, N., Arslan, Z., Tyson, J.F., (2008) J Anal At Spectrom, 23, p. 223; Ferreira, L.C., dos Santos, W.N.L., Quintella, C.M., Neto, B.B., Bosque-Sendra, J.M., (2004) Talanta, 63, p. 1061; Figueiredo, C., Luccas, P.O., Arruda, M.A.Z., (2006) Anal Lett, 39, p. 543; Guerra, M.B.B., Carapelli, R., Miranda, K., Nogueira, A.R.A., Pereira-Filho, E.R., (2011) Anal Method, 3, p. 599; Holak, W., (1969) Anal Chem, 41, p. 1712; Howard, A.G., Statham, P.J., (1993) Inorganic trace analysis: philosophy and practice, pp. 1-5. , Wiley, New York; Ilander, A., Väisänen, A., (2011) Anal Chim Acta, 689, p. 178; Klassen, A., Figuiredo, E.C., Baccan, N., Arruda, M.A.Z., (2010) Br J Anal Chem, 1, pp. 110-229; Kumar, A.R., Riyazuddin, P., (2010) Trends Anal Chem, 29, p. 166; Miranda, K., Pereira-Filho, E.R., (2009) Anal Methods, 1, p. 215; Niedzielski, P., (2005) Anal Chim Acta, 551, p. 199; Projahn, H.D., Steeg, U., Sanders, J., Vanclay, E., (2004) Anal Bioanal Chem, 378, p. 1083; Rebouças, M.V., Domingos, D., Santos, A.S.O., Sampaio, L., (2010) Fuel Process Technol, 91 (1702); Ribeiro, A.S., Arruda, M.A.Z., Cadore, S., (2002) J Anal At Spectrom, 17, p. 1516; Rocha, F.R.P., Pereira-Filho, E.R., Nóbrega, J.A., (2009) J Braz Chem Soc, 20, p. 1759; Soylak, M., Murat, I., (2012) Food Anal Methods, 5, p. 1003; Takase, H.B., Pereira, S.A., Grinberg, P., de Campos, R.C., (2002) Quim Nova, 25, p. 1132; Welna, M., Zyrnick, W., (2011) Anal Lett, 44, p. 942; Wu, P., He, S., Luo, B., Hou, X., (2009) Appl Spectrosc, 44, p. 411; Xie, R., Johnson, W., Spayd, S., Hall, G.S., Buckley, B., (2007) J Anal At Spectrom, 22, p. 553; Yang, K.X., Swami, K., Spectrochim (2007) Acta Part B, 62, p. 1177</text:p>
          </table:table-cell>
          <table:table-cell office:value-type="string" calcext:value-type="string">
            <text:p>Pereira-Filho, E. R.; Grupo de Análise Instrumental Aplicada-GAIA, Departamento de Química-DQ, Centro de Ciências Exatas e de Tecnologia-CCET, Universidade Federal de São Carlos-UFSCar, Rodovia Washington Luiz, km 235, P.O. Box 676, CEP 13565-905 São Carlos, São Paulo, Brazil; email: erpf@ufscar.br</text:p>
          </table:table-cell>
          <table:table-cell table:number-columns-repeated="7"/>
          <table:table-cell office:value-type="float" office:value="19369751" calcext:value-type="float">
            <text:p>19369751</text:p>
          </table:table-cell>
          <table:table-cell table:number-columns-repeated="3"/>
          <table:table-cell office:value-type="string" calcext:value-type="string">
            <text:p>English</text:p>
          </table:table-cell>
          <table:table-cell office:value-type="string" calcext:value-type="string">
            <text:p>Food Anal. Methods.</text:p>
          </table:table-cell>
          <table:table-cell office:value-type="string" calcext:value-type="string">
            <text:p>Article</text:p>
          </table:table-cell>
          <table:table-cell office:value-type="string" calcext:value-type="string">
            <text:p>Scopus</text:p>
          </table:table-cell>
          <table:table-cell office:value-type="string" calcext:value-type="string">
            <text:p>2-s2.0-84879800206</text:p>
          </table:table-cell>
          <table:table-cell table:number-columns-repeated="983"/>
        </table:table-row>
        <table:table-row table:style-name="ro1">
          <table:table-cell office:value-type="string" calcext:value-type="string">
            <text:p>Blain G.C., De Camargo M.B.P.</text:p>
          </table:table-cell>
          <table:table-cell office:value-type="string" calcext:value-type="string">
            <text:p>Probabilistic structure of an annual extreme rainfall series of a coastal area of the state of São Paulo, Brazil</text:p>
          </table:table-cell>
          <table:table-cell office:value-type="float" office:value="2012" calcext:value-type="float">
            <text:p>2012</text:p>
          </table:table-cell>
          <table:table-cell office:value-type="string" calcext:value-type="string">
            <text:p>Engenharia Agricola</text:p>
          </table:table-cell>
          <table:table-cell office:value-type="float" office:value="32" calcext:value-type="float">
            <text:p>32</text:p>
          </table:table-cell>
          <table:table-cell office:value-type="float" office:value="3" calcext:value-type="float">
            <text:p>3</text:p>
          </table:table-cell>
          <table:table-cell/>
          <table:table-cell office:value-type="float" office:value="552" calcext:value-type="float">
            <text:p>552</text:p>
          </table:table-cell>
          <table:table-cell office:value-type="float" office:value="559" calcext:value-type="float">
            <text:p>559</text:p>
          </table:table-cell>
          <table:table-cell/>
          <table:table-cell office:value-type="float" office:value="6" calcext:value-type="float">
            <text:p>6</text:p>
          </table:table-cell>
          <table:table-cell office:value-type="string" calcext:value-type="string">
            <text:p>10.1590/S0100-69162012000300014</text:p>
          </table:table-cell>
          <table:table-cell office:value-type="string" calcext:value-type="string">
            <text:p>http://www.scopus.com/inward/record.url?eid=2-s2.0-84871406874&amp;partnerID=40&amp;md5=3bd307bd95c62488948c206b0d700ea2</text:p>
          </table:table-cell>
          <table:table-cell office:value-type="string" calcext:value-type="string">
            <text:p>Instituto Agronômico, Centro de Pesquisa, Desenvolvimento de Ecofisiologia e Biofísica, Campinas, SP, Brazil</text:p>
          </table:table-cell>
          <table:table-cell office:value-type="string" calcext:value-type="string">
            <text:p>Blain, G.C., Instituto Agronômico, Centro de Pesquisa, Desenvolvimento de Ecofisiologia e Biofísica, Campinas, SP, Brazil; De Camargo, M.B.P., Instituto Agronômico, Centro de Pesquisa, Desenvolvimento de Ecofisiologia e Biofísica, Campinas, SP, Brazil</text:p>
          </table:table-cell>
          <table:table-cell office:value-type="string" calcext:value-type="string">
            <text:p>This study aimed to describe the probabilistic structure of the annual series of extreme daily rainfall (Preabs), available from the weather station of Ubatuba, State of São Paulo, Brazil (1935-2009), by using the general distribution of extreme value (GEV). The autocorrelation function, the Mann-Kendall test, and the wavelet analysis were used in order to evaluate the presence of serial correlations, trends, and periodical components. Considering the results obtained using these three statistical methods, it was possible to assume the hypothesis that this temporal series is free from persistence, trends, and periodicals components. Based on quantitative and qualitative adhesion tests, it was found that the GEV may be used in order to quantify the probabilities of the Preabs data. The best results of GEV were obtained when the parameters of this function were estimated using the method of maximum likelihood. The method of L-moments has also shown satisfactory results.</text:p>
          </table:table-cell>
          <table:table-cell office:value-type="string" calcext:value-type="string">
            <text:p>Adhesion tests; Extreme values; Time series</text:p>
          </table:table-cell>
          <table:table-cell table:number-columns-repeated="6"/>
          <table:table-cell office:value-type="string" calcext:value-type="string">
            <text:p>Blain, G.C., Considerações estatísticas relativas à oito séries de precipitação pluvial da Secretaria de Agricultura e Abastecimento do Estado de São Paulo (2009) Revista Brasileira de Meteorologia, São José dos Campos, 24 (1), pp. 12-23; Blain, G.C., (2010) Precipitação pluvial e temperatura do ar no Estado de São Paulo: periodicidades, probabilidades associadas, tendências e variações climáticas 2010. 194 f., , Tese (Doutorado em Agronomia) - Escola Superior de Agricultura "Luiz de Queiroz", Universidade de São Paulo, Piracicaba; Blain, G.C., Séries anuais de temperatura máxima média do ar no Estado de São Paulo: variações e tendências climáticas (2010) Revista Brasileira de Meteorologia, São José dos Campos, 25 (1), pp. 114-124; Blain, G.C., Araujo, M.C., Lulu, J., Análises estatísticas das tendências de elevação nas séries anuais de temperatura mínima do ar no Estado de São Paulo (2009) Bragantia, Campinas, 68 (3), pp. 807-815; Calgaro, M., Robaina, A.D., Peiter, M.X., Bernardon, T., Variação espaço-temporal dos parâmetros para a modelagem estocástica da precipitação pluvial diária no Rio Grande do Sul (2009) Engenharia Agrícola, Jaboticabal, 29 (2), pp. 196-206; El Adlouni, S., Ouarda, T.B.M.J., Zhang, X., Roy, R., Bobée, B., Generalized maximum likelihood estimators for the nonstationary generalized extreme value model (2007) Water Resources Research, 43, pp. W03410. , http://dx.doi.org, DOI:10.1029/2005WR004545; Hamed, K.H., Rao, A.R., A modified Mann-Kendall trend test for auto-correlated data, Journal of Hydrologic, Reston (1998), 204, pp. 182-196Kendall, M.A., Stuart, A., (1967) The advanced theory of statistics, 2, p. 690. , 2.ed. Londres: Charles Griffin &amp; Company; Maia, A.H.N., Meinke, H., Lennox, S., Stone, R.C., Inferential, non-parametric statistics to assess quality of probabilistic forecast systems (2007) Monthly Weather Review, Boston, 135, pp. 351-362; Mann, H.B., Non-parametric tests against trend (1945) Econometrica, Chicago, 13, pp. 245-259; Nadarajah, S., Choi, D., Maximum daily rainfall in South Korea, Journal of Earth System Science (2007), 116 (4), pp. 311-320Pujol, N., Neppel, L., Sabatier, R., Regional tests for trend detection in maximum precipitation series in the French Mediterranean region (2007) Hydrological Sciences Journal, Oxford, 52 (5), pp. 956-973; Queiroz, M.M.F., Chaudhry, F.H., Análise de eventos hidrológicos extremos, usando-se a distribuição GEV e momentos LH (2006) Revista Brasileira de Engenharia Agrícola e Ambiental, Campina Grande, 10 (2); Sansigolo, C.A., Distribuições de extremos de precipitação diária, temperatura máxima e mínima e velocidade do vento em Piracicaba, SP (1917-2006) (2008) Revista Brasileira de Meteorologia, São José dos Campos, 23 (3), pp. 341-346; Sansigolo, C.A., Kayano, M.T., Trends of seasonal maximum and minimum temperatures and precipitation in Southern Brazil for the 1913-2006 period (2010) Theoretical and Applied Climatology, Wien, 101, pp. 209-216; Steinskog, D.J., Tjøstheim, D.B., Kvamstø, N.G., A cautionary note on the use of the Kolmogorov-Smirnov test for normality (2007) Monthly Weather Review, Boston, 135 (3), pp. 1151-1157; Torrence, C., Compo, G.P., Practical guide to wavelet analysis (1998) Bulletin of the American Meteorological Society, Boston, 79, pp. 61-78; Valverde, A.E.L., Leite, H.G., Silva, D.D., Pruski, F.F., Momentos-L: teoria e aplicações em hidrologia (2004) Revista Árvore, Viçosa-MG, 28 (6), pp. 927-933; Vicente, A.K., Nunes, L.H., Extreme precipitation events in Campinas, Brazil (2004) Terrae, Campinas, 1 (1), pp. 60-62; Vlček, O., Huth, R., Is daily precipitation Gamma-distributed? Adverse effects of an incorrect application of the Kolmogorov-Smirnov test (2009) Atmospheric Research, Amsterdam, 93 (4), pp. 759-766; Wilks, D.S., (2006) Statistical methods in the atmospheric sciences, p. 629. , 2nd.ed. San Diego: Academic Press; Zanetti, S.S., Pruski, F.F., Moreira, M.C., Sediyama, G.C., Silva, D.D., Programa computacional para geração de séries sintéticas de precipitação (2005) Engenharia Agrícola, Jaboticabal, 25 (1), pp. 96-104</text:p>
          </table:table-cell>
          <table:table-cell office:value-type="string" calcext:value-type="string">
            <text:p>Blain, G.C.; Instituto Agronômico, Centro de Pesquisa, Desenvolvimento de Ecofisiologia e Biofísica, Campinas, SP, Brazil</text:p>
          </table:table-cell>
          <table:table-cell table:number-columns-repeated="7"/>
          <table:table-cell office:value-type="float" office:value="1006916" calcext:value-type="float">
            <text:p>1006916</text:p>
          </table:table-cell>
          <table:table-cell table:number-columns-repeated="3"/>
          <table:table-cell office:value-type="string" calcext:value-type="string">
            <text:p>English</text:p>
          </table:table-cell>
          <table:table-cell office:value-type="string" calcext:value-type="string">
            <text:p>Eng. Agric.</text:p>
          </table:table-cell>
          <table:table-cell office:value-type="string" calcext:value-type="string">
            <text:p>Article</text:p>
          </table:table-cell>
          <table:table-cell office:value-type="string" calcext:value-type="string">
            <text:p>Scopus</text:p>
          </table:table-cell>
          <table:table-cell office:value-type="string" calcext:value-type="string">
            <text:p>2-s2.0-84871406874</text:p>
          </table:table-cell>
          <table:table-cell table:number-columns-repeated="983"/>
        </table:table-row>
        <table:table-row table:style-name="ro1">
          <table:table-cell office:value-type="string" calcext:value-type="string">
            <text:p>Lima Junior S.B., Prado R.L., Mendes R.M.</text:p>
          </table:table-cell>
          <table:table-cell office:value-type="string" calcext:value-type="string">
            <text:p>Application of multichannel analysis of surface waves method (MASW) in an area susceptible to landslide at Ubatuba City, Brazil</text:p>
          </table:table-cell>
          <table:table-cell office:value-type="float" office:value="2012" calcext:value-type="float">
            <text:p>2012</text:p>
          </table:table-cell>
          <table:table-cell office:value-type="string" calcext:value-type="string">
            <text:p>Revista Brasileira de Geofisica</text:p>
          </table:table-cell>
          <table:table-cell office:value-type="float" office:value="30" calcext:value-type="float">
            <text:p>30</text:p>
          </table:table-cell>
          <table:table-cell office:value-type="float" office:value="2" calcext:value-type="float">
            <text:p>2</text:p>
          </table:table-cell>
          <table:table-cell/>
          <table:table-cell office:value-type="float" office:value="213" calcext:value-type="float">
            <text:p>213</text:p>
          </table:table-cell>
          <table:table-cell office:value-type="float" office:value="224" calcext:value-type="float">
            <text:p>224</text:p>
          </table:table-cell>
          <table:table-cell/>
          <table:table-cell office:value-type="float" office:value="2" calcext:value-type="float">
            <text:p>2</text:p>
          </table:table-cell>
          <table:table-cell/>
          <table:table-cell office:value-type="string" calcext:value-type="string">
            <text:p>http://www.scopus.com/inward/record.url?eid=2-s2.0-84872564437&amp;partnerID=40&amp;md5=2c2fbb58a1d2f5bf7e507425ea9e5df7</text:p>
          </table:table-cell>
          <table:table-cell office:value-type="string" calcext:value-type="string">
            <text:p>Laboratório de Geofísica de Prospecção e Sensoriamento Remoto (LGPSR), Departamento de Geologia, Universidade Federal do Ceará, Campus Universitário do PICI, Bloco 913, 60455-760 Fortaleza, CE, Brazil; Instituto de Astronomia, Geofísica e Ciências Atmosféricas, Universidade de São Paulo, Rua do Matão, 1226, Cidade Universitária, 05508-090 São Paulo, SP, Brazil; Instituto Geológico do Estado de São Paulo, Avenida Miguel Stéfano, 3900, Água Funda, Caixa Postal 8772, 04301-903 São Paulo, SP, Brazil</text:p>
          </table:table-cell>
          <table:table-cell office:value-type="string" calcext:value-type="string">
            <text:p>Lima Júnior, S.B., Laboratório de Geofísica de Prospecção e Sensoriamento Remoto (LGPSR), Departamento de Geologia, Universidade Federal do Ceará, Campus Universitário do PICI, Bloco 913, 60455-760 Fortaleza, CE, Brazil; Prado, R.L., Instituto de Astronomia, Geofísica e Ciências Atmosféricas, Universidade de São Paulo, Rua do Matão, 1226, Cidade Universitária, 05508-090 São Paulo, SP, Brazil; Mendes, R.M., Instituto Geológico do Estado de São Paulo, Avenida Miguel Stéfano, 3900, Água Funda, Caixa Postal 8772, 04301-903 São Paulo, SP, Brazil</text:p>
          </table:table-cell>
          <table:table-cell office:value-type="string" calcext:value-type="string">
            <text:p>This paper presents results from the MASW method (multichannel analysis of surface waves) in a hill side area of unsaturated soils in the Ubatuba City, Brazil, a site where numerous mass movements have occurred. It discusses the influence of some acquisition parameters, such as, the natural frequency of geophones and minimum and maximum offsets in dispersion image results and does a comparative analysis of the results obtained in repeated tests carried out in the same place, under the same conditions, during the dry and rainy seasons. The comparative analysis for the inversion results in different periods showed that the values of S-wave velocity during the dry season were higher than those for the rainy season; these variations were attributed to the higher cohesion of the soil structure in the dry season. The final 1D velocity profile model with depth was consistent with the results of other geophysical and geotechnical investigations made. Although additional in situ and laboratory geotechnical tests, are necessary (to obtain soil parameters such as hydraulic conductivity, moisture content, soil suction, for example), for a complete characterization of the geotechnical properties of the investigated soil, the result shows that it is possible to use empirical correlations between the Vs profile, from the MASW method, and soil stiffness parameters in order to monitor areas susceptible to landslide. © 2012 Sociedade Brasileira de Geofísica.</text:p>
          </table:table-cell>
          <table:table-cell office:value-type="string" calcext:value-type="string">
            <text:p>Dynamic shear modulus; MASW; Rayleigh waves; Seismic methods; Unsaturated soils</text:p>
          </table:table-cell>
          <table:table-cell office:value-type="string" calcext:value-type="string">
            <text:p>geophone; geotechnical survey; hillslope; hydraulic conductivity; in situ test; landslide; moisture content; one-dimensional modeling; Rayleigh wave; S-wave; seismic method; shear modulus; soil structure; unsaturated medium; wave velocity; wet season; Brazil; Sao Paulo [Brazil]; Ubatuba</text:p>
          </table:table-cell>
          <table:table-cell table:number-columns-repeated="5"/>
          <table:table-cell office:value-type="string" calcext:value-type="string">
            <text:p>Aki, K., Richards, P.G., (1980) Quantitative Seismology: Theory and Methods, l, p. 557. , W.H. Freeman and Co., New York; Barton, N., Lien, R., Lunde, J., Engineering classification of rock masses for the design of tunnel support (1974) Rock Mechanics, 6 (4), pp. 189-236; Bodet, L., Abraham, O., Clorennec, D., Near-Offset Effects on Rayleigh-Wave Dispersion Measurements: Physical Modeling (2009) Journal of Applied Geophysics, 68 (1), pp. 95-103; Cintra, J.C.A., Aplicações da Mecânica dos Solos Não-Saturados - Fundações em Solos Colapsíveis (2004) 5° Simpósio Brasileiro De Solos Não Saturados, 2, pp. 575-593. , São Carlos-SP; Dikmen, U., Arisoym, O., Akkaya, I., Offset and linear spread geometry in the MASW method (2010) Journal of Geophysics and Engineering, 7, pp. 211-222; Foti, S., (2000) Multi-station Methods For Geotechnical Characterization Using Surface Waves, p. 229. , Ph.D. Thesis. Politecnico di Torino; Giacheti H, L., (1991) Estudo Experimental De Parâmetros Dinâmicos De Alguns Solos Tropicais Do Estado De São Paulo, p. 232. , Ph.D. Thesis. Escola de Engenharia de São Carlos, Universidade de São Paulo; Goforth, T., Hayward, C., Seismic reflection investigations of a bedrock surface buried under alluvium (1992) Geophysics, 57 (9), pp. 1217-1227; (2010), http://earth.google.com, GOOGLE EARTH, Available on, Access on: May 30, 2010Lima, J., Únior, S.B., (2007) Emprego Das Ondas Rayleigh Visando À Caracterização Geotécnica De Solos Superficiais De Encosta Numa Área Teste Em Ubatuba/SP, p. 81. , M.Sc. Dissertation. Universidade de São Paulo; Marchioreto, A., (2002) Implementação, Testes E Avaliação Do Método SASW, p. 106. , Ph.D. Thesis. Instituto de Geociências, Universidade de São Paulo; Mendes, R.M., (2008) Estudo Das Propriedades Geotécnicas De Solos Residuais Não Saturados De Ubatuba (SP), p. 236. , Doctorate thesis on Engineering. Escola Politécnica, Universidade de São Paulo, São Paulo; Nazarian, S., Stokoe II, K.H., In situ shear wave velocities from spectral analysis of surface waves (1984) Proceedings of 8th World Conference On Earthquake Engineering, 3, pp. 31-38. , S. Francisco, Prentice Hall; Park, C.B., Miller, R.D., Xia, J., Multimodal analysis of high frequency surface wave (1999) Proceedings of the Symposium On the Application of Geophysics to Engineering and Environmental Problems (SAGEEP 99), pp. 115-122. , Oakland, CA, March 14-18; Prado, R.L., (1994) O Ensaio Sísmico Entre Furos ("crosshole") No Estudo De Maciços Terrosos E Rochosos, p. 123. , Master dissertation on Geophysics. Instituto Astronômico e Geofísico, Universidade de São Paulo; Richart, F.E., Hall, J.R., Woods, R.D., (1970) Vibrations of Soils and Foundations, p. 432. , Prentice Hall, Englewood Cliffs, New Jersey; Stokoe, K.H., Wright, S.G., Bay, J.A., Roesset, J.M., (1994) Characterization of Geotechnical Sites By SASW Method, pp. 15-25. , Technical Review: Geophysical Characterization of Sites, ISSMFE Technical Committee 10, Oxford Publishers, New Delhi; Strobbia, C., (2002) Surface Wave Method. Acquisition, Processing and Inversion, p. 317. , Ph.D. Thesis, Politecnico di Torino; Turk, N., Dearman, W.R., Assessment of grounting efficiency in a rock mass in terms of seismic velocities (1987) Bulletin of IAEG, (36), pp. 101-108. , France; Vargas, M., Revisão histórico-conceitual dos escorregamentos da Serra do Mar (1999) Solos &amp; Rochas, São Paulo, 22 (1), pp. 53-83; Wu, S., Gray, D.H., Richart, F.E., Capillary effects on dynamic modulus of sands and silts (1984) J. Geotech. Eng, 110 (9), pp. 1188-1203; Xia, J., Miller, R.D., Park, C.B., Estimation of near-surface shearwave velocity by inversion of Rayleigh waves (1999) Geophysics, 64 (3), pp. 691-700; Xu, Y., Xia, J., Miller, R.D., Quantitative estimation of minimum offset for multichannel surface-wave survey with actively exciting source (2006) Journal of Applied Geophysics, 59 (2), pp. 117-125; Yoon, S.S., Rix, G.J., Near-field effects on array-based surface wave methods with active sources (2009) Journal of Geotechnical and Geoenvironmental Engineering, 135 (3), pp. 399-406; Zhang, S.X., Chan, L.S., Xia, J., The selection of field acquisition parameters for dispersion images from multichannel surface wave data (2004) Pure and Applied Geophysics, 161, pp. 1-17</text:p>
          </table:table-cell>
          <table:table-cell office:value-type="string" calcext:value-type="string">
            <text:p>Lima Júnior, S. B.; Laboratório de Geofísica de Prospecção e Sensoriamento Remoto (LGPSR), Departamento de Geologia, Universidade Federal do Ceará, Campus Universitário do PICI, Bloco 913, 60455-760 Fortaleza, CE, Brazil; email: sergioblj@gmail.com</text:p>
          </table:table-cell>
          <table:table-cell table:number-columns-repeated="7"/>
          <table:table-cell office:value-type="string" calcext:value-type="string">
            <text:p>0102261X</text:p>
          </table:table-cell>
          <table:table-cell table:number-columns-repeated="3"/>
          <table:table-cell office:value-type="string" calcext:value-type="string">
            <text:p>English</text:p>
          </table:table-cell>
          <table:table-cell office:value-type="string" calcext:value-type="string">
            <text:p>Rev. Bras. Geofis.</text:p>
          </table:table-cell>
          <table:table-cell office:value-type="string" calcext:value-type="string">
            <text:p>Article</text:p>
          </table:table-cell>
          <table:table-cell office:value-type="string" calcext:value-type="string">
            <text:p>Scopus</text:p>
          </table:table-cell>
          <table:table-cell office:value-type="string" calcext:value-type="string">
            <text:p>2-s2.0-84872564437</text:p>
          </table:table-cell>
          <table:table-cell table:number-columns-repeated="983"/>
        </table:table-row>
        <table:table-row table:style-name="ro1">
          <table:table-cell office:value-type="string" calcext:value-type="string">
            <text:p>Carvalho-Batista A., Castilho A.L., Fransozo A., Costa R.C.</text:p>
          </table:table-cell>
          <table:table-cell office:value-type="string" calcext:value-type="string">
            <text:p>Diel comparison of the catch and size of the shrimp artemesia longinaris (Dendrobranchiata, Penaeidae) in the Ubatuba region, northern coast of the state of São Paulo</text:p>
          </table:table-cell>
          <table:table-cell office:value-type="float" office:value="2012" calcext:value-type="float">
            <text:p>2012</text:p>
          </table:table-cell>
          <table:table-cell office:value-type="string" calcext:value-type="string">
            <text:p>Crustaceana</text:p>
          </table:table-cell>
          <table:table-cell office:value-type="float" office:value="85" calcext:value-type="float">
            <text:p>85</text:p>
          </table:table-cell>
          <table:table-cell office:value-type="string" calcext:value-type="string">
            <text:p>PART10</text:p>
          </table:table-cell>
          <table:table-cell/>
          <table:table-cell office:value-type="float" office:value="1179" calcext:value-type="float">
            <text:p>1179</text:p>
          </table:table-cell>
          <table:table-cell office:value-type="float" office:value="1191" calcext:value-type="float">
            <text:p>1191</text:p>
          </table:table-cell>
          <table:table-cell/>
          <table:table-cell office:value-type="float" office:value="1" calcext:value-type="float">
            <text:p>1</text:p>
          </table:table-cell>
          <table:table-cell office:value-type="string" calcext:value-type="string">
            <text:p>10.1163/15685403-00003122</text:p>
          </table:table-cell>
          <table:table-cell office:value-type="string" calcext:value-type="string">
            <text:p>http://www.scopus.com/inward/record.url?eid=2-s2.0-84876115084&amp;partnerID=40&amp;md5=f492cc6b90a5ff7986b96e222c80ead2</text:p>
          </table:table-cell>
          <table:table-cell office:value-type="string" calcext:value-type="string">
            <text:p>NEBECC (Núcleo de Estudos em Biologia, Ecologia e Cultivo de Crustáceos), LABCAM (Laboratório de Biologia de Camarões Marinhos e de Água Doce), Depto. Ciências Biológicas, 17033-360 Bauru, SP, Brazil; NEBECC (Núcleo de Estudos em Biologia, Ecologia e Cultivo de Crustáceos), Depto de Zoologia, Instituto de Biociências, 18618-970, Botucatu, SP, Brazil</text:p>
          </table:table-cell>
          <table:table-cell office:value-type="string" calcext:value-type="string">
            <text:p>Carvalho-Batista, A., NEBECC (Núcleo de Estudos em Biologia, Ecologia e Cultivo de Crustáceos), LABCAM (Laboratório de Biologia de Camarões Marinhos e de Água Doce), Depto. Ciências Biológicas, 17033-360 Bauru, SP, Brazil; Castilho, A.L., NEBECC (Núcleo de Estudos em Biologia, Ecologia e Cultivo de Crustáceos), Depto de Zoologia, Instituto de Biociências, 18618-970, Botucatu, SP, Brazil; Fransozo, A., NEBECC (Núcleo de Estudos em Biologia, Ecologia e Cultivo de Crustáceos), Depto de Zoologia, Instituto de Biociências, 18618-970, Botucatu, SP, Brazil; Costa, R.C., NEBECC (Núcleo de Estudos em Biologia, Ecologia e Cultivo de Crustáceos), LABCAM (Laboratório de Biologia de Camarões Marinhos e de Água Doce), Depto. Ciências Biológicas, 17033-360 Bauru, SP, Brazil</text:p>
          </table:table-cell>
          <table:table-cell office:value-type="string" calcext:value-type="string">
            <text:p>Artemesia longinaris Spence Bate, 1888 is an endemic shrimp of the western South Atlantic. The objective of the present study was to analyse diel variation in the abundance and size of A. longinaris in the Ubatuba region, state of São Paulo, Brazil, during the year 2000. During each season of the year, collections were made during the day and night along 8 transects at depths ranging from 5 to 40 m. The water temperature and salinity was measured during sampling, and sediment samples were taken for the analysis of texture. The shrimp were more abundant at night at all stations and transects, except at a depth of 15 m during the spring (x2, p &amp;lt; 0.05). In the study region A. longinaris conformed to the burying model, in which shrimp are active during the night and only occasionally emerge during the day. However, in periods when juveniles are highly abundant and a decrease in temperature occurs, the shrimp established themselves in shallower areas of the bay (5 to 15 m) where the main sediment was silt and clay, and not in deeper areas (20 to 40 m). In this case, we observed a change in the burying pattern: individuals were active during the day as well as at night. Only in spring it was possible to observe the decrease in average size of individuals collected during the day, due to the peak of juveniles in this season. As a consequence, the sediment type and life cycle of the species appeared to modify the yield of shrimp during the periods analysed. © Koninklijke Brill NV, Leiden, 2012.</text:p>
          </table:table-cell>
          <table:table-cell/>
          <table:table-cell office:value-type="string" calcext:value-type="string">
            <text:p>abundance; body size; catch composition; crustacean; diel variation; juvenile; life cycle; salinity; shelf sediment; shrimp fishery; water temperature; ecological modeling; endemic species; sediment analysis; silty clay; size structure; Atlantic Ocean; Atlantic Ocean (Southwest); Brazil; Sao Paulo [Brazil]; Ubatuba Bay; Artemesia longinaris; Decapoda (Crustacea); Dendrobranchiata; Penaeidae</text:p>
          </table:table-cell>
          <table:table-cell table:number-columns-repeated="5"/>
          <table:table-cell office:value-type="string" calcext:value-type="string">
            <text:p>Aziz, K.A., Greenwood, H., Response of juvenile Metapenaeus benettae Racek &amp; Dall, 1965 (Decapoda, Penaeidae) to sediments of differing particle size (1982) Crustaceana, 43, pp. 121-126; Bertini, G., Fransozo, A., Costa, R.C., (2001) Ecological Distribution of Three Species of Persephona (Brachyura: Leucosiidae) in the Ubatuba Region, São Paulo, 9, pp. 31-32. , Brazil. Nauplius; Bishop, J.M., Ye, Y., Alsaffar, A.H., Al-Foudari, H.M., Al-Jazzaf, S., Diurnal and nocturnal catchability of Kuwait's commercial shrimps (2008) Fishery Research, 94, pp. 58-72; Boschi, E.E., Crecimento, migracion y ecología del camarón comercial Artemesia longinaris Bate de Mar. del Plata (1969) FAO Fish. Rep., 57, pp. 833-846; Castilho, A.L., (2004) Dinâmica Populacional do Camarão Artemesia Longinaris Bate, 1888 (Decapoda, Penaeidae) no Litoral Norte do Estado de São Paulo, pp. 1-80. , Unpubl. Master's Thesis, Universidade Estadual Paulista, Botucatu, SP; Castilho, A.L., Fransozo, A., Costa, R.C., Boschi, E.E., Reprodutive biology of the shrimp Artemesia longinaris Bate, 1888 (Crustacea, Decapoda, Penaeidae) in the northern coast of São Paulo State, Brazil (2007) Revista de Biologia Tropical, 55, pp. 39-48; Castilho, A.L., Gavio, M.A., Costa, R.C., Boschi, E.E., Latitudinal variation in population structure and reproductive pattern of the endemic south American shrimp Artemesia longinaris (Decapoda: Penaeoidea) (2007) Journal of Crustacean Biology, 27, pp. 548-552; Castilho, A.L., Pie, M.N., Fransozo, A., Pinheiro, A.P., Costa, R.C., The relationship between enviromental variation and species abundance in shrimp community (Crustacea: Decapoda: Penaeoidea) in south-eastern Brazil (2008) Journal of the Marine Biological Association of the United Kingdom, 88, pp. 119-123; Castro-Filho, B.M., Miranda, L.B., Myao, S.Y., Condições hidrográficas na plataforma continental ao largo de Ubatuba: Variações sazonais e em média escala (1987) Boletim do Instituto Oceanógrafico, 35, pp. 135-151; Costa, R.C., Fransozo, A., Castilho, A.L., Freire, F.A.M., Annual, seasonal and spatial variation of abundance of the shrimp Artemesia longinaris (Decapoda: Penaeoidea) in south-eastern Brazil (2005) Journal of the Marine Biological Association of the United Kingdom, 85, pp. 107-112; Dall, W., Hill, B.J., Rothilsberg, P.C., Staples, D.J., The biology of the Penaeidae (1990) Advances in Marine Biology, 27, pp. 1-489. , Academic Press, London; D'Incao, F., Subordem Dendrobranchiata (camarões marinhos) (1999) Os Camarões do RioGrandedo sul, pp. 271-299. , BUCKUP, L. &amp; G. BOND-BUCKUP eds., Editorada Universidade, Porto Alegre; D'Incao, F., Valentini, H., Rodrigues, L.F., Avaliação da pesca de camarões nas regiões Sudeste e Sul do Brasil. (1965-1999) (2002) Atlântica, 24, pp. 49-62; Fransozo, A., Costa, R.C., Castilho, A.L., Mantelatto, F.L., Ecological distribution of the shrimp "camarão serrinha" Artemesia longinaris (Decapoda, Penaeidea) in Fortaleza Bay, Ubatuba, Brazil, in relation to abiotic factors (2004) Revista de Investigacion e Desairolo Pesquero, 16, pp. 43-50; Gavio, M.A., Boschi, E.E., Biology of the shrimp Artemesia longinaris Bate, 1888 (Crustacea: Decapoda: Penaeidae) from Mar. del Plata coast, Argentina (2004) Nauplius, 12, pp. 83-94; Ghidalia, W., Bourgois, F., Influence of temperature and light on the distribution of shrimps in medium and great depths (1961) Studies and Reviews of General Fisheries Council for the Mediterranean, 16, pp. 1-49; Hugues, D.A., Factors controlling the emergence of pink shrimp (Penaeus duorarum) from the substrate (1968) Biological Bulletin, 134, pp. 48-59; Lopez, A.V., Fenucci, J.I., (1987) Influencia de la Temperatura y Contaminantes en el Crecimiento del Camarón Argentino, Artemesia Longinaris Bate, p. 32. , I Reunión Argentina de Acuicultura; San Carlos de Bariloche, Argentina; Mantelatto, F.L.M., Fransozo, A., Characterization of the physical and chemical parameters of Ubatuba Bay, northern coast of São Paulo state, Brazil (1999) Revista Brasileira de Biologia, 59, pp. 21-30; Negreiros-Fransozo, M.L., Reigada, A.L.D., Nakagaki, J.M., Diel variations in decapod catch rate and size of captured individuals in a subtropical area of Brazil (1999) The Biodiversity Crisis and Crustacea, Proceedings of the Fourth International Crustacean Congress, 12, pp. 643-656. , J. C. VON VAUPEL KLEIN &amp; F. R. SCHRAM eds., Amsterdam, Netherlands, 20-24 July 1998. Crustacean Issues, A. A. Balkema, Rotterdam; Penn, J.W., The behavior and catchability of some exploited penaeids and their relationship to stock and recruitment (1984) Penaeid Shrimps Their Biology and Management, pp. 173-186. , J. A. GULLAND &amp; B. J. ROTHSCHILD eds., Fishing News Books, Farnham; Pérez-Farfante, I., Kensley, B., (1997) Penaeoid and Sergestoid Shrimps and Prawns of the World. Keys and Diagnoses for the Families and Genera, pp. 1-234. , Muséum national d'Histoire naturelle, Paris; Simões, S.M., Costa, R.C., Fransozo, A., Castilho, A.L., Diel variation in abundance and size of the seabob shrimp Xiphopenaeus kroyeri (Crustacea, Penaeoidea) in the Ubatuba region, southeastern Brazil (2010) Anais da Academia Brasileira de Ciência, 82, pp. 369-378; Zar, J.H., (1999) Biostatistical Analysis, pp. 1-663. , 3rd ed.:, Prentice Hall, Englewood Cliffs, NJ</text:p>
          </table:table-cell>
          <table:table-cell office:value-type="string" calcext:value-type="string">
            <text:p>Costa, R.C.; NEBECC (Núcleo de Estudos em Biologia, Ecologia e Cultivo de Crustáceos), LABCAM (Laboratório de Biologia de Camarões Marinhos e de Água Doce), Depto. Ciências Biológicas, 17033-360 Bauru, SP, Brazil; email: rccosta@fc.unesp.br</text:p>
          </table:table-cell>
          <table:table-cell table:number-columns-repeated="7"/>
          <table:table-cell office:value-type="string" calcext:value-type="string">
            <text:p>0011216X</text:p>
          </table:table-cell>
          <table:table-cell/>
          <table:table-cell office:value-type="string" calcext:value-type="string">
            <text:p>CRUSA</text:p>
          </table:table-cell>
          <table:table-cell/>
          <table:table-cell office:value-type="string" calcext:value-type="string">
            <text:p>English</text:p>
          </table:table-cell>
          <table:table-cell office:value-type="string" calcext:value-type="string">
            <text:p>Crustaceana</text:p>
          </table:table-cell>
          <table:table-cell office:value-type="string" calcext:value-type="string">
            <text:p>Article</text:p>
          </table:table-cell>
          <table:table-cell office:value-type="string" calcext:value-type="string">
            <text:p>Scopus</text:p>
          </table:table-cell>
          <table:table-cell office:value-type="string" calcext:value-type="string">
            <text:p>2-s2.0-84876115084</text:p>
          </table:table-cell>
          <table:table-cell table:number-columns-repeated="983"/>
        </table:table-row>
        <table:table-row table:style-name="ro1">
          <table:table-cell office:value-type="string" calcext:value-type="string">
            <text:p>Castilho A.L., Wolf M.R., Simoes S.M., Bochini G.L., Fransozo V., Costa R.C.</text:p>
          </table:table-cell>
          <table:table-cell office:value-type="string" calcext:value-type="string">
            <text:p>Growth and reproductive dynamics of the South American red shrimp, Pleoticus muelleri (Crustacea: Solenoceridae), from the southeastern coast of Brazil</text:p>
          </table:table-cell>
          <table:table-cell office:value-type="float" office:value="2012" calcext:value-type="float">
            <text:p>2012</text:p>
          </table:table-cell>
          <table:table-cell office:value-type="string" calcext:value-type="string">
            <text:p>Journal of Marine Systems</text:p>
          </table:table-cell>
          <table:table-cell office:value-type="string" calcext:value-type="string">
            <text:p>105-108</text:p>
          </table:table-cell>
          <table:table-cell table:number-columns-repeated="2"/>
          <table:table-cell office:value-type="float" office:value="135" calcext:value-type="float">
            <text:p>135</text:p>
          </table:table-cell>
          <table:table-cell office:value-type="float" office:value="144" calcext:value-type="float">
            <text:p>144</text:p>
          </table:table-cell>
          <table:table-cell/>
          <table:table-cell office:value-type="float" office:value="3" calcext:value-type="float">
            <text:p>3</text:p>
          </table:table-cell>
          <table:table-cell office:value-type="string" calcext:value-type="string">
            <text:p>10.1016/j.jmarsys.2012.07.004</text:p>
          </table:table-cell>
          <table:table-cell office:value-type="string" calcext:value-type="string">
            <text:p>http://www.scopus.com/inward/record.url?eid=2-s2.0-84867333813&amp;partnerID=40&amp;md5=2d0ae99103015748b74c4bab48fe2abd</text:p>
          </table:table-cell>
          <table:table-cell office:value-type="string" calcext:value-type="string">
            <text:p>NEBECC (Núcleo de Estudos em Biologia, Ecologia e Cultivo de Crustáceos), Departamento de Zoologia, Instituto de Biociências, UNESP, 18618-000, Botucatu, SP, Brazil; LABCAM (Laboratório de Biologia de Camarões Marinhos e de Água Doce), Departamento de Ciências Biológicas, Faculdade de Ciências, UNESP, 17033-360, Bauru, SP, Brazil; Instituto Federal de Educação, Ciência e Tecnologia Baiano, 45320-000, Santa Inês, BA, Brazil</text:p>
          </table:table-cell>
          <table:table-cell office:value-type="string" calcext:value-type="string">
            <text:p>Castilho, A.L., NEBECC (Núcleo de Estudos em Biologia, Ecologia e Cultivo de Crustáceos), Departamento de Zoologia, Instituto de Biociências, UNESP, 18618-000, Botucatu, SP, Brazil; Wolf, M.R., NEBECC (Núcleo de Estudos em Biologia, Ecologia e Cultivo de Crustáceos), Departamento de Zoologia, Instituto de Biociências, UNESP, 18618-000, Botucatu, SP, Brazil; Simões, S.M., LABCAM (Laboratório de Biologia de Camarões Marinhos e de Água Doce), Departamento de Ciências Biológicas, Faculdade de Ciências, UNESP, 17033-360, Bauru, SP, Brazil; Bochini, G.L., LABCAM (Laboratório de Biologia de Camarões Marinhos e de Água Doce), Departamento de Ciências Biológicas, Faculdade de Ciências, UNESP, 17033-360, Bauru, SP, Brazil; Fransozo, V., Instituto Federal de Educação, Ciência e Tecnologia Baiano, 45320-000, Santa Inês, BA, Brazil; Costa, R.C., LABCAM (Laboratório de Biologia de Camarões Marinhos e de Água Doce), Departamento de Ciências Biológicas, Faculdade de Ciências, UNESP, 17033-360, Bauru, SP, Brazil</text:p>
          </table:table-cell>
          <table:table-cell office:value-type="string" calcext:value-type="string">
            <text:p>The increase in the fishing fleet in southeastern Brazil and the decrease in the landings of profitable shrimp species have contributed to the incorporation of additional species into those fisheries, such as Pleoticus muelleri. The goal of the present study is to investigate the growth and reproductive dynamics of P. muelleri in the Southeastern coast of Brazil over a period of two years. Monthly collections were conducted in Ubatuba (UB) and Caraguatatuba (CA) using a commercial shrimp fishing boat equipped with "double-rig" nets. Each region was divided into 7 sampling stations up to 35. m deep. Population parameters from size frequency distributions (carapace length = CL), growth, longevity, sex ratio, and abundance of individuals in each life period (demographic class), from both sampling areas were analyzed and compared. The relationship between abiotic factors and abundance of each demographic class was assessed using a Canonical Correlation Analysis (CCorrA). A total of 19,816 individuals were collected, of which 5341 were measured, with an estimated longevity of 2.02 (UB) and 2.15 (CA) years for females and 1.80 (UB) and 1.96 (CA) years for males. There was a statistically significant bias in sex ratio toward females (Chi-square test, p &lt; 0.05) in both regions. The CCorrA resulted in a canonical correlation coefficient of 0.32 (p &lt; 0.00001). Both temperature and grain size composition of the sediment showed high correlation mainly with the presence of reproductive females, followed spermatophore-bearing males and recruits. In general, these demographic classes were most common in conditions of low temperature and fine sediments. These findings, as well as other studies carried out in colder regions with the same species, are consistent with the classical paradigm of lower longevity at lower latitudes. However, our results also suggest that this species maintained abiotic preference as populations located in cold temperate regions, mainly with temperature, indicating a different behavior from other shrimp species explored by fishery in the same region. © 2012.</text:p>
          </table:table-cell>
          <table:table-cell office:value-type="string" calcext:value-type="string">
            <text:p>Habitat selection; Latitudinal variation; Longevity; Reproduction</text:p>
          </table:table-cell>
          <table:table-cell office:value-type="string" calcext:value-type="string">
            <text:p>Abiotic factors; Canonical correlation analysis; Canonical correlations; Chi-square tests; Crustacea; Fine sediments; Fishing boats; Fishing fleets; Grain size composition; Habitat selection; Latitudinal variation; Life period; Longevity; Low temperatures; Reproduction; Reproductive females; Sampling stations; Sex ratios; Size-frequency distributions; Southeastern Brazil; Temperate regions; Ubatuba; Dynamics; Fisheries; Profitability; Sediments; Shellfish; Statistical tests; Population statistics; abundance; crustacean; demographic survey; grain size; growth rate; habitat selection; latitudinal gradient; longevity; sex ratio; shrimp fishery; spermatophore; temperature effect; Brazil; Crustacea; Decapoda (Crustacea); Farfantepenaeus aztecus; Pleoticus muelleri; Solenoceridae</text:p>
          </table:table-cell>
          <table:table-cell table:number-columns-repeated="5"/>
          <table:table-cell office:value-type="string" calcext:value-type="string">
            <text:p>Batista, A.C., Simões, S.M., Lopes, M., Costa, R.C., Ecological distribution of the shrimp Pleoticus muelleri (Bate, 1888) and Artemesia longinaris Bate, 1888 (Decapoda, Penaeoidea) in the southeastern Brazilian littoral (2011) Nauplius, 19 (2), pp. 135-143; Bauer, R.T., Testing generalizations about latitudinal variation in reproduction and patterns with sicyoniid and caridean shrimp species (1992) Invert. Reprod. Develop., 22 (1-3), pp. 193-202; Bauer, R.T., Rivera Vega, L.W., Pattern of reproduction and recruitment in two sicyoniid shrimp species (Decapoda: Penaeoidea) from a tropical seagrass habitat (1992) J. Exp. Mar. Biol. Ecol., 161, pp. 223-240; Boschi, E.E., Biología Pesquera del Langostino del Litoral Patagónico de Argentina (Pleoticus muelleri) (1989) Ser. Contrib. INIDEP, 646, pp. 1-71; Boschi, E.E., Las pesquerías de crustáceos decápodos en el litoral de la República Argentina (1997) Invest. Mar., 25, pp. 19-40; Boschi, E.E., Species of decapod crustaceans and their distribution in the marine zoogeographic provinces (2000) Rev. Invest. Des. Pesq., 13, pp. 7-136; Castilho, A.L., Costa, R.C., Fransozo, A., Boschi, E.E., Reproductive pattern of the South American endemic shrimp Artemesia longinaris (Decapoda, Penaeidae), off the coast of São Paulo state (2007) Rev. Biol. Trop., 55 (1), pp. 39-48; Castilho, A.L., Gavio, M.A., Costa, R.C., Boschi, E.E., Bauer, R.T., Fransozo, A., Latitudinal variation in population structure and reproductive pattern of the endemic south American shrimp Artemesia longinaris (Decapoda: Penaeoidea) (2007) J. Crust. Biol., 27 (4), pp. 548-552; Castilho, A.L., Pie, M.R., Fransozo, A., Pinheiro, A.P., Costa, R.C., The relationship between environmental variation and species abundance in shrimp community (Crustacea, Decapoda, Penaeoidea) in Southeastern Brazil (2008) J. Mar. Biol. Assoc. UK, 88, pp. 119-123; Castilho, A.L., Costa, R.C., Fransozo, A., Negreiros-Fransozo, M.L., Reproduction and recruitment of the South American red shrimp, Pleoticus muelleri (Crustacea: Solenoceridae), from the southeastern coast of Brazil (2008) Mar. Biol. Res., 4, pp. 361-368; Castilho, A.L., Furlan, M., Costa, R.C., Fransozo, A., Reproductive biology of the rock shrimp Sicyonia dorsalis (Decapoda: Penaeoidea) from the southeastern coast of Brazil (2008) Invert. Reprod. Develop., 52 (1-2), pp. 59-68; Castro-Filho, B.M., Miranda, L.B., Myao, S.Y., Condições hidrográficas na plataforma continental ao largo de Ubatuba: variações sazonais e em média escala (1987) Bolm. Inst. Oceanogr., 35, pp. 135-151; Cerrato, R.M., Interpretable statistical tests for growth comparisons using parameters in the von Bertalanffy equation (1990) Can. J. Fish. Aquat. Sci., 47, pp. 1416-1426; Chu, K.H., Aspects of reproductive biology of the shrimp Metapenaeus joyneri from the Zhujiang Estuary, China (1995) J. Crust. Biol., 15 (2), pp. 214-219; Costa, R.C., Fransozo, A., Reproductive biology of the shrimp Rimapenaeus constrictus (Decapoda, Penaeidae) in the Ubatuba region of Brazil (2004) J. Crust. Biol., 24, pp. 274-281; Costa, R.C., Fransozo, A., Pinheiro, A.P., Ecologic distribution of the shrimp Pleoticus muelleri (Bate, 1888) (Decapoda: Penaeoidea) of Southeastern Brazil (2004) Hydrobiologia, 259, pp. 195-203; Courtney, A.J., Masel, J.M., Spawning stock dynamics of two penaeid prawns, Metapenaeus bennettae and Penaeus esculentus, in Moreton Bay, Queensland, Australia (1997) Mar. Ecol. Prog. Ser., 148, pp. 37-47; Crocos, P.J., Reproductive dynamics of the grooved tiger prawn, Penaeus semisulcatus, in the North-western Gulf of Carpentaria, Australia (1987) Aust. J. Mar. Freshwater Res., 38, pp. 79-90; Crocos, P.J., Coman, G.J., Seasonal and age variability in the reproductive performance of Penaeus semisulcatus broodstock: optimising broodstock selection (1997) Aquaculture, 155, pp. 55-67; Crocos, P.J., van der Velde, T.D., Seasonal, spatial and interannual variability in the reproductive dynamics of the grooved tiger prawn Penaeus semisulcatus in Albatross Bay, Gulf of Carpentaria, Australia: the concept of effective spawning (1995) Mar. Biol., 122, pp. 557-570; Crocos, P.J., Park, Y., Die, D.J., Warburton, K., Manson, F., Reproductive dynamics of endeavour prawns, Metapenaeus endeavouri and M. ensis, in Albatross Bay, Gulf of Carpentaria, Australia (2001) Mar. Biol., 138, pp. 63-75; Cushing, D.H., (1975) Marine Ecology and Fisheries, , Cambridge University Press, Cambridge; D'Incao, F., Fonseca, D.B., Performance of the von Bertalanffy growth curve in penaeid shrimp: a critical approach (1999) Proceedings of the Fourth International Crustacean Congress, Amsterdam, The Netherlands, pp. 733-737; Dall, W., Hill, B.J., Rothilsberg, P.C., Staples, D.J., The biology of the Penaeidae (1990) Advances in Marine Biology, pp. 1-489. , Academic Press, San Diego, J.H.S. Blaxter, A.J. Southward (Eds.); Fenucci, J., Manual para la cria de camarones peneidos (1988) FAO Project Reports, 8, p. 93; Fransozo, A., Costa, R.C., Mantelatto, F.L.M., Pinheiro, M.A.A., Santos, S., Composition and abundance of shrimp species (Penaeidea and Caridea) in Fortaleza Bay, Ubatuba, São Paulo, Brazil (2002) Modern Approaches to the Study of Crustacea, pp. 117-125. , Kluwer Academic Publishers, Dordrecht, E.E. Briones, F. Alvarez (Eds.); Gab-Alla, A.A.-F.A., Hartnoll, R.G., Ghobashy, A.-F., Mohammed, S.Z., Biology of penaeid prawns in the Suez Canal lakes (1990) Mar. Biol., 107, pp. 417-426; Hartnoll, R.G., Growth in Crustacea - twenty years on (2001) Hydrobiologia, 449, pp. 111-122; http://www.pesca.sp.gov.br/default.php, Instituto de Pesca, São Paulo;Keunecke, K.A., D'Incao, F., Moreira, F.N., Silva, D.R.S., Verani, J.R., Idade e crescimento de Callinectes danae e C. ornatus (Crustacea,Decapoda) na Baía de Guanabara, Rio de Janeiro, Brasil (2008) Iheringia, Sér. Zool., 98 (2), pp. 231-235; Mantelatto, F.L.M., Fransozo, A., Characterization of the physical and chemical parameters of Ubatuba Bay, Northern Coast of São Paulo State, Brazil (1999) Rev. Bras. Biol., 59 (1), pp. 23-31; Montgomery, S.S., Courtney, A.J., Blount, C., Stewart, J., Die, D.J., Cosgrove, M., O'neill, M.F., Patterns in the distribution and abundance of female eastern king prawns, Melicertus plebejus (Hess, 1865), capable of spawning and reproductive potential in waters off eastern Australia (2007) Fish. Res., 88, pp. 80-87; Naylor, E., Chronobiology: implications for marine resource exploitation and management (2005) Sci. Mar., 69, pp. 157-167; Ohtomi, J., Irieda, S., Growth of the deep-water mud shrimp Solenocera melantho De Man, 1907 (Decapoda, Penaeoidea, Solenoceridae) in Kagoshima Bay, Southern Japan (1997) Crustaceana, 70, pp. 45-58; Pérez-Castañeda, R., Defeo, O., Growth and mortality of transient shrimp populations (Farfantepenaeus spp.) in a coastal lagoon of Mexico: role of the environment and density-dependence ICES (2005) J. Mar. Sci., 62, pp. 14-24; Pires-Vanin, A.M.S., Rossi-Wongtschowski, C.L.B., Aidar, E., Mesquita, S.L., Soares, L.S.H., Katsuragawak, M., Matsuura, Y., Estrutura e função do ecossistema de plataforma continental do Atlântico Sul brasileiro: síntese e dos resultados (1993) Publ. Esp. Inst. Oceanogr., 10, pp. 217-231; Sparre, P., Venema, S.C., Introduction to tropical fish stock assessment. Part 1. Manual (1998) FAO Fisheries Technical Paper, No. 306/1, Rev.2, p. 407. , FAO, Rome; Tucker, M., (1988) Techniques in sedimentology, , Blackwell Scientific Publications, Oxford, 1-394; Vega-Pérez, L.A., Estudo do zooplâncton da região de Ubatuba, Estado de São Paulo (1993) Publ. Esp. Inst. Oceanogr., 10, pp. 65-84; Von Bertalanffy, L., A quantitative theory of organic growth (1938) Hum. Biol., 10, pp. 181-213; Yamada, R., Kodama, K., Yamakawa, T., Horiguchi, T., Aoki, I., Growth and reproductive biology of the small penaeid shrimp Trachysalambria curvirostris in Tokyo Bay (2007) Mar. Biol., 151, pp. 961-971</text:p>
          </table:table-cell>
          <table:table-cell office:value-type="string" calcext:value-type="string">
            <text:p>Castilho, A.L.; NEBECC (Núcleo de Estudos em Biologia, Ecologia e Cultivo de Crustáceos), Departamento de Zoologia, Instituto de Biociências, UNESP, 18618-000, Botucatu, SP, Brazil; email: castilho@ibb.unesp.br</text:p>
          </table:table-cell>
          <table:table-cell table:number-columns-repeated="7"/>
          <table:table-cell office:value-type="float" office:value="9247963" calcext:value-type="float">
            <text:p>9247963</text:p>
          </table:table-cell>
          <table:table-cell/>
          <table:table-cell office:value-type="string" calcext:value-type="string">
            <text:p>JMASE</text:p>
          </table:table-cell>
          <table:table-cell/>
          <table:table-cell office:value-type="string" calcext:value-type="string">
            <text:p>English</text:p>
          </table:table-cell>
          <table:table-cell office:value-type="string" calcext:value-type="string">
            <text:p>J. Mar. Syst.</text:p>
          </table:table-cell>
          <table:table-cell office:value-type="string" calcext:value-type="string">
            <text:p>Article</text:p>
          </table:table-cell>
          <table:table-cell office:value-type="string" calcext:value-type="string">
            <text:p>Scopus</text:p>
          </table:table-cell>
          <table:table-cell office:value-type="string" calcext:value-type="string">
            <text:p>2-s2.0-84867333813</text:p>
          </table:table-cell>
          <table:table-cell table:number-columns-repeated="983"/>
        </table:table-row>
        <table:table-row table:style-name="ro1">
          <table:table-cell office:value-type="string" calcext:value-type="string">
            <text:p>Castro F., Castro J., Ferreira A.R., Crozariol M.A., Lees A.C.</text:p>
          </table:table-cell>
          <table:table-cell office:value-type="string" calcext:value-type="string">
            <text:p>A first documented Brazilian record of Least Seedsnipe Thinocorus rumicivorus Eschscholtz, 1829 (Thinocoridae)</text:p>
          </table:table-cell>
          <table:table-cell office:value-type="float" office:value="2012" calcext:value-type="float">
            <text:p>2012</text:p>
          </table:table-cell>
          <table:table-cell office:value-type="string" calcext:value-type="string">
            <text:p>Revista Brasileira de Ornitologia</text:p>
          </table:table-cell>
          <table:table-cell office:value-type="float" office:value="20" calcext:value-type="float">
            <text:p>20</text:p>
          </table:table-cell>
          <table:table-cell office:value-type="float" office:value="4" calcext:value-type="float">
            <text:p>4</text:p>
          </table:table-cell>
          <table:table-cell/>
          <table:table-cell office:value-type="float" office:value="455" calcext:value-type="float">
            <text:p>455</text:p>
          </table:table-cell>
          <table:table-cell office:value-type="float" office:value="457" calcext:value-type="float">
            <text:p>457</text:p>
          </table:table-cell>
          <table:table-cell table:number-columns-repeated="3"/>
          <table:table-cell office:value-type="string" calcext:value-type="string">
            <text:p>http://www.scopus.com/inward/record.url?eid=2-s2.0-84875100321&amp;partnerID=40&amp;md5=3ce4d6553eec4f806fe716fc1440c01d</text:p>
          </table:table-cell>
          <table:table-cell office:value-type="string" calcext:value-type="string">
            <text:p>Rua Tainha, 345, Bairro Sítio Ressaca, Ubatuba, SP. CEP: 11680-000, Brazil; Rua Joaquim do Prado, 413, Cruzeiro, SP. CEP: 12701-370, Brazil; Clube de Observadores de Aves do Vale do Paraíba Paulista - COAVAP, Museu Nacional/UFRJ, Departamento de Vertebrados, Setor de Ornitologia, Quinta da Boa Vista, São Cristóvão, Rio de Janeiro, RJ. CEP: 20940-040, Brazil; Museu Paraense Emílio Goeldi, CP 399, Belém, Pará, Brazil; Department of Zoology, University of Cambridge, Cambridge CB2 3EJ, United Kingdom</text:p>
          </table:table-cell>
          <table:table-cell office:value-type="string" calcext:value-type="string">
            <text:p>Castro, F., Rua Tainha, 345, Bairro Sítio Ressaca, Ubatuba, SP. CEP: 11680-000, Brazil; Castro, J., Rua Tainha, 345, Bairro Sítio Ressaca, Ubatuba, SP. CEP: 11680-000, Brazil; Ferreira, A.R., Rua Joaquim do Prado, 413, Cruzeiro, SP. CEP: 12701-370, Brazil; Crozariol, M.A., Clube de Observadores de Aves do Vale do Paraíba Paulista - COAVAP, Museu Nacional/UFRJ, Departamento de Vertebrados, Setor de Ornitologia, Quinta da Boa Vista, São Cristóvão, Rio de Janeiro, RJ. CEP: 20940-040, Brazil; Lees, A.C., Museu Paraense Emílio Goeldi, CP 399, Belém, Pará, Brazil, Department of Zoology, University of Cambridge, Cambridge CB2 3EJ, United Kingdom</text:p>
          </table:table-cell>
          <table:table-cell office:value-type="string" calcext:value-type="string">
            <text:p>Herein we present the first documented record of the Least Seedsnipe Tinocorus rumicivorus (Eschscholtz, 1829) for Brazil. On the 21 April 2012 a juvenile T. rumicivorus was photographed and sound-recorded by birdwatchers on the beach at Ubatumirim in the municipality of Ubatuba, on the northern São Paulo state coast. This is the first documented record of any seedsnipe (Tinocoridae) for Brazil. Its behaviour and the circumstances and potential drivers of its vagration are discussed.</text:p>
          </table:table-cell>
          <table:table-cell office:value-type="string" calcext:value-type="string">
            <text:p>Birdwatching; Eragrostis; Tinocorus; Vagrancy</text:p>
          </table:table-cell>
          <table:table-cell office:value-type="string" calcext:value-type="string">
            <text:p>beach; coastal zone; documentary source; juvenile; photography; sound propagation; wader; Brazil</text:p>
          </table:table-cell>
          <table:table-cell table:number-columns-repeated="5"/>
          <table:table-cell office:value-type="string" calcext:value-type="string">
            <text:p>Antas, P.T.Z., Novos registros para a avifauna do Rio Grande do Sul (1990) Encontro Nacional De Anilhadores De Aves, p. 67. , Pelotas: Universidade Católica de Pelotas; Aramburú, R., Formoso, A., Arambarri, A.M., Montalti, D., Morfometría, peso corporal y dieta invernal de la Agachona Chica Tinocorus rumicivorus em La provincia de Buenos Aires (2007) Hornero, 22, pp. 39-42; Boechat, S.C., Longhi-Wagner, H.M., Padrões de distribuição geográfca dos táxons brasileiros de Eragrostis (Poaceae, Chloridoideae) (2000) Revista Brasileira De Botânica, 23, pp. 177-194; Booth, J.E., Gaston, K.J., Evans, K.L., Armsworth, P.R., The value of species rarity in biodiversity recreation: A birdwatching example (2011) Biological Conservation, 144, pp. 2728-2732; Resoluções do CBRO. Resolução n° 13: Excluir Tinocorus rumicivorus Eschscholtz, 1829 da lista principal de aves brasileira, transferindo-o para a lista secundária (2000) Nattereria, 1, p. 46. , CBRO - Comitê Brasileiro de Registros Ornitológicos; (2011) Listas Das Aves Do Brasil, , http://www.cbro.org.br/CBRO/pdf/AvesBrasil2011.pdf, CBRO - Comitê Brasileiro de Registros Ornitológicos, 10a, access on 19 February 2012; Favero, M., Silva, M.P., First Record of the Least Seedsnipe Tinocorus rumicivorus in the Antartic (1998) Ornitologia Neotropical, 10, pp. 107-109; Fjeldså, J., Family Tinocoridae (seedsnipes) (1996) Handbook of the Birds of the World, Hoatzin to Auks, 3, pp. 538-545. , In: Del Hoyo, J.; Elliott, A. &amp; Sargatal J. (eds.), Barcelona: Lynx Edicions; Jung, M.J., Veldkamp, J.F., Kuoh, C.S., Notes on Eragrostis Wolf (Poaceae) for the Flora of Taiwan (2008) Taiwania, 53, pp. 96-102; Korzun, L.P., Érard, C., Gasc, J.P., Dzerzhinsky, F.J., Adaptation of seedsnipes (Aves, Charadriiformes, Tinocoridae) to browsing: A study of their feeding apparatus (2009) Zoosystema, 31, pp. 347-368; Laredo, C.D., Observations on migratory and resident shorebirds in lakes in the highlands of North-western Argentina (1996) International Wader Studies, 8, pp. 103-111; Lees, A.C., Gilroy, J.J., Vagrancy Mechanisms in Passerines and Near-Passerines (2009) Rare Birds Where and When: An Analysis of Status and Distribution In Britain and Ireland, 1, pp. 1-23. , In: Slack, R., sandgrouse to New World orioles. York: Rare Bird Books; McLaren, I.A., Lees, A.C., Field, C., Collins, K.J., Origins and Characteristics of Nearctic Landbirds in Britain and Ireland in Autumn: A Statistical Analysis (2006) Ibis, 148, pp. 707-726; Pereira, F.A., (2012) WA622741, Tinocorus Rumicivorus (Eschscholtz, 1829), , www.wikiaves.com/622741, access on 03 May 2012</text:p>
          </table:table-cell>
          <table:table-cell office:value-type="string" calcext:value-type="string">
            <text:p>Crozariol, M. A.; Clube de Observadores de Aves do Vale do Paraíba Paulista - COAVAP, Museu Nacional/UFRJ, Departamento de Vertebrados, Setor de Ornitologia, Quinta da Boa Vista, São Cristóvão, Rio de Janeiro, RJ. CEP: 20940-040, Brazil; email: marcocrozariol@gmail.com</text:p>
          </table:table-cell>
          <table:table-cell table:number-columns-repeated="7"/>
          <table:table-cell office:value-type="float" office:value="1035657" calcext:value-type="float">
            <text:p>1035657</text:p>
          </table:table-cell>
          <table:table-cell table:number-columns-repeated="3"/>
          <table:table-cell office:value-type="string" calcext:value-type="string">
            <text:p>English</text:p>
          </table:table-cell>
          <table:table-cell office:value-type="string" calcext:value-type="string">
            <text:p>Rev. Bras. Ornitol.</text:p>
          </table:table-cell>
          <table:table-cell office:value-type="string" calcext:value-type="string">
            <text:p>Article</text:p>
          </table:table-cell>
          <table:table-cell office:value-type="string" calcext:value-type="string">
            <text:p>Scopus</text:p>
          </table:table-cell>
          <table:table-cell office:value-type="string" calcext:value-type="string">
            <text:p>2-s2.0-84875100321</text:p>
          </table:table-cell>
          <table:table-cell table:number-columns-repeated="983"/>
        </table:table-row>
        <table:table-row table:style-name="ro1">
          <table:table-cell office:value-type="string" calcext:value-type="string">
            <text:p>Rocha-Filho L.C., Krug C., Silva C.I., Garofalo C.A.</text:p>
          </table:table-cell>
          <table:table-cell office:value-type="string" calcext:value-type="string">
            <text:p>Floral resources used by Euglossini bees (Hymenoptera: Apidae) in coastal ecosystems of the Atlantic forest</text:p>
          </table:table-cell>
          <table:table-cell office:value-type="float" office:value="2012" calcext:value-type="float">
            <text:p>2012</text:p>
          </table:table-cell>
          <table:table-cell office:value-type="string" calcext:value-type="string">
            <text:p>Psyche (New York)</text:p>
          </table:table-cell>
          <table:table-cell table:number-columns-repeated="2"/>
          <table:table-cell office:value-type="float" office:value="934951" calcext:value-type="float">
            <text:p>934951</text:p>
          </table:table-cell>
          <table:table-cell table:number-columns-repeated="4"/>
          <table:table-cell office:value-type="string" calcext:value-type="string">
            <text:p>10.1155/2012/934951</text:p>
          </table:table-cell>
          <table:table-cell office:value-type="string" calcext:value-type="string">
            <text:p>http://www.scopus.com/inward/record.url?eid=2-s2.0-84869021482&amp;partnerID=40&amp;md5=7bd22d9e81a4425c484cccd03ac76ce2</text:p>
          </table:table-cell>
          <table:table-cell office:value-type="string" calcext:value-type="string">
            <text:p>Departamento de Biologia, Faculdade de Filosofia, Ciências e Letras de Ribeirão Preto (FFCLRP), Universidade de São Paulo (USP), Avenida Bandeirantes 3900, 14040-901 Ribeirão Preto, SP, Brazil; Empresa Brasileira de Pesquisa Agropecuária, CPAA, Rodovia AM-10, Km 29, Zona Rural, Caixa Postal 319, 69010-970 Manaus, AM, Brazil</text:p>
          </table:table-cell>
          <table:table-cell office:value-type="string" calcext:value-type="string">
            <text:p>Rocha-Filho, L.C., Departamento de Biologia, Faculdade de Filosofia, Ciências e Letras de Ribeirão Preto (FFCLRP), Universidade de São Paulo (USP), Avenida Bandeirantes 3900, 14040-901 Ribeirão Preto, SP, Brazil; Krug, C., Empresa Brasileira de Pesquisa Agropecuária, CPAA, Rodovia AM-10, Km 29, Zona Rural, Caixa Postal 319, 69010-970 Manaus, AM, Brazil; Silva, C.I., Departamento de Biologia, Faculdade de Filosofia, Ciências e Letras de Ribeirão Preto (FFCLRP), Universidade de São Paulo (USP), Avenida Bandeirantes 3900, 14040-901 Ribeirão Preto, SP, Brazil; Garófalo, C.A., Departamento de Biologia, Faculdade de Filosofia, Ciências e Letras de Ribeirão Preto (FFCLRP), Universidade de São Paulo (USP), Avenida Bandeirantes 3900, 14040-901 Ribeirão Preto, SP, Brazil</text:p>
          </table:table-cell>
          <table:table-cell office:value-type="string" calcext:value-type="string">
            <text:p>In spite of playing an important ecological role as pollinators of tropical ecosystems, orchid bees are still poorly known regarding their floral resources. Aiming at a better comprehension of the importance of different plants visited by the Euglossini and, consequently, their role in the maintenance and reproduction of plant species in tropical ecosystems, this study aimed at identifying the flowers visited by those bees in two different areas of the Atlantic Forest in the northern coast of the state of São Paulo, Brazil. Sampling was carried out from August 2007 to July 2009 in two coastal ecosystems in Ubatuba, Brazil. In order to obtain information on flower resources collected by Euglossini bees in loco, all bees observed on flowers were collected, pollinaria of Orchidaceae occasionally attached to the body of males were identified, and the pollinic analysis of 68 females was carried out. One hundred twelve bees from 14 species were associated to 105 plant species which represented pollen, nectar, resin, and fragrances sources. These data reinforce the relevance of orchid bees to the maintenance and reproductive success of many tropical plants. © 2012 L. C. Rocha-Filho et al.</text:p>
          </table:table-cell>
          <table:table-cell/>
          <table:table-cell office:value-type="string" calcext:value-type="string">
            <text:p>Apidae; Apoidea; Euglossini; Hymenoptera; Orchidaceae</text:p>
          </table:table-cell>
          <table:table-cell table:number-columns-repeated="5"/>
          <table:table-cell office:value-type="string" calcext:value-type="string">
            <text:p>Dressler, R.L., Pollination by euglossine bees (1968) Evolution, 22 (1), pp. 202-210; Williams, N.H., Arditti, J., The biology of orchids and euglossine bees (1982) Orchid Biology: Reviews and Perspectives II, pp. 119-171. , Ithaca, NY, USA Cornell University Press; Schlindwein, C., A importância de abelhas especializadas na polinizaão de plantas nativas e conservaão do meio ambiente (2000) Anais Do Encontro Sobre Abelhas, 4, pp. 131-141; Zucchi, R., Sakagami, S.F., Camargo, J.M.F., Biological observations on a neotropical parasocial bee, Eulaema nigrita, with a review on the biology of Euglossinae (Hymenoptera: Apidae). A comparative study (1969) Journal of Faculty of Science of Hokkaido University, 17 (2), pp. 271-380; Garófalo, C.A., Social structure of Euglossa cordata nests (Hymenoptera, Apidae, Euglossini) (1985) Entomologia Generalis, 11 (1-2), pp. 77-83; Garófalo, C.A., Comportamento de nidificaão e estrutura de ninhos de Euglossa cordata (Hymenoptera: Apidae: Euglossini) (1992) Revista Brasileira de Biologia, 52 (1), pp. 187-198; Santos, M.L., Garofalo, C.A., Nesting biology and nest re-use of Eulaema nigrita (Hymenoptera: Apidae, Euglossini) (1994) Insectes Sociaux, 41 (1), pp. 99-110; Garófalo, C.A., Camillo, E., Augusto, S.C., Jesus, B.M.V., Serrano, J.C., Nest structure and communal nesting in Euglossa (Glossura) annectans Dressler (Hymenoptera, Apidae, Euglossini) (1998) Revista Brasileira de Zoologia, 15 (3), pp. 589-596; Augusto, S.C., Garofalo, C.A., Nesting biology and social structure of Euglossa (Euglossa) townsendi Cockerell (Hymenoptera, Apidae, Euglossini) (2004) Insectes Sociaux, 51 (4), pp. 400-409. , DOI 10.1007/s00040-004-0760-2; Augusto, S.C., Garófalo, C.A., Bionomics and sociological aspects of Euglossa fimbriata (Apidae, Euglossini) (2009) Genetics and Molecular Research, 8 (2), pp. 525-538. , 2-s2.0-67649398935 10.4238/vol8-2kerr004; Janzen, D.H., Euglossine bees as long-distance pollinators of tropical plants (1971) Science, 171 (3967), pp. 203-205. , 2-s2.0-0000425792; Kroodsma, D.E., Flight distances of male euglossine bees in orchid pollination (1975) Biotropica, 7 (1), pp. 71-72; Wikelski, M., Moxley, J., Eaton-Mordas, A., López-Uribe, M.M., Holland, R., Moskowitz, D., Roubik, D.W., Kays, R., Large-range movements of neotropical orchid bees observed via radio telemetry (2010) PLoS ONE, 5 (5). , 2-s2.0-77956512490 10.1371/journal.pone.0010738 e10738; Pijl, L., Dodson, C.H., (1966) Orchid Flowers: Their Pollination and Evolution, , Coral Gables, Fla, USA University of Miami Press; Ackerman, J.D., Diversity and seasonality of male euglossine bees ( Hymenoptera: Apidae) in central Panama (1983) Ecology, 64 (2), pp. 274-283; Williams, N.H., Whitten, W.M., Orchid floral fragrances and male euglossine bees. Methods and advances in the last sesquidecade (1983) Biological Bulletin, 164 (3), pp. 355-395; Murren, C.J., Effects of habitat fragmentation on pollination: Pollinators, pollinia viability and reproductive success (2002) Journal of Ecology, 90 (1), pp. 100-107. , DOI 10.1046/j.0022-0477.2001.00638.x; Vogel, S., Parfümsammelnde bienen als bestäuber von orchidaceen und Gloxinia (1966) Österreichische Botanische Zeitschrift, 113 (3-4), pp. 302-361. , 2-s2.0-12944263361 10.1007/BF01373435; Williams, N.H., Dressler, R.L., Euglossine pollination of Spathiphyllum (Araceae) (1976) Selbyana, 1 (4), pp. 349-356; Armbruster, W.S., Webster, G., Pollination of two species of Dalechampia (Euphorbiaceae) in Mexico by euglossine bees (1979) Biotropica, 11 (4), pp. 278-283. , 2-s2.0-0027029624; Buchmann, S.L., Preliminary anthecological observations on Xiphidium caeruleum Aubl. (Monocotyledonae: Haemodoraceae) in Panama (1981) Journal of the Kansas Entomological Society, 53 (4), pp. 685-699; Ackerman, J.D., Specificity and mutual dependency of the orchid-euglossine bee interaction (1983) Biological Journal of the Linnean Society, 20 (3), pp. 301-314. , 2-s2.0-0020899484; Soares, A.A., Campos, L.A.O., Vieira, M.F., Melo, G.A.R., Relaões entre Euglossa (Euglossella) mandibularis Friese, 1899 (Hymenoptera, Apidae, Euglossini) e Cyphomandra calycina (Solanaceae) (1989) Ciência e Cultura, 41 (9), pp. 903-905; Melo, G.A., Fragrance gathering by Euglossa males in flowers of Ternstroemia dentata (Theaceae) (Hymenoptera: Apidae: Euglossinae) (1995) Entomologia Generalis, 19 (4), pp. 281-283. , 2-s2.0-0028874230; Knudsen, J.T., Mod, S.A., Floral scents and pollination in neotropical lecythidaceae (1996) Biotropica, 28 (1), pp. 42-60. , 2-s2.0-0029730308; Nogueira, P.C.D.L., Marsaioli, A.J., Amaral, M.D.C.E., Bittrich, V., The fragrant floral oils of Tovomita species (1998) Phytochemistry, 49 (4), pp. 1009-1012. , DOI 10.1016/S0031-9422(97)01046-7, PII S0031942297010467; Braga, A.K., Garófalo, C.A., Melo, G.A.R., Alves-Dos-Santos, I., Coleta de fragrâncias por machos de Euglossa townsendi Cockerell (Hymenoptera, Apidae, Euglossini) em flores de Crinum procerum Carey (Amaryllidaceae) (2003) Apoidea Neotropica: Homenagem Aos 90 Anos de Jesus Santiago Moure, pp. 201-207. , Criciúma, Brazil UNESC; Siqueira-Filho, J.A., MacHado, I.C., Flowering phenology and pollination ecology of Cryptanthus dianae Leme: A case of flower fragrance-collecting by Euglossinae bees in Bromeliaceae (2008) Selbyana, 29 (2), pp. 226-232; Teichert, H., Dötterl, S., Zimma, B., Ayasse, M., Gottsberger, G., Perfume-collecting male euglossine bees as pollinators of a basal angiosperm: The case of Unonopsis stipitata (Annonaceae) (2009) Plant Biology, 11 (1), pp. 29-37. , 2-s2.0-57649123331 10.1111/j.1438-8677.2008.00101.x; Cappellari, S.C., Harter-Marques, B., Aumeier, P., Engels, W., Mecardonia tenella (Plantaginaceae) Attracts Oil-, Perfume-, and Pollen-Gathering Bees in Southern Brazil (2009) Biotropica, 41 (6), pp. 721-729. , 2-s2.0-70449486856 10.1111/j.1744-7429.2009.00529.x; Dodson, C.H., Frymire, C.P., Preliminary studies in the genus Stanhopea (1961) Annals of the Missouri Botanical Garden, 48 (2), pp. 137-172; Cruz-Landim, C., Stort, A.C., Costa-Cruz, M.A., Katajima, E.W., Órgão tibial dos machos de Euglossini: Estudo ao microscópio óptico e electrônico (1965) Revista Brasileira de Biologia, 25 (4), pp. 323-341; Eltz, T., Sager, A., Lunau, K., Juggling with volatiles: Exposure of perfumes by displaying male orchid bees (2005) Journal of Comparative Physiology A: Neuroethology, Sensory, Neural, and Behavioral Physiology, 191 (7), pp. 575-581. , DOI 10.1007/s00359-005-0603-2; Zimmermann, Y., Roubik, D.W., Eltz, T., Species-specific attraction to pheromonal analogues in orchid bees (2006) Behavioral Ecology and Sociobiology, 60 (6), pp. 833-843. , DOI 10.1007/s00265-006-0227-8; Dressler, R.L., Biology of the orchid bees (Euglossini) (1982) Annual Review of Ecology and Systematics, 13, pp. 373-394. , 2-s2.0-0020459132; Buchmann, S.L., Jones, C.J., Little, R.J., Buzz pollination in angiosperms (1983) Handbook of Experimental Pollination Biology, pp. 73-114. , New York, NY, USA Nostrand &amp; Reinhold; Armbruster, W.S., The role of resin in angiosperm pollination: Ecological and chemical considerations (1984) American Journal of Botany, 71 (8), pp. 1149-1160; Sazima, M., Sazima, I., Carvalho-Okano, R.M., Biologia floral de Dalechampia stipulacea (Euphorbiaceae) e sua polinizaão por Euglossa melanotricha (Apidae) (1985) Revista Brasileira de Biologia, 45 (1-2), pp. 85-93; Roubik, D.W., Hanson, P.E., (2004) Orchid Bees of Tropical America: Biology and Field Guide, , Santo Domingo de Heredia, Costa Rica Instituto Nacional de Biodiversidad; Milet-Pinheiro, P., Schlindwein, C., Pollination in Jacaranda rugosa (Bignoniaceae): Euglossine pollinators, nectar robbers and low fruit set (2009) Plant Biology, 11 (2), pp. 131-141. , 2-s2.0-60349091465 10.1111/j.1438-8677.2008.00118.x; Ackerman, J.D., D'Arcy, W.G., Correa, A.M.D., Euglossine bees and their nectar hosts (1985) The Botany and Natural History of Panama, pp. 225-233. , Saint Louis, Mo, USA Missouri Botanical Garden; Ramírez, S.R., Dressler, R.L., Ospina, M., Abejas euglosinas (Hymenoptera: Apidae) de la región Neotropical: Listado de especies con notas sobre su biología (2002) Biota Colombiana, 3 (1), pp. 7-118; Roubik, D.W., Moreno, J.E., (1991) Pollen and Spores of Barro Colorado Island, , New York, NY, US Missouri Botanical Garden; Arriaga, E.R., Hernandez, E.M., Resources foraged by Euglossa atroveneta (Apidae: Euglossinae) at Union Juarez, Chiapas, Mexico. A palynological study of larval feeding (1998) Apidologie, 29 (4), pp. 347-359; Peruquetti, R.C., Campos, L.A.O., Coelho, C.D.P., Abrantes, C.V.M., Lisboa, L.C.O., Abelhas Euglossini (Apidae) de áreas de Mata Atlântica: Abundância, riqueza e aspectos biológicos (1999) Revista Brasileira de Zoologia, 16 (2), pp. 101-118; Memmott, J., The structure of a plant-pollinator food web (1999) Ecology Letters, 2 (5), pp. 276-280. , DOI 10.1046/j.1461-0248.1999.00087.x; Vázquez, D.P., Blüthgen, N., Cagnolo, L., Chacoff, N.P., Uniting pattern and process in plant-animal mutualistic networks: A review (2009) Annals of Botany, 103 (9), pp. 1445-1457. , 2-s2.0-67650759911 10.1093/aob/mcp057; Bezerra, E.L.S., MacHado, I.C., Mello, M.A.R., Pollination networks of oil-flowers: A tiny world within the smallest of all worlds (2009) Journal of Animal Ecology, 78 (5), pp. 1096-1101. , 2-s2.0-68149114136 10.1111/j.1365-2656.2009.01567.x; Guillaumon, J.R., Marcondes, M.A.P., Negreiros, O.C., (1989) Plano de Manejo Do Parque Estadual da Ilha Anchieta. I.F.-Série Registros, , São Paulo, Brazil Instituto Florestal; Rizzini, C., (1977) Tratado de Fitogeografia Do Brasil, , 2nd Rio de Janeiro, Brazil Âmbito Cultural; Peralta, D.F., (2005) Musgos (Bryophyta) Do Parque Estadual da Ilha Anchieta (PEIA) [M.S. Thesis], , São Paulo, Brazil Instituto de Botânica de São Paulo; Erdtman, G., (1969) Handbook of Palynology: Morphology, Taxonomy, Ecology: An Introduction to the Study of Pollen Grains and Spores, , New York, NY, US Hafner Publishing Company; (2009), http://splink.cria.org.br, SpeciesLinkGuimaraes Jr., P.R., Guimaraes, P., Improving the analyses of nestedness for large sets of matrices (2006) Environmental Modelling and Software, 21 (10), pp. 1512-1513. , DOI 10.1016/j.envsoft.2006.04.002, PII S1364815206000995; Dormann, C.F., Gruber, B., Fründ, J., Introducing the bipartite package: Analysing ecological networks (2008) R News, 8 (2), pp. 8-11; Rocha-Filho, L.C., Garófalo, C.A., Community Ecology of Euglossine Bees (Hymenoptera, Apidae) in the Coastal Atlantic Forest of Sao Paulo State, Brazil, , Journal of Insect Science. In press; Dodson, C.H., Ethology of some bees of the tribe Euglossini (Hymenoptera: Apidae) (1966) Journal of the Kansas Entomological Society, 39 (4), pp. 607-629; Cortopassi-Laurino, M., Zillikens, A., Steiner, J., Pollen sources of the orchid bee Euglossa annectans Dressler 1982 (Hymenoptera: Apidae, Euglossini) analyzed from larval provisions (2009) Genetics and Molecular Research, 8 (2), pp. 546-556. , 2-s2.0-67649408883 10.4238/vol8-2kerr013; Viana, B.F., Kleinert, A.M.P., Neves, E.L., Comunidade de Euglossini (Hymenoptera, Apidae) das dunas litorâneas do Abaeté, Salvador, Bahia, Brasil (2002) Revista Brasileira de Entomologia, 46 (4), pp. 539-545; Silva, C.I., Bordon, N.G., Rocha-Filho, L.C., Garofalo, C.A., The importance of plant diversity in maintaining the pollinator bee, Eulaema nigrita (Hymenoptera: Apidae) in sweet passion fruit fields Revista de Biologia Tropical, 60 (4), pp. 1553-1565; Roulston, T.H., Cane, J.H., Buchmann, S.L., What governs protein content of pollen: Pollinator preferences, pollen-pistil interactions, or phylogeny? (2000) Ecological Monographs, 70 (4), pp. 617-643. , 2-s2.0-0033740577; Bittrich, V., Amaral, M.C.E., Melo, G.A.R., Pollination biology of Ternstroemia laevigata and T. dentata (Theaceae) (1993) Plant Systematics and Evolution, 185 (1-2), pp. 1-6. , 2-s2.0-0006270662 10.1007/BF00937716; Torezan-Silingardi, H.M., Del-Claro, K., Behavior of visitors and reproductive biology of Campomanesia pubescens (Myrtaceae) in cerrado vegetation (1998) Ciência e Cultura, 50 (4), pp. 282-284; Falcão, M.A., Galvão, R.M.S., Clement, C.R., Ferreira, S.A.N., Sampaio, S.G., Fenologia e produtividade do araá-boi (Eugenia stipitata, Myrtaceae) na Amazônia Central (2000) Acta Amazonica, 30 (1), pp. 9-21; De Oliveira, P.E.A.M., Sazima, M., Pollination biology of two species of Kielmeyera (Guttiferae) from Brazilian cerrado vegetation (1990) Plant Systematics and Evolution, 172 (1-4), pp. 35-49. , 2-s2.0-0003060019 10.1007/BF00937796; Barros, M.A.G., Floraão sincrônica e sistemas reprodutivos em quatro espécies de Kielmeyera Mart. (Guttiferae) (2002) Acta Botanica Brasilica, 16 (1), pp. 113-122; Lopes, A.V., Machado, I.C., Floral biology and reproductive ecology of Clusia nemorosa (Clusiaceae) in northeastern Brazil (1998) Plant Systematics and Evolution, 213 (1-2), pp. 71-90; Kaminski, A.C., Absy, M.L., Bees visitors of three species of Clusia (Clusiaceae) flowers in Central Amazonia (2006) Acta Amazonica, 36 (2), pp. 259-263. , http://www.scielo.br/pdf/aa/v36n2/v36n2a16.pdf; Armbruster, W.S., Herzig, A.L., Partitioning and sharing of pollinators by four sympatric species of Dalechampia (Euphorbiaceae) in Panama (1984) Annals of the Missouri Botanical Garden, 71 (1), pp. 1-16. , 2-s2.0-0021538983; Armbruster, W.S., Evolution of plant pollination systems: Hypotheses and tests with the neotropical vine Dalechampia (1993) Evolution, 47 (5), pp. 1480-1505; Singer, R.B., Sazima, M., Barros, F., Kerbauy, G.B., Abelhas Euglossini como polinizadoras de orquídeas na região de Picinguaba, São Paulo, Brasil (2004) Orquidologia Sul-Americana: Uma Compilaão Científica, pp. 175-187. , São Paulo, Brazil Centro de Editoraão da Secretaria do Meio Ambiente do Estado de São Paulo; Singer, R.B., Sazima, M., Flower morphology and pollination mechanism in three sympatric Goodyerinae orchids from southeastern Brazil (2001) Annals of Botany, 88 (6), pp. 989-997. , DOI 10.1006/anbo.2001.1534; Pansarin, E.R., Bittrich, V., Amaral, M.C.E., At daybreak - Reproductive biology and isolating mechanisms of Cirrhaea dependens (Orchidaceae) (2006) Plant Biology, 8 (4), pp. 494-502. , DOI 10.1055/s-2006-923800; Pansarin, E.R., Amaral, M.C.E., Reproductive biology and pollination of southeastern Brazilian Stanhopea Frost ex Hook. (Orchidaceae) (2009) Flora, 204 (3), pp. 238-249. , 2-s2.0-61349084197 10.1016/j.flora.2008.01.014; Sazima, M., Vogel, S., Cocucci, A., Hausner, G., The perfume flowers of Cyphomandra (Solanaceae): Pollination by euglossine bees, bellows mechanism, osmophores, and volatiles (1993) Plant Systematics and Evolution, 187 (1-4), pp. 51-88; Gracie, C., Pollination of Cyphomandra endopogon var. endopogon (Solanaceae) by Eufriesea spp. (Euglossini) in French Guiana (1993) Brittonia, 45 (1), pp. 39-46. , 2-s2.0-0345718350 10.2307/2806859; Cappellari, S.C., Harter-Marques, B., First report of scent collection by male orchid bees (Hymenoptera: Apidae: Euglossini) from terrestrial mushrooms (2010) Journal of the Kansas Entomological Society, 83 (3), pp. 264-266. , 2-s2.0-77957264085 10.2317/JKES0911.16.1; Roubik, D.W., Ackerman, J.D., Long-term ecology of euglossine orchid-bees (Apidae: Euglossini) in Panama (1987) Oecologia, 73 (3), pp. 321-333. , 2-s2.0-0023501803 10.1007/BF00385247; Pemberton, R.W., Wheeler, G.S., Orchid bees don't need orchids: Evidence from the naturalization of an orchid bee in Florida (2006) Ecology, 87 (8), pp. 1995-2001. , http://www.esajournals.org/pdfserv/i0012-9658-087-08-1995.pdf; Basilio, A.M., Medan, D., Torretta, J.P., Bartoloni, N.J., A year-long plant-pollinator network (2006) Austral Ecology, 31 (8), pp. 975-983. , DOI 10.1111/j.1442-9993.2006.01666.x; Petanidou, T., Kallimanis, A.S., Tzanopoulos, J., Sgardelis, S.P., Pantis, J.D., Long-term observation of a pollination network: Fluctuation in species and interactions, relative invariance of network structure and implications for estimates of specialization (2008) Ecology Letters, 11 (6), pp. 564-575. , DOI 10.1111/j.1461-0248.2008.01170.x; Pigozzo, C.M., Viana, B.F., Estrutura da rede de interaões entre flores e abelhas em ambiente de Caatinga (2010) Oecologia Brasiliensis, 14 (1), pp. 100-114; Santos, G.M.D.M., Aguiar, C.M.L., Mello, M.A.R., Flower-visiting guild associated with the Caatinga flora: Trophic interaction networks formed by social bees and social wasps with plants (2010) Apidologie, 41 (4), pp. 466-475. , 2-s2.0-77956736979 10.1051/apido/2009081; Biesmeijer, J.C., Slaa, E.J., Castro, M.S., Viana, B.F., Kleinert, A.M.P., Imperatriz-Fonseca, V.L., Connectance of Brazilian social bee: Food plant networks is influenced by habitat, but not by latitude, altitude or network size (2005) Biota Neotropica, 5 (1), pp. 85-93; Vazquez, D.P., Aizen, M.A., Asymmetric specialization: A pervasive feature of plant-pollinator interactions (2004) Ecology, 85 (5), pp. 1251-1257; Bascompte, J., Jordano, P., Olesen, J.M., Asymmetric coevolutionary networks facilitate biodiversity maintenance (2006) Science, 312 (5772), pp. 431-433. , 2-s2.0-33645973545 10.1126/science.1123412; Stang, M., Klinkhamer, P.G.L., Van Der Meijden, E., Size constraints and flower abundance determine the number of interactions in a plant-flower visitor web (2006) Oikos, 112 (1), pp. 111-121. , 2-s2.0-33645124596 10.1111/j.0030-1299.2006.14199.x; Kay, K.M., Schemske, D.W., Pollinator Assemblages and Visitation Rates for 11 Species of Neotropical Costus (Costaceae) (2003) Biotropica, 35 (2), pp. 198-207; Roubik, D.W., Yanega, D., Aluja, S.M., Buchmann, S.L., Inouye, D.W., On optimal nectar foraging by some tropical bees (Hymenoptera: Apidae) (1995) Apidologie, 26 (3), pp. 197-211; Inouye, D.W., Flight temperatures of male euglossine bees (Hymenoptera: Apidae: Euglossini) (1975) Journal of the Kansas Entomological Society, 48 (3), pp. 366-370; Myers, N., Mittermeler, R.A., Mittermeler, C.G., Da Fonseca, G.A.B., Kent, J., Biodiversity hotspots for conservation priorities (2000) Nature, 403 (6772), pp. 853-858. , DOI 10.1038/35002501</text:p>
          </table:table-cell>
          <table:table-cell office:value-type="string" calcext:value-type="string">
            <text:p>Rocha-Filho, L.C.; Departamento de Biologia, Faculdade de Filosofia, Ciências e Letras de Ribeirão Preto (FFCLRP), Universidade de São Paulo (USP), Avenida Bandeirantes 3900, 14040-901 Ribeirão Preto, SP, Brazil; email: correiadarocha@yahoo.com.br</text:p>
          </table:table-cell>
          <table:table-cell table:number-columns-repeated="7"/>
          <table:table-cell office:value-type="float" office:value="332615" calcext:value-type="float">
            <text:p>332615</text:p>
          </table:table-cell>
          <table:table-cell table:number-columns-repeated="3"/>
          <table:table-cell office:value-type="string" calcext:value-type="string">
            <text:p>English</text:p>
          </table:table-cell>
          <table:table-cell office:value-type="string" calcext:value-type="string">
            <text:p>Psyche</text:p>
          </table:table-cell>
          <table:table-cell office:value-type="string" calcext:value-type="string">
            <text:p>Article</text:p>
          </table:table-cell>
          <table:table-cell office:value-type="string" calcext:value-type="string">
            <text:p>Scopus</text:p>
          </table:table-cell>
          <table:table-cell office:value-type="string" calcext:value-type="string">
            <text:p>2-s2.0-84869021482</text:p>
          </table:table-cell>
          <table:table-cell table:number-columns-repeated="983"/>
        </table:table-row>
        <table:table-row table:style-name="ro1">
          <table:table-cell office:value-type="string" calcext:value-type="string">
            <text:p>Capparellia M.V., Kastenb P., Castilhoc A.L., Costad R.C.</text:p>
          </table:table-cell>
          <table:table-cell office:value-type="string" calcext:value-type="string">
            <text:p>Ecological distribution of the shrimp litopenaeus schmitti (Burkenroad, 1936) (Decapoda, Penaeoidea) in Ubatuba Bay, São Paulo, Brazil</text:p>
          </table:table-cell>
          <table:table-cell office:value-type="float" office:value="2012" calcext:value-type="float">
            <text:p>2012</text:p>
          </table:table-cell>
          <table:table-cell office:value-type="string" calcext:value-type="string">
            <text:p>Invertebrate Reproduction and Development</text:p>
          </table:table-cell>
          <table:table-cell office:value-type="float" office:value="56" calcext:value-type="float">
            <text:p>56</text:p>
          </table:table-cell>
          <table:table-cell office:value-type="float" office:value="3" calcext:value-type="float">
            <text:p>3</text:p>
          </table:table-cell>
          <table:table-cell/>
          <table:table-cell office:value-type="float" office:value="173" calcext:value-type="float">
            <text:p>173</text:p>
          </table:table-cell>
          <table:table-cell office:value-type="float" office:value="179" calcext:value-type="float">
            <text:p>179</text:p>
          </table:table-cell>
          <table:table-cell/>
          <table:table-cell office:value-type="float" office:value="1" calcext:value-type="float">
            <text:p>1</text:p>
          </table:table-cell>
          <table:table-cell office:value-type="string" calcext:value-type="string">
            <text:p>org/10.1080/07924259.2011.587272</text:p>
          </table:table-cell>
          <table:table-cell office:value-type="string" calcext:value-type="string">
            <text:p>http://www.scopus.com/inward/record.url?eid=2-s2.0-84868614324&amp;partnerID=40&amp;md5=7dd92959311c0a3869a400a8b762b92a</text:p>
          </table:table-cell>
          <table:table-cell office:value-type="string" calcext:value-type="string">
            <text:p>Departamento de Biologia, Faculdade de Filosofia, Ciencias e Letras de Ribeirao Preto, Universidade de Sao Paulo, Ribeirao Preto 14040-901, Sao Paulo, Brazil; Centro de Biologia Marinha, Universidade de Sao Paulo, Rodovia Manoel Hipolito Do Rego, km 131,5, 11600-000 Sao Sebastiao, Brazil; Departamento de Ciencias Biologicas, Faculdade de Ciencias e Letras de Assis, Universidade Estadual Paulista Julio de Mesquita Filho, Assis 19806-900, Brazil; LABCAM (Laboratorio de Biologia de Camaroes Marinhos e de Agua Doce), Depto. Ciencias Biologicas, Faculdade de Ciencias, Universidade Estadual Paulista, UNESP, Bauru, Sao Paulo, Brazil</text:p>
          </table:table-cell>
          <table:table-cell office:value-type="string" calcext:value-type="string">
            <text:p>Capparellia, M.V., Departamento de Biologia, Faculdade de Filosofia, Ciencias e Letras de Ribeirao Preto, Universidade de Sao Paulo, Ribeirao Preto 14040-901, Sao Paulo, Brazil; Kastenb, P., Centro de Biologia Marinha, Universidade de Sao Paulo, Rodovia Manoel Hipolito Do Rego, km 131,5, 11600-000 Sao Sebastiao, Brazil; Castilhoc, A.L., Departamento de Ciencias Biologicas, Faculdade de Ciencias e Letras de Assis, Universidade Estadual Paulista Julio de Mesquita Filho, Assis 19806-900, Brazil; Costad, R.C., LABCAM (Laboratorio de Biologia de Camaroes Marinhos e de Agua Doce), Depto. Ciencias Biologicas, Faculdade de Ciencias, Universidade Estadual Paulista, UNESP, Bauru, Sao Paulo, Brazil</text:p>
          </table:table-cell>
          <table:table-cell office:value-type="string" calcext:value-type="string">
            <text:p>The penaeidean Litopenaeus schmitti, popularly known as white shrimp, is a species of great economic importance, being a target of fishing fleets in the southeast region of Brazil. It is distributed through the western Atlantic, from Cuba to Brazil, until Rio Grande do Sul. Adults are found from shallow depths up to 30m and have been found to depths of 47m in the state of Rio de Janeiro, while juveniles are located in bays and estuaries. The studied species is seasonally distributed in the region of Ubatuba. The objectives of this study are to analyze the abundance and ecological distribution of L. schmitti and to assess if and when juveniles use the Indaiáestuary during their life cycle. Furthermore, the hypothesis was tested that the main period of recruitment in the bay coincides with the period of closure of fisheries defined by the Instruction of IBAMA. To that end, samples were taken monthly from July 2005 through June 2007, both in Ubatuba Bay and in the estuary formed by the Rio Indaiá. At each sampling station, salinity, temperature (bottom), depth, organic matter content (%), and grain size of sediments were measured. We found that the largest catches in the estuary were in late spring and early summer. In Ubatuba Bay, peak catches occurred during winter and early spring, whereas in the second year, already in May, there was a high peak capture. The variation in the number of individuals was correlated with some environmental factors both in the estuary and in the inlet (p &lt; 50.05). In the estuary, abundance was positively correlated with temperature (p=0.008) and organic matter (p=0.025) and negatively with depth (p=0.009). Regarding the Ubatuba Bay, only temperature (p=0.034) and depth (p=0.013) were significantly associated with the distribution of the shrimp, both being negative relations. The shrimp L. schmitti uses both the estuarine as well the shore environment, particularly the Ubatuba estuary and its adjacent bay, to complete its life cycle. The proposed period of fisheries closure (between March to May in the state of São Paulo) for this and other shrimps coincides with individuals capable of reproduction entering the inlet and thus are being protected. © 2012 Taylor &amp; Francis.</text:p>
          </table:table-cell>
          <table:table-cell office:value-type="string" calcext:value-type="string">
            <text:p>Brazil; Distribution; Litopenaeus schmitti; Recruitment; Size; White shrimp</text:p>
          </table:table-cell>
          <table:table-cell office:value-type="string" calcext:value-type="string">
            <text:p>Decapoda (Crustacea); Litopenaeus; Litopenaeus schmitti; Penaeoidea</text:p>
          </table:table-cell>
          <table:table-cell table:number-columns-repeated="5"/>
          <table:table-cell office:value-type="string" calcext:value-type="string">
            <text:p>Antunes, M.L.F., (2007) A Pesca Do Camarão-rosa Farfantepenaeus Paulensis Na Lagoa Dos Peixe (RS): Análise Quantitativa e Recrutamento, Crescimento e Mortalidade Com Vistas Ao Gerenciamento Pesqueiro - Fase Juvenil., p. 162. , Tese de Doutorado, Pontifícia Universidade Católica da Rio Grande do Sul, Faculdade de Biocie○ncias, Porto Alegre; Benfield, M.C., Downer, R.G., Distributions of postlarval Farfantepenaeus aztecus along Galveston Island, Texas (2001) Estuarine and Coastal Marine Science, 52, pp. 445-456; Boschi, E.E., Los camarones comerciales de la família Penaeidae de la costa Atlantica de la America del sul (1963) Boletín Del Instituto de Biología Marina., 3, pp. 1-39; Branco, J.O., Verani, J., Aspectos bioecologicos do camarao-rosa Penaeus brasiliensis Latreille (Natantia, Penaeidae) da lagoa da Conceicao, Florianopolis, Santa Catarina, Brasil (1998) Revista Brasileira de Zoologia., 15 (2), pp. 345-351; Instrução Normativa N-189, de 23 de setembro de 2008 (2008) Instituto Brasileiro Do Meio Ambiente e Dos Recursos Naturais Renovaveis, , Brazil. DOU 24/09/2008; Castilho, A.L., Costa, R.C., Franzoso, A., Boschi, E.E., Reproductive pattern of the South American endemic shrimp Artemesia longinaris (Decapoda, Penaeidae), off the coast of São Paulo state, Brazil (2007) Revista de Biologia Tropical, 55 (1), pp. 39-48; Castilho, A.L., Gavio, M.A., Costa, R.C., Boschi, E.E., Bauer, R.T., Fransozo, A., Latitudinal variation in structure and maturity size in the South American endemic shrimp Artemesia longinaris (Decapoda: Penaeoidea) (2007) Journal of Crustacean Biology, 27 (4), pp. 548-552; Castilho, A.L., Pie, M.R., Fransozo, A., Pinheiro, A.P., Costa, R.C., The relationship between environmental variation and species abundance in shrimp community (Crustacea, Decapoda, Penaeoidea) in Southeastern Brazil (2008) Journal of the Marine Biological Association of the United Kingdom, 88 (1), pp. 119-123; Castro, R.H., Costa, R.C., Fransozo, A., Mantelatto, F.L.M., Population structure of the seabob shrimp Xiphopenaeus kroyeri (Heller, 1862) (Crustacea, Penaeoidea) in the littoral of São Paulo, Brazil (2005) Scientia Marina., 69 (1), pp. 5-112; Castro Filho, B.M., Miranda, B., Miyao, S.Y., Condiçõ es hidrográficas na Plataforma Continetal ao largo de Ubatuba: Variaçõ es sazonais e em média escala (1987) Boletim Do Instituto Oceanográfico., 35 (2), pp. 135-151; Chagas-Soares, F.D., Pereira, O.M., Contribuição ao ciclo biológico de Penaeus schmitti (Burkenroad, 1936), Penaeus brasiliensis (Laitrelle, 1817), e Penaeus paulensis (Pe'rez- Farfante, 1967) na região lagunar-estuarina de Cananéia, São Paulo, Brasil (1995) Boletim Do Instituto de Pesca., 22 (1), pp. 49-59; Costa, R.C., Fransozo, A., Anurserygroundfortwotropical pink-shrimpPenaeusspecies:Ubatubabay, northerncoastof SãoPaulo, Brazil (1999) Nauplius, 7, pp. 73-81; Costa, R.C., Fransozo, A., Fam, F., Castilho, A.L., Abundance and ecological distribution of the 'sete-barbas' shrimp Xipohpenaeus kroyeri (Heller, 1862) (Decapoda: Penaeoidea) in three bays of the Ubatuba region, Southeastern Brazil (2007) Gulf and Caribbean Research., 19, pp. 33-41; Costa, R.C., Fransozo, A., Flm, M., Castro, R.H., Occurrence of shrimp species (Natantia: Penaeidea: Caridea) in Ubatuba Bay, Ubatuba, SP, Brazil (2000) Proceedings of the Biological Society of Washington., 113, pp. 776-781; Costa, R.C., Fransozo, A., Gas, M., Freire, F.A.M., An illustrated key for Dendrobranchiata shrimps from the northern coast of São Paulo state, Brazil (2003) Biota Neotropica., 3 (1), pp. 1-12; Costa, R.C., Lopes, M., Castilho, A.L., Fransozo, A., Simõ Es, S.M., Abundance and distribution of juvenile Pink shrimps Farfantepenaeus spp (2008) A Mangrove Estuary and Adjacent Bay on the Northern Shore of São Paulo State, Southeastern Brazil. Invertebrate Reproduction and Development., 52 (1-2), pp. 51-58; Dall, W., Hill, B.J., Rothilseberg, P.C., Staples, D.J., The biology of the Penaeidae (1990) Advances in Marine Biology., 27, p. 489. , In: Blaxter JHS, Southward AJ, editors. San Diego: Academic Press; Day, J.W., Cas, H., Kemp, W.M., Yanez-Aracinbia, A., (1989) Estuarine Ecology., , New York: John Wiley &amp; Sons; Díaz, A.C., Petriella, A.M., Fenucci, J.L., Ciclo de muda y reproducción de la población del lagostino Pleoticus muelleri (Crustacea, Penaeoidea) de Mar del Plata (2003) Ciencias Marinas., 29 (3), pp. 343-355; D'Incao, F., Pesca e biologia de Penaeus paulensis na Lagoa dos Patos, RS (1991) Atla○ Ntica., 13, pp. 159-169; Ehrhardt, N.M., Legault, C.M., Pink shrimp, Farfantepenaeus duorarum, recruitment variability as an indicator of Florida Bay dynamics (1999) Estuaries., 22 (2), pp. 471-483; Garcia, S., Lereste, L., Ciclosvitales, dinámicaexplotacióny ordenación de las poblaciones de camarones peneideos costeros (1987) FAO Documento Tecnicode Pesca., 203, p. 259; Iwai, M., (1973) Pesca Exploratória e Estudo Biológico Sobre O Camarão Na Costa Centro/Sul Do Brasil Com O Navio Oceanográfico "Prof. W. Besnard" em 1969-1971, p. 71. , São Paulo: SUDELPA/IOUSP; Jones, A.C., Dimitriou, D.E., Ewlad, J.J., Tweedy, J.H., Distribution of early developmental stages of Pink shrimp, Penaeus duorarum, in Florida waters (1970) Bulletin of Marine Science, 20 (3), pp. 634-661; MacIa, A., (2004) Mangroves and Adjacent Habitats As Nurseries for Penaeid Shrimps at Inhaca Iisland, Mozambque [Doctoral Thesis], , Sweden: Systems ecology; Flm, M., Fransozo, A., Characterization of the physical and chemical parameters of Ubatuba Bay, northern coast of São Paulo State, Brazil (1999) Revista Brasileira de Biologia., 59 (1), pp. 23-31; Nakagaki, J.M., Negreiros-Fransozo, M.L., Population biology of Xiphopenaeus kroyeri (Heller, 1862) (Decapoda: Penaeidae) from Ubatuba Bay, São Paulo, Brazil (1998) Journal of Shellfish Research, 17 (4), pp. 931-935; Perez-Castaneda, R., Defeo, O., Population variability of four sympatric penaeid shrimps (Farfantepenaeus spp.) in a tropical coastal lagoon of Mexico (2001) Estuarine, Coastal and Shelf Science., 52, pp. 631-641; Pe'Rez-Farfante, I., Western Atlantic shrimps of the genus Penaeus (1969) Fishery Bulletin., 67 (3), pp. 461-590; Pe'Rez-Farfante, I., Sinopsis de datos biológicos cobre el camaron blanco Penaeus schmitti Burkenroad, 1936 (1970) FAO Fisheries Synopsis., 100, pp. 1471-1435; Petriella, A.M., Boschi, E.E., Crecimiento en crustáceos decápodos: Resultados de investigaciones realizados en Argentina (1997) Investigaciones Marinas., 25, pp. 135-157; Riera, P., Montagna, P.A., Kaleke, R.D., Richard, P., Utilization of estuarine organic matter during growth and migration by juvenile brown shrimp Penaeus aztecus in a South Texas estuary (2000) Marine Ecology Progress Series., 199, pp. 205-216; Rothlisberg, P.C., Jackson, C.J., Larvalecology of penaeids of the Gulf of Carpentaria, Australia. II. hydrographic environment of penaeusmerguiensis, p. esculentus, p.semisulcatusand p latisulcatus zoeae (1987) Australian Journal of Marine and Freshwater Research, 38, pp. 19-28; Santos, J.L., Severino-Rodrigues, E., Vaz-Dos-Santos, A.M., (2008) Estrutura Populacional Do Camarã O-branco Litopenaeus Schmitti Nas Regiõ Es Estuarina e Marinha da Baixada Santista, São Paulo, Brasil, 34 (3), pp. 375-389. , Boletim do Instituto de Pesca, São Paulo; Silva, O., Aspectos bioecológicos e pesqueiros de tre○ s espe'cies de camarõ es do ge○nero Penaeus nas Costas do Estado do Rio de Janeiro e Experimentos de Cultivo (1977) Dissertação Universidade Federal Do Rio de Janeiro, p. 76; Tucker, M., (1988) Techniques in Sedimentology, p. 394. , London: Blackwell Scientific Publications; Zenger Jr., H.H., Agnes, J.L., Distribuição do camarã orosa (Penaeus brasiliensis e Penaeus paulensis) ao longo da costa sudeste e sul do Brasil (1977) Série de Documents Técnicos (SUDEPE-PDP)., 21, pp. 1-105</text:p>
          </table:table-cell>
          <table:table-cell office:value-type="string" calcext:value-type="string">
            <text:p>Costad, R.C.; LABCAM (Laboratorio de Biologia de Camaroes Marinhos e de Agua Doce), Depto. Ciencias Biologicas, Faculdade de Ciencias, Universidade Estadual Paulista, UNESP, Bauru, Sao Paulo, Brazil; email: rccosta@fc.unesp.br</text:p>
          </table:table-cell>
          <table:table-cell table:number-columns-repeated="7"/>
          <table:table-cell office:value-type="float" office:value="7924259" calcext:value-type="float">
            <text:p>7924259</text:p>
          </table:table-cell>
          <table:table-cell/>
          <table:table-cell office:value-type="string" calcext:value-type="string">
            <text:p>IRDEE</text:p>
          </table:table-cell>
          <table:table-cell/>
          <table:table-cell office:value-type="string" calcext:value-type="string">
            <text:p>English</text:p>
          </table:table-cell>
          <table:table-cell office:value-type="string" calcext:value-type="string">
            <text:p>Invertebr. Reprod. Dev.</text:p>
          </table:table-cell>
          <table:table-cell office:value-type="string" calcext:value-type="string">
            <text:p>Article</text:p>
          </table:table-cell>
          <table:table-cell office:value-type="string" calcext:value-type="string">
            <text:p>Scopus</text:p>
          </table:table-cell>
          <table:table-cell office:value-type="string" calcext:value-type="string">
            <text:p>2-s2.0-84868614324</text:p>
          </table:table-cell>
          <table:table-cell table:number-columns-repeated="983"/>
        </table:table-row>
        <table:table-row table:style-name="ro1">
          <table:table-cell office:value-type="string" calcext:value-type="string">
            <text:p>Terossi M., Tudge C., Lopez Greco L.S., Mantelatto F.L.</text:p>
          </table:table-cell>
          <table:table-cell office:value-type="string" calcext:value-type="string">
            <text:p>A novel spermatozoan ultrastructure in the shrimp Hippolyte obliquimanus Dana, 1852 (Decapoda: Caridea: Hippolytidae)</text:p>
          </table:table-cell>
          <table:table-cell office:value-type="float" office:value="2012" calcext:value-type="float">
            <text:p>2012</text:p>
          </table:table-cell>
          <table:table-cell office:value-type="string" calcext:value-type="string">
            <text:p>Invertebrate Reproduction and Development</text:p>
          </table:table-cell>
          <table:table-cell office:value-type="float" office:value="56" calcext:value-type="float">
            <text:p>56</text:p>
          </table:table-cell>
          <table:table-cell office:value-type="float" office:value="4" calcext:value-type="float">
            <text:p>4</text:p>
          </table:table-cell>
          <table:table-cell/>
          <table:table-cell office:value-type="float" office:value="299" calcext:value-type="float">
            <text:p>299</text:p>
          </table:table-cell>
          <table:table-cell office:value-type="float" office:value="304" calcext:value-type="float">
            <text:p>304</text:p>
          </table:table-cell>
          <table:table-cell/>
          <table:table-cell office:value-type="float" office:value="1" calcext:value-type="float">
            <text:p>1</text:p>
          </table:table-cell>
          <table:table-cell table:style-name="ce2" office:value-type="float" office:value="7.9242592011631E+016" calcext:value-type="float">
            <text:p>79.242.592.011.631.000</text:p>
          </table:table-cell>
          <table:table-cell office:value-type="string" calcext:value-type="string">
            <text:p>http://www.scopus.com/inward/record.url?eid=2-s2.0-84868627167&amp;partnerID=40&amp;md5=d99e7672c7b2d580a402e320243a1a29</text:p>
          </table:table-cell>
          <table:table-cell office:value-type="string" calcext:value-type="string">
            <text:p>Postgraduate Program in Comparative Biology, Laboratory of Bioecology and Crustacean Systematics, Department of Biology, Faculty of Philosophy, Sciences and Letters of Ribeirao Preto (FFCLRP), University of Sao Paulo (USP), Av. Bandeirantes - 3900, CEP 14040-901, Ribeirao Preto (SP), Brazil; Department of Biology, American University, Washington, DC 20016-8007, United States; Department of Invertebrate Zoology, National Museum of Natural History, Smithsonian Institution, Washington, DC 20013-7012, United States; Biology of Reproduction and Growth in Crustaceans, Department of Biodiversity and Experimental Biology, University of Buenos Aires, Ciudad Universitaria, Pabellon II, C1428EGA Buenos Aires, Argentina</text:p>
          </table:table-cell>
          <table:table-cell office:value-type="string" calcext:value-type="string">
            <text:p>Terossi, M., Postgraduate Program in Comparative Biology, Laboratory of Bioecology and Crustacean Systematics, Department of Biology, Faculty of Philosophy, Sciences and Letters of Ribeirao Preto (FFCLRP), University of Sao Paulo (USP), Av. Bandeirantes - 3900, CEP 14040-901, Ribeirao Preto (SP), Brazil; Tudge, C., Department of Biology, American University, Washington, DC 20016-8007, United States, Department of Invertebrate Zoology, National Museum of Natural History, Smithsonian Institution, Washington, DC 20013-7012, United States; Lopez Greco, L.S., Biology of Reproduction and Growth in Crustaceans, Department of Biodiversity and Experimental Biology, University of Buenos Aires, Ciudad Universitaria, Pabellon II, C1428EGA Buenos Aires, Argentina; Mantelatto, F.L., Postgraduate Program in Comparative Biology, Laboratory of Bioecology and Crustacean Systematics, Department of Biology, Faculty of Philosophy, Sciences and Letters of Ribeirao Preto (FFCLRP), University of Sao Paulo (USP), Av. Bandeirantes - 3900, CEP 14040-901, Ribeirao Preto (SP), Brazil</text:p>
          </table:table-cell>
          <table:table-cell office:value-type="string" calcext:value-type="string">
            <text:p>The aim of this study was to describe and illustrate the morphology of the spermatozoon of the Western Atlantic shrimp, Hippolyte obliquimanus. Individuals were sampled from Itagua Beach (Ubatuba, southern Brazil). The male reproductive system was dissected and morphological analysis was undertaken using a stereomicroscope, a light microscope, and transmission electron and scanning electron microscopes. When viewed from the nuclear or acrosomal poles, each spermatozoon has many translucent radiating arms (about 20) from a denser cell body, while laterally the cell body and arms resemble a ''cnidarian medusa'', with all the arms projecting away from the bell-like cell body. This sperm morphology is distinct from the ''thumbtack''-shaped spermatozoa observed in the majority of carideans but has similarities to the spermatozoa of Rhynchocinetes spp. The morphology of sperm of several species of the genus Hippolyte resembles the spermatozoon of H. obliquimanus with the presence of posterior nuclear arms, but it is necessary to study other Hippolyte species to place these arms in the context of the genus. © 2012 Taylor &amp; Francis.</text:p>
          </table:table-cell>
          <table:table-cell office:value-type="string" calcext:value-type="string">
            <text:p>Acrosomal spike; Morphology; Nuclear arms; Spermatozoa</text:p>
          </table:table-cell>
          <table:table-cell office:value-type="string" calcext:value-type="string">
            <text:p>Caridea; Cnidaria; Decapoda (Crustacea); Hippolyte obliquimanus; Hippolytidae; Rhynchocinetes</text:p>
          </table:table-cell>
          <table:table-cell table:number-columns-repeated="5"/>
          <table:table-cell office:value-type="string" calcext:value-type="string">
            <text:p>Amadio, L.M., Mantelatto, F.L., Description of the male reproductive system of the hermit crab Calcinus tibicen (Decapoda: Anomura: Diogenidae) (2009) Journal of Crustacean Biology, 29 (4), pp. 466-475; Barros, C., Dupré, E., Viveros, L., Sperm-egg interactions in the shrimp Rhynchocinetes typus (1986) Gamete Research, 14, pp. 171-180; Bauer, R.T., Mating behaviour and spermatophore transfer in the shrimp Heptacarpus pictus (Stimpson) (Decapoda: Caridea: Hippolytidae) (1976) Journal of Natural History., 10 (4), pp. 415-440; Bauer, R.T., Sex change and life history pattern in the shrimp Thor manningi (Decapoda: Caridea): A novel case of partial protandric hermaphroditism (1986) Biological Bulletin., 170 (1), pp. 11-31; Bauer, R.T., (2004) Remarkable Shrimps: Adaptations and Natural History of the Carideans, , Norman (OK): University of Oklahoma Press; Bauer, R.T., Holt, G.T., Simultaneous hermaphroditism in the marine shrimp Lysmata wurdemanni (Caridea: Hippolytidae): An undescribed sexual system in the decapod Crustacea (1998) Marine Biology, 132 (2), pp. 223-235; Bauer, R.T., Min, L.J., Spermatophores and plug substance of the marine shrimp Trachypenaeus similis (Crustacea: Decapoda: Penaeidae): Formation in the male reproductive tract and disposition in the inseminated female (1993) Biological Bulletin., 185, pp. 174-185; Bauer, R.T., Thiel, M., First description of a pure-search mating system and protandry in the shrimp Rhynchocinetes uritai (Decapoda: Caridea) (2011) Journal of Crustacean Biology, 31 (2), pp. 286-295; Cobos, V., Dí Az, V., Garcia Raso, J.E., Manjon-Cabeza, M.E., The male reproductive system of Hippolyte inermis Leach 1815 (Decapoda, Caridea) (2011) Helgoland Marine Research., 65 (1), pp. 17-24; Dupré, E., Barros, C., Fine structure of the mature spermatozoon of Rhynchocinetes typus, Crustacea, Decapoda (1983) Gamete Research., 7 (1), pp. 1-18; D'Udekem D'Acoz, C., The genus Hippolyte Leach, 1814 (Crustacea: Decapoda: Caridea: Hippolytidae) in the East Atlantic Ocean and the Mediterranean Sea, with a checklist of all species in the genus (1996) Zoologische Verhandelingen., 303 (1), pp. 1-133; D'Udekem D'Acoz, C., New records of Atlantic Hippolyte, with the description of two new species, and a key to all Atlantic and Mediterranean species (Crustacea, Decapoda, Caridea) (2007) Zoosystema, 29 (1), pp. 183-207; Felgenhauer, B.E., Abele, L.G., Morphological diversity of decapod spermatozoa (1991) Bauer RT, Martin JW, Editors. Crustacean Sexual Biology, pp. 322-341. , In: New York (NY): Columbia University Press; Jamieson, B.G.M., Ultrastructure and phylogeny of crustacean spermatozoa (1991) Memoirs of the Queensland Museum., 31, pp. 109-142; Jamieson, B.G.M., Tudge, C.C., Crustacea - Decapoda (2000) Progress in Male Gamete Ultrastructure and Phylogeny, IX, pp. 1-95. , In: Jamieson BGM, editor. Vol., part C, of Adiyodi, KG, Adiyodi RG. Reproductive Biology of Invertebrates. Chichester (UK): John Wiley &amp; Sons; Manjon-Cabeza, M.E., Cobos, V., Garcia Raso, J.E., The reproductive system of Hippolyte niezabitowskii (Decapoda, Caridea) (2011) Zoology., 114, pp. 140-149; Medina, A., Rodrí Guez, A., Spermiogenesis and sperm structure in the crab Uca tangeri (Crustacea, Brachyura), with special reference to the acrosome differentiation (1992) Zoomorphology., 111, pp. 161-165; Nunes, E.T., Braga, A.A., Santos, D.C., Camargo-Mathias, M.I., Cytodifferentiation during the spermatogenesis of the hermaphrodite caridea Exhippolysmata oplophoroides (2010) Micron, 41, pp. 585-591; Pé Rez, C., Roco, M., Castro, A., Dupré, E., Schatten, G., Barros, C., Localization of microfilaments and a tubulin-like protein in crustacean (Rhynchocinetes typus) spermatozoon (1991) Molecular Reproduction and Development., 28, pp. 373-379; Santos, N.M., Mantelatto, F.L., Reproductive system of the male hermit crab Clibanarius sclopetarius: Gonopore, spermatophore, and spermatozoal morphologies (2011) Aquatic Biology, 12, pp. 271-280; Scelzo, M.A., Medina, A., Tudge, C.C., Spermatozoal ultrastructure of the hermit crab Loxopagurus loxochelis (Moreira, 1901) (Anomura, Diogenidae) from the southwestern Atlantic (2006) Crustacean Research., 6, pp. 1-11; Sellos, D., Le Gal, Y., Changes in basic nuclear proteins during sperm maturation in Palaemon serratus (Crustacea, Natantia) (1981) Cell Differentiation, 10, pp. 69-77; Tudge, C., Spermatozoal morphology and its bearing on decapod phylogeny (2009) Decapod Crustacean Phylogenetics. Crustacean, (18), pp. 101-119. , In: Martin JW, Crandall KA, Felder DL, editors. Issues. Boca Raton (FL): Taylor and Francis/CRC; Tudge, C.C., Jamieson, B.G.M., Spermatophore and spermatozoal morphology in the Porcellanidae. II. The genera petrolisthes and polyonyx (Decapoda: Anomura) (1996) Journal of Crustacean Biology, 16 (3), pp. 535-546</text:p>
          </table:table-cell>
          <table:table-cell office:value-type="string" calcext:value-type="string">
            <text:p>Mantelatto, F.L.; Postgraduate Program in Comparative Biology, Laboratory of Bioecology and Crustacean Systematics, Department of Biology, Faculty of Philosophy, Sciences and Letters of Ribeirao Preto (FFCLRP), University of Sao Paulo (USP), Av. Bandeirantes - 3900, CEP 14040-901, Ribeirao Preto (SP), Brazil; email: flmantel@usp.br</text:p>
          </table:table-cell>
          <table:table-cell table:number-columns-repeated="7"/>
          <table:table-cell office:value-type="float" office:value="7924259" calcext:value-type="float">
            <text:p>7924259</text:p>
          </table:table-cell>
          <table:table-cell/>
          <table:table-cell office:value-type="string" calcext:value-type="string">
            <text:p>IRDEE</text:p>
          </table:table-cell>
          <table:table-cell/>
          <table:table-cell office:value-type="string" calcext:value-type="string">
            <text:p>English</text:p>
          </table:table-cell>
          <table:table-cell office:value-type="string" calcext:value-type="string">
            <text:p>Invertebr. Reprod. Dev.</text:p>
          </table:table-cell>
          <table:table-cell office:value-type="string" calcext:value-type="string">
            <text:p>Article</text:p>
          </table:table-cell>
          <table:table-cell office:value-type="string" calcext:value-type="string">
            <text:p>Scopus</text:p>
          </table:table-cell>
          <table:table-cell office:value-type="string" calcext:value-type="string">
            <text:p>2-s2.0-84868627167</text:p>
          </table:table-cell>
          <table:table-cell table:number-columns-repeated="983"/>
        </table:table-row>
        <table:table-row table:style-name="ro1">
          <table:table-cell office:value-type="string" calcext:value-type="string">
            <text:p>Bonilha R.M., Casagrande J.C., Soares M.R., Reis-Duarte R.M.</text:p>
          </table:table-cell>
          <table:table-cell office:value-type="string" calcext:value-type="string">
            <text:p>Characterization of the soil fertility and root system of restinga forests [caracterização da fertilidade do solo e sistema radicular de floresta de restinga]</text:p>
          </table:table-cell>
          <table:table-cell office:value-type="float" office:value="2012" calcext:value-type="float">
            <text:p>2012</text:p>
          </table:table-cell>
          <table:table-cell office:value-type="string" calcext:value-type="string">
            <text:p>Revista Brasileira de Ciencia do Solo</text:p>
          </table:table-cell>
          <table:table-cell office:value-type="float" office:value="36" calcext:value-type="float">
            <text:p>36</text:p>
          </table:table-cell>
          <table:table-cell office:value-type="float" office:value="6" calcext:value-type="float">
            <text:p>6</text:p>
          </table:table-cell>
          <table:table-cell/>
          <table:table-cell office:value-type="float" office:value="1804" calcext:value-type="float">
            <text:p>1804</text:p>
          </table:table-cell>
          <table:table-cell office:value-type="float" office:value="1813" calcext:value-type="float">
            <text:p>1813</text:p>
          </table:table-cell>
          <table:table-cell/>
          <table:table-cell office:value-type="float" office:value="1" calcext:value-type="float">
            <text:p>1</text:p>
          </table:table-cell>
          <table:table-cell office:value-type="string" calcext:value-type="string">
            <text:p>10.1590/S0100-06832012000600014</text:p>
          </table:table-cell>
          <table:table-cell office:value-type="string" calcext:value-type="string">
            <text:p>http://www.scopus.com/inward/record.url?eid=2-s2.0-84873512360&amp;partnerID=40&amp;md5=5c944f190c5053c824786376a64a5f1d</text:p>
          </table:table-cell>
          <table:table-cell office:value-type="string" calcext:value-type="string">
            <text:p>CAPES, UFSCAR/Araras Campus, CEP 13600-970 Araras (SP), Brazil; UFSCAR/Araras Campus, CNPq, Brazil; Center for Recovery of Degraded Areas, Institute of Botany, Av. Miguel Estéfano, 3031, Água Funda, CEP 04301-012 São Paulo (SP), Brazil</text:p>
          </table:table-cell>
          <table:table-cell office:value-type="string" calcext:value-type="string">
            <text:p>Bonilha, R.M., CAPES, UFSCAR/Araras Campus, CEP 13600-970 Araras (SP), Brazil; Casagrande, J.C., UFSCAR/Araras Campus, CNPq, Brazil; Soares, M.R., UFSCAR/Araras Campus, CNPq, Brazil; Reis-Duarte, R.M., Center for Recovery of Degraded Areas, Institute of Botany, Av. Miguel Estéfano, 3031, Água Funda, CEP 04301-012 São Paulo (SP), Brazil</text:p>
          </table:table-cell>
          <table:table-cell office:value-type="string" calcext:value-type="string">
            <text:p>The Restinga vegetation consists of a mosaic of plant communities, which are defined by the characteristics of the substrates, resulting from the type and age of the depositional processes. This mosaic complex of vegetation types comprises restinga forest in advanced (high restinga) and medium regeneration stages (low restinga), each with particular differentiating vegetation characteristics. The climate along the coast is tropical (Köppen). Of all ecosystems of the Atlantic Forest, Restinga is the most fragile and susceptible to anthropic disturbances. Plants respond to soil characteristics with physiological and morphological modifications, resulting in changes in the architecture (spatial configuration) of the root system. The purpose of this study was to characterize the soil fertility of high and low restinga forests, by chemical and physical parameters, and its relation to the root system distribution in the soil profile. Four locations were studied: (1) Ilha Anchieta State Park, Ubatuba; (2) two Ecological Stations of Jureia-Itatins and of Chauás, in the municipality of Iguape; (3) Vila de Pedrinhas in the municipality of Ilha Comprida; and (4) Ilha do Cardoso State Park, Cananeia. The soil fertility (chemical and physical properties) was analyzed in the layers 0-5, 0-10, 0-20, 20-40 and 40-60 cm. In addition, the distribution of the root system in the soil profile was evaluated, using digital images and the Spring program. It was concluded that the root system of all vegetation types studied is restricted to the surface layers, 0-10 and 10-20 cm, but occupies mainly the 0-10 cm layer (70%); that soil fertility is low in all environments studied, with base saturation values below 16%, since most exchange sites are occupied by aluminum; and that restinga vegetation is edaphic.</text:p>
          </table:table-cell>
          <table:table-cell office:value-type="string" calcext:value-type="string">
            <text:p>Base saturation; Edaphic vegetation; Root system</text:p>
          </table:table-cell>
          <table:table-cell table:number-columns-repeated="6"/>
          <table:table-cell office:value-type="string" calcext:value-type="string">
            <text:p>Abreu, C.A., Lopes, A.S., Santos, G., Micronutrientes (2007) Fertilidade do solo, pp. 645-736. , NOVAIS, R.F.; ALVAREZ V., V.H.; BARROS, N.F.; FONTES, R.L.F.; CANTARUTTI, R.B. &amp; NEVES, J.C.L., eds. Viçosa, MG, Sociedade Brasileira de Ciência do Solo; Araújo, D.S.D., Lacerda, L.D., A natureza das restingas (1987) Ci. Hoje, 6, pp. 42-48; Assis, F., (2011) ASSISTAT: Assistência Estatística, , http://www.assistat.com/indexp.html, Campina Grande, Departamento de Engenharia Agrícola do Centro de Tecnologia e Recursos Naturais da Universidade Federal de Campina Grande; Bonilha, R.M., (2012) Caracterização Da Fertilidade Do Solo, Distribuição Do Sistema Radicular E Índice De Qualidade Do Solo No Ecossistema Restinga Do Litoral Paulista, p. 74. , Araras, Universidade Federal de São Carlos/Campus de Araras, Tese de Mestrado; Camara, G., Souza, R.C.M., Freitas, U.M., Garrido, J., SPRING: Integrating remote sensing and GIS by object-oriented data modelling (1996) Comp. Graph, 20, pp. 395-403; Camargo, O.A., Moniz, A.C., Jorge, J.A., Valadares, J.M.A.S., (1986) Métodos De Análise Química, Mineralógica E Física De Solos Do Instituto Agronômico De Campinas, p. 94. , Campinas, Instituto Agronômico de Campinas, Boletim Técnico, 106; Carrasco, P.G., (2003) Produção De Mudas De Espécies Florestais De Restinga, , Com base em estudos florísticos e fitossociológicos, visando a recuperação de áreas degradadas em Ilha Comprida - SP. Rio Claro, Instituto de Biociências-UNESP, Tese de Doutorado; Casagrande, J.C., Sato, C.A., Reis-Duarte, R.M., Santos, D.A., Galvão-bueno, M.S., (2006) Avaliação Da Salinidade De Solos Da Floresta De Restinga Do Parque Estadual Da Ilha Anchieta - SP, , CONGRESSO NACIONAL DE BOTA^NICA, 57, Gramado (RS). Resumo.2006; Casagrande, J.C., Soares, M.R., Interação solo-planta: A importância da recuperação de solos degradados para reflorestamento heterogêneo (2008) SIMPÓSIO DE ATUALIZAÇÃO EM RECUPERAÇÃO DE ÁREAS DEGRADADAS, pp. 126-131. , 2., Mogi-Guaçu, 2008, Anais. São Paulo, Instituto de Botânica; Casagrande, J.C., Soares, M.R., Técnicas para recuperação de solos visando o reflorestamento em áreas degradadas (2009) SIMPÓSIO SOBRE RECUPERAÇÃO DE ÁREAS DEGRADADAS, pp. 225-234. , 3., São Paulo, 2009. Anais. São Paulo, Instituto de Botânica; Casagrande, J.C., Soares, M.R., Bonilha, R.M., Reis-Duarte, R.M., Zumkeller, D.S., Galvãobueno, M.S., Manejo da fertilidade do solo para implantação de floresta de restinga (2010) REUNIÃO BRASILEIRA DE FERTILIDADE DO SOLO E NUTRIÇÃO DE PLANTAS, , 29., Guarapari, 2010, Anais. Guarapari, FertBio, CD-ROM; (2009), http://www.areaseg.com/conama/2009/413-2009.pdf, CONSELHO NACIONAL DO MEIO AMBIENTE - CONAMA, Resolução no. 417, de 26 de junho de, Acesso em: 04 de ago. de2011Centro Nacional de Pesquisas de Solos (1997) Manual De Métodos De Análise Do Solo. Rio De Janeiro, p. 212. , EMPRESA BRASILEIRA DE PESQUISA AGROPECUÁRIA - EMBRAPA; (2003) Banco De Dados Climáticos Do Brasil, , http://www.bdclima.cnpm.embrapa, EMPRESA BRASILEIRA DE PESQUISA AGROPECUÁRIA - EMBRAPA, Acesso em 22/06/2011; Gomes, F.H., Vidal-Torrado, P., Macías, F., Gherardi, B., Perez, X.L.O., Solos sob vegetação de restinga na Ilha do Cardoso (SP). I - Caracterização E Classificação (2007) R. Bras. Ci. Solo, 31, pp. 1581-1589; Guedes-silva, D.C.F., (2003) Estrutura E Informações Sobre a Regeneração Natural De Fragmentos De Florestas De Restinga No Município De Bertioga - SP, , Rio Claro, Instituto de Biociências, Biologia Vegetal, Universidade Estadual Paulista, Tese de Doutorado; Lacerda, L.D., Esteves, F.A., Restingas brasileiras: Quinze anos de estudos (2000) Ecologia De Restingas E Lagoas Costeiras, p. 394. , pp. III -VII. In: ESTEVES, F. A. &amp; LACERDA, L. D, eds, Rio de Janeiro: Nupem/ UFRJ; Lainé, P., Ourry, A., Salette, J., Effect of a localized supply of nitrate on NO3 - uptake rate and growth of roots in Lolium multiflorum (Lam) (1998) Plant Soil, 202, pp. 61-67; Lopes, A.S., (1984) Solos Sob Cerrado: Características, Propriedades E Manejo, p. 162. , Piracicaba, Instituto da Potassa e Fosfato/ Instituto Internacional da Potassa; Machado, M.I.C.S., Brauner, J.L., Vianna, A.C.T., Formas de fósforo na camada arável de solos do Rio Grande do Sul (1993) R. Bras. Ci. Solo, 17, pp. 331-336; Martins, S.C., (2010) Caracterização Dos Solos E Serrapilheira Ao Longo Do Gradiente Altitudinal Da Mata Atlântica, Estado De São Paulo, p. 155. , Piracicaba, Centro de Energia Nuclear na Agricultura, Universidade de São Paulo, Tese de Doutorado; Mengel, K., Kirkby, E.A., (1987) Principle of Plant Nutrition, p. 687. , 4.ed. Bern, International Potash Institute; Pinto, M.M., (1998) Fitossociologia E Influência De Fatores Edáficos Na Estrutura Da Vegetação Em Áreas De Mata Atlântica Na Ilha Do Cardoso, Cananéia, SP, p. 112. , Jaboticabal, Faculdade de Ciências Agrárias e Veterinárias de Jaboticabal, Universidade Estadual Paulista, Tese de Doutorado; Pires, L.A., Britez, R.M., Martel, G., Pegano, S.N., Produção, acúmulo e decomposição da serrapilheira em uma restinga da Ilha do Mel, Paranaguá, PR, Brasil (2006) Acta Bot. Bras, 20, pp. 173-184; van Raij, B., (1991) Fertilidade Do Solo E Adubação, p. 343. , São Paulo, Agronômica Ceres/Piracicaba, POTAFOS; van Raij, B., Cantarella, H., Quaggio, J.A., Furlani, A.M.C., (1997) Recomendações De Adubação E Calagem Para O Estado De São Paulo, p. 285. , 2.ed. Campinas, Instituto Agronômico/ Fundação IAC, Boletim, 100; Reis-Duarte, R.M., (2004) Estrutura Da Floresta De Restinga Do Parque Estadual Da Ilha Anchieta (SP): Bases Para Promover O Enriquecimento Com Espécies Arbóreas Nativas Em Solos Alterados, p. 230. , Rio Claro, Universidade Estadual Paulista, Instituto de Biociência, Tese de Doutorado; Reis-Duarte, R.M., Casagrande, J.C., A interação solo- vegetação na recuperação de áreas degradadas (2006) Manual Para Recuperação De Áreas Degradadas Do Estado De São Paulo, pp. 52-69. , São Paulo, Instituto de Botânica de São Paulo; Rizzini, C.T., Tratado e fitogeografia do Brasil: Aspectos ecológicos, sociológicos e florísticos (1997) Rio De Janeiro, Âmbito Cultural Edições, p. 747; Robinson, D., Resource capture by localized root proliferation: Why do plants bother? (1996) An. Bot, 77, pp. 179-185; Sanchez, M., Pedroni, F., Leitãofilho, H.F., Cesar, O., Composição florística de um trecho de floresta ripária na Mata Atlântica em Picinguaba, Ubatuba, SP (1999) R. Bras. Bot, 22, pp. 31-42; Sato, C.A., (2007) Caracterização Da Fertilidade Do Solo E Da Composição Mineral De Espécies Arbóreas De Restinga Do Litoral Paulista, p. 94. , Rio Claro, Instituto de Biociências, Universidade Estadual Paulista "Júlio de Mesquita Filho", Tese de Mestrado; Schoenholtz, S.H., van Miegroet, H., Burger, J.A., A review of chemical and physical properties as indicators of forest soil quality: Challenges and opportunities (2000) For. Ecol. Manage, 138, pp. 335-356; Silva, S.M., Diagnósticos das restingas do Brasil (1999) Anais Eletrônicos, , http://www.anp.gov.br/brasil-rounds/round7/round7/guias_r7/PERFURACAO_R7/refere/Restingas.pdf, WORKSHOP DE AVALIAÇÃO E AÇÕES PRIORITÁRIAS PARA CONSERVAÇÃO DA BIODIVERSIDADE DA ZONA COSTEIRA E MARINHA, 1999, Porto Seguro, Porto Seguro, Fundação BIO RIO, Accesso em: 08 de nov. de; Silva, S.M., Souza, W.S., Britez, R.M., Guimarães, O.A., Levantamento Florístico da Ilha do Mel, Paranaguá, PR. II. Fanerógamas (1993) CONGRESSO NACIONAL DE BOTÂNICA, 40, p. 179. , 1993, Cuiabá (MT). Resumos; Sugiyama, M., (1993) Estudo De Florestas Na Restinga Da Ilha Do Cardoso, Cananéia, SP, p. 115. , São Paulo, Instituto de Biociências, Universidade de São Paulo, Tese de Mestrado; Suguio, K., Tessler, M.G., Planícies De Cordões Litorâneos Quaternários Do Brasil: Origem E Nomenclatura (1984) RESTINGAS: ORIGEM, ESTRUTURA, PROCESSOS, pp. 15-26. , LACERDA, L.D.; ARAÚJO, D.S.D.; CERQUEIRA R. &amp; TURCQ, B., orgs. 1984, Niterói. Resumos. Niterói, Universidade Federal Fluminense; van Vuuren, M.M.I., Robinson, D., Griffiths, B.S., Nutrient inflow and root proliferation during the exploitation of a temporally and spatially discrete source of nitrogen in soil (1996) Plant Soil, 178, pp. 185-192</text:p>
          </table:table-cell>
          <table:table-cell office:value-type="string" calcext:value-type="string">
            <text:p>Bonilha, R. M.; CAPES, UFSCAR/Araras Campus, CEP 13600-970 Araras (SP), Brazil; email: rodolfo.bonilha@itelefonica.com.br</text:p>
          </table:table-cell>
          <table:table-cell table:number-columns-repeated="7"/>
          <table:table-cell office:value-type="float" office:value="1000683" calcext:value-type="float">
            <text:p>1000683</text:p>
          </table:table-cell>
          <table:table-cell table:number-columns-repeated="3"/>
          <table:table-cell office:value-type="string" calcext:value-type="string">
            <text:p>English; Portuguese</text:p>
          </table:table-cell>
          <table:table-cell office:value-type="string" calcext:value-type="string">
            <text:p>Rev. Bras. Cienc. Solo</text:p>
          </table:table-cell>
          <table:table-cell office:value-type="string" calcext:value-type="string">
            <text:p>Article</text:p>
          </table:table-cell>
          <table:table-cell office:value-type="string" calcext:value-type="string">
            <text:p>Scopus</text:p>
          </table:table-cell>
          <table:table-cell office:value-type="string" calcext:value-type="string">
            <text:p>2-s2.0-84873512360</text:p>
          </table:table-cell>
          <table:table-cell table:number-columns-repeated="983"/>
        </table:table-row>
        <table:table-row table:style-name="ro1">
          <table:table-cell office:value-type="string" calcext:value-type="string">
            <text:p>Pralon B.G.N., Hirose G.L., Negreiros-Fransozo M.L.</text:p>
          </table:table-cell>
          <table:table-cell office:value-type="string" calcext:value-type="string">
            <text:p>Horizontal distribution of megalopae of Brachyura (Crustacea, Decapoda) in a South American tropical estuary</text:p>
          </table:table-cell>
          <table:table-cell office:value-type="float" office:value="2012" calcext:value-type="float">
            <text:p>2012</text:p>
          </table:table-cell>
          <table:table-cell office:value-type="string" calcext:value-type="string">
            <text:p>Marine Biology Research</text:p>
          </table:table-cell>
          <table:table-cell table:number-columns-repeated="2" office:value-type="float" office:value="8" calcext:value-type="float">
            <text:p>8</text:p>
          </table:table-cell>
          <table:table-cell/>
          <table:table-cell office:value-type="float" office:value="715" calcext:value-type="float">
            <text:p>715</text:p>
          </table:table-cell>
          <table:table-cell office:value-type="float" office:value="726" calcext:value-type="float">
            <text:p>726</text:p>
          </table:table-cell>
          <table:table-cell/>
          <table:table-cell office:value-type="float" office:value="1" calcext:value-type="float">
            <text:p>1</text:p>
          </table:table-cell>
          <table:table-cell office:value-type="string" calcext:value-type="string">
            <text:p>10.1080/17451000.2012.676183</text:p>
          </table:table-cell>
          <table:table-cell office:value-type="string" calcext:value-type="string">
            <text:p>http://www.scopus.com/inward/record.url?eid=2-s2.0-84862284492&amp;partnerID=40&amp;md5=3f920952fe295b84f4381b905a8726c4</text:p>
          </table:table-cell>
          <table:table-cell office:value-type="string" calcext:value-type="string">
            <text:p>NEBECC (Study Group of Crustacean Biology, Ecology and Culture), Departamento de Zoologia, Instituto de Biociências, Universidade Estadual Paulista (UNESP), Botucatu, São Paulo, Brazil; Curso de Ciências Biológicas, Campus Senador Helvidio Nunes de Barros, Universidade Federal do Piauí UFPI, Av Cicero Eduardo, Piauí, Brazil; Departamento de Biologia, Centro de Ciências Biológicas e da Saúde, Universidade Federal de Sergipe, São Cristóvão, Sergipe, Brazil</text:p>
          </table:table-cell>
          <table:table-cell office:value-type="string" calcext:value-type="string">
            <text:p>Pralon, B.G.N., NEBECC (Study Group of Crustacean Biology, Ecology and Culture), Departamento de Zoologia, Instituto de Biociências, Universidade Estadual Paulista (UNESP), Botucatu, São Paulo, Brazil, Curso de Ciências Biológicas, Campus Senador Helvidio Nunes de Barros, Universidade Federal do Piauí UFPI, Av Cicero Eduardo, Piauí, Brazil; Hirose, G.L., NEBECC (Study Group of Crustacean Biology, Ecology and Culture), Departamento de Zoologia, Instituto de Biociências, Universidade Estadual Paulista (UNESP), Botucatu, São Paulo, Brazil, Departamento de Biologia, Centro de Ciências Biológicas e da Saúde, Universidade Federal de Sergipe, São Cristóvão, Sergipe, Brazil; Negreiros-Fransozo, M.L., NEBECC (Study Group of Crustacean Biology, Ecology and Culture), Departamento de Zoologia, Instituto de Biociências, Universidade Estadual Paulista (UNESP), Botucatu, São Paulo, Brazil</text:p>
          </table:table-cell>
          <table:table-cell office:value-type="string" calcext:value-type="string">
            <text:p>The available information on the larval phase of estuarine crabs in tropical habitats is scarce, despite its importance for the population dynamics of these crustaceans. The goal of the present study was to evaluate patterns of spatial distribution of megalopae along a gradient in the Ubatumirim River estuary, Ubatuba region, state of São Paulo, Brazil. Samples were taken periodically during neap and spring tides in April and November 2005. The megalopae were collected on passive collectors made from an organic substrate, at 10 sampling sites equally spaced along the two river channels of the Ubatumirim estuary. At the laboratory, larvae were identified according to available literature. Sesarmid and ocypodid crabs predominated in the samples. Megalopae settled differently in neap- and spring-tide periods, with a tendency toward increased settlement during high-amplitude tides. The highest density of megalopae was recorded at the sites near the river mouth. The observed horizontal distribution pattern probably results from the influence of seawater or from mechanisms to avoid predation and/or competition for resources. Despite problems in identifying taxa to species level, the results of the present study contribute to increase knowledge about overall trends in the horizontal distribution of megalopae in estuarine systems. © 2012 Copyright Taylor and Francis Group, LLC.</text:p>
          </table:table-cell>
          <table:table-cell office:value-type="string" calcext:value-type="string">
            <text:p>abiotic factors; artificial collectors; larval ecology; Settlement</text:p>
          </table:table-cell>
          <table:table-cell office:value-type="string" calcext:value-type="string">
            <text:p>crab; estuarine ecosystem; larval settlement; population density; population dynamics; predation; seawater; spatial distribution; tidal cycle; tropical region; Brazil; Sao Paulo [Brazil]; Ubatuba Bay; Ubatumirim Bay; Brachyura; Crustacea; Decapoda (Crustacea); Ocypodidae; Sesarmidae</text:p>
          </table:table-cell>
          <table:table-cell table:number-columns-repeated="5"/>
          <table:table-cell office:value-type="string" calcext:value-type="string">
            <text:p>Abelló, P., Guerao, G., Temporal variability in the vertical and mesoscale spatial distribution of crab megalopae (Crustacea: Decapoda) in the northwestern Mediterranean (1999) Estuarine, Coastal and Shelf Science, 49, pp. 129-139; Amaral, V., Paula, J., Carcinus maenas (Crustacea: Brachyura): Influence of artificial substrate type and patchiness on estimation of megalopae settlement (2007) Journal of Experimental Marine Biology and Ecology, 346, pp. 21-27; Anger, K., Salinity as a key parameter in the larval biology of decapod crustaceans (2003) Invertebrate, Reproduction and Development, 43, pp. 29-45; Boylan, J.M., Wenner, E.L., Settlement of brachyuran megalopae in a South Carolina, USA, estuary (1993) Marine Ecology Progress Series, 97, pp. 237-246; Branch, G.M., Grindley, J.R., Ecology of southern African estuaries. Part XI. Mngazana: A mangrove estuary in Transkei (1979) South African Journal of Zoology, 14, pp. 150-170; Brower, J.E., Zar, J.H., Analysis of aquatic habitats (1984) Field &amp; Laboratory Methods for General Ecology, pp. 1-49. , Dubuque, IA: Wm. C. Brown Publishers In; Chacur, M.M., Biologia populacional comparativa do caranguejo Sesarma rectum Randall, 1840 (Crustacea, Decapoda, Grapsidae) em manguezais do litoral norte paulista (2003), p. 103. , Instituto de Biociências, Universidade Estadual Paulista Doctoral thesisCostlow Jr., J.D., Bookhout, C.G., The complete larval development of the land-crab Cardisoma guanhumi Latreille (Brachyura: Gecarcinidae) in the laboratory (1968) Crustaceana, 2, pp. 259-270; Cuesta, J.A., Anger, K., Larval morphology of the sesarmid crab Armases angustipes Dana, 1852 (Decapoda, Brachyura, Grapsoidea) (2001) Journal of Crustacean Biology, 21, pp. 821-838; Díaz, H., Bevilacqua, M., Larval development of Aratus pisonii (Milne-Edwards) (Brachyura, Grapsidae) from marine and estuarine environments reared under different salinity conditions (1986) Journal of Coastal Research, 2, pp. 43-49; Díaz, H., Ewald, J.J., A comparison of the larval development of Metasesarma rubripes (Rathbun) and Sesarma ricordi H. Milne Edwalds (Brachyura, Grapsidae) reared under similar laboratory conditions (1968) Crustaceana, 2, pp. 225-248; Eggleston, L.L., Armstrong, D.A., Pre-and post-settlement determinants of estuarine Dungeness crab recruitment (1995) Ecology Monographs, 65, pp. 193-216; Eggleston, D.B., Reyns, N.B., Etherington, L.L., Plaia, G.R., Xie, L., Tropical storm and environmental forcing on regional blue crab (Callinectes sapidus) settlement (2010) Fisheries Oceanography, 19, pp. 89-106; Epifanio, C.E., Little, K.T., Rowe, P.M., Dispersal and recruitment of fiddler crab larvae in the Delaware River estuary (1988) Marine Ecology Progress Series, 43, pp. 181-188; Forward Jr., R.B., de Vries, M.C., Rittschoff, D., Frankel, D.A.Z., Bischoff, J.P., Fisher, C.M., Effects of environmental cues on metamorphosis of the blue crab Callinectes sapidus (1996) Marine Ecology Progress Series, 131, pp. 165-177; Forward Jr., R.B., Frankel, D.A.Z., Rittschoff, D., Molting of megalopae from the blue crab Callinectes sapidus: effects of offshore and estuarine cues (1994) Marine Ecology Progress Series, 113, pp. 55-59; Forward Jr., R.B., Lohmann, K., Cronin, T.W., Rhythms in larval release by an estuarine crab (Rhithropanopeus harrisii) (1982) Bulletin of Marine Biology, 163, pp. 287-300; Fransozo, A., Hebling, N.J., Desenvolvimento larval de Sesarma (Holometopus) rectum Randall, 1840 (Decapoda, Grapsidae), em laboratório (1986) Revista Brasileira de Biologia, 46, pp. 353-364; Fukui, Y., Wada, K., Distribution and reproduction of four intertidal crabs (Crustacea, Brachyura) in the Tonda River estuary, Japan (1986) Marine Ecology Progress Series, 30, pp. 229-241; Hasek, B.E., Rabalais, N.N., A comparison of molt states of blue crab megalopae, Callinectes sapidus (Rathbun), sampled with artificial collectors and plankton nets (2001) Journal of Experimental Marine Biology and Ecology, 265, pp. 15-27; Hedvall, O., Moksnes, P.O., Pihl, L., Active habitat selection by megalopae and juvenile shore crabs Carcinus maenas: A laboratory study in an annular flume (1998) Hydrobiologia, 376, pp. 89-100; Jensen, G.C., Gregarious settlement by megalopae of the porcelain crabs Petrolisthes cinctipes (Randall) and P. eriomerus Stimpson (1989) Journal of Experimental Marine Biology and Ecology, 131, pp. 223-231; Johnson, D.R., Hester, B.S., Larval transport and its association with recruitment of blue crabs to Chesapeake Bay (1989) Estuarine, Coastal and Shelf Science, 28, pp. 459-472; Johnson, D.F., The distribution of brachyuran crustacean megalopae in the waters of the York River, lower Chesapeake Bay and adjacent shelf: implications for recruitment (1985) Estuarine, Coastal and Shelf Science, 57, pp. 726-738; Kenyon, R.A., Haywood, M.D.E., Heales, D.S., Loneragan, N.R., Pendrey, R.C., Vance, D.J., Abundance of fish and crustacean postlarvae on portable artificial seagrass units: Daily sampling provides quantitative estimates of the settlement of new recruits (1999) Journal of Experimental Marine Biology and Ecology, 232, pp. 197-216; Lee, J.T., Widdows, J., Jones, M.B., Coleman, R.A., Settlement of megalopae and early juveniles of the velvet swimming crab Necora puber (Decapoda, Portunidae) in flow conditions (2004) Marine Ecology Progress Series, 272, pp. 191-202; Leme, M.H.A., A comparative analysis of the population biology of the mangrove crab Aratus pisonii and Sesarma rectum (Brachyura, Grapsidae) from the North coast of São Paulo State, Brazil (2002) Journal of Crustacean Biology, 22, pp. 553-557; Little, K.T., Epifanio, C.E., Mechanism for the reinvasion of an estuary by two species of brachyuran megalopae (1991) Marine Ecology Progress Series, 68, pp. 235-242; Luppi, T.A., Spivak, E.D., Bas, C.C., The effects of temperature and salinity on larval development of Armases rubripes Rathbun, 1897 (Brachyura, Grapsoidea, Sesarmidae), and the southern limit of its geographical distribution (2003) Estuarine, Coastal and Shelf Science, 58, pp. 575-585; Macintosh, D.J., The ecology and physiology of decapods of mangrove swamps (1988) Symposium of the Zoological Society of London, 59, pp. 315-341; McConaugha, J.R., Export and reinvasion of larvae as regulators of estuarine decapod populations (1988) American Fisheries Society Symposium, 3, pp. 793-806; Melo, G.A.S., (1985) Taxonomia e padrões distribucionais ecológicos dos Brachyura (Crustacea, Decapoda) do litoral sudeste do Brasil, p. 215. , Universidade de São Paulo Doctoral Thesis Museu de Zoologia; Moksnes, P.O., Hedvall, O., Reinwald, T., Settlement behavior in shore crabs Carcinus maenas: Why do postlarvae emigrate from nursery habitats? (2003) Marine Ecology Progress Series, 250, pp. 215-230; Moksnes, P.O., Pihl, L., van Montfrans, J., Predation on postlarvae and juveniles of the shore crab Carcinus maenas: Importance of shelter, size and cannibalism (1998) Marine Ecology Progress Series, 166, pp. 211-225; Moksnes, P.O., Wennhage, H., Methods for estimating decapods larval supply and settlement: Importance of larval behavior and development stage (2001) Marine Ecology Progress Series, 209, pp. 257-273; Morgan, S.G., Life and death in the plankton: Larval mortality and adaptation (1995) Biology of Marine Invertebrate Larvae, pp. 279-321. , In: McEdward L, editors FL: CRC Press In Boca Raton; Morgan, S.G., Zimmer-Faust, R.K., Heck Jr., K.L., Coen, L.D., Population regulation of blue crabs Callinectes sapidus in the Northern Gulf of Mexico: Postlarval supply (1996) Marine Ecology Progress Series, 133, pp. 73-88; Moser, S.M., Macintosh, D.J., Diurnal and lunar patterns of larval recruitment of Brachyura into a mangrove estuary system in Ranong Province, Thailand (2001) Marine Biology, 138, pp. 827-841; Negreiros-Fransozo, M.L., Chacur, M.M., Campo, C.M.G.O., Reigada, A.D., Colpo, K.D., Guimarães, F.J., Ecological characterization of six mangrove areas in the southeastern Brazilian coast as a support for studies on brachyuran crabs population (2000) Proceedings of the International Society of Mangrove Ecosystems Meeting, 1, pp. 1-10; Negreiros-Fransozo, M.L., Fransozo, A., Gonzalez-Gordillo, J.I., Bertini, G., First appraisal on releasing and reinvasion of decapod larvae in a subtropical estuary from Brazil (2002) Acta Limnologica Brasiliensia, 14, pp. 87-94; O'Connor, N.C., Epifanio, C.E., The effect of salinity on the dispersal and recruitment of fiddler crab larvae (1985) Journal of Crustacean Biology, 5, pp. 137-145; O'Connor, N.J., Flexibility in timing of the metamorphic molt by fiddler crab megalopae Uca pugilator (1991) Marine Ecology Progress Series, 68, pp. 243-247; Ogburn, M.B., Diaz, H., Forward Jr., R.B., Mechanisms regulating estuarine ingress of blue crab Callinectes sapidus megalopae (2009) Marine Ecology Progress Series, 389, pp. 181-192; Olmi III, J.E., van Montfrans, J., Lipcius, R.N., Orth, R.J., Sadler, P.W., Variation in planktonic availability and settlement of blue crab megalopae in the York River, Virginia (1990) Bulletin of Marine Science, 46, pp. 230-243; Paula, J., Dray, T., Queiroga, H., Offshore and inshore processes controlling settlement of brachyuran megalopae at Saco Mangrove Creek, Inhaca Island (south Mozambique) (2001) Marine Ecology Progress Series, 215, pp. 251-260; Pech, D., Ardisson, P.L., Bourget, E., Settlement of tropical marine epibenthic assemblage on artificial panels: Influence of substratum heterogeneity and complexity scales (2002) Estuarine, Coastal and Shelf Science, 55, pp. 743-750; Pohle, G., Mantelatto, F.L.M., Negreiros-Fransozo, M.L., Fransozo, A., Larval Decapoda (Brachyura) (1999), 2, pp. 1281-1351. , Leiden: South Atlantic Zooplankton InPritchard, D.W., What is an estuary, physical view point (1967), In: Lauf GH, editors Washington, DC: American Association for the Advancement of Science InQueiroga, H., (1995) Processo de dispersão e recrutamento das larvas do caranguejo Carcinus maenas (L.) na Ria de Aveiro, p. 268. , Portugal: Universidade de Aveiro Doctoral Thesis; Queiroga, H., Vertical migration and selective tidal stream transport in the megalopa of the crab Carcinus maenas (1998) Hydrobiologia, 376, pp. 137-149; Queiroga, H., Almeida, M.J., Apuim, T., Flores, A.A.V., Tide and wind control of megalopal supply to estuarine crab populations on the Portuguese west coast (2006) Marine Ecology Progress Series, 307, pp. 21-36; Queiroga, H., Costlow, J.D., Moreira, M.H., Vertical migration of the crab Carcinus maenas first zoea in an estuary: Implications for tidal stream transport (1997) Marine Ecology Progress Series, 149, pp. 121-132; Rabalais, N.N., Burditt Jr., F.R., Coen, L.D., Cole, B.E., Settlement of Callinectes sapidus megalopae on artificial collectors in four Gulf of Mexico estuaries (1995) Bulletin of Marine Science, 57, pp. 855-876; Rieger, P.J., Desenvolvimento larval de Uca (Celuca) uruguayensis Nobili, 1901 (Crustacea, Decapoda, Ocypodidae) em laboratório (1996) Nauplius, 4, pp. 73-103; Rieger, P.J., Desenvolvimento larval de Uca (Minuca) mordax (Smith, 1870) (Crustacea, Decapoda, Ocypodidae) em laboratório (1997) Trabalhos Oceanográficos, Universidade Federal de Pernambuco, 25, pp. 227-267; Rieger, P.J., Desenvolvimento larval de Uca (Minuca) burgersi Holthuis (Crustacea, Decapoda, Ocypodidae) em laboratório (1998) Revista Brasileira de Zoologia, 15, pp. 727-756; Rodrigues, M.D., Hebling, N.J., Ucides cordatus cordatus (Linnaeus 1763) (Crustacea, Decapoda). Complete larval development under laboratory conditions and its systematic position (1989) Revista Brasileira de Zoologia, 6, pp. 147-166; Rodríguez, S.R., Ojeda, F.P., Inestrosa, N.C., Settlement of benthic marine invertebrates (1993) Marine Ecology Progress Series, 97, pp. 193-207; Sandifer, P.A., The role of pelagic larvae in recruitment to populations of adult decapod crustaceans in the York River estuary and adjacent lower Chesapeake Bay, Virginia (1975) Estuarine, Coastal and Shelf Science, 3, pp. 269-279; Shanks, A.L., Orientated swimming by megalopae of several eastern North Pacific crab species and its potential role in their onshore migration (1995) Journal of Experimental Marine Biology and Ecology, 186, pp. 1-16; Silva, I.C., Dinis, A.M., Francisco, S.M., Flores, A.A.V., Paula, J., Longitudinal distribution and lateral pattern of megalopal settlement and juvenile recruitment of Carcinus maenas (L.) (Brachyura, Portunidae) in the Mira River Estuary, Portugal (2006) Estuarine, Coastal and Shelf Science, 69, pp. 179-188; Silva, S.M.J., (2005) Relação entre o suprimento larval e a taxa de assentamento em caranguejos intertidais da região de Ubatuba (SP), p. 99. , Master of Science Dissertation, Instituto de Biociências de Botucatu, Universidade Estadual Paulista; Sokal, R.R., Rohlf, F.J., (1995) Biometry: The Principles and Practice of Statistics in Biological Research, pp. 1-887. , New York, NY: W. H. Freeman and Company; Stevens, B.G., Kittaka, J., Postlarval settling behavior, substrate preference and time to metamorphosis for red king crab Paralithodes camtschaticus (1998) Marine Ecology Progress Series, 167, pp. 197-206; Strathmann, R.R., Selection for retention or export of larvae in estuaries (1982) Estuarine Comparisons, pp. 521-536. , In: Kennedy VS, editors New York, NY: Academic Press In; Sulkin, S.D., van Heukelem, W.F., Variability in the length of the megalopal stage and its consequence to dispersal and recruitment in the portunid crab Callinectes sapidus Rathbun (1986) Bulletin of Marine Science, 39, pp. 269-278; van Montfrans, J., Epifanio, C.E., Knott, D.M., Lipcius, R.N., Settlement of blue crab postlarvae in western North Atlantic estuaries (1995) Bulletin of Marine Science, 57, pp. 834-854; van Montfrans, J., Peery, C.A., Orth, R.J., Daily, monthly and annual settlement patterns by Callinectes sapidus and Neopanope sayi megalopae on artificial collectors deployed in the York River, Virginia (1990) Bulletin of Marine Science, 46, pp. 214-229; Wahle, R.A., Incze, L.S., Pre-and post-settlement processes in recruitment of the American lobster (1997) Journal of Experimental Marine Biology and Ecology, 217, pp. 179-207; Warner, G.F., The larval development of the mangrove tree crab Aratus pisonii (H. Milne Edwards) reared in the laboratory (Brachyura, Grapsidae) (1968) Crustaceana, 2, pp. 248-249; Welch, J.M., Rittschof, D., Bullock, T.M., Forward Jr., R.B., Effects of chemical cues on settlement behavior of blue crab Callinectes sapidus postlarvae (1997) Marine Ecology Progress Series, 154, pp. 143-153; Wolcott, D.L., de Vries, M.C., Offshore megalopae of Callinectes sapidus: Depth of collection, molt stage and response to estuarine cues (1994) Marine Ecology Progress Series, 109, pp. 157-163; Zar, J.H., (1999) Biostatistical Analysis, p. 663. , Upper Saddle River, NJ: Prentice-Hall</text:p>
          </table:table-cell>
          <table:table-cell office:value-type="string" calcext:value-type="string">
            <text:p>Pralon, B. G. N.; Universidade federal do Piauí, Ciencias Biológicas, Rua Cicero Duarte, s/n bairro Junco, Picos Pi, Picos, 6460000, Brazil; email: pralonbra@gmail.com</text:p>
          </table:table-cell>
          <table:table-cell table:number-columns-repeated="7"/>
          <table:table-cell office:value-type="float" office:value="17451000" calcext:value-type="float">
            <text:p>17451000</text:p>
          </table:table-cell>
          <table:table-cell table:number-columns-repeated="3"/>
          <table:table-cell office:value-type="string" calcext:value-type="string">
            <text:p>English</text:p>
          </table:table-cell>
          <table:table-cell office:value-type="string" calcext:value-type="string">
            <text:p>Mar. Biol.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862284492</text:p>
          </table:table-cell>
          <table:table-cell table:number-columns-repeated="983"/>
        </table:table-row>
        <table:table-row table:style-name="ro1">
          <table:table-cell office:value-type="string" calcext:value-type="string">
            <text:p>Fransozo A., Furlan M., Fransozo V., Bertini G., da Costa R.C., Fernandes-Goes L.</text:p>
          </table:table-cell>
          <table:table-cell office:value-type="string" calcext:value-type="string">
            <text:p>Diversity of decapod crustaceans at the interface of unconsolidated seabed areas and rocky shores in tropical/subtropical Brazil</text:p>
          </table:table-cell>
          <table:table-cell office:value-type="float" office:value="2012" calcext:value-type="float">
            <text:p>2012</text:p>
          </table:table-cell>
          <table:table-cell office:value-type="string" calcext:value-type="string">
            <text:p>African Journal of Marine Science</text:p>
          </table:table-cell>
          <table:table-cell office:value-type="float" office:value="34" calcext:value-type="float">
            <text:p>34</text:p>
          </table:table-cell>
          <table:table-cell office:value-type="float" office:value="3" calcext:value-type="float">
            <text:p>3</text:p>
          </table:table-cell>
          <table:table-cell/>
          <table:table-cell office:value-type="float" office:value="361" calcext:value-type="float">
            <text:p>361</text:p>
          </table:table-cell>
          <table:table-cell office:value-type="float" office:value="371" calcext:value-type="float">
            <text:p>371</text:p>
          </table:table-cell>
          <table:table-cell/>
          <table:table-cell office:value-type="float" office:value="5" calcext:value-type="float">
            <text:p>5</text:p>
          </table:table-cell>
          <table:table-cell office:value-type="string" calcext:value-type="string">
            <text:p>10.2989/1814232X.2012.725514</text:p>
          </table:table-cell>
          <table:table-cell office:value-type="string" calcext:value-type="string">
            <text:p>http://www.scopus.com/inward/record.url?eid=2-s2.0-84868222084&amp;partnerID=40&amp;md5=72eaf92d1227b67c8c0fc01c44a81c35</text:p>
          </table:table-cell>
          <table:table-cell office:value-type="string" calcext:value-type="string">
            <text:p>Departamento de Zoologia, Instituto de Biociências, Universidade Estadual Paulista (UNESP), Distrito de Rubião Junior, s/n, Botucatu, São Paulo, 18618-000, Brazil; Instituto Federal de Educação, Ciência e Tecnologia Baiano, Campus Santa Inês, Km 2,5 da BR 420, Santa Inês, Bahia, 45320-000, Brazil; Universidade Estadual Paulista (UNESP), Unidade de Registro, Rua Nelson Brihi Badur, 430, Registro, São Paulo, 11900-000, Brazil; Departamento de Ciências Biológicas, Faculdade de Ciências, Universidade Estadual Paulista (UNESP), Avenida Luiz Edmundo Carrijo Coube, 14-01, Bauru, São Paulo, 17033-360, Brazil; Universidade Estadual do Piauí (UESPI), Avenida Nossa Senhora de Fátima, s/n, Parnaíba, Piauí, 64202-220, Brazil</text:p>
          </table:table-cell>
          <table:table-cell office:value-type="string" calcext:value-type="string">
            <text:p>Fransozo, A., Departamento de Zoologia, Instituto de Biociências, Universidade Estadual Paulista (UNESP), Distrito de Rubião Junior, s/n, Botucatu, São Paulo, 18618-000, Brazil; Furlan, M., Departamento de Zoologia, Instituto de Biociências, Universidade Estadual Paulista (UNESP), Distrito de Rubião Junior, s/n, Botucatu, São Paulo, 18618-000, Brazil; Fransozo, V., Instituto Federal de Educação, Ciência e Tecnologia Baiano, Campus Santa Inês, Km 2,5 da BR 420, Santa Inês, Bahia, 45320-000, Brazil; Bertini, G., Universidade Estadual Paulista (UNESP), Unidade de Registro, Rua Nelson Brihi Badur, 430, Registro, São Paulo, 11900-000, Brazil; da Costa, R.C., Departamento de Ciências Biológicas, Faculdade de Ciências, Universidade Estadual Paulista (UNESP), Avenida Luiz Edmundo Carrijo Coube, 14-01, Bauru, São Paulo, 17033-360, Brazil; Fernandes-Góes, L., Universidade Estadual do Piauí (UESPI), Avenida Nossa Senhora de Fátima, s/n, Parnaíba, Piauí, 64202-220, Brazil</text:p>
          </table:table-cell>
          <table:table-cell office:value-type="string" calcext:value-type="string">
            <text:p>The decapod crustacean assemblages from unconsolidated seabed areas located near rocky shores in the Ubatuba region on the south-east coast of Brazil were analysed by investigating the abundance, richness, diversity and dominance of species. The relationships of the sediment and bottom-water temperature to total species abundance, richness and diversity were also evaluated. Monthly samples were taken from January 1998 through December 1999 at sites in Ubatumirim and Mar Virado. At each locality, three areas were defined as either 'exposed', 'sheltered' or 'island'. The highest species abundance was found in the sheltered area of Ubatumirim and the exposed area of Mar Virado, and during autumn. At Ubatumirim, the highest richness occurred in the exposed area and the highest diversity near the island. At Mar Virado, the highest richness and diversity were found near the island. Autumn and winter collections yielded the highest richness but the lowest diversity. The higher diversities, which were measured near the islands and during spring and summer, were consequences of the greater evenness of the data. The areas with the highest diversity also had the most heterogeneous sediment composition, thus reinforcing the hypothesis that areas with more complex substrata support more diverse faunas. © 2012 Copyright NISC (Pty) Ltd.</text:p>
          </table:table-cell>
          <table:table-cell office:value-type="string" calcext:value-type="string">
            <text:p>abundance; biodiversity; Decapoda; richness; substratum</text:p>
          </table:table-cell>
          <table:table-cell office:value-type="string" calcext:value-type="string">
            <text:p>abundance; biodiversity; crustacean; dominance; heterogeneity; rocky shore; seafloor; species diversity; species evenness; species richness; subtropical region; tropical region; Brazil; Mar Virado Bay; Sao Paulo [Brazil]; Crustacea; Decapoda (Crustacea)</text:p>
          </table:table-cell>
          <table:table-cell table:number-columns-repeated="5"/>
          <table:table-cell office:value-type="string" calcext:value-type="string">
            <text:p>Ab'Sáber, A.N., Contribuição à geomorfologia do litoral paulista (1955) Revista Brasileira de Geografia, 17, pp. 3-37; Abele, L.G., Species diversity of decapod crustaceans in marine habitats (1974) Ecology, 55, pp. 156-161; Abele, L.G., Comparative species composition and relative abundance of decapod crustaceans in marine habitats of Panama (1976) Marine Biology, 38, pp. 263-270; Abelló, P., Valladares, F.J., Castellón, A., Analysis of the structure of decapod crustacean assemblages off the Catalan coast (North-West Mediterranean) (1988) Marine Biology, 98, pp. 39-49; Bauer, R.T., Delahoussaye, J., Life history migrations of the amphidromous river shrimp Macrobrachium ohione from a continental large river system (2008) Journal of Crustacean Biology, 28, pp. 622-632; Begon, M., Townsend, C.R., Harper, J.L., (2006) Ecology: From individuals to ecosystems, , United States: Blackwell Publishing; Bertini, G., Fransozo, A., Spatial and seasonal distribution of Petrochirus diogenes (Anomura, Diogenidae) in the Ubatuba Bay, São Paulo, Brazil, Iheringia (1999) Série Zoologia, 86, pp. 145-150; Bertini, G., Fransozo, A., Bathymetric distribution of brachyuran crab (Crustacea, Decapoda) communities on coastal soft bottoms off southeastern Brazil (2004) Marine Ecology Progress Series, 279, pp. 193-200; Bertini, G., Fransozo, A., Melo, G.A.S., Biodiversity of brachyuran crabs (Crustacea: Decapoda) from non-consolidated sublittoral bottom on the northern coast of São Paulo State, Brazil (2004) Biodiversity and Conservation, 13, pp. 2185-2207; Bertini, G., Fransozo, A., Negreiros-Fransozo, M.L., Brachyuran soft-bottom assemblage from marine shallow waters in the southeastern Brazilian littoral (2010) Marine Biodiversity, 40, pp. 277-291; Bond-Buckup, G., Buckup, L., Os Palaemonidae de águas continentais do Brasil meridional (Crustacea, Decapoda) (1989) Revista Brasileira de Biologia, 49, pp. 883-896; Boschi, E.E., Species of decapod crustaceans and their distribution in the marine zoogeographic provinces (2000) Revista de Investigación y Desarrollo Pesquero, 13, pp. 7-136; Braga, A.A., Fransozo, A., Bertini, G., Fumis, P.B., Composição e abundância dos caranguejos (Decapoda, Brachyura) nas regiões de Ubatuba e Caraguatatuba, litoral norte paulista, Brasil (2005) Biota Neotropica, 5, pp. 1-34; Castilho, A.L., Pie, M.R., Fransozo, A., Pinheiro, A.P., Costa, R.C., The relationship between environmental variation and species abundance in shrimp community (Crustacea: Decapoda: Penaeoidea) in south-eastern Brazil (2008) Journal of the Marine Biological Association of the United Kingdom, 88, pp. 119-123; Castro Filho, B.M., Miranda, L.B., Myao, S.Y., Condições hidrográficas na plataforma continental ao largo de Ubatuba: Variações sazonais e em média escala (1987) Boletim do Instituto Oceanográfico, 35, pp. 135-151; Chacur, M.M., Negreiros-Fransozo, M.L., Spatial and seasonal distributions of Callinectes danae (Decapoda, Portunidae) in Ubatuba Bay, São Paulo, Brazil (2001) Journal of Crustacean Biology, 21, pp. 414-425; Christoffersen, M.L., Decapod Crustacea: Alpheoidea. Campagnes de la Calypso au large des côtes Atlantiques de l'Amérique du Sud (1961-1962) (1979) Résultats Scientifiques des Campagnes de la Calypso, 11, pp. 297-337; Coelho, P.A., Ramos, A., A constituição e a distribuição da fauna de decápodos no litoral leste da América do Sul, entre as latitudes de 5°N e 39°S (1972) Trabalhos do Instituto Oceanográfico, Universidade Federal de Pernambuco, 13, pp. 133-236; Costa, R.C., Fransozo, A., Freire, F.A.M., Castilho, A.L., Abundance and ecological distribution of the "sete-barbas" shrimp Xiphopenaeus kroyeri (Heller, 1862) (Decapoda: Penaeoidea) in three bays of the Ubatuba region, South-eastern Brazil (2007) Gulf and Caribbean Research, 19, pp. 33-41; Costa, R.C., Fransozo, A., Mantelatto, F.L.M., Castro, R.H., Occurrence of shrimp species (Crustacea: Decapoda: Natantia: Penaeidea and Caridea) in Ubatuba Bay, Ubatuba, SP, Brazil (2000) Proceedings of the Biological Society of Washington, 113, pp. 776-781; Dall, W., Hill, B.J., Rothlisberg, P.C., Sharples, D.J., The biology of the Penaeidae (1990) Advances in Marine Biology, pp. 1-489. , In: Blaxter JHS, Southward AJ, editors San Diego: Academic Press; de Grave, S., Pentcheff, N.D., Ahyong, S.T., Chan, T.-Y., Crandall, K.A., Dworschak, P.C., Felder, D.L., Wetzer, R., A classification of living and fossil genera of decapod crustaceans (2009) Raffles Bulletin of Zoology, 21, pp. 1-109; D'Incao, F., (1995) Taxonomia e padrões distribucionais e ecológicos dos Dendrobranchiata (Crustacea: Decapoda) do litoral brasileiro, , Brazil: Universidade Federal do Paraná PhD thesis; Fariña, A.C., Freire, J., González-Gurriarán, E., Megabenthic Fransozo, Furlan, Fransozo, Bertini, da Costa and Fernandes-Góes decapod crustacean assemblages on the Galician continental shelf and upper slope (North-west Spain) (1997) Marine Biology, 127, pp. 419-434; Ferreira, R.S., Vieira, R.R.R., D'Incao, F., The marine and estuarine shrimps of the Palaemoninae (Crustacea: Decapoda: Caridea) from Brazil (2010) Zootaxa, 2606, pp. 1-24; Fransozo, A., Bertini, G., Braga, A.A., Negreiros-Fransozo, M.L., Ecological aspects of hermit crabs (Crustacea, Anomura, Paguroidea) off the northern coast of São Paulo State, Brazil (2008) Aquatic Ecology, 42, pp. 437-448; Fransozo, V., Costa, R.C., Bertini, G., Cobo, V.J., Population biology of spine shrimp Exhippolysmata oplophoroides (Holthuis) (Caridea, Hippolytidae) in a subtropical region, São Paulo, Brazil (2005) Revista Brasileira de Zoologia, 22, pp. 1078-1084; Fransozo, A., Costa, R.C., Mantelatto, F.L.M., Pinheiro, M.A.A., Santos, S., Composition and abundance of shrimp species (Penaeidea and Caridea) in Fortaleza Bay, Ubatuba, São Paulo, Brazil (2002) Modern approaches to the study of Crustacea, pp. 117-123. , In: Briones EE, Alvarez F, editors Dordrecht: Kluwer Academic Publishers; Fransozo, A., Fernandes-Góes, L.C., Fransozo, V., Góes, J.M., Cobo, V.J., Teixeira, G.M., Gregati, R.A., Marine anomurans (Decapoda) from the non-consolidated sublittoral bottom at the southeastern coast of Brazil (2011) Crustaceana, 84, pp. 435-450; Fransozo, A., Mantelatto, F.L.M., Bertini, G., Fernandes-Góes, L.C., Martinelli, J.M., Distribution and assemblages of anomuran crustaceans in Ubatuba Bay, North coast of São Paulo State, Brazil (1998) Acta Biologica Venezuelica, 18, pp. 17-25; Fransozo, A., Negreiros-Fransozo, M.L., Mantelatto, F.L.M., Pinheiro, M.A.A., Santos, S., Composição e distribuição dos Brachyura (Crustacea, Decapoda) do sublitoral não consolidado na Enseada da Fortaleza, Ubatuba (SP) (1992) Revista Brasileira de Biologia, 52, pp. 667-675; García Muñoz, J.E., Manjón-Cabeza, M.E., García Raso, J.E., Decapod crustacean assemblages from littoral bottoms of the Alborán Sea (Spain, West Mediterranean Sea): spatial and temporal variability (2008) Scientia Marina, 72, pp. 437-449; Gomes, A.S., (2004) Análise de dados ecológicos, , Niterói: Universidade Federal Fluminense; Guterres, L.F.R., (2003) Sistemática e biogeografia do gênero Alpheus Fabricius, 1798, do Atlântico Ocidental (Decapoda, Caridea, Alpheidae), , Brazil: Universidade de São Paulo PhD thesis; Hebling, N.J., Mantelatto, F.L.M., Negreiros-Fransozo, M.L., Fransozo, A., Levantamento e distribuição de braquiúros e anomuros (Crustacea, Decapoda) dos sedimentos sublitorais da região da Ilha Anchieta, Ubatuba (SP) (1994) Boletim do Instituto de Pesca, 21, pp. 1-9; Holthuis, L.B., (1993) The recent genera of the Caridean and Stenopodidean shrimps (Crustacea, Decapoda), with an appendix on the Order Amphionidacea, , Leiden: Nationaal Natuurhistorisch Museum; Magliocca, A., Kutner, A.S., Sedimentos de fundo da Enseada do Flamengo, Ubatuba, SP (1965) Contribuições do Instituto Oceanográfico, 198, pp. 1-15; Mahiques, M.M., Dinâmica sedimentar atual nas enseadas da região de Ubatuba, Estado de São Paulo (1995) Boletim do Instituto Oceanográfico, 43, pp. 111-122; Mantelatto, F.L.M., Fransozo, A., Brachyuran community in Ubatuba Bay, Northern Coast of São Paulo State, Brazil (2000) Journal of Shellfish Research, 19, pp. 701-709; Mantelatto, F.L.M., Martinelli, J.M., Fransozo, A., Temporal-spatial distribution of the hermit crab Loxopagurus loxochelis (Decapoda: Diogenidae) from Ubatuba Bay, São Paulo State, Brazil (2004) Revista de Biología Tropical, 52, pp. 47-55; Maynou, F., Cartes, J.E., Community structure of bathyal decapod crustaceans off south-west Balearic Islands (western Mediterranean): seasonality and regional patterns in zonation (2000) Journal of the Marine Biological Association of the United Kingdom, 80, pp. 789-798; Meireles, A.L., Biagi, R., Fransozo, A., Mantelatto, F.L., Os ermitões (Crustacea, Anomura) (2011) Biodiversidade e ecossistema bentônicos marinhos do litoral Norte de São Paulo - sudeste do Brasil, pp. 479-488. , In: Amaral ACZ, Nallin SAH, editors São Paulo: UNICAMP; Melo, G.A.S., (1985) Taxonomia e padrões distribucionais ecológicos dos Brachyura (Crustacea, Decapoda) do litoral sudeste do Brasil, , Brazil: Museu de Zoologia da Universidade de São Paulo PhD thesis; Melo, G.A.S., (1996) Manual de identificação dos Brachyura (Caranguejos e Siris) do litoral Brasileiro, , São Paulo: Plêiade/FAPESP; Melo, G.A.S., (1999) Manual de identificação dos Crustacea Decapoda do litoral Brasileiro: Anomura, Thalassinidea e Astacidea, , São Paulo: Plêiade/FAPESP; Nakagaki, J.M., Negreiros-Fransozo, M.L., Fransozo, A., Composição e abundância de camarões marinhos (Crustacea, Decapoda, Penaeidea) na Enseada de Ubatuba, Ubatuba (SP), Brasil (1995) Arquivos de Biologia e Tecnologia, 38, pp. 583-591; Negreiros-Fransozo, M.L., Fransozo, A., Mantelatto, F.L.M., Pinheiro, M.A.A., Santos, S., Anomuran species (Crustacea, Decapoda) and their ecological distribution at Fortaleza Bay sublittoral, Ubatuba, São Paulo, Brazil, Iheringia (1997) Série Zoologia, 83, pp. 187-194; Negreiros-Fransozo, M.L., Nakagaki, J.M., Differential benthic occupation by crabs in the Ubatuba Bay, São Paulo, Brazil (1998) Journal of Shellfish Research, 17, pp. 293-297; Pérez Farfante, I., Kensley, B., (1997) Penaeoid and sergestoid shrimps and prawns of the world. Keys and diagnoses for the families and genera, , Paris: Éditions du Muséum National d'Histoire Naturelle; Pielou, E.C., The measurement of diversity in different types of biological collections (1966) Journal of Theoretical Biology, 13, pp. 131-144; Pielou, E.C., (1975) Ecological diversity, , Wiley, New York; Pires, A.M.S., Structure and dynamics of benthic megafauna on the continental shelf offshore of Ubatuba, southeastern Brazil (1992) Marine Ecology Progress Series, 86, pp. 63-76; Ramos-Porto, M., Crustáceos decápodos marinhos do Brasil: Família Palaemonidae (1986), Brazil: Universidade Federal de Pernambuco PhD thesisRamos-Porto, M., Coelho, P.A., Malacostraca. Eucarida. Caridea (Alpheoidea excluded) (1998) Catalogue of Crustacea of Brazil. Série Livros No. 6, pp. 325-350. , In: Young PS, editors Rio de Janeiro: Museu Nacional; Rhyne, A.L., Lin, J., A western Atlantic peppermint shrimp complex: redescription of Lysmata wurdemanni, description of four new species, and remarks on Lysmata rathbunae (Crustacea: Decapoda: Hippolytidae) (2006) Bulletin of Marine Science, 70, pp. 165-204; Ricklefs, R.E., Miller, G.L., (1999) Ecology, , New York: WH Freeman and Company; Scelzo, M.A., Arca, J.M., Lucero, N.M., Diversidad, densidad y biomasa de la macrofauna componente de los fondos de pesca "camarón-langostino", frente a Mar del Plata, Argentina (1998-1999) (2002) Revista de Investigación y Desarrollo Pesquero, 15, pp. 43-65; Suguio, K., (1973) Introdução à sedimentologia, , São Paulo: Edgard Blucher/EDUSP; Wenner, E.L., Knott, D.M., van Dolah, R.F., Burrell, V.G., Invertebrate communities associated with hard bottom habitats in the South Atlantic Bight (1983) Estuarine, Coastal and Shelf Science, 17, pp. 143-158; Wentworth, C.K., A scale of grade and terms for cladistic sediments (1922) Journal of Geology, 30, pp. 377-392; Zar, J.H., (1999) Biostatistical analysis, , New Jersey: Prentice-Hall</text:p>
          </table:table-cell>
          <table:table-cell office:value-type="string" calcext:value-type="string">
            <text:p>Furlan, M.; Departamento de Zoologia, Instituto de Biociências, Universidade Estadual Paulista (UNESP), Distrito de Rubião Junior, s/n, Botucatu, São Paulo, 18618-000, Brazil; email: mfurlan@ibb.unesp.br</text:p>
          </table:table-cell>
          <table:table-cell table:number-columns-repeated="7"/>
          <table:table-cell office:value-type="string" calcext:value-type="string">
            <text:p>1814232X</text:p>
          </table:table-cell>
          <table:table-cell table:number-columns-repeated="3"/>
          <table:table-cell office:value-type="string" calcext:value-type="string">
            <text:p>English</text:p>
          </table:table-cell>
          <table:table-cell office:value-type="string" calcext:value-type="string">
            <text:p>Afr. J. Mar. Sci.</text:p>
          </table:table-cell>
          <table:table-cell office:value-type="string" calcext:value-type="string">
            <text:p>Article</text:p>
          </table:table-cell>
          <table:table-cell office:value-type="string" calcext:value-type="string">
            <text:p>Scopus</text:p>
          </table:table-cell>
          <table:table-cell office:value-type="string" calcext:value-type="string">
            <text:p>2-s2.0-84868222084</text:p>
          </table:table-cell>
          <table:table-cell table:number-columns-repeated="983"/>
        </table:table-row>
        <table:table-row table:style-name="ro1">
          <table:table-cell office:value-type="string" calcext:value-type="string">
            <text:p>Simpson R., Simpson E.</text:p>
          </table:table-cell>
          <table:table-cell office:value-type="string" calcext:value-type="string">
            <text:p>Behavioural notes on Brown-backed Parrotlet Touit melanonotus in Ubatuba, São Paulo, Brazil</text:p>
          </table:table-cell>
          <table:table-cell office:value-type="float" office:value="2012" calcext:value-type="float">
            <text:p>2012</text:p>
          </table:table-cell>
          <table:table-cell office:value-type="string" calcext:value-type="string">
            <text:p>Cotinga</text:p>
          </table:table-cell>
          <table:table-cell office:value-type="float" office:value="34" calcext:value-type="float">
            <text:p>34</text:p>
          </table:table-cell>
          <table:table-cell office:value-type="float" office:value="1" calcext:value-type="float">
            <text:p>1</text:p>
          </table:table-cell>
          <table:table-cell/>
          <table:table-cell office:value-type="float" office:value="19" calcext:value-type="float">
            <text:p>19</text:p>
          </table:table-cell>
          <table:table-cell office:value-type="float" office:value="23" calcext:value-type="float">
            <text:p>23</text:p>
          </table:table-cell>
          <table:table-cell table:number-columns-repeated="3"/>
          <table:table-cell office:value-type="string" calcext:value-type="string">
            <text:p>http://www.scopus.com/inward/record.url?eid=2-s2.0-84866028728&amp;partnerID=40&amp;md5=d580c8be3eb2d62f6ae4967d358931b6</text:p>
          </table:table-cell>
          <table:table-cell office:value-type="string" calcext:value-type="string">
            <text:p>20 Windsor Avenue, Newport Pagnell, Bucks MK 16 8HA, United Kingdom</text:p>
          </table:table-cell>
          <table:table-cell office:value-type="string" calcext:value-type="string">
            <text:p>Simpson, R., 20 Windsor Avenue, Newport Pagnell, Bucks MK 16 8HA, United Kingdom; Simpson, E., 20 Windsor Avenue, Newport Pagnell, Bucks MK 16 8HA, United Kingdom</text:p>
          </table:table-cell>
          <table:table-cell office:value-type="string" calcext:value-type="string">
            <text:p>[No abstract available]</text:p>
          </table:table-cell>
          <table:table-cell/>
          <table:table-cell office:value-type="string" calcext:value-type="string">
            <text:p>Touit melanonotus</text:p>
          </table:table-cell>
          <table:table-cell table:number-columns-repeated="5"/>
          <table:table-cell office:value-type="string" calcext:value-type="string">
            <text:p>Collar, N.J., Family Psittacidae (parrots (1997) Handbook of the birds of the world, 4. , del Hoyo, J., Elliott, A. &amp; Sargatal, J. (eds.). Barcelona: Lynx Edicions; Collar, N.J., Gonzaga, L.P., Krabbe, N., Madroño Nieto, A., Naranjo, L.G., Parker, T.A., Wege, D.C., (1992) Threatened Birds of the Americas: The ICBP / IUCN Red Data Book, , Third edn. Cambridge, UK: International Council for Bird Preservation; Forshaw, J.M., (1973) Parrots of the World, , Melbourne: Lansdowne Press; Goerck, J.M., Distribution of birds along an elevational gradient in the Atlantic forest of Brazil: Implications for the conservation of endemic and endangered species (1999) Bird Conserv. Intern., 9, pp. 235-253; Juniper, T., Parr, M., (1998) Parrots: A Guide to the Parrots of the World, , Robertsbridge: Pica Press; Sick, H., (1997) Ornitologia Brasileira, , Rio de Janeiro: Ed. Nova Fronteira</text:p>
          </table:table-cell>
          <table:table-cell office:value-type="string" calcext:value-type="string">
            <text:p>Simpson, R.20 Windsor Avenue, Newport Pagnell, Bucks MK 16 8HA, United Kingdom; email: rsimbird@msn.com</text:p>
          </table:table-cell>
          <table:table-cell table:number-columns-repeated="7"/>
          <table:table-cell office:value-type="string" calcext:value-type="string">
            <text:p>1353985X</text:p>
          </table:table-cell>
          <table:table-cell table:number-columns-repeated="3"/>
          <table:table-cell office:value-type="string" calcext:value-type="string">
            <text:p>English</text:p>
          </table:table-cell>
          <table:table-cell office:value-type="string" calcext:value-type="string">
            <text:p>Cotinga</text:p>
          </table:table-cell>
          <table:table-cell office:value-type="string" calcext:value-type="string">
            <text:p>Article</text:p>
          </table:table-cell>
          <table:table-cell office:value-type="string" calcext:value-type="string">
            <text:p>Scopus</text:p>
          </table:table-cell>
          <table:table-cell office:value-type="string" calcext:value-type="string">
            <text:p>2-s2.0-84866028728</text:p>
          </table:table-cell>
          <table:table-cell table:number-columns-repeated="983"/>
        </table:table-row>
        <table:table-row table:style-name="ro1">
          <table:table-cell office:value-type="string" calcext:value-type="string">
            <text:p>Clemente-Carvalho R.B.G., Giaretta A.A., Condez T.H., Haddad C.F.B., Dos Reis S.F.</text:p>
          </table:table-cell>
          <table:table-cell office:value-type="string" calcext:value-type="string">
            <text:p>A new species of miniaturized toadlet, genus Brachycephalus (Anura: Brachycephalidae), from the atlantic forest of southeastern Brazil</text:p>
          </table:table-cell>
          <table:table-cell office:value-type="float" office:value="2012" calcext:value-type="float">
            <text:p>2012</text:p>
          </table:table-cell>
          <table:table-cell office:value-type="string" calcext:value-type="string">
            <text:p>Herpetologica</text:p>
          </table:table-cell>
          <table:table-cell office:value-type="float" office:value="68" calcext:value-type="float">
            <text:p>68</text:p>
          </table:table-cell>
          <table:table-cell office:value-type="float" office:value="3" calcext:value-type="float">
            <text:p>3</text:p>
          </table:table-cell>
          <table:table-cell/>
          <table:table-cell office:value-type="float" office:value="365" calcext:value-type="float">
            <text:p>365</text:p>
          </table:table-cell>
          <table:table-cell office:value-type="float" office:value="374" calcext:value-type="float">
            <text:p>374</text:p>
          </table:table-cell>
          <table:table-cell/>
          <table:table-cell office:value-type="float" office:value="2" calcext:value-type="float">
            <text:p>2</text:p>
          </table:table-cell>
          <table:table-cell office:value-type="string" calcext:value-type="string">
            <text:p>10.1655/HERPETOLOGICA-D-11-00085.1</text:p>
          </table:table-cell>
          <table:table-cell office:value-type="string" calcext:value-type="string">
            <text:p>http://www.scopus.com/inward/record.url?eid=2-s2.0-84867327450&amp;partnerID=40&amp;md5=eec339d3a9bbb8dfef8b16be64b2419e</text:p>
          </table:table-cell>
          <table:table-cell office:value-type="string" calcext:value-type="string">
            <text:p>Departamento de Biologia Animal, Instituto de Biologia, Universidade Estadual de Campinas, Caixa Postal 6109, 13083-970 Campinas, SP, Brazil; Universidade Federal de Uberlândia, Faculdades Integradas do Pontal, Rua 20 no 1600 - Bairro Tupã, 38304-402 Ituiutaba, MG, Brazil; Programa de Pós-graduação em Zoologia, Instituto de Biociências, Universidade Estadual Paulista, Caixa Postal 199, 13506-900 Rio Claro, SP, Brazil; Departamento de Zoologia, Instituto de Biociências, Universidade Estadual Paulista, Caixa Postal 199, 13506-900 Rio Claro, SP, Brazil</text:p>
          </table:table-cell>
          <table:table-cell office:value-type="string" calcext:value-type="string">
            <text:p>Clemente-Carvalho, R.B.G., Departamento de Biologia Animal, Instituto de Biologia, Universidade Estadual de Campinas, Caixa Postal 6109, 13083-970 Campinas, SP, Brazil; Giaretta, A.A., Universidade Federal de Uberlândia, Faculdades Integradas do Pontal, Rua 20 no 1600 - Bairro Tupã, 38304-402 Ituiutaba, MG, Brazil; Condez, T.H., Programa de Pós-graduação em Zoologia, Instituto de Biociências, Universidade Estadual Paulista, Caixa Postal 199, 13506-900 Rio Claro, SP, Brazil, Departamento de Zoologia, Instituto de Biociências, Universidade Estadual Paulista, Caixa Postal 199, 13506-900 Rio Claro, SP, Brazil; Haddad, C.F.B., Departamento de Zoologia, Instituto de Biociências, Universidade Estadual Paulista, Caixa Postal 199, 13506-900 Rio Claro, SP, Brazil; Dos Reis, S.F., Departamento de Biologia Animal, Instituto de Biologia, Universidade Estadual de Campinas, Caixa Postal 6109, 13083-970 Campinas, SP, Brazil</text:p>
          </table:table-cell>
          <table:table-cell office:value-type="string" calcext:value-type="string">
            <text:p>A new species of miniaturized froglet (genus Brachycephalus) is described from Morro Prumirim in the municipality of Ubatuba, São Paulo, southeastern Brazil. Specimens were collected from the leaf litter at approximately 800 m above sea level. The new species is distinguished from all its congeners by the combination of the following characters: snout-vent length 8.7-13.4 mm; skin on head and dorsum with dermal ossification; general color orange, with a narrow brownish vertebral stripe and belly without spots; and skull, spinal processes of sacral and pre-sacral vertebrae, and process of the fourth vertebra hyperossified. Canonical variates analysis of linear body measurement demonstrates that the new species is easily discriminated from other Brachycephalus species with which it shares an intermediate condition of hyperossification. © 2012 by The Herpetologists League, Inc.</text:p>
          </table:table-cell>
          <table:table-cell office:value-type="string" calcext:value-type="string">
            <text:p>Amphibia; Anura; Atlantic rain forest; Brachycephalus; Brazil; New species</text:p>
          </table:table-cell>
          <table:table-cell office:value-type="string" calcext:value-type="string">
            <text:p>canonical analysis; frog; geographical distribution; leaf litter; new species; rainforest; skin; skull; type specimen; zoogeography; Atlantic Forest; Brazil; Sao Paulo [Brazil]; Ubatuba</text:p>
          </table:table-cell>
          <table:table-cell table:number-columns-repeated="5"/>
          <table:table-cell office:value-type="string" calcext:value-type="string">
            <text:p>Alves, A.C.R., Ribeiro, L.F., Haddad, C.F.B., Reis, S.F., Two new species of Brachycephalus (Anura: Brachycephalidae) from the Atlantic forest in Paraná State, southern Brazil (2006) Herpetologica, 62, pp. 221-233; Alves, A.C.R., Sawaya, R., Reis, S.F., Haddad, C.B.F., A new species of Brachycephalus (Anura: Brachycephalidae) from the Atlantic Rain Forest in São Paulo State, Southeastern Brazil (2009) Journal of Herpetology, 43, pp. 212-219; Carnaval, A.C., Moritz, C., Historical climate modelling predicts patterns of current biodiversity in the Brazilian Atlantic forest (2008) Journal of Biogeography, 35, pp. 1187-1201; Clemente-Carvalho, R.B.G., Antoniazzi, M., Jared, C., Haddad, C.F.B., Alves, A.C.R., Rocha, H.S., Pereira, G.R., Reis, S.F., Hyperossification in miniaturized toadlets of the genus Brachycephalus (Amphibia: Anura: Brachycephalidae): Microscopic structure and macroscopic patterns of variation (2009) Journal of Morphology, 270, pp. 1285-1295; Clemente-Carvalho, R.B.G., Klaczko, J., Perez, S.I., Alves, A.C.R., Haddad, C.F.B., Reis, S.F., Molecular phylogenetic relationships and phenotypic diversity in miniaturized toadlets, genus Brachycephalus (Amphibia: Anura: Brachycephalidae) (2011) Molecular Phylogenetics and Evolution, 61, pp. 79-89; Cochran, D.M., (1955) Frogs of Southeastern Brazil, , Bulletin of the United States National Museum, USA; Estrada, A.R., Hedges, S.B., At the lower size limit in tetrapods: A new diminutive frog from Cuba (Leptodactylidae: Eleutherodactylus) (1996) Copeia, 1996, pp. 852-859; Garavelo, J.C., Reis, S.F., Strauss, R.E., Geographic variation in Leporinus friderici (Block) (Pisces: Ostariophysi) from the Parana'-Paraguay and Amazon River basins (1992) Zoologica Scripta, 21, pp. 197-200; Giaretta, A.A., (1999) Diversidade e Densidade de Anuros de Serapilheira Num Gradiente Altitudinal na Mata Atlântica Costeira, , Ph.D. Dissertation, Universidade Estadual de Campinas, Campinas, São Paulo, Brazil; Giaretta, A.A., Sawaya, R.J., Second species of Psyllophryne (Anura: Brachycephalidae) (1998) Copeia, 1998, pp. 985-987; Giaretta, A.A., Facure, K.G., Sawaya, R., Meyer, J., Chemin, N., Diversity and abundance of litter frogs in a montane forest of Southeastern Brasil: Seasonal and altitudinal changes (1999) Biotropica, 31, pp. 669-674; Haddad, C.F.B., Alves, A.C.R., Clemente-Carvalho, R.B.G., Reis, S.F., A new species of toadlet genus Brachycephalus (Amphibia: Anura: Brachycephalidae) from the Atlantic rain forest in São Paulo state, southeastern Brazil (2010) Copeia, 2010, pp. 410-420; Hanifin, C.T., The chemical and evolutionary ecology of tetrodotoxin (TTX) toxicity in terrestrial vertebrates (2010) Marine Drugs, 8, pp. 577-593; Hanken, J., Adaptation of bone growth to miniaturization of body size (1993) Bone Growth, pp. 79-104. , B. K. Hall (Ed.) CRC Press, USA; Hanken, J., Wake, D.B., Miniaturization of body size: Organismal consequences and evolutionary significance (1993) Annual Review of Ecology and Systematics, 24, pp. 501-519; Hedges, S.B., Duellman, W.E., Heinicke, M.P., New World direct-development frogs (Anura: Terrarana): Molecular phylogeny, classification, biogeography, and conservation (2008) Zootaxa, 1737, pp. 1-182; Izecksohn, E., Novo gênero e nova espécie de Brachycephalidae no estado do Rio de Janeiro, Brasil (1971) Boletim do Museu Nacional, Nova Série, Zoologia, 280, pp. 1-12; Lehr, E., Catenazzi, A., A new species of minute Noblella (Anura: Strabomantidae) from southern Peru: The smallest frog of the Andes (2009) Copeia, 2009, pp. 148-156; Lynch, J.D., Duellman, W.E., Frogs of the genus Eleutherodactylus in western Ecuador: Systematics, ecology, and biogeography (1997) The University of Kansas, Natural History Museum, Special Publication, 23, pp. 1-236; Mardia, K.V., Kent, J.T., Bibby, J.M., (2006) Multivariate Analysis, , Academic Press, USA; Miranda-Ribeiro, A., Os brachycephalideos do Museu Paulista (1920) Revista do Museu Paulista, 12, pp. 307-318; Napoli, M.F., Caramaschi, U., Cruz, C.A.G., Dias, I.R., A new species of flea-toad, genus Brachycephalus Fitzinger (Amphibia: Anura: Brachycephalidae), from the Atlantic rainforest of southern Bahia, Brazil (2011) Zootaxa, 2739, pp. 33-40; Pires Jr., O.R., Sebben, A., Schwartz, E.F., Largura, S.W.R., Bloch Jr., C., Morales, R.A.V., Schwartz, C.A., Occurrence of tetrodotoxin and its analogues in the Brazilian frog Brachycephalus ephippium (Anura: Brachycephalidae) (2002) Toxicon, 40, pp. 761-766; Pires Jr., O.R., Sebben, A., Schwartz, E.F., Morales, R.A.V., Bloch Jr., C., Schwartz, C.A., Further report of the occurrence of tetrodotoxin and new analogues in the anuran family Brachycephalidae (2005) Toxicon, 45, pp. 73-79; Pimenta, B.V.S., Bérnils, R.S., Pombal Jr., J.P., Amphibia, Anura, Brachycephalidae, Brachycephalus hermogenesi: Filling gap and geographic distribution map (2007) Check List, 3, pp. 277-279; Pombal Jr., J.P., A posição taxonômica das "variedades" de Brachycephalus ephippium (Spix, 1824) descritas por Miranda-Ribeiro, 1920 (Amphibia, Anura, Brachycephalidae) (2010) Boletim do Museu Nacional, Nova Série, Zoologia, 156, pp. 1-12; Pombal Jr., J.P., Gasparini, J.L., A new Brachycephalus (Anura: Brachycephalidae) from the Atlantic Rainforest of Espírito Santo, southeastern Brazil (2006) South American Journal Herpetology, 1, pp. 87-93; Pombal Jr., J.P., Wistuba, E.M., Bornschein, M.R., A new species of Brachycephalid (Anura) from the Atlantic Rain Forest of Brazil (1998) Journal of Herpetology, 32, pp. 70-74; Reis, S.F., Pessôa, L.M., Strauss, R.E., Application of size-free canonical discriminant analysis to studies of geographical differentiation (1990) Genetics and Molecular Biology, 13, pp. 509-520; Ribeiro, L.F., Alves, A.C.R., Haddad, C.F.B., Reis, S.F., Two new species of Brachycephalus Günther, 1858 from the State of Paraná, southern Brazil (Amphibia, Anura, Brachycephalidae) (2005) Boletim do Museu Nacional, Nova Série, Zoologia, 519, pp. 1-18; Ringrose, T.J., Alternative confidence regions for canonical variate analysis (1996) Biometrika, 83, pp. 575-587; Rittmeyer, E.N., Allison, A., Gründler, M.C., Thompson, D.K., Austin, C.C., Ecological guild evolution and the discovery of the world's smallest vertebrate (2012) PLoS ONE, 7, pp. e29797; Taylor, W.R., Van Dyke, G.C., Revised procedures for staining and clearing small fishes and other vertebrates for bone and cartilage study (1985) Cybium, 9, pp. 107-119; Trueb, L., Alberch, P., Miniaturization in the anuran skull: A case study of heterochrony (1985) Vertebrate Morphology, pp. 113-121. , H.R. Duncker and G. Fleischer (Eds.) Gustav Fisher Verlag, Germany; Von Zuben, F.J., Duarte, L.C., Stangenhaus, G., Pessôa, L.M., Reis, S.F., Bootstrap confidence regions for canonical variates: Application to studies of evolutionary differentiation (1998) Biometrical Journal, 40, pp. 327-339; Yeh, J., The effect of miniaturized body size on skeletal morphology in frogs (2002) Evolution, 56, pp. 628-641</text:p>
          </table:table-cell>
          <table:table-cell office:value-type="string" calcext:value-type="string">
            <text:p>Clemente-Carvalho, R.B.G.; Departamento de Biologia Animal, Instituto de Biologia, Universidade Estadual de Campinas, Caixa Postal 6109, 13083-970 Campinas, SP, Brazil; email: rute_beatriz@hotmail.com</text:p>
          </table:table-cell>
          <table:table-cell table:number-columns-repeated="7"/>
          <table:table-cell office:value-type="float" office:value="180831" calcext:value-type="float">
            <text:p>180831</text:p>
          </table:table-cell>
          <table:table-cell/>
          <table:table-cell office:value-type="string" calcext:value-type="string">
            <text:p>HPTGA</text:p>
          </table:table-cell>
          <table:table-cell/>
          <table:table-cell office:value-type="string" calcext:value-type="string">
            <text:p>English</text:p>
          </table:table-cell>
          <table:table-cell office:value-type="string" calcext:value-type="string">
            <text:p>Herpetologica</text:p>
          </table:table-cell>
          <table:table-cell office:value-type="string" calcext:value-type="string">
            <text:p>Article</text:p>
          </table:table-cell>
          <table:table-cell office:value-type="string" calcext:value-type="string">
            <text:p>Scopus</text:p>
          </table:table-cell>
          <table:table-cell office:value-type="string" calcext:value-type="string">
            <text:p>2-s2.0-84867327450</text:p>
          </table:table-cell>
          <table:table-cell table:number-columns-repeated="983"/>
        </table:table-row>
        <table:table-row table:style-name="ro1">
          <table:table-cell office:value-type="string" calcext:value-type="string">
            <text:p>Moreira F.F.F., Campos G.G.F.</text:p>
          </table:table-cell>
          <table:table-cell office:value-type="string" calcext:value-type="string">
            <text:p>New distributional data concerning some Gerromorpha (Insecta: Hemiptera: Heteroptera) from Brazil</text:p>
          </table:table-cell>
          <table:table-cell office:value-type="float" office:value="2012" calcext:value-type="float">
            <text:p>2012</text:p>
          </table:table-cell>
          <table:table-cell office:value-type="string" calcext:value-type="string">
            <text:p>Check List</text:p>
          </table:table-cell>
          <table:table-cell office:value-type="float" office:value="8" calcext:value-type="float">
            <text:p>8</text:p>
          </table:table-cell>
          <table:table-cell office:value-type="float" office:value="3" calcext:value-type="float">
            <text:p>3</text:p>
          </table:table-cell>
          <table:table-cell/>
          <table:table-cell office:value-type="float" office:value="542" calcext:value-type="float">
            <text:p>542</text:p>
          </table:table-cell>
          <table:table-cell office:value-type="float" office:value="547" calcext:value-type="float">
            <text:p>547</text:p>
          </table:table-cell>
          <table:table-cell/>
          <table:table-cell office:value-type="float" office:value="6" calcext:value-type="float">
            <text:p>6</text:p>
          </table:table-cell>
          <table:table-cell/>
          <table:table-cell office:value-type="string" calcext:value-type="string">
            <text:p>http://www.scopus.com/inward/record.url?eid=2-s2.0-84864465958&amp;partnerID=40&amp;md5=46e1a499fd39d3dbab8dd04e1280d4e6</text:p>
          </table:table-cell>
          <table:table-cell office:value-type="string" calcext:value-type="string">
            <text:p>Universidade Federal do Rio de Janeiro, Instituto de Biologia, Departamento de Zoologia, Laboratório de Entomologia, Cidade Universitária, Avenida Carlos Chagas Filho, 373, CCS, bloco A, sala 107, CEP 21941-971. Rio de Janeiro, RJ, Brazil</text:p>
          </table:table-cell>
          <table:table-cell office:value-type="string" calcext:value-type="string">
            <text:p>Moreira, F.F.F., Universidade Federal do Rio de Janeiro, Instituto de Biologia, Departamento de Zoologia, Laboratório de Entomologia, Cidade Universitária, Avenida Carlos Chagas Filho, 373, CCS, bloco A, sala 107, CEP 21941-971. Rio de Janeiro, RJ, Brazil; Campos, G.G.F., Universidade Federal do Rio de Janeiro, Instituto de Biologia, Departamento de Zoologia, Laboratório de Entomologia, Cidade Universitária, Avenida Carlos Chagas Filho, 373, CCS, bloco A, sala 107, CEP 21941-971. Rio de Janeiro, RJ, Brazil</text:p>
          </table:table-cell>
          <table:table-cell office:value-type="string" calcext:value-type="string">
            <text:p>Distributional information is provided for 51 Gerromorpha species from Brazil, including first species records from the states of Alagoas, Paraíba, and Sergipe. Hydrometra comata, Microvelia picinguaba, M. ubatuba, and Rhagovelia robusta are newly recorded from the Northern region of Brazil; Mesovelia amoena, Husseyella halophila, Microvelia longipes, M. mimula, M. venustatis, Rhagovelia hambletoni, R. mangle, R. robusta, and R. whitei, from the Northeastern region; Cylindrostethus erythropus and Rhagovelia rivulosa, from the Central-Western region; Mesovelia bila, from the Southeastern region; and Oiovelia brasiliensis and Rhagovelia sooretama, from the Southern region. Additional new records and distributional information are provided. © 2012 Check List and Authors.</text:p>
          </table:table-cell>
          <table:table-cell/>
          <table:table-cell office:value-type="string" calcext:value-type="string">
            <text:p>Cylindrostethus; Gerromorpha; Halophila; Hemiptera; Heteroptera; Husseyella; Hydrometra; Insecta; Mesovelia; Mesovelia amoena; Microvelia; Rhagovelia</text:p>
          </table:table-cell>
          <table:table-cell table:number-columns-repeated="5"/>
          <table:table-cell office:value-type="string" calcext:value-type="string">
            <text:p>Andersen, N.M., The semiaquatic bugs (Hemiptera, Gerromorpha) phylogeny, adaptations, biogeography and classification (1982) Entomonograph, 3, pp. 1-455; Andersen, N.M., Polhemus, J.T., Four new genera of Mesoveliidae (Hemiptera, Gerromorpha) and the phylogeny and classification of the family (1980) Entomologica Scandinavica, 11, pp. 369-392; Cheng, L., A bug on the ocean waves (Heteroptera, Gerridae, Halobates Eschscholtz) (2006) Denisia, 19, pp. 1033-1040; Melo, A.L., Nieser, N., Faunistical notes on aquatic and semiaquatic Heteroptera of Minas Gerais (Brazil): An annotated list of Gerromorpha and Nepomorpha collected near Januária (2004) Lundiana, 5, pp. 43-49; Moreira, F.F., (2012) Water Bugs Distributional Database, , http://sites.google.com/site/distributionaldatabase, Eletronic database accessible, Captured on 07 June 2012; Moreira, F.F., Ribeiro, J.R.I., Two new Rhagovelia (Heteroptera: Veliidae) and new records for twelve species in Southeastern Brazil (2009) Aquatic Insects, 31, pp. 45-61; Moreira, F.F., Barbosa, J.F., The Veliidae (Hemiptera: Heteroptera: Gerromorpha) from São Paulo State, Brazil: New species, description of the male of Microvelia ioana Drake and Hottes, 1952, and synonymical and distributional notes (2011) Annales De Limnologie, 47, pp. 297-311; Moreira, F.F., Alecrim, V.P., Ribeiro, J.R.I., Nessimian, J.L., Identification key to the Gerridae (Insecta: Heteroptera: Gerromorpha) from the Amazon River Floodplain, Brazil, with new records for the Brazilian Amazon (2011) Zoologia, 28, pp. 269-279; Moreira, F.F., Barbosa, J.F., Ribeiro, J.R.I., Alecrim, V.P., Checklist and distribution of semiaquatic and aquatic Heteroptera (Gerromorpha and Nepomorpha) occurring in Brazil (2011) Zootaxa, 2958, pp. 1-74; Nieser, N., Gerridae of the Suriname and the Amazon with additional records of other neotropical species (1970) Studies On the Fauna of Suriname and Other Guyanas, 12, pp. 94-138; Nieser, N., Hydrometridae of the Suriname and the Amazon, with additional records of other neotropical species (Hemiptera- Heteroptera) (1970) Studies On the Fauna of Suriname and Other Guyanas, 12, pp. 139-151; Nieser, N., A new species and a new status in Neogerris Matsumura (Heteroptera: Gerridae) with a key to American species (1994) Storkia, 3, pp. 27-37; Nieser, N., Melo, A.L., A new species of Halobatopsis (Heteroptera: Gerridae) from Minas Gerais (Brazil), with a key to the species (1999) Entomologische Berichten, 59, pp. 97-102; Polhemus, J.T., Polhemus, D.A., A review of the veliid fauna of bromeliads, with a key and description of a new species (Heteroptera: Veliidae) (1991) Journal of the New York Entomological Society, 99, pp. 204-216; Zettel, H., Hebrus muphyi, new species (Heteroptera: Hebridae) from an intertidal mangrove habitat in Burias Island, Philippines (2004) Raffles Bulletin of Zoology, 52, pp. 75-77</text:p>
          </table:table-cell>
          <table:table-cell office:value-type="string" calcext:value-type="string">
            <text:p>Moreira, F. F. F.; Universidade Federal do Rio de Janeiro, Instituto de Biologia, Departamento de Zoologia, Laboratório de Entomologia, Cidade Universitária, Avenida Carlos Chagas Filho, 373, CCS, bloco A, sala 107, CEP 21941-971. Rio de Janeiro, RJ, Brazil; email: felipento@hotmail.com</text:p>
          </table:table-cell>
          <table:table-cell table:number-columns-repeated="7"/>
          <table:table-cell office:value-type="string" calcext:value-type="string">
            <text:p>1809127X</text:p>
          </table:table-cell>
          <table:table-cell table:number-columns-repeated="3"/>
          <table:table-cell office:value-type="string" calcext:value-type="string">
            <text:p>English</text:p>
          </table:table-cell>
          <table:table-cell office:value-type="string" calcext:value-type="string">
            <text:p>Check List</text:p>
          </table:table-cell>
          <table:table-cell office:value-type="string" calcext:value-type="string">
            <text:p>Article</text:p>
          </table:table-cell>
          <table:table-cell office:value-type="string" calcext:value-type="string">
            <text:p>Scopus</text:p>
          </table:table-cell>
          <table:table-cell office:value-type="string" calcext:value-type="string">
            <text:p>2-s2.0-84864465958</text:p>
          </table:table-cell>
          <table:table-cell table:number-columns-repeated="983"/>
        </table:table-row>
        <table:table-row table:style-name="ro1">
          <table:table-cell office:value-type="string" calcext:value-type="string">
            <text:p>Simpson R., Cavarzere V., Simpson E.</text:p>
          </table:table-cell>
          <table:table-cell office:value-type="string" calcext:value-type="string">
            <text:p>List of documented bird species from the municipality of Ubatuba, state of São Paulo, Brazil</text:p>
          </table:table-cell>
          <table:table-cell office:value-type="float" office:value="2012" calcext:value-type="float">
            <text:p>2012</text:p>
          </table:table-cell>
          <table:table-cell office:value-type="string" calcext:value-type="string">
            <text:p>Papeis Avulsos de Zoologia</text:p>
          </table:table-cell>
          <table:table-cell office:value-type="float" office:value="52" calcext:value-type="float">
            <text:p>52</text:p>
          </table:table-cell>
          <table:table-cell office:value-type="float" office:value="21" calcext:value-type="float">
            <text:p>21</text:p>
          </table:table-cell>
          <table:table-cell/>
          <table:table-cell office:value-type="float" office:value="233" calcext:value-type="float">
            <text:p>233</text:p>
          </table:table-cell>
          <table:table-cell office:value-type="float" office:value="254" calcext:value-type="float">
            <text:p>254</text:p>
          </table:table-cell>
          <table:table-cell/>
          <table:table-cell office:value-type="float" office:value="1" calcext:value-type="float">
            <text:p>1</text:p>
          </table:table-cell>
          <table:table-cell/>
          <table:table-cell office:value-type="string" calcext:value-type="string">
            <text:p>http://www.scopus.com/inward/record.url?eid=2-s2.0-84863855291&amp;partnerID=40&amp;md5=3e1e67b5b6c097ea400130fd4a1227f8</text:p>
          </table:table-cell>
          <table:table-cell office:value-type="string" calcext:value-type="string">
            <text:p>Rua Paulo Setúbal, n 245, apto. 401, Itaguá, 11680-000, Ubatuba, SP, Brazil; Seção de Aves, Museu de Zoologia, Univ. de São Paulo, Caixa Postal 42.494, 04218-970, São Paulo, SP, Brazil</text:p>
          </table:table-cell>
          <table:table-cell office:value-type="string" calcext:value-type="string">
            <text:p>Simpson, R., Rua Paulo Setúbal, n 245, apto. 401, Itaguá, 11680-000, Ubatuba, SP, Brazil; Cavarzere, V., Seção de Aves, Museu de Zoologia, Univ. de São Paulo, Caixa Postal 42.494, 04218-970, São Paulo, SP, Brazil; Simpson, E., Rua Paulo Setúbal, n 245, apto. 401, Itaguá, 11680-000, Ubatuba, SP, Brazil</text:p>
          </table:table-cell>
          <table:table-cell office:value-type="string" calcext:value-type="string">
            <text:p>Although preliminary surveys have been conducted at the Atlantic Forest of Ubatuba, there is no list of documented bird records from this coastline municipality. To organize such a compilation, we searched the literature and a number of different sources for all documented records of birds from Ubatuba, state of São Paulo. We further carried out a 7-year non-systematic bird inventory in different regions and elevations to document the species within the municipality. The total number of documented bird species is 417, 11% of which are endemic to Brazil. Another 26% are Atlantic Forest endemics and as many as 60 species are under threat categories, including near-threatened birds, in the state. Some 49 species of 27 families are reported from the municipality but still lack documentation. Considering historical records, no species have extinguished from the municipality. Ubatuba is one of the most studied regions along Serra do Mar in São Paulo regarding its ornithology, but there are still high-elevational gaps that will yield significant additions of species to the area with increasing surveying efforts.</text:p>
          </table:table-cell>
          <table:table-cell office:value-type="string" calcext:value-type="string">
            <text:p>Atlantic forest; Avifauna; Documentation of records; Serra do mar; Transect counts</text:p>
          </table:table-cell>
          <table:table-cell office:value-type="string" calcext:value-type="string">
            <text:p>Aves</text:p>
          </table:table-cell>
          <table:table-cell table:number-columns-repeated="5"/>
          <table:table-cell office:value-type="string" calcext:value-type="string">
            <text:p>Aleixo, A., Galetti, M., The conservation of the avifauna in a lowland Atlantic Forest in south-east Brazil (1997) Bird Conservation International, 7, pp. 235-261; Almeida-Neto, M., Machado, G., Pinto-da-Rocha, R., Giaretta, A.A., Harvestman (Arachnida: Opiliones) species distribution along three neotropical elevational gradients: An alternative rescue effect to explain Rapoport's rule? (2006) Journal of Biogeography, 33, pp. 361-375; Antunes, A.Z., Eston, M.R., Silva, B.G., Santos, A.M.R., Comparação entre as comunidades de aves de duas fitofisionomias florestais contíguas no Parque Estadual Carlos Botelho, SP (2011) Neotropical Biology and Conservation, 6, pp. 213-226; (2012) Species Facsheet: Sporophila Falcirostris, , www.birdlife.org, BirdLife International, Available at, Access in: 19/01/2012; (2012) Species Facsheet: Sporophila Frontalis, , www.birdlife.org, BirdLife International., Available at:, Access in: 19/01/2012; Camargo, H.F.A., Camargo, E.A., Ocorrência de Iodopleura p. pipra no Estado de São Paulo, Brasil, e algumas notas sobre Iodopleura isabellae (Aves, Cotingidae) (1964) Papéis Avulsos De Zoologia, 16, pp. 45-55; Cavarzere, V., (2010) Distribuição Das Aves Ao Longo De Um Gradiente Altitudinal Na Serra Do Mar Do Estado De São Paulo, Brasil, , (Dissertação de Mestrado). Universidade de São Paulo, São Paulo; Cavarzere, V., Moraes, G.P., Silveira, L.F., Boracéia Biological Station: An ornithological review (2010) Papéis Avulsos De Zoologia, 50, pp. 189-201; (2011) Lista Das Aves Do Brasil, , www.cbro.org.br/index, CBRO - Comitê Brasileiro de Registros Ornitologicos, Available at:, Access in: 06/05/2011; Crozariol, M.A., Almeida, F.C., Primeiro registro de Bubo virginianus (Gmelin, 1788) (Aves: Strigidae) no litoral norte do Estado de São Paulo, sendo o terceiro registro documentado da espécie para o Estado (2006) Atualidades Ornitológicas, 132, pp. 21-22; Dario, F.R., Vincenzo, M.C.V., Avian diversity and relative abundance in a resting forest of São Paulo, Brazil (2011) Tropical Ecology, 52, pp. 25-33; Develey, P.F., As aves da Estação Ecológica Juréia-Itatins (2004) Estação Ecológica Juréia-Itatins. Ambiente Físico, Flora E Fauna, pp. 278-295. , Marques, O.A.V. &amp; Duleba, W. (Eds.), Holos, Ribeirão Preto; Galetti, M., Bovendorp, R.S., Fadini, R.F., Gussoni, C.O.A., Rodrigues, M., Alvarez, A.D., Guimarães-Junior, P.R., Alves, K., Hyper abundant mesopredators and bird extinction in an Atlantic Forest island (2009) Zoologia, 26, pp. 288-298; Galetti, M., Martuscelli, P., Pizo, M.A., Simão, I., Records of Harpy and Crested Eagles in the Brazilian Atlantic Forest (1997) Bulletin of the British Ornithologists' Club, 117, pp. 27-31; Goerck, J., Patterns of rarity in the birds of the Atlantic Forest of Brazil (1997) Conservation Biology, 11, pp. 112-118; Goerck, J., Distribution of birds along an elevational gradient in the Atlantic Forest of Brazil: Implications for the conservation of endemic and endangered species (1999) Bird Conservation International, 9, pp. 235-253; (2010), www.iucnredlist.org, IUCN, IUCN Red List of Threatened Species, Version 2010. 4. Available at, Access in 14/02/2011Joly, C.A., Aidar, M.P.M., Klink, C.A., Evolution of the Brazilian phytogeography classification systems: Implications for biodiversity conservation (1999) Ciência E Cultura, 51, pp. 331-348; Las-Casas, F.M.G., Azevedo-Junior, S.M., Ocorrência de Knipolegus nigerrimus (Vieillot, 1818) (Aves, Tyrannidae) no Distrito de Pará, Santa Cruz do Capibaribe, Pernambuco, Brasil (2008) Ornithologia, 3, pp. 18-20; Lencioni-Neto, F., A new subspecies of Knipolegus from estado da Bahia, Brasil (1996) Revista Brasileira De Biologia, 56, pp. 197-201; Lima, B., A avifauna das florestas de resting de Itanhaém/ Mongaguá, Estado de São Paulo, Brazil (2010) Atualidades Ornitológicas, 153, pp. 50-54; Lino, C.F., (1992) Reserva Da Biosfera Da Mata Atlântica. Plano De Ação, , Consórcio da Mata Atlântica/Universidade Estadual de Campinas: Campinas; Myers, N., Mittermeier, R.A., Mittermeier, C.G., Fonseca, G.A.B., Kent, J., Biodiversity hotspots for conservation priorities (2000) Nature, 403, pp. 853-858; Oliveira, F.A.T., Fontes, M.A.L., Patterns of floristic differentiation among Atlantic Forests in Southeastern Brazil, and the influence of climate (2000) Biotropica, 32, pp. 793-810; Olmos, F., Satiation or deception? Mast-seeding Chusquea bamboos, birds and rats in the Atlantic Forest (1996) Revista Brasileira De Biologia, 56, pp. 391-401; Olmos, F., Silva, R.S., (2003) Guará: Ambiente, Fauna E Flora Dos Manguezais De Santos-Cubatão, , Empresa das Artes, São Paulo; Olmos, F., Silva, W.A.G., Albano, C.G., Aves em oito áreas de Caatinga no sul do Ceará e oeste de Pernambuco, nordeste do Brasil: Composição, riqueza e similaridade (2005) Papéis Avulsos De Zoologia, 45, pp. 179-199; Parker, T.A., Stotz, D., Fitzpatrick, J.W., Ecological and distributional databases (1996) Neotropical Birds: Ecology and Conservation, pp. 118-436. , Stotz, D.; Fitzpatrick, J.W.; Parker, T.A. &amp; Moskovits, D.K. (Eds.), The University of Chicago Press, Chicago; Pinto, O.M.O., Cinquenta anos de investigação ornitológica (1945) Arquivos De Zoologia, 4, pp. 261-340; Pinto, O.M.O., Aves do Itatiaia (1951) Papéis Avulsos De Zoologia, 10, pp. 155-208; Sanchez, M., Pedroni, F., Leitão-Filho, H.F., Cesar, O., Composição florística de um trecho de floresta ripária de Mata Atlântica em Picinguaba, Ubatuba, SP (1999) Revista Brasileira De Botânica, 22, pp. 31-42; Santos, A.S.R., Olmos, F., Souza, R.C.R., Thamnophilu spalliatus (Thamnophilidae): Registro documentado de uma nova espécie colonizadora no litoral de São Paulo (2009) Atualidades Ornitológicas, 147, p. 4; Decreto no 10.251, de 30 de agosto de 1977 (1977) Cria O Parque Estadual Da Serra Do Mar E Dá Providências Correlatas, , São Paulo., Imprensa Oficial, São Paulo; Silva, J.M.C., Birds of the Cerrado region, South America (1995) Steenstrupia, 21, pp. 69-92; Silva, J.M.C., Casteleti, C.H.M., Status of the biodiversity of the Atlantic Forest of Brazil (2003) The Atlantic Forest of South America: Biodiversity, Status, Threats and Outlook, pp. 43-59. , Galindo-Leal, C. &amp; Câmara, I.G. (Eds.), Island Press, Washington; Silveira, L.F., Straube, F., Aves (2008) Livro Vermelho Da Fauna Brasileira Ameaçada De Extinção, 2, pp. 368-678. , Machado, A.B.M.; Drummond, G.M. &amp; Paglia, A.P. (Eds.), Ministério do Meio Ambiente, Brasília; Silveira, L.F., Uezu, A., Checklist das aves do Estado de São Paulo, Brasil (2011) Biota Neotropica, 11, pp. 1-28; Silveira, L.F., Benedicto, G.A., Schunck, F., Sugieda, A.M., Aves (2009) Fauna Ameaçada De Extinção No Estado De São Paulo. Vertebrados, pp. 87-283. , Bressan, P.M.; Kierulff, M.C.M. &amp; Sugieda, A.M. (Eds.), Secretaria do Meio Ambiente, São Paulo; Silveira, L.F., Develey, P.F., Pacheco, J.F., Whitney, B.M., Avifauna of the Serra das Lontras-Javi montane complex, Bahia, Brazil (2005) Cotinga, 24, pp. 45-54; Simpson, R., Simpson, E., Primeiro registro documentado do Trinta-réis-escuro, Anous stolidus (Charadriiformes: Sternidae) para o estado de São Paulo (2010) Atualidades Ornitológicas, 154, p. 12; Simpson, R., Simpson, E., Recent documented record of Scarlet Ibis, Eudocimus ruber (Pelecaniformes: Threskiornithidae) in the municipality of Ubatuba, São Paulo state (2011) Atualidades Ornitológicas, 160, p. 7; Simpson, R., Simpson, E., First documented record of Willet, Tringa semipalmata (Charadriiformes: Scolopacidae) for the state of São Paulo (2011) Atualidades Ornitológicas, 161, pp. 8-9; Simpson, R., Simpson, E., Record of Austral Negrito, Lessonia rufa (Passeriformes: Tyrannidae) for the municipality of Ubatuba, north coast of São Paulo (2011) Atualidades Ornitológicas, 163, pp. 10-11; Vasconcelos, M.F., Vasconcelos, A.P., Viana, P.L., Palú, L., Silva, J.F., Observações sobre aves granívoras (Columbidae e Emberizidae) associadas à frutificação de taquaras (Poacea, Bambusioideae) na porção meridional da Cadeia do Espinhaço, Minas Gerais, Brasil (2005) Lundiana, 6, pp. 75-77; Wikiaves, A., Enciclopédia Das Aves Do Brasil, , www.wikiaves.com, Available at, Access in 02/Jun/2011; Willis, E.O., Three Chamaeza antthrushes in eastern Brazil (1992) Condor, 94, pp. 110-116; Willis, E.O., Oniki, Y., Levantamento preliminar de aves em treze áreas do Estado de São Paulo (1981) Revista Brasileira De Biologia, 41, pp. 121-135; Willis, E.O., Oniki, Y., Possible long-distance pair migration in (1987) Cyanerpes Cyaneus. the Wilson Bulletin, 99, pp. 498-499; Willis, E.O., Oniki, Y., Birds of Santa Teresa, Espírito Santo, Brazil: Do humans add or substract species? (2002) Papéis Avulsos De Zoologia, 42, pp. 193-264; Willis, E.O., Oniki, Y., (2003) Aves Do Estado De São Paulo, , Editora Divisa, Rio Claro; Community Database of Shared Bird Sounds From the World, , www.xeno-canto.org, Xeno-Canto, Available at, Access in 24/03/2011</text:p>
          </table:table-cell>
          <table:table-cell office:value-type="string" calcext:value-type="string">
            <text:p>Simpson, R.Rua Paulo Setúbal, n 245, apto. 401, Itaguá, 11680-000, Ubatuba, SP, Brazil; email: rick@rick-simpson.com</text:p>
          </table:table-cell>
          <table:table-cell table:number-columns-repeated="7"/>
          <table:table-cell office:value-type="float" office:value="311049" calcext:value-type="float">
            <text:p>311049</text:p>
          </table:table-cell>
          <table:table-cell table:number-columns-repeated="3"/>
          <table:table-cell office:value-type="string" calcext:value-type="string">
            <text:p>English</text:p>
          </table:table-cell>
          <table:table-cell office:value-type="string" calcext:value-type="string">
            <text:p>Pap. Avulsos Zool.</text:p>
          </table:table-cell>
          <table:table-cell office:value-type="string" calcext:value-type="string">
            <text:p>Article</text:p>
          </table:table-cell>
          <table:table-cell office:value-type="string" calcext:value-type="string">
            <text:p>Scopus</text:p>
          </table:table-cell>
          <table:table-cell office:value-type="string" calcext:value-type="string">
            <text:p>2-s2.0-84863855291</text:p>
          </table:table-cell>
          <table:table-cell table:number-columns-repeated="983"/>
        </table:table-row>
        <table:table-row table:style-name="ro1">
          <table:table-cell office:value-type="string" calcext:value-type="string">
            <text:p>Ayres-Peres L., Quadros A.F., Mantelatto F.L.</text:p>
          </table:table-cell>
          <table:table-cell office:value-type="string" calcext:value-type="string">
            <text:p>Comparative analysis of shell occupation by two southern populations of the hermit crab Loxopagurus loxochelis (Decapoda, Diogenidae)</text:p>
          </table:table-cell>
          <table:table-cell office:value-type="float" office:value="2012" calcext:value-type="float">
            <text:p>2012</text:p>
          </table:table-cell>
          <table:table-cell office:value-type="string" calcext:value-type="string">
            <text:p>Brazilian Journal of Oceanography</text:p>
          </table:table-cell>
          <table:table-cell office:value-type="float" office:value="60" calcext:value-type="float">
            <text:p>60</text:p>
          </table:table-cell>
          <table:table-cell office:value-type="float" office:value="3" calcext:value-type="float">
            <text:p>3</text:p>
          </table:table-cell>
          <table:table-cell/>
          <table:table-cell office:value-type="float" office:value="299" calcext:value-type="float">
            <text:p>299</text:p>
          </table:table-cell>
          <table:table-cell office:value-type="float" office:value="310" calcext:value-type="float">
            <text:p>310</text:p>
          </table:table-cell>
          <table:table-cell/>
          <table:table-cell office:value-type="float" office:value="2" calcext:value-type="float">
            <text:p>2</text:p>
          </table:table-cell>
          <table:table-cell office:value-type="string" calcext:value-type="string">
            <text:p>10.1590/S1679-87592012000300003</text:p>
          </table:table-cell>
          <table:table-cell office:value-type="string" calcext:value-type="string">
            <text:p>http://www.scopus.com/inward/record.url?eid=2-s2.0-84868712274&amp;partnerID=40&amp;md5=00174f242904d44c087333de316cac68</text:p>
          </table:table-cell>
          <table:table-cell office:value-type="string" calcext:value-type="string">
            <text:p>Universidade Federal do Rio Grande do Sul, Departamento de Zoologia, Laboratório de Carcinologia, Instituto de Biociências, Bento Gonçalves, 9500, prédio 43435, 91501-970 Porto Alegre, RS, Brazil; Universidade Federal da Integração Latino-Americana (UNILA), Parque Tecnológico da Itaipu (PTI), Av. Tancredo Neves, 6731, Caixa Postal 2044, 85856-970 Foz do Iguaçu, PR, Brazil; Universidade de São Paulo, Faculdade de Filosofia, Ciências e Letras de Ribeirão Preto (FFCLRP), Departamento de Biologia, Laboratório de Bioecologia e Sistemática de Crustaceos, Av. Bandeirantes, 3900, 14040-901 Ribeirão Preto, SP, Brazil</text:p>
          </table:table-cell>
          <table:table-cell office:value-type="string" calcext:value-type="string">
            <text:p>Ayres-Peres, L., Universidade Federal do Rio Grande do Sul, Departamento de Zoologia, Laboratório de Carcinologia, Instituto de Biociências, Bento Gonçalves, 9500, prédio 43435, 91501-970 Porto Alegre, RS, Brazil; Quadros, A.F., Universidade Federal da Integração Latino-Americana (UNILA), Parque Tecnológico da Itaipu (PTI), Av. Tancredo Neves, 6731, Caixa Postal 2044, 85856-970 Foz do Iguaçu, PR, Brazil; Mantelatto, F.L., Universidade de São Paulo, Faculdade de Filosofia, Ciências e Letras de Ribeirão Preto (FFCLRP), Departamento de Biologia, Laboratório de Bioecologia e Sistemática de Crustaceos, Av. Bandeirantes, 3900, 14040-901 Ribeirão Preto, SP, Brazil</text:p>
          </table:table-cell>
          <table:table-cell office:value-type="string" calcext:value-type="string">
            <text:p>The present study aimed to comparatively verify the relation between the hermit crabs and the shells they use in two populations of Loxopagurus loxochelis. Samples were collected monthly from July 2002 to June 2003, at Caraguatatuba and Ubatuba Bay, São Paulo, Brazil. The animals sampled had their sex identified, were weighed and measured; their shells were identified, measured and weighed, and their internal volume determined. To relate the hermit crab's characteristics and the shells' variables, principal component analysis (PCA) and a regression tree were used. According to the PCA analysis, the three gastropod shells most frequently used by L. loxochelis varied in size. The regression tree successfully explained the relationship between the hermit crab's characteristics and the internal volume of the inhabited shell. It can be inferred that the relationship between the morphometry of an individual hermit crab and its shell is not straightforward and it is impossible to explain only on the basis of direct correlations between the body's and the shell's attributes. Several factors (such as the morphometry and the availability of the shell, environmental conditions and inter- and intraspecific competition) interact and seem to be taken into consideration by the hermit crabs when they choose a shell, resulting in the diversified pattern of shell occupancy shown here and elsewhere.</text:p>
          </table:table-cell>
          <table:table-cell/>
          <table:table-cell office:value-type="string" calcext:value-type="string">
            <text:p>Animalia; Decapoda (Crustacea); Diogenidae; Gastropoda; Loxopagurus loxochelis</text:p>
          </table:table-cell>
          <table:table-cell table:number-columns-repeated="5"/>
          <table:table-cell office:value-type="string" calcext:value-type="string">
            <text:p>Ayres-Peres, L., Mantelatto, F.L., Análise comparativa da estrutura populacional do ermitão endêmico do Atlântico Ocidental Loxopagurus loxochelis (Decapoda, Anomura) em duas regiões do Estado de São Paulo, Brasil (2008) Iheringia, Sér. Zool, 98 (1), pp. 28-35; Ayres-Peres, L., Mantelatto, F.L., Patterns of distribution of the hermit crab Loxopagurus loxochelis (Moreira, 1901) (Decapoda, Diogenidae) in two coastal areas of southern Brazil (2008) Rev. Biol. Mar. Oceanogr, 43 (2), pp. 399-411; Ayres-Peres, L., Mantelatto, F.L., Epibiont occurrence on gastropod shells used by the hermit crab Loxopagurus loxochelis (Anomura: Diogenidae) on the northern coast of São Paulo, Brazil (2010) Zoologia, 27 (2), pp. 222-227; Ayres-Peres, L., Sokolowicz, C.C., Kotzian, C.B., Rieger, P.J., Santos, S., Ocupação de conchas de gastrópodes por ermitões (Decapoda, Anomura) no litoral de Rio Grande, Rio Grande do Sul, Brasil (2008) Iheringia, Sér. Zool, 98 (2), pp. 218-224; Barnes, D.K.A., Ecology of tropical hermit crabs at Quirimba Island, Mozambique: Shell characteristics and utilization (1999) Mar. Ecol. Prog. Ser, 183, pp. 241-251; Bertini, G., Fransozo, A., Patterns of shell utilization in Petrochirus diogenes (Decapoda, Anomura, Diogenidae) in the Ubatuba region, São Paulo, Brazil (2000) J. Crust. Biol, 20 (3), pp. 468-473; Bertness, M.D., The influence of shell-type on hermit crab growth rate and clutch size (1981) Crustaceana, 40 (2), pp. 197-205; Bertness, M.D., Shell utilization, predation pressure, and thermal stress in Panamanian hermit crabs: An interoceanic comparison (1982) J. exp. mar. Biol. Ecol, 64 (2), pp. 159-187; Biagi, R., Meireles, A.L., Scelzo, M.A., Mantelatto, F.L., Comparative study of shell choice by the southern endemic hermit crab Loxopagurus loxochelis from Brazil and Argentina (2006) Rev. Chil. Hist. Nat, 79 (4), pp. 481-487; Bollay, M., Distribution and utilization of gastropod shells by the hermit crabs Pagurus samuelis, Pagurus granosimanus and Pagurus hirsutiusculus at Pacific Grove, California (1964) Veliger, 6 (SUPPL.), pp. 71-76; Botelho, Z.B., Costa, A.C., Shell occupancy of the intertidal hermit crab Clibanarius erythropus (Decapoda, Diogenidae) on São Miguel (Azores) (2000) Hydrobiologia, 440, pp. 111-117; Carranza, A., Segura, A., Lopez, J., Rubio, L., Shell use patterns of the hermit crab Loxopagurus loxochelis (Decapoda: Diogenidae) in Cerro Verde-La Coronilla (Rocha, Uruguay) (2008) Comun. Soc. Malacol. Urug, 9 (91), pp. 139-145; Childress, J.R., Behavioral ecology and fitness theory in a tropical hermit crab (1972) Ecology, 53 (3), pp. 960-964; Conover, M.R., The importance of various shell characteristics to the shell-selection behavior on the hermit crabs (1978) J. exp. mar. Biol. Ecol, 32 (2), pp. 131-142; Death, G., Multivariate regression trees: A new technique for modelling species-environment relationships (2002) Ecology, 83 (4), pp. 1105-1117; Death, G., Fabricius, K.E., Classification and regression trees: A powerful yet simple technique for ecological data analysis (2000) Ecology, 81 (11), pp. 3178-3192; Dominciano, L.C.C., Sant'Anna, B.S., Turra, A., Are the preference and selection patterns of hermit crabs for gastropod shells species or site-specific? (2009) J. exp. Mar. Biol. Ecol, 378 (1), pp. 15-21; Elwood, R.W., Marks, N., Dick, J.T.A., Consequences of shell-species preferences for female reproductive success in the hermit crab Pagurus bernhardus (1995) Mar. Biol, 123 (3), pp. 431-434; Fantucci, M.Z., Biagi, R., Mantelatto, F.L., Shell occupation by the endemic western Atlantic hermit crab Isocheles sawayai (Diogenidae) from Caraguatatuba, Brazil (2008) Braz. J. Biol, 68 (4), pp. 859-867; Fotheringham, N., Hermit crabs as a limiting resource (Decapoda, Paguridae) (1976) Crustaceana, 31 (2), pp. 193-199; Fotheringham, N., Effects of shell stress on the growth of hermit crabs (1976) J. exp. mar. Biol. Ecol, 23 (3), pp. 299-305; Garcia, R.B., Mantelatto, F.L., Variability of shell occupation by intertidal and infralittoral Calcinus tibicen (Anomura, Diogenidae) populations (2000) Nauplius, 8 (1), pp. 99-105; Garcia, R.B., Mantelatto, F.L., Shell selection by the tropical hermit crab Calcinus tibicen (Herbst, 1791) (Anomura, Diogenidae) from Southern Brazil (2001) J. exp. mar. Biol. Ecol, 265 (1), pp. 1-14; Gherardi, F., Relative growth, population structure, and shell utilization of the hermit crab Clibanarius erythropus in the Mediterranean (1991) Oebalia, 17, pp. 181-196; Grant, W.C., Ulmer, K.M., Shell selection and aggressive behavior in two sympatric species of hermit crabs (1974) Biol. Bull, 146 (1), pp. 32-43; Hammer, O., Harper, D.A.T., Ryan, P.D., PAST: Paleontological Statistics Software Package for Education and Data Analysis (2001) Palaeontologia Electronica, 4 (1), p. 9. , http://palaeoelectronica.org/2001_1/past/issue1_01.htm; Hazlett, B.A., The behavioral ecology of hermit crabs (1981) Ann. Rev. Ecol. Syst, 12 (1), pp. 1-22; Kellogg, C.W., Gastropod shells: A potentially limiting resource for hermit crabs (1976) J. exp. mar. Biol. Ecol, 22 (1), pp. 101-111; Leite, F.P.P., Turra, A., Gandolfi, S.M., Hermit crabs (Crustacea: Decapoda: Anomura), gastropod shells and environment structure: Their relationship in southeastern Brazil (1998) J. Nat. Hist, 32 (10-11), pp. 1599-1608; Mantelatto, F.L., Garcia, R.B., Shell utilization pattern of the hermit crab Calcinus tibicen (Diogenidae) from Southern Brazil (2000) J. Crust. Biol, 20 (3), pp. 460-467; Mantelatto, F.L., Meireles, A.L., The importance of shell occupation and shell availability in the hermit crab Pagurus brevidactylus (Stimpson, 1859) (Paguridae) population from the southern Atlantic (2004) Bull. mar. Sci, 75 (1), pp. 27-35; Mantelatto, F.L., Alarcon, V.F., Garcia, R.B., Egg production strategies of the tropical hermit crab Paguristes tortugae from Brazil (2002) J. Crust. Biol, 22 (2), pp. 390-397; Mantelatto, F.L., Biagi, R., Meireles, A.L., Scelzo, M.A., Shell preference of the hermit crab Pagurus exilis (Anomura: Paguridae) from Brazil and Argentina: A comparative study (2007) Rev. Biol. Trop, 55, pp. 153-161; Mantelatto, F.L., Fernandes-Góes, L.C., Fantucci, M.Z., Biagi, R., Pardo, L.M., Góes, J.M., A comparative study of population traits between two South American populations of the striped-legged hermit crab Clibanarius vittatus (2010) Acta Oecol, 36 (1), pp. 10-15; Markham, J., Notes on the growth patterns and shell utilization of the hermit crab Pagurus bernhardus (L.) (1968) Ophelia, 5, pp. 189-205; Martinelli, J.M., Mantelatto, F.L., Occurrence of exobionts in gastropod shells occupied by the hermit crab Loxopagurus loxochelis (Anomura: Diogenidae) in Ubatuba Bay (SP) Brazil (1998) Anais do IV Simpósio de Ecossistemas Brasileiros, 2 (104), pp. 221-226. , In, Publicações ACIESP, São Paulo; Martinelli, J.M., Mantelatto, F.L., Shell utilization by the hermit crab Loxopagurus loxochelis (Diogenidae) in Ubatuba Bay, Brazil (1999) Crust. Biodiv. Crisis, 1, pp. 719-731. , In: SCHRAM, F. R. &amp; VANPEL KLEIN, J. R. (eds.); Meireles, A.L., Mantelatto, F.L., Shell use by the Pagurus brevidactylus (Anomura, Paguridae): A comparison between laboratory and field conditions (2005) Acta Zool. Sin, 51 (5), pp. 813-820; Meireles, A.L., Terossi, M., Biagi, R., Mantelatto, F.L., Spatial and seasonal distribution of the hermit crab Pagurus exilis (Benedict, 1892) (Decapoda: Paguridae) in the southwestern coast of Brazil (2006) Rev. Biol. Mar. Oceanogr, 41 (1), pp. 87-95; Melo, G.A.S., (1999) Manual de identificação dos Crustacea Decapoda do litoral brasileiro: Anomura, Thalassinidea, Palinuridea, p. 551. , Astacidea. Plêiade, São Paulo; Mitchell, K.A., Shell selection in the hermit crab Pagurus bernhardus (1976) Mar. Biol, 35 (4), pp. 335-346; Ohmori, H., Wada, S., Goshima, S., Nakao, S., Effect of body size and shell avaibality on the shell utilization pattern of the hermit crab Pagurus filholi (Anomura: Paguridae) (1995) Crust. Res, 24, pp. 85-92; Pessani, D., Premoli, C., Some aspects of the biology of Cestopagurus timidus (Crustacea, Paguridae) in relation to the occupied shell (1993) Boll. Zool, 60 (2), pp. 199-205; Prasad, A.M., Iverson, L.R., Liaw, A., Newer classification and regression tree techniques: Bagging and random forests for ecological prediction (2006) Ecosystems, 9, pp. 181-199; Pires-Vanin, A.M.S., Rossi-Wongtschowski, C.L., Aidaar, E., Mesquita, H., Soares, L.S.H., Katsuragawa, M., Matsuura, Y., Estrutura e função do ecossistema de plataforma continental do Atlântico Sul brasileiro: Síntese dos resultados (1993) Publ. esp. Inst. Oceanogr, 10, pp. 217-231; Provenzano Jr., A.J., Notes on Bermuda hermit crabs (Crustacea: Anomura) (1960) Bull. Mar. Sci. Gulf Caribb, 10, pp. 117-124; (2010) R: A language and environment for statistical computing. R Foundation for Statistical Computing, , http://www.R-project.org, R Development Core Team, Vienna, Austria. ISBN 3-900051-07-0, URL; Reese, E., Behavioral adaptation of intertidal hermit crabs (1969) Am. Zool, 9 (2), pp. 343-355; Rios, E.C., (1994) Seashells of Brazil. Rio Grande do Sul, pp. 368+113. , Fundação Universidade de Rio Grande, Instituto Acqua, Museu Oceanográfico de Rio Grande, Universidade de Rio Grande. 2ed; Sato, Y., Seno, H., A mathematical consideration for the optimal shell change of hermit crab (2006) J. Theor. Biol, 240, pp. 14-23; Scully, E.P., The effects of gastropod shell availability and habitat characteristics on shell utilization by the intertidal hermit crab Pagurus longicarpus Say (1979) J. exp. mar. Biol. Ecol, 37 (2), pp. 139-152; Spight, T.M., Availability and use of shells by intertidal hermit crabs (1977) Biol. Bull, 152 (1), pp. 120-133; Suzuki, R., Shimodaira, H., (2006) PVCLUST, 1. , http://www.R-project.org, 2-0. R package version 3.1-34; Terossi, M., Espósito, D.L.A., Meireles, A.L., Biagi, R., Mantelatto, F.L., Pattern of shell occupation by the hermit crab Pagurus exilis (Anomura, Paguridae) in southern Atlantic region (2006) J. Nat. Hist, 40 (1-2), pp. 77-87; Torati, L.S., Mantelatto, F.L., Uncommon mechanism of egg incubation in the endemic Southern hermit crab Loxopagurus loxochelis: How is this phenomenon related to egg production? (2008) Acta Zool, 89 (1), pp. 79-85; Therneau, T.M., Atkinson, B., (2010) RPART: Recursive Partitioning, , http://www.R-project.org, Report by B. Ripley. R package version 3.1-34. URL; Tunberg, B.G., Nelson, W.G., Smith, G., Population ecology of Pagurus maclaughlinae Garcia-Gomes (Decapoda: Anomura: Paguridae) in the Indian River Lagoon, Florida (1994) J. Crust. Biol, 14 (4), pp. 686-699; Vance, R.R., The role of shell adequacy in behavior interactions in hermit crabs (1972) Ecology, 53 (6), pp. 1075-1083; Vance, R.R., Competition and mechanisms of coexistence in three sympatric species of intertidal hermit crabs (1972) Ecology, 53 (6), pp. 1062-1074</text:p>
          </table:table-cell>
          <table:table-cell office:value-type="string" calcext:value-type="string">
            <text:p>Mantelatto, F. L.; Universidade de São Paulo, Faculdade de Filosofia, Ciências e Letras de Ribeirão Preto (FFCLRP), Departamento de Biologia, Laboratório de Bioecologia e Sistemática de Crustaceos, Av. Bandeirantes, 3900, 14040-901 Ribeirão Preto, SP, Brazil; email: flmantel@usp.br</text:p>
          </table:table-cell>
          <table:table-cell table:number-columns-repeated="7"/>
          <table:table-cell office:value-type="float" office:value="16798759" calcext:value-type="float">
            <text:p>16798759</text:p>
          </table:table-cell>
          <table:table-cell table:number-columns-repeated="3"/>
          <table:table-cell office:value-type="string" calcext:value-type="string">
            <text:p>English</text:p>
          </table:table-cell>
          <table:table-cell office:value-type="string" calcext:value-type="string">
            <text:p>Braz. J. Oceanogr.</text:p>
          </table:table-cell>
          <table:table-cell office:value-type="string" calcext:value-type="string">
            <text:p>Article</text:p>
          </table:table-cell>
          <table:table-cell office:value-type="string" calcext:value-type="string">
            <text:p>Scopus</text:p>
          </table:table-cell>
          <table:table-cell office:value-type="string" calcext:value-type="string">
            <text:p>2-s2.0-84868712274</text:p>
          </table:table-cell>
          <table:table-cell table:number-columns-repeated="983"/>
        </table:table-row>
        <table:table-row table:style-name="ro1">
          <table:table-cell office:value-type="string" calcext:value-type="string">
            <text:p>Beglinger S.E., van Wees J.-D., Cloetingh S., Doust H.</text:p>
          </table:table-cell>
          <table:table-cell office:value-type="string" calcext:value-type="string">
            <text:p>Tectonic subsidence history and source-rock maturation in the Campos basin, Brazil</text:p>
          </table:table-cell>
          <table:table-cell office:value-type="float" office:value="2012" calcext:value-type="float">
            <text:p>2012</text:p>
          </table:table-cell>
          <table:table-cell office:value-type="string" calcext:value-type="string">
            <text:p>Petroleum Geoscience</text:p>
          </table:table-cell>
          <table:table-cell office:value-type="float" office:value="18" calcext:value-type="float">
            <text:p>18</text:p>
          </table:table-cell>
          <table:table-cell office:value-type="float" office:value="2" calcext:value-type="float">
            <text:p>2</text:p>
          </table:table-cell>
          <table:table-cell/>
          <table:table-cell office:value-type="float" office:value="153" calcext:value-type="float">
            <text:p>153</text:p>
          </table:table-cell>
          <table:table-cell office:value-type="float" office:value="172" calcext:value-type="float">
            <text:p>172</text:p>
          </table:table-cell>
          <table:table-cell/>
          <table:table-cell office:value-type="float" office:value="1" calcext:value-type="float">
            <text:p>1</text:p>
          </table:table-cell>
          <table:table-cell office:value-type="string" calcext:value-type="string">
            <text:p>10.1144/1354-079310-049</text:p>
          </table:table-cell>
          <table:table-cell office:value-type="string" calcext:value-type="string">
            <text:p>http://www.scopus.com/inward/record.url?eid=2-s2.0-84860169391&amp;partnerID=40&amp;md5=97138966a5e61a87e53772344386fe3c</text:p>
          </table:table-cell>
          <table:table-cell office:value-type="string" calcext:value-type="string">
            <text:p>Netherlands Research Centre for Integrated Solid Earth Sciences, Department of Tectonics, VU University Amsterdam, de Boelelaan 1085, 1081 HV Amsterdam, Netherlands; TNO, Business Unit Geo-Energy and Geo-Information, Postbus 80015, 3508 TA Utrecht, Netherlands; Tectonics Group, Department of Earth Sciences, Faculty of Geosciences, Utrecht University, Postbus 80021, 3508 TA Utrecht, Netherlands</text:p>
          </table:table-cell>
          <table:table-cell office:value-type="string" calcext:value-type="string">
            <text:p>Beglinger, S.E., Netherlands Research Centre for Integrated Solid Earth Sciences, Department of Tectonics, VU University Amsterdam, de Boelelaan 1085, 1081 HV Amsterdam, Netherlands; van Wees, J.-D., TNO, Business Unit Geo-Energy and Geo-Information, Postbus 80015, 3508 TA Utrecht, Netherlands, Tectonics Group, Department of Earth Sciences, Faculty of Geosciences, Utrecht University, Postbus 80021, 3508 TA Utrecht, Netherlands; Cloetingh, S., Tectonics Group, Department of Earth Sciences, Faculty of Geosciences, Utrecht University, Postbus 80021, 3508 TA Utrecht, Netherlands; Doust, H., Tectonics Group, Department of Earth Sciences, Faculty of Geosciences, Utrecht University, Postbus 80021, 3508 TA Utrecht, Netherlands</text:p>
          </table:table-cell>
          <table:table-cell office:value-type="string" calcext:value-type="string">
            <text:p>The Campos Basin is a petroleum-productive, marginal sag basin along the Brazilian margin. It contains a stratigraphic sequence recording lithospheric extension and rift tectonics developing to a fully evolved postbreak-up setting. We present a combined approach using subsidence analysis and basin history inversion models to make predictions on source-rock maturation. The classical uniform stretching model does not account for the observed tectonic subsidence, and so we consider the thermal and subsidence implications of incorporating different events of magmatic underplating. The post-rift is characterized by one major phase of post-rift thermal subsidence: changes in sediment supply and load, as well as halokinetic movements, cause deviations from normal thermal subsidence and relaxation. The dimensions of these events have been examined and quantified. Our best-fit forward model is tested against measured borehole temperature (BHT) data. Results show a systematic overestimation of present-day temperatures in the shallow-water wells. Including the effects of hydrothermal convection by raising the conductivity of the top part of the stratigraphic sequence results in an almost perfect fit between predicted and measured BHTs in the shallow-water wells. Based on these forward models, we predict that the lacustrine shales of the syn-rift Lagoa Feia Fm. could be mature to generate oil and/or gas over a larger area than previously expected. Furthermore, our results suggest that the early post-rift Macaé Fm. is locally mature to generate oil, and that the middle/late post-rift Carapebus/Ubatuba Fm. shales are likely to generate oil as well, if organic-rich facies are indeed present. In light of the most recent pre- and post-salt discoveries made near established oil fields in the Campos Basin, our results support the idea that many more such accumulations may be found. © 2012 EAGE/Geological Society of London.</text:p>
          </table:table-cell>
          <table:table-cell/>
          <table:table-cell office:value-type="string" calcext:value-type="string">
            <text:p>Borehole temperature; Campos Basin; Forward models; Hydrothermal convection; Inversion models; Lithospheric extension; Sediment supply; Shallow-water; Stratigraphic sequences; Syn-rift; Underplating; Oil fields; Shale; Stratigraphy; Tectonics; Water wells; Subsidence; borehole; hydrothermal system; maturation; sequence stratigraphy; source rock; subsidence; tectonic setting; tectonic structure; Atlantic Ocean; Brazil; Campos Basin</text:p>
          </table:table-cell>
          <table:table-cell table:number-columns-repeated="5"/>
          <table:table-cell office:value-type="string" calcext:value-type="string">
            <text:p>Allen, P.A., Allen, J.R., (2006) Basin Analysis: Principles and Applications, , Blackwell Science, Oxford; An, M., Assumpço, M., Crustal and upper mantle structure in the intracratonic ParanïBasin, SE Brazil, from surface wave dispersion using genetic algorithms (2006) Journal of South American Earth Sciences, 21, pp. 173-184; Aslanian, D., Moulin, M., Olivet, J.L., Brazilian and African passive margins of the central segment of the South Atlantic Ocean: Kinematic constraints (2009) Tectonophysics, 468, pp. 98-112; Bond, G.C., Kominz, M.A., Construction of tectonic subsidence curves for the Early Paleozoic miogeocline, southern Canadian Rocky Mountains; implications for subsidence mechanisms, age of breakup and crustal thinning (1984) Geological Society of America Bulletin, 95, pp. 155-173; Bott, M.H.P., Passive margins and their subsidence (1992) Journal of the Geological Society of London, 149, pp. 805-812; Boutilier, R.R., Keen, C.E., Small-scale convection and divergent plate boundaries (1999) Journal of Geophysical Research, 104, pp. 7389-7403; Bruhn, C.H., Pinto, A., Johann, P.R., (2009) Main Challenges and Uncertainties For Oil Production From Turbidite Reservoirs In Deep Water Campos Basin, Brazil, , American Association of Petroleum Geologists Search and Discovery Article #10184; Burov, E., Cloetingh, S., Controls on mantle plumes and lithospheric folding on modes of intraplate continental tectonics: Differences and similarities (2009) Geophysical Journal International, 178, pp. 1691-1722; Cainelli, C., Mohriak, W.U., Some remarks on the evolution of sedimentary basins along the Eastern Brazilian continental margin (1999) Episodes Journal of International Geoscience, 22, pp. 206-216; Chang, H.K., Kowsmann, R.O., Figueiredo, A.M.F., New concepts of the development of East Brazilian marginal basins (1988) Episodes Journal of International Geoscience, 11, pp. 194-202; Chang, H.K., Kowsmann, R.O., Figueiredo, A.M.F., Bender, A., Tectonics and stratigraphy of the East Brazil rift system: An overview (1992) Tectonophysics, 213, pp. 97-138; Cloetingh, S., Kooi, H., Intraplate stresses and dynamical aspects of rifted basins (1992) Tectonophysics, 215, pp. 167-185; Cloetingh, S., Beekman, F., Ziegler, P.A., van Wees, J.D., Sokoutis, D., Post-rift compressional reactivation potential of passive margins and extensional basins (2008) The Nature and Origin of Compression In Passive Margins, 306, pp. 27-70. , In: Johnson, H., Dorï A.G., Gatliff, R.W., Holdsworth, R., Lundin, E.R. &amp; Ritchie, J.D. (eds), Geological Society, London, Special Publications; Contreras, J., Zülke, R., Bowman, S., Bechstâdt, T., Seismic stratigraphy and subsidence analysis of the Southern Brazilian margin (Campos, Santos and Pelotas basins) (2010) Journal of Marine and Petroleum Geology, 27, pp. 1952-1980; Coward, M.P., Purdy, E.G., Ries, A.C., Smith, D.G., The distribution of petroleum reserves in basins of the South Atlantic margin (1999) The Oil and Gas Habitats of the South Atlantic. Geological Society, 153, pp. 101-131. , In: Cameron, N.R., Bate, R.H. &amp; Clure, V.S. (eds), London, Special Publications; Cox, K.G., A model for flood basalt vulcanism (1980) Journal of Petrology, 21, pp. 629-650; Duprï, S., (2003) Integrated Study of the South Gabon Margin - Insights On the Rifting Style From Seismic, Well and Gravity Data Analysis and Numerical Modelling, , PhD thesis, VU University Amsterdam; Duprï, S., Bertotti, G., Cloetingh, S., Tectonic history along the South Gabon basin: Anomalous early post-rift subsidence (2007) Journal of Marine and Petroleum Geology, 24, pp. 151-172; Estrella, G.O., Estáio 'rift' nas bacias marginais do lest Brasileiro (1972) 26th Brazilian Geological Congress Proceedings, 3, pp. 29-34; Fetter, M., de Ros, L.F., Bruhn, C.H.L., Petrographic and seismic evidence for the depositional setting of giant turbidite reservoirs and the paleogeographic evolution of Campos basin, offshore Brazil (2009) Journal of Marine and Petroleum Geology, 26, pp. 824-853; Fick, J., (2010) New Discoveries Sweeten Brazil's Campos Basin, , http://www.rig-zone.com/news/article.asp?a_id=87415; Fjeldskaar, W., Johansen, H., Dodd, T.A., Thompson, M., (2003) Temperature and Maturity Effects of Magmatic Underplating In the Gjallar Ridge, Norwegian Sea, Multidimensional Basin Modelling, pp. 71-85. , American Association of Petroleum Geologists (AAPG/Datapages), Tulsa, OK; Foucher, J.-P., Le Pichon, X., Sibuet, J.-C., The ocean-continent transition in the uniform lithospheric stretching model: Role of partial melting in the mantle. Philosophical Transactions of the Royal Society of London (1982) Series A, Mathematical and Physical Sciences, 305, pp. 27-43; Furlong, K.P., Fountain, D.M., Lithospheric evolution with underplating: Thermal considerations and seismic-petrologic consequences (1986) Journal of Geophysical Research, 91, pp. 8285-8294; Gallagher, K., Hawkesworth, C., Mantle plumes, continental magmatism and asymmetry in the South Atlantic (1994) Earth and Planetary Science Letters, 123, pp. 105-117; Gernigon, L., Ringenback, J.C., Planke, S., Le Gall, B., Deep structures and breakup along volcanic rifted margins: Insights from integrated studies along the Outer Vøing basin (Norway) (2004) Journal of Marine and Petroleum Geology, 21, pp. 363-372; Guardado, L.R., Spadini, A.R., Brandao, J.S.L., Mello, M.R., Petroleum system of the Campos basin, Brazil (2000) Petroleum Systems of South Atlantic Margins, 73, pp. 317-324. , In: Mello, M.R. &amp; Katz, B.J. (eds), American Association of Petroleum Geologists Memoir; Hackspacher, P.C., Ribeiro, L.F.B., Ribeiro, M.C.S., Fetter, A.H., Hadler, N.J.C., Tello, C.E.S., Dantas, E.L., Consolidation and breakup of the South American Platform in Southeastern Brazil: Tectonothermal and denudation histories (2004) Gondwana Research, 7, pp. 91-101; Hawkesworth, C.J., Gallagher, K., Kelley, S., Mantovani, M., Peate, D.W., Regelous, M., Rogers, N.W., Parana magmatism and the opening of the South Atlantic (1992) Magmatism and The Causes of Continental Break-up, 68, pp. 221-240. , In: Storey, B.C., Alabaster, T. &amp; Pankhurst, R.J. (eds), Geological Society, London, Special Publications; Hirsch, K.K., Scheck-Wenderoth, M., van Wees, J.D., Kuhlman, G., Paton, D.A., Tectonic subsidence history and thermal evolution of the Orange basin (2010) Journal of Marine and Petroleum Geology, 27, pp. 565-584; Hiruma, S.T., Riccomini, C., Modenesi-Gauttieri, M.C., Hackspacher, P.C., Hadler, N.J.C., Franco-Magalhãs, A.O.B., Denudation history of the Bocaina Plateau, Serra do Mar, Southeastern Brazil: Relationships to Gondwana breakup and passive margin development (2010) Gondwana Research, 18, pp. 674-687; Janssen, M.E., Stephenson, R.A., Cloetingh, S., Temporal and spatial correlations between changes in plate motions and the evolution of rifted basins in Africa (1995) Geological Society of America Bulletin, 107, pp. 1317-1332; Karner, G.D., Rifts of the Campos and Santos basins, Southeastern Brazil: Distribution and timing (2000) Petroleum Systems of South Atlantic Margins, 73, pp. 301-315. , In: Mello, M.R. &amp; Katz, B.J. (eds), American Association of Petroleum Geologists Memoir; Karner, G.D., Gambô, L.A.P., Timing and origin of the South Atlantic pre-salt sag basins their capping evaporites (2007) Evaporites Through Space and Time, 285, pp. 15-35. , In: Schreiber, B.C., Lugli, S. &amp; Babel, M. (eds), Geological Society, London, Special Publications; Khain, V.E., Polyakova, I.D., Oil and gas potential of deep- and ultradeep-water zones of continental margins (2004) Lithology and Mineral Resources, 39, pp. 530-540; Kusznir, N.J., Roberts, A.M., Morley, C.K., Forward and reverse modelling of rift basin formation (1995) Hydrocarbon Habitat In Rift Basins, 80, pp. 33-56. , In: Lambiase, J.J. (ed.), Geological Society, London, Special Publications; Kusznir, N.J., Hunsdale, R., Roberts, A.M., Timing and magnitude of depth-dependent lithosphere stretching on the Southern Lofoten and Northern Vøing continental margins offshore Mid-Norway: Implications for subsidence and hydrocarbon maturation at volcanic rifted margins (2005) Petroleum Geology: North-West Europe and Global Perspectives - Proceedings of the 6th Petroleum Geology Conference, pp. 767-783. , In: Dorï A.G.V. (ed.), Geological Society, London; Lobo, A.P., Ferradaes, J.O., (1983) Reconhecimento Preliminar Do Talude E Sopïcontinentais Da Bacia De Campoas, , Petrobrás Internal Report, Depex Rio de Janeiro; Luijendijk, E., ter Voorde, M., van Balen, R.T., Verweij, H., Simmeling, E., Thermal state of the Roer Valley Graben, part of the European cenozoic rift system (2011) Basin Research, 1, pp. 65-82; Magoon, L.B., Dow, W.G., The petroleum system (1994) The Petroleum System - From Source to Trap, 60, pp. 3-24. , In: Magoon, L.B. &amp; Dow, W.G. (eds), American Association of Petroleum Geologists Memoir; McKenzie, D.P., Some remarks on the development of sedimentary basins (1978) Earth and Planetary Science Letters, 40, pp. 25-32; Meisling, K.E., Cobbold, P.R., Mount, V.S., Segmentation of an obliquely rifted margin, Campos and Santos basins, Southeastern Brazil (2001) American Association of Petroleum Geologists Bulletin, 85, pp. 1903-1924; Mello, M.R., Mohriak, W.U., Koutsoukos, E.A.M., Bacoccoli, G., Selected petroleum systems in Brazil (1994) The Petroleum System - From Source to Trap, 60, pp. 499-512. , In: Magoon, L.B. &amp; Dow, W.G. (eds), American Association of Petroleum Geologists Memoir; Milner, S.C., Duncan, A.R., Whittingham, A.M., Ewart, A., Trans-Atlantic correlation of eruptive sequences and individual silicic volcanic units within the ParanïEtendeka igneous province (1995) Journal of Volcanology and Geothermal Research, 69, pp. 137-157; Mizusaki, A.M.P., Petrini, R., Bellieni, G., Cominchiaramonti, P., Dias, J., Demin, A., Piccirillo, E.M., Basalt magmatism along the passive continental margin of SE Brazil (Campos Basin) (1992) Contributions to Mineralogy and Petrology, 111, pp. 143-160; Modica, C.J., Brush, E.R., Post-rift sequence stratigraphy, paleogeography and fill history of the deep-water Santos basin, offshore Southeast Brazil (2004) American Association of Petroleum Geologists Bulletin, 88, pp. 923-945; Mohriak, W.U., Dewey, J.F., Deep seismic reflectors in the Campos basin, offshore Brazil (1987) Geophysical Journal of the Royal Astronomical Society, 89, pp. 133-140; Mohriak, W.U., Karner, G.D., Dewey, J.F., (1987) Subsidence history and tectonic evolution of the Campos basin, offshore Brazil (abstract), 71, p. 594. , American Association of Petroleum Geologists; Mohriak, W.U., Mello, M.R., Dewey, J.F., Maxwell, J.R., Petroleum geology of the Campos basin, offshore Brazil (1990) Classic Petroleum Provinces, 50, pp. 119-141. , In: Brooks, J. (ed.), Geological Society, London, Special Publications; Mohriak, W.U., Hobbs, R., Dewey, J.F., Basin-forming processes and the deep structure of the Campos basin, offshore Brazil (1990) Journal of Marine and Petroleum Geology, 7, pp. 94-122; Moulin, M., Aslanian, D., Olivet, J.-L., Geological constraints on the evolution of the Angolan margin based on reflection and refraction seismic data (Zaïngo project) (2005) Geophysical Journal International, 162, pp. 793-810; (2010) Petrobras Anounces Oil Discovery In Deep Campos Basin Waters, , http://www.oilvoice.com/n/Petrobras_Announces_Oil_Discovery_in_Deep_Campos_Basin_Waters/af6138cb0.aspx, Oil Voice; Ojeda, H.A.O., Structural framework, stratigraphy and evolution of Brazilian marginal basins (1982) American Association of Petroleum Geologists Bulletin, 66, pp. 732-749; Paschoa, C., (2010) New Pre-salt Discovery At the Marlim Field, , http://news.seadiscovery.com/post/2010/06/04/presalt-discoverymarlim-field.aspx; Paschoa, C., (2010) New Discovery Confirms the Campos Basin Pre-salt Potential, , http://news.seadiscovery.com/post/2010/06/23/discovery-confirms-presalt-potential.aspx; Paschoa, C., (2010) New Discovery Confirms the Campos Basin Pre-salt Potential, , http://www.maritimeprofessional.com/Blogs/Brazilian-subsea-news/June-2010New-Discovery-Confirms-the-Campos-Basin-Pre-Salt-P.aspx; Peate, D.W., The Paraná-etendeka province (1997) Large Igneous Provinces: Continental, Oceanic and Planetary Flood Volcanism, 100, pp. 217-245. , In: Mahoney, J.J. &amp; Coffin, M.F. (eds), Geophysical Monographs; Pedersen, T., Ro, H.E., Finite duration extension and decompression melting (1992) Earth and Planetary Science Letters, 113, pp. 15-22; Petersen, H.I., A re-consideration of the 'oil-window' for humic coal and kerogen type III source rocks (2002) Journal of Petroleum Geology, 25, pp. 407-432; Raddadi, M.C., Hoult, R.J., Markwich, P.J., (2008) The Late Cretaceous Uplift History of the South Atlantic Continental Margins: Examples From the Santos and Campos Basins of Southeast Brazil, , American Association of Petroleum Geologists Search and Discovery Article #90078; Rangel, H.D., Martins, C.C., Main exploratory compartments, Campos basin, Chapter 2: Geologic Scenario in the Brazilian Sedimentary Basins (1998) Searching For Oil and Gas In the Land of Giants: Search, pp. 32-40. , Schlumberger, Rio de Janeiro; Ranalli, G., Rybach, L., Heat flow, heat transfer and lithosphere rheology in geothermal areas: Features and examples (2005) Journal of Volcanology and Geothermal Research, 148, pp. 3-19; Renne, P.R., Ernesto, M., Pacca, I.G., The age of Paranï flood volcanism, rifting of Gondwanaland, and the Jurassic-Cretaceous boundary (1992) Science, 258, pp. 975-979; Renne, P.R., Glen, J.M., Milner, S.C., Duncan, A.R., Age of Etendeka flood volcanism and associated intrusions in southwestern Africa (1996) Geology, 24, pp. 659-662; Renner, J.L., White, D.E., Williams, D.L., Hydrothermal convection systems (1975) Assessment of Geothermal Resources of the United States - 1975, pp. 5-57. , In: White, D.E. &amp; Williams, D.L. (eds), U.S. Geological Survey Circular; Roberts, A.M., Kusznir, N.J., Yielding, G., Styles, P., 2D flexural backstripping of extensional basins: The need for a sideways glance (1998) Petroleum Geoscience, 4, pp. 327-338; Rowley, D.B., Sahagian, D., Depth-dependent stretching: A different approach (1986) Geology, 14, pp. 32-35; Royden, L., Keen, C.E., Rifting process and thermal evolution of the continental margin of Eastern Canada determined from subsidence curves (1980) Earth and Planetary Science Letters, 51, pp. 343-361; Sclater, J.G., Christie, P.A.F., Continental stretching: An explanation of the Post-Mid-Cretaceous subsidence of the Central North Sea basin (1980) Journal of Geophysical Research, 85, pp. 3711-3739; Scotchman, I.C., Gilchrist, G., Kusznir, N.J., Roberts, A.M., Fletcher, R., The breakup of the South Atlantic Ocean: Formation of failed spreading axes and blocks of thinned continental crust in the Santos basin, Brazil and its consequences for petroleum system development (2010) Petroleum Geology: From Mature Basins to New Frontiers - Proceedings of the 7th Petroleum Geology Conferences, pp. 855-866. , In: Vining, B.A. &amp; Pickering, S.C. (eds), Geological Society, London; Silver, P.G., Russo, R.M., Lithgow-Bertelloni, C., Coupling of South American and African plate motion and deformation (1998) Science, 279, pp. 60-63; Skogseid, J., Planke, S., Faleide, J.L., Pedersen, T., Eldholm, O., Neverdal, F., NE Atlantic continental rifting and volcanic margin formation (2000) Dynamics of the Norwegian Margin, 167, pp. 295-326. , In: Nøtvedt, A. (ed.), Geological Society, London, Special Publications; Spinelli, G.A., Fisher, A.T., Hydrothermal circulation within topographically rough basaltic basement on the Juan de Fuca Ridge flank (2004) Geochemistry, Geophysics, Geosystems, 5, pp. 1-19; Sweeney, J.J., Burnham, A.K., Evaluation of a simple model for vitrinite reflectance based on chemical kinetics (1990) American Association of Petroleum Geologists Bulletin, 74, pp. 1559-1570; Thompson, R.N., Gibson, S.A., Mitchell, J.G., Dickin, A.P., Leonardos, O.H., Brod, J.A., Greenwood, J.C., Migrating Cretaceous-Eocene magmatism in the Serra do Mar alkaline province, SE Brazil: Melts from the deflected Trindade mantle plume? (1998) Journal of Petrology, 39, pp. 1493-1526; Tissot, B.P., Welte, D.H., (1978) Petroleum Formation and Occurrence, , 2 nd edn. Springer-Verlag, New York; van Balen, R.T., van der Beek, P.A., Cloetingh, S., The effect of rift shoulder erosion on stratal patterns at passive margins: Implications for sequence stratigraphy (1995) Earth and Planetary Science Letters, 134, pp. 527-544; van Wees, J.D., Beekman, F., Lithosphere rheology during intraplate basin extension and inversion: Inferences from automated modelling of four basins in Western Europe (2000) Tectonophysics, 320, pp. 219-242; van Wees, J.D., Stephenson, R.A., Quantitative modelling of basin and rheological evolution of the Iberian basin (Central Spain): Implications for lithospheric dynamics and intraplate extension and inversion (1995) Tectonophysics, 252, pp. 163-178; van Wees, J.D., van Bergen, F., David, P., Nepveu, M., Beekman, F., Cloetingh, S., Bontï, D., Probabilistic tectonic heat flow modeling for basin maturation: Assessment method and applications (2009) Journal of Marine and Petroleum Geology, 26, pp. 536-551; van Wijk, J., Huismans, R.S., ter Voorde, M., Cloetingh, S., Melt generation at volcanic continental margins: No need for a mantle plume? (2001) Geophysical Research Letters, 28, pp. 3995-3998; Vilï, M., Fernádez, M., Jiméez-Munt, I., Radiogenic heat production variability of some common lithological groups and its significance to lithospheric thermal modelling (2010) Tectonophysics, 490, pp. 152-164; Watts, A.B., Fairhead, J.D., A process-oriented approach to modeling the gravity signature of continental margins (1999) The Leading Edge, 18, pp. 258-263; Wilson, M., Magmatism and continental rifting during the opening of the South Atlantic: A consequence of Lower Cretaceous superplume activity? (1992) Magmatism and The Causes of Continental Break-up, 68, pp. 241-255. , In: Storey, B.C., Alabaster, T. &amp; Pankhurst, R.J. (eds), Geological Society, London, Special Publications; Ziegler, P.A., Geodynamics of rifting and implications for hydrocarbon habitat (1992) Tectonophysics, 215, pp. 221-253</text:p>
          </table:table-cell>
          <table:table-cell office:value-type="string" calcext:value-type="string">
            <text:p>Beglinger, S. E.; Netherlands Research Centre for Integrated Solid Earth Sciences, Department of Tectonics, VU University Amsterdam, de Boelelaan 1085, 1081 HV Amsterdam, Netherlands; email: s.e.beglinger@gmail.com</text:p>
          </table:table-cell>
          <table:table-cell table:number-columns-repeated="7"/>
          <table:table-cell office:value-type="float" office:value="13540793" calcext:value-type="float">
            <text:p>13540793</text:p>
          </table:table-cell>
          <table:table-cell table:number-columns-repeated="3"/>
          <table:table-cell office:value-type="string" calcext:value-type="string">
            <text:p>English</text:p>
          </table:table-cell>
          <table:table-cell office:value-type="string" calcext:value-type="string">
            <text:p>Pet. Geosci.</text:p>
          </table:table-cell>
          <table:table-cell office:value-type="string" calcext:value-type="string">
            <text:p>Article</text:p>
          </table:table-cell>
          <table:table-cell office:value-type="string" calcext:value-type="string">
            <text:p>Scopus</text:p>
          </table:table-cell>
          <table:table-cell office:value-type="string" calcext:value-type="string">
            <text:p>2-s2.0-84860169391</text:p>
          </table:table-cell>
          <table:table-cell table:number-columns-repeated="983"/>
        </table:table-row>
        <table:table-row table:style-name="ro1">
          <table:table-cell office:value-type="string" calcext:value-type="string">
            <text:p>Teodoro S.S.A., Negreiros-Fransozo M.L., Simoes S.M., Lopes M., da Costa R.C.</text:p>
          </table:table-cell>
          <table:table-cell office:value-type="string" calcext:value-type="string">
            <text:p>Population ecology of the planktonic shrimp Lucifer faxoni Borradaile, 1915 (Crustacea, Sergestoidea, Luciferidae) of the southeastern coast of Brazil</text:p>
          </table:table-cell>
          <table:table-cell office:value-type="float" office:value="2012" calcext:value-type="float">
            <text:p>2012</text:p>
          </table:table-cell>
          <table:table-cell office:value-type="string" calcext:value-type="string">
            <text:p>Brazilian Journal of Oceanography</text:p>
          </table:table-cell>
          <table:table-cell office:value-type="float" office:value="60" calcext:value-type="float">
            <text:p>60</text:p>
          </table:table-cell>
          <table:table-cell office:value-type="float" office:value="2" calcext:value-type="float">
            <text:p>2</text:p>
          </table:table-cell>
          <table:table-cell/>
          <table:table-cell office:value-type="float" office:value="245" calcext:value-type="float">
            <text:p>245</text:p>
          </table:table-cell>
          <table:table-cell office:value-type="float" office:value="253" calcext:value-type="float">
            <text:p>253</text:p>
          </table:table-cell>
          <table:table-cell/>
          <table:table-cell office:value-type="float" office:value="4" calcext:value-type="float">
            <text:p>4</text:p>
          </table:table-cell>
          <table:table-cell/>
          <table:table-cell office:value-type="string" calcext:value-type="string">
            <text:p>http://www.scopus.com/inward/record.url?eid=2-s2.0-84864528734&amp;partnerID=40&amp;md5=13d36cb7300f4aecd56557910b236953</text:p>
          </table:table-cell>
          <table:table-cell office:value-type="string" calcext:value-type="string">
            <text:p>Universidade Estadual Paulista 'Julio de Mesquita Filho' - UNESP, Faculdade de Ciências, Departamento de Ciências Biológicas, Bauru, Av. Eng. Luiz Edmundo Carrijo Coube, 14-01, 17033-360 Bauru, SP, Brazil; Universidade Estadual Paulista 'Julio de Mesquita Filho' - UNESP, Instituto de Biociências, Departamento de Zoologia - UNESP, Botucatu, Distrito de Rubião Júnior, S/N, 18618-970 Botucatu, SP, Brazil</text:p>
          </table:table-cell>
          <table:table-cell office:value-type="string" calcext:value-type="string">
            <text:p>Teodoro, S.S.A., Universidade Estadual Paulista 'Julio de Mesquita Filho' - UNESP, Faculdade de Ciências, Departamento de Ciências Biológicas, Bauru, Av. Eng. Luiz Edmundo Carrijo Coube, 14-01, 17033-360 Bauru, SP, Brazil; Negreiros-Fransozo, M.L., Universidade Estadual Paulista 'Julio de Mesquita Filho' - UNESP, Instituto de Biociências, Departamento de Zoologia - UNESP, Botucatu, Distrito de Rubião Júnior, S/N, 18618-970 Botucatu, SP, Brazil; Simões, S.M., Universidade Estadual Paulista 'Julio de Mesquita Filho' - UNESP, Faculdade de Ciências, Departamento de Ciências Biológicas, Bauru, Av. Eng. Luiz Edmundo Carrijo Coube, 14-01, 17033-360 Bauru, SP, Brazil; Lopes, M., Universidade Estadual Paulista 'Julio de Mesquita Filho' - UNESP, Faculdade de Ciências, Departamento de Ciências Biológicas, Bauru, Av. Eng. Luiz Edmundo Carrijo Coube, 14-01, 17033-360 Bauru, SP, Brazil; da Costa, R.C., Universidade Estadual Paulista 'Julio de Mesquita Filho' - UNESP, Faculdade de Ciências, Departamento de Ciências Biológicas, Bauru, Av. Eng. Luiz Edmundo Carrijo Coube, 14-01, 17033-360 Bauru, SP, Brazil</text:p>
          </table:table-cell>
          <table:table-cell office:value-type="string" calcext:value-type="string">
            <text:p>Luciferid shrimps have short life spans and a rapid turnover of generations, engage in sequential spawning, and protect their eggs during incubation. This study investigates the ecology of Lucifer faxoni Borradaile, 1915 in the littoral zone, Ubatuba region, São Paulo. Sampling was conducted monthly from July 2005 to December 2006 using a Renfro net trawled over a distance of 50 m for a total sampling effort of 50 m2 at each station. Nine stations were sampled, ranging from 1 to 15 m deep. Three stations each were grouped into zones 1, 2 and 3 (Z1, Z2 and Z3). Monthly values of salinity, temperature and rainfall were recorded at each station. The pre-buccal somite length (SL) of each specimen was measured. The results showed that in shallower zones (Z1 and Z2), 6306 individuals were captured, whereas in the deeper zone (Z3), 3808 specimens were captured, but no significant differences in SL was detected between the specimens from Z1 and Z2 and those from Z3 (ANOVA, p=0.25). The abundance of shrimps did not differ significantly between seasons (Tukey's test, p=0.02) except in the spring. The sex ratio differed significantly over the seasons (χ2, p&amp;lt;0.05). The results were closely associated with environmental factors with respect to the spatial and seasonal distribution of L. faxoni. Rainfall affected salinity directly, and contributed to the displacement of these shrimps to deeper areas.</text:p>
          </table:table-cell>
          <table:table-cell office:value-type="string" calcext:value-type="string">
            <text:p>Abundance; Decapoda; Ecologic distribution; Population structure; South Atlantic</text:p>
          </table:table-cell>
          <table:table-cell office:value-type="string" calcext:value-type="string">
            <text:p>Crustacea; Decapoda (Crustacea); Lucifer faxoni; Luciferidae; Sergestoidea</text:p>
          </table:table-cell>
          <table:table-cell table:number-columns-repeated="5"/>
          <table:table-cell office:value-type="string" calcext:value-type="string">
            <text:p>Alvarez, M.P.J., Migração vertical de Lucifer faxoni Borradaile, 1915 (Crustacea-Decapoda) nas águas ao largo de Santos, Brasil (1985) Bol. Inst. Oceanogr., 9, pp. 177-193. , São Paulo; Alvarez, M.P.J., Estudo do desenvolvimento de Lucifer faxoni Borradaile, 1915 (Crustacea, Decapoda, Sergestidae) através das medidas do somito pré-bucal (1988) Rev. Bras. Zool., 5 (3), pp. 371-379; Bowman, T.E., McCain, J.C., Distribution of the planktonic shrimp, Lucifer, in the Western North Atlantic (1967) Bull. Mar. Sci, 17, pp. 660-671; Castilho, A.L., Gavio, M.A., Costa, R.C., Boschi, E.E., Bauer, R.T., Fransozo, A., Latitudinal variation in population structure and reproductive pattern of the endemic South American shrimp Artemesia longinaris (Decapoda: Penaeoidea) (2007) J. Crustacean Biol., 27 (4), pp. 548-552; Castro, R.H., Costa, R.C., Fransozo, A., Mantelatto, F.L.M., Population structure of the seabob shrimp Xiphopenaeus kroyeri (Heller, 1862) (Crustacea: Penaeoidea) in the littoral of São Paulo, Brazil (2005) Sci. Mar., 69 (4), pp. 105-112; Castro-Filho, B.M., Miranda, L.B., Myao, S.Y., Condições hidrográficas na plataforma continental ao largo de Ubatuba: Variações sazonais e em média escala (1987) Bol. Inst. Ocean., 35 (2), pp. 135-151. , São Paulo; Cortés, M.L., Aspectos reproductivos del camaron Xiphopenaeus kroyeri (Heller) en Costa Verde, Cienaga (Caribe Colombiano) (1991) Caldasia, 16, pp. 513-517; Costa, R.C., Fransozo, A., Reproductive biology of the shrimp Rimapenaeus constrictus (Decapoda, Penaeidae) in the Ubatuba Region of Brazil (2004) J. Crustacean Biol., 24 (2), pp. 274-281; Costa, H.R., Prandi, N.R.W., Estudo da distribuição das espécies do gênero Lucifer em amostras de plâncton coletadas entre Cabo Frio e a Baía de Santos (1971) Arq. Nac., 54, pp. 159-170. , Rio de Janeiro; Costa, R.C., Fransozo, A., Mantelatto, F.L.M., Castro, R.H., Occurrence of shrimp species (Natantia: Penaeidea: Caridea) in Ubatuba Bay, Ubatuba, SP, Brazil (2000) Proc. Biol. Soc. Wash., 113 (3), pp. 776-781; Costa, R.C., Fransozo, A., Pinheiro, A.P., Ecologic distribution of the shrimp Pleoticus muelleri (Bate, 1888) (Decapoda: Penaeoidea) of Southeastern Brazil (2004) Hydrobiologia, 529 (1), pp. 195-203. , (The Hague); Costa, R.C., Fransozo, A., Castilho, A.L., Freire, F.A.M., Annual, seasonal and spatial variation of abundance of the shrimp Artemesia longinaris (Decapoda; Penaeoidea) in south-eastern Brazil (2005) J. Mar. Biol. Assoc. U.K., 85, pp. 107-112; Costa, R.C., Fransozo, A., Negreirosfransozo, M.L., Ecology of the rock shrimp Sicyonia dorsalis Kingsley, 1878 (Crustacea: Sicyoniidae) in a subtropical region of Brazil (2005) Gulf Caribbean Res., 17 (1), pp. 49-56; Costa, R.C., Fransozo, A., Freire, A.M., Castilho, A.L., Abundance and ecological distribution of the "sete-barbas" shrimp Xiphopenaeus kroyeri (Heller, 1962) (Decapoda: Peanaeoidea) in three bays of the Ubatuba region, Southeastern Brazil (2007) Gulf Caribbean Res., 19, pp. 33-41; D'Incao, F., Espécies do gênero Lucifer Thompson, 1829 no litoral brasileiro (Decapoda: Luciferidae) (1997) Nauplius, 5 (2), pp. 139-145. , Rio Grande; Dall, W., Hill, B.J., Rothilsberg, P.C., Staples, D.J., The biology of the Penaeidae (1990) Advances in Marine Biology., 27, p. 489. , In: BLAXTER, J.H.S.;SOUTHWARD, A.J. (Ed.)., San Diego: Academic Press; Davant, P., Clave para la identificación de los camarones marinos y de río con importancia económica en el oriente de Venezuela (1963) Cuad. Oceanogr., 1, pp. 42-47; Systeme planctonique et pollut on urbalne. Un aspect des populations zooplanctoniques (1979) Oceanologica Acta, 2 (4), pp. 379-388. , EPOPEM; Ewald, J.J., Estudio sobre la biología del camarón blanco Penaeus schmitti. Burkenroad (1967) Acta Cient. Venezolana, pp. 190-200; Fernandes, L.D.A., Bonecker, S.L.C., Valentin, J.L., Dynamic of decapod crustacean larvae on the Entrance of Guanabara Bay (2002) Braz. Arch. Biol. Technol., 45 (4), pp. 491-498; Gab-Alla, A.A.F.A., Hartnoll, R.G., Ghobashy, A.-F., Mohammed, S.Z., Biology of penaeid prawns in the Suez Canal lakes (1990) Mar. Biol., 107, pp. 417-426; Harper Jr, D.E., Distribution of Lucifer faxoni (Crustacea: Decapoda: Sergestidae) in neritic waters off the Texas Coast, with a note on the occurrence of Lucifer typus (1968) Contr. Mar. Sci., 13, p. 16; Lee, W.Y., Omori, M., Peck, R.W., Growth, reproduction and feeding behavior of the planktonic shrimp, Lucifer faxoni Borradaile, off the Texas Coast (1992) J. Plank. Res., 14 (1), pp. 61-69; López, M.T., Biología de Lucifer faxoni Borradaile, 1915, em Cananéia, Brasil (Crustacea, Decapoda, Luciferidae) (1966) Bol. Inst. Oceanogr., 15 (1), pp. 47-54. , São Paulo; Martins, A.S., Haimovici, M., Palacios, R., Diet and feeding of the cutlass fish Trichiurus lepturus in the Subtropical Convergence Ecosystem of southern Brazil (2005) J. Mar. Biol. Assoc. U.K., 85, pp. 1223-1229; Motta, P.J., Maslanka, M., Hueter, R.E., Davis, R.L., de la Parra, R., Mulvany, S.L., Habegger, M.L., Zeigler, L.D., Feeding anatomy, filter-feeding rate, and diet of whale sharks Rhincodon typus during surface ram filter feeding off the Yucatan Peninsula, Mexico (2010) Zoology, 113, pp. 199-212; Oh, C.W., Jeong, I.J., Reproduction and Population dynamics of Acetes chinensis (Decapoda: Sergestidae) on the Western coast of Korea, Yellow Sea (2003) J. Crustacean Biol., 23 (4), pp. 827-835; Omori, M., Distribution of warm water epiplanktonic shrimps of the genera Lucifer and Acetes (Macrura, Penaeidea, Sergestidae) (1977) Proceedings..., pp. 1-12. , SYMPOSIUM ON WARM WATER ZOOPLANKTON, Unesco/NIO, 1977; Pascual, C.R., Wakabar, Y., Flynn, M.N., Composition, distribution and temporal variation of a suprabenthic community of Ribeira Bay, Angra dos Reis, Sotheastern Brazil (2002) Oceánides, 17 (1), pp. 41-56; Pérez-Farfante, I., Kensley, B., (1997) Penaeoid and segestoid shrimps and prawns of the world. keys and diagnoses for the families and genera., p. 233. , Paris: Éditions du Muséum National d'Histoire Naturelle; Razouls, S., Thiriot, A., Le macrozooplancton de la region de Banyuls-sur-Mer (Golfe du Lion) (1968) Vie Milieu, 19 (1 B), pp. 133-184; Renfro, W.C., Small beam for sampling postlarval shrimp (1963) Circ. U.S. Dept. Fish. Wildl. Serv., 161, pp. 86-87; Rodrigues, E.S., Pita, J.B., Lopes, R.G., Coelho, J.A.P., Puzzi, A., Aspectos biológicos e pesqueiros do camarão sete-barbas (Xiphopenaeus kroyeri) capturado pela pesca artesanal no litoral do Estado de São Paulo (1992) Bolm Inst. Pesca, 19, pp. 67-81. , S Paulo; Sankarankutty, C., Barca, F.E.N., Some observations on Lucifer faxoni Borradaile (Crustacea: Decapoda; Sergestidae) collected from a tidal estuary (2000) J. Mar. Biol. Ass. India, 41 (1-2), pp. 103-106; Santos, M.C.F., Biologia e pesca de camarões marinhos ao largo de Maragogi (Alagoas-Brasil) (2000) Bol. Técn.-Cient. CEPENE, 8 (1), pp. 99-129; Santos, M.C.F., Ivo, C.T., Pesca, biologia e dinâmica populacional do camarão sete-barbas, Xiphopenaeus kroyeri (Heller, 1862) (Crustacea: Penaeidae) capturados em frente ao município de Caravelas (Bahia-Brasil) (2000) Bol. Técn.-Cient. CEPENE, 8 (1), pp. 131-164; Simões, S.M., (2008) Distribuição e Dinâmica Populacional dos Camarões Sergestídeos, p. 90. , Acetes americanus americanus Ortmann, 1893 e Peisos petrunkevitchi Burkenroad, 1945 (Dendrobranchiata, Sergestidae), na região de Ubatuba, Litoral Norte do Estado de São Paulo., Universidade Estadual Paulista, Instituto de Biociências, Botucatu, SP. Master Science Dissertation; Siokou-Frangou, I., Papathanassiou, E., Differentiation of zooplankton populations in a polluted area (1991) Mar. Ecol. Progr. Ser., 76, pp. 41-51; Troost, D.G., The sergestid shrimp Lucifer in the 1970 Cicar plankton samples taken by H.M.S. "Luymes", with notes on the Amazon river as a nutrient source (1975) Bull. Zool. Mus., 24 (4), pp. 201-211; Vega-Pérez, L.A., Ara, K., Liang, T.H., Pedreira, M.M., Feeding of the planktonic shrimp Lucifer faxoni Borradaile, 1915 (Crustacea: Decapoda) in the laboratory (1993) Rev. Bras. Oceanogr., 44 (1), pp. 1-8; Woodmansee, R.A., Daily vertical migration of Lucifer. Planktonic numbers in relation to solar and tidal cycles (1966) Ecology, 47 (5), pp. 847-850; Zar, J.H., (1996) Biostatistical Analysis., p. 662. , Upper Saddle River, NJ Prentice-Hall</text:p>
          </table:table-cell>
          <table:table-cell office:value-type="string" calcext:value-type="string">
            <text:p>da Costa, R. C.; Universidade Estadual Paulista 'Julio de Mesquita Filho' - UNESP, Faculdade de Ciências, Departamento de Ciências Biológicas, Bauru, Av. Eng. Luiz Edmundo Carrijo Coube, 14-01, 17033-360 Bauru, SP, Brazil; email: rccosta@fc.unesp.br</text:p>
          </table:table-cell>
          <table:table-cell table:number-columns-repeated="7"/>
          <table:table-cell office:value-type="float" office:value="16798759" calcext:value-type="float">
            <text:p>16798759</text:p>
          </table:table-cell>
          <table:table-cell table:number-columns-repeated="3"/>
          <table:table-cell office:value-type="string" calcext:value-type="string">
            <text:p>English</text:p>
          </table:table-cell>
          <table:table-cell office:value-type="string" calcext:value-type="string">
            <text:p>Braz. J. Oceanogr.</text:p>
          </table:table-cell>
          <table:table-cell office:value-type="string" calcext:value-type="string">
            <text:p>Article</text:p>
          </table:table-cell>
          <table:table-cell office:value-type="string" calcext:value-type="string">
            <text:p>Scopus</text:p>
          </table:table-cell>
          <table:table-cell office:value-type="string" calcext:value-type="string">
            <text:p>2-s2.0-84864528734</text:p>
          </table:table-cell>
          <table:table-cell table:number-columns-repeated="983"/>
        </table:table-row>
        <table:table-row table:style-name="ro1">
          <table:table-cell office:value-type="string" calcext:value-type="string">
            <text:p>Almeida A.C., Fransozo A., Teixeira G.M., Hiroki K.A.N., Furlan M., Bertini G.</text:p>
          </table:table-cell>
          <table:table-cell office:value-type="string" calcext:value-type="string">
            <text:p>Ecological Distribution of the Shrimp Nematopalaemon Schmitti (Crustacea: Decapoda: Caridea) in Three Bays on the South-eastern Coast of Brazil</text:p>
          </table:table-cell>
          <table:table-cell office:value-type="float" office:value="2012" calcext:value-type="float">
            <text:p>2012</text:p>
          </table:table-cell>
          <table:table-cell office:value-type="string" calcext:value-type="string">
            <text:p>African Journal of Marine Science</text:p>
          </table:table-cell>
          <table:table-cell office:value-type="float" office:value="34" calcext:value-type="float">
            <text:p>34</text:p>
          </table:table-cell>
          <table:table-cell office:value-type="float" office:value="1" calcext:value-type="float">
            <text:p>1</text:p>
          </table:table-cell>
          <table:table-cell/>
          <table:table-cell office:value-type="float" office:value="93" calcext:value-type="float">
            <text:p>93</text:p>
          </table:table-cell>
          <table:table-cell office:value-type="float" office:value="102" calcext:value-type="float">
            <text:p>102</text:p>
          </table:table-cell>
          <table:table-cell/>
          <table:table-cell office:value-type="float" office:value="5" calcext:value-type="float">
            <text:p>5</text:p>
          </table:table-cell>
          <table:table-cell office:value-type="string" calcext:value-type="string">
            <text:p>10.2989/1814232X.2012.673292</text:p>
          </table:table-cell>
          <table:table-cell office:value-type="string" calcext:value-type="string">
            <text:p>http://www.scopus.com/inward/record.url?eid=2-s2.0-84862237888&amp;partnerID=40&amp;md5=bb685ece73b0116c31191a85ed12fa5a</text:p>
          </table:table-cell>
          <table:table-cell office:value-type="string" calcext:value-type="string">
            <text:p>NEBECC (Crustacean Biology, Ecology and Culture Study Group), Departamento de Zoologia, Instituto de Biociências, Universidade Estadual Paulista, Distrito de Rubião Junior, s/n, Botucatu, São Paulo, 18618-000, Brazil; Universidade Estadual Paulista, Unidade de Registro, Rua Nelson Brihi Badur, 430, Registro, São Paulo, 11900-000, Brazil</text:p>
          </table:table-cell>
          <table:table-cell office:value-type="string" calcext:value-type="string">
            <text:p>Almeida, A.C., NEBECC (Crustacean Biology, Ecology and Culture Study Group), Departamento de Zoologia, Instituto de Biociências, Universidade Estadual Paulista, Distrito de Rubião Junior, s/n, Botucatu, São Paulo, 18618-000, Brazil; Fransozo, A., NEBECC (Crustacean Biology, Ecology and Culture Study Group), Departamento de Zoologia, Instituto de Biociências, Universidade Estadual Paulista, Distrito de Rubião Junior, s/n, Botucatu, São Paulo, 18618-000, Brazil; Teixeira, G.M., NEBECC (Crustacean Biology, Ecology and Culture Study Group), Departamento de Zoologia, Instituto de Biociências, Universidade Estadual Paulista, Distrito de Rubião Junior, s/n, Botucatu, São Paulo, 18618-000, Brazil; Hiroki, K.A.N., NEBECC (Crustacean Biology, Ecology and Culture Study Group), Departamento de Zoologia, Instituto de Biociências, Universidade Estadual Paulista, Distrito de Rubião Junior, s/n, Botucatu, São Paulo, 18618-000, Brazil; Furlan, M., NEBECC (Crustacean Biology, Ecology and Culture Study Group), Departamento de Zoologia, Instituto de Biociências, Universidade Estadual Paulista, Distrito de Rubião Junior, s/n, Botucatu, São Paulo, 18618-000, Brazil; Bertini, G., Universidade Estadual Paulista, Unidade de Registro, Rua Nelson Brihi Badur, 430, Registro, São Paulo, 11900-000, Brazil</text:p>
          </table:table-cell>
          <table:table-cell office:value-type="string" calcext:value-type="string">
            <text:p>The relationships between the spatial and temporal variations in the abundance of the shrimp Nematopalaemon schmitti and water temperature, salinity, and texture and organic-matter content of the sediment, were analysed in Ubatumirim, Ubatuba and Mar Virado bays on the northern coast of São Paulo, Brazil. Sampling was carried out monthly, from January 1998 through December 1999, from a shrimp boat equipped with double-rig nets, along six transects in each bay. In total, 2 116 specimens of N. schmitti were caught. Their distribution differed among bays, transects and seasons (ANOVA, p &lt; 0.05). Highest total abundance was found in areas of high organic-matter content, in substrate composed mainly of very fine sand and silt and clay, and during winter and autumn. Although multiple regression analysis showed no significant relationship (p &gt; 0.05), observations suggest that water temperature, sediment texture, organic-matter content, and the presence of biodetritus and plant fragments, provided favourable environmental conditions for the establishment of N. schmitti in the region. © 2012 Copyright NISC (Pty) Ltd.</text:p>
          </table:table-cell>
          <table:table-cell office:value-type="string" calcext:value-type="string">
            <text:p>abiotic factors; abundance; spatial variation; temporal variation</text:p>
          </table:table-cell>
          <table:table-cell office:value-type="string" calcext:value-type="string">
            <text:p>abundance; crustacean; organic matter; regression analysis; salinity; sampling; spatial distribution; spatial variation; specimen bank; substrate; temporal variation; water temperature; Brazil; Mar Virado Bay; Sao Paulo [Brazil]; Ubatuba Bay; Ubatumirim Bay; Caridea; Crustacea; Decapoda (Crustacea); Nematopalaemon schmitti</text:p>
          </table:table-cell>
          <table:table-cell table:number-columns-repeated="5"/>
          <table:table-cell office:value-type="string" calcext:value-type="string">
            <text:p>Ab'Saber, A.N., Contribuições à geomorfologia do litoral paulista (1955) Revista Brasileira de Geografia, 17, pp. 3-37; Almeida, A.C., Fransozo, V., Teixeira, G.M., Furlan, M., Hiroki, K.A.N., Fransozo, A., Population structure and reproductive period of whitebelly prawn Nematopalaemon schmitti (Holthuis, 1950) (Decapoda: Caridea: Palaemonidae) on the southeastern coast of Brazil, Invertebrate (2011) Reproduction and Development, 55, pp. 30-39; Bertini, G., Fransozo, A., Bathymetric distribution of brachyuran crab (Crustacea, Decapoda) communities on coastal soft bottoms off southeastern Brazil (2004) Marine Ecology Progress Series, 279, pp. 193-200; Bilgin, S., Ozen, O., Ates, A.S., Spatial and temporal variation of Palaemon adspersus, Palaemon elegans, and Crangon crangon (Decapoda: Caridea) in the southern Black Sea, Estuarine (2008) Coastal and Shelf Science, 79, pp. 671-678; Braga, A.C.A., (2006) Biologia e Ecologia do camarão-espinho Exhippolysmata oplophoroides (Holthuis, 1948) (Caridea, Alpheoidea, Hippolytidae) na Região de Ubatuba, Litoral Norte Paulista, , Botucatu,Brasil: Universidade Estadual Paulista PhD thesis; Braga, A.A., Fransozo, A., Bertini, G., Fumis, P.B., Bathymetric distribution and recruitment of the spider crab Libinia spinosa H. Milne Edwards 1834 in the Ubatuba and Caraguatatuba regions, northern coast of São Paulo, Brazil (Crustacea, Brachyura, Majoidea, Pisidae) (2007) Senckenbergiana biológica, 87, pp. 7-16; Braga, A.A., López-Greco, L.S., Santos, D.C., Fransozo, A., Morphological evidence for protandric simultaneous hermaphroditism in the caridean Exhippolysmata oplophoroides (2009) Journal of Crustacean Biology, 29, pp. 34-41; Castilho, A.L., Furlan, M., Costa, R.C., Fransozo, V., Abundance and temporal-spatial distribution of the rock shrimp Sicyonia dorsalis Kingsley, 1878 (Decapoda, Penaeoidea) from the northern coast of São Paulo state, Brazil (2008) Senckenbergiana maritima, 38, pp. 75-83; Castilho, A.L., Pie, M.R., Fransozo, A., Pinheiro, A.P., Costa, R.C., The relationship between environmental variation and species abundance in shrimp community (Crustacea: Decapoda: Penaeoidea) in south-eastern Brazil (2008) Journal of the Marine Biological Association of the United Kingdom, 88, pp. 119-123; Castro-Filho, B.M., Miranda, L.B., Myao, S.Y., Condições hidro-gráficas na plataforma continental ao largo de Ubatuba: Variações sazonais e em média escala (1987) Boletim do Instituto Oceanográfico, 35, pp. 135-151; Chacur, M.M., Negreiros-Fransozo, M.L., Aspectos biológicos do camarão-espinho Exhippolysmata oplophoroides (Holthuis, 1948) (Crustacea, Caridea, Hippolytidae) (1998) Revista Brasileira de Biologia, 59, pp. 173-181; Chacur, M.M., Negreiros-Fransozo, M.L., Spatial and seasonal distributions of Callinectes danae (Decapoda, Portunidae) in Ubatuba Bay, São Paulo, Brazil (2001) Journal of Crustacean Biology, 21, pp. 414-425; Costa, R.C., Fransozo, A., Castilho, A.L., Freire, F.A.M., Annual, seasonal and spatial variation of abundance of the shrimp Artemesia longinaris (Decapoda, Penaeoidea) in south-eastern Brazil (2005) Journal of the Marine Biological Association of the United Kingdom, 85, pp. 107-112; Costa, R.C., Fransozo, A., Freire, F.A.M., Castilho, A.L., Abundance and ecological distribution of the "sete-barbas" shrimp Xiphopenaeus kroyeri (Heller, 1862) (Decapoda: Penaeoidea) in three bays of the Ubatuba region, southeastern Brazil (2007) Gulf and Caribbean Research, 19, pp. 33-41; Costa, R.C., Fransozo, A., Mantelatto, F.L.M., Castro, R.H., Occurrence of shrimp species (Crustacea: Decapoda: Natantia: Penaeidea and Caridea) in Ubatuba Bay, Ubatuba, SP, Brazil (2000) Proceedings of the Biological Society of Washington, 113, pp. 776-781; Costa, R.C., Fransozo, A., Negreiros-Fransozo, M.L., Ecology of the rock shrimp Sicyonia dorsalis Kingsley, 1878 (Crustacea: Sicyoniidae) in a subtropical region of Brazil (2005) Gulf and Caribbean Research, 17, pp. 49-56; Costa, R.C., Fransozo, A., Pinheiro, A.P., Ecological distribution of the shrimp Pleoticus muelleri (Bate, 1888) (Decapoda: Penaeoidea) in southeastern Brazil (2004) Hydrobiologia, 529, pp. 195-203; Fransozo, A., Bertini, G., Braga, A.A., Negreiros-Fransozo, M.L., Ecological aspects of hermit crabs (Crustacea, Anomura, Paguroidea) off the northern coast of São Paulo State, Brazil (2008) Aquatic Ecology, 42, pp. 437-448; Fransozo, A., Costa, R.C., Mantelatto, F.L.M., Pinheiro, M.A.A., Santos, S., Composition and abundance of shrimp species (Penaeidea and Caridea) in Fortaleza Bay, Ubatuba, São Paulo, Brazil (2002) Modern approaches to the study of Crustacea, pp. 117-123. , In: Briones EE, Alvarez F, editors Dordrecht: Kluwer Academic Publishers; Fransozo, V., Castilho, A.L., Freire, F.A.M., Furlan, M., Almeida, A.C., Teixeira, G.M., Baeza, J.A., Spatial and temporal distribution of the shrimp Nematopalaemon schmitti (Decapoda, Caridea, Palaemonidae) at a subtropical enclosed bay in South America (2009) Journal of the Marine Biological Association of the United Kingdom, 89, pp. 1581-1587; Fransozo, V., Costa, R.C., Bertini, G., Cobo, V.J., Population biology of spine shrimp Exhippolysmata oplophoroides (Holthuis) (Caridea, Hippolytidae) in a subtropical region, São Paulo, Brazil (2005) Revista Brasileira de Zoologia, 22, pp. 1078-1084; Henderson, P.A., Seaby, R.M., Somes, J.R., A 25-year study of climatic and density-dependent population regulation of common shrimp Crangon crangon (Crustacea: Caridea) in the Brist ol Channel (2006) Journal of the Marine Biological Association of the United Kingdom, 86, pp. 287-298; Hiroki, K.A.N., Fransozo, A., Costa, R.C., Castilho, A.L., Shimizu, R.M., Almeida, A.C., Furlan, M., Bathymetric distribution of the shrimp Rimapenaeus constrictus (Stimpson, 1874) (Decapoda, Penaeidae) in two locations off the southeastern Brazilian coast (2011) Marine Biology Research, 7, pp. 176-185; Holthuis, L.B., (1980) Shrimps and prawns of the world. An annotated catalogue of species of interest to fisheries, , Rome: Food and Agriculture Organization of the United Nations; Magliocca, A., Kutner, A.S., Sedimentos de fundo da Enseada do Flamengo, Ubatuba, SP (1965) Contribuições do Instituto Oceanográfico, 198, pp. 1-15; Mahiques, M.M., Dinâmica sedimentar atual nas enseadas da região de Ubatuba, Estado de São Paulo (1995) Boletim do Instituto Oceanográfico, 43, pp. 111-122; Mahiques, M.M., Tessler, M.G., Furtado, V.V., Characterization of energy gradient in enclosed bays of Ubatuba region, south-eastern Brazil, Estuarine (1998) Coastal and Shelf Science, 47, pp. 431-446; Mantelatto, F.L.M., Fransozo, A., Characterization of the physical and chemical parameters of Ubatuba Bay, northern coast of São Paulo State, Brazil (1999) Revista Brasileira de Biologia, 59, pp. 23-31; Mossolin, E.C., Shimizu, R.M., Bueno, S.L.S., Population structure of Alpheus armillatus (Decapoda, Alpheidae) in São Sebastião and Ilha Bela, southeastern Brazil (2006) Journal of Crustacean Biology, 26, pp. 48-54; Muñoz, J.E.G., Manjón-Cabeza, M.E., Raso, J.H.G., Decapod crustacean assemblages from litoral bottoms of the Alborán Sea (Spain, wes Mediterranean Sea): spatial and temporal variability (2008) Scientia Marina, 72, pp. 437-449; Negreiros-Fransozo, M.L., Gonzáles-Gordillo, J.I., Fransozo, A., First larval stage of Exhippolysmata oplophoroides (Holthuis, 1948) (Decapoda, Caridea, Hippolytidae) obtained in laboratory (2002) Nauplius, 10, pp. 67-71; Pallas, A., Garcia-Calvo, B., Corgos, A., Bernardez, C., Freire, J., Distribution and habitat use patterns of benthic decapod crustaceans in shallow waters: a comparative approach (2006) Marine Ecology Progress Series, 324, pp. 173-184; Ricklefs, R.E., Miller, G.L., (1999) Ecology, , New York: WH Freeman and Company; Siegel, V., Gröger, J., Neudecker, T., Damm, U., Jansen, S., Long-term variation in the abundance of the brown shrimp Crangon crangon (L.) population of the German Bight and possible causes for its interannual variability (2005) Fisheries Oceanography, 14, pp. 1-16; Spaargaren, D.H., Seasonal and annual variations in the catches of Crangon crangon (L., 1758) (Decapoda, Natantia) near the coast of Texel, the Netherlands (2000) Crustaceana, 73, pp. 547-563; Suguio, K., (1973) Introdução à sedimentologia, , São Paulo: Edgar Blücher; Temming, A., Damm, U., Life cycle of Crangon crangon in the North Sea: a simulation of timing of recruitment as a function of the seasonal temperature signal (2002) Fisheries Oceanography, 11, pp. 45-58; Viegas, I., Martinho, F., Neto, J., Pardal, N., Population dynamics, distribution and secondary production of the brown shrimp Crangon crangon (L.) in a southern European estuary (2007) Latitudinal variations. Scientia Marina, 71, pp. 451-460; Wentworth, C.K., A scale of grade and class terms for clastic sediments (1922) Journal of Geology, 30, pp. 377-392; Zar, J.H., (1999) Biostatistical analysis, , 4th edn, New Jersey: Prentice Hall</text:p>
          </table:table-cell>
          <table:table-cell office:value-type="string" calcext:value-type="string">
            <text:p>Almeida, A. C.; NEBECC (Crustacean Biology, Ecology and Culture Study Group), Departamento de Zoologia, Instituto de Biociências, Universidade Estadual Paulista, Distrito de Rubião Junior, s/n, Botucatu, São Paulo, 18618-000, Brazil; email: ariadinecristine@hotmail.com</text:p>
          </table:table-cell>
          <table:table-cell table:number-columns-repeated="7"/>
          <table:table-cell office:value-type="string" calcext:value-type="string">
            <text:p>1814232X</text:p>
          </table:table-cell>
          <table:table-cell table:number-columns-repeated="3"/>
          <table:table-cell office:value-type="string" calcext:value-type="string">
            <text:p>English</text:p>
          </table:table-cell>
          <table:table-cell office:value-type="string" calcext:value-type="string">
            <text:p>Afr. J. Mar. Sci.</text:p>
          </table:table-cell>
          <table:table-cell office:value-type="string" calcext:value-type="string">
            <text:p>Article</text:p>
          </table:table-cell>
          <table:table-cell office:value-type="string" calcext:value-type="string">
            <text:p>Scopus</text:p>
          </table:table-cell>
          <table:table-cell office:value-type="string" calcext:value-type="string">
            <text:p>2-s2.0-84862237888</text:p>
          </table:table-cell>
          <table:table-cell table:number-columns-repeated="983"/>
        </table:table-row>
        <table:table-row table:style-name="ro1">
          <table:table-cell office:value-type="string" calcext:value-type="string">
            <text:p>Costa E.F.D.S., Teixeira G.M., De Morais Freire F.A., Fransozo A.</text:p>
          </table:table-cell>
          <table:table-cell office:value-type="string" calcext:value-type="string">
            <text:p>Spatial-temporal variation of Paralonchurus brasiliensis (Actinopterygii: Sciaenidae) density in relation to some environmental factors on the inner shelf of south-eastern Brazilian coast</text:p>
          </table:table-cell>
          <table:table-cell office:value-type="float" office:value="2012" calcext:value-type="float">
            <text:p>2012</text:p>
          </table:table-cell>
          <table:table-cell office:value-type="string" calcext:value-type="string">
            <text:p>Journal of the Marine Biological Association of the United Kingdom</text:p>
          </table:table-cell>
          <table:table-cell office:value-type="float" office:value="92" calcext:value-type="float">
            <text:p>92</text:p>
          </table:table-cell>
          <table:table-cell office:value-type="float" office:value="2" calcext:value-type="float">
            <text:p>2</text:p>
          </table:table-cell>
          <table:table-cell/>
          <table:table-cell office:value-type="float" office:value="413" calcext:value-type="float">
            <text:p>413</text:p>
          </table:table-cell>
          <table:table-cell office:value-type="float" office:value="420" calcext:value-type="float">
            <text:p>420</text:p>
          </table:table-cell>
          <table:table-cell table:number-columns-repeated="2"/>
          <table:table-cell office:value-type="string" calcext:value-type="string">
            <text:p>10.1017/S0025315411001627</text:p>
          </table:table-cell>
          <table:table-cell office:value-type="string" calcext:value-type="string">
            <text:p>http://www.scopus.com/inward/record.url?eid=2-s2.0-84856747788&amp;partnerID=40&amp;md5=63f0ef8aa3008f941808bedf46e172fe</text:p>
          </table:table-cell>
          <table:table-cell office:value-type="string" calcext:value-type="string">
            <text:p>Postgraduate Programme in Biological Oceanography, Institute of Oceanography, Universidade de São Paulo, Praça do Oceanográfico 191, SP, Brazil; Postgraduate Programme in Zoology, Institute of Bioscience, Universidade Estadual Paulista, Botucatu, SP, Brazil; Postgraduate Programme in Ecology, Centre of Bioscience, Universidade Federal Do Rio Grande Do Norte, Praia de Mãe Luiza, s/n, Natal, RN, Brazil</text:p>
          </table:table-cell>
          <table:table-cell office:value-type="string" calcext:value-type="string">
            <text:p>Costa, E.F.D.S., Postgraduate Programme in Biological Oceanography, Institute of Oceanography, Universidade de São Paulo, Praça do Oceanográfico 191, SP, Brazil; Teixeira, G.M., Postgraduate Programme in Zoology, Institute of Bioscience, Universidade Estadual Paulista, Botucatu, SP, Brazil; De Morais Freire, F.A., Postgraduate Programme in Ecology, Centre of Bioscience, Universidade Federal Do Rio Grande Do Norte, Praia de Mãe Luiza, s/n, Natal, RN, Brazil; Fransozo, A., Postgraduate Programme in Zoology, Institute of Bioscience, Universidade Estadual Paulista, Botucatu, SP, Brazil</text:p>
          </table:table-cell>
          <table:table-cell office:value-type="string" calcext:value-type="string">
            <text:p>The temporal and spatial variation of Paralonchurus brasiliensis density (fish per m 2) in relation to environmental factors was studied on the coasts of Ubatuba and Caraguatatuba, south-eastern Brazil. The fish were collected by shrimp fishery trawl on a monthly basis from January to December, 2002. Seven depths were previously established and for each one the temperature, salinity, organic matter content and grain size of the sediment (Ï†) was measured. The seasonal analysis of temperature and salinity indicated the presence of the water masses South Atlantic Central Water (SACW) and Coastal Waters (CW) acting in the study area. A total of 29,808 fish were collected during the study period. The highest densities were registered during the summer and autumn indicating an association with CW. The fish population moved to shallow depths during the intrusion of the cold water mass, SACW. The highest densities were registered in depths where the sediment composition ranged from fine sand to silt-clay. Thus, the temperature and type of the sediment are the main environmental factors which affect the spatial-temporal variation of P. brasiliensis density in south-eastern Brazil. © 2011 Marine Biological Association of the United Kingdom.</text:p>
          </table:table-cell>
          <table:table-cell office:value-type="string" calcext:value-type="string">
            <text:p>banded croaker; density variation; environmental factors; south-eastern Brazil</text:p>
          </table:table-cell>
          <table:table-cell office:value-type="string" calcext:value-type="string">
            <text:p>coastal water; cold water; continental shelf; environmental factor; grain size; organic matter; percid; population density; seasonality; shrimp culture; silty clay; spatiotemporal analysis; trawling; water mass; Atlantic Ocean; Atlantic Ocean (South); Brazil; Caraguatatuba; Sao Paulo [Brazil]; Ubatuba; Actinopterygii; Decapoda (Crustacea); Paralonchurus brasiliensis; Sciaenidae</text:p>
          </table:table-cell>
          <table:table-cell table:number-columns-repeated="5"/>
          <table:table-cell office:value-type="string" calcext:value-type="string">
            <text:p>Araujo, F.G., Costa De Azevedo, M.C., De Araujo Silva, M., Machado Pessanha, A.L., Gomes, I.D., Gomes Da Cruz-Filho, A., Environmental influences on the demersal fish assemblages in the Sepetiba Bay, Brazil (2002) Estuaries, 25 (3), pp. 441-450; Borzone, A.B., Pezzuto, P.C., Marone, E., Oceanographic characteristics of a multi-specific fishing ground of the central south Brazil bight (1999) Marine Ecology, 20, pp. 131-146; Braga, F.M.S., Braga, M.A.A.S., Goitein, R., Fator de condição e alimentação Paralonchurus brasiliensis (Osteichthyes, Sciaenidae) na região da Ilha Anchieta (Lat. 23833′S-Long. 45805′W) Ubatuba (1985) Estado de São Paulo. Naturalia, 10, pp. 1-11; Braga, F.M.S., Estudo da mortalidade de Paralonchurus brasiliensis (Teleostei, Sciaenidae) em área de pesca do camarão-sete-barbas (Xiphopenaeus kroyeri) (1990) Boletim Do Instituto de Pesca, 17, pp. 27-35; Castilho, A.L., Furlan, M., Costa, R.C., Fransozo, V., Abundance and temporal-spatial distribution of the rock shrimp Sicyonia dorsalis Kingsley, 1878 (Decapoda, Penaeoidea) from the northern coast of São Paulo State, Brazil (2008) Senckenbergiana Maritima, 38 (1), pp. 75-83; Castilho, A.L., Pie, M.R., Fransozo, A., Pinheiro, A.P., Costa, R.C., The relationship between environmental variation and species abundance in shrimp community (Crustacea: Decapoda: Penaeoidea) in south-eastern Brazil (2008) Journal of the Marine Biological Association of the United Kingdom, 88 (1), pp. 119-123. , DOI 10.1017/S0025315408000313, PII S0025315408000313; Castro-Filho, B.M., Miranda, L.B., Myao, S.Y., Hydrographic conditions on the continental shelf off Ubatuba: Seasonal and meso-scale variability (1987) Brazilian Journal of Oceanography, 35, pp. 135-151. , [On line.]; Castro-Filho, B.M., Miranda, L.B., Physical oceanography of the western Atlantic continental shelf located between 48N and 348S coastal segment (4,W) (1998) The Sea, pp. 209-251. , Robinson A.R. and Brink K.H. (eds) New York: John Wiley; Castro-Filho, B.M., Miranda, L.B., Silva, L.S., Fontes, R.F.C., Pereira, A.F., Coelho, A.L., Processos físicos: hidrografia, circulação e transporte (2008) Oceanografia de Um Ecossistema Subtropical: Plataforma de São Sebastião, SP, pp. 59-121. , Pires-Vanin A.M.S. (org.) São Paulo: Editora da Universidade de São Paulo; Catalan, I.A., Jimenez, M.T., Alconchel, J.I., Prieto, L., Munoz, J.L., Spatial and temporal changes of coastal demersal assemblages in the Gulf of Cadiz (SW Spain) in relation to environmental conditions (2006) Deep-Sea Research Part II: Topical Studies in Oceanography, 53 (11-13), pp. 1402-1419. , DOI 10.1016/j.dsr2.2006.04.005, PII S0967064506001147, The Gulf of Cadiz Oceanography: A Multidisciplinary View; Chao, L.N., A synopsis on zoogeography of the Sciaenidae (1986) Indo-Pacific Fish Biology: Proceedings of the Second International Conference on Indo-Pacific Fishes, pp. 570-589. , Uyeno T., Arai R., Taniuchi T. and Matsuura K. (eds) Tokyo: Ichthyological Society of Japan; Coelho, J.A.P., Puzzi, A., Graça-Lopes, R., Rodrigues, E.S., Prieto Jr., O., Análise da rejeição de peixes na pesca artesanal dirigida ao camarão sete-barbas (Xiphopenaeus kroyeri) no litoral do estado de São Paulo, Brasil (1986) Naturalia, 13, pp. 51-61; Coelho, J.A.P., Graça-Lopes, R.G., Rodrigues, E.S., Puzzi, A., Farias, D.S., Aspectos biológicos e pesqueiros do Sciaenidae Paralonchurus brasiliensis (Steindachner 1875) presente no rejeitado da pesca artesanal dirigida ao camarão sete-barbas (São Paulo-Brasil) (1993) Boletim Do Instituto de Pesca, 20, pp. 95-101; Cohen, J., Cohen, P., West, S.G., Aiken, L.S., (2003) Applied Multiple Regression/correlation Analysis for the Behavioral Sciences, , 3rd edition. Hillsdale NJ: Lawrence Erlbaum Associates; Costa, E.F.C., (2010) Influência Dos Fatores Abióticos Sobre A Variação Espaço-temporal de Paralonchurus Brasiliensis (Steindachner 1875) (Pisces, Sciaenidae) Componente da Fauna Acompanhante da Pesca de Camarões No Litoral Norte de São Paulo, , Masters dissertation. Universidade Federal do Rio Grande do Norte, Natal, Brazil; Dias, J.F., Katsuragawa, M., Mortalidade desnecessária (2009) Oceanos: Origens, Transformações e O Futuro, 2: Geopolítica, Pesca e Riquezas Marinhas, pp. 56-61. , São Paulo: Duetto, Scientific América Brasil; Folk, R.L., Ward, W.C., Brazos River bar (Texas): A study in the significance of the grain size parameters (1957) Journal of Sedimentary Petrology, 27, pp. 3-57; Furtado, V.V., Barcellos, R.L., Conti, L.A., Rodrigues, M., Mahiques, M.M., Sedimentação (2008) Oceanografia de Um Ecossistema Subtropical: Plataforma de São Sebastião, SP, pp. 141-180. , Pires-Vanin A.M.S. (org.) São Paulo: Editora da Universidade de São Paulo; (2002) Surfer, , Golden Software version 8, Golden, CO: Golden Software Inc; Gotelli, N.J., Ellison, A.M., (2004) A Primer of Ecological Statistics, , Sunderland, MA: Sinauer Associates Inc; Haimovici, M., Martins, A.S., Vieira, P.C., Distribuição e abunda ̂ncia de peixes teleósteos demersais sobre a plataforma continental do sul do Brasil (1996) Revista Brasileira de Biologia, 56, pp. 27-50; Jennings, S., Kaiser, M.J., Reynolds, J.D., (2000) Marine Fisheries Ecology, , Oxford: Blackwell Science; Katsanevakis, S., Maravelias, C.D., Damalas, D., Karageorgis, A.P., Tsitsika, E.V., Anagnostou, C., Papaconstantinou, C., Spatiotemporal distribution and habitat use of commercial demersal species in the eastern Mediterranean Sea (2009) Fisheries Oceanography, 18, pp. 439-457; Koranteng, K.A., Structure and dynamics of demersal assemblages on the continental shelf and upper slope off Ghana, West Africa (2001) Marine Ecology Progress Series, 220, pp. 1-12; Léo, F.C., Pires-Vanin, A.M.S., Benthic community under the influence of the South Atlantic Coastal Water intrusion onto Brazilian SE shelf: A comparison between an upwelling and a nonupwelling ecosystem (2006) Journal of Marine Systems, 60, pp. 268-284; Lowe-Mcconnell, R.H., (1977) Ecology of Fishes in Tropical Waters, , London: The Camelot Press; Lowe-Mcconnell, R.H., (1987) Ecological Studies in Tropical Fish Communities (Cambridge Tropical Biology Series), , Cambridge: Cambridge University Press; Mantelatto, F.M.L., Fransozo, A., Characterization of the physical and chemical parameters of Ubatuba Bay, northern coast of São Paulo state, Brazil (1999) Revista Brasileira de Biologia, 59, pp. 23-31; Matsuura, Y., Contribuição ao estudo da estrutura oceanográfica da região sudeste entre Cabo Frio (RJ) e cabo de Santa Marta Grande (SC) (1986) Ciência e Cultura, 38, pp. 1439-1450; Menezes, N.A., Figueiredo, J.L., (1980) Manual Dos Peixes Marinhos Do Sudeste Do Brasil, Volume IV. Teleostei (3), , São Paulo: Museu de Zoologia da Universidade de São Paulo; Metzler, P.M., Glibert, P.M., Gaeta, S.A., Ludlan, J.M., New and regenerated production in the South Atlantic off Brazil (1997) Deep-Sea Research i, 44, pp. 636-384; Muto, E.Y., Soares, L.H., Rossi-Wongtschowski, C.L.D.B., Demersal fish assemblages off São Sebastião, southeastern Brazil: Structure and environmental conditioning factors (summer 1994) (2000) Revista Brasileira de Oceanografia, 48, pp. 9-27; Nelson, J.S., (2006) Fishes of the World, , 4th edition. New York: John Wiley and Sons Inc; Nonato, E.F., Amaral, A.C.Z., Figueiredo, J.L., Contribuição ao conhecimento da fauna de peixes do litoral norte do Estado de São Paulo (1983) Boletim Do Instituto Oceanográfico, 32, pp. 143-152; Occhipinti, A.G., Climatologia do litoral sul brasileiro (1963) Contribuições Avulsas Do Instituto Oceanográfico, 3, pp. 1-86; Pires, A.M.S., Structure and dynamics of benthic megafauna on the continental shelf offshore of Ubatuba, southeastern Brazil (1992) Marine Ecology Progress Series, 86 (1), pp. 63-76; Pires-Vanin, A.M.S., Matsuura, Y., Estrutura e função do ecossistema de plataforma continental da região de Ubatuba, estado de São Paulo: uma introduç ão (1993) Publicação Especial Do Instituto Oceanográfico, 10, pp. 1-8; Pires-Vanin, A.M.S., Rossi-Wongtschowski, C.L.D.B., Aidar, E., Mesquita, H.S.L., Soares, L.S.H., Katsuragawa, M., Matsuura, Y., Estrutura e função do ecossistema de plataforma continental do Atlântico Sul brasileiro: síntese dos resultados (1993) Publicação Especial Do Instituto Oceanográfico, 10, pp. 217-231; Pires-Vanin, A.M.S., Identifying the components of ecological variation in a marine benthic megafauna (2001) Revista Brasileira de Oceanografia, 49, pp. 29-38; Pires-Vanin, A.M.S., Santos, M.F.L., Structure and dynamics of the macrobenthic communities of Ubatuba Bay, south-eastern Brazilian coast (2004) Brazilian Journal of Oceanography, 52, pp. 59-73; Rocha, G.R.A., Rossi-Wongtschowski, C.L.D.B., Demersal fish community on the inner shelf of Ubatuba, south-eastern Brazil (1998) Revista Brasileira de Oceanografia, 46, pp. 93-109; Rocha, M.L.C.F., Fernandez, W.S., Paiva-Filho, A.M., Spatial and temporal distribution of fish in Palmas Bay, Ubatuba, Brazil (2010) Brazilian Journal of Oceanography, 58, pp. 31-43; Rossi-Wongtschowski, C.L.D.B., Paes, E.T., Padrões Espaciais e Temporais da Comunidade de Peixes Demersais Do Litoral Norte de São Paulo-Ubatuba, Brasil (1993) Publicação Especial do Instituto Oceanográfico, 10, pp. 169-188; Rossi-Wongtschowski, C.L.D.B., Soares, L.S.H., Muto, E.Y., Ictiofauna (2008) Oceanografia de Um Ecossistema Subtropical: Plataforma de São Sebastião, SP, pp. 381-403. , Pires-Vanin A.M.S. (org.) São Paulo: Editora da Universidade de São Paulo; Soares, L.S.H., Vazzoler, A.E.A., De, M., Diel changes in food and feeding activity of Sciaenid fishes from the South-eastern Atlantic, Brazil (2001) Revista Brasileira de Biologia, 61, pp. 197-216; Soares, L.S.H., Muto, E.Y., Gasparro, M.R., Rossi-Wongtschowski, C.L.D.B., Organização trófica de peixes (2008) Oceanografia de Um Ecossistema Subtropical: Plataforma de São Sebastião, pp. 405-425. , Pires-Vanin (org.) São Paulo: Editora da Universidade de São Paulo; Souza, U.P., Costa, R.C., Martins, I.A., Fransozo, A., Associação entre as biomassas de Sciaenidae (Teleostei: Perciformes) e de camaro ̃es Penaeoidae (Decapoda: Dendrobranchiata) no litoral norte do estado de São Paulo (2008) Biota Neotropica, 8, pp. 21-30; Tucker, M., (1988) Techniques in Sedimentology, , Oxford, London, Edinburgh, Boston, Palo Alto and Melbourne: Blackwell, Scientific Publications; Vazzoler, G., Distribuição da fauna de peixes demersais e ecologia dos sciaenidae da plataforma continental brasileira, entre as latitudes 29821′S (Torres) e 33841′ Chuí) (1975) Boletim Do Instituo Oceanográfico, 24, pp. 85-169; Wentworth, C.K., A scale of grade and class terms for clastic sediments (1922) Journal of Geology, 30, pp. 377-392; Zar, J.H., (1999) Biostatistical Analysis, , Upper Saddle River, NJ: Prentice-Hall</text:p>
          </table:table-cell>
          <table:table-cell office:value-type="string" calcext:value-type="string">
            <text:p>Costa, E.F.D.S.; Postgraduate Programme in Biological Oceanography, Institute of Oceanography, Universidade de São Paulo, Praça do Oceanográfico 191, SP, Brazil; email: eudriano@usp.br</text:p>
          </table:table-cell>
          <table:table-cell table:number-columns-repeated="7"/>
          <table:table-cell office:value-type="float" office:value="253154" calcext:value-type="float">
            <text:p>253154</text:p>
          </table:table-cell>
          <table:table-cell/>
          <table:table-cell office:value-type="string" calcext:value-type="string">
            <text:p>JMBAA</text:p>
          </table:table-cell>
          <table:table-cell/>
          <table:table-cell office:value-type="string" calcext:value-type="string">
            <text:p>English</text:p>
          </table:table-cell>
          <table:table-cell office:value-type="string" calcext:value-type="string">
            <text:p>J. Mar. Biol. Assoc. U.K.</text:p>
          </table:table-cell>
          <table:table-cell office:value-type="string" calcext:value-type="string">
            <text:p>Article</text:p>
          </table:table-cell>
          <table:table-cell office:value-type="string" calcext:value-type="string">
            <text:p>Scopus</text:p>
          </table:table-cell>
          <table:table-cell office:value-type="string" calcext:value-type="string">
            <text:p>2-s2.0-84856747788</text:p>
          </table:table-cell>
          <table:table-cell table:number-columns-repeated="983"/>
        </table:table-row>
        <table:table-row table:style-name="ro1">
          <table:table-cell office:value-type="string" calcext:value-type="string">
            <text:p>Goncalves R.B., Santos E.F., Scott-Santos C.F.</text:p>
          </table:table-cell>
          <table:table-cell office:value-type="string" calcext:value-type="string">
            <text:p>Bees (Hymenoptera: Apoidea: Apidae s.l.) captured with Malaise and pan traps along an altitudinal gradient in the Parque Estadual da Serra do Mar, Ubatuba, São Paulo, Brazil</text:p>
          </table:table-cell>
          <table:table-cell office:value-type="float" office:value="2012" calcext:value-type="float">
            <text:p>2012</text:p>
          </table:table-cell>
          <table:table-cell office:value-type="string" calcext:value-type="string">
            <text:p>Check List</text:p>
          </table:table-cell>
          <table:table-cell office:value-type="float" office:value="8" calcext:value-type="float">
            <text:p>8</text:p>
          </table:table-cell>
          <table:table-cell office:value-type="float" office:value="1" calcext:value-type="float">
            <text:p>1</text:p>
          </table:table-cell>
          <table:table-cell/>
          <table:table-cell office:value-type="float" office:value="53" calcext:value-type="float">
            <text:p>53</text:p>
          </table:table-cell>
          <table:table-cell office:value-type="float" office:value="56" calcext:value-type="float">
            <text:p>56</text:p>
          </table:table-cell>
          <table:table-cell table:number-columns-repeated="3"/>
          <table:table-cell office:value-type="string" calcext:value-type="string">
            <text:p>http://www.scopus.com/inward/record.url?eid=2-s2.0-84857251946&amp;partnerID=40&amp;md5=66b7c8e6f988345e3915b8cc033ffdab</text:p>
          </table:table-cell>
          <table:table-cell office:value-type="string" calcext:value-type="string">
            <text:p>Museu de Zoologia da Universidade de São Paulo, Avenida Nazaré 481, CEP 04263-000, SP, Brazil; Universidade Federal do Paraná, Campus Palotina, Rua Pioneiro 2153, CEP 85950-000, Palotina, PR, Brazil; Faculdade de Filosofia, Ciências e Letras de Ribeirão Preto, Universidade de São Paulo, Avenida Bandeirantes, 3900, CEP 14040-901, Ribeirão Preto, SP, Brazil; Universidade Paulista, Avenida Juscelino Kubitschek de Oliveira, s/n, CEP 15091-450, São José do Rio Preto, SP, Brazil</text:p>
          </table:table-cell>
          <table:table-cell office:value-type="string" calcext:value-type="string">
            <text:p>Gonçalves, R.B., Museu de Zoologia da Universidade de São Paulo, Avenida Nazaré 481, CEP 04263-000, SP, Brazil, Universidade Federal do Paraná, Campus Palotina, Rua Pioneiro 2153, CEP 85950-000, Palotina, PR, Brazil; Santos, E.F., Museu de Zoologia da Universidade de São Paulo, Avenida Nazaré 481, CEP 04263-000, SP, Brazil, Faculdade de Filosofia, Ciências e Letras de Ribeirão Preto, Universidade de São Paulo, Avenida Bandeirantes, 3900, CEP 14040-901, Ribeirão Preto, SP, Brazil; Scott-Santos, C.F., Museu de Zoologia da Universidade de São Paulo, Avenida Nazaré 481, CEP 04263-000, SP, Brazil, Universidade Paulista, Avenida Juscelino Kubitschek de Oliveira, s/n, CEP 15091-450, São José do Rio Preto, SP, Brazil</text:p>
          </table:table-cell>
          <table:table-cell office:value-type="string" calcext:value-type="string">
            <text:p>A list of bee species surveyed along an altitudinal gradient in Ubatuba, Brazil using Malaise and pan traps is presented. A total of 289 individuals representing 57 species, 33 genera, and 5 subfamilies were collected. Most individuals and species were collected at around 600 m altitude, and almost all species were collected with Malaise traps. Detrended Correspondence Analysis revealed a correlation between the occurrence of stingless bees and the altitude, confirming the usefulness of stingless-bee communities to reveal gradient patterns. © 2012 Check List and Authors.</text:p>
          </table:table-cell>
          <table:table-cell/>
          <table:table-cell office:value-type="string" calcext:value-type="string">
            <text:p>Apidae; Apoidea; Hymenoptera; Meliponinae</text:p>
          </table:table-cell>
          <table:table-cell table:number-columns-repeated="5"/>
          <table:table-cell office:value-type="string" calcext:value-type="string">
            <text:p>Gollan, J.R., Ashcroft, M.B., Batley, M., Comparision of yellow and white pan traps in surveys of bee fauna in New South Wales, Australia (Hymenoptera: Apoidea: Anthophila) (2011) Australian Journal of Entomology, 50, pp. 174-178; Gonçalves, R.B., Brandão, C.R.F., Diversidade de abelhas (Hymenoptera, Apidae) ao longo de um gradiente latitudinal na Mata Atlântica (2008) Biota Neotropica, 8 (4), pp. 051-061; Gonçalves, R.B., Melo, G.A.R., A comunidade de abelhas (Hymenoptera, Apidae s.l.) em uma área restrita de campo natural no Parque Estadual de Vila Velha, Paraná: Diversidade, fenologia e fontes florais de alimento (2005) Revista Brasileira De Entomologia, 49 (4), pp. 557-571; Gonçalves, R.B., Melo, G.A.R., Aguiar, A.J.C., A assembléia de abelhas de uma area restrita de campos naturais do Parque Estadual de Vila Velha, Paraná e comparações com áreas de campos e cerrado (2009) Papéis Avulsos De Zoologia, 49 (14), pp. 163-181; Hammer, O., Harper, D.A.T., Ryan, P.D., PAST: Paleontological Statistics Software Package for Education and Data Analysis (2001) Palaeontologia Electronica, 4 (1), p. 9. , http://palaeo-electronica.org/2001_1/past/issue1_01.htm; Hirota, M.M., Ponzoni, F.J., (2010) Atlas Dos Remanescentes Florestais Da Mata Atlântica, Período 2008-2010, , http://mapas.sosma.org.br, Electronic Database Available At São José dos Campos: Fundação SOS Mata Atlântica and Instituto Nacional de Pesquisas Espaciais, São Paulo; (1974) Carta Topográfica De Picinguaba, , IBGE, escala 1:50000. 1 a Edição. Brazil: Instituto Brasileiro de Geografia e Estatística; Krug, C., Alves-Dos-Santos, I., O uso de diferentes métodos para amostragem da fauna de abelhas (Hymenoptera: Apoidea), um estudo em Floresta Ombrófila Mista em Santa Catarina (2008) Neotropical Entomolology, 37, pp. 265-278; Laroca, S., Orth, I., Melissocoenology: Historical perspective, methods of sampling, and recommendations (2002) Pollinating Bees: The Conservation Link Between Agriculture and Nature, p. 313. , Kevan, P. G. and V. Imperatriz-Fonseca, Brasilia: Ministry of Environment; Michener, C.D., (2007) The Bees of the World, p. 953. , Baltimore: The Johns Hopkins University Press; Myers, N., Mittermeier, R.A., Mittermeier, C.G., Fonseca, G.A.B., Kent, J., Biodiversity hotspots for conservation priorities (2000) Nature, 403, pp. 853-858; Roulston, T.H., Smith, S.A., Brewster, A.L., A comparison of pan trap and intensive net sampling techniques for documenting a bee (Hymenoptera: Apiformes) fauna (2007) Journal of the Kansas Entomological Society, 80 (2), pp. 179-181; Pinheiro-Machado, C., (2002) Brazilian Bee Biodiversity: What Has Been Done and What is To Be Done, pp. 95-107. , Anais do V Encontro Sobre Abelhas. Ribeirão Preto: Universidade de São Paulo; Sakagami, S.F., Laroca, S., Moure, J.S., Wild bee biocoenotics in São José do Pinhais (PR), South Brazil. Preliminary report (1967) Journal of the Faculty of Science, Hokkaido University [Series VI, Zoology], 16, pp. 253-291; Townes, H., A light-weight Malaise trap (1972) Entomological News, 83 (9), pp. 239-247; Tuell, J.K., Isaacs, R., Elevated pan traps to monitor bees in flowering crop canopies (2009) Entomologia Experimentalis Et Applicata, 131, pp. 93-98</text:p>
          </table:table-cell>
          <table:table-cell office:value-type="string" calcext:value-type="string">
            <text:p>Gonçalves, R. B.; Museu de Zoologia da Universidade de São Paulo, Avenida Nazaré 481, CEP 04263-000, SP, Brazil; email: rbg@ufpr.br</text:p>
          </table:table-cell>
          <table:table-cell table:number-columns-repeated="7"/>
          <table:table-cell office:value-type="string" calcext:value-type="string">
            <text:p>1809127X</text:p>
          </table:table-cell>
          <table:table-cell table:number-columns-repeated="3"/>
          <table:table-cell office:value-type="string" calcext:value-type="string">
            <text:p>English</text:p>
          </table:table-cell>
          <table:table-cell office:value-type="string" calcext:value-type="string">
            <text:p>Check List</text:p>
          </table:table-cell>
          <table:table-cell office:value-type="string" calcext:value-type="string">
            <text:p>Article</text:p>
          </table:table-cell>
          <table:table-cell office:value-type="string" calcext:value-type="string">
            <text:p>Scopus</text:p>
          </table:table-cell>
          <table:table-cell office:value-type="string" calcext:value-type="string">
            <text:p>2-s2.0-84857251946</text:p>
          </table:table-cell>
          <table:table-cell table:number-columns-repeated="983"/>
        </table:table-row>
        <table:table-row table:style-name="ro1">
          <table:table-cell office:value-type="string" calcext:value-type="string">
            <text:p>Prosdocimi L., Gonzalez Carman V., Albareda D.A., Remis M.I.</text:p>
          </table:table-cell>
          <table:table-cell office:value-type="string" calcext:value-type="string">
            <text:p>Genetic composition of green turtle feeding grounds in coastal waters of Argentina based on mitochondrial DNA</text:p>
          </table:table-cell>
          <table:table-cell office:value-type="float" office:value="2012" calcext:value-type="float">
            <text:p>2012</text:p>
          </table:table-cell>
          <table:table-cell office:value-type="string" calcext:value-type="string">
            <text:p>Journal of Experimental Marine Biology and Ecology</text:p>
          </table:table-cell>
          <table:table-cell office:value-type="float" office:value="412" calcext:value-type="float">
            <text:p>412</text:p>
          </table:table-cell>
          <table:table-cell table:number-columns-repeated="2"/>
          <table:table-cell office:value-type="float" office:value="37" calcext:value-type="float">
            <text:p>37</text:p>
          </table:table-cell>
          <table:table-cell office:value-type="float" office:value="45" calcext:value-type="float">
            <text:p>45</text:p>
          </table:table-cell>
          <table:table-cell/>
          <table:table-cell office:value-type="float" office:value="6" calcext:value-type="float">
            <text:p>6</text:p>
          </table:table-cell>
          <table:table-cell office:value-type="string" calcext:value-type="string">
            <text:p>10.1016/j.jembe.2011.10.015</text:p>
          </table:table-cell>
          <table:table-cell office:value-type="string" calcext:value-type="string">
            <text:p>http://www.scopus.com/inward/record.url?eid=2-s2.0-84155172516&amp;partnerID=40&amp;md5=ffcda436791a08b9adb187a90ef4e967</text:p>
          </table:table-cell>
          <table:table-cell office:value-type="string" calcext:value-type="string">
            <text:p>Laboratorio Genética de Poblaciones, Dpto. Ecología, Genética y Evolución, FCEN, Universidad de Buenos Aires, Intendente Güiraldes 2160, C1428EGA Capital Federal, Buenos Aires, Argentina; Fundación Mundo Marino-PRICTMA, Buenos Aires, Argentina; Instituto Nacional de Investigación y Desarrollo Pesquero (INIDEP) CONICET, Mar del Plata, Buenos Aires, Argentina; Aquamarina-CECIM-PRICTMA, Buenos Aires, Argentina; Acuario del Jardín Zoológico de Buenos Aires-PRICTMA, Buenos Aires, Argentina</text:p>
          </table:table-cell>
          <table:table-cell office:value-type="string" calcext:value-type="string">
            <text:p>Prosdocimi, L., Laboratorio Genética de Poblaciones, Dpto. Ecología, Genética y Evolución, FCEN, Universidad de Buenos Aires, Intendente Güiraldes 2160, C1428EGA Capital Federal, Buenos Aires, Argentina, Fundación Mundo Marino-PRICTMA, Buenos Aires, Argentina; González Carman, V., Instituto Nacional de Investigación y Desarrollo Pesquero (INIDEP) CONICET, Mar del Plata, Buenos Aires, Argentina, Aquamarina-CECIM-PRICTMA, Buenos Aires, Argentina; Albareda, D.A., Aquamarina-CECIM-PRICTMA, Buenos Aires, Argentina, Acuario del Jardín Zoológico de Buenos Aires-PRICTMA, Buenos Aires, Argentina; Remis, M.I., Laboratorio Genética de Poblaciones, Dpto. Ecología, Genética y Evolución, FCEN, Universidad de Buenos Aires, Intendente Güiraldes 2160, C1428EGA Capital Federal, Buenos Aires, Argentina</text:p>
          </table:table-cell>
          <table:table-cell office:value-type="string" calcext:value-type="string">
            <text:p>The green turtle, Chelonia mydas, like other species of marine turtles, shows great migratory displacement between its nesting and feeding grounds. In an attempt to characterize the southernmost feeding grounds of this species, mtDNA sequence variation of green turtle aggregations in Argentinean waters was studied to elucidate genetic variation and infer possible origins. The goal of the present study is contemplated within the main purpose of the PRICTMA (Regional Program for Sea Turtle Research in Conservation of Argentina) and the Network ASO-Tortugas (Red Atlántico Sur Occidental-Tortugas) which are dedicated to promoting conservation studies in marine turtles in the region. A 486-bp fragment of the mitochondrial DNA control region was sequenced from 93 samples of incidentally caught juveniles from 2004 to 2007, revealing 9 haplotypes. Nucleotide and haplotype diversity were similar to those detected in other Brazilian feeding grounds (Ubatuba and Atol das Rocas/Fernando de Noronha). Analysis of molecular variance (AMOVA) indicated significant genetic differentiation among 9 western Atlantic feeding grounds for which data is currently available, suggesting variable contributions from different nesting colonies (F ST=0.29, P&amp;lt;10 -4; Φ ST=0.55, P&amp;lt;10 -4). Mitochondrial DNA haplotype distributions revealed significant heterogeneity among feeding grounds (X 2: 804.84, P&amp;lt;10 -4). A pairwise analysis revealed that most western Atlantic feeding grounds are genetically differentiated. The weighted and unweighted mixed stock analyses suggests that green turtles at Argentinean feeding grounds originate mainly in the Ascension Island rookery, with less contribution from rookeries in Suriname, Aves Island and Trindade Island.The present results improve our knowledge of the population structure and migration patterns of the Atlantic green turtle, and inform conservation measures on feeding grounds, which may be thousands of kilometers away from the nesting colonies. This information is required to further government efforts for this endangered species. © 2011 Elsevier B.V.</text:p>
          </table:table-cell>
          <table:table-cell office:value-type="string" calcext:value-type="string">
            <text:p>Chelonia mydas; Endangered species; Feeding ground; Genetic diversity; Mitochondrial DNA; Population structure</text:p>
          </table:table-cell>
          <table:table-cell office:value-type="string" calcext:value-type="string">
            <text:p>coastal water; conservation genetics; conservation management; endangered species; feeding ground; genetic differentiation; genetic marker; genetic structure; genotype; migratory behavior; mitochondrial DNA; nest site; population structure; species conservation; state role; turtle; variance analysis; Argentina; Ascension Island; Atlantic Ocean; Atlantic Ocean (West); Suriname; Trindade; Aves; Chelonia mydas; Cheloniidae; Testudines</text:p>
          </table:table-cell>
          <table:table-cell table:number-columns-repeated="5"/>
          <table:table-cell office:value-type="string" calcext:value-type="string">
            <text:p>Allard, M.W., Miyamoto, M.M., Bjorndal, K.A., Bolten, A.B., Bowen, B.W., Support for natal homing in green turtles from mitochondrial DNA sequences (1994) Copeia, 1, pp. 34-41; Avise, J.C., (2004) Molecular Markers Natural History and Evolution, , Sinauer Associates, Inc., Sunderland M.A., USA; Bagley, D.A., Characterizing juvenile green turtles (Chelonia mydas) from three east central Florida Developmental habitats. (2003) MS Thesis., , University of Central Florida, Orlando, FL; Bandelt, H.J., Forster, P., Röhl, A., Median-joining networks for inferring intraspecific phylogenies (1999) Mol. Biol. Evol., 16, pp. 37-48; Bass, A.L., Witzell, W.N., Demographic composition of immature green turtles (Chelonia mydas) from the east central Florida coast, evidence from mtDNA markers (2000) Herpetologica, 56, pp. 357-367; Bass, A.L., Lagueux, C.J., Bowen, B.W., Origin of green turtles. Chelonia mydas at "sleeping rocks" of the northeast of Nicaragua (1998) Copeia, 4, pp. 1064-1069; Bass, A.L., Epperly, S.P., Braun-McNeill, J., Multi-year analysis of stock composition of loggerhead turtle (Caretta caretta) foraging habitat using maximum likelihood and Bayesian methods (2004) Conserv. Genet., 5, pp. 783-796; Bass, A.L., Epperly, S.P., Braun-McNeill, J., Green turtle (Chelonia mydas) foraging and nesting aggregations in the Caribbean and Atlantic, impact of currents and behavior on dispersal (2006) J. Hered., 97, pp. 346-354; Bellini, C., Sanches, T.M., Reproduction and feeding of marine turtles in the Fernando de Noronha Archipelago, Brazil (1996) Mar. Turt. Newsl., 74, pp. 12-13; Bellini, C., Marcovaldi, M.Â., Sanches, T.M., Grossman, A., Sales, G., Atol Das Rocas Biological Reserve: second largest Chelonia rookery in Brazil (1996) Mar. Turt. Newsl., 72, pp. 1-2; Bjorndal, K.A., Bolten, A.B., Annual variation in source contributions to mixed stock, implications for quantifying connectivity (2008) Mol. Ecol., 17, pp. 2185-2193; Bjorndal, K.A., Bolten, A.B., Troeng, S., Population structure and genetic diversity in green turtles nesting at Tortuguero, Costa Rica, based on mitochondrial DNA control region sequences (2005) Mar. Biol., 147, pp. 1449-1457; Bjorndal, K.A., Bolten, A.B., Moreira, L., Bellini, C., Marcovaldi, M.A., Population structure and diversity of Brazilian green turtle rookeries based on mitochondrial DNA sequences (2006) Chelonia Conserv. Biol., 5 (2), pp. 262-268; Bolker, B.M., Okuyama, T., Bjorndal, K.A., Bolten, A.B., Incorporating multiple mixed stocks in mixed stock analysis, 'many-to-many' analyses (2007) Mol. Ecol., 16, pp. 685-695; Bolten, A.B., Techniques for measuring sea turtles (1999) Research and Management Techniques for the Conservation of Sea Turtles, pp. 110-114. , IUCN/SSC Marine Turtle Specialist Group Publication, K.L. Eckert, K.A. Bjorndal, F.A. Abreu-Grobois, M. Donnelly (Eds.); Bolten, A.B., Active swimmers-passive drifters: The oceanic juvenile stage of loggerheads in the Atlantic Ocean (2003) Loggerhead Sea Turtles, pp. 63-78. , Smithsonian Books, Washington, DC, USA, A.B. Bolten, B.E. Witherington (Eds.); Bolten, A.B., Variation in sea turtle life history patterns: neritic versus oceanic developmental stages (2003) The Biology of Sea Turtles, 2, pp. 243-457. , CRC Press, Boca Raton, FL, 257, P.L. Lutz, J.A. Musick, J. Wyneken (Eds.); Boltovskoy, D., (1981) Atlas del zooplancton del Atlántico Sudoccidental y métodos de trabajo con el zooplancton marino, p. 936. , Publ. Especial INIDEP, Mar del Plata (Argentina); Bourjea, J., Lapégue, S., Gagnevin, L., Broderick, D., Mortimer, J., Ciccione, S., Roos, D., Grizel, H., Phylogeography of the green turtle, Chelonia mydas, in the Southwest Indian Ocean (2007) Mol. Ecol., 16, pp. 175-186; Bowen, B.W., Meylan, A.B., Ross, J.P., Limpus, C.J., Balazs, G.H., Avise, J.C., Global population structure and natural history of the green turtle (Chelonia mydas) in terms of matriarchal phylogeny (1992) Evolution, 46, pp. 865-881; Bowen, B.W., Bass, A.L., Chow, S.M., Bostrom, M., Bjorndal, K.A., Bolten, A.B., Okuyama, T., Lacasella, E., Natal homing in juvenile loggerhead turtles (Caretta caretta) (2004) Mol. Ecol., 13, pp. 3797-3808; Bowen, B.W., Bass, A.L., Soares, L., Toonen, R.J., Conservation implications of complex population structure, lessons from the loggerhead turtle (Caretta caretta) (2005) Mol. Ecol., 14, pp. 2389-2402; Broderick, A.C., Godley, B.J., Hays, G.C., Trophic status drives inter-annual variability in nesting numbers of marine turtles (2001) Proc. R. Soc. Lond. B, 268, pp. 1481-1487; Dutton, P.H., Methods for collection and preservation of samples for sea turtle genetic studies (1996) Proceedings of the International Symposium on Sea Turtles Conservation Genetics, NOAA Technical Memorandum NMFS-SEFSC, Miami (FL), 396, pp. 17-24. , B.W. Bowen, W.N. Witzell (Eds.); Encalada, S.E., Lahanas, P.N., Bjorndal, K.A., Bolten, A.B., Miyamoto, M.M., Bowen, B.W., Phylogeography and population structure of the Atlantic and Mediterranean green turtle Chelonia mydas, a mitochondrial DNA control region sequence assessment (1996) Mol. Ecol., 4, pp. 473-483; Epperly, S.P., Braun, J., Veishlow, A., Sea turtles in North Carolina waters (1995) Conserv. Biol., 9, pp. 384-394; Excoffier, L., Laval, G., Schneider, S., Arlequin version 3.0, an integrated software package for population genetics data analysis (2005) Evol. Bioinform. Online, 1, pp. 47-50; FitzSimmons, N.N., Limpus, C.J., Norman, J.A., Goldizen, A.R., Miller, J.D., Moritz, C., Philopatry of male marine turtle inferred from mitochondrial DNA markers (1997) Proc. Natl. Acad. Sci. U. S. A., 94, pp. 8912-8917; FitzSimmons, N.N., Moritz, C., Limpus, C.J., Pope, L., Prince, R., Geographic structure of mitochondrial and nuclear gene polymorphisms in Australian green turtle populations and male-biased gene flow (1997) Genetics, 147, pp. 1843-1854; Formia, A., Population and genetic structure of the green turtle (Chelonia mydas) in West and Central Africa (2002), Implications for management and Conservation (dissertation). Cardiff (UK) - Cardiff UniversityFormia, A., Godley, B.J., Dontaine, J.F., Bruford, M.W., Mitochondrial DNA diversity and phylogeography of endangered green turtle (Chelonia mydas) populations in Africa (2006) Conserv. Genet., 7, pp. 353-369; Formia, A., Broderick, A.C., Glen, F., Godley, B.J., Hays, G.C., Bruford, W., Genetic composition of the Ascension Island green turtle rookery based on mitochondrial DNA, implications for sampling and diversity (2007) Endanger. Species Res., 3, pp. 145-158; Frankham, R., Balou, J.D., Briscoe, D.A., (2002) Introduction to Conservation Genetics, , Cambridge University Press, UK; Godley, B.J., Broderick, A.C., Hays, G.C., Nesting of green turtles (Chelonia mydas) at Ascension Island, South Atlantic (2001) Biol. Conserv., 97, pp. 151-158; González Carman, V., Álvarez, K., Prosdocimi, L., Inchaurraga, M.C., Dellacasa, R., Faiella, A., Echenique, C., Mianzan, H., Temperate SW Atlantic: a feeding and developmental habitat for endangered sea turtles (2011) Mar. Biol. Res., 7, pp. 500-508; Guerrero, R.A., Oceanografía física del estuario de Río de la Plata y el sistema costero de El Rincón (1998) INIDEP Informe Técnico, Mar del Plata, Argentina, 21, pp. 29-54. , C. Lasta (Ed.) Resultados de una campaña de evaluación de recursos demersales costeros de la Provincia de Buenos Aires y del litoral uruguayo; Hall, T.A., BioEdit, a user-friendly biological sequence alignment editor and analysis program for Windows 95/98/NT (1999) Nucleic Acids Symposium Series, pp. 95-98; Heppel, S.S., Snover, M.L., Crowder, L.B., Sea turtle population ecology (2003) The Biology of Sea Turtle, pp. 275-306. , CRC Press, Boca Ratón (FL), P.L. Lutz, J.A. Musick, J. Wyneken (Eds.); Higgins, D.G., Sharp, P.M., CLUSTAL, A package for performing multiple sequence alignment on a microcomputer (1988) Gene, 73, pp. 237-244; Hudson, R.R., Boos, D.D., Kaplan, N.L., A statistical test for detecting geographic subdivision (1992) Mol. Biol. Evol., 9, pp. 138-151; (2009) IUCN 2009: IUCN Red List of Threatened Species. Version 2009.2, , http://www.iucnredlist.org, IUCN; Kamezaki, N., Matsui, M., Geographic variation in skull morphology of the green turtle, Chelonia mydas, with a taxonomic discussion (1995) J. Herpetol., 29, pp. 51-60; Karl, S.A., Bowen, B.W., Avise, J.C., Global population structure and male mediated gene flow in the green turtle (Chelonia mydas), RFLP analyses of anonymous nuclear DNA regions (1992) Genetics, 31, pp. 163-173; Kaska, Y., Genetic structure of Mediterranean sea turtle populations (2000) Turk. J. Zool., 24, pp. 191-197; Kimura, M., A simple method for estimating evolutionary rate of base substitutions through comparative studies of nucleotide sequences (1980) J. Mol. Evol., 16, pp. 111-120; Lahanas, P.N., Miyamoto, M.M., Bjorndal, K.A., Bolten, A.B., Molecular evolution and population genetics of Greater Caribbean green turtles (Chelonia mydas) as inferred from mitochondrial DNA control region sequences (1994) Genetica, 94, pp. 57-67; Lahanas, P.N., Bjorndal, K.A., Bolten, A.B., Encalada, S.E., Miyamoto, M.M., Valverde, R.A., Bowen, B.W., Genetic composition of green turtle (Chelonia mydas) feeding grounds population, evidence for multiple origins (1998) Mar. Biol., 130, pp. 345-352; López-Mendilaharsu, M., Estrades, A., Caraccio, M.N., Calvo, V., Hernández, M., Quirici, V., Biología, ecología y etología de las tortugas marinas en la zona costera Uruguaya (2006) Bases para la conservación y el manejo de la costa Uruguaya, Montevideo, pp. 247-258. , R. Menafra, L. Rodríguez-Gallego, F. Scarabino, D. Conde (Eds.); Luke, K., Horrockas, J.A., Le Roux, R.A., Dutton, P.H., Origins of green turtle (Chelonia mydas) feeding aggregations around Barbados, West Indies (2004) Mar. Biol., 144, pp. 799-805; McElroy, D., Moran, P., Bermingham, E., Kornfield, I., (1991) REAP. The Restriction Enzyme Analyses Package. Version 4.0. Department of Zoology, , Migratory Fish Research Institute and Center for Marine Studies, University of Maine, Orono, USA; Mianzán, H.W., Lasta, C.A., Acha, E.M., Guerrero, R.A., Macchi, G.J., Bremec, C., The Río de la Plata estuary Argentina - Uruguay (2001) Ecological Studies: Coastal Marine Ecosystems of Latin America, pp. 186-204. , Springer-Verlag, Berlin, U. Seeliger, L.D. De Lacerda, B. Kjerfve (Eds.); Moritz, C., Defining "Evolutionarily Significant Units" for conservation (1994) Trends Ecol. Evol., 9, pp. 373-375; Musick, J.A., Limpus, C.J., Habitat utilization and migration in juvenile sea turtles (1997) The Biology of Sea Turtles, pp. 137-163. , CRC Press, Boca Raton, Florida, P. Lutz, J.A. Musick (Eds.); Naro-Maciel, E., Becker, J.H., Lima, E.H.S.M., Marcov, M.A., Desalle, R., Testing dispersal hypotheses in foraging green sea turtles (Chelonia mydas) of Brazil (2007) J. Hered., 98, pp. 29-39; Nei, M., (1987) Molecular Evolutionary Genetics, , Columbia University Press, New York (NY); Norman, J.A., Moritz, C., Limpus, C.J., Mitochondrial DNA control region polymorphisms, genetic markers for ecological studies of marine turtles (1994) Mol. Ecol., 3, pp. 363-373; Peakall, R., Smouse, P.E., GENALEX 6, genetic analysis in Excel. Population genetic software for teaching and research (2006) Mol. Ecol. Notes, 6, pp. 288-295; Pella, J.J., Masuda, M., Bayesian methods for analysis of stock mixtures from genetic characters (2001) Fish. Bull., 9, pp. 151-167; Pella, J.J., Milner, G.B., Use of genetic markers in stock composition analysis (1987) Population genetics and fishery management, pp. 247-276. , University of Washington Press, Seattle (WA), N. Ryman, F. Utter (Eds.); Piola, A.R., Matano, R.P., Brazil and Falklands (Malvinas) Currents (2001) Encyclopedia of Ocean Sciences, pp. 340-349. , Academic Press, Londres, J.H. Steele, S.A. Thorpe, K.K. Turekian (Eds.); Plotkin, P., Adult migrations and habitat use (2003) The Biology of Sea Turtles, pp. 225-242. , CRC Press, Boca Raton, FL, P.L. Lutz, J.A. Musick, J. Wyneken (Eds.); Roberts, M.A., Schwartz, T.S., Karl, S.A., Global population genetic structure and male-mediated gene flow in the green sea turtle (Chelonia mydas), analysis of microsatellite loci (2004) Genetics, 166, pp. 1857-1870; Roff, D.A., Bentzen, P., The statistical analysis of mitochondrial DNA polymorphisms, X 2 and the problem of small samples (1989) Mol. Biol. Evol., 6 (5), pp. 539-545; Schulz, J.P., Sea turtles nesting in Suriname (1975) Zool. Verh. (Leiden), 143, pp. 3-172; Seminoff, J.A., (2002) IUCN Red List Status Assessment Green Turtle (Chelonia mydas), , Marine Turtle Specialist Group, The World Conservation Union IUCN, Gland (Switzerland); Seminoff, J.A., (2004) Global Status Assessment Green Turtle (Chelonia mydas), , Marine Turtle Specialist Group, The World Conservation Union IUCN, Gland (Switzerland); Seminoff, J.A., Abreu-Grobois, F.A., Assessing the global status of sea turtles under the IUCN globally distributed species criteria: assumptions, caveats, limitations, and a call for more demographic data (2007) Proceedings of the Twenty-fourth Annual Symposium on Sea Turtle Biology and Conservation, 567, pp. 34-35. , NMFS-SEFSC, San Jose, Costa Rica, R.B. Mast, B.J. Hutchinson, A.H. Hutchinson (Eds.); (1996) Statistica 5 for Windows (Computer Program Manual), , Tulsa OK, Statistica Statsoft Inc; Tomczak, M., Godfrey, J.S., (2003) Regional Oceanography: An Introduction, pp. 229-252. , Daya Publishing House, Delhi, Chapter 14; Witham, R.M., The "Lost Years" question in young sea turtles (1998) Am. Zool., 20, pp. 525-530</text:p>
          </table:table-cell>
          <table:table-cell office:value-type="string" calcext:value-type="string">
            <text:p>Remis, M.I.; Intendente Güiraldes 2160, C1428EGA Capital Federal, Buenos Aires, Argentina; email: mariar@ege.fcen.uba.ar</text:p>
          </table:table-cell>
          <table:table-cell table:number-columns-repeated="7"/>
          <table:table-cell office:value-type="float" office:value="220981" calcext:value-type="float">
            <text:p>220981</text:p>
          </table:table-cell>
          <table:table-cell/>
          <table:table-cell office:value-type="string" calcext:value-type="string">
            <text:p>JEMBA</text:p>
          </table:table-cell>
          <table:table-cell/>
          <table:table-cell office:value-type="string" calcext:value-type="string">
            <text:p>English</text:p>
          </table:table-cell>
          <table:table-cell office:value-type="string" calcext:value-type="string">
            <text:p>J. Exp. Mar. Biol. Ecol.</text:p>
          </table:table-cell>
          <table:table-cell office:value-type="string" calcext:value-type="string">
            <text:p>Article</text:p>
          </table:table-cell>
          <table:table-cell office:value-type="string" calcext:value-type="string">
            <text:p>Scopus</text:p>
          </table:table-cell>
          <table:table-cell office:value-type="string" calcext:value-type="string">
            <text:p>2-s2.0-84155172516</text:p>
          </table:table-cell>
          <table:table-cell table:number-columns-repeated="983"/>
        </table:table-row>
        <table:table-row table:style-name="ro1">
          <table:table-cell office:value-type="string" calcext:value-type="string">
            <text:p>Fransozo A., Teixeira G.M., Gomes R.R., Silva J.C., Bolla Jr. E.A.</text:p>
          </table:table-cell>
          <table:table-cell office:value-type="string" calcext:value-type="string">
            <text:p>Occurrence of external morphological abnormalities in marine crabs (Decapoda, Brachyura) from North Coast of the São Paulo State [Ocorrência de anormalidades morfológicas externas em caranguejos marinhos (Decapoda, Brachyura) no litoral norte do estado de são paulo]</text:p>
          </table:table-cell>
          <table:table-cell office:value-type="float" office:value="2012" calcext:value-type="float">
            <text:p>2012</text:p>
          </table:table-cell>
          <table:table-cell office:value-type="string" calcext:value-type="string">
            <text:p>Acta Scientiarum - Biological Sciences</text:p>
          </table:table-cell>
          <table:table-cell office:value-type="float" office:value="34" calcext:value-type="float">
            <text:p>34</text:p>
          </table:table-cell>
          <table:table-cell office:value-type="float" office:value="1" calcext:value-type="float">
            <text:p>1</text:p>
          </table:table-cell>
          <table:table-cell/>
          <table:table-cell office:value-type="float" office:value="101" calcext:value-type="float">
            <text:p>101</text:p>
          </table:table-cell>
          <table:table-cell office:value-type="float" office:value="104" calcext:value-type="float">
            <text:p>104</text:p>
          </table:table-cell>
          <table:table-cell table:number-columns-repeated="2"/>
          <table:table-cell office:value-type="string" calcext:value-type="string">
            <text:p>10.4025/actascibiolsci.v34i1.8618</text:p>
          </table:table-cell>
          <table:table-cell office:value-type="string" calcext:value-type="string">
            <text:p>http://www.scopus.com/inward/record.url?eid=2-s2.0-80455168690&amp;partnerID=40&amp;md5=d415c259008fb8aacd1c0ccf3d41b4cb</text:p>
          </table:table-cell>
          <table:table-cell office:value-type="string" calcext:value-type="string">
            <text:p>Departamento de Zoologia, Universidade Estadual Paulista Julio de Mesquita Filho, Botucatu, São Paulo, Brazil; Instituto Federal de Mato Grosso do Sul, 79640-280, Três Lagoas, Mato Grosso do Sul, Brazil; Centro Universitário do Planalto de Araxá, Araxá, Minas Gerais, Brazil</text:p>
          </table:table-cell>
          <table:table-cell office:value-type="string" calcext:value-type="string">
            <text:p>Fransozo, A., Departamento de Zoologia, Universidade Estadual Paulista Julio de Mesquita Filho, Botucatu, São Paulo, Brazil; Teixeira, G.M., Instituto Federal de Mato Grosso do Sul, 79640-280, Três Lagoas, Mato Grosso do Sul, Brazil; Gomes, R.R., Departamento de Zoologia, Universidade Estadual Paulista Julio de Mesquita Filho, Botucatu, São Paulo, Brazil; Silva, J.C., Centro Universitário do Planalto de Araxá, Araxá, Minas Gerais, Brazil; Bolla Jr., E.A., Departamento de Zoologia, Universidade Estadual Paulista Julio de Mesquita Filho, Botucatu, São Paulo, Brazil</text:p>
          </table:table-cell>
          <table:table-cell office:value-type="string" calcext:value-type="string">
            <text:p>Deformities and abnormalities in crustaceans have been associated to genetic problem, which occurred during molt process, damage caused by ectobionts, predators or environmental stress caused by chemical wastes. Some crab specimens collected in the São Paulo littoral were found having body abnormalities. They belong to the following crab species: Callinectes ornatus (Ordway, 1863), Arenaeus cribrarius (Lamarck, 1818) and Leurocyclus tuberculosus (H. Milne Edwards; Lucas, 1843). Samplings were performed by trawling during July 2008, August and October 2009 at the Ubatuba region, São Paulo State, Brazil. Body abnormalities were verified in the cheliped dactyl (C. ornatus an adult male), carapace deformities (A. cribrarius an adult male) and abdominal alterations (C. ornatus an adult female; L. tuberculosus an adult male and an ovigerous female). The record and analysis of such occurrences can help in the distinction of natural or human impact caused alterations. In this way, the occurrence study of this kind of body alterations could provide tools in order to control unprotected environmental areas, as well as bring subsides to understand the unusual variations during the ontogeny of important species in the benthic community.</text:p>
          </table:table-cell>
          <table:table-cell office:value-type="string" calcext:value-type="string">
            <text:p>Arenaeus cribrarius; Callinectes ornatus; Chelipeds and carapace; Crabs abnormalities; Leurocyclus tuberculosus</text:p>
          </table:table-cell>
          <table:table-cell office:value-type="string" calcext:value-type="string">
            <text:p>abdominal malformation; Arenaeus cribrarius; article; benthic fauna; Brazil; Callinectes ornatus; carapase deformity; congenital malformation; crab; environmental protection; female; Leurocyclus tuberculosus; limb malformation; male; marine species; morphological trait; nonhuman; Arenaeus cribrarius; Brachyura; Callinectes ornatus; Crustacea; Decapoda (Crustacea)</text:p>
          </table:table-cell>
          <table:table-cell table:number-columns-repeated="5"/>
          <table:table-cell office:value-type="string" calcext:value-type="string">
            <text:p>Alderman, D.J., Fusarium solani causing an exoskeletal pathology in cultured lobsters, Homarus vulgaris (1981) Transactions of the British Mycological Society, 76 (1), pp. 25-27; Benneti, A.S., Negreiros-Fransozo, M.L., Symmetric chelipeds in males of the fiddler crab Ucaburgersi Holthuis, 1967 (Decapoda, Brachyura, Ocypodidae) (2003) Nauplius, 11 (2), pp. 141-144; Burone, L., Pires-Vanin, A.M.S., Foraminiferal assemblages in Ubatuba Bay, southeastern Brazilian coast (2006) Scientia Marina, 70 (2), pp. 203-217; Burone, L., Muniz, P., Pires-Vanin, A.M., Rodrigues, M., Spatial distribution of organic matter in the surface sediments of Ubatuba Bay (Southeastern -Brazil) (2003) Anais Da Academia Brasileira De Ciências, 75 (1), pp. 77-90; Cook, D.K., Lofton, S.R., Chitinoclastic bacteria associated with shell disease in Penaeus shrimp and the blue crab (Callinectes sapidus) (1973) Journal of Wildlife Diseases, 9 (2), pp. 154-159; Gregati, R.A., Negreiros-Fransozo, M.L., Occurrence of shell disease and carapace abnormalities on natural population of Neohelice granulata (Crustacea: Varunidae) from a tropical mangrove forest, Brazil (2009) Marine Biodiversity Records, 2 (60), pp. 1-3; Lawler, A.R., Van-Engel, W., Triple regeneration of the fifth pereiopod of a blue crab, Callinectes sapidus Rathbun (1973) Chesapeake Science, 14 (2), pp. 144-145; Mantelatto, F.L.M., Brien, J.J., Alvarez, F., The first record of external abnormalities on abdomens of Callinectes ornatus (Portunidae) from Ubatuba Bay, Brazil (2000) Nauplius, 8 (1), pp. 93-97; Mantelatto, F.L.M., Avelar, W.E.P., Silva, D.M.L., Tomazelli, A.C., Lopez, J.L.C., Shuhama, T., Heavy metals in the shrimp Xiphopenaeus kroyeri (Heller, 1862) (Crustacea, Penaidae) from Ubatuba Bay, São Paulo, Brazil (1999) Bulletin of Environmental Contamination and Toxicology, 62 (2), pp. 152-159; Melo, G.A.S., (1996) Manual De Identificação Dos Brachyura (caranguejos E Siris) Do Litoral Brasileiro, , 1. ed. São Paulo: Editora Plêiade; Pinheiro, M.A.A., Fransozo, A., Reproductive behavior of the swimming crab Arenaeus cribarius (Lamarck, 1818) (Crustacea, Brachyura, Portunidae) in captivity (1999) Bulletin of Marine Science, 64 (2), pp. 243-253; Pinheiro, M.A.A., Toledo, T.R., Malformation in the crab Ucides cordatus (Linnaeus, 1763) (Crustacea, Brachyura, Ocypodidae) (2009) Revista CEPSUL - Biodiversidade E Conservação Marinha, 1 (1), pp. 1-5. , in São Vicente, State of São Paulo, Brazil; Shuster, C.N., Hulmer, D.B., Van Engel, W.A., A commentary on claw deformities in the blue crab (1963) Estuarine Bulletin, 7 (2), pp. 15-23; Sindermann, C.J., (1989) The Shell Disease Syndrome In Marine Crustaceans, , Woods Hole: NOAA Technical Memorandum NMFS-F/NEC; Zou, E., Fingerman, M., External features of an intersex fiddler crab, Uca pugilator (Bosc, 1802) (Decapoda, Brachyura) (2000) Crustaceana, 73 (4), pp. 417-423</text:p>
          </table:table-cell>
          <table:table-cell office:value-type="string" calcext:value-type="string">
            <text:p>Teixeira, G. M.; Departamento de Zoologia, Universidade Estadual Paulista Julio de Mesquita Filho, Botucatu, São Paulo, Brazil; email: gmteixeira@ibb.unesp.br</text:p>
          </table:table-cell>
          <table:table-cell table:number-columns-repeated="7"/>
          <table:table-cell office:value-type="float" office:value="16799283" calcext:value-type="float">
            <text:p>16799283</text:p>
          </table:table-cell>
          <table:table-cell table:number-columns-repeated="3"/>
          <table:table-cell office:value-type="string" calcext:value-type="string">
            <text:p>English; Portuguese</text:p>
          </table:table-cell>
          <table:table-cell office:value-type="string" calcext:value-type="string">
            <text:p>Acta Sci. Biol. Sci.</text:p>
          </table:table-cell>
          <table:table-cell office:value-type="string" calcext:value-type="string">
            <text:p>Article</text:p>
          </table:table-cell>
          <table:table-cell office:value-type="string" calcext:value-type="string">
            <text:p>Scopus</text:p>
          </table:table-cell>
          <table:table-cell office:value-type="string" calcext:value-type="string">
            <text:p>2-s2.0-80455168690</text:p>
          </table:table-cell>
          <table:table-cell table:number-columns-repeated="983"/>
        </table:table-row>
        <table:table-row table:style-name="ro1">
          <table:table-cell office:value-type="string" calcext:value-type="string">
            <text:p>Joly C.A., Assis M.A., Bernacci L.C., Tamashiro J.Y., de Campos M.C.R., Gomes J.A.M.A., Lacerda M.S., dos Santos F.A.M., Pedroni F., Pereira L.S., Padgurschi M.C.G., Prata E.M.B., Ramos E., Torres R.B., Rochelle A., Martins F.R., Alves L.F., Vieira S.A., Martinelli L.A., de Camargo P.B., Aidar M.P.M., Eisenlohr P.V., Simoes E., Villani J.P., Belinello R.</text:p>
          </table:table-cell>
          <table:table-cell office:value-type="string" calcext:value-type="string">
            <text:p>Floristic and phytosociology in permanent plots of the Atlantic Rainforest along an altitudinal gradient in southeastern Brazil [Florística e fitossociologia em parcelas permanentes da Mata Atlântica do sudeste do Brasil ao longo de um gradiente altitudinal]</text:p>
          </table:table-cell>
          <table:table-cell office:value-type="float" office:value="2012" calcext:value-type="float">
            <text:p>2012</text:p>
          </table:table-cell>
          <table:table-cell office:value-type="string" calcext:value-type="string">
            <text:p>Biota Neotropica</text:p>
          </table:table-cell>
          <table:table-cell office:value-type="float" office:value="12" calcext:value-type="float">
            <text:p>12</text:p>
          </table:table-cell>
          <table:table-cell office:value-type="float" office:value="1" calcext:value-type="float">
            <text:p>1</text:p>
          </table:table-cell>
          <table:table-cell/>
          <table:table-cell office:value-type="float" office:value="123" calcext:value-type="float">
            <text:p>123</text:p>
          </table:table-cell>
          <table:table-cell office:value-type="float" office:value="145" calcext:value-type="float">
            <text:p>145</text:p>
          </table:table-cell>
          <table:table-cell/>
          <table:table-cell office:value-type="float" office:value="9" calcext:value-type="float">
            <text:p>9</text:p>
          </table:table-cell>
          <table:table-cell/>
          <table:table-cell office:value-type="string" calcext:value-type="string">
            <text:p>http://www.scopus.com/inward/record.url?eid=2-s2.0-84864516876&amp;partnerID=40&amp;md5=fa5b07ea0975bbc4629893658cae9863</text:p>
          </table:table-cell>
          <table:table-cell office:value-type="string" calcext:value-type="string">
            <text:p>Departamento Biologia Vegetal, Instituto de Biologia - IB, Universidade Estadual de Campinas - UNICAMP, CP 6109, Barão Geraldo, CEP 13081-970, Campinas, SP, Brazil; Departamento de Botânica, Instituto de Biociências, Universidade Estadual Paulista - UNESP, Av. 24A,1515, Bela Vista, CP 199, CEP 13506900, Rio Claro, SP, Brazil; Núcleo de Pesquisa e Desenvolvimento Jardim Botânico - CEC, Instituto Agronômico de Campinas - IAC, Av. Barao de Itapura, 1481, Jardim Guanabara, CP 28, CEP 13001-970, Campinas, SP, Brazil; Instituto de Ciências Biológicas e da Saúde, Universidade Federal de Mato Grosso do Sul - UFMS, Rod. MT 100, Setor Universitario, CEP 78698-000, Pontal do Araguaia, MT, Brazil; Instituto de Botânica - IBt, Secretaria do Meio Ambiente do Estado - SMA, Av. Miguel Estefano, 3687, Agua Funda, CEP 04301-902, São Paulo, SP, Brazil; Núcleo de Estudos e Pesquisas Ambientais - NEPAM, Universidade Estadual de Campinas - UNICAMP, Rua dos Flamboyants, 155, Cidade Universitaria, CEP 13083-867, Campinas, SP, Brazil; Laboratório de Ecologia Isotópica, Centro de Energia Nuclear na Agricultura - CENA, Universidade de São Paulo - USP, Av. Centenário, 303, São Dimas, CEP 13416-903, Piracicaba, SP, Brazil; Núcleo Picinguaba, Parque Estadual da Serra do Mar - PESM, Secretaria do Meio Ambiente do Estado - SMA, BR 101, Km 08, CP 157, CEP 11680-000, Ubatuba, SP, Brazil; Núcleo Santa Virgínia, Parque Estadual da Serra do Mar - PESM, Secretaria do Meio Ambiente do Estado - SMA, Rod. Owaldo Cruz, Km 78, Alto da Serra, CEP 12140-000, São Luiz do Paraitinga, SP, Brazil</text:p>
          </table:table-cell>
          <table:table-cell office:value-type="string" calcext:value-type="string">
            <text:p>Joly, C.A., Departamento Biologia Vegetal, Instituto de Biologia - IB, Universidade Estadual de Campinas - UNICAMP, CP 6109, Barão Geraldo, CEP 13081-970, Campinas, SP, Brazil; Assis, M.A., Departamento de Botânica, Instituto de Biociências, Universidade Estadual Paulista - UNESP, Av. 24A,1515, Bela Vista, CP 199, CEP 13506900, Rio Claro, SP, Brazil; Bernacci, L.C., Núcleo de Pesquisa e Desenvolvimento Jardim Botânico - CEC, Instituto Agronômico de Campinas - IAC, Av. Barao de Itapura, 1481, Jardim Guanabara, CP 28, CEP 13001-970, Campinas, SP, Brazil; Tamashiro, J.Y., Departamento Biologia Vegetal, Instituto de Biologia - IB, Universidade Estadual de Campinas - UNICAMP, CP 6109, Barão Geraldo, CEP 13081-970, Campinas, SP, Brazil; de Campos, M.C.R., Departamento Biologia Vegetal, Instituto de Biologia - IB, Universidade Estadual de Campinas - UNICAMP, CP 6109, Barão Geraldo, CEP 13081-970, Campinas, SP, Brazil; Gomes, J.A.M.A., Núcleo de Pesquisa e Desenvolvimento Jardim Botânico - CEC, Instituto Agronômico de Campinas - IAC, Av. Barao de Itapura, 1481, Jardim Guanabara, CP 28, CEP 13001-970, Campinas, SP, Brazil; Lacerda, M.S., Instituto de Ciências Biológicas e da Saúde, Universidade Federal de Mato Grosso do Sul - UFMS, Rod. MT 100, Setor Universitario, CEP 78698-000, Pontal do Araguaia, MT, Brazil; dos Santos, F.A.M., Departamento Biologia Vegetal, Instituto de Biologia - IB, Universidade Estadual de Campinas - UNICAMP, CP 6109, Barão Geraldo, CEP 13081-970, Campinas, SP, Brazil; Pedroni, F., Instituto de Ciências Biológicas e da Saúde, Universidade Federal de Mato Grosso do Sul - UFMS, Rod. MT 100, Setor Universitario, CEP 78698-000, Pontal do Araguaia, MT, Brazil; Pereira, L.S., Departamento Biologia Vegetal, Instituto de Biologia - IB, Universidade Estadual de Campinas - UNICAMP, CP 6109, Barão Geraldo, CEP 13081-970, Campinas, SP, Brazil; Padgurschi, M.C.G., Departamento Biologia Vegetal, Instituto de Biologia - IB, Universidade Estadual de Campinas - UNICAMP, CP 6109, Barão Geraldo, CEP 13081-970, Campinas, SP, Brazil; Prata, E.M.B., Departamento de Botânica, Instituto de Biociências, Universidade Estadual Paulista - UNESP, Av. 24A,1515, Bela Vista, CP 199, CEP 13506900, Rio Claro, SP, Brazil; Ramos, E., Núcleo de Pesquisa e Desenvolvimento Jardim Botânico - CEC, Instituto Agronômico de Campinas - IAC, Av. Barao de Itapura, 1481, Jardim Guanabara, CP 28, CEP 13001-970, Campinas, SP, Brazil; Torres, R.B., Núcleo de Pesquisa e Desenvolvimento Jardim Botânico - CEC, Instituto Agronômico de Campinas - IAC, Av. Barao de Itapura, 1481, Jardim Guanabara, CP 28, CEP 13001-970, Campinas, SP, Brazil; Rochelle, A., Departamento Biologia Vegetal, Instituto de Biologia - IB, Universidade Estadual de Campinas - UNICAMP, CP 6109, Barão Geraldo, CEP 13081-970, Campinas, SP, Brazil; Martins, F.R., Departamento Biologia Vegetal, Instituto de Biologia - IB, Universidade Estadual de Campinas - UNICAMP, CP 6109, Barão Geraldo, CEP 13081-970, Campinas, SP, Brazil; Alves, L.F., Instituto de Botânica - IBt, Secretaria do Meio Ambiente do Estado - SMA, Av. Miguel Estefano, 3687, Agua Funda, CEP 04301-902, São Paulo, SP, Brazil; Vieira, S.A., Núcleo de Estudos e Pesquisas Ambientais - NEPAM, Universidade Estadual de Campinas - UNICAMP, Rua dos Flamboyants, 155, Cidade Universitaria, CEP 13083-867, Campinas, SP, Brazil; Martinelli, L.A., Laboratório de Ecologia Isotópica, Centro de Energia Nuclear na Agricultura - CENA, Universidade de São Paulo - USP, Av. Centenário, 303, São Dimas, CEP 13416-903, Piracicaba, SP, Brazil; de Camargo, P.B., Laboratório de Ecologia Isotópica, Centro de Energia Nuclear na Agricultura - CENA, Universidade de São Paulo - USP, Av. Centenário, 303, São Dimas, CEP 13416-903, Piracicaba, SP, Brazil; Aidar, M.P.M., Instituto de Botânica - IBt, Secretaria do Meio Ambiente do Estado - SMA, Av. Miguel Estefano, 3687, Agua Funda, CEP 04301-902, São Paulo, SP, Brazil; Eisenlohr, P.V., Departamento Biologia Vegetal, Instituto de Biologia - IB, Universidade Estadual de Campinas - UNICAMP, CP 6109, Barão Geraldo, CEP 13081-970, Campinas, SP, Brazil; Simões, E., Núcleo Picinguaba, Parque Estadual da Serra do Mar - PESM, Secretaria do Meio Ambiente do Estado - SMA, BR 101, Km 08, CP 157, CEP 11680-000, Ubatuba, SP, Brazil; Villani, J.P., Núcleo Santa Virgínia, Parque Estadual da Serra do Mar - PESM, Secretaria do Meio Ambiente do Estado - SMA, Rod. Owaldo Cruz, Km 78, Alto da Serra, CEP 12140-000, São Luiz do Paraitinga, SP, Brazil; Belinello, R., Departamento Biologia Vegetal, Instituto de Biologia - IB, Universidade Estadual de Campinas - UNICAMP, CP 6109, Barão Geraldo, CEP 13081-970, Campinas, SP, Brazil</text:p>
          </table:table-cell>
          <table:table-cell office:value-type="string" calcext:value-type="string">
            <text:p>This paper summarizes floristic and phytossociology data of 11, out of 14 plots of 1 ha, allocated along an altitudinal gradient in the Serra do Mar, São Paulo, Brazil. The study was conducted at Serra do Mar State Park and the plots start at the sea level (10 m - plot of Restinga Forest that occurs at Praia da Fazenda, Picinguaba, municipality of Ubatuba) up to 1100 m above sea level (the Montane Ombrophilous Dense occurs alongside the Itamambuca Trail, municipality of São Luis do Paraitinga). The Restinga Forest occurs in Pleistocenic Coastal Plain where the soil is classified as a sandy Quartzipsamment (Quartzenic Neosol), while along the slopes of the Serra do Mar, the Ombrophylus Dense Forest grows on the top of a pre-Cambrian crystalline basement with granitic rocks, where the soil is a sandy-loam Dystrophic Inceptisol (Cambisol/Latosol). In all 14 plots soils are acidic (pH 3 - 4), chemically poor, with high dilution of nutrients and high saturation of aluminum. In the Restinga and at the foot of the slope the climate is Tropical/Subtropical Humid (Af/Cfa), with no dry season, an average annual rainfall over 2,200 mm and an average annual temperature of 22 °C. Towards the top of the Serra do Mar there is a gradual cooling along the slope, but there is no reduction in rainfall, so at 1,100 m above sea level the climate is classified as Humid Subtropical (Cfa/Cfb), with no dry season and an average annual temperature of 17 °C. It is important to remark that, almost daily, from 400 m above sea level up to the top of slopes the mountains are covered by a dense fog. In the 14 plots 21,733 individuals with DBH ≥ 4.8 cm, including trees, palms and ferns, were marked, measured and sampled. The average number of individuals sampled in each plot was 1264 ind.ha-1(± 218 SE 95%). Within the parameters considered trees prevailed (71%in the Montane ODF to 90% in the Restinga Forest), followed by palms (10% in the RF and 25% in the Montane Ombrophilous Dense Forest/ODF) and ferns (0% % in the RF and 4% in the Montane ODF). Regarding these proportions the Exploited Lowlands ODF differs from the others with only 1.8% of palm trees and striking 10% of ferns. The forest canopy is irregular with heights ranging from 7 to 9 m, rarely emergent trees reach 18 m, and due to this irregularity of the canopy the amount of light that gets through sets conditions for the development of hundreds of epiphytic species. Aside from Montana ODF, where the number of dead trees was more than 5% of individuals sampled, in the other phytophysiognomies this value was below 2.5%. In the 11 plots where the floristic study was conducted we found 562 species in 195 genera and 68 families. Only seven species - Euterpe edulis Mart. (Arecaceae), Calyptranthes lucida Mart. ex DC. and Marlierea tomentosa Cambess (both Myrtaceae), Guapira opposita (Vell.) Reitz (Nyctaginaceae), Cupania oblongifolia Mart. (Sapindaceae), Cecropia glaziovii Snethl. and Coussapoa microcarpa (Schott) Rizzini (both Urticaceae) - occurred from Restinga to Montane ODF, while 12 other species did not occur only in the Restinga Forest. Families with the greatest number of species are Myrtaceae (133 spp), Fabaceae (47 spp), Rubiaceae (49) and Lauraceae (49) throughout the gradient and Monimiaceae (21) specifically in portions Montane ODF. Only in the F plot, where logging has occurred between 1950 and 1985, the abundance of palm trees has been replaced by Cyatheaceae. The study shows a peak of diversity and richness, Shannon-Weiner index (H') ranging from 3.96 to 4.48 nats.ind-1, in the intermediate altitudes (300 to 400 m) along the slope. Several explanations for thishytophysiognomies of the Atlantic ODF due to climate fluctuations during the Pleistocene. The results presented in this paper d result are raised here, including the fact that these elevations are within the limits expansions and retractions of the different pemonstrate the extraordinary richness of tree species of the Atlantic Rainforest from the northeastern coast of the State of Sao Paulo, reinforcing the importance of its conservation throughout the altitudinal gradient. The richness of this forest justifies a long term commitment to study its dynamics and functioning through permanent plots, and monitor the impacts of climate change in this vegetation.</text:p>
          </table:table-cell>
          <table:table-cell office:value-type="string" calcext:value-type="string">
            <text:p>BIOTA Functional Gradient Project; Nucleo Picinguaba; Nucleo Santa Virginia; Phytophysiognomies; Serra do Mar State Park; Species richness; Vegetation Classification System</text:p>
          </table:table-cell>
          <table:table-cell office:value-type="string" calcext:value-type="string">
            <text:p>Arecaceae; Calyptranthes; Cecropia; Coussapoa; Cupania; Cyatheaceae; Euterpe edulis; Fabaceae; Filicophyta; Guapira opposita; Lauraceae; Marlierea; Monimiaceae; Myrtaceae; Nyctaginaceae; Rubiaceae; Sapindaceae; Urticaceae</text:p>
          </table:table-cell>
          <table:table-cell table:number-columns-repeated="5"/>
          <table:table-cell office:value-type="string" calcext:value-type="string">
            <text:p>Ab'Saber, A.N., Os domínios morfoclimáticos na América do Sul. Primeira aproximação (1977) Geomorfologia, 52, pp. 1-21; Alves, L.F., Santos, F.A.M., Tree allometry and crown shape of four tree species in Atlantic rain forest, SE Brazil (2002) J. Trop. Ecol, 18, pp. 245-260; Alves, L.F., Vieira, S., Scaranello, M., Camargo, P.B., Santos, F.A.M., Joly, C.A., Martinelli, L.A., Forest structure and live aboveground biomass variation along an elevational gradient of tropical Atlantic moist forest (Brazil (2010) Forest Ecol. Manag, 260, pp. 679-691. , http://dx.doi.org/10.1016/j.foreco.2010.05.023; An update of the Angiosperm Phylogeny Group classification for the orders and families of flowering plants (2003) Bot. J. Linn. Soc, 141, pp. 399-436. , http://dx.doi.org/10.1046/j.1095-8339.2003.t01-1-00158.x, ANGIOSPERM PHYLOGENY GROUP - APG II; Assis, M.A., Florística E Caracterização Das Comunidades Vegetais Da Planície Costeira De Picinguaba (1999), Ubatuba/SP. Tese de Doutorado, Universidade Estadual de Campinas, CampinasAssis, M.A., Prata, E.M.B., Pedroni, F., Sanchez, M., Eisenlohr, P.V., Martins, F.R., Santos, F.A.M., Joly, C.A., Florestas de Restinga e de Terras Baixas do Núcleo Picinguaba, PESM, Ubatuba, Sudeste do Brasil: Vegetação e heterogeneidade ambiental (2011) Biota Neotrop, 11 (2). , http://www.biotaneotropica.org.br/v11n2/pt/abstract?article+bn02111022011; Bakker, J.P., Olff, H., Willems, J.H., Zobel, M., Why Do We Need Permanent Plots in the Study of Long-Term Vegetation Dynamics (1996) J. Veg. Sci, 7 (2), pp. 147-155. , http://dx.doi.org/10.2307/3236314; Borges, R.F., Carneiro, M.A., Viana, P., Altitudinal distribution and species richness of herbaceous plants in campos rupestres of the Southern Espinhaço Range, Minas Gerais, Brazil (2011) Rodriguésia, 62 (1), pp. 139-152; Brown, J.H., Gillooly, J.F., Allen, A.P., Savage, V.M., West, G.B., Toward a metabolic theory of ecology (2004) Ecology, 85, pp. 1771-1789. , http://dx.doi.org/10.1890/03-9000; Bruijnzeel, L.A., (1990) Hydrology of Moist Tropical Forests and Effects of Conversion: A State of Knowledge Review, , IHP-UNESCO Humid Tropical Programme, Paris; Bruijnzeel, L.A., Waterloo, M.J., Proctor, J., Kuiters, A.T., Kotterink, B., Hydrological observations in montane rain forests on Gunung Silam, Sabah, Malaysia, with special reference to the "Massenerhebung" effect (1993) J. Ecol, 81, pp. 141-145. , http://dx.doi.org/10.2307/2261231; Campos, M.C.R., Relação Da Composição E Estrutura Do Componente Arbóreo Com Variáveis Microtopográficas E Edáficas Da Floresta Ombrófila Densa Do Núcleo Picinguaba/PESM, Ubatuba/SP (2008), Dissertação de Mestrado, Universidade Estadual de Campinas, CampinasCampos, M.C.R., Tamashiro, J.Y., Assis, M.A., Joly, C.A., Florística e fitossociologia do componente arbóreo da transição Floresta Ombrófila Densa das Terras Baixas - Floresta Ombrófila Densa Submontana do Núcleo Picinguaba/PESM, Ubatuba, sudeste do Brasil (2011) Biota Neotrop, 11 (2). , http://www.biotaneotropica.org.br/v11n2/pt/abstract?inventory+bn02311022011; Cavalier, J., Goldstein, G., Mist and fog interception in elfin cloud forests in Columbia and Venezuela (1989) J. Trop. Ecol, 5, pp. 309-322. , http://dx.doi.org/10.1017/S0266467400003709; Clark, D.A., Are tropical forests an important carbon sink? Reanalysis of the long-term plot data (2002) Ecol. Appl, 12, pp. 3-7. , http://dx.doi.org/10.1890/1051-0761(2002)012[0003:ATFAIC]2.0.CO;2; Clark, D.B., Clark, D.A., Life-History diversity of canopy and emergent trees in a neotropical rain-forest (1992) Ecol. Monogr, 62 (3), pp. 315-344. , http://dx.doi.org/10.2307/2937114; Clark, D.B., Clark, D.A., Landscape-scale variation in forest structure and biomass in a tropical rain forest (2000) Forest Ecol. Manag, 137, pp. 185-198. , http://dx.doi.org/10.1016/S0378-1127(99)00327-8; Colombo, A.F., Joly, C.A., Brazilian Atlantic Forest lato sensu: The most ancient Brazilian forest, and a biodiversity hotspot, is highly threatened by climate change (2010) Braz. J. Biol, 70 (3), pp. 697-708. , http://dx.doi.org/10.1590/S1519-69842010000400002; Colwell, R.K., Lees, D.C., The mid-domain effect: Geometric constraints on the geography of species richness (2000) Trends Ecol. Evol, 15, pp. 70-76. , http://dx.doi.org/10.1016/S0169-5347(99)01767-X; Condit, R., Research in large, long-term tropical forest plots (1995) Trends Ecol. Evol, 10, pp. 18-22. , http://dx.doi.org/10.1016/S0169-5347(00)88955-7; Dallmeier, F., Long-term monitoring of biological diversity in tropical forest areas: Methods for establishment and inventory of permanent plots (1992) MAB Digest, p. 11. , Unesco, Paris; Dawson, T.E., Fog in the California redwood forest: Ecosystem inputs and use by plants (1998) Oecologia, 117, pp. 476-485. , http://dx.doi.org/10.1007/s004420050683; (2009) Banco De Dados Climáticos Do Brasil, , http://www.bdclima.cnpm.embrapa.br/, EMBRAPA(ultimo acesso em 31/01/2012); Eiserhardt, W.L., Bjorholm, S., Svenning, J.-C., Rangel, T.F., Balslev, H., Testing the Water-Energy Theory on American Palms (Arecaceae) Using Geographically Weighted Regression (2011) PLoS ONE, 6 (11), pp. e27027. , http://dx.doi.org/10.1371/journal.pone.0027027, PMid:22073244. PMCid:3207816; Evans, K.L., Warren, P.H., Gaston, K.J., Species-energy relationships at the macroecological scale: A review of the mechanisms (2005) Biol. Rev, 80, pp. 1-25. , http://dx.doi.org/10.1017/S1464793104006517, PMid:15727036; Fiaschi, P., Pirani, J.R., Review of plant biogeographic studies in Brazil (2009) J. Syst. Evol, 47, pp. 477-496. , http://dx.doi.org/10.1111/j.1759-6831.2009.00046.x; Fidalgo, O., Bononi, V.L.R., Técnicas de coleta (1984) Preservação E Herborização De Material Botânico, , Instituto de Botânica, São Paulo; Fisch, S.T.V., Is the palm community a good indicator for altitudinal zonation in the Atlantic Rain Forest? (2009) Annual Meeting ATBC - Impacts of Global Change On Tropical Ecosystems: Cross-cuting the Abiotic, Biotic and Human Spheres, , Marburg, Germany; (2002) Atlas Dos Remanescentes Da Mata Atlântica, pp. 1995-2000. , FUNDAÇÃO SOS MATA ATLÂNTICA &amp; INSTITUTO NACIONAL DE PESQUISAS ESPACIAIS - INPE, Fundação SOS Mata Atlântica, São Paulo; Galindo, L., Câmara, I.G., (2005) Mata Atlântica: Biodiversidade, Ameaças E Perspectivas, , Fundação SOS Mata Atlântica; Conservation International, São Paulo; Gentry, A.H., Tropical forest biodiversity: Distributional patterns and their conservational significance (1992) Oikos, 63, pp. 19-82. , http://dx.doi.org/10.2307/3545512; Giovanelli, J.G.R., Siqueira, M.F., Haddad, C.F.B., Alexandrino, J., Modeling a spatially restricted distribution in the Neotropics: How the size of calibration area affects the performance of five presence-only methods (2010) Ecol. Model, 221, pp. 215-224. , http://dx.doi.org/10.1016/j.ecolmodel.2009.10.009; Gomes, J.A.M.A., Bernacci, L.C., Joly, C.A., Diferenças florísticas e estruturais entre duas cotas altitudinais da Floresta Ombrófila Densa Submontana Atlântica, do Parque Estadual da Serra do Mar, município de Ubatuba/SP, Brasil (2011) Biota Neotrop, 11 (2). , http://www.biotaneotropica.org.br/v11n2/pt/abstract?article+bn02611022011; Grytnes, J.A., Vetaas, O.R., Species richness and altitude: A comparison between simulation models and interpolated plant species richness along the Himalayan altitudinal gradient, Nepal (2002) Am. Natur, 159, pp. 294-304; Guedes-Bruni, R.R., Pessoa, S.V.A., Kurtz, B.C., Florística e estrutura do componente arbustivo-arbóreo de um trecho preservado da floresta montana na Reserva Ecológica de Macaé de Cima (1997) Serra De Macaé De Cima: Diversidade Florística E Conservação Em Mata Atlântica, pp. 127-146. , H.C. Lima &amp; R.R. Guedes-Bruni, eds.). Jardim Botânico do Rio de Janeiro, Rio de Janeiro; Guilherme, F.A.G., Morellato, L.P.C., Assis, M.A., Horizontal and vertical tree community structure in a lowland Atlantic Rain Forest, Southeastern Brazil (2004) Rev. Bras. Bot, 27 (4), pp. 725-737; Grubb, P.J., Interpretation of the 'Massenerhebung (1971) Effect On Tropical Mountains Nature, 229, pp. 44-45; Hegazy, A.K., El-Demerdash, M.A., Hosni, H.A., Vegetation, species diversity and floristic relations along an altitudinal gradient in south-west Saudi J (1998) Arid Environ, 38, pp. 3-13. , http://dx.doi.org/10.1006/jare.1997.0311; Hirota, M.M., Monitoring the Brazilian Atlantic Forest cover (2003) The Atlantic Forest of South America: Biodiversity Status, Trends, and Outlook, pp. 60-65. , C. Galindo-Leal &amp; I.G. Câmara, eds.). Center for Applied Biodiversity Science e Island Press, Washington; Hubbell, S.P., Foster, R.B., Commonness and rarity in a neotropical forest: Implications for tropical tree conservation (1986) Conservation Biology: The Science of Scarcity and Diversity, pp. 205-231. , M. Soulé, ed.). Sunderland, Massachusetts; Hutley, L.B., Doley, D., Yates, D.J., Boonsaner, A., Water Balance of an Australian Subtropical Rainforest at Altitude: The Ecological and Physiological Significance of Intercepted Cloud and Fog (1997) Aust. J. Bot, 45 (2), pp. 311-329. , http://dx.doi.org/10.1071/BT96014; Joly, C.A., Aidar, M.P.M., Klink, C.A., McGrath, D.G., Moreira, A.G., Moutinho, P., Nepstad, D.C., Sampaio, E.V.S.B., Evolution of the Brazilian phytogeography classification systems: Implications for biodiversity conservation (1999) Cien. Cult, 51 (5-6), pp. 331-348; Joly, C.A., Martinelli, L.A., Alves, L.F., Vieira, S.A., Tamashiro, J.Y., Aidar, M.P.M., Camargo, P.B., Durigan, G., As parcelas permanentes do Projeto Temático BIOTA Gradiente Funcional: Composição florística, estrutura e funcionamento da Floresta Ombrófila Densa dos Núcleos Picinguaba e Santa Virgínia do Parque Estadual da Serra do Mar, São Paulo, Brasil (2008) Experiências De Monitoramento No Bioma Mata Atlântica Com Uso De Parcelas Permanentes. (C.R. Sanquetta, Org.). Rede De Parcelas Permanentes Dos Biomas Mata Atlântica E Pampa - RedeMAP, pp. 109-148. , Fundação Universidade do Paraná - Funpar, Curitiba; Keeling, H.C., Phillips, O.L., The global relationship between forest productivity and biomass (2007) Global Ecol. Biogeogr, 16 (5), pp. 618-631. , http://dx.doi.org/10.1111/j.1466-8238.2007.00314.x; Kessler, M., Patterns of diversity and range size of selected plant groups along an elevational transect in the Bolivian Andes (2001) Biodivers. Conserv, 10, pp. 1897-1921. , http://dx.doi.org/10.1023/A:1013130902993; Köppen, W., (1948) Climatologia, , Fondo de Cultura Econômica, México; Kronka, F.J.N., Nalon, M.A., Matsukuma, C.K., Pavão, M., Ywane, M.S.S., Kanashiro, M.M., Lima, L.M.P.R., Baitello, J.B., Inventário florestal da vegetação nativa do Estado de São Paulo (2005) Secretaria Do Meio Ambiente, , Instituto Florestal, São Paulo; Kurtz, B.C., Araujo, D.S.D., Composição florística e estrutura do componente arbóreo de um trecho de Mata Atlântica na Estação Ecológica Estadual do Paraíso, Cachoeiras de Macacu, Rio de Janeiro, Brasil (2000) Rodriguésia, 51 (78-79), pp. 69-111; Laurance, W.F., Useche, D.C., Shoo, L.P., Herzog, S.K., Kessler, M., Escobar, F., Brehm, G., Thomas, C.D., Global warming, elevational ranges and the vulnerability of tropical biota (2011) Biol Conserv, 144, pp. 548-557. , http://dx.doi.org/10.1016/j.biocon.2010.10.010; Lewis, S.L., Phillips, O.L., Baker, T.R., Lloyd, J., Malhi, Y., Almeida, S., Higuchi, N., Vinceti, B., Concerted changes in tropical forest structure and dynamics: Evidence from 50 South American long-term plots (2004) Philos. T. Roy. Soc. Lon. B, 359, pp. 421-436. , http://dx.doi.org/10.1098/rstb.2003.1431; Lima, A.L., O Papel Ecológico Da Neblina E a Absorção Foliar De Água Em Três Espécies Lenhosas De Matas Nebulares, SP - Brasil (2010), Dissertação de Mestrado, Universidade Estadual de Campinas, CampinasLisboa, R.B.Z., Análise Fitossociológica De Uma Comunidade Arbórea, Na Floresta Ombrófila Densa, No Parque Botânico Morro Do Bau - Ilhota/ SC (2001), Dissertação de Mestrado, Universidade Federal de Santa Catarina, FlorianópolisMagurran, A.E., (2004) Measuring Biological Diversity, , Blackwell Publishing, Oxford; Malhi, Y., Phillips, O.L., Lloyd, J., Baker, T., Wright, J., Almeida, S., Arroyo, L., Vinceti, B., An international network to monitor the structure, composition and dynamics of Amazonian forests (RAINFOR (2002) J. Veg. Sci, 13, pp. 439-450. , http://dx.doi.org/10.1111/j.1654-1103.2002.tb02068.x; Manarin, E.C., Capacidade De Fixação De Nitrogênio Por Leguminosas E Cianobactérias Em Trecho De Floresta Atlântica Do Estado De São Paulo (2012), Dissertação de Mestrado, Universidade Estadual de Campinas, CampinasMarques, M.C.M., Swaine, M.D., Liebsch, D., Diversity distribution and floristic differentiation of the coastal lowland vegetation: Implications for the conservation of the Brazilian Atlantic Forest (2011) Biodivers. Conserv, 20, pp. 153-168. , http://dx.doi.org/10.1007/s10531-010-9952-4; Martinelli, L.A., Piccolo, M.C., Townsend, A.R., Vitousek, P.M., Cuevas, E., McDowell, W., Robertson, G.P., Treseder, K., Nitrogen stable isotopic composition of leaves and soil: Tropical versus temperate forests (1999) Biogeochemistry, 46, pp. 45-65. , http://dx.doi.org/10.1007/BF01007573; Martins, S.C., Perdas De Nitrogênio Pela Emissão De Óxido Nitroso (N2O) E Sua Relação Com a Decomposição Da Serapilheira E Biomassa De Raízes Na Floresta De Mata Atlântica (2010), Tese de Doutorado, Universidade de São Paulo, PiracicabaMcCune, B., Mefford, M.J., (2011) PC-ORD: Multivariate Analysis of Ecological Data, , version 6. MjM Software, Gleneden Beach, Oregon; Meireles, L.D., Shepherd, G.J., Kinoshita, L.S., Variações na composição florística e na estrutura fitossociológica de uma floresta ombrófila densa alto-montana na Serra da Mantiqueira, Monte Verde, MG (2008) Rev. Bras. Bot, 31 (4), pp. 559-574; Meireles, L.D., Koch, I., Shepherd, G.J., Impacto de los cambios climáticos del Cuaternario Tardio en la distribición geográfica de espécies de arboles de los Bosques Montanos Atlanticos (2010) Anais Do Congresso Latinoamericano De Botánica. La Serena; Melo, M.M.R.F., Oliveira, R.J., Rossi, L., Mamede, M.C.H., Cordeiro, I., Fitossociologia de trecho de Mata Atlântica na Planície do Rio Verde, Estação Ecológica de Juréia, Itatins, SP, Brasil (1998) Anais Do IV Simpósio De Ecossistemas Brasileiros (S. Watanabe, Coord, 2, pp. 49-56. , ACIESP, São Paulo; Moreno, M.R., Nascimento, M.T., Kurtz, B.C., Estrutura e composição florística do estrato arbóreo em duas zonas altitudinais na mata atlântica de encosta da região do Imbé, RJ (2003) Acta Bot. Bras, 17 (3), pp. 371-386; Mori, S.A., Mattos-Silva, L.A., Lisboa, G., Coradin, L., (1989) Manual De Manejo Do Herbário Fanerogâmico, , 2nd ed. CEPLAC, Ilhéus; Myers, N., Mittermeier, R.A., Mittermeier, C.G., Fonseca, G.A.B., Kent, J., Biodiversity hotspots for conservation priorities (2000) Nature, 403, pp. 853-858. , http://dx.doi.org/10.1038/35002501, PMid:10706275; Nóbrega, G.A., Eisenlohr, P.V., Paciência, M.L.B., Prado, J., Aidar, M.P.M., A composição florística e a diversidade de pteridófitas diferem entre a Floresta de Restinga e a Floresta Ombrófila Densa das Terras Baixas do Núcleo Picinguaba/PESM, Ubatuba/SP (2011) Biota Neotrop, 11 (2). , http://www.biotaneotropica.org.br/v11n2/pt/fullpaper?bn02911022011+pt; Oliveira, V.C., Sobrevivência, Morfo-anatomia, Crescimento E Assimilação De Carbono De Seis Espécies Arbóreas Neotropicais Submetidas À Saturação Hídrica Do Solo (2011), Tese de Doutorado, Universidade Estadual de Campinas, CampinasOliveira, V.C., Joly, C.A., Flooding tolerance of Calophyllum brasiliense Camb. (Clusiaceae): Morphological, physiological and growth responses (2010) Trees-Struct. Funct, 24, pp. 185-193. , http://dx.doi.org/10.1007/s00468-009-0392-2; Oliveira, F.A.T., Fontes, M.A.L., Patterns of floristic differentiation among Atlantic forests in Southeastern Brazil, and the influence of climate (2000) Biotropica, 32 (4 b), pp. 793-810. , http://dx.doi.org/10.1111/j.1744-7429.2000.tb00619.x; Padgurschi, M.C.G., Composição E Estrutura Arbórea De Um Trecho De Floresta Ombrófila Densa Montana Com Taquaras Na Mata Atlântica (2010), Dissertação de Mestrado, Universidade Estadual de Campinas, CampinasPadgurschi, M.C.G., Pereira, L.P., Tamashiro, J.Y., Joly, C.A., Composição e similaridade florística entre duas áreas de Floresta Atlântica Montana, São Paulo, Brasil (2011) Biota Neotrop, 11 (2). , http://www.biotaneotropica.org.br/v11n2/pt/abstract?article+bn02811022011; Pedroni, F., Aspectos Da Estrutura E Dinâmica Da Comunidade Arbórea Na Mata Atlântica De Planície E Encosta Em Picinguaba, Ubatuba, SP (2001), Tese de Doutorado, Universidade Estadual de Campinas, CampinasPeixoto, A.L., Pereira-Moura, M.V.L., Santos, I., Monimiaceae de São Paulo (2002) Flora Fanerogânica Do Estado De São Paulo, 2, pp. 189-207. , M.G.L. Wanderley, G. Shepherd &amp; A.M. Giulietti, org.). Hucitec; FAPESP, São Paulo; Pereira, L.S., Composição E Estrutura Do Componente Arbóreo Da Floresta Ombrófila Densa Montana Do Núcleo Santa Virgínia/PESM, São Luiz Do Paraitinga/SP (2011), Dissertação de Mestrado, Universidade Estadual de Campinas, CampinasPessoa, S.V.A., Guedes-Bruni, R.R., Kurtz, B.C., Composição florística e estrutura do componente arbustivo-arbóreo de um trecho secundário de floresta montana na Reserva Ecológica de Macaé de Cima (1997) Serra De Macaé De Cima: Diversidade Florística E Conservação Em Mata Atlântica, pp. 147-167. , H.C. Lima &amp; R.R. Guedes-Bruni, eds.). Jardim Botânico do Rio de Janeiro, Rio de Janeiro; Phillips, O.L., Baker, T., (2002), http://www.geog.leeds.ac.uk/projects/rainfor/, RAINFOR - Field manual for plot establishment and remeasurement ultimo acesso em 05/2006)Phillips, O.L., Malhi, Y., Higuchi, N., Laurance, W.F., Nunez, P.V., Vasquez, R.M., Laurance, S.G., Grace, J., Changes in the carbon balance of tropical forests: Evidence from long-term plots (1998) Science, 282, pp. 439-442. , http://dx.doi.org/10.1126/science.282.5388.439, PMid:9774263; Phillips, O.L., Malhi, Y., Vinceti, B., Baker, T., Lewis, S.L., Higuchi, N., Laurance, W.F., Grace, J., Changes in growth of tropical forests: Evaluating potential biases (2002) Ecol. Appl, 12, pp. 576-587. , http://dx.doi.org/10.1890/1051-0761(2002)012[0576:CIGOTF]2.0.CO;2; Ponçano, W.L., Carneiro, C.D.R., Britichi, C.A., Almeida, F.F.M., Prandini, F.L., (1981) Mapa Geomorfológico Do Estado De São Paulo, p. 1. , Instituto de Pesquisas Tecnológicas, São Paulo, v; Poorter, L., Bongers, F., Sterck, F.J., Woll, H., Architecture of 53 rain forest tree species differing in adult stature and shade tolerance (2003) Ecology, 84, pp. 602-608. , http://dx.doi.org/10.1890/0012-9658(2003)084[0602:AORFTS]2.0.CO;2; Poorter, L., Bongers, F., Sterck, F.J., Woll, H., Beyond the regeneration phase: Differentiation of height-light trajectories among tropical tree species (2005) J. Ecol, 93, pp. 256-267. , http://dx.doi.org/10.1111/j.1365-2745.2004.00956.x; Prata, E.M.B., Composição Florística, Estrutura E Distribuição Espacial De Espécies Arbóreas Numa Área De Floresta Atlântica Ombrófila Densa, Ubatuba/SP (2009), Dissertação de Mestrado, Universidade Estadual de São Paulo, Rio ClaroPrata, E.M.B., Assis, M.A., Joly, C.A., Composição florística e estrutura da comunidade arbórea na transição da Floresta Ombrófila Densa das Terras Baixas-Floresta Ombrófila Densa Submontana do Núcleo Picinguaba/PESM, Ubatuba, sudeste do Brasil (2011) Biota Neotrop, 11 (2). , http://www.biotaneotropica.org.br/v11n2/pt/abstract?inventory+bn02211022011; Ramos, E., Torres, R.B., Veiga, R.F.A., Joly, C.A., Estudo do componente arbóreo de trechos da Floresta Ombrófila Densa Submontana em Ubatuba (SP) (2011) Biota Neotrop, 11 (2). , http://www.biotaneotropica.org.br/v11n2/pt/abstract?inventory+bn02411022011; Ramos, E., Estudos Florísticos E Fitossociológicos Em Trecho Da Mata Atlântica (Ubatuba, SP) Como Subsídio Para a Conservação De Recursos Fitogenéticos (2009), Dissertação de Mestrado, Instituto Agronômico de Campinas, CampinasRibeiro, K.T., Freitas, L., Impactos potenciais das alterações no Código Florestal sobre a vegetação de campos rupestres e campos de altitude (2010) Biota Neotrop, 10 (4). , http://www.biotaneotropica.org.br/v10n4/en/abstract?article+bn04310042010; Ribeiro, M.C., Metzger, J.P., Martensen, A.C., Ponzoni, F.J., Hirota, M.M., The Brazilian Atlantic Forest: How much is left, and how is the remaining forest distributed? Implications for conservation (2009) Biol. Conserv, 142, pp. 1141-1153. , http://dx.doi.org/10.1016/j.biocon.2009.02.021; Rochelle, A.L.C., Heterogeneidade Ambiental, Diversidade E Estrutura Da Comunidade Arbórea De Um Trecho De Floresta Ombrófila Densa Atlântica (2008), Dissertação de Mestrado, Universidade Estadual de Campinas, CampinasRochelle, A.L.C., Cielo-Filho, R., Martins, F.R., Florística e estrutura da comunidade arbórea de um trecho de Floresta Ombrófila Densa Atlântica Submontana no Parque Estadual da Serra do Mar, em Ubatuba/SP, Brasil (2011) Biota Neotrop, 11 (2). , http://www.biotaneotropica.org.br/v11n2/pt/abstract?inventory+bn02711022011; Rodrigues, R.R., Diversidade, Dinâmica E Conservação Em Florestas Do Estado De São Paulo: 40 Ha De Parcelas Permanentes. Relatório Científico II (2003), http://www.lerf.esaq.usp.br, Projeto Temático - Programa BIOTA/FAPESP(ultimo acesso em 05/2011)Rosado, B.H.P., Oliveira, R.S., Joly, C.A., Aidar, M.P.M., Burgess, S.S.O., Diversity in nighttime transpiration behavior of woody species of the Atlantic Rain Forest (2012) Brazil. Agr. Forest. Meteorol, 158, pp. 13-20. , http://dx.doi.org/10.1016/j.agrformet.2012.02.002; Salemi, L.F., Balanço De Água E De Nitrogênio Em Uma Microbacia Coberta Por Pastagem No Litoral Norte Do Estado De São Paulo (2009), p. 2009. , Dissertação de Mestrado, Universidade de São Paulo, PiracicabaSalis, S.M., Shepherd, G.J., Joly, C.A., Floristic comparison between mesophytic forests of the interior of the state of São Paulo, S.E. Brazil (1995) Vegetatio, 119, pp. 155-164. , http://dx.doi.org/10.1007/BF00045595; Sanders, N.J., Lessard, J.P., Fitzpatrick, M.C., Dunn, R.R., Temperature, but not productivity or geometry, predicts elevational diversity gradients in ants across spatial grains (2007) Global Ecol. Biogeogr, 16, pp. 640-649. , http://dx.doi.org/10.1111/j.1466-8238.2007.00316.x; Sanmartin, I., Ronquist, F., Southern hemisphere biogeography inferred by event-based models: Plant versus animal patterns (2004) Syst. Biol, 53, pp. 216-243. , http://dx.doi.org/10.1080/10635150490423430, PMid:15205050; Santos, F.A.M., Pedroni, F., Alves, L.F., Sanchez, M., Structure and dynamics of tree species of the Atlantic forest (1998) An. Acad. Bras. Cienc, 70, pp. 874-880; Santos, N.D., Costa, D.P., Kinoshita, L.S., Shepherd, G.J., Aspectos brioflorísticos e fitogeográficos de duas formações costeiras de Floresta Atlântica da Serra do Mar, Ubatuba/SP, Brasil (2011) Biota Neotrop, 11 (2). , http://www.biotaneotropica.org.br/v11n2/pt/fullpaper?bn03011022011+pt; Scaranello, M.A.S., Alves, L.F., Vieira, S.A., Camargo, P.B., Joly, C.A., Martinelli, L.A., Height-diameter relationships of tropical Atlantic moist forest trees in southeastern (2012) Sci. Agric, 69 (1), pp. 26-37. , http://dx.doi.org/10.1590/S0103-90162012000100005; Scarano, F.R., Plant communities at the periphery of the Atlantic rain forest: Rare-species bias and its risks for conservation (2009) Biol. Conserv, 142, pp. 1201-1208. , http://dx.doi.org/10.1016/j.biocon.2009.02.027; Schaeffer-Novelli, Y., Manguezal, os dispositivos legais como instrumento da conservação (2000) Simpósio De Ecossistemas Brasileiros: Conservação E Duna, pp. 10-17. , ACIESP, São Paulo; Scudeller, V.V., Martins, F.R., Shepherd, G.J., Distribution and abundance of arboreal species in the Atlantic ombrophilous dense forest in Southeastern Brazil (2001) Plant Ecol, 152, pp. 185-199. , http://dx.doi.org/10.1023/A:1011494228661; Sesnie, S.E., Finegan, B., Gessler, P.E., Ramos, Z., Landscape-Scale Environmental and Floristic Variation in Costa Rican Old-Growth Rain Forest Remnants (2009) Biotropica, 41 (1), pp. 16-26. , http://dx.doi.org/10.1111/j.1744-7429.2008.00451.x; Setzer, J., Atlas climatológico do estado de São Paulo (1966) Comissão Interestadual Da Bacia Do Paraná-Paraguai, , CESP, São Paulo; Sheil, D., A critique of permanent plot methods and analysis with examples from Budongo Forest, Uganda (1995) Forest Ecol. Manag, 77, pp. 11-34. , http://dx.doi.org/10.1016/0378-1127(95)03583-V; Silva, A.F., Leitão, F.H.F., Composição forística e estrutura de um trecho de Mata Atlântica de encosta no município de Ubatuba (São Paulo - Brasil) (1982) Rev. Bras. Bot, 5, pp. 43-52; Silva, E.D., Tozzi, A.M.G.A., Leguminosae na Floresta Ombrófila Densa do Núcleo Picinguaba, Parque Estadual da Serra do Mar, São Paulo, Brasil (2011) Biota Neotrop, 11 (4). , http://www.biotaneotropica.org.br/v11n4/pt/abstract?inventory+bn03111042011; Siqueira, M.F., Classificação Da Vegetação E Ordenação De Espécies Arbóreas Da Mata Atlântica (1994), Dissertação de Mestrado, Universidade Estadual de Campinas, CampinasSouza, V.C., Lorenzi, H., Botânica Sistemática: Guia Ilustrado Para Identificação Das Famílias De Angiospermas Da Flora Brasileira (2008), baseado em APG II. 2nd ed. Instituto Plantarum, Nova OdessaStegen, J.C., Swenson, N.G., Enquist, B.J., White, E.P., Phillips, O.L., Jørgensen, P.M., Weiser, M.D., Vargas, P.N., Variation in above-ground forest biomass across broad climatic gradients (2011) Global Ecol. Biogeogr, 20 (5), pp. 744-754. , http://dx.doi.org/10.1111/j.1466-8238.2010.00645.x; Svenning, J.-C., Borchsenius, F., Bjorholm, S., Balslev, H., High tropical net diversification drives the New World latitudinal gradient in palm (Arecaceae) species richness (2008) J. Biogeogr, 35, pp. 394-406. , http://dx.doi.org/10.1111/j.1365-2699.2007.01841.x; Tabarelli, M., Mantovani, W., A riqueza de espécies arbóreas na floresta de encosta no estado de São Paulo (1999) Brasil. Rev. Bras. Bot, 22 (2), pp. 217-233; Tabarelli, M., Pinto, L.P., Silva, J.M.C., Hirota, M.M., Bedê, L.C., Desafios e oportunidades para a conservação da biodiversidade na Mata Atlântica brasileira (2005) Megadiversidade, 1 (1), pp. 132-138; Tanner, E.V.J., Vitousek, P.M., Cuevas, E., Experimental investigation of nutrient limitation of forest growth on wet tropical mountains (1998) Ecology, 79, pp. 10-22. , http://dx.doi.org/10.1890/0012-9658(1998)079[0010:EIONLO]2.0.CO;2; Thomaz, L.D., Monteiro, R., Composição florística da Mata Atlântica de encosta da Estação Biológica de Santa Lúcia, município de Santa Teresa-ES (1997) Bol. Mus. Biol. Mello Leitao, Nov. Ser, 7, pp. 3-48; Torres, R.B., Martins, F.R., Kinoshita, L.S., Climate, soil and tree flora relationships in forests in the state of São Paulo, southestern Brazil (1997) Rev. Bras. Bot, 20 (1), pp. 41-49; Veloso, H.P., Rangel-Filho, A.L.R., Lima, J.C.A., (1991) Classificação Da Vegetação Brasileira, Adaptada a Um Sistema Universal, , IBGE, Rio de Janeiro; Victor, M.A.M., (1977) A Devastação Florestal, , UNIPRESS, Sociedade Brasileira de Silvicultura, São Paulo; Vieira, S.A., Alves, L.F., Aidar, M.P.M., Araújo, L.S., Baker, T., Batista, J.L.F., Campos, M.C.R., Trumbore, S.E., Estimativas de biomassa e estoque de carbono: O caso da Mata Atlântica (2008) Biota Neotrop, 8 (2). , http://www.biotaneotropica.org.br/v8n2/pt/abstract?point-of-view+bn00108022008; Vieira, S.A., Alves, L.F., Duarte-Neto, P.J., Martins, S.C., Veiga, L.G., Scaranello, M.A., Picollo, M.C., Martinelli, L.A., Stocks of carbon and nitrogen and partitioning between above- and belowground pools in the Brazilian coastal Atlantic Forest elevation range (2011) Ecol. Evol, 1 (3), pp. 421-434. , http://dx.doi.org/10.1002/ece3.41, PMid:2239351. PMCid:3287305; Wang, G., Zhou, G., Yang, L., Li, Z., Distribution, species diversity and life-form spectra of plant communities along an altitudinal gradient in the northern slopes of Qilianshan Mountains, Gansu, China (2002) Plant Ecology, 165, pp. 169-181. , http://dx.doi.org/10.1023/A:1022236115186; Wildi, O., (2010) Data Analysis In Vegetation Ecology, , http://dx.doi.org/10.1002/9780470664971, Wiley-Blackwell, Chichester; Zar, J.H., (1999) Biostatistical Analysis, , 4nd ed. Prentice Hall, Upper Saddle River; Zhao, C.M., Chen, W.L., Tian, Z.Q., Xie, Z.Q., Altitudinal pattern of plant species diversity in Shennongjia Mountains, Central China (2005) J. Integr. Plant Biol, 47, pp. 1431-1449. , http://dx.doi.org/10.1111/j.1744- 7909.2005.00164.x</text:p>
          </table:table-cell>
          <table:table-cell office:value-type="string" calcext:value-type="string">
            <text:p>Joly, C. A.; Departamento Biologia Vegetal, Instituto de Biologia - IB, Universidade Estadual de Campinas - UNICAMP, CP 6109, Barão Geraldo, CEP 13081-970, Campinas, SP, Brazil; email: cjoly@unicamp.br</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4864516876</text:p>
          </table:table-cell>
          <table:table-cell table:number-columns-repeated="983"/>
        </table:table-row>
        <table:table-row table:style-name="ro1">
          <table:table-cell office:value-type="string" calcext:value-type="string">
            <text:p>Gobbi E.S., Ladeira F.S.B.</text:p>
          </table:table-cell>
          <table:table-cell office:value-type="string" calcext:value-type="string">
            <text:p>Proposal for mapping the risks associated to landslide and flood: Ubatuba's event [Proposta para mapeamento de riscos associados a movimento de massa e inundação: O caso de Ubatuba, SP]</text:p>
          </table:table-cell>
          <table:table-cell office:value-type="float" office:value="2011" calcext:value-type="float">
            <text:p>2011</text:p>
          </table:table-cell>
          <table:table-cell office:value-type="string" calcext:value-type="string">
            <text:p>Geociencias</text:p>
          </table:table-cell>
          <table:table-cell office:value-type="float" office:value="30" calcext:value-type="float">
            <text:p>30</text:p>
          </table:table-cell>
          <table:table-cell office:value-type="float" office:value="3" calcext:value-type="float">
            <text:p>3</text:p>
          </table:table-cell>
          <table:table-cell/>
          <table:table-cell office:value-type="float" office:value="445" calcext:value-type="float">
            <text:p>445</text:p>
          </table:table-cell>
          <table:table-cell office:value-type="float" office:value="456" calcext:value-type="float">
            <text:p>456</text:p>
          </table:table-cell>
          <table:table-cell table:number-columns-repeated="3"/>
          <table:table-cell office:value-type="string" calcext:value-type="string">
            <text:p>http://www.scopus.com/inward/record.url?eid=2-s2.0-82555173132&amp;partnerID=40&amp;md5=b0a92cd9c3f07a257c21bdf435b088ec</text:p>
          </table:table-cell>
          <table:table-cell office:value-type="string" calcext:value-type="string">
            <text:p>Centro Universitário SENAC-SP, Avenida Engenheiro Eusébio Stevaux 823-Santo Amaro, CEP 04696-000. São Paulo, SP, Brazil; Departamento de Geografia, Instituto de Geociências, Universidade Estadual de Campinas/UNICAMP, Rua João Pandiá Calógeras 51, Cidade Universitária, CEP 13083-970. Campinas, SP, Brazil</text:p>
          </table:table-cell>
          <table:table-cell office:value-type="string" calcext:value-type="string">
            <text:p>Gobbi, E.S., Centro Universitário SENAC-SP, Avenida Engenheiro Eusébio Stevaux 823-Santo Amaro, CEP 04696-000. São Paulo, SP, Brazil; Ladeira, F.S.B., Departamento de Geografia, Instituto de Geociências, Universidade Estadual de Campinas/UNICAMP, Rua João Pandiá Calógeras 51, Cidade Universitária, CEP 13083-970. Campinas, SP, Brazil</text:p>
          </table:table-cell>
          <table:table-cell office:value-type="string" calcext:value-type="string">
            <text:p>In Serra do Mar periodically are verified some events of landslides from scarped hogbacks. The landslides are inherent to the this region, propitiated by intensive bad weather, simultaneously associated to the other events occured in geological time, as the successives marine ingressions and regresses in the Quaternary period. As a consequence of this events, there is a load of settling dregs situated on Ubatuba's Coastal Plain, which is classified as "pocket beach", a small zone of settling dregs, separated by advances of bedrock, making the area of discontinuous sedimentation. This work has the objective to identify areas of marine deposits, submerged in the last marine ingression (occurred about five thousand years ago) with an elevation of about five meters related to the actual and the relation with the gravitational dregs situated on the Sedimentary Plain. It was verified the evolutions of marine levels along the Holoceno, as well as the typology and morphology of its sedimentation. It was simultaneously verified the occurrence of landslides and the occurrence of a slide down and its correlative dregs over the marine plain. Thus, the risks to the occupation of the area are very relevant, especially in rugged areas, close to hills and rivers.</text:p>
          </table:table-cell>
          <table:table-cell office:value-type="string" calcext:value-type="string">
            <text:p>Coast plain; Landslides; Mapping the risks; Marine ingression; Pocket beachs</text:p>
          </table:table-cell>
          <table:table-cell office:value-type="string" calcext:value-type="string">
            <text:p>beach; bedrock; coastal plain; flood; geological mapping; geological time; hill; Holocene; landslide; marine sediment; morphology; regression; risk assessment; sedimentation; typology; weather; Brazil; Sao Paulo [Brazil]; Serra do Mar; Ubatuba</text:p>
          </table:table-cell>
          <table:table-cell table:number-columns-repeated="5"/>
          <table:table-cell office:value-type="string" calcext:value-type="string">
            <text:p>Ab'saber, A.N., Contribuição à geomorfologia do litoral paulista (1955) Revista Brasileira de Geografia, 1, pp. 3-44. , Rio de Janeiro; Ab'saber, A.N., A Terra Paulista (1956) Boletim Paulista de Geografia, 23, pp. 1-49. , São Paulo; Chiristofoletti, A., (1974) Geomorfologia, p. 100. , São Paulo: Editora Edgard Blücher; Cruz, O., (1974) A Serra Do Mar E O Litoral Na Área De Caraguatatuba-SP: Contribuição a Geomorfologia Litorânea Tropical, p. 167. , São Paulo, Tese (Doutorado em Geografia) - Faculdade de Filosofia, Letras e Ciências Humanas, Universidade de São Paulo; Fernandes, N.F., Amaral, C.P., Movimentos de massa: Uma abordagem geológico-geomorfológica (2000) Geomorfologia e Meio Ambiente, 3, pp. 123-194. , CUNHA, S.B. &amp; GUERRA, A.J.T. (Orgs,. Rio de Janeiro: Bertrand Brasil, Cap; (1999) Mapa Pedológico Do Estado De São Paulo, , IAC - INSTITUTO AGRONÔMICO DE CAMPINAS., 1:500 000. Campinas; (1980) Carta De Utilização Da Terra Do Estado De São Paulo, , IGC - INSTITUTO DE GEOCIÊNCIAS/USP, Folha Santos SF 23 Y-D. 1:250 000. São Paulo; (1981) Mapa Geológico Do Estado De São Paulo, , IPT - INSTITUTO DE PESQUISAS TECNOLÓGICAS, 1:500 000. São Paulo; (1981) Mapa Geomorfológico Do Estado De São Paulo, , IPT - INSTITUTO DE PESQUISAS TECNOLÓGICAS, 1:500 000. São Paulo; Martin, L., Mörner, N., Flexor, J., Suguio, K., Reconstrução de Antigos Níveis Marinhos do Quaternário (1982) Publicação Especial, pp. 1-136. , IG-USP &amp; SBG; Martin, L., Suguio, K., O Quaternário Marinho do Litoral do Estado de São Paulo (1976) Congresso Brasileiro De Geologia, 1, pp. 281-293. , 29, 1976, Ouro Preto. Anais. São Paulo: Sociedade Brasileira de Geologia; Mendes, I.A., Pereira, S.C., Impactos Ambientais vinculados à urbanização: O caso de Ubatuba - SP (2004) Rio Claro: Geografia, 29 (2), pp. 281-293; de Monteiro, C.A.F.A., (1973) Dinâmica Climática E As Chuvas No Estado De São Paulo, Estudo Geográfico Sob Forma De Atlas, , São Paulo: Faculdade de Filosofia, Letras e Ciências Humanas - USP; Muehe, D., Geomorfologia Costeira (1998) Geomorfologia: Um Atualização De Bases E Conceitos, 6, pp. 253-308. , CUNHA, S.B. &amp; GUERRA, A.J.T. (Orgs.), Rio De Janeiro: Bertrand Brasil, Cap; Muehe, D., (1998) O Litoral Brasileiro E Sua Compartimentação, 7, pp. 273-350. , CUNHA, S.B. &amp; GUERRA, A.J.T. (Orgs.), Geomorfologia do Brasil. Rio de Janeiro: Bertrand Brasil, Cap; Palmieri, F., Larach, J.O.I., Pedologia E Geomorfologia (2000) Geomorfologia E Meio Ambiente, 2, pp. 59-122. , Rio de Janeiro: Bertrand Brasil, Cap In:CUNHA, S.B. &amp; GUERRA, A.J.T. (Orgs); SF-23-Y-D-III-4-SE-C (Ubatuba I), SF- 23-Y-D-III-4-SE-D (Ubatuba II), SF-23-Y-D-III-4-SE-E (Ubatuba), SF-23-Y-D-III-4-SE-F (Enseada De Ubatuba), , PLANO CARTOGRÁFICO DO ESTADO DE SÃO PAULO. Folhas, Escala 1:10 000, 1978; Sítio Da Prefeitura Municipal De Ubatuba, , www.ubatuba.sp.gov.br, PREFEITURA MUNICIPAL DE UBATUBA, Disponível em, Acessado em: 15nov2006; Ross, J.L.S., Geomorfologia Ambiental (1998) Geomorfologia Do Brasil, 8, pp. 351-388. , CUNHA, S.B. &amp; GUERRA, A.J.T. (Orgs.) Rio De Janeiro: Bertrand Brasil, Cap; Sabio, G.P.P., (2008) Cálculo De Volume De Manto Intempérico De Encostas De Regiões Tropicais Úmidas: O Caso Da Bacia Do Rio Tavares, Ubatuba, , SP. Campinas, Dissertação (Mestrado em Geografia) - Instituto de Geociências, Universidade Estadual de Campinas; dos Santos, A.R., (2004) A Grande Barreira Da Serra Do Mar: Da Trilha Dos Tupiniquins À Rodovia Dos Imigrantes, p. 122. , São Paulo: Editora O Nome da Rosa; Silva, A.S., Guerra, A.J.T., Silva, A.S., Botelho, R.G.M., (1999) Erosão E Conservação Dos Solos: Conceitos, Temas E Aplicações, p. 340. , (Orgs, Rio de Janeiro: Bertrand Brasil; Suguio, K., Martin, L., Mecanismos de Gênese das Planícies Sedimentares Quaternárias do Litoral do Estado de São Paulo (1976) Congresso Brasileiro De Geologia, 1, p. 295. , 29, 1976, Ouro Preto. Anais. São Paulo: Sociedade Brasileira de Geologia; Suguio, K., Martin, L., Bittencourt, A.C.S.P., Dominguez, J.M.L., Flexor, J.M., Azevedo, A.E.G., Flutuações do nível do mar durante o Quaternário Superior ao longo do litoral brasileiro e suas implicações na sedimentação costeira (1985) Revista Brasileira De Geociências, 15 (4), pp. 273-286</text:p>
          </table:table-cell>
          <table:table-cell office:value-type="string" calcext:value-type="string">
            <text:p>Gobbi, E. S.; Centro Universitário SENAC-SP, Avenida Engenheiro Eusébio Stevaux 823-Santo Amaro, CEP 04696-000. São Paulo, SP, Brazil; email: estefano.seneme@sp.senac.br</text:p>
          </table:table-cell>
          <table:table-cell table:number-columns-repeated="7"/>
          <table:table-cell office:value-type="float" office:value="1019082" calcext:value-type="float">
            <text:p>1019082</text:p>
          </table:table-cell>
          <table:table-cell table:number-columns-repeated="3"/>
          <table:table-cell office:value-type="string" calcext:value-type="string">
            <text:p>English; Portuguese</text:p>
          </table:table-cell>
          <table:table-cell office:value-type="string" calcext:value-type="string">
            <text:p>Geociencias</text:p>
          </table:table-cell>
          <table:table-cell office:value-type="string" calcext:value-type="string">
            <text:p>Article</text:p>
          </table:table-cell>
          <table:table-cell office:value-type="string" calcext:value-type="string">
            <text:p>Scopus</text:p>
          </table:table-cell>
          <table:table-cell office:value-type="string" calcext:value-type="string">
            <text:p>2-s2.0-82555173132</text:p>
          </table:table-cell>
          <table:table-cell table:number-columns-repeated="983"/>
        </table:table-row>
        <table:table-row table:style-name="ro1">
          <table:table-cell office:value-type="string" calcext:value-type="string">
            <text:p>Bertoncello R., Yamamoto K., Meireles L.D., Shepherd G.J.</text:p>
          </table:table-cell>
          <table:table-cell office:value-type="string" calcext:value-type="string">
            <text:p>A phytogeographic analysis of cloud forests and other forest subtypes amidst the Atlantic forests in south and southeast Brazil</text:p>
          </table:table-cell>
          <table:table-cell office:value-type="float" office:value="2011" calcext:value-type="float">
            <text:p>2011</text:p>
          </table:table-cell>
          <table:table-cell office:value-type="string" calcext:value-type="string">
            <text:p>Biodiversity and Conservation</text:p>
          </table:table-cell>
          <table:table-cell office:value-type="float" office:value="20" calcext:value-type="float">
            <text:p>20</text:p>
          </table:table-cell>
          <table:table-cell office:value-type="float" office:value="14" calcext:value-type="float">
            <text:p>14</text:p>
          </table:table-cell>
          <table:table-cell/>
          <table:table-cell office:value-type="float" office:value="3413" calcext:value-type="float">
            <text:p>3413</text:p>
          </table:table-cell>
          <table:table-cell office:value-type="float" office:value="3433" calcext:value-type="float">
            <text:p>3433</text:p>
          </table:table-cell>
          <table:table-cell/>
          <table:table-cell office:value-type="float" office:value="14" calcext:value-type="float">
            <text:p>14</text:p>
          </table:table-cell>
          <table:table-cell office:value-type="string" calcext:value-type="string">
            <text:p>10.1007/s10531-011-0129-6</text:p>
          </table:table-cell>
          <table:table-cell office:value-type="string" calcext:value-type="string">
            <text:p>http://www.scopus.com/inward/record.url?eid=2-s2.0-81555197142&amp;partnerID=40&amp;md5=610e304e7cd75fbe1fffe43e271ba9a5</text:p>
          </table:table-cell>
          <table:table-cell office:value-type="string" calcext:value-type="string">
            <text:p>Programa de Pós-Graduação em Biologia Vegetal, Departamento de Biologia Vegetal, Universidade Estadual de Campinas, 6109, Campinas, São Paulo CEP 13083-970, Brazil; Departamento de Biologia Vegetal, Universidade Estadual de Campinas, 6109, Campinas, São Paulo CEP 13083-970, Brazil</text:p>
          </table:table-cell>
          <table:table-cell office:value-type="string" calcext:value-type="string">
            <text:p>Bertoncello, R., Programa de Pós-Graduação em Biologia Vegetal, Departamento de Biologia Vegetal, Universidade Estadual de Campinas, 6109, Campinas, São Paulo CEP 13083-970, Brazil; Yamamoto, K., Departamento de Biologia Vegetal, Universidade Estadual de Campinas, 6109, Campinas, São Paulo CEP 13083-970, Brazil; Meireles, L.D., Programa de Pós-Graduação em Biologia Vegetal, Departamento de Biologia Vegetal, Universidade Estadual de Campinas, 6109, Campinas, São Paulo CEP 13083-970, Brazil; Shepherd, G.J., Departamento de Biologia Vegetal, Universidade Estadual de Campinas, 6109, Campinas, São Paulo CEP 13083-970, Brazil</text:p>
          </table:table-cell>
          <table:table-cell office:value-type="string" calcext:value-type="string">
            <text:p>In a previous study near the summit of Mt. Cuscuzeiro (Ubatuba, SP) (820-1270 m), on the SE Brazilian coast, we found two floristically different forests, one above 1120 m, that appears to have a number of features typical of cloud forests, and another on the lower altitude slopes below. Taking these two forests as reference points, we addressed two questions: (1) What are their floristic relationships with other Atlantic forest subtypes in S-SE Brazil?; (2) Do the cloud forests in this region constitute a particular floristic-phytogeographic formation or are they a subset of their surrounding community? Species from 109 surveys (including Mount Cuscuzeiro) of 83 locations in S-SE Brazil were compiled into a binary (presence-absence) floristic matrix. Analyses of similarity among these samples using clustering (UPGMA, TWINSPAN) and ordination (DCA, PCO and CA) methods were performed. The surveys were divided into six main groups: (1) Cloud Forests; (2) "Salesópolis" group (3) Coastal Forests, subdivided between (a) Slope Forests and (b) Coastal Plain ("Restinga") Forests and Mountaintop Forests (not included in the Cloud Forests group); (4) Araucaria Forests; (5) Inland Seasonal Forests (from below ca. 700 m); and (6) Inland Montane Forests (from above ca. 700 m). The preferential and indicator species of the Cloud Forest group produced by TWINSPAN are presented. The Mount Cuscuzeiro forests from above and from below 1120 m were clustered with the Cloud Forests and the coastal Slope Forests groups, respectively. We concluded that Cloud forests comprise a distinct phytogeographic formation in Brazilian S-SE region. © 2011 Springer Science+Business Media B.V.</text:p>
          </table:table-cell>
          <table:table-cell office:value-type="string" calcext:value-type="string">
            <text:p>Arboreal flora; Atlantic forest; Brazilian coastal forest; Cloud forest; Floristic similarity analysis; Phytogeographic characterization</text:p>
          </table:table-cell>
          <table:table-cell office:value-type="string" calcext:value-type="string">
            <text:p>altitude; arboreal species; cloud forest; coastal plain; matrix; phytogeography; survey; Atlantic Forest; Araucaria</text:p>
          </table:table-cell>
          <table:table-cell table:number-columns-repeated="5"/>
          <table:table-cell office:value-type="string" calcext:value-type="string">
            <text:p>Ab'Saber, N.A., Introduction (1989) Campos De Altitude, , G. Martinelli and J. Bandeira (Eds.), Rio de Janeiro: Index; Aguiar, O.T., Pastore, J.A., Rocha, F.T., Baitello, J.B., Flora fanerogâmica de um trecho da Floresta Densa Secundária no Parque Estadual da Serra do Mar-Núcleo Cunha/Indaiá-Cunha (SP) (2001) Revista Do Instituto Florestal, 13 (1), pp. 1-18; Baitello, J.B., Aguiar, A.T., Flora arbórea da serra da Cantareira (São Paulo) (1982) Silvicultura em São Paulo, 16 A, pp. 582-590; Baitello, J.B., Pastore, J.A., Aguiar, O.T., Sério, F., Silva, C.E.F., A vegetação arbórea do Parque Estadual do Morro do Diabo, município de Teodoro Sampaio, estado de São Paulo (1988) Acta Botânica Brasilica, 1, pp. 221-230; Baitello, J.B., Aguiar, O.T., Rocha, F.T., Pastore, J.A., Esteves, R., (1992) Florística E Fitossociologia Do Estrato arbóreo De Um Trecho Da Serra Da Cantareira (Núcleo Pinheirinho), SP. Anais Do 2o, pp. 291-297. , São Paulo: Congresso Nacional sobre Essências Nativas; Behling, H., Lichte, M., Evidence of dry and cold climatic conditions at glacial times in tropical southeastern Brazil (1997) Quat Res, 48 (3), pp. 348-358; Berg, E.V.D., Oliveira Filho, A.T., Composição florística e estrutura fitossociológica de uma floresta ripária em Itutinga, MG, e comparação com outras áreas (2000) Rev Brasileira Bot, 23 (3), pp. 231-253; Bertoncello, R., (2009) A vegetação arbórea em um gradiente altitudinal no Morro do Cuscuzeiro, Ubatuba (SP): Uma análise florística, fitossociológica e fitogeográfica, , http://cutter.unicamp.br/document/?code=000475897, Dissertation, Universidade Estadual de Campinas (UNICAMP), Campinas; Bertoni, J.E.A., Martins, F.R., Composição florística de uma floresta ripária na Reserva Estadual de Porto Ferreira (1987) Acta Botanica Brasilica, 1, pp. 17-26; Bertoni, J.E.A., Martins, F.R., Mores, J.L., Shepherd, G.J., Composição florística e estrutura fitossociológica do Parque Estadual de Vaçununga, Santa Rita do Passa Quatro, SP-Gleba Praxedes (1988) Boletim Técnico Do Instituto Florestal, 42, pp. 149-170; Câmara, I.G., Breve história da conservação da Mata Atlântica (2005) Mata Atlântica: Biodiversidade, ameaças e perspectivas, pp. 31-42. , In: Galindo-Leal C, Câmara IG (eds) Fundação SOS Mata Atlântica, São Paulo; Conservação Internacional, Belo Horizonte; Carvalhaes, M.A., (1997) Florística e estrutura da mata sobre a restinga na Juréia, , Iguape, SP. Dissertation, Universidade de São Paulo (USP), São Paulo; Carvalho, L.M.T., Fontes, M.A.L., Oliveira-Filho, A.T., Tree species distribution in canopy gaps and mature forest in an area of cloud forest of the Ibitipoca Range, south-eastern Brazil (2000) Plant Ecol, 149, pp. 9-22; Catharino, E.R.M., (1989) Estudos fisionômicos-florísticos e fitossociologia em matas residuais secundárias do município de Piracicaba, , http://libdigi.unicamp.br/document/?code=vtls000036035, Dissertation, Universidade Estadual de Campinas (UNICAMP), Campinas; Cavassan, O., Cesar, O., Martins, F.R., Fitossociologia da vegetação arbórea da Reserva Estadual de Bauru, estado de São Paulo (1984) Rev Brasileira Bot, 7, pp. 91-106; Cesar O leitão-filho, H.F., Estudo florístico quantitativo da mata mesófila semidecídua da Fazenda Barreiro Rico, município de Anhembi, SP (1990) Rev Bras Biol, 50 (2), pp. 443-452; Chapman, A.D., (2009) Numbers of living species in Australia and the World, , 2nd edn. A report for the Australian biological resources study september 2009, ISBN 978 0 642 56861 8; Colwell, R.K., Brehm, G., Cardelús, C.L., Gilman, A.C., Longino, J.T., Global warming, elevational range shifts, and lowland biotic attrition in the wet tropics (2008) Science, 322, pp. 258-261; Custódio-Filho, A., (2002) A Floresta Ombrófila Densa em diferentes altitudes no Parque Estadual da Serra do Mar Carlos Botelho, , Dissertation, Universidade de São Paulo (USP), São Paulo; Dias, M.C., Vieira, A.O.S., Nakajima, J.N., Pimenta, J.A., Lobo, P.C., Composição florística e fitossociologia do componente arbóreo das florestas ciliares do rio Iapó, na bacia do rio Tibagi, Tibagi, PR (1989) Rev Brasileira De Bot, 21 (2), pp. 183-195; Estevan, D.A., (2006) Florística no município de Ventania, , Dissertation, Universidade Estadual de Londrina (UEL), Londrina; Falkenberg, D.B., (2003) Matinhas nebulares e vegetação rupícola dos Aparados da Serra Geral (SC/RS), , http://cutter.unicamp.br/document/?code=vtls000300096, sul do Brasil. Dissertation, Universidade Estadual de Campinas (UNICAMP), Campinas; Falkenberg, D.B., Voltolini, J.C., The Montane Cloud forest in southern Brazil (1995) Tropical Montane Cloud Forest, pp. 138-149. , L. S. Hamilton, J. O. Juvik, and F. N. Scatena (Eds.), New York: Springer-Verlag New Iork, Inc; Flenley, J.R., Cloud Forest, the Massenerhebung effect, and ultraviolet insolation (1995) Tropical Montane Cloud Forest, , L. S. Hamilton, J. O. Juvik, and F. N. Scatena (Eds.), New York: Springer-Verlag; Forzza, R.C., Leitman, P.M., Costa, A.F., Carvalho Jr., A.A., Peixoto, A.L., Walter, B.M.T., Bicudo, C., Souza, V.C., Introdução (2010) Lista de Espécies da Flora do Brasil, , Jardim Botânico do Rio de Janeiro; Foster, P., The potential negative impacts of global climate change on tropical montane cloud forests (2001) Earth-Sci Rev, 55, pp. 73-106; França, G.S., Stehmann, J.R., Composição florística e estrutura do componente arbóreo de uma floresta altimontana no município de Camanducaia, Minas Gerais, Brasil (2004) Rev Brasileira Bot, 27 (1), pp. 19-30; Gabriel, J.L.C., (1990) Composição florística e estrutura fitossociológica do estrato arbóreo de mata mesófila semidecídua de encosta do município de Botucatu, , Dissertation, Universidade Estadual Júlio de Mesquista (UNESP), Rio Claro; Gandolfi, S., (1991) Estudo florístico e fitossociológico de uma floresta residual na área do Aeroporto Internacional de Guarulhos, , http://libdigi.unicamp.br/document/?code=vtls000029039, SP. Dissertation, Universidade Estadual de Campinas (UNICAMP), Campinas; Gandolfi, S., Leitão-Filho, H.F., Bezerra, C.L., Levantamento florístico e caráter sucessional das espécies arbustivo-arbóreas de uma floresta mesófila semidecídua no município de Guarulhos, SP (1995) Rev Bras Biol, 55 (4), pp. 753-767; Gibbs, P.E., Leitão-Filho, H.F., Floristic composition of an area of gallery forest near Mogi Guaçu, state of São Paulo, SE Brazil (1978) Rev Brasileira Bot, 1, pp. 151-156; Gomes, E.P.C., (1992) Fitossociologia do componente arbóreo de um trecho de mata em São Paulo, , SP. Dissertation, Universidade de São Paulo (USP), São Paulo; Grombone, M.T., Bernacci, L.C., Meira Neto, J.A.A., Leitão-Filho, H.F., Estrutura fitossociológica da floresta semidecídua de altitude do Parque Municipal da Grota Funda (Atibaia-estado de São Paulo) (1990) Acta Bot Brasilica, 4 (2), pp. 47-64; Guedes-Bruni, R.R., (1998) Composição, estrutura e similaridade florística de dossel em seis unidades fisionômicas de mata atlântica no Rio de Janeiro, , Dissertation, Universidade de São Paulo (USP), São Paulo; Ivanauskas, N.M., (1997) Caracterização Florística e Fisionômica da Floresta Atlântica sobre a Formação Pariquera-Açu, na Zona da Morraria Costeira do Estado de São Paulo, , http://www.bibliotecadigital.unicamp.br/document/?code=vtls000134404&amp;opt=1, Dissertation, Universidade Estadual de Campinas (UNICAMP), Campinas; Ivanauskas, N.M., Monteiro, R., Rodrigues, R.R., Similaridade florística entre áreas de floresta atlântica no Estado de São Paulo (2000) Braz J Ecol, 4 (1-2), pp. 71-81; Joly, C.A., Aidar, M.P.M., Klink, C.A., Mcgrath, D.G., Moreira, A.G., Moutinho, P., Nepstad, D.C., Sampaio, E.V.S.B., Evolution of the Brazilianphytogeography classification system: implications for biodiversity conservation (1999) Ciência E Cultura, 51 (5-6), pp. 331-348; Klein, R.M., Ecologia da flora e vegetação do Vale do Itajaí (continuação) (1980) Sellowia, 32, pp. 165-389; Koehler, A., Galvão, F., Longhi, S.J., Floresta Ombrófila Densa Altomontana: aspectos florísticos e estruturais de diferentes trechos na Serra do Mar, PR (2002) Ciência Florestal, 12 (2), pp. 27-39; Kotchetkoff-Henriques, O., Joly, C.A., Estudo florístico e fitossociológico em uma mata mesófila semidecídua na Serra do Itaqueri, Itirapina, estado de São Paulo (1994) Rev Bras Biol, 54 (3), pp. 447-487; Ledru, M.P., Bertaux, J., Sifeddine, A., Suguio, K., Absence of last glacial maximum records in lowland tropical forests (1998) Quat Res, 49, pp. 233-237; Leitão-Filho, H.F., Aspectos taxonômicos das florestas do Estado de São Paulo (1982) Silvicultura Em São Paulo, 1, pp. 206-297; Los, M.M., (2004) Florística, estrutura e diversidade da Floresta com Araucária em áreas de diferentes tamanhos, , Dissertation, Universidade de São Paulo (USP), São Paulo; Luna-Vega, I., Morrone, J.J., Ayala, O.A., Organista, D.E., Biogeographical affinities among Neotropical cloud forests (2001) Plant Syst Evol, 228, pp. 229-239; Mantovani, W., (1993) Estrutura e dinâmica da Floresta Atlântica na Juréia, , Iguape-SP: Universidade de São Paulo, (USP) São Paulo; Mantovani, W., Catharino, E.L.M., Borges, H.B., Composição florística de formações vegetais e fitossociologia de mata ciliar da Bacia Hidrográfica do Ribeirão Passa Cinco, Ipeúna, SP (1986) 38. Congresso da Sociedade Botânica do Brasil, São Paulo, , Resumos do 38 Congresso da Sociedade Botânica do Brasil. Brasília: Sociedade Botânica do Brasil; Mantovani, W., Rossi, L., Romaniuc Neto, S., Assad-Ludewiges, I.Y., Wanderley, M.G.L., Melo, M.M.R.F., Toledo, C.B., (1989) Estudo fitossociológico De áreas De Mata Ciliar Em Mogi Guaçu SP, pp. 235-267. , Brasil: Anais do Simpósio de Matas de Galeria; Mantovani, W., Rodrigues, R.R., Rossi, L., Romaniuc-Neto, S., Catharino, E.L.M., Cordeiro, I., A vegetação na serra do Mar em Salesópolis, SP (1990) Simpósio de ecossistemas da costa sul e sudeste brasileira, 2, 1, pp. 348-384. , Águas de Lindóia, Anais, São Paulo; Martins, F.R., (1991) Estrutura De Uma Floresta mesófila, , Campinas: Editora Unicamp; Martins, S.E., Rossi, L., Sampaio, P.S.P., Magenta, M.A.G., Caracterização florística de comunidades vegetais de restinga em Bertioga, SP, Brasil (2008) Acta Bot Brasílica, 22 (1), pp. 249-274; Matthes, L.A.F., Leitão-Filho, H.F., Martins, F.R., (1988) Bosque dos Jequitibás (Campinas-SP): Composição florística e estrutura fitossociológica do estrato arbóreo, pp. 55-76. , Anais do V Congresso de Botânica do estado de São Paulo; Meira-Neto, J.A.A., Bernacci, L.C., (1986) Levantamento das angiospermas arbóreas na Fazenda Santa Carlota, , município de Cajurú, SP. Dissertation, Universidade de São Paulo (USP), Ribeirão Preto; Meireles, L.D., (2003) Florística das fisionomias vegetacionais e estrutura da floresta alto-montana de Monte Verde, , http://cutter.unicamp.br/document/?code=vtls000342913, Serra da Mantiqueira, MG. Dissertation, Universidade Estadual de Campinas (UNICAMP), Campinas; Meireles, L.D., (2009) Estudos florísticos, fitossociológicos e fitogeográficos em formações vegetacionais altimontanas da serra da mantiqueira meridional, sudeste do brasil, , Dissertation, Universidade Estadual de Campinas (UNICAMP), Campinas; Meireles, L.D., Shepherd, G.J., Kinoshita, L.S., Variações na composição florística e na estrutura fitossociológica de uma floresta ombrófila densa alto-montana na Serra da Mantiqueira, Monte Verde, MG (2008) Rev Brasileira Bot, 31, pp. 559-574; Melo, M.M.R.F., (2000) Demografia de árvores em Florestal Pluvial Atlântica, , Ilha do Cardoso, SP, Brasil. Dissertation, Universidade de São Paulo (USP), São Paulo; Micheletti Neto, J.C.M.T., (2007) Relações florísticas, estruturais e ecológicas entre as florestas do topo da Serra do Mar e as florestas de restinga do estado de São Paulo, , Dissertation, Universidade de São Paulo (USP), São Paulo; Myers, N., Mittermeier, R.A., Mittermeier, C.G., Fonseca, G.A.B., Kent, J., Biodiversity hotspots for conservation priorities (2000) Nature, 403, pp. 853-858; Nakajima, J.N., Soares-Silva, L., Medri, M.E., Goldenberg, R., Correa, G.T., Composição florística e fitossociologia do componente arbóreo de florestas ripárias da Bacia do Rio Tibagi: 5. Fazenda Monte Alegre, município de Telêmaco Borba, Paraná (1996) Arquivos De Biologia E Tecnologia, 39 (4), pp. 933-948; Narvaes, I.S., Brena, D.A., Longhi, S.J., Estrutura da regeneração natural em Floresta Ombrófila Mista na Floresta Nacional de São Francisco de Paula, RS (2005) Ciência Florestal, 15 (4), pp. 331-342; Negrelle, R.A.B., Silva, F.C., Fitossociologia de um trecho de floresta com Araucariaangustifolia (Bert.) O. Kuntze no município de Caçador-SC (1992) Boletim De Pesquisa Florestal, 24-25, pp. 37-54; Neto, R.M.R., Kozera, C., Andrade, R.R., Cecy, A.T., Hummes, A.P., Fritzsons, E., Caldeira, M.V.W., Souza, M.K.F., Caracterização florística e estrutural de um fragmento de Floresta Ombrófila Mista, em Curitiba, PR-Brasil (2002) Floresta, 32 (1), pp. 3-16; Neto, R.M.R., Watzlawick, L.F., Caldeira, M.V.W., Schoeninger, E.R., Análise florística e estrutural de um fragmento de Floresta Ombrófila Mista Montana, situado em Criúva, RS-Brasil (2002) Ciência Florestal, 12 (1), pp. 29-37; Nicolini, E.M., (1990) Composição florística do estrato arbóreo em mata mesófila semidecídua no município de Jaú, , SP. Dissertation, Universidade Estadual Júlio de Mesquista (UNESP), Rio Claro; Oliveira Filho, A.T., Carvalho, D.A., Fontes, M.A.L., Berg, E.V.D., Curi, N., Carvalho, W.A.C., Variações estruturais do compartimento arbóreo de uma florestas semidecídua altimontana na Chapada das Perdizes, Carrancas, MG (2004) Rev Brasileira Bot, 27 (2), pp. 291-309; Oliveira-Filho, A.T., Fontes, M.A.L., Patterns of floristic differentiation among Atlantic Forest in southeastern Brazil and the influence of climate (2000) Biotropica, 32 (4 b), pp. 793-810; Oliveira-Filho, A.T., Scolforo, J.R.S., Mello, M., Composição florística e estrutura comunitária de um remanescente de floresta semidecídua montana em Lavras, MG (1994) Rev Brasileira Bot, 17 (2), pp. 167-182; Pagano, S.N., Leitão-Filho, H.F., Composição florística do estrato arbóreo e mata mesófila semidecídua, no município de Rio Claro (Estado de São Paulo) (1987) Rev Brasileira Bot, 10, pp. 37-47; Pereira, I.M., Oliveira-Filho, A.T., Botelho, S.A., Carvalho, W.A.C., Fontes, M.A.L., Schiavini, I., Silva, A.F., Composição florística do componente arbóreo de cinco remanescentes florestais do Maciço do Itatiaia, Minas Gerais e Rio de Janeiro (2006) Rodriguésia, 57 (1), pp. 103-126; Pinto, M.M., (1989) Levantamento fitossociológico de uma mata residual: Campus de Jaboticabal da UNESP, , Dissertation, Universidade Estadual Júlio de Mesquista (UNESP), Jaboticabal; Ribeiro, C.A.N., (2003) Florística e fitossociologia de um trecho de Floresta Atlântica de altitude da Fazenda da Neblina, , Parque Estadual da Serra do Brigadeiro, Minas Gerais. Dissertation, Universidade Federal de Viçosa (UFV), Viçosa; Ribeiro, M.C., Metzger, J.P., Martensen, A.C., Ponzoni, F.J., Hirota, M.M., The Brazilian Atlantic forest: how much is left, and how is the remaining forest distributed? Implications for conservation (2009) Biol Conserv, 142, pp. 1141-1153; Rocha, M.R.L., (1999) Caracterização fitossociológica e pedológica de uma floresta ombrófila densa altomontana no Parque Estadual Pico do Marumbi-Morretes, , PR Dissertation, Universidade Federal do Paraná (UFPR), Curitiba; Roderjan, C.V., (1994) A floresta ombrófila densa altomontana do Morro do Anhangava, Quatro Barras, PR-aspectos Climáticos, Pedológicos e Fitossociológicos, , Dissertation, Universidade Federal do Paraná (UFPR), Curitiba; Rodrigues, H.C., (1996) Composição Florística e estrutura fitossociológica de um trecho de Mata Atlântica na Reserva Biológica do Tinguá, , Nova Iguaçu, Rio de Janeiro. Dissertation, Museu Nacional/Universidade Federal do Rio de Janeiro (UFRJ), Rio de Janeiro; Rodrigues, R.R., Morellato, L.P.C., Joly, C.A., Leitão-Filho, H.F., Estudo florístico e fitossociológico em um gradiente altitudinal de mata estacional mesófila semidecídua, na Serra do Japi, Jundiaí, SP (1989) Rev Brasileira Bot, 12, pp. 71-84; Roizman, L.G., (1993) Fitossociologia do componente arbóreo de um trecho de mata em São Paulo, , SP. Universidade de São Paulo (USP), São Paulo; Rossi, L., (1987) A flora arbóreo-arbustiva da mata da Reserva da Cidade Universitária "Armando Salles Oliveira", , São Paulo. Dissertation, Universidade de São Paulo (USP), São Paulo; Salis, S.M., (1990) Composição florística e estrutura em um remanescente de mata ciliar no rio Jacaré-Pepira, , Brotas, SP. Dissertation, Universidade Estadual de Campinas (UNICAMP), Campinas; Salis, S.M., Tamashiro, J.Y., Joly, C.A., Florística e fitossociologia do estrato arbóreo de um remanescente de mata ciliar do rio Jacaré-Pepira, Brotas, SP (1994) Rev Brasileira Bot, 17 (2), pp. 93-103; Salis, S.M., Shepherd, G.J., Joly, C.A., Floristic comparison of mesophytic semideciduous forests of the interior of the state of São Paulo, southeast Brazil (1995) Vegetation, 119, pp. 155-164; Sampaio, D., Souza, V.C., Oliveira, A.A., Paula-Souza, J., Rodrigues, R.R., (2005) Árvores da Restinga, , Editora Neotrópica, São Paulo; Sanchez, M., (2001) Composição florística e estrutura da comunidade arbórea num gradiente altitudinal da Mata Atlântica, , http://libdigi.unicamp.br/document/?code=vtls000215037, Dissertation, Universidade Estadual de Campinas (UNICAMP), Campinas; Sanquetta, C.R., Pizatto, W., Netto, S.P., Filho, A.F., Eisfeld, R.L., Estrutura vertical de um fragmento de Floresta Ombrófila Mista no centro-sul do Paraná (2002) Floresta, 32 (2), pp. 267-276; Schumm, L., (2006) Florística, estrutura e aspectos ecológicos de trechos de vegetação em diferentes estádios de sucessão em área de Floresta Atlântica alto-montana no Parque Nacional do Itatiaia, , Bocaina de Minas, MG. Dissertation, Instituto de Pesquisas Jardim Botânico do Rio de Janeiro. Escola Nacional de Botânica, Rio de Janeiro; Scudeller, V.V., Martins, F.R., Shepherd, G.J., Distribution and abundance of arboreal species in the Atlantic Ombrophilic dense forest in southeastern Brazil (2001) Plant Ecol, 80 (4), pp. 705-717; Seger, C.D., Dlugosz, F.L., Kurasz, G., Martinez, D.T., Ronconi, E., Melo, L.A.N., Bittencourt, S.M., Roderjan, C.V., Levantamento florístico e análise fitossociológica de um remanescente de Floresta Ombrófila Mista localizado no município de Pinhais, Paraná-Brasil (2005) Floresta, 35 (2), pp. 291-301; Shepherd, G.J., (2007) Fitopac v.1.6.4.29, , Departamento de Botânica, Instituto de Biologia, Universidade Estadual de Campinas (freeware-published by the author); Silva, A.F., (1989) Composição florística e estrutura fitossociológica do estrato arbóreo da Reserva Florestal Professor Augusto Ruschi, , São José dos Campos, SP. Dissertation, Universidade Estadual de Campinas (UNICAMP), Campinas; Silva, A.F., Leitão-Filho, H.F., Composição florística e estrutura de um trecho de Mata Atlântica de Encosta no município de Ubatuba, São Paulo, Brasil (1982) Rev Brasileira Bot, 5, pp. 43-52; Silva, F.C., Marconi, L.P., Fitossociologia de uma Floresta com Araucária em Colombo-PR (1990) Boletim De Pesquisas Florestais, 20, pp. 23-38; Silva, F.C., Fonseca, E.P., Soares-Silva, L.H., Muller, C., Bianchini, E., Composição florística e fitossociologia do componente arbóreo das florestas ciliares da Bacia do Rio Tibagi. 3. Fazenda Bom Sucesso, Município de Sapopema, PR (1995) Acta Bot Brasilica, 9 (2), pp. 289-302; Soares-Silva, L.H., Barroso, G.M., (1992) Fitossociologia do estrato arbóreo da floresta na porção norte do Parque Estadual Mata dos Godoy, pp. 101-112. , Londrina-PR, Brasil. Anais do 8o Congresso da Sociedade Botânica de São Paulo; Stadtmüller, T., (1987) Cloud forests in the humid tropics: A bibliographic review, , United Nations University, Tokyo, and CATIE, Turrialba, Costa Rica; Still, C.J., Foster, P.N., Schneider, S.H., Simulating the effects of climate change on tropical montane cloud forests (1999) Nature, 398, pp. 608-610; Struffaldi-de-Vuono, Y., (1985) Fitossociologia do estrato arbóreo do Instituto de Botânica, , Dissertation, Universidade de São Paulo (USP), São Paulo; Sztutman, M., Rodrigues, R.R., O mosaico vegetacional numa área de floresta contínua da planície litorânea, Parque Estadual da Campina do Encantado, Pariquera-Açú, SP (2002) Rev Brasileira Bot, 25 (2), pp. 161-176; Tabarelli, M., (1997) A regeneração da floresta Atlântica Montana, , Dissertation, Universidade de São Paulo (USP), São Paulo; Tamashiro, J.Y., Rodrigues, R.R., Shepherd, G.J., (1986) Estudo florístico e fitossociológico da Reserva da Mata de Santa Genebra, , Campinas, SP. Relatório de Pesquisa. Fundação de Amparo à Pesquisa de São Paulo; Tomasulo, P.L.B., (1995) Análise Da composição florística E Estrutura Da vegetação Como subsídio Ao Plano De Manejo Do Parque Municipal Da Serra De Itapety, Mogi Das Cruzes, SP, , Viçosa, MG, UFMG: Instituto de Ciências Biológicas; Torres, R.B., (1989) Estudos florísticos em mata secundária da Estação Ecológica de Angatuba, , Angatuba (São Paulo). Dissertation, Universidade Estadual de Campinas (UNICAMP), Campinas; (1973) International classification and mapping of vegetation, , UNESCO Paris; Veloso, H.P., Sistema Fitogeográfico (1992) Manual Técnico da Vegetação Brasileira, , In: Veloso HP (ed) IBGE, Rio de Janeiro; http://www.ibge.gov.brhttp://ww.inpi.orghttp://www.mobot.org./W3T/search/vast.htmlhttp://www.scisun.nybg.org:8890/searchdb/owa/wwwspecimen.searchform</text:p>
          </table:table-cell>
          <table:table-cell office:value-type="string" calcext:value-type="string">
            <text:p>Bertoncello, R.; Programa de Pós-Graduação em Biologia Vegetal, Departamento de Biologia Vegetal, Universidade Estadual de Campinas, 6109, Campinas, São Paulo CEP 13083-970, Brazil; email: ricardobertoncello@gmail.com</text:p>
          </table:table-cell>
          <table:table-cell table:number-columns-repeated="7"/>
          <table:table-cell office:value-type="float" office:value="9603115" calcext:value-type="float">
            <text:p>9603115</text:p>
          </table:table-cell>
          <table:table-cell/>
          <table:table-cell office:value-type="string" calcext:value-type="string">
            <text:p>BONSE</text:p>
          </table:table-cell>
          <table:table-cell/>
          <table:table-cell office:value-type="string" calcext:value-type="string">
            <text:p>English</text:p>
          </table:table-cell>
          <table:table-cell office:value-type="string" calcext:value-type="string">
            <text:p>Biodiversity Conserv.</text:p>
          </table:table-cell>
          <table:table-cell office:value-type="string" calcext:value-type="string">
            <text:p>Article</text:p>
          </table:table-cell>
          <table:table-cell office:value-type="string" calcext:value-type="string">
            <text:p>Scopus</text:p>
          </table:table-cell>
          <table:table-cell office:value-type="string" calcext:value-type="string">
            <text:p>2-s2.0-81555197142</text:p>
          </table:table-cell>
          <table:table-cell table:number-columns-repeated="983"/>
        </table:table-row>
        <table:table-row table:style-name="ro1">
          <table:table-cell office:value-type="string" calcext:value-type="string">
            <text:p>Santos A.P.M.</text:p>
          </table:table-cell>
          <table:table-cell office:value-type="string" calcext:value-type="string">
            <text:p>Four new species of the microcaddisfly genus Alisotrichia Flint (Trichoptera: Hydroptilidae) from southeastern Brazil</text:p>
          </table:table-cell>
          <table:table-cell office:value-type="float" office:value="2011" calcext:value-type="float">
            <text:p>2011</text:p>
          </table:table-cell>
          <table:table-cell office:value-type="string" calcext:value-type="string">
            <text:p>Zootaxa</text:p>
          </table:table-cell>
          <table:table-cell/>
          <table:table-cell office:value-type="float" office:value="3112" calcext:value-type="float">
            <text:p>3112</text:p>
          </table:table-cell>
          <table:table-cell/>
          <table:table-cell office:value-type="float" office:value="59" calcext:value-type="float">
            <text:p>59</text:p>
          </table:table-cell>
          <table:table-cell office:value-type="float" office:value="68" calcext:value-type="float">
            <text:p>68</text:p>
          </table:table-cell>
          <table:table-cell table:number-columns-repeated="3"/>
          <table:table-cell office:value-type="string" calcext:value-type="string">
            <text:p>http://www.scopus.com/inward/record.url?eid=2-s2.0-82455186735&amp;partnerID=40&amp;md5=d5831a980512cbe49b12a4d6a9e00b6e</text:p>
          </table:table-cell>
          <table:table-cell office:value-type="string" calcext:value-type="string">
            <text:p>Departamento de Zoologia, Instituto de Biologia, Universidade Federal do Rio de Janeiro, Caixa Postal 68044, 21941-971, Rio de Janeiro, RJ, Brazil</text:p>
          </table:table-cell>
          <table:table-cell office:value-type="string" calcext:value-type="string">
            <text:p>Santos, A.P.M., Departamento de Zoologia, Instituto de Biologia, Universidade Federal do Rio de Janeiro, Caixa Postal 68044, 21941-971, Rio de Janeiro, RJ, Brazil</text:p>
          </table:table-cell>
          <table:table-cell office:value-type="string" calcext:value-type="string">
            <text:p>Alisotrichia Flint, 1964 is an exclusively New World genus of microcaddisflies (Hydroptilidae), currently assigned to Leucotrichiini. Until now, this genus contained 51 species, of which only 1 has been described from Brazil. In this paper, 4 new species are described from Southern Brazil, 3 in the A. orophila Group (A. holzenthali sp. nov., A. macae sp. nov., and A. nessimiani sp. nov.) and one in the A. hirudopsis Group (A. ubatuba sp. nov.). The new species are separated by features of the terminal abdominal segments and structures of the male genitalia. Copyright © 2011, Magnolia Press.</text:p>
          </table:table-cell>
          <table:table-cell office:value-type="string" calcext:value-type="string">
            <text:p>Alisotrichia holzenthali sp. nov.; Alisotrichia macae sp. nov.; Alisotrichia nessimiani sp. nov.; Alisotrichia ubatuba sp. nov.; Atlantic Forest; Microcaddisflies</text:p>
          </table:table-cell>
          <table:table-cell table:number-columns-repeated="6"/>
          <table:table-cell office:value-type="string" calcext:value-type="string">
            <text:p>Blickle, R.L., Denning, D.G., New species and a new genus of Hydroptilidae (Trichoptera) (1977) Journal of Kansas Entomological Society, 50 (2), pp. 287-300; Bowles, D.E., Harris, S.C., Bueno-Soria, J., An assessment of New World Stactobiini (Trichoptera: Hydroptilidae: Hydroptilinae) larvae with new larval descriptions of Alisotrichia, Mejicanotrichia, and Scelobotrichia (1999) Proceedings of the 9th International Symposium on Trichoptera, pp. 43-52. , Malicky, H. &amp; Chantaramongkol, P. Eds., Chiang Mai: Faculty of Science, Chiang Mai University; Flint Jr., O.S., The caddisflies (Trichoptera) of Puerto Rico (1964) University of Puerto Rico, Agricultural Experiment Station, Technical Paper, 40, pp. 1-80; Flint Jr., O.S., Studies of Neotropical Caddisflies, X: Leucotrichia and related genera from North and Central America (Trichoptera: Hydroptilidae) (1970) Smithsonian Contributions to Zoology, 60, pp. 1-64; Flint Jr., O.S., Studies of neotropical caddisflies, XXVIII: The trichoptera of the Río Limón Basin, Venezuela (1981) Smithsonian Contributions to Zoology, 330, pp. 1-60; Flint Jr., O.S., Harris, S.C., Botosaneanu, L., Studies of neotropical caddisflies, L: The description of Cerasmatrichia, new genus, a relative of Alisotrichia, with description of new and old species and the larva (Trichoptera: Hydroptilidae) (1994) Proceedings of the Biological Society of Washington, 107 (2), pp. 360-382; Flint Jr., O.S., Holzenthal, R.W., Harris, S.C., (1999) Catalog of the Neotropical Caddisflies (Insecta: Trichoptera), pp. vi+239. , Special Publications, Ohio Biological Survey, Columbus, Ohio; Harris, S.C., Bueno-Soria, J., Scelobotrichia, a new genus of microcaddisflies from Mexico (Trichoptera: Hydroptilidae) (1993) Folia Entomologica Mexicana, 87, pp. 73-83; Harris, S.C., Holzenthal, R.W., Phylogeny of the species groups of Alisotrichia, sensu lato, with the description of a new species from Costa Rica (Trichoptera: Hydroptilidae) (1993) Proceedings of the 7th International Symposium on Trichoptera, pp. 155-160. , Otto, C. Ed., Leiden, Backhuys Publishers; Harris, S.C., Holzenthal, R.W., Mejicanotrichia, a new genus of microcaddisfly from Mexico and Guatemala (Trichoptera: Hydroptilidae) (1997) Proceedings of the 8th International Symposium on Trichoptera, pp. 129-137. , Holzenthal, R. W. &amp; Flint, O. S., Jr. Eds., Columbus: Ohio Biological Survey; Harris, S.C., Flint Jr., O.S., (2002) New Alisotrichia (Trichoptera: Hydroptilidae) From Central and South America and the Greater Antilles; Marshall, J.E., A review of the genera of the Hydroptilidae (Trichoptera) (1979) Bulletin of the British Museum (Natural History) Entomology Series, 39 (3), pp. 135-239</text:p>
          </table:table-cell>
          <table:table-cell office:value-type="string" calcext:value-type="string">
            <text:p>Santos, A.P.M.; Departamento de Zoologia, Instituto de Biologia, Universidade Federal do Rio de Janeiro, Caixa Postal 68044, 21941-971, Rio de Janeiro, RJ, Brazil; email: a.santos@ufrj.br</text:p>
          </table:table-cell>
          <table:table-cell table:number-columns-repeated="7"/>
          <table:table-cell office:value-type="float" office:value="11755326" calcext:value-type="float">
            <text:p>11755326</text:p>
          </table:table-cell>
          <table:table-cell table:number-columns-repeated="3"/>
          <table:table-cell office:value-type="string" calcext:value-type="string">
            <text:p>English</text:p>
          </table:table-cell>
          <table:table-cell office:value-type="string" calcext:value-type="string">
            <text:p>Zootaxa</text:p>
          </table:table-cell>
          <table:table-cell office:value-type="string" calcext:value-type="string">
            <text:p>Article</text:p>
          </table:table-cell>
          <table:table-cell office:value-type="string" calcext:value-type="string">
            <text:p>Scopus</text:p>
          </table:table-cell>
          <table:table-cell office:value-type="string" calcext:value-type="string">
            <text:p>2-s2.0-82455186735</text:p>
          </table:table-cell>
          <table:table-cell table:number-columns-repeated="983"/>
        </table:table-row>
        <table:table-row table:style-name="ro1">
          <table:table-cell office:value-type="string" calcext:value-type="string">
            <text:p>Tucci M.L.S., Modolo V.A., Erismann N.M., Machado E.C.</text:p>
          </table:table-cell>
          <table:table-cell office:value-type="string" calcext:value-type="string">
            <text:p>Gas exchanges in peach palms as a function of the SPAD chlorophyll meter readings [Troca Gasosa em Pupunha Como Funçao de Leituras em Clorofilometro]</text:p>
          </table:table-cell>
          <table:table-cell office:value-type="float" office:value="2011" calcext:value-type="float">
            <text:p>2011</text:p>
          </table:table-cell>
          <table:table-cell office:value-type="string" calcext:value-type="string">
            <text:p>Revista Brasileira de Fruticultura</text:p>
          </table:table-cell>
          <table:table-cell office:value-type="float" office:value="33" calcext:value-type="float">
            <text:p>33</text:p>
          </table:table-cell>
          <table:table-cell office:value-type="string" calcext:value-type="string">
            <text:p>SPEC. ISSUE 1</text:p>
          </table:table-cell>
          <table:table-cell/>
          <table:table-cell office:value-type="float" office:value="267" calcext:value-type="float">
            <text:p>267</text:p>
          </table:table-cell>
          <table:table-cell office:value-type="float" office:value="274" calcext:value-type="float">
            <text:p>274</text:p>
          </table:table-cell>
          <table:table-cell/>
          <table:table-cell office:value-type="float" office:value="1" calcext:value-type="float">
            <text:p>1</text:p>
          </table:table-cell>
          <table:table-cell/>
          <table:table-cell office:value-type="string" calcext:value-type="string">
            <text:p>http://www.scopus.com/inward/record.url?eid=2-s2.0-83255166490&amp;partnerID=40&amp;md5=1ea0f4276f5c3da15fb4815be45ffb94</text:p>
          </table:table-cell>
          <table:table-cell office:value-type="string" calcext:value-type="string">
            <text:p>Scientific Researcher of Horticulture Centre, Instituto Agronômico-IAC, Av. Theodureto de Almeida Camargo 1500, CEP 13075-630, Campinas-SP, Brazil; Scientific Researcher of Ecophysiology and Biophysics Centre, Instituto Agronômico-IAC, Av. Barão de Itapura 1481, CEP 13020-902, Campinas-SP, Brazil</text:p>
          </table:table-cell>
          <table:table-cell office:value-type="string" calcext:value-type="string">
            <text:p>Tucci, M.L.S., Scientific Researcher of Horticulture Centre, Instituto Agronômico-IAC, Av. Theodureto de Almeida Camargo 1500, CEP 13075-630, Campinas-SP, Brazil; Modolo, V.A., Scientific Researcher of Ecophysiology and Biophysics Centre, Instituto Agronômico-IAC, Av. Barão de Itapura 1481, CEP 13020-902, Campinas-SP, Brazil; Erismann, N.M.; Machado, E.C.</text:p>
          </table:table-cell>
          <table:table-cell office:value-type="string" calcext:value-type="string">
            <text:p>The close relationship between the chlorophyll-meters readings and the total chlorophyll and nitrogen contents in leaves, has allowed their evaluation both in annual and perennial species. Besides, some physiological events such as the CO2 assimilation have also been estimated by chlorophyll meters. This work was carried out aiming to evaluate the gas exchanges of peach palms as a function of the chlorophyll SPAD-Meter readings. Three year-old peach palms from Yurimaguas, Peru were studied in Ubatuba, SP, Brazil, spaced 2 x 1 m in area under a natural gradient of organic matter which allowed four plots to be considered, according to the peach palms leaves colors, from light yellow to dark green. The SPAD readings and the stomatal frequency of leaflets were evaluated. The photosynthetic photon flux density (PPFD, μmol m-2 s-1), the leaf temperature (Tleaf, °C), the CO2 assimilation (A, μmol m-2 s-1), the stomatal conductance (gs, mol m-2 s-1), the transpiration (E, mmol m-2 s-1) and the intercellular CO2 concentration (Ci, μmol mol-1) were evaluated with a portable infrared gas analyzer (LCA-4, ADC BioScientific Ltd., Great Amwell, U.K.). A linear increase in the CO2 assimilation as a function of the SPAD readings (y = -0.34 + 0.19x, R2 = 0.99), indicates that they can be a rapid and cheap complementary method to evaluate in peach palms some important physiological events, such as CO2 assimilation.</text:p>
          </table:table-cell>
          <table:table-cell office:value-type="string" calcext:value-type="string">
            <text:p>Bactris gasipaes Kunth; CO2 assimilation; Stomatal conductance</text:p>
          </table:table-cell>
          <table:table-cell table:number-columns-repeated="6"/>
          <table:table-cell office:value-type="string" calcext:value-type="string">
            <text:p>Anefalos, L.C., Modolo, V.A., Tucci, M.L.S., Expansão do cultivo da pupunheira no Vale do Ribeira-SP, Brasil, 2002-2006 (2007) Informações Econômicas, (37), pp. 37-43. , São Paulo; Bovi, M.L.A., Basso, L.C., Tucci, M.L.S., Avaliação da atividade in vivo da fosfatase ácida e do crescimento de progênies de pupunheira cultivadas em duas doses de nitrogênio e fósforo (1998) Revista Brasileira de Ciência do Solo, 22, pp. 427-434. , Campinas; Bovi, M.L.A., Godoy Jr., G., Spiering, S.H., Respostas de crescimento da pupunheira à adubação NPK (2002) Scientia Agricola, 59 (1), pp. 161-166. , Piracicaba; Bovi, M.L.A., Lambais, M.R., Tucci, M.L.S., Godoy Jr., G., Spiering, S.H., Biomass accumulation and vesicular-arbuscular mycorrhizal colonization in pejibaye (Bactris gasipaes) as a function of NPK fertilization (2000) Acta Horticulturae, 513 (3), pp. 153-168. , The Hague; Bovi, M.L.A., Spiering, S.H., Barbosa, A.M.M., Densidade radicular de progênies de pupunheira em função de adubação NPK (1999) Horticultura Brasileira, 17 (3), pp. 186-193. , Brasília; Cristancho, R.J.A., Hanafi, M.M., Syed Omar, S.R., Rafii, M.Y., Variations in oil palm (Elaeis guineensis Jacq.) progeny response to high concentrations in solution culture (2011) Plant Biology, 13 (2), pp. 333-342. , Stuttgart; Cutter, E.G., Epiderme (1986) Anatomia vegetal: Células e tecidos, pp. 97-145. , In: CUTTER, E.G., 2. ed. São Paulo: Livraria Roca; Deenik, A., Ares, A., Yost, R.S., Fertilization response and nutrient diagnosis in peach palm (Bactris gasipaes): A review (2000) Nutrient Cycling in Agroecosystems, 56, pp. 195-207. , Dordrecht; Fanizza, G., Della Gatta, C., Bagnulo, C., A non-destructive determination of leaf chlorophyll in Vitis vinifera (1991) Annals of Applied Biology, 119, pp. 203-205. , Warwick; Gomes, F.P., Prado, C.H.B.A., Ecophysiology of coconut palm under water stress (2007) Brazilian Journal of Plant Physiology, 19 (4), pp. 377-391. , Piracicaba; Koslowsky, T.T., Pallardy, S.G., (1997) Physiology of woody plants, pp. 87-134. , 2. ed. San Diego: Photosynthesis, cap. 5; la Torraca, S.M., Haag, H.P., Dechen, A.R., Nutrição mineral de frutiferas tropicais I. Sintomas de carências nutricionais em pupunha (1984) O Solo, 76 (1), pp. 53-56. , Piracicaba; Modolo, V.A., Tucci, M.L.S., Spiering, S.H., Growth charachterization in palms progenies under Subtropical conditions (2010) Anais, p. 619. , In: INTERNATIONAL HORTICULTURAL CONGRESS, 28. Lisboa; Malavolta, E., Vitti, G.C., Oliveira, S.A., (1997) Avaliação do estado nutricional das plantas: Princípios e aplicações, p. 319. , 2. ed. Piracicaba: Potafós; Molina, E., (1999) Fertilización del pejibaye para palmito: Research report for the short course on peach palm production, , San Jose: Centro de Investigacio-Investigaciones Agronómicas, Universidad de Costa Rica; Molina, E., Alvarado, A., Smyth, T.J., Boniche, J., Alpízar, D., Osmond, D., Respuesta del pejibaye para palmito (Bactris gasipaes) al nitrógeno en andisoles de Costa Rica (2002) Agronomia Costarricense, 26 (2), pp. 31-42. , San Jose; Markwell, J., Osterman, J.C., Mitchell, J.L., Calibration of the Minolta SPAD-502 leaf chlorophyll meter (1995) Photosynthesis Research, 46, pp. 467-472. , Dordrecht; Neilsen, D., Hogue, E.J., Herbert, L.C., Parchomchuk, P., Neilsen, G.H., Use of rapid techniques for estimating the N status of fertirrigated apple trees (1995) Acta Horticulturae, 383, pp. 211-218. , The Hague; Ortolani, A.A., Camargo, M.B.P., Pedro Jr., M.J., (1995) Normais climatológicas dos postos meteorológicos do Instituto Agronômico: 1, p. 13. , Centro Experimental de Campinas. Campinas: Instituto Agronômico, (Boletim Técnico); Pinho, L.G.R., Campostrini, E., Monnerat, P.H., Pires Netto, A.T., Marciano, C.R., Soares, Y.J.B., Boron deficiency affects gas exchange and photochemical efficiency (JPI test parameters) in green dwarf coconut (2010) Journal of Plant Nutrition, 33 (3), pp. 439-451. , new York; Prado, C.H.B.A., Passos, E.E.M., Moraes, J.A.P.V., Photosynthesis and water relations of six tall genotypes of Cocos nucifera in wet and dry seasons (2001) South African Journal of Botany, (67), pp. 169-176. , Pretoria; Rajcan, I., Dwyer, L.M., Tollenaar, M., Note on relationship between leaf soluble carbohydrate and chlorophyll concentrations in maize during leaf senescence (1999) Field Crops Research, 63, pp. 13-17. , Amsterdam; Ramos, A., Bovi, M.L.A., Folegatti, M.V., Diotto, A.V., Efeitos da fertirrigação sobre a produção de palmito da pupunheira (2004) Horticultura Brasileira, 22 (4), pp. 734-739. , Brasília; Schaper, H., Chacko, E.K., Relation between extractable chlorophyll and portable chlorophyll meter readings in leaves of eight tropical and subtropical fruit tree species (1991) J. of Plant Physiology, 138, pp. 674-677. , Washington; Tomlinson, P.B., (1990) The structural biology of palms, p. 463. , Oxford: Clarendon Press; Torres Neto, A., Campostrini, E., Oliveira, J.G., Yamanishi, O.K., Portable chlorophyll meter for the quantification of photosynthetic pigments, nitrogen and the possible use for assessment of the photochemical process in Carica papaya L (2002) Brazilian Journal of Plant Physiology, 14 (3), pp. 203-210. , Piracicaba; Tucci, M.L.S., Bovi, M.L.A., Machado, E.C., Spiering, S.H., Seasonal variation in growth of peach palms cultivated in containers under subtropical conditions (2007) Scientia Agricola, 64 (2), pp. 138-146. , Piracicaba; Tucci, M.L.S., Bovi, M.L.A., Machado, S., Spiering, S.H., Stomatal frequency and size in leaves of pejibaye (2000) Acta Horticulturae, 516, pp. 145-154. , The Hague; Tucci, M.L.S., Erismann, N.M., Machado, E.C., Ribeiro, R.V., Diurnal and seasonal variation in photosynthesis of peach palms grown under subtropical conditions (2010) Photosynthetica, 48 (3), pp. 421-429. , Praga; Yamamoto, A., Nakamura, T., Adu-Gyamfi, J.J., Saigusa, M., Relationship between chlorophyll content in leaves of sorghum and pigeon pea determined by extraction method and by chlorophyll meter (2002) Journal of Plant Nutrition, 25 (10), pp. 2295-2301. , New York</text:p>
          </table:table-cell>
          <table:table-cell office:value-type="string" calcext:value-type="string">
            <text:p>Tucci, M. L. S.; Scientific Researcher of Horticulture Centre, Instituto Agronômico-IAC, Av. Theodureto de Almeida Camargo 1500, CEP 13075-630, Campinas-SP, Brazil</text:p>
          </table:table-cell>
          <table:table-cell table:number-columns-repeated="7"/>
          <table:table-cell office:value-type="float" office:value="1002945" calcext:value-type="float">
            <text:p>1002945</text:p>
          </table:table-cell>
          <table:table-cell table:number-columns-repeated="3"/>
          <table:table-cell office:value-type="string" calcext:value-type="string">
            <text:p>English; Portuguese</text:p>
          </table:table-cell>
          <table:table-cell office:value-type="string" calcext:value-type="string">
            <text:p>Rev. Bras. Fruticultura</text:p>
          </table:table-cell>
          <table:table-cell office:value-type="string" calcext:value-type="string">
            <text:p>Article</text:p>
          </table:table-cell>
          <table:table-cell office:value-type="string" calcext:value-type="string">
            <text:p>Scopus</text:p>
          </table:table-cell>
          <table:table-cell office:value-type="string" calcext:value-type="string">
            <text:p>2-s2.0-83255166490</text:p>
          </table:table-cell>
          <table:table-cell table:number-columns-repeated="983"/>
        </table:table-row>
        <table:table-row table:style-name="ro1">
          <table:table-cell office:value-type="string" calcext:value-type="string">
            <text:p>Sobrinho J.M.A., Janasi V.A., Simonetti A., Heaman L.M., Santoro J., Diniz H.N.</text:p>
          </table:table-cell>
          <table:table-cell office:value-type="string" calcext:value-type="string">
            <text:p>The Ilha Anchieta Quartz Monzonite: The southernmost expression of ca. 500 Ma post-collisional magmatism in the Ribeira Belt</text:p>
          </table:table-cell>
          <table:table-cell office:value-type="float" office:value="2011" calcext:value-type="float">
            <text:p>2011</text:p>
          </table:table-cell>
          <table:table-cell office:value-type="string" calcext:value-type="string">
            <text:p>Anais da Academia Brasileira de Ciencias</text:p>
          </table:table-cell>
          <table:table-cell office:value-type="float" office:value="83" calcext:value-type="float">
            <text:p>83</text:p>
          </table:table-cell>
          <table:table-cell office:value-type="float" office:value="3" calcext:value-type="float">
            <text:p>3</text:p>
          </table:table-cell>
          <table:table-cell/>
          <table:table-cell office:value-type="float" office:value="891" calcext:value-type="float">
            <text:p>891</text:p>
          </table:table-cell>
          <table:table-cell office:value-type="float" office:value="906" calcext:value-type="float">
            <text:p>906</text:p>
          </table:table-cell>
          <table:table-cell/>
          <table:table-cell office:value-type="float" office:value="4" calcext:value-type="float">
            <text:p>4</text:p>
          </table:table-cell>
          <table:table-cell/>
          <table:table-cell office:value-type="string" calcext:value-type="string">
            <text:p>http://www.scopus.com/inward/record.url?eid=2-s2.0-80052072329&amp;partnerID=40&amp;md5=859feeb7e843e6d2232b23c9b39048bf</text:p>
          </table:table-cell>
          <table:table-cell office:value-type="string" calcext:value-type="string">
            <text:p>Instituto Geológico, Secretaria do Meio Ambiente do Estado de São Paulo, Avenida Miguel Stefano, 3900, 04301-903 São Paulo, SP, Brazil; Departamento de Mineralogia e Geotectônica, Instituto de Geociências, Universidade de São Paulo/USP, Rua do Lago 652, 05508-080 São Paulo, SP, Brazil; Department of Earth and Atmospheric Sciences, University of Alberta, 1-26 Earth Sciences Building, Edmonton, Alberta T6G 2E3, Canada; Department of Civil Engineering and Geological Sciences, University of Notre Dame, 156 Fitzpatrick Hall, Notre Dame, IN 46556, United States</text:p>
          </table:table-cell>
          <table:table-cell office:value-type="string" calcext:value-type="string">
            <text:p>Sobrinho, J.M.A., Instituto Geológico, Secretaria do Meio Ambiente do Estado de São Paulo, Avenida Miguel Stefano, 3900, 04301-903 São Paulo, SP, Brazil; Janasi, V.A., Departamento de Mineralogia e Geotectônica, Instituto de Geociências, Universidade de São Paulo/USP, Rua do Lago 652, 05508-080 São Paulo, SP, Brazil; Simonetti, A., Department of Earth and Atmospheric Sciences, University of Alberta, 1-26 Earth Sciences Building, Edmonton, Alberta T6G 2E3, Canada, Department of Civil Engineering and Geological Sciences, University of Notre Dame, 156 Fitzpatrick Hall, Notre Dame, IN 46556, United States; Heaman, L.M., Department of Earth and Atmospheric Sciences, University of Alberta, 1-26 Earth Sciences Building, Edmonton, Alberta T6G 2E3, Canada; Santoro, J., Instituto Geológico, Secretaria do Meio Ambiente do Estado de São Paulo, Avenida Miguel Stefano, 3900, 04301-903 São Paulo, SP, Brazil; Diniz, H.N., Instituto Geológico, Secretaria do Meio Ambiente do Estado de São Paulo, Avenida Miguel Stefano, 3900, 04301-903 São Paulo, SP, Brazil</text:p>
          </table:table-cell>
          <table:table-cell office:value-type="string" calcext:value-type="string">
            <text:p>The Ilha Anchieta Quartz Monzonite (IAQM) occupies most of the homonymous island in the coast of the state of São Paulo, and is intrusive into foliated rocks of the ~565 Ma Ubatuba Charnockite. The main petrographic variety is a porphyritic biotite-hornblende quartz monzonite with 2-4 cm tabular microcline megacrysts set in a medium-grained groundmass and magmatic foliation. Outcrop-scale structures indicate cumulative processes (modal and grain-size magmatic banding) and interaction with basic magmas (mafic microgranular enclaves). Lithogeochemical data indicates that the main variety is intermediate to acid (SiO 2 = 63-67%), alkali-calcic, metaluminous and magnesian (mg# ~30), showing moderate Sr (300-400 ppm) and Ba (~1500 ppm) contents and relatively high HFSE (Nb = 40 ppm; Zr = 550-700 ppm). The older charnockites are more silicic (SiO 2 = 71-78%), ferroan (mg# = 12-16), and have very low Sr (13-80 ppm) contents, resulting in Ba/Sr ratios remarkably higher than the IAQM (10 versus 4). LA-MC-ICPMS U-Pb zircon dating of the IAQM yielded 499.7 ± 5.9 Ma. This is the youngest magmatic age identified so far in the crystalline basement of the state of São Paulo, and indicates that the pluton is the southernmost expression of the post-collisional "G5" magmatism in the Ribeira Belt.</text:p>
          </table:table-cell>
          <table:table-cell office:value-type="string" calcext:value-type="string">
            <text:p>Granite; LA-ICPMS; Lithogeochemistry; Ribeira Belt; Zircon U-Pb dating</text:p>
          </table:table-cell>
          <table:table-cell table:number-columns-repeated="6"/>
          <table:table-cell office:value-type="string" calcext:value-type="string">
            <text:p>Alves, A., (2009) Petrogênese de plútons graníticos do leste paulista: Geocronologia, geoquímica elemental e isotópica, p. 122. , Doctoral Thesis, Instituto de Geociências, Universidade de São Paulo, São Paulo, Brasil; Brito Neves, B.B., Campos Neto, M.C., Fuck, R.A., From Rodinia to Western Gondwana: An approach to the Brasiliano-Pan African Cycle and orogenic collage (1999) Episodes, 22 (3), pp. 155-166; Campos, C., Mendes, J.C., Ludka, I., Medeiros, S.M., Moura, J.C., Wallfass, C., A review of the Brasiliano magmatism in southern Espírito Santo, Brazil, with emphasis on post-collisional magmatism (2004) Journal of the Virtual Explorer, p. 17. , http://virtualexplorer.com.au/article/2004/106/brasiliano-magmatism/index.html; Campos Neto, M.C., Orogenic systems from South-western Gondwana: An approach to Brasiliano-Pan-African cycle and orogenic collage in Southeastern Brazil (2000) Tectonic Evolution of South America, pp. 355-365. , In: Cordani UG, Milani EJ, Thomaz Filho A and Campos da (Eds), 31 st International Geological Congress, Rio de Janeiro; Campos Neto, M.C., Figueiredo, M.C.H., The Rio Doce orogeny, southeastern Brazil (1995) J South Amer Earth Sci, 8 (2), pp. 143-162; Dias Neto, C.M., Correia, C.T., Munhá, J.M.U., Tassinari, C.C.G., Litoquímica dos granitóides da estrutura em flor de São Sebastião, São Paulo (2008) Geologia USP, Ser Cient, 8 (2), pp. 101-114; Frost, B.R., Barnes, C.G., Collins, W.J., Arculus, R.J., Ellis, D.J., Frost, C.D., A geochemical classification for granitic rocks (2001) J Petrol, 42 (11), pp. 2033-2048; Garda, G.M., Os piroxênios dos diques máficos e ultramáficos do litoral entre São Sebastião e Ubatuba, SP (1996) Geochim Brasil, 10 (2), pp. 297-323; Gasparini, P., Mantovani, M.S.M., Geochemistry of charnockites from São Paulo State, Brazil (1979) Earth Planet Sci Lett, 42 (2), pp. 311-320; Heilbron, M., McHado, N., Timing of terrane accretion in the Neoproterozoic-Eopaleozoic Ribeira orogen (SE Brazil) (2003) Precambrian Res, 125 (1-2), pp. 87-112; Heilbron, M., Valeriano, C.M., Tassinari, C.C.G., Almeida, J., Tupinambá, M., Siga Jr., O., Trouw, R., Correlation of Neoproterozoic terranes between the Ribeira Belt, SE Brazil and its African counterpart: Comparative tectonic evolution and open questions (2008) Geol Soc London Spec Publ, 294 (1), pp. 211-237; Janasi, V.A., Alves, A., Vlach, S.R.F., Granitos peraluminosos da porção central da Faixa Ribeira, Estado de São Paulo: Sucessivos eventos de reciclagem da crosta continental no neoproterozóico (2003) Geologia USP, Ser Cient, 3, pp. 13-24; Ludka, I.P., Wiedemann, C.M., Töpfner, C., On the origin of incompatible element enrichment in the Venda Nova Pluton, State of Espírito Santo, southeast Brazil (1998) J South Amer Earth Sci, 11 (5), pp. 473-486; Mori, P.E., Reeves, S., Correia, C.T., Haukka, M., Development of a fused glass disc XRF facility and comparison with the pressed powder pellet technique at Instituto de Geociências, Universidade de São Paulo (1999) Rev Bras Geoc, 29, pp. 441-446; Pedrosa-Soares, A.C., Noce, C.M., Wiedemann, C.M., Pinto, C.P., The Araçuaí-West-Congo Orogen in Brazil: An overview of a confined orogen formed during Gondwanaland assembly (2001) Precambrian Res, 110 (1-4), pp. 307-323; Schmitt, R.S., Trouw, R.A.J., van Schmus, W.R., Pimentel, M.M., Late amalgamation in the central part of West Gondwana: New geochronological data and the characterization of a Cambrian collisional orogeny in the Ribeira Belt (SE Brazil) (2004) Precambrian Res, 133 (1-2), pp. 29-61; Silva, L.C., McNaughton, N.J., Armstrong, R., Hartmann, L.A., Fletcher, I.R., The neoproterozoic Mantiqueira Province and its African connections: A zircon-based U-Pb geochronologic subdivision for the Brasiliano/Pan-African systems of orogens (2005) Precambrian Res, 136 (3-4), pp. 203-240; Simonetti, A., Heaman, L.M., Chacko, T., Use of discrete-dynode secondary electron multipliers with Faradays-A 'reduced volume' approach for in-situ U-Pb dating of accessory minerals within petrographic thin section by LA-MC-ICP-MS, Sylvester P (Ed), V. M (2008) Goldschmidt Laser Ablation Short Course, 40, pp. 241-264; Simonetti, A., Heaman, L.M., Hartlaub, R.P., Creaser, R.A., McHattie, T.G., Böhm, C., U-Pb dating of zircon by laser ablation-MC-ICP-MS using a new multiple ion counting-faraday collectory array (2005) J Anal Atom Spectr, 20, pp. 677-686; Stern, R.A., Amelin, Y., Assessment of errors in SIMS zircon U-Pb geochronology using a natural zircon standard and NIST SRM 610 glass (2003) Chem Geol, 197, pp. 111-142; Streckeisen, A., To each plutonic rock its proper name (1976) Earth-Sci Rev, 12 (1), pp. 1-33; Tupinambá, M., Teixeira, W., Heilbron, M., Neoproterozoic Western Gondwana assembly and subduction-related plutonism: The role of the Rio Negro Complex in the Ribeira Belt (2000) Rev Bras Geoc, 30 (1), pp. 7-11; Valente, S.C., Corval, A., Duarte, B.P., Ellam, R.M., Fallick, A.E., Meighan, I.G., Dutra, T., Tectonic boundaries, crustal weakness zones and plumesubcontinental lithospheric mantle interactions in the Serra do Mar dyke swarm, SE Brazil (2007) Rev Bras Geoc, 37 (1), pp. 194-201; Watson, E.B., Harrison, T.M., Zircon saturation revisited: Temperature and composition effects in a variety of crustal magma types (1983) Earth Planet Sci Lett, 64 (2), pp. 295-304; Wiedemann, C.M., Medeiros, S.R., Ludka, I.P., Mendes, J.C., Costa-de-Moura, J., Architecture of Late Orogenic Plutons in the Aracuai-Ribeira Fold Belt, Southeast Brazil (2002) Gondwana Res, 5 (2), pp. 381-399</text:p>
          </table:table-cell>
          <table:table-cell office:value-type="string" calcext:value-type="string">
            <text:p>Janasi, V. A.; Departamento de Mineralogia e Geotectônica, Instituto de Geociências, Universidade de São Paulo/USP, Rua do Lago 652, 05508-080 São Paulo, SP, Brazil; email: vajanasi@usp.br</text:p>
          </table:table-cell>
          <table:table-cell table:number-columns-repeated="7"/>
          <table:table-cell office:value-type="float" office:value="13765" calcext:value-type="float">
            <text:p>13765</text:p>
          </table:table-cell>
          <table:table-cell table:number-columns-repeated="3"/>
          <table:table-cell office:value-type="string" calcext:value-type="string">
            <text:p>English</text:p>
          </table:table-cell>
          <table:table-cell office:value-type="string" calcext:value-type="string">
            <text:p>Anais Acad. Bras. Cienc.</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072329</text:p>
          </table:table-cell>
          <table:table-cell table:number-columns-repeated="983"/>
        </table:table-row>
        <table:table-row table:style-name="ro1">
          <table:table-cell office:value-type="string" calcext:value-type="string">
            <text:p>Furlan E.F., Galvao J.A., Salan E.O., Oetterer M.</text:p>
          </table:table-cell>
          <table:table-cell office:value-type="string" calcext:value-type="string">
            <text:p>Proximate composition and caloric value of cultivated mussels perna perna from north coast of São Paulo, Brazil [Composição centesimal e valor calórico de mexilhões perna perna cultivados no litoral norte de são paulo, Brasil]</text:p>
          </table:table-cell>
          <table:table-cell office:value-type="float" office:value="2011" calcext:value-type="float">
            <text:p>2011</text:p>
          </table:table-cell>
          <table:table-cell office:value-type="string" calcext:value-type="string">
            <text:p>Boletim do Instituto de Pesca</text:p>
          </table:table-cell>
          <table:table-cell office:value-type="float" office:value="37" calcext:value-type="float">
            <text:p>37</text:p>
          </table:table-cell>
          <table:table-cell office:value-type="float" office:value="1" calcext:value-type="float">
            <text:p>1</text:p>
          </table:table-cell>
          <table:table-cell/>
          <table:table-cell office:value-type="float" office:value="85" calcext:value-type="float">
            <text:p>85</text:p>
          </table:table-cell>
          <table:table-cell office:value-type="float" office:value="93" calcext:value-type="float">
            <text:p>93</text:p>
          </table:table-cell>
          <table:table-cell table:number-columns-repeated="3"/>
          <table:table-cell office:value-type="string" calcext:value-type="string">
            <text:p>http://www.scopus.com/inward/record.url?eid=2-s2.0-80051766105&amp;partnerID=40&amp;md5=dde9a794982a787e0f4c49a779e07317</text:p>
          </table:table-cell>
          <table:table-cell office:value-type="string" calcext:value-type="string">
            <text:p>Unidade Laboratorial de Tecnologia do Pescado, Instituto de Pesca/APTA/SAA, Avenida Bartolomeu de Gusmão, 192-Ponta da Praia-CEP: 11.030-906 -Santos, Brazil; Departamento de Agroindústria, Alimentos e Nutrição, Escola Superior de Agricultura Luiz de Queiroz-ESALQ-Universidade de São Paulo-USP, Avenida Pádua Dias, 11-CP 9-CEP: 13.418-900, Piracicaba, Brazil; Kerry Ingredients and Flavours-Americas Region, Senior R and D Scientist, 3400 Millington Rd, 53511 - Beloit, WI-Estados Unidos, United States</text:p>
          </table:table-cell>
          <table:table-cell office:value-type="string" calcext:value-type="string">
            <text:p>Furlan, E.F., Unidade Laboratorial de Tecnologia do Pescado, Instituto de Pesca/APTA/SAA, Avenida Bartolomeu de Gusmão, 192-Ponta da Praia-CEP: 11.030-906 -Santos, Brazil; Galvão, J.A., Departamento de Agroindústria, Alimentos e Nutrição, Escola Superior de Agricultura Luiz de Queiroz-ESALQ-Universidade de São Paulo-USP, Avenida Pádua Dias, 11-CP 9-CEP: 13.418-900, Piracicaba, Brazil; Salán, E.O., Kerry Ingredients and Flavours-Americas Region, Senior R and D Scientist, 3400 Millington Rd, 53511 - Beloit, WI-Estados Unidos, United States; Oetterer, M., Departamento de Agroindústria, Alimentos e Nutrição, Escola Superior de Agricultura Luiz de Queiroz-ESALQ-Universidade de São Paulo-USP, Avenida Pádua Dias, 11-CP 9-CEP: 13.418-900, Piracicaba, Brazil</text:p>
          </table:table-cell>
          <table:table-cell office:value-type="string" calcext:value-type="string">
            <text:p>Due to the demand for information about the nutritional characteristics of mussel as raw material to obtain food manufactured products, our study has investigated the proximate composition of Perna perna mussels cultivated in three different areas of Ubatuba - SP, and its seasonal variations (spring, summer and autumn). The determination of macro components (moisture, protein, carbohydrates, lipids and ash) and caloric value were conducted monthly, from November 2002 to March 2003, when the ambient temperature varied between 24 to 34 °C. It was concluded that there is variation in chemical constituents of mussels according to the season and area of cultivation. The sazonal influence is bigger than the area of cultivation, since the protein and carbohydrates have not presented variations between the areas for the same period. The mussels cultivated in Ubatuba have presented 9.1% of protein, low fat content (1.1%) and caloric value (62.8 Kcal 100 g-1). The mussel can be characterized as a food of high nutritional quality, meeting the needs of consumers looking for healthy diets and with low caloric content.</text:p>
          </table:table-cell>
          <table:table-cell office:value-type="string" calcext:value-type="string">
            <text:p>Bivalves; Caloric content; Proximate composition; Seasonal variation</text:p>
          </table:table-cell>
          <table:table-cell office:value-type="string" calcext:value-type="string">
            <text:p>Bivalvia; Perna; Perna perna</text:p>
          </table:table-cell>
          <table:table-cell table:number-columns-repeated="5"/>
          <table:table-cell office:value-type="string" calcext:value-type="string">
            <text:p>Ackman, R.G., Composicion y valor nutritivo de los lipidios del pescado y del marisco (1999) El Pescado Y Los Productos Derivados De La Pesca: Composición, Propriedades Nutritivas Y Estabilidad, pp. 81-121. , RUITER, A, Zaragoza: Acribia; Aveiro, M.V., Barrera-Arellano, D., Tramonte, V.L.C.G., Composicao lipidica do molusco marinho berbigao Anomalocardia brasiliana (Gmelin, 1791) "in natura" e cozido (2009) Archivos Latinoamericanos De Nutricion, 59 (3), pp. 337-341. , Caracas; Cordeiro, D., Lopes, T.G.G., Oetterer, M., Porto, E., Galvao, J.A., Qualidade do mexilhao Perna perna submetido ao processo de coccao, congelamento e armazenamento (2007) Boletim CEPPA, 25 (1), pp. 165-179. , Curitiba; (2008) The State of World Fisheries and Aquaculture, , http://ftp.fao.org/docrep/fao/011/i0250e/i0250e.pdf, FAO. Food and Agriculture Organization of the United Nations, Electronic Publishing Policy and Support Branch. Disponivel em, Acesso em: 26 set. 2009; Fuentes, A., Fernandez-Segovia, I., Escriche, I., Serra, J.A., Comparison of physicochemical parameters and composition of mussels (Mytilus galloprovincialis Lmk.) from different Spanish origins (2009) Food Chemistry, 112 (2), pp. 295-302. , England; Furlan, E.F., Galvao, J.A., Salan, E.O., Yokoyama, V.A., Oetterer, M., Estabilidade fisico-quimica e mercado do mexilhao (Perna perna) cultivado em Ubatuba -SP (2007) Ciência E Tecnologia De Alimentos, 27 (3), pp. 516-523. , Campinas; Gelli, V.C., (1992) Aproveitamento De Mexilhões: Aspectos Gerais Mollusca-Bivalvia, p. 64. , Fortaleza, (Monografia de Especializacao. Universidade Federal do Ceara); Hungerford, J.M., Fish and other marine products (1995) Official Methods of Analysis, pp. 1-30. , ASSOCIATION OF OFFICIAL AGRICULTURAL CHEMISTS (A.O.A.C.), Washington: A.O.A.C; Jay, J.M., (1994) Microbiología Moderna De Los Alimentos, p. 804. , 3rd ed. Zaragoza: Acribia; Li, G.P., Li, J., Li, D., Seasonal variation in nutrient composition of Mytilus coruscus from China (2010) Journal of Agricultural and Food Chemistry, 58 (13), pp. 7831-7837. , Washington; Lira, G.M., Mancini, F.J., Sant'ana, L.A., Torres, R.P., Oliveira, A.C., Omena, C.M.B., Silva, N.M.L., Perfil de acidos graxos, composicao centesimal e valor calorico de moluscos crus e cozidos com leite de coco da cidade de Maceio, AL (2004) Revista Brasileira De Ciências Farmacêuticas, 40 (4), pp. 1-11. , Sao Paulo; Lodeiros, C.J., Rengel, J.J., Guderley, H.E., Nuseni, O., Himmelman, J.H., Biochemical composition and energy allocation in the tropical scallop Lyropecten (Nodipecten) nodosus during the months leading up to and following the development of gonads (2001) Aquaculture, 199, pp. 63-72. , Amsterdam; Lomovasky, B.J., Malanga, G., Calvo, J., Seasonal changes in biochemical composition of the clam, Eurhomalea exalbida (Bivalvia: Veneridae), from the beagle channel, Argentina (2004) Journal of Shellfisheries Research, 23 (1), pp. 81-87. , EUA; Magalhaes, A.R.M., (1985) Teor De Proteína Do Mexilhão Perna Perna (Linné, 1957) (Molusca -Bivalvia) Em Função Do Ciclo Sexual, p. 117. , Sao Paulo, (Dissertacao de Mestrado. Instituto de Biociencias, Universidade de Sao Paulo); Marques, H.L.A., (1998) Criação Comercial De Mexilhão: Métodos E Etapas, a Produção E Seus Custos, a Colheita E a Comercialização, p. 111. , Sao Paulo: Nobel; McLean, C.H., Bulling, K.R., Differences in lipid profile of New Zealand marine species over four seasons (2005) Journal of Food Lipids, 12 (4), pp. 313-326. , Canada; Medeiros, K.J., (2001) Avaliação Dos Efeitos De Uma Dieta À Base De Mexilhões Perna Perna (Linné, 1758) Em Relação Aos Teores De Colesterol, Triglicerídeos E Lipoproteínas Em Cobaias (Cavia Porcellus), p. 107. , Santa Catarina, (Dissertacao de mestrado. Centro de Ciencias Agrarias, Universidade Federal de Santa Catarina); Musaiger, A.O., D'Souza, R., The effects of different methods of cooking on proximate, mineral and heavy metal composition of fish and shrimps consumed in the Arabian Gulf (2008) Archivos Latinoamericanos De Nutricion, 58 (1), pp. 103-109. , Caracas; Nunes, M.L., Novas tecnologias do pescado voltadas para o mercado europeu (2010) Anais, , SIMPOSIO EM CIENCIA E TECNOLOGIA DE ALIMENTOS, 2.; CONGRESSO DO INSTITUTO NACIONAL DE FRUTOS TROPICAIS, 1., Aracaju, 18-21/abr./2010, Sergipe: Sociedade Brasileira de Ciencia e Tecnologia de Alimentos. 1 CD-ROM; Parisenti, J., Tramonte, V.L.C.G., Faccin, G.L., Composicao centesimal de mexilhoes Perna perna, crus e cozidos, coletados em diferentes estacoes do ano na cidade de Florianopolis/SC (2008) Revista Higiene Alimentar, 22 (159), pp. 84-88. , Sao Paulo; Parisenti, J., Tramonte, V.L.C.G., Arellano, D.B., Composicao de esterois e acidos graxos de ostras (Crassostrea gigas) cultivadas em Florianopolis - SC, em duas estacoes do ano (2010) Ciência E Tecnologia De Alimentos, 30 (SUPPL. 1), pp. 73-76. , Campinas; Resgalla Jr., C.R., Weber, L.I., Conceicao, M.B., O mexilhao perna perna (L.): Biologia, ecologia e aplicacoes (2008), p. 324. , Rio de Janeiro: IntercienciaSalan, E.O., Galvao, J.A., Furlan, E.F., Porto, E., Galo, C.R., Oetterer, M., Qualidade of mussels cultivated and comercialized in Ubatuba, SP, Brazil -Monitoration Bacillus cereus and Sthaphylococcus aureus growth after post-harvest processing (2008) Ciência E Tecnologia De Alimentos, 28 (1), pp. 152-159. , Campinas; (1996) Statistical Analysis Systems: User'sguide, , SAS INSTITUTE, North Caroline: SAS Institute Inc. (CD-ROM); Schramm, M.A., (1993) Caracterização E Aproveitamento De Mexilhões Perna Perna (Linne, 1758), p. 54. , Rio Grande, (Monografia Da Graduacao Faculdade de Oceanologia, Universidade do Rio Grande); Solic, M., Krstulovic, N., Jozic, S., Curac, D., The rate of concentration of faecal coliforms in shellfish under different environmental conditions (1999) Environment International, 25 (8), pp. 991-1000. , England; Souza, R.V., Novaes, A.L.T., dos Santos, A.A., Rupp, G.S., Silva, F.M., Controle higienicosanitario de moluscos bivalves no litoral de Santa Catarina (2009) Panorama Da Aquicultura, pp. 53-59. , Sao Paulo, novembro, dezembro; Tavares, M., Sabria, A., Bacetti, L.B., Zamboni, C.Q., Metodos sensoriais, fisicos e quimicos para analise de pescado (1988) Anais, pp. 117-134. , SEMINARIO SOBRE CONTROLE DE QUALIDADE NA INDUSTRIA DE PESCADO, 1., Santos, 25-27/jul./1988, Santos: Universidade Catolica de Santos; Thompson, R.J., Macdonald, B.A., The role of environmental conditions in the seasonal synthesis and utilization of biochemical energy reserves in the giant scallop, Placopectin magellanicus (1990) Canadian Journal of Zoology, 68 (1), pp. 750-756. , Toronto; Torres, E.A.F.S., Campos, N.C., Duarte, M., Garbelotti, M.L., Philippi, S.T., Minazzirodrigues, R.S., Composicao centesimal e valor calorico de alimentos de origem animal (2000) Ciência E Tecnologia De Alimentos, 20 (2), pp. 145-150. , Campinas; Watt, B., Merrill, A.L., (1963) Composition of Foods: Raw, Processed, Prepared, p. 198. , Washington, DC: Consumer and Food Economics Research Division/Agricultural Research Service, (Agriculture Handbook, 8); Zonta, E.P., Machado, A.M., Silveira Jr., P., (1986) SANEST: Sistema De Análise Estatística Para Microcomputadores, p. 92. , Pelotas: Universitaria</text:p>
          </table:table-cell>
          <table:table-cell office:value-type="string" calcext:value-type="string">
            <text:p>Furlan, E. F.; Unidade Laboratorial de Tecnologia do Pescado, Instituto de Pesca/APTA/SAA, Avenida Bartolomeu de Gusmão, 192-Ponta da Praia-CEP: 11.030-906 -Santos, Brazil; email: effurlan@pesca.sp.gov.br</text:p>
          </table:table-cell>
          <table:table-cell table:number-columns-repeated="7"/>
          <table:table-cell office:value-type="float" office:value="16782305" calcext:value-type="float">
            <text:p>16782305</text:p>
          </table:table-cell>
          <table:table-cell table:number-columns-repeated="3"/>
          <table:table-cell office:value-type="string" calcext:value-type="string">
            <text:p>English; Portuguese</text:p>
          </table:table-cell>
          <table:table-cell office:value-type="string" calcext:value-type="string">
            <text:p>Bol. Insttituto Pes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1766105</text:p>
          </table:table-cell>
          <table:table-cell table:number-columns-repeated="983"/>
        </table:table-row>
        <table:table-row table:style-name="ro1">
          <table:table-cell office:value-type="string" calcext:value-type="string">
            <text:p>Shirakawa M.A., Loh K., John V.M., Silva M.E.S., Gaylarde C.C.</text:p>
          </table:table-cell>
          <table:table-cell office:value-type="string" calcext:value-type="string">
            <text:p>Biodeterioration of painted mortar surfaces in tropical urban and coastal situations: Comparison of four paint formulations</text:p>
          </table:table-cell>
          <table:table-cell office:value-type="float" office:value="2011" calcext:value-type="float">
            <text:p>2011</text:p>
          </table:table-cell>
          <table:table-cell office:value-type="string" calcext:value-type="string">
            <text:p>International Biodeterioration and Biodegradation</text:p>
          </table:table-cell>
          <table:table-cell office:value-type="float" office:value="65" calcext:value-type="float">
            <text:p>65</text:p>
          </table:table-cell>
          <table:table-cell office:value-type="float" office:value="5" calcext:value-type="float">
            <text:p>5</text:p>
          </table:table-cell>
          <table:table-cell/>
          <table:table-cell office:value-type="float" office:value="669" calcext:value-type="float">
            <text:p>669</text:p>
          </table:table-cell>
          <table:table-cell office:value-type="float" office:value="674" calcext:value-type="float">
            <text:p>674</text:p>
          </table:table-cell>
          <table:table-cell/>
          <table:table-cell office:value-type="float" office:value="10" calcext:value-type="float">
            <text:p>10</text:p>
          </table:table-cell>
          <table:table-cell office:value-type="string" calcext:value-type="string">
            <text:p>10.1016/j.ibiod.2011.03.004</text:p>
          </table:table-cell>
          <table:table-cell office:value-type="string" calcext:value-type="string">
            <text:p>http://www.scopus.com/inward/record.url?eid=2-s2.0-79958016712&amp;partnerID=40&amp;md5=fed0c14e0a8c0e8b74f05b8ad5582523</text:p>
          </table:table-cell>
          <table:table-cell office:value-type="string" calcext:value-type="string">
            <text:p>Escola Politécnica, Universidade de São Paulo, Brazil; Faculdade de Filosofia Ciências e Letras, Departamento de Engenharia de Construção Civil Escola Politécnica, Universidade de São Paulo, Brazil; University of Portsmouth, Portsmouth, United Kingdom</text:p>
          </table:table-cell>
          <table:table-cell office:value-type="string" calcext:value-type="string">
            <text:p>Shirakawa, M.A., Escola Politécnica, Universidade de São Paulo, Brazil; Loh, K., Escola Politécnica, Universidade de São Paulo, Brazil; John, V.M., Escola Politécnica, Universidade de São Paulo, Brazil; Silva, M.E.S., Faculdade de Filosofia Ciências e Letras, Departamento de Engenharia de Construção Civil Escola Politécnica, Universidade de São Paulo, Brazil; Gaylarde, C.C., University of Portsmouth, Portsmouth, United Kingdom</text:p>
          </table:table-cell>
          <table:table-cell office:value-type="string" calcext:value-type="string">
            <text:p>Four different architectural acrylic paint formulations were tested by exposure to weathering for 7 years in the urban site of São Paulo and the coastal site of Ubatuba, South-East Brazil. Surface discolorations and detachment of coatings were assessed and the components of the biofilms were identified by standard microbiological methods. The painted surfaces of the mortar panels were much more discolored in Ubatuba, where major components of the biofilms were the cyanobacteria Gloeocapsa and Scytonema. In two of the four paint films, a pink coloration on the surface at this coastal site, caused mainly by red-pigmented Gloeocapsa, produced high discoloration ratings, but low degradation (as measured by detachment). Biofilms in São Paulo contained the same range of phototrophs, but in lesser quantity. However, fungal numbers, as determined by plating, were higher. Detachment ratings in this urban site were only slightly lower than in Ubatuba. The matt paint performed worst of the four, with silk and semi-gloss finishes giving lowest biodeterioration ratings. The matt elastomeric paint performed well at both sites, apart from becoming almost 100% covered by the pink biofilm in Ubatuba. Unpainted mortar panels became intensely discolored with a black biofilm, showing that all the paints had achieved one of their objectives, that of surface protection of the substrate. The value of PVC (pigment volume content) as an indicator of coatings biosusceptibility, is questioned. © 2011 Elsevier Ltd.</text:p>
          </table:table-cell>
          <table:table-cell office:value-type="string" calcext:value-type="string">
            <text:p>Biofilms; Cyanobacteria; Discoloration; Fungi; Painted surfaces; Weathering</text:p>
          </table:table-cell>
          <table:table-cell office:value-type="string" calcext:value-type="string">
            <text:p>Acrylic paint; Biodeterioration; Coastal sites; Cyanobacteria; Matt paint; Microbiological methods; Paint films; Paint formulation; Painted surfaces; Phototrophs; Surface discoloration; Surface protection; Ubatuba; Urban site; Volume content; Biodegradation; Biofilms; Coastal engineering; Discoloration; Mammals; Mortar; Polyvinyl chlorides; Soil mechanics; Weathering; Paint; assessment method; biodegradation; biofilm; coastal zone; cyanobacterium; fungus; identification method; microbial activity; mortar; tropical environment; urban area; weathering; Brazil; Cyanobacteria; Fungi; Gloeocapsa; Scytonema</text:p>
          </table:table-cell>
          <table:table-cell table:number-columns-repeated="5"/>
          <table:table-cell office:value-type="string" calcext:value-type="string">
            <text:p>Ainsworth, G.C., Sparrow, F.K., Sussuman, A.S., (1973) The fungi: an advanced treatise, , Academic Press, New York; Boulon, G., (2004) Paint coatings biodeterioration, , http://www.specialchem4coatings.com/resources/articles/printarticle.aspx%3Fid%3d250, Available at:, (accessed 30.11.10.); Castenholz, R.W., Phylum BX: cyanobacteria (2001) Bergey's manual of systematic bacteriology, pp. 472-480. , Springer-Verlag, New York, D.R. Boone, R.W. Castenholz, G.M. Garrity (Eds.); Crispim, C.A., Gaylarde, C.C., Cyanobacteria and biodeterioration of cultural heritage: a review (2005) Microbial Ecology, 49, pp. 1-9; Crispim, C.A., Gaylarde, C.C., Gaylarde, P.M., Biofilms on church walls in Porto Alegre, RS, Brazil, with special attention to cyanobacteria (2004) International Biodeterioration and Biodegradation, 54, pp. 121-124; Ellis, M.B., (1971) Dematiaceous hyphomycetes, , CABI International, Wallingford; Gaylarde, C.C., Gaylarde, P.M., A comparative study of the major microbial biomass of biofilms on exteriors of buildings in Europe and Latin America (2005) International Biodeterioration and Biodegradation, 55, pp. 131-139; Gaylarde, P.M., Shirakawa, M.A., John, V., Gambale, W., Gaylarde, C.C., Statistical analysis of fungicide activity in paint films on two buildings (2004) Surface Coatings International Part B: Coatings Transactions, 87, pp. 261-264; Hicks, L.S., Crewdson, M.J., Natural weathering (1995) Paint and coating testing manual: 14th edition of the Gardner-Sward handbook, pp. 619-642. , P ASTM, Philadelphia, (Chapter 52), J.V. Koleske (Ed.); Ortega-Morales, O., Guezennec, J., Hernandez-Duque, G., Gaylarde, C.C., Gaylarde, P.M., Phototrophic biofilms on ancient Mayan buildings in Yucatan, Mexico (2000) Current Microbiology, 40, pp. 81-85; Prescott, G.W., (1964) The fresh-water algae, , Wm. C. Brown Co., Dubuque (Ohio); Prescott, G.W., (1968) The algae, , Houghton Mifflin, Boston; Shirakawa, M.A., Gaylarde, C.C., Gaylarde, P.M., John, V., Gambale, V., Fungal colonization and succession on newly painted buildings and the effect of biocide (2002) FEMS Microbiology Ecology, 39, pp. 165-173; Shirakawa, M.A., Tavares, R.G., Gaylarde, C.C., Taqueda, M.E.S., Loh, K., John, V.M., Climate as the most important factor determining anti-fungal biocide performance in paint films (2010) Science of the Total Environment, 408, pp. 5878-5886; Saiz-Jimenez, C., Deposition of anthropogenic compounds on monuments and their effect on airborne microorganisms (1995) Aerobiologia, 11, pp. 161-175; Souza de, A., Gaylarde, C.C., Biodeterioration of varnished wood with and without biocide: implications for standard test methods (2002) International Biodeterioration and Biodegradation, 49, pp. 21-25; Tanaka, H.K., Dias, C.M.R., Gaylarde, C.C., John, V.M., Shirakawa, M.A., Discoloration and fungal growth on three fiber cement formulations exposed in urban, rural and coastal zones (2011) Building and Environment, 46, pp. 324-330; Uemoto, K., Ikematsu, P., Agopyan, V., Comparative evaluation between accelerated and outdoor ageing of Brazilian paints - part one (2005) 10DBMC, international conference on durability of building materials and components, pp. 17-20. , Lyon, France; Uemoto, K., Sato, N., John, V., Influence of the mix proportion of mortars and paint formulation on the behaviour of the mortar/coating system in water transport phenomena (2008) 11th international conference on durability of building materials and components, Istanbul, Turkey, pp. 11-14</text:p>
          </table:table-cell>
          <table:table-cell office:value-type="string" calcext:value-type="string">
            <text:p>Gaylarde, C.C.; University of Portsmouth, Portsmouth, United Kingdom; email: gaylarde@googlemail.com</text:p>
          </table:table-cell>
          <table:table-cell table:number-columns-repeated="7"/>
          <table:table-cell office:value-type="float" office:value="9648305" calcext:value-type="float">
            <text:p>9648305</text:p>
          </table:table-cell>
          <table:table-cell/>
          <table:table-cell office:value-type="string" calcext:value-type="string">
            <text:p>IBBIE</text:p>
          </table:table-cell>
          <table:table-cell/>
          <table:table-cell office:value-type="string" calcext:value-type="string">
            <text:p>English</text:p>
          </table:table-cell>
          <table:table-cell office:value-type="string" calcext:value-type="string">
            <text:p>Int. Biodeterior. Biodegrad.</text:p>
          </table:table-cell>
          <table:table-cell office:value-type="string" calcext:value-type="string">
            <text:p>Article</text:p>
          </table:table-cell>
          <table:table-cell office:value-type="string" calcext:value-type="string">
            <text:p>Scopus</text:p>
          </table:table-cell>
          <table:table-cell office:value-type="string" calcext:value-type="string">
            <text:p>2-s2.0-79958016712</text:p>
          </table:table-cell>
          <table:table-cell table:number-columns-repeated="983"/>
        </table:table-row>
        <table:table-row table:style-name="ro1">
          <table:table-cell office:value-type="string" calcext:value-type="string">
            <text:p>Fontana A., da Silva C.F., Pereira M.G., Loss A., de Brito R.J., Benites V.M.</text:p>
          </table:table-cell>
          <table:table-cell office:value-type="string" calcext:value-type="string">
            <text:p>Assessment of organic matter compartments in an Atlantic Forest area [Avaliação dos compartimentos da matéria orgânica em área de Mata Atlântica]</text:p>
          </table:table-cell>
          <table:table-cell office:value-type="float" office:value="2011" calcext:value-type="float">
            <text:p>2011</text:p>
          </table:table-cell>
          <table:table-cell office:value-type="string" calcext:value-type="string">
            <text:p>Acta Scientiarum - Agronomy</text:p>
          </table:table-cell>
          <table:table-cell office:value-type="float" office:value="33" calcext:value-type="float">
            <text:p>33</text:p>
          </table:table-cell>
          <table:table-cell office:value-type="float" office:value="3" calcext:value-type="float">
            <text:p>3</text:p>
          </table:table-cell>
          <table:table-cell/>
          <table:table-cell office:value-type="float" office:value="545" calcext:value-type="float">
            <text:p>545</text:p>
          </table:table-cell>
          <table:table-cell office:value-type="float" office:value="550" calcext:value-type="float">
            <text:p>550</text:p>
          </table:table-cell>
          <table:table-cell/>
          <table:table-cell office:value-type="float" office:value="4" calcext:value-type="float">
            <text:p>4</text:p>
          </table:table-cell>
          <table:table-cell office:value-type="string" calcext:value-type="string">
            <text:p>10.4025/actasciagron.v33i3.5169</text:p>
          </table:table-cell>
          <table:table-cell office:value-type="string" calcext:value-type="string">
            <text:p>http://www.scopus.com/inward/record.url?eid=2-s2.0-79959905931&amp;partnerID=40&amp;md5=629658c9be969fdbb31e4bb90bbf9fdf</text:p>
          </table:table-cell>
          <table:table-cell office:value-type="string" calcext:value-type="string">
            <text:p>Empresa Brasileira de Pesquisa Agropecuária (Solos), Rio de Janeiro, Brazil; Universidade Federal Rural do Rio de Janeiro, BR-464, Km 7, 23890-000, Seropédica, Rio de Janeiro, Brazil; Departamento de Solos, Universidade Federal Rural do Rio de Janeiro, Seropédica, Rio de Janeiro, Brazil; Instituto Nacional de Colonização e Reforma Agrária, Boa Vista, Roraima, Brazil</text:p>
          </table:table-cell>
          <table:table-cell office:value-type="string" calcext:value-type="string">
            <text:p>Fontana, A., Empresa Brasileira de Pesquisa Agropecuária (Solos), Rio de Janeiro, Brazil; da Silva, C.F., Universidade Federal Rural do Rio de Janeiro, BR-464, Km 7, 23890-000, Seropédica, Rio de Janeiro, Brazil; Pereira, M.G., Departamento de Solos, Universidade Federal Rural do Rio de Janeiro, Seropédica, Rio de Janeiro, Brazil; Loss, A., Universidade Federal Rural do Rio de Janeiro, BR-464, Km 7, 23890-000, Seropédica, Rio de Janeiro, Brazil; de Brito, R.J., Instituto Nacional de Colonização e Reforma Agrária, Boa Vista, Roraima, Brazil; Benites, V.M., Empresa Brasileira de Pesquisa Agropecuária (Solos), Rio de Janeiro, Brazil</text:p>
          </table:table-cell>
          <table:table-cell office:value-type="string" calcext:value-type="string">
            <text:p>Assessment of organic matter compartments in an Atlantic Forest area. This study has as objective to evaluate the soil organic matter (SOM) compartments in areas with different vegetables coverings in the around of Serra do Mar State Park, Ubatuba, São Paulo State. Were selected areas of cassava (monoculture), banana (agroforest system), scrub and secondary forest (Atlantic Forest) and samples of soil were taken at 0-5 and 5-10 cm depths in July 2003 (winter) and March 2004 (summer). Were quantified the total organic carbon (TOC), the humic substances with tenors of organic carbon in the fulvic acid fraction (C-FAF); humic acid fraction (C-HAF) and humin (C-HUM) and the C-FAH/C-FAF ratio and the light organic matter (LOM). The tenors of COT varied between 26.3 - 35.7 g kg-1 and 20.2 - 33.1 g kg-1, 0-5 and 5-10 cm depth, respectively. The tenors of COT were similar between the forest and banana areas. The tenors of MOL were similar between the banana and scrub areas. For the humic substances, the C-HUM predominated and presented small variation between coverings, followed by C-FAF, which was lesser in the banana and cassava areas and C-HAF with small tenors in the cassava area.</text:p>
          </table:table-cell>
          <table:table-cell office:value-type="string" calcext:value-type="string">
            <text:p>Humic substances; Light organic matter; Organic carbon</text:p>
          </table:table-cell>
          <table:table-cell office:value-type="string" calcext:value-type="string">
            <text:p>Manihot esculenta</text:p>
          </table:table-cell>
          <table:table-cell table:number-columns-repeated="5"/>
          <table:table-cell office:value-type="string" calcext:value-type="string">
            <text:p>Anderson, J.M., Ingram, J.S.I., (1989) Tropical soil biology and fertility: A Handbook of Methods, , Wallingford: CAB International; Benites, V.M., Madari, B., Machado, P.L.O.A., Extração e fracionamento quantitativo de substâncias húmicas do solo: Um procedimento simplificado de baixo custo (2003) Rio De Janeiro: Embrapa Solos, , (Comunicado Técnico, 16); Caldeira, M.V.W., Watzlawick, L.F., Schumacher, M.V., Balbinot, R., Sanquetta, C.R., Carbono orgânico em solos florestais (2002) As Florestas E O Carbono, pp. 191-214. , SANQUETTA, C. R.; Watzlawick, L. F.; Balbinot, R.; Ziliotto, M. A. B.; Gomes, F. S (Ed.), Curitiba: UFPR, cap. 10; Compton, J.E., Boone, R.D., Soil nitrogen transformations and the role of light fraction organic matter in forest soils (2002) Soil Biology Biochemistry, 34 (7), pp. 933-943; Cunha, T.J.F., Ribeiro, L.P., Palmieri, F., Silva, E.F., Conceição, M., Caracterização e natureza do húmus de Latossolos Amarelos Coesos de Tabuleiro na Região do Recôncavo Baiano (2003) Magistra, 15 (2), pp. 123-128; Embrapa-Empresa Brasileira de Pesquisa Agropecuária (1997) Manual De Métodos De Análise De Solos, , Rio de Janeiro: Embrapa Solos; Embrapa-Empresa Brasileira de Pesquisa Agropecuária (2006) Sistema Brasileiro De Classificação De Solos, 2. , Rio de Janeiro: Embrapa Solos; Feller, C., The concept of soil humus in the past three centuries (1997) Advances In GeoEcology, 29 (6), pp. 15-46; Fontana, A., Matiello, J.D., Anjos, L.H.C., Pereira, M.G., Fracionamento químico da matéria orgânica em solo sob diferentes coberturas vegetais em Sooretama (ES) (2005) Magistra, 17 (3), pp. 135-141; Fontana, A., Pereira, M.G., Nascimento, G.B.N., Anjos, L.H.C., Ebling, A.G., Matéria orgânica em solos e tabuleiros na Região Norte Fluminense-RJ (2001) Floresta E Ambiente, 8 (2), pp. 114-119; Franco, A.A., Faria, S.M., The Contribuition of N2-fixing tree legumes to land reclamation and sustainability in the tropics (1997) Soil Biology and Biochemistry, 5-6 (5-6), pp. 897-903; Guerra, A.J.T., O Início do processo erosivo (1999) Erosão E Conservação Dos Solos: Conceitos, Temas E Aplicações, , Guerra, A. J. T.; Silva, A. S.; Botelho, R. G. M. (Ed.), Rio de Janeiro: Bertrand Brasil; Kononova, M.M., Matéria orgânica del suelo: Su natureza (1982) Propriedades Y Métodos De Investigacion, , Barcelona: Oikos-Tau; Kononova, M.M., Current problems in the study of organic matter accumulation in soils under anaerobiosis (1984) Soil Science, 137 (6), pp. 419-427; Labrador, M.J., (1996) La Matéria Orgânica Em Los Agrosistemas, , Madri: Ministéria Agricultura; Leite, L.F.C., Mendonça, E.S., Neves, J.C.L., Machado, P.L.O.A., Galvão, J.C.C., Estoques totais de carbono orgânico e seus compartimentos em Argissolo sob floresta e sob milho cultivado com adubação mineral e orgânica (2003) Revista Brasileira De Ciência Do Solo, 27 (5), pp. 821-832; Mendonça, E.S., Matos, E.S., (2005) Matéria Orgânica Do Solo: Métodos De Análises, , Viçosa: Universidade Federal de Viçosa; Moraes, J.F.L., Neill, C., Volkoff, B., Cerri, C.C., Melillo, J., Lima, V.C., Steudler, P., Soil carbon and nitrogen stocks following forest conversion to pasture in the western brazilian Amazon basin (2002) Acta Scientiarum. Agronomy, 24 (5), pp. 1369-1376; O'Connell, A.M., Sankaran, K.V., Organic matter accretion, decomposition and mineralisation (1989) Management of Soil, Nutrients and Water In Tropical Plantations Forests, 13 (43), pp. 19-33. , Nambiar, E. K. S.; Brown, A. G. (Ed.), Camberra: Aciar; CSIRO; Pérez-Marin, A.M., Jucksch, I., Mendonça, E.S., Costa, L.M., Impactos da implementação de um sistema agroflorestal com café na qualidade do solo (2004) Agropecuária Técnica, 25 (1-2), pp. 25-36; (1983) Geomorfologia, Pedologia, Vegetação E Uso Potencial Da Terra, 32. , Radam brasil, Projeto Radam Brasil Folhas SF, 23/24. Rio de Janeiro/Vitória: Rio de Janeiro: IBGE/Ministério das minas e energia - Secretaria Geral, (Levantamento de Recursos Naturais); Sá, R.C., Pereira, M.G., Fontana, A., Características físicas e químicas de solos de tabuleiros em Sooretama (ES) (2003) Floresta E Ambiente, 10 (2), pp. 95-99; Schnitzer, M., Soil organic matter - the next 75 years (1991) Soil Science, 151 (1), pp. 41-58; Schnitzer, M., Khan, S.U., (1978) Soil Organic Matter, , Amsterdan: Elsevier Scientific Publishers Company, Developmemts in Soil Science; Silva, L.M.V., Pasqual, A., Dinâmica e modelagem da matéria orgânica do solo com ênfase ao ecossistema tropical (1999) Energia Na Agricultura, 14 (3), pp. 13-24; Souza, E.D., Carneiro, M.A.C., Paulino, H.B., Silva, C.A., Buzetti, S., Frações do carbono orgânico, biomassa e atividade microbiana em um Latossolo Vermelho sob cerrado submetido a diferentes sistemas de manejos e usos do solo (2006) Acta Scientiarum. Agronomy, 28 (3), pp. 323-329; Stevenson, F.J., (1982) Humus Chemistry, Genesis, Composition, Reaction, , New York: Jonh Wiley and Sons; Swift, R.S., Organic matter characterization (1996) Methods of Soil Analysis, pp. 1011-1020. , Sparks, D. L.; Page, A. L.; Helmke, P. A.; Loeppert, R. H.; Soltanpour, P. N.; Tabatabai, M. A.; Johnston, C. T.; Sumner, M. E. (Ed.), Madison: Soil Science Society of America; American Society of Agronomy, (Soil Science Society of America Book Series, 5. Part 3. Chemical Methods); Swift, M.J., Woomer, P., Organic matter and the sustainability of agricultural systems: Definition and measuremente (1993) Soil Organic Matter Dynamics and Sustainability of Tropical Agriculture, pp. 3-18. , In: MULONGOY, K.; MERCKX, R. (Ed.), Chichester: Wiley-Sayce; Volkoff, B., Cerri, C.C., L'humus des sois du Brésíl. Natur et relations avec l'environment (1988) Série Pédologie, 24 (2), pp. 83-95; Volkoff, B., Cerri, C.C., Melfi, A.J., Húmus e mineralogia dos horizontes superficiais de três solos de campo de altitude dos Estados de Minas Gerais, Paraná e Santa Catarina (1984) Revista Brasileira De Ciência Do Solo, 8 (3), pp. 277-283; Xavier, F.A.S., Maia, S.M.F., Oliveira, T.S., Mendonca, E.S., Biomassa microbiana e matéria orgânica leve em solos sob sistemas agrícolas orgânico e convencional na Chapada da Ibiapaba-CE (2006) Revista Brasileira De Ciência Do Solo, 30 (2), pp. 247-258; Yoemans, J.C., Bremner, J.M., A rapid and precise method for routine determination of organic carbon in soil (1988) Soil Science and Plant Analysis, 19 (13), pp. 1467-1476; Zech, Z., Senesi, N., Guggenberger, G., Kaiser, K., Lehmann, J., Miano, T.M., Miltner, A., Schroth, G., Factors controlling humification and mineralization of soil organic matter in the tropics (1997) Geoderma, 79 (1), pp. 69-116</text:p>
          </table:table-cell>
          <table:table-cell office:value-type="string" calcext:value-type="string">
            <text:p>Loss, A.; Universidade Federal Rural do Rio de Janeiro, BR-464, Km 7, 23890-000, Seropédica, Rio de Janeiro, Brazil; email: arcangeloloss@yahoo.com.br</text:p>
          </table:table-cell>
          <table:table-cell table:number-columns-repeated="7"/>
          <table:table-cell office:value-type="float" office:value="16799275" calcext:value-type="float">
            <text:p>16799275</text:p>
          </table:table-cell>
          <table:table-cell table:number-columns-repeated="3"/>
          <table:table-cell office:value-type="string" calcext:value-type="string">
            <text:p>English; Portuguese</text:p>
          </table:table-cell>
          <table:table-cell office:value-type="string" calcext:value-type="string">
            <text:p>Acta Sci. Agron.</text:p>
          </table:table-cell>
          <table:table-cell office:value-type="string" calcext:value-type="string">
            <text:p>Article</text:p>
          </table:table-cell>
          <table:table-cell office:value-type="string" calcext:value-type="string">
            <text:p>Scopus</text:p>
          </table:table-cell>
          <table:table-cell office:value-type="string" calcext:value-type="string">
            <text:p>2-s2.0-79959905931</text:p>
          </table:table-cell>
          <table:table-cell table:number-columns-repeated="983"/>
        </table:table-row>
        <table:table-row table:style-name="ro1">
          <table:table-cell office:value-type="string" calcext:value-type="string">
            <text:p>Muto E.Y., Soares L.S.H.</text:p>
          </table:table-cell>
          <table:table-cell office:value-type="string" calcext:value-type="string">
            <text:p>Spatio-temporal variations in the diet and stable isotope composition of the Argentine hake Merluccius hubbsi Marini, 1933 of the continental shelf of southeastern Brazil</text:p>
          </table:table-cell>
          <table:table-cell office:value-type="float" office:value="2011" calcext:value-type="float">
            <text:p>2011</text:p>
          </table:table-cell>
          <table:table-cell office:value-type="string" calcext:value-type="string">
            <text:p>Marine Biology</text:p>
          </table:table-cell>
          <table:table-cell office:value-type="float" office:value="158" calcext:value-type="float">
            <text:p>158</text:p>
          </table:table-cell>
          <table:table-cell office:value-type="float" office:value="7" calcext:value-type="float">
            <text:p>7</text:p>
          </table:table-cell>
          <table:table-cell/>
          <table:table-cell office:value-type="float" office:value="1619" calcext:value-type="float">
            <text:p>1619</text:p>
          </table:table-cell>
          <table:table-cell office:value-type="float" office:value="1630" calcext:value-type="float">
            <text:p>1630</text:p>
          </table:table-cell>
          <table:table-cell/>
          <table:table-cell office:value-type="float" office:value="8" calcext:value-type="float">
            <text:p>8</text:p>
          </table:table-cell>
          <table:table-cell office:value-type="string" calcext:value-type="string">
            <text:p>10.1007/s00227-011-1674-y</text:p>
          </table:table-cell>
          <table:table-cell office:value-type="string" calcext:value-type="string">
            <text:p>http://www.scopus.com/inward/record.url?eid=2-s2.0-79959302577&amp;partnerID=40&amp;md5=4c5437a39f2fd457624599174d620d66</text:p>
          </table:table-cell>
          <table:table-cell office:value-type="string" calcext:value-type="string">
            <text:p>Laboratório de Ecologia Trófica, Departamento de Oceanografia Biológica, Instituto Oceanográfico, Universidade de São Paulo, São Paulo, SP 05508-120, Brazil</text:p>
          </table:table-cell>
          <table:table-cell office:value-type="string" calcext:value-type="string">
            <text:p>Muto, E.Y., Laboratório de Ecologia Trófica, Departamento de Oceanografia Biológica, Instituto Oceanográfico, Universidade de São Paulo, São Paulo, SP 05508-120, Brazil; Soares, L.S.H., Laboratório de Ecologia Trófica, Departamento de Oceanografia Biológica, Instituto Oceanográfico, Universidade de São Paulo, São Paulo, SP 05508-120, Brazil</text:p>
          </table:table-cell>
          <table:table-cell office:value-type="string" calcext:value-type="string">
            <text:p>The feeding ecology of Merluccius hubbsi was investigated in 2 regions of SE Brazil. The major food sources for the hakes were fish, crustaceans, and squid. In the upwelling system of Cabo Frio, the diet was very similar in the summers of 2001/2002 and spring 2002; fish were the most important prey followed by crustaceans. In Ubatuba, euphausiids were an important prey during the winter 2001 (100 m), while in the summer 2002, fish and amphipods predominated in the diet in the shallower site (40 m) and squid in the deeper site (100 m). The hakes showed temporal differences in stable isotope signatures in both regions, while C:N ratios varied only in Cabo Frio. δ 15N and δ 13C (bulk and corrected for lipid content) increased with fish length, which seems to be related to the increasing importance of fish and decreasing importance of euphausiids and amphipods in the diet of larger hakes. The mean trophic level of 3.7 for M. hubbsi was estimated using δ 15N of bivalves as baseline and the fractionation of 3. 4‰ between trophic levels. © 2011 Springer-Verlag.</text:p>
          </table:table-cell>
          <table:table-cell/>
          <table:table-cell office:value-type="string" calcext:value-type="string">
            <text:p>amphipod; bivalve; carbon isotope; cephalopod; continental shelf; diet; feeding ecology; gadoid; isotopic composition; isotopic fractionation; nitrogen isotope; spatiotemporal analysis; stable isotope; trophic level; upwelling; Brazil; Cabo Frio; Rio de Janeiro [Brazil]; Amphipoda; Bivalvia; Cephalopoda; Crustacea; Euphausiidae; Merluccius hubbsi</text:p>
          </table:table-cell>
          <table:table-cell table:number-columns-repeated="5"/>
          <table:table-cell office:value-type="string" calcext:value-type="string">
            <text:p>Adams, T.S., Sterner, R.W., The effect of dietary nitrogen content on trophic level 15N enrichment (2000) Limnol Oceanogr, 45 (30), pp. 601-607; Aidar, E., Gaeta, S.A., Gianesella-Galvão, S.M.F., Kutner, M.B.B., Teixeira, C., Ecossistema costeiro subtropical: nutrientes dissolvidos, fitoplâncton e clorofila-a e suas relações com as condições oceanográficas na região de Ubatuba, SP (1993) Publção Esp Inst Oceanogr, 10, pp. 9-43; Altabet, M.A., McCarthy, J.J., Temporal and spatial variations in the natural abundance of 15N in PON from a warm-core ring (1985) Deep Sea Res, 32, pp. 755-772; Badalamenti, F., D'Anna, G., Pinnegar, J.K., Polunin, N.V.C., Size-related trophodynamic changes in three target fish species recovering from intensive trawling (2002) Mar Biol, 141, pp. 561-570; Barnes, C., Sweeting, C.J., Jennings, S., Barry, J.T., Polunun, N.V.C., Effect of temperature and ration size on carbon and nitrogen stable isotope trophic fractionation (2007) Funct Ecol, 21, pp. 356-362; Bode, A., Alvarez-Ossorio, M.T., Taxonomic versus trophic structure of mesozooplankton: a seasonal study of species succession and stable carbon and nitrogen isotopes in a coastal upwelling ecosystem (2004) ICES J Mar Sci, 61, pp. 563-571; Castello, J.P., Habiaga, R., Amaral, J.C., Lima Jr., I.D., Prospecção hidroacústica e avaliação de biomassa de sardinha e anchoíta na região sudeste do Brasil (outubro/novembro de 1988) (1991) Publção Esp Inst Oceanogr, 7 (8), pp. 15-30; Castro Filho, B.M., de Miranda, L.B., Physical oceanography of the western atlantic continental shelf located between 4°N and 34°S coastal segment (4, W) (1998) The sea: The global coastal ocean: Regional studies and syntheses, 11. , In: Robinson AR, Brink KH (eds), Wiley, New York; Cohen, D.M., Takahashi, I., Iwamoto, T., Scialabba, N., Gadiform fishes of the world (order gadiformes) (1990) An annotated and illustrated catalogue of cods, hakes, grenadiers and other gadiform fishes known to date, p. 10. , FAO species catalogue; Corbisier, T.N., (2006) Trofodinâmica do ecossistema bentônico de plataforma continental da costa sudeste do Brasil: Uso de isótopos estáveis de carbono e nitrogênio, , Dissertation, Universidade de São Paulo; Costa, P.A.S., Fernandes, F.C., Seasonal and spatial changes of cephalopods caught in the Cabo Frio (Brazil) upwelling system (1993) Bull Mar Sci, 52 (2), pp. 751-759; Davenport, S.R., Bax, N.J., A trophic study of a marine ecosystem off southeastern Australia using stable isotopes of carbon and nitrogen (2002) Can J Fish Aquat Sci, 59, pp. 514-530; Deniro, M.J., Epstein, S., Influence of diet on the distribution of carbon isotopes in animals (1978) Geochim Cosmochim Acta, 42, pp. 495-506; Deniro, M.J., Epstein, S., Influence of diet on the distribution of nitrogen isotopes in animals (1981) Geochim Cosmochim Acta, 45, pp. 341-351; Declara as Espécies da Fauna Silvestre Ameaçadas, as Quase Ameaçadas, as Colapsadas, Sobrexplotadas, Ameaçadas de Sobrexplotação e com dados insuficientes para avaliação no Estado de São Paulo e dá providências correlatas (2008) Diário Oficial do Estado de São Paulo, Poder Executivo, Seção I, 118 (187), pp. 2-10. , DOE. Decreto N° 53. 494/2008. São Paulo, 3 de outubro de 2008; Fagundes-Netto, E.B., Gaelzer, L.R., Associação de peixes bentônicos e demersais na região de Cabo Frio, RJ, Brasil (1991) Nerítica, 6 (1-2), pp. 139-156; Ferraton, F., Harmelin-Vivien, M., Mellon-Duval, C., Souplet, A., Spatio-temporal variation in diet may affect condition and abundance of juvenile European hake in the Gulf of Lions (NW Mediterranean) (2007) Mar Ecol Prog Ser, 337, pp. 197-208; Fry, B., Wainright, S.C., Diatom sources of 13C-rich carbon in marine food webs (1991) Mar Ecol Prog Ser, 76, pp. 149-157; Galván, D.E., Sweeting, C.J., Reid, W.D.K., Power of stable isotope techniques to detect size-based feeding in marine fishes (2010) Mar Ecol Prog Ser, 407, pp. 271-278; Gaye-Siessegger, J., Focken, U., Muetzel, S., Abel, H., Becker, K., Feeding level and individual metabolic rate affect δ 13C and δ 15N values in carp: implications for food web studies (2004) Oecologia, 138, pp. 175-183; Gonzalez-Rodriguez, E., Valentin, J.L., André, D.L., Jacob, S.A., Upwelling and downwelling at Cabo Frio (Brazil): comparison of biomass and primary responses (1992) J Plankt Res, 14 (2), pp. 289-306; Haimovici, M., Martins, A.S., Teixeira, R.L., Distribución, alimentación y observaciones sobre la reproducción de la merluza M. hubbsi en el sur de Brasil (1993) Frente Marítimo, 14, pp. 81-86; Haimovici, M., Rossi-Wongtschowski, C.L.D.B., Bernardes, R.A., Fischer, L.G., Vooren, C.M., Santos, R.A., Rodrigues, A.R., Santos, S., Prospecção Pesqueira de espécies demersais com rede de arrasto-de-fundo na região Sudeste-Sul do Brasil (2008) Série Documentos REVIZEE, Score Sul, , São Paulo, Instituto Oceanográfico, Universidade de São Paulo; Herzka, S.Z., Assessing connectivity of estuarine fishes based on stable isotope ratio analysis (2005) Estuar Coast Shelf Sci, 64, pp. 58-69; Hyslop, E.J., Stomach content analysis: a review of methods and their application (1980) J Fish Biol, 17 (4), pp. 411-429; Jennings, S., Greenstreet, S.P.R., Piet, G.J., Pinnegar, J.K., Warr, K.J., Long-term in the trophic structure of the north Sea fish community: evidence from stable-isotopes analysis, size-spectra and community metrics (2002) Mar Biol, 141, pp. 1085-1097; Kampel, M., (2003) Estimativa da produção primária e biomassa fitoplanctônica através de sensoriamento remoto da cor do oceano e dados in situ na costa sudeste brasileira, , Dissertation, Universidade de São Paulo; Kanneworff, E., Life cycle, food and growth of the amphipod A. macrocephala Liljeborg from the øresund (1965) Ophelia, 2 (2), pp. 305-318; Kiljunen, M., Grey, J., Sinisalo, T., Harrod, C., Immonen, H., Jones, R.I., A revised model for lipid-normalizing δ 13C values from aquatic organisms: with implications for isotope mixing models (2006) J Appl Ecol, 43, pp. 1213-1222; Kinsey, S.T., Hopkins, T.L., Trophic strategies of euphausiids in a low-latitude ecosystem (1994) Mar Biol, 118 (4), pp. 651-661; Le Loc'h, F., Hily, C., Stable carbon and nitrogen isotope analysis of N. norvegicus/M. merluccius fishing grounds in the Bay of Biscay (Northeast Atlantic) (2005) Can J Fish Aquat Sci, 62, pp. 123-132; Martins, A.S., (2000) As assembléias e as guildas tróficas de peixes ósseos e cefalópodes demersais da plataforma continental e talude superior do extremo sul do Brasil, , Dissertation, Universidade Federal do Rio Grande; Matsuura, K., Amaral, J.K., Sato, G., Tamássia, S.T.J., Ocorrência de peixes pelágicos e estrutura oceanográfica da região entre Cabo de São Tomé (RJ) e Cananéia (SP), em janeiro-fevereiro/1979 (1985) Série Documentos Técnicos, PDP/DUDEPE, Brasilia, 33, pp. 3-70; Michener, R.H., Schell, D.M., Stable isotope ratios as tracers in marine aquatic food webs (1994) Stable Isotopes in Ecology and Environmental Science, , 1st edn., K. Lajtha and R. Michener (Eds.), Oxford: Blackwell Scient. Publs; Minagawa, M., Wada, E., Stepwise enrichment of 15N along food chains: further evidence and the relation between 15N and animal age (1984) Geochim Cosmochim Acta, 48, pp. 1135-1140; Muto, E.Y., (2004) Variações isotópicas de 13C e 15N de peixes demerso-pelágicos do ecossistema de plataforma ao largo de Cabo Frio (RJ) e Ubatuba (SP), , Dissertation, Universidade de São Paulo; Muxagata, E., (1999) Avaliação da biomassa e distribuição zooplanctônica na plataforma continental sudeste brasileira durante o inverno de 1995, , Dissertation, Fundação Universidade Federal do Rio Grande do Sul; Nakatami, K., (1982) Estudos sobre os ovos e larvas de E. anchoita (Hubbs and Marini 1935) (Teleostei, Engraulidae) coletados na região entre Cabo Frio (23°S) e Cabo de Santa Marta Grande (29°S), , Dissertation, Universidade de São Paulo; Natali-Neto, J.F., (1994) Ictiofauna do ecossistema tropical marinho de Ubatuba (23°36′S-24°22′S; 44°33′W-45°08′W), SP, Brasil, entre 50 e 100 m de profundidade: Composição, distribuição, abundância e diversidade, , Dissertation, Universidade de São Paulo; Nyssen, F., Brey, T., Lepoint, G., Bouquegneau, J.M., de Broyer, C., Dauby, P., A stable isotope approach to the eastern Weddell Sea trophic web: focus on benthic amphipods (2002) Polar Biol, 25, pp. 280-287; Olive, P.J.W., Pinnegar, J.K., Polunin, N.V.C., Richards, G., Welch, R., Isotope trophic-step fractionation: a dynamic equilibrium model (2003) J Anim Ecol, 72, pp. 608-617; Perez, J.A.A., Pezzuto, P.R., A pesca de arrasto de talude do sudeste e sul do Brasil: tendências da frota nacional entre 2001 e 2003 (2006) Bol Inst Pesca, 32 (2), pp. 127-150; Peterson, B.J., Fry, B., Stable isotopes in ecosystem studies (1987) Ann Rev Ecol Syst, 18, pp. 293-320; Pinkas, L., Oliphant, M.S., Iverson, I.L.K., Food habits of albacore, bluefin tuna and bonito in California waters (1971) Fish Bull, 152, pp. 1-105; Poore, A.G.B., Selective herbivory by amphipods inhabiting the brown algae Z. angustata (1994) Mar Ecol Prog Ser, 107, pp. 113-123; Prenski, L.B., Angelescu, V., Ecología trofica de la merluza comun (M. hubbsi) del mar Argentino (1993) Parte 3. Consumo anual de alimento a nivel poblacional y su relación con la explotación de las pesquerías multiespecificas, p. 1. , INIDEP Documento Científico, Mar del Plata; Rau, G.H., Mearns, A.J., Young, D.R., Olson, R.J., Schafer, H.A., Kaplan, I.R., Animal 13C/ 12C correlates with trophic levels in pelagic food webs (1983) Ecology, 64, pp. 1314-1318; Reñones, O., Polunin, N.V.C., Goni, R., Size related dietary shifts of E. marginatus in a western Mediterranean littoral ecosystem: an isotope and stomach content analysis (2002) J Fish Biol, 61, pp. 122-137; Rocha, G.R.A., Rossi-Wongtschowski, C.L.D.B., Pires-Vanin, A.M.S., Jarre-Teichmann, A., Seasonal budgets of organic matter in the ubatuba shelf system, SE Brazil. I. Planktonic and benthic components (2003) Oceanol Acta, 26, pp. 487-495; Rolff, C., Seasonal variation in δ 13C and δ 15N of size fractionated plankton at a coastal station in the northern Baltic proper (2000) Mar Ecol Prog Ser, 203, pp. 47-65; Schwingel, P.R., (1998) Feeding ecology of E. anchoita (Hubbs and Marini 1935) in Brazilian waters (22-34°S), , Dissertation, University of Hamburg; Soares, L.S.H., Gasalla, M.A., Rios, M.A.T., Arrasa, M.V., Rossi-Wongtschowski, C.L.D.B., Grupos tróficos de onze espécies dominantes de peixes demersais da plataforma continental interna de Ubatuba, Brasil (1993) Publção Esp Inst Oceanogr, 10, pp. 189-198; Sweeting, C.J., Jennings, S., Polunin, N.V.C., Variance in isotopic signatures as a descriptor of tissue turnover and degree of omnivory (2005) Funct Ecol, 19 (5), pp. 777-784; Tôha, F.A.L., (1981) Sistemática e distribuição geográfica de Euphausiacea (Crustacea) ao largo das costas sul do Brasil (Lat. 22-30°S), , Dissertation, Universidade de São Paulo; Trueman, C.N., McGill, R.A.R., Guyard, P.H., The effect of growth rate on tissue-diet isotopic spacing in rapidly growing animals. An experimental study with Atlantic salmon (S. salar) (2005) Rapid Commun Mass Spectrom, 19 (22), pp. 3239-3247; Valentin, J.L., Lins da Silva, N.M., Monteiro-Ribas, W.M., Mureb, M.A., Bastos, C.T.B.T., Tenebaum, D.R., André, D.L., Pessoti, E., Le plancton dans l′upwelling de Cabo Frio (Brèsil): microrépartition spatio-temporelle à une station fixe (1986) Annls Inst océanogr, 62 (1), pp. 117-135; Valentin, J.L., André, D.L., Jacob, S.A., Hydrobiology in the Cabo Frio (Brazil) upwelling: 2-D structure and variability during a wind cycle (1987) Cont Shelf Res, 7 (1), pp. 77-88; vander Zanden, M.J., Cabana, G., Rasmussen, J.B., Comparing trophic position of freshwater fish calculated using stable nitrogen isotope ratios (δ 15N) and literature dietary data (1997) Can J Fish Aquat Sci, 54, pp. 1142-1158; Wada, E., Hattori, A., (1991) Nitrogen in the Sea: Forms, Abundance, and Rate Processes, p. 208. , Boca Raton: CRC Press; Wu, J., Calvert, S.E., Wong, C.S., Nitrogen isotope variations in the subarctic northeast Pacific: relationships to nitrate utilization and trophic structure (1997) Deep-Sea Res I, 44 (2), pp. 287-314; Wu, J.P., Calvert, S.E., Wong, C.S., Carbon and nitrogen isotope ratios in sedimenting particulate organic matter at an upwelling site off Vancouver Island (1999) Estuar Coast Shelf Sci, 48, pp. 193-203; Zembruscki, S.G., Geomorfologia da margem continental sul-brasileira e das bacias oceânicas adjacentes (1979) Projeto REMAC. Reconhecimento global da margem continental brasileira: Geomorfologia da margem continental brasileira e das áreas oceânicas adjacentes (Relatório final), p. 7. , In: Chaves HAS (ed), Rio de Janeiro: PETROBRÁS-CENPES-DINTEP. Série PROJETO REMAC</text:p>
          </table:table-cell>
          <table:table-cell office:value-type="string" calcext:value-type="string">
            <text:p>Muto, E. Y.; Laboratório de Ecologia Trófica, Departamento de Oceanografia Biológica, Instituto Oceanográfico, Universidade de São Paulo, São Paulo, SP 05508-120, Brazil; email: mutokika@usp.br</text:p>
          </table:table-cell>
          <table:table-cell table:number-columns-repeated="7"/>
          <table:table-cell office:value-type="float" office:value="253162" calcext:value-type="float">
            <text:p>253162</text:p>
          </table:table-cell>
          <table:table-cell/>
          <table:table-cell office:value-type="string" calcext:value-type="string">
            <text:p>MBIOA</text:p>
          </table:table-cell>
          <table:table-cell/>
          <table:table-cell office:value-type="string" calcext:value-type="string">
            <text:p>English</text:p>
          </table:table-cell>
          <table:table-cell office:value-type="string" calcext:value-type="string">
            <text:p>Mar. Biol.</text:p>
          </table:table-cell>
          <table:table-cell office:value-type="string" calcext:value-type="string">
            <text:p>Article</text:p>
          </table:table-cell>
          <table:table-cell office:value-type="string" calcext:value-type="string">
            <text:p>Scopus</text:p>
          </table:table-cell>
          <table:table-cell office:value-type="string" calcext:value-type="string">
            <text:p>2-s2.0-79959302577</text:p>
          </table:table-cell>
          <table:table-cell table:number-columns-repeated="983"/>
        </table:table-row>
        <table:table-row table:style-name="ro1">
          <table:table-cell office:value-type="string" calcext:value-type="string">
            <text:p>Shimbori E.M., Penteado-Dias A.M., Nunes J.F.</text:p>
          </table:table-cell>
          <table:table-cell office:value-type="string" calcext:value-type="string">
            <text:p>Monitoriella hedqvist (Hymenoptera: Braconidae: Doryctinae) from Brazil, with descriptions of three new species</text:p>
          </table:table-cell>
          <table:table-cell office:value-type="float" office:value="2011" calcext:value-type="float">
            <text:p>2011</text:p>
          </table:table-cell>
          <table:table-cell office:value-type="string" calcext:value-type="string">
            <text:p>Zootaxa</text:p>
          </table:table-cell>
          <table:table-cell/>
          <table:table-cell office:value-type="float" office:value="2921" calcext:value-type="float">
            <text:p>2921</text:p>
          </table:table-cell>
          <table:table-cell/>
          <table:table-cell office:value-type="float" office:value="28" calcext:value-type="float">
            <text:p>28</text:p>
          </table:table-cell>
          <table:table-cell office:value-type="float" office:value="38" calcext:value-type="float">
            <text:p>38</text:p>
          </table:table-cell>
          <table:table-cell/>
          <table:table-cell office:value-type="float" office:value="1" calcext:value-type="float">
            <text:p>1</text:p>
          </table:table-cell>
          <table:table-cell/>
          <table:table-cell office:value-type="string" calcext:value-type="string">
            <text:p>http://www.scopus.com/inward/record.url?eid=2-s2.0-79959329526&amp;partnerID=40&amp;md5=d0dbcbbde48d1f5e60c1b5d486022590</text:p>
          </table:table-cell>
          <table:table-cell office:value-type="string" calcext:value-type="string">
            <text:p>Departamento de Ecologia e Biologia Evolutiva, Universidade Federal de São Carlos, Rod. Washington Luís, Km 235, CEP 13565-905, São Carlos, SP, Brazil; Programa de Pós-graduação em Ecologia e Recursos Naturais, Universidade Federal de São Carlos, Rod. Washington Luís, Km 235, CEP 13565-905, São Carlos, SP, Brazil</text:p>
          </table:table-cell>
          <table:table-cell office:value-type="string" calcext:value-type="string">
            <text:p>Shimbori, E.M., Departamento de Ecologia e Biologia Evolutiva, Universidade Federal de São Carlos, Rod. Washington Luís, Km 235, CEP 13565-905, São Carlos, SP, Brazil; Penteado-Dias, A.M., Departamento de Ecologia e Biologia Evolutiva, Universidade Federal de São Carlos, Rod. Washington Luís, Km 235, CEP 13565-905, São Carlos, SP, Brazil; Nunes, J.F., Programa de Pós-graduação em Ecologia e Recursos Naturais, Universidade Federal de São Carlos, Rod. Washington Luís, Km 235, CEP 13565-905, São Carlos, SP, Brazil</text:p>
          </table:table-cell>
          <table:table-cell office:value-type="string" calcext:value-type="string">
            <text:p>Monitoriella Hedqvist is a phytophagous, gall-inducer Braconidae genus, known only from the New World. Its placement in a higher taxonomic level has been uncertain until recent phylogenetic investigations on cyclostome braconids, which reinforce its position in Doryctinae. Three new species of Monitoriella are described: M. costalimai sp. nov., M. spinata sp. nov., and M. ubatuba sp. nov., all from the Brazilian Atlantic Forest. Monitoriella anthurii is redescribed and illustrated. A key to all known species is provided. Copyright © 2011 Magnolia Press.</text:p>
          </table:table-cell>
          <table:table-cell office:value-type="string" calcext:value-type="string">
            <text:p>Atlantic Forest; Gall-inducer; Key; New species</text:p>
          </table:table-cell>
          <table:table-cell office:value-type="string" calcext:value-type="string">
            <text:p>Braconidae; Doryctinae; Hymenoptera; Monitoriella</text:p>
          </table:table-cell>
          <table:table-cell table:number-columns-repeated="5"/>
          <table:table-cell office:value-type="string" calcext:value-type="string">
            <text:p>Belokobylskij, S.A., Zaldivar-Riveron, A., Quicke, D.L.J., Phylogeny of the genera of the parasitic wasps subfamily Doryctinae (Hymenoptera: Braconidae) based on morphological evidence (2004) Zoological Journal of the Linnean Society, 142 (3), pp. 369-404. , DOI 10.1111/j.1096-3642.2004.00133.x; Costa Lima, A., Guitton, N., Semirhytus anthurii, novo micro-himenóptero galícola (Braconidae, Rogadinae) (1962) Memórias do Instituto Oswaldo Cruz, 60 (2), pp. 195-198; Infante, F., Hanson, P., Wharton, R.A., Phytophagy in the genus monitoriella (Hymenoptera: Braconidae) with Description of New Species (1995) Annals of the Entomological Society of America, 88 (4), pp. 406-415; Macêdo, M.V., Monteiro, R.T., Seed predation by a braconid wasp, Allorhogas sp. (Hymenoptera) (1989) Journal of the New York Entomological Society, 97, pp. 359-362; Hedqvist, K.J., Notes on Hormiinae with description of new genera and species (Hym., Ichneumonoidea, Braconidae) (1963) Entomologisk Tidskrift, 84, pp. 30-61; Sharkey, M.J., Wharton, R.A., Manual of the new world genera of the family Braconidae (Hymenoptera) (1997) Morphology and terminology, pp. 19-37. , Wharton, R.A., Marsh, P.M. &amp; Sharkey, M.J. (Eds) Special publication of the International Society of Hymenopterists, Ottawa; Shenefelt, R.D., Braconidae 8. Exothecinae rogadinae (1975) Hymenopterorum Catalogus (nova editio), 12, pp. 1115-1262; Wharton, R.A., Review of the Hormiini (Hymenoptera: Braconidae) with a description of new taxa (1993) Journal of Natural History, 27, pp. 107-171; Wharton, R.A., Hanson, P.E., Gall wasps in the family Braconidae (Hymenoptera) (2005) Biology, Ecology, and Evolution of Gall-inducing Arthropods, pp. 495-505. , Raman, A., Schaefer, W.C. &amp; Withers, T.M. (Eds). Science Publishers, Enfield, New Hampshire; Whitfield, J.B., Wharton, R.A., Manual of the new world genera of the family Braconidae (Hymenoptera) (1997) Subfamily Hormiinae, pp. 281-305. , Special publication of the International Society of Hymenopterists, Ottawa, Wharton, R.A., Marsh, P.M. &amp; Sharkey, M.J. (Eds; Zaldivar-Riveron, A., Belokobylskij, S.A., Leon-Regagnon, V., Briceno, G.R., Quicke, D.L.J., Molecular phylogeny and historical biogeography of the cosmopolitan parasitic wasp subfamily Doryctinae (Hymenoptera:Braconidae) (2008) Invertebrate Systematics, 22 (3), pp. 345-363. , DOI 10.1071/IS07028; Zaldivar-Riveron, A., Belokobylskij, S.A., Leon-Regagnon, V., Martinez, J.J., Briceno, R., Quicke, D.L.J., A single origin of gall association in a group of parasitic wasps with disparate morphologies (2007) Molecular Phylogenetics and Evolution, 44 (3), pp. 981-992. , DOI 10.1016/j.ympev.2007.05.016, PII S1055790307001923; Zaldivar-Riveron, A., Mori, M., Quicke, D.L.J., Systematics of the cyclostome subfamilies of braconid parasitic wasps (Hymenoptera: Ichneumonoidea): A simultaneous molecular and morphological Bayesian approach (2006) Molecular Phylogenetics and Evolution, 38 (1), pp. 130-145. , DOI 10.1016/j.ympev.2005.08.006, PII S1055790305002599</text:p>
          </table:table-cell>
          <table:table-cell office:value-type="string" calcext:value-type="string">
            <text:p>Shimbori, E. M.; Departamento de Ecologia e Biologia Evolutiva, Universidade Federal de São Carlos, Rod. Washington Luís, Km 235, CEP 13565-905, São Carlos, SP, Brazil; email: shimbori@gmail.com</text:p>
          </table:table-cell>
          <table:table-cell table:number-columns-repeated="7"/>
          <table:table-cell office:value-type="float" office:value="11755326" calcext:value-type="float">
            <text:p>11755326</text:p>
          </table:table-cell>
          <table:table-cell table:number-columns-repeated="3"/>
          <table:table-cell office:value-type="string" calcext:value-type="string">
            <text:p>English</text:p>
          </table:table-cell>
          <table:table-cell office:value-type="string" calcext:value-type="string">
            <text:p>Zootaxa</text:p>
          </table:table-cell>
          <table:table-cell office:value-type="string" calcext:value-type="string">
            <text:p>Article</text:p>
          </table:table-cell>
          <table:table-cell office:value-type="string" calcext:value-type="string">
            <text:p>Scopus</text:p>
          </table:table-cell>
          <table:table-cell office:value-type="string" calcext:value-type="string">
            <text:p>2-s2.0-79959329526</text:p>
          </table:table-cell>
          <table:table-cell table:number-columns-repeated="983"/>
        </table:table-row>
        <table:table-row table:style-name="ro1">
          <table:table-cell office:value-type="string" calcext:value-type="string">
            <text:p>Freitas M.O., Abilhoa V.</text:p>
          </table:table-cell>
          <table:table-cell office:value-type="string" calcext:value-type="string">
            <text:p>Ontogenetic and seasons changes in the diet of Etropus crossotus Jordan and Gilbert, 1882 (Paralichthydae) at Ubatuba-Enseada Bay, Santa Catarina State, Brazil [Variações ontogênicas e sazonais na dieta de etropus crossotus jordan e gilbert, 1882 (paralichthydae) na baía de ubatuba-enseada, estado de santa catarina, Brasil]</text:p>
          </table:table-cell>
          <table:table-cell office:value-type="float" office:value="2011" calcext:value-type="float">
            <text:p>2011</text:p>
          </table:table-cell>
          <table:table-cell office:value-type="string" calcext:value-type="string">
            <text:p>Acta Scientiarum - Biological Sciences</text:p>
          </table:table-cell>
          <table:table-cell office:value-type="float" office:value="33" calcext:value-type="float">
            <text:p>33</text:p>
          </table:table-cell>
          <table:table-cell office:value-type="float" office:value="2" calcext:value-type="float">
            <text:p>2</text:p>
          </table:table-cell>
          <table:table-cell/>
          <table:table-cell office:value-type="float" office:value="185" calcext:value-type="float">
            <text:p>185</text:p>
          </table:table-cell>
          <table:table-cell office:value-type="float" office:value="189" calcext:value-type="float">
            <text:p>189</text:p>
          </table:table-cell>
          <table:table-cell table:number-columns-repeated="2"/>
          <table:table-cell office:value-type="string" calcext:value-type="string">
            <text:p>10.4025/actascibiolsci.v33i2.5119</text:p>
          </table:table-cell>
          <table:table-cell office:value-type="string" calcext:value-type="string">
            <text:p>http://www.scopus.com/inward/record.url?eid=2-s2.0-79957634308&amp;partnerID=40&amp;md5=5e74c37a958eb3d7b82841ef2e657a69</text:p>
          </table:table-cell>
          <table:table-cell office:value-type="string" calcext:value-type="string">
            <text:p>Grupo de Pesquisas em Ictiofauna, Museu de História Natural Capão da Imbuia, Prefeitura de Curitiba, Rua Prof. Benedito Conceição, 407, 82810-080, Curitiba, Paraná, Brazil; Programa de Pós-graduação em Ecologia e Conservação, Universidade Federal do Paraná, Setor de Ciências Biológicas, Cx. Postal 19031, 81531-980, Curitiba, Paraná, Brazil</text:p>
          </table:table-cell>
          <table:table-cell office:value-type="string" calcext:value-type="string">
            <text:p>Freitas, M.O., Grupo de Pesquisas em Ictiofauna, Museu de História Natural Capão da Imbuia, Prefeitura de Curitiba, Rua Prof. Benedito Conceição, 407, 82810-080, Curitiba, Paraná, Brazil, Programa de Pós-graduação em Ecologia e Conservação, Universidade Federal do Paraná, Setor de Ciências Biológicas, Cx. Postal 19031, 81531-980, Curitiba, Paraná, Brazil; Abilhoa, V., Grupo de Pesquisas em Ictiofauna, Museu de História Natural Capão da Imbuia, Prefeitura de Curitiba, Rua Prof. Benedito Conceição, 407, 82810-080, Curitiba, Paraná, Brazil</text:p>
          </table:table-cell>
          <table:table-cell office:value-type="string" calcext:value-type="string">
            <text:p>Ontogenetic and seasons changes in the diet of Etropus crossotus Jordan and Gilbert, 1882 (Paralichthydae) at Ubatuba-Enseada Bay, Santa Catarina State, Brazil. Ontogenetic and seasonal changes in the diet of Etropus crossotus sampled at Ubatuba-Enseada Bay in Santa Catarina State, Brazil were investigated. A trawl net was used for the surveys, and 60 fish were collected monthly during October (2003) and September (2004). The highest similarity of the Alimentary Importance Index (AII) was observed between spring and autumn. Crustacea Decapoda represented 50% of the feeding items during spring and fall, and Crustacea Amphipoda were the most representative item in winter. The highest AII similarity was observed among length classes 1, 2 and 4, which was related to Decapoda representation, and among length classes 5, 6 and 7, because of Decapoda and Amphipoda importance. Results were similar to other studies in the southern coast of Brazil.</text:p>
          </table:table-cell>
          <table:table-cell office:value-type="string" calcext:value-type="string">
            <text:p>Feeding; Fringed flounder; São francisco do sul</text:p>
          </table:table-cell>
          <table:table-cell office:value-type="string" calcext:value-type="string">
            <text:p>Amphipoda; aquatic species; article; autumn; Brazil; controlled study; Decapoda (Crustacea); dietary intake; Etropus crossotus; feeding behavior; fish; nonhuman; ontogeny; seasonal variation; spring; winter; Amphipoda; Crustacea; Decapoda (Crustacea); Etropus crossotus; Paralichthyidae</text:p>
          </table:table-cell>
          <table:table-cell table:number-columns-repeated="5"/>
          <table:table-cell office:value-type="string" calcext:value-type="string">
            <text:p>Amaral, A.C.Z., Rizzo, A.E., Arruda, E.P., (2005) Manual De Identificação Dos Invertebrados Marinhos Da Região Sudeste-sul Do Brasil, , São Paulo: Edusp; Bascescu, M., Queiroz, E.L., The contribution of Cumacea in the feeding of Rajidae Sympterigia acutata and S. bonapartei from Rio Grande do Sul - Brazil (1985) Travel Museum History Natural, 27, pp. 1-8; Bornatowski, H., Abilhoa, V., Brogim, R.A., A alimentação do linguado Etropus crossotus (Pleuronectiformes, Paralichthydae) em um banco arenolodoso na Ilha do Mel, Paraná, Brasil (2004) Estudos De Biologia, 26 (57), pp. 11-16; Bornatowski, H., Abilhoa, V., Freitas, M.O., Alimentação da raia-viola Zapteryx brevirostris na baía de Ubatuba-Enseada, São Francisco do Sul, Santa Catarina, Brasil (2005) Estudos De Biologia, 27 (61), pp. 31-36; Bornatowski, H., Abilhoa, V., Freitas, M.O., Sobre a alimentação de Narcine brasiliensis na baía de Ubatuba-Enseada, São Francisco do Sul, Santa Catarina, Brasil (2006) Estudos De Biologia, 28 (62), pp. 57-60; Clarke, K.R., Warnick, R.W., (2001) Change In Marine Communities: An Aproach to Statistical Analysis and Interpretation, , 2nd ed. Plymouth: Plymouth Marine Laboratory; Figueiredo, J.L., Menezes, N.A., (2000) Manual De Peixes Marinhos Do Sudeste Do Brasil, VI. Teleostei 5, , São Paulo: Fapesp; Guedes, A.P.P., Araújo, F.G., Azevedo, M.C.C., Estratégia trófica dos linguados Citharichthys spilopterus Günther e Symphurus tessellatus (Quoy &amp; Gaimard) (Actinopterygii, Pleuronectiformes) na Baía de Sepetiba, Rio de Janeiro, Brasil (2004) Revista Brasileira De Zoologia, 21 (4), pp. 857-864; Hynes, H.B.N., The food of fish-water sticklebacks (Gasteronotus aculeatus and Pygosteus pungitius), with a review of methods used in studies of the food of fishes (1950) Journal of Animal Ecology, 19, pp. 36-57; Hyslop, E.J., Stomach contents analysis: A review of methods and their application (1980) Journal of Fish Biology, 17, pp. 411-429; Kawakami, E., Vazzoler, G., Método gráfico e estimativa de índice alimentar aplicado no estudo de alimentação de peixes (1980) Boletim Do Instituto Oceanográfico, 29 (2), pp. 205-207; Lunardon-Branco, M.J., Branco, J.O., Alimentação natural de Etropus crossotus Jordan &amp; Gilbert (Teleostei, Pleuronectiformes, Paralichthydae), na Armação do Itapocoroy, Penha, Santa Catarina, Brasil (2003) Revista Brasileira De Zoologia, 20 (4), pp. 631-635; Melo, G.A.S., (1996) Manual De Identificação Dos Brachyura (Caranguejos E Siris) Do Litoral Brasileiro, , São Paulo: Plêiade; Fapesp; Nikolsky, G.V., (1963) The Ecology of Fishes, , London: Academic Press; Soares, L.S.H., Food consumption of fish in a subtropical SW Atlantic ecosystem of Brazil: Comparison of four Sciaenid species (2003) Boletim Do Instituto Oceanográfico, 26, pp. 503-509; Soares, L.S.H., Gasalla, M.A., Rios, M.A.T., Arrasa, M.V., Rossi-Wongtschowski, B.C.L., Grupos tróficos de onze espécies dominantes de peixes demersais da plataforma continental interna de Ubatuba, Brasil (1993) Publicação Especial Do Instituto Oceanográfico, 10, pp. 189-198; Yazdani, G.M., Adaptation in the jaws of flatfish (Pleuronectiformes) (1969) Journal of Zoology, 159, pp. 181-222</text:p>
          </table:table-cell>
          <table:table-cell office:value-type="string" calcext:value-type="string">
            <text:p>Freitas, M. O.; Grupo de Pesquisas em Ictiofauna, Museu de História Natural Capão da Imbuia, Prefeitura de Curitiba, Rua Prof. Benedito Conceição, 407, 82810-080, Curitiba, Paraná, Brazil; email: serranidae@gmail.com</text:p>
          </table:table-cell>
          <table:table-cell table:number-columns-repeated="7"/>
          <table:table-cell office:value-type="float" office:value="16799283" calcext:value-type="float">
            <text:p>16799283</text:p>
          </table:table-cell>
          <table:table-cell table:number-columns-repeated="3"/>
          <table:table-cell office:value-type="string" calcext:value-type="string">
            <text:p>English; Portuguese</text:p>
          </table:table-cell>
          <table:table-cell office:value-type="string" calcext:value-type="string">
            <text:p>Acta Sci. Biol. Sci.</text:p>
          </table:table-cell>
          <table:table-cell office:value-type="string" calcext:value-type="string">
            <text:p>Article</text:p>
          </table:table-cell>
          <table:table-cell office:value-type="string" calcext:value-type="string">
            <text:p>Scopus</text:p>
          </table:table-cell>
          <table:table-cell office:value-type="string" calcext:value-type="string">
            <text:p>2-s2.0-79957634308</text:p>
          </table:table-cell>
          <table:table-cell table:number-columns-repeated="983"/>
        </table:table-row>
        <table:table-row table:style-name="ro1">
          <table:table-cell office:value-type="string" calcext:value-type="string">
            <text:p>Burbano-Rosero E.M., Ueda-Ito M., Kisielius J.J., Nagasse-Sugahara T.K., Almeida B.C., Souza C.P., Markman C., Martins G.G., Albertini L., Rivera I.N.G.</text:p>
          </table:table-cell>
          <table:table-cell office:value-type="string" calcext:value-type="string">
            <text:p>Diversity of Somatic coliphages in coastal regions with different levels of anthropogenic activity in São Paulo state, Brazil</text:p>
          </table:table-cell>
          <table:table-cell office:value-type="float" office:value="2011" calcext:value-type="float">
            <text:p>2011</text:p>
          </table:table-cell>
          <table:table-cell office:value-type="string" calcext:value-type="string">
            <text:p>Applied and Environmental Microbiology</text:p>
          </table:table-cell>
          <table:table-cell office:value-type="float" office:value="77" calcext:value-type="float">
            <text:p>77</text:p>
          </table:table-cell>
          <table:table-cell office:value-type="float" office:value="12" calcext:value-type="float">
            <text:p>12</text:p>
          </table:table-cell>
          <table:table-cell/>
          <table:table-cell office:value-type="float" office:value="4208" calcext:value-type="float">
            <text:p>4208</text:p>
          </table:table-cell>
          <table:table-cell office:value-type="float" office:value="4216" calcext:value-type="float">
            <text:p>4216</text:p>
          </table:table-cell>
          <table:table-cell/>
          <table:table-cell office:value-type="float" office:value="3" calcext:value-type="float">
            <text:p>3</text:p>
          </table:table-cell>
          <table:table-cell office:value-type="string" calcext:value-type="string">
            <text:p>10.1128/AEM.02780-10</text:p>
          </table:table-cell>
          <table:table-cell office:value-type="string" calcext:value-type="string">
            <text:p>http://www.scopus.com/inward/record.url?eid=2-s2.0-79960092522&amp;partnerID=40&amp;md5=70f990cffd899e2b14b807e35463a727</text:p>
          </table:table-cell>
          <table:table-cell office:value-type="string" calcext:value-type="string">
            <text:p>Instituto de Ciências Biomédicas, Universidade de São Paulo, Laboratório de Ecologia Microbiana Molecular, São Paulo, SP, Brazil; Seção de Microscopia Eletrônica, Instituto Adolfo Lutz, São Paulo, SP, Brazil; Universidad de Nariño, Pasto, Nariño, Colombia</text:p>
          </table:table-cell>
          <table:table-cell office:value-type="string" calcext:value-type="string">
            <text:p>Burbano-Rosero, E.M., Instituto de Ciências Biomédicas, Universidade de São Paulo, Laboratório de Ecologia Microbiana Molecular, São Paulo, SP, Brazil, Universidad de Nariño, Pasto, Nariño, Colombia; Ueda-Ito, M., Seção de Microscopia Eletrônica, Instituto Adolfo Lutz, São Paulo, SP, Brazil; Kisielius, J.J., Seção de Microscopia Eletrônica, Instituto Adolfo Lutz, São Paulo, SP, Brazil; Nagasse-Sugahara, T.K., Seção de Microscopia Eletrônica, Instituto Adolfo Lutz, São Paulo, SP, Brazil; Almeida, B.C., Instituto de Ciências Biomédicas, Universidade de São Paulo, Laboratório de Ecologia Microbiana Molecular, São Paulo, SP, Brazil; Souza, C.P., Instituto de Ciências Biomédicas, Universidade de São Paulo, Laboratório de Ecologia Microbiana Molecular, São Paulo, SP, Brazil; Markman, C., Instituto de Ciências Biomédicas, Universidade de São Paulo, Laboratório de Ecologia Microbiana Molecular, São Paulo, SP, Brazil; Martins, G.G., Instituto de Ciências Biomédicas, Universidade de São Paulo, Laboratório de Ecologia Microbiana Molecular, São Paulo, SP, Brazil; Albertini, L., Instituto de Ciências Biomédicas, Universidade de São Paulo, Laboratório de Ecologia Microbiana Molecular, São Paulo, SP, Brazil; Rivera, I.N.G., Instituto de Ciências Biomédicas, Universidade de São Paulo, Laboratório de Ecologia Microbiana Molecular, São Paulo, SP, Brazil</text:p>
          </table:table-cell>
          <table:table-cell office:value-type="string" calcext:value-type="string">
            <text:p>Bacteriophages are the most abundant and genetically diverse viruses on Earth, with complex ecology in both quantitative and qualitative terms. Somatic coliphages (SC) have been reported to be good indicators of fecal pollution in seawater. This study focused on determining the concentration of SC and their diversity by electron microscopy of seawater, plankton, and bivalve samples collected at three coastal regions in São Paulo, Brazil. The SC counts varied from &amp;lt;1 to 3.4 × 103 PFU/100 ml in seawater (73 samples tested), from &amp;lt;1 to 4.7 × 102 PFU/g in plankton (46 samples tested), and from &amp;lt;1 to 2.2 × 101 PFU/g in bivalves (11 samples tested). In seawater samples, a relationship between the thermotolerant coliforms and Escherichia coli and SC was observed at the three regions (P = 0.0001) according to the anthropogenic activities present at each region. However, SC were found in plankton samples from three regions: Baixada Santista (17/20), Canal de São Sebastião (6/14), and Ubatuba (3/12). In seawater samples collected from Baixada Santista, four morphotypes were observed: A1 (4.5%), B1 (50%), C1 (36.4%), and D1 (9.1%). One coliphage, Siphoviridae type T1, had the longest tail: between 939 and 995 nm. In plankton samples, Siphoviridae (65.8%), Podoviridae (15.8%), Microviridae (15.8%), and Myoviridae (2.6%) were found. In bivalves, only the morphotype B1 was observed. These SC were associated with enteric hosts: enterobacteria, E. coli, Proteus, Salmonella, and Yersinia. Baixada Santista is an area containing a high level of fecal pollution compared to those in the Canal de São Sebastião and Ubatuba. This is the first report of coliphage diversity in seawater, plankton, and bivalve samples collected from São Paulo coastal regions. A better characterization of SC diversity in coastal environments will help with the management and evaluation of the microbiological risks for recreation, seafood cultivation, and consumption. © 2011, American Society for Microbiology.</text:p>
          </table:table-cell>
          <table:table-cell/>
          <table:table-cell office:value-type="string" calcext:value-type="string">
            <text:p>Anthropogenic activity; Coastal environments; Coastal regions; Coliforms; Coliphages; E. coli; Enterobacteria; Fecal pollution; Morphotypes; Seawater samples; Somatic coliphages; Thermotolerant; Ubatuba; Bacteriophages; Escherichia coli; Hydraulic structures; Ocean habitats; Pollution; Seawater; Coastal zones; sea water; bacteriophage; bacterium; bivalve; coastal zone; electron microscopy; human activity; marine pollution; microbial ecology; morphotype; plankton; risk assessment; seafood; seawater; species diversity; temperature tolerance; animal; article; biodiversity; bivalve; Brazil; classification; coliphage; genetics; isolation and purification; plankton; ultrastructure; virion; virology; virus load; Animals; Biodiversity; Bivalvia; Brazil; Coliphages; Plankton; Seawater; Viral Load; Virion; Brazil; Sao Paulo [Brazil]; Sao Paulo [Sao Paulo (STT)]; Bivalvia; Enterobacteriaceae; Escherichia coli; Microviridae; Myoviridae; Podoviridae; Proteus (enterobacteria); Salmonella; Siphoviridae; Yersinia</text:p>
          </table:table-cell>
          <table:table-cell table:number-columns-repeated="5"/>
          <table:table-cell office:value-type="string" calcext:value-type="string">
            <text:p>Abedon, S., (2008) Bacteriophage ecology. Population growth, evolution, and impact of bacterial viruses, , University Press, Cambridge, United Kingdom; Abessa, D., Influence of a Brazilian sewage outfall on the toxicity and contamination of adjacent sediments (2005) Mar. Pollut. Bull., 50, pp. 875-885; Ackermann, H.W., Frequency of morphological phage descriptions in 1995 (1996) Arch. Virol., 141, pp. 209-218; Ackermann, H.W., Bacteriophage ecology (1997) Progress in microbial ecology (Proceedings of the Seventh International Symposium on Microbial Ecology), pp. 335-339. , M. T. Martins, M. I. Z. Sato, J. M. Tiedje, L. C. N. Hagler, J. Döbereiner, and P. S. Sanchez (ed.), Brazilian Society for Microbiology/International Committee on Microbial Ecology, São Paulo, Brazil; Ackermann, H.W., Frequency of morphological phage descriptions in the year 2000: brief review (2001) Arch. Virol., 146, pp. 843-857; Ackermann, H.W., Classification of bacteriophages (2006) The bacteriophages, pp. 8-16. , R. L. Calendar and S. T. Abedon (ed.), 2nd ed. Oxford University Press, Oxford, United Kingdom; Ackermann, H.W., Eisenstark, A., The present stage of phage taxonomy (1974) Intervirology, 3, pp. 201-219; Ackermann, H.W., Nguyen, T.M., Sewage coliphages studied by electron microscopy (1983) Appl. Environ. Microbiol., 45, pp. 1049-1059; Ackermann, H.W., Abedon, S.T., (2000) Bacteriophage names 2000, , http://www.mansfield.ohio-state.edu/sabedon/names.htm, Bacteriophage Ecology Group, Ohio State University, Columbus, OH; Ballester, N., Fontaine, J.H., Margolin, A.B., Occurrence andcorrelations between coliphages and anthropogenic viruses in the Massachusetts Bay using enrichment and ICC-nPCR (2005) J. Water Health, 3, pp. 59-68; Bergh, O., Borsheim, K., Bratbak, G., Heldal, M., High abundance of viruses found in aquatic environments (1989) Nature, 340, pp. 467-468; Braga, E., Bonetti, C.V.D.H., Burone, L., Filho, J.B., Eutrophication and bacterial pollution caused by industrial and domestic waste at the Baixada Santista estuarine system-Brazil (2000) Mar. Poll. Bull., 40, pp. 165-173; Brenner, S., Horne, R., A negative staining method for high resolution electron microscopy of viruses (1959) Biochim. Biophys. Acta, 34, pp. 103-110; (2008) Relatório de qualidade das águas litorâneas do estado de São Paulo, , Companhia de Tecnologia de Saneamento Ambiental (CETESB). CETESB, São Paulo, Brazil; (2000), Conselho nacional do meio ambiente (CONAMA). Resolução no. 274, 29 NovemberDemuth, J., Neve, H., Witzel, K., Direct electron microscopy study on the morphological diversity of bacteriophage populations in Lake Plußsee (1993) Appl. Environ. Microbiol., 59, pp. 3378-3384; Dutka, B., El-Sharaawi, A., Martins, M., Sanchez, P., North and South American studies on the potential of coliphages as a water quality indicator (1987) Water Res, 21, pp. 1127-1135; Grabow, W., Coubrough, P., Nupen, E., Bateman, B., Evaluation of coliphages as indicators of the virological quality of sewage-polluted water (1984) Water SA, 10, pp. 7-14; Grabow, W.O.K., Bacteriophages: update on application as models for viruses in water (2001) Water SA, 27, pp. 251-268; Greenberg, A.E., Clesceri, L.S., Eaton, A.D., (1992) Standard methods for the examination of water and wastewater, , 18th ed. American Public Health Association, Washington, DC; Harwood, V., Levine, A., Scott, T., Chivukula, V., Lukasik, J., Farrah, S., Rose, J., Validity of the indicator organism paradigm for pathogen reduction in reclaimed water and public health protection (2005) Appl. Environ. Microbiol., 71, pp. 3163-3170; Havelaar, A.H., Hogeboom, W.H., Factors affecting the enumeration of coliphages in sewage and sewage-polluted waters (1983) Antoine van Leeuwenhoek, 49, pp. 387-397; Bacteriophages as model viruses in water quality control (1991) Water Res, 25, pp. 529-545. , IAWPRC Study Group on Health Related Water Microbiology; Ibarluzea, J., Somatic coliphages and bacterial indicators of bathing water quality in the beaches of Gipuzkoa (2007) Spain. J. Water Health, 5, pp. 417-426; (2009) Informe 2009, , Instituto Brasileiro de Geografia e Estatística (IBGE). IBGE, Rio de Janeiro, Brazil; Jiang, S.C., Paul, J.H., Vital contribution to dissolved DNA in the marine environment as determined by differential centrifugation and kingdom probing (1995) Appl. Environ. Microbiol., 6, pp. 317-325; Jofre, J., Is the replication of somatic coliphages in water environments significant? (2009) J. Appl. Microbiol., 106, pp. 1059-1069; Kellogg, C.A., Rose, J.B., Jiang, S.C., Thurmond, J.M., Paul, J.H., Genetic diversity of related vibriophages isolated from marine environments around Florida and Hawaii (1995) Mar. Ecol. Prog. Ser., 120, pp. 89-98; Lucena, F., Occurrence and densities of bacteriophages proposed as indicators and bacterial indicators in river waters from Europe and South America (2003) J. Appl. Microbiol., 94, pp. 808-815; Mandilara, G., Mavridou, A., Lambiri, M., Vatopoulos, A., Rigas, F., The use of bacteriophages for monitoring the microbiological quality of sewage sludge (2006) Environ. Technol., 27, pp. 367-375; Martins, M.T., Coliphage association with coliform indicators: a case study-Brazil (1989) Toxic. Assess., 4, pp. 329-338; Muniesa, M., Jofre, J., Factors influencing the replication of somatic coliphages in the water environment (2004) Antonie Van Leeuwenhoek, 86, pp. 65-76; Muniesa, M., Jofre, J., The contribution of induction of temperate phages to the numbers of free somatic coliphages in waters is not significant (2007) FEMS Microbiol. Lett., 270, pp. 272-276; Murphy, F.A., Fauquet, Virus taxonomy. Classification and nomenclature of viruses. Sixth report of the International Committee on Taxonomy of Viruses (1995) Arch. Virol., 10, pp. 1-585; Nagata, T., Organic matter bacteria interactions in seawater (2008) Microbial ecology of the oceans, pp. 207-242. , D. L. Kirchman (ed.), 2nd ed. Wiley-Blackwell, Hoboken, NJ; Paul, J.H., Kellogg, C.A., Ecology of bacteriophages in nature (2000) Viral ecology, pp. 211-246. , C. Hurst (ed.), Academic Press, New York, NY; Paul, J.H., Rose, J.B., Jiang, S.C., Kellogg, C.A., Dickson, L., Distribution of viral abundance in the reef environment of Key Largo, Florida (1993) Appl. Environ. Microbiol., 59, pp. 718-724; Pedroso, D., Martins, M., Ultra-morphology of coliphages isolated from water (1995) Water Res, 29, pp. 1199-1202; Proctor, L.M., Fuhrman, J.A., Viral mortality of marine bacteria and cyanobacteria (1990) Nature, 343, pp. 60-62; Reyes, V.C., Jiang, S.C., Ecology of coliphages in Southern California coastal waters (2010) J. Appl. Microbiol., 109, pp. 431-440; Saye, D.J., Ogunseitan, O., Sayler, G.S., Miller, R.V., Potential for transduction of plasmids in a natural freshwater environment: effect of plasmid donor concentration and a natural microbial community on transduction in Pseudomonas aeruginosa (1987) Appl. Environ. Microbiol., 53, pp. 987-995; Serwer, P., Hayes, S.J., Thomas, J.A., Hardies, S.C., Propagating the missing bacteriophages: a large bacteriophage in a new class (2007) Virol. J., 4, pp. 21-25; Spencer, R., Marine bacteriophage (1955) Nature, 175, pp. 690-691; Thingstad, T., Bratbak, G., Heldal, M., Aquatic phage ecology (2008) Bacteriophage ecology-population growth, evolution, and impact of bacterial viruses, pp. 251-280. , S. T. Abedon (ed.), Cambridge University Press, Cambridge, United Kingdom; van Regenmortel, M.H.V., (2000) Virus taxonomy, classification and nomenclature of viruses, , Seventh ICTV Report. Academic Press, San Diego, CA; Wilhelm, S.W., Suttle, C.A., Viruses and nutrient cycles in the sea-viruses play critical roles in the structure and function of aquatic food webs (1999) Bioscience, 49, pp. 81-88; Wommack, K., Hill, R., Kessel, M., Russek-Cohen, E., Colwell, R., Distribution of viruses in the Chesapeake Bay (1992) Appl. Environ. Microbiol., 58, pp. 2965-2970; Wommack, K., Colwell, R., Virioplankton: viruses in aquatic ecosystems (2000) Microbiol. Mol. Biol. Rev., 64, pp. 69-114</text:p>
          </table:table-cell>
          <table:table-cell office:value-type="string" calcext:value-type="string">
            <text:p>Rivera, I.N.G.; Instituto de Ciências Biomédicas, Universidade de São Paulo, 1374 Prof. Lineu Prestes Av., 05508-000 São Paulo, Brazil; email: igrivera@usp.br</text:p>
          </table:table-cell>
          <table:table-cell table:number-columns-repeated="7"/>
          <table:table-cell office:value-type="float" office:value="992240" calcext:value-type="float">
            <text:p>992240</text:p>
          </table:table-cell>
          <table:table-cell/>
          <table:table-cell office:value-type="string" calcext:value-type="string">
            <text:p>AEMID</text:p>
          </table:table-cell>
          <table:table-cell office:value-type="float" office:value="21531842" calcext:value-type="float">
            <text:p>21531842</text:p>
          </table:table-cell>
          <table:table-cell office:value-type="string" calcext:value-type="string">
            <text:p>English</text:p>
          </table:table-cell>
          <table:table-cell office:value-type="string" calcext:value-type="string">
            <text:p>Appl. Environ. Microbiol.</text:p>
          </table:table-cell>
          <table:table-cell office:value-type="string" calcext:value-type="string">
            <text:p>Article</text:p>
          </table:table-cell>
          <table:table-cell office:value-type="string" calcext:value-type="string">
            <text:p>Scopus</text:p>
          </table:table-cell>
          <table:table-cell office:value-type="string" calcext:value-type="string">
            <text:p>2-s2.0-79960092522</text:p>
          </table:table-cell>
          <table:table-cell table:number-columns-repeated="983"/>
        </table:table-row>
        <table:table-row table:style-name="ro1">
          <table:table-cell office:value-type="string" calcext:value-type="string">
            <text:p>Fransozo A., Fernandes-Goes L.C., Fransozo V., Goes J.M., Cobo V.J., Teixeira G.M., Gregati R.A.</text:p>
          </table:table-cell>
          <table:table-cell office:value-type="string" calcext:value-type="string">
            <text:p>Marine anomurans (Decapoda) from the non-consolidated sublittoral bottom at the southeastern coast of Brazil</text:p>
          </table:table-cell>
          <table:table-cell office:value-type="float" office:value="2011" calcext:value-type="float">
            <text:p>2011</text:p>
          </table:table-cell>
          <table:table-cell office:value-type="string" calcext:value-type="string">
            <text:p>Crustaceana</text:p>
          </table:table-cell>
          <table:table-cell office:value-type="float" office:value="84" calcext:value-type="float">
            <text:p>84</text:p>
          </table:table-cell>
          <table:table-cell office:value-type="float" office:value="4" calcext:value-type="float">
            <text:p>4</text:p>
          </table:table-cell>
          <table:table-cell/>
          <table:table-cell office:value-type="float" office:value="435" calcext:value-type="float">
            <text:p>435</text:p>
          </table:table-cell>
          <table:table-cell office:value-type="float" office:value="450" calcext:value-type="float">
            <text:p>450</text:p>
          </table:table-cell>
          <table:table-cell/>
          <table:table-cell office:value-type="float" office:value="5" calcext:value-type="float">
            <text:p>5</text:p>
          </table:table-cell>
          <table:table-cell office:value-type="string" calcext:value-type="string">
            <text:p>10.1163/001121611X559251</text:p>
          </table:table-cell>
          <table:table-cell office:value-type="string" calcext:value-type="string">
            <text:p>http://www.scopus.com/inward/record.url?eid=2-s2.0-79955623136&amp;partnerID=40&amp;md5=f657442fdca4b70175972bee3ee4222a</text:p>
          </table:table-cell>
          <table:table-cell office:value-type="string" calcext:value-type="string">
            <text:p>Departamento de Zoologia, Instituto de Biociências, Universidade Estadual Paulista, 18618-000, Botucatu, SP, Brazil; Laboratório de Zoologia, Universidade Federal Do Piauí, UFPI, 64202-000, Parnaíba, PI, Brazil; Departamento de Biologia, Universidade de Taubaté, UNITAU, 12030-180, Taubaté, SP, Brazil</text:p>
          </table:table-cell>
          <table:table-cell office:value-type="string" calcext:value-type="string">
            <text:p>Fransozo, A., Departamento de Zoologia, Instituto de Biociências, Universidade Estadual Paulista, 18618-000, Botucatu, SP, Brazil; Fernandes-Góes, L.C., Laboratório de Zoologia, Universidade Federal Do Piauí, UFPI, 64202-000, Parnaíba, PI, Brazil; Fransozo, V., Departamento de Zoologia, Instituto de Biociências, Universidade Estadual Paulista, 18618-000, Botucatu, SP, Brazil; Góes, J.M., Laboratório de Zoologia, Universidade Federal Do Piauí, UFPI, 64202-000, Parnaíba, PI, Brazil; Cobo, V.J., Departamento de Biologia, Universidade de Taubaté, UNITAU, 12030-180, Taubaté, SP, Brazil; Teixeira, G.M., Departamento de Zoologia, Instituto de Biociências, Universidade Estadual Paulista, 18618-000, Botucatu, SP, Brazil; Gregati, R.A., Departamento de Zoologia, Instituto de Biociências, Universidade Estadual Paulista, 18618-000, Botucatu, SP, Brazil</text:p>
          </table:table-cell>
          <table:table-cell office:value-type="string" calcext:value-type="string">
            <text:p>The present study assessed the composition and abundance of species of Anomura at the southeastern coast of Brazil. Sampling was carried out monthly from January 1998 to December 1999, in three regions of Ubatuba: Ubatumirim Bay, Ubatuba Bay and Mar Virado Bay, using a fishing boat equipped with two double-rigged nets. Four transects were defined at depths of 5, 10, 15, and 20 meters in each bay. Two additional transects were defined perpendicular to the beach: one in a sheltered area and the other in an area exposed to wave action. A total of 6356 specimens of anomurans representing 15 species and 9 genera of 3 superfamilies (11 Paguroidea, 1 Hippoidea, and 3 Galatheoidea) was recorded. Paguristes robustus was recorded for the first time from the São Paulo State coast. Dardanus insignis was the most abundant species, followed by Loxopagurus loxochelis and Porcellana sayana. The high abundance of P. sayana may be related to the presence of D. insignis and Petrochirus diogenes, because this porcellanid crab lives inside the shells occupied by these hermit crabs. Species richness varied among the bays and transects, but the highest values were observed at the exposed and sheltered areas. The highest abundance of anomurans was recorded at a depth of 20 m during winter in the bays Mar Virado and Ubatuba. The anomuran species comprised 75% of the total number previously recorded from coastal non-consolidated bottoms of São Paulo. We therefore infer that this region affords favourable biotic and abiotic conditions for the settlement and maintenance of a large number of species of Anomura. © 2011 Brill.</text:p>
          </table:table-cell>
          <table:table-cell/>
          <table:table-cell office:value-type="string" calcext:value-type="string">
            <text:p>abundance; community composition; crustacean; environmental conditions; littoral environment; marine ecosystem; new record; sampling; shelter; species richness; vertical distribution; wave action; Atlantic Coast [Brazil]; Atlantic Coast [South America]; Brazil; Mar Virado Bay; Sao Paulo [Brazil]; Ubatuba Bay; Ubatumirim Bay; Anomura; Dardanus insignis; Decapoda (Crustacea); Galatheoidea; Hippoidea; Loxopagurus loxochelis; Paguristes; Paguroidea; Petrochirus diogenes; Porcellana sayana; Porcellanidae</text:p>
          </table:table-cell>
          <table:table-cell table:number-columns-repeated="5"/>
          <table:table-cell office:value-type="string" calcext:value-type="string">
            <text:p>Abelló, P., Valladares, F.J., Castellón, A., Analysis of the structure of decapod crustacean assemblages of the Catalan coast (north-west Mediterranean) (1988) Mar. Biol., Berlin, 98 (1), pp. 39-49; Ab'saber, A.N., Contribuição à geomorfologia do litoral paulista (1955) Revta. Brasileira Geol., 17 (1), pp. 3-37; Bertini, G., Fransozo, A., Spatial and seasonal distribution of Petrochirus diogenes (Anomura, Diogenidae) in the Ubatuba Bay, São Paulo, Brazil (1999) Iheringia, (Zool.), 86, pp. 145-150; Bertini, G., Fransozo, A., Patterns of shell utilization in Petrochirus diogenes (Decapoda, Anomura, Diogenidae) in the Ubatuba region, São Paulo, Brazil (2000) Journ. Crust. Biol., 20 (3), pp. 468-473; Bertini, G., Fransozo, A., Bathymetric distribution of brachyuran crab (Crustacea, Decapoda) communities on coastal soft bottoms of southeastern Brazil (2004) Mar. Ecol. Prog. Ser., 279, pp. 193-200; Bertini, G., Fransozo, A., Melo, G.A.S., Biodiversity of brachyuran crabs (Crustacea: Decapoda) from non-consolidated sublittoral bottom on the northern coast of São Paulo State, Brazil (2004) Biodiver. Cons., 13, pp. 2185-2207; Boschi, E.E., Biodiversity of marine decapod brachyurans of the Americas (2000) Journ. Crust. Biol., 20 (SPECIAL NUMBER 2), pp. 337-342; Braga, A.A., Fransozo, A., Bertini, G., Fumis, P.B., Composition and abundance of the crabs (Decapoda, Brachyura) of Ubatuba and Caraguatatuba, northern coast of São Paulo, Brazil (2005) Biota Neotropica, 5 (2). , http://www.biotaneotropica.org.br/v5n2/en/abstract?article+BN00205022005; Burone, L., Pires-Vanin, A.M.S., Foraminiferal assemblages in Ubatuba Bay, southeastern Brazilian coast (2006) Sci. Mar., 70 (2), pp. 203-217; Coelho, P.A., Ramos, M.A., A constituição e a distribuição da fauna de decápodos do litoral leste da América do Sul entre as latitudes de 50°N e 390°S (1972) Trabalhos Oceanográficos Da Universidade Federal de Pernambuco, 13, pp. 133-236; Costa, R.C., Fransozo, A., Mantelatto, F.L.M., Castro, R.H., Occurrence of shrimp species (Crustacea, Decapoda, Natantia: Penaeidea and Caridea) in Ubatuba Bay, Ubatuba, SP, Brazil (2000) Proc. Biol. Soc. Washington, 113, pp. 776-781; Costa, R.C., Fransozo, A., Melo, G.A.S., Freire, F.A.M., An illustrated key for Dendrobranchiata shrimps from the northern coast of São Paulo state, Brazil (2003) Biota Eotropica, 3 (1). , http://www.biotaneotropica.org.br/v3n1/pt/abstract? identificationkey+BN01503012003, at; Fernandes-Góes, L., Fransozo, A., Góes, J.M., Population dynamics of Dardanus insignis (Saussure, 1858) (Crustacea, Anomura, Diogenidae) in the Ubatuba region, São Paulo, Brazil (2005) Nauplius, 13 (2), pp. 191-196; Forest, J., De Saint-Laurent, M., Campagne de la "Calypso" au large des côtes Atlantiques de l'Amérique du Sud (1961-1962) I: 6, Crustaces décapodes: Pagurides. Resultats scientifiques des campagnes de la "Calypso" (1967) Annales de L'Institut Oceanographique, Paris, 45 (2), pp. 47-169; Fransozo, A., Bertini, G., Braga, A.A., Negreiros-Fransozo, M.L., Ecological aspects of hermit crabs (Crustacea, Anomura, Paguroidea) of the northern coast of São Paulo State, Brazil (2008) Aquat. Ecol., 42, pp. 437-448; Fransozo, A., Costa, R.C., Mantelatto, F.L.M., Pinheiro, M.A.A., Santos, S., Composition and abundance of shrimp species (Penaeidea and Caridea) in Fortaleza Bay, Ubatuba, São Paulo, Brazil (2002) Modern Approaches to Study of Crustacea, pp. 117-123. , E. ESCOBAR-BRIONES &amp; F. ALVAREZ (eds.), Kluwer Academic/Plenum Publishers, New York; Fransozo, A., Mantelatto, F.L.M., Bertini, G., Fernandes-Góes, L.C., Martinelli, J.M., Distribution and assemblages of anomuran crustaceans in Ubatuba Bay, north coast of São Paulo State, Brazil (1998) Acta Biol. Venezuelana, 18 (4), pp. 17-25; Fransozo, A., Negreiros-Fransozo, M.L., Mantelatto, F.L.M., Pinheiro, M.A.A., Santos, S., Composição e distribuição dos Brachyura (Crustacea, Decapoda) do sublitoral não consolidado na enseada da Fortaleza, Ubatuba (SP) (1992) Revta. Brasileira Biol., 52 (4), pp. 667-675; Hebling, N.J., Mantelatto, F.L.M., Negreiros-Fransozo, M.L., Fransozo, A., Levantamento e distribuição de braquiúros e anomuros (Crustacea, Decapoda) da região da Ilha Anchieta, Ubatuba (SP) (1994) Bolm. Inst. Pesca, 21, pp. 1-9; Lancaster, I., Pagurus bernhardus (L.) An introduction to the natural history of the hermit crabs (1988) Field Studies, 7, pp. 189-238; Mahiques, M.M., Tessler, M.G., Furtado, V.V., Characterization of energy gradient in enclosed bays of Ubatuba region, south-eastern Brazil (1998) Est. Coast. Shelf Sci., 47, pp. 431-446; Mantelatto, F.L.M., Faria, F.C.R., Biagi, R., Melo, G.A.S., Majoid crabs community (Crustacea: Decapoda) from infralittoral rock/sandy bottom of Anchieta Island, Ubatuba, Brazil (2004) Brazilian Arch. Biol. Technol., 47, pp. 273-279; Mantelatto, F.L.M., Fransozo, A., Brachyuran community in Ubatuba Bay, northern coast of São Paulo State, Brazil (2000) Journ. Shellfish Res., 19, pp. 701-709; McLaughlin, P.A., Lemaitre, R., Sorhannus, U., Hermit crabs phylogeny: A reappraisal and its "fall-out" (2007) Journ. Crust. Biol., 27 (1), pp. 97-115; Melo, G.A.S., (1999) Manual de Identificação Dos Crustacea Decapoda Do Litoral Brasileiro: Anomura, Thalassinidea, Palinuridea e Astacidea, pp. 1-551. , Editora Plêiade, São Paulo; Nakagaki, J.M., Negreiros-Fransozo, M.L., Fransozo, A., Composição e abundância de camarões marinhos (Crustacea, Decapoda, Penaeidea) na Enseada de Ubatuba, Ubatuba (SP) (1995) Brazilian Arch. Biol. Technol., 38 (2), pp. 583-591; Negreiros-Fransozo, M.L., Fransozo, A., Mantelatto, F.L.M., Pinheiro, M.A.A., Santos, S., Anomuran species (Crustacea, Decapoda) and their ecological distribution at Fortaleza Bay sublittoral, Ubatuba, São Paulo, Brazil (1997) Iheringia, (Zool.), 83, pp. 187-194; Negreiros-Fransozo, M.L., Reigada, A.L.D., Fransozo, A., Braquiúros (Crustacea, Decapoda) dos sedimentos sublitorais da Praia da Enseada, Ubatuba (SP) (1992) Bolm. Inst. Pesca, 19, pp. 17-22; Pinheiro, M.A.A., Fransozo, A., Negreiros-Fransozo, M.L., Dimensionamento e sobreposição de nichos dos portunídeos (Decapoda, Brachyura), na Enseada da Fortaleza, Ubatuba, São Paulo, Brasil (1997) Revta. Brasileira Zool., 14 (2), pp. 371-378; Pires, A.M.S., Structure and dynamics of benthic megafauna on the continental shelf offshore of Ubatuba, southeastern Brazil (1992) Mar. Ecol. Prog. Ser., 86, pp. 63-76; Pires-Vanin, A.M.S., A macrofauna bêntica da plataforma continental ao largo de Ubatuba, São Paulo, Brasil (1993) Publicação Especial Do Instituto Oceanográfico, 10, pp. 137-158; Rittschoff, D., Chemical attractions of hermit crabs and other attendants to simulated gastropod predations sities (1980) Journ. Chem. Ecol., 6, pp. 103-118; Sanders, H.L., Marine benthic diversity: A comparative study (1968) American. Natural., 102 (925), pp. 243-281; Wenner, E.L., Knott, D.M., Van Dolah, R.F., Burrell Jr., V.G., Invertebrate communities associated with hard bottom habitats in the South Atlantic Bight (1983) Est. Coast. Shelf Sci., 17 (2), pp. 143-158</text:p>
          </table:table-cell>
          <table:table-cell office:value-type="string" calcext:value-type="string">
            <text:p>Gregati, R. A.; Departamento de Zoologia, Instituto de Biociências, Universidade Estadual Paulista, 18618-000, Botucatu, SP, Brazil; email: biogregati@hotmail.com</text:p>
          </table:table-cell>
          <table:table-cell table:number-columns-repeated="7"/>
          <table:table-cell office:value-type="string" calcext:value-type="string">
            <text:p>0011216X</text:p>
          </table:table-cell>
          <table:table-cell/>
          <table:table-cell office:value-type="string" calcext:value-type="string">
            <text:p>CRUSA</text:p>
          </table:table-cell>
          <table:table-cell/>
          <table:table-cell office:value-type="string" calcext:value-type="string">
            <text:p>English</text:p>
          </table:table-cell>
          <table:table-cell office:value-type="string" calcext:value-type="string">
            <text:p>Crustaceana</text:p>
          </table:table-cell>
          <table:table-cell office:value-type="string" calcext:value-type="string">
            <text:p>Article</text:p>
          </table:table-cell>
          <table:table-cell office:value-type="string" calcext:value-type="string">
            <text:p>Scopus</text:p>
          </table:table-cell>
          <table:table-cell office:value-type="string" calcext:value-type="string">
            <text:p>2-s2.0-79955623136</text:p>
          </table:table-cell>
          <table:table-cell table:number-columns-repeated="983"/>
        </table:table-row>
        <table:table-row table:style-name="ro1">
          <table:table-cell office:value-type="string" calcext:value-type="string">
            <text:p>Miyashita L.K., Gaeta S.A., Lopes R.M.</text:p>
          </table:table-cell>
          <table:table-cell office:value-type="string" calcext:value-type="string">
            <text:p>Life cycle and reproductive traits of marine podonids (Cladocera, Onychopoda) in a coastal subtropical area</text:p>
          </table:table-cell>
          <table:table-cell office:value-type="float" office:value="2011" calcext:value-type="float">
            <text:p>2011</text:p>
          </table:table-cell>
          <table:table-cell office:value-type="string" calcext:value-type="string">
            <text:p>Journal of Plankton Research</text:p>
          </table:table-cell>
          <table:table-cell office:value-type="float" office:value="33" calcext:value-type="float">
            <text:p>33</text:p>
          </table:table-cell>
          <table:table-cell office:value-type="float" office:value="5" calcext:value-type="float">
            <text:p>5</text:p>
          </table:table-cell>
          <table:table-cell/>
          <table:table-cell office:value-type="float" office:value="779" calcext:value-type="float">
            <text:p>779</text:p>
          </table:table-cell>
          <table:table-cell office:value-type="float" office:value="792" calcext:value-type="float">
            <text:p>792</text:p>
          </table:table-cell>
          <table:table-cell/>
          <table:table-cell office:value-type="float" office:value="3" calcext:value-type="float">
            <text:p>3</text:p>
          </table:table-cell>
          <table:table-cell office:value-type="string" calcext:value-type="string">
            <text:p>10.1093/plankt/fbq147</text:p>
          </table:table-cell>
          <table:table-cell office:value-type="string" calcext:value-type="string">
            <text:p>http://www.scopus.com/inward/record.url?eid=2-s2.0-79953786833&amp;partnerID=40&amp;md5=48abf7704971d59d015695aa475f38f9</text:p>
          </table:table-cell>
          <table:table-cell office:value-type="string" calcext:value-type="string">
            <text:p>Department of Biological Oceanography, Oceanographic Institute, University of São Paulo, Praça do Oceanográfico 191, São Paulo, SP 05508-120, Brazil</text:p>
          </table:table-cell>
          <table:table-cell office:value-type="string" calcext:value-type="string">
            <text:p>Miyashita, L.K., Department of Biological Oceanography, Oceanographic Institute, University of São Paulo, Praça do Oceanográfico 191, São Paulo, SP 05508-120, Brazil; Gaeta, S.A., Department of Biological Oceanography, Oceanographic Institute, University of São Paulo, Praça do Oceanográfico 191, São Paulo, SP 05508-120, Brazil; Lopes, R.M., Department of Biological Oceanography, Oceanographic Institute, University of São Paulo, Praça do Oceanográfico 191, São Paulo, SP 05508-120, Brazil</text:p>
          </table:table-cell>
          <table:table-cell office:value-type="string" calcext:value-type="string">
            <text:p>We studied the temporal distribution and reproductive biology of marine podonids during two consecutive years off Ubatuba, southeast coast of Brazil. Podonid specimens and their eggs and embryos were counted, measured and classified into categories. Pseudevadne tergestina was the most abundant species, and was more abundant in surface layers, in warm seasons, when the water column was stratified because of bottom intrusions of the cold and nutrient-rich South Atlantic Central Water (SACW) onto the inner shelf. Evadne spinifera had a similar temporal and vertical distribution, but with lower abundance and frequency. Pleopis schmackeri did not show a clear seasonal distribution, but preferred bottom layers. Pleopis polyphemoides and Podon intermedius occurred in low abundances, and only under SACW influence. Parthenogenetic females were dominant among all podonid species. Gamogenetic females of P. polyphemoides and P. intermedius were observed, but males of neither species occurred. This suggests that in tropical and subtropical regions, P. tergestina, E. spinifera and P. schmackeri reproduce through parthenogenesis during most of the year. © The Author 2010. Published by Oxford University Press. All rights reserved.</text:p>
          </table:table-cell>
          <table:table-cell office:value-type="string" calcext:value-type="string">
            <text:p>Abundance; Gamogenesis; Marine cladocerans; Reproductive biology; South Atlantic</text:p>
          </table:table-cell>
          <table:table-cell office:value-type="string" calcext:value-type="string">
            <text:p>abundance; coastal zone; crustacean; embryo; life cycle; life history trait; marine ecosystem; parthenogenesis; reproductive biology; temporal analysis; vertical distribution; water column; Brazil; Sao Paulo [Brazil]; Ubatuba; Cladocera; Evadne spinifera; Onychopoda; Pleopis polyphemoides; Pleopis schmackeri; Podon intermedius; Podonidae; Pseudevadne tergestina</text:p>
          </table:table-cell>
          <table:table-cell table:number-columns-repeated="5"/>
          <table:table-cell office:value-type="string" calcext:value-type="string">
            <text:p>Atienza, D., Saiz, E., Skovgaard, A., Life history and population dynamics of the marine cladoceran Penilia avirostris (Branchiopoda: Cladocera) in the Catalan Sea (NW Mediterranean) (2008) J. Plankton Res., 30, pp. 345-357; Bosch, H.F., Taylor, W.R., Distribution of the cladoceran Podon polyphemoides in Chesapeake Bay (1973) Mar. Biol., 19, pp. 161-171; Bryan, B.B., The diurnal reproductive cycle of Evadne tergestina Claus (Cladocera, Podonidae) in Chesapeake Bay, U.S.A. (1979) Crustaceana, 36, pp. 229-236; Capitanio, F.L., Pájaro, M., Esnal, G.B., Appendicularians: An important food supply for the Argentine anchovy Engraulis anchoita in coastal waters (2005) J. Appl. Ichthyol., 21, pp. 414-419; Castro, B.M., Miranda, L.B., Physical oceanography of the western Atlantic continental shelf located between 4°N and 34°S coastal segment (4,W) (1998) The Sea, 11, pp. 209-251. , Robinson, A. R. and Brink, K. H. (eds), John Wiley &amp; Sons, New York; Castro, B.M., Lorenzzetti, J.A., Silveira, I.C.A., Estrutura termohalina e circulação na região entre o Cabo de São Tomé (RJ) e o Chuí (RS) (2006) O Ambiente Oceanográfico Da Plataforma Continental e Do Talude Na Região Sudeste-Sul Do Brasil, pp. 11-120. , Rossi-Wongtschowski, C. L. D. B. and Madureira, L. S. P. (eds), Edusp, São Paulo; Cheng, C., On the fertility of marine Cladocera with a note on the formation of the resting egg in Evadne nordmanni Lóven and Podon intermedius Lilljeborg (1947) J. Mar. Biol. Assoc. UK, 26, pp. 551-561; Contente, R.F., Stefanoni, M.F., Spach, H.L., Feeding ecology of the Brazilian silverside Atherinella brasiliensis (Atherinopsidae) in a sub-tropical estuarine ecosystem J. Mar. Biol. Assoc. UK, , in press, doi: 10.1017/S0025315410001116; Della Croce, N., Venugopal, P., Distribution of marine cladocerans in the Indian Ocean (1972) Mar. Biol., 15, pp. 132-138; Egloff, D.A., Fofonoff, P.W., Onbé, T., Reproductive biology of marine cladocerans (1997) Adv. Mar. Biol., 31, pp. 79-168; Eriksson, S., The occurrence of marine Cladocera on the west coast of Sweden (1974) Mar. Biol., 26, pp. 319-327; Forró, L., Korovchinsky, N., Kotov, A.A., Global diversity of cladocerans (Cladocera; Crustacea) in freshwater (2008) Hydrobiologia, 595, pp. 177-184; Fryer, G., Morphology and the classification of the so-called Cladocera (1987) Hydrobiologia, 145, pp. 19-28; Gieskes, W.W.C., Ecology of the Cladocera of the North Atlantic and North Sea, 1960-1967 (1971) Neth. J. Sea Res., 5, pp. 342-376; Gilbert, J.J., Stemberger, R.S., Asplanchna-induced polymorphism in the rotifer Keratella slacki (1984) Limnol. Oceanogr., 29, pp. 1309-1316; Gyllström, M., Hansson, L.A., Dormancy in freshwater zooplankton: Induction, termination and the importance of benthic-pelagic coupling (2004) Aquat. Sci., 66, pp. 274-295; Havel, J.E., Dodson, S.I., Chaoborus predation on typical and spined morphs of Daphnia pulex: Behavioral observations (1984) Limnol. Oceanogr., 29, pp. 487-494; Jagger, R.A., Kimmerer, W.J., Jenkins, G.P., Food of the cladoceran Podon intermedius in a marine embayment (1988) Mar. Ecol. Prog. Ser., 43, pp. 245-250; Katechakis, A., Stibor, H., Feeding selectivities on the marine cladocerans Penilia avirostris, Podon intermedius and Evadne nordmanni (2004) Mar. Biol., 145, pp. 529-539; Katsuragawa, M., Matsuura, Y., Suzuki, K., O ictiopla ̂ncton ao largo de Ubatuba, SP: Composição, distribuição e ocorrência sazonal (1985-1988) (1993) Publção Esp. Inst. Oceanogr. S. Paulo, 10, pp. 85-121; Kim, S.W., Onbé, T., Distribution and zoogeography of the marine cladoceran Podon schmackeri in the northwestern Pacific (1989) Mar. Biol., 102, pp. 203-210; Kim, S.W., Onbé, T., Observations on the biology of the marine cladoceran Podon schmackeri (1989) J. Crust. Biol., 9, pp. 54-59; Kim, S.W., Onbé, T., Yoon, Y.H., Feeding habits of marine cladocerans in the Inland Sea of Japan (1989) Mar. Biol., 100, pp. 313-318; Kleppel, G.S., Frazel, D., Pieper, R.E., Natural diets of zooplankton off southern California (1988) Mar. Ecol. Prog. Ser., 49, pp. 231-241; Kondrashov, A.S., Deleterious mutations and the evolution of sexual reproduction (1988) Nature, 336, pp. 435-440; Laforsch, C., Tollrian, R., Extreme helmet formation in Daphnia cucullata induced by small-scale turbulence (2004) Journal of Plankton Research, 26 (1), pp. 81-87. , DOI 10.1093/plankt/fbg114; Lass, S., Spaak, P., Chemically induced anti-predator defences in plankton: A review (2003) Hydrobiologia, 491, pp. 221-239. , DOI 10.1023/A:1024487804497; Liang, T.H., Vega-Pérez, L.A., Studies on chaetognaths off Ubatuba region, Brazil. II. Feeding habits (1995) Bolm Inst. Oceanogr. S. Paulo, 43, pp. 27-40; Llopiz, J.K., Cowen, R.K., Precocious, selective and successful feeding of larval billfishes in the oceanic Straits of Florida (2008) Mar. Ecol. Prog. Ser., 358, pp. 231-244; Lopes, R.M., Vale, R., Brandini, F.P., Composição, abundância e distribuição espacial do zooplâncton no complexo estuarino de Paranaguá durante o inverno de 1993 e o verão de 1994 (1998) Rev. Bras. Oceanogr., 46, pp. 195-211; Marazzo, A., Record of Pleopis schmackeri (Poppe) (Branchiopoda, Onychopoda) in the Guanabara Bay, Rio de Janeiro, Brazil (2002) Rev. Bras. Zool., 19, pp. 335-336; Marazzo, A., Valentin, J.L., Daily variation of marine cladoceran densities in a tropical bay - Brazil (2000) Hydrobiologia, 428, pp. 205-208; Marazzo, A., Valentin, J.L., Spatial and temporal variations of Penilia avirostris and Evadne tergestina (Crustacea, Branchiopoda) in a tropical bay, Brazil (2001) Hydrobiologia, 445, pp. 133-139; Marazzo, A., Valentin, J.L., Diel changes in embryonic maturation in two species of marine cladocerans in Guanabara Bay, Rio de Janeiro, Brazil (2001) Rev. Bras. Zool., 18, pp. 353-356; Marazzo, A., Valentin, J.L., Population parameters of Pleopis polyphemoides (Crustacea, Cladocera) in a tropical bay (2003) Estuar. Coast. Shelf Sci., 57, pp. 1015-1021; Marazzo, A., Valentin, J.L., Population dynamics of Pseudevadne tergestina (Branchiopoda: Onychopoda) in Guanabara Bay, Brazil (2004) Braz. Arch. Biol. Technol., 47, pp. 713-723; Marazzo, A., Valentin, J.L., Reproductive aspects of marine cladocerans Penilia avirostris and Pseudevadne tergestina (Crustacea, Branchiopoda) in the outer part of Guanabara Bay, Brazil (2004) Braz. J. Biol., 64, pp. 543-549; Matsuura, Y., Spach, H.L., Katsuragawa, M., Comparison of spawning patterns of the Brazilian sardine (Sardinella brasiliensis) and anchoita (Engraulis anchoita) in Ubatuba region, southern Brazil during 1985 through 1988 (1992) Bolm Inst. Oceanogr. S. Paulo, 40, pp. 101-115; Miyashita, L.K., Melo Júnior, M., Lopes, R.M., Estuarine and oceanic influences on copepod abundance and production of a subtropical coastal area (2009) J. Plankton Res., 31, pp. 815-826; Miyashita, L.K., Pompeu, M., Gaeta, S.A., Seasonal contrasts in abundance and reproductive parameters of Penilia avirostris (Cladocera, Ctenopoda) in a coastal subtropical area (2010) Mar. Biol., 157, pp. 2511-2519; Morote, E., Olivar, M.P., Villate, F., Diet of round sardinella, Sardinella aurita, larvae in relation to plankton availability in the NW Mediterranean (2008) J. Plankton Res., 30, pp. 807-816; Mullin, M.M., Onbe, T., Diel reproduction and vertical distributions of the marine cladocerans, Evadne tergestina and Penilia avirostris, in contrasting coastal environments (1992) Journal of Plankton Research, 14 (1), pp. 41-59; Nip, T.H.M., Ho, W.-Y., Wong, C.K., Feeding ecology of larval and juvenile black seabream (Acanthopagrus schlegeli) and Japanese seaperch (Lateolabrax japonicus) in Tolo Harbour, Hong Kong (2003) Environmental Biology of Fishes, 66 (2), pp. 197-209. , DOI 10.1023/A:1023611207492; Nival, S., Ravera, S., Morphological study of the appendages of the marine cladoceran Evadne spinifera Mü ller by means of the scanning electron microscope (1979) J. Plankton Res., 1, pp. 207-313; Onbé, T., The biology of marine cladocerans in a warm temperate water (1977) Proc. Symp. Warm Water Zoopl. Spec. Publ. Natn. Inst. Oceanogr., pp. 383-398. , UNESCO/NIO, Goa; Onbé, T., Gamogenetic forms of Evadne tergestina Claus (Branchiopoda, Cladocera) of the Inland Sea of Japan (1978) J. Fac. Fish. Anim. Husb. Hiroshima Univ., 17, pp. 43-52; Onbé, T., Preliminary observations on the biology of a marine cladoceran Pleopis ("Podon") schmackeri (Poppe) (1983) J. Fac. Appl. Biol. Sci. Hiroshima Univ., 22, pp. 55-64; Onbé, T., Ctenopoda and Onychopoda (=Cladocera) (1999) South Atlantic Zooplankton, 1, pp. 797-813. , Boltovskoy, D. (ed.), Backhuys Publishers, Leiden; Onbe, T., Ikeda, T., Marine cladocerans in Toyama Bay, southern Japan Sea: Seasonal occurrence and day-night vertical distributions (1995) Journal of Plankton Research, 17 (3), pp. 595-609; Põllupüü, M., Simm, M., Ojaveer, H., Life history and population dynamics of the marine cladoceran Pleopis polyphemoides (Leuckart) (Cladocera, Crustacea) in a shallow temperate Pärnu Bay (Baltic Sea) (2010) J. Plankton Res., 32, pp. 1459-1469; Platt, T., Population ecology of marine Cladocera in St. Margaret's Bay, Nova Scotia (1977) Fish. Mar. Serv. Tech. Rept., 698, pp. 1-142; Ramirez, F.C., Perez Seijas, G.M., New data on the ecological distribution of cladocerans and first local observations on reproduction of Evadne nordmanni and Podon intermedius (Crustacea, Cladocera) in Argentine Sea waters (1985) Physis, 43, pp. 131-143; Resgalla Jr., C., Montú, M., Cladóceros marinhos da plataforma continental do Rio Grande do Sul - Brasil (1993) Nauplius, 1, pp. 63-79; Rocha, C.E.F., Distribution of the marine cladocerans (Crustacea, Branchiopoda) off Santos, Brazil (1982) Bol. Zool. Univ. S. Paulo, 7, pp. 155-169; Rocha, C.E.F., The occurrence of Pleopis schmackeri (Poppe) in the Southern Atlantic and other marine cladocerans on the Brazilian coast (1985) Crustaceana, 49, pp. 202-204; Roff, J.C., Hopcroft, R.R., High precision microcomputer based measuring system for ecological research (1986) Can. J. Fish. Aquat. Sciences, 43, pp. 2044-2048; Tang, K., Chen, Q.C., Wong, C.K., Distribution and biology of marine cladocerans in the coastal waters of southern China (1995) Hydrobiologia, 307, pp. 99-107; Valentin, J.L., Marazzo, A., Gomes, C.L., The diel vertical migration pattern of the cladoceran Pleopis polyphemoides (Leuckart, 1859) in a stratified tropical bay (2003) Crustaceana, 76, pp. 513-521; Vinas, M.D., Ramirez, F.C., Santos, B.A., Marrari, M., Spatial and temporal distribution patterns of Cladocera in the Argentine Sea (2007) Hydrobiologia, 594 (1), pp. 59-68. , DOI 10.1007/s10750-007-9077-2, Cladocera: Proceedings of the 7th International Symposium on Cladocera / Guest editor: Piet Spaak; Welschmeyer, N.A., Fluorometric analysis of chlorophyll a in the presence of chlorophyll b and pheopigments (1994) Limnol. Oceanogr., 39, pp. 1985-1992; Wong, C.K., Ji, C., Nip, T.H.M., Diel cycle in the percentage abundance of parthenogenetic females with embryos of different developmental stages in four species of marine cladocerans (2004) J. Plankton Res., (26), pp. 1095-1103; Wong, C.K., Li, V.C.Y., Chan, A., Diel cycles of reproduction and vertical migration in the marine cladocerans Pseudevadne tergestina and Penilia avirostris (2008) Journal of Plankton Research, 30 (1), pp. 65-73. , DOI 10.1093/plankt/fbm096; Yoo, K.I., Kim, S.W., Seasonal distribution of marine cladocerans in Chinhae Bay, Korea (1987) J. Oceanol. Soc. Kor., 22, pp. 80-86</text:p>
          </table:table-cell>
          <table:table-cell office:value-type="string" calcext:value-type="string">
            <text:p>Miyashita, L. K.; Department of Biological Oceanography, Oceanographic Institute, University of São Paulo, Praça do Oceanográfico 191, São Paulo, SP 05508-120, Brazil; email: leonardo.miyashita@usp.br</text:p>
          </table:table-cell>
          <table:table-cell table:number-columns-repeated="7"/>
          <table:table-cell office:value-type="float" office:value="1427873" calcext:value-type="float">
            <text:p>1427873</text:p>
          </table:table-cell>
          <table:table-cell/>
          <table:table-cell office:value-type="string" calcext:value-type="string">
            <text:p>JPLRD</text:p>
          </table:table-cell>
          <table:table-cell/>
          <table:table-cell office:value-type="string" calcext:value-type="string">
            <text:p>English</text:p>
          </table:table-cell>
          <table:table-cell office:value-type="string" calcext:value-type="string">
            <text:p>J. Plankton Res.</text:p>
          </table:table-cell>
          <table:table-cell office:value-type="string" calcext:value-type="string">
            <text:p>Article</text:p>
          </table:table-cell>
          <table:table-cell office:value-type="string" calcext:value-type="string">
            <text:p>Scopus</text:p>
          </table:table-cell>
          <table:table-cell office:value-type="string" calcext:value-type="string">
            <text:p>2-s2.0-79953786833</text:p>
          </table:table-cell>
          <table:table-cell table:number-columns-repeated="983"/>
        </table:table-row>
        <table:table-row table:style-name="ro1">
          <table:table-cell office:value-type="string" calcext:value-type="string">
            <text:p>Miyashita L.K., Lopes R.M.</text:p>
          </table:table-cell>
          <table:table-cell office:value-type="string" calcext:value-type="string">
            <text:p>Larvacean (Chordata, Tunicata) abundance and inferred secondary production off southeastern Brazil</text:p>
          </table:table-cell>
          <table:table-cell office:value-type="float" office:value="2011" calcext:value-type="float">
            <text:p>2011</text:p>
          </table:table-cell>
          <table:table-cell office:value-type="string" calcext:value-type="string">
            <text:p>Estuarine, Coastal and Shelf Science</text:p>
          </table:table-cell>
          <table:table-cell office:value-type="float" office:value="92" calcext:value-type="float">
            <text:p>92</text:p>
          </table:table-cell>
          <table:table-cell office:value-type="float" office:value="3" calcext:value-type="float">
            <text:p>3</text:p>
          </table:table-cell>
          <table:table-cell/>
          <table:table-cell office:value-type="float" office:value="367" calcext:value-type="float">
            <text:p>367</text:p>
          </table:table-cell>
          <table:table-cell office:value-type="float" office:value="375" calcext:value-type="float">
            <text:p>375</text:p>
          </table:table-cell>
          <table:table-cell/>
          <table:table-cell office:value-type="float" office:value="1" calcext:value-type="float">
            <text:p>1</text:p>
          </table:table-cell>
          <table:table-cell office:value-type="string" calcext:value-type="string">
            <text:p>10.1016/j.ecss.2011.01.007</text:p>
          </table:table-cell>
          <table:table-cell office:value-type="string" calcext:value-type="string">
            <text:p>http://www.scopus.com/inward/record.url?eid=2-s2.0-79955477763&amp;partnerID=40&amp;md5=4290a3ebba0a4eda2dd8d9d02d40bc1e</text:p>
          </table:table-cell>
          <table:table-cell office:value-type="string" calcext:value-type="string">
            <text:p>Department of Biological Oceanography, Oceanographic Institute, Cidade Universitária, University of São Paulo, Praça do Oceanográfico 191, São Paulo, SP 05508-120, Brazil</text:p>
          </table:table-cell>
          <table:table-cell office:value-type="string" calcext:value-type="string">
            <text:p>Miyashita, L.K., Department of Biological Oceanography, Oceanographic Institute, Cidade Universitária, University of São Paulo, Praça do Oceanográfico 191, São Paulo, SP 05508-120, Brazil; Lopes, R.M., Department of Biological Oceanography, Oceanographic Institute, Cidade Universitária, University of São Paulo, Praça do Oceanográfico 191, São Paulo, SP 05508-120, Brazil</text:p>
          </table:table-cell>
          <table:table-cell office:value-type="string" calcext:value-type="string">
            <text:p>We studied the temporal and vertical variability in larvacean abundance and secondary production on a fixed station off southeast Brazil, from January 2007 to December 2008. Larvacean biomass was derived from length-weight regressions, and growth rates were estimated from an empirical model. We identified eleven larvacean species. Oikopleura longicauda occurred throughout the studied period and was the most abundant species, followed by Oikopleura fusiformis. Fritillaria haplostoma, O. fusiformis and O. longicauda were found mainly above the thermocline, whereas Oikopleura dioica and Fritillaria pellucida preferred bottom layers. Higher abundance and biomass were observed in warmer months, when the water column was stratified as a result of the bottom intrusions of the cold and nutrient-rich South Atlantic Central Water. Secondary production mirrored the biomass seasonal pattern. Larvacean biomass equaled to less than 10% of copepod biomass during the same period, but larvacean production comprised on average 77% that of copepods, whereas the production of discarded houses and fecal pellets comprised up to 2800% of larvaceans secondary production. This confirms the potential significance of larvaceans in the carbon flux in tropical and subtropical coastal regions. © 2011 Elsevier Ltd.</text:p>
          </table:table-cell>
          <table:table-cell office:value-type="string" calcext:value-type="string">
            <text:p>Abundance; Appendicularia; Biomass; Brazil; Secondary production; Ubatuba</text:p>
          </table:table-cell>
          <table:table-cell office:value-type="string" calcext:value-type="string">
            <text:p>abundance; biomass; carbon flux; empirical analysis; fecal pellet; filter feeder; growth rate; nutrient enrichment; secondary production; subtropical region; temporal variation; thermocline; tropical region; vertical distribution; water column; Atlantic Ocean; Atlantic Ocean (South); Brazil; Sao Paulo [Brazil]; Ubatuba; Appendicularia (class); Chordata; Copepoda; Fritillaria (appendicularian); Fritillaria haplostoma; Fritillaria pellucida; Oikopleura dioica; Oikopleura fusiformis; Oikopleura longicauda; Urochordata</text:p>
          </table:table-cell>
          <table:table-cell table:number-columns-repeated="5"/>
          <table:table-cell office:value-type="string" calcext:value-type="string">
            <text:p>Acuña, J.L., Anadón, R., Appendicularian assemblages in a shelf area and their relationship with temperature (1992) Journal of Plankton Research, 14, pp. 1233-1250; Aguirre, G.E., Capitanio, F.L., Viñas, M.D., Esnal, G.B., Gonadal development, allometric growth and ecological impact of Appendicularia sicula (Appendicularia: Fritillariidae) from the south-western Atlantic Ocean (2006) Journal of the Marine Biological Association of the United Kingdom, 86, pp. 1215-1220; Alldredge, A.L., Discarded appendicularian houses as sources of food, surface habitats, and particulate organic matter in planktonic environments (1976) Limnology and Oceanography, 21, pp. 14-23; Alldredge, A.L., The impact of appendicularian grazing on natural food concentrations in situ (1981) Limnology and Oceanography, 26, pp. 247-257; Alldredge, A.L., The contribution of discarded appendicularian houses to the flux of particulate organic carbon from oceanic surface waters (2005) Response of Marine Ecosystems to Global Change: Ecological Impact of Appendicularians, pp. 309-326. , GB Scientific Publisher, Paris, G. Gorsky, M.J. Youngbluth, D. Deibel (Eds.); Båmstedt, U., Fyhn, H.J., Martinussen, M.B., Mjaavatten, O., Grahl-Nielsen, O., Seasonal distribution, diversity and biochemical composition of appendicularians in Norwegian fjords (2005) Response of Marine Ecosystems to Global Change: Ecological Impact of Appendicularians, pp. 227-254. , GB Scientific Publisher, Paris, G. Gorsky, M.J. Youngbluth, D. Deibel (Eds.); Björnberg, T.K.S., Forneris, L., On the uneven distribution of the Copelata of the Alcatrazes area (1956) Boletim do Instituto Oceanográfico de São Paulo, 7, pp. 113-115; Bückmann, A., Kapp, H., Taxonomic characters used for the distinction of species of appendicularia (1975) Mitteilungen aus dem Hamburgischen Zoologishen Museum und Institut, 72, pp. 201-228; Capitanio, F.L., Esnal, G.B., Caracterización morfométrica de los estadios de madurez de Oikopleura fusiformis (Tunicata, Appendicularia) (1996) Physis, 52, pp. 13-17; Capitanio, F.L., Curelovich, J., Tresguerres, M., Negri, R.M., Viñas, M.D., Esnal, G.B., Seasonal cycle of appendicularians at a coastal station (38°28'S, 57°41'W) of the SW Atlantic Ocean (2008) Bulletin of Marine Science, 82, pp. 171-184; Castro, B.M., Miranda, L.B., Physical oceanography of the western Atlantic continental shelf located between 4°N and 34°S coastal segment (4, W) (1998) The Sea, pp. 209-251. , John Wiley &amp; Sons, New York, A.R. Robinson, K.H. Brink (Eds.); Castro, B.M., Lorenzzetti, J.A., Silveira, I.C.A., Miranda, L.B., Estrutura termohalina e circulação na região entre o Cabo de São Tomé (RJ) e o Chuí (RS) (2006) O Ambiente Oceanográfico da Plataforma Continental e do Talude na Região Sudeste-Sul do Brasil, pp. 11-120. , Edusp, São Paulo, C.L.D.B. Rossi-Wongtschowski, L.S.P. Madureira (Eds.); Choe, N., Deibel, D., Temporal and vertical distributions of three appendicularian species (Tunicata) in Conception Bay, Newfoundland (2008) Journal of Plankton Research, 30, pp. 969-979; Dagg, M.J., Brown, S.L., The potential contribution of fecal pellets from the larvacean Oikopleura dioica to vertical flux of carbon in a river dominated coastal margin (2005) Response of Marine Ecosystems to Global Change: Ecological Impact of Appendicularians, pp. 293-307. , GB Scientific Publisher, Paris, G. Gorsky, M.J. Youngbluth, D. Deibel (Eds.); Esnal, G.B., Appendicularia (1999) South Atlantic Zooplankton, pp. 1375-1399. , Backhuys Publishers, Leiden, D. Boltovskoy (Ed.); Esnal, G.B., Castro, R.J., Distributional and biometrical study of appendicularians from the West South Atlantic Ocean (1977) Hydrobiologia, 56, pp. 241-246; Esnal, G.B., Castro, R.J., Caracterizacion de estadios de madurez y variaciones intraespecificas en Oikopleura longicauda (Vogt, 1854) (Tunicata, Appendicularia) (1985) Physis, 43, pp. 19-24; Fenaux, R., Campagne de la Calypso au large des cotes Atlantiques de l'Amérique du Sud (1961-1962). (Première partie). 5. Appendiculaires (1967) Annales de l'Institut Océanographique, 45, pp. 33-46; Fernández, D., Acuña, J.L., Enhancement of marine phytoplankton blooms by appendicularian grazers (2003) Limnology and Oceanography, 48, pp. 587-593; Flood, P.R., Deibel, D., Morris, C.C., Filtration of colloidal melanin from sea water by planktonic tunicates (1992) Nature, 355, pp. 630-632; Forneris, L., Appendicularian species groups and Southern Brazil water masses (1965) Boletim do Instituto Oceanográfico de São Paulo, 14, pp. 53-114; González, H.E., Smetacek, V., The possible role of the cyclopoid copepod Oithona in retarding vertical flux of zooplankton faecal material (1994) Marine Ecology Progress Series, 113, pp. 233-246; Gorsky, G., Fenaux, R., The role of appendicularia in marine food webs (1998) The Biology of Pelagic Tunicates, pp. 161-169. , Oxford University Press, Oxford, Q. Bone (Ed.); Hansen, J.L.S., Kiørboe, T., Alldredge, A.L., Marine snow derived from abandoned larvacean houses: sinking rates, particle content and mechanisms of aggregate formation (1996) Marine Ecology Progress Series, 141, pp. 205-215; Hopcroft, R.R., Diversity in larvaceans: how many species? (2005) Response of Marine Ecosystems to Global Change: Ecological Impact of Appendicularians, pp. 45-57. , GB Scientific Publisher, Paris, G. Gorsky, M.J. Youngbluth, D. Deibel (Eds.); Hopcroft, R.R., Roff, J.C., Production of tropical larvaceans in Kingston Harbour, Jamaica: are we ignoring an important secondary producer? (1998) Journal of Plankton Research, 20, pp. 557-569; Hopcroft, R.R., Roff, J.C., Bouman, H.A., Zooplankton growth rates: the larvaceans Appendicularia, Fritillaria and Oikopleura in tropical waters (1998) Journal of Plankton Research, 20, pp. 539-555; Jaspers, C., Nielsen, T.G., Carstensen, J., Hopcroft, R.R., Møller, E.F., Metazooplankton distribution across the Southern Indian Ocean with emphasis on the role of Larvaceans (2009) Journal of Plankton Research, 31, pp. 525-540; Koski, M., Møller, E.F., Maar, M., Visser, A.W., The fate of discarded appendicularian houses: degradation by the copepod, Microsetella norvegica, and other agents (2007) Journal of Plankton Research, 29, pp. 641-654; Liang, T.H., Vega-Pérez, L.A., Studies on chaetognaths off Ubatuba region, Brazil. II. Feeding habits (1995) Boletim do Instituto Oceanográfico de São Paulo, 43, pp. 27-40; Llopiz, J.K., Richardson, D.E., Shiroza, A., Smith, S.L., Cowen, R.K., Distinctions in the diets and distributions of larval tunas and the important role of appendicularians (2010) Limnology and Oceanography, 55, pp. 983-996; Lombard, F., Sciandra, A., Gorsky, G., Appendicularian ecophysiology. II. Modelling nutrition, metabolism, growth and reproduction of the appendicularian Oikopleura dioica (2009) Journal of Marine Systems, 78, pp. 617-629; Lombard, F., Renaud, F., Sainsbury, C., Sciandra, A., Gorsky, G., Appendicularian ecophysiology. I. Food concentration dependent clearance rate, assimilation efficiency, growth and reproduction of Oikopleura dioica (2009) Journal of Marine Systems, 78, pp. 606-616; Lombard, F., Legendre, L., Picheral, M., Sciandra, A., Gorsky, G., Prediction of ecological niches and carbon export by appendicularians using a new multispecies ecophysiological model (2010) Marine Ecology Progress Series, 398, pp. 109-125; Lopes, R.M., Marine zooplankton studies in Brazil - a brief evaluation and perspectives (2007) Annals of the Brazilian Academy of Sciences, 79, pp. 369-379; López-Urrutia, A., Harris, R.P., Smith, T., Predation by calanoid copepods on the appendicularian Oikopleura dioica (2004) Limnology and Oceanography, 49, pp. 303-307; López-Urrutia, A., Acuña, J.L., Irigoien, X., Harris, R., Food limitation and growth in temperate epipelagic appendicularians (Tunicata) (2003) Marine Ecology Progress Series, 252, pp. 143-157; López-Urrutia, A., Irigoien, X., Acuña, J.L., Harris, R., In situ feeding physiology and grazing impact of the appendicularian community in temperate waters (2003) Marine Ecology Progress Series, 252, pp. 125-141; López-Urrutia, A., Harris, R.P., Acuña, J.L., Båmstedt, U., Flood, P.R., Fyhn, H.J., Gasser, B., Martinussen, M.B., A comparison of appendicularian seasonal cycles in four distinct European coastal environments (2005) Response of Marine Ecosystems to Global Change: Ecological Impact of Appendicularians, pp. 255-276. , GB Scientific Publisher, Paris, G. Gorsky, M.J. Youngbluth, D. Deibel (Eds.); Matsumura-Tundisi, T., On the seasonal occurrence of appendicularians in waters off the coast of São Paulo state (1970) Boletim do Instituto Oceanográfico de São Paulo, 19, pp. 131-144; Melo Júnior, M., (2009), Produção secundária e aspectos reprodutivos de copépodes pelágicos ao largo de Ubatuba (SP, Brasil). PhD thesis, University of São Paulo, Brazil, unpublishedMiyashita, L.K., Gaeta, S.A., Lopes, R.M., (2011), Life cycle and reproductive traits of marine podonids (Cladocera, Onychopoda) in a coastal subtropical area. Journal of Plankton Research, doi:10.1093/plankt/FBQ147Miyashita, L.K., Melo Júnior, M., Lopes, R.M., Estuarine and oceanic influences on copepod abundance and production of a subtropical coastal area (2009) Journal of Plankton Research, 31, pp. 815-826; Miyashita, L.K., Pompeu, M., Gaeta, S.A., Lopes, R.M., Seasonal contrasts in abundance and reproductive parameters of Penilia avirostris (Cladocera, Ctenopoda) in a coastal subtropical area (2010) Marine Biology, 157, pp. 2511-2519; Nakamura, Y., Blooms of tunicates Oikopleura spp. and Dolioletta gegenbauri in the Seto Inland Sea, Japan, during summer (1998) Hydrobiologia, 385, pp. 183-192; Ohtsuka, S., Onbé, T., Evidence of selective feeding on larvaceans by the pelagic copepod Candacia bipinnata (Calanoida: Candaciidae) (1989) Journal of Plankton Research, 11, pp. 869-872; Paffenhöfer, G.A., On the biology of Appendicularia of the southeastern North Sea (1976) 10th European Symposium on Marine Biology, pp. 437-455. , Universa Press, Wetteren, G. Persoone, E. Jaspers (Eds.); Purcell, J.E., Sturdevant, M.V., Galt, C.P., A review of appendicularians as prey of invertebrate and fish predators (2005) Response of Marine Ecosystems to Global Change: Ecological Impact of Appendicularians, pp. 359-434. , GB Scientific Publisher, Paris, G. Gorsky, M.J. Youngbluth, D. Deibel (Eds.); Robison, B.H., Reisenbichler, K.R., Sherlock, R.E., Giant larvacean houses: rapid carbon transport to the deep sea floor (2005) Science, 308, pp. 1609-1611; Roff, J.C., Hopcroft, R.R., High precision microcomputer based measuring system for ecological research (1986) Canadian Journal of Fisheries and Aquatic Sciences, 43, pp. 2044-2048; Sato, R., Tanaka, Y., Ishimaru, T., House production by Oikopleura dioica (Tunicata, Appendicularia) under laboratory conditions (2001) Journal of Plankton Research, 23, pp. 415-423; Sato, R., Tanaka, Y., Ishimaru, T., Species-specific house productivity of appendicularians (2003) Marine Ecology Progress Series, 259, pp. 163-172; Sato, R., Ishibashi, Y., Tanaka, Y., Ishimaru, T., Dagg, M.J., Productivity and grazing impact of Oikopleura dioica (Tunicata, Appendicularia) in Tokyo Bay (2008) Journal of Plankton Research, 30, pp. 299-309; Shiga, N., Seasonal and vertical distributions of Appendicularia in Volcano Bay, Hokkaido, Japan (1985) Bulletin of Marine Science, 37, pp. 425-439; Spinelli, M.L., Martos, P., Esnal, G.B., Capitanio, F.L., Appendicularian assemblages and their space-time variability off the La Plata River, SW Atlantic Ocean (2009) Estuarine, Coastal and Shelf Science, 85, pp. 97-106; Stibor, H., Vadstein, O., Lippert, B., Roederer, W., Olsen, Y., Calanoid copepods and nutrient enrichment determine population dynamics of the appendicularian Oikopleura dioica: a mesocosm experiment (2004) Marine Ecology Progress Series, 270, pp. 209-215; Taguchi, S., Seasonal study of fecal pellets and discarded houses of appendicularia in a subtropical inlet, Kaneohe Bay, Hawaii (1982) Estuarine, Coastal and Shelf Science, 14, pp. 545-555; Tomita, M., Ikeda, T., Shiga, N., Production of Oikopleura longicauda (Tunicata: Appendicularia) in Toyama Bay, southern Japan Sea (1999) Journal of Plankton Research, 21, pp. 2421-2430; Uye, S., Length-weight relationships of important zooplankton from the Inland Sea of Japan (1982) Journal of the Oceanographical Society of Japan, 38, pp. 149-158; Uye, S., Ichino, S., Seasonal variations in abundance, size composition, biomass and production rate of Oikopleura dioica (Fol) (Tunicata: Appendicularia) in a temperate eutrophic inlet (1995) Journal of Experimental Marine Biology and Ecology, 189, pp. 1-11; Vargas, C.A., González, H.E., Plankton community structure and carbon cycling in a coastal upwelling system. I. Bacteria, microprotozoans and phytoplankton in the diet of copepods and appendicularians (2004) Aquatic Microbial Ecology, 34, pp. 151-164; Verity, P.G., Smetacek, V., Organism life cycles, predation, and the structure of marine pelagic ecosystems (1996) Marine Ecology Progress Series, 130, pp. 277-293</text:p>
          </table:table-cell>
          <table:table-cell office:value-type="string" calcext:value-type="string">
            <text:p>Miyashita, L.K.; Department of Biological Oceanography, Oceanographic Institute, Cidade Universitária, University of São Paulo, Praça do Oceanográfico 191, São Paulo, SP 05508-120, Brazil; email: leonardo.miyashita@usp.br</text:p>
          </table:table-cell>
          <table:table-cell table:number-columns-repeated="7"/>
          <table:table-cell office:value-type="float" office:value="2727714" calcext:value-type="float">
            <text:p>2727714</text:p>
          </table:table-cell>
          <table:table-cell/>
          <table:table-cell office:value-type="string" calcext:value-type="string">
            <text:p>ECSSD</text:p>
          </table:table-cell>
          <table:table-cell/>
          <table:table-cell office:value-type="string" calcext:value-type="string">
            <text:p>English</text:p>
          </table:table-cell>
          <table:table-cell office:value-type="string" calcext:value-type="string">
            <text:p>Estuar. Coast. Shelf Sci.</text:p>
          </table:table-cell>
          <table:table-cell office:value-type="string" calcext:value-type="string">
            <text:p>Article</text:p>
          </table:table-cell>
          <table:table-cell office:value-type="string" calcext:value-type="string">
            <text:p>Scopus</text:p>
          </table:table-cell>
          <table:table-cell office:value-type="string" calcext:value-type="string">
            <text:p>2-s2.0-79955477763</text:p>
          </table:table-cell>
          <table:table-cell table:number-columns-repeated="983"/>
        </table:table-row>
        <table:table-row table:style-name="ro1">
          <table:table-cell office:value-type="string" calcext:value-type="string">
            <text:p>Gomes J.A.M.A., Bernacci L.C., Joly C.A.</text:p>
          </table:table-cell>
          <table:table-cell office:value-type="string" calcext:value-type="string">
            <text:p>Floristic and structural differences, between two altitudinal quotas, of the submontane atlantic rainforest within the Serra do Mar State Park, Municipality Of Ubatuba/SP, Brazil [Diferenças florísticas e estruturais entre duas cotas altiduninais da Floresta OmbróFila Densa Submontana AtlâNtica, do Parque Estadual Da Serra do Mar, MunicíPio de Ubatuba/SP, Brasil]</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123" calcext:value-type="float">
            <text:p>123</text:p>
          </table:table-cell>
          <table:table-cell office:value-type="float" office:value="137" calcext:value-type="float">
            <text:p>137</text:p>
          </table:table-cell>
          <table:table-cell/>
          <table:table-cell office:value-type="float" office:value="2" calcext:value-type="float">
            <text:p>2</text:p>
          </table:table-cell>
          <table:table-cell office:value-type="string" calcext:value-type="string">
            <text:p>10.1590/S1676-06032011000200013</text:p>
          </table:table-cell>
          <table:table-cell office:value-type="string" calcext:value-type="string">
            <text:p>http://www.scopus.com/inward/record.url?eid=2-s2.0-80052396262&amp;partnerID=40&amp;md5=17d17523f549f9065e810212f13d5add</text:p>
          </table:table-cell>
          <table:table-cell office:value-type="string" calcext:value-type="string">
            <text:p>NPD Jardim Botânico, Centro de Recursos Genéticos, Instituto Agronômico - IAC, Av. Theodureto A. Camargo, 1500, Fazenda Santa Elisa, CEP 13075-630, Campinas, SP, Brazil; Departamento de Biologia Vegetal, Universidade Estadual de Campinas - UNICAMP, CP 6109, CEP 13083-970, Campinas, SP, Brazil</text:p>
          </table:table-cell>
          <table:table-cell office:value-type="string" calcext:value-type="string">
            <text:p>Gomes, J.A.M.A., NPD Jardim Botânico, Centro de Recursos Genéticos, Instituto Agronômico - IAC, Av. Theodureto A. Camargo, 1500, Fazenda Santa Elisa, CEP 13075-630, Campinas, SP, Brazil; Bernacci, L.C., NPD Jardim Botânico, Centro de Recursos Genéticos, Instituto Agronômico - IAC, Av. Theodureto A. Camargo, 1500, Fazenda Santa Elisa, CEP 13075-630, Campinas, SP, Brazil; Joly, C.A., Departamento de Biologia Vegetal, Universidade Estadual de Campinas - UNICAMP, CP 6109, CEP 13083-970, Campinas, SP, Brazil</text:p>
          </table:table-cell>
          <table:table-cell office:value-type="string" calcext:value-type="string">
            <text:p>This study presents a comparative analyzes of two areas of Atlantic Rain Forest, in the municipality of Ubatuba (SP), Brazil, and tests the hypothesis that floristic composition and phytosociological structure change along an altitudinal gradient. Two 1-ha plots were installed, respectively, at 190 (PLOT G) and 350 m (PLOT I) above see level, and within these plots all individuals with DBH ≥ 4.8 cm were sampled, measured and identified. In total we found 252 species, belonging to 134 genera and 53 families, diversity H' of 4.425 nats/individual, and 103 species (41% of total) common to both plots. But, among the 10 top species in Absolute Dominance only two: Cryptocarya mandioccana and Sloanea guianensis were found in both plots. In PLOT G we found 1496 individuals distributed in 152 species, 101 genera and 41 families, with H' = 3.961 nats/individual and 48 exclusive species (32%). In PLOT I we found 1993 individuals distributed in 203 species, 111 genera, 50 families, with H' = 4.339 nats/individual and 100 exclusive species (49%). Supporting our hypothesis, the comparative analyzes showed that there are significant differences in density (p &lt; 0.01, t = 7.10), richness (p &lt; 0.01, t = 7.76) and volume (p = 0.02, t = 2.44), between the two sampled areas. The pattern here observed shows that the plot installed closer to the middle of the Serra do Mar slope (350 m) presented a higher number of individuals, higher richness and higher scores of volume, when compared to that closer to the base of the slope (190 m).</text:p>
          </table:table-cell>
          <table:table-cell office:value-type="string" calcext:value-type="string">
            <text:p>Altitudinal gradient; Atlantic forest; BIOTA functional gradient project; Floristic composition; Species ricnhness; Tree diversity</text:p>
          </table:table-cell>
          <table:table-cell office:value-type="string" calcext:value-type="string">
            <text:p>Cryptocarya; Sloanea guianensis</text:p>
          </table:table-cell>
          <table:table-cell table:number-columns-repeated="5"/>
          <table:table-cell office:value-type="string" calcext:value-type="string">
            <text:p>Aiba, S., Kitayama, K., Structure, Composition And Species Diversity In An Altitude Substrate Matrix Of Rain Forest Tree Communities On Mount Kinabalu, Borneo (1999) Plant Ecol, 140 (2), pp. 139-157. , Http://Dx.Doi.Org/10.1023/A:1009710618040; Aiba, S., Kitayama, K., Takyu, M., Habitat Associations With Topography And Canopy Structure Of Tree Species In A Montane Forest On Mount Kinabalu (2004) Borneo. Plant Ecol, 174 (1), pp. 147-161. , Http://Dx.Doi.Org/10.1023/B:Vege.0000046059.92806.49; An Update Of The Angiosperm Phylogeny Group Classification For The Orders And Families Of Flowering Plants: Apg Ii (2003) Bot. J. Linn. Soc, 141 (4), pp. 399-436. , Http://Dx.Doi.Org/10.1046/J.1095-8339.2003.T01-1-00158.X, Angiosperm Phylogeny Group - Apg Ii; Assis, M.A., (1999) Florística E Caracterização Das Comunidades Vegetais Da Planície Costeira De Picinguaba, , Ubatuba - Sp. Tese De Doutorado, Universidade Estadual De Campinas, Campinas; Assis, M.A., Prata, E.M.B., Pedroni, F., Sanchez, M., Eisenlohr, P.V., Martins, F.R., Santos, F.A.M., Joly, C.A., Florestas De Restinga E De Terras Baixas Na Planície Costeira Do Sudeste Do Brasil: Vegetação E Heterogeneidade Ambiental (2011) Biota Neotrop, 11 (2). , Http://Www.Biotaneotropica.Org.Br/V11n2/Pt/Abstract?Article+Bn02111022011; Ayres, M., Ayres Jr., M., Ayres, D.L., Santos, A.S., (2000) Bioestat 2.0: Aplicações Estatísticas Nas Áreas De Ciências Biológicas E Médicas, , Sociedade Civil Manirauá/Cnpq, Belém; Barbosa, J.P.M., Utilização De Método De Interpolação Para Análise E Espacialização De Dados Climáticos: O Sig Como Ferramenta (2006) Cam. Geog, 9 (17), pp. 85-96; Bernacci, L.C., Franco, G.A.D.C., Árbocz, G.F., Catharino, E.L.M., Durigan, G., Metzger, J.P., O Efeito Da Fragmentação Florestal Na Composição E Riqueza De Árvores Na Região Da Reserva Morro Grande (Planalto De Ibiúna, Sp) (2006) Rev. Inst. Florest, 18 (1), pp. 121-166; (2008) Lista Oficial De Espécies Ameaçadas De Extinção No Brasil, , Http://Www.Biodiversitas.Org.Br/Florabr/Grupo3fim.Asp, Biodiversitas, Disponível Em, Último Acesso Em 28/04/2011; (2008) Secretaria Do Meio Ambiente - Sma. Resolução Sma 08: Fixa a Orientação Para O Reflorestamento Heterogêneo De Áreas Degradadas E Dá Providências Correlatas, , Brasil, Diário Oficial Do Estado De São Paulo, Brasília, Df, 31 Jan. 2008; Campos, M.C.R., Tamashiro, J.Y., Assis, M.A., Joly, C.A., Florística E Fitossociologia Do Componente Arbóreo Da Transição Floresta Ombrófila Densa Das Terras Baixas - Floresta Ombrófila Densa Submontana Do Núcleo Picinguaba/Pesm, Ubatuba, Sudeste Do Brasil (2011) Biota Neotrop, 11 (2). , Http://Www.Biotaneotropica.Org.Br/V11n2/Pt/AbstrAct?Inventory+Bn02311022011; Carvalho, D.A., Oliveira Filho, A.T., van den Berg, E., Fontes, M.A.L., Vilela, E.A., Marques, J.J.G.S.M., Carvalho, W.A.C., Variações Florísticas E Estruturais Do Componente Arbóreo De Uma Floresta Ombrófila Alto-Montana Às Margens Do Rio Grande, Bocaina De Minas, Mg, Brasil (2005) Acta Bot. Bras, 19 (1), pp. 91-109. , Http://Dx.Doi.Org/10.1590/S0102-33062005000100010; Catharino, E.L.M., Bernacci, L.C., Franco, G.A.D.C., Durigan, G., Metzger, J.P., Aspectos Da Composição E Diversidade Do Componente Arbóreo Das Florestas Da Reserva Florestal Do Morro Grande, Cotia, Sp (2006) Biota Neotrop, 6 (2). , Http://Www.Biotaneotropica.Org.Br/V6n2/Pt/Fullpaper?Bn00306022006+Pt, Último Acesso 28/04/2011; Cesar, O., Monteiro, R., Florística E Fitossociologia De Uma Floresta Sobre A Restinga Em Picinguaba (Parque Estadual Da Serra Do Mar) Município De Ubatuba (1995) Sp. Naturalia, 20 (1), pp. 21-35; Cielo, F.R., Gneri, M.A., Martins, F.R., Position On Slope, Disturbance, And Tree Species Coexistence In A Seasonal Semideciduous Forest In Se Brazil (2007) Plant Ecol, 190 (2), pp. 189-203. , Http://Dx.Doi.Org/10.1007/S11258-006-9200-X; (2000) Avaliação E Ações Prioritárias Para a Conservação Da Biodiversidade Da Mata Atlântica E Campos Sulinos, , Conservation International Do Brasil, Fundação Sos Mata Atlântica, Fundação Biodiversitas, Instituto De Pesquisas Ecológicas, Secretaria Do Meio Ambiente Do Estado De São Paulo, Instituto Estadual De Florestas-Mg, Mma/Sbf, Brasília; Delprete, P.G., Ixora (2008) Flora Fanerogâmica Do Estado De São Paulo, 5, pp. 354-358. , M.G.L. Wanderley, G.J. Shepherd, T.S. Melhem &amp; A.M. Giulietti, Coords, Instituto De Bota^nica, São Paulo; Furlan, A., Monteiro, R., Cesar, O., Timoni, J.L., Estudos Florísticos Das Matas De Restinga De Picinguaba (1990) Sp. Publ. Aciesp, 71 (3), pp. 220-227; Garcia, J.P.M., (1995) Análise Geomorfológica E Distribuição Espacial Da Vegetação Na Planície Litorânea De Picinguaba (Ubatuba - Sp), , Dissertação De Mestrado, Universidade De São Paulo, São Paulo; Gentry, A.H., Changes In Plant Community Diversity And Floristic Composition On Environmental And Geographical Gradients (1988) Ann. Missouri Bot. Gar, 75 (1), pp. 1-34. , Http://Dx.Doi.Org/10.2307/2399464; Gomes, E.P.C., Fisch, S.T.V., Mantovani, W., Estrutura E Composição Do Componente Arbóreo Na Reserva Ecológica Do Trabiju, Pindamonhangaba, Sp, Brasil (2005) Acta Bot. Bras, 19 (3), pp. 451-464. , Http://Dx.Doi.Org/10.1590/S0102-33062005000300005; Grytnes, J.A., Beaman, J.H., Elevational Species Richness Patterns For Vascular Plants On Mount Kinabalu (2006) Borneo. J. Biogeogr, 33 (10), pp. 1838-1849. , Http://Dx.Doi.Org/10.1111/J.1365-2699.2006.01554.X; Guedes-Bruni, R.R., Lima, H.C., Mountain Ranges Of Rio De Janeiro, South-Eastern Brazil (1997) Centres of Plant Diversity: A Guide and Strategy for their Conservation, 3, pp. 376-380. , S.D. Davis, V.H. Heywood, O. Herrera-Macbryde, J. Villa-Lobos &amp; A.C. Hamilton, Eds, Wwf/Iucn, Cambridge; Gvinish, T.J., On The Causes Of Gradients In Tropical Tree Diversity (1999) J. Ecol, 87 (2), pp. 193-210. , Http://Dx.Doi.Org/10.1046/J.1365-2745.1999.00333.X; (2011) Parque Estadual Da Serra Do Mar: Núcleo Picinguaba - Floresta E Mar, , Http://Www.Iflorestsp.Br/Picinguaba.Htm, Instituto Florestal, Último Acesso Em 28/04/; (2006) 2006 Iucn Red List of Threatened Species, , Http://Www.Iucnredlist.Org, International Union For Conservation Of Nature - Iucn, Último Acesso Em 30/11/2009; Ivanauskas, N.M., Monteiro, R., Rodrigues, R.R., Similaridade Florística Entre Áreas De Floresta Atlântica No Estado De São Paulo (2000) Braz. J. Ecol, 1-2 (1), pp. 71-81; Ivanauskas, N.M., Monteiro, R., Rodrigues, R.R., Levantamento Florístico De Um Trecho De Floresta Atlântica Em Pariquera- Açu (2001) Sp. Naturalia, 26 (1), pp. 97-129; Joly, C.A., Aidar, M.P.M., Klink, C.A., McGraph, D.G., Moreira, A.G., Moutinho, P., Nepstad, D.C., Sampaio, E.V.S.B., Evolution Of The Brazilian Phytogeography Classification Systems: Implications For Biodiversity Conservation (1999) Cienc. Cult, 51 (5-6), pp. 331-348; Joly, C.A., Assis, M.A., Bernacci, L.C., Tamashiro, J.Y., Campos, M.C.R., Gomes, J.A.M.A., Sanchez, M., Belinello, R., Florística E Fitossociologia Do Componente Arbóreo Da Mata Atlântica Ao Longo Do Gradiente Altitudinal Dos Núcleos Picinguaba E Santa Virgínia/Pesm, Do Sudeste Do Brasil (2011) Biota Neotrop, 11 (2). , No Prelo; Joly, C.A., Martinelli, L.A., Alves, L.F., Vieira, S.A., Tamashiro, J.Y., Aidar, M.P.M., Camargo, P.B., Durigan, G., (2008) As Parcelas Permanentes Do Projeto Temático Biota Gradiente Funcional: Composição Florística, Estrutura E Funcionamento Da Floresta Ombrófila Densa Dos Núcleos Picinguaba E Santa Virgínia Do Parque Estadual Da Serra Do Mar, Estado De São Paulo, Brasil, pp. 109-148. , In Experiências De Monitoramento No Bioma Mata Atlântica Com Uso De Parcelas Permanentes (C.R. Sanquetta, Org.) Redemap - Rede De Parcelas Permanentes Dos Biomas Mata Atlântica E Pampa/Funpar, Curitiba; Klein, R.M., Ecologia Da Flora E Vegetação Do Vale Do Itajaí (1980) Sellowia, 32 (32), pp. 164-369; Köppen, W., (1948) Climatologia, , Fondo De Cultura Económica, Cidade Do México; Leitãofilho, H.F., Considerações Sobre S Florística De Florestas Tropicais E Sub-Tropicais Do Brasil (1987) Inst. Pesqui. Estud. Florest, 35 (1), pp. 41-46; Leitãofilho, H.F., Pagano, S.N., Cesar, O., Timoni, J.L., Rueda, J.J., (1993) Ecologia Da Mata Atlântica Em Cubatão, , Universidade Estadual Paulista/Universidade Estadual De Campinas, Campinas; Leite, P., Klein, R.M., Vegetação (1990) Geografia Do Brasil: Região Sul, 2, pp. 113-150. , Ibge, Rio De Janeiro; Lieberman, M., Lieberman, D., Hartshorn, G., Peralta, R., Small-Scale Altitudinal Variation In Lowland Wet Tropical Forest Vegetation (1985) J. Ecol, 73 (2), pp. 505-516. , Http://Dx.Doi.Org/10.2307/2260490; Lieberman, D., Lieberman, M., Peralta, R., Hartshorn, G.S., Tropical Forest Structure And Composition On A Large-Scale Altitudinal Gradient In Costa Rica (1996) J. Ecol, 84 (2), pp. 137-152. , Http://Dx.Doi.Org/10.2307/2261350; Magurran, A.E., (1988) Ecological Diversity and Its Measurement, , Princeton University, New Jersey; Martini, A.M.Z., Fiaschi, P., Amorim, A.M., Paixão, J.L., A Hot-Point Within A Hot-Spot: A High Diversity Site In Brazil's Atlantic Forest (2007) Biodivers. Conserv, 16 (11), pp. 3111-3128. , Http://Dx.Doi.Org/10.1007/ S10531-007-9166-6; Martins, S.C., (2010) Caracterização Dos Solos E Serapilheira Ao Longo Do Gradiente Altitudinal Da Mata Atlântica, Estado De São Paulo, , Tese De Doutorado, Universidade De São Paulo, Piracicaba; Martins, V.S., Silva, N.R.S., Souza, A.L., Meira Neto, J.A.A., Distribuição De Espécies Arbóreas Em Um Gradiente Topográfico De Floresta Estacional Semidecidual Em Viçosa (2003) Mg. Sci. For, 64 (1), pp. 172-181; Meireles, L.D., Shepherd, G.J., Kinoshita, L.S., Variações Na Composição Florística E Na Estrutura Fitossociológica De Uma Floresta Ombrófila Densa Alto-Montana Na Serra Da Mantiqueira, Monte Verde, Mg (2008) Rev. Bras. Bot, 31 (4), pp. 559-574. , Http://Dx.Doi.Org/10.1590/S0100-84042008000400003; Melo, M.M.R.F., Mantovani, W., Composição Florística E Estrutura De Trecho De Mata Atlântica De Encosta, Na Ilha Do Cardoso (Cananéia, Sp, Brasil) (1994) Bol. Inst. Bot, 9 (1), pp. 107-158; Melo, M.M.R.F., Oliveira, R.J., Rossi, L., Mamede, M.C.H., Cordeiro, I., Fitossociologia De Trecho De Mata Atlântica Na Planície Do Rio Verde, Estação Ecológica De Juréia, Itatins, Sp, Brasil (1998) Publ. Aciesp, 104 (2), pp. 49-56; Metzger, J.P., Martensen, A.C., Dixo, M., Bernacci, L.C., Ribeiro, M.C., Teixeira, A.M.G., Time-Lag In Biological Responses To Landscape Changes In A Highly Dynamic Atlantic Forest Region (2009) Biol. Conserv, 142 (6), pp. 1166-1177. , Http://Dx.Doi.Org/10.1016/J.Biocon.2009.01.033; Monteiro, E.A., Fisch, S.T.V., Estrutura E Padrão Espacial Das Populações De Bactris Setosa Mart (2005) Biota Neotrop, 5 (2). , Http://Www.Biotaneotropica.Org.Br/V5n2/Pt/Fullpaper?Bn00505022005+Pt, E B. Hatschbachii Noblick Ex A.Hend (Arecaceae) Em Um Gradiente Altitudinal, Ubatuba (Sp), Último Acesso Em 28/04/2011; Morellato, L.P.C., The Brazilian Atlantic Forest (2000) Biotropica, 32 (4 b), pp. 786-792. , Http://Dx.Doi.Org/10.1111/J.1744-7429.2000.Tb00618.X; Moreno, M.R., Nascimento, M.T., Kurtz, B.C., Estrutura E Composição Florística Do Estrato Arbóreo Em Duas Zonas Altitudinais Na Mata Atlântica De Encosta Da Região Do Imbé (2003) Rj. Acta Bot. Bras, 17 (3), pp. 371-386; Mori, S.A., Boom, B.M., Prance, G.T., Distribution Patterns And Conservation Of Eastern Brazilian Coastal Forest Tree Species (1981) Brittonia, 33 (2), pp. 233-245. , Http://Dx.Doi.Org/10.2307/2806330; Mueller-Dombois, D., Ellenberg, H., (1974) Aims and Methods of Vegetation Ecology, , John Wiley &amp; Sons, New York; Müller, A.J., Rubiaceae Brasilienses Novae (1875) Flora, 58 (29), pp. 449-464; Odland, A., Birks, H.J.B., The Altitudinal Gradient Of Vascular Plant Richness In Aurland, Western Norway (1999) Ecography, 22 (5), pp. 548-566; Oliveira, A.A., Mori, S.A., A Central Amazonian Terra Firme Forest. I: High Tree Species Richness On Poor Soils (1999) Biodivers. Conserve, 8 (9), pp. 1219-1244. , Http://Dx.Doi.Org/10.1023/A:1008908615271; Oliveira Filho, A.T., Curi, N., Vilela, E.A., Carvalho, D.A., Effects Of Canopy Gaps, Topography, And Soils On The Distribution Of Woody Species In A Central Brazilian Deciduous Dry Forest (1998) Biotropica, 30 (3), pp. 362-375. , Http://Dx.Doi.Org/10.1111/J.1744-7429.1998.Tb00071.X; Oliveira Filho, A.T., Fontes, M.A.L., Patterns Of Floristic Differentiation Among Atlantic Forests In Southeastern Brazil And The Influence Of Climate (2000) Biotropica, 32 (4 b), pp. 793-810. , Http://Dx.Doi.Org/10.1111/J.1744-7429.2000.Tb00619.X; Oliveira Filho, A.T., Vilela, E.A., Carvalho, D.A., Gavilanes, M.L., Effects Of Soil And Topography On The Distribution Of Tree Species In A Tropical Riverine Forest Of Southeastern Brazil (1994) J. Trop. Ecol, 10 (4), pp. 483-508. , Http://Dx.Doi.Org/10.1017/S0266467400008178; Peixoto, A.L., Gentry, A., Diversidade E Composição Florística Da Mata De Tabuleiro Na Reserva Florestal De Linhares (Espírito Santo. Brasil) (1990) Rev. Bras. Bot, 13 (1), pp. 19-25; Pendry, C.A., Proctor, J., Altitudinal Zonation Of Rain Forest On Bukit Belalong, Brunei: Soils, Forest Structure And Floristic (1997) J.Trop. Ecol, 13 (2), pp. 221-241. , Http://Dx.Doi.Org/10.1017/S0266467400010427; Pereira, L.S., Padgurschi, M.C.G., Tamashiro, J.Y., Joly, C.A., Composição Florística E Estrutura Fitossociológica Em Dois Trechos Da Floresta Ombrófila Densa Montana Do Parque Estadual Da Serra Do Mar (Núcleo Santa Virgínia, São Luiz Do Paraitinga - Sp) (2011) Biota Neotrop, 11 (2). , No Prelo; Proctor, J., Lee, Y.F., Langley, A.M., Munro, W.R.C., Nelson, T., Ecological Studies On Gunung Silam, A Small Ultrabasic Mountain In Sabah, Malaysia (1988) J. Ecol, 76 (2), pp. 320-340. , Http://Dx.Doi.Org/10.2307/2260596; Ramos, E., Torres, R.B., Veiga, R.F.A., Joly, C.A., Estudo Do Componente Arbóreo De Trechos Da Floresta Ombrófila Densa Submontana Em Ubatuba (Sp) (2011) Biota Neotrop, 11 (2). , Http://Www.Biotaneotropica.Org.Br/V11n2/Pt/Abstract?Inventory+Bn02411022011; Rochelle, A.L.C., Cielo, F.R., Martins, F.R., Fitossociologia Da Comunidade Arbórea De Um Trecho De Floresta Ombrófila Densa Atlântica No Parque Estadual Da Serra Do Mar, Em Ubatuba, Sp (2011) Biota Neotrop, 11 (2). , Http://Www.Biotaneotropica.Org.Br/V11n2/Pt/Abstract?Inventory+Bn02711022011; Rodrigues, R.R., Lima, R.A., Gandolfi, S., Nave, A.G., On The Restoration Of High Diversity Forests: 30 Years Of Experience In The Brazilian Atlantic Forest (2009) Biol. Conserv, 142 (6), pp. 1242-1251. , Http://Dx.Doi.Org/10.1016/J.Biocon.2008.12.008; Rodrigues, R.R., Morellato, L.P.C., Joly, C.A., Leitãofilho, H.F., Estudo Florístico E Fitossociológico Em Um Gradiente Altitudinal De Mata Estacional Mesófila Semidecídua, Na Serra Do Japi, Jundiaí, Sp (1989) Rev. Brasil. Bot, 12 (1-2), pp. 71-89; Salis, S.M., Shepherd, G.J., Joly, C.A., Floristic Comparison Of Mesophytic Semideciduous Forest Of The Interior Of The State Of São Paulo, Southeast Brazil (1995) Vegetatio, 119 (2), pp. 155-164. , Http://Dx.Doi.Org/10.1007/Bf00045595; Sanchez, M., (2001) Composicão Florística E Estrutura Da Comunidade Arbórea Num Gradiente Altitudinal Da Mata Atlântica, , Tese De Doutorado, Universidade Estadual De Campinas, Campinas; Sanchez, M., Pedroni, F., Leitãofilho, H.F., César, O., Composição Florística De Um Trecho De Floresta Ripária Na Mata Atlântica Em Picinguaba (1999) Ubatuba. Sp. Rev. Bras. Bot, 22 (1), pp. 31-42. , Http://Dx.Doi.Org/10.1590/S0100-84041999000100006; Scudeller, V.S., Martins, F.R., Shepherd, G.J., Distribution And Abundance Of Arboreal Species In The Atlantic Ombrophilous Dense Forest In Southeastern Brazil (2001) Plant Ecol, 152 (2), pp. 185-199. , Http://Dx.Doi.Org/10.1023/A:1011494228661; Silva, A.F., Leitãofilho, H.F., Composição Florística E Estrutura De Um Trecho Da Mata Atlântica De Encosta No Município De Ubatuba - Sp (1982) Rev. Bras. Bot, 5 (1-2), pp. 43-52; Silva, J.M.C., Tabarelli, M., Tree Species Impoverishment And The Future Flora Of The Atlantic Forest Of Northeast Brazil (2000) Nature, 404 (6773), pp. 72-74. , Http://Dx.Doi.Org/10.1038/35003563; Shepherd, G.J., (1995) Fitopac 1: Manual Do Usuário, , Departamento De Botânica, Instituto De Biologia - Unicamp, Campinas; Souza, V.C., Duarte, A.R., Coutinho, A.P.S., Sampaio, D., Breier, T.B., Udulutsch, R.G., Rando, J.G., Rodrigues, R.R., (2006) Flora in Rodrigues, R.R. (Coord.) 4° Relatório Temático Do Projeto Parcelas Permanentes, , Http://Www.Lerf.Esalq.Usp.Br/Old/Parcelas/Relatorio2005/Parteiii.Pdf, Laboratório De Ecologia E Restauração Floresta, Piracicaba, Último Acesso Em 28/04/2011; Sruatek, M., Kolbek, J., Vegetation Structure Along The Altitudinal Gradient At The Treeline Of Mount Paektu, North Korea (1994) Ecol. Res, 9 (3), pp. 303-310. , Http://Dx.Doi.Org/10.1007/Bf02348416; Sztutman, M., Rodrigues, R.R., O Mosaico Vegetacional Numa Área De Floresta Contínua Da Planície Litorânea, Parque Estadual Da Campina Do Encantado, Pariquera-Açu, Sp (2002) Rev. Bras. Bot, 25 (2), pp. 161-176. , Http://Dx.Doi.Org/10.1590/S0100-84042002000200005; Tabarelli, M., Mantovani, W., A Riqueza De Espécies Arbóreas Na Floresta Atlântica De Encosta No Estado De São Paulo (Brasil) (1999) Rev. Bras. Bot, 22 (2), pp. 217-223; Takyu, M., Aiba, S., Kitayama, K., Effects Of Topography On Tropical Lower Montane Forests Under Different Geological Conditions On Mount Kinabalu (2002) Borneo. Plant Ecol, 159 (1), pp. 35-49. , Http://Dx.Doi.Org/10.1023/A:1015512400074; Takyu, M., Aiba, S., Kitayama, K., Beta-Diversity And Changes In Population Structure Along Topographical Gradients On Different Geological Substrates In Tropical Montane Forests On Mount Kinabalu (2002) Borneo. Sabah Parks Nat. J, 5 (1), pp. 165-218; Thomas, L.D., Floração E Frutificação De Algumas Espécies De Mata Atlântica (1998) Publ. Aciesp, 104 (2), pp. 135-141; Torres, R.B., Martins, F.R., Kinoshita, L.S., Climate, Soil And Tree Flora Relationships In Forests In The State Of São Paulo, Southestern Brazil (1997) Rev. Bras. Bot, 20 (1), pp. 41-49; Veloso, P.H., Rangel Filho, A.L.R., Lima, J.C.A., (1991) Classificação Da Vegetação Brasileira, Adaptada a Um Sistema Universal, , Ibge, Rio De Janeiro; Yamakura, T., Kanzaki, M., Itoh, A., Ohkubo, T., Ogino, K., Chai, E.O.K., Lee, H.S., Ashton, P.S., Topography Of A Large-Scale Research Plot Established Within A Tropical Rain Forest At Lambir (1995) Sarawak. Tropics, 5 (1-2), pp. 41-56. , Http://Dx.Doi.Org/10.3759/Tropics.5.41; (2011) Tropicos, , Http://Www.Tropicos.Org/Home.Aspx, Último Acesso Em 28/04/; Webb, C.O., Peart, D.R., Habitat Associations Of Trees And Seedlings In A Bornean Rain Forest (2000) J. Ecol, 88 (3), pp. 464-478. , Http://Dx.Doi.Org/10.1046/J.1365-2745.2000.00462.X; (2011) World Checklist of Selected Plant Families, , Http://Apps.Kew.Org/Wcsp/Qsearch.Do, Último Acesso Em 28/04/; Wanderley, M.G.L., Shepherd, G.J., Giulietti, A.M., Flora Fanerogâmica Do Estado De São Paulo (2002) Fapesp/Hucitec, São Paulo, 2. , Coords; Wanderley, M.G.L., Shepherd, G.J., Giulietti, A.M., Melhem, T.S., Flora Fanerogâmica Do Estado De São Paulo (2003) Rima, São Paulo, 3. , Coords; Wanderley, M.G.L., Shepherd, G.J., Giulietti, A.M., Melhem, T.S., Flora Fanerogâmica Do Estado De São Paulo (2005) Rima, São Paulo, 4. , Coords; Wanderley, M.G.L., Shepherd, G.J., Melhem, T.S., Giulietti, A.M., Flora Fanerogâmica Do Estado De São Paulo (2007) Instituto De Botânica, São Paulo, 5. , Coords; Wanderley, M.G.L., Shepherd, G.J., Melhem, T.S., Giulietti, A.M., Martins, S.E., Flora Fanerogâmica Do Estado De São Paulo (2009) Instituto De Botânica/Fapesp, São Paulo, 6. , Coords; Whittaker, R.J., Willis, K.J., Field, R., Scale And Species Richness: Towards A General, Hierarchical Theory Of Species Diversity (2001) J. Biogeogr, 28 (4), pp. 453-470. , Http://Dx.Doi.Org/10.1046/J.1365-2699.2001.00563.X; Zar, J.H., (1999) Bioestatistical Analysis, , 4 nd Ed. Prentice-Hall Inc., New Jersey; Zhao, C.-M., Chen, W.-L., Tian, Z.-Q., Xie, Z.-Q., Altitudinal Pattern Of Plant Species Diversity In Shennongjia Mountains, Central China (2005) J. Integr. Plant Biol, 47 (12), pp. 1431-1449. , Http://Dx.Doi.Org/10.1111/J.1744-7909.2005.00164.X</text:p>
          </table:table-cell>
          <table:table-cell office:value-type="string" calcext:value-type="string">
            <text:p>Bernacci, L. C.; NPD Jardim Botânico, Centro de Recursos Genéticos, Instituto Agronômico - IAC, Av. Theodureto A. Camargo, 1500, Fazenda Santa Elisa, CEP 13075-630, Campinas, SP, Brazil; email: bernacci@iac.sp.gov.br</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396262</text:p>
          </table:table-cell>
          <table:table-cell table:number-columns-repeated="983"/>
        </table:table-row>
        <table:table-row table:style-name="ro1">
          <table:table-cell office:value-type="string" calcext:value-type="string">
            <text:p>Gondolo G.F., Mattox G.M.T., Cunningham P.T.M.</text:p>
          </table:table-cell>
          <table:table-cell office:value-type="string" calcext:value-type="string">
            <text:p>Ecological aspects of the surf-zone ichthyofauna of Itamambuca Beach, Ubatuba, SP [Aspectos ecológicos da ictiofauna da zona de arrebentação da praia de Itamambuca, Ubatuba, SP]</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183" calcext:value-type="float">
            <text:p>183</text:p>
          </table:table-cell>
          <table:table-cell office:value-type="float" office:value="192" calcext:value-type="float">
            <text:p>192</text:p>
          </table:table-cell>
          <table:table-cell/>
          <table:table-cell office:value-type="float" office:value="1" calcext:value-type="float">
            <text:p>1</text:p>
          </table:table-cell>
          <table:table-cell office:value-type="string" calcext:value-type="string">
            <text:p>10.1590/S1676-06032011000200019</text:p>
          </table:table-cell>
          <table:table-cell office:value-type="string" calcext:value-type="string">
            <text:p>http://www.scopus.com/inward/record.url?eid=2-s2.0-80052425656&amp;partnerID=40&amp;md5=f8b57b0920bd15d8f8076664e4200339</text:p>
          </table:table-cell>
          <table:table-cell office:value-type="string" calcext:value-type="string">
            <text:p>Laboratório de Ictiologia, Universidade Estadual do Piauí - UESPI, Av. Sto. Antônio, s/n, São Luis, CEP 64280-000, Campo Maior, PI, Brazil; Departamento de Zoologia, Instituto de Biociências - USP, CP 11461, São Paulo, CEP 05422-970 SP, Brazil; Departamento de Oceanografia Biológica, Instituto Oceanográfico, Universidade de São Paulo - USP, 191, Cidade Universitária, CEP 05508-900, São Paulo, SP, Brazil</text:p>
          </table:table-cell>
          <table:table-cell office:value-type="string" calcext:value-type="string">
            <text:p>Gondolo, G.F., Laboratório de Ictiologia, Universidade Estadual do Piauí - UESPI, Av. Sto. Antônio, s/n, São Luis, CEP 64280-000, Campo Maior, PI, Brazil; Mattox, G.M.T., Departamento de Zoologia, Instituto de Biociências - USP, CP 11461, São Paulo, CEP 05422-970 SP, Brazil; Cunningham, P.T.M., Departamento de Oceanografia Biológica, Instituto Oceanográfico, Universidade de São Paulo - USP, 191, Cidade Universitária, CEP 05508-900, São Paulo, SP, Brazil</text:p>
          </table:table-cell>
          <table:table-cell office:value-type="string" calcext:value-type="string">
            <text:p>Sandy beaches are among the most extensive environments in Brazil and are generally threatened by disorderly urban growth due to their location along the coast, where human populations tend to concentrate. This is especially true in southeastern Brazil, where the largest urban areas are located. Thus, better knowledge regarding these natural resources is of considerable importance. The surf zone of sandy beaches is inhabited by a number of fish species, including juveniles seeking both food and shelter from predators. An ecological survey was conducted in the surf zone of Itamambuca beach in the city of Ubatuba, São Paulo State, Brazil, in order to evaluate the composition, structure and dynamics of the fish fauna using community descriptors. Diurnal and nocturnal samples were taken with a beach seine at five oceanographic stations over a 12-month period. Water temperature and salinity were also recorded. A total of 2,147 individuals representing 34 species and 18 families were sampled. The main variation in fish fauna was detected on the diel level, followed by a spatial repartition possibly related to salinity. Seasonal variation was also observed. The five most important species in the overall context were Atherinella brasiliensis, Eucinostomus melanopterus, Mugil sp., Trachinotus goodei and Atherinella blackburni.</text:p>
          </table:table-cell>
          <table:table-cell office:value-type="string" calcext:value-type="string">
            <text:p>Community; Diel cycle; Marine fish; Sandy beach; Seasonal; West Atlantic</text:p>
          </table:table-cell>
          <table:table-cell office:value-type="string" calcext:value-type="string">
            <text:p>Atherinella blackburni; Atherinella brasiliensis; Eucinostomus melanopterus; Mugil; Trachinotus goodei</text:p>
          </table:table-cell>
          <table:table-cell table:number-columns-repeated="5"/>
          <table:table-cell office:value-type="string" calcext:value-type="string">
            <text:p>Andreata, J.V., Meuer, B.C., Baptista, M.G.S., Manzano, F.V., Teixeira, D.E., Longo, M.M., Freret, N.V., Composição da assembléia de peixes da Baía da Ribeira, Angra dos Reis, Rio de Janeiro (2002) Brasil. Rev. Bras. Zool., 19 (4), pp. 1139-1146. , http://dx.doi.org/10.1590/S0101-81752002000400019; Barros, M.O., (1997) Dinâmica E Evolução Dos Ambientes Praias Da Fazenda, Do Puruba E De Itamambuca, , Ubatuba, litoral norte do estado de São Paulo. Dissertação de mestrado, Universidade de São Paulo, São Paulo; Beyst, B., Vanaverbeke, J., Vincx, M., Mees, J., Tidal and diurnal periodicity in macrocrustaceans and demersal fish of an exposed sandy beach, with special emphasis on juvenile plaice Pleuronectes platessa (2002) Mar. Ecol. Prog. Ser., 225, pp. 263-274. , http://dx.doi.org/10.3354/meps225263; Brown, A.C., McLachlan, A., (1990) Ecology of Sandy Shores, , Elsevier Science, Amsterdam; Carter, B., (1988) Coastal Environments: An Introduction to The Physical, Ecological, and Cultural Systems of Coastlines, , Academic Press, New York; Castro Filho, B.M., Miranda, L.B., Miyao, S.Y., Condições oceanográficas na plataforma continental ao largo de Ubatuba: Variações sazonais e em média escala (1987) Bol. Inst. Oceanogr. S. Paulo, 35 (2), pp. 135-151; Clark, B.M., Variation in surf-zone fish community structure across a wave-exposure gradient (1997) Estuar. Coast. Shelf. S., 44 (6), pp. 659-674. , http://dx.doi.org/10.1006/ecss.1996.0151; Figueiredo, J.L., Menezes, N.A., (1978) Manual De Peixes Marinhos Do Sudeste Do Brasil. II. Teleostei, (1). , Museu de Zoologia da Universidade de São Paulo, São Paulo; Figueiredo, J.L., Menezes, N., (1980) Manual De Peixes Marinhos Do Sudeste Do Brasil. III. Teleostei, (2). , Museu de Zoologia da Universidade de São Paulo, São Paulo; Figueiredo, J.L., Menezes, N.A., (2000) Manual De Peixes Marinhos Do Sudeste Do Brasil. VI. Teleostei, (5). , Museu de Zoologia da Universidade de São Paulo, São Paulo; Gaelzer, L.R., Zalmon, I.R., Diel variation of fish community in sandy beaches of Southeastern Brazil (2008) Braz. J. Oceanogr., 56 (1), pp. 23-39. , http://dx.doi.org/10.1590/S1679-87592008000100003; Giannini, R., (1994) Estrutura Das Comunidades De Peixes Da Zona De Arrebentação De Praias Arenosas Do Litoral Do Estado De São Paulo, Brasil, , Tese de doutorado, Universidade de São Paulo, São Paulo; Gillanders, B.M., Able, K.W., Brown, J.A., Eggleston, D.B., Sheridan, P.F., Evidence of connectivity between juvenile and adult habitats for mobile marine fauna: An important component of nurseries (2003) Mar. Ecol. Prog. Ser., 247, pp. 281-295. , http://dx.doi.org/10.3354/meps247281; Godefroid, R.S., Hofstaetter, M., Spach, H.L., Structure of the fish assemblage in the surf zone of the beach at Pontal do Sul, Paraná (1997) Nerítica, 11, pp. 77-93; Gomes, M.P., Cunha, M.S., Zalmon, I.R., Spatial and temporal variations of diurnal ichthyofauna on surf-zone of São Francisco do Itabapoana beaches, Rio de Janeiro state (2003) Brazil. Braz. Arch. Biol. Technol., 46 (4), pp. 653-664. , http://dx.doi.org/10.1590/S1516-89132003000400020; Hoefel, F.G., (1998) Morfodinâmica De Praias Arenosas Oceânicas: Uma Revisão Bibliográfica, , Editora da UNIVALI, Itajaí; Inoue, T., Susa, Y., Sano, M., Food habits of fishes in the surf zone of a sandy beach at Sanrimatsubara, Fukuoka Prefecture, Japan (2005) Ichthyol. Res., 52, pp. 9-14. , http://dx.doi.org/10.1007/s10228-004-0246-2; Kingsford, M., Finn, M., The influence of the moon and physical processes on the input of presettlement fishes to coral reefs (1997) J. Fish Biol., 51, pp. 176-205. , http://dx.doi.org/10.1111/j.1095-8649.1997.tb06099.x; Knoppers, B., Ekau, W., Figueiredo Jr., A.G., Soares-Gomes, A., Zona costeira e plataforma continental do Brasil (2002) Biologia Marinha, pp. 352-361. , (R.C Pereira. &amp; A. Soares-Gomes, orgs.). Interciência, Rio de Janeiro; Lasiak, T.A., Structural aspects of the surf-zone fish assemblage at King's Beach, Algoa Bay, South Africa: Short-term fluctuations (1984) Est. Coast. Shelf Sci., 18 (3), pp. 360-374. , http://dx.doi.org/10.1016/0272-7714(84)90076-3; Lasiak, T.A., Structural aspects of the surf-zone fish assemblage at King's Beach, Algoa Bay, South Africa: Long-term fluctuations (1984) Est. Coast. Shelf Sci., 18 (4), pp. 459-483. , http://dx.doi.org/10.1016/0272-7714(84)90084-2; Lasiak, T., McLachlan, A., Opportunistic utilization of mysid shoals by surf-zone teleosts (1987) Mar. Ecol. Prog. Ser., 37, pp. 1-7. , http://dx.doi.org/10.3354/meps037001; Layman, C.A., Fish assemblage structure of the shallow ocean surf-zone on the eastern shore of Virginia Barrier Islands (2000) Est. Coast. Shelf Sci., 51 (2), pp. 201-213. , http://dx.doi.org/10.1006/ecss.2000.0636; Lazzari, M.A., Sherman, S., Brown, C.S., King, J., Joule, B.J., Chenoweth, S.B., Langton, R.W., Seasonal and annual variations in abundance and species composition of two nearshore fish communities in Maine (1999) Estuaries, 22 (3 A), pp. 636-647. , http://dx.doi.org/10.2307/1353051; Lopes, P.R.D., Oliveira-Silva, J.T., Registro de Atherinella blackburni (Shultz) (Actinopterygii, Teleostei, Atherinopsidae) na Praia da Ponta da Ilha, Ilha de Itaparica, Bahia (2001) Brasil. Rev. Bras. Zool., 18 (1), pp. 117-122. , http://dx.doi.org/10.1590/S0101-81752001000100012; Lowe-McConnel, R.H., (1999) Estudos Ecológicos De Comunidades De Peixes Tropicais, , EDUSP, São Paulo; Magurran, A.E., (1996) Ecological Diversity and Its Measurements, , Chapman &amp; Hall, London; Mattox, G.M.T., Gondolo, G.F., Cunningham, P.T.M., Atherinella blackburni (Schutz, 1949) at Itamambuca Beach, Ubatuba, SP: Ecological characterization and distribution on the Brazilian coast (Teleostei: Atheriniformes: Atherinopsidae) (2008) Braz. J. Biol., 68 (2), pp. 307-313. , http://dx.doi.org/10.1590/S1519-69842008000200011; McLachlan, A., Erasmus, T., (1983) Sandy Beaches As Ecosystems, , Dr. W. Junk Publishers, Netherlands; Menezes, N.A., Buckup, P.A., Figueiredo, J.L., Moura, R.L., (2003) Catálogo Das Espécies De Peixes Marinhos Do Brasil, , Museu de Zoologia da Universidade de São Paulo, São Paulo; Menezes, N.A., Figueiredo, J.L., (1980) Manual De Peixes Marinhos Do Sudeste Do Brasil. IV. Teleostei, (3). , Museu de Zoologia da Universidade de São Paulo, São Paulo; Menezes, N.A., Figueiredo, J.L., (1985) Manual De Peixes Marinhos Do Sudeste Do Brasil. V. Teleostei, (4). , Museu de Zoologia da Universidade de São Paulo, São Paulo; Monteiro-Neto, C., Musick, J.A., Effects of beach seine size on the assessment of surf-zone fish communities (1994) Atlântica, 16, pp. 23-29; Monteiro-Neto, C., Cunha, L.P.R., Musick, J.A., Community structure of surf-zone fishes at Cassino Beach Rio Grande do Sul (2003) Brazil. J. Coast. Res., 53 (Special Issue), pp. 492-501; Nagelkerken, I., van Der, V., A comparison of fish communities of subtidal beds and sandy seabeds in 13 marine embayments of a Caribbean island, based on species, families, size distribution and functional groups (2004) J. Sea Res., 52 (2), pp. 127-147. , http://dx.doi.org/10.1016/j.seares.2003.11.002; Nash, R.D.M., Santos, R.S., Seasonality in diel catch rate of small fishes in a shallow-water fish assemblage at Porto Pim Bay, Faial (1998) Azores. Est. Coast. Shelf Sci., 47 (3), pp. 319-328. , http://dx.doi.org/10.1006/ecss.1998.0362; Nelson, J.S., (2006) Fishes of the World, , John Wiley &amp; Sons. Inc, New York; Paes, E.T., Nécton marinho (2002) Biologia Marinha, pp. 159-193. , (R.C Pereira. &amp; A. Soares-Gomes, orgs.), Interciência, Rio de Janeiro; Paiva-Filho, A.M., Toscano, A.T., Estudo comparativo e variação sazonal da ictiofauna entremarés do Mar Casado - Guarujá e Mar Pequeno - São Vicente, SP (1987) Bol. Inst. Oceanogr., 35 (2), pp. 153-165; Pessanha, A.L.M., Araujo, F.G., Spatial, temporal and diel variations of fish assemblages at two sandy beaches in the Sepetiba Bay, Rio de Janeiro, Brazil (2003) Est. Coast. Shelf Sci., 57 (5), pp. 817-828. , http://dx.doi.org/10.1016/S0272-7714(02)00411-0; Pinkas, L., Oliphant, M.S., Iverson, I.L.K., Food habits of albacore, bluefin tuna and bonito in California waters (1971) Fish Bull. Calif. Dep. Fish Game., 152, pp. 1-105; Ramos, L.A., Vieira, J.P., Composição especifica e abundância de peixes de zonas rasas dos cinco estuários do Rio Grande do Sul (2001) Brasil. Bol. Inst. Pesca, S. Paulo, 27 (1), pp. 109-121; Reebs, S.G., Plasticity of diel and circadian activity rhythms in fishes (2002) Rev. Fish Biol. Fish., 12 (4), pp. 349-371. , http://dx.doi.org/10.1023/A:1025371804611; Ross, S.W., Lancaster, J.E., Movements and site fidelity of two juvenile fish using surf zone nursery habitats along the southeastern North Carolina coast (2002) Environ. Biol. Fishes., 63 (2), pp. 161-172. , http://dx.doi.org/10.1023/A:1014287917297; Saul, A.D., Cunningham, P.T.M., Ichthyofaunistic community of Bom Abrigo Island, Cananéia, São Paulo, Brazil (1995) 2. Beach Seine Net. Arq. Biol. Tecnol., 38 (4), pp. 1053-1069; Soares-Gomes, A., Figueiredo Jr., A.G., O ambiente marinho (2002) Biologia Marinha, pp. 1-33. , (R.C Pereira. &amp; A. Soares-Gomes, orgs.). Interciência, Rio de Janeiro; Spach, H.L., Godefroid, R.S., Santos, C., Schwarz Junior, R., Queiroz, G.M., Temporal variation in fish assemblage composition on a tidal flat. Braz (2004) J. Oceanogr., 52 (1), pp. 47-58. , http://dx.doi.org/10.1590/S1679-87592004000100005; Stoner, A.W., Community structure of the demersal fish species of Laguna Joyuda, Puerto Rico (1986) Estuaries, 9 (2), pp. 142-152. , http://dx.doi.org/10.2307/1351947; Strydom, N.A., D'Hotman, B.D., Estuary-dependence of larval fishes in a non-estuary associated South African surf zone: Evidence for continuity of surf assemblages (2005) Est. Coast. Shelf Sci., 63, pp. 101-108. , http://dx.doi.org/10.1016/j.ecss.2004.10.013; Vanderklift, M.A., Jacoby, C.A., Patterns in assemblages 25 years after major seagrass loss (2003) Mar. Ecol. Prog. Ser., 247, pp. 225-235. , http://dx.doi.org/10.3354/meps247225; Vazzoler, A.E.A.M., (1996) Biologia Da Reprodução De Peixes Teleósteos: Teoria E Prática, , EDUEM, Maringá; Zar, J.H., (1996) Biostatistical Analysis, , Prentice Hall, New Jersey</text:p>
          </table:table-cell>
          <table:table-cell office:value-type="string" calcext:value-type="string">
            <text:p>Gondolo, G. F.; Laboratório de Ictiologia, Universidade Estadual do Piauí - UESPI, Av. Sto. Antônio, s/n, São Luis, CEP 64280-000, Campo Maior, PI, Brazil; email: gondolo@gmail.com</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425656</text:p>
          </table:table-cell>
          <table:table-cell table:number-columns-repeated="983"/>
        </table:table-row>
        <table:table-row table:style-name="ro1">
          <table:table-cell office:value-type="string" calcext:value-type="string">
            <text:p>Ramos E., Torres R.B., Veiga R.F.A., Joly C.A.</text:p>
          </table:table-cell>
          <table:table-cell office:value-type="string" calcext:value-type="string">
            <text:p>Study of the arboreal component in two areas of the Submontane Rainforest in Ubatuba, São Paulo State [Estudo do componente arbóreo de dois trechos da Floresta Ombrófila Densa Submontana em Ubatuba (SP)]</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313" calcext:value-type="float">
            <text:p>313</text:p>
          </table:table-cell>
          <table:table-cell office:value-type="float" office:value="335" calcext:value-type="float">
            <text:p>335</text:p>
          </table:table-cell>
          <table:table-cell/>
          <table:table-cell office:value-type="float" office:value="2" calcext:value-type="float">
            <text:p>2</text:p>
          </table:table-cell>
          <table:table-cell office:value-type="string" calcext:value-type="string">
            <text:p>10.1590/S1676-06032011000200031</text:p>
          </table:table-cell>
          <table:table-cell office:value-type="string" calcext:value-type="string">
            <text:p>http://www.scopus.com/inward/record.url?eid=2-s2.0-80052403088&amp;partnerID=40&amp;md5=1cc14c6999b1225ef1a5de6e8392066e</text:p>
          </table:table-cell>
          <table:table-cell office:value-type="string" calcext:value-type="string">
            <text:p>Instituto de Biociências, Universidade Estadual Paulista Júlio de Mesquita Filho - UNESP, CP 199, CEP 13506-900, Rio Claro, SP, Brazil; Núcleo de Pesquisa e Desenvolvimento Jardim Botânico, Centro de Recursos Genéticos Vegetais - IAC, Av. Barão de Itapura, 1481, CEP 13020-902, Campinas, SP, Brazil; Departamento de Biologia Vegetal, Instituto de Biologia, Universidade Estadual de Campinas - UNICAMP, CP 6109, CEP 13083-970, Campinas, SP, Brazil</text:p>
          </table:table-cell>
          <table:table-cell office:value-type="string" calcext:value-type="string">
            <text:p>Ramos, E., Instituto de Biociências, Universidade Estadual Paulista Júlio de Mesquita Filho - UNESP, CP 199, CEP 13506-900, Rio Claro, SP, Brazil; Torres, R.B., Núcleo de Pesquisa e Desenvolvimento Jardim Botânico, Centro de Recursos Genéticos Vegetais - IAC, Av. Barão de Itapura, 1481, CEP 13020-902, Campinas, SP, Brazil; Veiga, R.F.A., Núcleo de Pesquisa e Desenvolvimento Jardim Botânico, Centro de Recursos Genéticos Vegetais - IAC, Av. Barão de Itapura, 1481, CEP 13020-902, Campinas, SP, Brazil; Joly, C.A., Departamento de Biologia Vegetal, Instituto de Biologia, Universidade Estadual de Campinas - UNICAMP, CP 6109, CEP 13083-970, Campinas, SP, Brazil</text:p>
          </table:table-cell>
          <table:table-cell office:value-type="string" calcext:value-type="string">
            <text:p>We studied the floristic composition and structure of the arboreal component (trees, palms and ferns with DBH equal to or greater than 4.8 cm) of two plots of Lower Montane Rain Forest in Ubatuba, SP, one with a history of selective logging and the other more preserved. We sampled 50 families, 114 genera and 193 species (four undetermined). The richest families were Myrtaceae, Fabaceae, Lauraceae, Rubiaceae, Melastomataceae and Sapotaceae. In the disturbed plot we sampled 104 species, 72 genera and 39 families, and in the more preserved area, 152 species, 98 genera and 43 families. There were differences in species richness, in the prevalence of their succesional status and in the structure of the areas, and the multivariate analysis allowed recognition of two floristic blocks. Among all species, 33 were exclusive of the first plot and 95 were exclusive of the second plot. Almost half of the species (45%) occurred with only one or two individuals and 29 have some degree of rarity. Five species are in the category of vulnerable in the List of brazilian plant species threatened of extinction. The differences observed between the sites studied, as well as the occurrence of rare and endangered species highlight the importance of the conservation of the area.</text:p>
          </table:table-cell>
          <table:table-cell office:value-type="string" calcext:value-type="string">
            <text:p>Anthropic disturbance; Atlantic Rainforest; Capricórnio Farm; Rare species; Serra do Mar State Park</text:p>
          </table:table-cell>
          <table:table-cell office:value-type="string" calcext:value-type="string">
            <text:p>Fabaceae; Filicophyta; Lauraceae; Melastomataceae; Myrtaceae; Rubiaceae; Sapotaceae</text:p>
          </table:table-cell>
          <table:table-cell table:number-columns-repeated="5"/>
          <table:table-cell office:value-type="string" calcext:value-type="string">
            <text:p>Barbosa, L.M., Barbosa, T.C., Barbosa, K.C., Parajara, F.C., Barbosa, J.M., Shirasuna, R., (2009) A Importância Dos Estudos Sobre a Flora E a Restauração Florestal, Nas Áreas Diretamente Afetadas Do Rodoanel Trecho Sul Em São Paulo - SP, pp. 10-39. , In: Anais do III Simpósio sobre, Recupração de Áreas Degradadas. L.M. Barbosa (coord.). SMA, IB; Bernacci, L.C., Franco, G.A.D.C., Àrbocz, G.F., Catharino, E.L.M., Durigan, G., Metzger, J.P., O efeito da fragmentação florestal na composição e riqueza de árvores na região da Reserva Morro Grande (Planalto de Ibiúna, SP) (2006) Rev. Inst. Flor., 18, pp. 121-166; (2010) Revisão Da Lista Da Flora Brasileira Amaeaçada De Extinção, , http://www.biodiversitas.org.br, BIODIVERSITAS; Borém, R.A.T., Oliveira-Filho, A.T., Fitossociologia do estrato arbóreo em uma topossequência alterada de Mata Atlântica, no município de Silva Jardim - RJ, Brasil (2002) Rev. Arvore, 26 (6), pp. 727-742; Borém, R.A.T., Ramos, D.P., Estrutura fitossociológica da comunidade arbórea de uma topossequência pouco alterada de uma área de floresta atlântica, no município de Silva Jardim-RJ (2001) Rev. Arvore, 25 (1), pp. 131-140; Brandão, C.F.L.S., Marangon, L.C., Ferreira, R.L.C., Lins e Silva, A.C., Estrutura fitossociológica e classificação sucessional do componente arbóreo em um fragmento de floresta atlântica em Igarassu - Pernambuco (2009) Rev. Bras. Ciênc. Agrár., 4 (1), pp. 55-61; (2008) Ministério Do Meio Ambiente - MMA, , http://www.mma.gov.br/sitio/index.php?ido=conteudo.monta&amp;idEstrutura=179&amp;idConteudo=8121&amp;idMenu=8618, BRASIL, Instrução normativa MMA n o 06, de 23 de setembro de 2008. Disponível em; Caiafa, A.N., Martins, F.R., Forms of rarity of tree species in the southern Brazilian Atlantic rainforest Biodivers (2010) Conserv., 19, pp. 2618-2957. , http://dx.doi.org/10.1007/s10531-010-9861-6; Campos, M.C.R., (2008) Relação Da Composição E Estrutura Do Componente Arbóreo Com Variáveis Micropográficas E Edáficas Da Floresta Ombrófila Densa Do Núcleo Picinguaba/PESM, Ubatuba/SP, , Dissertação de Mestrado, Universidade Estadual de Campinas, Campinas; Cardoso-Leite, E., Rodrigues, R.R., Fitossociologia e caracterização sucessional de um fragmento de floresta estacional no Sudeste do Brasil (2008) Rev. Arvore, 32 (3), pp. 583-595. , http://dx.doi.org/10.1590/S0100-67622008000300019; Carvalho, F.A., Nascimento, M.T., Braga, M.A., Composição e riqueza florística do componente arbóreo da Floresta Atlântica submontana na região de Imbaú, Município de Silva Jardim, RJ (2006) Acta Bot. Bras., 20 (3), pp. 727-740. , http://dx.doi.org/10.1590/S0102-33062006000300022; Carvalho, F.A., Nascimento, M.T., Braga, M.A., Estrutura e composição florística do estrato arbóreo de um remanescente de Mata Atlântica submontana no município de Rio Bonito, RJ, Brasil (Mata Rio Vermelho) (2007) Rev. Arvore, 31 (4), pp. 717-730. , http://dx.doi.org/10.1590/S0100-67622007000400017; Catharino, E.L.M., Bernacci, L.C., Franco, G.A.D.C., Durigan, G., Metzger, J.P., Aspectos da composição e diversidade do componente arbóreo das florestas da Reserva Florestal do Morro Grande, Cotia, SP (2006) Biota Neotrop, 6 (2), pp. 1-28. , http://dx.doi.org/10.1590/S1676-06032006000200004; Dias Neto, O.C., Schiavini, I., Lopes, S.F., Vale, V.S., Gusson, A.E., Oliveira, A.P., Estrutura fitossociológica e grupos ecológicos em fragmento de floresta estacional semidecidual, Uberaba, Minas Gerais, Brasil (2009) Rodriguésia, 60 (4), pp. 1087-1100; Eltink, M., Ramos, E., Torres, R.B., Tamashiro, J.Y., Gallembeck, E., Kimura, E., Chave de identificação de espécies do componente arbóreo da Floresta Ombrófila Densa Atlântica Submontana do Núcleo Picinguaba/PESM, Ubatuba/ SP, com base em caracteres vegetativos (2011) Biota Neotropica, 11 (2). , http://www.biotaneotropica.org.br/v11n2/pt/abstract?identification-key+bn02511022011; Eltink, M., Torres, R.B., Ramos, E., Galembeck, E., Kimura, E., (2009) Guia De Árvores Da Mata Atlântica, , http://www.bdc.ib.unicamp.br/gama, UNICAMP, Campinas; Progress towards sustainable forest management (2005) FAO Forestry Paper, p. 147. , FOOD AND AGRICULTURE ORGANIZATION - FAO. 2006. Global Forest Resources Assessment; Forzza, R.C., Leitman, P.M., Costa, A., Carvalho Jr, A.A., Peixoto, A.L., Walter, B.M.T., Bicudo, C., Souza, V.C., Lista de Espécies da Flora do Brasil (2010) Jardim Botânico Do Rio De Janeiro, , http://floradobrasil.jbrj.gov.br/2010, Disponível em:; Galind- leal, C., Câmara, I.G., (2005) Status Do Hotspot Mata Atlântica: Uma Síntese. in Mata Atlântica: Biodiversidade, Ameaças E Perspectivas, pp. 3-11. , http://www.conservation.org.br/publicacoes/files/CapituloIStatusdoHotspotMataAtlantica.pdf, C. Galindo-Leal &amp; I.G. Câmara, eds, Fundação SOS Mata Atlântica, ultimo acesso em 20/10/2010; Gauch Jr., H.G., (1982) Multivariate Analysis in Community Ecology, , Cambridge Studies in Ecology, Cambridge; Guedes-Bruni, R.R., Silva Neto, S.J., Morim, M.P., Mantovani, V., Composição florística e estrutura de trecho de floresta ombrófila densa atlântica aluvial na Reserva Biológica de Poço das Antas, Silva Jardim, Rio de Janeiro, Brasil (2006) Rodriguésia, 57 (3), pp. 413-428; Hammer, O., Harper, D.A.T., Ryan, P.D., (2001) PAST - Palaeontological Statistics, , http://folk.uio.no/ohammer/past, último acesso em 12/02/2009; Hegerl, G.C., Zwiers, F.W., Braconnot, P., Gillet, N.P., Luo, Y., Marengo orsini, J.A., Nicholls, N., Stott, P.A., 2007: Understanding and attributing climate change (2007) Climate Change 2007: The Physical Science Basis, pp. 663-745. , http://www.ipcc.ch/pdf/assessment-report/ar4/wg3/ar4-wg3-chapter9.pdf, Contribution of Working Group I to the Fourth Assessment Report of the Intergovernmental Panel on Climate Change (S. Solomon, D. Qin, M. Manning, Z. Chen, M. Marquis, K.B. Averyt, M. Tignor, &amp; H.L. Miller, eds). Cambridge University Press, Cambridge, United Kingdom and New York, último acesso em 17/01/2008; Hero, J.-M., Ridgway, T., Declínio global de espécies (2006) Biologia Da Conservação: Essências, pp. 53-90. , (C.F.D. Rocha, H.G. Bergallo, M.V. Sluys &amp; M.A.S. Alves, orgs). Rima, São Carlos; (2006) Plano De Manejo Do Parque Estadual Da Serra Do Mar, , http://www.iflorestal.sp.gov.br/Plano_de_manejo/PE_SERRA_MAR, INSTITUTO FLORESTAL - IF, Instituto Florestal, Instituto Ekos Brasil, São Paulo, último acesso em 22/01/2008; Ivanauskas, N.M., (1997) Caracterização Florística E Fisionômica Da Floresta Atlântica Sobre a Formação Pariquera-Açu, Na Zona Da Morraria Costeira Do Estado De São Paulo, , Dissertação de Mestrado, Instituto de Biologia, Universidade Estadual de Campinas, Campinas; Jenkins, C.N., Pimm, S.L., (2006) Definindo Prioridades De Conservação Em Um Hotspot De Biodiversidade Global. in Biologia Da Conservação: Essências, pp. 41-52. , (C.F.D. Rocha, H.G. Bergallo, M.V. Sluys &amp; M.A.S. Alves, orgs). RiMa, São Carlos; Joly, C.A., Assis, M.A., Bernacci, L.C., Tamashiro, J.Y., Campos, M.C.R., Gomes, J.A.M.A., Sanchez, M., Belinello, R., Florística e fitossociologia do componente arbóreo da Mata Atlântica ao longo do gradiente altitudinal dos Núcleos Picinguaba e Santa Virgínia/PESM, do sudeste do Brasil (2011) Biota Neotropica, 11 (2). , no prelo; Kronka, F.J.N., Nalon, M.A., Matsukuma, C.K., (2005) Inventário Florestal Da Vegetação Natural Do Estado De São Paulo, , coord, Secretaria de Meio Ambiente, Instituto Florestal e Imprensa Oficial, São Paulo; Kurtz, B.C., Araújo, D.S.D., Composição florística e estrutura do componente arbóreo de um trecho de Mata Atlântica na Estação Ecológica Estadual do Paraíso, Cachoeiras de Macacu, Rio de Janeiro, Brasil (2000) Rodriguésia, 51 (78-79), pp. 69-111; Lacerda, M.S., (2001) Composição Florística E Estrutura Da Comunidade Arbórea Num Gradiente Altitudinal Da Mata Atlântica, , Tese de Doutorado, Universidade Estadual de Campinas, Campinas; Magurran, A.E., (2004) Measuring Biological Diversity, , Blackwell Publishing, Oxford; Mantovani, M., Ruschel, A.R., Puchalski, A., Silva, J.Z., Reis, M.S., Nodari, R.O., Diversidade de espécies e estrutura sucessional de uma formação secundária da floresta ombrófila densa (2005) Sci. For, 67, pp. 14-26; McCUNE, B., Mefford, M.J., (1999) PC-ORD - Multivariate Analysis of Ecological Data, , version 4.0. MjM Software Design, Gleneden Beach; Melo, L.C.N., Salino, A., Pteridófitas em fragmentos florestais da APA Fernão Dias, Minas Gerais, Brasil (2007) Rodriguésia, 58 (1), pp. 207-220; Moreira, C.M., (2007) Avaliação De Métodos Fitossociológicos Através De Simulações De Amostragens Numa Parcela Permanente De Cerradão, Na Estção Ecológica De Assis, SP, , Dissertação de Mestrado, Escola Superior de Agricultura Luiz de Queiroz, Piracicaba; Moreno, M.R., Nascimento, M.T., Kurtz, B.C., Estrutura e composição florística do estrato arbóreo em duas zonas altitudinais na Mata Atlântica de encosta da região de Imbé, RJ (2003) Acta Bot. Bras., 17 (3), pp. 371-386; Myers, N., Mittermeier, R.A., Mittermeier, C.G., Fonseca, G.A.B., Kent, J., Biodiversity hotspots for conservation priorities. 2000 (2000) Nature, 403, pp. 852-858. , http://dx.doi.org/10.1038/35002501; Nakazono, E.M., Costa, M.C., Futatsugi, K., Paulilo, M.T.S., Crescimento inicial de Euterpe edulis Mart. em diferentes regimes de luz (2001) Rev. Bras. Bot., 24 (2), pp. 173-179; Neves, G.M.S., Peixoto, A.L., Florística e estrutura da comunidade arbustivo-arbórea de dois remanescentes em regeneração de Floresta Atlântica secundária na Reserva Biológica de Poço das Antas, Silva Jardim, Rio de Janeiro (2008) Pesq., Bot., 59, pp. 71-112; Olifiers, N., Cerqueira, R., Fragmentação De Habitat: Efeitos Históricos E Ecológicos (2006) Biologia Da Conservação: Essências, pp. 261-279. , (C.F.D. Rocha, H.G. Bergallo, M.V. Sluys &amp; M.A.S. Alves, orgs.). RiMa, São Carlos; Pessoa, S.V.A., Oliveira, R.R., Análise estrutural da vegetação arbórea em três fragmentos florestais na Reserva Biológica de Poços das Antas, Rio de Janeiro, Brasil (2006) Rodriguésia, 57 (3), pp. 391-411; Pielou, E.C., (1975) Ecological Diversity, , John Wiley and Sons, New York; Pinto, L.V.A., Davide, A.C., Botelho, S.A., Oliveira-Filho, A.T., Machado, E.L.M., Distribuição Das Espécies Arbóreo-arbustivas Ao Longo Do Gradiente De Umidade Do Solo De Nascentes Pontuais Da Bacia Hidrográfica Do Ribeirão Santa Cruz, Lavras, MG (2005) Cerne, 11 (3), pp. 294-305; Poole, R.W., (1974) An Introduction to Quantitative Ecology, , McGraw-Hill, New York; Rabinowitz, D., Cairns, S., Dillon, T., Seven forms of rarity and their frequency in the flora of the British Isles (1986) Conservation Biology: The Science of Scarcity and Diversity, pp. 95-114. , M.E. Soulé, ed.). Sinauer Associates, Massachusetts; Rangel, M.S., Calegario, N., Mello, A.A., Lemos, P.C., Melhoria na precisão da prescrição de manejo para floresta natural (2006) Cerne, 12 (2), pp. 145-156; Reitz, R., Palmeiras (1974) Flora Ilustrada Catarinense, pp. 1-189. , R. Reitz, ed). Herbário Barbosa Rodrigues, Itajaí, Fascículo Palm; Sanchez, M., Pedroni, F., Leitão filho, H.F., César, O., Composição florística de um trecho de floresta ripária na Mata Atlântica em Picinguaba, Ubatuba, SP (1999) Rev. Bras. Bot., 22 (1), pp. 31-42. , http://dx.doi.org/10.1590/S0100-84041999000100006; Santos, F.V., Solórzano, A., Guedes-Bruni, R.R., Oliveira, R.R., Composição do estrato arbóreo de um paleoterritório de carvoeiros no maciço da Pedra Branca, RJ (2006) Pesq., Bot., 57, pp. 181-192; (2008) Secretaria De Estado Do Meio Ambiente - SMA, , http://www.ibot.sp.gov.br/pesquisa_cientifica/restaracao_ecologica/anexo_resol_sma-08-08.pdf, SÃO PAULO (Estado), Listagem das espécies arbóreas e indicação de sua ocorrência natural nos biomas/ecossistemas e regiões ecológicas do Estado de São Paulo, com a classificação sucessional e a categoria de ameaça de extinção, último acesso em 14/11/2010; Schmitt, J.L., Windisch, P.G., Estrutura populacional e desenvolvimento da fase esporofítica de Cyathea delgadii Sternb. (Cyatheaceae, Monilophyta) no sul do Brasil (2007) Acta Bot. Bras., 21 (3), pp. 731-740. , http://dx.doi.org/10.1590/S0102-33062007000300019; Schneider, M.P.C., Batista, C.G., Carvalho, D., Cerqueira, R., Ciampi, A.N., Franceschinelli, E.V., Gentile, R., Wiederhecker, H.C., Genética de populações naturais (2003) Fragmentação De Ecossistemas: Causas, Efeitos Sobre a Biodiversidade E Recomendações De Políticas Públicas, pp. 297-315. , D.M. Rambaldi &amp; D.A.S. Oliveira, orgs.). MMA, SBF, Brasília; Schorn, L.A., Galvão, F., Dinâmica da regeneração natural em três estágios sucessionais de uma floresta ombrófila densa em Blumenau, SC (2006) Floresta, 36 (1), pp. 59-74; Scudeller, V.V., Martins, F.R., Shepherd, G.J., Distribution and abundance of arboreal species in the atlantic ombrophilous dense forest in Southeastern Brazil (2001) Plant Ecol, 152, pp. 185-199; Seoane, C.E.S., Kageyama, P.Y., Sebbenn, A.M., Efeitos da fragmentação florestal na estrutura genética de populações de Esenbeckia leiocarpa Engl. (guarantã (2000) Sci. For., 57, pp. 123-139; Shepherd, G.J., (2009) FITOPAC 2.1 (versão Preliminar), , Departamento de Biologia Vegetal, Universidade Estadual de Campinas; Silva, A.F., Leitão filho, H.F., Composição florística e estrutura de um trecho de Mata Atlântica de encosta no Município de Ubatuba (São Paulo, Brasil) (1982) Rev. Bras. Bot., 5 (1-2), pp. 43-52; Silva, G.C., Nascimento, M.T., Fitossociologia de mata sobre tabuleiros no norte do estado do Rio de Janeiro (Mata do Carvão) (2001) Rev. Bras. Bot., 24 (1), pp. 51-62. , http://dx.doi.org/10.1590/S0100-84042001000100006; Silva, J.M.C., Casteleti, C.H., Estado da biodiversidade da Mata Atlântica brasileira (2005) Mata Atlântica: Biodiversidade, Ameaças E Perspectivas, pp. 43-59. , http://www.conservation.org.br/publicacoes/files/CapituloVEstadodabiodiversidadedaMataAtlanticabrasileira.pdf, C. Galindo-Leal &amp; I.G. Câmara, eds, Fundação SOS Mata Atlântica, último acesso em 20/10/2010; Sneath, P.H., Sokal, R.R., (1973) Numerical Taxonomy, , Freeman and Company, San Francisco; Sylvestre, L.S., Kurtz, B.C., Cyatheaceae (1994) Reserva Ecológica De Macaé De Cima, Nova Friburgo-RJ. Aspectos Florísticos Das Espécies Vasculares, 1, pp. 139-152. , (M.P.M. Lima, &amp; R.R. Guedes-Bruni, orgs.). Ministério do Meio Ambiente e da Amazônia Legal/IBAMA/Jardim Botânico do Rio de Janeiro, Rio de Janeiro; Sztutman, M., Rodrigues, R.R., O mosaico vegetacional numa área de floresta contínua da planície litorânea, Parque Estadual da Campina do Encantado, Pariquera-Açu, SP (2002) Rev. Bras. Bot., 25 (2), pp. 161-176. , http://dx.doi.org/10.1590/S0100-84042002000200005; Veloso, H.P., Rangel filho, A.L.R., Lima, J.C.A., (1991) Classificação Da Vegetação Brasileira, , adaptada a um sistema universal. IBGE, Rio de Janeiro; Whitmore, T.C., (1990) An Introduction to Tropical Rain Forests, , Clarendon Press, Oxford; Zar, J.H., (1999) Biostatistical Analysis, , 4 nd ed. Prentice Hall, New Jersey</text:p>
          </table:table-cell>
          <table:table-cell office:value-type="string" calcext:value-type="string">
            <text:p>Ramos, E.; Instituto de Biociências, Universidade Estadual Paulista Júlio de Mesquita Filho - UNESP, CP 199, CEP 13506-900, Rio Claro, SP, Brazil; email: elianaramos.bio@gmail.com</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403088</text:p>
          </table:table-cell>
          <table:table-cell table:number-columns-repeated="983"/>
        </table:table-row>
        <table:table-row table:style-name="ro1">
          <table:table-cell office:value-type="string" calcext:value-type="string">
            <text:p>Prata E.M.B., Assis M.A., Joly C.A.</text:p>
          </table:table-cell>
          <table:table-cell office:value-type="string" calcext:value-type="string">
            <text:p>Floristic composition and structure of tree community on the transition Lowland - Lowermontane Ombrophilous Dense Forest in N?cleo Picinguaba/Serra do Mar State Park, Ubatuba, southeastern Brazil [Composição florística e estrutura da comunidade arbórea na transição da Floresta Ombrófila Densa das Terras Baixas - Floresta Ombrófila Densa Submontana do Núcleo Picinguaba/PESM, Ubatuba, sudeste do Brasil]</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285" calcext:value-type="float">
            <text:p>285</text:p>
          </table:table-cell>
          <table:table-cell office:value-type="float" office:value="299" calcext:value-type="float">
            <text:p>299</text:p>
          </table:table-cell>
          <table:table-cell/>
          <table:table-cell office:value-type="float" office:value="1" calcext:value-type="float">
            <text:p>1</text:p>
          </table:table-cell>
          <table:table-cell office:value-type="string" calcext:value-type="string">
            <text:p>10.1590/S1676-06032011000200029</text:p>
          </table:table-cell>
          <table:table-cell office:value-type="string" calcext:value-type="string">
            <text:p>http://www.scopus.com/inward/record.url?eid=2-s2.0-80052415583&amp;partnerID=40&amp;md5=59d401d441216a6c65abf8606e3391b2</text:p>
          </table:table-cell>
          <table:table-cell office:value-type="string" calcext:value-type="string">
            <text:p>Departamento de Botânica, Instituto de Biociências, Universidade Estadual Paulista - UNESP, CP 199, CEP 13506-900, Rio Claro, SP, Brazil; Universidade Estadual Paulista - UNESP, Rio Claro, SP, Brazil; Instituto de Biologia, Departamento de Botânica, Universidade Estadual de Campinas - UNICAMP, CP 6109, Campinas, SP CEP 13081-970, Brazil</text:p>
          </table:table-cell>
          <table:table-cell office:value-type="string" calcext:value-type="string">
            <text:p>Prata, E.M.B., Departamento de Botânica, Instituto de Biociências, Universidade Estadual Paulista - UNESP, CP 199, CEP 13506-900, Rio Claro, SP, Brazil, Universidade Estadual Paulista - UNESP, Rio Claro, SP, Brazil; Assis, M.A., Departamento de Botânica, Instituto de Biociências, Universidade Estadual Paulista - UNESP, CP 199, CEP 13506-900, Rio Claro, SP, Brazil; Joly, C.A., Instituto de Biologia, Departamento de Botânica, Universidade Estadual de Campinas - UNICAMP, CP 6109, Campinas, SP CEP 13081-970, Brazil</text:p>
          </table:table-cell>
          <table:table-cell office:value-type="string" calcext:value-type="string">
            <text:p>We conducted floristic and structural surveys on arboreous component (circumference at breast high ≥ 15 cm) in 1 ha plot (100 sub-plots of 10 × 10 m) located in a stretch of Atlantic Ombrophilous Dense Forest Lowland-Lower montane transition, in Núcleo Picinguaba/PESM, Ubatuba, São Paulo State. The regenerating layer (H ≥ 1.5 m and circumference at breast height &lt; 15 cm) was sampled in 0.4 ha (40 sub-plots of 10 × 10 m) within the plot. The richness and diversity were 156 species and H' = 4.00 for the arboreous component in 1 ha, 173 and H' = 4.25 for arboreous (113 species) and regenerating (134 species) layers together in 0.4 ha, and 192 species considering the whole sample. The most abundant species in the tree layer were Euterpe edulis, with 191 individuals (14.8%), Mollinedia schottiana (5.1%), Rustia formosa (4.8%), Chrysoplhyllum flexuosum (4.7%), Coussarea meridionalis var. porophylla (4.7%) and Guapira opposita (4.4%). These species were also among the most abundant in the regenerating layer. The richest families were Myrtaceae (32 spp.), Rubiaceae (15), Fabaceae (13), Sapotaceae (10), Moraceae (eight), Euphorbiaceae (seven) and Lauraceae (six). Tree species richness varied positively with density along the vertical structure of vegetation, being higher in lower high classes, where the density is much larger. On the other hand, the evenness in these classes was lower, increasing toward the upper classes, where trees are not concentrated in few species.</text:p>
          </table:table-cell>
          <table:table-cell office:value-type="string" calcext:value-type="string">
            <text:p>Diversity; Phytosociology; Regenerating layer; Species richness; Tree layer; Vertical structure</text:p>
          </table:table-cell>
          <table:table-cell office:value-type="string" calcext:value-type="string">
            <text:p>Coussarea; Euphorbiaceae; Euterpe edulis; Fabaceae; Guapira opposita; Lauraceae; Mollinedia; Moraceae; Myrtaceae; Rubiaceae; Rustia; Sapotaceae</text:p>
          </table:table-cell>
          <table:table-cell table:number-columns-repeated="5"/>
          <table:table-cell office:value-type="string" calcext:value-type="string">
            <text:p>An update of the Angiosperm Phylogeny Group classification for the orders and families of flowering plants: APG II (2003) Bot. J. Linn. Soc., 141, pp. 399-436. , http://dx.doi.org/10.1046/j.1095-8339.2003.t01-1-00158.x, ANGIOSPERM PHYLOGENY GROUP - APG II; Antos, J.A., Guest, H.J., Parish, R., The tree seedling bank in an ancient montane forest: Stress tolerators in a productive habitat (2005) J. Ecol., 93, pp. 536-543. , http://dx.doi.org/10.1111/j.1365-2745.2005.00968.x; Augspurger, C.K., Seedling survival of tropical tree species: Interactions of dispersal distance, light gaps and pathogens (1984) Ecology, 65 (6), pp. 1705-1712. , http://dx.doi.org/10.2307/1937766; Begon, M., Townsend, C.R., Harper, J.L., (2007) Ecologia: De Indivíduos a Ecossistemas, , Artmed, Porto Alegre; Campos, M.C.R., Relação da composição e estrutura do componente arbóreo com variáveis microtopográficas e edáficas da Floresta Ombrófila Densa do Núcleo Picinguaba/PESM, Ubatuba/SP (2008) Dissertação De Mestrado, , Universidade de Campinas, Campinas; Chave, J., Spacial variation in tree species composition across tropical forests: Pattern and process (2008) Tropical Forest Community Ecology, pp. 11-30. , W.P. Carson &amp; S.A.Schnitzer, eds.). Blackwell Publishing Ltd, Oxford; Comita, L.S., Aguilar, S., Perez, R., Lao, S., Hubbell, S.P., Patterns of woody plant species abundance and diversity in the seedling layer of a tropical forest (2007) J. Veg. Sci., 18, pp. 163-174. , http://dx.doi.org/10.1658/1100-9233(2007)18[163:POWPSA]2.0.CO;2; de Steven, S., Wright, S.J., Consequences of variable reproduction for seedling recruitment in three neotropical tree species (2002) Ecology, 83 (8), pp. 2315-2327. , http://dx.doi.org/10.1890/0012-9658(2002)083[2315:COVRFS]2.0.CO;2; Dupuy, J.M., Chazdon, R.L., Interacting effects of canopy gap, understorey vegetation and leaf litter on tree seedling recruitment and composition in tropical secondary forests (2008) Forest. Ecol. Manag., 255, pp. 3716-3725; Giacomini, H.C., Os mecanismos de coexistência de espécies como vistos pela teoria ecológica (2007) Oecol. Bras., 11 (4), pp. 521-543. , http://dx.doi.org/10.4257/oeco.2007.1104.05; Guilherme, F.A.G., (2003) Estrutura E Distribuição De Espécies Arbóreas Em Mata Atlântica, Parque Estadual Intervales, SP, , Tese de Doutorado, Universidade Estadual Paulista, Rio Claro; Ivanauskas, N.M., (1997) Caracterização Florística E Fisionômica Da Floresta Atlântica Sobre a Formação Pariquera-Açú, Na Zona Da Morraria Costeira Do Estado De São Paulo, , Dissertação de Mestrado, Universidade Estadual de Campinas, Campinas; Janzen, D.H., Herbivores and the number of tree species in tropical forests (1970) Am. Nat., 104, pp. 501-528. , http://dx.doi.org/10.1086/282687; Joly, C.A., Martinelli, L.A., (2008) Composição Florística, Estrutura E Funcionamento Da Floresta Ombrófila Densa Dos Núcleos Picinguaba E Santa Virgínia Do Parque Estadual Da Serra Do Mar, Estado De São Paulo, Brasil, , Relatório do Projeto Temático Biota Gradiente Funcional, Processo Fapesp, n. 03/12595-7; Krebs, C.J., (1998) Ecological Metodology, , Addison-Welsey Longman; Laurance, W.F., Conserving the hottest of the hostspots (2008) Biol. Conserv., 142, p. 1137. , http://dx.doi.org/10.1016/j.biocon.2008.10.011; Leigh, E.G.J., Davidar, P., Dick, C.W., Puyravaud, J., Terborgh, J., Ter Steege, H., Wright, S.J., Why Do Some Tropical Forests Have So Many Species of Trees? (2004) Biotropica, 36 (4), pp. 447-473; Leitão Filho, H.F., (1993) Ecologia Da Mata Atlântica Em Cubatão, , Universidade Estadual Paulista, Universidade Estadual de Campinas, Campinas; Louda, S.M., Collinge, S.K., Plant Resistance to Insect Herbivores: A Field Test of the Environmental Stress Hypothesis (1992) Ecology, 73 (1), pp. 153-169. , http://dx.doi.org/10.2307/1938728; Mantovani, W., (1993) Estrutura E Dinâmica Da Floresta Atlântica Na Juréia, Iguape-SP, , Tese de Livre Docência, Universidade de São Paulo, São Paulo; Montgomery, R.A., Chazdon, R.L., Forest structure, Canopy Architecture, and Light Transmittance in Tropical Wet Forests (2001) Ecology, 82 (10), pp. 2707-2718. , http://dx.doi.org/10.1890/0012-9658(2001)082[2707:FSCAAL]2.0.CO;2; Montgomery, R.A., Chazdon, R.L., Light gradient partitioning by tropical seedlings in the absence of canopy gaps (2002) Oecologia, 131, pp. 165-174. , http://dx.doi.org/10.1007/s00442-002-0872-1; Mueller-Dombois, D., Ellemberg, H., (1974) Aims and Methods of Vegetation Ecology, , Wiley and Sons, New York; Myers, N., Mittermeier, R.A., Mittermeier, C.G., Fonseca, G.A.B., Kent, J., Biodiversity hotspots for conservation priorities (2000) Nature, 403, pp. 852-858. , http://dx.doi.org/10.1038/35002501; Negrelle, R.R.B., Espécies raras na Floresta Pluvial Atlântica? (2001) Biotemas, 14 (2), pp. 7-21; Oliveira, R.J., Mantovani, W., Melo, M.M.R.F., Estrutura do componente arbustivo-arbóreo da Floresta Atlântica de Encosta, Peruíbe, SP (2001) Rev. Bras. Bot., 15 (3), pp. 391-412; Prata, E.M.B., (2009) Estrutura E Composição De Espécies Arbóreas Em Um Trecho De Floresta Ombrófila Densa Atlântica No Litoral Norte Do Estado De São Paulo E Padrões De Similaridade Florística Em Escala Regional, , Dissertação de Mestrado, Universidade Estadual Paulista, Rio Claro; Sanchez, M., Pedroni, F., Leitão-Filho, H.F., César, O., Composição florística de um trecho de floresta ripária na Mata Atlântica em Picinguaba, Ubatuba, SP (1999) Rev. Bras. Bot., 22 (1), pp. 31-42. , http://dx.doi.org/10.1590/S0100-84041999000100006; Shepherd, G.J., (1995) FITOPAC 1. Manual Do Usuário, , Universidade Estadual de Campinas, Campinas; Silva, A.F., Leitão Filho, H.F., Composição florística e estrutura de um trecho de mata atlântica no município de Ubatuba (São Paulo, Brasil) (1982) Rev. Bras. Bot., 5, pp. 43-52; Souza, V.C., Lorenzi, H., (2005) Botânica Sistemática - Guia Ilustrado Para Identificação Das Famílias De Angiospermas Da Flora Brasileira, Baseado Em APG II, , Instituto Plantarum, Nova Odessa; Terborgh, J., Pitman, N., Silman, M., Schichter, H., Núñez, P.V., Maintenance of Tree Diversity in tropical forest (2008) Seed Dispersal and Frugivory: Ecology, Evolution and Conservation, pp. 1-17. , (D.J. Levey, W.R. Silva &amp; M. Galetti, eds). CAB International, Wallingford; Veloso, H.P., Klein, R.M., As comunidades e associações vegetais da mata pluvial do Sul do Brasil (1968) Sellowia, 20, pp. 53-126; Veloso, H.P., Rangel-Filho, A.L.R., Lima, J.C.A., (1991) Classificação Da Vegetação Brasileira, Adaptada a Um Sistema Universal, , Fundação Instituto Brasileiro de Geografia e Estatística, Rio de Janeiro; Wright, S.J., Plant diversity in tropical forests: A review of mechanisms of species coexistence (2002) Oecologia, 130, pp. 1-14; Zimmerman, J.K., Thompson, J., Brokaw, N., Large Tropical forest dynamic plots: Testing explanations for the mantenance of species diversity (2008) Tropical Forest Community Ecology, pp. 98-117. , (W.P. Carson &amp; S.A. Schnitzer, eds). Blackwell Publishing Ltd, Oxford</text:p>
          </table:table-cell>
          <table:table-cell office:value-type="string" calcext:value-type="string">
            <text:p>Prata, E. M. B.; Departamento de Botânica, Instituto de Biociências, Universidade Estadual Paulista - UNESP, CP 199, Rio Claro, SP CEP 13506-900, Brazil; email: eduardombprata@gmail.com</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415583</text:p>
          </table:table-cell>
          <table:table-cell table:number-columns-repeated="983"/>
        </table:table-row>
        <table:table-row table:style-name="ro1">
          <table:table-cell office:value-type="string" calcext:value-type="string">
            <text:p>Nobrega G.A., Eisenlohr P.V., Paciencia M.L.B., Prado J., Aidar M.P.M.</text:p>
          </table:table-cell>
          <table:table-cell office:value-type="string" calcext:value-type="string">
            <text:p>Ferns composition and diversity differ between Restinga and Lowland Rainforest areas in the Serra do Mar? [A composição florística e a diversidade de pteridófitas diferem entre a Floresta de Restinga e a Floresta Ombrófila Densa das Terras Baixas do Núcleo Picinguaba/PESM, Ubatuba/SP?]</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153" calcext:value-type="float">
            <text:p>153</text:p>
          </table:table-cell>
          <table:table-cell office:value-type="float" office:value="164" calcext:value-type="float">
            <text:p>164</text:p>
          </table:table-cell>
          <table:table-cell/>
          <table:table-cell office:value-type="float" office:value="2" calcext:value-type="float">
            <text:p>2</text:p>
          </table:table-cell>
          <table:table-cell office:value-type="string" calcext:value-type="string">
            <text:p>10.1590/S1676-06032011000200015</text:p>
          </table:table-cell>
          <table:table-cell office:value-type="string" calcext:value-type="string">
            <text:p>http://www.scopus.com/inward/record.url?eid=2-s2.0-80052423319&amp;partnerID=40&amp;md5=ad7fb03971c39407f4d3b2e40e246097</text:p>
          </table:table-cell>
          <table:table-cell office:value-type="string" calcext:value-type="string">
            <text:p>Universidade Estadual de Campinas - UNICAMP, CP 6109, Campinas CEP 13083-970, Brazil; Instituto de Botânica, Setor de Fisiologia Vegetal, CP 4005, São Paulo, SP CEP 04301-012, Brazil; Laboratório de Extração, Herbário, Universidade Paulista - UNIP, São Paulo, SP CEP 01310-100, Brazil; Instituto de Botânica, Setor de Briologia e Pteridologia, CP 4005, São Paulo, SP CEP 04301-012, Brazil; Instituto de Botânica, Setor de Fisiologia Vegetal, CP 4005, São Paulo, SP CEP 04301-012, Brazil</text:p>
          </table:table-cell>
          <table:table-cell office:value-type="string" calcext:value-type="string">
            <text:p>Nóbrega, G.A., Universidade Estadual de Campinas - UNICAMP, CP 6109, Campinas CEP 13083-970, Brazil; Eisenlohr, P.V., Instituto de Botânica, Setor de Fisiologia Vegetal, CP 4005, São Paulo, SP CEP 04301-012, Brazil; Paciência, M.L.B., Laboratório de Extração, Herbário, Universidade Paulista - UNIP, São Paulo, SP CEP 01310-100, Brazil; Prado, J., Instituto de Botânica, Setor de Briologia e Pteridologia, CP 4005, São Paulo, SP CEP 04301-012, Brazil; Aidar, M.P.M., Instituto de Botânica, Setor de Fisiologia Vegetal, CP 4005, São Paulo, SP CEP 04301-012, Brazil</text:p>
          </table:table-cell>
          <table:table-cell office:value-type="string" calcext:value-type="string">
            <text:p>Ferns are an important component of the tropical flora, representing about 10% of all vascular plants of tropical forests, constituting the dominant group among the herbaceous vegetation. The aim of this study was to determine whether the ferns communities in two areas of Atlantic Forest, Restinga (FRS) and Lowland Ombrophilous Dense (FTB) forests, located on soils remarkably distinct and separated by a highway, differ in their floristic composition and diversity. These two faces are located in Picinguaba locality, Parque Estadual da Serra do Mar, Ubatuba, São Paulo (23° 31' to 23° 34' S and 45° 02' to 45° 05' W). We delimited seven plots of 20 × 20 m in each area, collected, identified and listed the fern individuals. We performed three methods of multivariate analysis (TWINSPAN, UPGMA and PCO) to verify the existence of floristic groups; calculated the Payandeh index to define the level of aggregation of each species in each of the two areas (FRS and FTB); obtained indicator species for each area; and performed diversity analysis (richness, evenness and heterogeneity). The two areas sampled 3482 individuals, 1366 of which occur in FRS and 2116 in FTB. We found 14 species in FRS and 29 in FTB; these areas shared five species. We found two well-defined floristic blocks (FRS × FTB) in cluster analysis. In the FRS, relatively most species showed aggregated distribution and fewer species showed random distribution in relation to FTB. We found four indicator species for FRS and eight for FTB. The curves resulting from the individual-based rarefaction indicated a strong difference in species richness between the two communities, in favor to FTB. These differences may be related to physical and chemical characteristics of soil (more fertile and less toxic in the FTB), water dynamics (plant species in the FRS are generally subject to water stress) and the sharp break caused by highway that cuts through the park. These aspects could be related to different forms of occupation of niches and to the fact that some species in environments with limited resources and heterogeneously distributed in space, such as the studied Restinga, would eliminate the others.</text:p>
          </table:table-cell>
          <table:table-cell office:value-type="string" calcext:value-type="string">
            <text:p>Edaphic parameters; Environmental selection; Multivariate analysis; Species richness</text:p>
          </table:table-cell>
          <table:table-cell office:value-type="string" calcext:value-type="string">
            <text:p>Filicophyta; Tracheophyta</text:p>
          </table:table-cell>
          <table:table-cell table:number-columns-repeated="5"/>
          <table:table-cell office:value-type="string" calcext:value-type="string">
            <text:p>Ackerly, D.D., Community assembly, niche conservatism, and adaptive evolution in changing environments (2003) Int. J. Plant Sci, 164 (3 SUPP. l), pp. 165-184. , http://dx.doi.org/10.1086/368401; Arens, N.C., Baracaldo, P.S., Distribution of tree ferns (Cyatheaceae) across the successional mosaic in an andean cloud forest, Nariño, Colombia (1998) American Fern Journal, 88, pp. 60-71. , http://dx.doi.org/10.2307/1547225; Assis, M.A., Prata, E.M.B., Pedroni, F., Sanchez, M., Eisenlohr, P.V., Martins, F.R., Santos, F.A.M., Joly, C.A., A vegetação arbórea da Floresta Ombrófila Densa difere entre a Restinga e as Terras Baixas na Serra do Mar? (2011) Biota Neotrop, 11 (2). , http://www.biotaneotropica.org.br/v11n2/pt/abstract?article+bn02111022011; Barnarde, N., Williams-Linera, G., Palacios-Rios, M., Tree ferns in the interior and at the edge of a mexican cloud forest remnant: Spore germination and sporophyte survival and establishment (1999) Biotropica, 31, pp. 83-88; Begon, M., Townsend, C.R., Harper, J.L., (2007) Ecologia De Indivíduos a Ecossistemas, , 4nd ed. Artmed Editora S/A, Porto Alegre; Brewer, A., Williamson, M., A new relationship for rarefaction (1994) Biodivers. Conserv, 3, pp. 373-379. , http://dx.doi.org/10.1007/BF00056509; Conway, E., Stephens, R., Sporeling establishment in Pteridium aquilinum: Effects of mineral nutrients (1957) J. Ecol, 45, pp. 389-399. , http://dx.doi.org/10.2307/2256925; Cremers, G., Kramer, K.U., Dennstaedtiaceae (1991) Flora of the Guianas, 4, pp. 20-81. , A.R.A.G. Rijn, ed, Koeltz Scientific Books. Koenigstein, fasc; Dias-Filha, M.C.C., (1989) Aspectos Fenológicos E Germinação De Esporos De Lygodium Volubile Sw, , Schizaeaceae, Dissertação de Mestrado, Universidade Federal de Pernambuco, Recife; Dufrêne, M., Legendre, P., Species assemblages and indicator species: The need for a flexible asymmetrical approach (1997) Ecol. Monog, 67, pp. 345-366; Durigan, G., Métodos para análise de vegetação arbórea (2006) Métodos E Estudos Em Biologia Da Conservação E Manejo Da Vida Silvestre, , L. Cullen Junior, R. Rudran &amp; C. Valladares-Pádua, orgs., 2nd ed. Editora UFPR, Curitiba; Faria, D., Mariano-Neto, E., Martini, A.M.Z., Ortiz, J.V., Montingelli, R., Rosso, S., Paciência, M.L.B., Baumgarten, J., Forest structure in a mosaic rainforest sites: The effect of fragmentation and recovery after clear cut (2009) Forest. Ecol. Manag, 257, pp. 226-2234. , http://dx.doi.org/10.1016/j.foreco.2009.02.032; Foster, R.B., The floristic composition of the manu foodplain forest (1990) Four Neotropical Rain Forests, pp. 99-111. , A.H.Gentry, ed, Yale University Press, New Haven; Foster, R.B., Hubbell, S.P., Floristic composition of the Barro Colorado forest (1990) Four Neotropical Rain Forests, pp. 85-98. , A.H.Gentry, ed, Yale University Press, New Haven; Atlântica, S.M.F., (2009) Atlas Dos Remanescentes Florestais Da Mata Atlântica Período, pp. 2005-2008. , Fundação SOS Mata Atlântica/Instituto Nacional de Pesquisas Espaciais, São Paulo; Gentry, A.H., Floristic similarities and differences between Southern Central America and upper and Central Amazonia (1990) Four Neotropical Rain Forests, pp. 141-160. , A.H. Gentry, ed., Yale University Press, New Haven; Grayum, M.H., Churchill, H.W., An introduction to the pteridophyte flora of Finca La Selva, Costa Rica (1987) Am. Fern J, 77, pp. 73-89. , http://dx.doi.org/10.2307/1547496; Hammel, B., The distribution of diversity among families, genera, and habit types in La Selva Flora (1990) Four Neotropical Rain Forests, pp. 75-84. , A.H.Gentry, ed., Yale University Press, New Haven; Hammer, O., Harper, D.A.T., Ryan, P.D., (2001) P a S T - PAlaeontological Statistics, , http://folk.uio.no/ohammer/past/, último acesso em 15/02/2010; Hill, M.O., Bunce, R.G.H., Shaw, M.W., Indicator Species Analysis, a divise polythetic method of classification, and its application to a survey of native pinewoods in Scotland (1975) J. Ecol, 63, pp. 597-613. , http://dx.doi.org/10.2307/2258738; Hubbell, S.P., (2001) The Unified Neutral Theory of Biodiversity and Biogeography, , Princeton University, Press Princeton; Hurlbert, S.H., The non-concept of species diversity: A critique and alternative parameters (1971) Ecology, 52, pp. 577-586. , http://dx.doi.org/10.2307/1934145; Jones, M.M., Tuomisto, H., Clark, D.B., Olivas, P., Effects of mesoscale environmental heterogeneity and dispersal limitation on floristic variation in rain forest ferns (2006) J. Ecol, 94, pp. 181-195. , http://dx.doi.org/10.1111/j.1365-2745.2005.01071.x; Jongman, R.H.G., Ter Braak, C.J.F., van Tongeren, O.F.R., (1995) Data Analysis in Community and Landscape Ecology, , http://dx.doi.org/10.1017/CBO9780511525575, 2nd ed. Cambridge University Press, Cambridge; Kent, M., Coker, P., (1992) Vegetation Description and Analysis: A Practical Approach, , John Wiley &amp; Sons, New York; Krebs, C.J., (1989) Ecological Methodology, , 2nd ed. Harper &amp; Row, Publ., New York; Labiak, P.H., Prado, J., Pteridófitas epífitas da Reserva de Volta Velha, Itapoá-Santa Catarina (1998) Brasil. Bol. Inst. Bot, 11, pp. 1-79; Lacerda, M.S., (2001) Composição Florística E Estrutura Da Comunidade Arbórea Num Gradiente Altitudinal Da Mata Atlântica, , Tese de Doutorado, Universidade Estadual de Campinas, Campinas; León, B., Campyloneurum (1995) Flora Mesoamericana: Psilotaceae a Salviniaceae, 1, pp. 336-337. , R.C. Moran &amp; R. Riba, eds, Universidad Nacional Autónoma de México, Ciudad de México; León, B., Yong, K.R., Distribution of pteridophyte diversity and endemism in Peru (1996) Pteridology in Perspective, 95, pp. 77-91. , J.M. Camus, M. Gibby &amp; R.J. Johns, eds., Symposium, Royal Botanic Gardens, Kew; Ludwig, J.A., Reynolds, J.F., (1988) Statistical Ecology - a Primer on Methods and Computing, , John Wiley &amp; Sons, New York; Macarthur, R.H., On the relative abundance of bird species (1957) Proc. Natl. Acad. Sci. USA, 43, pp. 293-295. , http://dx.doi.org/10.1073/pnas.43.3.293; Magurran, A.E., (2004) Measuring Biological Diversity, , Blackwell Publishing, Oxford; Manly, B.F.J., (1994) Multivariate Statistical Methods: A Primer, , 2nd ed. Chapman &amp; Hall, London; Martins, F.R., Santos, F.A.M., Técnicas usuais de estimativa da diversidade (1999) Holos ed Especial, pp. 236-267; McCune, B., Mefford, M.J., (1999) PC-ORD - Multivariate Analysis of Ecological Data, , Version 4.0. MjM Software Design, Gleneden Beach; Moran, R.C., Lindsaea (1995) Flora Mesoamericana: Psilotaceae a Salviniaceae, 1, pp. 158-159. , R.C. Moran &amp; R. Riba, eds., Universidad Nacional Autónoma de Mexico, Ciudad de México; Myers, N., Mittermeier, R.A., Mittermeier, C.G., Fonseca, G.A.B., Kent, J., Biodiversity hotspots for conservation priorities (2000) Nature, 403, pp. 853-858. , http://dx.doi.org/10.1038/35002501; Nóbrega, G.A., Prado, J., Pteridófitas da vegetação nativa do Jardim Botânico Municipal de Bauru, Estado de São Paulo, Brasil (2008) Hoehnea, 35, pp. 7-55; Pacheco, L., Trichomanes (1995) Flora Mesoamericana: Psilotaceae a Salviniaceae, 1, pp. 81-82. , R.C. Moran &amp; R. Riba, eds., Universidad Nacional Autónoma de México, Ciudad de México; Paciência, M.L.B., Prado, J., Efeitos de borda sobre a comunidade de pteridófitas na Mata Atlântica da região de (2004) Rev. Bras. Bot, 27, pp. 641-653. , Una, sul da Bahia, Brasil; Paciência, M.L.B., Prado, J., Effects of the forest fragmentation on the pterydophyte communities in an Atlantic Rain Forest (2005) Plant. Ecol, 180, pp. 87-104. , http://dx.doi.org/10.1007/s11258-005-3025-x; Distribuição espacial da assembléia de pteridófitas em uma paisagem fragmentada de Mata Atlântica no sul da Bahia, Brasil (2005) Hoehnea, 32, pp. 103-117. , PACIE^NCIA &amp; PRADO; Paciência, M.L.B., (2008) Diversidade De Pteridófitas Em Gradientes De Altitude Na Mata Atlântica Do Estado Do Paraná, Brasil, , Tese de Doutorado, Universidade de São Paulo, São Paulo; Payandeh, B., Comparison of method for assessing spatial distribution of trees (1970) Forest. Sci, 16, pp. 312-317; Pichi Sermolli, R.E.G., (1996) Authors of Scientific Names in Pteridophyta, , Royal Botanic Gardens, Kew; Poulsen, A.D., Baslev, H., Abundance and cover of ground herbs in an Amazonian rain forest (1991) J. Veg. Sci, 2, pp. 315-322. , http://dx.doi.org/10.2307/3235922; Poulsen, A.D., Nielsen, I.H., How many ferns in there in one hectare of Tropical Rain Forest? (1995) Am. Fern J, 85, pp. 29-35. , http://dx.doi.org/10.2307/1547678; Ricci, M., Variation in distribution and abundance of the endemic flora of Juan Fernández Island, Chile (1996) Pteridophyta Biodivers. Conserv, 5, pp. 1521-1532. , http://dx.doi.org/10.1007/BF00052113; Ruokolainen, K., Linnna, A., Tuomisto, H., Use of Melastomataceae and pteridophytes for revealing phytogeographical patterns in Amazoniam rain forests (1997) J. Trop. Ecol, 13, pp. 243-256. , http://dx.doi.org/10.1017/S0266467400010439; Sanders, H.L., Marine benthic diversity: A comparative study (1968) Am. Nat, 102, pp. 243-282. , http://dx.doi.org/10.1086/282541; Santiago, A.C.P., Barros, I.C.L., Sylvestre, L.S., Pteridófitas ocorrentes em três fragmentos florestais de um brejo de altitude (Bonito, Pernambuco, Brasil) (2004) Acta Bot. Bras, 18, pp. 781-792. , http://dx.doi.org/10.1590/S0102-33062004000400008; Setzer, J., (1966) Atlas Climatológico Do Estado De São Paulo, , Comissão Interestadual da Bacia do Paraná-Paraguai, CESP, São Paulo; Shepherd, G.J., (2009) FITOPAC 2.1 (versão Preliminar), , Universidade Estadual de Campinas, Campinas; Simpson, E.H., Measurement of diversity (1949) Nature, 163, p. 688. , http://dx.doi.org/10.1038/163688a0; Smith, E.P., van Belle, G., Nonparametric estimation of species richness (1984) Biometrics, 40, pp. 119-129. , http://dx.doi.org/10.2307/2530750; Smith, A.R., Pryer, K.M., Schettpelz, E., Korall, P., Scheider, H., Wolf, P., A classification for extant ferns (2006) Taxon, 55, pp. 705-731. , http://dx.doi.org/10.2307/25065646; Sneath, P.H., Sokal, R.R., (1973) Numerical Taxonomy, pp. 1-575. , Freeman and Company, San Francisco; Tilman, D., (1982) Resource Competition and Community Structure, , Princeton University Press, Princeton; Tilman, D., Pacala, S., The maintenance of species richness in plant communities (1993) Species Diversity in Ecological Communities: Historical and Geographical Perspectives, pp. 13-25. , R.E. Ricklefs &amp; D. Schluter, The University of Chicago Press, Chicago; Tryon, R.M., Endemic areas and geographic speciation in tropical American ferns (1972) Biotropica, 4, pp. 121-131. , http://dx.doi.org/10.2307/2989774; Tryon, R.M., Tryon, A.F., (1982) Ferns and Allied Plants, with Special Reference to Tropical America, , Springer Verlag, New York; Tryon, R., Biogeography of species, with special reference to ferns (1986) Bot. Rev, 52, pp. 117-156. , http://dx.doi.org/10.1007/BF02860999; Tuomisto, H., Ruokolainen, K., Distribution of Pteridophyta and Melastomataceae along an edapic gradient in an Amazonian rain forest (1994) J. Veg. Sci, 5, pp. 25-34. , http://dx.doi.org/10.2307/3235634; Tuomisto, H., Ruokolainen, K., Kalliol, R., Linna, A., Danjoy, W., Rodrigues, Z., Dissecting Amazonian biodiversity (1995) Science, 269, pp. 63-66. , http://dx.doi.org/10.1126/science.269.5220.63; Tuomisto, H., Poulsen, A.D., Influence of edaphic specialization on pteridophyte distribution in Neotropical Rain Forests (1996) J. Biogeogr, 23, pp. 283-293. , http://dx.doi.org/10.1046/j.1365-2699.1996.00044.x; Tuomisto, H., Ruonkolainen, K., Poulsen, A.D., Moran, R., Quintana, C., Cañas, G., Celi, J., Distribution and Diversity of pteridophytes and Melastomataceae along edaphic gradientes in Yasuní National Park, Ecuadorian Amazonia (2002) Biotropica, 34, pp. 516-533. , http://dx.doi.org/10.1111/j.1744-7429.2002.tb00571.x; Tuomisto, H., Ruokolainen, K., Yli-Halla, M., Dispersal, environment, and floristic variation of Western Amazonian Forests (2003) Science, 299, pp. 241-244; Veloso, H.P., Rangel Filho, A.L.R., Lima, J.C.A., (1991) Classificação Da Vegetação Brasileira, Adaptada a Um Sistema Universal, , IBGE, Rio de Janeiro; Young, K.R., León, B., Pteridophyte species diversity in the central Peruvian Amazon: Importance of edaphic specialization (1989) Brittonia, 41 (4), pp. 388-395. , http://dx.doi.org/10.2307/2807552; Windisch, P.G., (1990) Pteridófitas Da Região Norte-Ocidental Do Estado De São Paulo - Guia Para Excursões, , UNESP, São José do Rio Preto; Windsch, P.G., Trichomanes crispum L (1992) Bradea, 6, pp. 78-117. , (Pteridophyta, Hyenophyllaceae)and allied species; Zunquim, G., Costa, F.R.C., Prado, J., Tuomisto, H., (2008) Guia De Samambaias E Licófitas Da REBIO UATUMÃ, Amazônia Central, , Editora Attema, Manaus</text:p>
          </table:table-cell>
          <table:table-cell office:value-type="string" calcext:value-type="string">
            <text:p>Nóbrega, G. A.; Universidade Estadual de Campinas - UNICAMP, CP 6109, Campinas CEP 13083-970, Brazil; email: giareias@gmail.com</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423319</text:p>
          </table:table-cell>
          <table:table-cell table:number-columns-repeated="983"/>
        </table:table-row>
        <table:table-row table:style-name="ro1">
          <table:table-cell office:value-type="string" calcext:value-type="string">
            <text:p>de Campos M.C.R., Tamashiro J.Y., Assis M.A., Joly C.A.</text:p>
          </table:table-cell>
          <table:table-cell office:value-type="string" calcext:value-type="string">
            <text:p>Phytosociology and floristic composition of the arboreal component of the transition Lowland - Lower Montane Ombrophilous Dense Forest At NúCleo Picinguaba/Serra Do Mar State Park, Ubatuba, Southeastern Brazil [Florística e fitossociologia do componente arbóreo da transição Floresta OmbróFila Densa das Terras Baixas - Floresta OmbróFila Densa Submontana do NúCleo Picinguaba/PESM, Ubatuba, sudeste do Brasil]</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301" calcext:value-type="float">
            <text:p>301</text:p>
          </table:table-cell>
          <table:table-cell office:value-type="float" office:value="312" calcext:value-type="float">
            <text:p>312</text:p>
          </table:table-cell>
          <table:table-cell/>
          <table:table-cell office:value-type="float" office:value="2" calcext:value-type="float">
            <text:p>2</text:p>
          </table:table-cell>
          <table:table-cell office:value-type="string" calcext:value-type="string">
            <text:p>10.1590/S1676-06032011000200030</text:p>
          </table:table-cell>
          <table:table-cell office:value-type="string" calcext:value-type="string">
            <text:p>http://www.scopus.com/inward/record.url?eid=2-s2.0-80052404813&amp;partnerID=40&amp;md5=2b4d1c5fcf7dd732e8d5e2906a97b0ae</text:p>
          </table:table-cell>
          <table:table-cell office:value-type="string" calcext:value-type="string">
            <text:p>Departamento de Biologia Vegetal, Instituto de Biologia, Universidade Estadual de Campinas - UNICAMP, CP 6109, CEP 13083-970, Campinas, SP, Brazil; Departamento de Botânica, Instituto de Biociências de Rio Claro, Universidade Estadual Paulista Júlio de Mesquita Filho - UNESP, CP 199, CEP 13506-900, Rio Claro, SP, Brazil</text:p>
          </table:table-cell>
          <table:table-cell office:value-type="string" calcext:value-type="string">
            <text:p>de Campos, M.C.R., Departamento de Biologia Vegetal, Instituto de Biologia, Universidade Estadual de Campinas - UNICAMP, CP 6109, CEP 13083-970, Campinas, SP, Brazil; Tamashiro, J.Y., Departamento de Biologia Vegetal, Instituto de Biologia, Universidade Estadual de Campinas - UNICAMP, CP 6109, CEP 13083-970, Campinas, SP, Brazil; Assis, M.A., Departamento de Botânica, Instituto de Biociências de Rio Claro, Universidade Estadual Paulista Júlio de Mesquita Filho - UNESP, CP 199, CEP 13506-900, Rio Claro, SP, Brazil; Joly, C.A., Departamento de Biologia Vegetal, Instituto de Biologia, Universidade Estadual de Campinas - UNICAMP, CP 6109, CEP 13083-970, Campinas, SP, Brazil</text:p>
          </table:table-cell>
          <table:table-cell office:value-type="string" calcext:value-type="string">
            <text:p>In a 1-ha plot divided into 100 subplots of 10 × 10 m, all trees with at least 15 cm of perimeter at breast height (DBH = 4.8 cm) were marked and had their heights estimated and perimeter taken. The rock cover (rocks over 50 cm diameter) was estimated in five classes of frequency, and records were made for individuals growing directly on rocks. We found 1,274 trees matching the sampling criteria, which belong to 41 botanical families (highlighting Myrtaceae, Rubiaceae and Fabaceae) and 142 species or morphotypes. The most important (Importance Value Index) species are: Euterpe edulis, Mollinedia schottiana, Bathysa mendoncaei, Coussarea accedens, Rustia formosa and Guapira opposita. Shannon's diversity index was 4.05 nats/ind and Pielou's equability was 0.82. The average tree height is of 9 m and the canopy is at around 18 m. The trees' average diameter is 13.9 cm, and 29 individuals surpass 50 cm DBH. The basal area for the 1-ha plot (live trees only) is 30.27 m 2. A direct relation was found between rock cover and lesser species richness and number of individuals per subplot. No relationship was found between rock cover and the mean height or mean diameter of stems in the subplots. 34 tree species in this area are able to grow on rocks; 11 of which do not grow roots to the soil, particularly Euterpe edulis and Guapira opposita. The height and diameter of the individuals that grow on rocks is not statistically different from the remaining in the plot.</text:p>
          </table:table-cell>
          <table:table-cell office:value-type="string" calcext:value-type="string">
            <text:p>Atlantic rainforest; Floristic; Phytosociology; Serra do mar state park</text:p>
          </table:table-cell>
          <table:table-cell office:value-type="string" calcext:value-type="string">
            <text:p>Bathysa; Coussarea; Euterpe edulis; Fabaceae; Guapira opposita; Mollinedia; Myrtaceae; Rubiaceae; Rustia</text:p>
          </table:table-cell>
          <table:table-cell table:number-columns-repeated="5"/>
          <table:table-cell office:value-type="string" calcext:value-type="string">
            <text:p>Almeida, F.F.M., Carneiro, C.D.R., Origem e evolução da Serra do Mar (1998) Rev. Bras. Geocienc, 28 (2), pp. 135-150; An update of the Angiosperm Phylogeny Group classification for the orders and families of flowering plants: APG II (2003) Bot. J. Linn. Soc, 141, pp. 399-436. , http://dx.doi.org/10.1046/j.1095-8339.2003.t01-1-00158.x, ANGIOSPERM PHYLOGENY GROUP - APGII; Carvalhaes, M.A., (1997) Florística E Estrutura De Mata Sobre Restinga Na Juréia, Iguape, SP, , Dissertação de Mestrado, Universidade de São Paulo, São Paulo; Clark, D.B., Clark, D.A., Read, J.M., Edaphic variation and the mesoscale distribution of tree species in a neotropical rain forest (1998) J. Ecol, 86, pp. 101-112. , http://dx.doi.org/10.1046/j.1365-2745.1998.00238.x; Fidalgo, O., Bononi, V.L.R., (1984) Técnicas De Coleta, Preservação E Herborização De Material Botânico, , Instituto de Botânica, São Paulo; Givnish, T.J., On the causes of gradients in tropical tree diversity (1999) J. Ecol, 87, pp. 193-210. , http://dx.doi.org/10.1046/j.1365-2745.1999.00333.x; Guilherme, F.A.G., Morellato, L.P.C., Assis, M.A., Horizontal and vertical tree community structure in a lowland Atlantic Rain Forest, Southeastern Brazil (2004) Rev. Bras. Bot, 27 (4), pp. 725-737; (2007), http://mapas.ibge.gov.br/, INSTITUTO BRASILEIRO DE GEOGRAFIA E ESTATÍSTICA - IBGE, ultimo acesso em: 26/11/2007Illenseer, R., Paulilo, M.T.S., Crescimento e eficiência na utilozação de nutrientes em plantas jovens de Euterpe edulis Mart (2002) Acta Bot. Bras, 16 (4), pp. 385-394. , http://dx.doi.org/10.1590/S0102-33062002000400002, Sob dois níveis de irradiância, nitrogênio e fósforo; Joly, C.A., Assis, M.A., Bernacci, L.C., Tamashiro, J.Y., Campos, M.C.R., Gomes, J.A.M.A., Lacerda, M.S., Belinello, R., Florística e fitossociologia da Mata Atlântica do sudeste do Brasil ao longo de um gradiente altitudinal (2011) Biota Neotrop, 11 (2). , no prelo; Kurtz, B.C., Araújo, D.S.D., Composição florística e estrutura do componente arbóreo de um trecho de Mata Atlântica na Estação Ecológica Estadual do Paraíso, Cachoeiras de Macacu, Rio de Janeiro, Brasil (2000) Rodriguésia, 51 (78-115), pp. 69-112; Lacerda, M.S., (2001) Composição Florística E Estrutura Da Comunidade Arbórea Num Gradiente Altitudinal Da Mata Atlântica, , Tese de Doutorado, Universidade Estadual de Campinas, Campinas; Lambers, J.H.R., Clark, J.S., Beckage, B., Density-dependent mortality and the latitudinal gradient in species diversity (2002) Nature, 417, pp. 732-735. , http://dx.doi.org/10.1038/nature00809; Landrum, L.R., Kawasaki, M.L., The genera of Myrtaceae in Brazil: An illustrated synoptic treatment and identification keys (1997) Brittonia, 49 (4), pp. 508-536. , http://dx.doi.org/10.2307/2807742; Magurran, A.E., Species abundance distributions: Pattern or process? (2005) Funct. Ecol, 19, pp. 177-181. , http://dx.doi.org/10.1111/j.0269-8463.2005.00930.x; Mantovani, W., (1993) Estrutura E Dinâmica Da Floresta Atlântica Na Juréia, Iguape - SP, , Tese de Livre Docência, Universidade de São Paulo, São Paulo; Martins, F.R., (1993) Estrutura De Uma Floresta Mesófila, p. 246. , Universidade de Campinas, Campinas; Martins, S.C., (2010) Perdas De Nitrogênio Pela Emissão De Óxido Nitroso (N 2O) E Sua Relação Com a Decomposição Da Serapilheira E Biomassa De Raízes Na Floresta De Mata Atlântica, , Tese de Doutoramento, Universidade de São Paulo, São Paulo; Meirelles, S.T., Pivello, V.R., Joly, C.A., The vegetation of granite rock outcrops in Rio de Janeiro, Brazil, and the need for its protection (1999) Environ. Conserv, 26, pp. 10-20. , http://dx.doi.org/10.1017/S0376892999000041; Moreno, M.R., Nascimento, M.T., Kutrz, B.C., Structure and floristic composition of tree communities in two altitudinal zones in Atlantic Forest in the Imbé Region, RJ, Brazil (2003) Acta Bot. Bras, 17 (3), pp. 371-386; Mori, S.A., Boom, B.M., Carvalino, A.M., Santos, T.S., Ecological importance of Myrtaceae in na Eastern Brazilian Wet Forest (1983) Biotropica, 15 (1), pp. 68-70. , http://dx.doi.org/10.2307/2388002; Oliveira, R.J., (1999) Dinâmica De Plântulas E Estrutura De Mata Atlântica Secundária De Encosta, Peruíbe, SP, , Dissertação de Mestrado, Universidade de São Paulo, São Paulo; Oliveira, R.J., Mantovani, W., Melo, M.M.R.F., Structure of the tree and shrub component of the Atlantic rain forest, Peruíbe, SP (2001) Acta Bot. Bras, 15 (3), pp. 391-412. , http://dx.doi.org/10.1590/S0102-33062001000300009; Oliveira-Filho, A.T., Fontes, M.A.L., Patterns of floristic differentiation among Atlantic Forests in Southeastern Brazil and the influence of Climate (2000) Biotropica, 32 (4), pp. 793-810. , http://dx.doi.org/10.1111/j.1744-7429.2000.tb00619.x; Peixoto, G.L., Martins, S.V., Silva, A.F., Silva, E., Floristic survey of the tree layer in an area of Atlantic Rainforest in Serra da Capoeira Grande Environmental Protection Area, Rio de Janeiro State, Brazil (2004) Acta Bot. Bras, 18 (1), pp. 151-160; Pianka, E.R., Latitudinal gradients in species diversity: A review of concepts (1966) Am. Nat, 100, pp. 33-46. , http://dx.doi.org/10.1086/282398; Rejmanék, M., The concept of structure in Phytosociology with references to classification of plant communities (1977) Vegetatio, 35, pp. 75-81; Rohde, K., Latitudinal gradients in species diversity: The search fot the primary cause (1992) Oikos, 65, pp. 514-527. , http://dx.doi.org/10.2307/3545569; (2007) Instituto Agronômico De Campinas, , http://www.ciiagro.sp.gov.br/, SÃO PAULO (Estado), Centro Integrado de Informações Agrometereológicas, último acesso em: 04/05/ 2007; Shepherd, G.J., (2006) FITOPAC I, , Manual do Usuário. Universidade Estadual de Campinas, Campinas; Sytsma, K.J., Litt, A., Zjhra, M.L., Pires, J.C., Nepokroeff, M., Conti, E., Walker, J., Wilson, P.G., Clades, clocks, and continents: Historical and biogeographical analysis of Myrtaceae, Vochysiaceae, and relatives in the Southern Hemisphere (2004) Int. J. Plant Sci, 165 (4 SUPPL.), pp. S85-S105. , http://dx.doi.org/10.1086/421066; Vieira, S.A., Alves, L.F., Aidar, M., Araújo, L.S., Baker, T., Batista, J.L.F., Campos, M.C.R., Trumbore, S.E., Estimation of carbon stocks: The case of the Atlantic Forest (2008) Biota Neotrop, 8 (2). , http://www.biotaneotropica.org.br/v8n2/en/abstract?point-of-view+bn00108022008; Whittaker, R.H., The population structure of vegetation (1978) Phytosociology - Benchmark Papers in Ecology, 6, pp. 360-380. , R.P McIntosh, ed, Dowden, Hutchinson &amp; Ross, Inc, Pennsylvania; Wright, J.S., Plant diversity in tropical forests: A review of mechanisms of species coexistence (2002) Oecologia, 130 (1), pp. 1-14</text:p>
          </table:table-cell>
          <table:table-cell office:value-type="string" calcext:value-type="string">
            <text:p>de Campos, M. C. R.; Departamento de Biologia Vegetal, Instituto de Biologia, Universidade Estadual de Campinas - UNICAMP, CP 6109, CEP 13083-970, Campinas, SP, Brazil; email: maricruzcampos@gmail.com</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404813</text:p>
          </table:table-cell>
          <table:table-cell table:number-columns-repeated="983"/>
        </table:table-row>
        <table:table-row table:style-name="ro1">
          <table:table-cell office:value-type="string" calcext:value-type="string">
            <text:p>Rochelle A.L.C., Cielo-Filho R., Martins F.R.</text:p>
          </table:table-cell>
          <table:table-cell office:value-type="string" calcext:value-type="string">
            <text:p>Tree community structure in an Atlantic forest fragment at Serra do Mar State Park, southeastern Brazil [Florística e estrutura de um trecho de Floresta Ombrófila Densa Atlântica Submontana no Parque Estadual da Serra do Mar, em Ubatuba/SP, Brasil]</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337" calcext:value-type="float">
            <text:p>337</text:p>
          </table:table-cell>
          <table:table-cell office:value-type="float" office:value="346" calcext:value-type="float">
            <text:p>346</text:p>
          </table:table-cell>
          <table:table-cell/>
          <table:table-cell office:value-type="float" office:value="2" calcext:value-type="float">
            <text:p>2</text:p>
          </table:table-cell>
          <table:table-cell office:value-type="string" calcext:value-type="string">
            <text:p>10.1590/S1676-06032011000200032</text:p>
          </table:table-cell>
          <table:table-cell office:value-type="string" calcext:value-type="string">
            <text:p>http://www.scopus.com/inward/record.url?eid=2-s2.0-80052426027&amp;partnerID=40&amp;md5=206b193009e2687b7b6cd33e58db5e77</text:p>
          </table:table-cell>
          <table:table-cell office:value-type="string" calcext:value-type="string">
            <text:p>Laboratório de Ecologia Vegetal, Instituto de Biologia, Universidade Estadual de Campinas - UNICAMP, CP 6109, CEP 13083-970, Campinas, SP, Brazil; Instituto Florestal, Herbário Dom Bento Pickel (SPSF), Seção de Madeira e Produtos Florestais, CP 1322, CEP 02377-000, São Paulo, SP, Brazil; Departamento de Biologia Vegetal, Instituto de Biologia, Universidade Estadual de Campinas - UNICAMP, CP 6109, CEP 13083-970, Campinas, SP, Brazil</text:p>
          </table:table-cell>
          <table:table-cell office:value-type="string" calcext:value-type="string">
            <text:p>Rochelle, A.L.C., Laboratório de Ecologia Vegetal, Instituto de Biologia, Universidade Estadual de Campinas - UNICAMP, CP 6109, CEP 13083-970, Campinas, SP, Brazil; Cielo-Filho, R., Instituto Florestal, Herbário Dom Bento Pickel (SPSF), Seção de Madeira e Produtos Florestais, CP 1322, CEP 02377-000, São Paulo, SP, Brazil; Martins, F.R., Departamento de Biologia Vegetal, Instituto de Biologia, Universidade Estadual de Campinas - UNICAMP, CP 6109, CEP 13083-970, Campinas, SP, Brazil</text:p>
          </table:table-cell>
          <table:table-cell office:value-type="string" calcext:value-type="string">
            <text:p>This work describes the tree community structure and composition in a 1 ha plot of undisturbed Atlantic Forest located at the north coast (S 23° 21' 59.8" - W 45° 05' 02.8") of São Paulo state and relates its floristic composition in a regional context. We sampled all stems with diameter at breast height (dbh) ≥ 4.8 cm in 100 contiguous 10 × 10 m plots. We found 1881 individuals distributed in 206 species, 102 genera and 48 families. 1578 stems were trees (83.9%), 237 palms (12.6%), eight ferns (0.42%) and 58 standing dead trees (3.08%). Myrtaceae (43), Rubiaceae (18), Lauraceae (16), and Fabaceae (13) were the families with the greatest number of species, respectively. Rubiaceae, Myrtaceae, Arecaceae, and Sapotaceae had the greatest number of individuals, respectively, summing 946 stems (50.29%). Euterpe edulis Mart. had the highest importance value (iv) and stem density (9.5%). We found two new species and two other species had their first record in São Paulo state. The species richness (206) and diversity (H' = 4.48 nats.indivíduo-1) are among the highest ever recorded in Brazilian forests.</text:p>
          </table:table-cell>
          <table:table-cell office:value-type="string" calcext:value-type="string">
            <text:p>Atlantic Rainforest; Brazilian forests; Floristic composition; Serra do Mar State Park</text:p>
          </table:table-cell>
          <table:table-cell office:value-type="string" calcext:value-type="string">
            <text:p>Arecaceae; Euterpe edulis; Fabaceae; Filicophyta; Lauraceae; Myrtaceae; Rubiaceae; Sapotaceae</text:p>
          </table:table-cell>
          <table:table-cell table:number-columns-repeated="5"/>
          <table:table-cell office:value-type="string" calcext:value-type="string">
            <text:p>Almeida, S.S., Lisboa, P.L., Silva, A.S.L., Diversidade florística de uma comunidade arbórea na Estação Científica "Ferreira Penna, em Caxiuanã (Pará) (1993) Bol. Mus. Para. Emilio Goeldi., 9, pp. 93-128; Assis, M.A., (1999) Florística E Caracterização Das Comunidades Vegetais Da Planície Costeira De Picinguaba, Ubatuba/SP, , Tese de doutorado, Universidade de Campinas, São Paulo; Borém, R.A.T., Oliveira-Filho, A.T., Phytosociology of the wood stratum of a modified atlantic Forest toposequence in Silva Jardim-RJ, Brazil (2002) Rev. Arvore., 26 (6), pp. 727-742; Caiafa, A.N., Martins, F.R., Taxonomic identification, sampling methods, and minimum size of the tree sampled: Implications and perspectives for studies in the Brazilian Atlantic rainforest (2007) Func. Ecosyst. Commun., 1, pp. 95-104; Campbell, D.G., Daly, D.G., Prance, G.T., Maciel, U.N., Quantitative ecological inventory of terra firme and várzea tropical forest on the rio Xingu, Brazilian Amazon (1986) Brittonia, 38, pp. 369-393. , http://dx.doi.org/10.2307/2807085; Campos, M.C.R., (2008) Relação Da Composição E Estrutura Do Componente Arbóreo Com Variáveis Microtopográficas E Edáficas Da Floresta Ombrófila Densa Do Núcleo Picinguaba/PESM, Ubatuba/SP, , Dissertação de Mestrado, Universidade Estadual de Campinas, Campinas; Carvalho, D.A., Oliveira-Filho, A.T., van den Berg, E., Fontes, M.A.L., Vilela, E.A., Marques, J.J.G.S.M., Carvalho, W.A.C., Variações florísticas e estruturais do componente arbóreo de uma floresta ombrófila alto-montana às margens do rio Grande, Bocaina de Minas, MG, Brasil (2005) Acta Bot. Bras., 19 (1), pp. 91-109. , http://dx.doi.org/10.1590/S0102-33062005000100010; Dantas, M., Muller, N.R.M., Estudos fito-ecológicos do trópico úmido brasileiro 1 - aspectos fitossociológicos de mata sobre terra roxa na região de Altamira (1979) An. Soc. Bot. Bras., 30, pp. 205-218; Dantas, M., Rodrigues, I.M.A., Muller, N.R.M., Estudos fito-ecológicos do trópico úmido brasileiro: Aspectos fitossociológicos de mata sobre latossolo amarelo em Capitão Poço (1980) Bol. Pesq. EMBRAPA., 9, pp. 23-38; Gentry, A.H., Neotropical floristic diversity: Phytogeographical connections between Central and South America, pleistocene climatic fluctuations, or an accident of the andean orogeny? (1982) Ann. Missouri Bot. Gard., 69, pp. 557-593. , http://dx.doi.org/10.2307/2399084; Gentry, A.H., Changes in plant community diversity and floristic composition on environmental and geographical gradients (1988) Ann. Missouri Bot. Gard., 75, pp. 1-34. , http://dx.doi.org/10.2307/2399464; Gentry, A.H., Terborgh, J., Composition and dynamics of the Cocha Cashu mature floodplain forest (1990) Four Neotropical Rainforests, pp. 542-564. , (A.H. Gentry, ed.). Yale University Press, New Haven; Gomes, J.A.M.A., Bernacci, L.C., Torres, R.B., Composição florística, estrutura e funcionamento da Floresta Ombrófila Densa dos Núcleos Picinguaba e Santa Virgínia do Parque Estadual da Serra do Mar, Estado de São Paulo, Brasil (2008) 3 o Relatório Do Projeto Temático Biota Gradiente Funcional, (3), pp. 12595-12597. , (C.A. Joly &amp; L.A. Martinelli, Coordenadores). Processo FAPESP; Guedes-Bruni, R.R., Mantovani, W., Espécies arbóreas raras em dossel de seis unidades fisionômicas de Mata Atlântica no Rio de Janeiro: Uma abordagem preliminar (1999) Anais Do 50 Congresso Nacional De Botânica. Blumenau., pp. 264-265; Guedes-Bruni, R.R., Pessoa, S.V.A., Kurtz, B.C., Florística e estrutura do componente arbustivo-arbóreo de um trecho preservado da floresta montana na Reserva Ecológica de Macaé de Cima (1997) Serra De Macaé De Cima: Diversidade Florística E Conservação Em Mata Atlântica, pp. 127-146. , (H.C. Lima &amp; R.R. Guedes-Bruni, eds.). Jardim Botânico do Rio de Janeiro, Rio de Janeiro; Guedes-Bruni, R.R., Silva Neto, S.J., Morim, M.P., Mantovani, W., Composição florística e estrutura de trecho de Floresta Ombrófila Densa Atlântica aluvial na Reserva Biológica de Poço das Antas, Silva Jardim, Rio de Janeiro, Brasil (2006) Rodriguesia, 57 (3), pp. 413-428; Guedes-Bruni, R.R., Silva Neto, S.J., Morim, M.P., Mantovani, W., Composição florística e estrutura de dossel em trecho de floresta ombrófila densa atlântica sobre morrote mamelonar na reserva biológica de poço das antas, Silva Jardim, Rio de Janeiro, Brasil (2006) Rodriguésia, 57 (3), pp. 429-442; Guilherme, F.A.G., Morellato, L.P.C., Assis, M.A., Horizontal and vertical tree community structure in a lowland Atlantic Rain Forest, Southeastern Brazil (2004) Rev. Bras. Bot., 27 (4), pp. 725-737; Huston, M.A., A general hypothesis of species diversity (1979) Am. Nat., 113, pp. 81-101. , http://dx.doi.org/10.1086/283366; (1992) Manual Técnico Da Vegetação Brasileira, , INSTITUTO BRASILEIRO DE GEOGRAFIA E ESTATÍSTICA - IBGE, Instituto Brasileiro de Geografia e Estatística, Rio de Janeiro; (2006) Parque Estadual Da Serra Do Mar: Plano De Manejo, , http://www.iflorestal.sp.gov.br, INSTITUTO FLORESTAL - IF, Instituto Florestal - Secretaria do Meio Ambiente do Estado de São Paulo, (ultimo acesso em 25/10/2008); Ivanauskas, N.M., (1997) Caracterização Florística E Fisionômica Da Floresta Atlântica Sobre a Formação Pariquera-Açu, Na Zona Da Morraria Costeira Do Estado De São Paulo, , Dissertação de Mestrado, Universidade Estadual de Campinas, Campinas; Ivanauskas, N.M., Rodrigues, R.R., Nave, A.G., Fitossociologia de um trecho de Floresta Estacional Semidecídua em Itatinga, SP, Brasil (1999) Sci. For., 56, pp. 83-99; Jarenkow, J.A., (1994) Estudo Fitossociológico Comparativo Entre Duas Áreas Com Mata De Encosta No Rio Grande Do Sul, , Tese de Doutorado, Universidade de São Carlos, São Carlos; Joly, C.A., Assis, M.A., Bernacci, L.C., Campos, M.C.R., Gomes, J.A.M.A., Lacerda, M.S., Martins, F.R., Martinelli, L.A., Florística e fitossociologia da Mata Atlântica do sudeste do Brasil ao longo de um gradiente altitudinal (2011) Biota Neotrop, 11 (2). , no prelo; Kageyama, P., Gandara, F.B., Dinâmica de populações de espécies arbóreas e implicações para o manejo e a conservação (1993) III Simpósio De Ecossistemas Da Costa Brasileira, pp. 1-12. , Universidade de São Paulo, São Paulo; Kurtz, B.C., Araujo, D.S.D., Composição florística e estrutura do componente arbóreo de um trecho de Mata Atlântica na Estação Ecológica Estadual do Paraíso, Cachoeiras de Macacu, Rio de Janeiro, Brasil (2000) Rodriguésia, 51 (78-115), pp. 69-112; Lacerda, M.S., (2001) Composição Florística E Estrutura Da Comunidde Arbórea Num Gradiente Altitudinal Da Mata Atlântica, , Tese de Doutorado, Universidade Estadual de Campinas, Campinas; Leitão-Filho, H.F., Pagano, S.N., Cesar, O., Timoni, J.L., Rueda, J.J., (1993) Ecologia Da Mata Atlântica Em Cubatão, , Editora da Universidade Estadual Paulista &amp; Editora da Universidade Estadual de Campinas, São Paulo &amp; Campinas; Lieberman, M., Lieberman, D., Patterns of density and dispersion of forest trees (1994) La Selva Ecology and Natural History of a Neotropical Rain Forest, pp. 106-119. , (L.A. MacDade, K.S. Bawa, H.A. Hespenheide &amp; G.S. Hartshorn, eds.). University of Chicago Press, Chicago; Lisboa, R.B.Z., (2001) Análise Fitossociológica De Uma Comunidade Arbórea, Na Floresta Ombrófila Densa, No Parque Botânico Morro Do Bau - Ilhota/SC, , Dissertação de Mestrado, Universidade Federal de Santa Catarina, Florianópolis; Mantovani, W., (1993) Estrutura E Dinâmica Da Floresta Atlântica Na Juréia, Iguape, SP, , Tese de Livre-Docência, Universidade de São Paulo, São Paulo; Mantovani, M., Ruschel, A.R., Puchalski, A., Silva, J.Z., Reis, M.S., Nodari, R.O., Diversidade de espécies e estrutura sucessional de uma formação secundária da floresta ombrófila densa (2005) Sci. For., 67, pp. 14-26; Martins, F.R., (1991) Estrutura De Uma Floresta Mesófila, , Universidade Estadual de Campinas, Campinas; Melo, M.M.R.F., Mantovani, W., Composição florística e estrutura fitossociológica da mata atlântica de encosta na Ilha do Cardoso (Cananéia, Brasil) (1994) Bol. Inst. Bot., 9, pp. 107-158; Melo, M.M.R.F., Oliveira, R.J., Rossi, L., Mamede, M.C.H., Cordeiro, I., Fitossociologia de trecho de Mata Atlântica na Planície do Rio Verde, Estação Ecológica de Juréia, Itatins, SP, Brasil (1998) Anais Do IV Simpósio De Ecossistemas Brasileiros, 2, pp. 49-56. , ACIESP, Águas de Lindóia; Moreno, M.R., Nascimento, M.T., Kurtz, B.C., Estrutura e composição florística do estrato arbóreo em duas zonas altitudinais na mata atlântica de encosta da região do Imbé, RJ (2003) Acta Bot. Bras., 17 (3), pp. 371-386; Mori, S.A., Boom, B.M., Carvalho, A.M., Santo, T.S., Ecological importance of Myrtaceae in an Eastern Brasilian Wet Forest (1983) Biotropica, 15 (1), pp. 68-70. , http://dx.doi.org/10.2307/2388002; Myers, N., Mittermeier, R.A., Mittermeier, C.G., Fonseca, G.A.B., Kent, J., Biodiversity hotspots for conservation priorities (2000) Nature, 403, pp. 852-858. , http://dx.doi.org/10.1038/35002501; Oliveira Filho, A.T., Fontes, M.A.L., Patterns of floristic differentiation among Atlantic forests in Southeastern Brazil, and the influence of climate (2000) Biotropica, 32 (4), pp. 793-810. , http://dx.doi.org/10.1111/j.1744-7429.2000.tb00619.x; Oliveira-Filho, A.T., Ratter, J.A., A study of the origin of central Brazilian forests by the analysis of plant species distribution patterns (1995) Edinb. J. Bot., 52, pp. 141-194. , http://dx.doi.org/10.1017/S0960428600000949; Peixoto, A.L., Gentry, A.H., Diversidade e composição florística da mata de tabuleiro na Reserva Florestal de Linhares (Espírito Santo, Brasil) (1990) Rev. Bras. Bot., 13, pp. 19-25; Peixoto, G.L., Martins, S.V., Silva, A.F., Silva, E., Estrutura do componente arbóreo de um trecho de Floresta Atlântica na Área de Proteção Ambiental da Serra da Capoeira Grande, Rio de Janeiro, RJ, Brasil (2005) Acta Bot. Bras., 19 (3), pp. 539-547. , http://dx.doi.org/10.1590/S0102-33062005000300015; Pessoa, S.V.A., Guedes-Bruni, R.R., Kurtz, B.C., Composição florística e estrutura do componente arbustivo-arbóreo de um trecho secundário de floresta montana na Reserva Ecológica de Macaé de Cima (1997) Serra De Macaé De Cima: Diversidade Florística E Conservação Em Mata Atlântica, pp. 147-167. , (H.C. Lima &amp; R.R. Guedes-Bruni, eds.). Jardim Botânico do Rio de Janeiro, Rio de Janeiro; Ponçano, W.L., Carneiro, C.D.R., Bistrichi, C.A., Almeida, F.F.M., Pradini, F.L., (1981) Mapa Geomorfológico Do Estado De São Paulo, p. 1. , Instituto de Pesquisas Tecnológicas do Estado de São Paulo, São Paulo, v; Ramos, E., (2008) Estudos Florísticos E Fitossociológicos Em Trecho Da Mata Atlântica (Ubatuba, SP) Como Subsídio Para a Conservação De Recursos Fitogenéticos, , Dissertação de Mestrado, Instituto Agronômico de Campinas, Campinas; Sanchez, M., Pedroni, F., Leitão-Filho, H.F., Cesar, O., Composição Florística de um trecho de floresta ripária na Mata Atlântica em Picinguaba, Ubatuba, SP (1999) Rev. Bras. Bot., 22, pp. 31-42. , http://dx.doi.org/10.1590/S0100-84041999000100006; Scarano, F.R., Structure, function and floristic relationships of plant communities in stressful habitats marginal to the Brazilian Atlantic rain forest (2002) Ann. Bot., 90, pp. 517-524. , http://dx.doi.org/10.1093/aob/mcf189; Scudeller, V.V., Martins, F.R., Fitogeo - Um Banco de Dados Aplicado à Fitogeografia (2003) Acta Amazon, 33 (1), pp. 9-21; Scudeller, V.V., Martins, F.R., Shepherd, G.J., Distribution and abundance of arboreal species in the atlantic ombrophilous dense forest in Southeastern Brazil (2001) PlantE, 152, pp. 185-199; Setzer, J., (1966) Atlas Climatológico Do Estado De São Paulo, , Comissão Interestadual da Bacia do Paraná-Paraguai, CESP, São Paulo; Shepherd, G.J., (1996) Fitopac 1: Manual Do Usuário, , Departamento de Botânica/UNICAMP, Campinas; Silva, A.F., Leitão filho, H.F., Composição forística e estrutura de um trecho de Mata Atlântica de encosta no município de Ubatuba (São Paulo - Brasil) (1982) Rev. Bras. Bot., 5, pp. 43-52; Silva, A.S.L., Lisboa, P.B., Maciel, U.B., Diversidade florística e estrutura em floresta densa da bacia do rio Juruá-AM (1992) Bol. Mus. Para. Emilio Goeldi., 8, pp. 203-258; Silva, J.M.C., Casteleti, C.H.M., Status of the biodiversity of the Atlantic Forest of Brazil (2003) The Atlantic Forest of South America - Biodiversity Status, Threats, and Outlook, pp. 43-59. , (C. Galindo-Leal &amp; I.G. Câmara, eds). Island, Washington, Covelo, London; Siqueira, M.F., (1994) Análise Florística E Ordenação De Espécies Arbóreas Da Mata Atlântica Através De Dados Binários, , Tese de Mestrado, Universidade Estadual de Campinas, Campinas; Sztutman, M., Rodrigues, R.R., O mosaico vegetacional numa área de floresta contínua de planície litorânea, Parque Estadual da Campina do Encantado, Pariquera-Açu, SP (2002) Rev. Bras. Bot., 25, pp. 161-176. , http://dx.doi.org/10.1590/S0100-84042002000200005; Tabanez, A.A.J., Viana, V.M., Patch Structure within Brazilian Atlantic forests fragments and implications for conservation (2000) Biotropica, 32 (4), pp. S925-S933. , http://dx.doi.org/10.1646/0006-3606(2000)032[0925:PSWBAF]2.0.CO;2; Tabarelli, M., Mantovani, W., A riqueza de espécies arbóreas na floresta atlântica de encosta no estado de São Paulo (Brasil) (1999) Rev. Bras. Bot., 22 (2), pp. 217-223; Thomaz, L.D., Monteiro, R., Composição florística da Mata Atlântica de encosta da Estação Biológica de Santa Lucia, município de Santa Teresa-ES (1997) Bol. Mus. Bio. Mello Leitão (Nov. Ser.), 7, pp. 3-48; Valencia, R., Balslev, H., Paz Y MiñO, G., High tree alpha diversity in Amazonian Ecuador (1994) Biodivers. Conserv., 3, pp. 21-28. , http://dx.doi.org/10.1007/BF00115330; Whitmore, T.C., (1990) An Introduction to Tropical Rain Forests, , Oxford University Press, Oxford; Wright, D.D., Jessen, J.H., Burke, P., Garza, H.G.S., Tree and Liana enumeration and diversity on a one-hectare plot in Papua New Guinea (1997) Biotropica, 29 (3), pp. 250-260. , http://dx.doi.org/10.1111/j.1744-7429.1997.tb00426.x</text:p>
          </table:table-cell>
          <table:table-cell office:value-type="string" calcext:value-type="string">
            <text:p>Rochelle, A. L. C.; Laboratório de Ecologia Vegetal, Instituto de Biologia, Universidade Estadual de Campinas - UNICAMP, CP 6109, CEP 13083-970, Campinas, SP, Brazil; email: rochelle@unicamp.br</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426027</text:p>
          </table:table-cell>
          <table:table-cell table:number-columns-repeated="983"/>
        </table:table-row>
        <table:table-row table:style-name="ro1">
          <table:table-cell office:value-type="string" calcext:value-type="string">
            <text:p>Eltink M., Ramos E., Torres R.B., Tamashiro J.Y., Galembeck E., Kimura E.</text:p>
          </table:table-cell>
          <table:table-cell office:value-type="string" calcext:value-type="string">
            <text:p>Key for the identification of the arboreal stratum species of the Atlantic Rain Forest in Ubatuba (SP) based on vegetative characters [Chave de identificação de espécies do estrato arbóreo da Mata Atlântica em Ubatuba (SP), com base em caracteres vegetativos]</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393" calcext:value-type="float">
            <text:p>393</text:p>
          </table:table-cell>
          <table:table-cell office:value-type="float" office:value="405" calcext:value-type="float">
            <text:p>405</text:p>
          </table:table-cell>
          <table:table-cell/>
          <table:table-cell office:value-type="float" office:value="1" calcext:value-type="float">
            <text:p>1</text:p>
          </table:table-cell>
          <table:table-cell office:value-type="string" calcext:value-type="string">
            <text:p>10.1590/S1676-06032011000200037</text:p>
          </table:table-cell>
          <table:table-cell office:value-type="string" calcext:value-type="string">
            <text:p>http://www.scopus.com/inward/record.url?eid=2-s2.0-80052396627&amp;partnerID=40&amp;md5=e3cd0ac9e37f175e426decc609027245</text:p>
          </table:table-cell>
          <table:table-cell office:value-type="string" calcext:value-type="string">
            <text:p>Instituto Agronômico de Campinas, Campinas, SP, Brazil; Instituto de Biociências, Universidade Estadual Paulista Júlio de Mesquita Filho - UNESP, CP 199, Rio Claro, SP CEP 13506-900, Brazil; Núcleo de P e D Jardim Botânico, Centro de Recursos Genéticos Vegetais, Instituto Agronômico de Campinas, Av. Barão de Itapura, 1481, Campinas, SP CEP 13020-902, Brazil; Departamento de Biologia Vegetal, Instituto de Biologia, Universidade Estadual de Campinas - UNNICAMP, CP 6109, Campinas, SP CEP 13083-970, Brazil; Departamento de Bioquímica, Instituto de Biologia, Universidade Estadual de Campinas - UNICAMP, CP 6109, Campinas, SP CEP 13083-970, Brazil</text:p>
          </table:table-cell>
          <table:table-cell office:value-type="string" calcext:value-type="string">
            <text:p>Eltink, M., Instituto Agronômico de Campinas, Campinas, SP, Brazil; Ramos, E., Instituto de Biociências, Universidade Estadual Paulista Júlio de Mesquita Filho - UNESP, CP 199, Rio Claro, SP CEP 13506-900, Brazil; Torres, R.B., Núcleo de P e D Jardim Botânico, Centro de Recursos Genéticos Vegetais, Instituto Agronômico de Campinas, Av. Barão de Itapura, 1481, Campinas, SP CEP 13020-902, Brazil; Tamashiro, J.Y., Departamento de Biologia Vegetal, Instituto de Biologia, Universidade Estadual de Campinas - UNNICAMP, CP 6109, Campinas, SP CEP 13083-970, Brazil; Galembeck, E., Departamento de Bioquímica, Instituto de Biologia, Universidade Estadual de Campinas - UNICAMP, CP 6109, Campinas, SP CEP 13083-970, Brazil; Kimura, E., Departamento de Bioquímica, Instituto de Biologia, Universidade Estadual de Campinas - UNICAMP, CP 6109, Campinas, SP CEP 13083-970, Brazil</text:p>
          </table:table-cell>
          <table:table-cell office:value-type="string" calcext:value-type="string">
            <text:p>The identification key was developed taking into account the herbarium specimens from the species of the arboreal stratum sampled, with at least 4.8 cm DBH, in two stretches of Lower Montane Rain Forest. Only morphological vegetative characters were used, such as phyllotaxy, leaf shape, presence or absence of stipules, trichomes and glands, and other aspects relevant to the species identification, besides field observations. The key comprises 193 (4 without identification) species belonging to 114 genera and 50 botanical families, and an interactive electronic version is available online at the site http://www.gama.ib.unicamp.br/gama/index.php.</text:p>
          </table:table-cell>
          <table:table-cell office:value-type="string" calcext:value-type="string">
            <text:p>Capricórnio Farm; Floristics; Serra do Mar State Park; Submontane Rain Forest</text:p>
          </table:table-cell>
          <table:table-cell table:number-columns-repeated="6"/>
          <table:table-cell office:value-type="string" calcext:value-type="string">
            <text:p>Batalha, M.A., Aragaki, S., Mantovani, W., Chave de identificação das espécies vasculares de cerrado em Emas (Pirassununga, SP) baseada em caracteres vegetativos (1998) Bol. Bot., 17, pp. 85-108; Braz, D.M., Moura, M.V.L.P., Rosa, M.M.T., Chave de identificação para as espécies de dicotiledôneas arbóreas da Reserva Biológica do Tinguá, RJ, com base em caracteres vegetativos (2004) Acta Bot. Bras., 18 (2), pp. 225-240. , http://dx.doi.org/10.1590/S0102-33062004000200003; Gonçalves, E.G., Lorenzi, H., (2007) Morfologia Vegetal: Organografia E Dicionário De Morfologia Das Plantas Vasculares, , Instituto Plantarum, Nova Odessa; Harris, J.G., Harris, M.W., (1994) Plant Identification Terminology: An Illustrate Glossary, , Spring Lake Publishing, Payson; Joly, C.A., Assis, M.A., Bernacci, L.C., Tamashiro, J.Y., Campos, M.C.R., Gomes, J.A.M.A., Sanchez, M., Belinello, R., no prelo. Florística e fitossociologia do componente arbóreo da Mata Atlântica ao longo do gradiente altitudinal dos Núcleos Picinguaba e Santa Virgínia/PESM, do sudeste do Brasil Biota Neotrop, 11 (2); Köeppen, W., (1948) Climatologia. Fondo De Cultura Econômica, , Buenos Aires; Mantovani, W., Leitão Filho, H.F., Martins, F.R., Chave baseada em caracteres vegetativos para identificacão de espécies lenhosas do cerrado da Reserva Biológica de Moji Guaçu, Estado de São Paulo (1985) Hoehnea, 12, pp. 35-56; Radford, A.E., Dickison, W.C., Massey, J.R., Bell, C.R., (1974) Vascular Plant Systematics, , Harper &amp; Row, New York; Ramos, E., (2008) Estudos Florísticos E Fitossociológicos Em Trecho Da Mata Atlântica (Ubatuba, SP) Como Subsídio Para a Conservação De Recursos Fitogenéticos, , http://www.iac.sp.gov.br/PosIAC/pdf/pb1210606.pdf, Dissertação de Mestrado, Instituto Agronômico, Campinas; Ramos, E., Torres, R.B., Veiga, R.F.A., Joly, C.A., Estudo do componente arbóreo de trechos da Floresta Ombrófila Densa Submontana em Ubatuba (SP) (2011) Biota Neotrop, 11 (2). , http://www.biotaneotropica.org.br/v11n2/pt/abstract?inventory+bn02411022011; Talora, D.C., Morellato, P.C., Fenologia de espécies arbóreas em florestas de planície litorânea do sudeste do Brasil (2000) Rev. Bra. Bot., 23 (1), pp. 13-26; Urbanetz, C., Tamashiro, J.Y., Kinoshita, L.S., Chave de identificação de espécies lenhosas de um trecho de Floresta Ombrófila Densa Atlântica, no Sudeste do Brasil, baseada em caracteres vegetativos (2010) Biota Neotrop, 10 (2). , http://www.biotaneotropica.org.br/v10n2/pt/abstract?article+bn00910022010, último acesso em 15/12/2009; Veloso, H.P., Rangel Filho, A.L.R., Lima, J.C.A., (1991) Classificação Da Vegetação Brasileira, Adaptada a Um Sistema Universal, , Rio de Janeiro: IBGE/DRNEA; Vidal, W.N., Vidal, M.R.R., (2000) Botânica - Organografia: Quadros Sinóticos Ilustrados De Fanerógamos, , Universidade Federal de Viçosa, Viçosa</text:p>
          </table:table-cell>
          <table:table-cell office:value-type="string" calcext:value-type="string">
            <text:p>Eltink, M.; Instituto Agronômico de Campinas, Campinas, SP, Brazil; email: m_eltink@hotmail.com</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396627</text:p>
          </table:table-cell>
          <table:table-cell table:number-columns-repeated="983"/>
        </table:table-row>
        <table:table-row table:style-name="ro1">
          <table:table-cell office:value-type="string" calcext:value-type="string">
            <text:p>dos Santos N.D., da Costa D.P., Kinoshita L.S., Shepherd G.J.</text:p>
          </table:table-cell>
          <table:table-cell office:value-type="string" calcext:value-type="string">
            <text:p>Bryophytic and phytogeographical aspects of two types of forest of the Serra do Mar State Park, Ubatuba/SP, Brazil [aspectos brioflorísticos e fitogeográficos de duas formações costeiras de Floresta Atl?ntica da Serra do Mar, Ubatuba/SP, Brasil]</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425" calcext:value-type="float">
            <text:p>425</text:p>
          </table:table-cell>
          <table:table-cell office:value-type="float" office:value="438" calcext:value-type="float">
            <text:p>438</text:p>
          </table:table-cell>
          <table:table-cell/>
          <table:table-cell office:value-type="float" office:value="3" calcext:value-type="float">
            <text:p>3</text:p>
          </table:table-cell>
          <table:table-cell office:value-type="string" calcext:value-type="string">
            <text:p>10.1590/S1676-06032011000200040</text:p>
          </table:table-cell>
          <table:table-cell office:value-type="string" calcext:value-type="string">
            <text:p>http://www.scopus.com/inward/record.url?eid=2-s2.0-80052397171&amp;partnerID=40&amp;md5=1b9231215b9eedcf22fa38a5a4cf0c78</text:p>
          </table:table-cell>
          <table:table-cell office:value-type="string" calcext:value-type="string">
            <text:p>Departamento de Biologia Vegetal, Instituto de Biologia, Universidade Estadual de Campinas - UNICAMP, CEP 13083-970, Campinas, SP, Brazil; Instituto de Pesquisas Jardim Botânico do Rio de Janeiro, Rua Pacheco Leão 915, CEP 22460-030, Rio de Janeiro, RJ, Brazil</text:p>
          </table:table-cell>
          <table:table-cell office:value-type="string" calcext:value-type="string">
            <text:p>dos Santos, N.D., Departamento de Biologia Vegetal, Instituto de Biologia, Universidade Estadual de Campinas - UNICAMP, CEP 13083-970, Campinas, SP, Brazil; da Costa, D.P., Instituto de Pesquisas Jardim Botânico do Rio de Janeiro, Rua Pacheco Leão 915, CEP 22460-030, Rio de Janeiro, RJ, Brazil; Kinoshita, L.S., Departamento de Biologia Vegetal, Instituto de Biologia, Universidade Estadual de Campinas - UNICAMP, CEP 13083-970, Campinas, SP, Brazil; Shepherd, G.J., Departamento de Biologia Vegetal, Instituto de Biologia, Universidade Estadual de Campinas - UNICAMP, CEP 13083-970, Campinas, SP, Brazil</text:p>
          </table:table-cell>
          <table:table-cell office:value-type="string" calcext:value-type="string">
            <text:p>Bryophytes are indicators of climatic, environmental and ecology conditions and are useful in the characterization of the vegetation types. In this study, we analyzed the brioflora of 2-ha plots, one of Restinga Forest (RF) and the other of Lowland Ombrophilous Dense Forest (LF), located in the Núcleo Picinguaba, State Park of Serra do Mar (São Paulo state, Brazil) aiming to: a) compare the structure of these communities; b) compare the floristic composition between these areas and with other coastal vegetations of southeastern Brazil; c) verify if the bryophytes of the Atlantic Forest lowlands have phytogeographic patterns wider than those of the montane species. In each plot, the bryophytes samples were collected at ten randomized subplots (10 × 10 m). We found 152 species (87 liverworts, 64 mosses and one hornwort), of which 109 occur in RF (40 exclusives) and 112 in LF (43 exclusives). In terms of species richness and taxonomic diversity, LF was more diverse; however, the Simpson and Shannon index of diversity is higher in RF. The floristic composition, life form and ecological groups of light tolerance were significantly different between these two forests. Canopy opening (RF) and number of rocks (LF) were important environmental variables that influenced bryophyte distribution in the study areas. When evaluated in terms of landscape, the subplots of RF and LR form distinct floristic groups; however, at the regional level, the bryophytes of these two forest types have more similarities among themselves than with other Atlantic Forest areas. Bryophyte community observed in the Restinga Forest of Picinguaba shows more similarity with that of the neighbor Lowland Ombrophilous Dense Forest than with other Restinga or coastal formation, such as mangroves and caxetal. In both forests types studied, the majority of taxa (&gt; 90%) is widely distributed in the world, presenting phytogeographic pattern equal to or wider than the Neotropical. Our results corroborate the idea that the RF of Picinguaba is a unique vegetation formation, presenting elements of ombrophilous and dryer forests. In addition, they reinforce the idea that, for the tropical bryophyte species, the phytogeographic patterns are wider in areas of lower altitudes.</text:p>
          </table:table-cell>
          <table:table-cell office:value-type="string" calcext:value-type="string">
            <text:p>Bryophytes; Community structure; Phytogeographic patterns; Restinga Forest; Southeastern Brazil</text:p>
          </table:table-cell>
          <table:table-cell office:value-type="string" calcext:value-type="string">
            <text:p>Bryophyta; bryophytes; Marchantiophyta; Rhizophoraceae</text:p>
          </table:table-cell>
          <table:table-cell table:number-columns-repeated="5"/>
          <table:table-cell office:value-type="string" calcext:value-type="string">
            <text:p>Acebey, C., Gradstein, S.R., Krömer, T., Species richness and habitat diversification of bryophytes in submontane rain forest and fallows in Bolivia (2003) J. Trop. Ecol., 18, pp. 1-16; Alvarenga, L.D.P., Pôrto, K.C., Oliveira, J.R.P.M., Habitat loss effects on spatial distribution of non-vascular epiphytes in a Brazilian Atlantic Forest (2010) Biodivers. Conserv., 19, pp. 619-635. , http://dx.doi.org/10.1007/s10531-009-9723-2; Ayres, M., Ayres Jr., M., Ayres, D.L., Santos, A.A., (2007) BIOESTAT - Aplicações Estatísticas Nas Áreas Das Ciências Biológicas E Médicas, , Ong Mamiraua, Belém; Bastos, C.J.P., (1999) Briófitas De Restinga Das Regiões Metropolitana De Salvador E Litoral Norte Do Estado Da Bahia, Brasil, , Dissertação de Mestrado, Instituto de Biociências da Universidade de São Paulo, São Paulo; Bastos, C.J.P., Yano, O., Briófitas de restinga das regiões Metropolitana de Salvador e Litoral Norte do Estado da Bahia (2006) Brasil. Bolm. Inst. Bot., 18, pp. 197-205; Bates, J.W., Is 'life-form' a useful concept in bryophyte ecology? (1998) Oikos, 82, pp. 223-237. , http://dx.doi.org/10.2307/3546962; Behar, L., Yano, O., Vallandro, C.G., Briófitas da restinga de Setiba, Guarapari, Espírito Santo (1992) Bol. Mus. Biol. Mello Leitão, Nov. Ser., 1, pp. 25-38; Buck, W.R., Pleurocarpous mosses of the West Indies (1998) Mem. New York Bot. Gard., 82, pp. 1-400; Cabrera, A.L., Willink, A., (1980) Biogeografia De America Latina, , 2nd ed. OEA, Washington; Clarke, K.R., Warwick, R.M., A taxonomic distinctness index and its statistical properties (1998) J. Appl. Ecol., 35 (4), pp. 523-531. , http://dx.doi.org/10.1046/j.1365-2664.1998.3540523.x; Costa, D.P., Epiphytic bryophyte diversity in primary and secondary Lowland Rainforests in southeastern Brazil (1999) Bryologist, 102 (2), pp. 320-326; Costa, D.P., Metzgeriaceae (2008) Fl. Neotr. Monograph., 102, pp. 1-169; Costa, D.P., Briófitas (2009) Plantas Da Floresta Atlântica, pp. 13-17. , (J.R. Stehmann, R.C. Forzza, A. Salino, L.M. Sobral, D.P. Costa &amp; L.H.Y. Kamino, eds.). Jardim Botânico do Rio de Janeiro, Rio de Janeiro; Costa, D.P., (2010) Briófitas: Lista De Espécies Da Flora Do Brasil, , http://floradobrasil.jbrj.gov.br/2010/FB000006, Jardim Botânico do Rio de Janeiro, (último acesso em 30/nov/2010); Costa, D.P., Lima, F.M., Moss diversity in the tropical rainforest of Rio de Janeiro, Southeastern Brazil (2005) Rev. Bras. Bot., 28, pp. 671-685. , http://dx.doi.org/10.1590/S0100-84042005000400003; Costa, D.P., Imbassahy, C.A.A., Almeida, J.S.S., Santos, N.D., Vaz-Imbassahy, T.F., Diversidade das briófitas nas Restingas do Estado do Rio de Janeiro (2006) Brasil. Bol. Inst. Bot., 18, pp. 131-139; Crandall-Stotler, B., Stotler, R.E., Long, D.G., Morphology and classification of the Marchantiophyta (2009) Bryophyte Biology, pp. 1-54. , 2nd ed. (B. Goffinet &amp; A.J. Shaw, eds.). Cambridge University Press; Dauphin, G., Ceratolejeunea (Lejeuneaceae: Lejeuneoideae) (2003) Fl. Neotr. Monograph., 90, pp. 1-86; Fournier, L.A., Un método cuantitativo para la medición de características fenológicas en árboles (1974) Turrialba, 24, pp. 422-423; Frahm, J.-P., Gradstein, S.R., An altitudinal zonation of tropical rain forests using bryophytes (1991) J. Biog., 18, pp. 669-678. , http://dx.doi.org/10.2307/2845548; Frazer, G.W., Canham, C.D., Lertzman, K.P., (1999) Gap Light Analyzer (GLA): Imaging Software to Extract Canopy Structure and Gap Light Transmission Indices from True-colour Fisheye Photographs, Users Manual and Program Documentation, , Simon Fraser University, Burnaby, British Columbia, and the Institute of Ecosystem Studies, Millbrook, New York; Giminghan, C.H., Birse, E.M., Ecological studiesw on growth form in bryophytes I. Correlation between growth form and habitat (1957) J. Ecol, 45, pp. 533-545. , http://dx.doi.org/10.2307/2256934; Goffinet, B., Shaw, A.J., (2009) Bryophyte Biology, , 2nd ed. Cambridge University Press; Goffinet, B., Buck, W.R., Shaw, A.J., Morphology and classification of the Bryophyta (2009) Bryophyte Biology, pp. 55-138. , (B. Goffinet &amp; A.J. Shaw, eds.). 2nd ed. Cambridge University Press; Gradstein, S.R., Pócs, T., Bryophytes (1989) Tropical Rain Forest Ecosystems, pp. 311-325. , (H. Lieth &amp; M. J. A. Werger, eds.). Elsevier, Amsterdam; Gradstein, S.R., Costa, D.P., The Hepaticae and Anthocerotae of Brazil (2003) Mem. New York Bot. Gard., 87, pp. 1-336; Gradstein, S.R., Churchill, S.P., Salazar-Allen, N., Guide to the bryophytes of tropical America (2001) Mem. New York Bot. Gard., 86, pp. 1-577; Hallingbäck, T., Hodgetts, N., (2000) Mosses, Liverworts &amp; Hornworts: A Status Survey and Conservation Action Plan for Bryophytes, , IUCN, Gland; Hammer, O., Harper, D.A.T., Ryan, P.D., PAST: Paleontological Statistics software package for education and data analysis (2001) Palaentol. Electronica., 4 (1), p. 9; Heinrichs, J., Gradstein, S.R., Grolle, R., A revision of the neotropical species of Plagiochila (Dumort.) Dumort. (Hepaticae) described by Olof Swartz (1988) Journ. Hattori Bot. Lab., 85, pp. 1-32. , http://dx.doi.org/10.1007/BF00985374; Heinrichs, J., Anton, H., Gradstein, S.R., Mues, R., Systematics of Plagiochila sect. Glaucescentes Carl (Hepaticae) from Tropical America: A morphological and chemotaxonomical approach (2000) Pl. Syst. Evol., 220, pp. 115-138; Imbassahy, C.A.A.I., Costa, D.P., Araujo, D.S.D., Briófitas do Parque Nacional da Restinga de Jurubatiba, RJ, Brasil (2009) Acta Bot. Bras., 23 (2), pp. 558-570; Joly, C.A., Assis, M.A., Bernacci, L.C., Campos, M.C.R., Gomes, J.A.M.A., Lacerda, M.S., Martins, F.R., Martinelli, L.A., (2011) Florística E Fitossociologia Da Mata Atlântica Do Sudeste Do Brasil Ao Longo De Um Gradiente Altitudinal; Joly, C.A., Martinelli, L.A., Projeto Composição florística, estrutura e funcionamento da Floresta Ombrófila Densa nos Núcleos Picinguaba e Santa Virgínia do Parque Estadual da Serra do Mar (2004) FAPESP, 3, pp. 12595-12597; Jost, L., Entropy and diversity (2006) Oikos, 113, pp. 363-374. , http://dx.doi.org/10.1111/j.2006.0030-1299.14714.x; Mägdefrau, K., Life forms of bryophytes (1982) Bryophyte Ecology, pp. 45-58. , (A.J.E. Smith ed.). New York; Magurran, A.E., (2004) Measuring Biological Diversity, , Blackwell, Malden; Martins, F.R., Santos, F.A.M., Técnicas usuais de estimativa da biodiversidade (1999) Rev. Holos., 1, pp. 236-267; McCune, B., Mefford, M.J., (1999) PC-ORD: Multivariate Analysis of Ecological Data, , version 4.10. MjM Sofware Design, Gleneden Beach; Melo, A.S., O que ganhamos 'confundindo' riqueza de espécies e equabilidade em um índice de diversidade? (2008) Biota Neotrop, 8 (3). , http://www.biotaneotropica.org.br/v8n3/pt/abstract?point-of-view+bn00108032008, (último acesso 28/nov/2010); Peralta, F.P., (1995) Musgos (Bryophyta) Do Parque Estadual Da Ilha Anchieta (PEIA), São Paulo, Brasil, , Dissertação de mestrado, Instituto de Botânica, São Paulo; Pócs, T., Tropical Forest Bryophytes (1982) Bryophyte Ecology, pp. 59-103. , (A.J.E. Smith, ed.). Chapman and Hall, London, New York; Pócs, T., Epiphyllous liverwort diversity at worldwide level and its threat and conservation (1996) Anales Inst. Biol. Univ. Nac. Autón. México, Ser. Bot., 67 (1), pp. 109-127; Reese, W.D., Calymperaceae (1993) Fl. Neotr. Monograph., 58, pp. 1-102; Reiner-Drehwald, M.E., Las Lejeuneaceae (Hepaticae) de Misiones, Argentina. VI Lejeunea y Taxilejeunea (2000) Trop. Bryol., 19, pp. 81-131; Reiner-Drehwald, M.E., Goda, A., Revision of the genus Crossotolejeunea (Lejeuneaceae, Hepaticae) (2000) Journ. Hattori Bot. Lab., 89, pp. 1-54; Renzaglia, K.S., Villareal, J.C., Duff, R.J., New insights into morphology, anatomy, and systematic of hornworts (2009) Bryophyte Biology, pp. 139-171. , (B. Goffinet &amp; A.J. Shaw, eds.). 2nd ed. Cambridge University Press; Richards, P.W., The Ecology of Tropical Forest Bryophytes (1984) New Manual of Bryology, pp. 1233-1270. , (R.M. Schuster, ed.). The Hattori Botanical Laboratory, Nichina, Japan; Santos, N.D., Costa, D.P., A importância de Reservas Particulares do Patrimônio Natural para a conservação da brioflora da Mata Atlântica: Um estudo em El Nagual, Magé, RJ, Brasil (2008) Acta Bot. Bras., 22 (2), pp. 359-372. , http://dx.doi.org/10.1590/S0102-33062008000200007; Santos, N.D., Costa, D.P., Altitudinal zonation of liverworts in the Atlantic Forest, Southeastern Brazil (2010) Bryologist, 113 (3), pp. 631-645. , http://dx.doi.org/10.1639/0007-2745-113.3.631; Santos, N.D., Costa, D.P., Phytogeography of the liverwort flora of the Atlantic Forest of southeastern Brazil (2010) J. Bryol., 32, pp. 9-22. , http://dx.doi.org/10.1179/037366810X12578498135634; Schuster, R.M., Phytogeography of bryophytes (1983) New Manual of Bryophtes, pp. 463-626. , (R.M. Schuster ed.). Hattori Botanical Laboratory, Nichinan; Shepherd, G.J., (2009) Fitopac V. 2.0., , Universidade Estadual de Campinas, Campinas; Silva, M.P.P., Pôrto, K.C., Spatial structure of bryophyte communities along na edge-interior gradient in na Atlantic Forest remmant in Northeast Brazil (2010) J. Bryol., 32, pp. 101-112. , http://dx.doi.org/10.1179/037366810X12578498136110; ter Braak, C.J.F., Prentice, I.C., A theory of gradient analysis (1988) Adv. Ecol. Res., 18, pp. 271-313. , http://dx.doi.org/10.1016/S0065-2504(08)60183-X; Valentin, J.L., (2000) Ecologia Numérica: Uma Introdução À Análise Multivariada De Dados Ecológicos, p. 117. , Interciência, Rio de Janeiro; van Zanten, B.O., Pócs, T., Distribution and dispersal of Bryophytes (1981) Adv. Bryol., 1, pp. 479-562; Vaz, T.F., Costa, D.P., Os gêneros Brymella, Calliscotella, Crossomitrium, Cyclodictyon, Hookeriopsis, Hypnella e Trachyxiphium (Pilotrichaceae, Bryophyta) no Estado do Rio de Janeiro, Brasil (2006) Acta Bot. Bras., 20, pp. 955-973. , http://dx.doi.org/10.1590/S0102-33062006000400019; Vaz, T.F., Costa, D.P., Os gêneros Lepidopilidium, Lepidopilum, Pilotrichum e Thamniopsis (Pilotrichaceae, Bryophyta) no Estado do Rio de Janeiro, Brasil (2006) Acta Bot. Bras., 20, pp. 975-993. , http://dx.doi.org/10.1590/S0102-33062006000400020; Vaz-Imbassahy, T.F., Imbassahy, C.A.A., Costa, D.P., Sinopse de Pilotrichaceae (Bryophyta) no Brasil (2008) Rodriguésia, 59, pp. 765-797; Veloso, H.P., Rangel Filho, A.L.R., Lima, J.C.A., (1991) Classificação Da Vegetação Brasileira Adaptada a Um Sistema Universal, , IBGE, Rio de Janeiro; Visnadi, S.R., Brioflora da Mata Atlântica do Estado de São Paulo: Região norte (2005) Hoehnea, 32 (2), pp. 215-231; Visnadi, S.R., Marchantiophyta e Bryophyta de manguezais do Estado de São Paulo, Brasil (2008) Bol. Mus. Para. Emílio Goeldi. Ser. Cienc. Nat., 3 (1), pp. 69-80; Visnadi, S.R., Briófitas do caxetal, em Ubatuba, São Paulo, Brasil (2009) Trop. Bryol., 30, pp. 8-14; Visnadi, S.R., Vital, D.M., Bryophytes from restinga in Setiba State Park, Espírito Santo State, Brazil (1995) Trop. Bryol, 10, pp. 69-74; Vital, D.M., Visnadi, S.R., Briófitas de um trecho de restinga da Estação Ecológica da Juréia, Peruíbe, Estado de São Paulo, Brasil. Anais do III Simpósio de Ecossistemas da Costa Brasileira (1994) ACIESP, 87 (3), pp. 153-157; Yano, O., Briófitas (1984) In Técnicas De Coleta, Preservação E Herborização De Material Botânico, pp. 27-30. , (O. Fidalgo &amp; V.L.R. Bononi, coords.), Instituto de Botânica, São Paulo; Warwick, R.M., Clarke, K.R., New 'biodiversity' measures reveal a decrease in taxonomic distinctness with increasing stress (1995) Mar. Ecol. Prog. Ser., 129, pp. 301-305. , http://dx.doi.org/10.3354/meps129301; Zartman, C.E., Habitat Fragmentation Impacts on Epiphyllous Bryophyte Communities in Central Amazonia (2003) Ecology, 84 (4), pp. 949-954. , http://dx.doi.org/10.1890/0012-9658(2003)084[0948:HFIOEB]2.0.CO;2</text:p>
          </table:table-cell>
          <table:table-cell office:value-type="string" calcext:value-type="string">
            <text:p>dos Santos, N. D.; Departamento de Biologia Vegetal, Instituto de Biologia, Universidade Estadual de Campinas - UNICAMP, CEP 13083-970, Campinas, SP, Brazil; email: nivea.dias@gmail.com</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397171</text:p>
          </table:table-cell>
          <table:table-cell table:number-columns-repeated="983"/>
        </table:table-row>
        <table:table-row table:style-name="ro1">
          <table:table-cell office:value-type="string" calcext:value-type="string">
            <text:p>Assis M.A., Prata E.M.B., Pedroni F., Sanchez M., Eisenlohr P.V., Martins F.R., dos Santos F.A.M., Tamashiro J.Y., Alves L.F., Vieira S.A., Piccolo M.C., Martins S.C., de Camargo P.B., do Carmo J.B., Simoes E., Martinelli L.A., Joly C.A.</text:p>
          </table:table-cell>
          <table:table-cell office:value-type="string" calcext:value-type="string">
            <text:p>Restinga and lowland forests in coastal plain of southeastern Brazil: Vegetation and environmental heterogeneity [Florestas de restinga e de terras baixas na planície costeira do sudeste do Brasil: Vegetação e heterogeneidade ambiental]</text:p>
          </table:table-cell>
          <table:table-cell office:value-type="float" office:value="2011" calcext:value-type="float">
            <text:p>2011</text:p>
          </table:table-cell>
          <table:table-cell office:value-type="string" calcext:value-type="string">
            <text:p>Biota Neotropica</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103" calcext:value-type="float">
            <text:p>103</text:p>
          </table:table-cell>
          <table:table-cell office:value-type="float" office:value="121" calcext:value-type="float">
            <text:p>121</text:p>
          </table:table-cell>
          <table:table-cell/>
          <table:table-cell office:value-type="float" office:value="7" calcext:value-type="float">
            <text:p>7</text:p>
          </table:table-cell>
          <table:table-cell office:value-type="string" calcext:value-type="string">
            <text:p>10.1590/S1676-06032011000200012</text:p>
          </table:table-cell>
          <table:table-cell office:value-type="string" calcext:value-type="string">
            <text:p>http://www.scopus.com/inward/record.url?eid=2-s2.0-80052397172&amp;partnerID=40&amp;md5=028fe4e2b0417945e08452f3d5f6f343</text:p>
          </table:table-cell>
          <table:table-cell office:value-type="string" calcext:value-type="string">
            <text:p>Departamento de Botânica, Instituto de Biociências de Rio Claro, Universidade Estadual Paulista Júlio de Mesquita Filho - UNESP, CP 199, CEP 13506-900, Rio Claro, SP, Brazil; Departamento de Ciências Biológicas e da Saúde, Universidade Federal de Mato Grosso - UFMT, CEP 78698-000, Pontal do Araguaia, MT, Brazil; Departamento de Biologia Vegetal, Instituto de Biologia, Universidade Estadual de Campinas - UNICAMP, CP 6109, CEP 13083-970, Campinas, SP, Brazil; Instituto de Botânica, São Paulo, SP, Brazil; Institute of Arctic and Alpine Research - INSTAAR, University of Colorado, Campus Box 450, Boulder CO, 80309, United States; Laboratório de Ecologia Isotópica/CENA, Universidade de São Paulo - USP, CP 96, Brazil; Universidade Federal de São Carlos - UFSCar, Campus Sorocaba, Rodovia João Leme dos Santos, 110, CEP 18052-780, Sorocaba, SP, Brazil; Núcleo Picinguaba, Parque Estadual da Serra do Mar, Secretaria do Estado do Meio Ambiente, Rod. BR 101, Km 8, CP 157, CEP 11680-000, Ubatuba, SP, Brazil</text:p>
          </table:table-cell>
          <table:table-cell office:value-type="string" calcext:value-type="string">
            <text:p>Assis, M.A., Departamento de Botânica, Instituto de Biociências de Rio Claro, Universidade Estadual Paulista Júlio de Mesquita Filho - UNESP, CP 199, CEP 13506-900, Rio Claro, SP, Brazil; Prata, E.M.B., Departamento de Botânica, Instituto de Biociências de Rio Claro, Universidade Estadual Paulista Júlio de Mesquita Filho - UNESP, CP 199, CEP 13506-900, Rio Claro, SP, Brazil; Pedroni, F., Departamento de Ciências Biológicas e da Saúde, Universidade Federal de Mato Grosso - UFMT, CEP 78698-000, Pontal do Araguaia, MT, Brazil; Sanchez, M., Departamento de Ciências Biológicas e da Saúde, Universidade Federal de Mato Grosso - UFMT, CEP 78698-000, Pontal do Araguaia, MT, Brazil; Eisenlohr, P.V., Departamento de Biologia Vegetal, Instituto de Biologia, Universidade Estadual de Campinas - UNICAMP, CP 6109, CEP 13083-970, Campinas, SP, Brazil; Martins, F.R., Departamento de Biologia Vegetal, Instituto de Biologia, Universidade Estadual de Campinas - UNICAMP, CP 6109, CEP 13083-970, Campinas, SP, Brazil; dos Santos, F.A.M., Departamento de Biologia Vegetal, Instituto de Biologia, Universidade Estadual de Campinas - UNICAMP, CP 6109, CEP 13083-970, Campinas, SP, Brazil; Tamashiro, J.Y., Departamento de Biologia Vegetal, Instituto de Biologia, Universidade Estadual de Campinas - UNICAMP, CP 6109, CEP 13083-970, Campinas, SP, Brazil; Alves, L.F., Instituto de Botânica, São Paulo, SP, Brazil, Institute of Arctic and Alpine Research - INSTAAR, University of Colorado, Campus Box 450, Boulder CO, 80309, United States; Vieira, S.A., Laboratório de Ecologia Isotópica/CENA, Universidade de São Paulo - USP, CP 96, Brazil; Piccolo, M.C., Laboratório de Ecologia Isotópica/CENA, Universidade de São Paulo - USP, CP 96, Brazil; Martins, S.C., Laboratório de Ecologia Isotópica/CENA, Universidade de São Paulo - USP, CP 96, Brazil; de Camargo, P.B., Laboratório de Ecologia Isotópica/CENA, Universidade de São Paulo - USP, CP 96, Brazil; do Carmo, J.B., Universidade Federal de São Carlos - UFSCar, Campus Sorocaba, Rodovia João Leme dos Santos, 110, CEP 18052-780, Sorocaba, SP, Brazil; Simões, E., Núcleo Picinguaba, Parque Estadual da Serra do Mar, Secretaria do Estado do Meio Ambiente, Rod. BR 101, Km 8, CP 157, CEP 11680-000, Ubatuba, SP, Brazil; Martinelli, L.A., Laboratório de Ecologia Isotópica/CENA, Universidade de São Paulo - USP, CP 96, Brazil; Joly, C.A., Departamento de Biologia Vegetal, Instituto de Biologia, Universidade Estadual de Campinas - UNICAMP, CP 6109, CEP 13083-970, Campinas, SP, Brazil</text:p>
          </table:table-cell>
          <table:table-cell office:value-type="string" calcext:value-type="string">
            <text:p>It was evaluated the floristic similarity between two Atlantic Rainforest physiognomies in Brazilian coast area, herein called Restinga and Lowland forests. The hypothesis was that, due the differences in geomorphologic processes, these forests would differ on soil physical and chemical properties, floristic composition, live above-ground biomass and litterfall production. It was sampled 1 ha (100 × 100 m) for each site located in Ubatuba, São Paulo state, SE Brazil. Within each hectare it was recorded trees with DBH &amp;gt; 4.8 cm in all 10 × 10 m contiguous plots, and collected soil and litterfall samples. The cluster and ordination analyses indicated the two communities as distinct groups considering soil and floristic composition, agreeing with the initial hypothesis. Species diversity was higher (p &amp;lt; 0.0001) in the Lowland forest (H' = 4.00 nats.individual -1) than in the Restinga (H' = 3.38 nats. individual -1). However, litterfall production and biomass did not differ (p &amp;gt; 0.05) between the two forests. This apparent paradox could be explained assuming that, since different species establish themselves in the Restinga or Lowland forests and find a favorable spectrum of conditions and resources, they would tend to persist and to develop in that place; even so the edaphic conditions differ between the Restinga and Lowland forests, each species could respond in a particular way to these variations, and then both forests could reach similar values of biomass and litterfall production. It is probable that the environmental filter conditioned by soils has being important for the strong floristic segregation between these two forests.</text:p>
          </table:table-cell>
          <table:table-cell office:value-type="string" calcext:value-type="string">
            <text:p>Atlantic forest; Biomass; Litterfall; Multivariate analysis</text:p>
          </table:table-cell>
          <table:table-cell table:number-columns-repeated="6"/>
          <table:table-cell office:value-type="string" calcext:value-type="string">
            <text:p>Ackerly, D.D., Community assembly, niche conservatism, and adaptive evolution in changing environments (2003) Int. J. Plant Sci., 164 (3 SUPPL.), pp. 165-184. , http://dx.doi.org/10.1086/368401; Alves, L.F., Vieira, S.A., Scaranello, M.A., Camargo, P.B., Santos, F.A.M., Joly, C.A., Martinelli, L.A., Forest structure and live aboveground biomass variation along an elevational gradient of tropical Atlantic moist forest (Brazil) (2010) Forest Ecol. Manag., 260, pp. 679-691. , http://dx.doi.org/10.1016/j.foreco.2010.05.023; An update of the Angiosperm Phylogeny Group classification for the orders and families of flowering plants: APG II (2003) Bot. J. Lin. Soc., 141, pp. 399-436. , http://dx.doi.org/10.1046/j.1095-8339.2003.t01-1-00158.x, ANGIOSPERM PHYLOGENY GROUP - APG II; Araújo, D.S.D., Lacerda, L.D., A natureza das restingas (1987) Ciência Hoje, 6 (32), pp. 42-48; Assis, A.M., Pereira, O.J., Thomaz, L.D., Fitossociologia de uma floresta de restinga no Parque Estadual Paulo César Vinha, Setiba, município de Guarapari (ES) (2004) Rev.bras.bot., 27 (2), pp. 349-361; Ayres, M., Ayres Jr, M., Ayres, D.L., Santos, A.A., (2007) BIOESTAT - Aplicações Estatísticas Nas Áreas Das Ciências Biomédicas, , Ong Mamiraua, Belém; Brown, J.H., Lomolino, M.V., (2006) Biogeografia, , 2nd ed. FUNPEC, Ribeirão Preto; Brunig, E.F., Vegetation structure and growth (1983) Tropical Rain Forest Ecosystems: Structure and Function (F.B. Golley), pp. 49-75. , Elsevier Scientific Publishing Company, Amsterdam; César, O., Monteiro, R., Florística e fitossociologia de uma floresta de restinga em Picinguaba (Parque Estadual da Serra do Mar), Município de Ubatuba - SP (1995) Naturalia, 20, pp. 89-105; Chave, J., Riera, B., Dubois, M.-A., Estimation of Biomass in a Neotropical Forest of French Guiana: Spatial and Temporal Variability (2001) J. Trop. Ecol., 17 (1), pp. 79-96. , http://dx.doi.org/10.1017/S0266467401001055; Chave, J., Andalo, C., Brown, S., Cairns, M., Chambers, J.C., Eamus, D., Fölster, H., Yamakura, T., Tree allometry and improved estimation of carbon stocks and balance in tropical forests (2005) Oecologia, 145, pp. 87-99. , http://dx.doi.org/10.1007/s00442-005-0100-x; Clark, D.A., Are tropical forests an important carbon sink? Reanalysis of the long-term plot data (2002) Ecol. Appl., 12, pp. 3-7. , http://dx.doi.org/10.1890/1051-0761(2002)012[0003:ATFAIC]2.0.CO;2; Colwell, R.K., (2009) EstimateS: Statistical Estimation of Species Richness and Shared Species from Samples, , purl.oclc.org/estimates Version 8.2; Corrêa, A.C.B., Silva, D.G., Melo, J.S., Utilização de depósitos de encostas dos brejos pernambucanos como marcadores paleoclimáticos do quaternário tardio no semi-árido nordestino (2008) Mercator - Revista De Geografia Da UFC, 14 (7), pp. 99-125; Denslow, J.S., Tropical rainforest gaps and tree species diversity (1987) Ann. Rev. Ecol. Syst., 18, pp. 431-451. , http://dx.doi.org/10.1146/annurev.es.18.110187.002243; Eisenlohr, P.V., Melo, M.M.R.F., Ivanauskas, N.M., Souza, V.C., Rodrigues, R.R., Duarte, A.R., Breir, T.B., Udulutsch, R.G., Floresta Ombrófila Densa Atlântica: Bases conceituais e estudo de caso no Parque Estadual Carlos Botelho, SP, Brasil (2011) Fitossociologia No Brasil: Métodos E Estudos De Caso, , (J.M. Felfili, P.V. Eisenlohr, M.M.R.F. Melo, L.A. Andrade &amp; J.A.A. Meira- Neto, orgs.). Editora UFV, Viçosa. No prelo; Facelli, J.M., Pickett, S.T.A., Plant Litter: Its dynamics and effects on plant community structure (1991) Bot. Rev., 57 (1), pp. 1-32. , http://dx.doi.org/10.1007/BF02858763; Felfili, J.M., Rezende, R.P., (2003) Conceitos E Métodos Em Fitossociologia. Universidade De Brasília, 5. , Faculdade de Tecnologia, Brasília. Comunicações Técnicas Florestais; Gauch, H.G., (1982) Multivariate Analysis in Community Ecology, , Cambridge Studies in Ecology, Cambridge; Guerra, A.T., Guerra, A.J.T., (1997) Novo Dicionário Geológico-geomorfológico, , Bertrand Brasil, Rio de Janeiro; Guilherme, F.A.G., Morellato, L.P.C., Assis, M.A., Horizontal and vertical tree community structure in a lowland Atlantic Rain Forest, Southeastern Brazil (2004) Rev. Bras. Bot., 27 (4), pp. 725-737; Hammer, O., Harper, D.A.T., Ryan, P.D., PAST: Paleontological Statistics package for education and data analysis (2001) Palaeontol. Electron., 4 (1); Hill, M.O., (1979) TWINSPAN - a FORTRAN Program for Arranging Multivariate Data in an Ordered Two-way Table By Classification of Individuals and Attributes, , Cornell University, Ithaca, New York; Hill, M., Smilauer, P., (2005) TWINSPAN for Windows, , version 2.3; Hubbell, S.P., (2001) The Unified Neutral Theory of Biodiversity and Biogeography, , Princeton University Press, Princeton, New Jersey; Joly, C.A., Martinelli, L.A., Alves, L.F., Vieira, S.A., Tamashiro, J.Y., Aidar, M.P.M., Camargo, P.B., Durigan, G., 2008. As parcelas permanentes do Projeto Temático BIOTA Gradiente Funcional: Composição florística, estrutura e funcionamento da Floresta Ombrófila Densa dos Núcleos Picinguaba e Santa Virgínia do Parque Estadual da Serra do Mar, São Paulo, Brasil Experiências De Monitoramento No Bioma Mata Atlântica Com Uso De Parcelas Permanentes, pp. 109-148. , (C.R. Sanquetta, org.). RedeMAP: Rede de Parcelas Permanentes dos Biomas Mata Atlântica e Pampa &amp; Funpar (Fundação Universidade do Paraná), Curitiba; Lacerda, M.S., (2001) Composição Florística E Estrutura Da Comunidade Arbórea Num Gradiente Altitudinal Da Mata Atlântica, , Tese de Doutorado, Universidade Estadual de Campinas, Campinas; Leão, Z.M.A.N., Dominguez, J.M.L., Tropical coast of Brazil (2000) Mar. Poll. Bull., 41, pp. 112-122. , http://dx.doi.org/10.1016/S0025-326X(00)00105-3; Leigh Jr., E.G., Davidar, P., Dick, C.W., Puyravaud, J.-P., Terborgh, J., ter Steege, H., Wright, S.J., Why do some Tropical Forests have so many species of trees? (2004) Biotropica, 36, pp. 447-473; Leinz, V., Leonardos, O.H., (1977) Glossário Geológico, , Editora Nacional, São Paulo; Londsdale, W.M., Predicting the amout of litterfall in forests of the world (1988) Ann. Bot., 61, pp. 319-324; Malhi, Y., Baldocchi, D.D., Jarvis, P.G., The carbon balance of tropical, temperate and boreal forests (1999) Plant Cell Environ, 22 (6), pp. 715-740. , http://dx.doi.org/10.1046/j.1365-3040.1999.00453.x; Mantovani, M., Ruschel, A.R., Puchalski, A., Silva, J.Z., Reis, M.S., Nodari, R.O., Diversidade de espécies e estrutura sucessional de uma formação secundária da floresta ombrófila densa (2005) Sci For, 67, pp. 14-26; Martins, S.C., (2010) Caracterização Dos Solos E Serapilheira Ao Longo Do Gradiente Altitudinal Da Mata Atlântica, Estado De São Paulo, , Tese de Doutorado, Universidade de São Paulo, Piracicaba; McCune, B., Grace, J.B., (2002) Analysis of Ecological Communities, , MjM Software, Gleneden Beach; (1999) PC-ORD - Multivariate Analysis of Ecological Data, , McCUNE, B. &amp; MEFFORD, M.J, Version 4.0. MjM Software Design, Gleneden Beach; Melo, M.M.R.F., Mantovani, W., Composição florística e estrutura de trecho de Mata Atlântica de encosta na Ilha do Cardoso (Cananéia, SP, Brasil) (1994) Bol. Inst. Bot., 9, pp. 107-158; (2008) Missouri Botanical Garden Plant Science, , http://www.mobot.org, MISSOURI BOTANICAL GARDEN - MOBOT, Database - W3 TRÓPICOS, (acesso contínuo em 2008 e 2009); Moraes, R.M., Delitti, W.B.C., Struffaldi-De-Vuono, Y., Litterfall and litter nutrient content in two Brazilian Tropical Forests (1999) Rev.Bras.Bot., 22 (1), pp. 9-16. , http://dx.doi.org/10.1590/S0100-84041999000100002; Myers, N., Mittermeier, R.A., Mittermeier, C.G., Fonseca, G.A.B., Kent, J., Biodiversity hotspots for conservation priorities (2000) Nature, 403, pp. 853-858. , http://dx.doi.org/10.1038/35002501; Nascimento, H.E.M., Laurance, W.F., Total aboveground biomass in central Amazonian rainforests: A landscape-scale study (2002) Forest Ecol Manag, 168 (1-3), pp. 311-321. , http://dx.doi.org/10.1016/S0378-1127(01)00749-6; Oliveira, V.C., Joly, C.A., Flooding tolerance of Calophyllum brasiliense Camb. (Clusiaceae): Morphological, physiological and growth responses (2010) Trees, 24, pp. 185-193. , http://dx.doi.org/10.1007/s00468-009-0392-2; Olmos, I.L.J., Camargo, M.N., Ocorrência de alumínio tóxico nos solos do Brasil, sua caracterização e distribuição. Cienc (1976) Cult, 28 (2), pp. 171-180; Pedroni, F., (2001) Aspectos Da Estrutura E Dinâmica Da Comunidade Arbórea Na Mata Atlântica De Planície E Encosta Em Picinguaba, Ubatuba, SP, , Tese de Doutorado, Universidade Estadual de Campinas, Campinas; Pessoa, S.V.A., Oliveira, R.R., Análise estrutural da vegetação arbórea em três fragmentos florestais na Reserva Biológica de Poço das Antas, Rio de Janeiro, Brasil (2006) Rodriguésia, 57, pp. 391-412; Phillips, O.L., Baker, T., (2002) RAINFOR - Field Manual for Plot Establishment and Remeasurement, , http://www.geog.leeds.ac.uk/projects/rainfor/, (ultimo acesso em 05/2006); Pires, L.A., Britez, R.M., Martel, G., Pagano, S.N., Produção, acúmulo e decomposição da serapilheira em uma restinga da Ilha do Mel, Paranaguá, PR, Brasil (2006) Acta Bot.bras., 20 (1), pp. 173-184; Ponçano, W.L., Carneiro, C.D.R., Bistrichi, C.A., Almeida, F.F.M., Prandini, F.L., (1981) Mapa Geomorfológico Do Estado De São Paulo, 1. , Instituto de Pesquisas Tecnológicas do Estado de São Paulo, São Paulo; Poole, R.W., (1974) An Introduction to Quantitative Ecology, , McGraw-Hill, New York; Ramos-Neto, M.B., (1993) Análise Florística E Estrutural De Duas Florestas Sobre a Restinga, Iguape, São Paulo, , Dissertação de Mestrado, Universidade de São Paulo, São Paulo; Rizzini, C.T., Tratado de Fitogeografia do Brasil (1997) Aspectos Ecológicos, Sociológicos E Florísticos, , Âmbito Cultural Edições Ltda., Rio de Janeiro; Sacramento, A.C., Zickel, C.S., Almeida Jr., E.B., Aspectos florísticos da vegetação de Restinga no litoral de Pernambuco (2007) Rev. Arvore., 31 (6), pp. 1121-1130. , http://dx.doi.org/10.1590/S0100-67622007000600017; Scherer, A., Maraschin-Silva, F., Baptista, L.R.M., Florística e estrutura do componente arbóreo de matas de Restinga arenosa no Parque Estadual de Itapuã, RS, Brasil (2005) Acta Bot.bras., 19 (4), pp. 717-726; Scudeller, V.V., Martins, F.R., Shepherd, G.J., Distribution and abundance of arboreal species in the atlantic ombrophilous dense forest in Southeastern Brazil (2001) Plant Ecol, 152, pp. 185-199. , http://dx.doi.org/10.1023/A:1011494228661; Scudeller, V.V., (2002) Análise Fitogeográfica Da Mata Atlântica - Brasil, , Tese de Doutorado, Universidade Estadual de Campinas, Campinas; Shepherd, G.J., (2008) Fitopac 2. Versão Preliminar, , Departamento de Botânica, Universidade Estadual de Campinas, Campinas; Silva, S.M., Britez, R.M., Souza, W.S., Joly, C.A., Fitossociologia do componente arbóreo da floresta de restinga da Ilha do Mel, Paranaguá, PR (1994) III Simpósio De Ecossistemas Da Costa Sul E Sudeste Brasileira, pp. 33-48. , (S. Watanabe, coord.). Aciesp, São Paulo; Silva, A.F., Leitão-Filho, H.F., Composição florística e estrutura de um trecho da mata atlântica de encosta no município de Ubatuba (São Paulo, Brasil) (1982) Rev. Bras. Bot., 5, pp. 43-52; Siqueira, M.F., (1994) Classificação Da Vegetação E Ordenação De Espécies Arbóreas Da Mata Atlântica, , Dissertação de Mestrado, Universidade Estadual de Campinas, Campinas; Smith, A.R., Pryer, K.M., Schettpelz, E., Korall, P., Scheider, H., Wolf, P., A classification for extant ferns (2006) Taxon, 55, pp. 705-731. , http://dx.doi.org/10.2307/25065646; Smith, E.P., van Belle, G., Nonparametric estimation of species richness (1984) Biometrics, 40, pp. 119-129. , http://dx.doi.org/10.2307/2530750; Sneath, P.H., Sokal, R.R., (1973) Numerical Taxonomy, , Freeman and Company, San Francisco; Sousa Neto, E., Carmo, J.B., Keller, M., Martins, S.C., Alves, L.F., Vieira, S.A., Piccolo, M.C., Martinelli, L.A., Soil-atmosphere exchange of nitrous oxide, methane and carbon dioxide in a gradient of elevation in the coastal Brazilian Atlantic Forest (2011) Biogeosciences, 8, pp. 733-742; Spain, A.V., Litterfall and the Standing Crop of Litter in Three Tropical Australian Rainforests (1984) J. Ecol., 72 (3), pp. 947-961. , http://dx.doi.org/10.2307/2259543; Sundarapadian, S.M., Swamy, P.S., Litter production and leaf-litter decomposition of selected tree species in tropical forests at Kodayar in the Western Ghats (1999) India. For. Ecol. Manag., 123, pp. 231-244. , http://dx.doi.org/10.1016/S0378-1127(99)00062-6; Sztutman, M., Rodrigues, R.R., O mosaico vegetacional numa área de floresta contínua de planície litorânea, Parque Estadual da Campina do Encantado, Pariquera-Açu, SP (2002) Rev. Bras. Bot., 25, pp. 161-176. , http://dx.doi.org/10.1590/S0100-84042002000200005; Tabarelli, M., Mantovani, W., A riqueza de espécies arbóreas na floresta atlântica de encosta no estado de São Paulo (Brasil) (1999) Rev. Bras. Bot., 22 (2), pp. 1-12; Tecchio, M.A., Paioli-Pires, E.J., Grassi Filho, H., Brizola, R.M.O., Vieira, C.R.Y., Terra, M.M., Avaliação de variáveis fisiológicas em porta-enxertos de videira cultivados em solução nutritiva com a adição de alumínio (2005) Cienc. Agrotec., 29 (2), pp. 274-283. , http://dx.doi.org/10.1590/S1413-70542005000200002; Tiepolo, G., Calmon, M., Feretti, A.R., Measuring and Monitoring Carbon Stocks at the Guaraqueçaba Climate Action Project, Paraná, Brazil (2002) International Symposium on Forest Carbon Sequestration and Monitoring. Extension Serie Taiwan Forestry Research Institute, 153, pp. 98-115; Valentin, J.L., (2000) Ecologia Numérica: Uma Introdução À Análise Multivariada De Dados Ecológicos, , Interciência, Rio de Janeiro; Veloso, H.P., Rangel Filho, A.L.R., Lima, J.C.A., (1991) Classificação Da Vegetação Brasileira, Adaptada a Um Sistema Universal, , IBGE, Rio de Janeiro; Vieira, L.S., (1988) Manual De Ciência Do Solo, , Ed. Agronômica Ceres, São Paulo; Vieira, S.A., Alves, L.F., Aidar, M., Araújo, L.S., Baker, T., Batista, J.L.F., Campos, M.C., Trumbore, S.E., Estimation of biomass and carbon stocks: The case of the Atlantic Forest (2008) Biota Neotropica, 8 (2). , http://www.biotaneotropica.org.br/v8n2/pt/abstract?point-of-view+bn00108022008http://dx.doi.org/10.1590/S1676-06032008000200001; Villwock, J.A., Processos costeiros e a formação das praias arenosas e campos de dunas ao longo da costa sul e sudeste brasileira. In Simpósio de Ecossistemas da Costa Sul e Sudeste Brasileira (1987) ACIESP, Águas De Lindóia, pp. 380-398; Vitousek, P.M., Nutrient cycling and nutrient use efficiency (1982) Am. Nat., 119 (4), pp. 53-72. , http://dx.doi.org/10.1086/283931; Zar, J.H., (1999) Biostatistical Analysis, , 4nd ed. Prentice-Hall, Inc., New Jersey. FUNPEC,o. 2011.nsEdo, 372-387</text:p>
          </table:table-cell>
          <table:table-cell office:value-type="string" calcext:value-type="string">
            <text:p>Eisenlohr, P. V.; Departamento de Botânica, Instituto de Biociências de Rio Claro, Universidade Estadual Paulista Júlio de Mesquita Filho - UNESP, CP 199, CEP 13506-900, Rio Claro, SP, Brazil; email: pedrov.eisenlohr@gmail.com</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English; 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80052397172</text:p>
          </table:table-cell>
          <table:table-cell table:number-columns-repeated="983"/>
        </table:table-row>
        <table:table-row table:style-name="ro1">
          <table:table-cell office:value-type="string" calcext:value-type="string">
            <text:p>Almeida A.C., Fransozo V., Teixeira G.M., Furlan M., Hiroki K.A.N., Fransozo A.</text:p>
          </table:table-cell>
          <table:table-cell office:value-type="string" calcext:value-type="string">
            <text:p>Population structure and reproductive period of whitebelly prawn Nematopalaemon schmitti (Holthuis 1950) (Decapoda: Caridea: Palaemonidae) on the southeastern coast of Brazil</text:p>
          </table:table-cell>
          <table:table-cell office:value-type="float" office:value="2011" calcext:value-type="float">
            <text:p>2011</text:p>
          </table:table-cell>
          <table:table-cell office:value-type="string" calcext:value-type="string">
            <text:p>Invertebrate Reproduction and Development</text:p>
          </table:table-cell>
          <table:table-cell office:value-type="float" office:value="55" calcext:value-type="float">
            <text:p>55</text:p>
          </table:table-cell>
          <table:table-cell office:value-type="float" office:value="1" calcext:value-type="float">
            <text:p>1</text:p>
          </table:table-cell>
          <table:table-cell/>
          <table:table-cell office:value-type="float" office:value="30" calcext:value-type="float">
            <text:p>30</text:p>
          </table:table-cell>
          <table:table-cell office:value-type="float" office:value="39" calcext:value-type="float">
            <text:p>39</text:p>
          </table:table-cell>
          <table:table-cell/>
          <table:table-cell office:value-type="float" office:value="3" calcext:value-type="float">
            <text:p>3</text:p>
          </table:table-cell>
          <table:table-cell office:value-type="string" calcext:value-type="string">
            <text:p>10.1080/07924259.2010.548641</text:p>
          </table:table-cell>
          <table:table-cell office:value-type="string" calcext:value-type="string">
            <text:p>http://www.scopus.com/inward/record.url?eid=2-s2.0-79960123781&amp;partnerID=40&amp;md5=f7331bef12b41c93486317a006f29190</text:p>
          </table:table-cell>
          <table:table-cell office:value-type="string" calcext:value-type="string">
            <text:p>Departamento de Zoologia, Instituto de Biociências, Universidade Estadual Paulista, Distrito de Rubião Junior, s/n, 18618-000, Botucatu, SP, Brazil</text:p>
          </table:table-cell>
          <table:table-cell office:value-type="string" calcext:value-type="string">
            <text:p>Almeida, A.C., Departamento de Zoologia, Instituto de Biociências, Universidade Estadual Paulista, Distrito de Rubião Junior, s/n, 18618-000, Botucatu, SP, Brazil; Fransozo, V., Departamento de Zoologia, Instituto de Biociências, Universidade Estadual Paulista, Distrito de Rubião Junior, s/n, 18618-000, Botucatu, SP, Brazil; Teixeira, G.M., Departamento de Zoologia, Instituto de Biociências, Universidade Estadual Paulista, Distrito de Rubião Junior, s/n, 18618-000, Botucatu, SP, Brazil; Furlan, M., Departamento de Zoologia, Instituto de Biociências, Universidade Estadual Paulista, Distrito de Rubião Junior, s/n, 18618-000, Botucatu, SP, Brazil; Hiroki, K.A.N., Departamento de Zoologia, Instituto de Biociências, Universidade Estadual Paulista, Distrito de Rubião Junior, s/n, 18618-000, Botucatu, SP, Brazil; Fransozo, A., Departamento de Zoologia, Instituto de Biociências, Universidade Estadual Paulista, Distrito de Rubião Junior, s/n, 18618-000, Botucatu, SP, Brazil</text:p>
          </table:table-cell>
          <table:table-cell office:value-type="string" calcext:value-type="string">
            <text:p>The population biology of Nematopalaemon schmitti in the Ubatuba region on the northern coast of the state of São Paulo was characterized through analyses of the length-frequency distribution, sex ratio, reproductive period, and juvenile recruitment. The specimens were caught monthly from January 1998 to December 1999, from a shrimp boat equipped with double-rig trawl nets. A total of 1073 specimens were analyzed, and the sex and carapace length (0.1 mm) of each individual were noted. The analyzed specimens consisted of 152 juveniles, 437 adult males, 296 adult females, and 188 ovigerous females (OFs). The monthly distribution of N. schmitti by size classes revealed a stable population structure, with both juveniles and adults continuously present. This population showed a unimodal distribution; however, bimodality was identified in June 1998 and 1999 for males, and June 1998 and July 1998 and 1999 for females, probably related to recruitment pulses of juveniles. Sexual dimorphism was indicated by the presence of females in the larger size classes, probably because of their growth rate. The proportion between males and females differed from 1 : 1 in certain size classes and seasons of the year (x 2, p&amp;lt;0.05); in some situations, the females were more abundant than the males, or vice versa. No significant relationship was detected between the seasonal mean temperatures of the bottom water and the percentages of OFs and young, or for the relationship between these two groups (Spearman, p&amp;gt;0.05). The continuous presence of OFs and young in the population suggests a pattern of continuous reproduction for N. schmitti in the Ubatuba region. © 2011 Taylor &amp;amp; Francis.</text:p>
          </table:table-cell>
          <table:table-cell office:value-type="string" calcext:value-type="string">
            <text:p>Breeding season; Juvenile recruitment; Length-frequency distribution; Sex ratio</text:p>
          </table:table-cell>
          <table:table-cell office:value-type="string" calcext:value-type="string">
            <text:p>Caridea; Decapoda (Crustacea); Nematopalaemon schmitti; Palaemonidae</text:p>
          </table:table-cell>
          <table:table-cell table:number-columns-repeated="5"/>
          <table:table-cell office:value-type="string" calcext:value-type="string">
            <text:p>Aidar, E., Gaeta, S.A., Gianesenella-Galvão, S.M.F., Kutner, M.B.B., Teixeira, C., Ecossistema costeiro subtropical: nutrientes dissolvidos, fitoplâncton e clorofila- a e suas relações com as condições oceanográficas na região de Ubatuba, SP (1993) Publicação Especial do Instituto Oceanográfico, 10, pp. 9-43; Almeida, A.C., (2008), Biologia e ecologia do camarão barriga branca Nematopalaemon schmitti (Holthuis 1950) (Crustacea, Caridea, Palaemonidae) na região de Ubatuba, litoral norte do Estado de São Paulo [Dissertação de Mestrado]. [Botucatu, São Paulo, (Brasil)]: Universidade Estadual PaulistaBauer, R.T., Continuous reproduction and episodic recruitment in nine shrimp species inhabiting a tropical seagrass meadow (1989) Journal of Experimental Marine Biology and Ecology, 127, pp. 177-187; Bauer, R.T., Sperm transfer and storage structures in penaeoid shrimps (1991) Crustacean Sexual Biology, pp. 183-207. , In: Bauer RT, Martin JW, editors, New York: Columbia University Press; Bauer, R.T., Testing generalizations about latitudinal variation in reproduction end recruitment patterns with sicyoniid and caridean shrimp species (1992) Invertebrate Reproduction and Development, 22 (1-3), pp. 193-202; Bauer, R.T., Reproductive ecology of a protandric simultaneous hermaphrodite, the shrimp Lysmata wurdemanni (Decapoda: Caridea: Hippolytidae) (2002) Journal of Crustacean Biology, 22 (4), pp. 742-749; Bauer, R.T., (2004) Remarkable Shrimps: Adaptations and Natural History of the Carideans, , Norman: University of Oklahoma Press; Bauer, R.T., Abdalla, J.H., Male mating tactics in the shrimp Palaemonetes pugio (Decapoda, Caridea): Precopulatory mate guarding vs. pure searching (2001) Ethology, 107 (3), pp. 185-199. , DOI 10.1046/j.1439-0310.2001.00636.x; Bauer, R.T., Rivera Vega, L.W., Pattern of reproduction and recruitment in two sicyoniid shrimp species (Decapoda: Penaeoidea) from a tropical seagrass habitat (1992) Journal of Experimental Marine Biology and Ecology, 161 (2), pp. 223-240. , DOI 10.1016/0022-0981(92)90099-V; Benetti, A.S., Negreiros-Fransozo, M.L., Costa, T.M., Population and reproductive biology of the crab Uca burgersi (Crustacea: Ocypodidae) in three subtropical mangrove forests (2007) Revista de Biologia Tropical, 55 (SUPPL. 1), pp. 55-70. , http://www.ots.ac.cr/tropiweb/attachments/suppls/sup55-1%20crustacea/ 08-BENETTI.pdf; Bertini, G., Fransozo, A., Costa, R.C., Ecological distribution of three species of Persephona (Brachyura: Leucosiidae) in the Ubatuba region, São Paulo, Brazil (2001) Nauplius, 9 (1), pp. 31-42; Bhattacharya, C.G., A simple method of resolution of a distribution into Gaussian components (1967) Biometrics, 23, pp. 115-135; Bilgin, S., Ozen, O., Ates, A.S., Spatial and temporal variation of Palaemon adspersus, Palaemon elegans, and Crangon crangon (Decapoda: Caridea) in the southern Black Sea (2008) Estuarine, Coastal and Shelf Science, 79, pp. 671-678; Bilgin, S., Ozen, O., Samsun, O., Sexual seasonal growth variation and reproduction of the rock pool prawn, Palaemon elegans (Decapoda: Palaemonidae) in the southern Black Sea (2009) Scientia Marina, 73 (2), pp. 239-247; Braga, A.C.A., (2006), Biologia e Ecologia do camarã o-espinho Exhippolysmata oplophoroides (Holthuis, 1948) (Caridea, Alpheoidea, Hippolytidae) na Região de Ubatuba, Litoral Norte Paulista. Tese de Doutorado. Botucatu, São Paulo, Brasil: Universidade Estadual PaulistaBraga, A.A., López-Greco, L.S., Santos, D.C., Fransozo, A., Morphological evidence for protandric simultaneous hermaphroditism in the caridean Exhippolysmata oplophoroides (2009) Journal of Crustacean Biology, 29 (1), pp. 34-41; Castilho, A.L., Costa, R.C., Fransozo, A., Boschi, E.E., Reproductive pattern of the South American endemic shrimp Artemesia longinaris (Decapoda: Penaeoidea), off São Paulo State, Brazil (2007) Revista de Biologia Tropical, 55 (SUPPL. 1), pp. 39-48. , http://www.ots.ac.cr/tropiweb/attachments/suppls/sup55-1%20crustacea/ 06-CASTILHO.pdf; Castilho, A.L., Fransozo, A., Costa, R.C., Pattern of reproduction and recruitment of the South American red shrimp (Pleoticus muelleri), off the subtropical coast of Brazil (2008) Marine Biology Research, 4, pp. 361-368; Castilho, A.L., Furlan, M., Costa, R.C., Fransozo, V., Reproductive biology of the rock shrimp Sicyonia dorsalis (Decapoda: Penaeoidea) from the southeastern coast of Brazil (2008) Invertebrate, Reproduction and Development, 52 (1-2), pp. 59-68; Castilho, A.L., Gavio, M.A., Costa, R.C., Boschi, E.E., Bauer, R.T., Fransozo, A., Latitudinal variation in population structure and reproductive pattern of the endemic South American shrimp Artemesia longinaris (Decapoda: Penaeoidea) (2007) Journal of Crustacean Biology, 27 (4), pp. 548-552. , DOI 10.1651/S-2788.1; Castro, R.H., Costa, R.C., Fransozo, A., Mantelatto, F.L.M., Population structure of the seabob shrimp Xiphopenaeus kroyeri (Heller, 1862) (Crustacea: Penaeoidea) in the littoral of São Paulo, Brazil (2005) Scientia Marina, 69 (1), pp. 105-112; Castro-Filho, B.M., Miranda, L.B., Myao, S.Y., Condições hidrográficas na plataforma continental ao largo de Ubatuba: variações sazonais e em média escala (1987) Boletim do Instituto Oceanográfico, 35 (2), pp. 135-151; Chacur, M.M., Negreiros-Fransozo, M.L., Aspectos bioló gicos do camarã o-espinho Exhippolysmata oplophoroides (Holthuis 1948) (Crustacea, Caridea, Hippolytidae) (1998) Revista Brasileira de Biologia, 59 (1), pp. 173-181; Chilari, A., Thessalou-Legaki, M., Petrakis, G., Population structure and reproduction of the deep-water shrimp Plesionika martia (Decapoda: Pandalidae) from the eastern Ionian Sea (2005) Journal of Crustacean Biology, 25 (2), pp. 233-241; Correa, C., Baeza, J.A., Dupré, E., Hinojosa, I.A., Thiel, M., Mating behavior and fertilization success of three ontogenetic stages of male rock shrimp Rhynchocinetes typus (Decapoda: Caridea) (2000) Journal of Crustacean Biology, 20 (4), pp. 628-640; Correa, C., Thiel, M., Mating systems in caridean shrimp (Decapoda: Caridea) and their evolutionary consequences for sexual dimorphism and reproductive biology (2003) Revista Chilena de Historia Natural, 76 (2), pp. 187-203; Caetano Da Costa, R., Fransozo, A., Reproductive biology of the shrimp Rimapenaeus constrictus (Decapoda, Penaeidae) in the ubatuba region of Brazil (2004) Journal of Crustacean Biology, 24 (2), pp. 274-281; Costa, R.C., Fransozo, A., Castilho, A.L., Freire, F.A.M., Annual, seasonal and spatial variation of abundance of the shrimp Artemesia longinaris (Decapoda: Penaeoidea) in south-eastern Brazil (2005) Journal of the Marine Biological Association of the United Kingdom, 85 (1), pp. 107-112. , DOI 10.1017/S0025315405010908h; Costa, T.M., Negreiros-Fransozo, M.L., Population biology of Uca thayeri Rathbun, 1900 (Brachyura, Ocypodidae) in a subtropical south American mangrove area: Results from transect and catch-per-unit-effort techniques (2002) Crustaceana, 75 (10), pp. 1201-1218. , DOI 10.1163/156854002321518144; Crocos, P.J., Van Der Velde, T.D., Seasonal, spatial and interannual variability in the reproduction dynamics of the grooved tiger prawn Penaeus semisulcatus in Albatross Bay, Gulf of Carpentaria, Australia: The concept of effective spawning (1995) Marine Biology, 122, pp. 557-570; Diaz, H., Conde, J.E., Population dynamics and life history of the mangrove crab Aratus pisonii (Brachyura, Grapsidae) in a marine environment (1989) Bulletin of Marine Science, 45 (1), pp. 148-163; Doi, W., Yokota, M., Strüssmann, C.A., Watanabe, S., Growth and reproduction of the portunid crab Charybdis bimaculata (Decapoda: Brachyura) in Tokyo Bay (2008) Journal of Crustacean Biology, 28 (4), pp. 641-651; Enin, U.I., Lowenberg, U., Kunzel, T., Population dynamics of the estuarine prawn (Nematopaleomon hastatus Aurivillius(1898) off the southeast coast of Nigeria (1996) Fisheries Research, 26, pp. 17-35; Fernandes-Goés, L.C., Fransozo, A., Góes, J.M., Population dynamics of Dardanus insignis (Saussure, 1858) (Crustacea, Anomura, Diogenidae) in the Ubatuba region, São Paulo, Brazil (2005) Nauplius, 13 (2), pp. 191-196; Fisher, R.A., (1958) The Genetical Theory of Natural Selection, , 2nd ed. New York: Dover; Fransozo, A., Bertini, G., Population structure and breeding period of Pachycheles monilifer (Dana) (Anomura, Porcellanidae) inhabiting sabellariid sand reefs from the littoral coast of São Paulo, State, Brazil (2001) Revista Brasileira de Zoologia, 18 (1), pp. 197-203; Fransozo, V., Castilho, A.L., Freire, F.A.M., Furlan, M., Almeida, A.C., Teixeira, G.M., Baeza, J.A., Spatial and temporal distribution of the shrimp Nematopalaemon schmitti (Decapoda, Caridea, Palaemonidae) at a subtropical enclosed bay in South America (2009) Journal of the Marine Biological Association of the United Kingdom, 89 (8), pp. 1581-1587; Fransozo, V., Costa, R.C., Bertini, G., Cobo, V.J., Population biology of spine shrimp Exhippolysmata oplophoroides (Holthuis) (Caridea, Hippolytidae) in a subtropical region, São Paulo, Brazil (2005) Revista Brasileira de Zoologia, 22 (4), pp. 1078-1084; Fransozo, A., Mantelatto, F.L.M., Population structure and reproductive period of the tropical hermit crab Calcinus tibicen (Decapoda: Diogenidae) in the region of Ubatuba, Sao Paulo, Brazil (1998) Journal of Crustacean Biology, 18 (4), pp. 738-745; Fransozo, A., Rodrigues, F.D., Freire, F.A.M., Costa, R.C., Reproductive biology of the freshwater prawn Macrobrachium iheringi (Ortmann 1897) (Decapoda: Caridea: Palaemonidae) in the Botucatu region, São Paulo, Brazil (2004) Nauplius, 12 (2), pp. 119-126; Galvão, R., Bueno, S.L.S., Population structure and reproductive biology of the Camacuto shrimp, Atya scabra (Decapoda, Caridea, Atyidae), from São Sebastiã o, Brazil (2000) Crustacea Issues, 12, pp. 291-299; Henderson, P.A., Seaby, R.M., Somes, J.R., A 25-year study of climatic and density-dependent population regulation of common shrimp Crangon crangon (Crustacea: Caridea) in the Bristol Channel (2006) Journal of the Marine Biological Association of the United Kingdom, 86, pp. 287-298; Janas, U., Spicer, J.I., Does the effect of low temperature on osmoregulation by the prawn Palaemon elegans Rathke, 1837 explain winter migration offshore? (2008) Marine Biology, 153, pp. 937-943; Kim, S., Population structure, growth, mortality, and size at sexual maturity of Palaemon gravieri (Decapoda: Caridea: Palaemonidae) (2005) Journal of Crustacean Biology, 25 (2), pp. 226-232; Lima, G.V., Silveira, C.M., Oshiro, L.M.Y., Populational structure of the sympatric freshwater shrimps Potimirim glabra and Potimirim potimirim (Crustacea, Decapoda, Atyidae) in the Sahy River, Rio de Janeiro, Brazil (2006) Iheringia - Serie Zoologia, 96 (1), pp. 81-87. , http://www.scielo.br/pdf/isz/v96n1/a15v96n1.pdf, DOI 10.1590/S0073-47212006000100015; Litulo, C., Population and reproductive biology of the fiddler crab Uca chlorophthalmus (Brachyura: Ocypodidae) from Inhaca Island, southern Mozambique (2006) Journal of the Marine Biological Association of the United Kingdom, 86 (4), pp. 737-742. , DOI 10.1017/S0025315406013646, PII S0025315406013646; Mantelatto, F.L.M., Fransozo, A., Negreiros-Fransozo, M.L., Population structure of Hepatus pudibundus (Decapoda: Calappidae) in Fortaleza Bay, Brazil (1995) Revista de Biología Tropical, 43 (1-3), pp. 265-270; Martinelli, J.M., Mantelatto, F.L.M., Fransozo, A., Population structure and breeding season of the South Atlantic hermit crab, Loxopagurus loxochelis (Anomura, Diogenidae) from the Ubatuba region, Brazil (2002) Crustaceana, 75 (6), pp. 791-802. , DOI 10.1163/156854002760289764; Mossolin, E.C., Bueno, S.L.S., Reproductive biology of Macrobrachium olfersi (Decapoda, palaemonidae) in São Sebastião, Brazil (2002) Journal of Crustacean Biology, 22 (2), pp. 367-376; Mossolin, E.C., Shimizu, R.M., Bueno, S.L.S., Population structure of Alpheus armillatus (Decapoda, Alpheidae) in São Sebastião and Ilhabela, southeastern Brazil (2006) Journal of Crustacean Biology, 26 (1), pp. 48-54. , DOI 10.1651/C-2561.1; Nakagaki, J.M., Negreiros-Fransozo, M.L., Population biology of Xiphopenaeus kroyeri (Heller 1862) (Decapoda: Penaeidae) from Ubatuba Bay, Sao Paulo Brazil (1998) Journal of Shellfish Research, 17 (4), pp. 931-935; Negreiros-Fransozo, M.L., Gonzáles-Gordillo, J.I., Fransozo, A., First larval stage of Exhippolysmata oplophoroides (Holthuis 1948) (Decapoda, Caridea, Hippolytidae) obtained in laboratory (2002) Nauplius, 10 (1), pp. 67-71; Negreiros-Fransozo, M.L., Mantelatto, F.L.M., Fransozo, A., Population biology of Callinectes ornatus Ordway, 1863 (Decapoda, Portunidae) from Ubatuba (SP), Brazil (1999) Scientia Marina, 63 (2), pp. 157-163; Odebrecht, C., Castello, J.P., The convergence ecosystem in the Southwest Atlantic (2001) Ecological Studies, 144, pp. 147-165; Oh, C.W., Hartnoll, R.G., Nash, R.D.M., Population dynamics of the common shrimp, Crangon crangon (L.), in Port Erin Bay, Isle of Man, Irish Sea (1999) Journal of Marine Science, 56, pp. 718-733; Pires-Vanin, A.M.S., Matsuura, Y., Estrutura e função do ecossistema de plataforma continental da região de Ubatuba, Estado de São Paulo: Uma introduç ão (1993) Boletim do Instituto Oceanográfico, 10, pp. 1-8; Pralon, B.G.N., Negreiros-Fransozo, M.L., Population biology of Palaemon (Palaeander) northropi Rankin, 1898 (Crustacea, Decapoda, Palaemonidae) in a tropical South American estuary (2006) Acta Limnologica Brasiliensia, 18 (1), pp. 77-87; Ra'anan, Z., Sagi, A., Alternative mating strategies in male morphotypes of the freshwater prawn Macrobrachium rosenbergii (De Man) (1985) Biological Bulletin, 169, pp. 592-601; Ramirez-Llodra, E., Company, J.B., Camps, M., Rotllant, G., Spatio-temporal variations in reproductive patterns and population structure of Pasiphaea multidentata (Decapoda: Caridea) in the blanes canyon and adjacent margin, North-western Mediterranean Sea (2007) Marine Ecology, 28 (4), pp. 470-479. , DOI 10.1111/j.1439-0485.2007.00207.x; Ramos-Porto, M., Coelho, P.A., (1998) Malacostraca. Eucarida. Caridea (Alpheoidea excluded), pp. 325-350. , In: Young PS, editor. Catalogue of crustacea of Brazil. Rio de Janeiro: Museu Nacional; Ricklefs, R.E., Miller, G.L., (1999) Ecology, , 4th ed. New York: WH. Freeman; Sastry, A.N., Ecological aspects of reproduction (1983) The Biology of the Crustacea Environmental Adaptations, 8, pp. 179-270. , In: Vernberg FJ, Vernberg WB, editors, New York: Academic Press; Siegel, V., Gröger, J., Neudecker, T., Damm, U., Jansen, S., Long-term variation in the abundance of the brown shrimp Crangon crangon (L.) population of the German Bight and possible causes for its interannual variability (2005) Fisheries Oceanography, 14 (1), pp. 1-16; Silva, P.K., Silva, K.H.G.M., Aspects of the population ecology of a tropical freshwater atyid shrimp Caridina fernandoi Arud. and Costa, 1962 (Crustacea: Decapoda: Caridea) (1989) Archiv für Hydrobiologie, 117 (2), pp. 237-253; Sokal, R.R., Rohlf, F.J., (1995) Biometry, , 3rd ed. New York: WH. Freeman; Spaargaren, D.H., Seasonal and annual variations in the catches of Crangon crangon (L., 1758) (Decapoda, Natantia) near the coast of Texel, The Netherlands (2000) Crustaceana, 73 (5), pp. 547-563. , DOI 10.1163/156854000504651; Sparre, P., Venema, S.C., (1998) Introduction to Tropical Fish Stock Assessment. Part 1. Manual, , Rome: FAO. FAO Fisheries Technical Paper No. 306/1, Rev 2; Teixeira, G.M., Fransozo, V., Cobo, V.J., Hiyodo, C.M., Population features of the spider crab Acanthonyx scutiformis (Dana 1851) (Crustacea, Majoidea, Epialtidae) associated with rocky-shore algae from southeastern Brazil (2009) Pan-American Journal of Aquatic Sciences, 4 (1), pp. 87-95; Temming, A., Damm, U., Life cycle of Crangon crangon in the North sea: A simulation of the timing of recruitment as a function of the seasonal temperature signal (2002) Fisheries Oceanography, 11 (1), pp. 45-58. , DOI 10.1046/j.1365-2419.2002.00184.x; Viegas, I., Martinho, F., Neto, J., Pardal, M., Population dynamics, distribution and secondary production of the brown shrimp Crangon crangon (L.) in a southern European estuary. Latitudinal variations (2007) Scientia Marina, 71 (3), pp. 451-460. , http://www.icm.csic.es/scimar/download.php/Cd/ 73b9c3f1e35507f7d16e6dabb3c29b1b/IdArt/3533; Wenner, A.M., Sex ratio as a function of size in marine Crustacea (1972) The American Naturalist, 106 (949), pp. 321-350; Wenner, E.L., Distribution and reproduction of nematocarcinid shrimp (Decapoda: Caridea) from the northwestern North Atlantic (1979) Bulletin of Marine Science, 29 (3), pp. 380-393; Willson, M.F., Pianka, E.R., Sexual selection, sex ratio and mating system (1963) The American Naturalist, 97, pp. 405-407; Yamada, R., Kodama, K., Yamakawa, T., Horiguchi, T., Aoki, I., Growth and reproductive biology of the small penaeid shrimp Trachysalambria curvirostris in Tokyo Bay (2007) Marine Biology, 151 (3), pp. 961-971. , DOI 10.1007/s00227-006-0536-5</text:p>
          </table:table-cell>
          <table:table-cell office:value-type="string" calcext:value-type="string">
            <text:p>Almeida, A.C.; Departamento de Zoologia, Instituto de Biociências, Universidade Estadual Paulista, Distrito de Rubião Junior, s/n, 18618-000, Botucatu, SP, Brazil; email: ariadinecristine@hotmail.com</text:p>
          </table:table-cell>
          <table:table-cell table:number-columns-repeated="7"/>
          <table:table-cell office:value-type="float" office:value="7924259" calcext:value-type="float">
            <text:p>7924259</text:p>
          </table:table-cell>
          <table:table-cell/>
          <table:table-cell office:value-type="string" calcext:value-type="string">
            <text:p>IRDEE</text:p>
          </table:table-cell>
          <table:table-cell/>
          <table:table-cell office:value-type="string" calcext:value-type="string">
            <text:p>English</text:p>
          </table:table-cell>
          <table:table-cell office:value-type="string" calcext:value-type="string">
            <text:p>Invertebr. Reprod. Dev.</text:p>
          </table:table-cell>
          <table:table-cell office:value-type="string" calcext:value-type="string">
            <text:p>Article</text:p>
          </table:table-cell>
          <table:table-cell office:value-type="string" calcext:value-type="string">
            <text:p>Scopus</text:p>
          </table:table-cell>
          <table:table-cell office:value-type="string" calcext:value-type="string">
            <text:p>2-s2.0-79960123781</text:p>
          </table:table-cell>
          <table:table-cell table:number-columns-repeated="983"/>
        </table:table-row>
        <table:table-row table:style-name="ro1">
          <table:table-cell office:value-type="string" calcext:value-type="string">
            <text:p>Negreiros-Fransozo M.L., Fernandes C.S., Da Silva S.M.J., Fransozo A.</text:p>
          </table:table-cell>
          <table:table-cell office:value-type="string" calcext:value-type="string">
            <text:p>Early juvenile development of Armases rubripes (Rathbun 1897) (Crustacea, Brachyura, Sesarmidae) and comments on the morphology of the megalopa and first crab</text:p>
          </table:table-cell>
          <table:table-cell office:value-type="float" office:value="2011" calcext:value-type="float">
            <text:p>2011</text:p>
          </table:table-cell>
          <table:table-cell office:value-type="string" calcext:value-type="string">
            <text:p>Invertebrate Reproduction and Development</text:p>
          </table:table-cell>
          <table:table-cell office:value-type="float" office:value="55" calcext:value-type="float">
            <text:p>55</text:p>
          </table:table-cell>
          <table:table-cell office:value-type="float" office:value="1" calcext:value-type="float">
            <text:p>1</text:p>
          </table:table-cell>
          <table:table-cell/>
          <table:table-cell office:value-type="float" office:value="53" calcext:value-type="float">
            <text:p>53</text:p>
          </table:table-cell>
          <table:table-cell office:value-type="float" office:value="64" calcext:value-type="float">
            <text:p>64</text:p>
          </table:table-cell>
          <table:table-cell/>
          <table:table-cell office:value-type="float" office:value="2" calcext:value-type="float">
            <text:p>2</text:p>
          </table:table-cell>
          <table:table-cell office:value-type="string" calcext:value-type="string">
            <text:p>10.1080/07924259.2010.548645</text:p>
          </table:table-cell>
          <table:table-cell office:value-type="string" calcext:value-type="string">
            <text:p>http://www.scopus.com/inward/record.url?eid=2-s2.0-79960145556&amp;partnerID=40&amp;md5=8643b06029e0db272c0237c4ba115fda</text:p>
          </table:table-cell>
          <table:table-cell office:value-type="string" calcext:value-type="string">
            <text:p>Departamento de Zoologia, Instituto de Biociências, Universidade Estadual Paulista, 18618-000 Botucatu, São Paulo, Brazil</text:p>
          </table:table-cell>
          <table:table-cell office:value-type="string" calcext:value-type="string">
            <text:p>Negreiros-Fransozo, M.L., Departamento de Zoologia, Instituto de Biociências, Universidade Estadual Paulista, 18618-000 Botucatu, São Paulo, Brazil; Fernandes, C.S., Departamento de Zoologia, Instituto de Biociências, Universidade Estadual Paulista, 18618-000 Botucatu, São Paulo, Brazil; Da Silva, S.M.J., Departamento de Zoologia, Instituto de Biociências, Universidade Estadual Paulista, 18618-000 Botucatu, São Paulo, Brazil; Fransozo, A., Departamento de Zoologia, Instituto de Biociências, Universidade Estadual Paulista, 18618-000 Botucatu, São Paulo, Brazil</text:p>
          </table:table-cell>
          <table:table-cell office:value-type="string" calcext:value-type="string">
            <text:p>This article provides a description of the early juvenile stages of Armases rubripes and indicates some differences and additional details found in the megalopa and first juvenile crab stage compared with previous descriptions. The main characters that permit identification of the subsequent juvenile stages were assessed, as well as the moult interval and increment during successive moults and the beginning of development of the secondary sexual features. Megalopae of A. rubripes were collected from the Ubatuba region, São Paulo, Brazil using plankton and neuston nets. Morphological changes in body parts have been recorded for each stage and sex, as well as the duration of the intermoult period was noted. Possible effects of laboratory holding time on growth were checked by means of analysis of covariance. The importance of standardization of the terminology of setae is emphasized. © 2011 Taylor &amp; Francis.</text:p>
          </table:table-cell>
          <table:table-cell office:value-type="string" calcext:value-type="string">
            <text:p>Larval stage; Morphological description; Neuston; Sexual differentiation</text:p>
          </table:table-cell>
          <table:table-cell office:value-type="string" calcext:value-type="string">
            <text:p>Armases rubripes; Brachyura; Crustacea; Decapoda (Crustacea); Sesarmidae</text:p>
          </table:table-cell>
          <table:table-cell table:number-columns-repeated="5"/>
          <table:table-cell office:value-type="string" calcext:value-type="string">
            <text:p>Junior, E.A.B., Negreiros-Fransozo, M.L., Fransozo, A., Juvenile development of Callinectes ornatus Ordway, 1863 (Crustacea: Decapoda: Portunidae), from megalopae obtained in the neuston (2008) Zootaxa, (1788), pp. 1-20; Cadman, L.R., Weinstein, M.P., Effects of temperature and salinity on the growth of laboratory- reared juvenile blue crabs Callinectes sapidus Rathbun (1988) Journal of Experimental Marine Biology and Ecology, 121 (3), pp. 193-207. , DOI 10.1016/0022-0981(88)90088-3; Clark, P.F., Calazans, D.K., Pohle, G.W., Accuracy and standardization of Brachyuran larval descriptions (1996) Invertebrate Reproduction and Development, 33 (2-3), pp. 127-144; Costlow Jr., J.D., Bookhout, C.G., The complete larval development of Sesarma cinereum (Bosc) reared in the laboratory (1960) Biological Bulletin, 118 (2), pp. 203-214; Costlow Jr., J.D., Bookhout, C.G., The larval development of Sesarma reticulatum Say reared in the laboratory (1962) Crustaceana, 4, pp. 281-294; Cuesta, J.A., Anger, K., Larval morphology of the sesarmid crab Armases angustipes Dana, 1852 (Decapoda, Brachyura, Grapsoidea) (2001) Journal of Crustacean Biology, 21 (3), pp. 821-838; Cuesta, J.A., Garcia-Guerrero, M.U., Rodriguez, A., Hendrickx, M.E., Larval morphology of the sesarmid crab, Aratus pisonii (H. Milne Edwards, 1837) (Decapoda, Brachyura, Grapsoidea) from laboratory-reared material (2006) Crustaceana, 79 (2), pp. 175-196. , DOI 10.1163/156854006776952838; Díaz, H., Ewald, J.J., A comparison of the larval development of Metasesarma rubripes (Rathbun) and Sesarma ricordi H. Milne Edwards (Brachyura, Grapsidae) reared under laboratory conditions (1968) Crustaceana, 2, pp. 225-248; Felder, D.L., Martin, J.W., Goy, J.W., Patterns in early postlarval development of decapods (1985) Crustacean Issues II. Larval Growth, pp. 163-225. , In: Wenner AM, editor, Boston (MA): Balkema; Flores, A.A.V., Marques, F.P.L., Negreiros-Fransozo, M.L., Postlarval stages and growth patterns of the spider crab Pyromaia tuberculata (Brachyura, Majidae) from laboratory-reared material (2002) Journal of Crustacean Biology, 22 (2), pp. 314-327; Flores, A.A.V., Negreiros-Fransozo, M.L., Fransozo, A., The megalopa and juvenile development of Pachygrapsus transversus (Gibbes, 1850) (Decapoda, Brachyura) compared with other grapsid crabs (1998) Crustaceana, 71 (2), pp. 197-222; Fransozo, A., Desenvolvimento dos estágios juvenis de Sesarma (Holometopus) rectum Randall, 1840 (Decapoda, Grapsidae) obtidos em laboratório (1986) Naturalia, 11-12, pp. 77-87; Fransozo, A., Hebling, N.J., Desenvolvimento larval de Sesarma (Holometopus) rectum, Randall 1840 (Decapoda, Grapsidae) em laboratório (1986) Revista Brasileira de Biologia, 46 (2), pp. 353-364; Fransozo, A., Negreiros-Fransozo, M.L., Morfologia dos primeros estágios juvenis de Eriphia gonagra (Fabricius 1781) e Eurypanopeus abbreviatus (Stimpson 1860) (Crustacea, Decapoda, Xanthidae), obtidos em laboratório (1987) Papé is Avulsos de Zoologia, 36 (22), pp. 257-277; Fransozo, A., Negreiros-Fransozo, M.L., Hiyodo, C.M., Développement juvénile de Menippe nodifrons Stimpson, 1859 (Crustacea, Decapoda, Xanthidae) au laboratoire (1988) Revue de Hydrobiologie Tropical, 21 (4), pp. 297-308; Guerao, G., Abello, P., Dos Santos, A., Morphological variability of the megalopa of Liocarcinus depurator (Brachyura: Portunidae) in Mediterranean and Atlantic populations (2006) Journal of Natural History, 40 (32-34), pp. 1851-1866. , DOI 10.1080/00222930601046584, PII J076747N1154060X; Guerao, G., Anger, K., Nettelmann, U.W.E., Schubart, C.D., Complete larval and early juvenile development of the mangrove crab Perisesarma fasciatum (Crustacea: Brachyura: Sesarmidae) from Singapore, with a larval comparison of Parasesarma and Perisesarma (2004) Journal of Plankton Research, 26 (12), pp. 1389-1408. , DOI 10.1093/plankt/fbh127; Guerao, G., Anger, K., Schubart, C.D., Larvae and first-stage juveniles of the American genus Armases Abele, 1992 (Brachyura: Sesarmidae): A morphological description of two complete developments and one first zoeal stage (2007) Journal of Natural History, 41 (29-32), pp. 1811-1839. , DOI 10.1080/00222930701500431, PII 783178642; Guerao, G., Rotllant, G., Post-larval development and sexual dimorphism of the spider crab Maja brachydactyla (Brachyura: Majidae) (2009) Scientia Marina, 73 (4), pp. 797-808; Guimaraes, F.J., Negreiros-Fransozo, M.L., Juvenile development and growth patterns in the mud crab Eurytium limosum (Say, 1818) (Decapoda, Brachyura, Xanthidae) under laboratory conditions (2005) Journal of Natural History, 39 (23), pp. 2145-2161. , DOI 10.1080/00222930500061254; Hartnoll, R.G., Growth (1982) The Biology of Crustacea, 2, pp. 111-196. , In: Abele LG, editor, New York: Academic Press; Hartnoll, R.G., Megalopae and early post-larval stages of East African Percnon abbreviatum (Decapoda: Brachyura: Grapsidae) (1992) Journal of Zoology, 228, pp. 51-67; Haynes, E., Description of larvae of the northern shrimp, Pandalus borealis, reared in situ in Kachemak Bay, Alaska (1979) Fishery Bulletin, 77, pp. 157-173; Hebling, N.J., Fransozo, A., Negreiros-Fransozo, M.L., Desenvolvimento dos primeiros estágios juvenis de Panopeus herbstii H Milne Edwards, 1834 (Crustacea, Decapoda, Xanthidae), criados em laboratório (1982) Naturalia, 7, pp. 177-188; Hebling, N.J., Rieger, P.J., Desenvolvimento juvenil de Hepatus pudibundus (Herbst) (Crustacea, Decapoda, Calappidae), em laboratório (2003) Revista Brasileira de Zoologia, 20 (3), pp. 531-539; Hiatt, R.W., The biology of the lined shore crab Pachygrapsus crassipes Randall (1948) Pacific Science, 11, pp. 135-212; Hirose, G.L., Negreiros-Fransozo, M.L., Growth and juvenile development of Uca maracoani Latreille, 1802-1803 in laboratory conditions (Crustacea, Decapoda, Brachyura, Ocypodidae) (2008) Senckenbergiana biologica, 88 (2), pp. 161-168; Ingle, R.W., The larval and post-larval development of the scorpion spider crab, Inachus dorsettensis (Pennant) (family: Majidae), reared in the laboratory (1977) Bulletin of the British Museum of Natural History (Zoology), 30, pp. 331-348; Ingle, R.W., Rice, A.L., The juvenile stages of eight swimming crab species (Crustacea: Brachyura: Portunidae): A comparative study (1984) Bulletin of the British Museum of Natural History (Zoology), 46 (4), pp. 345-354; Ingle, R.W., Larval development of the mud crab Panopeus occidentalis de Saussure, from Bermuda (Crustacea: Xanthoidea: Panopeidae) (1985) Bulletin of the British Museum of Natural History (Zoology), 48 (4), pp. 233-248; Kowalczuk, V.G.L., (1994), p. 100. , Estrutura populacional de Armases angustipes (Dana 1852) (Decapoda: Brachyura: Grapsidae) da Ilha do Farol, Caiobá, PR e seu desenvolvimento pó sembrionário sob condições de laborató rio.[unpublished MSc dissertation]. [Curitiba, Brazil]: Universidade Federal do ParanáLuppi, I.A., Spivak, E.D., Morphology of megalopa and first crab of Cyrtograpsus angulatus, with comments on the presence of an anomalous first crab stage on Brachyuran crabs (2007) Journal of Crustacean Biology, 27 (1), pp. 80-89; Than, T.L., Doi, W., Yokota, M., Strussmann, C.A., Watanabe, S., Juvenile morphology of the xanthid crab Leptodius exaratus (H. Milne-Edwards, 1834) (Decapoda: Brachyura), with notes on the appearance of sexual dimorphism (2007) Invertebrate Reproduction and Development, 50 (4), pp. 191-201; Martin, J.W., Davis, G.E., An updated classification of the recent Crustacea (2001) Natural Museum of Los Angeles County, Science Series, 39, pp. 1-124; Martin, J.W., Felder, D.L., Truesdale, F.M., A comparative study of morphology and ontogeny in juvenile stages of four Western Atlantic xanthoid crabs (Crustacea: Decapoda: Brachyura) (1984) Philosophical Transactions of the Royal Society of London, 303, pp. 537-604; Melo, G.A.S., (1996) Manual De Identificação Dos Brachyura (Caranguejos e Siris) do Litoral Brasileiro, p. 603. , São Paulo: Plêiade/FAPESP; Montú, M., Anger, K., Bakker, C., Variability in the larval development of Metasesarma rubripes (Decapoda, Grapsidae) reared in the laboratory (1990) Nerítica, 5 (1), pp. 113-128; Muraoka, K., On the post-larval stage of Plagusia depressa (1965) Research on Crustaceans, 2, pp. 83-90; Negreiros-Fransozo, M.L., Fransozo, A., Growth and age determination of three juvenile crab species (Crustacea, Decapoda, Brachyura) (1991) Papé is Avulsos de Zoologia, 37 (18), pp. 277-283; Negreiros-Fransozo, M.L., Wenner, E.L., Knott, D.M., Fransozo, A., The megalopa and early juvenile stages of Calappa tortugae Rathbun, 1933 (Crustacea, Brachyura) reared in the laboratory from South Carolina neuston samples (2007) Proceedings of the Biological Society of Washington, 120 (4), pp. 469-485. , DOI 10.2988/0006-324X(2007)120[469:TMAEJS]2.0.CO;2; O'Connor, N.J., Morphological differentiation and moulting of juvenile fiddler crabs (Uca pugilator and U. pugnax) (1990) Journal of Crustacean Biology, 10 (4), pp. 608-612; Payen, G., Morphogenèse sexuelle de quelques Brachyoures (Cyclomé topes) au cours du développement embryonnaire, larvaire et postlarvaire (1974) Bulletin du Museum Nationale d'Histoire Naturelle, 139, pp. 202-261. , (3n sé rie),1 209, Zoology; Pohle, G., Mantelatto, F.L.M., Negreiros-Fransozo, M.L., Fransozo, A., Larval decapoda (Brachyura) (1999) South Atlantic Zooplankton, 2, pp. 1280-1351. , In: Boltovskoy D, editor, Rotterdam, The Netherlands: Backhuys; Pohle, G., Telford, M., Morphology and classification of decapod crustacean larval setae: A scanning electron microscope study of Dissodactylus crinitichelis Moreira, 1901 (Brachyura, Pinnotheridae) (1981) Bulletin of Marine Science, 31 (3), pp. 736-752; Rieger, P.J., Beltrão, R., Desenvolvimento juvenil de Cyrtograpsus angulatus Dana (Crustacea, Decapoda, Grapsidae), em laboratório (2000) Revista Brasileira de Zoologia, 17 (2), pp. 405-420; Rieger, P.J., Nakagawa, C., Desenvolvimento juvenil de Chasmagnathus granulata Dana, 1851 (Crustacea, Decapoda, Grapsidae), em laboratório (1995) Nauplius, (3), pp. 59-74; Sandifer, P.A., Smith, I.J., Possible significance of variation in the larval development of Palaemonid shrimp (1979) Journal of Experimental Marine Biology and Ecology, 39, pp. 55-64; Schubart, C.D., Cuesta, J.A., First zoeal stages of four species of Sesarma from Panama (Crustacea, Brachyura, Grapsidae) described from the laboratory hatched material with a identification key and phylogenetic remarks (1998) Journal of Plankton Research, 20 (1), pp. 61-84; Schubart, C.D., Cuesta, J.A., Felder, D.L., Glyptograpsidae, a new brachyuran family from Central America: Larval and adult morphology, and a molecular phylogeny of the Grapsoidea (2002) Journal of Crustacean Biology, 22 (1), pp. 28-44; Shen, C.J., An investigation of the post-larval development of the shore-crab Carcinus maenas, with the special reference to the external secondary sexual characters (1935) Proceedings of the Zoological Society of London, 1, pp. 1-33; Sokal, R.R., Rohlf, F.J., (1995) Biometry: The Principles and Practice of Statistic in Biological Research, p. 887. , New York: W. H. Freeman; Tweedale, W.A., Bert, T.M., Brown, S.D., Growth of postsettlement juveniles of the Florida stone crab, Menippe mercenaria (Say) (Decapoda: Xanthidae), in the laboratory (1993) Bulletin of Marine Science, 52 (3), pp. 873-885; Wehrtmann, I., Seasonal occurrence and abundance of caridean larvae of Helgoland (1989) German Bight. Helgoländer Meeresunters, 43, pp. 87-112</text:p>
          </table:table-cell>
          <table:table-cell office:value-type="string" calcext:value-type="string">
            <text:p>Negreiros-Fransozo, M.L.; Departamento de Zoologia, Instituto de Biociências, Universidade Estadual Paulista, 18618-000 Botucatu, São Paulo, Brazil; email: mlnf@ibb.unesp.br</text:p>
          </table:table-cell>
          <table:table-cell table:number-columns-repeated="7"/>
          <table:table-cell office:value-type="float" office:value="7924259" calcext:value-type="float">
            <text:p>7924259</text:p>
          </table:table-cell>
          <table:table-cell/>
          <table:table-cell office:value-type="string" calcext:value-type="string">
            <text:p>IRDEE</text:p>
          </table:table-cell>
          <table:table-cell/>
          <table:table-cell office:value-type="string" calcext:value-type="string">
            <text:p>English</text:p>
          </table:table-cell>
          <table:table-cell office:value-type="string" calcext:value-type="string">
            <text:p>Invertebr. Reprod. Dev.</text:p>
          </table:table-cell>
          <table:table-cell office:value-type="string" calcext:value-type="string">
            <text:p>Article</text:p>
          </table:table-cell>
          <table:table-cell office:value-type="string" calcext:value-type="string">
            <text:p>Scopus</text:p>
          </table:table-cell>
          <table:table-cell office:value-type="string" calcext:value-type="string">
            <text:p>2-s2.0-79960145556</text:p>
          </table:table-cell>
          <table:table-cell table:number-columns-repeated="983"/>
        </table:table-row>
        <table:table-row table:style-name="ro1">
          <table:table-cell office:value-type="string" calcext:value-type="string">
            <text:p>Machado G.E.M., Nassar C.A.G., de Szechy M.T.M.</text:p>
          </table:table-cell>
          <table:table-cell office:value-type="string" calcext:value-type="string">
            <text:p>Phycological flora from the shallow sublittoral zone of the rocky shores of Serra do Mar State Park, Ubatuba, São Paulo) [Flora ficológica da região sublitorânea rasa de costões rochosos do núcleo picinguaba, parque estadual da Serra do Mar, Ubatuba, São Paulo]</text:p>
          </table:table-cell>
          <table:table-cell office:value-type="float" office:value="2011" calcext:value-type="float">
            <text:p>2011</text:p>
          </table:table-cell>
          <table:table-cell office:value-type="string" calcext:value-type="string">
            <text:p>Acta Botanica Brasilica</text:p>
          </table:table-cell>
          <table:table-cell office:value-type="float" office:value="25" calcext:value-type="float">
            <text:p>25</text:p>
          </table:table-cell>
          <table:table-cell office:value-type="float" office:value="1" calcext:value-type="float">
            <text:p>1</text:p>
          </table:table-cell>
          <table:table-cell/>
          <table:table-cell office:value-type="float" office:value="71" calcext:value-type="float">
            <text:p>71</text:p>
          </table:table-cell>
          <table:table-cell office:value-type="float" office:value="82" calcext:value-type="float">
            <text:p>82</text:p>
          </table:table-cell>
          <table:table-cell/>
          <table:table-cell office:value-type="float" office:value="1" calcext:value-type="float">
            <text:p>1</text:p>
          </table:table-cell>
          <table:table-cell office:value-type="string" calcext:value-type="string">
            <text:p>10.1590/S0102-33062011000100010</text:p>
          </table:table-cell>
          <table:table-cell office:value-type="string" calcext:value-type="string">
            <text:p>http://www.scopus.com/inward/record.url?eid=2-s2.0-79960243149&amp;partnerID=40&amp;md5=ff639ed7bef1049c17a38ad88cf0f8be</text:p>
          </table:table-cell>
          <table:table-cell office:value-type="string" calcext:value-type="string">
            <text:p>Universidade Federal do Rio de Janeiro, Centro de Ciências da Saúde, Instituto de Biologia, Departamento de Botânica, Laboratório Integrado de Ficologia, Rio de Janeiro, RJ, Brazil</text:p>
          </table:table-cell>
          <table:table-cell office:value-type="string" calcext:value-type="string">
            <text:p>Machado, G.E.M., Universidade Federal do Rio de Janeiro, Centro de Ciências da Saúde, Instituto de Biologia, Departamento de Botânica, Laboratório Integrado de Ficologia, Rio de Janeiro, RJ, Brazil; Nassar, C.A.G., Universidade Federal do Rio de Janeiro, Centro de Ciências da Saúde, Instituto de Biologia, Departamento de Botânica, Laboratório Integrado de Ficologia, Rio de Janeiro, RJ, Brazil; de Széchy, M.T.M., Universidade Federal do Rio de Janeiro, Centro de Ciências da Saúde, Instituto de Biologia, Departamento de Botânica, Laboratório Integrado de Ficologia, Rio de Janeiro, RJ, Brazil</text:p>
          </table:table-cell>
          <table:table-cell office:value-type="string" calcext:value-type="string">
            <text:p>Greater knowledge of the macroalgae from rocky shores is essential to monitor and manage marine coastal conservation units. Previous surveys of the coastal zone of the Picinguaba unit in the Serra do Mar State Park (PESM), Ubatuba, northern São Paulo state, list macroalgal species from the rocky shores and the mangroves of Fazenda Inlet. The present study aimed to improve the taxonomic survey of seaweeds from the Picinguaba unit and to evaluate the suitability of sampling methodology for rocky shore communities in this conservation unit. Thirteen sampling stations, situated between Almada and Cambury Headlands, were studied in summer 2007; this part of the PESM coastal zone is subject to anthropogenic interference. We carefully searched for macroalgae in different rocky habitats, from the sublittoral fringe towards the sand domain. Aiming to standardize sampling effort at each station, the same specialist searched for macroalgae over a 20 m horizontal extension of the rocky shore, for one hour, by apnea diving. 128 infrageneric taxa were identified (80 Rhodophyta, 22 Ochrophyta and 26 Chlorophyta). Callithamniella flexilis Baardseth, Cryptonemia seminervis (C. Agardh) J. Agardh, Cladophora pseudorupestris C. Hoek and Cladophora cf. pygmaea Reinke are new records for the coast of São Paulo state. These species are described and illustrated here. Sixty four species are new occurrences for the rocky shores of PESM. Taking into account other studies, carried out on the northern São Paulo coast and on the southernmost Rio de Janeiro coast, the sampling effort of the present study can be considered suitable for taxonomic surveys, because it produced a comparable number of macroalgal species. In conclusion, formonitoring purposes of the Picinguaba coastal environment, we recommend sampling rocky shore macroalgae yearly, in the summer, using the methodology described in this paper.</text:p>
          </table:table-cell>
          <table:table-cell office:value-type="string" calcext:value-type="string">
            <text:p>Conservation unit; Floristic survey; Macroalgae; Rocky shores</text:p>
          </table:table-cell>
          <table:table-cell office:value-type="string" calcext:value-type="string">
            <text:p>Callithamniella; Chlorophyta; Cladophora pseudorupestris; Cladophora pygmaea; Cryptonemia seminervis; Rhizophoraceae; Rhodophyta; Stramenochroma</text:p>
          </table:table-cell>
          <table:table-cell table:number-columns-repeated="5"/>
          <table:table-cell office:value-type="string" calcext:value-type="string">
            <text:p>Amado Filho, G.M., Horta, P.A., Brasileiro, P.S., Barreto, M.B.B., Fujii, M.T., Subtidal benthic marine algae of the Marine State Park of Laje de Santos (São Paulo, Brazil (2006) Brazilian Journal of Oceanography, 54, pp. 225-234; Barnes, R.S.K., Hughes, R.N., (1999) An Introduction to Marine Ecology, , 3 ed. London, Blackwell Science; Brasil, Promulga a Convenção sobre Diversidade Biológica, assinada no Rio de Janeiro, em 05 de junho de (1994) Diário of Cial Da República Federativa Do Brasil - Poder Executivo, p. 1998. , Decreto Legislativo n° 02, de 03 de fevereiro de 1994, Brasília, Distrito Federal, 16 de Março de; Bula-Meyer, G., Las especies de Champia (Rhodophyta: Champiaceae) de talo aplanado y una nueva del Caribe colombiano (1997) Caldasia, 19, pp. 83-90; Burgos, D.C., Pereira, S.M.B., Bandeira-Pedrosa, M.E., Levantamento f orístico das rodofíceas do Arquipélago de São Pedro e São Paulo (ASPSP) - Brasil (2009) Acta Botanica Brasilica, 23 (4), pp. 1110-1118; Ceceri, E., Cormaci, M., Furnari, G., T e marine algae of Mar Piccolo, Taranto (Southern Italy) (1991) Botanica Marina, 34, pp. 221-227; Creed, M.F., Yoneshigue-Valentin, Y., Chlorophyta, Rhodophyta e Phaeophyta (1997) Mapeamento Da Cobertura Vegetal E Listagem Das Espécies Ocorrentes Na Área De Proteção Ambiental De Cairuçu, pp. 30-36. , In: Marques, M.C.M. (Org.), Município de Parati, RJ. Brasília, Ministério do Meio Ambiente/ Rio de Janeiro, Jardim Botânico do Rio de Janeiro (Série Estudos e Contribuições; Eston, V.R., Migotto, A.E., Oliveira Filho, E.C., Rodrigues, S.A., Freitas, J.C., Vertical distribution of benthic marine organisms on rocky coasts of the Fernando de Noronha Archipelago (Brazil) (1986) Boletim Do Instituto Oceanográf Co, 34, pp. 37-53; Falcão, C., Maurat, M.C., Nassar, C.A.G., de Széchy, M.T.M., Mitchell, G.J.P., Benthic marine algae of the northeastern and southeastern coast of Ilha Grande, Rio de Janeiro, Brazil: Phytogeographic considerations (1992) Botanica Marina, 35, pp. 357-364; Fernandes, S., Guimarães, S.M.P.B., Estudos taxonômicos de Gelidiales (Rhodophyta) do estado do Espírito Santo, Brasil (1998) Anais Do 6 Congresso Latino-americano De Ficologia, 1996, pp. 181-201. , In:, São Paulo, Sociedade Brasileira de Ficologia; Figueiredo, M.A.O., Tâmega, F.T.S., Macroalgas marinhas (2007) Biodiversidade Marinha Da Baía Da Ilha Grande, pp. 153-173. , In: Creed, J.C.; Pires, D.O. &amp; Figueiredo, M.A.O. (Orgs), Brasília, Ministério do Meio Ambiente (Série Biodiversidade; Gestinari, L.M.S., Nassar, C.A.G., Arantes, P.V.S., Algas marinhas bentônicas da Reserva Biológica Estadual da Praia do Sul, Ilha Grande, Angra dos Reis, Rio de Janeiro, Brasil (1998) Acta Botanica Brasilica 12, pp. 67-76; Guimarães, S.M.P.B., A revised checklist of benthic marine Rho-dophyta from the state of Espírito Santo, Brazil (2006) Boletim Do Instituto De Botânica, 17, pp. 145-194; Hardy, F.G., Evans, S.M., Tremayne, M.A., Long-term changes in the marine macroalgae of three polluted estuaries in north-east England (1993) Journal of Experimental Marine Biology and Ecology, 171, pp. 81-92; Horta, P.A., Amancio, E., Coimbra, C.S., Oliveira, E.C., Considerações sobre a distribuição e origem da f ora de macroalgas marinhas brasileiras (2001) Hoehnea, 28 (3), pp. 243-265; Horta, P.A., Salles, J.P., Bouzon, J.L., Scherner, F., Cabral, D.Q., Bouzon, Z.L., Composição e estrutura do f tobentos do infralitoral da Reserva Biológica Marinha do Arvoredo, Santa Catarina, Brasil - implicações para a conservação (2008) Oecologia Brasiliensis, 12 (2), pp. 243-257; Irvine, D.E.G., Guiry, M.D., Tittley, I., Russell, G., New and interesting marine algae from the Shetland Isles (1975) British Phycological Journal, 10, pp. 57-71; Joly, A.B., Flora marinha do litoral norte do Estado de São Paulo e regiões circunvizinhas (1965) Boletim Da Faculdade De Filosof A, 21, pp. 1-393. , Ciências e Letras da Universidade de São Paulo, Botânica; Lyra, G.M., Santos, A.C.C., Nunes, J.M.C., Rodofíceas bentônicas das Praias da Concha e Engenhoca, Município de Itacaré, Bahia, Brasil (2007) Acta Botanica Malacitana, 32, pp. 234-240; Machado, G.E.M., Nassar, C.A.G., Assembléia de macroalgas de dois manguezais do Núcleo Picinguaba - São Paulo (2007) Rodriguesia, 58, pp. 835-846; Machado, G.E.M., Silva, B.S.O., Nassar, C.A.G., Macroalgas marinhas bentônicas do Núcleo Picinguaba - Parque Estadual da Serra do Mar, Ubatuba-SP: Enseada da Fazenda (2007) Revista Brasileira De Biociências, 5, pp. 165-167; Mahiques, M.M., Suguio, K., Tessler, M.G., Furtado, V.V., Eichler, B.B., Parâmetros oceanográf co-geológico-geomorfológicos de interesse na caracterização de ecossistemas costeiros do Estado de São Paulo (1999) Águas De Lindóia, 1990, pp. 142-150. , In: Anais do 2 Simpósio de Ecossistemas da Costa Sul e Sudeste Brasileira: estrutura, função e manejo, São Paulo, Academia de Ciências do Estado de São Paulo; Nassar, C.A.G., An assessment to the benthic marine algae at Trin-dade Island, Espírito Santo, Brazil (1994) Revista Brasileira De Biologia, 54, pp. 623-629; Nassar, C.A.G., de Souza, R.R., Yoneshigue-Valentin, Y., Inventário f orístico das algas marinhas bentônicas do Arquipélago das Três Ilhas (Espírito Santo-Brasil): Estudo preliminar (2001) Leandra, 16, pp. 1-10; Oliveira, E.C., Qi, Y., Decadal changes in a polluted bay as seen from its seaweed fora: The case of Santos Bay in Brazil (2003) Ambio, 23, pp. 403-405; Filho, O., De, E.C., Ugadim, Y., A survey of the marine algae of Atol das Rocas (Brazil) (1976) Phycologia, 15, pp. 41-44; Pedrini, A.G., Cassano, V., Coelho, L.G., Labronici, G.J., Macroalgas marinhas da região sob inf uência da Central Nuclear Almirante Álvaro Alberto, Angra dos Reis, RJ, Brasil. I: Composição taxonômica (1994) Anais Do V Congresso Geral De Energia Nuclear. Rio De Janeiro 1994, 2, pp. 727-731. , Rio de Janeiro, Associação Brasileira de Energia Nuclear; Pedrini, A.G., Costa, C., Newton, T., Maneschy, F.S., Silva, V.G., Berchez, F., Spelta, L., Robim, M.J., Efeitos ambientais da visitação turística em áreas protegidas marinhas: Estudo de caso na piscina natural marinha, Parque Estadual da Ilha Anchieta, Ubatuba, São Paulo, Brasil (2007) Rio Claro, OLAM - Ciência E Tecnologia, 7, pp. 678-696; Pedrini, A.G., Ugadim, Y., do Braga, M.R.A., Pereira, S.M.B., Algas marinhas bentônicas do Arquipélago de Fernando de Noronha, Brasil (1992) Boletim De Botânica Da Universidade De São Paulo, 13, pp. 93-101; Pereira, S.M.B., Carvalho, M.F.O., Angeiras, J.A.P., Pedrosa, M.E.B., Oliveira, N.M.B., de Carneiro, J., de, M.T., Rodrigues, D., Algas marinhas bentônicas do Estado de Pernambuco (2002) Diagnóstico Da Biodiversidade De Pernambuco, pp. 97-124. , In: Tabarelli, M. &amp; Silva, J.M.C. (Orgs), 1 ed. Recife, Editora Massangana; Pereira, S.M.B., Mansilla, A., Concetino, A.M., Ecological aspects of a benthic marine algal community in Southeast Bay, Archipelago of Fernando de Noronha - Brazil (1996) Trabalhos Oceanográf Cos Da Universidade Federal De Pernambuco, 24, pp. 157-163; Phillips, J.A., Marine conservation initiatives in Australia: Their relevance to the conservation of macroalgae (1998) Botanica Marina, 41, pp. 95-103; Pinedo, S., García, M.A., Satta, M.A.P., de Torres, M., Ballesteros, E., Rocky-shore communities as indicators of water quality: A case study in the Northwestern Mediterranean (2007) Marine Pollution Bulletin, 55, pp. 126-135; Stephenson, T.A., Stephenson, A., The universal features of zonation between tide-marks on rocky coast (1949) Journal of Ecology, 37, pp. 289-305; de Széchy, M.T.M., Nassar, C.A.G., Flora f cológica bentônica da Baía da Ribeira, sul do Estado Rio de Janeiro: Avaliação após duas décadas de operação da Central Nuclear Almirante Álvaro Alberto (2005) Anais Da X Reunião Brasileira De Ficologia, pp. 373-397. , Salvador 2004. Rio de Janeiro, Museu Nacional (Série Livros; de Széchy, M.T.M., Nassar, C.A.G., Falcão, C., Maurat, M.C.S., Contribuição ao inventário das algas marinhas bentônicas de Fernando de Noronha (1989) Rodriguesia, 67, pp. 53-61; de Széchy, M.T.M., de Paula., E.J., Macroalgas associadas a bancos de Sargassum C (2000) Hoehnea, 27, pp. 235-257. , Agardh (Phaeophyta, Fucales) do litoral dos estados do Rio de Janeiro e São Paulo, Brasil; Steneck, R.S., Dethier, M.N., A functional group approach to the structure of algal-dominated communities (1994) Oikos, 69 (3), pp. 476-498; Taouil, A., Yoneshigue-Valentin, Y., Alterações na composição f orística das algas da Praia de Boa Viagem (Niterói, RJ) (2002) Revista Brasileira De Botânica, 25, pp. 405-412; Underwood, A.J., Kennely, S.J., Pilot studies of human disturbance of intertidal habitats in New South Wales (1990) Australian Journal of Marine and Freshwater Research, 41, pp. 165-173; van den Hoek, C., (1982) A Taxonomic Revision of the American Species of Cladophora (Chlorophyceae) In the North Atlantic Ocean and Their Geographic Distribution, , Oxford, North-Holland Publishing Company; Wilce, R.T., Cladophora pygmaea Reinke in North America (1970) Journal of Phycology, 6, pp. 260-263; Wilkinson, M., Wood, P., Wells, E., Scanlan, C., Using attached mac-roalgae to assess ecological status of British estuaries for the European Water Framework Directive (2007) Marine Pollution Bulletin, 55, pp. 136-150; Wynne, M.J., A checklist of marine algae of the tropical and subtropical western Atlantic: Second revision (2005) Nova Hedwigia, 129, pp. 1-152; Yoneshigue, Y., Loivos, A.M., Silva, R., de, C.C., Fernandes, D.R.P., Contribuição ao conhecimento e preservação das algas multicelulares bentônicas do Costão dos Cavaleiros - Macaé, estado do Rio de Janeiro (2008) Iheringia, Ser. Bot, 63, pp. 129-134; Yoneshigue-Valentin, Y., Fernandes, D.R.P., Pereira, C.B., Ribeiro, S.M., Macroalgas da plataforma continental da Ilha de Trindade e do Arquipélago de Martins Va z (Espírito Santo-Brasil (2005) Anais Da X Reunião Brasileira De Ficologia, pp. 361-372. , Salvador 2004. Rio de Janeiro, Museu Nacional (Série Livros 10)</text:p>
          </table:table-cell>
          <table:table-cell office:value-type="string" calcext:value-type="string">
            <text:p>de Széchy, M. T. M.; Universidade Federal do Rio de Janeiro, Centro de Ciências da Saúde, Instituto de Biologia, Departamento de Botânica, Laboratório Integrado de Ficologia, Rio de Janeiro, RJ, Brazil; email: mtmszechy@gmail.com</text:p>
          </table:table-cell>
          <table:table-cell table:number-columns-repeated="7"/>
          <table:table-cell office:value-type="float" office:value="1023306" calcext:value-type="float">
            <text:p>1023306</text:p>
          </table:table-cell>
          <table:table-cell table:number-columns-repeated="3"/>
          <table:table-cell office:value-type="string" calcext:value-type="string">
            <text:p>English; Portuguese</text:p>
          </table:table-cell>
          <table:table-cell office:value-type="string" calcext:value-type="string">
            <text:p>Acta Bot. Bras.</text:p>
          </table:table-cell>
          <table:table-cell office:value-type="string" calcext:value-type="string">
            <text:p>Article</text:p>
          </table:table-cell>
          <table:table-cell office:value-type="string" calcext:value-type="string">
            <text:p>Scopus</text:p>
          </table:table-cell>
          <table:table-cell office:value-type="string" calcext:value-type="string">
            <text:p>2-s2.0-79960243149</text:p>
          </table:table-cell>
          <table:table-cell table:number-columns-repeated="983"/>
        </table:table-row>
        <table:table-row table:style-name="ro1">
          <table:table-cell office:value-type="string" calcext:value-type="string">
            <text:p>Dario F.R., de Vincenzo M.C.V.</text:p>
          </table:table-cell>
          <table:table-cell office:value-type="string" calcext:value-type="string">
            <text:p>Avian diversity and relative abundance in a restinga forest of sao paulo, brazil</text:p>
          </table:table-cell>
          <table:table-cell office:value-type="float" office:value="2011" calcext:value-type="float">
            <text:p>2011</text:p>
          </table:table-cell>
          <table:table-cell office:value-type="string" calcext:value-type="string">
            <text:p>Tropical Ecology</text:p>
          </table:table-cell>
          <table:table-cell office:value-type="float" office:value="52" calcext:value-type="float">
            <text:p>52</text:p>
          </table:table-cell>
          <table:table-cell office:value-type="float" office:value="1" calcext:value-type="float">
            <text:p>1</text:p>
          </table:table-cell>
          <table:table-cell/>
          <table:table-cell office:value-type="float" office:value="25" calcext:value-type="float">
            <text:p>25</text:p>
          </table:table-cell>
          <table:table-cell office:value-type="float" office:value="33" calcext:value-type="float">
            <text:p>33</text:p>
          </table:table-cell>
          <table:table-cell/>
          <table:table-cell office:value-type="float" office:value="1" calcext:value-type="float">
            <text:p>1</text:p>
          </table:table-cell>
          <table:table-cell/>
          <table:table-cell office:value-type="string" calcext:value-type="string">
            <text:p>http://www.scopus.com/inward/record.url?eid=2-s2.0-78149380171&amp;partnerID=40&amp;md5=28c4161137541a445a423f42f4a131cc</text:p>
          </table:table-cell>
          <table:table-cell office:value-type="string" calcext:value-type="string">
            <text:p>Instituto de Pesquisas e Estudos da Vida Silvestre, Brazil; Agência de Inovação USP, Brazil</text:p>
          </table:table-cell>
          <table:table-cell office:value-type="string" calcext:value-type="string">
            <text:p>Dario, F.R., Instituto de Pesquisas e Estudos da Vida Silvestre, Brazil; de Vincenzo, M.C.V., Agência de Inovação USP, Brazil</text:p>
          </table:table-cell>
          <table:table-cell office:value-type="string" calcext:value-type="string">
            <text:p>The forests along Brazil's Atlantic coast have undergone extensive transformation from clearing for agriculture and urban expansion. In this study we describe the avian community in a coastal restinga forest near the city of Ubatuba, northern coast of the state of São Paulo in southeastern Brazil. We used point counts to characterize the avifauna. During 36 hours of observation we recorded 114 species of birds distributed among 23 families. We calculated point abundance, frequency of occurrence and Kendeigh index for each species. Similarly, community metrics [diversity (H́ = 3.91) and equitability (E = 0.82)] were obtained for the avifauna in our study site. Omnivores and insectivores were more abundant, with 45 and 35 species respectively. Our results show that despite being a secondary forest the study area was characterized by a diverse avian community. © International Society for Tropical Ecology.</text:p>
          </table:table-cell>
          <table:table-cell office:value-type="string" calcext:value-type="string">
            <text:p>Avifauna; Birds; Brazil; Restinga forest</text:p>
          </table:table-cell>
          <table:table-cell office:value-type="string" calcext:value-type="string">
            <text:p>agricultural practice; bird; clearcutting; coastal zone; community composition; forest ecosystem; frequency analysis; observational method; population distribution; relative abundance; species diversity; Brazil; Sao Paulo [Brazil]; Ubatuba; Aves</text:p>
          </table:table-cell>
          <table:table-cell table:number-columns-repeated="5"/>
          <table:table-cell office:value-type="string" calcext:value-type="string">
            <text:p>Aleixo, A., Vielliard, J.M.E., Composição e dinâmica da avifauna da Mata de Santa Genebra, Campinas, São Paulo, Brasil (1995) Revista Brasileira De Zoologia, 12, pp. 493-511; Allegrini, M.F., (1997) Avifauna Como Possível Indicador Biológico dos Estádios de Regeneração da Mata Atlântica, , M.Sc. Thesis., Universidade de São Paulo, Brasil; Almeida, A.F., Análise das categorias de nichostróficos das aves de matas ciliares em Anhembi, Estado de São Paulo (1982) Silvicultura Em São Paulo, 16, pp. 1787-1795; Anjos, L., Volpato, G.H., Lopes, E.V., Serafini, P.P., Poletto, F., Aleixo, A., The importance of riparian forest for the maintenance of bird species riparian forest for bird richness in an Atlantic Forest remnant, southern Brazil (2007) Revista Brasileira De Zoologia, 24, pp. 1078-1086; Antunes, A.Z., Riqueza e dinâmica de aves endê-micas da Mata Atlântica em um fragmento de floresta estacional semidecidual no sudeste do Brasil (2007) Revista Brasileira De Ornitologia, 15, pp. 61-68; Araújo, D.S.D., Vegetation types of sandy coastal plains of tropical Brazil: A first approximation (1992) Coastal Plant Communities of Latin America, pp. 337-347. , In: U. Seeliger (ed.), Academic Press, San Diego; Blondel, J., Ferry, C., Frochot, B., La méthode desindices ponctuels d'abondance (I.P.A.) ou des relevés d'avifaune par stations d'écoute (1970) Alauda, 38, pp. 55-71; Brooks, T., Tobias, J.A., Balmford, A., Deforestation and bird extinctions in the Atlantic Forest (1999) Animal Conservation, 2, pp. 211-222; Canterbury, G.E., Martin, T.E., Petit, D.R., Petit, L.J., Bradford, D.F., Bird communities and habitatas ecological indicators of forest condition in regional monitoring (2000) Conservation Biology, 14, pp. 544-558; Dario, F.R., de Vincenzo, M.C.V., Almeida, A.F., Avifauna em fragmentos da Mata Atlântica (2002) Ciência Rural, 32, pp. 989-996; Dario, F.R., Estrutura trófica da avifauna emfragmentos florestais na Amazônia Oriental (2008) Conscientiae Saúde, 7, pp. 169-179; Dean, W.B., (1995) With Broadax and Firebrand: The Destruction of the Brazilian Atlantic Forest, , University of California Press, Berkeley; Develey, P.F., Peres, C.A., Resource seasonality and the structure of mixed species bird flocks in a coastal Atlantic forest of southeastern Brazil (2000) Journal of Tropical Ecology, 16, pp. 33-53; Dubs, B., (1992) Birds of Southwestern Brazil, , Betrona- Verlag, Küsnacht; Duffy, J.E., (2007) Biological Diversity In the Atlantic Forest, , www.eoearth.org/article/Biological, In: J. Cutler (ed.) Encyclopedia of Earth. Cleveland. (Washington D.C.: Environmental Information Coalition, National Council for Science and the Environment). [First published in Encyclopedia of Earth May 22, 2007; last revised August 22, 2008;Retrieved February 15, 2010], diversity in the Atlantic Forest; Frisch, J.D., Frisch, C.D., (2005) Aves Brasileiras E Plantas Que As Atraem, , Dalgas Ecoltec, São Paulo; Gabbe, A.P., Robinson, S.K., Brawn, J.D., Tree- species preferences of foraging insectivorous birds: Implications for floodplain forest restoration (2002) Conservation Biology, 16, pp. 462-470; Galetti, M., Fruit and Frugivores in a Brasilian Atlantic Forest (1996), Ph.D. Dissertation, University of Cambridge, EnglandGaletti, M., Aleixo, A., Effects of palm heart harvesting on avian frugivores in Atlantic rain forest of Brazil (1998) Journal of Applied Ecology, 35, pp. 286-293; Ghizoni, I., Azevedo, M.A.G., Composição de bandos mistos de aves florestais de sub-bosque em áreas de encosta e planície da Floresta Atlântica de Santa Catarina, sul do Brasil (2006) Biotemas, 19, pp. 47-53; Goerck, J.M., Patterns of rarity in the birds of the Atlantic forest of Brazil (1997) Conservation Biology, 11, pp. 112-118; Hasui, E., Gomes, V.S.M., Silva, W.R., Effects of vegetation traits on habitat preferences of frugivorous birds in Atlantic rainforest (2007) Biotropica, 39, pp. 502-509; Kendeigh, S.C., Measurement of bird populations (1944) Ecological Monographs, 14, pp. 69-106; Lacerda, L.D., Araújo, D.S.D., Cerqueira, R., Turco, B., Restingas: Origem, Estrutura (1984) Processos, , (org.)., Universidade Federal Fluminense, Rio de Jan-eiro; Linsdale, J., A method of showing relative frequency of occurrence of birds (1928) The Condor, 30, pp. 180-184; Lyra-Neves, R.M., Dias, M.M., Azevedo Jr., S.M., Telino Jr., W.R., Larrazábal, M.E.L., Comunidadede aves da Reserva Estadual de Gurjaú, Pernambuco, Brasil (2004) Revista Brasileira De Zoologia, 21, pp. 581-592; Magurran, A.E., (1988) Ecological Diversity and Its Measurement, , London, Croom Helm; Marcos, C.S., Matos, D.M.S., Estrutura de populações de palmiteiro (Euterpe edulis Mart.) emáreas com diferentes graus de impactação na floresta da Tijuca, RJ (2003) Floresta E Ambiente, 10, pp. 27-37; Myers, N., Mittermeier, R.A., Mittermeier, C.G., Fonseca, G.A.B., Kent, J., Biodiversity hotspots for conservation priorities (2000) Nature, 403, pp. 853-858; Pielou, E.C., The measurement of diversity in different types of biological collections (1966) Journal of Theoretical Biology, 13, pp. 131-144; Piratelli, A., Andrade, V.A., Filho, L.M., Aves de fragmentos florestais em área de cultivo de cana deaçúcar no sudeste do Brasil (2005) Iheringia, 95, pp. 217-222; Sacramento, A.C.S., (2000) Levantamento Florístico da Restinga da Praia do Paiva - Ponte dos Carvalhos, Cabo de Santo Agostinho, Pernambuco, , M.Sc. Thesis., Universidade Federal Rural de Pernambuco, Brasil; Schauensee, R.M., (1982) A Guide to The Birds of South America, , S.L. Intercollegiate Press; Scherer, A., Maraschin-Silva, F., Baptista, L.R.M., Padrões de interações mutualísticas entre espécies arbóreas e aves frugívoras em uma comunidade de Restinga no Parque Estadual de Itapuã, RS, Brasil (2007) Acta Botanica Brasilica, 21, pp. 203-212; Sibley, C.G., Monroe Jr, B.L., (1990) Distribution and Taxonomy of Birds of the World, , Yale University Press,New Haven; Sick, H., (1997) Ornitologia Brasileira, , Nova Fronteira, Rio de Janeiro; Sigrist, T., (2006) Birds of Brazil: An Artistic View, , São Paulo; Silva, S.M., (1999) Diagnóstico Das Restingas Do Brasil, pp. 161-176. , In: Fundação Bio Rio (ed.) Workshop Avaliação e Ações Prioritárias Para a Conservação da Biodiversidade da Zona Costeira. Ilhéus; Stotz, D.F., Geographic variation in species composition of mixed species flocks in lowland humid forest in Brazil (1993) Papéis Avulsos De Zoologia, 38, pp. 61-75; Tabarelli, M., Pinto, L.P., Silva, J.M.C., Hirota, M., Bedê, L., Challenges and opportunities for biodiversity conservation in the Brazilian Atlantic forest (2005) Conservation Biology, 19, pp. 695-700; Thiollay, J.M., Frequency of mixed species flocking in tropical forest birds and correlates of predation risk: An intertropical comparison (1999) Journal of Avian Biology, 30, pp. 282-294; Tramer, E.J., Bird species diversity: Components of Shannon's formula (1969) Ecological Monographs, 50, pp. 927-929; Vielliard, J.M.E., Bird community as an indicator of biodiversity: Results from quantitative surveys in Brazil (2000) Anais Da Academia Brasileira De Ciências, 72, pp. 323-330; Willis, E.O., The compositions of avian communities in remanescents woodlots in southern Brazil (1979) Papéis Avulsos De Zoologia, 33, pp. 1-25; Wilson, E.O., (1975) Sociobiology: The New Synthesis, , Harvard University Press, Cambridge</text:p>
          </table:table-cell>
          <table:table-cell office:value-type="string" calcext:value-type="string">
            <text:p>Dario, F. R.; Instituto de Pesquisas e Estudos da Vida SilvestreBrazil; email: fabiorossano@hotmail.com</text:p>
          </table:table-cell>
          <table:table-cell table:number-columns-repeated="7"/>
          <table:table-cell office:value-type="float" office:value="5643295" calcext:value-type="float">
            <text:p>5643295</text:p>
          </table:table-cell>
          <table:table-cell/>
          <table:table-cell office:value-type="string" calcext:value-type="string">
            <text:p>ISTEB</text:p>
          </table:table-cell>
          <table:table-cell/>
          <table:table-cell office:value-type="string" calcext:value-type="string">
            <text:p>English</text:p>
          </table:table-cell>
          <table:table-cell office:value-type="string" calcext:value-type="string">
            <text:p>Trop. Ecol.</text:p>
          </table:table-cell>
          <table:table-cell office:value-type="string" calcext:value-type="string">
            <text:p>Article</text:p>
          </table:table-cell>
          <table:table-cell office:value-type="string" calcext:value-type="string">
            <text:p>Scopus</text:p>
          </table:table-cell>
          <table:table-cell office:value-type="string" calcext:value-type="string">
            <text:p>2-s2.0-78149380171</text:p>
          </table:table-cell>
          <table:table-cell table:number-columns-repeated="983"/>
        </table:table-row>
        <table:table-row table:style-name="ro1">
          <table:table-cell office:value-type="string" calcext:value-type="string">
            <text:p>de Mesquita A.R., Blitzkow D., Franc C.A.S., Trabanco J.L.A., Correa M.A., Monteiro M.Q.</text:p>
          </table:table-cell>
          <table:table-cell office:value-type="string" calcext:value-type="string">
            <text:p>Sea-land limits: A case study</text:p>
          </table:table-cell>
          <table:table-cell office:value-type="float" office:value="2011" calcext:value-type="float">
            <text:p>2011</text:p>
          </table:table-cell>
          <table:table-cell office:value-type="string" calcext:value-type="string">
            <text:p>Anais da Academia Brasileira de Ciencias</text:p>
          </table:table-cell>
          <table:table-cell office:value-type="float" office:value="83" calcext:value-type="float">
            <text:p>83</text:p>
          </table:table-cell>
          <table:table-cell office:value-type="float" office:value="4" calcext:value-type="float">
            <text:p>4</text:p>
          </table:table-cell>
          <table:table-cell/>
          <table:table-cell office:value-type="float" office:value="1221" calcext:value-type="float">
            <text:p>1221</text:p>
          </table:table-cell>
          <table:table-cell office:value-type="float" office:value="1230" calcext:value-type="float">
            <text:p>1230</text:p>
          </table:table-cell>
          <table:table-cell/>
          <table:table-cell office:value-type="float" office:value="1" calcext:value-type="float">
            <text:p>1</text:p>
          </table:table-cell>
          <table:table-cell/>
          <table:table-cell office:value-type="string" calcext:value-type="string">
            <text:p>http://www.scopus.com/inward/record.url?eid=2-s2.0-82855160992&amp;partnerID=40&amp;md5=ba6324824b05ffd13c2043c2ea61e61a</text:p>
          </table:table-cell>
          <table:table-cell office:value-type="string" calcext:value-type="string">
            <text:p>Instituto Oceanográfico da USP, Cidade Universitária, 05508-900 São Paulo, SP, Brazil; Escola Politécnica da USP, Cidade Universitária, 05508-900 São Paulo, SP, Brazil; Faculdade de Engenharia Civil, UNICAMP, Departamento de Engenharia Civil, 13083-852 Campinas, SP, Brazil</text:p>
          </table:table-cell>
          <table:table-cell office:value-type="string" calcext:value-type="string">
            <text:p>de Mesquita, A.R., Instituto Oceanográfico da USP, Cidade Universitária, 05508-900 São Paulo, SP, Brazil; Blitzkow, D., Escola Politécnica da USP, Cidade Universitária, 05508-900 São Paulo, SP, Brazil; Franç, C.A.S., Instituto Oceanográfico da USP, Cidade Universitária, 05508-900 São Paulo, SP, Brazil; Trabanco, J.L.A., Faculdade de Engenharia Civil, UNICAMP, Departamento de Engenharia Civil, 13083-852 Campinas, SP, Brazil; Corrêa, M.A., Instituto Oceanográfico da USP, Cidade Universitária, 05508-900 São Paulo, SP, Brazil; Monteiro, M.Q., Instituto Oceanográfico da USP, Cidade Universitária, 05508-900 São Paulo, SP, Brazil</text:p>
          </table:table-cell>
          <table:table-cell office:value-type="string" calcext:value-type="string">
            <text:p>The limits between sea and land were estimated at "Pulso" beachlocated in the Southeastern Brazilian shelf (Φ = 23°33'17.4886'S; λ = 045° 13'13.0504'W - WGS84), between the island of São Sebastião and the city of Ubatuba, SP, Brazil. The relative sea level of the year 1831 at "Pulso" beach, as per Brazilian law Number 9760 dated from 1946, was estimated and materialized. The retro-estimation allowed the demarcation of the Legal Sea-Land Limits at "Pulso" beach as per the terms of the law. The accuracy of the procedure for the transference of the long-term sea level from the research station of Ubatuba to "Pulso" beach was assessed by parallel work of geometrical leveling referred to the IBGE (Brazilian Institute of Geography and Statistics) geodetic network. The motivation, the hypotheses (Brest, Cananeia and IPCC) and the methods here used are described, together with a short history of the Legal Sea-Land Limits. The results indicated that the legal Sea-Land Limits at "Pulso" beach are well within the beach area. They were determined as per law 9760, and there is the need to reactivate the national network of sea level gauge.</text:p>
          </table:table-cell>
          <table:table-cell office:value-type="string" calcext:value-type="string">
            <text:p>"pulso"; Beach; Brazilian law; Geodetic leveling; Global warming; Relative sea level; Sea level rise; Sea-land limits; Southeastern Brazilian shelf</text:p>
          </table:table-cell>
          <table:table-cell table:number-columns-repeated="6"/>
          <table:table-cell office:value-type="string" calcext:value-type="string">
            <text:p>Belfort, V.J.D., (1928), p. 169. , Publicado em 1942. As Marés, Observação, Estudo e Previsão no Brasil. Observatório Nacional (ON), Rio de Janeiro, RJBlitzkow, D., (1998) Monitoramento Das Condições Geodinâmicas Dos Marégrafos De Cananeia E Ubatuba, , www.mares.io.usp.br/aagn/-ISSN1983-0319, Brasil, Lat (24° S). Afro-América GLOSS News, 3; Chao, B.F., Concrete testimony to milankovitch cycle in earth's changing obliquity EOS transactions (1999) Am Geophys Union, 77 (44), p. 433; Global sea level rise (1991) J Geophys Res, 96 (4), pp. 6981-6992. , Douglas; Douglas, B.C., Kearney, M.S., Leatherman, S.P., Academic press (1991) International Geophysical Series, 75, pp. 65-95; França, C.A., (2000) Contribuição Ao Estudo Da Variabilidade Do Nível Do Mar Na Região Tropical Atlântica Por Altimetria Por Satélite TOPEX/POSEIDON E Modelagem Numérica, p. 274. , Tese de Doutorado, Instituto Oceanográfico da Universidade de São Paulo, SP, Brasil; Franco, A.S., (2000) Utilização Do Nível Médio Do Mar Para Fins Ambientais E Geodésicos, , www.mares.io.usp.br, Afro-America GLOSS News 4, Icon AAGN. ISSN 19830319; Franco, A.S., de Mesquita, A.R., On practical uses of filtered daily sea level (1986) IHR, 6 (2), pp. 133-141; Lemos, A., (1928) Marés E Problemas Correlativos, p. 92. , Observatório Nacional, Rio de Janeiro, RJ; de Mesquita, A.R., Variação do nível do Mar de Longo Termo. Inst Est avanç Documentos (1994) Série Ciências Ambientais, 20, pp. 47-67; de Mesquita, A.R., O Programa IOUSP para o "Global Change": Origem e Contribuições Inst Est avanç (1998), pp. 130-149. , Universidade de São Paulo, São Paulo, SP, Brasil, Vol. (único)de Mesquita, A.R., Sea level variations along the Brazilian coast: A short review (2003) Proceedings of the Brazilian Symposium on Sandy Beaches. SI JCR, 35, pp. 21-31. , In: Klein AHF et al; de Mesquita, A.R., Blitzkow, D., França, C.A., Trabanco, J.L.A., Corrêa, M.A., Monteiro, M.Q., Brazilian Journal of Geophysics (RBGf), , http://www.mares.io.usp.br/aagn/51/una/una.htm-ISSN1983-0319, in press). Nível Relativo do Mar de 1831 em Barra do Una. No prelo; de Mesquita, A.R., Harari, J., (1983) Tides and Tide Gauges of Cananeia and Ubatuba - Brazil (Lat 24°50') Relat Int Inst Oceanogr, 11, pp. 1-12. , Universidade de São Paulo, São Paulo, SP, Brasil; de Mesquita, A.R., Harari, J., França, C.A., Global change in South Atlantic: Decadal and intradecadal scales (1996) An Acad Bras Cienc, 68 (SUPPL. 1), pp. 117-128; Miniussi, I.C., Hidrografia (1963) Levantamento Oceanográfico Meteorológico Da Enseada Do Mar Virado, 5, pp. 9-23. , Ubatuba. Estado de São Paulo Contribuições Avulsas, Inst Oceanográfico, USP, São Paulo, SP, Brasil; Peltier, W.R., Global glacial isostatic adjustment and modern instrumental records of relative sea level history (2001) Sea Level Rise History and Consequences, 1991, 75, pp. 65-95. , Douglas BC, Kearney MS and Leather-man SP, International Geophysical Series, Academic Press; Occhipinti, A.G., Potencial de Poluição Atmosférica (1963) Levantamento Oceanográfico Meteorológico Da Enseada Do Mar Virado, 5, pp. 71-118. , Ubatuba. Estado de São Paulo. SP. Contribuições Avulsas. Inst. Oceanogr. USP, São Paulo, SP, Brasil; England - of IAPSO (International association for the physical sciences of the Oceans) (1999) POL (Proudman Oceanographic Laboratory), , http://www.pol.ac.uk/psmsl/programmes/gloss/info.html, PSMSL - Permanent Service for the Mean Sea Level, Liverpool University, Liverpool, UK; Cronologia Básica da Legislação Patrimonial (1999) Basic Chronology of Equity Legislation, p. 1. , SPU - Serviço do Patrimônio da União, Ministério da Fazenda da República do Brasil; (1989) Tábua De Marés Para O Ano De 1989, , Tábuas, Costa do Brasil e Portos Estrangeiros. Diretoria de Hidrografia e Navegação, Rua Barão de Jaceguay, s/n, Niterói, RJ, Brasil</text:p>
          </table:table-cell>
          <table:table-cell office:value-type="string" calcext:value-type="string">
            <text:p>de Mesquita, A. R.; Instituto Oceanográfico da USP, Cidade Universitária, 05508-900 São Paulo, SP, Brazil; email: ardmesqu@usp.br</text:p>
          </table:table-cell>
          <table:table-cell table:number-columns-repeated="7"/>
          <table:table-cell office:value-type="float" office:value="13765" calcext:value-type="float">
            <text:p>13765</text:p>
          </table:table-cell>
          <table:table-cell table:number-columns-repeated="3"/>
          <table:table-cell office:value-type="string" calcext:value-type="string">
            <text:p>English</text:p>
          </table:table-cell>
          <table:table-cell office:value-type="string" calcext:value-type="string">
            <text:p>Anais Acad. Bras. Cienc.</text:p>
          </table:table-cell>
          <table:table-cell office:value-type="string" calcext:value-type="string">
            <text:p>Article</text:p>
          </table:table-cell>
          <table:table-cell office:value-type="string" calcext:value-type="string">
            <text:p>Scopus</text:p>
          </table:table-cell>
          <table:table-cell office:value-type="string" calcext:value-type="string">
            <text:p>2-s2.0-82855160992</text:p>
          </table:table-cell>
          <table:table-cell table:number-columns-repeated="983"/>
        </table:table-row>
        <table:table-row table:style-name="ro1">
          <table:table-cell office:value-type="string" calcext:value-type="string">
            <text:p>Moreira F.F.F., Barbosa J.F.</text:p>
          </table:table-cell>
          <table:table-cell office:value-type="string" calcext:value-type="string">
            <text:p>The Veliidae (Hemiptera: Heteroptera: Gerromorpha) from São Paulo State, Brazil: New species, description of the male of Microvelia ioana Drake &amp; Hottes, 1952, and synonymical and distributional notes</text:p>
          </table:table-cell>
          <table:table-cell office:value-type="float" office:value="2011" calcext:value-type="float">
            <text:p>2011</text:p>
          </table:table-cell>
          <table:table-cell office:value-type="string" calcext:value-type="string">
            <text:p>Annales de Limnologie</text:p>
          </table:table-cell>
          <table:table-cell office:value-type="float" office:value="47" calcext:value-type="float">
            <text:p>47</text:p>
          </table:table-cell>
          <table:table-cell office:value-type="float" office:value="3" calcext:value-type="float">
            <text:p>3</text:p>
          </table:table-cell>
          <table:table-cell/>
          <table:table-cell office:value-type="float" office:value="297" calcext:value-type="float">
            <text:p>297</text:p>
          </table:table-cell>
          <table:table-cell office:value-type="float" office:value="311" calcext:value-type="float">
            <text:p>311</text:p>
          </table:table-cell>
          <table:table-cell/>
          <table:table-cell office:value-type="float" office:value="9" calcext:value-type="float">
            <text:p>9</text:p>
          </table:table-cell>
          <table:table-cell office:value-type="string" calcext:value-type="string">
            <text:p>10.1051/limn/2011010</text:p>
          </table:table-cell>
          <table:table-cell office:value-type="string" calcext:value-type="string">
            <text:p>http://www.scopus.com/inward/record.url?eid=2-s2.0-80051708307&amp;partnerID=40&amp;md5=463cd1880932383c5435509de4673512</text:p>
          </table:table-cell>
          <table:table-cell office:value-type="string" calcext:value-type="string">
            <text:p>Instituto de Biologia, Departamento de Zoologia, Cidade Universitária, Avenida Carlos Chagas Filho, 373, CEP 21941-971, Rio de Janeiro, RJ, Brazil</text:p>
          </table:table-cell>
          <table:table-cell office:value-type="string" calcext:value-type="string">
            <text:p>Moreira, F.F.F., Instituto de Biologia, Departamento de Zoologia, Cidade Universitária, Avenida Carlos Chagas Filho, 373, CEP 21941-971, Rio de Janeiro, RJ, Brazil; Barbosa, J.F., Instituto de Biologia, Departamento de Zoologia, Cidade Universitária, Avenida Carlos Chagas Filho, 373, CEP 21941-971, Rio de Janeiro, RJ, Brazil</text:p>
          </table:table-cell>
          <table:table-cell office:value-type="string" calcext:value-type="string">
            <text:p>Microvelia picinguaba sp. nov., Microvelia ubatuba sp. nov., Paravelia gabrielae sp. nov. and Rhagovelia pseudotijuca sp. nov. are described. The male of Microvelia ioana is described. Microvelia mimula and Microvelia aemulana are synonymized. Microvelia hinei, M. ioana, Microvelia longipes, Microvelia pulchella, Microvelia venustatis, Oiovelia brasiliensis, Oiovelia cunucunumana, Paravelia basalis, Paravelia itatiayana, Rhagovelia denticulata, Rhagovelia hambletoni, Rhagovelia janeira, Rhagovelia robusta, Rhagovelia tenuipes, Rhagovelia zela and Stridulivelia ayacucho are recorded for the first time from São Paulo State. New locality records are given for Husseyella diffidens, Rhagovelia accedens, Rhagovelia aiuruoca, Rhagovelia henryi, Rhagovelia lucida, Rhagovelia modesta, Rhagovelia occulcata, Rhagovelia trepida and Rhagovelia triangula. © EDP Sciences, 2011.</text:p>
          </table:table-cell>
          <table:table-cell office:value-type="string" calcext:value-type="string">
            <text:p>Aquatic insects; Hemiptera; Neotropics; Southeastern Brazil; Taxonomy</text:p>
          </table:table-cell>
          <table:table-cell office:value-type="string" calcext:value-type="string">
            <text:p>aquatic organism; insect; Neotropical Region; new record; new species; population distribution; species diversity; taxonomy; Brazil; Sao Paulo [Brazil]; Gerromorpha; Hemiptera; Heteroptera; Hexapoda; Husseyella; Microvelia; Microvelia hinei; Microvelia pulchella; Paravelia; Paravelia basalis; Rhagovelia; Veliidae</text:p>
          </table:table-cell>
          <table:table-cell table:number-columns-repeated="5"/>
          <table:table-cell office:value-type="string" calcext:value-type="string">
            <text:p>Andersen, N.M., The semiaquatic bugs (Hemiptera, Gerromorpha) phylogeny, adaptations, biogeography and classification (1982) Entomonograph, 3, pp. 1-455; Bachmann, A.O., Heteroptera acuáticos (1998) Biodiversidad de Artrópodos Argentinos, pp. 163-180. , Morrone J.J. and Coscarón S. (eds.), Una Perspectiva Biotaxonómica, Ediciones Sur, La Plata; Drake, C.J., New water-striders from the Americas (Hemiptera: Veliidae) (1951) Rev. Entomol., 22, pp. 371-378; Drake, C.J., Harris, H.M., Notes on American water-striders (1936) Proc. Biol. Soc. Wash., 49, pp. 105-108; Drake, C.J., Hottes, F.C., New neogaean water-striders of the genus Microvelia (Hemiptera; Veliidae) (1952) Bull. South. Calif. Acad. Sci., 51, pp. 63-67; Drake, C.J., Plaumann, F., Some microvelia from Southern Brazil (Hemiptera: Veliidae) (1955) Bull. South. Calif. Acad. Nat. Sci., 54, pp. 22-24; Henriques-Oliveira, A.L., Nessimian, J.L., Aquatic macroinvertebrate diversity and composition in streams along an altitudinal gradient in Southeastern Brazil (2010) Biota Neotrop., 10, pp. 115-128; Moreira, F.F.F., Ribeiro, J.R.I., Two new Rhagovelia (Heteroptera: Veliidae) and new records for twelve species in Southeastern Brazil (2009) Aquat. Insects, 31, pp. 45-61; Moreira, F.F.F., Nessimian, J.L., Rúdio, J.A., Salles, F.F., New species and new records of Veliidae from Espírito Santo State and adjacent Minas Gerais State, Brazil, with notes on nomenclature (Insecta: Heteroptera: Gerromorpha) (2010) J. Nat. Hist., 44, pp. 2761-2801; Nieser, N., Polhemus, D.A., Four new species of Rhagovelia (Heteroptera: Veliidae) from Minas Gerais (Brazil), with a key to the regional species of the angustipes Complex (1999) Aquatic Insects, 21 (1), pp. 53-76; Polhemus, D.A., (1997) Systematics of the Genus Rhagovelia Mayr (Heteroptera: Veliidae) in the Western Hemisphere, p. 386. , (Exclusive of the Angustipes Complex), Entomological Society of America, Langham; Polhemus, J.T., Type-designations and other notes concerning Veliidae (Insecta: Hemiptera) (1977) Proc. Entomol. Soc. Wash., 79, pp. 637-648; Polhemus, J.T., Polhemus, D.A., Global diversity of true bugs (Heteroptera; Insecta) in freshwater (2008) Hydrobiologia, 595, pp. 379-391; Polhemus, J.T., Spangler, P.J., A review of the genus Stridulivelia Hungerford and two new species (Heteroptera: Veliidae) from South America (1995) Proc. Entomol. Soc. Wash, 97, pp. 128-152</text:p>
          </table:table-cell>
          <table:table-cell office:value-type="string" calcext:value-type="string">
            <text:p>Moreira, F.F.F.; Instituto de Biologia, Departamento de Zoologia, Cidade Universitária, Avenida Carlos Chagas Filho, 373, CEP 21941-971, Rio de Janeiro, RJ, Brazil; email: felipento@hotmail.com</text:p>
          </table:table-cell>
          <table:table-cell table:number-columns-repeated="7"/>
          <table:table-cell office:value-type="float" office:value="34088" calcext:value-type="float">
            <text:p>34088</text:p>
          </table:table-cell>
          <table:table-cell/>
          <table:table-cell office:value-type="string" calcext:value-type="string">
            <text:p>ANLIB</text:p>
          </table:table-cell>
          <table:table-cell/>
          <table:table-cell office:value-type="string" calcext:value-type="string">
            <text:p>English</text:p>
          </table:table-cell>
          <table:table-cell office:value-type="string" calcext:value-type="string">
            <text:p>Ann. Limnol.</text:p>
          </table:table-cell>
          <table:table-cell office:value-type="string" calcext:value-type="string">
            <text:p>Article</text:p>
          </table:table-cell>
          <table:table-cell office:value-type="string" calcext:value-type="string">
            <text:p>Scopus</text:p>
          </table:table-cell>
          <table:table-cell office:value-type="string" calcext:value-type="string">
            <text:p>2-s2.0-80051708307</text:p>
          </table:table-cell>
          <table:table-cell table:number-columns-repeated="983"/>
        </table:table-row>
        <table:table-row table:style-name="ro1">
          <table:table-cell office:value-type="string" calcext:value-type="string">
            <text:p>Blain G.C.</text:p>
          </table:table-cell>
          <table:table-cell office:value-type="string" calcext:value-type="string">
            <text:p>Climateate trends and variations related to total annual precipitatio series of the state of São Paulo, Brazil [Tendências e variações climáticas em séries anuais de precipitação pluvial do estado de São Paulo]</text:p>
          </table:table-cell>
          <table:table-cell office:value-type="float" office:value="2010" calcext:value-type="float">
            <text:p>2010</text:p>
          </table:table-cell>
          <table:table-cell office:value-type="string" calcext:value-type="string">
            <text:p>Bragantia</text:p>
          </table:table-cell>
          <table:table-cell office:value-type="float" office:value="69" calcext:value-type="float">
            <text:p>69</text:p>
          </table:table-cell>
          <table:table-cell office:value-type="float" office:value="3" calcext:value-type="float">
            <text:p>3</text:p>
          </table:table-cell>
          <table:table-cell/>
          <table:table-cell office:value-type="float" office:value="765" calcext:value-type="float">
            <text:p>765</text:p>
          </table:table-cell>
          <table:table-cell office:value-type="float" office:value="770" calcext:value-type="float">
            <text:p>770</text:p>
          </table:table-cell>
          <table:table-cell/>
          <table:table-cell office:value-type="float" office:value="1" calcext:value-type="float">
            <text:p>1</text:p>
          </table:table-cell>
          <table:table-cell/>
          <table:table-cell office:value-type="string" calcext:value-type="string">
            <text:p>http://www.scopus.com/inward/record.url?eid=2-s2.0-78650133012&amp;partnerID=40&amp;md5=d5d8755589f28f99134b9c453ea4e6cd</text:p>
          </table:table-cell>
          <table:table-cell office:value-type="string" calcext:value-type="string">
            <text:p>Instituto Agronômico de Campinas (IAC/APTATA/SAA), Caixa Postal 28, 13001-970 Campinas (SP), Brazil</text:p>
          </table:table-cell>
          <table:table-cell office:value-type="string" calcext:value-type="string">
            <text:p>Blain, G.C., Instituto Agronômico de Campinas (IAC/APTATA/SAA), Caixa Postal 28, 13001-970 Campinas (SP), Brazil</text:p>
          </table:table-cell>
          <table:table-cell office:value-type="string" calcext:value-type="string">
            <text:p>The aim of the work was to detect trends and climate variations in eight annual precipitation series of the State of São Paulo, Brazil. The investigations was carried out under parametric and non parametric methods in order to obtain a better balance between probability type I and type II errors. Jundiaí and Pindorama presented significant increasing trends in the annual precipitation amounts. In the series of Monte Alegre do Sul those increasing trends had a lower degree of significance. No significant climate change was detected in the series of Campinas, Cordeirópolis, Ribeirão Preto and, Mococa. A decreased trend was observed in the annual precipitation series of Ubatuba.</text:p>
          </table:table-cell>
          <table:table-cell office:value-type="string" calcext:value-type="string">
            <text:p>Climate change; Non parametric; Parametric</text:p>
          </table:table-cell>
          <table:table-cell office:value-type="string" calcext:value-type="string">
            <text:p>annual variation; climate change; climate variation; parameterization; precipitation intensity; probability; Brazil; Sao Paulo [Brazil]</text:p>
          </table:table-cell>
          <table:table-cell table:number-columns-repeated="5"/>
          <table:table-cell office:value-type="string" calcext:value-type="string">
            <text:p>Alexander, L.V., Zhang, X., Peterson, T.C., Caesar, J., Gleason, B., Tank, A.M.G., Haylock, M., Vasquez-Aguirre, J.L., Global observed changes in daily climate extremes of temperature and precipitation (2006) Journal of Geophysical Research, 111, pp. 1-22; Dale, R.F., (1968) Applied Climatogy, p. 125. , 1.ed. Indiana: Purdue University; Frei, C., Schar, C., Detection probability of trends in rare events: Theory and application to heavy precipitation in the Alpine region (2000) Journal of Climate, 14, pp. 1568-1584; Haylock, M.R., Peterson, T.C., Alves, L.M., Ambrizzi, T., Anunciação, Y.M.T., Baez, J., Barros, V.R., Vincentl, A., Trends in total and extreme South American rainfall in 1960-2000 and links with sea surface temperature (2006) Journal of Climate, 19, pp. 1490-1512; (2007) Climate Change 2007: The Physical Science Basis, Contribution of Working Group Ito the Fourth Assessment Report of the Intergovernmental Panel on Climate Change, , IPCC, HOUGHTON, J.T. (Ed.). In: Cambridge University Press, Cambridge; Kendall, M.A., Stuart, A., (1967) The advanced theory of statistics, p. 690. , 1.ed. Londres: Charles Griffin; Mann, H.B., Non-parametric tests against trend (1945) Econometrica, 13, pp. 245-259; Marengo, J., Nobre, C., Raigoza, D., Valverde, M., Pisnitchenko, I.A., Oliveira, J.C.M., Boletim do Projeto: Uso de cenários de mudanças climáticas regionais em estudos de vulnerabilidade e adaptação no Brasil e na América do Sul (GOF-UK-CPTEC) (2007), www.cptec.inpe.br/mudancas_climaticas, Disponível em, Acesso em: 1.o fev. 2009(1966) Climatic Change, p. 80. , ORGANIZAÇÃOMETEOROLÓGICAMUNDIAL., 1.ed. Geneva: WMO; Panofsky, H.A., Brierg, W., (1968) Some applications of statistics to meteorology, p. 224. , 1. ed. Florida: University Park; Sansigolo, C.S., Nery, J.T., Distribuições de extremos de temperatura mínima no estado do Paraná (2000) Revista Brasileira de Agrometeorologia, 8, pp. 247-253; Schickedanz, P.T., Krause, G.F., Atest for the scale parameters of two gamma distributions using the generalized likelihood ratio (1969) Journal of Applied Meteorology, 9, pp. 13-16; Vincent, L.A., Peterson, T.C., Barros, V.R., Marino, M.B., Rusticucci, M., Carrasco, G., Ramirez, E., Karoly, D., Observed trends in indices of daily temperature extremes in South America 1960-2000 (2005) Journal of Climate, 18, pp. 5011-5023; Von Storch, H., Zwiers, F.W., (1999) Statistical Analysis in Climate Research, p. 494. , 1.ed. Cambridge: Cambridge University Press; Wilks, D.S., Theoretical probability distributions (1995) Statistical methods in the atmospheric sciences, p. 467. , In, 1.ed. San Diego: Academic Press; Wilks, D.S., Theoretical probability distributions (2006) Statistical methods in the atmospheric sciences, p. 592. , In, San Diego: Academic Press</text:p>
          </table:table-cell>
          <table:table-cell office:value-type="string" calcext:value-type="string">
            <text:p>Blain, G. C.; Instituto Agronômico de Campinas (IAC/APTATA/SAA), Caixa Postal 28, 13001-970 Campinas (SP), Brazil; email: gabriel@iac.sp.gov.br</text:p>
          </table:table-cell>
          <table:table-cell table:number-columns-repeated="7"/>
          <table:table-cell office:value-type="float" office:value="68705" calcext:value-type="float">
            <text:p>68705</text:p>
          </table:table-cell>
          <table:table-cell table:number-columns-repeated="3"/>
          <table:table-cell office:value-type="string" calcext:value-type="string">
            <text:p>Portuguese</text:p>
          </table:table-cell>
          <table:table-cell office:value-type="string" calcext:value-type="string">
            <text:p>Bragantia</text:p>
          </table:table-cell>
          <table:table-cell office:value-type="string" calcext:value-type="string">
            <text:p>Article</text:p>
          </table:table-cell>
          <table:table-cell office:value-type="string" calcext:value-type="string">
            <text:p>Scopus</text:p>
          </table:table-cell>
          <table:table-cell office:value-type="string" calcext:value-type="string">
            <text:p>2-s2.0-78650133012</text:p>
          </table:table-cell>
          <table:table-cell table:number-columns-repeated="983"/>
        </table:table-row>
        <table:table-row table:style-name="ro1">
          <table:table-cell office:value-type="string" calcext:value-type="string">
            <text:p>Coelho Rodrigues S., Simoes M.G.</text:p>
          </table:table-cell>
          <table:table-cell office:value-type="string" calcext:value-type="string">
            <text:p>Taphonomy of Bouchardia rosea (Rhynchonelliformea, Brachiopoda) shells from Ubatuba Bay, Brazil: Implications for the use of taphonomic signatures in (paleo) environmental analysis</text:p>
          </table:table-cell>
          <table:table-cell office:value-type="float" office:value="2010" calcext:value-type="float">
            <text:p>2010</text:p>
          </table:table-cell>
          <table:table-cell office:value-type="string" calcext:value-type="string">
            <text:p>Ameghiniana</text:p>
          </table:table-cell>
          <table:table-cell office:value-type="float" office:value="47" calcext:value-type="float">
            <text:p>47</text:p>
          </table:table-cell>
          <table:table-cell office:value-type="float" office:value="3" calcext:value-type="float">
            <text:p>3</text:p>
          </table:table-cell>
          <table:table-cell/>
          <table:table-cell office:value-type="float" office:value="373" calcext:value-type="float">
            <text:p>373</text:p>
          </table:table-cell>
          <table:table-cell office:value-type="float" office:value="386" calcext:value-type="float">
            <text:p>386</text:p>
          </table:table-cell>
          <table:table-cell/>
          <table:table-cell office:value-type="float" office:value="8" calcext:value-type="float">
            <text:p>8</text:p>
          </table:table-cell>
          <table:table-cell/>
          <table:table-cell office:value-type="string" calcext:value-type="string">
            <text:p>http://www.scopus.com/inward/record.url?eid=2-s2.0-78751605801&amp;partnerID=40&amp;md5=7e9d0c6927537ddff43c0fc11bfd1cdc</text:p>
          </table:table-cell>
          <table:table-cell office:value-type="string" calcext:value-type="string">
            <text:p>Faculdade de Ciências Integradas do Pontal, Ciências Biológicas, Universidade Federal de Uberlândia, Avenida José João Dib, 2545, Progresso, 38302-000, Ituiutaba, MG, Brazil; Instituto de Biociências, Universidade Estadual Paulista, Distrito de Rubião Junior, CP. 510, 18.610-000, Botucatu, SP, Brazil</text:p>
          </table:table-cell>
          <table:table-cell office:value-type="string" calcext:value-type="string">
            <text:p>Coelho Rodrigues, S., Faculdade de Ciências Integradas do Pontal, Ciências Biológicas, Universidade Federal de Uberlândia, Avenida José João Dib, 2545, Progresso, 38302-000, Ituiutaba, MG, Brazil; Simões, M.G., Instituto de Biociências, Universidade Estadual Paulista, Distrito de Rubião Junior, CP. 510, 18.610-000, Botucatu, SP, Brazil</text:p>
          </table:table-cell>
          <table:table-cell office:value-type="string" calcext:value-type="string">
            <text:p>This study analyzes taphonomic alteration of brachiopod shells, i.e., Bouchardia rosea (Mawe) from Ubatuba Bay, northern coast of São Paulo State, Brazil. The average age of the studied shell deposits is 674 years BP. The underlying hypothesis is that taphonomic signatures are not uniformly distributed along a bathymétrie gradient. Assemblages were sampled using a Van Veen grab sampler (31 × 40cm) along transect of fourteen stations from zero (beach) to 35 m water depth. Four sedimentary environments were recognized: (a) beach, (b) protected bay with clay bottom, (c) protected bay with sandy bottom, and (d) inner shelf with sandy bottom. All brachiopod shells (i.e., total fraction including fragments) from each of the five stations with appreciable accumulations (up to 1607 shells) were investigated following a protocol of ten taphonomic signatures. Six of these ten taphonomic signatures (articulation, fragmentation, edge alteration, color alteration, bioerosion, and encrustation) were homogeneously distributed among studied environments, indicating that these general types of taphonomic signatures per se are not sensitive to environmental conditions in this case. On the other hand, shell surface texture varied along the bathymetric gradient, thus showing a high potential to be used in taphofacies analyses. Several examples of taphonomic generalizations available in the literature are neither applicable nor comparable to our results, which further confirm that overgeneralizations should be avoided in taphonomic studies. ©Asociación Paleontológica Argentina.</text:p>
          </table:table-cell>
          <table:table-cell office:value-type="string" calcext:value-type="string">
            <text:p>Bouchardia rosea; Brachiopods; Holocene; Shell texture; Taphonomic signatures; Ubatuba bay</text:p>
          </table:table-cell>
          <table:table-cell office:value-type="string" calcext:value-type="string">
            <text:p>bathymetry; bioaccumulation; bioerosion; brachiopod; coastal zone; environmental conditions; fragmentation; Holocene; paleoenvironment; population distribution; sandy clay; sediment analysis; sensitivity analysis; shell; taphonomy; water depth; Brazil; Sao Paulo [Brazil]; Ubatuba Bay; Bouchardia rosea; Brachiopoda; Rhynchonelliformea</text:p>
          </table:table-cell>
          <table:table-cell table:number-columns-repeated="5"/>
          <table:table-cell office:value-type="string" calcext:value-type="string">
            <text:p>Asgaard, U., Bromley, R.G., Colonization by micromorph brachiopods in the shallow subtidal of eastern Mediterranean sea (1991) Brachiopod Through Time, Proceedings of 2° International Brachiopod Congress (Dunedin), pp. 261-264. , D.I. MacKinnon, D.E. Lee and J.D. Campbell (eds.); Barbour Wood, S.L., Krause Jr., R.A., Kowalewski, M., Wehmiller, J., Simoes, M.G., Aspartic acid racemization dating of Holocene brachiopods and bivalves from the southern Brazilian shelf, South Atlantic (2006) Quaternary Research, 66 (2), pp. 323-331. , DOI 10.1016/j.yqres.2006.04.001, PII S0033589406000627; Behrensmeyer, A.K., Fursich, F.T., Gastaldo, R.A., Kidwell, S.M., Kosnik, M.A., Kowalewski, M., Plotnick, R.E., Alroy, J., Are the most durable shelly taxa also the most common in the marine fossil record? (2005) Paleobiology, 31 (4), pp. 607-623. , DOI 10.1666/0094-8373(2005)031[0607:ATMDST]2.0.CO;2; Best, M.M.R., Contrast in preservation of bivalve death assemblages in siliciclastic and carbonate tropical shelf settings (2008) Palaios, 23, pp. 796-809; Best, M.M.R., Kidwell, S.M., Bivalve taphonomy in tropical mixed siliciclastic-carbonate settings. I. Environmental variation in shell condition (2000) Paleobiology, 26 (1), pp. 80-102; Best, M.M.R., Kidwell, S.M., Bivalve taphonomy in tropical mixed siliciclastic-carbonate settings. II. Effect of bivalve life habits and shell types (2000) Paleobiology, 26 (1), pp. 103-115; Brett, C.E., Baird, G.C., Comparative taphonomy: A key for paleoenvironmental reconstruction (1986) Palaios, 1, pp. 207-227; Brunton, C.H.C., The functional Morphology of the Recent brachiopod (1996) Bouchardia Rosea. Acta Zoologica, 77, pp. 233-240; Brunton, C.H.C., Alvarez, F., Mackinnon, D.I., Morphological terms used to describe the cardinalia of articulate brachiopods: Homologies and recommendations (1996) Historical Biology, 11 (1-4), pp. 9-41; Burone, L., (2002) Foraminíferos Bentônicos e Parâmetros Fisicoquímicas da Enseada de Ubatuba, São Paulo: Estudo Ecológico em Uma Região Com Poluição Orgânica, , Tese de Doutorado, Instituto Oceanográfico, Universidade São Paulo, São Paulo, 279 pp. Inédito; Callender, W.R., Staff, G.M., Parsons-Hubbard, K.M., Powell, E.N., Rowe, G., Walker, S.E., Brett, C.E., Heise, E.A., Taphonomic trends along a forereef slope: Lee Stocking Island, Bahamas. I. Location and water depth (2002) Palaios, 17, pp. 50-65; Carroll, M., Kowalewski, M., Simões, M.G., Goodfriend, G.A., Quantitative estimates of time-averaging in brachiopod shell accumulations from a modern tropical shelf (2003) Paleobiology, 29, pp. 382-403; Cutler, A.H., Surface textures of shells as taphonomic indicators (1987) Palaeontological Society Special Publication, 2, pp. 164-176; Cutler, A.H., Taphonomic implications of shell surface textures in Bahia la Choya, northern Gulf of California (1995) Palaeogeography, Palaeoclimatology, Palaeoecology, 114, pp. 219-240; Davies, D.J., Powell, E.N., Stanton, R.J.J., Taphonomic signature as a function of environmental process: Shells and shell beds in a hurricane-influenced inlet on the Texas coast (1989) Palaeogeography, Palaeoclimatology, Palaeoecology, 72, pp. 317-352; Doty, M.S., Oguri, M., The island mass effect (1956) Journal du Conseil International Pour L'Exploration de la Mer, 22, pp. 33-37; Flessa, K.W., Kowalewski, M., Shell survival and time-averaging in nearshore and shelf environments: Estimates from the radiocarbon literature (1994) Lethaia, 27, pp. 153-165; Fürsich, F.T., Oschmann, W., Storm shell beds of Nanogyra virgula in the Upper Jurassic of France (1986) Neues Jahrbuch für Geologie und Paläontologie Abhandlungen, 172, pp. 141-161; Fürsich, F.T., Oschmann, W., Shell beds as tools in basin analysis: The Jurassic Kachchh, western India (1993) Journal of Geological Society of London, 150, pp. 169-185; Holz, M., Simões, M.G., (2002) Elementos Fundamentais de Tafonomia, , Editora da UFRGS, 240 pp. Porto Alegre; Kidwell, S.M., Time-averaging in the marine fossil record: Overview of strategies and uncertainties (1998) Geobios, 30, pp. 977-995; Kidwell, S.M., Bosence, D.W.J., Taphonomy and time-averaging of marine shelly faunas (1991) Taphonomy: Releasing the Data Locked in the Fossil Record, pp. 115-209. , P.A. Allison and D.E.G. Briggs (eds.), Plenum Press, New York; Kidwell, S.M., Rothfus, T.A., Best, M.M.R., Sensitivity of taphonomic signatures to sample size, sieve size, damage scoring system, and target taxa (2001) Palaios, 16, pp. 25-52; Kowalewski, M., Flessa, K.W., Aggen, J.A., Taphofacies analysis of Recent shelly cheniers (beach ridges), northeastern Baja California, Mexico (1994) Facies, 31, pp. 209-242; Kowaleski, M., Goodfriend, G.A., Flessa, K.W., Highresolution estimates of temporal mixing within shell beds: The evils and virtues of time-averaging. Paleobiology 24: 287-304. Kowalewski, M., Simões, M.G., Carroll, M. and Rodland, D.L. 2002. Abundant brachiopods on a tropical, upwelling-influenced shelf (Southeast Brazilian Bight, South Atlantic) (1998) Palaios, 17, pp. 274-283; Kowalewski, M., Carroll, M., Casazza, L., Gupta, N.S., Hannisdal, B., Hendy, A., Krause, R.A., Tomášových, A., Quantitative fidelity of brachiopod-mollusk assemblages from modern subtidal environments of San Juan Islands, USA (2003) Journal of Taphonomy, 1, pp. 43-65; Krause, R.A., Barbour Wood, S.L., Wehmiller, J.F., Kowalewski, M., Simões, M.G., A comparative analysis of time averaging for bivalves and brachiopods from a modern Tropical Shelf (2004) Annual Meeting Geological Society of America (Denver), Abstracts with Programs, 36, p. 83; Krause, R.A., Barbour Wood, S.L., Kowalewski, M., Kaufman, D.A., Romanek, C.S., Simões, M.G., Wehmiller, J.F., Comparative time-averaging: Age mixing among sympatric bivalves and brachiopods from modern tropical shelf (2010) Paleobiology, 36, pp. 428-452; Mahiques, M.M., Tessler, M.G., Furtado, V.V., Characterization of energy gradient in enclosed bays of Ubatuba region, southeastern Brazil (1998) Estuarine, Coastal and Shelf Science, 47, pp. 431-446; Manceñido, M.O., Griffin, M., Distribution and palaeoenvironmental significance of the genus Bouchardia (Brachiopoda, Terebratellidina): Its bearing on the Cenozoic evolution of the South Atlantic (1988) Revista Brasileira de Geociências, 18, pp. 201-211; Nielsen, J.K., Taphonomy in the light of intrinsic shell properties and life habits: Marine bivalves from the Eemian of northern Russia (2004) Paläontologische Zeitschrift, 78, pp. 53-72; Parsons-Hubbard, K., Molluscan taphofacies in recent carbonate reef/lagoon systems and their application to sub-fossil samples from reef cores (2005) Palaios, 20, pp. 175-191; Pires-Vanin, A.M.S., Jorge, J.P.S., Sartor, S., Variação diária e sazonal da fauna bêntica de plataforma continental no litoral Norte do Estado de São Paulo (1995) Publicação Especial Do Instituto Oceanográfico, 11, pp. 107-114; Rodrigues, M., Mahiques, M.M., Tessler, M., Sedimentação atual nas enseadas de Ubatumirim e Picinguaba, região norte de Ubatuba, Estado de São Paulo, Brasil (2002) Revista Brasileira de Oceanografia, 50, pp. 27-45; Rodrigues, S.C., Neves, J.P., Simões, M.G., Kowalewski, M., Dissolution of Bouchardia rosea shells: Implications for taphonomic bias in rhynchonelliform brachiopod assemblages. 9° Congreso Argentino de Paleontología y Bioestratigrafia (Córdoba) (2006) Resúmenes, 266; Rodrigues, S.C., Simões, M.G., Kowalewski, M., Petti, M.A.V., Nonato, E.F., Martinez, S., Del Rio, C.J., Biotic interaction between spionid polychaetes and bouchardiid brachiopods: Paleoecological, taphonomic and evolutionary implications (2008) Acta Palaeontologica Polonica, 53, pp. 657-668; Rodrigues, S.C., Simões, M.G., Pires-Domingues, R.A., Viés analítico em estudos tafonômicos com macroinvertebrados: Implicações (paleo)ambientais e (paleo)ecológicas (2009) Geologia USP, Série Científica, 9, pp. 101-114; Rothfus, T.A., Clams and Brachiopods: Chips that pass out of sight (2004) Palaios, 19, pp. 507-513; Simões, M.G., Marques, F.P.L., Fransozo, A., Mello, L.H.C., Brachyuran (Xanthidae) crab predation on Bouchardia rosea (Brachiopoda, Terebratulida) and its paleobiological and taphonomic importance. Paleo-2001, Reunião Anual da SBP (Rio Claro) (2001) Boletim de Resumos, 14; Simoes, M.G., Kowalewski, M., Mello, L.H.C., Rodland, D.L., Carroll, M., Recent brachiopods from the southern Brazilian shelf: Palaeontological and biogeographical implications (2004) Palaeontology, 47 (3), pp. 515-533; Simões, M.G., Rodrigues, S.C., Leme, J.M., Bissaro Jr., M.C., The settling pattern of brachiopod shells: Stratigraphic and taphonomic implications to shell bed formation and paleoecology (2005) Revista Brasileira de Geociências, 35, pp. 383-391; Simões, M.G., Rodrigues, S.C., Kowalewski, M., Comparative analysis of drilling frequencies in Recent Brachiopod-Mollusk associations from the Southern Brazilian Shelf (2007) Palaios, 22, pp. 143-154; Simões, M.G., Rodrigues, S.C., Leme, J.M., PiresDomingues, R.A., Brachiopod shells on the beach: Taphonomic overprinting in a fair-weather shell accumulation and their paleoecological implications (2007) Journal of Taphonomy, 5, pp. 205-225; Simões, M.G., Rodrigues, S.C., Kowalewski, M., Bouchardia rosea, a vanishing brachiopod species of the Brazilian platform: Taphonomy, historical ecology and conservation paleobiology (2009) Historical Biology, 21, pp. 123-137; Souza, C.R.G., (1997) As Células de Deriva Litorânea e A Erosão No Estado de São Paulo, , Tese de Doutoramento, Instituto de Geociências, Universidade São Paulo, São Paulo, 358 pp. Inédito; Speyer, S.E., Brett, C.E., Trilobite taphonomy and Middle Devonian taphofacies (1986) Palaios, 3, pp. 312-327; Speyer, S.E., Brett, C.E., Taphofacies models for epeiric sea environments: Middle paleozoic examples (1988) Palaeogeography, Palaeoclimatology, Palaeoecology, 63, pp. 225-262; Staff, G.M., Powell, E.N., Onshore-offshore trends in community structural attributes: Death assemblages from the shallow continental shelf of Texas (1990) Continental Shelf Research, 19, pp. 717-756; Staff, G.M., Callender, W.R., Powell, E.N., Parsons-Hubbard, K.M., Brett, C.E., Walker, S.E., Carlson, D.D., Heise, E.A., Taphonomic trends along a forereef slope: Lee Stocking Island, Bahamas. II. Time (2002) Palaios, 17, pp. 66-83; Tommasi, L.R., Sobre o braquiópode Bouchardia rosea (Mawe, 1823) (1970) Boletim Do Instituto Oceanográfico, 19, pp. 33-42; Tomášových, A., Zuschin, M., Variation in brachiopod preservation along a carbonate shelf-basin transect (Red Sea and Gulf of Aden): Environmental sensitivity of taphofacies (2009) Palaios, 24, pp. 697-716; Walker, K.R., Bambach, R.K., The significance of fossil assemblages from fine-grained sediments: Time-averaged communities (1971) Annual Meeting, 3, pp. 783-784. , Geological Society of America Abstracts with Programs; Zuchin, M., Stachowitsch, M., Stanton, R.J.J., Patterns and processes of shell fragmentation in modern and ancient marine environments (2003) Earth-Science Reviews, 63, pp. 33-82</text:p>
          </table:table-cell>
          <table:table-cell office:value-type="string" calcext:value-type="string">
            <text:p>Coelho Rodrigues, S.; Faculdade de Ciências Integradas do Pontal, Ciências Biológicas, Universidade Federal de Uberlândia, Avenida José João Dib, 2545, Progresso, 38302-000, Ituiutaba, MG, Brazil; email: scrodrigues@pontal.ufu.br</text:p>
          </table:table-cell>
          <table:table-cell table:number-columns-repeated="7"/>
          <table:table-cell office:value-type="float" office:value="27014" calcext:value-type="float">
            <text:p>27014</text:p>
          </table:table-cell>
          <table:table-cell table:number-columns-repeated="3"/>
          <table:table-cell office:value-type="string" calcext:value-type="string">
            <text:p>English</text:p>
          </table:table-cell>
          <table:table-cell office:value-type="string" calcext:value-type="string">
            <text:p>Ameghiniana</text:p>
          </table:table-cell>
          <table:table-cell office:value-type="string" calcext:value-type="string">
            <text:p>Article</text:p>
          </table:table-cell>
          <table:table-cell office:value-type="string" calcext:value-type="string">
            <text:p>Scopus</text:p>
          </table:table-cell>
          <table:table-cell office:value-type="string" calcext:value-type="string">
            <text:p>2-s2.0-78751605801</text:p>
          </table:table-cell>
          <table:table-cell table:number-columns-repeated="983"/>
        </table:table-row>
        <table:table-row table:style-name="ro1">
          <table:table-cell office:value-type="string" calcext:value-type="string">
            <text:p>Bertini G., Fransozo A., Negreiros-Fransozo M.L.</text:p>
          </table:table-cell>
          <table:table-cell office:value-type="string" calcext:value-type="string">
            <text:p>Brachyuran soft-bottom assemblage from marine shallow waters in the southeastern Brazilian littoral</text:p>
          </table:table-cell>
          <table:table-cell office:value-type="float" office:value="2010" calcext:value-type="float">
            <text:p>2010</text:p>
          </table:table-cell>
          <table:table-cell office:value-type="string" calcext:value-type="string">
            <text:p>Marine Biodiversity</text:p>
          </table:table-cell>
          <table:table-cell office:value-type="float" office:value="40" calcext:value-type="float">
            <text:p>40</text:p>
          </table:table-cell>
          <table:table-cell office:value-type="float" office:value="4" calcext:value-type="float">
            <text:p>4</text:p>
          </table:table-cell>
          <table:table-cell/>
          <table:table-cell office:value-type="float" office:value="277" calcext:value-type="float">
            <text:p>277</text:p>
          </table:table-cell>
          <table:table-cell office:value-type="float" office:value="291" calcext:value-type="float">
            <text:p>291</text:p>
          </table:table-cell>
          <table:table-cell/>
          <table:table-cell office:value-type="float" office:value="9" calcext:value-type="float">
            <text:p>9</text:p>
          </table:table-cell>
          <table:table-cell office:value-type="string" calcext:value-type="string">
            <text:p>10.1007/s12526-010-0049-9</text:p>
          </table:table-cell>
          <table:table-cell office:value-type="string" calcext:value-type="string">
            <text:p>http://www.scopus.com/inward/record.url?eid=2-s2.0-78049475065&amp;partnerID=40&amp;md5=18018145081c77d1b8e1b176fb823634</text:p>
          </table:table-cell>
          <table:table-cell office:value-type="string" calcext:value-type="string">
            <text:p>NEBECC (Group of Studies on Crustacean Biology, Ecology and Culture), Universidade Estadual Paulista - UNESP, Unidade de Registro, 11900-000 Registro, São Paulo, Brazil; UNESP, Unidade de Registro, Rua Nelson Brihi Badur, 430, 11900-000 Registro, São Paulo, Brazil; Departamento de Zoologia, Instituto de Biociências, UNESP, C.P. 510, 18618-000 Botucatu, São Paulo, Brazil</text:p>
          </table:table-cell>
          <table:table-cell office:value-type="string" calcext:value-type="string">
            <text:p>Bertini, G., NEBECC (Group of Studies on Crustacean Biology, Ecology and Culture), Universidade Estadual Paulista - UNESP, Unidade de Registro, 11900-000 Registro, São Paulo, Brazil, UNESP, Unidade de Registro, Rua Nelson Brihi Badur, 430, 11900-000 Registro, São Paulo, Brazil; Fransozo, A., NEBECC (Group of Studies on Crustacean Biology, Ecology and Culture), Universidade Estadual Paulista - UNESP, Unidade de Registro, 11900-000 Registro, São Paulo, Brazil, Departamento de Zoologia, Instituto de Biociências, UNESP, C.P. 510, 18618-000 Botucatu, São Paulo, Brazil; Negreiros-Fransozo, M.L., NEBECC (Group of Studies on Crustacean Biology, Ecology and Culture), Universidade Estadual Paulista - UNESP, Unidade de Registro, 11900-000 Registro, São Paulo, Brazil, Departamento de Zoologia, Instituto de Biociências, UNESP, C.P. 510, 18618-000 Botucatu, São Paulo, Brazil</text:p>
          </table:table-cell>
          <table:table-cell office:value-type="string" calcext:value-type="string">
            <text:p>The present investigation examined the assemblages of brachyuran crabs in three bays of southeastern São Paulo State, analyzing the numbers of species and individuals, biomass, and diversity. The crabs were collected monthly in Ubatumirim, Ubatuba, and Mar Virado bays in the Ubatuba region over 2 years (1998 and 1999). In each bay, six tows were made from a fishing boat. A total of 39,820 specimens, representing 11 super families, 39 genera, and 65 species of brachyurans, were obtained. The mean number of specimens and biomass varied seasonally, which can be mainly related with the population tendencies of two dominant species in the area (Callinectes ornatus and Hepatus pudibundus). The highest numbers of individuals and species were found in Ubatuba Bay, followed by Ubatumirim and Mar Virado. The highest diversity index was estimated for Ubatumirim (H′ = 2.44), followed by Ubatuba (H′ = 2.37) and Mar Virado (H′ = 1.86). In general, the coastal region supported high abundance and species richness concerning brachyurans, with high diversity indices, probably because of its more-heterogeneous substrate, which may afford more refuges for certain species. These results suggested that environmental conditions in this area, although they showed certain differences, are favorable for the establishment and development of a diverse brachyuran guild. © 2010 Senckenberg, Gesellschaft für Naturforschung and Springer.</text:p>
          </table:table-cell>
          <table:table-cell office:value-type="string" calcext:value-type="string">
            <text:p>Benthic communities; Brachyura; Distribution patterns; Diversity; Species composition</text:p>
          </table:table-cell>
          <table:table-cell office:value-type="string" calcext:value-type="string">
            <text:p>abundance; biomass; crab; littoral environment; shallow water; soft-bottom environment; species diversity; species richness; Brazil; Mar Virado Bay; Sao Paulo [Brazil]; Ubatuba Bay; Ubatumirim Bay; Brachyura; Brachyuran; Callinectes ornatus; Decapoda (Crustacea); Hepatus pudibundus</text:p>
          </table:table-cell>
          <table:table-cell table:number-columns-repeated="5"/>
          <table:table-cell office:value-type="string" calcext:value-type="string">
            <text:p>Bertini, G., Fransozo, A., Bathymetric distribution of brachyurans (Crustacea, Decapoda) communities in soft bottom from southeastern Brazil (2004) Mar Ecol Prog Ser, 279, pp. 193-200; Bertini, G., Fransozo, A., Melo, G.A.S., Biodiversity of brachyuran crabs (Crustacea: Decapoda) from non-consolidated sublittoral bottom in the northern coast of São Paulo State, Brazil (2004) Biodiversity Conserv, 13, pp. 2185-2207; Buchanan, B.A., Stoner, A.W., Distributional patterns of blue crabs (Callinectes spp.) in a tropical estuarine lagoon (1988) Estuaries, 11 (4), pp. 231-239; Colloca, F., Cardinale, M., Bellucio, A., Pattern of distribution and diversity of demersal assemblages in the central Mediterranean Sea (2003) Estuar Coast Shelf Sci, 56, pp. 469-480; Costa, T.M., Negreiros-Fransozo, M.L., The reproductive cycle of Callinectes danae Smith, 1869 (Decapoda, Portunidae) in the Ubatuba region, Brazil (1998) Crustaceana, 71, pp. 615-627; Costa, R.C., Fransozo, A., Mantelatto, F.L.M., Castro, R.H., Occurrence of shrimp species (Crustacea: Decapoda: Natantia: Penaeidea and Caridea) in Ubatuba Bay, Ubatuba, SP, Brazil (2000) Proc Biol Soc Wash, 113, pp. 776-781; de Léo, F.C., Pires-Vanin, A.M.S., Benthic megafauna communities under the influence of the South Atlantic Central Water intrusion onto the Brazilian SE shelf: a comparison between an upwelling and a non-upwelling ecosystem (2006) J Mar Sys, 60, pp. 268-284; Escobar-Briones, E.G., Gaytán-Caballero, A., Legendre, P., Epibenthic megacrustaceans from the continental margin, slope and abyssal plain of the Southwestern Gulf of Mexico: Factors responsible for variability in species composition and diversity (2008) Deep-Sea Res II, 55, pp. 2667-2678; Fransozo, A., Negreiros-Fransozo, M.L., Mantelatto, F.L.M., Pinheiro, M.A.A., Santos, S., Composição e distribuição dos Brachyura (Crustacea, Decapoda) do sublitoral não consolidado na Enseada da Fortaleza, Ubatuba (SP) (1992) Rev Bras Biol, 52 (4), pp. 667-675; Fransozo, A., Mantelatto, F.L.M., Bertini, G., Fernandes-Góes, L.C., Martinelli, J.M., Distribution and assemblages of anomuran crustaceans in Ubatuba Bay, north coast of São Paulo State, Brazil (1998) Acta Biol Venez, 18 (4), pp. 17-25; Ganmanee, M., Narita, T., Sekiguchi, H., Long-term investigation of spatio-temporal variations in faunal composition and species richness of megabenthos in Ise Bay, central Japan (2004) J Oceanog, 66, pp. 1071-1083; García Raso, J.E., Manjón-Cabeza, M.E., An infralittoral decapod crustacean community of southern Spain affected by anthropogenic disturbances (2002) J Crust Biol, 22 (1), pp. 83-90; Gauch, H.G., Whittaker, R.H., Hierarchical classifications of community data (1981) J Ecol, 69, pp. 537-557; Gittins, R., (1985) Canonical Analysis: A Review with Applications in Ecology, , Berlin Heildelberg New York: Springer; Hebling, N.J., Mantelatto, F.L.M., Negreiros-Fransozo, M.L., Fransozo, A., Levantamento e distribuição de braquiúros e anomuros (Crustacea, Decapoda) dos sedimentos sublitorais da região da Ilha Anchieta, Ubatuba (SP) (1994) Bol Inst Pesca, 21, pp. 1-9. , único; Izsák, J., Papp, L., A link between ecological diversity indices and measures of biodiversity (2000) Ecol Modell, 130, pp. 151-156; Kodama, K., Aoki, I., Shimizu, M., Long-term changes in the assemblage of demersal fishes and invertebrates in relation to environmental variations in Tokyo Bay, Japan (2002) Fisheries Manag Ecol, 9, pp. 303-313; Krebs, C.J., (1998) Ecological Methodology, , 2nd edn., New York: Benjamin Cummings; Lance, G.M., Williams, W.T., A general theory of classificatory sorting strategies. I. Hierarchical system (1967) Comput J, 9, pp. 373-380; Lavrado, H.P., Falcão, A.P.C., Cunha, P.C., Silva, S.H.G., Composition and distribution of Decapoda from Guanabara Bay, RJ (2000) Nauplius, 8 (1), pp. 15-23; Le Loeuff, P.L.E., Intès, A., Macrobenthic communities on the continental shelf of Cote-d'Ivoire. Seasonal and diel cyles in relation to hydroclimate (1999) Oceanol Acta, 22, pp. 529-550; Lenihan, H.S., Micheli, F., Soft-sediment communities (2001) Marine Community Ecology, pp. 253-287. , M. D. Bertness, S. D. Gaines, and M. E. Hay (Eds.), Sunderland: Sinauer; Lui, K.K.Y., Jss, N.G., Leung, K.M.Y., Spatio-temporal variations in the diversity and abundance of commercially important Decapoda and Stomatopoda in subtropical Hong Kong waters (2007) Estuar Coast Shelf Sci, 72, pp. 635-647; Macpherson, E., Species range size distributions for some marine taxa in the Atlantic Ocean, Effect of latitude and depth (2003) Biol J Linn Soc, 80, pp. 437-455; Mahiques, M.M., Tessler, M.G., Furtado, V.V., Characterization of energy gradient in enclosed bays of Ubatuba region, south-eastern Brazil (1998) Estuar Coast Shelf Sci, 47, pp. 431-446; Mantelatto, F.L.M., Allocation of the portunid crab Callinectes ornatus (Decapoda: Brachyura) in the Ubatuba Bay, northern coast of São Paulo State, Brazil (1999) The Biodiversity Crisis and Crustacea, Crustacean Issues, 12, pp. 431-443. , JCVVKlein and F. R. Schram (Eds.), Rotterdam: AA Balkema; Mantelatto, F.L.M., Fransozo, A., Reproductive biology and moulting cycle of the crab Callinectes ornatus (Decapoda, Portunidae) from the Ubatuba region, São Paulo, Brazil (1999) Crustaceana, 72 (1), pp. 63-76; Mantelatto, F.M.L., Fransozo, A., Brachyuran community in Ubatuba Bay, northern coast of São Paulo State, Brazil (2000) J Shelf Res, 19 (2), pp. 701-709; Mantelatto, F.M.L., Fransozo, A., Negreiros-Fransozo, M.L., Distribuição do caranguejo Hepatus pudibundus (Herbst, 1785) (Crustacea, Decapoda, Brachyura) na Enseada da Fortaleza, Ubatuba, SP, Brasil (1995) Bol Inst Oceanogr, 43 (1), pp. 51-61; McNaughton, S.J., Wolf, L.L., Dominance and the niche in ecological systems (1970) Science, 167, pp. 131-139; Melo, G.A.S., (1996) Manual de identificação dos Brachyura (caranguejos e siris) do litoral brasileiro, , São Paulo: Plêiade/FAPESP Ed; Mucha, A.P., Vasconecelos, M.T.S.D., Bordalo, A.A., Spatial and seasonal variations of the macrobenthic community and metal contaminations in the Douro estuary (Portugal) (2005) Mar Environ Res, 60, pp. 531-550; Negreiros-Fransozo, M.L., Fransozo, A., On the distribution of Callinectes ornatus Ordway, 1863 and Callinectes danae Smith, 1869 (Brachyura, Portunidae) in the Fortaleza Bay Ubatuba, Brazil (1995) Iheringia Ser Zool, 79, pp. 13-25; Negreiros-Fransozo, M.L., Nakagaki, J.M., Differential benthic occupation by crabs in the Ubatuba Bay, São Paulo, Brazil (1998) J Shelf Res, 17 (1), pp. 293-297; Negreiros-Fransozo, M.L., Reigada, A.L.D., Fransozo, A., Braquiúros (Crustacea, Decapoda) dos sedimentos sublitorais da Praia da Enseada, Ubatuba (SP) (1992) Bol Inst Pesca, 19, pp. 17-22. , único; Negreiros-Fransozo, M.L., Fransozo, A., Mantelatto, F.L.M., Santos, S., Anomura species (Crustacea, Decapoda) and their ecological distribution at Fortaleza bay sublitoral, Ubatuba, São Paulo, Brazil (1997) Iheringia Ser Zool, 83, pp. 187-194; Negreiros-Fransozo, M.L., Nakagaki, J.M., Reigada, A.L.D., Seasonal occurrence of decapods in shallow waters of a subtropical area (1999) The biodiversity crisis and crustacea, Crustacean Issues, 12 AA, pp. 351-361. , Klein, JCVV, Schram, FR, AA Balkema, Rotterdam; Ng, P.K.L., Guinot, D., Davie, P.J.F., Systema Brachyurorum: Part I. An annotated checklist of extant brachyuran crabs of the world (2008) Raffles Bull Zool, 17, pp. 1-286; Olsgard, F., Gray, J.S., A comprehensive analysis of the effects of oil and gas exploration and production on the benthic communities of the Norwegian continental shelf (1995) Mar Ecol Prog Ser, 122, pp. 77-306; Ouzounova, S.T., Species diversity of benthic crustaceans in the Varna and Burgas Bays, Black Sea (1999) Crustaceans and the Biodiversity Crisis, 1, pp. 583-589. , F. R. Schram and JCVVKlein (Eds.), Leiden: Koninklijke Brill; Palma, M., Quiroga, E., Gallardo, V.A., Arntz, W., Gerdes, D., Schneider, W., Hebbeln, D., Macrobenthic animal assemblages of the continental margin off Chile (22 to 42S) (2005) J Mar Biol Assoc UK, 85, pp. 233-245; Pielou, E.C., The measurement of diversity in different types of biological collections (1966) J Theor Biol, 13, pp. 131-144; Pielou, E.C., (1975) Ecological Dversity, , New York: Wiley; Pires, A.M.S., Structure and dynamics of benthic megafauna on the continental shelf offshore of Ubatuba, Southeastern Brazil (1992) Mar Ecol Prog Ser, 86, pp. 63-76; Poizat, G., Rosecchi, E., Chauvelon, P., Contournet, P., Crivelli, A.J., Long-term fish and macro-crustacean community variation in a Mediterranean lagoon (2004) Estuar Coast Shelf Sci, 59, pp. 615-624; Santos, S., Negreiros-Fransozo, M.L., Fransozo, A., The distribution of the swimming crab Portunus spinimanus Latreille, 1819 (Crustacea, Brachyura, Portunidae) in Fortaleza Bay, Ubatuba, SP, Brazil (1994) Atlântica, 16, pp. 125-141; (1996) SAS/STAT Software, Release 6.12, , SAS Institute, Cary: SAS Institute; Snelgrove, P.V.R., The biodiversity of macrofaunal organisms in marine sediments (1998) Biodiversity Conserv, 7, pp. 1123-1132; Soto, L.A., Manickchand-Heileman, S., Flores, E., Licea, S., Processes that promote decapod diversity and abundance on the upper continental slope of the southwestern Gulf of Mexico (1999) The Biodiversity Crisis and Crustacea, Crustacean Issues, 12, pp. 385-400. , JCVVKlein and F. R. Schram (Eds.), Rotterdam: AA Balkema; Sumida, P.Y.G., Pires-Vanin, A.M.S., Benthic associations of the shelf break and upper slope off Ubatuba-SP, South-eastern Brazil (1997) Estuar Coast Shelf Sci, 44, pp. 779-784; Tucker, M., (1988) Techniques in Sedimentology, , Oxford: Blackwell; Wenner, E.L., Wenner, C.A., Seasonal composition and abundance of decapod and stomatopod crustaceans from coastal habitats, southeastern United States (1988) Fish Bull, 87 (1), pp. 155-176; Wildsmith, M.D., Potter, I.C., Valesini, F.J., Platell, M.E., Do the assemblages of benthic macroinvertebrates in nearshore waters of Western Australian vary among habitat types, zones and seasons? (2005) J Mar Biol Assoc UK, 85, pp. 217-232; Zar, J.H., (1996) Biostatistical Analysis, , Upper Saddle River: Prentice-Hall</text:p>
          </table:table-cell>
          <table:table-cell office:value-type="string" calcext:value-type="string">
            <text:p>Bertini, G.; UNESP, Unidade de Registro, Rua Nelson Brihi Badur, 430, 11900-000 Registro, São Paulo, Brazil; email: gibertini@registro.unesp.br</text:p>
          </table:table-cell>
          <table:table-cell table:number-columns-repeated="7"/>
          <table:table-cell office:value-type="float" office:value="18671616" calcext:value-type="float">
            <text:p>18671616</text:p>
          </table:table-cell>
          <table:table-cell table:number-columns-repeated="3"/>
          <table:table-cell office:value-type="string" calcext:value-type="string">
            <text:p>English</text:p>
          </table:table-cell>
          <table:table-cell office:value-type="string" calcext:value-type="string">
            <text:p>Mar. Biodiv.</text:p>
          </table:table-cell>
          <table:table-cell office:value-type="string" calcext:value-type="string">
            <text:p>Article</text:p>
          </table:table-cell>
          <table:table-cell office:value-type="string" calcext:value-type="string">
            <text:p>Scopus</text:p>
          </table:table-cell>
          <table:table-cell office:value-type="string" calcext:value-type="string">
            <text:p>2-s2.0-78049475065</text:p>
          </table:table-cell>
          <table:table-cell table:number-columns-repeated="983"/>
        </table:table-row>
        <table:table-row table:style-name="ro1">
          <table:table-cell office:value-type="string" calcext:value-type="string">
            <text:p>De Andrade L.C.M., Da Silva I.N.</text:p>
          </table:table-cell>
          <table:table-cell office:value-type="string" calcext:value-type="string">
            <text:p>Very short-term load forecasting using a hybrid neuro-fuzzy approach</text:p>
          </table:table-cell>
          <table:table-cell office:value-type="float" office:value="2010" calcext:value-type="float">
            <text:p>2010</text:p>
          </table:table-cell>
          <table:table-cell office:value-type="string" calcext:value-type="string">
            <text:p>Proceedings - 2010 11th Brazilian Symposium on Neural Networks, SBRN 2010</text:p>
          </table:table-cell>
          <table:table-cell table:number-columns-repeated="2"/>
          <table:table-cell office:value-type="float" office:value="5715223" calcext:value-type="float">
            <text:p>5715223</text:p>
          </table:table-cell>
          <table:table-cell office:value-type="float" office:value="115" calcext:value-type="float">
            <text:p>115</text:p>
          </table:table-cell>
          <table:table-cell office:value-type="float" office:value="120" calcext:value-type="float">
            <text:p>120</text:p>
          </table:table-cell>
          <table:table-cell/>
          <table:table-cell office:value-type="float" office:value="4" calcext:value-type="float">
            <text:p>4</text:p>
          </table:table-cell>
          <table:table-cell office:value-type="string" calcext:value-type="string">
            <text:p>10.1109/SBRN.2010.28</text:p>
          </table:table-cell>
          <table:table-cell office:value-type="string" calcext:value-type="string">
            <text:p>http://www.scopus.com/inward/record.url?eid=2-s2.0-79952541717&amp;partnerID=40&amp;md5=0ded251e8485af3dec26e2e6f6b22e3f</text:p>
          </table:table-cell>
          <table:table-cell office:value-type="string" calcext:value-type="string">
            <text:p>Electrical Engineering Department, University of São Paulo, São Carlos, Brazil</text:p>
          </table:table-cell>
          <table:table-cell office:value-type="string" calcext:value-type="string">
            <text:p>De Andrade, L.C.M., Electrical Engineering Department, University of São Paulo, São Carlos, Brazil; Da Silva, I.N., Electrical Engineering Department, University of São Paulo, São Carlos, Brazil</text:p>
          </table:table-cell>
          <table:table-cell office:value-type="string" calcext:value-type="string">
            <text:p>The purpose of this work is to employ the Adaptive Neuro Fuzzy Inference System for performing very short-term load forecasting in power distribution substations, which can enable the development of more efficient automatic load control of electrical power load systems. The system inputs are two load demand time series, composed of data measured in five minutes intervals up to seven days from substations located in the cities of Cordeirópolis and Ubatuba - SP, Brazil. The Adaptive Neuro Fuzzy Inference System is a universal approximator that can be used in function approximation and forecasting. The results of the Adaptive Neuro Fuzzy Inference System in this paper are promising, where the average MAPE of Cordeirópolis was 0.7264% and of Ubatuba was 0.5163%. © 2010 IEEE.</text:p>
          </table:table-cell>
          <table:table-cell office:value-type="string" calcext:value-type="string">
            <text:p>Fuzzy neural networks; Intelligent systems; Load forecasting; Power generation control; Time series</text:p>
          </table:table-cell>
          <table:table-cell office:value-type="string" calcext:value-type="string">
            <text:p>Adaptive neuro-fuzzy inference system; Electrical power; Function approximation; Hybrid neuro-fuzzy approach; Load control; Load demand; Load forecasting; Power distributions; Power generation control; Short term load forecasting; Ubatuba; Universal approximators; Adaptive control systems; Electric load forecasting; Fuzzy inference; Fuzzy systems; Intelligent systems; Power generation; Time series; Fuzzy neural networks</text:p>
          </table:table-cell>
          <table:table-cell table:number-columns-repeated="5"/>
          <table:table-cell office:value-type="string" calcext:value-type="string">
            <text:p>Pai, P.-F., Hong, W.-C., Forecasting regional electricity load based on recurrent support vector machines with genetic algorithms (2005) Electric Power Systems Research, 74 (3), pp. 417-425. , DOI 10.1016/j.epsr.2005.01.006, PII S0378779605000702; Romera, G., Moran, M., Fernandez, D., Monthly electric energy demand forecasting with neural networks (2008) Energy Conversion and Management, 49, pp. 3135-3142. , Science Direct November; Kawauchi, S., Sugihara, H., Sasaki, H., Development of very-short-term load forecasting based on chaos theory (2003) Electrical Engineering in Japan, 123, pp. 646-653. , Wiley Periodicals Inc. May; Yang, H.Y., Ye, H., Wang, G., Khan, J., Hu, T., Fuzzy neural very-short-term load forecasting based on chaotic dynamics reconstruction (2006) Chaos, Solitons and Fractals, 29 (2), pp. 462-469. , DOI 10.1016/j.chaos.2005.08.095, PII S0960077905006788; Charytoniuk, W., Chen, M., Very short-term load forecasting using artificial neural networks (2000) IEEE Transactions on Power Systems, 15, pp. 263-268. , IEEE February; Jang, J., ANFIS:Adaptive-network-based fuzzy inference system (1993) IEEE Transactions on Systems, 23, pp. 665-685. , IEE May; Jang, J., Sun, C., Neuro-fuzzy modeling and control (1995) Proceedings of the IEEE, 83, pp. 378-406. , IEEE March</text:p>
          </table:table-cell>
          <table:table-cell office:value-type="string" calcext:value-type="string">
            <text:p>De Andrade, L. C. M.; Electrical Engineering Department, University of São Paulo, São Carlos, Brazil; email: lucarli@sc.usp.br</text:p>
          </table:table-cell>
          <table:table-cell/>
          <table:table-cell office:value-type="string" calcext:value-type="string">
            <text:p>Brazilian Computer Society (SBC)</text:p>
          </table:table-cell>
          <table:table-cell/>
          <table:table-cell office:value-type="string" calcext:value-type="string">
            <text:p>2010 11th Brazilian Symposium on Neural Networks, SBRN 2010</text:p>
          </table:table-cell>
          <table:table-cell office:value-type="string" calcext:value-type="string">
            <text:p>23 October 2010 through 28 October 2010</text:p>
          </table:table-cell>
          <table:table-cell office:value-type="string" calcext:value-type="string">
            <text:p>Sao Paulo</text:p>
          </table:table-cell>
          <table:table-cell office:value-type="float" office:value="84152" calcext:value-type="float">
            <text:p>84152</text:p>
          </table:table-cell>
          <table:table-cell/>
          <table:table-cell office:value-type="float" office:value="9780769542102" calcext:value-type="float">
            <text:p>9780769542102</text:p>
          </table:table-cell>
          <table:table-cell table:number-columns-repeated="2"/>
          <table:table-cell office:value-type="string" calcext:value-type="string">
            <text:p>English</text:p>
          </table:table-cell>
          <table:table-cell office:value-type="string" calcext:value-type="string">
            <text:p>Proc. - Braz. Symp. Neural Networks, SBRN</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9952541717</text:p>
          </table:table-cell>
          <table:table-cell table:number-columns-repeated="983"/>
        </table:table-row>
        <table:table-row table:style-name="ro1">
          <table:table-cell office:value-type="string" calcext:value-type="string">
            <text:p>Mantelatto F.L., Cuesta J.A.</text:p>
          </table:table-cell>
          <table:table-cell office:value-type="string" calcext:value-type="string">
            <text:p>Morphology of the first zoeal stage of the commensal southwestern Atlantic crab Austinixa aidae (Righi 1967) (Brachyura: Pinnotheridae), hatched in the laboratory</text:p>
          </table:table-cell>
          <table:table-cell office:value-type="float" office:value="2010" calcext:value-type="float">
            <text:p>2010</text:p>
          </table:table-cell>
          <table:table-cell office:value-type="string" calcext:value-type="string">
            <text:p>Helgoland Marine Research</text:p>
          </table:table-cell>
          <table:table-cell office:value-type="float" office:value="64" calcext:value-type="float">
            <text:p>64</text:p>
          </table:table-cell>
          <table:table-cell office:value-type="float" office:value="4" calcext:value-type="float">
            <text:p>4</text:p>
          </table:table-cell>
          <table:table-cell/>
          <table:table-cell office:value-type="float" office:value="343" calcext:value-type="float">
            <text:p>343</text:p>
          </table:table-cell>
          <table:table-cell office:value-type="float" office:value="348" calcext:value-type="float">
            <text:p>348</text:p>
          </table:table-cell>
          <table:table-cell/>
          <table:table-cell office:value-type="float" office:value="5" calcext:value-type="float">
            <text:p>5</text:p>
          </table:table-cell>
          <table:table-cell office:value-type="string" calcext:value-type="string">
            <text:p>10.1007/s10152-010-0189-0</text:p>
          </table:table-cell>
          <table:table-cell office:value-type="string" calcext:value-type="string">
            <text:p>http://www.scopus.com/inward/record.url?eid=2-s2.0-78449261527&amp;partnerID=40&amp;md5=4152ebaf61dd92492ccddbb450bfe821</text:p>
          </table:table-cell>
          <table:table-cell office:value-type="string" calcext:value-type="string">
            <text:p>Laboratory of Bioecology and Crustacean Systematics, Department of Biology, Faculty of Philosophy, Science and Letters of Ribeirão Preto (FFCLRP), University of São Paulo (USP), Av. Bandeirantes 3900, Ribeirão Preto, SP 14040-901, Brazil; Instituto de Ciencias Marinas de Andalucía, CSIC. Avenida República Saharaui, 2, 11519 Puerto Real, Cádiz, Spain</text:p>
          </table:table-cell>
          <table:table-cell office:value-type="string" calcext:value-type="string">
            <text:p>Mantelatto, F.L., Laboratory of Bioecology and Crustacean Systematics, Department of Biology, Faculty of Philosophy, Science and Letters of Ribeirão Preto (FFCLRP), University of São Paulo (USP), Av. Bandeirantes 3900, Ribeirão Preto, SP 14040-901, Brazil; Cuesta, J.A., Instituto de Ciencias Marinas de Andalucía, CSIC. Avenida República Saharaui, 2, 11519 Puerto Real, Cádiz, Spain</text:p>
          </table:table-cell>
          <table:table-cell office:value-type="string" calcext:value-type="string">
            <text:p>The first zoeal stage of the endemic southern Atlantic pinnotherid crab Austinixa aidae is described and illustrated based on laboratory-hatched material from ovigerous females collected from the upper burrows of the thalassinidean shrimp Callichirus major at Ubatuba, São Paulo, Brazil. The zoeae of Austinixa species can be distinguished from other pinnotherids and especially from zoeae of the closely related species of Pinnixa by the telson structure. © 2010 Springer-Verlag and AWI.</text:p>
          </table:table-cell>
          <table:table-cell office:value-type="string" calcext:value-type="string">
            <text:p>Crustacea; Decapoda; Larval development; Southern Atlantic; Zoea</text:p>
          </table:table-cell>
          <table:table-cell office:value-type="string" calcext:value-type="string">
            <text:p>crab; endemic species; hatching; laboratory method; larval development; morphology; Atlantic Ocean; Atlantic Ocean (South); Brazil; Sao Paulo [Brazil]; Ubatuba; Austinixa; Austinixa aidae; Brachyura; Callichirus major; Crustacea; Decapoda (Crustacea); Pinnixa; Pinnotheridae; Thalassinidea</text:p>
          </table:table-cell>
          <table:table-cell table:number-columns-repeated="5"/>
          <table:table-cell office:value-type="string" calcext:value-type="string">
            <text:p>Anger, K., The biology of decapod crustacean larvae (2001) Crust Issues, 14, pp. 1-420; Anger, K., Contributions of larval biology to crustacean research: a review (2006) Invert Reprod Develop, 49, pp. 175-205; Bolaños, J., Cuesta, J.A., Hernández, G., Hernández, J., Felder, D.L., Abbreviated larval development of Tunicotheres moseri (Rathbun, 1918) (Decapoda: Pinnotheridae), a rare case of parental care among brachyuran crabs (2004) Sci Mar, 68, pp. 373-384; Bolaños, J., Rivero, W., Hernández, J., Magán, I., Hernández, G., Cuesta, J.A., Felder, D.L., Abbreviated larval development of the pea crab Orthotheres barbatus (Decapoda: Brachyura: Pinnotheridae) reared under laboratory conditions, with notes on larval characters of the Pinnotherinae (2005) J Crust Biol, 25, pp. 500-506; Boschi, E.E., Larvas de Crustacea Decapoda (1981) Atlas del zooplancton del atlántico sudoccidental, 38, pp. 699-757. , In: Boltovskoy D (ed), Contribuciones del Instituto Nacional de Investigaciones y Desarollo Pesquero No. 378; Bousquette, G.D., The larval development of Pinnixa longipes (Lockington, 1877) (Brachyura: Pinnotheridae) reared in the laboratory (1980) Biol Bull, 159, pp. 592-605; Clark, P.F., Calazans, D.K., Pohle, G.W., Accuracy and standardization of brachyuran larval descriptions (1998) Invert Reprod Develop, 33, pp. 127-144; Coelho, P.A., Revisão do gênero Pinnixa White, 1846, no Brasil (Crustacea, Decapoda, Pinnotheridae) (1997) Trabs Oceanog Univ Fed Pernambuco, 25, pp. 163-193; Coelho, P.A., Descrição de Austinixa bragantina sp. nov. (Crustacea, Decapoda, Pinnotheridae), do litoral do Pará, Brasil (2005) Revta Bras Zool, 22, pp. 552-555; Costlow Jr., J.D., Bookhout, C.G., Larval stages of the crab, Pinnotheresmaculatus under laboratory conditions (1966) Chesapeake Sci, 7, pp. 157-163; Dowds, R.E., (1980) The crab genus Pinnixa in a North Carolina estuary: identification of larvae, reproduction, and recruitment, pp. 1-189. , PhD Thesis, University of North Carolina at Chapel Hill; Garm, A., Revising the definition of the crustacean seta and setal classification systems based on examinations of the mouthpart setae of seven species of decapods (2004) Zool J Linn Soc, 142, pp. 233-252; Gutiérrez-Martinez, J., Notas biológicas sobre Pinnaxodes chilensis (Milne Edwards) y descripción de su primera zoea (1971) Mus Nac Hist Nat Not Mens, 15, pp. 3-10; Harrison, J.S., Evolution, biogeography, and the utility of mitochondrial 16S and COI genes in phylogenetic analysis of the crab genus Austinixa (Decapoda: Pinnotheridae) (2004) Mol Phylog Evol, 30, pp. 743-754; Heard, R.L., Manning, R.B., Austinixa, a new genus of pinnotherid crab (Crustacea: Decapoda: Brachyura), with the description of A. hardyi, a new species from Tobago, West Indies (1997) Proc Biol Soc Wash, 110, pp. 393-398; Hyman, O.W., Studies on larvae of crabs of the family Pinnotheridae (1925) Proc US Natl Mus, 64, pp. 1-9. , VI plates; Konishi, K., Kiyosawa, S., Maruyama, S., The larval development of Pinnixa tumidae Stimpson, 1858 under laboratory conditions (Crustacea: Decapoda: Pinnotheridae), with notes on larval characters in the genus Pinnixa (1988) Zool Sci, 5 (6), p. 1336; Lima, J.F., Larval development of Austinixa bragantina (Crustacea: Brachyura: Pinnotheridae) reared in the laboratory (2009) Zoologia, 26, pp. 143-154; Lima, J.F., Abrunhosa, F., Coelho, P.A., The larval development of Pinnixa gracilipes Coelho (Decapoda, Pinnotheridae) reared in the laboratory (2006) Revta Bras Zool, 23, pp. 480-489; Manning, R.B., Felder, D.L., The Pinnixa cristata complex in the western Atlantic, with descriptions of two new species (Crustacea: Decapoda: Pinnotheridae) (1989) Smithson Contrib Zool, 473, pp. 1-26; Mantelatto, F.L., Robles, R., Felder, D.L., Molecular phylogeny of the western Atlantic species of the genus Portunus (Crustacea, Brachyura, Portunidae) (2007) Zool J Linn Soc, 150, pp. 211-220; Mantelatto, F.L., Robles, R., Schubart, C.D., Felder, D.L., Chapter 29. Molecular phylogeny of the genus Cronius Stimpson, 1860, with reassignment of C. tumidulus and several American species of Portunus to the genus Achelous De Haan, 1833 (Brachyura: Portunidae) (2009) Crustacean Issues: Decapod Crustacean Phylogenetics, pp. 567-579. , J. W. Martin, K. A. Crandall, and D. L. Felder (Eds.), Boca Raton: Taylor &amp; Francis/CRC Press; Marques, F., Pohle, G.W., Complete larval development of Clypeasterophilus stebbingi (Decapoda, Brachyura, Pinnotheridae) and a comparison with other species within the Dissodactylus complex (1996) Bull Mar Sci, 58, pp. 165-185; Marques, F., Pohle, G.W., Searching for larval support for majoid families (Crustacea: Brachyura) with particular reference to Inachoididae Dana, 1851 (2003) Invert Reprod Develop, 43, pp. 71-82; Melo, G.A.S., (1996) Manual de identificação dos Brachyura (Caranguejos e Siris) do litoral brasileiro, , São Paulo: Plêiade/FAPESP; Ng, P.K.L., Clark, P.F., The eumedonid file: a case study of systematic compatibility using larval and adult characters (Crustacea: Decapoda: Brachyura) (2000) Invert Reprod Develop, 38, pp. 225-252; Ng, P.K.L., Guinot, D., Davie, P.J.F., Systema brachyurorum: Part 1. An annotated checklist of extant brachyuran crabs of the world (2008) Raffles Bull Zool, 17, pp. 1-286; Palacios-Theil, E., Cuesta, J.A., Campos, E., Felder, D.L., Chapter 23. Molecular genetic re-examination of subfamilies and polyphyly in the Family Pinnotheridae (Crustacea: Decapoda) (2009) Crustacean Issues: Decapod Crustacean Phylogenetics, pp. 423-442. , J. W. Martin, K. A. Crandall, and D. L. Felder (Eds.), Boca Raton: Taylor &amp; Francis/CRC Press; Pohle, G.W., Telford, M., The larval development of Dissodactylus crinitichelis Moreira, 1901 (Brachyura: Pinnotheridae) in the laboratory culture (1981) Bull Mar Sci, 31, pp. 753-773; Pohle, G.W., Mantelatto, F.L., Negreiros-Fransozo, M.L., Fransozo, A., Larval Decapoda (Brachyura) (1999) South Atlantic Zooplankton, pp. 1281-1351. , D. Boltovskoy (Ed.), Leiden: Backhuys Publishers; Rice, A.L., Crab zoeal morphology and its bearing on the classification of the Brachyura (1980) Trans Zool Soc Lond, 25, pp. 271-424; Roberts Jr., M.H., Larval development of Pinnotheres chamae reared in the laboratory (1975) Chesapeake Sci, 16, pp. 242-252; Sandifer, P.A., (1972) Morphology and ecology of Chesapeake Bay decapod crustacean larvae, pp. 1-532. , PhD Thesis, University of Virginia; Schubart, C.D., Neigel, J.E., Felder, D.L., Use of the mitochondrial 16S rRNA gene for phylogenetic and population studies of Crustacea (2000) Crust Issues, 12, pp. 817-830; Sekiguchi, H., Larvae of a pinnotherid crab, Pinnixa rathbuni Sakai (1978) Proc Jap Soc Syst Zool, 15, pp. 36-46; Zmarzly, D.L., Taxonomic review of pea crabs in the genus Pinnixa (Decapoda: Brachyura: Pinnotheridae) occurring on the California shelf, with descriptions of two new species (1992) J Crust Biol, 12, pp. 677-713</text:p>
          </table:table-cell>
          <table:table-cell office:value-type="string" calcext:value-type="string">
            <text:p>Mantelatto, F. L.; Laboratory of Bioecology and Crustacean Systematics, Department of Biology, Faculty of Philosophy, Science and Letters of Ribeirão Preto (FFCLRP), University of São Paulo (USP), Av. Bandeirantes 3900, Ribeirão Preto, SP 14040-901, Brazil; email: flmantel@usp.br</text:p>
          </table:table-cell>
          <table:table-cell table:number-columns-repeated="7"/>
          <table:table-cell office:value-type="string" calcext:value-type="string">
            <text:p>1438387X</text:p>
          </table:table-cell>
          <table:table-cell table:number-columns-repeated="3"/>
          <table:table-cell office:value-type="string" calcext:value-type="string">
            <text:p>English</text:p>
          </table:table-cell>
          <table:table-cell office:value-type="string" calcext:value-type="string">
            <text:p>Helgol. Mar. Res.</text:p>
          </table:table-cell>
          <table:table-cell office:value-type="string" calcext:value-type="string">
            <text:p>Article</text:p>
          </table:table-cell>
          <table:table-cell office:value-type="string" calcext:value-type="string">
            <text:p>Scopus</text:p>
          </table:table-cell>
          <table:table-cell office:value-type="string" calcext:value-type="string">
            <text:p>2-s2.0-78449261527</text:p>
          </table:table-cell>
          <table:table-cell table:number-columns-repeated="983"/>
        </table:table-row>
        <table:table-row table:style-name="ro1">
          <table:table-cell office:value-type="string" calcext:value-type="string">
            <text:p>De Andrade L.C.M., Da Silva I.N.</text:p>
          </table:table-cell>
          <table:table-cell office:value-type="string" calcext:value-type="string">
            <text:p>Using intelligent system approach for very short-term load forecasting purposes</text:p>
          </table:table-cell>
          <table:table-cell office:value-type="float" office:value="2010" calcext:value-type="float">
            <text:p>2010</text:p>
          </table:table-cell>
          <table:table-cell office:value-type="string" calcext:value-type="string">
            <text:p>2010 IEEE International Energy Conference and Exhibition, EnergyCon 2010</text:p>
          </table:table-cell>
          <table:table-cell table:number-columns-repeated="2"/>
          <table:table-cell office:value-type="float" office:value="5771769" calcext:value-type="float">
            <text:p>5771769</text:p>
          </table:table-cell>
          <table:table-cell office:value-type="float" office:value="694" calcext:value-type="float">
            <text:p>694</text:p>
          </table:table-cell>
          <table:table-cell office:value-type="float" office:value="699" calcext:value-type="float">
            <text:p>699</text:p>
          </table:table-cell>
          <table:table-cell/>
          <table:table-cell office:value-type="float" office:value="3" calcext:value-type="float">
            <text:p>3</text:p>
          </table:table-cell>
          <table:table-cell office:value-type="string" calcext:value-type="string">
            <text:p>10.1109/ENERGYCON.2010.5771769</text:p>
          </table:table-cell>
          <table:table-cell office:value-type="string" calcext:value-type="string">
            <text:p>http://www.scopus.com/inward/record.url?eid=2-s2.0-79958264918&amp;partnerID=40&amp;md5=a98a68ab63bed728c3d42acf406415b1</text:p>
          </table:table-cell>
          <table:table-cell office:value-type="string" calcext:value-type="string">
            <text:p>Department of Electrical Engineering, University of São Paulo, USP/EESC/SEL, CP 359, São Carlos, SP, Brazil</text:p>
          </table:table-cell>
          <table:table-cell office:value-type="string" calcext:value-type="string">
            <text:p>De Andrade, L.C.M., Department of Electrical Engineering, University of São Paulo, USP/EESC/SEL, CP 359, São Carlos, SP, Brazil; Da Silva, I.N., Department of Electrical Engineering, University of São Paulo, USP/EESC/SEL, CP 359, São Carlos, SP, Brazil</text:p>
          </table:table-cell>
          <table:table-cell office:value-type="string" calcext:value-type="string">
            <text:p>The main purpose of this paper is to achieve a comparative analysis among Autoregressive Integrated Moving Average model, Artificial Neural Networks and Adaptive Neuro-Fuzzy System techniques for load demand forecasting in distribution substations. The system inputs are three load demand time series, which are composed by data measured at intervals of five minutes each, during seven days, from substations located at Andradina, Ubatuba and Votuporanga. Autoregressive Integrated Moving Average models with suitable results have been analyzed, whereas several input configurations and different architectures have been investigated for Artificial Neural Networks and Adaptive Neuro-Fuzzy System techniques aiming the forecasting of twelve further steps. The results showed the Artificial Neural Network based technique superiority for such forecasting, followed by Autoregressive Integrated Moving Average model and Adaptive Neuro-Fuzzy approach. The load demand forecasting can minimize costs of energy generation as well as improve the electric power system safety. © 2010 IEEE.</text:p>
          </table:table-cell>
          <table:table-cell office:value-type="string" calcext:value-type="string">
            <text:p>Autoregressive integrated moving average processes; feedforward neural networks; fuzzy systems; intelligent systems; load forecasting; time series</text:p>
          </table:table-cell>
          <table:table-cell office:value-type="string" calcext:value-type="string">
            <text:p>Adaptive neuro fuzzy system; Artificial Neural Network; Autoregressive integrated moving average models; Autoregressive integrated moving average process; Comparative analysis; Distribution substations; Electric power; Energy generations; Feed-Forward; Load demand; Load forecasting; Neuro-fuzzy approach; Short term load forecasting; Ubatuba; Electric power systems; Feedforward neural networks; Forecasting; Fuzzy neural networks; Fuzzy systems; Integration; Intelligent systems; Time series; Electric load forecasting</text:p>
          </table:table-cell>
          <table:table-cell table:number-columns-repeated="5"/>
          <table:table-cell office:value-type="string" calcext:value-type="string">
            <text:p>Papalexopoulos, A.D., Hesterberg, T., A regression-based approach to short-term system load forecasting (1990) IEEE Trransactions on Power Systems, 5, pp. 1535-1550. , Nov; Pai, P.F., Hong, W.C., Forecasting regional electricity load based on recurrent support vector machines with genetic algorithms (2005) Electric Power Systems Research, 74, pp. 417-425. , Apr; Topalli, A.K., Erkmen, I., A hybrid learning for neural networks applied to short term load forecasting (2003) Neurocomputing, 51, pp. 495-500. , DOI 10.1016/S0925-2312(02)00870-6; Karayiannis, N.B., Balasubramanian, M., Malki, H.A., Short-term electric power load forecasting based on cosine radial basis function neural networks: An experimental evaluation (2005) International Journal of Intelligent Systems, 20 (6), pp. 591-605. , DOI 10.1002/int.20084; Mizutani, A., Yukawa, T., Numa, K., Kuze, Y., Iizaka, T., Yamagishi, T., Matsui, T., Fukuyama, Y., Improvement of input-output correlations of electric power load forecasting by scatter search (2005) Proceedings of the 13th International Conference on Intelligent Systems Application to Power Systems, ISAP'05, 2005, pp. 429-433. , DOI 10.1109/ISAP.2005.1599302, 1599302, Proceedings of the 13th International Conference on Intelligent Systems Application to Power Systems, ISAP'05; Findlay, R., Liu, F., Prediction of ontario hourly load demands and neural network modeling techniques (2006) IEEE Canadian Conference on Electrical and Computer Engineering, pp. 372-375. , May; Senjyu, T., Takara, H., Uezato, K., Funabashi, T., One-hour-ahead load forecasting using neural network (2002) IEEE Transactions on Power Systems, 17 (1), pp. 113-118. , DOI 10.1109/59.982201, PII S0885895002009872; Yap, K.S., Abidin, I.Z., Lim, C.P., Shah, M.S., Short-term load forecasting using a hybrid neural network (2006) IEEE First International Power and Energy Conference, pp. 123-128. , Nov; Methaprayoon, K., Lee, W.-J., Rasmiddatta, S., Liao, J.R., Ross, R.J., Multistage artificial neural network short-term load forecasting engine with front-end weather forecast (2007) IEEE Transactions on Industry Applications, 43 (6), pp. 1410-1416. , DOI 10.1109/TIA.2007.908190; Trudnowski, D.J., McReynolds, W.L., Johnson, J.M., Real-time very short-term load prediction for power-system automatic generation control (2001) IEEE Transactions on Control Systems Technology, 9 (2), pp. 254-260. , DOI 10.1109/87.911377, PII S1063653601018164; Kawauchi, S., Sugihara, H., Sasaki, H., Development of very-short-term load forecasting based on chaos theory (2004) Electrical Engineering in Japan, 148, pp. 646-653; Yang, H.Y., Ye, H., Wang, G., Khan, J., Hu, T., Fuzzy neural very-short-term load forecasting based on chaotic dynamics reconstruction (2006) Chaos, Solitons and Fractals, 29 (2), pp. 462-469. , DOI 10.1016/j.chaos.2005.08.095, PII S0960077905006788; Taylor, J.W., An evaluation of methods for very short-term load forecasting using minute-by-minute bristish data (2008) International Journal of Forecasting, 24, pp. 645-658. , Oct; Charytoniuk, W., Chen, M., Very short-term load forecasting using artificial neural networks (2000) IEEE Transactions on Power Systems, 15, pp. 263-268. , Feb; Makridakis, S., Wheelwright, S.C., McGee, V.E., (1983) Forecasting: Methods and Applications, , 2 nd Ed, John Wiley &amp;amp; Sons Inc., New York; Hagan, M.T., Menhaj, M.B., Training FeedForward networks with the marquardt algorithm (1994) IEEE Transactions on Neural Networks, 5, pp. 989-993. , Nov; Jang, J.R., Adaptative-network-based fuzzy inference system (1993) IEEE Transaction on Systems, Man and Cybernetics, 23, pp. 665-685. , Jun; Jang, J.R., Sun, C., Neuro-fuzzy modeling and control (1995) Procedings of the IEEE, 83, pp. 378-406. , Mar</text:p>
          </table:table-cell>
          <table:table-cell office:value-type="string" calcext:value-type="string">
            <text:p>De Andrade, L. C. M.; Department of Electrical Engineering, University of São Paulo, USP/EESC/SEL, CP 359, São Carlos, SP, Brazil</text:p>
          </table:table-cell>
          <table:table-cell table:number-columns-repeated="3"/>
          <table:table-cell office:value-type="string" calcext:value-type="string">
            <text:p>2010 IEEE International Energy Conference and Exhibition, EnergyCon 2010</text:p>
          </table:table-cell>
          <table:table-cell office:value-type="string" calcext:value-type="string">
            <text:p>18 December 2010 through 22 December 2010</text:p>
          </table:table-cell>
          <table:table-cell office:value-type="string" calcext:value-type="string">
            <text:p>Manama</text:p>
          </table:table-cell>
          <table:table-cell office:value-type="float" office:value="85107" calcext:value-type="float">
            <text:p>85107</text:p>
          </table:table-cell>
          <table:table-cell/>
          <table:table-cell office:value-type="float" office:value="9781424493807" calcext:value-type="float">
            <text:p>9781424493807</text:p>
          </table:table-cell>
          <table:table-cell table:number-columns-repeated="2"/>
          <table:table-cell office:value-type="string" calcext:value-type="string">
            <text:p>English</text:p>
          </table:table-cell>
          <table:table-cell office:value-type="string" calcext:value-type="string">
            <text:p>IEEE Int. Energy Conf. Exhibit., EnergyCon</text:p>
          </table:table-cell>
          <table:table-cell office:value-type="string" calcext:value-type="string">
            <text:p>Conference Paper</text:p>
          </table:table-cell>
          <table:table-cell office:value-type="string" calcext:value-type="string">
            <text:p>Scopus</text:p>
          </table:table-cell>
          <table:table-cell office:value-type="string" calcext:value-type="string">
            <text:p>2-s2.0-79958264918</text:p>
          </table:table-cell>
          <table:table-cell table:number-columns-repeated="983"/>
        </table:table-row>
        <table:table-row table:style-name="ro1">
          <table:table-cell office:value-type="string" calcext:value-type="string">
            <text:p>Brito V.L.G., Vigna B.B.Z., de Souza A.P.</text:p>
          </table:table-cell>
          <table:table-cell office:value-type="string" calcext:value-type="string">
            <text:p>Characterization of 12 microsatellite loci from an enriched genomic library in polyploid Tibouchina pulchra Cogn. (Melastomataceae)</text:p>
          </table:table-cell>
          <table:table-cell office:value-type="float" office:value="2010" calcext:value-type="float">
            <text:p>2010</text:p>
          </table:table-cell>
          <table:table-cell office:value-type="string" calcext:value-type="string">
            <text:p>Conservation Genetics Resourc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93" calcext:value-type="float">
            <text:p>193</text:p>
          </table:table-cell>
          <table:table-cell office:value-type="float" office:value="196" calcext:value-type="float">
            <text:p>196</text:p>
          </table:table-cell>
          <table:table-cell/>
          <table:table-cell office:value-type="float" office:value="1" calcext:value-type="float">
            <text:p>1</text:p>
          </table:table-cell>
          <table:table-cell office:value-type="string" calcext:value-type="string">
            <text:p>10.1007/s12686-010-9224-3</text:p>
          </table:table-cell>
          <table:table-cell office:value-type="string" calcext:value-type="string">
            <text:p>http://www.scopus.com/inward/record.url?eid=2-s2.0-84859944394&amp;partnerID=40&amp;md5=3bd1e2c44e7814d53a25c38b84a70707</text:p>
          </table:table-cell>
          <table:table-cell office:value-type="string" calcext:value-type="string">
            <text:p>Plant Biology Department (DBV), Biology Institute, University of Campinas (UNICAMP), Campinas, CP 6109, SP CEP 13083-970, Brazil; Genetic Engineering and Molecular Biology Center, University of Campinas (UNICAMP), CP 6010, Campinas, SP CEP 13083-875, Brazil</text:p>
          </table:table-cell>
          <table:table-cell office:value-type="string" calcext:value-type="string">
            <text:p>Brito, V.L.G., Plant Biology Department (DBV), Biology Institute, University of Campinas (UNICAMP), Campinas, CP 6109, SP CEP 13083-970, Brazil; Vigna, B.B.Z., Genetic Engineering and Molecular Biology Center, University of Campinas (UNICAMP), CP 6010, Campinas, SP CEP 13083-875, Brazil; de Souza, A.P., Plant Biology Department (DBV), Biology Institute, University of Campinas (UNICAMP), Campinas, CP 6109, SP CEP 13083-970, Brazil, Genetic Engineering and Molecular Biology Center, University of Campinas (UNICAMP), CP 6010, Campinas, SP CEP 13083-875, Brazil</text:p>
          </table:table-cell>
          <table:table-cell office:value-type="string" calcext:value-type="string">
            <text:p>Tibouchina pulchra is a common hermaphroditic canopy tree of the Melastomataceae in the Brazilian Atlantic Rain Forest that is important for bee communities, reforestation, soil and air bio-indication and urban ornamentation. Twelve polymorphic microsatellite markers were isolated and characterized in 89 genotypes of T. pulchra from two populations of Ubatuba and São Luís do Paraitinga municipalities (São Paulo, Brazil). The number of alleles observed for each locus ranged from 4 to 31 with an average of 12 alleles per locus. The polymorphism information content varied between 0.51 and 0.92 (average 0.74) and the discriminating power (D) ranged from 0.66 to 0.99 (average 0.87). These microsatellite markers will be useful for assessing genetic studies, conservation management, and ecological and phylogenetic evaluations. © Springer Science+Business Media B.V. 2010.</text:p>
          </table:table-cell>
          <table:table-cell office:value-type="string" calcext:value-type="string">
            <text:p>Conservation genetics; Manacá-da-serra; Microsatellite; Polymorphism; Polyploidy</text:p>
          </table:table-cell>
          <table:table-cell office:value-type="string" calcext:value-type="string">
            <text:p>Apoidea; Brunfelsia uniflora; Melastomataceae; Tibouchina pulchra</text:p>
          </table:table-cell>
          <table:table-cell table:number-columns-repeated="5"/>
          <table:table-cell office:value-type="string" calcext:value-type="string">
            <text:p>Billotte, N., Risterucci, A.M., Baurens, F.C., Microsatellite enriched libraries: Applied methodology for the development of SSR markers in tropical crops (1999) Fruits, 54, pp. 277-288; Cordeiro, G.M., Taylor, G.O., Henry, R.J., Characterization of microsatellite markers from sugarcane (Saccharum sp.), a highly polyploidy species (2003) Plant Sci, 155, pp. 161-168; Creste, S., Tulmann, N.A., Figueira, A., Detection of single sequence repeat polymorphisms in denaturating polyacrylamide sequencing gels by silver staining (2001) Plant Mol Biol Rep, 19, pp. 299-306. , doi:10.1007/BF02772828; Doyle, J.J., Doyle, J.L., A rapid DNA isolation procedure from small quantities of fresh leaf tissue (1987) Phytochem Bull, 19, pp. 11-15; Furlan, C.M., Moraes, R.M., Bulbovas, P., Sanz, M.J., Domingos, M., Salatino, A., Tibouchina pulchra (Cham.) Cogn., a native Atlantic forest species, as a bio-indicator of ozone: Visible injury (2008) Environ Pollut, 152 (2), pp. 361-365; Lorenzi, H., (1992) Á Rvores Brasileiras: Manual De Identificação E Cultivo De Plantas Arbóreas Nativas Do Brasil, , Editora Plantarum Ltda, Nova Odessa; Mazzoni-Viveiros, S.C., Trufem, S.F.B., Efeitos da poluição aérea e edáfica no sistema radicular de Tibouchina pulchra cogn. (Melastomataceae) em área de Mata Atlântica: Associações micorrízicas e morfologia rev (2004) Bras Bot, 27 (2), pp. 337-348; Narain, P., Genetic diversity-conservation and assessment (2000) Curr Sci, 79 (2), p. 170; Temnykh, S., Declerck, G., Lukashova, A., Lipovich, L., Catinhour, S., McCouch, S., Computational and experimental analysis of microsatellites in rice (Oryza sativa L.): Frequency, length variation, transposon associations, and genetic marker potential (2001) Genome, 11, pp. 1441-1452; Tessier, C., David, J., This, P., Boursiquot, J.M., Charrier, A., Optimizations of the choice of molecular markers for varietal identification in Vitis viniferal L (1999) Theor Appl Genet, 98, pp. 171-177; Zaia, J.E., Takaki, M., Estudo da germinação de sementes de espécies arbóreas pioneiras: Tibouchina pulchra Cong. e Tibouchina granulosa Cong. (Melastomataceae) (1998) Acta Bot Bras, 12 (3), pp. 221-229</text:p>
          </table:table-cell>
          <table:table-cell office:value-type="string" calcext:value-type="string">
            <text:p>de Souza, A. P.; Plant Biology Department (DBV), Biology Institute, University of Campinas (UNICAMP), Campinas, CP 6109, SP CEP 13083-970, Brazil; email: anete@unicamp.br</text:p>
          </table:table-cell>
          <table:table-cell table:number-columns-repeated="7"/>
          <table:table-cell office:value-type="float" office:value="18777252" calcext:value-type="float">
            <text:p>18777252</text:p>
          </table:table-cell>
          <table:table-cell table:number-columns-repeated="3"/>
          <table:table-cell office:value-type="string" calcext:value-type="string">
            <text:p>English</text:p>
          </table:table-cell>
          <table:table-cell office:value-type="string" calcext:value-type="string">
            <text:p>Conserv. Gen. Res.</text:p>
          </table:table-cell>
          <table:table-cell office:value-type="string" calcext:value-type="string">
            <text:p>Article</text:p>
          </table:table-cell>
          <table:table-cell office:value-type="string" calcext:value-type="string">
            <text:p>Scopus</text:p>
          </table:table-cell>
          <table:table-cell office:value-type="string" calcext:value-type="string">
            <text:p>2-s2.0-84859944394</text:p>
          </table:table-cell>
          <table:table-cell table:number-columns-repeated="983"/>
        </table:table-row>
        <table:table-row table:style-name="ro1">
          <table:table-cell office:value-type="string" calcext:value-type="string">
            <text:p>Blain G.C.</text:p>
          </table:table-cell>
          <table:table-cell office:value-type="string" calcext:value-type="string">
            <text:p>Detecting monnotonus trends in monthly rainfall seriess of the state São Paulo, Brazil [Detecção de tendências monótonas em séries mensais de precipitação pluvial do estado de São Paulo]</text:p>
          </table:table-cell>
          <table:table-cell office:value-type="float" office:value="2010" calcext:value-type="float">
            <text:p>2010</text:p>
          </table:table-cell>
          <table:table-cell office:value-type="string" calcext:value-type="string">
            <text:p>Bragantia</text:p>
          </table:table-cell>
          <table:table-cell office:value-type="float" office:value="69" calcext:value-type="float">
            <text:p>69</text:p>
          </table:table-cell>
          <table:table-cell office:value-type="float" office:value="4" calcext:value-type="float">
            <text:p>4</text:p>
          </table:table-cell>
          <table:table-cell/>
          <table:table-cell office:value-type="float" office:value="1027" calcext:value-type="float">
            <text:p>1027</text:p>
          </table:table-cell>
          <table:table-cell office:value-type="float" office:value="1034" calcext:value-type="float">
            <text:p>1034</text:p>
          </table:table-cell>
          <table:table-cell/>
          <table:table-cell office:value-type="float" office:value="5" calcext:value-type="float">
            <text:p>5</text:p>
          </table:table-cell>
          <table:table-cell office:value-type="string" calcext:value-type="string">
            <text:p>10.1590/S0006-87052010000400031</text:p>
          </table:table-cell>
          <table:table-cell office:value-type="string" calcext:value-type="string">
            <text:p>http://www.scopus.com/inward/record.url?eid=2-s2.0-79551639438&amp;partnerID=40&amp;md5=edf901162bf213b20fac8f30037563fa</text:p>
          </table:table-cell>
          <table:table-cell office:value-type="string" calcext:value-type="string">
            <text:p>Instituto Agronômico (IAC), Caixa Postal 28, 13001-970 Campinas (SP), Brazil</text:p>
          </table:table-cell>
          <table:table-cell office:value-type="string" calcext:value-type="string">
            <text:p>Blain, G.C., Instituto Agronômico (IAC), Caixa Postal 28, 13001-970 Campinas (SP), Brazil</text:p>
          </table:table-cell>
          <table:table-cell office:value-type="string" calcext:value-type="string">
            <text:p>The aim of the work was to evaluate climate trends in eight monthly rainfall series of the State of São Paulo, Brazil by using the non-parametric model called Seasonal Mann-Kendall test (SMK). Results of the SMK applied at the location of Monte Alegre do Sul shown the presence of increasing trends within the monthly series of May and September. At the weather stations of Campinas and Ribeirão Preto the results of this non parametric test indicated the presence of increasing trends within the monthly series of May. At the weather station of Jundiaí, the SMK indicated the presence of increasing trends only when annual precipitation amounts were evaluated. At the locations of Cordeirópolis and Pindorama, no significant trend was detected. At the weather station of Ubatuba, the SMK indicated the presence of decreasing trend within the monthly series of August.</text:p>
          </table:table-cell>
          <table:table-cell office:value-type="string" calcext:value-type="string">
            <text:p>Climate change; Seasonal Mann Kendall test</text:p>
          </table:table-cell>
          <table:table-cell office:value-type="string" calcext:value-type="string">
            <text:p>climate change; climate modeling; precipitation assessment; rainfall; seasonal variation; weather station; Brazil; Sao Paulo [Brazil]</text:p>
          </table:table-cell>
          <table:table-cell table:number-columns-repeated="5"/>
          <table:table-cell office:value-type="string" calcext:value-type="string">
            <text:p>Back, A.J., Aplicação de análise estatística para identificação de tendências climáticas (2001) Pesquisa Agropecuária Brasileira, 36, pp. 717-726; Bayazit, M., Onoz, B., To prewhiten or not prewhiten in trend analysis (2007) Hydrological Science Journal, 52, pp. 611-624; Blain, G.C., Considerações estatísticas relativas à oito séries de precipitação pluvial da secretaria de agricultura e abastecimento do Estado de São Paulo (2009) Revista Brasileira de Meteorologia, 24, pp. 12-23; Hamed, K.H., Rao, A.R., A modified Mann-Kendall trend test for auto-correlated data (1998) Journal of Hydrology, 204, pp. 182-196; Haylock, M.R., Peterson, T.C., Alves, L.M., Ambrizzi, T., Anunciação, Y.M.T., Baez, J., Barros, V.R., Vincent, L.A., Trends in total and extreme South American rainfall in 1960-2000 and links with sea surface temperature (2006) Journal of Climate, 19, pp. 1490-1512; Hirsch, R.M., Slack, J.R., A nonparametric trend test for seasonal data with serial dependence (1984) Water Resources Research, 20, pp. 727-732; Hirsch, R.M., Slack, J.R., Smith, R.A., Techniques of trend analysis for monthly water quality data (1982) Water Resources Research, 18, pp. 107-121; Kendall, M.A., Stuart, A., (1967) The advanced theory of statistics, p. 690. , Londres: Charles Griffin; Lettenmaier, D.P., Wood, E.F., Wallis, J.R., Hydro-climatological trends in the continental United States, 1948-88 (1994) Journal of Climate, 7, pp. 586-607; Mann, H.B., Non-parametric tests against trend (1945) Econometrica, 13, pp. 245-259; Marengo, J., Nobre, C., Raigoza, D., Valverde, M., Pisnitchenko, I.A., Oliveira, J.C.M., (2008) Boletim do Projeto, , www.cptec.inpe.br/mudancas_climaticas, uso de cenários de mudanças climáticas regionais em estudos de vulnerabilidade e adaptação no Brasil e na América do Sul (GOF-UK-CPTEC), 2007. Disponível em, Acesso em: 1.0 dez; (1966) Climatic Change, p. 80. , ORGANIZAÇÃOMETEOROLÓGICA MUNDIAL, Geneva, Switzerland: OMM; Sen, P.K., Estimates of the regression coefficient based on Kendall's tau (1968) Journal of American Statistic Association, 63, pp. 1379-1389; Wang, L.X., Swail, V.R., Changes of extreme wave heights in northerner hemisphere oceans and related atmospheric circulation regime (2001) Journal of Climate, 14, pp. 2204-2221</text:p>
          </table:table-cell>
          <table:table-cell office:value-type="string" calcext:value-type="string">
            <text:p>Blain, G. C.; Instituto Agronômico (IAC), Caixa Postal 28, 13001-970 Campinas (SP), Brazil; email: gabriel@iac.sp.gov.br</text:p>
          </table:table-cell>
          <table:table-cell table:number-columns-repeated="7"/>
          <table:table-cell office:value-type="float" office:value="68705" calcext:value-type="float">
            <text:p>68705</text:p>
          </table:table-cell>
          <table:table-cell table:number-columns-repeated="3"/>
          <table:table-cell office:value-type="string" calcext:value-type="string">
            <text:p>Portuguese</text:p>
          </table:table-cell>
          <table:table-cell office:value-type="string" calcext:value-type="string">
            <text:p>Bragantia</text:p>
          </table:table-cell>
          <table:table-cell office:value-type="string" calcext:value-type="string">
            <text:p>Article</text:p>
          </table:table-cell>
          <table:table-cell office:value-type="string" calcext:value-type="string">
            <text:p>Scopus</text:p>
          </table:table-cell>
          <table:table-cell office:value-type="string" calcext:value-type="string">
            <text:p>2-s2.0-79551639438</text:p>
          </table:table-cell>
          <table:table-cell table:number-columns-repeated="983"/>
        </table:table-row>
        <table:table-row table:style-name="ro1">
          <table:table-cell office:value-type="string" calcext:value-type="string">
            <text:p>Pinto-Da-Rocha R., Bragagnolo C.</text:p>
          </table:table-cell>
          <table:table-cell office:value-type="string" calcext:value-type="string">
            <text:p>Systematic revision and cladistic analysis of the Brazilian subfamily Sodreaninae (Opiliones:Gonyleptidae)</text:p>
          </table:table-cell>
          <table:table-cell office:value-type="float" office:value="2010" calcext:value-type="float">
            <text:p>2010</text:p>
          </table:table-cell>
          <table:table-cell office:value-type="string" calcext:value-type="string">
            <text:p>Invertebrate Systematics</text:p>
          </table:table-cell>
          <table:table-cell office:value-type="float" office:value="24" calcext:value-type="float">
            <text:p>24</text:p>
          </table:table-cell>
          <table:table-cell office:value-type="float" office:value="6" calcext:value-type="float">
            <text:p>6</text:p>
          </table:table-cell>
          <table:table-cell/>
          <table:table-cell office:value-type="float" office:value="509" calcext:value-type="float">
            <text:p>509</text:p>
          </table:table-cell>
          <table:table-cell office:value-type="float" office:value="538" calcext:value-type="float">
            <text:p>538</text:p>
          </table:table-cell>
          <table:table-cell/>
          <table:table-cell office:value-type="float" office:value="7" calcext:value-type="float">
            <text:p>7</text:p>
          </table:table-cell>
          <table:table-cell office:value-type="string" calcext:value-type="string">
            <text:p>10.1071/IS10030</text:p>
          </table:table-cell>
          <table:table-cell office:value-type="string" calcext:value-type="string">
            <text:p>http://www.scopus.com/inward/record.url?eid=2-s2.0-79955638851&amp;partnerID=40&amp;md5=cdf33fc359f8bb19b037604da5600f15</text:p>
          </table:table-cell>
          <table:table-cell office:value-type="string" calcext:value-type="string">
            <text:p>Depto. de Zoologia, Instituto de Biociências, Universidade de São Paulo, Caixa Postal 11462, São Paulo, SP, 05422-970, Brazil; Museu de Zoologia, Universidade de São Paulo, Av. Nazaré, 481, São Paulo, SP, 04263-000, Brazil</text:p>
          </table:table-cell>
          <table:table-cell office:value-type="string" calcext:value-type="string">
            <text:p>Pinto-Da-Rocha, R., Depto. de Zoologia, Instituto de Biociências, Universidade de São Paulo, Caixa Postal 11462, São Paulo, SP, 05422-970, Brazil; Bragagnolo, C., Depto. de Zoologia, Instituto de Biociências, Universidade de São Paulo, Caixa Postal 11462, São Paulo, SP, 05422-970, Brazil, Museu de Zoologia, Universidade de São Paulo, Av. Nazaré, 481, São Paulo, SP, 04263-000, Brazil</text:p>
          </table:table-cell>
          <table:table-cell office:value-type="string" calcext:value-type="string">
            <text:p>Sodreaninae is reviewed and all ten species are combined under its type genus, Sodreana Mello-Leitão, 1922, according to a cladistic analysis of morphological characters, which revealed a pectinate pattern of clades. The subfamily is endemic to the Brazilian Atlantic rainforest from Santa Catarina state to Rio de Janeiro state. Sodreana is herein considered a senior synonym of Stygnobates Mello-Leitão, 1927, Zortalia Mello-Leitão, 1936, Gertia B. Soares &amp; H. Soares, 1946 and Annampheres H. Soares, 1979. The following new combinations are proposed: Sodreana barbiellinii (Mello-Leitão, 1927), Sodreana hatschbachi (B. Soares &amp; H. Soares, 1946), Sodreana inscripta (Mello-Leitão, 1939), Sodreana leprevosti (B. Soares &amp; H. Soares, 1947b), Sodreana bicalcarata (Mello-Leitão, 1936). Sodreana granulata (Mello-Leitão, 1937) is revalidated from the synonymy of Sodreana sodreana Mello-Leitão, 1922. Three new species are described: Sodreana glaucoi from Ilhabela and Boraceia, São Paulo state; S. curupira from Parque Nacional da Serra dos Órgãos, Rio de Janeiro state, and S. caipora from Ubatuba, São Paulo state. Sodreaninae species are restricted to forested areas and most occur in the southern part of the coastal Atlantic rainforest, one species occurs in interior Atlantic rainforest. The biogeographical analysis (Brooks Parsimony Analysis) resulted in a single and fully resolved most parsimonious tree with three main: components: northern (Bahia and Serra do Espinha̧o), southern (Santa Catarina, Paraná, Serra do Mar of São Paulo), and central (Espírito Santo, Serra da Bocaina, southern state of Rio de Janeiro, Serra dos Órgãos, Serra da Mantiqueira, Serra do Mar of São Paulo). © CSIRO 29 April 2011.</text:p>
          </table:table-cell>
          <table:table-cell/>
          <table:table-cell office:value-type="string" calcext:value-type="string">
            <text:p>arachnid; cladistics; endemic species; morphology; new species; parsimony analysis; rainforest; species occurrence; taxonomy; type specimen; zoogeography; Brazil; Rio de Janeiro [Brazil]; Rio de Janeiro [Rio de Janeiro (STT)]; Santa Catarina; Gonyleptidae; Opiliones; Sodreana; Sodreana sodreana</text:p>
          </table:table-cell>
          <table:table-cell table:number-columns-repeated="5"/>
          <table:table-cell office:value-type="string" calcext:value-type="string">
            <text:p>Acosta, L.E., The identity of Acrographinotus erectispina, with a review of the generic diagnosis, and the description of a new species (Opiliones, Gonyleptidae, Pachylinae) (2001) Bulletin of the British American Arachnological Society, 12 (2), pp. 58-66; Acosta, L.E., Machado, G., Diet and foraging (2007) Harvestmen: The Biology of Opiliones, pp. 309-338. , (Eds R. Pinto-da-Rocha, G. Machado and G. Giribet.) Harvard University Press: Cambridge, MA; Almeida-Neto, M., Machado, G., Pinto-da-Rocha, R., Giaretta, A.A., Harvestman (Arachnida: Opiliones) species distribution along three Neotropical elevational gradients: an alternative rescue effect to explain Rapoport's rule? (2006) Journal of Biogeography, 33, pp. 361-375. , doi:10.1111/j.1365-2699.2005.01389.x; Bragagnolo, C., Diversidade de opiliões do município de São Paulo (2009) Além Do Concreto: Contribuições para A Proteção Da Biodiversidade Paulistana, pp. 154-174. , (Eds L. R. Malagoli, F. B. Bajesteiro and M. Whately.) Instituto Socioambiental: São Paulo; Bragagnolo, C., Nogueira, A.A., Pinto-da-Rocha, R., Pardini, R., Harvestmen in an Atlantic forest fragmented landscape: Evaluating assemblage response to habitat quality and quantity (2007) Biological Conservation, 139 (3-4), pp. 389-400. , DOI 10.1016/j.biocon.2007.07.008, PII S0006320707002807; Bremer, K., Branch support and tree stability (1994) Cladistics, 10, pp. 295-304. , doi:10.1111/j.1096-0031.1994.tb00179.x; Brooks, D.R., Van Veller, M.G.P., McLennan, D.A., How to do BPA, really (2001) Journal of Biogeography, 28, pp. 345-358. , doi:10.1046/j.1365-2699.2001.00545.x; Curtis, D.J., Machado, G., (2007) Harvestmen: The Biology of Opiliones, pp. 280-308. , (Eds R. Pinto-da-Rocha, G. Machado and G. Giribet.) Harvard University Press: Cambridge, MA; DaSilva, M.B., Gnaspini, P., A systematic revision of Goniosomatinae (Arachnida: Opiliones: Gonyleptidae), with a cladistic analysis and biogeographical notes (2010) Invertebrate Systematics, 23, pp. 530-624. , doi:10.1071/IS09022; DaSilva, M.B., Pinto-da-Rocha, R., Systematic review and cladistic analysis of Hernandariinae (Opiliones: Gonyleptidae) (2010) Zoologia, 27 (4), pp. 577-642; DaSilva, M.B., Pinto-da-Rocha, R., A história biogeográfica da Mata Atlântica: Opiliões (Arachnida) como modelo para sua inferência (2011) Biogeografia Da América Do Sul. Padrões &amp; Processos, pp. 221-238. , (Eds C. J. B. Carvalho and E. A. B. Almeida.) Roca: São Paulo; De Pinna, M.C.C., Concepts and tests of homology in the cladistics paradigm (1991) Cladistics, 7, pp. 367-394. , doi:10.1111/j.1096-0031.1991. tb00045.x; Giribet, G., Kury, A.B., Phylogeny and biogeography (2007) Harvestmen: The Biology of Opiliones, pp. 62-87. , (Eds R. Pinto-da-Rocha, G. Machado and G. Giribet.) Harvard University Press: Cambridge, MA; Gnaspini, P., Population ecology of a cavernicolous harvestman from south-eastern Brazil (Arachnida: Opiliones: Gonyleptidae) (1996) Journal of Zoology, 239 (3), pp. 417-435. , doi:10.1111/j.1469-7998.1996. tb05933.x; Gnaspini, P., Hara, M.H., Defense mechanisms (2007) Harvestmen: The Biology of Opiliones, pp. 374-399. , (Eds R. Pinto-da-Rocha, G. Machado and G. Giribet.) Harvard University Press: Cambridge, MA; Goloboff, P.A., Estimating character weights during tree search (1993) Cladistics, 9, pp. 83-91. , doi:10.1111/j.1096-0031.1993.tb00209.x; Goloboff, P.A., Farris, S., Nixon, K.C., (2003) TNT: Tree Analysis Using New Technology, , www.zmuc.dk/public/phylogeny, Program and documentation available from the authors, and at Accessed 20 July 2009; Hara, M.R., Pinto-da-Rocha, R., Systematic review and cladistic analysis of the genus Eusarcus Perty, 1833 (Arachnida, Opiliones, Gonyleptidae) (2010) Zootaxa, 2698, pp. 1-136; Hara, M.R., Cavalheiro, A.J., Gnaspini, P., Santos, D.Y., A comparative analysis of the chemical nature of defensive secretions of Gonyleptidae (Arachnida: Opiliones: Laniatores) (2005) Biochemical Systematics and Ecology, 33, pp. 1210-1225; Hedin, M., Derkarabetian, S., McCormack, M., Richart, C., Shultz, J.W., The phylogenetic utility of the nuclear protein-coding gene EF- 1a for resolving recent divergences in Opiliones, emphasizing intron evolution (2010) The Journal of Arachnology, 38, pp. 9-20. , doi:10.1636/ HA09-49.1; Hoenen, S., Gnaspini, P., Activity rhythms and behavioral characterization of two epigean and one cavernicolous harvestmen (Arachnida, Opiliones, Gonyleptidae) (1999) Journal of Arachnology, 27 (1), pp. 159-164; Kästner, A., Chelicerata. 7. Ordnung der Arachnida: Opiliones Sundevall = Weberknechte (1937) Handbuch der Zoologie, 3 (2), pp. 300-393. , (Eds W. Kukenthal and T. Krumbach.) Walter de Gruyter and Co.: Berlin; Kury, A.B., The false Cranainae of the Brazilian Atlantic Forest (Opiliones, Gonyleptidae) (1992) Tropical Zoology, 5 (2), pp. 279-291; Kury, A.B., Annotated catalogue of the Laniatores of the New World (Arachnida, Opiliones) (2003) Revista Ibérica de Aracnología Volumen Especial Monográfico, (1), pp. 1-337; Kury, A.B., Laniatores. Historical systematic synopsis (2007) Harvestmen: The Biology of Opiliones, pp. 159-168. , (Eds R. Pinto-da-Rocha, G. Machado and G. Giribet.) Harvard University Press: Cambridge, MA; Kury, A.B., Pinto-da-Rocha, R., Gonyleptidae (2007) Harvestmen: The Biology of Opiliones, pp. 196-203. , (Eds R. Pinto-da-Rocha, G. Machado and G. Giribet.) Harvard University Press: Cambridge, MA; Mello-Leitão, C.F., Some new Brazilian Gonyleptidae (1922) Annals &amp; Magazine of Natural History, 9, pp. 329-348; Mello-Leitão, C.F., Opiliões Laniatores do Brasil (1923) Arquivos Museu Nacional Rio de Janeiro, 24, pp. 107-197; Mello-Leitão, C.F., Notas sobre opiliões Laniatores sulamericanos (1926) Revista Museu Paulista, 14, pp. 327-383; Mello-Leitão, C.F., Generos novos de Gonyleptideos (nota previa) (1927) Boletim Do Museu Nacional Rio de Janeiro, 3 (2), pp. 13-22; Mello-Leitão, C.F., Opiliões do Brasil (1932) Revista Museu Paulista, 17 (2), pp. 1-505; Mello-Leitão, C.F., Algumas notas sobre os Laniatores (1934) Arquivos Do Museu Nacional Rio de Janeiro, 26, pp. 89-116; Mello-Leitão, C.F., Notas sobre opiliões (1936) Boletim Museu Nacional, 12 (3-4), pp. 1-41; Mello-Leitão, C.F., Alguns opiliões da colecção do Instituto Butantan (1937) Memorias Do Instituto Butantan, 11, pp. 275-288; Mello-Leitão, C.F., Dois gêneros e sete espécies de Gonileptidas sulamericanos (1939) Boletim Biológico Nova Serie, 4 (3), pp. 345-351; Morellato, P.C., Haddad, C.F.B., Introduction: The Brazilian Atlantic forest (2000) Biotropica, 32, pp. 786-792; Nixon, K.C., Carpenter, J.M., On outgroups (1993) Cladistics, 9, pp. 413-426. , doi:10.1111/j.1096-0031.1993.tb00234.x; Orrico, V.G.D., Kury, A.B., A cladistic analysis of the Stygnicranainae Roewer, 1913 (Arachnida, Opiliones, Cranaidae) - Where do longipalp cranaids belong? (2009) Zoological Journal of the Linnean Society, 157, pp. 470-494. , doi:10.1111/j.1096-3642.2009.00543.x; Page, R.D.M., (2001) Nexus Data Editor for Windows, , http://taxonomy.zoology.gla.ac.uk/rod/NDE/nde.html, Ver. 0.5.0. Available at Accessed 20 July 2009; Pinto-da-Rocha, R., Systematic review of the Neotropical family Stygnidae (Opiliones, Laniatores, Gonyleptoidea) (1997) Arquivos de Zoologia, 33, pp. 163-342; Pinto-da-Rocha, R., Systematic review and cladistic analysis of the Caelopyginae (Opiliones: Gonyleptidae) (2002) Arquivos de Zoologia, 36 (4), pp. 579-685; Pinto-da-Rocha, R., Caron, S.F., Catálogo do material-tipo da coleção de Arachnida Rudolf Bruno Lange do Museu de História Natural "Capão da Imbuia", Curitiba, Paraná, Brasil (1989) Revista Brasileira de Biologia, 49 (4), pp. 1021-1029; Pinto-da-Rocha, R., Giribet, G., Taxonomy (2007) Harvestmen: The Biology of Opiliones, pp. 88-246. , (Eds R. Pinto-da-Rocha, G. Machado and G. Giribet.) Harvard University Press: Cambridge, MA; Pinto-da-Rocha, R., Kury, A.B., Phylogenetic analysis of Santinezia with description of five new species (Opiliones, Laniatores, Cranaidae) (2003) The Journal of Arachnology, 31 (2), pp. 173-208. , doi:10.1636/ 0161-8202(2003)031[0173:PAOSWD]2.0.CO;2; Pinto-da-Rocha, R., Bragagnolo, C., DaSilva, M.B., Faunistic similarity and historic biogeography of the harvestmen of southern and southeastern Atlantic Rain Forest of Brazil (2005) The Journal of Arachnology, 33 (2), pp. 290-299. , doi:10.1636/04-114.1; Por, F.D., (1992) Sooretama. The Atlantic Rain Forest of Brazil, , SPB Academic Publishing: The Hague; Roewer, C.F., Weitere Weberknechte V. V. Ergänzung der Weberknechte der Erde, 1923 (1931) Abhandlungen Naturwissenschaftlicher Verein Zu Bremen, 28 (2-3), pp. 101-164; Santos, F.H., Ecophysiology (2007) Harvestmen: The Biology of Opiliones, pp. 473-488. , (Eds R. Pinto-da-Rocha, G. Machado and G. Giribet.) Harvard University Press: Cambridge, MA; Shultz, J.W., Pinto-da-Rocha, R., Morphology and functional anatomy (2007) Harvestmen: The Biology of Opiliones, pp. 14-61. , (Eds R. Pinto-da- Rocha, G. Machado and G. Giribet.) Harvard University Press: Cambridge, MA; Shultz, J.W., Regier, J.C., Phylogenetic analysis of Phalangida (Arachnida, Opiliones) using two nuclear protein-encoding genes supports monophyly of Palpatores (2001) The Journal of Arachnology, 29, pp. 189-200. , doi:10.1636/0161-8202(2001)029[0189:PAOPAO]2.0.CO;2; Soares, B.A.M., Notas sobre opiliões III (1943) Boletim Industria Animal, 6 (3), pp. 9-15; Soares, B.A.M., Aracnídeos de Monte Alegre (1944) Papéis Avulsos Do Departamento de Zoologia Do Estado de São Paulo, 4 (10), pp. 151-168; Soares, B.A.M., Alguns opiliões da coleção "Otto Schubart" (1944) Papéis Avulsos Do Departamento de Zoologia Do Estado de São Paulo, 6 (17), pp. 193-202; Soares, B.A.M., Opiliões do Alto da Serra (1944) Papéis Avulsos Do Departamento de Zoologia Do Estado de São Paulo, 4 (16), pp. 221-241; Soares, B.A.M., Opiliões do Alto da Serra II (1944) Papéis Avulsos Do Departamento de Zoologia Do Estado de São Paulo, 4 (18), pp. 277-302; Soares, H.E.M., Contribuição ao estudo dos opiliões do Estado do Paraná (1945) Arquivos Museu Paranaense, 4 (9), pp. 207-230; Soares, B.A.M., Opiliões da coleção do Museu Nacional do Rio de Janeiro (1945) Arquivos Zoologia Estado São Paulo, 4 (9), pp. 341-393; Soares, B.A.M., Opiliões de Ubatuba coligidos pelo sr. A. Zoppei (1945) Boletim Medicina Animal Nova Serie, 7 (1-2), pp. 85-96; Soares, B.A.M., Opiliões do Paraná (1945) Arquivos Museu Paranaense, 4 (8), pp. 191-205; Soares, B.A.M., Revisão dos opiliões do Instituto Butantan (1945) Papéis Avulsos Do Departamento de Zoologia Do Estado de São Paulo, 5 (25), pp. 227-242; Soares, B.A.M., Opiliões do Departamento de Zoologia. Revisão dos opiliões existentes atualmente no Departamento de Zoologia da Secretaria da Agricultura do Estado de São Paulo (1946) Arquivos Zoologia São Paulo, 4 (13), pp. 485-534; Soares, H.E.M., Novo Caelopyginae do Brasil (Opiliones: Gonyleptidae) (1979) Revista Brasileira de Entomologia, 23 (1), pp. 43-46; Soares, B.A.M., Soares, H.E.M., Novos opiliões do Banhado (Estado do Paraná) (1946) Papéis Avulsos Do Departamento de Zoologia Do Estado de São Paulo, 7 (8), pp. 101-111; Soares, B.A.M., Soares, H.E.M., Alótipos e formas novas de opiliões paranaenses (Opiliones, Gonyleptidae, Phalangiidae) (1947) Papéis Avulsos Do Departamento de Zoologia Do Estado de São Paulo, 8 (5), pp. 63-84; Soares, B.A.M., Soares, H.E.M., Opiliões paranaenses da Coleção Joram Leprevost (Opiliones, Gonyleptidae) (1947) Papéis Avulsos Do Departamento de Zoologia Do Estado de São Paulo, 8 (12), pp. 137-144; Soares, B.A.M., Soares, H.E.M., Alguns opiliões do sul do Brasil (Opiliones, Gonyleptidae, Phalangodidae, Cosmetidae) (1949) Papéis Avulsos Do Departamento de Zoologia Do Estado de São Paulo, 9 (4), pp. 47-59; Soares, B.A.M., Soares, H.E.M., Monografia dos gêneros de opiliões neotrópicos II (1949) Arquivos Zoologia São Paulo, 7 (2), pp. 149-239; Soares, H.E.M., Soares, B.A.M., Opera opiliologica varia. XXII. (Opiliones: Gonyleptidae) (1985) Naturalia (São José Do Rio Preto), 10, pp. 157-200; Strong, E.E., Lipscomb, D., Character coding and inapplicable data (1999) Cladistics, 15 (4), pp. 363-371. , DOI 10.1006/clad.1999.0114; Yamaguti, H., Pinto-da-Rocha, R., Taxonomic review of Bourguyiinae, cladistic analysis, and a new hypothesis of biogeographic relationships of the Brazilian Atlantic Rain Forest (Arachnida: Opiliones, Gonyleptidae) (2009) Zoological Journal of the Linnean Society, 156, pp. 319-362. , doi:10.1111/j.1096-3642.2008.00484.x</text:p>
          </table:table-cell>
          <table:table-cell office:value-type="string" calcext:value-type="string">
            <text:p>Pinto-Da-Rocha, R.; Depto. de Zoologia, Instituto de Biociências, Universidade de São Paulo, Caixa Postal 11462, São Paulo, SP, 05422-970, Brazil; email: ricrocha@usp.br</text:p>
          </table:table-cell>
          <table:table-cell table:number-columns-repeated="7"/>
          <table:table-cell office:value-type="float" office:value="14455226" calcext:value-type="float">
            <text:p>14455226</text:p>
          </table:table-cell>
          <table:table-cell/>
          <table:table-cell office:value-type="string" calcext:value-type="string">
            <text:p>ISNYA</text:p>
          </table:table-cell>
          <table:table-cell/>
          <table:table-cell office:value-type="string" calcext:value-type="string">
            <text:p>English</text:p>
          </table:table-cell>
          <table:table-cell office:value-type="string" calcext:value-type="string">
            <text:p>Invertebr. Syst.</text:p>
          </table:table-cell>
          <table:table-cell office:value-type="string" calcext:value-type="string">
            <text:p>Article</text:p>
          </table:table-cell>
          <table:table-cell office:value-type="string" calcext:value-type="string">
            <text:p>Scopus</text:p>
          </table:table-cell>
          <table:table-cell office:value-type="string" calcext:value-type="string">
            <text:p>2-s2.0-79955638851</text:p>
          </table:table-cell>
          <table:table-cell table:number-columns-repeated="983"/>
        </table:table-row>
        <table:table-row table:style-name="ro1">
          <table:table-cell office:value-type="string" calcext:value-type="string">
            <text:p>Cunha A.F., Jacobucci G.B.</text:p>
          </table:table-cell>
          <table:table-cell office:value-type="string" calcext:value-type="string">
            <text:p>Seasonal variation of epiphytic hydroids (Cnidaria: Hydrozoa) associated to a subtropical Sargassum cymosum (Phaeophyta: Fucales) bed</text:p>
          </table:table-cell>
          <table:table-cell office:value-type="float" office:value="2010" calcext:value-type="float">
            <text:p>2010</text:p>
          </table:table-cell>
          <table:table-cell office:value-type="string" calcext:value-type="string">
            <text:p>Zoologia</text:p>
          </table:table-cell>
          <table:table-cell office:value-type="float" office:value="27" calcext:value-type="float">
            <text:p>27</text:p>
          </table:table-cell>
          <table:table-cell office:value-type="float" office:value="6" calcext:value-type="float">
            <text:p>6</text:p>
          </table:table-cell>
          <table:table-cell/>
          <table:table-cell office:value-type="float" office:value="945" calcext:value-type="float">
            <text:p>945</text:p>
          </table:table-cell>
          <table:table-cell office:value-type="float" office:value="955" calcext:value-type="float">
            <text:p>955</text:p>
          </table:table-cell>
          <table:table-cell/>
          <table:table-cell office:value-type="float" office:value="3" calcext:value-type="float">
            <text:p>3</text:p>
          </table:table-cell>
          <table:table-cell office:value-type="string" calcext:value-type="string">
            <text:p>10.1590/S1984-46702010000600016</text:p>
          </table:table-cell>
          <table:table-cell office:value-type="string" calcext:value-type="string">
            <text:p>http://www.scopus.com/inward/record.url?eid=2-s2.0-79955024506&amp;partnerID=40&amp;md5=9af4a68d638b8e071281ea30c7cf5629</text:p>
          </table:table-cell>
          <table:table-cell office:value-type="string" calcext:value-type="string">
            <text:p>Instituto de Biociências, Universidade de São Paulo, Cidade Universitaria, Rua do Matao, Travessa 14, 101, 05508-900 São Paulo, SP, Brazil; Instituto de Biologia, Universidade Federal de Uberlândia, Rua Ceará, Campus Umuarama, 38402-400 Uberlândia, MG, Brazil</text:p>
          </table:table-cell>
          <table:table-cell office:value-type="string" calcext:value-type="string">
            <text:p>Cunha, A.F., Instituto de Biociências, Universidade de São Paulo, Cidade Universitaria, Rua do Matao, Travessa 14, 101, 05508-900 São Paulo, SP, Brazil; Jacobucci, G.B., Instituto de Biologia, Universidade Federal de Uberlândia, Rua Ceará, Campus Umuarama, 38402-400 Uberlândia, MG, Brazil</text:p>
          </table:table-cell>
          <table:table-cell office:value-type="string" calcext:value-type="string">
            <text:p>Hydroids are broadly reported in epiphytic associations from different localities showing marked seasonal cycles. Studies have shown that the factors behind these seasonal differences in hydroid richness and abundance may vary significantly according to the area of study. Seasonal differences in epiphytic hydroid cover and richness were evaluated in a Sargassum cymosum C. Agardh bed from Lázaro beach, at Ubatuba, Brazil. Significant seasonal differences were found in total hydroid cover, but not in species richness. Hydroid cover increased from March (early fall) to February (summer). Most of this pattern was caused by two of the most abundant species: Aglaophenia latecarinata Allman, 1877 and Orthopyxis sargassicola (Nutting, 1915). Hydroid richness seems to be related to S. cymosum size but not directly to its biomass. The seasonal differences in hydroid richness and algal cover are shown to be similar to other works in the study region and in the Mediterranean. Seasonal recruitment of hydroid species larvae may be responsible for their seasonal differences in algal cover, although other factors such as grazing activity of gammarid amphipods on S. cymosum must be taken into account. © 2010 Sociedade Brasileira de Zoologia. All rights reserved.</text:p>
          </table:table-cell>
          <table:table-cell office:value-type="string" calcext:value-type="string">
            <text:p>Epibionts; Hydroid cover; Hydrozoans</text:p>
          </table:table-cell>
          <table:table-cell office:value-type="string" calcext:value-type="string">
            <text:p>Aglaophenia latecarinata; algae; Cnidaria; Fucales; Gammaridea; Hydroida; Hydrozoa; Orthopyxis sargassicola; Phaeophyceae; Sargassum; Sargassum cymosum</text:p>
          </table:table-cell>
          <table:table-cell table:number-columns-repeated="5"/>
          <table:table-cell office:value-type="string" calcext:value-type="string">
            <text:p>Arillo, A., Bavestrello, G., Boero, F., Circannual cycle and oxygen consumption in Eudendrium glomeratum (Cnidaria, Anthomedusae): Studies on a shallow water population (1989) Marine Ecology, 10 (4), pp. 289-301. , doi: 10.1111/ j.1439-0485.1989.tb00074.x; Bavestrello, G., Puce, S., Cerrano, C., Zocchi, E., Boero, N., The problem of seasonality of benthic hydroids in temperate waters (2006) Chemistry and Ecology, 22, pp. 197-205. , doi: 10.1080/ 02757540600670810; Boero, F., Evolutionary implications of habitat selection in the hydroids of Posidonia oceania meadowns (1987) Modern Trends in the Systematics, Ecology, and Evolution of Hydroids and Hydromedusae, pp. 251-256+XXI+328. , In: J. Bouillon; F. Boero; F. Cicogna &amp; P.F.S. Cornelius (Eds), Clarendon Press, Oxford; Boero, F., Fluctuations and variations in coastal marine environments (1994) Marine Ecology, 15 (1), pp. 3-25. , doi: 10.1111/ j.1439-0485.1994.tb00038.x; Boero, F., Fresi, E., Zonation and evolution of a rocky bottom hydroid community (1986) Marine Ecology, 7 (2), pp. 123-150. , doi: 10.1111/j.1439-0485.1986.tb00152.x; Boero, F., Chessa, L., Chimenz, C., Fresi, E., The zonation of epiphytic hydroids on the leaves of some Posidonia oceanica (L.) DELILE beds in the Central Mediterranean (1985) Marine Ecology, 6 (1), pp. 27-33. , doi: 10.1111/j.1439-0485.1985.tb0 0318.x; Borowitzka, M.A., Lethbridge, R.C., Charton, L., Species richness, spatial distribution and colonisation pattern of algal and invertebrate epiphytes on the seagrass Amphibolis griffithii (1990) Marine Ecology Progress Series, 64, pp. 281-291; Calder, D.R., Seasonal cycles of activity and inactivity in some hydroids from Virginia and South Carolina (1990) U.S. A. Canadian Journal of Zoology, 68 (3), pp. 442-450. , doi:10.1139/ z90-065; Calder, D.R., Associations between hydroid species assemblages and substrate types in the mangal at Twin Cays, Belize (1991) Canadian Journal of Zoology, 69 (8), pp. 2067-2074. , doi: 10.1139/z91-288; Calder, D.R., (1991) Shallow-water hydroids of Bermuda: The Thecate, exclusive of Plumularioidea, pp. IV+107. , Toronto, Life Science Contributions 154, Royal Ontario Museum; Calder, D.R., Hydroid assemblages on holopelagic Sargassum from the Sargasso Sea at Bermuda (1995) Bulletin of Marine Science, 56 (2), pp. 537-546; Calder, D.R., (1997) Shallow-water hydroids of Bermuda: Superfamily Plumularioidea, pp. V+86. , Toronto, Life Sciences Contributions 161, Royal Ontario Museum; di Camillo, C.G., Bavestrello, G., Valisano, L., Puce, S., Spatial and temporal distribution in a tropical hydroid assemblage (2008) Journal of the Marine Biological Association of the United Kingdom, 88 (8), pp. 1589-1599. , doi:10.1017/ S0025315408002981; Coma, R., Ribes, M., Seasonal energetic constraints in Mediterranean benthic suspension feeders: Effects at different levels of ecological organization (2003) Oikos, 101 (1), pp. 205-215. , doi: 10.1034/j.1600-0706.2003.12028; Coma, R., Ribes, M., Gili, J.M., Zabala, M., Seasonality in coastal benthic ecosystems (2000) Trends in Ecology &amp; Evolution, 15 (11), pp. 448-453. , doi:10.1016/S0169-5347(00)01970-4; Cornelius, P.F.S., North-West European Thecate Hydroids and their Medusae (1995) Synopses of the British Fauna New Series, pp. 1-347+VII+347. , In: R.S.K. Barnes &amp; J.H. Crothers (Eds), Shrewsbury, Field Studies Council, Part 1, #50; Cornelius, P.F.S., North-west European Thecate Hydroids and their Medusae (1995) Synopses of the British Fauna New Series, pp. VII+386. , In: R.S.K. Barnes &amp; J.H. Crothers (Eds), Shrewsbury, Part 2, #50; Dahms, H.U., Harder, T., Qian, P.Y., Effect on meiofauna on macrofauna recruitment: Settlement inhibition of the polychaete Hydroides elegans by the harpacticoid copepod Tisbe japonica (2004) Journal of Experimental Marine Biology and Ecology, 311 (1), pp. 47-61. , doi:10.1016/j.jembe.2004.04.016; Elger, A., Willby, N.J., Cabello-Martinez, M., Invertebrate grazing during the regenerative phase affects the ultimate structure of macrophyte communities (2009) Freshwater Biology, 54 (6), pp. 1246-1255. , doi: 10.1111/j.1365-2427.2009.02171; Faucci, A., Boero, F., Structure of an epiphytic hydroid community on Cystoseira at two sites of different wave exposure (2000) Scientia Marina, 64 (SUPPL. 1), pp. 255-264. , doi: 10.3989/scimar.2000.64s1255; Fransozo, A., Negreiros-Fransozo, M.L., Mantelatto, F.L.M., Pinheiro, M.A.A., Santos, S., Composição e distribuição dos Brachyura (Crustacea, Decapoda) do sublitoral não consolidado na Enseada da Fortaleza, Ubatuba (SP) (1992) Revista Brasileira de Biologia, 52 (4), pp. 667-675; Fraschetti, S., Giangrande, A., Terlizzi, A., Miglietta, M.P., Tommasa, L.D., Boero, F., Spatio-temporal variation of hydroids and polychaetes associated with Cystoseira amentacea (Fucales: Phaeophyceae) (2002) Marine Biology, 140, pp. 949-957. , Doi: 10.1007/s00227-001-0770-9; Fraschetti, S., Terlizzi, A., Bevilacqua, S., Boero, F., The distribution of hydroids (Cnidaria, Hydrozoa) from microto macro-scale: Spatial patterns on habitat-forming algae (2006) Journal of Experimental Marine Biology and Ecology, 339 (2), pp. 148-158. , doi: 10.1016/j.jembe.2006.07.007; García-Rubies, A., Distribution of epiphytic hydroids on Posidonia seagrass (1987) Modern Trends in the Systematics, Ecology, and Evolution of Hydroids and Hydromedusae, pp. 143-155+XXI+328. , In: J. Bouillon; F. Boero; F. Cicogna &amp; P.F.S. Cornelius (Eds), Clarendon Press, Oxford; García-Rubies, A., Habitat differentiation among epiphytic hydroids of the seagrass Posidonia oceanica from the Medes Islands (NE Catalonia, Spain) (1992) Aspects of Hydrozoan Biology, pp. 263-267+IV+193. , In: J. Bouillon; F. Boero; F. Cicogna; J.M. Gili &amp; R.G. Hughes (Eds), Barcelona, Scientia Marina, Instituto de Ciencias del Mar; Genzano, G.N., Rodriguez, G.M., Association between hydroid species and their substrates from the intertidal zone of Mar Del Plata (Argentine) (1998) Miscelània Zoològica, 21 (1), pp. 21-29; Gili, J., Hughes, R.G., The ecology of marine benthic hydroids (1995) Oceanography and Marine Biology: An annual review, 33, pp. 351-426; Gili, J.M., Murillo, J., Ros, J., The distribution pattern of benthic Cnidarian in the Western Mediterranean (1989) Scientia Marina, 53 (1), pp. 19-35; Gili, J.M., Alvh, V., Coma, R., Orejas, C., Pagès, F., Ribes, M., Zabala, M., Hughes, R.G., The impact of small benthic passive suspension feeders on shallow marine ecosystems: The hydroids as an example (1998) Zoologische Verhandelingen, 323, pp. 99-105; Haddad, M.A., Chiaverini, A.P., Repartição de espaço entre hidróides (Cnidaria, Hydrozoa) epifíticos em Sargassum stenophylum (Phaeophyta, Fucales) de Guaratuba, Paraná (2000) Anais do V Simpósio de Ecossistemas Brasileiros: Conservação, 2, pp. 101-109; Hayward, P.J., Invertebrate epiphytes of coastal marine algae (1980) The shore environment, 20, pp. 761-787+1044. , In: J.H. Price; D.E.G. Irvine &amp; W.F. Farnham (Eds)., London, The Systematics Association Special; Heck Jr., K.L., Wetstone, G.S., Habitat complexity and invertebrate species richness and abundance in tropical seagrass meadows (1977) Journal of Biogeography, 4, pp. 135-142. , doi:10.2307/3038158; Hughes, R.G., Differences in the growth, form and life history of Plumularia setacea (Ellis and Solander) (Hydrozoa: Plumulariidae) in two contrasting habitats (1986) Proceedings of the Royal Society of London Biological Sciences, 228 (1251), pp. 113-125. , doi: 10.1098/rspb.1986.0045; Hughes, R.G., Johnson, S., Smith, I.D., The growth patterns of some hydroids that are obligate epiphytes of seagrass leaves (1991) Hydrobiologia, 216-217, pp. 205-210. , doi: 10.1007/ BF00026463; Jacobucci, G.B., Leite, F.P.P., Distribuição vertical e flutuação sazonal da macrofauna vágil associada a Sargassum cymosum C. Agardh, na praia do Lázaro, Ubatuba, São Paulo, Brasil (2002) Revista Brasileira de Zoologia, 19 (SUPPL. 1), pp. 87-100. , doi: 10.1590/S0101-81752002000500004; Jacobucci, G.B., Leite, F.P.P., Effect of temporal variation and size of herbivorous amphipods on consumption levels of Sargassum filipendula (Phaeophyta, Fucales) and their main epiphyte, Hypnea musciformis (2008) Neotropical Biology and Conservation, 3 (2), pp. 78-85; Kato, M., Hirai, E., Kakinuma, Y., Laboratory experiments on the interespecific relation in the colony formation of some hydrozoan species (1962) Bulletin of the Marine Biological Station of Asamushi, 11 (2), pp. 87-89; Kato, M., Hirai, E., Kakinuma, Y., Coaction among hydrozoan species in the colony formation (1969) Bulletin of the Marine Biological Station of Asamushi, 8 (3), pp. 179-181; Kato, M., Nakamura, K., Hirai, E., Kakinuma, Y., The distribution pattern of Hydrozoa on seaweed with some notes on the so-called coaction among hydrozoan species (1961) Bulletin of the Marine Biological Station of Asamushi, 10 (3), pp. 195-202; Kato, M., Nakamura, K., Hirai, E., Kakinuma, Y., Interespecific relation in the colony formation among some hydrozoan species (1962) Bulletin of the Marine Biological Station of Asamushi, 11 (1), pp. 31-35; Leite, F.P.P., Turra, A., Temporal variation in Sargassum biomass, Hypnea epiphytism and associated fauna (2003) Brazilian Archives of Biology and Technology, 46 (4), pp. 665-671. , doi: 10.1590/S1516-89132003000400021; Littler, D.S., Littler, M.M., Bucher, K.E., Norris, J.N., (1989) Marine Plants of The Caribbean: A field guide from Florida to Brazil, pp. VII+263. , Washington, D.C., Smithsonian Institution Press; Llobet, I., Gili, J.M., Hughes, R.G., Horizontal, vertical and seasonal distributions of epiphytic hydrozoa on the alga Halimeda tuna in the Northwestern Mediterranean Sea (1991) Marine Biology, 110 (1), pp. 151-159. , doi: 10.1007/BF01313102; Mantelatto, F.L.M., Fransozo, A., Negreiros-Fransozo, M.L., Distribuição do caranguejo Hepatus pudibundus (Herbst, 1785) (Crustacea, Decapoda, Brachyura) na Enseada da Fortaleza, Ubatuba (SP), Brasil (1995) Boletim do Instituto Oceanográfico, 43 (1), pp. 51-61; Migotto, A.E., Benthic shallow-water hydroids (Cnidaria, hydrozoa) of the coast of São Sebastião, Brazil, including a checklist of Brazilian hydroids (1996) Zoologische Verhandelingen, 306, pp. 1-125; Migotto, A.E., The life cycle of Sertularia marginata Kirchenpauer, 1864 (Cnidaria: Hydrozoa): A medusoidproducing sertulariid (1998) Journal of Natural History, 32 (1), pp. 1-12. , doi: 10.1080/00222939800770011; Migotto, A.E., Marques, A.C., Redescription of Dentitheca bidentata (Cnidaria: Hydrozoa, Plumulariidae), with notes on its life cycle (1999) Journal of Natural History, 33 (7), pp. 949-960. , doi: 10.1080/002229399300029; Migotto, A.E., Marques, A.C., Morandini, A.C., Silveira, F.L., Checklist of the Cnidaria Medusozoa of Brazil (2002) Biota Neotropica, 2 (1), pp. 1-31; Negreiros-Fransozo, M.L., Fransozo, A., Pinheiro, M.A.A., Mantelatto, F.L.M., Santos, S., Caracterização física e química da Enseada de Fortaleza, Ubatuba, SP (1991) Revista Brasileira de Geociências, 21 (2), pp. 114-120; Niermann, U., Distribution of Sargassum natans and some of its epibionts in the Sargasso Sea (1986) Helgoland Marine Research, 40 (41), pp. 343-353. , doi: 10.1007/BF01983817; Nishihira, M., The association between Hydrozoa and their attachment substrata with special reference to algal substrata (1965) Bulletin of the Marine Biological Station of Asamushi, 12 (2-3), pp. 75-92; Nishihira, M., Observations on the selection of algal substrata by hydrozoan larvae, Sertularella miurensis in nature (1967) Bulletin of the Marine Biological Association of Asamushi, 13 (1), pp. 35-48; Nishihira, M., Experiments on the algal selection by the larvae of Coryne uchidai Stechow (Hydrozoa) (1968) Bulletin of the Marine Biological Association of Asamushi, 13 (2), pp. 83-89; Nishihira, M., Brief experiments on the effect of algal extracts in promoting the settlement of the larvae of Coryne uchidai Stechow (Hydrozoa) (1968) Bulletin of the Marine Biological Association of Asamushi, 13 (2), pp. 91-101; Nishihira, M., Dynamics of natural populations of epiphytic hydrozoa with special reference to Sertularella miurensis Stechow (1968) Bulletin of the Marine Biological Association of Asamushi, 13 (2), pp. 103-124; Nishihira, M., Colonization pattern of hydrozoa on several species of Sargassum (1971) Bulletin of the Marine Biological Station of Asamushi, 14 (2), pp. 99-108; Oliveira, O.M.P., Marques, A.C., Epiphytic hydroids (Hydrozoa: Anthoathecata and Leptothecata) of the World (2007) Check List, 3 (1), pp. 21-38; Oliveira, O.M.P., Marques, A.C., Migotto, A.E., Chave de identificação dos hidrozoários (Cnidaria, Hydrozoa) epifíticos do canal de São Sebastião (SE, Brasil) (2006) Biota Neotropica, 6 (2), pp. 2-18; Paula, E.J., Oliveira-Filho, E.C., Aspectos fenológicos de duas populações de Sargassum cymosum (Phaeophyta-Fucales) do litoral de São Paulo, Brasil (1980) Boletim de Botânica, 8, pp. 21-39; Roca, I., Moreno, I., Barceló, R., Distribución espacial y temporal de los hidroideos de Posidonia oceania (L.) Delile em uma pradera del Illot del Sec (Bahía de Palma, Baleares) (1991) Boletín del Instituto Español de Oceanografía, 7 (1), pp. 67-74; Ronowicz, M., Wlodarska-Kowalczuk, M., Kuklinski, P., Factors influencing hydroids (Cnidaria: Hydrozoa) biodiversity and distribution in Artic kelp forest (2008) Journal of the Marine Biological Association of the United Kingdom, 88 (8), pp. 1567-1575. , doi: 10.1017/S0025315408001495; Ryland, J.S., Observations on some epibionts of Gulf-Weed, Sargassum natans (L.) Meyen (1974) Journal of Experimental Marine Biology and Ecology, 14 (1), pp. 17-25. , doi:10.1016/ 0022-0981(74)90034-3; Seed, R., O'Connor, R.J., Community organization in marine algal epifaunas (1981) Annual Review of Ecology and Systematics, 12, pp. 49-74. , doi: 10.1146/annurev.es.12.110181.000405; Stoner, A.W., The role of seagrass biomass in the organization of benthic macrofaunal assemblages (1980) Bulletin of Marine Science, 30 (3), pp. 537-551; Stoner, A.W., Ray, M., Waite, J.M., Effects of a large herbivorous gastropod on macrofauna communities in tropical seagrass meadows (1995) Marine Ecology Progress Series, 121, pp. 125-137. , doi: 10.3354/meps121125; Széchy, M.T.M., Paula, E.J., Macroalgas epífitas em Sargassum (Phaeophyta-Fucales) do litoral dos estados do Rio de Janeiro e São Paulo, Brasil (1997) Leandra, 12, pp. 1-10; Watson, J.E., The hydroid community of Amphibolis seagrass in south-eastern and south-western Australia (1992) Aspects of Hydrozoan Biology, pp. 217-227+IV+193. , In: J. Bouillon; F. Boero; F. Cicogna; J.M. Gili &amp; R.G. Hughes (Eds), Barcelona, Scientia Marina, Instituto de Ciencias del Mar; Zar, J.H., (1996) Biostatistical Analysis, pp. X+918. , New Jersey, Prentice-Hall International, Inc</text:p>
          </table:table-cell>
          <table:table-cell office:value-type="string" calcext:value-type="string">
            <text:p>Cunha, A. F.; Instituto de Biociências, Universidade de São Paulo, Cidade Universitaria, Rua do Matao, Travessa 14, 101, 05508-900 São Paulo, SP, Brazil; email: afcunha@ib.usp.br</text:p>
          </table:table-cell>
          <table:table-cell table:number-columns-repeated="7"/>
          <table:table-cell office:value-type="float" office:value="19844670" calcext:value-type="float">
            <text:p>19844670</text:p>
          </table:table-cell>
          <table:table-cell table:number-columns-repeated="3"/>
          <table:table-cell office:value-type="string" calcext:value-type="string">
            <text:p>English</text:p>
          </table:table-cell>
          <table:table-cell office:value-type="string" calcext:value-type="string">
            <text:p>Zool.</text:p>
          </table:table-cell>
          <table:table-cell office:value-type="string" calcext:value-type="string">
            <text:p>Article</text:p>
          </table:table-cell>
          <table:table-cell office:value-type="string" calcext:value-type="string">
            <text:p>Scopus</text:p>
          </table:table-cell>
          <table:table-cell office:value-type="string" calcext:value-type="string">
            <text:p>2-s2.0-79955024506</text:p>
          </table:table-cell>
          <table:table-cell table:number-columns-repeated="983"/>
        </table:table-row>
        <table:table-row table:style-name="ro1">
          <table:table-cell office:value-type="string" calcext:value-type="string">
            <text:p>Fidalgo A.O., Kleinert A.M.P.</text:p>
          </table:table-cell>
          <table:table-cell office:value-type="string" calcext:value-type="string">
            <text:p>Floral preferences and climate influence in nectar and pollen foraging by melipona rufiventris lepeletier (Hymenoptera: Meliponini) in Ubatuba, São Paulo State, Brazil</text:p>
          </table:table-cell>
          <table:table-cell office:value-type="float" office:value="2010" calcext:value-type="float">
            <text:p>2010</text:p>
          </table:table-cell>
          <table:table-cell office:value-type="string" calcext:value-type="string">
            <text:p>Neotropical Entomology</text:p>
          </table:table-cell>
          <table:table-cell office:value-type="float" office:value="39" calcext:value-type="float">
            <text:p>39</text:p>
          </table:table-cell>
          <table:table-cell office:value-type="float" office:value="6" calcext:value-type="float">
            <text:p>6</text:p>
          </table:table-cell>
          <table:table-cell/>
          <table:table-cell office:value-type="float" office:value="879" calcext:value-type="float">
            <text:p>879</text:p>
          </table:table-cell>
          <table:table-cell office:value-type="float" office:value="884" calcext:value-type="float">
            <text:p>884</text:p>
          </table:table-cell>
          <table:table-cell/>
          <table:table-cell office:value-type="float" office:value="4" calcext:value-type="float">
            <text:p>4</text:p>
          </table:table-cell>
          <table:table-cell office:value-type="string" calcext:value-type="string">
            <text:p>10.1590/S1519-566X2010000600005</text:p>
          </table:table-cell>
          <table:table-cell office:value-type="string" calcext:value-type="string">
            <text:p>http://www.scopus.com/inward/record.url?eid=2-s2.0-79951559587&amp;partnerID=40&amp;md5=c0ac0d30bf175f54bfb87bddd68b5ac2</text:p>
          </table:table-cell>
          <table:table-cell office:value-type="string" calcext:value-type="string">
            <text:p>Seção de Sementes e Melhoramento Vegetal, Instituto de Botânica, Av Miguel Estéfano, 3687, 04301-012 São Paulo, SP, Brazil; Lab de Abelhas, Depto de Ecologia, Instituto de Biociências, Univ de São Paulo, Rua do Matão, tr. 14, 321, 05508-900 São Paulo, SP, Brazil</text:p>
          </table:table-cell>
          <table:table-cell office:value-type="string" calcext:value-type="string">
            <text:p>Fidalgo, A.O., Seção de Sementes e Melhoramento Vegetal, Instituto de Botânica, Av Miguel Estéfano, 3687, 04301-012 São Paulo, SP, Brazil; Kleinert, A.M.P., Lab de Abelhas, Depto de Ecologia, Instituto de Biociências, Univ de São Paulo, Rua do Matão, tr. 14, 321, 05508-900 São Paulo, SP, Brazil</text:p>
          </table:table-cell>
          <table:table-cell office:value-type="string" calcext:value-type="string">
            <text:p>We describe the environment effects on the amount and quality of resources collected by Melipona rufiventris Lepeletier in the Atlantic Forest at Ubatuba city, São Paulo state, Brazil (44° 48'W, 23° 22'S). Bees carrying pollen and/or nectar were captured at nest entrances during 5 min every hour, from sunrise to sunset, once a month. Pollen loads were counted and saved for acetolysis. Nectar was collected, the volume was determined and the total dissolved solids were determined by refractometer. Air temperature, relative humidity and light intensity were also registered. The number of pollen loads reached its maximum value between 70% and 90% of relative humidity and 18 °C and 23°C; for nectar loads this range was broader, 50-90% and 20-30°C. The number of pollen loads increased as relative humidity rose (rs = 0.401; P &lt; 0.01) and high temperatures had a strong negative influence on the number of pollen loads collected (rs = -0.228; P &lt; 0.01). The number of nectar loads positively correlated with temperature (rs = 0.244; P &lt; 0.01) and light intensity (rs = 0.414; P &lt; 0.01). The percentage of total dissolved solids (TDS) on nectar loads positively correlated with temperature and light intensity (rs = 0.361; P &lt; 0.01 and rs = 0.245; P &lt; 0.01), negatively correlated with relative humidity (rs = -0.629; P &lt; 0.01), and it increased along the day. Most nectar loads had TDS between 11% and 30%, with an average of 24.7%. The volume measures did not show any pattern. Important pollen sources were Sapindaceae, Anacardiaceae, Rubiaceae, Arecaceae, Solanaceae and Myrtaceae; nectar sources were Sapindaceae, Fabaceae, Rubiaceae, Arecaceae and Solanaceae.</text:p>
          </table:table-cell>
          <table:table-cell office:value-type="string" calcext:value-type="string">
            <text:p>Apidae; Atlantic forest; Environment influence; Fl oral origin; Food resource</text:p>
          </table:table-cell>
          <table:table-cell office:value-type="string" calcext:value-type="string">
            <text:p>animal; animal behavior; article; Brazil; climate; flower; Hymenoptera; nectar; pollen; Animals; Behavior, Animal; Brazil; Climate; Flowers; Hymenoptera; Plant Nectar; Pollen; Anacardiaceae; Apidae; Apoidea; Arecaceae; Fabaceae; Hymenoptera; Melipona rufiventris; Meliponinae; Myrtaceae; Rubiaceae; Sapindaceae; Solanaceae</text:p>
          </table:table-cell>
          <table:table-cell/>
          <table:table-cell office:value-type="string" calcext:value-type="string">
            <text:p>Plant Nectar</text:p>
          </table:table-cell>
          <table:table-cell table:number-columns-repeated="3"/>
          <table:table-cell office:value-type="string" calcext:value-type="string">
            <text:p>Absy, M.L., Bezerra, B.B., Kerr, W.E., Plantas nectaríferas utilizadas por duas espécies de Melipona da Amazônia (1980) Acta Amazon, 10, pp. 271-281; Absy, M.L., Kerr, W.E., Algumas plantas visitadas para obtenção de pólen por operárias de Melipona seminigra merrillae em Manaus (1977) Acta Amazon, 7, pp. 309-315; Assis, M.A., (1999) Florística E Caracterização De Comunidades Vegetacionais Da Planície Costeira De Picinguaba, p. 248. , Ubatuba - SP, Tese De Doutorado, Campinas, Unicamp; Biesmeijer, J.C., (1997) The Organization of Foraging In Stingless Bees of Genus Melipona: An Individual-oriented Approach, p. 263. , PhD thesis.Utrecht, Universität Utrecht; Biesmeijer, J.C., Richter, J.A.P., Smeets, M.J.A.P., Sommeijer, M.J., Niche differentiation in nectar-collecting stingless bees: The influence of morfology, fl oral choice and interference competition (1999) Ecol. Entomol, 24, pp. 380-388; Biesmeijer, J.C., Smeets, M.J.A.P., Richter, J.A.P., Sommeijer, M.J., Nectar foraging by stingless bees in Costa Rica: Botanical and climatological influences on sugar concentration of nectar collected by Melipona (1999) Apidologie, 30, pp. 43-55; Biesmeijer, J.C., van Marwijk, B., van Deursen, K., Punt, W., Sommeijer, M.J., Pollen sources for Apis mellifera L. (Hym, Apidae) in Surinam, based on pollen grain volume estimates (1992) Apidologie, 23, pp. 245-256; Cesar, O., Monteiro, R., Florística e fi tossociologia de uma fl oresta de restinga em Picinguaba (Parque Estadual da Serra do Mar), Município de Ubatuba - SP (1995) Naturalia, 20, pp. 89-105; Corbet, S.A., Unwin, M.D., Prys-Jones, O.E., Humidity, nectar and insect visits to fl owers, with special reference to Crataegus, Tilia and Echium (1979) Ecol Entomol, 4, pp. 9-22; de Bruijn, L.L.M., van Herk, M.J., Sommeijer, M.J., Some observations on fl ight activity and foraging of workers of the stingless bees Melipona favosa (Apidae, Meliponinae) in a large green house (1991) Acta Horticult, 282, pp. 116-120; Erdtman, G., The acetholysis method: A revised description (1960) Sven Bot Tidskr, 54, pp. 341-350; Falcão, M.A., Chavez, F.W.B., Ferreira, F.S.A.N., Clement, C.R., Barros, M.J.B., Brito, J.M.C., Santos, T.C.T., Aspectos fenológicos ecológicos do "araçá-boi" (Eugenia stipitata Mac Vaugh) na Amazônia Central. I. Plantas juvenis (1988) Acta Amazon, 18, pp. 27-38; Falcão, M.A., Ferreira, S.A.N., Clement, C.R., Santos, T.C.T., Souza, R., Crescimento e fenologia de araçá-pera (Psidium acutangulum DC.) (1992) Acta Amazon, 22, pp. 285-293; Guibu, L.S., Ramalho, M., Kleinert-Giovannini, A., Imperatriz-Fonseca, V.L., Exploração de recursos fl orais por colônias de Melipona quadrifasciata (Apidae, Meliponinae) (1988) Revta Brasil Biol, 48, pp. 299-305; Heinrich, B., Energetics of pollination (1975) Ann Rev Syst Ecol, 6, pp. 139-170; Herrera, O.M., Leopoldo, P.R., Kroll, M., Zuccari, M.L., Agrupamento de estações climatológicas localizadas no estado de São Paulo, utilizando-se análise multivariada (1997) Eng Agr Jaboticabal, 16, pp. 34-42; Imperatriz-Fonseca, V.L., Kleinert-Giovannini, A., Ramalho, M., Pollen harvest by eusocial bees in a non-natural community in Brazil (1989) J Trop Ecol, 5, pp. 239-242; Kleinert, A.M.P., Colony strength and queen replacement in Melipona marginata (Apidae: Meliponini) (2005) Braz J Biol, 65, pp. 469-476; Köppen, W., (1948) Climatologia, p. 478. , Fondo de Cultura Económica, México; Mori, S., Boom, B., Carvalho, A.T., Santos, T.T., Ecological importance of Myrtaceae in an Eastern Brazilian wet forest (1983) Biotropica, 15, pp. 68-70; Nuñez, J.A., Honey bee foraging strategies at food source in relation to its distance from the hive and the rate of sugar flow (1982) J Apic Res, 21, pp. 139-150; Ramalho, M., Giannini, T.C., Malagodi-Braga, K.S., Imperatriz-fonseca, V.L., Pollen harvest by stingless bee foragers (Hymenoptera, Apidae, Meliponinae) (1994) Grana, 33, pp. 239-244; Ramalho, M., Imperatriz-Fonseca, V.L., Kleinert-Giovannini, A., Cortopassi-Laurino, M., Exploitation of fl oral resources by Plebeia remota (Holmberg) (Apidae, Meliponinae): Fl oral preferences (1985) Apidologie, 20, pp. 185-195; Ramalho, M., Kleinert-Giovannini, A., Imperatriz-Fonseca, V.L., Utilization of fl oral resources by species of Melipona (Apidae, Meliponinae): Fl oral preferences (1989) Apidologie, 20, pp. 185-195; Ramalho, M., Kleinert-Giovannini, A., Imperatriz-Fonseca, V.L., Important bee plants for stingless bees (Melipona and Trigonini) and Africanized honeybees (Apis mellifera) in Neotropical habitats: A review (1990) Apidologie, 21, pp. 469-488; Ramalho, M., Silva, M.D., Carvalho, C.A.L., Dinâmica de uso de fontes de pólen por Melipona scutellaris Latreille (Hymenoptera: Apidae): Uma análise comparativa com Apis mellifera L. (Hymenoptera: Apidae), no domínio tropical atlântico (2007) Neotrop Entomol, 36, pp. 38-45; Roubik, D.W., (1989) Ecology and Natural History of Tropical Bees, p. 514. , Cambridge Univ. Press, Cambridge; Roubik, D.W., Buchmann, S.L., Nectar selection by Melipona and Apis mellifera (Hymenoptera: Apidae) and the ecology of nectar intake by bee colonies in a tropical forest (1984) Oecologia, 61, pp. 1-10; Roubik, D.W., Yanega, D., Aluja, S.M., Buchmann, S.L., Inouye, D.W., On optimal nectar foraging by some tropical bees (Hymenoptera: Apidae) (1995) Apidologie, 26, pp. 197-211; Silveira, F.A., Influence of pollen grain volume on the estimation of relative importance of its source to bees (1991) Apidologie, 22, pp. 495-502; Sommeijer, M.J., de Rooy, G.A., Punt, W., Bruijn, L.L.M., A comparative study of foraging behaviour and pollen resource of various stingless bees (Hym., Meliponinae) and honey bees (Hym., Apinae) in Trinidad, West-Indies (1983) Apidologie, 14, pp. 205-224; Tasei, J.N., Le comportement de nidifi cation chez Osmia (Osmia) cornuta Latr et Osmia (Osmia) (1973) Apidologie, 4, pp. 195-225. , rufa L. (Hymenoptera, Megachilidae); Vergeron, P., Interprétation statistique des resultats d'analyse pollinique des miels (1964) Ann Abeille, 7, pp. 349-364; Waddington, K.D., Flight patterns of forraging bees relative to density of artifi cial fl owers and distribution of nectar (1980) Oecologia, 44, pp. 199-204; White, D., Cribb, B.W., Heard, T.A., Flower constancy of stingless bee Trigona carbonaria Smith (Hymenoptera: Apidae: Meliponini) (2001) Austral J Entomol, 40, pp. 61-64; Wilms, W., Imperatriz-Fonseca, V.L., Engels, W., Resource partitioning between highly eusocial bees and possible impact of the introduced Africanized honey bee on native stingless bees in the Brazilian Atlantic rainforest (1996) Stud Neotrop Fauna Environm, 31, pp. 137-151; Wilms, W., Wiechers, B., Floral resource partitioning between native Melipona bees and introduced Africanized honey bee in the Brazilian rain forest (1997) Apidologie, 28, pp. 339-355; Zar, J.H., (1999) Biostatistical Analysis, p. 664. , Prentice Hall, Upper Saddle River, New Jersey</text:p>
          </table:table-cell>
          <table:table-cell office:value-type="string" calcext:value-type="string">
            <text:p>de O Fidalgo, A.; Seção de Sementes e Melhoramento Vegetal, Instituto de Botânica, Av Miguel Estéfano, 3687, 04301-012 São Paulo, SP, Brazil; email: dalgo@yahoo.com.br</text:p>
          </table:table-cell>
          <table:table-cell table:number-columns-repeated="7"/>
          <table:table-cell office:value-type="string" calcext:value-type="string">
            <text:p>1519566X</text:p>
          </table:table-cell>
          <table:table-cell table:number-columns-repeated="2"/>
          <table:table-cell office:value-type="float" office:value="21271052" calcext:value-type="float">
            <text:p>21271052</text:p>
          </table:table-cell>
          <table:table-cell office:value-type="string" calcext:value-type="string">
            <text:p>English</text:p>
          </table:table-cell>
          <table:table-cell office:value-type="string" calcext:value-type="string">
            <text:p>Neotrop. Entomol.</text:p>
          </table:table-cell>
          <table:table-cell office:value-type="string" calcext:value-type="string">
            <text:p>Article</text:p>
          </table:table-cell>
          <table:table-cell office:value-type="string" calcext:value-type="string">
            <text:p>Scopus</text:p>
          </table:table-cell>
          <table:table-cell office:value-type="string" calcext:value-type="string">
            <text:p>2-s2.0-79951559587</text:p>
          </table:table-cell>
          <table:table-cell table:number-columns-repeated="983"/>
        </table:table-row>
        <table:table-row table:style-name="ro1">
          <table:table-cell office:value-type="string" calcext:value-type="string">
            <text:p>Terossi M., Cuesta J.A., Wehrtmann I.S., Mantelatto F.L.</text:p>
          </table:table-cell>
          <table:table-cell office:value-type="string" calcext:value-type="string">
            <text:p>Revision of the larval morphology (Zoea I) of the family Hippolytidae (Decapoda, Caridea), with a description of the first stage of the shrimp Hippolyte obliquimanus Dana, 1852</text:p>
          </table:table-cell>
          <table:table-cell office:value-type="float" office:value="2010" calcext:value-type="float">
            <text:p>2010</text:p>
          </table:table-cell>
          <table:table-cell office:value-type="string" calcext:value-type="string">
            <text:p>Zootaxa</text:p>
          </table:table-cell>
          <table:table-cell/>
          <table:table-cell office:value-type="float" office:value="2624" calcext:value-type="float">
            <text:p>2624</text:p>
          </table:table-cell>
          <table:table-cell/>
          <table:table-cell office:value-type="float" office:value="49" calcext:value-type="float">
            <text:p>49</text:p>
          </table:table-cell>
          <table:table-cell office:value-type="float" office:value="66" calcext:value-type="float">
            <text:p>66</text:p>
          </table:table-cell>
          <table:table-cell/>
          <table:table-cell office:value-type="float" office:value="6" calcext:value-type="float">
            <text:p>6</text:p>
          </table:table-cell>
          <table:table-cell/>
          <table:table-cell office:value-type="string" calcext:value-type="string">
            <text:p>http://www.scopus.com/inward/record.url?eid=2-s2.0-77957197459&amp;partnerID=40&amp;md5=f7b832b986f3f73768a3ada93a4fcd71</text:p>
          </table:table-cell>
          <table:table-cell office:value-type="string" calcext:value-type="string">
            <text:p>Laboratory of Bioecology and Crustacean Systematics, Faculty of Philosophy, Sciences and Letters of Ribeirão Preto (FFCLRP), University of São Paulo (USP), Brazil; Program of Post Graduation on Comparative Biology, FFCLRP (USP), Brazil; Instituto de Ciencias Marinas de Andalucía, CSIC, Avda. República Saharaui, 2, 11519 Puerto Real, Cádiz, Spain; Unidad de Investigación Pesquera y Acuicultura (UNIP), Centro de Investigación en Ciencias del Mar y Limnología (CIMAR), Universidad de Costa Rica, 2060 San José, Costa Rica; Museo de Zoología, Escuela de Biología, Universidad de Costa Rica, 2060 San José, Costa Rica</text:p>
          </table:table-cell>
          <table:table-cell office:value-type="string" calcext:value-type="string">
            <text:p>Terossi, M., Laboratory of Bioecology and Crustacean Systematics, Faculty of Philosophy, Sciences and Letters of Ribeirão Preto (FFCLRP), University of São Paulo (USP), Brazil, Program of Post Graduation on Comparative Biology, FFCLRP (USP), Brazil; Cuesta, J.A., Instituto de Ciencias Marinas de Andalucía, CSIC, Avda. República Saharaui, 2, 11519 Puerto Real, Cádiz, Spain; Wehrtmann, I.S., Unidad de Investigación Pesquera y Acuicultura (UNIP), Centro de Investigación en Ciencias del Mar y Limnología (CIMAR), Universidad de Costa Rica, 2060 San José, Costa Rica, Museo de Zoología, Escuela de Biología, Universidad de Costa Rica, 2060 San José, Costa Rica; Mantelatto, F.L., Laboratory of Bioecology and Crustacean Systematics, Faculty of Philosophy, Sciences and Letters of Ribeirão Preto (FFCLRP), University of São Paulo (USP), Brazil, Program of Post Graduation on Comparative Biology, FFCLRP (USP), Brazil</text:p>
          </table:table-cell>
          <table:table-cell office:value-type="string" calcext:value-type="string">
            <text:p>The aim of this study was to summarize the available data on larval morphology of the first zoea of the family Hippolytidae and describe the first zoeal stage of H. obliquimanus from two geographically distinct populations, Brazilian and Caribbean in order to discuss inter-and intraspecific variability. Ovigerous females of Hippolyte obliquimanus were collected at Cahuita (Limón, Costa Rica) and at Ubatuba (São Paulo, Brazil). We compiled the published descriptions of all available hippolytid Zoea I (66 spp., 21%), and all zoeae share several characteristics. However, such morphological features cannot be used to distinguish the first zoeae of Hippolytidae from other caridean larvae. Historically, the presence of an exopodal seta at the maxillule and the absence of the anal spine/papilla have been considered as characteristic for the Zoea I of the genus Hippolyte. The results of our revision, however, did not support these conclusions: although H. obliquimanus showed an exopodal seta at the maxillule, four congeners did not bear such structure; moreover, H. obliquimanus as well as one other congener have an anal spine/papilla. All morphological characters observed in the first zoeal stage of H. obliquimanus are shared with others species of the family Hippolytidae. Intraspecific variability in Hippolyte obliquimanus was detected in one morphological aspect: the first zoea had four denticles on the ventral margin of the carapace in the Brazilian population, while specimens from the Costa Rican population had three. Copyright © 2010 · Magnolia Press.</text:p>
          </table:table-cell>
          <table:table-cell office:value-type="string" calcext:value-type="string">
            <text:p>Caridean shrimp; Crustacea; Decapoda; Larval development; Western Atlantic</text:p>
          </table:table-cell>
          <table:table-cell office:value-type="string" calcext:value-type="string">
            <text:p>Caridea; Caridean; Costa (ostracode); Crustacea; Decapoda (Crustacea); Hippolyte obliquimanus; Hippolytidae</text:p>
          </table:table-cell>
          <table:table-cell table:number-columns-repeated="5"/>
          <table:table-cell office:value-type="string" calcext:value-type="string">
            <text:p>Albornoz, L., Wehrtmann, I.S., Descripción y clave de los primeros estadíos larvales de camarones carídeos (Decapoda: Hippolytidae, Alpheidae, Rhynchocinetidae) de aguas costeras de Chile (1997) Investigaciones Marinas, 25, pp. 121-133; Bauer, R.T., (2004) Remarkable Shrimps: Adaptations and Natural History of the Carideans, p. 282. , University of Oklahoma Press, Norman; Broad, A.C., Larval development of the crustacean Thor floridanus Kingsley (1957) Journal of the Elisha Mitchell Scientific Society, 73 (2), pp. 317-328; Calado, R., Bartilotti, C., Narciso, L., Dos Santos, A., Redescription of the larval stages of Lysmata seticaudata (Risso, 1816) (Crustacea, Decapoda, Hippolytidae) reared under laboratory condition (2004) Journal of Plankton Research, 26 (7), pp. 737-752; Clark, P.F., Calazans, D.K., Pohle, G.W., Accuracy and standardization of brachyuran larval descriptions (1998) Invertebrate Reproduction and Development, 33 (2-3), pp. 127-144; Dana, J.D., Macroura. Conspectus Crustaceorum quae in Orbits Terrarum circumnavigatione, Carolo Wilkes e Classe Reipublicae Foederatae duce, lexit et descripsit (1852) Proceedings of the Academy of Natural Science, 6, pp. 10-28; De Grave, S., Pentcheff, N.D., Ahyong, S.T., Chan, T., Crandall, K.A., Dworschak, P.C., Felder, D.L., Wetzer, R., A classification of living and fossil genera of decapod crustaceans (2009) Raffles Bulletin of Zoology, 21, pp. 1-109; Dobkin, S., The larval development of a species of Thor (Caridea, Hippolytidae) from South Florida, U. S. A (1968) Crustaceana, 2 (SUPPL.), pp. 1-18; Ewald, J.J., Observations on the biology of Tozeuma carolinense (Decapoda, Hippolytidae) from Florida, with special reference to larval development (1969) Bulletin of Marine Science, 19 (3), pp. 510-549; Fausto-Filho, J., Quinta contribuição ao inventário dos crustáceos decápodos marinhos do Nordeste brasileiro (1975) Arquivos de Ciências Do Mar, 14 (1), pp. 1-35; Gilchrist, S.L., Scotto, L.E., Gore, R.H., Early zoeal stages of the semiterrestrial shrimp Merguia rhizophorae (Rathbun, 1900) cultured under laboratory conditions (Decapoda, Natantia, Hippolytidae) with a discussion of characters in the larval genus Eretmocaris (1983) Crustaceana, 45 (3), pp. 238-259; Gurney, R., Report on the larvae of Crustacea Decapoda: Cambridge expedition to the Suez Canal, 1924 (1927) Transactions of the Zoological Society of London, 22, pp. 231-286; Gurney, R., Notes on some decapod Crustacea of Bermuda. II. The species of Hippolyte and their larvae (1936) Proceedings of the Zoological Society of London, 106 (1), pp. 25-32; Gurney, R., Larvae of decapod Crustacea. Part IV. Hippolytidae (1937) Discovery Report, 14, pp. 351-404; Gurney, R., (1942) Larvae of Decapod Crustacea, 129, p. 306. , London: Ray Society. Publ; Haynes, E.B., Description of larvae of a hippolytid shrimp, Lebbeus groenlandicus, reared in situ Kachemak Bay, Alaska (1978) Fishery Bulletin, 76 (2), pp. 457-465; Haynes, E.B., Early zoeal stages of Lebbeus polaris, Eualus suckleyi, E. Fabricii, Spirontocaris arcuata, S. Ochotensis, and Heptacarpus camtschaticus (Crustacea, Decapoda, Caridea, Hippolytidae) and morphological characterization of zoeae of Spirontocaris and related genera (1981) Fishery Bulletin, 79 (3), pp. 421-440; Haynes, E.B., Description of early stage zoeae of Spirontocaris murdochi (Decapoda, Hippolytidae) reared in the laboratory (1984) Fishery Bulletin, 82 (3), pp. 523-528; Haynes, E.B., Morphological development, identification, and biology of larvae of Pandalidae, Hippolytidae, and Crangonidae (Crustacea, Decapoda) of the northern North Pacific Ocean (1985) Fishery Bulletin, 83 (3), pp. 253-288; Ivanov, B.G., The larvae of some eastern shrimps in relation to their taxonomic status (1971) Zoologicheskij Zhurnal, 50 (5), pp. 657-665. , In Russian, English summary; Kim, J.N., Hong, S.Y., Larval development of Latreutes laminirostris (Decapoda: Hippolytidae) reared in the laboratory (1999) Journal of Crustacean Biology, 19 (4), pp. 762-781; Knowlton, R.E., Alavi, M.E., The larval morphology of Lysmata anchisteus Chace (Crustacea: Decapoda) compared with other Lysmata spp (1995) Caribbean Journal of Science, 31 (3-4), pp. 289-310; Kurata, H., Larvae of Decapoda Macrura of Arasaki Sagami Bay-I. Eualus gracilirostris (Stimpson) (Hippolytidae) (1968) Bulletin of Tokai Regional Fisheries Research Laboratory, 55, pp. 245-251. , In Japanese; Kurata, H., Larvae of Decapoda Macrura of Arasaki Sagami Bay-II. Heptacarpus futilirostris (Stimpson) (Hippolytidae) (1968) Bulletin of Tokai Regional Fisheries Research Laboratory, 55, pp. 253-258. , In Japanese; Kurata, H., Larvae of Decapoda Macrura of Arasaki Sagami Bay-III. Heptacarpus geniculatus (Stimpson) (Hippolytidae) (1968) Bulletin of Tokai Regional Fisheries Research Laboratory, 56, pp. 137-142. , In Japanese; Kurata, H., (1970) Studies on the Life Histories of Decapod Crustacea of Georgia, p. 274. , PhD thesis, University of Georgia, Sapelo Island, Georgia, USA; Landeira, J.M., Lozano-Soldevilla, F., González-Gordillo, J.I., Morphology of first seven larval stages of the striped soldier shrimp, Plesionika edwardsii (Brandt, 1851) (Crustacea: Decapoda: Pandalidae) from laboratory reared material (2009) Zootaxa, 1986, pp. 51-66; Lebour, M.V., The larval stages of Caridion, with a description of a new species, C. Steveni (1930) Proceedings of the Zoological Society of London, 100 (1), pp. 181-194; Lebour, M.V., The larvae of the Plymouth Caridea.-I. The larvae of the Crangonidae. II. The larvae of the Hippolytidae (1931) Proceedings of the Zoological Society of London, 101 (1), pp. 1-9; Lebour, M.V., The larvae of the Plymouth Caridea-III. The larval stages of Spirontocaris cranchii (Leach) (1932) Proceedings of the Zoological Society of London, 102 (1), pp. 131-137; Lebour, M.V., Notes on the Plymouth species of Spirontocaris (Crustacea) (1936) Proceedings of the Zoological Society of London, 106 (1), pp. 89-104; Lebour, M.V., The newly hatched larva of Spirontocaris spinus (Sowerby) var. Lilljeborgi Danielssen (1937) Journal of the Marine Biological Association of the United Kingdom, 22 (1), pp. 101-104; Lebour, M.V., The larvae of the British species of Spirontocaris and their relation to Thor (Crustacea: Decapoda) (1940) Journal of the Marine Biological Association of the United Kingdom, 24 (2), pp. 505-514; Needler, A.B., Larvae of some British Columbia Hippolytidae (1934) Contributions to Canadian Biology, 8, pp. 237-242; Negreiros-Franzoso, M.L., Barba, E., Sanchez, A.J., Fransozo, A., Ráz-Guzmán, A., The species of Hippolyte Leach (Crustacea, Caridea, Hippolytidae) from Terminos Lagoon, southwestern Gulf of Mexico (1996) Revista Brasileira de Zoologia, 13 (3), pp. 539-551; Negreiros-Fransozo, M.L., González-Gordillo, J.I., Fransozo, A., First larval stage of Exhippolysmata oplophoroides (Holthuis, 1948) (Decapoda, Caridea, Hippolytidae) obtained in laboratory (2002) Nauplius, 10 (1), pp. 67-71; Packer, H.A., A guide to the larvae of New Zealand shallow water Caridea (Crustacea, Decapoda, Natantia) (1985) Zoology Publications From Victoria University of Wellington, 78, pp. 1-16; Pike, R.B., Williamson, D., The larvae of Spirontocaris and related genera (Decapoda, Hippolytidae) (1961) Crustaceana, 2 (3), pp. 187-208; Pillai, S.V., Some observations on the early larval stages of Hippolysmata vittata (Stimpson) (1966) Journal of the Marine Biological Association of India, 8, pp. 152-158; Pillai, N.N., Laboratory reared larval forms of Hippolysmata (Exhippolysmata) ensirostris Kemp (Decapoda: Hippolytidae) (1974) Journal of the Marine Biological Association of India, 16, pp. 594-608; Sars, S., An account of the post-embryonal development of Pandalus borealis Krøyer, with remarks on the development of other Pandali and descriptions of the adult Pandalus borealis (1900) Report on Norwegian Fishery and Marine Investigations, 1 (3), pp. 1-45; Sars, G.O., Account of the postembryonal development of Hippolyte varians Leach (1912) Archiv for Mathematik Og Naturvidenskab, 31 (7), pp. 1-25; Shield, P.D., Larval development in the caridean shrimp Hippolyte pleuracanthus (Stimpson), reared in the laboratory (1978) Estuaries, 1 (1), pp. 1-16; Squires, H.J., Decapod crustacean larvae from Ungava Bay (1993) Journal of Northwest Atlantic Fishery Science, 15, pp. 1-159; Terossi, M., Wehrtmann, I.S., Mantelatto, F.L., Interpopulational comparison of reproduction of the Atlantic shrimp Hippolyte obliquimanus (Caridea: Hippolytidae) (2010) Journal of Crustacean Biology, 30 (4), pp. 571-579; Thatje, S., Bacardit, R., Larval stages of Chorismus tuberculatus (Decapoda: Caridea: Hippolytidae) from the south-western Atlantic Ocean (2000) Journal of the Marine Biological Association of the United Kingdom, 80 (3), pp. 465-471; Udekem D'Acoz, C.D., The genus Hippolyte Leach, 1814 (Crustacea: Decapoda: Caridea: Hippolytidae) in the East Atlantic Ocean and the Mediterranean Sea, with a checklist of all species in the genus (1996) Zoologische Verhandelingen, 303 (1), pp. 1-133; Udekem D'Acoz, C.D., Redescription of Hippolyte obliquimanus Dana, 1852, and comparison with Hippolyte williamsi Schmitt, 1924 (Decapoda, Caridea) (1997) Crustaceana, 70 (4), pp. 469-479; Udekem D'Acoz, C.D., New records of Atlantic Hippolyte, with the description of two new species, and a key to all Atlantic and Mediterranean species (Crustacea, Decapoda, Caridea) (2007) Zoosystema, 29 (1), pp. 183-207; Wehrtmann, I.S., Albornoz, L., Larval development of Nauticaris magellanica (A. Milne Edwards, 1891) (Decapoda: Caridea: Hippolytidae), reared under laboratory conditions (1998) Bulletin of Marine Science, 62 (1), pp. 45-72; Williamson, D.I., Crustacea Decapoda: Larvae. V. Caridea. Family Hippolytidae (1957) Fiches D'Identification du Zooplancton, 68, pp. 1-5; Wunsch, M., (1996) Larval Development of Lysmata Amboinensis (De Man, 1888) (Decapoda: Hippolytidae) Reared in the Laboratory with A Note on L. Debelius (Bruce, 1983), p. 110. , Ms Thesis, University of Wales, Bangor, United Kingdom; Yamashita, K., Hayashi, K., Larvae of Decapoda, Macrura in the vicinity of Miyazima aquarium, Miyazima, the Seto Inland Sea I. Heptacarpus rectirostris (Stimpson) (Caridea, Hippolytidae) (1979) Proceedings of Japanese Society of Systematic Zoology, 17, pp. 45-51. , In Japanese; Yamashita, K., Hayashi, K., Larvae of Decapoda, Macrura in the vicinity of Miyazima aquarium, Miyazima, the Seto Inland Sea II. Heptacarpus pandaloides (Stimpson) and H. geniculatus (Stimpson) (Caridea, Hippolytidae) (1980) Proceedings of Japanese Society of Systematic Zoology, 19, pp. 16-23. , In Japanese; Yamashita, K., Hayashi, K., Larvae of Decapoda, Macrura in the vicinity of Miyazima aquarium, Miyazima, the Seto Inland Sea III. Eualus leptognathus (Stimpson) (Caridea, Hippolytidae) (1984) Proceedings of Japanese Society of Systematic Zoology, 28, pp. 19-28. , In Japanese; Yang, H.J., Larval development of Latreutes anoplonyx (Decapoda: Hippolytidae) reared in the laboratory (2005) Journal of Crustacean Biology, 25 (3), pp. 462-479; Yang, H.J., Larval development of Latreutes acicularis Ortmann (Crustacea: Decapoda: Hippolytidae) reared in the laboratory (2007) Integrative Biosciences, 11 (1), pp. 79-92; Yang, H.J., Kim, C.H., Zoeal stages of Heptacarpus futilirostris (Decapoda, Caridea, Hippolytidae) reared in the laboratory (2005) Crustaceana, 78 (5), pp. 543-564; Yang, H.J., Ko, H.S., First zoea of Heptacarpus rectirostris (Decapoda, Caridea, Hippolytidae) hatched in the laboratory, with notes on the larval characters of Heptacarpus (2002) Korean Journal of Systematic Zoology, 18 (2), pp. 191-201; Yang, H.J., Okuno, J., First larvae of Lebbeus comanthi and Thor amboinensis (Decapoda: Hippolytidae) hatched in the laboratory (2004) Korean Journal of Biological Sciences, 8 (1), pp. 19-25; Yang, H.J., Ko, H.S., Kim, C.H., The first zoeal stage of Eualus sinensis (Yu, 1931) (Decapoda, Caridea, Hippolytidae), with a key to the known hippolytid first zoeae of Korea and adjacent waters (2001) Crustaceana, 74 (1), pp. 1-9; Yokoya, Y., (1957) Larvae of Caridean Shrimps, Suisangaku-shusei, pp. 537-552. , Tokyo, In Japanese; Young, P.S., (1998) Catalogue of Crustacea of Brazil, p. 717. , Série Livros 6. Museu Nacional, Rio de Janeiro</text:p>
          </table:table-cell>
          <table:table-cell office:value-type="string" calcext:value-type="string">
            <text:p>Mantelatto, F. L.; Laboratory of Bioecology and Crustacean Systematics, Faculty of Philosophy, Sciences and Letters of Ribeirão Preto (FFCLRP), University of São Paulo (USP)Brazil; email: flmantel@usp.br;</text:p>
          </table:table-cell>
          <table:table-cell table:number-columns-repeated="7"/>
          <table:table-cell office:value-type="float" office:value="11755326" calcext:value-type="float">
            <text:p>11755326</text:p>
          </table:table-cell>
          <table:table-cell table:number-columns-repeated="3"/>
          <table:table-cell office:value-type="string" calcext:value-type="string">
            <text:p>English</text:p>
          </table:table-cell>
          <table:table-cell office:value-type="string" calcext:value-type="string">
            <text:p>Zootaxa</text:p>
          </table:table-cell>
          <table:table-cell office:value-type="string" calcext:value-type="string">
            <text:p>Article</text:p>
          </table:table-cell>
          <table:table-cell office:value-type="string" calcext:value-type="string">
            <text:p>Scopus</text:p>
          </table:table-cell>
          <table:table-cell office:value-type="string" calcext:value-type="string">
            <text:p>2-s2.0-77957197459</text:p>
          </table:table-cell>
          <table:table-cell table:number-columns-repeated="983"/>
        </table:table-row>
        <table:table-row table:style-name="ro1">
          <table:table-cell office:value-type="string" calcext:value-type="string">
            <text:p>Quintana C.O., Yoshinaga M.Y., Sumida P.Y.G.</text:p>
          </table:table-cell>
          <table:table-cell office:value-type="string" calcext:value-type="string">
            <text:p>Benthic responses to organic matter variation in a subtropical coastal area off SE Brazil</text:p>
          </table:table-cell>
          <table:table-cell office:value-type="float" office:value="2010" calcext:value-type="float">
            <text:p>2010</text:p>
          </table:table-cell>
          <table:table-cell office:value-type="string" calcext:value-type="string">
            <text:p>Marine Ecology</text:p>
          </table:table-cell>
          <table:table-cell office:value-type="float" office:value="31" calcext:value-type="float">
            <text:p>31</text:p>
          </table:table-cell>
          <table:table-cell office:value-type="float" office:value="3" calcext:value-type="float">
            <text:p>3</text:p>
          </table:table-cell>
          <table:table-cell/>
          <table:table-cell office:value-type="float" office:value="457" calcext:value-type="float">
            <text:p>457</text:p>
          </table:table-cell>
          <table:table-cell office:value-type="float" office:value="472" calcext:value-type="float">
            <text:p>472</text:p>
          </table:table-cell>
          <table:table-cell/>
          <table:table-cell office:value-type="float" office:value="8" calcext:value-type="float">
            <text:p>8</text:p>
          </table:table-cell>
          <table:table-cell office:value-type="string" calcext:value-type="string">
            <text:p>10.1111/j.1439-0485.2010.00362.x</text:p>
          </table:table-cell>
          <table:table-cell office:value-type="string" calcext:value-type="string">
            <text:p>http://www.scopus.com/inward/record.url?eid=2-s2.0-78649478091&amp;partnerID=40&amp;md5=b61d82f992fc87a107711d7a044d4a17</text:p>
          </table:table-cell>
          <table:table-cell office:value-type="string" calcext:value-type="string">
            <text:p>Laboratório de Dinâmica Bêntica, Instituto Oceanográfico da Universidade de São Paulo, Praça do Oceanográfico, São Paulo, Brazil; Institute of Biology, University of Southern Denmark, Campusvej, 55, DK-5230 Odensem, Denmark; Organic Geochemistry Group, MARUM, University of Bremen, 28334 Bremen, Germany</text:p>
          </table:table-cell>
          <table:table-cell office:value-type="string" calcext:value-type="string">
            <text:p>Quintana, C.O., Laboratório de Dinâmica Bêntica, Instituto Oceanográfico da Universidade de São Paulo, Praça do Oceanográfico, São Paulo, Brazil, Institute of Biology, University of Southern Denmark, Campusvej, 55, DK-5230 Odensem, Denmark; Yoshinaga, M.Y., Laboratório de Dinâmica Bêntica, Instituto Oceanográfico da Universidade de São Paulo, Praça do Oceanográfico, São Paulo, Brazil, Organic Geochemistry Group, MARUM, University of Bremen, 28334 Bremen, Germany; Sumida, P.Y.G., Laboratório de Dinâmica Bêntica, Instituto Oceanográfico da Universidade de São Paulo, Praça do Oceanográfico, São Paulo, Brazil</text:p>
          </table:table-cell>
          <table:table-cell office:value-type="string" calcext:value-type="string">
            <text:p>Organic matter quality, expressed as the proportion of chlorophyll a (Chl a) to degraded organic material (i.e. phaeopigments), is known to influence the structure of benthic associations and plays an important role in the functioning of the ecosystem. This study investigates the vertical distribution of microbial biomass, meiofauna and macrofauna with respect to organic matter variation in Ubatuba, Brazil, a southeastern, subtropical coastal area. On three occasions, samples were collected in exposed and sheltered stations, at high and low hydrodynamic conditions. We hypothesize that benthic assemblages will have high meio- and macrofaunal densities and high microbial biomass at the sediment surface at the sheltered site, and lower and vertically homogeneous microbial biomass and densities of meio- and macrofauna are expected at the exposed site. The accumulation of fresh organic matter at the sediment surface was observed at both stations over the three sampling dates, which contributed to the higher densities of meiofauna in the first layers of the sediment column. Macrofauna followed the same trend only at the exposed station, but changes in the number of species, biodiversity and feeding groups were registered for both stations. Microbial biomass increased at the sheltered station over the three sampling dates, whereas at the exposed station, microbial biomass was nearly constant. Physical exposure did not influence organic matter loading at the sites and therefore did not affect overall structure of benthic assemblages, which negates our original hypothesis. Most of the benthic system components reacted to organic matter quality and quantity, but relationships between different-sized organisms (i.e. competition and/or predation) may explain the unchanged microbial profiles at the exposed site and homogeneous vertical distribution of macrofauna at the sheltered site. In conclusion, the high quality of organic matter was a crucial factor in sustaining and regulating the benthic system, but coupled results showed that interactions between micro-, meio- and macrofauna can be highly complex. © 2010 Blackwell Verlag GmbH.</text:p>
          </table:table-cell>
          <table:table-cell office:value-type="string" calcext:value-type="string">
            <text:p>Benthic responses; Inner continental shelf; Macrofauna; Meiofauna; Microbial biomass; Organic matter quality and quantity; Sediments; Ubatuba; Vertical distribution</text:p>
          </table:table-cell>
          <table:table-cell office:value-type="string" calcext:value-type="string">
            <text:p>benthic environment; chlorophyll a; coastal zone; competition (ecology); continental shelf; fauna; functional response; meiofauna; microbial community; organic matter; qualitative analysis; quantitative analysis; spatial variation; subtropical region; vertical distribution; Brazil; Sao Paulo [Brazil]; Ubatuba Bay</text:p>
          </table:table-cell>
          <table:table-cell table:number-columns-repeated="5"/>
          <table:table-cell office:value-type="string" calcext:value-type="string">
            <text:p>Aidar, E., Gaeta, S.A., Gianesella-Galvão, S.M.F., Kutner, M.B.B., Teixeira, C., Ecossistema costeiro tropical: nutrientes dissolvidos, fitoplâncton e clorofila-a, e suas relações com as condições oceanográficas na região de Ubatuba (1993) Publicação Especial do Instituto Oceanográfico de São Paulo, 10, pp. 9-43; Albertelli, G., Covazzi-Harriague, A., Danovaro, R., Fabiano, M., Fraschetti, S., Pusceddu, A., Differential responses of bacteria, meiofauna and macrofauna in a shelf area (Ligurian Sea, NW Mediterranean): role of food availability (1999) Journal of Sea Research, 42, pp. 11-26; Bhaud, M.R., Petti, M., Spiochaetopterus nonatoi, a new species of Chaetopteridae (Polychaeta) from Brazil: biogeographical consequences (2001) Journal of the Marine Biological Association of the United Kingdom, 81, pp. 225-234; Boon, A.R., Duineveld, G.C.A., Phytopigments and fatty acids as molecular markers for the quality of near-bottom particulate organic matter in the North Sea (1996) Journal of Sea Research, 35, pp. 279-291; Boon, A.R., Duineveld, G.C.A., Chlorophyll-a as a marker for bioturbation and carbon flux in southern and central North Sea sediments (1998) Marine Ecology Progress Series, 162, pp. 33-43; Boon, A.R., Duineveld, G.C.A., Berghuis, E.M., Van Der Weele, J.A., Relationships between benthic activity and the annual phytopigment cycle in near-bottom water and sediments in the Southern North Sea (1998) Estuarine Coastal and Shelf Science, 46, pp. 1-13; Canuel, E.A., Martens, C.S., Reactivity of recently deposited organic matter: degradation of lipid compounds near the sediment-water interface (1996) Geochimica et Cosmochimica Acta, 60, pp. 1793-1806; Castro Filho, B.M., Miranda, L.B., Miyao, S.Y., Condições hidrográficas na plataforma continental ao largo de Ubatuba: variações sazonais e em média escala (1987) Boletim do Instituto Oceanográfico de São Paulo, 35, pp. 135-151; Christensen, H., Kanneworff, E., Sedimenting phytoplankton as major food source for suspension and deposit feeders in the Øresund (1985) Ophelia, 24, pp. 223-244; Corbisier, T.N., Sousa, E.C.P.M., Eichler, B.B., Distribuição espacial do meiobentos e do microfitobentos na Enseada do Flamengo, Ubatuba, São Paulo (1997) Revista Brasileira de Biologia, 57, pp. 109-119; Danovaro, R., Dinet, A., Duineveld, G.C.A., Tselepides, A., Benthic response to particulate fluxes in different trophic environments: a comparison between the Gulf of Lions-Catalan Sea (western-Mediterranean) and the Cretan Sea (eastern-Mediterranean) (1999) Progress in Oceanography, 44, pp. 287-312; Dauwe, B., Herman, P.M.J., Heip, C.H.R., Community structure and bioturbation potential of macrofauna at four North Sea stations with contrasting food supply (1998) Marine Ecology Progress Series, 173, pp. 67-83; De Léo, F.C., Pires-Vanin, A.M.S., Benthic megafauna communities under the influence of the South Atlantic Central Water intrusion onto the Brazilian SE shelf: a comparison between an upwelling and a non-upwelling ecosystem (2006) Journal of Marine Systems, 60, pp. 268-284; Dell'Anno, A., Mei, M.L., Pusceddu, A., Danovaro, R., Assessing the trophic state and eutrophication of coastal marine systems: a new approach based on the biochemical composition of sediment organic matter (2002) Marine Pollution Bulletin, 44, pp. 611-622; Duport, E., Stora, G., Tremblay, T., Gilbert, F., Effects of population density on the sediment mixing induced by the gallery-diffusor Hediste (Nereis) diversicolor O.F. Müller, 1776 (2006) Journal of Experimental Marine Biology and Ecology, 336, pp. 33-41; Fauchald, K., Jumars, P.A., The diet of worms: a story of polychaete feeding guilds (1979) Oceanography and Marine Biology Annual Review, 17, pp. 193-284; Flach, E., Heip, C., Vertical distribution of macrozoobenthos within the sediment on the continental slope of the Goban Spur area (NE Atlantic) (1996) Marine Ecology Progress Series, 141, pp. 55-66; Folk, R.L., Ward, W.C., Brazos River bar: a study of the significance of grain size parameters (1957) Journal of Sedimentary Petrology, 27, pp. 3-27; Gaeta, S.A., Teixeira, C., Abe, D.S., Lopes, R.M., Susini, S.M., Size-fractionation of primary production and phytoplankton biomass on inshore waters of the Ubatuba region, Brazil (1995) Publicação Especial do Instituto Oceanográfico de São Paulo, 11, pp. 153-162; Gaeta, S.A., Ribeiro, S.M.S., Metzler, P.M., Francos, M.S., Abe, D.S., Environmental forcing on phytoplankton biomass and primary productivity of the coastal ecosystem in Ubatuba region, southern Brazil (1999) Revista Brasileira de Oceanografia, 47, pp. 11-27; Gallucci, F., Netto, S.A., Effects of passage of cold fronts over a coastal site: an ecosystem approach (2004) Marine Ecology Progress Series, 281, pp. 79-92; Gilbert, F., Huth, S., Grossi, V., Poggiale, J.C., Desrosiers, G., Rosenberg, R., Gérino, M., Stora, G., Sediment reworking by marine benthic species from the Gullmar Fjord (Western Sweden): importance of faunal biovolume (2007) Journal of Experimental Marine Biology and Ecology, 348, pp. 133-144; Giordani, P., Helder, W., Koning, E., Miserocchi, S., Danovaro, R., Malaguti, A., Gradients of benthic-pelagic coupling and carbon budgets in the Adriatic and Northern Ionian Sea (2002) Journal of Marine Systems, 33-34, pp. 365-387; Gooday, A.J., Turley, C.M., Responses by benthic organisms to inputs of organic material to the ocean floor: a review (1990) Philosophical Transactions of the Royal Society of London, Series A, 331, pp. 119-138; Graf, G., Benthic-pelagic coupling: a benthic view (1992) Oceanography and Marine Biology Annual Review, 30, pp. 149-190; Gutiérrez, D., Gallardo, V.A., Mayor, S., Neira, C., Vásquez, C., Sellanes, J., Rivas, M., Baltazar, M., Effects of dissolved oxygen and fresh organic matter on the bioturbation potential of macrofauna in sublittoral sediments off Central Chile during the 1997/1998 El Niño (2000) Marine Ecology Progress Series, 202, pp. 81-99; Hedges, M.L., Keil, R.G., Sedimentary organic matter preservation: an assessment and speculative synthesis (1995) Marine Chemistry, 49, pp. 81-115; Karl, D.M., Cellular nucleotide measurements and applications in microbial ecology (1980) Microbiological Reviews, 44, pp. 739-796; Karl, D.M., Handbook of Methods in Aquatic Microbial Ecology (1993) Total microbial biomass estimation derived from the measurement of particulate adenosine-5'-triphosphate, pp. 359-368. , In: Kemp P.F., Sherr B.F., Sherr E.B., Cole J.J. (Eds), Lewis Publishers, Boca Raton; Karl, D.M., Dobbs, F.C., Molecular Approaches to the Study of the Ocean (1998) Molecular approaches to microbial biomass estimation in the sea, pp. 29-89. , In: Cooksey K.E. (Ed.), Chapman and Hall, London; Kristensen, E., Organic matter diagenesis at the oxic/anoxic interface in coastal sediments, with emphasis on the role of burrowing animals (2000) Hydrobiologia, 426, pp. 1-26; Kristensen, E., Mikkelsen, O.L., Impact of the burrow-dwelling polychaete Nereis diversicolor on the degradation of fresh and aged macroalgal detritus in a coastal marine sediment (2003) Marine Ecology Progress Series, 265, pp. 141-153; Kröncke, I., Stoeck, T., Wieking, G., Palojärvi, A., Relationship between structural and functional aspects of microbial and macrofaunal communities in different areas of the North Sea (2004) Marine Ecology Progress Series, 282, pp. 13-31; Lopez, G.R., Levinton, J.S., Ecology of deposit-feeding animals in marine sediments (1987) Quarterly Review of Biology, 62, pp. 235-260; Lorenzen, C.J., Determination of chlorophyll and pheopigments: Spectrophotometric equations (1967) Limnology and Oceanography, 12, pp. 343-346; Mahiques, M.M., Sedimentary dynamics of the bays of Ubatuba, State of São Paulo (1995) Boletim do Instituto Oceanográfico de São Paulo, 43, pp. 111-122; Mahiques, M.M., Tessler, M.G., Furtado, V.V., Characterization of energy gradient in enclosed Bays of Ubatuba region, South-eastern Brazil (1998) Estuarine Coastal and Shelf Science, 47, pp. 431-446; Middelburg, J.J., Barranguet, C., Boschker, H.T.S., Herman, P.M.J., Moens, T., Heip, C.H.R., The fate of intertidal microphytobenthos carbon: an in situ13C-labeling study (2000) Limnology and Oceanography, 45, pp. 1224-1234; Miller, D.C., Geider, R.J., MacIntyre, H.L., Microphytobenthos: the ecological role of the 'secret garden' of unvegetated, shallow-water marine habitats. II. Role in sediment stability and shallow-water food webs (1996) Estuaries, 19, pp. 202-212; Moodley, L., Heip, C.H.R., Middelburg, J.J., Benthic activity in sediments of the northwestern Adriatic Sea: sediment oxygen consumption, macro- and meiofauna dynamics (1998) Journal of Sea Research, 40, pp. 263-280; Moodley, L., Middelburg, J.J., Soetaert, K., Boschker, H.T.S., Herman, P.M.J., Heip, C.H.R., Similar rapid response to phytodetritus deposition in shallow and deep-sea sediments (2005) Journal of Marine Research, 63, pp. 457-469; Muniz, P., Pires, A.M.S., Trophic structure of polychaetes in the São Sebastião Channel (southeastern Brazil) (1999) Marine Biology, 134, pp. 517-528; Neira, C., Sellanes, J., Soto, A., Gutiérrez, D., Gallardo, V., Meiofauna and sedimentary organic matter off Central Chile: response to changes caused by the 1997-1998 El Niño (2001) Oceanologica Acta, 24, pp. 313-328; Oláfsson, E.O., Elmgren, R., Seasonal dynamics of sublittoral meiobenthos in relation to phytoplankton sedimentation in the Baltic Sea (1997) Estuarine Coastal and Shelf Science, 45, pp. 149-164; Pearson, T.H., Rosenberg, R., Macrobenthic succession in relation to organic enrichment and pollution of the marine environment (1978) Oceanography and Marine Biology, 16, pp. 229-311; Pires-Vanin, A.M.S., A macrofauna bêntica da plataforma continental ao largo de Ubatuba, São Paulo, Brasil (1993) Publicação Especial do Instituto Oceanográfico de São Paulo, 10, pp. 137-158; Quintana, C.O., Tang, M., Kristensen, E., Simultaneous study of particle reworking, irrigation transport and reaction rates in sediment bioturbated by the polychaetes Heteromastus and Marenzelleria (2007) Journal of Experimental Marine Biology and Ecology, 352, pp. 392-406; Rusch, A., Huettel, M., Reimers, C.E., Taghon, G.L., Fuller, C.M., Activity and distribution of bacterial populations in Middle Atlantic Bight shelf sands (2003) Microbial Ecology, 44, pp. 89-100; Schrijvers, J., Vincx, M., Cage experiments in an Eat African mangrove forest: a synthesis (1997) Journal of Sea Research, 38, pp. 127-133; Shepard, F.P., Nomenclature based on sand-silt-clay ratios (1954) Journal of Sedimentary Petrology, 24, pp. 151-158; Soltwedel, T., Metazoan meiobenthos along continental margins: a review (2000) Progress in Oceanography, 46, pp. 59-84; Stoeck, T., Kröncke, I., Influence of particle mixing on vertical profiles of chlorophyll-a and bacterial biomass in sediments of German Bight, Oyster Ground and Dogger Bank (North Sea) (2001) Estuarine Coastal and Shelf Science, 52, pp. 783-795; Suguio, K., Introdução à sedimentologia (1973), p. 317. , Edgar Blucher, São PauloSumida, P.Y.G., Yoshinaga, M.Y., Ciotti, A.M., Gaeta, S.A., Benthic response to upwelling events off the SE Brazilian coast (2005) Marine Ecology Progress Series, 291, pp. 35-42; Sun, M., Aller, R.C., Lee, C., Early diagenesis of chlorophyll-a in Long Island Sound sediments: a measure of carbon flux and particle reworking (1991) Journal of Marine Research, 49, pp. 379-401; Taghon, G.L., Jumars, P.A., Variable ingestion rate and its role in optimal foraging behavior of marine deposit feeders (1984) Ecology, 65, pp. 549-558; Tang, M., Kristensen, E., Impact of microphytobenthos and macroinfauna on temporal variation of benthic metabolism in shallow coastal sediments (2007) Journal of Experimental Marine Biology and Ecology, 349, pp. 99-112; Van Nugteren, P., Herman, P.M.J., Moodley, L., Middelburg, J.J., Vos, M., Heip, C.H.R., Spatial distribution of detrital resources determines the outcome of competition between bacteria and a facultative detritivorous worm (2009) Limnology and Oceanography, 54, pp. 1413-1419; Waldbusser, G.G., Marinelli, R.L., Whitlatch, R.B., Visscher, P.T., The effects of infaunal diversity on biogeochemistry in coastal marine sediments (2004) Limnology and Oceanography, 49, pp. 1482-1492; Warwick, R.M., Dashfield, S.L., Somerfield, P.J., The integral structure of benthic faunal assemblage (2006) Journal of Experimental Marine Biology and Ecology, 330, pp. 12-18; Weissberger, E.J., Jumars, P.A., Mayer, L.M., Schick, L.L., Structure of a northwest Atlantic Shelf macrofaunal assemblage with respect to seasonal variation in sediment nutritional quality (2008) Journal of Sea Research, 60, pp. 164-175; Wieking, G., Kröncke, I., Macrofauna communities of the Dogger Bank (central North Sea) in the late 1990s: spatial distribution, species composition and trophic structure (2003) Helgoland Marine Research, 57, pp. 34-46; Wieking, G., Kröncke, I., Is benthic trophic structure affected by food quality? The Dogger Bank example (2005) Marine Biology, 146, pp. 387-400; Yoshinaga, M.Y., Sumida, P.Y.G., Wakeham, S., Lipid biomarkers in surface sediments from an unusual coastal upwelling area from the SW Atlantic Ocean (2008) Organic Geochemistry, 39, pp. 1385-1399; Zar, J.H., Biostatistical Analysis (1999), p. 663. , 4th edn. Prentice-Hall, Upper Saddle River, NJ</text:p>
          </table:table-cell>
          <table:table-cell office:value-type="string" calcext:value-type="string">
            <text:p>Quintana, C.O.; Institute of Biology, University of Southern Denmark, Campusvej, 55, DK-5230 Odensem, Denmark; email: cintiaorgano@gmail.com</text:p>
          </table:table-cell>
          <table:table-cell table:number-columns-repeated="7"/>
          <table:table-cell office:value-type="float" office:value="1739565" calcext:value-type="float">
            <text:p>1739565</text:p>
          </table:table-cell>
          <table:table-cell table:number-columns-repeated="3"/>
          <table:table-cell office:value-type="string" calcext:value-type="string">
            <text:p>English</text:p>
          </table:table-cell>
          <table:table-cell office:value-type="string" calcext:value-type="string">
            <text:p>Mar. Ecol.</text:p>
          </table:table-cell>
          <table:table-cell office:value-type="string" calcext:value-type="string">
            <text:p>Article</text:p>
          </table:table-cell>
          <table:table-cell office:value-type="string" calcext:value-type="string">
            <text:p>Scopus</text:p>
          </table:table-cell>
          <table:table-cell office:value-type="string" calcext:value-type="string">
            <text:p>2-s2.0-78649478091</text:p>
          </table:table-cell>
          <table:table-cell table:number-columns-repeated="983"/>
        </table:table-row>
        <table:table-row table:style-name="ro1">
          <table:table-cell office:value-type="string" calcext:value-type="string">
            <text:p>Nunes E.T., Braga A.A., dos Santos D.C., Camargo-Mathias M.I.</text:p>
          </table:table-cell>
          <table:table-cell office:value-type="string" calcext:value-type="string">
            <text:p>Cytodifferentiation during the spermatogenesis of the hermaphrodite caridea Exhippolysmata oplophoroides</text:p>
          </table:table-cell>
          <table:table-cell office:value-type="float" office:value="2010" calcext:value-type="float">
            <text:p>2010</text:p>
          </table:table-cell>
          <table:table-cell office:value-type="string" calcext:value-type="string">
            <text:p>Micron</text:p>
          </table:table-cell>
          <table:table-cell office:value-type="float" office:value="41" calcext:value-type="float">
            <text:p>41</text:p>
          </table:table-cell>
          <table:table-cell office:value-type="float" office:value="6" calcext:value-type="float">
            <text:p>6</text:p>
          </table:table-cell>
          <table:table-cell/>
          <table:table-cell office:value-type="float" office:value="585" calcext:value-type="float">
            <text:p>585</text:p>
          </table:table-cell>
          <table:table-cell office:value-type="float" office:value="591" calcext:value-type="float">
            <text:p>591</text:p>
          </table:table-cell>
          <table:table-cell/>
          <table:table-cell office:value-type="float" office:value="3" calcext:value-type="float">
            <text:p>3</text:p>
          </table:table-cell>
          <table:table-cell office:value-type="string" calcext:value-type="string">
            <text:p>10.1016/j.micron.2010.04.005</text:p>
          </table:table-cell>
          <table:table-cell office:value-type="string" calcext:value-type="string">
            <text:p>http://www.scopus.com/inward/record.url?eid=2-s2.0-77954384471&amp;partnerID=40&amp;md5=ea7e5f2d42a5004e7377969badaa46a0</text:p>
          </table:table-cell>
          <table:table-cell office:value-type="string" calcext:value-type="string">
            <text:p>Departamento de Medicina Veterinária, Centro de Ciências Agrárias, Universidade Federal do Espírito Santo, Alto Universitário, s/n, Alegre/ES 29500-000, Brazil; Departamento de Morfologia, Instituto de Biociências, Universidade Estadual Paulista, C.P. 510, Botucatu/SP, Brazil; Departamento de Biologia, Instituto de Biociências, Universidade Estadual Paulista, Av. 24A, 1515, Bela Vista, Rio Claro/SP 13506-765, Brazil</text:p>
          </table:table-cell>
          <table:table-cell office:value-type="string" calcext:value-type="string">
            <text:p>Nunes, E.T., Departamento de Medicina Veterinária, Centro de Ciências Agrárias, Universidade Federal do Espírito Santo, Alto Universitário, s/n, Alegre/ES 29500-000, Brazil; Braga, A.A., Departamento de Medicina Veterinária, Centro de Ciências Agrárias, Universidade Federal do Espírito Santo, Alto Universitário, s/n, Alegre/ES 29500-000, Brazil; dos Santos, D.C., Departamento de Morfologia, Instituto de Biociências, Universidade Estadual Paulista, C.P. 510, Botucatu/SP, Brazil; Camargo-Mathias, M.I., Departamento de Biologia, Instituto de Biociências, Universidade Estadual Paulista, Av. 24A, 1515, Bela Vista, Rio Claro/SP 13506-765, Brazil</text:p>
          </table:table-cell>
          <table:table-cell office:value-type="string" calcext:value-type="string">
            <text:p>Among the decapods, the caridean Exhippolysmata oplophoroides has been described as a simultaneous protandric hermaphrodite, seeing that it presents a male initial stage followed by a hermaphrodite one in which it can function as male and as female. This work had the aims of characterizing the microscopical morphology of the male portion of the ovotestes gonads from E. oplophoroides, at the different development stages, identifying each cell from the germ lines during spermatogenesis, as well as describing the ultramorphology of spermatozoans in the terminal region of the vasa deferentia. Shrimps were collected in Ubatuba, north coast of São Paulo, and their male gonads and the ampoule were removed, fixed and processed according to histological routine and for scanning electron microscopy. The testicular portion is divided in lobes, inside which cells at the same stage of the spermatogenic cycle are observed, with prevalence of spermatogonia and spermatocytes at stages I, II and V of gonad development, whereas spermatids and spermatozoans are found at stages III and IV, respectively. Ultramorphology of the terminal portion of the vasa deferentia exhibits mature aflagellated spike-shaped spermatozoans, encased in secretion and between membrane foldings that will constitute the spermatophores. Despite presenting reproductive characteristics common to other decapods, E. oplophoroides shows spermatozoans as well as spermatophore with typical morphology, which is important for its identification and taxonomy. Further, this species showed polysaccharide secretions where the spermatozoa are immerse as far as the testicular portion, which could have a role in their transport and nutrition as well as spermatophore constitution and/or fixation; differently, other caridean species begin spermatophore formation during the passage of the gametes through the vasa deferentia. © 2010 Elsevier Ltd.</text:p>
          </table:table-cell>
          <table:table-cell office:value-type="string" calcext:value-type="string">
            <text:p>Exhippolysmata oplophoroides; Histology; Ovotestis; Spermatogenesis; Spermatophore; Ultramorphology</text:p>
          </table:table-cell>
          <table:table-cell office:value-type="string" calcext:value-type="string">
            <text:p>Development stages; Foldings; Germ line; Initial stages; North Coast; Ovotestes; Reproductive characteristics; Terminal portions; Terminal regions; Typical morphology; Ubatuba; Ultramorphology; Exhippolysmata oplophoroides; Ovotestis; Spermatogenesis; Spermatophore; Histology; Morphology; Scanning electron microscopy; Scanning electron microscopy; Physiology; animal; article; Brazil; Crustacea; cytology; female; gonad; male; microscopy; physiology; scanning electron microscopy; spermatogenesis; spermatozoon; ultrastructure; Animals; Brazil; Crustacea; Female; Gonads; Male; Microscopy; Microscopy, Electron, Scanning; Spermatogenesis; Spermatozoa; Caridea; Caridean; Decapoda (Crustacea); Exhippolysmata oplophoroides</text:p>
          </table:table-cell>
          <table:table-cell table:number-columns-repeated="5"/>
          <table:table-cell office:value-type="string" calcext:value-type="string">
            <text:p>Akarasanon, K., Damrongphol, P., Poolsanguan, W., Long-term cryopreservation of spermatophore in the giant freshwater prawn Macrobrachium rosembergii (de Man) (2004) Aquaculture Research, 35, pp. 1415-1420; Alfaro, J., Muñoz, N., Vargas, M., Komen, J., Induction of sperm activation in open and closed thelycum shrimps (2003) Aquaculture, 216, pp. 371-381; Almeida, A.O., Buckup, L., Occurrence of protandric hermaphroditism in a population of the neotropical freshwater crayfish Parastacus brasiliensis (Parastacidae) (2000) Journal of Crustacean Biology, 20 (2), pp. 24-230; Bauer, R.T., Sex change and life history pattern in the shrimp Thor manningi (Decapoda: Caridea): a novel case of partial protandric hermaphroditism (1986) Biological Bulletin, 170, pp. 11-31; Bauer, R.T., Analysis of embryo production in a caridean shrimp guild from a tropical seagrass meadow (1991) Crustacean Egg Production, pp. 181-191. , Balkema, A. A., Rotterdam, The Netherlands, A. Wenner, A. Kuris (Eds.); Bauer, R.T., Simultaneous hermaphroditism in caridean shrimps: a unique and puzzling sexual system in the Decapoda (2000) Journal of Crustacean Biology, 20 (2), pp. 116-128; Bauer, R.T., Hermafroditismo en camarones: el sistema sexual y su relación con atributos socioecológicos (2001) Interciencia, 26 (10), pp. 434-439; Bauer, R.T., Cash, C.E., Spermatophore structure and anatomy of the ejaculatory duct in Penaeus setiferus, P. duorarum, and P. aztecus (Crustacea: Decapoda): homologies and functional significance (1991) Transactions of the American Microscopical Society, 110 (2), pp. 144-162; Bauer, R.T., Holt, G.J., Simultaneous hermaphroditism in the marine shrimp Lysmata wurdemanni (Caridea: Hippolytidae): an undescribed sexual system in the decapod Crustacea (1998) Marine Biology, 132, pp. 223-235; Bauer, R.T., Min, L.J., Spermatophores and plug substance of the marine shrimp Trachypenaeus similis (Crustacea: Decapoda: Penaeidae): formation in the male reproductive tract and disposition in the inseminated female (1993) Biological Bulletin, 185, pp. 174-185; Bauer, R.T., Newman, W.A., Protandric simultaneous hermaphroditism in the marine shrimp Lysmata californica (Caridea: Hippolytidae) (2004) Journal of Crustacean Biology, 24 (1), pp. 131-139; Bell, T.A., Lightner, D.V., (1988) A Handbook of Normal Penaeid Shrimp Histology. The World Aquaculture Society, , Allen Press, Inc., Lawrence, Kansas; Bergström, B.I., The biology of Pandalus (2000) Advances in Marine Biology, 38, pp. 55-245. , Academic, London; Boddeke, R., Bosschieter, J.R., Goudswaard, P.C., Sex change, mating, and sperm transfer in Crangon crangon (L.) (1991) Crustacean Sexual Biology, pp. 164-182. , Columbia University Press, New York, R.T. Bauer, J.W. Martin (Eds.); Bowman, T.E., Abele, L.G., Classification of the recent Crustacea (1982) The Biology of Crustacea: Sistematic, the Fossil Record, and Biogeography, 1, pp. 1-25. , Academic Press, New York; Braga, A.A., López Greco, L.S., Santos, D.C., Fransozo, A., Morphological evidence for protandric simultaneous hermaphroditism in the caridean Exhippolysmata oplophoroides (2009) Journal of Crustacean Biology, 29 (1), pp. 34-41; Brusca, R.C., Brusca, G.J., (2007) Invertebrados, , Guanabara Koogan, Rio de Janeiro; Burkenroad, H.G., Reproductive activities of decapod Crustacea (1947) American Naturalist, 81, pp. 392-398; Chow, S., Ogasawara, Y., Taki, Y., Male reproductive systems and fertilization of the palaemonid shrimp Macrobrachium rosenbergii (1982) Bulletin of the Japanese Society of Scientific Fisheries, 48, pp. 177-183; Diaz, A.C., Fernandez-Gimenez, A.V., Petriella, A.M., Fenucci, J.P., Morphological and functional study of the male reproductive tract in the shrimp Pleoticus muelleri Bate (Decapoda, Peaeoidea) (2002) Invertebrate Reproduction and Development, 42 (1), pp. 69-74; Dougherty, W.J., Dougherty, M.M., Harris, H.G., Ultrastructural and histochemical observations on the electroejaculated spermatophores of the palaemonid shrimp Macrobrachium rosenbergii (1986) Tissue Cell, 18, pp. 709-724; Fiedler, G.C., Functional, simultaneous hermaphroditism in female-phase Lysmata amboinensis (Decapoda: Caridea: Hippolytidae) (1998) Pacific Science, 52 (2), pp. 161-169; Fransozo, V., (2008), p. 73. , Morfologia dos caracteres secundários e caracterização gonadal masculina em Xiphopenaeus kroyeri (Heller, 1862) (Crustacea, Dendrobranchiata, Penaeoidea). Dissertação de mestrado, UNESP - Botucatu, SPHaley, S.R., Ultrastructure of spermatogenesis in the Hawaiian red lobster, Enoplometopus occidentalis (Randall) (1986) Journal of Morphology, 190, pp. 81-92; Hinsch, G., Comparative organization and cytology of Sertoli cells in invertebrates (1993) The Sertoli Cells, pp. 660-683. , Cache River Press, Clearwater, FL, L. Rusell, M. Griswold (Eds.); Hinsch, G.W., Mcknight, C.E., The vas deferens of the Spanish lobster, Scyllarus chacei (1988) International Journal of Invertebrate Reproduction and Development, 13, pp. 267-280; Hinsch, G.W., Walker, M.H., The vas deferens of the spider crab, Libinia emarginata (1974) Journal of Morphology, 143, pp. 1-19; Jamieson, B.G.M., The ultrastructure of the spermatozoa of four species of xanthid crabs (Crustacea, Brachyura, Xanthidae) (1989) Journal of Submicroscopic Cytology, (21), pp. 579-584; Jamieson, B.G.M., Ultrastructural comparison of the spermatozoa of Ranina ranina (Oxystomata) and of other crabs exemplified by Portunus pelagicus (Brachygnatha) (Crustacea, Brachyura) (1989) Zoomorphology, (109), pp. 103-111; Jamieson, B.G.M., The ultrastructure of the spermatozoa of Petalomera lateralis (Gray) (Crustacea, Brachyura, Dromiacea) and its phylogenetic significance (1990) Invertebrate Reproduction and Development, 17, pp. 39-45; Jamieson, B.G.M., Tudge, C.C., Dorippids are Heterotremata: evidence from ultrastructure of the spermatozoa of Neodorippe astute (Dorippidae) and Portunus pelagicus (Portunidae) Brachyura: Decapoda (1990) Marine Biology, (106), pp. 347-354; Jerry, D., Electrical stimulation of spermatophore extrusion in the freshwater yabby (Cherax destructor) (2001) Aquaculture, 200, pp. 317-322; Junqueira, L.C.U., Junqueira, L.M.M.S., Técnicas básicas de citologia e histologia (1983) Livraria Editora Santos, pp. 48-81; Kroll, R.M., Hawkins, W.E., Overstreet, R.M., Reproductive components (1992) Microscopic Anatomy of Invertebrates: Decapod Crustacea, 10, pp. 295-343. , Wiley-Liss Inc., New York; López Greco, L.S., Vazquez, F., Rodríguez, E.M., Morphology of the male reproductive system and spermatophore formation in the freshwater " red claw" crayfish Cherax quadricarinatus (Von Martens, 1898) (Decapoda, Parastacidae) (2007) Acta Zoologica (Stockholm), 88, pp. 223-229; López-Greco, L.S., Rodríguez, E.M., Annual reproduction and growth of adult crabs Chasmagnathus granulate (Crustacea, Brachyura, Grapsidae) (1999) Cahiers de Biologie marine, 40, pp. 155-164; Malek, S.R., Bawab, F.M., The formation of the spermatophore in Penaeus kerathurus (Forskal, 1775) (Decapoda, Penaeidae). I. The initial formation of a sperm mass (1974) Crustaceana, 26, pp. 273-285; Martin, J.W., Davis, G.E., (2001) An Update Classification of the Recent Crustacea, , Natural History of Los Angeles Country Science Series; Medina, A., Garcia-Isarch, E., Sobrino, I., Abascal, F.J., Ultrastructure of the spermatozoa of Aristeopsis edwardsiana and Aristeus varidens (Crustacea, Dendrobranchiata, Aristeidae) (2006) Zoomorphology, 125, pp. 39-46; Medina, A., Structural modifications of sperm from the fiddler crab Uca tangeri (Decapoda) during early stages of fertilization (1992) Journal of Crustacean Biology, 12 (4), pp. 610-614; Medina, A., Spermatozoal ultrastructure in Dendobranchiata (Crustacea, Decapoda): taxonomic and phylogenetic considerations (1995) Advances in Spermatozoal Phylogeny and Taxonomy, 166, pp. 231-242. , Memories Museum Natural History; Medina, A., Rodríguez, A., Spermiogenesis and sperm structure in the crab Uca tangeri (Crustacea, Brachyura), with special reference to the acrosome differentiation (1992) Zoomorphology, 111, pp. 161-165; Moraes-Riodades, P.M.C., Valenti, W.C., Morphotypes in male Amazon river prawns Macrobrachium amazonicum (2004) Aquaculture, 236, pp. 297-307; Okumura, T., Hara, M., Androgenic gland cell structure and spermatogenesis during the cycle and correlation to morphotypic differentiation in the giant freshwater prawn, Macrobrachium rosenbergii (2004) Zoological Science, 21, pp. 621-628; Policansky, D., Sex change in plants and animals (1982) Annual Review of Ecology and Systematics, 13, pp. 471-495; Radha, T., Subramonian, T., Origin and nature of spermatophoricmass of the spiny lobster Panulirus homarus (1985) Marine Biology, 86, pp. 13-19; Sagi, A., Ra'anan, Z., Rapid identification of reproductive state and the receptive period of females in pond populations of Macrobrachium rosenbergii, a new technique (1985) Aquaculture, 48 (3-4), pp. 361-367; Sastry, A.N., Ecological aspects of reproduction (1983) The Biology of Crustacea. Environmental Adaptations, 8, pp. 179-270. , Academic Press, New York; Silva, G.M.F., Ferreira, M.A.P., Von Ledebur, E.I.C.F., Rocha, R.M., Gonadal structure analysis of Macrobrachium amazonicum (Heller, 1862) from a wild population: a new insight into the morphotype characterization (2009) Aquaculture Research, 40, pp. 798-803; Subramoniam, T., Light and electron microscopic studies on the seminal secretions and the vas deferens of the penaeiodean shrimp, Sicyonia ingentis (1995) Journal of Biosciences, 20 (5), pp. 691-706; Subramoniam, T., Spermatophore formation in two intertidal anomuran crabs Emerita asiatica and Albunea symnista (Decapoda: Anomura) (1984) Biological Bulletin, 166, pp. 78-95; Subramoniam, T., Chemical composition of spermatophores in Decapod crustaceans (1991) Crustacean Sexual Biology, pp. 309-321. , Columbia University Press, New York, R.T. Bauer, J.W. Martin (Eds.); Subramoniam, T., Spermatophores and sperm transfer in marine crustaceans (1993) Advances in Marine Biology, 29, pp. 129-214; Uma, K., Subramoniam, T., Histochemical characteristics of spermatophore layers of Scylla serrata (Forskal) (Decapoda: Portunidae) (1979) International Journal of Invertebrate Reproduction and Development, 1, pp. 31-40; Wielgus-Serafinska, E., Morphological and histological changes in the male gonad of the American crayfish Orconectes limosus (Rafinesque) in the annual cycle (1976) Acta Biologica Cracoviensia, Series Zoologia, 19, pp. 87-105; Word, B.H., Hobbs, H.H., Observations on the testis of the crayfish Cambarus montanus acuminatus Faxon (1958) Transactions of the American Microscopical Society, 77, pp. 435-450; Yaldwyn, J.C., Protandrous hermaphroditism in decapod prawn of the families Hippolytidae and Campilonotidae (1966) Nature, 209, pp. 1366-1378</text:p>
          </table:table-cell>
          <table:table-cell office:value-type="string" calcext:value-type="string">
            <text:p>Nunes, E.T.; Departamento de Medicina Veterinária, Centro de Ciências Agrárias, Universidade Federal do Espírito Santo, Alto Universitário, s/n, Alegre/ES 29500-000, Brazil; email: erikatnunes@yahoo.com.br</text:p>
          </table:table-cell>
          <table:table-cell table:number-columns-repeated="7"/>
          <table:table-cell office:value-type="float" office:value="9684328" calcext:value-type="float">
            <text:p>9684328</text:p>
          </table:table-cell>
          <table:table-cell/>
          <table:table-cell office:value-type="string" calcext:value-type="string">
            <text:p>MCONE</text:p>
          </table:table-cell>
          <table:table-cell office:value-type="float" office:value="20452229" calcext:value-type="float">
            <text:p>20452229</text:p>
          </table:table-cell>
          <table:table-cell office:value-type="string" calcext:value-type="string">
            <text:p>English</text:p>
          </table:table-cell>
          <table:table-cell office:value-type="string" calcext:value-type="string">
            <text:p>Micron</text:p>
          </table:table-cell>
          <table:table-cell office:value-type="string" calcext:value-type="string">
            <text:p>Article</text:p>
          </table:table-cell>
          <table:table-cell office:value-type="string" calcext:value-type="string">
            <text:p>Scopus</text:p>
          </table:table-cell>
          <table:table-cell office:value-type="string" calcext:value-type="string">
            <text:p>2-s2.0-77954384471</text:p>
          </table:table-cell>
          <table:table-cell table:number-columns-repeated="983"/>
        </table:table-row>
        <table:table-row table:style-name="ro1">
          <table:table-cell office:value-type="string" calcext:value-type="string">
            <text:p>Miyashita L.K., Pompeu M., Gaeta S.A., Lopes R.M.</text:p>
          </table:table-cell>
          <table:table-cell office:value-type="string" calcext:value-type="string">
            <text:p>Seasonal contrasts in abundance and reproductive parameters of Penilia avirostris (Cladocera, Ctenopoda) in a coastal subtropical area</text:p>
          </table:table-cell>
          <table:table-cell office:value-type="float" office:value="2010" calcext:value-type="float">
            <text:p>2010</text:p>
          </table:table-cell>
          <table:table-cell office:value-type="string" calcext:value-type="string">
            <text:p>Marine Biology</text:p>
          </table:table-cell>
          <table:table-cell office:value-type="float" office:value="157" calcext:value-type="float">
            <text:p>157</text:p>
          </table:table-cell>
          <table:table-cell office:value-type="float" office:value="11" calcext:value-type="float">
            <text:p>11</text:p>
          </table:table-cell>
          <table:table-cell/>
          <table:table-cell office:value-type="float" office:value="2511" calcext:value-type="float">
            <text:p>2511</text:p>
          </table:table-cell>
          <table:table-cell office:value-type="float" office:value="2519" calcext:value-type="float">
            <text:p>2519</text:p>
          </table:table-cell>
          <table:table-cell/>
          <table:table-cell office:value-type="float" office:value="6" calcext:value-type="float">
            <text:p>6</text:p>
          </table:table-cell>
          <table:table-cell office:value-type="string" calcext:value-type="string">
            <text:p>10.1007/s00227-010-1515-4</text:p>
          </table:table-cell>
          <table:table-cell office:value-type="string" calcext:value-type="string">
            <text:p>http://www.scopus.com/inward/record.url?eid=2-s2.0-77958016883&amp;partnerID=40&amp;md5=f75c28913a4bf1a3672670fe0695b8d0</text:p>
          </table:table-cell>
          <table:table-cell office:value-type="string" calcext:value-type="string">
            <text:p>Department of Biological Oceanography, Oceanographic Institute, University of São Paulo, Praça do Oceanográfico 191, Cidade Universitária, São Paulo 05508-120, Brazil</text:p>
          </table:table-cell>
          <table:table-cell office:value-type="string" calcext:value-type="string">
            <text:p>Miyashita, L.K., Department of Biological Oceanography, Oceanographic Institute, University of São Paulo, Praça do Oceanográfico 191, Cidade Universitária, São Paulo 05508-120, Brazil; Pompeu, M., Department of Biological Oceanography, Oceanographic Institute, University of São Paulo, Praça do Oceanográfico 191, Cidade Universitária, São Paulo 05508-120, Brazil; Gaeta, S.A., Department of Biological Oceanography, Oceanographic Institute, University of São Paulo, Praça do Oceanográfico 191, Cidade Universitária, São Paulo 05508-120, Brazil; Lopes, R.M., Department of Biological Oceanography, Oceanographic Institute, University of São Paulo, Praça do Oceanográfico 191, Cidade Universitária, São Paulo 05508-120, Brazil</text:p>
          </table:table-cell>
          <table:table-cell office:value-type="string" calcext:value-type="string">
            <text:p>We studied the population dynamics and the reproductive biology of Penilia avirostris during three consecutive years on the inner shelf off Ubatuba, Brazil. Penilia avirostris individuals and its eggs and embryos were counted, measured, and classified into stages. The species occurred throughout the studied period, in a wide temperature range (14.8-28. 2°C). Cladoceran densities were usually higher (&amp;gt;2,000 ind m-3) in warm seasons, when the water column was stratified as a consequence of bottom intrusions of the cold- and nutrient-rich South Atlantic Central Water. Juveniles, non-reproducing females, and parthenogenic females were the dominant developmental stages. Males and gamogenic females were rare and only occurred when females reached peak abundances. This suggests that in tropical and subtropical coastal seas gamogenesis in P. avirostris is not as common as in temperate seas, but may play a significant role in the density-dependent control of the population preceding unfavourable periods. © 2010 Springer-Verlag.</text:p>
          </table:table-cell>
          <table:table-cell/>
          <table:table-cell office:value-type="string" calcext:value-type="string">
            <text:p>abundance; cold water; crustacean; density dependence; egg; embryo; nutrient availability; parthenogenesis; reproductive biology; seasonality; subtropical region; water column; Brazil; Sao Paulo [Brazil]; Ubatuba; Cladocera; Ctenopoda; Penilia avirostris</text:p>
          </table:table-cell>
          <table:table-cell table:number-columns-repeated="5"/>
          <table:table-cell office:value-type="string" calcext:value-type="string">
            <text:p>Aidar, E., Gaeta, S.A., Gianesella-Galvão, S.M.F., Kutner, M.B.B., Teixeira, C., Ecossistema costeiro subtropical: nutrientes dissolvidos, fitoplâncton e clorofila-a e suas relações com as condições oceanográficas na região de Ubatuba, SP (1993) Publção Esp Inst Oceanogr S Paulo, 10, pp. 9-43; Atienza, D., Saiz, E., Calbet, A., Feeding ecology of the marine cladoceran Penilia avirostris: natural diet, prey selectivity and daily ration (2006) Mar Ecol Prog Ser, 315, pp. 211-220; Atienza, D., Calbet, A., Saiz, E., Alcaraz, M., Trepat, I., Trophic impact, metabolism, and biogeochemical role of the marine cladoceran Penilia avirostris and the co-dominant copepod Oithona nana in NW Mediterranean coastal waters (2006) Mar Biol, 150, pp. 221-235; Atienza, D., Calbet, A., Saiz, E., Lopes, R.M., Ecological success of the cladoceran Penilia avirostris in the marine environment: feeding performance, gross growth efficiencies and life history (2007) Mar Biol, 151, pp. 1385-1396; Atienza, D., Saiz, E., Skovgaard, A., Trepat, I., Calbet, A., Life history and population dynamics of the marine cladoceran Penilia avirostris (Branchiopoda: Cladocera) in the Catalan Sea (NW Mediterranean) (2008) J Plankton Res, 30, pp. 345-357; della Croce, N., Observations on the marine cladoceran Penilia avirostris in northwestern Atlantic waters (1966) US Bur Sport Fish Wildlife Tech Pap, 3, pp. 1-13; della Croce, N., Bettanin, S., Sviluppo embrionale della forma partenogenetica di Penilia avirostris Dana (1965) Cah Biol Mar, 6, pp. 269-275; della Croce, N., Bettanin, S., Formazione delle uova durevoli in Penilia avirostris Dana (1969) Cah Biol Mar, 10, pp. 95-102; della Croce, N., Venugopal, P., Penilia avirostris Dana in the Indian Ocean (Cladocera) (1973) Int Revue Ges Hydrobiol, 58, pp. 713-721; Egloff, D.A., Fofonoff, P.W., Onbé, T., Reproductive biology of marine cladocerans (1997) Adv Mar Biol, 31, pp. 79-168; Forró, L., Korovchinsky, N., Kotov, A.A., Petrusek, A., Global diversity of cladocerans (Cladocera; Crustacea) in freshwater (2008) Hydrobiologia, 595, pp. 177-184; Frey, D.G., Contrasting strategies of gamogenesis in northern and southern populations of Cladocera (1982) Ecology, 63, pp. 223-241; Grahame, J., Zooplankton of a tropical harbour: the numbers, composition, and response to physical factors of zooplankton in Kingston Harbour, Jamaica (1976) J Exp Mar Biol Ecol, 25, pp. 219-237; Gyllström, M., Hansson, L.A., Dormancy in freshwater zooplankton: induction, termination and the importance of benthic-pelagic coupling (2004) Aquat Sci, 66, pp. 274-295; Hairston Jr, N.G., Cáceres, C.A., Distribution of crustacean diapauses: micro and macroevolutionary pattern and process (1996) Hydrobiologia, 320, pp. 27-44; Hairston Jr, N.G., Fox, J.A., Egg banks (2009) Encyclopedia of Inland Waters, 3, pp. 659-666. , G. E. Likens (Ed.), Oxford: Elsevier; Katechakis, A., Stibor, H., Feeding selectivities on the marine cladocerans Penilia avirostris, Podon intermedius and Evadne nordmanni (2004) Mar Biol, 145, pp. 529-539; Kleiven, O.T., Larsson, P., Hobaek, A., Sexual reproduction in Daphnia magna requires three stimuli (1992) Oikos, 65, pp. 197-206; Liang, T.H., Vega-Pérez, L.A., Studies on chaetognaths off Ubatuba region, Brazil. II. Feeding habits (1995) Bolm Inst Oceanogr S Paulo, 43, pp. 27-40; Lipej, L., Mozetic, P., Turk, V., Malej, A., The trophic role of the marine cladoceran Penilia avirostris in the Gulf of Trieste (1997) Hydrobiologia, 360, pp. 197-203; Longhurst, A.R., The structure and evolution of plankton communities (1985) Progr Oceanogr, 15, pp. 1-35; Lürling, M., Roozen, F., van Donk, E., Goser, B., Response of Daphnia to substances released from crowded congeners and conspecifics (2003) J Plankton Res, 25, pp. 967-978; Marazzo, A., Valentin, J.L., Spatial and temporal variations of Penilia avirostris and Evadne tergestina (Crustacea, Branchiopoda) in a tropical bay, Brazil (2001) Hydrobiologia, 445, pp. 133-139; Marazzo, A., Valentin, J.L., Penilia avirostris (Crustacea, Ctenopoda) in a tropical bay: variations in density and aspects of reproduction (2003) Acta Oecol, 24, pp. S251-S257; Marazzo, A., Valentin, J.L., Population dynamics of Penilia avirostris (Dana, 1852) (Cladocera) in a tropical bay (2003) Crustaceana, 76, pp. 803-817; Marazzo, A., Valentin, J.L., Reproductive aspects of marine cladocerans Penilia avirostris and Pseudevadne tergestina (Crustacea, Branchiopoda) in the outer part of Guanabara Bay, Brazil (2004) Braz J Biol, 64, pp. 543-549; Mullin, M.M., Onbé, T., Diel reproduction and vertical distributions of the marine cladocerans, Evadne tergestina and Penilia avirostris, in contrasting coastal environments (1992) J Plankton Res, 14, pp. 41-59; Nip, T.H.M., Ho, W.Y., Wong, C.K., Feeding ecology of larval and juvenile black seabream (Acanthopagrus schlegeli) and Japanese seaperch (Lateolabrax japonicus) in Tolo Harbour, Hong Kong (2003) Environ Biol Fish, 66, pp. 197-209; Olmstead, A.W., Leblanc, G.A., Juvenoid hormone methyl farnesoate is a sex determinant in the crustacean Daphnia magna (2002) J Exp Zool, 293, pp. 736-739; Onbé, T., Seasonal fluctuations in the abundance of populations of marine cladocerans and their resting eggs in the Inland Sea of Japan (1985) Mar Biol, 87, pp. 83-88; Onbé, T., Ctenopoda and Onychopoda (= Cladocera) (1999) South Atlantic Zooplankton, pp. 797-813. , D. Boltovskoy (Ed.), Leiden: Backhuys Publishers; Onbé, T., Ikeda, T., Marine cladocerans in Toyama Bay, southern Japan: seasonal occurrence and day-night vertical distributions (1995) J Plankton Res, 17, pp. 595-609; Paffenhöfer, G.A., Wester, B.T., Nicholas, W.D., Zooplankton abundance in relation to state and type of intrusions onto the southeastern United States shelf during summer (1984) J Mar Res, 42, pp. 995-1017; Rocha, C.E.F., Distribution of the marine cladocerans (Crustacea, Branchiopoda) off Santos, Brazil (1982) Bol Zool Univ S Paulo, 7, pp. 155-169; Roff, J.C., Hopcroft, R.R., High precision microcomputer based measuring system for ecological research (1986) Can J Fish Aquat Sci, 43, pp. 2044-2048; Rose, K., Roff, J.C., Hopcroft, R.R., Production of Penilia avirostris in Kingston Harbour, Jamaica (2004) J Plankton Res, 26, pp. 605-615; Saldanha-Corrêa, F.M.P., Gianesella, S.M.F., A microcosm approach on the potential effects of the vertical mixing of water masses over the primary productivity and phytoplankton biomass in the southern Brazilian coastal region (2004) Braz J Oceanogr, 52, pp. 167-182; Smith, A.S., Acharya, K., Jack, J., Overcrowding, food and phosphorus limitation effects on ephippia production and population dynamics in the invasive species Daphnia lumholtzi (2009) Hydrobiologia, 618, pp. 47-56; Tang, K., Chen, Q.C., Wong, C.K., Distribution and biology of marine cladocerans in the coastal waters of southern China (1995) Hydrobiologia, 307, pp. 99-107; Turner, J.T., Tester, P.A., Ferguson, R.L., The marine cladoceran Penilia avirostris and the 'microbial loop' of pelagic food webs (1988) Limnol Oceanogr, 33, pp. 245-255; Welschmeyer, N.A., Fluorometric analysis of chlorophyll a in the presence of chlorophyll b and pheopigments (1994) Limnol Oceanogr, 39, pp. 1985-1992; Wong, C.K., Ji, C., Nip, T.H.M., Diel cycle in the percentage abundance of parthenogenetic females with embryos of different developmental stages in four species of marine cladocerans (2004) J Plankton Res, 26, pp. 1095-1103; Wong, C.K., Vivian, C.Y.L., Chan, A., Diel cycles of reproduction and vertical migration in the marine cladocerans Pseudevadne tergestina and Penilia avirostris (2008) J Plankton Res, 30, pp. 65-73; Yoo, K.I., Kim, S.W., Seasonal distribution of marine cladocerans in Chinhae Bay, Korea (1987) J Oceanol Soc Kor, 22, pp. 80-86; Zaret, T.M., Predators, invisible prey, and nature of polymorphism in Cladocera (Class Crustacea) (1972) Limnol Oceanogr, 17, pp. 171-184</text:p>
          </table:table-cell>
          <table:table-cell office:value-type="string" calcext:value-type="string">
            <text:p>Miyashita, L. K.; Department of Biological Oceanography, Oceanographic Institute, University of São Paulo, Praça do Oceanográfico 191, Cidade Universitária, São Paulo 05508-120, Brazil; email: leonardo.miyashita@usp.br</text:p>
          </table:table-cell>
          <table:table-cell table:number-columns-repeated="7"/>
          <table:table-cell office:value-type="float" office:value="253162" calcext:value-type="float">
            <text:p>253162</text:p>
          </table:table-cell>
          <table:table-cell/>
          <table:table-cell office:value-type="string" calcext:value-type="string">
            <text:p>MBIOA</text:p>
          </table:table-cell>
          <table:table-cell/>
          <table:table-cell office:value-type="string" calcext:value-type="string">
            <text:p>English</text:p>
          </table:table-cell>
          <table:table-cell office:value-type="string" calcext:value-type="string">
            <text:p>Mar. Biol.</text:p>
          </table:table-cell>
          <table:table-cell office:value-type="string" calcext:value-type="string">
            <text:p>Article</text:p>
          </table:table-cell>
          <table:table-cell office:value-type="string" calcext:value-type="string">
            <text:p>Scopus</text:p>
          </table:table-cell>
          <table:table-cell office:value-type="string" calcext:value-type="string">
            <text:p>2-s2.0-77958016883</text:p>
          </table:table-cell>
          <table:table-cell table:number-columns-repeated="983"/>
        </table:table-row>
        <table:table-row table:style-name="ro1">
          <table:table-cell office:value-type="string" calcext:value-type="string">
            <text:p>Simoes S.M., Costa R.C., Fransozo A., Castilho A.L.</text:p>
          </table:table-cell>
          <table:table-cell office:value-type="string" calcext:value-type="string">
            <text:p>Diel variation in abundance and size of the seabob shrimp xiphopenaeus kroyeri (crustacea, penaeoidea) in the ubatuba region, southeastern Brazil</text:p>
          </table:table-cell>
          <table:table-cell office:value-type="float" office:value="2010" calcext:value-type="float">
            <text:p>2010</text:p>
          </table:table-cell>
          <table:table-cell office:value-type="string" calcext:value-type="string">
            <text:p>Anais da Academia Brasileira de Ciencias</text:p>
          </table:table-cell>
          <table:table-cell office:value-type="float" office:value="82" calcext:value-type="float">
            <text:p>82</text:p>
          </table:table-cell>
          <table:table-cell office:value-type="float" office:value="2" calcext:value-type="float">
            <text:p>2</text:p>
          </table:table-cell>
          <table:table-cell/>
          <table:table-cell office:value-type="float" office:value="369" calcext:value-type="float">
            <text:p>369</text:p>
          </table:table-cell>
          <table:table-cell office:value-type="float" office:value="378" calcext:value-type="float">
            <text:p>378</text:p>
          </table:table-cell>
          <table:table-cell/>
          <table:table-cell office:value-type="float" office:value="13" calcext:value-type="float">
            <text:p>13</text:p>
          </table:table-cell>
          <table:table-cell/>
          <table:table-cell office:value-type="string" calcext:value-type="string">
            <text:p>http://www.scopus.com/inward/record.url?eid=2-s2.0-77954181872&amp;partnerID=40&amp;md5=4fd962fb426c8130a98d538d12b90110</text:p>
          </table:table-cell>
          <table:table-cell office:value-type="string" calcext:value-type="string">
            <text:p>LABCAM (Laboratory of Marine Biology and Shrimps Freshwater), Department of Biological Sciences, Faculty of Sciences UNESP, Bauru Avenida Luis Edmundo Carrijo fell, 14-01, 17033-360 Bauru, SP, Brazil; NEBECC (Center for Studies in Biology, Ecology and Cultivation of Crustaceans), Department of Zoology Biosciences Institute UNESP, Botucatu, District of southeastern Brazil, 18618-970 Botucatu, SP, Brazil; Departamento of Biology, State College of Philosophy, Sciences and Letters of Uniao da Vitoria Praça Coronel Amazonas, 84600-000 Uniao da Vitoria, PR, Brazil</text:p>
          </table:table-cell>
          <table:table-cell office:value-type="string" calcext:value-type="string">
            <text:p>Simões, S.M., LABCAM (Laboratory of Marine Biology and Shrimps Freshwater), Department of Biological Sciences, Faculty of Sciences UNESP, Bauru Avenida Luis Edmundo Carrijo fell, 14-01, 17033-360 Bauru, SP, Brazil, NEBECC (Center for Studies in Biology, Ecology and Cultivation of Crustaceans), Department of Zoology Biosciences Institute UNESP, Botucatu, District of southeastern Brazil, 18618-970 Botucatu, SP, Brazil; Costa, R.C., LABCAM (Laboratory of Marine Biology and Shrimps Freshwater), Department of Biological Sciences, Faculty of Sciences UNESP, Bauru Avenida Luis Edmundo Carrijo fell, 14-01, 17033-360 Bauru, SP, Brazil, NEBECC (Center for Studies in Biology, Ecology and Cultivation of Crustaceans), Department of Zoology Biosciences Institute UNESP, Botucatu, District of southeastern Brazil, 18618-970 Botucatu, SP, Brazil; Fransozo, A., NEBECC (Center for Studies in Biology, Ecology and Cultivation of Crustaceans), Department of Zoology Biosciences Institute UNESP, Botucatu, District of southeastern Brazil, 18618-970 Botucatu, SP, Brazil; Castilho, A.L., NEBECC (Center for Studies in Biology, Ecology and Cultivation of Crustaceans), Department of Zoology Biosciences Institute UNESP, Botucatu, District of southeastern Brazil, 18618-970 Botucatu, SP, Brazil, Departamento of Biology, State College of Philosophy, Sciences and Letters of Uniao da Vitoria Praça Coronel Amazonas, 84600-000 Uniao da Vitoria, PR, Brazil</text:p>
          </table:table-cell>
          <table:table-cell office:value-type="string" calcext:value-type="string">
            <text:p>The objective of the present study was to analyze diel variation in the abundance and size of the seabob shrimp Xiphopenaeus kroyeri in the Ubatuba region, state of São Paulo, during the year 2000. In each season of the year, collections were made in the day and at night on 9 transects at depths ranging from 2 to 40 m. The estimated shrimp amount was of 28,878 individuals. Although the catch rate was higher during the day (15,853 shrimp), this did not differ significantly from the catch at night (13,025). The catch rate was higher in daytime on most transects, but was higher at night at locations where fine and very fine sand predominated. The majority of juveniles were caught during the day. The mean size (CL) was 14.43 ± 4.02 mm for day and 14.82 ± 4.28 mm for night samples, and the difference was significant (Student's t-test, df = 2, 429, t = 2.27, p = 0.02). The largest individuals were caught during the night. None of the three models that have been proposed in the literature to account for differences in the diurnal catch pattern of penaeid species can be applied to X. kroyeri. Our results provide evidence that sediment type not only influenced the catch rate in the analyzed periods, but also determined which models might fit the behavior of this species.</text:p>
          </table:table-cell>
          <table:table-cell office:value-type="string" calcext:value-type="string">
            <text:p>Abundance; Distribution; Penaeidae; Xiphopenaeus kroyeri</text:p>
          </table:table-cell>
          <table:table-cell office:value-type="string" calcext:value-type="string">
            <text:p>animal; article; Brazil; circadian rhythm; histology; Penaeidae; physiology; population density; population dynamics; season; Animals; Brazil; Circadian Rhythm; Penaeidae; Population Density; Population Dynamics; Seasons; Crustacea; Decapoda (Crustacea); Penaeidae; Penaeoidea; Xiphopenaeus kroyeri</text:p>
          </table:table-cell>
          <table:table-cell table:number-columns-repeated="5"/>
          <table:table-cell office:value-type="string" calcext:value-type="string">
            <text:p>Bauer, R.T., Penaeoid shrimp fauna from tropical sea-grass meadows: Species composition, diurnal, and seasonal variation in abundance (1985) Proc Biol Soc Wash, 98, pp. 177-190; Bauer, R.T., Lin, J., Temporal patterns of reproduction and recruitment in populations of the penaeid shrimps Trachypenaeus similis (Smith) and T. constrictus (Stimp-son) (Crustacea: Decapoda) from the north-central gulf of Mexico (1994) J Exp Mar Biol Ecol, 182, pp. 205-222; Bertini, G., Fransozo, A., Costa, R.C., Ecological distribution of three species of Persephona (Brachyu-ra: Leucosiidae) in the Ubatuba region, Sao Paulo, Brazil (2001) Nauplius, 9, pp. 31-42; Bishop, J.M., Ye, Y., Alsaffar, A.H., Al-Foudari, H.M., Al-Jazzaf, S., Diurnal and nocturnal catchability of Kuwait's commercial shrimps (2008) Fish Res, 94, pp. 58-72; Castilho, A.L., Pie, M.R., Fransozo, A., Pinheiro, A.P., Costa, R.C., The relationship between environmental variation and species abundance in shrimp community (Crustacea: Decapoda: Penaeoidea) in south-eastern Brazil (2008) J Mar Biol Assoc UK, 88, pp. 119-123; Castro, R.H., Costa, R.C., Fransozo, A., Mantelatto, F.L.M., Population structure of the seabob shrimp Xiphopenaeus kroyeri (Heller, 1862) (Crustacea: Penaeoidea) in the littoral of São Paulo, Brazil (2005) Sci Mar, 69 (4), pp. 105-112; Castro-Filho, B.M., Miranda, L.B., Myao, S.Y., Condições hidrográficas na plataforma continental ao largo de Ubatuba: Variações sazonais e em media escala (1987) Boletim Do Instituto Oceanográfico, 35 (2), pp. 135-151; Cobb, S.P., Futch, C.R., Camp, D.K., The rock shrimp, Sicyonia brevirostris Stimpson, 1871 (Decapoda, Penaeidae) (1973) Mem Hourglass Cruises, 3, pp. 1-38; Costa, R.C., Fransozo, A., Reproductive biology of the shrimp Rimapenaeus constrictus (Decapoda: Penaeidae) in the region of Brazil (2004) J Crust Biol, 24, pp. 274-281; Costa, R.C., Fransozo, A., Freire, F.A.M., Castilho, A.L., Abundance and ecological distribution of the sete-barbas shrimp Xiphopenaeus kroyeri (Heller, 1862) (Decapoda: Penaeoidea) in three bays of the Ubatuba region, south-eastern Brazil (2007) Gulf Caribbean Res, 19, pp. 33-41; Dall, W., Hill, B.J., Rothilsberg, P.C., Staples, D.J., The biology of the Penaeidae (1990) Advances in Marine Biology, pp. 1-489. , Blaxter JHS and Southward AJ (Eds), San Diego, Academic Press; D'Incao, F., Valentini, H., Rodrigues, L.F., Avaliação da pesca de camarões nas regiões Sudeste e Sul do Brasil (2002) Atlântica, 24 (2), pp. 103-116; Fransozo, A., Costa, R.C., Pinheiro, M.A.A., Santos, S., Mantelatto, F.L.M., Juvenile recruitment of the seabob Xiphopenaeus kroyeri (Heller, 1862) (De-capoda, Penaeidea) in the Fortaleza Bay, Ubatuba, SP, Brazil (2000) Nauplius, 8 (2), pp. 179-184; Fransozo, A., Costa, R.C., Mantelatto, F.L.M., Pinheiro, M.A.A., Santos, S., Composition and abundance shrimp species (Penaeidea and Caridea) in Fortaleza bay, Ubatuba, São Paulo, Brasil (2002) Moddern Approaches Study 14 Crustacea, pp. 117-123. , Briones E and Alvarez F (Eds), Kluwer Academic Publishers; Fuss Jr., C.M., Ogren, L.H., Factors affecting activity and burrowing habits of the pink shrimp, Penaeus duorarun Burkenroad (1966) Biol Bull, 130, pp. 170-191; Gusmão, J., Lazoski, C., Monteiro, F.A., Solé-Cava, A.M., Cryptic species and population structuring of the Atlantic and Pacific seabob shrimp species, Xiphope-naeus kroyeri and Xiphopenaeus riveti (2006) Mar Biol, 149, pp. 491-502; Kutty, M.N., Murugopoopathy, G., Diurnal activity on the prawn Penaeus seisulcatus De Haan (1968) J Mar Biol Assoc India, 10, pp. 95-98; Laprise, R., Blader, S.J.M., Predation by Moses perch, Lutjanus russelli, and blue-spotted trevally, Caranx bucculentus, on juvenile brown tiger prawn, Penaeus esculentus: Effects of habitat structure and time of day (1992) J Fish Biol, 40, pp. 627-635; Mantelatto, F.L.M., Fransozo, A., Reproductive biology and moulting cycle of the crab Callinectes ornatus (Decapoda: Portunidae) from the Ubatuba region, São Paulo, Brazil (1999) Crustaceana, 72, pp. 63-76; Mantelatto, F.L.M., Fransozo, A., Brachyuran community in Ubatuba Bay, Northern Coast of São Paulo State, Brazil (2000) J Shellfish Res, 19 (2), pp. 701-709; Minello, T.J., Zimmerman, R.J., Martinez, E.X., Fish predation on juvenile brown shrimp, Penaeus aztecus Ives: Effects of turbidity and substratum on predation rates (1987) Fish Bull, 85, pp. 59-70; Moctezuma, M.A., Blake, B.F., Burrowing activity in Penaeus vannaei Boone from the Caimanero-Huizache Lagoon system on the Pacific Coast of Mexico (1981) Bull Mar Sci, 31 (2), pp. 312-317; Nakagaki, J.M., Negreiros-Fransozo, M.L., Population biology of Xyphopenaeus kroyeri (Heller, 1862) (ecapoda: Penaeidae) fro batuba ay, Sao Paulo, Brazil (1998) J Shellfish Res, 17 (4), pp. 931-935; Negreiros-Fransozo, M.L., Reigada, A.L.D., Nakagaki, J.M., Diel variations in decapod catch rate and size of captured individuals in a subtropical area of Brazil (1999) The Biodiversity Crisis and Crustacea, 2, pp. 643-656. , Schram FR (Org), 1st ed., Leiden, Brill; Paiva, M.P., Recursos pesqueiros estuarinos marinhos do Brasil. Edições UFC (1997) Fortaleza, p. 278; Pedersen, O.B., Christiansen, C., Laursen, M.B., Wind induced long term increase and short term flutuations of shallow waters suspend mater and nutrient concentrations, Ringkobing Fjord, Denmark (1995) International J Mar Biol, 41, pp. 273-287; Penn, J.W., The behavior and catchability of some commercially exploited penaeids and their relationship to stock and recruitment (1984) Penaeid Shrimps - The Biology and Management, pp. 173-186. , Gulland JA and Rpthschiid B J (Eds), Fishing News Books Limited, Farnham; Pérez-Farfante, I., Range extension of shrimp Pe-naeus (Melicertus) brasiliensis Latreille, 1817 (Decapoda, Penaeidae) (1971) Bull Mar Sci, 21 (3), pp. 745-746; Pérez-Farfante, I., Kensley, B., Penaeoid and Segestoid shrimps and Pawns of the World. Keys and di-agnosese for the families and genera (1997) Éditions du Muséum national d'histoire naturalle, p. 233. , Paris; Scelzo, M.A., Day and night abundance and density of juveniles pink shrimps Farfantepenaeus notialis (Perez-Farfante) and Farfantepenaeus brasiliensis (Latreille) in La Restinga lagoon, Margarita Island, Venezuela (Deca-poda, Penaeidae) (2003) Nauplius, 1, pp. 1-13; Sogard, S.M., Able, K.M., Diel variantion in immigration of fishes and decapod crustaceans to artificial seagrass habitat (1994) Estuaries, 17 (3), pp. 622-630; Zar, J.H., (1999) Biostatistical Analysis, pp. 1-663. , Prentice Hall, New Jersey</text:p>
          </table:table-cell>
          <table:table-cell office:value-type="string" calcext:value-type="string">
            <text:p>Costa, R. C.; LABCAM (Laboratory of Marine Biology and Shrimps Freshwater), Department of Biological Sciences, Faculty of Sciences UNESP, Bauru Avenida Luis Edmundo Carrijo fell, 14-01, 17033-360 Bauru, SP, Brazil; email: rccosta@fc.unesp.br</text:p>
          </table:table-cell>
          <table:table-cell table:number-columns-repeated="7"/>
          <table:table-cell office:value-type="float" office:value="13765" calcext:value-type="float">
            <text:p>13765</text:p>
          </table:table-cell>
          <table:table-cell table:number-columns-repeated="2"/>
          <table:table-cell office:value-type="float" office:value="20563418" calcext:value-type="float">
            <text:p>20563418</text:p>
          </table:table-cell>
          <table:table-cell office:value-type="string" calcext:value-type="string">
            <text:p>English</text:p>
          </table:table-cell>
          <table:table-cell office:value-type="string" calcext:value-type="string">
            <text:p>Anais Acad. Bras. Cienc.</text:p>
          </table:table-cell>
          <table:table-cell office:value-type="string" calcext:value-type="string">
            <text:p>Article</text:p>
          </table:table-cell>
          <table:table-cell office:value-type="string" calcext:value-type="string">
            <text:p>Scopus</text:p>
          </table:table-cell>
          <table:table-cell office:value-type="string" calcext:value-type="string">
            <text:p>2-s2.0-77954181872</text:p>
          </table:table-cell>
          <table:table-cell table:number-columns-repeated="983"/>
        </table:table-row>
        <table:table-row table:style-name="ro1">
          <table:table-cell office:value-type="string" calcext:value-type="string">
            <text:p>Costa T.M., Christofoletti R.A., Pinheiro M.A.A.</text:p>
          </table:table-cell>
          <table:table-cell office:value-type="string" calcext:value-type="string">
            <text:p>Epibionts on Arenaeus cribrarius (Brachyura: Portunidae) from Brazil</text:p>
          </table:table-cell>
          <table:table-cell office:value-type="float" office:value="2010" calcext:value-type="float">
            <text:p>2010</text:p>
          </table:table-cell>
          <table:table-cell office:value-type="string" calcext:value-type="string">
            <text:p>Zoologia</text:p>
          </table:table-cell>
          <table:table-cell office:value-type="float" office:value="27" calcext:value-type="float">
            <text:p>27</text:p>
          </table:table-cell>
          <table:table-cell office:value-type="float" office:value="3" calcext:value-type="float">
            <text:p>3</text:p>
          </table:table-cell>
          <table:table-cell/>
          <table:table-cell office:value-type="float" office:value="387" calcext:value-type="float">
            <text:p>387</text:p>
          </table:table-cell>
          <table:table-cell office:value-type="float" office:value="394" calcext:value-type="float">
            <text:p>394</text:p>
          </table:table-cell>
          <table:table-cell/>
          <table:table-cell office:value-type="float" office:value="2" calcext:value-type="float">
            <text:p>2</text:p>
          </table:table-cell>
          <table:table-cell office:value-type="string" calcext:value-type="string">
            <text:p>10.1590/S1984-46702010000300010</text:p>
          </table:table-cell>
          <table:table-cell office:value-type="string" calcext:value-type="string">
            <text:p>http://www.scopus.com/inward/record.url?eid=2-s2.0-79954583343&amp;partnerID=40&amp;md5=d1071276b4a1da42a2f199e52bea7237</text:p>
          </table:table-cell>
          <table:table-cell office:value-type="string" calcext:value-type="string">
            <text:p>Universidade Estadual Paulista, Campus Experimental do Litoral Paulista, Research Group in Crustacean Biology, Praça Infante D. Henrique, 11330-900 São Vicente, São Paulo, Brazil</text:p>
          </table:table-cell>
          <table:table-cell office:value-type="string" calcext:value-type="string">
            <text:p>Costa, T.M., Universidade Estadual Paulista, Campus Experimental do Litoral Paulista, Research Group in Crustacean Biology, Praça Infante D. Henrique, 11330-900 São Vicente, São Paulo, Brazil; Christofoletti, R.A., Universidade Estadual Paulista, Campus Experimental do Litoral Paulista, Research Group in Crustacean Biology, Praça Infante D. Henrique, 11330-900 São Vicente, São Paulo, Brazil; Pinheiro, M.A.A., Universidade Estadual Paulista, Campus Experimental do Litoral Paulista, Research Group in Crustacean Biology, Praça Infante D. Henrique, 11330-900 São Vicente, São Paulo, Brazil</text:p>
          </table:table-cell>
          <table:table-cell office:value-type="string" calcext:value-type="string">
            <text:p>Mean prevalence and intensity of infestations by epibionts were evaluated in Arenaeus cribrarius (Lamarck, 1818), based on monthly samplings (May/1991 to April/1993), in Ubatuba, Brazil. Bryozoans were quantified in terms of colony numbers and barnacles by the number of specimens. Prevalence of infestation was determined in 1,914 individuals of A. cribrarius and assessed with respect to sex, maturity stage and season. No significant interaction was detected between epibionts and biological host factors. Males showed a higher infestation rate by Chelonibia patula (Ranzani, 1818) when compared to mature non-ovigerous females, yet Octolasmis lowei Darwin, 1851 infestation was associated to adult crabs. The ovigerous females of A. cribrarius showed a higher prevalence of infestation than males and non-ovigerous females, with lower infestations being recorded during winter. A synchrony between the life cycle of the epibionts and their hosts was evident and promotes the continuity of the former in the area. © 2010 Sociedade Brasileira de Zoologia.</text:p>
          </table:table-cell>
          <table:table-cell office:value-type="string" calcext:value-type="string">
            <text:p>Bryozoan; Chelonibia patula; Epibiosis; Octolasmis lowei</text:p>
          </table:table-cell>
          <table:table-cell office:value-type="string" calcext:value-type="string">
            <text:p>Arenaeus cribrarius; Brachyura; Bryozoa; Chelonibia patula; Decapoda (Crustacea); Octolasmis lowei; Portunidae; Thoracica</text:p>
          </table:table-cell>
          <table:table-cell table:number-columns-repeated="5"/>
          <table:table-cell office:value-type="string" calcext:value-type="string">
            <text:p>Abelló, P., Corbera, J., Epibiont bryozoans (Bryozoa, Ctenostomatida) of the crab Goneplax rhomboides (Brachyura, Goneplacidae) off the Ebro delta (western Mediterranean (1996) Miscelania Zoologica, 19, pp. 43-52; Abelló, P., Villaneuva, R., Gili, J.M., Epibiosis in deep-sea crab populations as indicator of biological and behavioural characteristics of the host (1990) Journal of the Marine Biological Association of the United Kingdom, 70, pp. 687-695; Barnes, H., Bagenal, T.B., Observation on Nephrops norvegicus (L.) and on an epizoic population of Balanus crenatus Brug (1951) Journal of the Marine Biological Association Of the United Kingdom, 30, pp. 369-380; Bauer, R.T., Decapod crustacean grooming: Functional morphology, adaptive value and phylogenetic significance (1989) Functional Morphology of Feeding and Grooming In Crustacea. Rotterdam, Crustacean Issues, 6, pp. 49-74. , In: B.E. FELGENHAUER &amp; L. WATLING &amp; A.B. THISTLE; Becker, K., Wahl, M., Behaviour patterns as natural antifouling mechanisms of tropical marine crabs (1996) Journal Of Experimental Marine Biology and Ecology, 203, pp. 245-258; Christie, A.O., Dalley, R., Barnacle fouling and its prevention (1987) Barnacle Biology, 5, pp. 419-433. , A.J. SOUTHWARD (Ed), Rotterdam, Crustacean Issues; Crisp, D.J., Chelonibia patula (Ranzani), a pointer to the evolution of the complemental male (1983) Marine Biology Letters, 4 (5), pp. 281-294; Davis, A.R., White, G.A., Epibiosis in a guild of sessile subtidal invertebrates in southeastern Australia: A quantitative survey (1994) Journal of Experimental Marine Biology and Ecology, 177, pp. 1-14; Eggleston, D., Synchronization between moulting in Calocaris macandrea (Decapoda) and reproduction in its epibiont Triticella (sic) koreni (1971) Journal of the Marine Biological Association of the United Kingdom, 51, pp. 409-410; Fernandez-Leborans, G., Protist-bryozoan-crustacean hyperepibiosis on Goneplax rhomboides (Linnaeus, 1758) (Decapoda, Brachyura) from the NW Mediterranean coast (2003) Crustaceana, 76 (4), pp. 479-497; Ganon, A.T., Wheatly, M.G., Physiological effects of an ectocommensal gill barnacle, Octolasmis muelleri on gas exchange in the blue crab Callinectes sapidus (1992) Journal of Crustacean Biology, 12 (1), pp. 11-18; Gili, J.M., Abelló, P., Villanueva, R., Epibionts and intermoult duration in the crab Bathynectes piperitus (1993) Marine Ecology Progress Series, 98, pp. 107-113; Gordon, D.P., Wear, R.G., A new ctenostome bryozoans ectosymbiotic with terminal-moult paddle crabs (Portunidae) in New Zealand (1999) New Zealand Journal of Zoology, 26, pp. 373-380; Haefner Jr., P.A., Morphometry, reproduction, diet, and epizoites of Ovalipes stephensoni Williams, 1976 (Decapoda, Brachyura) (1985) Journal of Crustacean Biology, 5 (4), pp. 658-672; Ingle, R.W., Shallow-water crabs (1983) Synopses of the British Fauna New Series, 25, pp. 1-206; Itani, G., Kato, M., Shirayama, Y., Behaviour of the shrimp ectosymbionts, Peregrinamor ohshimai (Mollusca: Bivalvia) and Phyllodurus sp. (Crustacea: Isopoda) through host ecdyses (2002) Journal of the Marine Biological Association of The United Kingdom, 82, pp. 69-78; Jeffries, W.B., Voris, H.K., The distribution, size, and reproduction of the pedunculate barnacle, Octolasmis mülleri (Coker, 1902), on the blue crab, Callinectes sapidus (Rathbun, 1896) (1983) Fieldiana Zoology, 16, pp. 1-10; Jeffries, W.B., Voris, H.K., Yang, C.M., Diversity and distribution of the pedunculate barnacle Octolasmis Gray, 1825, epizoic on the scyllarid lobster, Thenus orientalis (1984) Crustaceana, 46 (3), pp. 300-308; Jeffries, W.B., Voris, H.K., Yang, C.M., Species recognition among the pedunculate barnacles (Cirripedia: Thoracica) on the mangrove crabs, Scylla serrata (1991) Raffles Bulletin of Zoology, 40 (1), pp. 83-92; Jeffries, W.B., Voris, H.K., Poovachiranon, S., Age of the mangrove crab Scylla serrata at colonization by stalked barnacles of the genus Octolasmis (1992) Biological Bulletin, 182, pp. 188-194; Key Jr., M.M., Winston, J.E., Volpe, J.W., Jefries, W.B., Voris, H.K., Bryozoan fouling of the blue crab Callinectes sapidus at Beaufort North Carolina (1999) Bulletin of Marine Science, 64 (3), pp. 513-533; Key Jr., M.M., Volpe, J.W., Jeffries, W.B., Voris, H.K., Barnacles fouling of the blue crab Callinectes sapidus at Beaufort, North Carolina (1997) Journal of Crustacean Biology, 17 (3), pp. 424-439; Key Jr., M.M., Jeffries, W.B., Voris, H.K., Yang, C.M.S., Epizoic bryozoans, horseshoe crabs, and other mobile benthic substrates (1996) Bulletin of Marine Science, 58 (2), pp. 368-384; Maldonato, M., Uriz, M.J., Relationship between sponges and crabs: Patterns of epibiosis on Inachus aguiarii (Decapoda: Majidae) (1992) Marine Biology, 113, pp. 281-286; Mantelatto, F.L., O'Brien, J.J., Biag, R., Parasites and symbionts of crabs from Ubatuba Bay, São Paulo State, Brazil (2003) Comparative Parasitology, 70 (2), pp. 211-214; McGaw, I.J., Epibionts of sumpatric species of Cancer crabs in Barkley Sound, British Columbia (2006) Journal of Crustacean Biology, 26 (1), pp. 85-93; Molenock, J., Gomez, E.D., Larval stages and settlement of the barnacle Balanus (Conopea) galeatus (L.) (Cirripedia Thoracica) (1972) Crustaceana, 23, pp. 100-108; Negreiros-Fransozo, M.L., Costa, T.M., Fransozon, A., Epibiosis and molting in two species of Callinectes (Decapoda: Portunidae) from Brazil (1995) Revista Biologia Tro-Pical, 43 (1-3), pp. 257-264; Overstreet, R.M., Metazoan Symbionts of Crustraceans (1983) The Biology of Crustacea: Pathobiology, 6, pp. 155-250. , A.J. PROVENZANO JR (Ed), New York, Academic Press; Parapar, J., Fernandez, L., Gonzalez-Gurriaran, E., Muiño, R., Epibiosis and masking material in the spider crab Maja squinado (Decapoda: Majidae) in the Ria de Arousa (Galicia, NW Spain (1997) Cahiers De Biologie Marine, 38 (4), pp. 221-234; Pasternak, Z., Abelson, A., Achituv, Y., Orientation of Chelonibia patula (Crustacea: Cirripedia) on the carapace of its crab host is determined by the feeding mechanism of the adult barnacles (2002) Journal of the Marine Biological Association of the United Kingdom, 82, pp. 583-588; Pearse, A.S., Parasitic Crustacea from the Texas coast (1952) Publication Institute of Marine Science, University of Texas, 2 (2), pp. 5-42; Perry, H.M., The blue crab fishery in Mississippi (1975) Gulf Research Reports, 5, pp. 39-57; Philips, W.J., Cannon, L.R.G., Ecological observations on the commercial sand crab, Portunus pelagicus (L.), and its parasite, Sacculina granifera Boschma, 1973 (Cirripedia: Rhizocephala) (1978) Journal of Fish Diseases, 1, pp. 137-149; Pinheiro, M.A.A., Fransozo, A., Sexual maturity of the speckled swimming crab Arenaeus cribrarius (Lamarck, 1818) (Decapoda, Brachyura, Portunidae), in the Ubatuba litoral, São Paulo state, Brazil (1998) Crustaceana, 71 (4), pp. 434-452; Pinheiro, M.A.A., Fransozo, A., Reproductive behavior of the swimming crab Arenaeus cribrarius (Lamarck, 1818) (Crustacea, Brachyura, Portunidae) in captivity (1999) Bulletin of Marine Science, 64 (2), pp. 243-253; Pinheiro, M.A.A., Fransozo, A., Reproductive of the speckled swimming crab Arenaeus cribrarius (Lamarck, 1818) (Brachyura, Portunidae), on the north coast of São Paulo State, Brazil (2002) Journal of Crustacean Biology, 22 (2), pp. 416-428; Pinheiro, M.A.A., Hattori, G.Y., Growth of the speckled swimming crab, Arenaeus cribrarius (Lamarck, 1818) (Crustacea, Brachyura, Portunidae), in Ubatuba (SP), Brazil (2006) Journal of Natural History, 40 (21-22), pp. 1331-1341; Rasmussen, E., Systematic and ecology of the is fjord marine fauna (Denmark) (1973) Ophelia, 11, pp. 1-495; Rocha, R.M., D'Hondt, J.-L., Filo Ectoprocta ou Bryozoa (1999) Biodiversidade Do Estado De São Paulo, Brasil: Síntese Do Conhecimento Ao Final Do Século XX, 3, pp. 241-249. , In: A.E. MIGOTTO &amp; C.G. TIAGO São Paulo, FAPESP; Ross, D.M., Symbiotic relations (1983) The Biology of Crustacea: Behavior and Ecology, 7, pp. 163-212+383. , F.J. VERNBERG &amp; W.B. VERNBERG, New York, Academic Press; Santos, C., Bueno, S.L.S., Infestation by Octolasmis lowei (Cirripedia: Poecilasmatidae) in Callinectes danae (Decapoda: Portunidae) from São Sebastião, Brazil (2002) Journal of Crustacean Biology, 22 (2), pp. 241-248; Santos, S., Symbiosis between Portunus spinimanus Latreille, 1819 (Decapoda, Portunidae) and Octolasmis lowei (Darwin, 1852) (Thoracica, Poecilasmatidae) from Ubatuba, São Paulo, Brazil (2002) Modern Approaches to The Study of Crustacea, pp. 205-209. , E. ESCOBAR-BRIONES &amp; F. ALVAREZ (Eds)., New York, Kluwer Academic Publishers; Shields, J.D., Parasites and symbionts of the crab Portunus pelagicus from Moreton Bay, Eastern Australia (1992) Journal of Crustacean Biology, 12 (1), pp. 94-100; Sokal, R.R., Rohlf, F.J., (2003) Biometry: The Principles and Pratice of Statistics in Biological Research, p. 887. , New York, W.H. Freeman, 3 rd ed; Stubbings, H.G., Cirriped fauna of tropical West Africa. Bulletin of the British Museum Natural History (1967) Zoology, 15, pp. 1-39; Tagatz, M.E., Biology of the blue crab, Callinectes sapidus Rathbun, in the St. Johns River, Florida (1968) Fishery Bulletin-NOAA, 67, pp. 17-33; Truitt, R.V., Our water resources and their conservation. Solomons, Chesapeake Biological Laboratory (1939) Contribution, 27, p. 103; van Engel, W.A., The blue crab and its fishery in Chesapeake Bay. Part 1. Reproduction, early development, growth, and migration (1958) Commercial Fisheries Review, 20, pp. 6-17; van Engel, W.A., Factors affecting the distribution and abundance of the blue crab in Chesapeake Bay (1987) Contaminant Problems and Management of Living Chesapeake Bay Resources, Pennylvania, pp. 178-209+573. , S.K. MAJUMDAR; L.W. HALL JR &amp; H.M. AUSTIN (Eds Philadelphia, Academy of Sciences; Voris, H.K., Jeffries, W.B., Poovachiranon, S., Patterns of distribution of two barnacle species on the mangrove crab, Scylla serrata (1994) Biological Bulletin, 187, pp. 346-354; Wahl, M., Marine epibiosis. I. Fouling and antifouling: Some basic aspects (1989) Marine Ecology Progress Series, 58, pp. 175-189; Wahl, M., Lafargue, F., Marine Epibiosis II. Reduced fouling on Polysyncraton lacazei (Didemnidae, Tunicata) and proposal of an antifouling potential index (1990) Oecologia, 82, pp. 275-282; Wahl, M., Mark, O., The predominantly facultative nature of epibiosis: Experimental and observational evidence (1999) Marine Ecology Progress Series, 187, pp. 59-66; Wicksten, M.K., Decorator crabs Scientific American, 242, pp. 146-154; Winter, V.C., Masunari, S., Macroepizoísmo em Libinia ferreirae (Crustacea, Brachyura, Majidae) (2006) Iheringia, Série Zoologia, 96 (2), pp. 135-140; Young, P.S., Lepadomorph cirripeds from the Brazilian coast. I-Families Lepadidae, Poecilasmatidade and Heteralepadidae (1990) Bulletin of Marine Science, 47, pp. 641-655; Zar, J.H., (1999) Biostatistical Analysis, p. 121. , New Jersey, Prentice Hall, 4 th ed; Zardus, J.D., Haedfield, M.G., Larval development and complemental males in Chelonibia testudinaria, a barnacle commensal with sea turtles (2004) Journal of Crustacean Biology, 24 (3), pp. 409-421</text:p>
          </table:table-cell>
          <table:table-cell office:value-type="string" calcext:value-type="string">
            <text:p>Costa, T. M.; Universidade Estadual Paulista, Campus Experimental do Litoral Paulista, Research Group in Crustacean Biology, Praça Infante D. Henrique, 11330-900 São Vicente, São Paulo, Brazil; email: costatm@csv.unesp.br</text:p>
          </table:table-cell>
          <table:table-cell table:number-columns-repeated="7"/>
          <table:table-cell office:value-type="float" office:value="19844670" calcext:value-type="float">
            <text:p>19844670</text:p>
          </table:table-cell>
          <table:table-cell table:number-columns-repeated="3"/>
          <table:table-cell office:value-type="string" calcext:value-type="string">
            <text:p>English</text:p>
          </table:table-cell>
          <table:table-cell office:value-type="string" calcext:value-type="string">
            <text:p>Zool.</text:p>
          </table:table-cell>
          <table:table-cell office:value-type="string" calcext:value-type="string">
            <text:p>Article</text:p>
          </table:table-cell>
          <table:table-cell office:value-type="string" calcext:value-type="string">
            <text:p>Scopus</text:p>
          </table:table-cell>
          <table:table-cell office:value-type="string" calcext:value-type="string">
            <text:p>2-s2.0-79954583343</text:p>
          </table:table-cell>
          <table:table-cell table:number-columns-repeated="983"/>
        </table:table-row>
        <table:table-row table:style-name="ro1">
          <table:table-cell office:value-type="string" calcext:value-type="string">
            <text:p>de Brito V.L.G., Pinheiro M., Sazima M.</text:p>
          </table:table-cell>
          <table:table-cell office:value-type="string" calcext:value-type="string">
            <text:p>Sophora tomentosa and Crotalaria vitellina (Fabaceae): Reproductive biology and interactions with bees in the restinga of ubatuba, sǎo paulo [Sophora tomentosa e crotalaria vitellina (fabaceae): Biologia reprodutiva e interações com abelhas na restinga de ubatuba, são paulo]</text:p>
          </table:table-cell>
          <table:table-cell office:value-type="float" office:value="2010" calcext:value-type="float">
            <text:p>2010</text:p>
          </table:table-cell>
          <table:table-cell office:value-type="string" calcext:value-type="string">
            <text:p>Biota Neotropica</text:p>
          </table:table-cell>
          <table:table-cell office:value-type="float" office:value="10" calcext:value-type="float">
            <text:p>10</text:p>
          </table:table-cell>
          <table:table-cell office:value-type="float" office:value="1" calcext:value-type="float">
            <text:p>1</text:p>
          </table:table-cell>
          <table:table-cell/>
          <table:table-cell office:value-type="float" office:value="185" calcext:value-type="float">
            <text:p>185</text:p>
          </table:table-cell>
          <table:table-cell office:value-type="float" office:value="192" calcext:value-type="float">
            <text:p>192</text:p>
          </table:table-cell>
          <table:table-cell/>
          <table:table-cell office:value-type="float" office:value="4" calcext:value-type="float">
            <text:p>4</text:p>
          </table:table-cell>
          <table:table-cell/>
          <table:table-cell office:value-type="string" calcext:value-type="string">
            <text:p>http://www.scopus.com/inward/record.url?eid=2-s2.0-77958009064&amp;partnerID=40&amp;md5=a4d1d936b7476ee5ae71a9c8f1c1134f</text:p>
          </table:table-cell>
          <table:table-cell office:value-type="string" calcext:value-type="string">
            <text:p>Programa de Pós-graduação em Biologia Vegetal, Departamento de Biologia Vegetal, Instituto de Biologia, Universidade Estadual de Campinas - UNICAMP, CP 6109, CEP 13083-970 Campinas, SP, Brazil; Departamento de Biologia Vegetal, Instituto de Biologia, Universidade Estadual de Campinas - UNICAMP, CP 6109, CEP13083-970 Campinas, SP, Brazil</text:p>
          </table:table-cell>
          <table:table-cell office:value-type="string" calcext:value-type="string">
            <text:p>de Brito, V.L.G., Programa de Pós-graduação em Biologia Vegetal, Departamento de Biologia Vegetal, Instituto de Biologia, Universidade Estadual de Campinas - UNICAMP, CP 6109, CEP 13083-970 Campinas, SP, Brazil; Pinheiro, M., Departamento de Biologia Vegetal, Instituto de Biologia, Universidade Estadual de Campinas - UNICAMP, CP 6109, CEP13083-970 Campinas, SP, Brazil; Sazima, M., Departamento de Biologia Vegetal, Instituto de Biologia, Universidade Estadual de Campinas - UNICAMP, CP 6109, CEP13083-970 Campinas, SP, Brazil</text:p>
          </table:table-cell>
          <table:table-cell office:value-type="string" calcext:value-type="string">
            <text:p>The study of plant-pollinator interactions is a major tool for conservation biology of fragmented habitats like the Atlantic Rain Forest and for the study of evolutionary traits that rule these interactions. Information on reproductive biology and floral visitor interactions of Sophora tomentosa and Crotalaria vitellina (Fabaceae) is presented in this study. Both species are common in the restinga formation of the Atlantic Rain Forest in the Núcleo Picinguaba, Parque Estadual da Serra do Mar, Ubatuba - São Paulo. These species occur in the same areas, the flowering period is the same for both and they have yellow flowers that offer nectar as the major reward. Both are self-compatible, although fruit and seed set depend on the pollinators. Xylocopa brasilianorum and Megachile sp.1 were pollinators of S. tomentosa, whereas C. vitellina was pollinated by both the aforementioned bees and Bombus morio, Centris labrosa and two separate species of Megachile. All these bees have long tongues and are able to reach nectar at the bottom of the nectar chamber by legitimate visits. The inflorescences of S. tomentosa received more visits (0,62 visits/inflorescence/day) than the inflorescences of C. vitellina (0,37 visits/inflorescence/day). However, the fruit set of S. tomentosa (33%) is similar to that of C. vitellina (42%) in natural conditions, probably due to different pollinator efficiency. Having shorter tongues, Trigona and Augochlora bees have no access to the nectar chamber by means of legitimate visits. Hence, the dimensions of the nectar chamber of S. tomentosa and C. vitellina act as a selective barrier to short-tongued bees, thus guaranteeing more nectar to the long-tongued visitors. These legume pollinators are very common in the restinga forest, and they act as pollen vectors of other species in this ecosystem as well. The preservation of these legume plants is important to the diversity of bees and essential to the plant community.</text:p>
          </table:table-cell>
          <table:table-cell office:value-type="string" calcext:value-type="string">
            <text:p>Atlantic rainforest; Bees; Flowering phenology; Leguminosae; Nectariferous chamber; Self-compatibility</text:p>
          </table:table-cell>
          <table:table-cell office:value-type="string" calcext:value-type="string">
            <text:p>Apoidea; Augochlora; Bombus morio; Centris labrosa; Crotalaria; Crotalaria vitellina; Fabaceae; Megachile; Sophora; Sophora tomentosa; Trigona</text:p>
          </table:table-cell>
          <table:table-cell table:number-columns-repeated="5"/>
          <table:table-cell office:value-type="string" calcext:value-type="string">
            <text:p>Alves-Dos-Santos, I., Comunidade, conservação e manejo: O caso dos polinizadores (2003) Rev. Tecnol. Ambient, 8 (2), pp. 35-57; Agostini, K., Sazima, M., Sazima, I., Bird pollination of explosive flowers while foraging for nectar and caterpillars (2006) Biotropica, 38 (5), pp. 674-678; Arroyo, M.T.K., Breeding systems and pollination biology in Leguminosae (1981) Advances in Legume Systematics: Part 2, pp. 723-769. , R.M. Polhill &amp; P.H. Raven, eds). Royal Botanic Garden, Kew; Batalha, M.A., Mantovani, W., Reproductive phenological patterns of Cerrado plant species at the Pé-de-Gigante Reserve (Santa Rita do Passa Quatro, SP, Brazil): A comparison between the herbaceous and woody floras (2000) Rev. Bras. Biol, 60 (1), pp. 129-145; Bencke, C.C., Morellato, P.L.C., Comparação de dois métodos de avaliação da fenologia de plantas, sua interpretação e representação (2002) Rev. Bras. Bot, 25 (3), pp. 269-275; Bernardello, G., Aguilar, R., Anderson, G.F., The reproductive biology of Sophora fernandeziana (Leguminosae), a vulnerable endemic species from Isla Robinson Crusoe (2004) Am. J. Bot, 91 (2), pp. 198-206; Carvalho, D.A., Oliveira, P.E., Biologia reprodutiva e polinização de Senna sylvestris (Vell.) Irwin &amp; Barneby (Leguminosae, Caesalpinioideae) (2003) Rev. Bras. Bot, 26 (3), pp. 319-328; Chalcoff, V.R., Aizen, M.A., Galetto, L., Nectar concentration and composition of 26 species from the temperate forest of South America (2006) Ann. Bot, 97 (3), pp. 413-421; Dafni, A., (1992) Pollination Ecology: A Practical Approach, , Oxford University Press, Oxford; Endress, P.K., (1994) Diversity and Evolutionary Biology of Tropical Fkowers, , Cambridge University Press, Cambridge; Etcheverry, A.V., Protomastro, J.J., Westerkamp, C., Delayed autonomous self-pollination in the colonizer Crotalaria micans (Fabaceae, Papilionoideae): Structural and functional aspects (2003) Plant Syst. Evol, 239 (1-2), pp. 15-28; Faegri, K., van der Pijl, V., The principles of pollination ecology (1979), Pergamon Press, OxfordFree, J.B., (1970) Insect Pollination of Crops, , Academic Press, New York; Freitas, C.V., Oliveira, P.E., Biologia reprodutiva de Copaifera langsdorffii Desf. (Leguminosae-Caesalpinioideae) (2002) Rev. Bras. Bot, 25 (3), pp. 311-321; Galetto, L., Bernardello, G., Rewards in flowers: Néctar (2005) Practical Pollination Biology, pp. 261-313. , (A. Dafni, P.G. Kevan &amp; B.C. Husband, eds). Enviroquest, Ontario; Ghazoul, J., Floral diversity and the facilitation of pollination (2006) J. Ecol, 94 (2), pp. 295-304; Geber, M.A., The relationship of plant size to self-pollination on Mertensia ciliata (1985) Ecology, 66 (3), pp. 762-772; Gibbs, P.E., Lewis, G.P., Lughadha, E.N., Fruit-set induced changes in the sex of flowers in Caesalpinia calycina (Leguminosae) (1999) Plant Biol, 1 (6), pp. 665-669; Gibbs, P.E., Oliveira, P.E., Bianchi, M.B., Postzygotic control of selfing in Hymenaea stigonocarpa (Leguminosae - Caesalpinioideae), a bat-pollinated tree of the Brazilian cerrados (1999) Int. J. Plant Science, 160 (1), pp. 72-78; Gibbs, P.E., Sassaki, R., Reproductive biology of Dalbergia miscolobium Benth. (Leguminosae-Papilionoideae) in SE Brazil: The effects of pistillate sorting on fruit-set (1998) Ann. Bot, 81 (6), pp. 735-740; Jacobi, M.C., Ramalho, M., Silva, M., Pollination biology of the exotic rattleweed Crotalaria retusa L. (Fabaceae) in NE Brazil (2005) Biotropica, 37 (3), pp. 357-363; Judd, W.S., Campbell, C.S., Kellogg, E.A., Stevens, P.F., Donoghue, M.J., (2009) Sistemática Vegetal: Um Enfoque Filogenético, , Artmed, Porto Alegre; Kearns, C.A., Inouye, D.W., Waser, N.M., Endangered mutualisms: The conservation of plant-pollinator interactions (1998) Ann. Rev. Ecol. Syst, 29, pp. 83-112; Lewis, G.P., Gibbs, P.E., Reproductive biology of Caesalpinia calycina and C. pluviosa (Leguminosae) of the caatinga of NE Brazil (1999) Plant Syst. Evol, 217 (1-2), pp. 43-53; Lima, H.C., (2000) Leguminosas Arbóreas Da Mata Atlântica: Uma Análise Da Riqueza, , Padrões De Distribuição Geográfica E Similiaridades Florísticas Em Remanescentes Florestais Do Estado Do Rio De Janeiro. Tese de Doutorado, Universidade Federal do Rio de Janeiro, Rio de Janeiro; Lopes, A.V., Machado, I.C., Biologia floral de Swartzia pickelii (Leguminosae - Papilionoideae e sua polinização por Eulaema spp. (Apidae-Euglossini) (1996) Rev. Bras. Bot, 19 (1), pp. 17-24; Machado, I.C., Sazima, M., Pollination and breeding system of Melochia tomentosa L. (Malvales), a keystone floral resource in the Caatinga: The role of Apis mellifera and autochthonous pollinators in fruit set (2008) Flora, 203 (6), pp. 484-490; Martin, F.W., Staining and observing pollen tubes in the style by means of fluorescence (1959) Stain Technol, 34 (3), pp. 125-128; Mitchell, R.J., Karron, J.D., Holmquist, K.G., Bell, J.M., The influence of Mimulus ringens floral display size on pollinator visitation (2004) Func. Ecol, 18 (1), pp. 116-124; Morellato, L.P.C., Talora, D.C., Takahasi, A., Bencke, C.S.C., Romera, E.C., Zipparro, V., Phenology of Atlantic rain forest trees: A comparative study (2000) Biotropica, 32 (4), pp. 811-823; Newstrom, L.E., Frankie, G.W., Baker, H.G., A new classification for plant phenology based on flowering patterns in lowland Tropical Rain Forest trees at La Selva (1994) Costa Rica. Biotropica, 26 (2), pp. 141-159; Nogueira, E.M.L., Arruda, V.L.V., Fenologia reprodutiva, polinização e sistema reprodutivo de Sophora tomentosa L. (Leguminosae - Papilionoideae) em restinga da praia da Joaquina, Florianópolis, sul do Brasil (2006) Biotemas, 19 (2), pp. 29-36; Opler, P., Nectar production in a tropical ecosystem (1983) The Biology of Nectaries, pp. 30-79. , (B. Bentley &amp; T.S. Elias, eds). Columbia University Press, New York; De Prata, P.A.J.P.A., Freitas, L., Reproductive biology of two tree species of Leguminosae in a Montane Rain Forest in southeastern Brazil (2008) Flora, 203, pp. 491-498; Pansarin, L.M., Pansarin, E.R., Sazima, M., Reproductive biology of Cyrtopodium polyphyllum (Orchidaceae): A Cyrtopodiinae pollinated by deceit (2008) Plant Biol, 10 (5), pp. 650-659; Pellmyr, O., Pollination by animals (2002) Plant-animal Interactions An Evolutionary Approach, pp. 157-184. , C.M. Herrera &amp; O. Pellmyr, eds) Blackwell Publishing, Oxford; Pennington, R.T., Stirton, C.H., Schrire, B.D., Tribe Sophoreae (2005) Legumes of the World, pp. 227-249. , G. Lewis, B.D. Schrire, B. Mackinder &amp; M. Lock, eds). Royal Botanic Gardens, Kew; Pinheiro, M., Sazima, M., Visitantes florais e polinizadores de seis espécies arbóreas de Leguminosae melitófilas na Mata Atlântica no Sudeste do Brasil (2007) Rev. Bras. Biociênc, 5 (1), pp. 447-449; Price, P.W., Species interactions and the evolution of biodiversity (2002) Plant-animal Interactions An Evolutionary Approach, pp. 157-184. , C.M. Herrera &amp; O. Pellmyr, eds) Blackwell Publishing, Oxford; Pyke, G.H., Waser, N.M., The production of diluted nectar by hummingbird and honeyeater flowers (1981) Biotropica, 13, pp. 260-270; Radford, A.E., Dickinson, W.C., Massey, J.R., Bell, C.R., (1974) Vascular Plant Systematics, , Harper &amp; Row, New York; Rathcke, B., Lacey, E.P., Phenological patterns of terrestrial plants (1985) Annu. Rev. Ecol. Syst, 16 (2), pp. 179-214; Romera, E.C., (1999) Estudo Fenológico Em Vegetação De Duna Do Sudeste Do Brasil, , Dissertação de Mestrado, Universidade Estadual Paulista Júlio de Mesquita Filho, Rio Claro; Sazima, I., Sazima, M., Mamangavas e irapuás (Hymenoptera, Apoidea): Visitas, interações e conseqüências para a polinização do maracujá (Passifloraceae) (1989) Rev. Bras. Entomol, 33 (1), pp. 109-118; Sakai, S., Kato, M., Inoue, T., Three pollination guilds and variation in floral characteristics of Bornean gingers (Zingiberaceae and Costaceae) (1999) Am. J. Bot, 86 (5), pp. 646-658; Sprent, J.I., (2001) Nodulation in Legumes, , Royal Botanic Gardens, Kew; Torres, C., Galetto, L., Patterns and implications of floral nectar secretion, chemical composition, removal effects and standing crop in Mandevilla pentlandiana (Apocynaceae) (1998) Bot. J. Linn. Soc, 127 (3), pp. 207-223; van Wyk, B.E., Tribe Crotalarieae (2005) Legumes of the World, pp. 273-281. , G. Lewis, B.D. Schrire, B. Mackinder &amp; M. Lock, eds). Royal Botanic Gardens, Kew; Westerkamp, C., Keel blossoms: Bee flowers with adaptations against bees (1997) Flora, 192 (2), pp. 125-132; Westerkamp, C., Ricochet pollination in cassias and how bees explain enantiostyly. Preliminary communication (2004) Solitary Bees: Conservation, Rearing and Management for Pollination, , (B.M. Freitas &amp; J.O.P. Pereira, eds). MMA, Fortaleza; Zimmerman, M., Pollination biology of montane plants: Relationship between rate of nectar production and standing crop (1988) Am. Mid. Natur, 120 (1), pp. 50-57</text:p>
          </table:table-cell>
          <table:table-cell office:value-type="string" calcext:value-type="string">
            <text:p>Brito, V. L. G.; Programa de Pós-graduação em Biologia Vegetal, Departamento de Biologia Vegetal, Instituto de Biologia, Universidade Estadual de Campinas - UNICAMP, CP 6109, CEP 13083-970 Campinas, SP, Brazil; email: viniciusduartina@yahoo.com.br</text:p>
          </table:table-cell>
          <table:table-cell table:number-columns-repeated="7"/>
          <table:table-cell office:value-type="float" office:value="16760603" calcext:value-type="float">
            <text:p>16760603</text:p>
          </table:table-cell>
          <table:table-cell table:number-columns-repeated="3"/>
          <table:table-cell office:value-type="string" calcext:value-type="string">
            <text:p>Portuguese</text:p>
          </table:table-cell>
          <table:table-cell office:value-type="string" calcext:value-type="string">
            <text:p>Biota Neotropica</text:p>
          </table:table-cell>
          <table:table-cell office:value-type="string" calcext:value-type="string">
            <text:p>Article</text:p>
          </table:table-cell>
          <table:table-cell office:value-type="string" calcext:value-type="string">
            <text:p>Scopus</text:p>
          </table:table-cell>
          <table:table-cell office:value-type="string" calcext:value-type="string">
            <text:p>2-s2.0-77958009064</text:p>
          </table:table-cell>
          <table:table-cell table:number-columns-repeated="983"/>
        </table:table-row>
        <table:table-row table:style-name="ro1">
          <table:table-cell office:value-type="string" calcext:value-type="string">
            <text:p>Ayres-Peres L., Mantelatto F.L.</text:p>
          </table:table-cell>
          <table:table-cell office:value-type="string" calcext:value-type="string">
            <text:p>Epibiont occurrence on gastropod shells used by the hermit crab Loxopagurus loxochelis (Anomura: Diogenidae) on the northern coast of São Paulo, Brazil</text:p>
          </table:table-cell>
          <table:table-cell office:value-type="float" office:value="2010" calcext:value-type="float">
            <text:p>2010</text:p>
          </table:table-cell>
          <table:table-cell office:value-type="string" calcext:value-type="string">
            <text:p>Zoologia</text:p>
          </table:table-cell>
          <table:table-cell office:value-type="float" office:value="27" calcext:value-type="float">
            <text:p>27</text:p>
          </table:table-cell>
          <table:table-cell office:value-type="float" office:value="2" calcext:value-type="float">
            <text:p>2</text:p>
          </table:table-cell>
          <table:table-cell/>
          <table:table-cell office:value-type="float" office:value="222" calcext:value-type="float">
            <text:p>222</text:p>
          </table:table-cell>
          <table:table-cell office:value-type="float" office:value="227" calcext:value-type="float">
            <text:p>227</text:p>
          </table:table-cell>
          <table:table-cell/>
          <table:table-cell office:value-type="float" office:value="4" calcext:value-type="float">
            <text:p>4</text:p>
          </table:table-cell>
          <table:table-cell office:value-type="string" calcext:value-type="string">
            <text:p>10.1590/S1984-46702010000200010</text:p>
          </table:table-cell>
          <table:table-cell office:value-type="string" calcext:value-type="string">
            <text:p>http://www.scopus.com/inward/record.url?eid=2-s2.0-79954627098&amp;partnerID=40&amp;md5=13d14dd1d44069211c4813f10ed26740</text:p>
          </table:table-cell>
          <table:table-cell office:value-type="string" calcext:value-type="string">
            <text:p>Laboratório de Bioecologia e Sistemática de Crustáceos, Departamento de Biologia, Faculdade de Filosofia, Ciências e Letras de Ribeirão Preto, Universidade de São Paulo, Avenida Bandeirantes 3900, 14040-901 Ribeirão Preto, São Paulo, Brazil</text:p>
          </table:table-cell>
          <table:table-cell office:value-type="string" calcext:value-type="string">
            <text:p>Ayres-Peres, L., Laboratório de Bioecologia e Sistemática de Crustáceos, Departamento de Biologia, Faculdade de Filosofia, Ciências e Letras de Ribeirão Preto, Universidade de São Paulo, Avenida Bandeirantes 3900, 14040-901 Ribeirão Preto, São Paulo, Brazil; Mantelatto, F.L., Laboratório de Bioecologia e Sistemática de Crustáceos, Departamento de Biologia, Faculdade de Filosofia, Ciências e Letras de Ribeirão Preto, Universidade de São Paulo, Avenida Bandeirantes 3900, 14040-901 Ribeirão Preto, São Paulo, Brazil</text:p>
          </table:table-cell>
          <table:table-cell office:value-type="string" calcext:value-type="string">
            <text:p>Gastropod shells occupied by hermit crabs are an important attachment substrate for epifauna, and these shells are often damaged. The present study aimed to characterize the epibionts and extent of damage for gastropod shells occupied by the hermit crab Loxopagurus loxochelis (Moreira, 1901). Samples were collected monthly over a period of one year (from July 2002 through June 2003), in the Caraguatatuba and Ubatuba regions, on the northern coast of São Paulo, Brazil. The sampling was performed using a fishing boat equipped with double-rig nets. The shells were identified and weighed. Loxopagurus loxochelis occupied 14 gastropod shell species in Caraguatatuba and five in Ubatuba. In the two areas, approximately 55% of these gastropod shells bore epibionts, and a significantly large number (p &lt; 0.05) showed no damage. The presence of epibionts did not significantly change the mean weight of shells. This cover may provide camou- flage to the animals when they are associated with the sandy substrate, which possibly affects the occupancy of the shells by the hermit crabs. Undamaged shells may reflect a high availability of shells in good condition in the environment. © 2010 Sociedade Brasileira de Zoologia.</text:p>
          </table:table-cell>
          <table:table-cell office:value-type="string" calcext:value-type="string">
            <text:p>Crustacea; Decapoda; Exobiont; Incrustation</text:p>
          </table:table-cell>
          <table:table-cell office:value-type="string" calcext:value-type="string">
            <text:p>Animalia; Anomura; Crustacea; Decapoda (Crustacea); Diogenidae; Gastropoda; Loxopagurus loxochelis</text:p>
          </table:table-cell>
          <table:table-cell table:number-columns-repeated="5"/>
          <table:table-cell office:value-type="string" calcext:value-type="string">
            <text:p>Bertini, G., Fransozo, A., Patterns of shell utilization in Petrochirus diogenes (Decapoda, Anomura, Diogenidae) in the Ubatuba region, São Paulo, Brazil (2000) Journal of Crustacean Biology, 20 (3), pp. 468-473; Bertness, M.D., Cunningham, C., Crab shell-crushing predation and gastropod architectural defense (1981) Journal of Experimental Marine Biology and Ecology, 50 (2-3), pp. 213-230; Biagi, R., Meireles, A.L., Scelzo, M.A., Mantelatto, F.L., Comparative study of shell choice by the southern endemic hermit crab Loxopagurus loxochelis from Brazil and Argenti- na (2006) Revista Chilena De Historia Natural, 79 (4), pp. 481-487; Brooks, W.R., Gwaltney, C.L., Protection of symbiotic cnidarians by their hermit crab hosts: Evidence for mutualism (1993) Symbiosis, 15 (1), pp. 1-13; Brooks, W.R., Mariscal, R.N., Shell entry and shell selection of hydroid-colonized shells by three species of hermit crabs from the northern Gulf of Mexico (1985) Biological Bulletin, 168 (1), pp. 1-17; Brooks, W.R., Mariscal, R.N., Interspecific competition for space by hydroids and a sea anemone living on gastropod shells inhabited by hermit crabs (1986) Marine Ecology Progress Series, 28 (1), pp. 211-244; Buckley, W.J., Ebersole, J.P., Symbiotic organisms increase vulnerability of a hermit crab to predation (1994) Journal of Experimental Marine Biology and Ecology, 182 (1), pp. 49-64; Conover, M.R., The influence of some symbionts on the shell-selection behavior of the hermit crabs, Pagurus pollicaris and Pagurus longicarpus (1976) Animal Behaviour, 24 (1), pp. 191-194; Conover, M.R., The importance of various shell characteristics to the shell - selection behavior on the hermit crabs (1978) Journal of Experimental Marine Biology and Ecology, 32 (2), pp. 131-142; Conover, M.R., Effect of gastropod shell characteristics and hermit crabs on shell epifauna (1979) Journal of Experimental Marine Biology and Ecology, 40 (1), pp. 81-94; Creed, J.C., Epibiosis on cerith shells in a seagrass bed: Correlation of shell occupant with epizoite distribution and abundance (2000) Marine Biology, 137 (5-6), pp. 775-782; Garcia, R.B., Mantelatto, F.L., Shell selection by the tro- pical hermit crab Calcinus tibicen (Herbst, 1791) (Anomura, Diogenidae) from Southern Brazil (2001) Journal of Experimental Marine Biology and Ecology, 265 (1), pp. 1-14; Grant, W.C., Ulmer, K.M., Shell selection and aggressive behavior in two sympatric species of hermit crabs (1974) Biological Bulletin, 146 (1), pp. 32-43; Hazlett, B.A., The behavioral ecology of hermit crabs (1981) Annual Review of Ecology and Systematics, 12 (1), pp. 1-22; Hazlett, B.A., Epibionts and shell utilization in two sympatric hermit crabs (1984) Marine Behaviour and Physiology, 11 (2), pp. 131-138; Lau, C.J., Feeding behavior of the Hawaiian slipper lobster, Scyllarides squammosus, with a review of decapod crustacean tactics on molluscan prey (1987) Bulletin of Marine Science, 41, pp. 378-391; Martinelli, J.M., Mantelatto, F.L., Occurrence of exobionts in gastropod shells occupied by the hermit crab Loxopagurus loxochelis (Anomura: Diogenidae) in Ubatuba Bay (SP) Brazil (1998) Anais Do IV Simpósio De Ecossistemas Brasileiros, 2 (104), pp. 221-226. , [Publicações ACIESP]; McDermott, J.J., Symbionts of the hermit crab Pagurus longicarpus Say, 1817 (Decapoda: Anomura): New observations from New Jersey waters and a review of all known relationships (2001) Proceedings of the Biological Society of Washington, 114 (3), pp. 624-639; McLean, R., Gastropod shells - a dynamic resource that helps shape benthic community structure (1983) Journal of Experimental Marine Biology and Ecology, 69 (2), pp. 151-174; Meireles, A.L., Biagi, R., Mantelatto, F.L., Gastropod shell availability as a potential resource for the hermit crab infralittoral fauna of Anchieta Island (SP), Brazil (2003) Nauplius, 11 (2), pp. 99-105; Meireles, A.L., Mantelatto, F.L., Biological features of a puzzling symbiotic association between the hermit crab Dardanus insignis and the porcellanid crab Porcellana sayana (Crustacea) (2008) Journal of Experimental Marine Biology and Ecology, 362 (1), pp. 38-42; Pessani, D., Premoli, C., Some aspects of the biology of Cestopagurus timidus (Crustacea, Paguridae) in relation to the occupied shell (1993) Bollettino Di Zoologia, 60 (2), pp. 199-206; Rios, E.C., (1994) Seashells of Brazil, p. 368. , Rio Grande, Fundação Universidade de Rio Grande, Instituto Acqua, Museu Oceanográfico de Rio Grande, 2 nd ed; Sandford, F., Population dynamics and epibiont associations of hermit crabs (Crustacea: Decapoda: Paguroidea) on Dog Island, Florida (2003) Memoirs of Museum Victoria, 60 (1), pp. 45-52; Schejter, L., Bremec, C.S., Epibionts on Flexopecten felipponei (Dall, 1922), an uncommon scallop from Argenti- na (2007) American Malacological Bulletin, 22 (1-2), pp. 75-82; Schejter, L., Mantelatto, F.L., Shelter association between the hermit crab Sympagurus dimorphus and the zoanthid Epizoanthus paguricola in the southwestern Atlantic Ocean (2010) Acta Zoologica, 91 (2). , 10.1111/j.1463-6395.2009.00440.x; Spight, T.M., Why small hermit crabs have large shells (1985) Researches on Population Ecology, 27 (1), pp. 39-54; Terossi, M., Espósito, D.L.A., Meireles, A.L., Biagi, R., Mantelatto, F.L., Pattern of shell occupation by the hermit crab Pagurus exilis (Anomura, Paguridae) on the northern coast of São Paulo State, Brazil (2006) Journal of Natural History, 40 (1-2), pp. 77-87; Turra, A., Shell condition and adequacy of three sympatric intertidal hermit crab populations (2003) Journal of Natural History, 37 (15), pp. 1781-1795; Turra, A., Denadai, M.R., Leite, F.P.P., Predation on gastropods by shell-breaking crabs: Effects on shell availability to hermit crabs (2005) Marine Ecology Progress Series, 286 (1), pp. 279-291; Wahl, M., Marine epibiosis. I. Fouling and antifouling: Some basic aspects (1989) Marine Ecology Progress Series, 58 (1), pp. 175-189; Wahl, M., Living attached: Aufwuchs, fouling, epibiosis (1997) Fouling Organisms of the Indian Ocean: Biology and Control Technology, pp. 31-83. , R. NAGABHUSHANAM &amp; M.F. THOMPSON (Eds), Rotterdam, A.A. Balkema, 538; Wahl, M., Mark, O., The predominantly facultative nature of epibiosis: Experimental and observational evidence (1999) Marine Ecology Progress Series, 187 (1), pp. 59-66; Williams, J.D., McDermott, J.J., Hermit crab biocoenoses: A worldwide review of the diversity and natural history of hermit crab associates (2004) Journal of Experimental Marine Biology and Ecology, 305 (1), pp. 1-128; Zar, J.H., (1996) Biostatistical Analysis, p. 907. , Upper Saddle River, Prentice-Hall</text:p>
          </table:table-cell>
          <table:table-cell office:value-type="string" calcext:value-type="string">
            <text:p>Mantelatto, F. L.; Laboratório de Bioecologia e Sistemática de Crustáceos, Departamento de Biologia, Faculdade de Filosofia, Ciências e Letras de Ribeirão Preto, Universidade de São Paulo, Avenida Bandeirantes 3900, 14040-901 Ribeirão Preto, São Paulo, Brazil; email: flmantel@usp.br</text:p>
          </table:table-cell>
          <table:table-cell table:number-columns-repeated="7"/>
          <table:table-cell office:value-type="float" office:value="19844670" calcext:value-type="float">
            <text:p>19844670</text:p>
          </table:table-cell>
          <table:table-cell table:number-columns-repeated="3"/>
          <table:table-cell office:value-type="string" calcext:value-type="string">
            <text:p>English</text:p>
          </table:table-cell>
          <table:table-cell office:value-type="string" calcext:value-type="string">
            <text:p>Zool.</text:p>
          </table:table-cell>
          <table:table-cell office:value-type="string" calcext:value-type="string">
            <text:p>Article</text:p>
          </table:table-cell>
          <table:table-cell office:value-type="string" calcext:value-type="string">
            <text:p>Scopus</text:p>
          </table:table-cell>
          <table:table-cell office:value-type="string" calcext:value-type="string">
            <text:p>2-s2.0-79954627098</text:p>
          </table:table-cell>
          <table:table-cell table:number-columns-repeated="983"/>
        </table:table-row>
        <table:table-row table:style-name="ro1">
          <table:table-cell office:value-type="string" calcext:value-type="string">
            <text:p>Terossi M., Mantelatto F.L.</text:p>
          </table:table-cell>
          <table:table-cell office:value-type="string" calcext:value-type="string">
            <text:p>Sexual ratio, reproductive period and seasonal variation of the gonochoric shrimp Hippolyte obliquimanus (Caridea: Hippolytidae)</text:p>
          </table:table-cell>
          <table:table-cell office:value-type="float" office:value="2010" calcext:value-type="float">
            <text:p>2010</text:p>
          </table:table-cell>
          <table:table-cell office:value-type="string" calcext:value-type="string">
            <text:p>Marine Biology Research</text:p>
          </table:table-cell>
          <table:table-cell office:value-type="float" office:value="6" calcext:value-type="float">
            <text:p>6</text:p>
          </table:table-cell>
          <table:table-cell office:value-type="float" office:value="2" calcext:value-type="float">
            <text:p>2</text:p>
          </table:table-cell>
          <table:table-cell/>
          <table:table-cell office:value-type="float" office:value="213" calcext:value-type="float">
            <text:p>213</text:p>
          </table:table-cell>
          <table:table-cell office:value-type="float" office:value="219" calcext:value-type="float">
            <text:p>219</text:p>
          </table:table-cell>
          <table:table-cell/>
          <table:table-cell office:value-type="float" office:value="10" calcext:value-type="float">
            <text:p>10</text:p>
          </table:table-cell>
          <table:table-cell office:value-type="string" calcext:value-type="string">
            <text:p>10.1080/17451000903078630</text:p>
          </table:table-cell>
          <table:table-cell office:value-type="string" calcext:value-type="string">
            <text:p>http://www.scopus.com/inward/record.url?eid=2-s2.0-77951559501&amp;partnerID=40&amp;md5=61c5bc11b41511df98aec2f15aebe164</text:p>
          </table:table-cell>
          <table:table-cell office:value-type="string" calcext:value-type="string">
            <text:p>Laboratory of Bioecology and Crustacean Systematics, Department of Biology, Faculty of Philosophy, Sciences and Letters of RibeirãoPreto (FFCLRP), University of SãoPaulo (USP), Brazil</text:p>
          </table:table-cell>
          <table:table-cell office:value-type="string" calcext:value-type="string">
            <text:p>Terossi, M., Laboratory of Bioecology and Crustacean Systematics, Department of Biology, Faculty of Philosophy, Sciences and Letters of RibeirãoPreto (FFCLRP), University of SãoPaulo (USP), Brazil; Mantelatto, F.L., Laboratory of Bioecology and Crustacean Systematics, Department of Biology, Faculty of Philosophy, Sciences and Letters of RibeirãoPreto (FFCLRP), University of SãoPaulo (USP), Brazil</text:p>
          </table:table-cell>
          <table:table-cell office:value-type="string" calcext:value-type="string">
            <text:p>Hippolyte obliquimanus is a small, gonochoric shrimp found in algal substrates along the western Atlantic coast of Brazil, particularly in association with seaweed of the genus Sargassum. We studied population features (sexual ratio, reproductive period and temporal distribution) of H. obliquimanus in southeastern Brazil, including its relationships with the seasonality of banks of this alga. Specimens were collected at two-monthly intervals from March 2005 to January 2006, in Ubatuba Bay. The sex of individuals was checked, and the carapace length measured. In total, 668 individuals were collected: 211 males (0.70 2.50 mm carapace length), 341 non-ovigerous females (0.55 2.90 mm), and 116 ovigerous females (1.55 3.20 mm). Hippolyte obliquimanus showed seasonal continuous reproduction and variable continuous recruitment. The highest number of animals (75%) was collected in fall winter. The percentages of ovigerous females/total females (fall winter: 27%; spring summer: 26%) and the sexual ratio (fall winter: 31%; spring summer: 32%) were practically equal in both periods. The sexual ratio showed a predominance of females in almost all size classes, and we detected a new sex ratio pattern for this species. The seasonal variation in the number of individuals can be related to its migration to deeper areas, due to the decrease in the abundance of Sargassum sp. in shallower waters in spring summer. © 2010 Taylor &amp; Francis.</text:p>
          </table:table-cell>
          <table:table-cell office:value-type="string" calcext:value-type="string">
            <text:p>Crustacea; Population; Reproduction; Sexual ratio</text:p>
          </table:table-cell>
          <table:table-cell office:value-type="string" calcext:value-type="string">
            <text:p>abundance; breeding season; crustacean; recruitment (population dynamics); seasonal variation; seaweed; sex ratio; size structure; temporal distribution; Atlantic Coast [Brazil]; Atlantic Coast [South America]; Brazil; algae; Animalia; Caridea; Crustacea; Decapoda (Crustacea); Hippolyte obliquimanus; Hippolytidae; Sargassum; Sargassum sp.</text:p>
          </table:table-cell>
          <table:table-cell table:number-columns-repeated="5"/>
          <table:table-cell office:value-type="string" calcext:value-type="string">
            <text:p>Asakura, A., Kikuchi, T., Population ecology of the sand dwelling hermit crab, Diogenes nitidimanus Terao 2. Migration and life history (1984) Publications from the Amakusa Marine Biological Laboratory, 7 (2), pp. 109-123; Attrill, M.J., Strong, J.A., Rowden, A.A., Are macroinvertebrate communities influenced by seagrass structural complexity? (2000) Ecography, 23 (1), pp. 114-121; Bauer, R.T., Continuous reproduction and episodic recruit- ment in nine shrimp species inhabiting a tropical seagrass meadow (1989) Journal of Experimental Marine Biology and Ecology, 127 (2), pp. 175-187; Bauer, R.T., (2004) Remarkable Shrimps: Adaptations and Natural History of the Carideans, p. 282. , Norman, OK: University of Okla-homa Press; Bauer, R.T., Abdalla, J.H., Male mating tactics in the shrimp Palaemonetes pugio (Decapoda, Caridea): Precopulatory mate guarding vs. pure searching (2001) Ethology, 107, pp. 185-199; Berglund, A., Sex dimorphism and skewed sex ratios in the prawn species Palaemon adspersus and P. squilla (1981) Oikos, 36 (2), pp. 158-162; Cobos, V., Díaz, V., García-Raso, J.E., Manjón-Cabeza, M.E., Insights on the female reproductive system in Hippolyte inermis: Is this species really hermaphroditic? (2005) Invertebrate Biology, 124 (4), pp. 310-320; Correa, C., Thiel, M., Mating systems in caridean shrimp (Decapoda: Caridea) and their evolutionary consequences for sexual dimorphism and reproductive biology (2003) Revista Chilena de Historia Natural, 76 (2), pp. 187-203; Debuse, V.J., Addison, J.T., Reynolds, J.D., The effects of sex ratio on sexual competition in the European lobster (1999) Animal Behaviour, 58 (5), pp. 973-981; de Wreede, R.E., The phenology of three species of Sargassum (Sargassaceae, Phaeophyta) in Hawaii (1976) Phycologia, 15 (1), pp. 175-183; Díaz, H., Conde, J.E., Population dynamics and life history of the mangrove crab Aratus pisonii (Brachyura, Grapsidae) in a marine environment (1989) Bulletin of Marine Science, 45 (1), pp. 148-163; Edgar, G.J., The ecology of south-east Tasmanian phytal animal communities. II. Seasonal change in plant and animal populations (1983) Journal of Experimental Marine Biology and Ecology, 70 (2), pp. 159-179; Eston, V.R., Bussab, W.O., An experimental analysis of ecological dominance in a rocky subtidal macroalgal commu- nity (1990) Journal of Experimental Marine Biology and Ecology, 136 (3), pp. 170-195; Ewald, J.J., Observations on the biology of Tozeuma carolinense (Decapoda, Hippolytidae) from Florida, with special reference to larval development (1969) Bulletin of Marine Science, 19 (3), pp. 510-549; Fausto-Filho, J., Quinta contribuiçãoao inventário dos crustáceos decápodos marinhos do Nordeste brasileiro (1975) Arqui-Vos de Ciências do Mar, 14 (1), pp. 1-35; Fransozo, V., Costa, R.C., Bertini, G., Cobo, V.J., Population biology of spine shrimp Exhippolysmata oplophoroides (Holthuis) (Caridea: Hippolytidae) in a subtropical region, SãoPaulo, Brazil (2005) Revista Brasileira de Zoologia, 22 (4), pp. 1078-1084; Gore, R.H., Gallaher, E.E., Scotto, L.E., Wilsow, K.A., Studies on Decapod Crustacea from the Indian River region of Florida (1981) Estuarine. Coastal and Shelf Science, 19 (12), pp. 485-508; Joly, A.B., Flora marinha do litoral norte do estado de SãoPaulo e regiões circunvizinhas. Boletim da Faculdade de Filosofia, Ciências e Letras da Universidade de SãoPaulo (1965) Botânica, 21, pp. 1-393; Kolman, W.A., The mechanism of natural selection for the sex ratio (1960) The American Naturalist, 94 (878), pp. 373-377; Kvarnemo, C.A., The dynamics of operational sex ratios and competition for mates (1996) Tree, 11 (10), pp. 404-408; Leite, F.P.P., Turra, A., Temporal variation in Sargassum biomass, Hypnea epiphytism and associated fauna (2003) Brazilian Archives of Biology and Technology, 46 (4), pp. 665-671; Mantelatto, F.L., Corrêa, E.K., Composition and seasonal variations of the brachyuran crabs (Crustacea, Decapoda) living on Sargassum cymosum in Ubatuba Region, SãoPaulo, Brazil (1996) Bioikos, 9 (1), pp. 22-31; Mantelatto, F.L., Martinelli, J.M., Garcia, R.B., Fecundity of Hippolyte obliquimanus Dana, 1852 (Decapoda, Caridea, Hip-polytidae) from the Ubatuba region, Brazil (1999) Crustaceans and the Biodiversity Crisis Proceedings of the Fourth International Crustacean Congress, 1, pp. 691-700. , Schram FR, von Vaupel Klein JC, eds., Amsterdam, The Netherlands, 20 24 July, 1998. Leiden: J. Brill; Mukai, H., The phytal animals on the thalli of Sargassum serratifolium in the Sargassum region, with reference to their seasonal fluctuations (1971) Marine Biology, 8 (2), pp. 170-182; Oya, F., Growth, stomach contents and parasites in a tidepool population of the hippolytid shrimp Heptacarpus futilirostris, with reference to reproduction (1987) Marine Biology, 96 (2), pp. 225-234; Pardo, L.M., Piraud, F., Mantelatto, F.L., Ojeda, F.P., Ontoge-netic pattern of resource use by the tiny hermit crab Pagurus villosus (Paguridae) from the temperate Chilean coast (2007) Journal of Experimental Marine Biology and Ecology, 353 (1), pp. 68-79; Paula, E.J., Zonaçãonos costões rochosos: Regiãoentre-marés Simpósio sobre Ecossistemas da Costa Sul e Sudeste Brasileira. Síntese dos Conhecimentos (1987) Cananéia, 1, pp. 266-288; Paula, E.J., Oliveira Filho, E.C., Phenology of two populations of Sargassum cymosum (Phaeophyta Fucales) of SãoPaulo State coast Brazil (1980) Boletim de Botânica, 8, pp. 21-39; Pinheiro, M.A.A., Fransozo, A., Reproduction of the speckled swimming crab Arenaeus cribrarius (Brachyura: Portunidae) on the Brazilian coast near 238 30'S (2002) Journal of Crustacean Biology, 22 (2), pp. 416-428; Rainer, S., Temporal patterns in the structure of macro-benthic communities of an Australian estuary Estuarine (1981) Coastal and Shelf Science, 13 (6), pp. 597-620; Román-Contreras, R., Romero-Rodríguez, J., Incidence of infestation by Bopyrina abbreviata Richardson, 1904 (Isopoda: Bopyridae) on Hippolyte zostericola (Smith, 1873) (Decapoda: Hippolytidae) in Laguna de Términos, Gulf of Mexico (2005) Nauplius, 13 (1), pp. 83-88; Sastry, A.N., Ecological aspects of reproduction the biology of crustacea (1983) Environ-mental adaptations, 8, pp. 179-270. , Vernberg FJ, Vernberg WB, eds., New York: Academic Press; Sturges, H.A., The choice of a class interval (1926) Journal of American Statistic Association, 21, pp. 65-66; Széchy, M.T.M., Paula, E.J., Padrões estruturais quantitativos de bancos de Sargassum (Phaeophyta, Fucales) do litoral dos estados do Rio de Janeiro e SãoPaulo, Brasil (2000) Revista Brasileira de Botânica, 23 (2), pp. 121-132; Terossi, M., López greco, L.S., Mantelatto, F.L., Hippolyte obliquimanus (Decapoda: Caridea: Hippolytidae): A gonochoric or hermaphroditic shrimp species? (2008) Marine Biology, 154 (1), pp. 127-135; D'Acoz, U., The genus Hippolyte Leach, 1814 (Crustacea: Decapoda: Caridea: Hippolytidae) in the East Atlantic Ocean and the Mediterranean Sea, with a checklist of all species in the genus (1996) Zoologische Verhandelingen, 303 (1), pp. 1-133; D'Acoz, U., Redescription of Hippolyte obliqui- manus Dana, 1852, and comparison with Hippolyte williamsi Schmitt, 1924 (Decapoda, Caridea) (1997), 70 (4), pp. 469-479Wenner, A.M., Sex ratio as a function of size in marine Crustacea (1972) The American Naturalist, 106 (949), pp. 321-350; Wilson, M.F., Pianka, E.R., Sexual selection, sex ratio and mating system (1963) The American Naturalist, 97 (897), pp. 405-407; Young, P.S., (1998) Catalogue of Crustacea of Brazil, p. 717. , Série Livros 6. Museu Nacional, Rio de Janeiro</text:p>
          </table:table-cell>
          <table:table-cell office:value-type="string" calcext:value-type="string">
            <text:p>Mantelatto, F. L.; Laboratory of Bioecology and Crustacean Systematics, Department of Biology, Faculty of Philosophy, Sciences and Letters of RibeirãoPreto (FFCLRP), University of SãoPaulo (USP)Brazil; email: flmantel@usp.br</text:p>
          </table:table-cell>
          <table:table-cell table:number-columns-repeated="7"/>
          <table:table-cell office:value-type="float" office:value="17451000" calcext:value-type="float">
            <text:p>17451000</text:p>
          </table:table-cell>
          <table:table-cell table:number-columns-repeated="3"/>
          <table:table-cell office:value-type="string" calcext:value-type="string">
            <text:p>English</text:p>
          </table:table-cell>
          <table:table-cell office:value-type="string" calcext:value-type="string">
            <text:p>Mar. Biol. Res.</text:p>
          </table:table-cell>
          <table:table-cell office:value-type="string" calcext:value-type="string">
            <text:p>Article</text:p>
          </table:table-cell>
          <table:table-cell office:value-type="string" calcext:value-type="string">
            <text:p>Scopus</text:p>
          </table:table-cell>
          <table:table-cell office:value-type="string" calcext:value-type="string">
            <text:p>2-s2.0-77951559501</text:p>
          </table:table-cell>
          <table:table-cell table:number-columns-repeated="983"/>
        </table:table-row>
        <table:table-row table:style-name="ro1">
          <table:table-cell office:value-type="string" calcext:value-type="string">
            <text:p>da Silva R.C., de Lima V.Y., Tanaka E.M., da Silva A.V., de Souza L.C., Langoni H.</text:p>
          </table:table-cell>
          <table:table-cell office:value-type="string" calcext:value-type="string">
            <text:p>Risk factors and presence of antibodies to Toxoplasma gondii in dogs from the coast of São Paulo State, Brazil [Fatores de risco e presença de anticorpos para Toxoplasma gondii em cães do litoral do Estado de São Paulo]</text:p>
          </table:table-cell>
          <table:table-cell office:value-type="float" office:value="2010" calcext:value-type="float">
            <text:p>2010</text:p>
          </table:table-cell>
          <table:table-cell office:value-type="string" calcext:value-type="string">
            <text:p>Pesquisa Veterinaria Brasileira</text:p>
          </table:table-cell>
          <table:table-cell office:value-type="float" office:value="30" calcext:value-type="float">
            <text:p>30</text:p>
          </table:table-cell>
          <table:table-cell office:value-type="float" office:value="2" calcext:value-type="float">
            <text:p>2</text:p>
          </table:table-cell>
          <table:table-cell/>
          <table:table-cell office:value-type="float" office:value="161" calcext:value-type="float">
            <text:p>161</text:p>
          </table:table-cell>
          <table:table-cell office:value-type="float" office:value="166" calcext:value-type="float">
            <text:p>166</text:p>
          </table:table-cell>
          <table:table-cell/>
          <table:table-cell office:value-type="float" office:value="4" calcext:value-type="float">
            <text:p>4</text:p>
          </table:table-cell>
          <table:table-cell/>
          <table:table-cell office:value-type="string" calcext:value-type="string">
            <text:p>http://www.scopus.com/inward/record.url?eid=2-s2.0-77954854071&amp;partnerID=40&amp;md5=47472f5c3028f221181ca27eb0d61efe</text:p>
          </table:table-cell>
          <table:table-cell office:value-type="string" calcext:value-type="string">
            <text:p>Departamento de Higiene Veterinária e Saúde Pública (DHVSP), Faculdade de Medicina Veterinária e Zootecnia (FMVZ), Universidade Estadual Paulista (Unesp), Campus de Botucatu, Distrito de Rubião Júnior s/n, Botucatu, SP 18618-000, Brazil; Pontifícia Universidade Católica do Paraná (PUC-PR), Campus de Toledo, Avenida da União 500, Jardim Coopagro, Toledo, PR 85903-060, Brazil; Universidade Paranaense (Unipar), Campus de Umuarama, Praça Mascarenhas de Moraes s/n, Centro, Umuarama, PR 87502-210, Brazil</text:p>
          </table:table-cell>
          <table:table-cell office:value-type="string" calcext:value-type="string">
            <text:p>da Silva, R.C., Departamento de Higiene Veterinária e Saúde Pública (DHVSP), Faculdade de Medicina Veterinária e Zootecnia (FMVZ), Universidade Estadual Paulista (Unesp), Campus de Botucatu, Distrito de Rubião Júnior s/n, Botucatu, SP 18618-000, Brazil; de Lima, V.Y., Pontifícia Universidade Católica do Paraná (PUC-PR), Campus de Toledo, Avenida da União 500, Jardim Coopagro, Toledo, PR 85903-060, Brazil; Tanaka, E.M., Departamento de Higiene Veterinária e Saúde Pública (DHVSP), Faculdade de Medicina Veterinária e Zootecnia (FMVZ), Universidade Estadual Paulista (Unesp), Campus de Botucatu, Distrito de Rubião Júnior s/n, Botucatu, SP 18618-000, Brazil; da Silva, A.V., Universidade Paranaense (Unipar), Campus de Umuarama, Praça Mascarenhas de Moraes s/n, Centro, Umuarama, PR 87502-210, Brazil; de Souza, L.C., Departamento de Higiene Veterinária e Saúde Pública (DHVSP), Faculdade de Medicina Veterinária e Zootecnia (FMVZ), Universidade Estadual Paulista (Unesp), Campus de Botucatu, Distrito de Rubião Júnior s/n, Botucatu, SP 18618-000, Brazil; Langoni, H., Departamento de Higiene Veterinária e Saúde Pública (DHVSP), Faculdade de Medicina Veterinária e Zootecnia (FMVZ), Universidade Estadual Paulista (Unesp), Campus de Botucatu, Distrito de Rubião Júnior s/n, Botucatu, SP 18618-000, Brazil</text:p>
          </table:table-cell>
          <table:table-cell office:value-type="string" calcext:value-type="string">
            <text:p>Toxoplasmosis is caused by the obligate intracellular protozoan parasite Toxoplasma gondii and affects warm-blooded vertebrates, including pets and man. Dogs are epidemiologically important since they act as sentinels for the infection in humans. The present study aimed to determine the presence of antibodies to T. gondii in 205 serum samples from dogs in Ubatuba, Sao Paulo state, Brazil, through indirect immunofluorescence reaction (IFAT), as well as the risk factors related to toxoplasmosis in the animals such as breed, age, sex, access to outdoors, homemade food ingestion, access to untreated water, and contact with rodents. Toxoplasmosis-positive samples accounted for 52/205 (25.4%), with titers ranging from 16 to 256. The serological results presented significant association (P&lt;0.05) with homemade food ingestion (45/118; 38.1%; CI95% 29.9%-47.2%) (OR=7.0; CI95% 3.0-16.6), and with access to outdoors where those that do not have access to the street were prevalent (37/121; 30.6%; CI95% 23.1%-39.3%) (OR=0.5; CI95% 0.2-1.0). These results show that toxoplasmosis in this region is related to problems of sanitary education, mainly concerning the appropriate cooking of foods, since most positive animals did not show significant association with the presence of rodents or untreated water consumption but showed, instead association with ingestion of homemade food. Thus, toxoplasmosis is a public health problem in the studied region, and sanitary measures are needed to control the infection due to the strict relationship between man and dog and the presented risk factors.</text:p>
          </table:table-cell>
          <table:table-cell office:value-type="string" calcext:value-type="string">
            <text:p>Antibodies; Dogs; Infection; Public health; Risk factors; Toxoplasma gondii</text:p>
          </table:table-cell>
          <table:table-cell office:value-type="string" calcext:value-type="string">
            <text:p>Animalia; Canis familiaris; Protozoa; Rodentia; Toxoplasma gondii; Vertebrata</text:p>
          </table:table-cell>
          <table:table-cell table:number-columns-repeated="5"/>
          <table:table-cell office:value-type="string" calcext:value-type="string">
            <text:p>Acha, P., Szyfres, B., (2003) Zoonosis y enfermedades transmisibles communes al hombre y a los animals, p. 413. , 3a ed. Organización Panamericana de la Salud. Publicación Científica; Azevedo, S.S., Batista, C.S.A., Vasconcellos, S.A., Aguiar, D.M., Ragozo, A.M.A., Rodrigues, A.A.R., Alves, C.J., Gennari, S.M., Seroepidemiology of Toxoplasma gondii and Neospora caninum in dogs from the state of Paraíba (2005) Northeast region of Brazil. Res. Vet. Sci., 79, pp. 51-56; Brito, A.F., De Souza, L.C., Da Silva, A.V., Langoni, H., Epidemiological and serological aspects in canine toxoplasmosis in animals with nervous symptoms (2002) Mem. Inst. Oswaldo Cruz, 97, pp. 31-35; Cabral, D.D., Silva, D.A.O., Mineo, J.R., Ferreira, F.A., Duran, F.P., Frequency of anti-Toxoplasma gondii antibodies in apparently healthy dogs of the city of Uberlandia-MG (1998) Braz. J. Vet. Parasitol., 7, pp. 87-90; Camargo, M.E., Introdução às técnicas de imunofluorescência (1974) Rev. Bras. Patol. Clin., 10, pp. 143-169; Cañón-Franco, W.A., Bargamaschi, D.P., Labruna, M.B., Camargo, L.M.A., Silva, J.C.R., Pinter, A., Gennari, S.M., Occurrence of anti-Toxoplasma gondii antibodies in dogs in the urban area of Monte Negro, Rondônia (2004) Brazil. Vet. Res. Commun., 28, pp. 113-118; Clementino, M.M., Souza, M.F., Andrade Neto, V.F., Soroprevalence and Toxoplasma gondii-IgG avidity in sheep from Lajes (2007) Brasil. Vet. Parasitol., 146, pp. 199-203; Da Silva, A.V., Gonçalves, G.F., Lívero, F.A.R., Bottin, J.M.P., Belinato, F.C., Bastos Júnior, E.A., Da Silva, R.C., Langoni, H., Avaliação de fatores epidemiológicos na ocorrência de anticorpos contra Toxoplasma gondii em cães atendidos em um Hospital Universitário (2009) Vet. Zootec., 16, pp. 239-247; Dubey, J.P., Beattie, C.P., (1988) Toxoplasmosis of Animals and Man, p. 220. , CRC Press, Boca Raton; Dubey, J.P., Toxoplasmosis (1994) J. Am. Vet. Med. Assoc., 205, pp. 1593-1598; Dubey, J.P., Cortés-Vecino, J.A., Vargas-Duarte, J.J., Sundar, N., Velmurugan, G.V., Bandini, L.M., Polo, L.J., Su, C., Prevalence of Toxoplasma gondii in dogs from Colombia, South America and genetic characterization of T. gondii isolates (2007) Vet. Parasitol., 145, pp. 45-50; Dubey, J.P., Huong, L.T.T., Sundar, N., Su, C., Genetic characterization of Toxoplasma gondii isolates in dogs from Vietnam suggests their South American origin (2007) Vet. Parasitol., 146, pp. 347-351; Dubey, J.P., Rajapakse, R.P.V.J., Wijesundera, R.R.M.K.K., Sundar, N., Velmurugan, G.V., Kwok, O.C.H., Su, C., Prevalence of Toxoplasma gondii in dogs from Sri Lanka and genetic characterization of the parasite isolates (2007) Vet. Parasitol., 146, pp. 341-346; Figueredo, L.A., Dantas-Torres, F., Faria, E.B., Pita Gondim, L.F., Simões- Mattos, L., Brandão-Filho, S.P., Mota, R.A., Occurrence of antibodies to Neospora caninum and Toxoplasma gondii in dogs from Pernambuco (2008) Northeast Brazil. Vet. Parasitol., 157, pp. 9-13; Frenkel, J.K., Parker, B.B., An apparent role of dogs in the transmission of Toxoplasma gondii: the probable importance of xenosmophilia (1996) Ann. N. Y. Acad. Sci., 791, pp. 402-407; Garcia, J.L., Navarro, I.T., Ogawa, L., Oliveira, R.C., Soroprevalência do Toxoplasma gondii em suínos, bovinos, ovinos e equinos, e sua correlação com humanos, felinos e caninos, oriundos de propriedades rurais do norte do Paraná, Brasil (1999) Ciência Rural, 29, pp. 91-97; (2008) Cidades. Instituto Brasileiro de Geografia e Estatística, , http://www.ibge.gov.br/cidadesat/topwindow.htm?1, IBGE 2007. Disponível em: Acesso em 5 de setembro de 2008; (2005) Instituto Nacional de Meteorologia 7, , INMET, Distrito de Meteorologia (7. DISME). Estação de Ubatuba-SP, Relatório sobre variação média mensal de temperatura e pluviometria entre 1994 e 2003, no município de Ubatuba; Jittapalapong, S., Nimsupan, B., Pinyopanuwat, N., Chimnoi, W., Kabeya, H., Maruyama, S., Seroprevalence of Toxoplasma gondii antibodies in stray cats and dogs in the Bangkok metropolitan area (2007) Thailand. Vet. Parasitol., 145, pp. 138-141; Kawasoe, U., Toxoplasma gondii (2000) Parasitologia Humana, pp. 147-156. , Neves D.P., Melo A.L., Genaro O. &amp;amp; Linardi P.M. (Eds), 10a ed. Atheneu, São Paulo; Langoni, H., Modolo, J.R., Pezerico, S.B., Silva, R.C., Castro, A.P.B., Da Silva, A.V., Padovani, C.R., Serological profile of anti-Toxoplasma gondii antibodies in apparently healthy dogs of the city of Botucatu, São Paulo State (2006) Brazil. J. Venom. Anim. Toxins incl. Trop. Dis., 12, pp. 42-148; Lindsay, D.S., Dubey, J.P., Butler, J.M., Blagburn, B.L., Mechanical transmission of Toxoplasma gondii oocysts by dogs (1997) Vet. Parasitol., 73, pp. 27-33; Öncel, T., Handemir, E., Kamburgil, K., Yurtalan, S., Determination of seropositivity for Toxoplasma gondii in stray dogs in Istanbul (2007) Turkey. Rev. Med. Vet., 158, pp. 223-228; Ortolani, E.S., Gennari, S.M., Pinheiro, S.R., Rodrigues, A.A.R., Chibao, D.P., Soares, R.M., Prevalência de anticorpos anti-Toxoplasma gondii em populações animais das aldeias indígenas krucutu e Morro da Saudade, no município de São Paulo (2005) Brasil. Vet. Zootec., 12, pp. 25-28; (2008) Programa Estadual dos Recursos Hídricos 2004-2007, , http://www.comitepcj.sp.gov.br/download/PERH/04-07_UGRHI-03.pdf, PERH, Governo do Estado de São Paulo. UGRHI 03 Litoral Norte. Disponível em: Acesso em 29 de janeiro de 2008; Reichmann, M.L.A.B., Pinto, H.B.F., Nunes, V.F.P., (1999) Vacinação contra a raiva de cães e gatos, p. 32. , Manuais 3, Instituto Pasteur, São Paulo; Romanelli, P.R., Freire, R.L., Vidotto, O., Marana, E.R.M., Ogawa, L., De Paula, V.S.O., Garcia, J.L., Navarro, I.T., Prevalence of Neospora caninum and Toxoplasma gondii in sheep and dogs from Guarapuava farms, Paraná State (2007) Brazil. Res. Vet. Sci., 82, pp. 202-207; Santos, T.R., Costa, A.J., Toniollo, G.H., Luvizotto, M.C.R., Benetti, A.H., Santos, R.R., Matta, D.H., Oliveira, G.P., Prevalence of anti-Toxoplasma gondii antibodies in dairy cattle, dogs, and humans from the Jauru micro-region, Mato Grosso state (2009) Brazil. Vet. Parasitol., 161, pp. 324-326; Sedlak, K., Bartova, E., The prevalence of Toxoplasma gondii IgM and IgG antibodies in dogs and cats from the Czech Republic (2006) Vet. Med., 51, pp. 555-558; Silva, D.A.O., Cabral, D.D., Bernardina, B.L.D., Souza, M.A., Mineo, J.R., Detection of Toxoplasma gondii-specific antibodies in dogs. A comparative study of immunoenzymatic, immunofluorescent and haemagglutination titers (1997) Mem. Inst. Oswaldo Cruz, 92, pp. 785-789; Soares, H.S., Ahid, S.M.M., Bezerra, A.C.D.S., Pena, H.F.J., Dias, R.A., Gennari, S.M., Prevalence of anti-Toxoplasma gondii and anti-Neospora caninum antibodies in sheep from Mossoró, Rio Grande do Norte (2009) Brazil. Vet. Parasitol., 160, pp. 211-214; Souza, S.L.P., Gennari, S.M., Yai, L.E.O., D'auria, S.R.N., Cardoso, S.M.S., Guimarães Júnior, J.S., Dubey, J.P., Occurrence of Toxoplasma gondii antibodies in sera from dogs of the urban and rural areas from Brazil (2003) Braz. J. Vet. Parasitol., 12, pp. 1-3; Thrusfield, M., (1995) Veterinary Epidemiology, p. 479. , 2a ed. University Press, Blackwell Science, Cambridge; Tsai, Y.-J., Chung, W.-C., Fei, A.C.Y., Hong, C.-L., Tsai, Y.-Y., Peng, S., Wu, Y.-L., Prevalence of Toxoplasma gondii antibodies in stray dogs in Taipei (2008) Taiwan. J. Parasitol., 94, p. 1437; Wanha, K., Edelhofer, R., Gabler-Eduardo, C., Prosl, H., Prevalence of antibodies against Neospora caninum and Toxoplasma gondii in dogs and foxes in Austria (2005) Vet. Parasitol., 128, pp. 189-193</text:p>
          </table:table-cell>
          <table:table-cell office:value-type="string" calcext:value-type="string">
            <text:p>da Silva, R.C.; Departamento de Higiene Veterinária e Saúde Pública (DHVSP), Faculdade de Medicina Veterinária e Zootecnia (FMVZ), Universidade Estadual Paulista (Unesp), Campus de Botucatu, Distrito de Rubião Júnior s/n, Botucatu, SP 18618-000, Brazil; email: silva_rcd@yahoo.com.br</text:p>
          </table:table-cell>
          <table:table-cell table:number-columns-repeated="7"/>
          <table:table-cell office:value-type="string" calcext:value-type="string">
            <text:p>0100736X</text:p>
          </table:table-cell>
          <table:table-cell table:number-columns-repeated="3"/>
          <table:table-cell office:value-type="string" calcext:value-type="string">
            <text:p>Portuguese</text:p>
          </table:table-cell>
          <table:table-cell office:value-type="string" calcext:value-type="string">
            <text:p>Pesqui. Vet. Bras.</text:p>
          </table:table-cell>
          <table:table-cell office:value-type="string" calcext:value-type="string">
            <text:p>Article</text:p>
          </table:table-cell>
          <table:table-cell office:value-type="string" calcext:value-type="string">
            <text:p>Scopus</text:p>
          </table:table-cell>
          <table:table-cell office:value-type="string" calcext:value-type="string">
            <text:p>2-s2.0-77954854071</text:p>
          </table:table-cell>
          <table:table-cell table:number-columns-repeated="983"/>
        </table:table-row>
        <table:table-row table:style-name="ro1">
          <table:table-cell office:value-type="string" calcext:value-type="string">
            <text:p>da Rocha M.L.C.F., Fernandez W.S., Filho A.M.P.</text:p>
          </table:table-cell>
          <table:table-cell office:value-type="string" calcext:value-type="string">
            <text:p>Spatial and temporal distribution of fish in Palmas bay, Ubatuba, Brazil</text:p>
          </table:table-cell>
          <table:table-cell office:value-type="float" office:value="2010" calcext:value-type="float">
            <text:p>2010</text:p>
          </table:table-cell>
          <table:table-cell office:value-type="string" calcext:value-type="string">
            <text:p>Brazilian Journal of Oceanography</text:p>
          </table:table-cell>
          <table:table-cell office:value-type="float" office:value="58" calcext:value-type="float">
            <text:p>58</text:p>
          </table:table-cell>
          <table:table-cell office:value-type="float" office:value="1" calcext:value-type="float">
            <text:p>1</text:p>
          </table:table-cell>
          <table:table-cell/>
          <table:table-cell office:value-type="float" office:value="31" calcext:value-type="float">
            <text:p>31</text:p>
          </table:table-cell>
          <table:table-cell office:value-type="float" office:value="43" calcext:value-type="float">
            <text:p>43</text:p>
          </table:table-cell>
          <table:table-cell/>
          <table:table-cell office:value-type="float" office:value="6" calcext:value-type="float">
            <text:p>6</text:p>
          </table:table-cell>
          <table:table-cell/>
          <table:table-cell office:value-type="string" calcext:value-type="string">
            <text:p>http://www.scopus.com/inward/record.url?eid=2-s2.0-77954063490&amp;partnerID=40&amp;md5=5dc241e96d317b2ea45b1cd1e8baa662</text:p>
          </table:table-cell>
          <table:table-cell office:value-type="string" calcext:value-type="string">
            <text:p>Universidade de São Paulo, Laboratório de Ecologia, Reprodutiva e do Recrutamento de Organismos Marinhos, Praça do Oceanográfico, 191, 05508-120 São Paulo, SP, Brazil</text:p>
          </table:table-cell>
          <table:table-cell office:value-type="string" calcext:value-type="string">
            <text:p>da Rocha, M.L.C.F., Universidade de São Paulo, Laboratório de Ecologia, Reprodutiva e do Recrutamento de Organismos Marinhos, Praça do Oceanográfico, 191, 05508-120 São Paulo, SP, Brazil; Fernandez, W.S., Universidade de São Paulo, Laboratório de Ecologia, Reprodutiva e do Recrutamento de Organismos Marinhos, Praça do Oceanográfico, 191, 05508-120 São Paulo, SP, Brazil; Filho, A.M.P., Universidade de São Paulo, Laboratório de Ecologia, Reprodutiva e do Recrutamento de Organismos Marinhos, Praça do Oceanográfico, 191, 05508-120 São Paulo, SP, Brazil</text:p>
          </table:table-cell>
          <table:table-cell office:value-type="string" calcext:value-type="string">
            <text:p>The aim of this study was to analyze the distribution and abundance of the fish fauna of Palmas bay on Anchieta Island in southeastern Brazil. Specimens were caught in the summer and winter of 1992, using an otter trawl at three locations in the bay. The specimens were caught in both the nighttime and daytime. Data on the water temperature and salinity were recorded for the characterization of the predominant water mass in the region, and sediment samples were taken for granulometric analysis. A total of 7 656 specimens (79 species), with a total weight of approximately 300 kg, were recorded. The most abundant species were Eucinostomus argenteus, Ctenosciaena gracilicirrhus, Haemulon steindachneri, Eucinostomus gula and Diapterus rhombeus, which together accounted for more than 73% of the sample. In general, the ecological indices showed no differences in the composition of species for the abiotic variables analyzed. The multivariate analysis showed that the variations in the distribution of the fish fauna were mainly associated with intra-annual differences in temperature and salinity, resulting from the presence of South Atlantic Central Water (SACW) in the area during the summer. The analysis also showed an association with the type of bottom and a lesser association with respect to the night/day periods. numerous fish species in Palmas bay.</text:p>
          </table:table-cell>
          <table:table-cell office:value-type="string" calcext:value-type="string">
            <text:p>Brazil; Multivariate analysis; Palmas bay; Temporal distribution; Tropical fish</text:p>
          </table:table-cell>
          <table:table-cell office:value-type="string" calcext:value-type="string">
            <text:p>Carnivora; Diapterus rhombeus; Eucinostomus argenteus; Eucinostomus gula; Haemulon steindachneri; Umbrina gracilicirrhus</text:p>
          </table:table-cell>
          <table:table-cell table:number-columns-repeated="5"/>
          <table:table-cell office:value-type="string" calcext:value-type="string">
            <text:p>Aidar-Aragão, E., Gaeta, S.A., Gianesella-Galvão, S.M.F., Kutner, M.B.B., Teixeira, C., Ecossistema costeiro subtropical: Nutrientes dissolvidos, fitoplâncton e clorofila-a e suas relações com as condições oceanográficas na região de Ubatuba (1993) SP. Publção Esp. Esp. Inst. Oceanogr, 10, pp. 9-43; Aguirre-León, A., Yáñez-Arancibia, A., Las mojarras de la Laguna de Términos: Taxonomía, biología, ecología y dinámica trófica (Pises: Gerreidae) (1986) An. Inst. Cienc. Mar Limnol., Univ. Nac. Autón.Méx, 13, pp. 369-444; Albert, O.T., Bergstad, O., A. Temporal and spatial variation in the species composition of trawl sample from a demersal fish community (1993) J.Fish biol, 43, pp. 209-222; Araújo, F.G., Azevedo, M.C.C., Assemblages of Southeast-South Brazilian Coastal Systems based on the distribution of fishes (2001) Estuar. Coast. Shelf.Sci, 52, pp. 729-738; Araújo, F.G., Azevedo, M.C.C., Silva, M.A., Pessanha, A.L.M., Gomes, I.D., Cruz-Filho, A.G., Environmental influences on the demersal fish assemblages in the Sepetiba Bay, Brazil (2002) Estuaries, 25, pp. 441-450; Araújo, F.G., Guimarães, F.J.C., Costa, M.R., Environmental influences on distribution of four Sciaenidade species (Actinopterygii, Perciformes) in a tropical bay at Southeastern Brasil (2006) Rev. Bras. Zool, 23 (2), pp. 497-508; Arenas-Granados, P., Acero, A., (1992) Rev. Biol. Trop, 40, pp. 287-302. , Organización trófica de las mojarras (Pises: Gerreidae) de la Ciénaga Grande de Santa Marta (Caribe Colombiano); Axenrot, T., Didrikas, T., Danielsson, C., Hansson, S., Diel patterns in pelagic fish behaviour and distribution observed from a stationary, bottom- mounted, and upward-facing transducer. ICES (2004) J. Mar. Sci, 61, pp. 1100-1104; Azevedo, M.C.C., Araújo, F.G., Cruz-Filho, A.G., Pessanha, A.L.M., Guedes, A.P.P., (2007) Demersal Fishes In a Tropical Bay In Southeastern Brazil: Partitioning the Spatial, Temporal and Environmental Components of Ecological Variation, 75, pp. 468-480; Braga, F.M.S., Goitein, R., Lista prévia das espécies de peixes demersais na região da ilha Anchieta (Lat.23°33 'S - Long. 45°05 'W), Ubatuba, litoral norte do estado de São Paulo, Brasil (1984) Naturália, 9, pp. 61-72; Camargo, A.J., Honório, K.M., Mercadante, R., Molfetta, F.A., Alves, C.N., Silva, A.B.F.A., Study of Neolignan Compounds with Biological Activity Against Paracoccidioides brasiliensis by Using Quantum Chemical and Chemometric Methods (2003) J. Braz. Chem. Soc, 14, pp. 809-814; Castillo-Rivera, M., Montiel, M., Sanvicente, A.L., Zárate, R., Spatial, seasonal and diel distribution patterns of two species of mojarras (Pisces:Gerreidae) in a Mexican tropical coastal lagoon (2005) J. Appl. Ichthyol, 21, pp. 498-503; Castro Filho, B.M., Miranda, L.B., Miyao, S.Y., Condições hidrográficas na plataforma continental ao largo de Ubatuba: Variações sazonais e em média escala (1987) Bolm. Inst. Oceanogr., S Paulo, 35, pp. 135-151; Engas, A., The effects of trawl performance and fish behavior on the catching efficiency of demersal sampling trawls (1994) Marine Fish Behaviour, pp. 45-68. , In: FERNO, A.; OLSEN, S. (Ed.), Cambridge: Blackwell Scientific Publications; Feyrer, F., Healey, M.P., (2003) Fish Community Structure and Environmental Correlates In the Highly Altered Southern Sacramento-San Joaquin Delta, 66, pp. 123-132; Froese, R., Pauly, D., (2008), http:/www.fishbase.org, (Ed.). FishBase. World Wide Web electronic publication. Available, Accessed 20 Sept(1974) São Paulo: Secretaria De Esportes E Turismos Do Governo Do Estado De São Paulo, p. 6. , FUMEST. Fomento de urbanização e melhoria das estâncias (SP). Ilha Anchieta/ plano geral de exploração turística; Gaelzer, L.R., Zalmon, I.R., (2008) Diel Variation of Fish Community In Sandy beaches of southeastern brazil. brazil, 56, pp. 23-39; Helfman, G.S., Fish behaviour by day, night and twilight (1993) Behaviour of Teleost Fishes, p. 715. , In: PITCHER, T. J. (Ed.), 2nd ed. London: Chapman and Hall; Horn, M.H., (1980) Diel and Seasonal Variation In Abundance and Diversity of Shallow-water Fish Populations In Morro Bay, California, 78, pp. 759-770. , Fish. Bull; Jackson, D.A., (1993) Multivariate Analysis of Benthic Invertebrate Communities: The Implication of Choosing Particular Data Standardizations, Measures of Association, and Ordination Methods Hydrobiologia, V.268, P, p. 26; Kerschner, B.A., Peterson, M.S., Gilmore Junior, R.G., (1985) Ecotopic and Ontogenic Trophic Variation In Mojarras (Pisces: Gerreidae).estuaries, 8, pp. 311-322; Legendre, P., Legendre, L., (1998) Amsterdam: Elsevier Science, p. 853. , Numerical ecology. 2nd English ed; Leps, J., Smilauer, P., (2003) Multivariate Analysis of Ecological Data Using CANOCO, p. 269. , Cambridge, UK: Cambridge University Press; Longhurst, A.R., Pauly, D., (2007) Ecologia Dos Oceanos Tropicais, p. 419. , São Paulo: EDUSP; (1999) Estudos Ecológicos De Comunidades De Peixes Tropicais, p. 536. , São Paulo: EDUSP; Martha-Estrada, R., (1986) An. inst. investnes mar, 15-16, pp. 49-66. , Hábitos alimentarios de los peces del genero Haemulon (Pisces: Haemulidae) de los arrecifes de la region de Santa Marta, Colombia; Matheson, R.E., Gilmore, R.G., Mojarras (Pisces: Gerreidae) of the Indian River Lagoon (1995) Bull. Mar. Sci., 57, pp. 281-282; Matsuura, Y., Contribuição ao estudo da estrutura oceanográfica da região sudeste entre Cabo Frio (RJ) e Cabo de Santa Marta Grande (SC) (1986) Ciênc. Cult, 38, pp. 1439-1450. , S Paulo; Matsuura, Y., Nakatami, K., Ocorrência de larvas e jovens de peixes na Ilha Anchieta, com algumas anotações sobre a morfologia da castanha, Umbrina coróides (1979) Bolm Inst. Oceanogr, 28, pp. 165-183. , S Paulo; Menezes, N.A., Buckup, P.A., Figueiredo, J.L., Moura, R.L., Catálogo das espécies de peixes marinhos do Brasil (2003) São Paulo: Museu De Zoologia, p. 160. , USP; EDUSP; Michalsen, K., Godo, O.R., Ferne, A., Diel variation in the catchability of gadoids and its influence on the reliability of abundance indices. ICES (1996) J. Mar. Sci, 53, pp. 389-395; Muto, E.Y., Soares, L.S.H., Rossi-Wongtschowski, C.L.D.B., (2000) Demersal Fish Assemblages Off São Sebastião, Southeastern Brazil: Structure and Environmental Conditioning Factors (summer 1994), 48, pp. 9-27; Noakes, D.L.G., Behaviour and rhythms in fishes (1992) Rhythms In Fishes, pp. 39-50. , In: ALI, M. A. (Ed.), New York: Plenum Press; Nonato, E.F., Amaral, A.C.Z., Figueiredo, Z.L., Contribuição ao conhecimento da fauna de peixes do litoral norte do estado de São Paulo (1983) Bolm Inst.Oceanogr, 32, pp. 143-152; Pessanha, A.L.M., Araújo, F.G., Spatial, temporal and diel variations of fish assemblages at two sandy beaches in the Sepetiba Bay, Rio de Janeiro, Brazil (2003) Estuar. Coast. Shelf. Sci., 57, pp. 817-828; Pihl, L., Wennhage, H., Structure and diversity of fish assemblages on rocky and soft bottom shores on the Swedish west coast (2002) J. fish biol, 61, pp. 148-166; Piresvanin, A.M.S., A macrofauna bêntica da plataforma continental ao largo de Ubatuba, São Paulo, Brasil. Publção esp (1993) Inst. Oceanogr, 10, pp. 137-158; Rao, C.R., A review of canonical coordinates and an alternative to correspondence analysis using Hellinger distance (1995) Qüestió, 19, pp. 23-63; Rocha, G.R.A., Rossi-Wongtschowiski, C.L.D.B., Demersal fish community on the inner shelf of Ubatuba (1998) Rev. Bras. Oceanogr, 46, pp. 93-109; Rodriguez-Romero, J., Abitia-Cárdenas, L.A., Galván-Magaña, F., Chaves-Ramos, H., (1994) México. Ciências Mar, 20, pp. 321-350. , Composition, abundancia y riqueza especifica de la ictiofauna de Bahia Conception, Baja Califórnia Sur; Rossi-Wongtschowski, C.L.D.B., Paes, E.T., (1993) Publção Esp. Inst. Oceanogr, 1, pp. 169-18. , Padrões espaciais e temporais da comunidade de peixes demersais do litoral norte do estado de São Paulo - Ubatuba, Brasil; Schulz, J., Möllmann, C., Hirche, H.J., (2007) Vertical zonation of the zooplankton community In The central baltic Sea in relation to hydrographic Stratification as revealed by multivariate discriminant function and canonical analysis, 67, pp. 47-58; Sedberry, G.R., Carter, J., The fish community of a Shallow tropical lagoon in belize, central america (1993) Estuaries, 16, pp. 198-215; Shepard, F.P., Nomenclature based on sand-silt-clay ratios (1954) J. Sediment. Petrol, 24, pp. 151-158; Soares, L.S.H., Gasalla, M.A., Rios, M.T.R., Arrasa, M.V., Rossi-Wongtschowski, C.L.D.B., Brasil. Publção esp (1993) Inst. Oceanogr, 10, pp. 189-198; Sogard, S.M., Powell, G.V.N., Holmquist, J.G., Utilization by fishes of shallow, seagrass-covered banks in Florida Bay: 2. Diel and tidal patterns (1989) Environ. Biol. Fishes, 24 (2), pp. 81-92; Stoner, A.W., Diel variation in the catch of fishes and Penaeid shrimps in a tropical estuary (1991) Estuar. Coast. Shelf. Sci, 33, pp. 57-69; Tuya, F., Boyra, A., Sanchez-Jerez, P., Haroun, R.J., Multivariate analysis of the bentho-demersal ichthyofauna along soft bottoms of the Eastern Atlantic: Comparison between unvegetated substrates, seagrass meadows and sandy bottoms beneath sea-cage fish farms (2005) Mar. Biol, 147, pp. 1229-1237; Vaz, S., Carpentier, A., Coppin, F., Eastern English Channel fish assemblages: Measuring the structuring effect of habitats on distinct sub-communities (2007) ICES J. Mar. Sci, 64, pp. 271-287; Vega-Cendejas, M.E., Santillana, M.H., Fish community structure and dynamics in a coastal hypersaline lagoon: Rio Lagartos, Yucatan (2004) México. Estuar. Coast. Shelf. Sci., 60, pp. 285-299; Washington, H.G., Review: Diversity, biotic and similarity indices (1984) Water Res, 4, pp. 337-403; Weinstein, M.P., Weiss, S.L., Walters, M.F., Multiple determinants of community structure in shallow marsh habitats, Cape (1980) Fear River Estuary, North Carolina, USA.Mar. Biol, 58, pp. 227-243; Zahorcsak, P., Silvano, R.A.M., Sazima, I., (2000) Rev. Bras. Biol, 60, pp. 511-518. , Feeding biology of a guild of benthivorous fishes in a sandy shore on south-eastern Brazilian coast</text:p>
          </table:table-cell>
          <table:table-cell office:value-type="string" calcext:value-type="string">
            <text:p>da Rocha, M. L. C. F.; Universidade de São Paulo, Laboratório de Ecologia, Reprodutiva e do Recrutamento de Organismos Marinhos, Praça do Oceanográfico, 191, 05508-120 São Paulo, SP, Brazil; email: isaflaquer@usp.br</text:p>
          </table:table-cell>
          <table:table-cell table:number-columns-repeated="7"/>
          <table:table-cell office:value-type="float" office:value="16798759" calcext:value-type="float">
            <text:p>16798759</text:p>
          </table:table-cell>
          <table:table-cell table:number-columns-repeated="3"/>
          <table:table-cell office:value-type="string" calcext:value-type="string">
            <text:p>English</text:p>
          </table:table-cell>
          <table:table-cell office:value-type="string" calcext:value-type="string">
            <text:p>Braz. J. Oceanogr.</text:p>
          </table:table-cell>
          <table:table-cell office:value-type="string" calcext:value-type="string">
            <text:p>Article</text:p>
          </table:table-cell>
          <table:table-cell office:value-type="string" calcext:value-type="string">
            <text:p>Scopus</text:p>
          </table:table-cell>
          <table:table-cell office:value-type="string" calcext:value-type="string">
            <text:p>2-s2.0-77954063490</text:p>
          </table:table-cell>
          <table:table-cell table:number-columns-repeated="983"/>
        </table:table-row>
        <table:table-row table:style-name="ro1" table:number-rows-repeated="1048443">
          <table:table-cell table:number-columns-repeated="1024"/>
        </table:table-row>
        <table:table-row table:style-name="ro1">
          <table:table-cell table:number-columns-repeated="1024"/>
        </table:table-row>
        <table:named-expressions>
          <table:named-range table:name="scopus" table:base-cell-address="$Plan1.$A$1" table:cell-range-address="$Plan1.$A$1:.$AO$132"/>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0106P0" style:volatile="true" number:language="pt" number:country="BR">
      <number:text>R$ </number:text>
      <number:number number:decimal-places="0" number:min-integer-digits="1" number:grouping="true"/>
      <number:text> </number:text>
    </number:number-style>
    <number:number-style style:name="N10106" number:language="pt" number:country="BR">
      <number:text>(R$ </number:text>
      <number:number number:decimal-places="0" number:min-integer-digits="1" number:grouping="true"/>
      <number:text>)</number:text>
      <style:map style:condition="value()&gt;=0" style:apply-style-name="N10106P0"/>
    </number:number-style>
    <number:number-style style:name="N10107P0" style:volatile="true" number:language="pt" number:country="BR">
      <number:text>R$ </number:text>
      <number:number number:decimal-places="0" number:min-integer-digits="1" number:grouping="true"/>
      <number:text> </number:text>
    </number:number-style>
    <number:number-style style:name="N10107" number:language="pt" number:country="BR">
      <style:text-properties fo:color="#ff0000"/>
      <number:text>(R$ </number:text>
      <number:number number: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2" number:min-integer-digits="1" number:grouping="true"/>
      <number:text> </number:text>
    </number:number-style>
    <number:number-style style:name="N10108" number:language="pt" number:country="BR">
      <number:text>(R$ </number:text>
      <number:number number:decimal-places="2"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number:min-integer-digits="1" number:grouping="true"/>
      <number:text> </number:text>
    </number:number-style>
    <number:number-style style:name="N10109" number:language="pt" number:country="BR">
      <style:text-properties fo:color="#ff0000"/>
      <number:text>(R$ </number:text>
      <number:number number:decimal-places="2" number:min-integer-digits="1" number:grouping="true"/>
      <number:text>)</number:text>
      <style:map style:condition="value()&gt;=0" style:apply-style-name="N10109P0"/>
    </number:number-style>
    <number:date-style style:name="N10110" number:language="pt" number:country="BR">
      <number:day/>
      <number:text>/</number:text>
      <number:month/>
      <number:text>/</number:text>
      <number:year number:style="long"/>
    </number:date-style>
    <number:date-style style:name="N10111" number:language="pt" number:country="BR">
      <number:day/>
      <number:text>/</number:text>
      <number:month number:textual="true"/>
      <number:text>/</number:text>
      <number:year/>
    </number:date-style>
    <number:date-style style:name="N10112" number:language="pt" number:country="BR">
      <number:day/>
      <number:text>/</number:text>
      <number:month number:textual="true"/>
    </number:date-style>
    <number:date-style style:name="N10113" number:language="pt" number:country="BR">
      <number:month number:textual="true"/>
      <number:text>/</number:text>
      <number:year/>
    </number:date-style>
    <number:time-style style:name="N10114" number:language="pt" number:country="BR">
      <number:hours/>
      <number:text>:</number:text>
      <number:minutes number:style="long"/>
      <number:text> </number:text>
      <number:am-pm/>
    </number:time-style>
    <number:time-style style:name="N10115" number:language="pt" number:country="BR">
      <number:hours/>
      <number:text>:</number:text>
      <number:minutes number:style="long"/>
      <number:text>:</number:text>
      <number:seconds number:style="long"/>
      <number:text> </number:text>
      <number:am-pm/>
    </number:time-style>
    <number:date-style style:name="N10116" number:language="pt" number:country="BR">
      <number:day/>
      <number:text>/</number:text>
      <number:month/>
      <number:text>/</number:text>
      <number:year number:style="long"/>
      <number:text> </number:text>
      <number:hours number:style="long"/>
      <number:text>:</number:text>
      <number:minutes number:style="long"/>
    </number:date-style>
    <number:number-style style:name="N10117P0" style:volatile="true" number:language="pt" number:country="BR">
      <number:number number:decimal-places="0" number:min-integer-digits="1" number:grouping="true"/>
      <number:text> </number:text>
    </number:number-style>
    <number:number-style style:name="N10117" number:language="pt" number:country="BR">
      <number:text>(</number:text>
      <number:number number:decimal-places="0" number:min-integer-digits="1" number:grouping="true"/>
      <number:text>)</number:text>
      <style:map style:condition="value()&gt;=0" style:apply-style-name="N10117P0"/>
    </number:number-style>
    <number:number-style style:name="N10118P0" style:volatile="true" number:language="pt" number:country="BR">
      <number:number number:decimal-places="0" number:min-integer-digits="1" number:grouping="true"/>
      <number:text> </number:text>
    </number:number-style>
    <number:number-style style:name="N10118" number:language="pt" number:country="BR">
      <style:text-properties fo:color="#ff0000"/>
      <number:text>(</number:text>
      <number:number number:decimal-places="0" number:min-integer-digits="1" number:grouping="true"/>
      <number:text>)</number:text>
      <style:map style:condition="value()&gt;=0" style:apply-style-name="N10118P0"/>
    </number:number-style>
    <number:number-style style:name="N10119P0" style:volatile="true" number:language="pt" number:country="BR">
      <number:number number:decimal-places="2" number:min-integer-digits="1" number:grouping="true"/>
      <number:text> </number:text>
    </number:number-style>
    <number:number-style style:name="N10119" number:language="pt" number:country="BR">
      <number:text>(</number:text>
      <number:number number:decimal-places="2" number:min-integer-digits="1" number:grouping="true"/>
      <number:text>)</number:text>
      <style:map style:condition="value()&gt;=0" style:apply-style-name="N10119P0"/>
    </number:number-style>
    <number:number-style style:name="N10120P0" style:volatile="true" number:language="pt" number:country="BR">
      <number:number number:decimal-places="2" number:min-integer-digits="1" number:grouping="true"/>
      <number:text> </number:text>
    </number:number-style>
    <number:number-style style:name="N10120" number:language="pt" number:country="BR">
      <style:text-properties fo:color="#ff0000"/>
      <number:text>(</number:text>
      <number:number number:decimal-places="2" number:min-integer-digits="1" number:grouping="true"/>
      <number:text>)</number:text>
      <style:map style:condition="value()&gt;=0" style:apply-style-name="N10120P0"/>
    </number:number-style>
    <number:number-style style:name="N10121P0" style:volatile="true" number:language="pt" number:country="BR">
      <number:text> </number:text>
      <loext:fill-character> </loext:fill-character>
      <number:number number:decimal-places="0" number:min-integer-digits="1" number:grouping="true"/>
      <number:text> </number:text>
    </number:number-style>
    <number:number-style style:name="N10121P1" style:volatile="true" number:language="pt" number:country="BR">
      <number:text> </number:text>
      <loext:fill-character> </loext:fill-character>
      <number:text>(</number:text>
      <number:number number:decimal-places="0" number:min-integer-digits="1" number:grouping="true"/>
      <number:text>)</number:text>
    </number:number-style>
    <number:number-style style:name="N10121P2" style:volatile="true" number:language="pt" number:country="BR">
      <number:text> </number:text>
      <loext:fill-character> </loext:fill-character>
      <number:text>- </number:text>
    </number:number-style>
    <number:text-style style:name="N10121" number:language="pt" number:country="B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pt" number:country="BR">
      <number:text> R$ </number:text>
      <loext:fill-character> </loext:fill-character>
      <number:number number:decimal-places="0" number:min-integer-digits="1" number:grouping="true"/>
      <number:text> </number:text>
    </number:number-style>
    <number:number-style style:name="N10122P1" style:volatile="true" number:language="pt" number:country="BR">
      <number:text> R$ </number:text>
      <loext:fill-character> </loext:fill-character>
      <number:text>(</number:text>
      <number:number number:decimal-places="0" number:min-integer-digits="1" number:grouping="true"/>
      <number:text>)</number:text>
    </number:number-style>
    <number:number-style style:name="N10122P2" style:volatile="true" number:language="pt" number:country="BR">
      <number:text> R$ </number: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number:text> </number:text>
      <loext:fill-character> </loext:fill-character>
      <number:number number:decimal-places="2" number:min-integer-digits="1" number:grouping="true"/>
      <number:text> </number:text>
    </number:number-style>
    <number:number-style style:name="N10123P1" style:volatile="true" number:language="pt" number:country="BR">
      <number:text> </number:text>
      <loext:fill-character> </loext:fill-character>
      <number:text>(</number:text>
      <number:number number:decimal-places="2" number:min-integer-digits="1" number:grouping="true"/>
      <number:text>)</number:text>
    </number:number-style>
    <number:number-style style:name="N10123P2" style:volatile="true" number:language="pt" number:country="BR">
      <number:text> </number:text>
      <loext:fill-character> </loext:fill-character>
      <number:text>-</number:text>
      <number:number number:decimal-places="0" number:min-integer-digits="0"/>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number:text> R$ </number:text>
      <loext:fill-character> </loext:fill-character>
      <number:number number:decimal-places="2" number:min-integer-digits="1" number:grouping="true"/>
      <number:text> </number:text>
    </number:number-style>
    <number:number-style style:name="N10124P1" style:volatile="true" number:language="pt" number:country="BR">
      <number:text> R$ </number:text>
      <loext:fill-character> </loext:fill-character>
      <number:text>(</number:text>
      <number:number number:decimal-places="2" number:min-integer-digits="1" number:grouping="true"/>
      <number:text>)</number:text>
    </number:number-style>
    <number:number-style style:name="N10124P2" style:volatile="true" number:language="pt" number:country="BR">
      <number:text> R$ </number:text>
      <loext:fill-character> </loext:fill-character>
      <number:text>-</number:text>
      <number:number number: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style:font-family-asian="'Droid Sans'"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8">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Plan1" style:display-name="PageStyle_Plan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 Luiz Appel</meta:initial-creator>
    <dc:creator>Andre Luiz Appel</dc:creator>
    <meta:creation-date>2015-08-23T18:33:31</meta:creation-date>
    <dc:date>2015-08-23T18:56:35</dc:date>
    <meta:generator>LibreOffice/4.2.6.3$Linux_x86 LibreOffice_project/420m0$Build-3</meta:generator>
    <meta:document-statistic meta:table-count="1" meta:cell-count="314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